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2.6264in"/>
    </style:style>
    <style:style style:name="co6" style:family="table-column">
      <style:table-column-properties fo:break-before="auto" style:column-width="2.4866in"/>
    </style:style>
    <style:style style:name="co7" style:family="table-column">
      <style:table-column-properties fo:break-before="auto" style:column-width="2.648in"/>
    </style:style>
    <style:style style:name="co8" style:family="table-column">
      <style:table-column-properties fo:break-before="auto" style:column-width="2.6161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2.7016in"/>
    </style:style>
    <style:style style:name="co11" style:family="table-column">
      <style:table-column-properties fo:break-before="auto" style:column-width="1.1898in"/>
    </style:style>
    <style:style style:name="co12" style:family="table-column">
      <style:table-column-properties fo:break-before="auto" style:column-width="1.3398in"/>
    </style:style>
    <style:style style:name="co13" style:family="table-column">
      <style:table-column-properties fo:break-before="auto" style:column-width="1.361in"/>
    </style:style>
    <style:style style:name="co14" style:family="table-column">
      <style:table-column-properties fo:break-before="auto" style:column-width="2.6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nimasi animancer (SIBI)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nim name</text:p>
          </table:table-cell>
          <table:table-cell table:number-columns-repeated="6"/>
          <table:table-cell office:value-type="string" calcext:value-type="string">
            <text:p>Ket :</text:p>
          </table:table-cell>
        </table:table-row>
        <table:table-row table:style-name="ro1">
          <table:table-cell/>
          <table:table-cell office:value-type="string" calcext:value-type="string">
            <text:p>idle</text:p>
          </table:table-cell>
          <table:table-cell table:number-columns-repeated="6"/>
          <table:table-cell office:value-type="string" calcext:value-type="string">
            <text:p>Kepala sama badan pisah</text:p>
          </table:table-cell>
        </table:table-row>
        <table:table-row table:style-name="ro1">
          <table:table-cell/>
          <table:table-cell office:value-type="string" calcext:value-type="string">
            <text:p>aba</text:p>
          </table:table-cell>
          <table:table-cell table:number-columns-repeated="6"/>
          <table:table-cell office:value-type="string" calcext:value-type="string">
            <text:p>Udah jadi anim</text:p>
          </table:table-cell>
        </table:table-row>
        <table:table-row table:style-name="ro1">
          <table:table-cell/>
          <table:table-cell office:value-type="string" calcext:value-type="string">
            <text:p>ab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a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j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or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s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u-a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i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uh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fd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e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rar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re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j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j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ju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hi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h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i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r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ti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t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u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ang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b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fi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goj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ine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kit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koh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marh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marhu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m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mas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pu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qu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umun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un-al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a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and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b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b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bo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bula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fib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or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pe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plo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p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p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put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un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ai-an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alis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c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e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g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go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g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g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k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kl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k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k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s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i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j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j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e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uge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y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ot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r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e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gument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i-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i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lo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w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b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p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r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t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l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w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w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w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w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z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z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b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c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d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dmin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aim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i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ag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t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j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s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m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d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d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dr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gk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gk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gk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g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g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j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y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p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angk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e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uks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w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w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on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b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b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b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ber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c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d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d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d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k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k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n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eng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i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i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m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mp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d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gk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j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s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t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ang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a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an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ew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li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ond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on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s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s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s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ti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t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t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d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w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b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b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b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c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dad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k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l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ly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mb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a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gk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o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olo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osko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ri-bi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ku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n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langk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b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c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d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ge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h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l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i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l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l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lpo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nc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ne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ng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ngk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p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d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g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t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r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b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d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dh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j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k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k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m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c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gk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gk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g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t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y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r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s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s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s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s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t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t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y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b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b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c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c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c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d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h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k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k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l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p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p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g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g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gk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gk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t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p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pl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p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t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t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b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b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c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c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g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g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kc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k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l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l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l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m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m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mbe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m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mbu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me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nd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nd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ng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ngk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ngke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nt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a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d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d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ew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m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ob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ob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u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c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c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n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nc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n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p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c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ke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l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ng-cam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d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g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gk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t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p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p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a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b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c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c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k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k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l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mi-cu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ngk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ri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e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f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g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h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hu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kw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p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g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gd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g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p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rip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y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k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k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klam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kor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miki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mokr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mp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mp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d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g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gk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y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parte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aj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m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emb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d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d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n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nd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ng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rek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rgaha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ipl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ku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b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k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k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ktor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ktorand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m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mp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g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g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gk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gk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s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r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r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k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k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n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rh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s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s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y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kono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k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b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b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b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p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p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d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g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gs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o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kala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p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o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valu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e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mi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vor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ebru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estiv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l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r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s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t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li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toko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ya-fo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ust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ng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b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d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d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d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g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g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g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i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j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b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d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g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j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t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p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pu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a-g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an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p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w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w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g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e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ed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e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em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g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a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ba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b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bl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i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ulfit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g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h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jaz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h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l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l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l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b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ig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it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un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divi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dw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g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g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ug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h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h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h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h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j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j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k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k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l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l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bo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b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b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g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g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gkr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t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u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r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sma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t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w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j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j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j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l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l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mba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m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m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az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de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dr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gg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g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tik-jen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p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a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ap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aw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n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u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w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h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j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lb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n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nj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nj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p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d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ngk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r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t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d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d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j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l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m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m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ng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ng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nj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cam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c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g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k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k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l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l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li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l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m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m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m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n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nc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n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n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nt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p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p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rc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re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r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r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s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s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tol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w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b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c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cam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c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ce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c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cu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d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d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j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a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ah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ap-kel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elaw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er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i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in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i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omp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op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uar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ar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b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p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u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udi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d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d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du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p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p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p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an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b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eta a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ing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i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uc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um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s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t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hay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hian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hi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c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l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r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t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ntr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r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s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y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red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rist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b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c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k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m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mp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n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nj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ny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pu-kup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ra-ku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r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t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b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f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h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h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h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j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ki-la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lu-l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lu-lin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b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p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p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p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d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g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g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gs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j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t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p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p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p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p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rv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t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w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w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y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yang-la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y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z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ba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b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c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h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k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k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l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b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b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b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p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g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g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g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gk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gk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t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t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tn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t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w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z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c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c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h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l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m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mp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c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gg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g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gk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r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str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k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l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m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m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c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c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g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gs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j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c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c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k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l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m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mp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m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n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nc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a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gn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gri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h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h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hasis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hka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jem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ji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j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el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hl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l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lu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m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si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ai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mal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mp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mp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aj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c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i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fa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gg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gk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g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t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t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t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us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ath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gar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k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m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a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ing-ma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in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j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yara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yh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tah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n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b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f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m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n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n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sih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g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lay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ra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r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tr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ge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k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k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sc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s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min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m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vemb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am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any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a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i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on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j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r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r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serv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c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d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g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ksi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ahr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eh-ol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ok-ol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m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mbang-amb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m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m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mp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n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nco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ndel-ond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ngg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er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era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any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ganis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k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omat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v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a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c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di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di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f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g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has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h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i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jale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j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j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ka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k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ks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k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ky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b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p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p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g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gk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j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s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t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t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p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por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p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s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t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y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a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b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c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da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g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habilit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e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re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l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a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c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g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gg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ov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t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publ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e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ep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to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volu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w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y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ze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c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mb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l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d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ha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h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ja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ksof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k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d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e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j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b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b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p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p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p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ud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u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d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d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d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diw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g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k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k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k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j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t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t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t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p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p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j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s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st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uda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ud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w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w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b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bag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ben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be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b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e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erh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ik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g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g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g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h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j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jen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j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li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lig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lip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i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o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ongk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onyong-kony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reta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r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u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n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ba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s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id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im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o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u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uk-bel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u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ang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ang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a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ay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el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i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uny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e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ent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er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in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p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pr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p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pr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pur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an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anti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a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a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i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ga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g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g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gg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gke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gs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t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tr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t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y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y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a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e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e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er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g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b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b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emp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i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ig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io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ob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tifi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u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ri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a-s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f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h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k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laturah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l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m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m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mp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mpa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mpa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mp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ar sind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gg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g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g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gk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on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y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p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s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s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s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b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d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d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g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k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l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mb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r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si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ateg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a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as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d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g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h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ju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ks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mb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mp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ng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ngg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n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ny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p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s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s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s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yahad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y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i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i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fs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g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h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h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hu (2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h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hy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j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jw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a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b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h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l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s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as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b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p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p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b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b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b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bur-u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c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d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j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k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l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l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bul-umb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p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gg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gg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g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gk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iversi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s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t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pac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p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p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pe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ran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rbanis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ah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t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tadz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t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t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t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z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ks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ksin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u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ni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ri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rtebr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rti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te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de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ol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s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tam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ltas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n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wa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c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a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f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h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h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i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j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j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ji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ka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k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k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l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n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n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r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r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r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r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sa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si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s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sp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sw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t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wanc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w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d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s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c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h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lay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n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s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s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u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uju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i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k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k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t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ya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it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l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mru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mz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oolo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oologi(1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uh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p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d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l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h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t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d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s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b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d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d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s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n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g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g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k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ngk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h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k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c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k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l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l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t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way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ge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h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j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mp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l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kjiz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f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g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h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k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c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t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i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gg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t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empu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in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l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r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c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la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u-sa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o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nd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t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m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e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i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c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e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d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u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t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ta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d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nj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t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a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h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g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resi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us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h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ep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i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i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i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o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bi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br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p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u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u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c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d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d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t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t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b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e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e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ga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h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im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s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s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g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g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l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nj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do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l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nd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ngg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r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r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ri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s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s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s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t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y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g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g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l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mp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m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n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nd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n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r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r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s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y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u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z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r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p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n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temati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te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d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gaf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l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an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c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stru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te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te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c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de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i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i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t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o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w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krof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li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m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g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im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y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r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sk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s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b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c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darmand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o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t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t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y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rs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ti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j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naf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nc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nd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ng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n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e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i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l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tah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yr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y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c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c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c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d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da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du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gaw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an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op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u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d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ga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gk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i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j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s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si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t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y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p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ng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ng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ngk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b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c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d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i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ik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in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isti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maisu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os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s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s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t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ung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aw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i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im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o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a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u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an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a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c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c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da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j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kn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k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l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l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mp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g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gp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g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s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w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g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p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p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d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d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g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g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g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g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k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k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k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j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og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p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r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sb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ta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uh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wa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w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b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b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d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a-te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nolo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st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a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eg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egr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ep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ev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i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us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ay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u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g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gor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ko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k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t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te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o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p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p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p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amp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i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je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j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k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min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m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n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ob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owo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ta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ti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ta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w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hah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k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ilin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im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p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dai tau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g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g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t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y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d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im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moni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s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s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b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likop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l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rd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tero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j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j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gg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r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s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ob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omo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orizon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or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or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j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k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m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m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ru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f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g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je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j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s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siny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str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syaal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sya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ernasion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on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p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q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ig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igf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in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kath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ti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br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c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c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ah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h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h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h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h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hl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i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k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k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lawi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l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m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m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m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m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aro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asi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d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d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k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it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it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j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or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om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p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gra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s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ipur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t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u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ro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u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w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j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s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s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st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an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as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ati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es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in-p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h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j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k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l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m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i-po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s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siti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t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t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am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amb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sid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st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ba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hat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du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fe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klam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s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t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tes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vin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y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c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p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g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g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g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t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p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ra-pu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s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n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n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ngk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sik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b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b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b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ha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k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k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m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ng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nt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j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k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m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mp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m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nc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n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nt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pi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r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m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k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k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b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b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p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d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d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ga-mo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g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g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gkat tinj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j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p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p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t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t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d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k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k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l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ang-o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m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mb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ngg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ng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nj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n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p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p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p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r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d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i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nsis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i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g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k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l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n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jah-waj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nt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od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o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la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i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ul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juh</text:p>
          </table:table-cell>
          <table:table-cell table:number-columns-repeated="7"/>
        </table:table-row>
      </table:table>
      <table:table table:name="Data Gerakan SIBI dari Sultan (SIBI Raw)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</text:p>
          </table:table-cell>
        </table:table-row>
        <table:table-row table:style-name="ro1">
          <table:table-cell/>
          <table:table-cell office:value-type="string" calcext:value-type="string">
            <text:p>Aba</text:p>
          </table:table-cell>
        </table:table-row>
        <table:table-row table:style-name="ro1">
          <table:table-cell/>
          <table:table-cell office:value-type="string" calcext:value-type="string">
            <text:p>Abad</text:p>
          </table:table-cell>
        </table:table-row>
        <table:table-row table:style-name="ro1">
          <table:table-cell/>
          <table:table-cell office:value-type="string" calcext:value-type="string">
            <text:p>Abadi</text:p>
          </table:table-cell>
        </table:table-row>
        <table:table-row table:style-name="ro1">
          <table:table-cell/>
          <table:table-cell office:value-type="string" calcext:value-type="string">
            <text:p>Abai</text:p>
          </table:table-cell>
        </table:table-row>
        <table:table-row table:style-name="ro1">
          <table:table-cell/>
          <table:table-cell office:value-type="string" calcext:value-type="string">
            <text:p>Abang</text:p>
          </table:table-cell>
        </table:table-row>
        <table:table-row table:style-name="ro1">
          <table:table-cell/>
          <table:table-cell office:value-type="string" calcext:value-type="string">
            <text:p>Abdi</text:p>
          </table:table-cell>
        </table:table-row>
        <table:table-row table:style-name="ro1">
          <table:table-cell/>
          <table:table-cell office:value-type="string" calcext:value-type="string">
            <text:p>Aben</text:p>
          </table:table-cell>
        </table:table-row>
        <table:table-row table:style-name="ro1">
          <table:table-cell/>
          <table:table-cell office:value-type="string" calcext:value-type="string">
            <text:p>Abjad</text:p>
          </table:table-cell>
        </table:table-row>
        <table:table-row table:style-name="ro1">
          <table:table-cell/>
          <table:table-cell office:value-type="string" calcext:value-type="string">
            <text:p>Abortus</text:p>
          </table:table-cell>
        </table:table-row>
        <table:table-row table:style-name="ro1">
          <table:table-cell/>
          <table:table-cell office:value-type="string" calcext:value-type="string">
            <text:p>Absen</text:p>
          </table:table-cell>
        </table:table-row>
        <table:table-row table:style-name="ro1">
          <table:table-cell/>
          <table:table-cell office:value-type="string" calcext:value-type="string">
            <text:p>Abu-abu</text:p>
          </table:table-cell>
        </table:table-row>
        <table:table-row table:style-name="ro1">
          <table:table-cell/>
          <table:table-cell office:value-type="string" calcext:value-type="string">
            <text:p>Abu</text:p>
          </table:table-cell>
        </table:table-row>
        <table:table-row table:style-name="ro1">
          <table:table-cell/>
          <table:table-cell office:value-type="string" calcext:value-type="string">
            <text:p>Acak</text:p>
          </table:table-cell>
        </table:table-row>
        <table:table-row table:style-name="ro1">
          <table:table-cell/>
          <table:table-cell office:value-type="string" calcext:value-type="string">
            <text:p>Acar</text:p>
          </table:table-cell>
        </table:table-row>
        <table:table-row table:style-name="ro1">
          <table:table-cell/>
          <table:table-cell office:value-type="string" calcext:value-type="string">
            <text:p>Acara</text:p>
          </table:table-cell>
        </table:table-row>
        <table:table-row table:style-name="ro1">
          <table:table-cell/>
          <table:table-cell office:value-type="string" calcext:value-type="string">
            <text:p>Acuh</text:p>
          </table:table-cell>
        </table:table-row>
        <table:table-row table:style-name="ro1">
          <table:table-cell/>
          <table:table-cell office:value-type="string" calcext:value-type="string">
            <text:p>Acung</text:p>
          </table:table-cell>
        </table:table-row>
        <table:table-row table:style-name="ro1">
          <table:table-cell/>
          <table:table-cell office:value-type="string" calcext:value-type="string">
            <text:p>Ada</text:p>
          </table:table-cell>
        </table:table-row>
        <table:table-row table:style-name="ro1">
          <table:table-cell/>
          <table:table-cell office:value-type="string" calcext:value-type="string">
            <text:p>Adat</text:p>
          </table:table-cell>
        </table:table-row>
        <table:table-row table:style-name="ro1">
          <table:table-cell/>
          <table:table-cell office:value-type="string" calcext:value-type="string">
            <text:p>Adik</text:p>
          </table:table-cell>
        </table:table-row>
        <table:table-row table:style-name="ro1">
          <table:table-cell/>
          <table:table-cell office:value-type="string" calcext:value-type="string">
            <text:p>Adil</text:p>
          </table:table-cell>
        </table:table-row>
        <table:table-row table:style-name="ro1">
          <table:table-cell/>
          <table:table-cell office:value-type="string" calcext:value-type="string">
            <text:p>Adinda</text:p>
          </table:table-cell>
        </table:table-row>
        <table:table-row table:style-name="ro1">
          <table:table-cell/>
          <table:table-cell office:value-type="string" calcext:value-type="string">
            <text:p>Adon</text:p>
          </table:table-cell>
        </table:table-row>
        <table:table-row table:style-name="ro1">
          <table:table-cell/>
          <table:table-cell office:value-type="string" calcext:value-type="string">
            <text:p>Adu</text:p>
          </table:table-cell>
        </table:table-row>
        <table:table-row table:style-name="ro1">
          <table:table-cell/>
          <table:table-cell office:value-type="string" calcext:value-type="string">
            <text:p>Aduh</text:p>
          </table:table-cell>
        </table:table-row>
        <table:table-row table:style-name="ro1">
          <table:table-cell/>
          <table:table-cell office:value-type="string" calcext:value-type="string">
            <text:p>Aduhai</text:p>
          </table:table-cell>
        </table:table-row>
        <table:table-row table:style-name="ro1">
          <table:table-cell/>
          <table:table-cell office:value-type="string" calcext:value-type="string">
            <text:p>Aduk</text:p>
          </table:table-cell>
        </table:table-row>
        <table:table-row table:style-name="ro1">
          <table:table-cell/>
          <table:table-cell office:value-type="string" calcext:value-type="string">
            <text:p>Afdal</text:p>
          </table:table-cell>
        </table:table-row>
        <table:table-row table:style-name="ro1">
          <table:table-cell/>
          <table:table-cell office:value-type="string" calcext:value-type="string">
            <text:p>Agak</text:p>
          </table:table-cell>
        </table:table-row>
        <table:table-row table:style-name="ro1">
          <table:table-cell/>
          <table:table-cell office:value-type="string" calcext:value-type="string">
            <text:p>Agama</text:p>
          </table:table-cell>
        </table:table-row>
        <table:table-row table:style-name="ro1">
          <table:table-cell/>
          <table:table-cell office:value-type="string" calcext:value-type="string">
            <text:p>Agar</text:p>
          </table:table-cell>
        </table:table-row>
        <table:table-row table:style-name="ro1">
          <table:table-cell/>
          <table:table-cell office:value-type="string" calcext:value-type="string">
            <text:p>Agen</text:p>
          </table:table-cell>
        </table:table-row>
        <table:table-row table:style-name="ro1">
          <table:table-cell/>
          <table:table-cell office:value-type="string" calcext:value-type="string">
            <text:p>Agenda</text:p>
          </table:table-cell>
        </table:table-row>
        <table:table-row table:style-name="ro1">
          <table:table-cell/>
          <table:table-cell office:value-type="string" calcext:value-type="string">
            <text:p>Agraria</text:p>
          </table:table-cell>
        </table:table-row>
        <table:table-row table:style-name="ro1">
          <table:table-cell/>
          <table:table-cell office:value-type="string" calcext:value-type="string">
            <text:p>Agresi</text:p>
          </table:table-cell>
        </table:table-row>
        <table:table-row table:style-name="ro1">
          <table:table-cell/>
          <table:table-cell office:value-type="string" calcext:value-type="string">
            <text:p>Ajak</text:p>
          </table:table-cell>
        </table:table-row>
        <table:table-row table:style-name="ro1">
          <table:table-cell/>
          <table:table-cell office:value-type="string" calcext:value-type="string">
            <text:p>Ajal</text:p>
          </table:table-cell>
        </table:table-row>
        <table:table-row table:style-name="ro1">
          <table:table-cell/>
          <table:table-cell office:value-type="string" calcext:value-type="string">
            <text:p>Ajang</text:p>
          </table:table-cell>
        </table:table-row>
        <table:table-row table:style-name="ro1">
          <table:table-cell/>
          <table:table-cell office:value-type="string" calcext:value-type="string">
            <text:p>Ajar</text:p>
          </table:table-cell>
        </table:table-row>
        <table:table-row table:style-name="ro1">
          <table:table-cell/>
          <table:table-cell office:value-type="string" calcext:value-type="string">
            <text:p>Aju</text:p>
          </table:table-cell>
        </table:table-row>
        <table:table-row table:style-name="ro1">
          <table:table-cell/>
          <table:table-cell office:value-type="string" calcext:value-type="string">
            <text:p>Ajudan</text:p>
          </table:table-cell>
        </table:table-row>
        <table:table-row table:style-name="ro1">
          <table:table-cell/>
          <table:table-cell office:value-type="string" calcext:value-type="string">
            <text:p>Akad</text:p>
          </table:table-cell>
        </table:table-row>
        <table:table-row table:style-name="ro1">
          <table:table-cell/>
          <table:table-cell office:value-type="string" calcext:value-type="string">
            <text:p>Akal</text:p>
          </table:table-cell>
        </table:table-row>
        <table:table-row table:style-name="ro1">
          <table:table-cell/>
          <table:table-cell office:value-type="string" calcext:value-type="string">
            <text:p>Akan</text:p>
          </table:table-cell>
        </table:table-row>
        <table:table-row table:style-name="ro1">
          <table:table-cell/>
          <table:table-cell office:value-type="string" calcext:value-type="string">
            <text:p>Akar</text:p>
          </table:table-cell>
        </table:table-row>
        <table:table-row table:style-name="ro1">
          <table:table-cell/>
          <table:table-cell office:value-type="string" calcext:value-type="string">
            <text:p>Akbar</text:p>
          </table:table-cell>
        </table:table-row>
        <table:table-row table:style-name="ro1">
          <table:table-cell/>
          <table:table-cell office:value-type="string" calcext:value-type="string">
            <text:p>Akhir</text:p>
          </table:table-cell>
        </table:table-row>
        <table:table-row table:style-name="ro1">
          <table:table-cell/>
          <table:table-cell office:value-type="string" calcext:value-type="string">
            <text:p>Akhirat</text:p>
          </table:table-cell>
        </table:table-row>
        <table:table-row table:style-name="ro1">
          <table:table-cell/>
          <table:table-cell office:value-type="string" calcext:value-type="string">
            <text:p>Akhlak</text:p>
          </table:table-cell>
        </table:table-row>
        <table:table-row table:style-name="ro1">
          <table:table-cell/>
          <table:table-cell office:value-type="string" calcext:value-type="string">
            <text:p>Akibat</text:p>
          </table:table-cell>
        </table:table-row>
        <table:table-row table:style-name="ro1">
          <table:table-cell/>
          <table:table-cell office:value-type="string" calcext:value-type="string">
            <text:p>Akrab</text:p>
          </table:table-cell>
        </table:table-row>
        <table:table-row table:style-name="ro1">
          <table:table-cell/>
          <table:table-cell office:value-type="string" calcext:value-type="string">
            <text:p>Aksi</text:p>
          </table:table-cell>
        </table:table-row>
        <table:table-row table:style-name="ro1">
          <table:table-cell/>
          <table:table-cell office:value-type="string" calcext:value-type="string">
            <text:p>Akta</text:p>
          </table:table-cell>
        </table:table-row>
        <table:table-row table:style-name="ro1">
          <table:table-cell/>
          <table:table-cell office:value-type="string" calcext:value-type="string">
            <text:p>Aktif</text:p>
          </table:table-cell>
        </table:table-row>
        <table:table-row table:style-name="ro1">
          <table:table-cell/>
          <table:table-cell office:value-type="string" calcext:value-type="string">
            <text:p>Akting</text:p>
          </table:table-cell>
        </table:table-row>
        <table:table-row table:style-name="ro1">
          <table:table-cell/>
          <table:table-cell office:value-type="string" calcext:value-type="string">
            <text:p>Aktor</text:p>
          </table:table-cell>
        </table:table-row>
        <table:table-row table:style-name="ro1">
          <table:table-cell/>
          <table:table-cell office:value-type="string" calcext:value-type="string">
            <text:p>Aktris</text:p>
          </table:table-cell>
        </table:table-row>
        <table:table-row table:style-name="ro1">
          <table:table-cell/>
          <table:table-cell office:value-type="string" calcext:value-type="string">
            <text:p>Aku</text:p>
          </table:table-cell>
        </table:table-row>
        <table:table-row table:style-name="ro1">
          <table:table-cell/>
          <table:table-cell office:value-type="string" calcext:value-type="string">
            <text:p>Akuarium</text:p>
          </table:table-cell>
        </table:table-row>
        <table:table-row table:style-name="ro1">
          <table:table-cell/>
          <table:table-cell office:value-type="string" calcext:value-type="string">
            <text:p>Akur</text:p>
          </table:table-cell>
        </table:table-row>
        <table:table-row table:style-name="ro1">
          <table:table-cell/>
          <table:table-cell office:value-type="string" calcext:value-type="string">
            <text:p>Alam</text:p>
          </table:table-cell>
        </table:table-row>
        <table:table-row table:style-name="ro1">
          <table:table-cell/>
          <table:table-cell office:value-type="string" calcext:value-type="string">
            <text:p>Alamat</text:p>
          </table:table-cell>
        </table:table-row>
        <table:table-row table:style-name="ro1">
          <table:table-cell/>
          <table:table-cell office:value-type="string" calcext:value-type="string">
            <text:p>Alangkah</text:p>
          </table:table-cell>
        </table:table-row>
        <table:table-row table:style-name="ro1">
          <table:table-cell/>
          <table:table-cell office:value-type="string" calcext:value-type="string">
            <text:p>Alas</text:p>
          </table:table-cell>
        </table:table-row>
        <table:table-row table:style-name="ro1">
          <table:table-cell/>
          <table:table-cell office:value-type="string" calcext:value-type="string">
            <text:p>Alat</text:p>
          </table:table-cell>
        </table:table-row>
        <table:table-row table:style-name="ro1">
          <table:table-cell/>
          <table:table-cell office:value-type="string" calcext:value-type="string">
            <text:p>Album</text:p>
          </table:table-cell>
        </table:table-row>
        <table:table-row table:style-name="ro1">
          <table:table-cell/>
          <table:table-cell office:value-type="string" calcext:value-type="string">
            <text:p>Alfiat</text:p>
          </table:table-cell>
        </table:table-row>
        <table:table-row table:style-name="ro1">
          <table:table-cell/>
          <table:table-cell office:value-type="string" calcext:value-type="string">
            <text:p>Algojo</text:p>
          </table:table-cell>
        </table:table-row>
        <table:table-row table:style-name="ro1">
          <table:table-cell/>
          <table:table-cell office:value-type="string" calcext:value-type="string">
            <text:p>Alhamdulillah</text:p>
          </table:table-cell>
        </table:table-row>
        <table:table-row table:style-name="ro1">
          <table:table-cell/>
          <table:table-cell office:value-type="string" calcext:value-type="string">
            <text:p>Alih</text:p>
          </table:table-cell>
        </table:table-row>
        <table:table-row table:style-name="ro1">
          <table:table-cell/>
          <table:table-cell office:value-type="string" calcext:value-type="string">
            <text:p>Alim</text:p>
          </table:table-cell>
        </table:table-row>
        <table:table-row table:style-name="ro1">
          <table:table-cell/>
          <table:table-cell office:value-type="string" calcext:value-type="string">
            <text:p>Alinea</text:p>
          </table:table-cell>
        </table:table-row>
        <table:table-row table:style-name="ro1">
          <table:table-cell/>
          <table:table-cell office:value-type="string" calcext:value-type="string">
            <text:p>Alir</text:p>
          </table:table-cell>
        </table:table-row>
        <table:table-row table:style-name="ro1">
          <table:table-cell/>
          <table:table-cell office:value-type="string" calcext:value-type="string">
            <text:p>Alis</text:p>
          </table:table-cell>
        </table:table-row>
        <table:table-row table:style-name="ro1">
          <table:table-cell/>
          <table:table-cell office:value-type="string" calcext:value-type="string">
            <text:p>Alkitab</text:p>
          </table:table-cell>
        </table:table-row>
        <table:table-row table:style-name="ro1">
          <table:table-cell/>
          <table:table-cell office:value-type="string" calcext:value-type="string">
            <text:p>Alkohol</text:p>
          </table:table-cell>
        </table:table-row>
        <table:table-row table:style-name="ro1">
          <table:table-cell/>
          <table:table-cell office:value-type="string" calcext:value-type="string">
            <text:p>Allah</text:p>
          </table:table-cell>
        </table:table-row>
        <table:table-row table:style-name="ro1">
          <table:table-cell/>
          <table:table-cell office:value-type="string" calcext:value-type="string">
            <text:p>Almarhum</text:p>
          </table:table-cell>
        </table:table-row>
        <table:table-row table:style-name="ro1">
          <table:table-cell/>
          <table:table-cell office:value-type="string" calcext:value-type="string">
            <text:p>Almarhumah</text:p>
          </table:table-cell>
        </table:table-row>
        <table:table-row table:style-name="ro1">
          <table:table-cell/>
          <table:table-cell office:value-type="string" calcext:value-type="string">
            <text:p>Almari</text:p>
          </table:table-cell>
        </table:table-row>
        <table:table-row table:style-name="ro1">
          <table:table-cell/>
          <table:table-cell office:value-type="string" calcext:value-type="string">
            <text:p>Almasih</text:p>
          </table:table-cell>
        </table:table-row>
        <table:table-row table:style-name="ro1">
          <table:table-cell/>
          <table:table-cell office:value-type="string" calcext:value-type="string">
            <text:p>Alpa</text:p>
          </table:table-cell>
        </table:table-row>
        <table:table-row table:style-name="ro1">
          <table:table-cell/>
          <table:table-cell office:value-type="string" calcext:value-type="string">
            <text:p>Alpukat</text:p>
          </table:table-cell>
        </table:table-row>
        <table:table-row table:style-name="ro1">
          <table:table-cell/>
          <table:table-cell office:value-type="string" calcext:value-type="string">
            <text:p>Alquran</text:p>
          </table:table-cell>
        </table:table-row>
        <table:table-row table:style-name="ro1">
          <table:table-cell/>
          <table:table-cell office:value-type="string" calcext:value-type="string">
            <text:p>Altar</text:p>
          </table:table-cell>
        </table:table-row>
        <table:table-row table:style-name="ro1">
          <table:table-cell/>
          <table:table-cell office:value-type="string" calcext:value-type="string">
            <text:p>Alumunium</text:p>
          </table:table-cell>
        </table:table-row>
        <table:table-row table:style-name="ro1">
          <table:table-cell/>
          <table:table-cell office:value-type="string" calcext:value-type="string">
            <text:p>Alun-alun</text:p>
          </table:table-cell>
        </table:table-row>
        <table:table-row table:style-name="ro1">
          <table:table-cell/>
          <table:table-cell office:value-type="string" calcext:value-type="string">
            <text:p>Amal</text:p>
          </table:table-cell>
        </table:table-row>
        <table:table-row table:style-name="ro1">
          <table:table-cell/>
          <table:table-cell office:value-type="string" calcext:value-type="string">
            <text:p>Aman</text:p>
          </table:table-cell>
        </table:table-row>
        <table:table-row table:style-name="ro1">
          <table:table-cell/>
          <table:table-cell office:value-type="string" calcext:value-type="string">
            <text:p>Amanah</text:p>
          </table:table-cell>
        </table:table-row>
        <table:table-row table:style-name="ro1">
          <table:table-cell/>
          <table:table-cell office:value-type="string" calcext:value-type="string">
            <text:p>Amandel</text:p>
          </table:table-cell>
        </table:table-row>
        <table:table-row table:style-name="ro1">
          <table:table-cell/>
          <table:table-cell office:value-type="string" calcext:value-type="string">
            <text:p>Amat</text:p>
          </table:table-cell>
        </table:table-row>
        <table:table-row table:style-name="ro1">
          <table:table-cell/>
          <table:table-cell office:value-type="string" calcext:value-type="string">
            <text:p>Ambang</text:p>
          </table:table-cell>
        </table:table-row>
        <table:table-row table:style-name="ro1">
          <table:table-cell/>
          <table:table-cell office:value-type="string" calcext:value-type="string">
            <text:p>Ambil</text:p>
          </table:table-cell>
        </table:table-row>
        <table:table-row table:style-name="ro1">
          <table:table-cell/>
          <table:table-cell office:value-type="string" calcext:value-type="string">
            <text:p>Ambisi</text:p>
          </table:table-cell>
        </table:table-row>
        <table:table-row table:style-name="ro1">
          <table:table-cell/>
          <table:table-cell office:value-type="string" calcext:value-type="string">
            <text:p>Amboi</text:p>
          </table:table-cell>
        </table:table-row>
        <table:table-row table:style-name="ro1">
          <table:table-cell/>
          <table:table-cell office:value-type="string" calcext:value-type="string">
            <text:p>Ambulans</text:p>
          </table:table-cell>
        </table:table-row>
        <table:table-row table:style-name="ro1">
          <table:table-cell/>
          <table:table-cell office:value-type="string" calcext:value-type="string">
            <text:p>Amerika</text:p>
          </table:table-cell>
        </table:table-row>
        <table:table-row table:style-name="ro1">
          <table:table-cell/>
          <table:table-cell office:value-type="string" calcext:value-type="string">
            <text:p>Amfibi</text:p>
          </table:table-cell>
        </table:table-row>
        <table:table-row table:style-name="ro1">
          <table:table-cell/>
          <table:table-cell office:value-type="string" calcext:value-type="string">
            <text:p>Amin</text:p>
          </table:table-cell>
        </table:table-row>
        <table:table-row table:style-name="ro1">
          <table:table-cell/>
          <table:table-cell office:value-type="string" calcext:value-type="string">
            <text:p>Amoral</text:p>
          </table:table-cell>
        </table:table-row>
        <table:table-row table:style-name="ro1">
          <table:table-cell/>
          <table:table-cell office:value-type="string" calcext:value-type="string">
            <text:p>Ampas</text:p>
          </table:table-cell>
        </table:table-row>
        <table:table-row table:style-name="ro1">
          <table:table-cell/>
          <table:table-cell office:value-type="string" calcext:value-type="string">
            <text:p>Ampelas</text:p>
          </table:table-cell>
        </table:table-row>
        <table:table-row table:style-name="ro1">
          <table:table-cell/>
          <table:table-cell office:value-type="string" calcext:value-type="string">
            <text:p>Amplop</text:p>
          </table:table-cell>
        </table:table-row>
        <table:table-row table:style-name="ro1">
          <table:table-cell/>
          <table:table-cell office:value-type="string" calcext:value-type="string">
            <text:p>Ampuh</text:p>
          </table:table-cell>
        </table:table-row>
        <table:table-row table:style-name="ro1">
          <table:table-cell/>
          <table:table-cell office:value-type="string" calcext:value-type="string">
            <text:p>Ampun</text:p>
          </table:table-cell>
        </table:table-row>
        <table:table-row table:style-name="ro1">
          <table:table-cell/>
          <table:table-cell office:value-type="string" calcext:value-type="string">
            <text:p>Amputasi</text:p>
          </table:table-cell>
        </table:table-row>
        <table:table-row table:style-name="ro1">
          <table:table-cell/>
          <table:table-cell office:value-type="string" calcext:value-type="string">
            <text:p>Amuk</text:p>
          </table:table-cell>
        </table:table-row>
        <table:table-row table:style-name="ro1">
          <table:table-cell/>
          <table:table-cell office:value-type="string" calcext:value-type="string">
            <text:p>Amunisi</text:p>
          </table:table-cell>
        </table:table-row>
        <table:table-row table:style-name="ro1">
          <table:table-cell/>
          <table:table-cell office:value-type="string" calcext:value-type="string">
            <text:p>Anai-anai</text:p>
          </table:table-cell>
        </table:table-row>
        <table:table-row table:style-name="ro1">
          <table:table-cell/>
          <table:table-cell office:value-type="string" calcext:value-type="string">
            <text:p>Anak</text:p>
          </table:table-cell>
        </table:table-row>
        <table:table-row table:style-name="ro1">
          <table:table-cell/>
          <table:table-cell office:value-type="string" calcext:value-type="string">
            <text:p>Analisis</text:p>
          </table:table-cell>
        </table:table-row>
        <table:table-row table:style-name="ro1">
          <table:table-cell/>
          <table:table-cell office:value-type="string" calcext:value-type="string">
            <text:p>Ananda</text:p>
          </table:table-cell>
        </table:table-row>
        <table:table-row table:style-name="ro1">
          <table:table-cell/>
          <table:table-cell office:value-type="string" calcext:value-type="string">
            <text:p>Ancam</text:p>
          </table:table-cell>
        </table:table-row>
        <table:table-row table:style-name="ro1">
          <table:table-cell/>
          <table:table-cell office:value-type="string" calcext:value-type="string">
            <text:p>Ancang</text:p>
          </table:table-cell>
        </table:table-row>
        <table:table-row table:style-name="ro1">
          <table:table-cell/>
          <table:table-cell office:value-type="string" calcext:value-type="string">
            <text:p>Anda</text:p>
          </table:table-cell>
        </table:table-row>
        <table:table-row table:style-name="ro1">
          <table:table-cell/>
          <table:table-cell office:value-type="string" calcext:value-type="string">
            <text:p>Andai</text:p>
          </table:table-cell>
        </table:table-row>
        <table:table-row table:style-name="ro1">
          <table:table-cell/>
          <table:table-cell office:value-type="string" calcext:value-type="string">
            <text:p>Andal</text:p>
          </table:table-cell>
        </table:table-row>
        <table:table-row table:style-name="ro1">
          <table:table-cell/>
          <table:table-cell office:value-type="string" calcext:value-type="string">
            <text:p>Andong</text:p>
          </table:table-cell>
        </table:table-row>
        <table:table-row table:style-name="ro1">
          <table:table-cell/>
          <table:table-cell office:value-type="string" calcext:value-type="string">
            <text:p>Aneh</text:p>
          </table:table-cell>
        </table:table-row>
        <table:table-row table:style-name="ro1">
          <table:table-cell/>
          <table:table-cell office:value-type="string" calcext:value-type="string">
            <text:p>Aneka</text:p>
          </table:table-cell>
        </table:table-row>
        <table:table-row table:style-name="ro1">
          <table:table-cell/>
          <table:table-cell office:value-type="string" calcext:value-type="string">
            <text:p>Angan</text:p>
          </table:table-cell>
        </table:table-row>
        <table:table-row table:style-name="ro1">
          <table:table-cell/>
          <table:table-cell office:value-type="string" calcext:value-type="string">
            <text:p>Anggap</text:p>
          </table:table-cell>
        </table:table-row>
        <table:table-row table:style-name="ro1">
          <table:table-cell/>
          <table:table-cell office:value-type="string" calcext:value-type="string">
            <text:p>Anggar</text:p>
          </table:table-cell>
        </table:table-row>
        <table:table-row table:style-name="ro1">
          <table:table-cell/>
          <table:table-cell office:value-type="string" calcext:value-type="string">
            <text:p>Anggota</text:p>
          </table:table-cell>
        </table:table-row>
        <table:table-row table:style-name="ro1">
          <table:table-cell/>
          <table:table-cell office:value-type="string" calcext:value-type="string">
            <text:p>Angguk</text:p>
          </table:table-cell>
        </table:table-row>
        <table:table-row table:style-name="ro1">
          <table:table-cell/>
          <table:table-cell office:value-type="string" calcext:value-type="string">
            <text:p>Anggur</text:p>
          </table:table-cell>
        </table:table-row>
        <table:table-row table:style-name="ro1">
          <table:table-cell/>
          <table:table-cell office:value-type="string" calcext:value-type="string">
            <text:p>Angin</text:p>
          </table:table-cell>
        </table:table-row>
        <table:table-row table:style-name="ro1">
          <table:table-cell/>
          <table:table-cell office:value-type="string" calcext:value-type="string">
            <text:p>Angka</text:p>
          </table:table-cell>
        </table:table-row>
        <table:table-row table:style-name="ro1">
          <table:table-cell/>
          <table:table-cell office:value-type="string" calcext:value-type="string">
            <text:p>Angkasa</text:p>
          </table:table-cell>
        </table:table-row>
        <table:table-row table:style-name="ro1">
          <table:table-cell/>
          <table:table-cell office:value-type="string" calcext:value-type="string">
            <text:p>Angkat</text:p>
          </table:table-cell>
        </table:table-row>
        <table:table-row table:style-name="ro1">
          <table:table-cell/>
          <table:table-cell office:value-type="string" calcext:value-type="string">
            <text:p>Angklung</text:p>
          </table:table-cell>
        </table:table-row>
        <table:table-row table:style-name="ro1">
          <table:table-cell/>
          <table:table-cell office:value-type="string" calcext:value-type="string">
            <text:p>Angkuh</text:p>
          </table:table-cell>
        </table:table-row>
        <table:table-row table:style-name="ro1">
          <table:table-cell/>
          <table:table-cell office:value-type="string" calcext:value-type="string">
            <text:p>Angkut</text:p>
          </table:table-cell>
        </table:table-row>
        <table:table-row table:style-name="ro1">
          <table:table-cell/>
          <table:table-cell office:value-type="string" calcext:value-type="string">
            <text:p>Angsa</text:p>
          </table:table-cell>
        </table:table-row>
        <table:table-row table:style-name="ro1">
          <table:table-cell/>
          <table:table-cell office:value-type="string" calcext:value-type="string">
            <text:p>Angsur</text:p>
          </table:table-cell>
        </table:table-row>
        <table:table-row table:style-name="ro1">
          <table:table-cell/>
          <table:table-cell office:value-type="string" calcext:value-type="string">
            <text:p>Aniaya</text:p>
          </table:table-cell>
        </table:table-row>
        <table:table-row table:style-name="ro1">
          <table:table-cell/>
          <table:table-cell office:value-type="string" calcext:value-type="string">
            <text:p>Anjing</text:p>
          </table:table-cell>
        </table:table-row>
        <table:table-row table:style-name="ro1">
          <table:table-cell/>
          <table:table-cell office:value-type="string" calcext:value-type="string">
            <text:p>Anjur</text:p>
          </table:table-cell>
        </table:table-row>
        <table:table-row table:style-name="ro1">
          <table:table-cell/>
          <table:table-cell office:value-type="string" calcext:value-type="string">
            <text:p>Antar</text:p>
          </table:table-cell>
        </table:table-row>
        <table:table-row table:style-name="ro1">
          <table:table-cell/>
          <table:table-cell office:value-type="string" calcext:value-type="string">
            <text:p>Antara</text:p>
          </table:table-cell>
        </table:table-row>
        <table:table-row table:style-name="ro1">
          <table:table-cell/>
          <table:table-cell office:value-type="string" calcext:value-type="string">
            <text:p>Antena</text:p>
          </table:table-cell>
        </table:table-row>
        <table:table-row table:style-name="ro1">
          <table:table-cell/>
          <table:table-cell office:value-type="string" calcext:value-type="string">
            <text:p>Anti</text:p>
          </table:table-cell>
        </table:table-row>
        <table:table-row table:style-name="ro1">
          <table:table-cell/>
          <table:table-cell office:value-type="string" calcext:value-type="string">
            <text:p>Antik</text:p>
          </table:table-cell>
        </table:table-row>
        <table:table-row table:style-name="ro1">
          <table:table-cell/>
          <table:table-cell office:value-type="string" calcext:value-type="string">
            <text:p>Anting</text:p>
          </table:table-cell>
        </table:table-row>
        <table:table-row table:style-name="ro1">
          <table:table-cell/>
          <table:table-cell office:value-type="string" calcext:value-type="string">
            <text:p>Antre</text:p>
          </table:table-cell>
        </table:table-row>
        <table:table-row table:style-name="ro1">
          <table:table-cell/>
          <table:table-cell office:value-type="string" calcext:value-type="string">
            <text:p>Antuk</text:p>
          </table:table-cell>
        </table:table-row>
        <table:table-row table:style-name="ro1">
          <table:table-cell/>
          <table:table-cell office:value-type="string" calcext:value-type="string">
            <text:p>Anugerah</text:p>
          </table:table-cell>
        </table:table-row>
        <table:table-row table:style-name="ro1">
          <table:table-cell/>
          <table:table-cell office:value-type="string" calcext:value-type="string">
            <text:p>Anut</text:p>
          </table:table-cell>
        </table:table-row>
        <table:table-row table:style-name="ro1">
          <table:table-cell/>
          <table:table-cell office:value-type="string" calcext:value-type="string">
            <text:p>Anyam</text:p>
          </table:table-cell>
        </table:table-row>
        <table:table-row table:style-name="ro1">
          <table:table-cell/>
          <table:table-cell office:value-type="string" calcext:value-type="string">
            <text:p>Apa</text:p>
          </table:table-cell>
        </table:table-row>
        <table:table-row table:style-name="ro1">
          <table:table-cell/>
          <table:table-cell office:value-type="string" calcext:value-type="string">
            <text:p>Apam</text:p>
          </table:table-cell>
        </table:table-row>
        <table:table-row table:style-name="ro1">
          <table:table-cell/>
          <table:table-cell office:value-type="string" calcext:value-type="string">
            <text:p>Aparat</text:p>
          </table:table-cell>
        </table:table-row>
        <table:table-row table:style-name="ro1">
          <table:table-cell/>
          <table:table-cell office:value-type="string" calcext:value-type="string">
            <text:p>Api</text:p>
          </table:table-cell>
        </table:table-row>
        <table:table-row table:style-name="ro1">
          <table:table-cell/>
          <table:table-cell office:value-type="string" calcext:value-type="string">
            <text:p>Apik</text:p>
          </table:table-cell>
        </table:table-row>
        <table:table-row table:style-name="ro1">
          <table:table-cell/>
          <table:table-cell office:value-type="string" calcext:value-type="string">
            <text:p>Apit</text:p>
          </table:table-cell>
        </table:table-row>
        <table:table-row table:style-name="ro1">
          <table:table-cell/>
          <table:table-cell office:value-type="string" calcext:value-type="string">
            <text:p>Apotek</text:p>
          </table:table-cell>
        </table:table-row>
        <table:table-row table:style-name="ro1">
          <table:table-cell/>
          <table:table-cell office:value-type="string" calcext:value-type="string">
            <text:p>April</text:p>
          </table:table-cell>
        </table:table-row>
        <table:table-row table:style-name="ro1">
          <table:table-cell/>
          <table:table-cell office:value-type="string" calcext:value-type="string">
            <text:p>Apung</text:p>
          </table:table-cell>
        </table:table-row>
        <table:table-row table:style-name="ro1">
          <table:table-cell/>
          <table:table-cell office:value-type="string" calcext:value-type="string">
            <text:p>Arah</text:p>
          </table:table-cell>
        </table:table-row>
        <table:table-row table:style-name="ro1">
          <table:table-cell/>
          <table:table-cell office:value-type="string" calcext:value-type="string">
            <text:p>Arak</text:p>
          </table:table-cell>
        </table:table-row>
        <table:table-row table:style-name="ro1">
          <table:table-cell/>
          <table:table-cell office:value-type="string" calcext:value-type="string">
            <text:p>Arang</text:p>
          </table:table-cell>
        </table:table-row>
        <table:table-row table:style-name="ro1">
          <table:table-cell/>
          <table:table-cell office:value-type="string" calcext:value-type="string">
            <text:p>Arca</text:p>
          </table:table-cell>
        </table:table-row>
        <table:table-row table:style-name="ro1">
          <table:table-cell/>
          <table:table-cell office:value-type="string" calcext:value-type="string">
            <text:p>Are</text:p>
          </table:table-cell>
        </table:table-row>
        <table:table-row table:style-name="ro1">
          <table:table-cell/>
          <table:table-cell office:value-type="string" calcext:value-type="string">
            <text:p>Arena</text:p>
          </table:table-cell>
        </table:table-row>
        <table:table-row table:style-name="ro1">
          <table:table-cell/>
          <table:table-cell office:value-type="string" calcext:value-type="string">
            <text:p>Argumentasi</text:p>
          </table:table-cell>
        </table:table-row>
        <table:table-row table:style-name="ro1">
          <table:table-cell/>
          <table:table-cell office:value-type="string" calcext:value-type="string">
            <text:p>Ari-ari</text:p>
          </table:table-cell>
        </table:table-row>
        <table:table-row table:style-name="ro1">
          <table:table-cell/>
          <table:table-cell office:value-type="string" calcext:value-type="string">
            <text:p>Arif</text:p>
          </table:table-cell>
        </table:table-row>
        <table:table-row table:style-name="ro1">
          <table:table-cell/>
          <table:table-cell office:value-type="string" calcext:value-type="string">
            <text:p>Arloji</text:p>
          </table:table-cell>
        </table:table-row>
        <table:table-row table:style-name="ro1">
          <table:table-cell/>
          <table:table-cell office:value-type="string" calcext:value-type="string">
            <text:p>Arti</text:p>
          </table:table-cell>
        </table:table-row>
        <table:table-row table:style-name="ro1">
          <table:table-cell/>
          <table:table-cell office:value-type="string" calcext:value-type="string">
            <text:p>Arung</text:p>
          </table:table-cell>
        </table:table-row>
        <table:table-row table:style-name="ro1">
          <table:table-cell/>
          <table:table-cell office:value-type="string" calcext:value-type="string">
            <text:p>Arus</text:p>
          </table:table-cell>
        </table:table-row>
        <table:table-row table:style-name="ro1">
          <table:table-cell/>
          <table:table-cell office:value-type="string" calcext:value-type="string">
            <text:p>Arwah</text:p>
          </table:table-cell>
        </table:table-row>
        <table:table-row table:style-name="ro1">
          <table:table-cell/>
          <table:table-cell office:value-type="string" calcext:value-type="string">
            <text:p>Asah</text:p>
          </table:table-cell>
        </table:table-row>
        <table:table-row table:style-name="ro1">
          <table:table-cell/>
          <table:table-cell office:value-type="string" calcext:value-type="string">
            <text:p>Asal</text:p>
          </table:table-cell>
        </table:table-row>
        <table:table-row table:style-name="ro1">
          <table:table-cell/>
          <table:table-cell office:value-type="string" calcext:value-type="string">
            <text:p>Asam</text:p>
          </table:table-cell>
        </table:table-row>
        <table:table-row table:style-name="ro1">
          <table:table-cell/>
          <table:table-cell office:value-type="string" calcext:value-type="string">
            <text:p>Asap</text:p>
          </table:table-cell>
        </table:table-row>
        <table:table-row table:style-name="ro1">
          <table:table-cell/>
          <table:table-cell office:value-type="string" calcext:value-type="string">
            <text:p>Asar</text:p>
          </table:table-cell>
        </table:table-row>
        <table:table-row table:style-name="ro1">
          <table:table-cell/>
          <table:table-cell office:value-type="string" calcext:value-type="string">
            <text:p>Asas</text:p>
          </table:table-cell>
        </table:table-row>
        <table:table-row table:style-name="ro1">
          <table:table-cell/>
          <table:table-cell office:value-type="string" calcext:value-type="string">
            <text:p>Asbes</text:p>
          </table:table-cell>
        </table:table-row>
        <table:table-row table:style-name="ro1">
          <table:table-cell/>
          <table:table-cell office:value-type="string" calcext:value-type="string">
            <text:p>Asin</text:p>
          </table:table-cell>
        </table:table-row>
        <table:table-row table:style-name="ro1">
          <table:table-cell/>
          <table:table-cell office:value-type="string" calcext:value-type="string">
            <text:p>Asing</text:p>
          </table:table-cell>
        </table:table-row>
        <table:table-row table:style-name="ro1">
          <table:table-cell/>
          <table:table-cell office:value-type="string" calcext:value-type="string">
            <text:p>Asli</text:p>
          </table:table-cell>
        </table:table-row>
        <table:table-row table:style-name="ro1">
          <table:table-cell/>
          <table:table-cell office:value-type="string" calcext:value-type="string">
            <text:p>Aspal</text:p>
          </table:table-cell>
        </table:table-row>
        <table:table-row table:style-name="ro1">
          <table:table-cell/>
          <table:table-cell office:value-type="string" calcext:value-type="string">
            <text:p>Asrama</text:p>
          </table:table-cell>
        </table:table-row>
        <table:table-row table:style-name="ro1">
          <table:table-cell/>
          <table:table-cell office:value-type="string" calcext:value-type="string">
            <text:p>Astaga</text:p>
          </table:table-cell>
        </table:table-row>
        <table:table-row table:style-name="ro1">
          <table:table-cell/>
          <table:table-cell office:value-type="string" calcext:value-type="string">
            <text:p>Asuh</text:p>
          </table:table-cell>
        </table:table-row>
        <table:table-row table:style-name="ro1">
          <table:table-cell/>
          <table:table-cell office:value-type="string" calcext:value-type="string">
            <text:p>Atap</text:p>
          </table:table-cell>
        </table:table-row>
        <table:table-row table:style-name="ro1">
          <table:table-cell/>
          <table:table-cell office:value-type="string" calcext:value-type="string">
            <text:p>Atas</text:p>
          </table:table-cell>
        </table:table-row>
        <table:table-row table:style-name="ro1">
          <table:table-cell/>
          <table:table-cell office:value-type="string" calcext:value-type="string">
            <text:p>Atau</text:p>
          </table:table-cell>
        </table:table-row>
        <table:table-row table:style-name="ro1">
          <table:table-cell/>
          <table:table-cell office:value-type="string" calcext:value-type="string">
            <text:p>Atlas</text:p>
          </table:table-cell>
        </table:table-row>
        <table:table-row table:style-name="ro1">
          <table:table-cell/>
          <table:table-cell office:value-type="string" calcext:value-type="string">
            <text:p>Atlet</text:p>
          </table:table-cell>
        </table:table-row>
        <table:table-row table:style-name="ro1">
          <table:table-cell/>
          <table:table-cell office:value-type="string" calcext:value-type="string">
            <text:p>Atur</text:p>
          </table:table-cell>
        </table:table-row>
        <table:table-row table:style-name="ro1">
          <table:table-cell/>
          <table:table-cell office:value-type="string" calcext:value-type="string">
            <text:p>Aula</text:p>
          </table:table-cell>
        </table:table-row>
        <table:table-row table:style-name="ro1">
          <table:table-cell/>
          <table:table-cell office:value-type="string" calcext:value-type="string">
            <text:p>Aurat</text:p>
          </table:table-cell>
        </table:table-row>
        <table:table-row table:style-name="ro1">
          <table:table-cell/>
          <table:table-cell office:value-type="string" calcext:value-type="string">
            <text:p>Aus</text:p>
          </table:table-cell>
        </table:table-row>
        <table:table-row table:style-name="ro1">
          <table:table-cell/>
          <table:table-cell office:value-type="string" calcext:value-type="string">
            <text:p>Awak</text:p>
          </table:table-cell>
        </table:table-row>
        <table:table-row table:style-name="ro1">
          <table:table-cell/>
          <table:table-cell office:value-type="string" calcext:value-type="string">
            <text:p>Awal</text:p>
          </table:table-cell>
        </table:table-row>
        <table:table-row table:style-name="ro1">
          <table:table-cell/>
          <table:table-cell office:value-type="string" calcext:value-type="string">
            <text:p>Awan</text:p>
          </table:table-cell>
        </table:table-row>
        <table:table-row table:style-name="ro1">
          <table:table-cell/>
          <table:table-cell office:value-type="string" calcext:value-type="string">
            <text:p>Awas</text:p>
          </table:table-cell>
        </table:table-row>
        <table:table-row table:style-name="ro1">
          <table:table-cell/>
          <table:table-cell office:value-type="string" calcext:value-type="string">
            <text:p>Awet</text:p>
          </table:table-cell>
        </table:table-row>
        <table:table-row table:style-name="ro1">
          <table:table-cell/>
          <table:table-cell office:value-type="string" calcext:value-type="string">
            <text:p>Ayah</text:p>
          </table:table-cell>
        </table:table-row>
        <table:table-row table:style-name="ro1">
          <table:table-cell/>
          <table:table-cell office:value-type="string" calcext:value-type="string">
            <text:p>Ayak</text:p>
          </table:table-cell>
        </table:table-row>
        <table:table-row table:style-name="ro1">
          <table:table-cell/>
          <table:table-cell office:value-type="string" calcext:value-type="string">
            <text:p>Ayam</text:p>
          </table:table-cell>
        </table:table-row>
        <table:table-row table:style-name="ro1">
          <table:table-cell/>
          <table:table-cell office:value-type="string" calcext:value-type="string">
            <text:p>Ayat</text:p>
          </table:table-cell>
        </table:table-row>
        <table:table-row table:style-name="ro1">
          <table:table-cell/>
          <table:table-cell office:value-type="string" calcext:value-type="string">
            <text:p>Ayo</text:p>
          </table:table-cell>
        </table:table-row>
        <table:table-row table:style-name="ro1">
          <table:table-cell/>
          <table:table-cell office:value-type="string" calcext:value-type="string">
            <text:p>Ayu</text:p>
          </table:table-cell>
        </table:table-row>
        <table:table-row table:style-name="ro1">
          <table:table-cell/>
          <table:table-cell office:value-type="string" calcext:value-type="string">
            <text:p>Ayun</text:p>
          </table:table-cell>
        </table:table-row>
        <table:table-row table:style-name="ro1">
          <table:table-cell/>
          <table:table-cell office:value-type="string" calcext:value-type="string">
            <text:p>Azab</text:p>
          </table:table-cell>
        </table:table-row>
        <table:table-row table:style-name="ro1">
          <table:table-cell/>
          <table:table-cell office:value-type="string" calcext:value-type="string">
            <text:p>Azan</text:p>
          </table:table-cell>
        </table:table-row>
        <table:table-row table:style-name="ro1">
          <table:table-cell/>
          <table:table-cell office:value-type="string" calcext:value-type="string">
            <text:p>Bab</text:p>
          </table:table-cell>
        </table:table-row>
        <table:table-row table:style-name="ro1">
          <table:table-cell/>
          <table:table-cell office:value-type="string" calcext:value-type="string">
            <text:p>Babak</text:p>
          </table:table-cell>
        </table:table-row>
        <table:table-row table:style-name="ro1">
          <table:table-cell/>
          <table:table-cell office:value-type="string" calcext:value-type="string">
            <text:p>Babi</text:p>
          </table:table-cell>
        </table:table-row>
        <table:table-row table:style-name="ro1">
          <table:table-cell/>
          <table:table-cell office:value-type="string" calcext:value-type="string">
            <text:p>Baca</text:p>
          </table:table-cell>
        </table:table-row>
        <table:table-row table:style-name="ro1">
          <table:table-cell/>
          <table:table-cell office:value-type="string" calcext:value-type="string">
            <text:p>Bacok</text:p>
          </table:table-cell>
        </table:table-row>
        <table:table-row table:style-name="ro1">
          <table:table-cell/>
          <table:table-cell office:value-type="string" calcext:value-type="string">
            <text:p>Badak</text:p>
          </table:table-cell>
        </table:table-row>
        <table:table-row table:style-name="ro1">
          <table:table-cell/>
          <table:table-cell office:value-type="string" calcext:value-type="string">
            <text:p>Badan</text:p>
          </table:table-cell>
        </table:table-row>
        <table:table-row table:style-name="ro1">
          <table:table-cell/>
          <table:table-cell office:value-type="string" calcext:value-type="string">
            <text:p>Badminton</text:p>
          </table:table-cell>
        </table:table-row>
        <table:table-row table:style-name="ro1">
          <table:table-cell/>
          <table:table-cell office:value-type="string" calcext:value-type="string">
            <text:p>Bagai</text:p>
          </table:table-cell>
        </table:table-row>
        <table:table-row table:style-name="ro1">
          <table:table-cell/>
          <table:table-cell office:value-type="string" calcext:value-type="string">
            <text:p>Bagaimana</text:p>
          </table:table-cell>
        </table:table-row>
        <table:table-row table:style-name="ro1">
          <table:table-cell/>
          <table:table-cell office:value-type="string" calcext:value-type="string">
            <text:p>Bagan</text:p>
          </table:table-cell>
        </table:table-row>
        <table:table-row table:style-name="ro1">
          <table:table-cell/>
          <table:table-cell office:value-type="string" calcext:value-type="string">
            <text:p>Bagasi</text:p>
          </table:table-cell>
        </table:table-row>
        <table:table-row table:style-name="ro1">
          <table:table-cell/>
          <table:table-cell office:value-type="string" calcext:value-type="string">
            <text:p>Bagi</text:p>
          </table:table-cell>
        </table:table-row>
        <table:table-row table:style-name="ro1">
          <table:table-cell/>
          <table:table-cell office:value-type="string" calcext:value-type="string">
            <text:p>Baginda</text:p>
          </table:table-cell>
        </table:table-row>
        <table:table-row table:style-name="ro1">
          <table:table-cell/>
          <table:table-cell office:value-type="string" calcext:value-type="string">
            <text:p>Bagus</text:p>
          </table:table-cell>
        </table:table-row>
        <table:table-row table:style-name="ro1">
          <table:table-cell/>
          <table:table-cell office:value-type="string" calcext:value-type="string">
            <text:p>Bahagia</text:p>
          </table:table-cell>
        </table:table-row>
        <table:table-row table:style-name="ro1">
          <table:table-cell/>
          <table:table-cell office:value-type="string" calcext:value-type="string">
            <text:p>Bahan</text:p>
          </table:table-cell>
        </table:table-row>
        <table:table-row table:style-name="ro1">
          <table:table-cell/>
          <table:table-cell office:value-type="string" calcext:value-type="string">
            <text:p>Bahas</text:p>
          </table:table-cell>
        </table:table-row>
        <table:table-row table:style-name="ro1">
          <table:table-cell/>
          <table:table-cell office:value-type="string" calcext:value-type="string">
            <text:p>Bahasa</text:p>
          </table:table-cell>
        </table:table-row>
        <table:table-row table:style-name="ro1">
          <table:table-cell/>
          <table:table-cell office:value-type="string" calcext:value-type="string">
            <text:p>Bahaya</text:p>
          </table:table-cell>
        </table:table-row>
        <table:table-row table:style-name="ro1">
          <table:table-cell/>
          <table:table-cell office:value-type="string" calcext:value-type="string">
            <text:p>Bahkan</text:p>
          </table:table-cell>
        </table:table-row>
        <table:table-row table:style-name="ro1">
          <table:table-cell/>
          <table:table-cell office:value-type="string" calcext:value-type="string">
            <text:p>Bahtera</text:p>
          </table:table-cell>
        </table:table-row>
        <table:table-row table:style-name="ro1">
          <table:table-cell/>
          <table:table-cell office:value-type="string" calcext:value-type="string">
            <text:p>Bahu</text:p>
          </table:table-cell>
        </table:table-row>
        <table:table-row table:style-name="ro1">
          <table:table-cell/>
          <table:table-cell office:value-type="string" calcext:value-type="string">
            <text:p>Bahwa</text:p>
          </table:table-cell>
        </table:table-row>
        <table:table-row table:style-name="ro1">
          <table:table-cell/>
          <table:table-cell office:value-type="string" calcext:value-type="string">
            <text:p>Baik</text:p>
          </table:table-cell>
        </table:table-row>
        <table:table-row table:style-name="ro1">
          <table:table-cell/>
          <table:table-cell office:value-type="string" calcext:value-type="string">
            <text:p>Bait</text:p>
          </table:table-cell>
        </table:table-row>
        <table:table-row table:style-name="ro1">
          <table:table-cell/>
          <table:table-cell office:value-type="string" calcext:value-type="string">
            <text:p>Baja</text:p>
          </table:table-cell>
        </table:table-row>
        <table:table-row table:style-name="ro1">
          <table:table-cell/>
          <table:table-cell office:value-type="string" calcext:value-type="string">
            <text:p>Bajak</text:p>
          </table:table-cell>
        </table:table-row>
        <table:table-row table:style-name="ro1">
          <table:table-cell/>
          <table:table-cell office:value-type="string" calcext:value-type="string">
            <text:p>Bajik</text:p>
          </table:table-cell>
        </table:table-row>
        <table:table-row table:style-name="ro1">
          <table:table-cell/>
          <table:table-cell office:value-type="string" calcext:value-type="string">
            <text:p>Baju</text:p>
          </table:table-cell>
        </table:table-row>
        <table:table-row table:style-name="ro1">
          <table:table-cell/>
          <table:table-cell office:value-type="string" calcext:value-type="string">
            <text:p>Bak</text:p>
          </table:table-cell>
        </table:table-row>
        <table:table-row table:style-name="ro1">
          <table:table-cell/>
          <table:table-cell office:value-type="string" calcext:value-type="string">
            <text:p>Bakar</text:p>
          </table:table-cell>
        </table:table-row>
        <table:table-row table:style-name="ro1">
          <table:table-cell/>
          <table:table-cell office:value-type="string" calcext:value-type="string">
            <text:p>Baki</text:p>
          </table:table-cell>
        </table:table-row>
        <table:table-row table:style-name="ro1">
          <table:table-cell/>
          <table:table-cell office:value-type="string" calcext:value-type="string">
            <text:p>Bakmi</text:p>
          </table:table-cell>
        </table:table-row>
        <table:table-row table:style-name="ro1">
          <table:table-cell/>
          <table:table-cell office:value-type="string" calcext:value-type="string">
            <text:p>Bakso</text:p>
          </table:table-cell>
        </table:table-row>
        <table:table-row table:style-name="ro1">
          <table:table-cell/>
          <table:table-cell office:value-type="string" calcext:value-type="string">
            <text:p>Bakti</text:p>
          </table:table-cell>
        </table:table-row>
        <table:table-row table:style-name="ro1">
          <table:table-cell/>
          <table:table-cell office:value-type="string" calcext:value-type="string">
            <text:p>Bakul</text:p>
          </table:table-cell>
        </table:table-row>
        <table:table-row table:style-name="ro1">
          <table:table-cell/>
          <table:table-cell office:value-type="string" calcext:value-type="string">
            <text:p>Balai</text:p>
          </table:table-cell>
        </table:table-row>
        <table:table-row table:style-name="ro1">
          <table:table-cell/>
          <table:table-cell office:value-type="string" calcext:value-type="string">
            <text:p>Balap</text:p>
          </table:table-cell>
        </table:table-row>
        <table:table-row table:style-name="ro1">
          <table:table-cell/>
          <table:table-cell office:value-type="string" calcext:value-type="string">
            <text:p>Balas</text:p>
          </table:table-cell>
        </table:table-row>
        <table:table-row table:style-name="ro1">
          <table:table-cell/>
          <table:table-cell office:value-type="string" calcext:value-type="string">
            <text:p>Balik</text:p>
          </table:table-cell>
        </table:table-row>
        <table:table-row table:style-name="ro1">
          <table:table-cell/>
          <table:table-cell office:value-type="string" calcext:value-type="string">
            <text:p>Balok</text:p>
          </table:table-cell>
        </table:table-row>
        <table:table-row table:style-name="ro1">
          <table:table-cell/>
          <table:table-cell office:value-type="string" calcext:value-type="string">
            <text:p>Balon</text:p>
          </table:table-cell>
        </table:table-row>
        <table:table-row table:style-name="ro1">
          <table:table-cell/>
          <table:table-cell office:value-type="string" calcext:value-type="string">
            <text:p>Balut</text:p>
          </table:table-cell>
        </table:table-row>
        <table:table-row table:style-name="ro1">
          <table:table-cell/>
          <table:table-cell office:value-type="string" calcext:value-type="string">
            <text:p>Bambu</text:p>
          </table:table-cell>
        </table:table-row>
        <table:table-row table:style-name="ro1">
          <table:table-cell/>
          <table:table-cell office:value-type="string" calcext:value-type="string">
            <text:p>Ban</text:p>
          </table:table-cell>
        </table:table-row>
        <table:table-row table:style-name="ro1">
          <table:table-cell/>
          <table:table-cell office:value-type="string" calcext:value-type="string">
            <text:p>Banci</text:p>
          </table:table-cell>
        </table:table-row>
        <table:table-row table:style-name="ro1">
          <table:table-cell/>
          <table:table-cell office:value-type="string" calcext:value-type="string">
            <text:p>Bandar</text:p>
          </table:table-cell>
        </table:table-row>
        <table:table-row table:style-name="ro1">
          <table:table-cell/>
          <table:table-cell office:value-type="string" calcext:value-type="string">
            <text:p>bandel</text:p>
          </table:table-cell>
        </table:table-row>
        <table:table-row table:style-name="ro1">
          <table:table-cell/>
          <table:table-cell office:value-type="string" calcext:value-type="string">
            <text:p>Banding</text:p>
          </table:table-cell>
        </table:table-row>
        <table:table-row table:style-name="ro1">
          <table:table-cell/>
          <table:table-cell office:value-type="string" calcext:value-type="string">
            <text:p>Bando</text:p>
          </table:table-cell>
        </table:table-row>
        <table:table-row table:style-name="ro1">
          <table:table-cell/>
          <table:table-cell office:value-type="string" calcext:value-type="string">
            <text:p>Bandrol</text:p>
          </table:table-cell>
        </table:table-row>
        <table:table-row table:style-name="ro1">
          <table:table-cell/>
          <table:table-cell office:value-type="string" calcext:value-type="string">
            <text:p>Bangga</text:p>
          </table:table-cell>
        </table:table-row>
        <table:table-row table:style-name="ro1">
          <table:table-cell/>
          <table:table-cell office:value-type="string" calcext:value-type="string">
            <text:p>Bangkai</text:p>
          </table:table-cell>
        </table:table-row>
        <table:table-row table:style-name="ro1">
          <table:table-cell/>
          <table:table-cell office:value-type="string" calcext:value-type="string">
            <text:p>Bangkit</text:p>
          </table:table-cell>
        </table:table-row>
        <table:table-row table:style-name="ro1">
          <table:table-cell/>
          <table:table-cell office:value-type="string" calcext:value-type="string">
            <text:p>Bangkrut</text:p>
          </table:table-cell>
        </table:table-row>
        <table:table-row table:style-name="ro1">
          <table:table-cell/>
          <table:table-cell office:value-type="string" calcext:value-type="string">
            <text:p>Bangku</text:p>
          </table:table-cell>
        </table:table-row>
        <table:table-row table:style-name="ro1">
          <table:table-cell/>
          <table:table-cell office:value-type="string" calcext:value-type="string">
            <text:p>Bangsa</text:p>
          </table:table-cell>
        </table:table-row>
        <table:table-row table:style-name="ro1">
          <table:table-cell/>
          <table:table-cell office:value-type="string" calcext:value-type="string">
            <text:p>Bangun</text:p>
          </table:table-cell>
        </table:table-row>
        <table:table-row table:style-name="ro1">
          <table:table-cell/>
          <table:table-cell office:value-type="string" calcext:value-type="string">
            <text:p>Banjir</text:p>
          </table:table-cell>
        </table:table-row>
        <table:table-row table:style-name="ro1">
          <table:table-cell/>
          <table:table-cell office:value-type="string" calcext:value-type="string">
            <text:p>Bank</text:p>
          </table:table-cell>
        </table:table-row>
        <table:table-row table:style-name="ro1">
          <table:table-cell/>
          <table:table-cell office:value-type="string" calcext:value-type="string">
            <text:p>Bantah</text:p>
          </table:table-cell>
        </table:table-row>
        <table:table-row table:style-name="ro1">
          <table:table-cell/>
          <table:table-cell office:value-type="string" calcext:value-type="string">
            <text:p>Bantal</text:p>
          </table:table-cell>
        </table:table-row>
        <table:table-row table:style-name="ro1">
          <table:table-cell/>
          <table:table-cell office:value-type="string" calcext:value-type="string">
            <text:p>Banteng</text:p>
          </table:table-cell>
        </table:table-row>
        <table:table-row table:style-name="ro1">
          <table:table-cell/>
          <table:table-cell office:value-type="string" calcext:value-type="string">
            <text:p>Banting</text:p>
          </table:table-cell>
        </table:table-row>
        <table:table-row table:style-name="ro1">
          <table:table-cell/>
          <table:table-cell office:value-type="string" calcext:value-type="string">
            <text:p>Bantu</text:p>
          </table:table-cell>
        </table:table-row>
        <table:table-row table:style-name="ro1">
          <table:table-cell/>
          <table:table-cell office:value-type="string" calcext:value-type="string">
            <text:p>Banyak</text:p>
          </table:table-cell>
        </table:table-row>
        <table:table-row table:style-name="ro1">
          <table:table-cell/>
          <table:table-cell office:value-type="string" calcext:value-type="string">
            <text:p>Bapak</text:p>
          </table:table-cell>
        </table:table-row>
        <table:table-row table:style-name="ro1">
          <table:table-cell/>
          <table:table-cell office:value-type="string" calcext:value-type="string">
            <text:p>Bara</text:p>
          </table:table-cell>
        </table:table-row>
        <table:table-row table:style-name="ro1">
          <table:table-cell/>
          <table:table-cell office:value-type="string" calcext:value-type="string">
            <text:p>Barangkali</text:p>
          </table:table-cell>
        </table:table-row>
        <table:table-row table:style-name="ro1">
          <table:table-cell/>
          <table:table-cell office:value-type="string" calcext:value-type="string">
            <text:p>Barat</text:p>
          </table:table-cell>
        </table:table-row>
        <table:table-row table:style-name="ro1">
          <table:table-cell/>
          <table:table-cell office:value-type="string" calcext:value-type="string">
            <text:p>Baret</text:p>
          </table:table-cell>
        </table:table-row>
        <table:table-row table:style-name="ro1">
          <table:table-cell/>
          <table:table-cell office:value-type="string" calcext:value-type="string">
            <text:p>Baring</text:p>
          </table:table-cell>
        </table:table-row>
        <table:table-row table:style-name="ro1">
          <table:table-cell/>
          <table:table-cell office:value-type="string" calcext:value-type="string">
            <text:p>Baris</text:p>
          </table:table-cell>
        </table:table-row>
        <table:table-row table:style-name="ro1">
          <table:table-cell/>
          <table:table-cell office:value-type="string" calcext:value-type="string">
            <text:p>Baru</text:p>
          </table:table-cell>
        </table:table-row>
        <table:table-row table:style-name="ro1">
          <table:table-cell/>
          <table:table-cell office:value-type="string" calcext:value-type="string">
            <text:p>Basah</text:p>
          </table:table-cell>
        </table:table-row>
        <table:table-row table:style-name="ro1">
          <table:table-cell/>
          <table:table-cell office:value-type="string" calcext:value-type="string">
            <text:p>Basi</text:p>
          </table:table-cell>
        </table:table-row>
        <table:table-row table:style-name="ro1">
          <table:table-cell/>
          <table:table-cell office:value-type="string" calcext:value-type="string">
            <text:p>Basket</text:p>
          </table:table-cell>
        </table:table-row>
        <table:table-row table:style-name="ro1">
          <table:table-cell/>
          <table:table-cell office:value-type="string" calcext:value-type="string">
            <text:p>Basuh</text:p>
          </table:table-cell>
        </table:table-row>
        <table:table-row table:style-name="ro1">
          <table:table-cell/>
          <table:table-cell office:value-type="string" calcext:value-type="string">
            <text:p>Bata</text:p>
          </table:table-cell>
        </table:table-row>
        <table:table-row table:style-name="ro1">
          <table:table-cell/>
          <table:table-cell office:value-type="string" calcext:value-type="string">
            <text:p>Batal</text:p>
          </table:table-cell>
        </table:table-row>
        <table:table-row table:style-name="ro1">
          <table:table-cell/>
          <table:table-cell office:value-type="string" calcext:value-type="string">
            <text:p>Batang</text:p>
          </table:table-cell>
        </table:table-row>
        <table:table-row table:style-name="ro1">
          <table:table-cell/>
          <table:table-cell office:value-type="string" calcext:value-type="string">
            <text:p>Batas</text:p>
          </table:table-cell>
        </table:table-row>
        <table:table-row table:style-name="ro1">
          <table:table-cell/>
          <table:table-cell office:value-type="string" calcext:value-type="string">
            <text:p>Baterai</text:p>
          </table:table-cell>
        </table:table-row>
        <table:table-row table:style-name="ro1">
          <table:table-cell/>
          <table:table-cell office:value-type="string" calcext:value-type="string">
            <text:p>Batik</text:p>
          </table:table-cell>
        </table:table-row>
        <table:table-row table:style-name="ro1">
          <table:table-cell/>
          <table:table-cell office:value-type="string" calcext:value-type="string">
            <text:p>Batin</text:p>
          </table:table-cell>
        </table:table-row>
        <table:table-row table:style-name="ro1">
          <table:table-cell/>
          <table:table-cell office:value-type="string" calcext:value-type="string">
            <text:p>Batu</text:p>
          </table:table-cell>
        </table:table-row>
        <table:table-row table:style-name="ro1">
          <table:table-cell/>
          <table:table-cell office:value-type="string" calcext:value-type="string">
            <text:p>Batuk</text:p>
          </table:table-cell>
        </table:table-row>
        <table:table-row table:style-name="ro1">
          <table:table-cell/>
          <table:table-cell office:value-type="string" calcext:value-type="string">
            <text:p>Bau</text:p>
          </table:table-cell>
        </table:table-row>
        <table:table-row table:style-name="ro1">
          <table:table-cell/>
          <table:table-cell office:value-type="string" calcext:value-type="string">
            <text:p>Bauksit</text:p>
          </table:table-cell>
        </table:table-row>
        <table:table-row table:style-name="ro1">
          <table:table-cell/>
          <table:table-cell office:value-type="string" calcext:value-type="string">
            <text:p>Baur</text:p>
          </table:table-cell>
        </table:table-row>
        <table:table-row table:style-name="ro1">
          <table:table-cell/>
          <table:table-cell office:value-type="string" calcext:value-type="string">
            <text:p>Baut</text:p>
          </table:table-cell>
        </table:table-row>
        <table:table-row table:style-name="ro1">
          <table:table-cell/>
          <table:table-cell office:value-type="string" calcext:value-type="string">
            <text:p>Bawa</text:p>
          </table:table-cell>
        </table:table-row>
        <table:table-row table:style-name="ro1">
          <table:table-cell/>
          <table:table-cell office:value-type="string" calcext:value-type="string">
            <text:p>Bawah</text:p>
          </table:table-cell>
        </table:table-row>
        <table:table-row table:style-name="ro1">
          <table:table-cell/>
          <table:table-cell office:value-type="string" calcext:value-type="string">
            <text:p>Bawang</text:p>
          </table:table-cell>
        </table:table-row>
        <table:table-row table:style-name="ro1">
          <table:table-cell/>
          <table:table-cell office:value-type="string" calcext:value-type="string">
            <text:p>Bayang</text:p>
          </table:table-cell>
        </table:table-row>
        <table:table-row table:style-name="ro1">
          <table:table-cell/>
          <table:table-cell office:value-type="string" calcext:value-type="string">
            <text:p>Bayar</text:p>
          </table:table-cell>
        </table:table-row>
        <table:table-row table:style-name="ro1">
          <table:table-cell/>
          <table:table-cell office:value-type="string" calcext:value-type="string">
            <text:p>Bayi</text:p>
          </table:table-cell>
        </table:table-row>
        <table:table-row table:style-name="ro1">
          <table:table-cell/>
          <table:table-cell office:value-type="string" calcext:value-type="string">
            <text:p>Bayonet</text:p>
          </table:table-cell>
        </table:table-row>
        <table:table-row table:style-name="ro1">
          <table:table-cell/>
          <table:table-cell office:value-type="string" calcext:value-type="string">
            <text:p>Beban</text:p>
          </table:table-cell>
        </table:table-row>
        <table:table-row table:style-name="ro1">
          <table:table-cell/>
          <table:table-cell office:value-type="string" calcext:value-type="string">
            <text:p>Bebas</text:p>
          </table:table-cell>
        </table:table-row>
        <table:table-row table:style-name="ro1">
          <table:table-cell/>
          <table:table-cell office:value-type="string" calcext:value-type="string">
            <text:p>Bebek</text:p>
          </table:table-cell>
        </table:table-row>
        <table:table-row table:style-name="ro1">
          <table:table-cell/>
          <table:table-cell office:value-type="string" calcext:value-type="string">
            <text:p>Beberapa</text:p>
          </table:table-cell>
        </table:table-row>
        <table:table-row table:style-name="ro1">
          <table:table-cell/>
          <table:table-cell office:value-type="string" calcext:value-type="string">
            <text:p>Becak</text:p>
          </table:table-cell>
        </table:table-row>
        <table:table-row table:style-name="ro1">
          <table:table-cell/>
          <table:table-cell office:value-type="string" calcext:value-type="string">
            <text:p>Beda</text:p>
          </table:table-cell>
        </table:table-row>
        <table:table-row table:style-name="ro1">
          <table:table-cell/>
          <table:table-cell office:value-type="string" calcext:value-type="string">
            <text:p>Bedah</text:p>
          </table:table-cell>
        </table:table-row>
        <table:table-row table:style-name="ro1">
          <table:table-cell/>
          <table:table-cell office:value-type="string" calcext:value-type="string">
            <text:p>Bedak</text:p>
          </table:table-cell>
        </table:table-row>
        <table:table-row table:style-name="ro1">
          <table:table-cell/>
          <table:table-cell office:value-type="string" calcext:value-type="string">
            <text:p>Bedeng</text:p>
          </table:table-cell>
        </table:table-row>
        <table:table-row table:style-name="ro1">
          <table:table-cell/>
          <table:table-cell office:value-type="string" calcext:value-type="string">
            <text:p>Bedil</text:p>
          </table:table-cell>
        </table:table-row>
        <table:table-row table:style-name="ro1">
          <table:table-cell/>
          <table:table-cell office:value-type="string" calcext:value-type="string">
            <text:p>Beduk</text:p>
          </table:table-cell>
        </table:table-row>
        <table:table-row table:style-name="ro1">
          <table:table-cell/>
          <table:table-cell office:value-type="string" calcext:value-type="string">
            <text:p>Begini</text:p>
          </table:table-cell>
        </table:table-row>
        <table:table-row table:style-name="ro1">
          <table:table-cell/>
          <table:table-cell office:value-type="string" calcext:value-type="string">
            <text:p>Begitu</text:p>
          </table:table-cell>
        </table:table-row>
        <table:table-row table:style-name="ro1">
          <table:table-cell/>
          <table:table-cell office:value-type="string" calcext:value-type="string">
            <text:p>Bekal</text:p>
          </table:table-cell>
        </table:table-row>
        <table:table-row table:style-name="ro1">
          <table:table-cell/>
          <table:table-cell office:value-type="string" calcext:value-type="string">
            <text:p>Bekas</text:p>
          </table:table-cell>
        </table:table-row>
        <table:table-row table:style-name="ro1">
          <table:table-cell/>
          <table:table-cell office:value-type="string" calcext:value-type="string">
            <text:p>Beku</text:p>
          </table:table-cell>
        </table:table-row>
        <table:table-row table:style-name="ro1">
          <table:table-cell/>
          <table:table-cell office:value-type="string" calcext:value-type="string">
            <text:p>Bel</text:p>
          </table:table-cell>
        </table:table-row>
        <table:table-row table:style-name="ro1">
          <table:table-cell/>
          <table:table-cell office:value-type="string" calcext:value-type="string">
            <text:p>Bela</text:p>
          </table:table-cell>
        </table:table-row>
        <table:table-row table:style-name="ro1">
          <table:table-cell/>
          <table:table-cell office:value-type="string" calcext:value-type="string">
            <text:p>Belah</text:p>
          </table:table-cell>
        </table:table-row>
        <table:table-row table:style-name="ro1">
          <table:table-cell/>
          <table:table-cell office:value-type="string" calcext:value-type="string">
            <text:p>Belai</text:p>
          </table:table-cell>
        </table:table-row>
        <table:table-row table:style-name="ro1">
          <table:table-cell/>
          <table:table-cell office:value-type="string" calcext:value-type="string">
            <text:p>Belakang</text:p>
          </table:table-cell>
        </table:table-row>
        <table:table-row table:style-name="ro1">
          <table:table-cell/>
          <table:table-cell office:value-type="string" calcext:value-type="string">
            <text:p>Belalai</text:p>
          </table:table-cell>
        </table:table-row>
        <table:table-row table:style-name="ro1">
          <table:table-cell/>
          <table:table-cell office:value-type="string" calcext:value-type="string">
            <text:p>Belalak</text:p>
          </table:table-cell>
        </table:table-row>
        <table:table-row table:style-name="ro1">
          <table:table-cell/>
          <table:table-cell office:value-type="string" calcext:value-type="string">
            <text:p>Belalang</text:p>
          </table:table-cell>
        </table:table-row>
        <table:table-row table:style-name="ro1">
          <table:table-cell/>
          <table:table-cell office:value-type="string" calcext:value-type="string">
            <text:p>Belanja</text:p>
          </table:table-cell>
        </table:table-row>
        <table:table-row table:style-name="ro1">
          <table:table-cell/>
          <table:table-cell office:value-type="string" calcext:value-type="string">
            <text:p>Belati</text:p>
          </table:table-cell>
        </table:table-row>
        <table:table-row table:style-name="ro1">
          <table:table-cell/>
          <table:table-cell office:value-type="string" calcext:value-type="string">
            <text:p>Belenggu</text:p>
          </table:table-cell>
        </table:table-row>
        <table:table-row table:style-name="ro1">
          <table:table-cell/>
          <table:table-cell office:value-type="string" calcext:value-type="string">
            <text:p>Beli</text:p>
          </table:table-cell>
        </table:table-row>
        <table:table-row table:style-name="ro1">
          <table:table-cell/>
          <table:table-cell office:value-type="string" calcext:value-type="string">
            <text:p>Beliau</text:p>
          </table:table-cell>
        </table:table-row>
        <table:table-row table:style-name="ro1">
          <table:table-cell/>
          <table:table-cell office:value-type="string" calcext:value-type="string">
            <text:p>Beling</text:p>
          </table:table-cell>
        </table:table-row>
        <table:table-row table:style-name="ro1">
          <table:table-cell/>
          <table:table-cell office:value-type="string" calcext:value-type="string">
            <text:p>Belit</text:p>
          </table:table-cell>
        </table:table-row>
        <table:table-row table:style-name="ro1">
          <table:table-cell/>
          <table:table-cell office:value-type="string" calcext:value-type="string">
            <text:p>Beliung</text:p>
          </table:table-cell>
        </table:table-row>
        <table:table-row table:style-name="ro1">
          <table:table-cell/>
          <table:table-cell office:value-type="string" calcext:value-type="string">
            <text:p>Belok</text:p>
          </table:table-cell>
        </table:table-row>
        <table:table-row table:style-name="ro1">
          <table:table-cell/>
          <table:table-cell office:value-type="string" calcext:value-type="string">
            <text:p>Belot</text:p>
          </table:table-cell>
        </table:table-row>
        <table:table-row table:style-name="ro1">
          <table:table-cell/>
          <table:table-cell office:value-type="string" calcext:value-type="string">
            <text:p>Belum</text:p>
          </table:table-cell>
        </table:table-row>
        <table:table-row table:style-name="ro1">
          <table:table-cell/>
          <table:table-cell office:value-type="string" calcext:value-type="string">
            <text:p>Belut</text:p>
          </table:table-cell>
        </table:table-row>
        <table:table-row table:style-name="ro1">
          <table:table-cell/>
          <table:table-cell office:value-type="string" calcext:value-type="string">
            <text:p>Bemo</text:p>
          </table:table-cell>
        </table:table-row>
        <table:table-row table:style-name="ro1">
          <table:table-cell/>
          <table:table-cell office:value-type="string" calcext:value-type="string">
            <text:p>Bemper</text:p>
          </table:table-cell>
        </table:table-row>
        <table:table-row table:style-name="ro1">
          <table:table-cell/>
          <table:table-cell office:value-type="string" calcext:value-type="string">
            <text:p>Benak</text:p>
          </table:table-cell>
        </table:table-row>
        <table:table-row table:style-name="ro1">
          <table:table-cell/>
          <table:table-cell office:value-type="string" calcext:value-type="string">
            <text:p>Benang</text:p>
          </table:table-cell>
        </table:table-row>
        <table:table-row table:style-name="ro1">
          <table:table-cell/>
          <table:table-cell office:value-type="string" calcext:value-type="string">
            <text:p>Benar</text:p>
          </table:table-cell>
        </table:table-row>
        <table:table-row table:style-name="ro1">
          <table:table-cell/>
          <table:table-cell office:value-type="string" calcext:value-type="string">
            <text:p>Benci</text:p>
          </table:table-cell>
        </table:table-row>
        <table:table-row table:style-name="ro1">
          <table:table-cell/>
          <table:table-cell office:value-type="string" calcext:value-type="string">
            <text:p>Benda</text:p>
          </table:table-cell>
        </table:table-row>
        <table:table-row table:style-name="ro1">
          <table:table-cell/>
          <table:table-cell office:value-type="string" calcext:value-type="string">
            <text:p>Bendera</text:p>
          </table:table-cell>
        </table:table-row>
        <table:table-row table:style-name="ro1">
          <table:table-cell/>
          <table:table-cell office:value-type="string" calcext:value-type="string">
            <text:p>Bendi</text:p>
          </table:table-cell>
        </table:table-row>
        <table:table-row table:style-name="ro1">
          <table:table-cell/>
          <table:table-cell office:value-type="string" calcext:value-type="string">
            <text:p>Bendung</text:p>
          </table:table-cell>
        </table:table-row>
        <table:table-row table:style-name="ro1">
          <table:table-cell/>
          <table:table-cell office:value-type="string" calcext:value-type="string">
            <text:p>Bengkak</text:p>
          </table:table-cell>
        </table:table-row>
        <table:table-row table:style-name="ro1">
          <table:table-cell/>
          <table:table-cell office:value-type="string" calcext:value-type="string">
            <text:p>Benih</text:p>
          </table:table-cell>
        </table:table-row>
        <table:table-row table:style-name="ro1">
          <table:table-cell/>
          <table:table-cell office:value-type="string" calcext:value-type="string">
            <text:p>Bening</text:p>
          </table:table-cell>
        </table:table-row>
        <table:table-row table:style-name="ro1">
          <table:table-cell/>
          <table:table-cell office:value-type="string" calcext:value-type="string">
            <text:p>Benjol</text:p>
          </table:table-cell>
        </table:table-row>
        <table:table-row table:style-name="ro1">
          <table:table-cell/>
          <table:table-cell office:value-type="string" calcext:value-type="string">
            <text:p>Bensin</text:p>
          </table:table-cell>
        </table:table-row>
        <table:table-row table:style-name="ro1">
          <table:table-cell/>
          <table:table-cell office:value-type="string" calcext:value-type="string">
            <text:p>Bentak</text:p>
          </table:table-cell>
        </table:table-row>
        <table:table-row table:style-name="ro1">
          <table:table-cell/>
          <table:table-cell office:value-type="string" calcext:value-type="string">
            <text:p>Bentang</text:p>
          </table:table-cell>
        </table:table-row>
        <table:table-row table:style-name="ro1">
          <table:table-cell/>
          <table:table-cell office:value-type="string" calcext:value-type="string">
            <text:p>Benteng</text:p>
          </table:table-cell>
        </table:table-row>
        <table:table-row table:style-name="ro1">
          <table:table-cell/>
          <table:table-cell office:value-type="string" calcext:value-type="string">
            <text:p>Bentuk</text:p>
          </table:table-cell>
        </table:table-row>
        <table:table-row table:style-name="ro1">
          <table:table-cell/>
          <table:table-cell office:value-type="string" calcext:value-type="string">
            <text:p>Benua</text:p>
          </table:table-cell>
        </table:table-row>
        <table:table-row table:style-name="ro1">
          <table:table-cell/>
          <table:table-cell office:value-type="string" calcext:value-type="string">
            <text:p>Berangkat</text:p>
          </table:table-cell>
        </table:table-row>
        <table:table-row table:style-name="ro1">
          <table:table-cell/>
          <table:table-cell office:value-type="string" calcext:value-type="string">
            <text:p>Berani</text:p>
          </table:table-cell>
        </table:table-row>
        <table:table-row table:style-name="ro1">
          <table:table-cell/>
          <table:table-cell office:value-type="string" calcext:value-type="string">
            <text:p>Berantas</text:p>
          </table:table-cell>
        </table:table-row>
        <table:table-row table:style-name="ro1">
          <table:table-cell/>
          <table:table-cell office:value-type="string" calcext:value-type="string">
            <text:p>Berapa</text:p>
          </table:table-cell>
        </table:table-row>
        <table:table-row table:style-name="ro1">
          <table:table-cell/>
          <table:table-cell office:value-type="string" calcext:value-type="string">
            <text:p>Beras</text:p>
          </table:table-cell>
        </table:table-row>
        <table:table-row table:style-name="ro1">
          <table:table-cell/>
          <table:table-cell office:value-type="string" calcext:value-type="string">
            <text:p>Berat</text:p>
          </table:table-cell>
        </table:table-row>
        <table:table-row table:style-name="ro1">
          <table:table-cell/>
          <table:table-cell office:value-type="string" calcext:value-type="string">
            <text:p>Beres</text:p>
          </table:table-cell>
        </table:table-row>
        <table:table-row table:style-name="ro1">
          <table:table-cell/>
          <table:table-cell office:value-type="string" calcext:value-type="string">
            <text:p>Berewok</text:p>
          </table:table-cell>
        </table:table-row>
        <table:table-row table:style-name="ro1">
          <table:table-cell/>
          <table:table-cell office:value-type="string" calcext:value-type="string">
            <text:p>Beri</text:p>
          </table:table-cell>
        </table:table-row>
        <table:table-row table:style-name="ro1">
          <table:table-cell/>
          <table:table-cell office:value-type="string" calcext:value-type="string">
            <text:p>Berita</text:p>
          </table:table-cell>
        </table:table-row>
        <table:table-row table:style-name="ro1">
          <table:table-cell/>
          <table:table-cell office:value-type="string" calcext:value-type="string">
            <text:p>Berkah</text:p>
          </table:table-cell>
        </table:table-row>
        <table:table-row table:style-name="ro1">
          <table:table-cell/>
          <table:table-cell office:value-type="string" calcext:value-type="string">
            <text:p>Berlian</text:p>
          </table:table-cell>
        </table:table-row>
        <table:table-row table:style-name="ro1">
          <table:table-cell/>
          <table:table-cell office:value-type="string" calcext:value-type="string">
            <text:p>Berondong</text:p>
          </table:table-cell>
        </table:table-row>
        <table:table-row table:style-name="ro1">
          <table:table-cell/>
          <table:table-cell office:value-type="string" calcext:value-type="string">
            <text:p>Berontak</text:p>
          </table:table-cell>
        </table:table-row>
        <table:table-row table:style-name="ro1">
          <table:table-cell/>
          <table:table-cell office:value-type="string" calcext:value-type="string">
            <text:p>Bersih</text:p>
          </table:table-cell>
        </table:table-row>
        <table:table-row table:style-name="ro1">
          <table:table-cell/>
          <table:table-cell office:value-type="string" calcext:value-type="string">
            <text:p>Beruang</text:p>
          </table:table-cell>
        </table:table-row>
        <table:table-row table:style-name="ro1">
          <table:table-cell/>
          <table:table-cell office:value-type="string" calcext:value-type="string">
            <text:p>Besan</text:p>
          </table:table-cell>
        </table:table-row>
        <table:table-row table:style-name="ro1">
          <table:table-cell/>
          <table:table-cell office:value-type="string" calcext:value-type="string">
            <text:p>Besar</text:p>
          </table:table-cell>
        </table:table-row>
        <table:table-row table:style-name="ro1">
          <table:table-cell/>
          <table:table-cell office:value-type="string" calcext:value-type="string">
            <text:p>Besi</text:p>
          </table:table-cell>
        </table:table-row>
        <table:table-row table:style-name="ro1">
          <table:table-cell/>
          <table:table-cell office:value-type="string" calcext:value-type="string">
            <text:p>Besok</text:p>
          </table:table-cell>
        </table:table-row>
        <table:table-row table:style-name="ro1">
          <table:table-cell/>
          <table:table-cell office:value-type="string" calcext:value-type="string">
            <text:p>Betina</text:p>
          </table:table-cell>
        </table:table-row>
        <table:table-row table:style-name="ro1">
          <table:table-cell/>
          <table:table-cell office:value-type="string" calcext:value-type="string">
            <text:p>Betis</text:p>
          </table:table-cell>
        </table:table-row>
        <table:table-row table:style-name="ro1">
          <table:table-cell/>
          <table:table-cell office:value-type="string" calcext:value-type="string">
            <text:p>Betul</text:p>
          </table:table-cell>
        </table:table-row>
        <table:table-row table:style-name="ro1">
          <table:table-cell/>
          <table:table-cell office:value-type="string" calcext:value-type="string">
            <text:p>Biadab</text:p>
          </table:table-cell>
        </table:table-row>
        <table:table-row table:style-name="ro1">
          <table:table-cell/>
          <table:table-cell office:value-type="string" calcext:value-type="string">
            <text:p>Biar</text:p>
          </table:table-cell>
        </table:table-row>
        <table:table-row table:style-name="ro1">
          <table:table-cell/>
          <table:table-cell office:value-type="string" calcext:value-type="string">
            <text:p>Biara</text:p>
          </table:table-cell>
        </table:table-row>
        <table:table-row table:style-name="ro1">
          <table:table-cell/>
          <table:table-cell office:value-type="string" calcext:value-type="string">
            <text:p>Biasa</text:p>
          </table:table-cell>
        </table:table-row>
        <table:table-row table:style-name="ro1">
          <table:table-cell/>
          <table:table-cell office:value-type="string" calcext:value-type="string">
            <text:p>Biawak</text:p>
          </table:table-cell>
        </table:table-row>
        <table:table-row table:style-name="ro1">
          <table:table-cell/>
          <table:table-cell office:value-type="string" calcext:value-type="string">
            <text:p>Biaya</text:p>
          </table:table-cell>
        </table:table-row>
        <table:table-row table:style-name="ro1">
          <table:table-cell/>
          <table:table-cell office:value-type="string" calcext:value-type="string">
            <text:p>Bibi</text:p>
          </table:table-cell>
        </table:table-row>
        <table:table-row table:style-name="ro1">
          <table:table-cell/>
          <table:table-cell office:value-type="string" calcext:value-type="string">
            <text:p>Bibir</text:p>
          </table:table-cell>
        </table:table-row>
        <table:table-row table:style-name="ro1">
          <table:table-cell/>
          <table:table-cell office:value-type="string" calcext:value-type="string">
            <text:p>Bibit</text:p>
          </table:table-cell>
        </table:table-row>
        <table:table-row table:style-name="ro1">
          <table:table-cell/>
          <table:table-cell office:value-type="string" calcext:value-type="string">
            <text:p>Bicara</text:p>
          </table:table-cell>
        </table:table-row>
        <table:table-row table:style-name="ro1">
          <table:table-cell/>
          <table:table-cell office:value-type="string" calcext:value-type="string">
            <text:p>Bidadari</text:p>
          </table:table-cell>
        </table:table-row>
        <table:table-row table:style-name="ro1">
          <table:table-cell/>
          <table:table-cell office:value-type="string" calcext:value-type="string">
            <text:p>Bijak</text:p>
          </table:table-cell>
        </table:table-row>
        <table:table-row table:style-name="ro1">
          <table:table-cell/>
          <table:table-cell office:value-type="string" calcext:value-type="string">
            <text:p>Bijaksana</text:p>
          </table:table-cell>
        </table:table-row>
        <table:table-row table:style-name="ro1">
          <table:table-cell/>
          <table:table-cell office:value-type="string" calcext:value-type="string">
            <text:p>Biji</text:p>
          </table:table-cell>
        </table:table-row>
        <table:table-row table:style-name="ro1">
          <table:table-cell/>
          <table:table-cell office:value-type="string" calcext:value-type="string">
            <text:p>Biksu</text:p>
          </table:table-cell>
        </table:table-row>
        <table:table-row table:style-name="ro1">
          <table:table-cell/>
          <table:table-cell office:value-type="string" calcext:value-type="string">
            <text:p>Bila</text:p>
          </table:table-cell>
        </table:table-row>
        <table:table-row table:style-name="ro1">
          <table:table-cell/>
          <table:table-cell office:value-type="string" calcext:value-type="string">
            <text:p>Bilang</text:p>
          </table:table-cell>
        </table:table-row>
        <table:table-row table:style-name="ro1">
          <table:table-cell/>
          <table:table-cell office:value-type="string" calcext:value-type="string">
            <text:p>Bilas</text:p>
          </table:table-cell>
        </table:table-row>
        <table:table-row table:style-name="ro1">
          <table:table-cell/>
          <table:table-cell office:value-type="string" calcext:value-type="string">
            <text:p>Bilik</text:p>
          </table:table-cell>
        </table:table-row>
        <table:table-row table:style-name="ro1">
          <table:table-cell/>
          <table:table-cell office:value-type="string" calcext:value-type="string">
            <text:p>Bilyar</text:p>
          </table:table-cell>
        </table:table-row>
        <table:table-row table:style-name="ro1">
          <table:table-cell/>
          <table:table-cell office:value-type="string" calcext:value-type="string">
            <text:p>Bimbang</text:p>
          </table:table-cell>
        </table:table-row>
        <table:table-row table:style-name="ro1">
          <table:table-cell/>
          <table:table-cell office:value-type="string" calcext:value-type="string">
            <text:p>Bimbing</text:p>
          </table:table-cell>
        </table:table-row>
        <table:table-row table:style-name="ro1">
          <table:table-cell/>
          <table:table-cell office:value-type="string" calcext:value-type="string">
            <text:p>Bina</text:p>
          </table:table-cell>
        </table:table-row>
        <table:table-row table:style-name="ro1">
          <table:table-cell/>
          <table:table-cell office:value-type="string" calcext:value-type="string">
            <text:p>Binar</text:p>
          </table:table-cell>
        </table:table-row>
        <table:table-row table:style-name="ro1">
          <table:table-cell/>
          <table:table-cell office:value-type="string" calcext:value-type="string">
            <text:p>Binasa</text:p>
          </table:table-cell>
        </table:table-row>
        <table:table-row table:style-name="ro1">
          <table:table-cell/>
          <table:table-cell office:value-type="string" calcext:value-type="string">
            <text:p>Binatang</text:p>
          </table:table-cell>
        </table:table-row>
        <table:table-row table:style-name="ro1">
          <table:table-cell/>
          <table:table-cell office:value-type="string" calcext:value-type="string">
            <text:p>Bingkai</text:p>
          </table:table-cell>
        </table:table-row>
        <table:table-row table:style-name="ro1">
          <table:table-cell/>
          <table:table-cell office:value-type="string" calcext:value-type="string">
            <text:p>Bingung</text:p>
          </table:table-cell>
        </table:table-row>
        <table:table-row table:style-name="ro1">
          <table:table-cell/>
          <table:table-cell office:value-type="string" calcext:value-type="string">
            <text:p>Bintang</text:p>
          </table:table-cell>
        </table:table-row>
        <table:table-row table:style-name="ro1">
          <table:table-cell/>
          <table:table-cell office:value-type="string" calcext:value-type="string">
            <text:p>Bintik</text:p>
          </table:table-cell>
        </table:table-row>
        <table:table-row table:style-name="ro1">
          <table:table-cell/>
          <table:table-cell office:value-type="string" calcext:value-type="string">
            <text:p>Biola</text:p>
          </table:table-cell>
        </table:table-row>
        <table:table-row table:style-name="ro1">
          <table:table-cell/>
          <table:table-cell office:value-type="string" calcext:value-type="string">
            <text:p>Biologi</text:p>
          </table:table-cell>
        </table:table-row>
        <table:table-row table:style-name="ro1">
          <table:table-cell/>
          <table:table-cell office:value-type="string" calcext:value-type="string">
            <text:p>Bioskop</text:p>
          </table:table-cell>
        </table:table-row>
        <table:table-row table:style-name="ro1">
          <table:table-cell/>
          <table:table-cell office:value-type="string" calcext:value-type="string">
            <text:p>Bir</text:p>
          </table:table-cell>
        </table:table-row>
        <table:table-row table:style-name="ro1">
          <table:table-cell/>
          <table:table-cell office:value-type="string" calcext:value-type="string">
            <text:p>Biri-biri</text:p>
          </table:table-cell>
        </table:table-row>
        <table:table-row table:style-name="ro1">
          <table:table-cell/>
          <table:table-cell office:value-type="string" calcext:value-type="string">
            <text:p>Biru</text:p>
          </table:table-cell>
        </table:table-row>
        <table:table-row table:style-name="ro1">
          <table:table-cell/>
          <table:table-cell office:value-type="string" calcext:value-type="string">
            <text:p>Bisa</text:p>
          </table:table-cell>
        </table:table-row>
        <table:table-row table:style-name="ro1">
          <table:table-cell/>
          <table:table-cell office:value-type="string" calcext:value-type="string">
            <text:p>Bisik</text:p>
          </table:table-cell>
        </table:table-row>
        <table:table-row table:style-name="ro1">
          <table:table-cell/>
          <table:table-cell office:value-type="string" calcext:value-type="string">
            <text:p>Bising</text:p>
          </table:table-cell>
        </table:table-row>
        <table:table-row table:style-name="ro1">
          <table:table-cell/>
          <table:table-cell office:value-type="string" calcext:value-type="string">
            <text:p>Biskuit</text:p>
          </table:table-cell>
        </table:table-row>
        <table:table-row table:style-name="ro1">
          <table:table-cell/>
          <table:table-cell office:value-type="string" calcext:value-type="string">
            <text:p>Bisnis</text:p>
          </table:table-cell>
        </table:table-row>
        <table:table-row table:style-name="ro1">
          <table:table-cell/>
          <table:table-cell office:value-type="string" calcext:value-type="string">
            <text:p>Bison</text:p>
          </table:table-cell>
        </table:table-row>
        <table:table-row table:style-name="ro1">
          <table:table-cell/>
          <table:table-cell office:value-type="string" calcext:value-type="string">
            <text:p>Bisu</text:p>
          </table:table-cell>
        </table:table-row>
        <table:table-row table:style-name="ro1">
          <table:table-cell/>
          <table:table-cell office:value-type="string" calcext:value-type="string">
            <text:p>Bisul</text:p>
          </table:table-cell>
        </table:table-row>
        <table:table-row table:style-name="ro1">
          <table:table-cell/>
          <table:table-cell office:value-type="string" calcext:value-type="string">
            <text:p>Bius</text:p>
          </table:table-cell>
        </table:table-row>
        <table:table-row table:style-name="ro1">
          <table:table-cell/>
          <table:table-cell office:value-type="string" calcext:value-type="string">
            <text:p>Blangko</text:p>
          </table:table-cell>
        </table:table-row>
        <table:table-row table:style-name="ro1">
          <table:table-cell/>
          <table:table-cell office:value-type="string" calcext:value-type="string">
            <text:p>Bobok</text:p>
          </table:table-cell>
        </table:table-row>
        <table:table-row table:style-name="ro1">
          <table:table-cell/>
          <table:table-cell office:value-type="string" calcext:value-type="string">
            <text:p>Bocor</text:p>
          </table:table-cell>
        </table:table-row>
        <table:table-row table:style-name="ro1">
          <table:table-cell/>
          <table:table-cell office:value-type="string" calcext:value-type="string">
            <text:p>Bodoh</text:p>
          </table:table-cell>
        </table:table-row>
        <table:table-row table:style-name="ro1">
          <table:table-cell/>
          <table:table-cell office:value-type="string" calcext:value-type="string">
            <text:p>Bogem</text:p>
          </table:table-cell>
        </table:table-row>
        <table:table-row table:style-name="ro1">
          <table:table-cell/>
          <table:table-cell office:value-type="string" calcext:value-type="string">
            <text:p>Bohong</text:p>
          </table:table-cell>
        </table:table-row>
        <table:table-row table:style-name="ro1">
          <table:table-cell/>
          <table:table-cell office:value-type="string" calcext:value-type="string">
            <text:p>Bola</text:p>
          </table:table-cell>
        </table:table-row>
        <table:table-row table:style-name="ro1">
          <table:table-cell/>
          <table:table-cell office:value-type="string" calcext:value-type="string">
            <text:p>Boleh</text:p>
          </table:table-cell>
        </table:table-row>
        <table:table-row table:style-name="ro1">
          <table:table-cell/>
          <table:table-cell office:value-type="string" calcext:value-type="string">
            <text:p>Boling</text:p>
          </table:table-cell>
        </table:table-row>
        <table:table-row table:style-name="ro1">
          <table:table-cell/>
          <table:table-cell office:value-type="string" calcext:value-type="string">
            <text:p>Bolong</text:p>
          </table:table-cell>
        </table:table-row>
        <table:table-row table:style-name="ro1">
          <table:table-cell/>
          <table:table-cell office:value-type="string" calcext:value-type="string">
            <text:p>Bolos</text:p>
          </table:table-cell>
        </table:table-row>
        <table:table-row table:style-name="ro1">
          <table:table-cell/>
          <table:table-cell office:value-type="string" calcext:value-type="string">
            <text:p>Bolpoin</text:p>
          </table:table-cell>
        </table:table-row>
        <table:table-row table:style-name="ro1">
          <table:table-cell/>
          <table:table-cell office:value-type="string" calcext:value-type="string">
            <text:p>Bom</text:p>
          </table:table-cell>
        </table:table-row>
        <table:table-row table:style-name="ro1">
          <table:table-cell/>
          <table:table-cell office:value-type="string" calcext:value-type="string">
            <text:p>Bon</text:p>
          </table:table-cell>
        </table:table-row>
        <table:table-row table:style-name="ro1">
          <table:table-cell/>
          <table:table-cell office:value-type="string" calcext:value-type="string">
            <text:p>Bonceng</text:p>
          </table:table-cell>
        </table:table-row>
        <table:table-row table:style-name="ro1">
          <table:table-cell/>
          <table:table-cell office:value-type="string" calcext:value-type="string">
            <text:p>Boneka</text:p>
          </table:table-cell>
        </table:table-row>
        <table:table-row table:style-name="ro1">
          <table:table-cell/>
          <table:table-cell office:value-type="string" calcext:value-type="string">
            <text:p>Bongkar</text:p>
          </table:table-cell>
        </table:table-row>
        <table:table-row table:style-name="ro1">
          <table:table-cell/>
          <table:table-cell office:value-type="string" calcext:value-type="string">
            <text:p>Bongkok</text:p>
          </table:table-cell>
        </table:table-row>
        <table:table-row table:style-name="ro1">
          <table:table-cell/>
          <table:table-cell office:value-type="string" calcext:value-type="string">
            <text:p>Bopong</text:p>
          </table:table-cell>
        </table:table-row>
        <table:table-row table:style-name="ro1">
          <table:table-cell/>
          <table:table-cell office:value-type="string" calcext:value-type="string">
            <text:p>Bor</text:p>
          </table:table-cell>
        </table:table-row>
        <table:table-row table:style-name="ro1">
          <table:table-cell/>
          <table:table-cell office:value-type="string" calcext:value-type="string">
            <text:p>Bordir</text:p>
          </table:table-cell>
        </table:table-row>
        <table:table-row table:style-name="ro1">
          <table:table-cell/>
          <table:table-cell office:value-type="string" calcext:value-type="string">
            <text:p>Borgol</text:p>
          </table:table-cell>
        </table:table-row>
        <table:table-row table:style-name="ro1">
          <table:table-cell/>
          <table:table-cell office:value-type="string" calcext:value-type="string">
            <text:p>Borong</text:p>
          </table:table-cell>
        </table:table-row>
        <table:table-row table:style-name="ro1">
          <table:table-cell/>
          <table:table-cell office:value-type="string" calcext:value-type="string">
            <text:p>Boros</text:p>
          </table:table-cell>
        </table:table-row>
        <table:table-row table:style-name="ro1">
          <table:table-cell/>
          <table:table-cell office:value-type="string" calcext:value-type="string">
            <text:p>Bosan</text:p>
          </table:table-cell>
        </table:table-row>
        <table:table-row table:style-name="ro1">
          <table:table-cell/>
          <table:table-cell office:value-type="string" calcext:value-type="string">
            <text:p>Botak</text:p>
          </table:table-cell>
        </table:table-row>
        <table:table-row table:style-name="ro1">
          <table:table-cell/>
          <table:table-cell office:value-type="string" calcext:value-type="string">
            <text:p>Botol</text:p>
          </table:table-cell>
        </table:table-row>
        <table:table-row table:style-name="ro1">
          <table:table-cell/>
          <table:table-cell office:value-type="string" calcext:value-type="string">
            <text:p>Bros</text:p>
          </table:table-cell>
        </table:table-row>
        <table:table-row table:style-name="ro1">
          <table:table-cell/>
          <table:table-cell office:value-type="string" calcext:value-type="string">
            <text:p>Buah</text:p>
          </table:table-cell>
        </table:table-row>
        <table:table-row table:style-name="ro1">
          <table:table-cell/>
          <table:table-cell office:value-type="string" calcext:value-type="string">
            <text:p>Buai</text:p>
          </table:table-cell>
        </table:table-row>
        <table:table-row table:style-name="ro1">
          <table:table-cell/>
          <table:table-cell office:value-type="string" calcext:value-type="string">
            <text:p>Buang</text:p>
          </table:table-cell>
        </table:table-row>
        <table:table-row table:style-name="ro1">
          <table:table-cell/>
          <table:table-cell office:value-type="string" calcext:value-type="string">
            <text:p>Buat</text:p>
          </table:table-cell>
        </table:table-row>
        <table:table-row table:style-name="ro1">
          <table:table-cell/>
          <table:table-cell office:value-type="string" calcext:value-type="string">
            <text:p>Buaya</text:p>
          </table:table-cell>
        </table:table-row>
        <table:table-row table:style-name="ro1">
          <table:table-cell/>
          <table:table-cell office:value-type="string" calcext:value-type="string">
            <text:p>Bubar</text:p>
          </table:table-cell>
        </table:table-row>
        <table:table-row table:style-name="ro1">
          <table:table-cell/>
          <table:table-cell office:value-type="string" calcext:value-type="string">
            <text:p>Bubuh</text:p>
          </table:table-cell>
        </table:table-row>
        <table:table-row table:style-name="ro1">
          <table:table-cell/>
          <table:table-cell office:value-type="string" calcext:value-type="string">
            <text:p>Bubuk</text:p>
          </table:table-cell>
        </table:table-row>
        <table:table-row table:style-name="ro1">
          <table:table-cell/>
          <table:table-cell office:value-type="string" calcext:value-type="string">
            <text:p>Bubur</text:p>
          </table:table-cell>
        </table:table-row>
        <table:table-row table:style-name="ro1">
          <table:table-cell/>
          <table:table-cell office:value-type="string" calcext:value-type="string">
            <text:p>Bubut</text:p>
          </table:table-cell>
        </table:table-row>
        <table:table-row table:style-name="ro1">
          <table:table-cell/>
          <table:table-cell office:value-type="string" calcext:value-type="string">
            <text:p>Budak</text:p>
          </table:table-cell>
        </table:table-row>
        <table:table-row table:style-name="ro1">
          <table:table-cell/>
          <table:table-cell office:value-type="string" calcext:value-type="string">
            <text:p>Budaya</text:p>
          </table:table-cell>
        </table:table-row>
        <table:table-row table:style-name="ro1">
          <table:table-cell/>
          <table:table-cell office:value-type="string" calcext:value-type="string">
            <text:p>Budha</text:p>
          </table:table-cell>
        </table:table-row>
        <table:table-row table:style-name="ro1">
          <table:table-cell/>
          <table:table-cell office:value-type="string" calcext:value-type="string">
            <text:p>Budi</text:p>
          </table:table-cell>
        </table:table-row>
        <table:table-row table:style-name="ro1">
          <table:table-cell/>
          <table:table-cell office:value-type="string" calcext:value-type="string">
            <text:p>Bugar</text:p>
          </table:table-cell>
        </table:table-row>
        <table:table-row table:style-name="ro1">
          <table:table-cell/>
          <table:table-cell office:value-type="string" calcext:value-type="string">
            <text:p>Buih</text:p>
          </table:table-cell>
        </table:table-row>
        <table:table-row table:style-name="ro1">
          <table:table-cell/>
          <table:table-cell office:value-type="string" calcext:value-type="string">
            <text:p>Bujang</text:p>
          </table:table-cell>
        </table:table-row>
        <table:table-row table:style-name="ro1">
          <table:table-cell/>
          <table:table-cell office:value-type="string" calcext:value-type="string">
            <text:p>Bujuk</text:p>
          </table:table-cell>
        </table:table-row>
        <table:table-row table:style-name="ro1">
          <table:table-cell/>
          <table:table-cell office:value-type="string" calcext:value-type="string">
            <text:p>Buka</text:p>
          </table:table-cell>
        </table:table-row>
        <table:table-row table:style-name="ro1">
          <table:table-cell/>
          <table:table-cell office:value-type="string" calcext:value-type="string">
            <text:p>Bukan</text:p>
          </table:table-cell>
        </table:table-row>
        <table:table-row table:style-name="ro1">
          <table:table-cell/>
          <table:table-cell office:value-type="string" calcext:value-type="string">
            <text:p>Bukit</text:p>
          </table:table-cell>
        </table:table-row>
        <table:table-row table:style-name="ro1">
          <table:table-cell/>
          <table:table-cell office:value-type="string" calcext:value-type="string">
            <text:p>Bukti</text:p>
          </table:table-cell>
        </table:table-row>
        <table:table-row table:style-name="ro1">
          <table:table-cell/>
          <table:table-cell office:value-type="string" calcext:value-type="string">
            <text:p>Buku</text:p>
          </table:table-cell>
        </table:table-row>
        <table:table-row table:style-name="ro1">
          <table:table-cell/>
          <table:table-cell office:value-type="string" calcext:value-type="string">
            <text:p>Bulan</text:p>
          </table:table-cell>
        </table:table-row>
        <table:table-row table:style-name="ro1">
          <table:table-cell/>
          <table:table-cell office:value-type="string" calcext:value-type="string">
            <text:p>Bulat</text:p>
          </table:table-cell>
        </table:table-row>
        <table:table-row table:style-name="ro1">
          <table:table-cell/>
          <table:table-cell office:value-type="string" calcext:value-type="string">
            <text:p>Bulu</text:p>
          </table:table-cell>
        </table:table-row>
        <table:table-row table:style-name="ro1">
          <table:table-cell/>
          <table:table-cell office:value-type="string" calcext:value-type="string">
            <text:p>Bumbu</text:p>
          </table:table-cell>
        </table:table-row>
        <table:table-row table:style-name="ro1">
          <table:table-cell/>
          <table:table-cell office:value-type="string" calcext:value-type="string">
            <text:p>Bumi</text:p>
          </table:table-cell>
        </table:table-row>
        <table:table-row table:style-name="ro1">
          <table:table-cell/>
          <table:table-cell office:value-type="string" calcext:value-type="string">
            <text:p>Buncit</text:p>
          </table:table-cell>
        </table:table-row>
        <table:table-row table:style-name="ro1">
          <table:table-cell/>
          <table:table-cell office:value-type="string" calcext:value-type="string">
            <text:p>Bunga</text:p>
          </table:table-cell>
        </table:table-row>
        <table:table-row table:style-name="ro1">
          <table:table-cell/>
          <table:table-cell office:value-type="string" calcext:value-type="string">
            <text:p>Bungkam</text:p>
          </table:table-cell>
        </table:table-row>
        <table:table-row table:style-name="ro1">
          <table:table-cell/>
          <table:table-cell office:value-type="string" calcext:value-type="string">
            <text:p>Bungkus</text:p>
          </table:table-cell>
        </table:table-row>
        <table:table-row table:style-name="ro1">
          <table:table-cell/>
          <table:table-cell office:value-type="string" calcext:value-type="string">
            <text:p>Bungsu</text:p>
          </table:table-cell>
        </table:table-row>
        <table:table-row table:style-name="ro1">
          <table:table-cell/>
          <table:table-cell office:value-type="string" calcext:value-type="string">
            <text:p>Bunting</text:p>
          </table:table-cell>
        </table:table-row>
        <table:table-row table:style-name="ro1">
          <table:table-cell/>
          <table:table-cell office:value-type="string" calcext:value-type="string">
            <text:p>Buntu</text:p>
          </table:table-cell>
        </table:table-row>
        <table:table-row table:style-name="ro1">
          <table:table-cell/>
          <table:table-cell office:value-type="string" calcext:value-type="string">
            <text:p>Buntut</text:p>
          </table:table-cell>
        </table:table-row>
        <table:table-row table:style-name="ro1">
          <table:table-cell/>
          <table:table-cell office:value-type="string" calcext:value-type="string">
            <text:p>Bunuh</text:p>
          </table:table-cell>
        </table:table-row>
        <table:table-row table:style-name="ro1">
          <table:table-cell/>
          <table:table-cell office:value-type="string" calcext:value-type="string">
            <text:p>Bunyi</text:p>
          </table:table-cell>
        </table:table-row>
        <table:table-row table:style-name="ro1">
          <table:table-cell/>
          <table:table-cell office:value-type="string" calcext:value-type="string">
            <text:p>Bupati</text:p>
          </table:table-cell>
        </table:table-row>
        <table:table-row table:style-name="ro1">
          <table:table-cell/>
          <table:table-cell office:value-type="string" calcext:value-type="string">
            <text:p>Buru</text:p>
          </table:table-cell>
        </table:table-row>
        <table:table-row table:style-name="ro1">
          <table:table-cell/>
          <table:table-cell office:value-type="string" calcext:value-type="string">
            <text:p>Buruh</text:p>
          </table:table-cell>
        </table:table-row>
        <table:table-row table:style-name="ro1">
          <table:table-cell/>
          <table:table-cell office:value-type="string" calcext:value-type="string">
            <text:p>Buruk</text:p>
          </table:table-cell>
        </table:table-row>
        <table:table-row table:style-name="ro1">
          <table:table-cell/>
          <table:table-cell office:value-type="string" calcext:value-type="string">
            <text:p>Burung</text:p>
          </table:table-cell>
        </table:table-row>
        <table:table-row table:style-name="ro1">
          <table:table-cell/>
          <table:table-cell office:value-type="string" calcext:value-type="string">
            <text:p>Bus</text:p>
          </table:table-cell>
        </table:table-row>
        <table:table-row table:style-name="ro1">
          <table:table-cell/>
          <table:table-cell office:value-type="string" calcext:value-type="string">
            <text:p>Busa</text:p>
          </table:table-cell>
        </table:table-row>
        <table:table-row table:style-name="ro1">
          <table:table-cell/>
          <table:table-cell office:value-type="string" calcext:value-type="string">
            <text:p>Busana</text:p>
          </table:table-cell>
        </table:table-row>
        <table:table-row table:style-name="ro1">
          <table:table-cell/>
          <table:table-cell office:value-type="string" calcext:value-type="string">
            <text:p>Busuk</text:p>
          </table:table-cell>
        </table:table-row>
        <table:table-row table:style-name="ro1">
          <table:table-cell/>
          <table:table-cell office:value-type="string" calcext:value-type="string">
            <text:p>Busung</text:p>
          </table:table-cell>
        </table:table-row>
        <table:table-row table:style-name="ro1">
          <table:table-cell/>
          <table:table-cell office:value-type="string" calcext:value-type="string">
            <text:p>Busur</text:p>
          </table:table-cell>
        </table:table-row>
        <table:table-row table:style-name="ro1">
          <table:table-cell/>
          <table:table-cell office:value-type="string" calcext:value-type="string">
            <text:p>Buta</text:p>
          </table:table-cell>
        </table:table-row>
        <table:table-row table:style-name="ro1">
          <table:table-cell/>
          <table:table-cell office:value-type="string" calcext:value-type="string">
            <text:p>Butir</text:p>
          </table:table-cell>
        </table:table-row>
        <table:table-row table:style-name="ro1">
          <table:table-cell/>
          <table:table-cell office:value-type="string" calcext:value-type="string">
            <text:p>Butuh</text:p>
          </table:table-cell>
        </table:table-row>
        <table:table-row table:style-name="ro1">
          <table:table-cell/>
          <table:table-cell office:value-type="string" calcext:value-type="string">
            <text:p>Buyar</text:p>
          </table:table-cell>
        </table:table-row>
        <table:table-row table:style-name="ro1">
          <table:table-cell/>
          <table:table-cell office:value-type="string" calcext:value-type="string">
            <text:p>Cabai</text:p>
          </table:table-cell>
        </table:table-row>
        <table:table-row table:style-name="ro1">
          <table:table-cell/>
          <table:table-cell office:value-type="string" calcext:value-type="string">
            <text:p>Cabang</text:p>
          </table:table-cell>
        </table:table-row>
        <table:table-row table:style-name="ro1">
          <table:table-cell/>
          <table:table-cell office:value-type="string" calcext:value-type="string">
            <text:p>Cabut</text:p>
          </table:table-cell>
        </table:table-row>
        <table:table-row table:style-name="ro1">
          <table:table-cell/>
          <table:table-cell office:value-type="string" calcext:value-type="string">
            <text:p>Cacah</text:p>
          </table:table-cell>
        </table:table-row>
        <table:table-row table:style-name="ro1">
          <table:table-cell/>
          <table:table-cell office:value-type="string" calcext:value-type="string">
            <text:p>Cacar</text:p>
          </table:table-cell>
        </table:table-row>
        <table:table-row table:style-name="ro1">
          <table:table-cell/>
          <table:table-cell office:value-type="string" calcext:value-type="string">
            <text:p>Cacat</text:p>
          </table:table-cell>
        </table:table-row>
        <table:table-row table:style-name="ro1">
          <table:table-cell/>
          <table:table-cell office:value-type="string" calcext:value-type="string">
            <text:p>Caci</text:p>
          </table:table-cell>
        </table:table-row>
        <table:table-row table:style-name="ro1">
          <table:table-cell/>
          <table:table-cell office:value-type="string" calcext:value-type="string">
            <text:p>Cacing</text:p>
          </table:table-cell>
        </table:table-row>
        <table:table-row table:style-name="ro1">
          <table:table-cell/>
          <table:table-cell office:value-type="string" calcext:value-type="string">
            <text:p>Cadang</text:p>
          </table:table-cell>
        </table:table-row>
        <table:table-row table:style-name="ro1">
          <table:table-cell/>
          <table:table-cell office:value-type="string" calcext:value-type="string">
            <text:p>Cadar</text:p>
          </table:table-cell>
        </table:table-row>
        <table:table-row table:style-name="ro1">
          <table:table-cell/>
          <table:table-cell office:value-type="string" calcext:value-type="string">
            <text:p>Cadas</text:p>
          </table:table-cell>
        </table:table-row>
        <table:table-row table:style-name="ro1">
          <table:table-cell/>
          <table:table-cell office:value-type="string" calcext:value-type="string">
            <text:p>Cahaya</text:p>
          </table:table-cell>
        </table:table-row>
        <table:table-row table:style-name="ro1">
          <table:table-cell/>
          <table:table-cell office:value-type="string" calcext:value-type="string">
            <text:p>Cair</text:p>
          </table:table-cell>
        </table:table-row>
        <table:table-row table:style-name="ro1">
          <table:table-cell/>
          <table:table-cell office:value-type="string" calcext:value-type="string">
            <text:p>Cakap</text:p>
          </table:table-cell>
        </table:table-row>
        <table:table-row table:style-name="ro1">
          <table:table-cell/>
          <table:table-cell office:value-type="string" calcext:value-type="string">
            <text:p>Cakar</text:p>
          </table:table-cell>
        </table:table-row>
        <table:table-row table:style-name="ro1">
          <table:table-cell/>
          <table:table-cell office:value-type="string" calcext:value-type="string">
            <text:p>Cakram</text:p>
          </table:table-cell>
        </table:table-row>
        <table:table-row table:style-name="ro1">
          <table:table-cell/>
          <table:table-cell office:value-type="string" calcext:value-type="string">
            <text:p>Cakup</text:p>
          </table:table-cell>
        </table:table-row>
        <table:table-row table:style-name="ro1">
          <table:table-cell/>
          <table:table-cell office:value-type="string" calcext:value-type="string">
            <text:p>Calon</text:p>
          </table:table-cell>
        </table:table-row>
        <table:table-row table:style-name="ro1">
          <table:table-cell/>
          <table:table-cell office:value-type="string" calcext:value-type="string">
            <text:p>Camat</text:p>
          </table:table-cell>
        </table:table-row>
        <table:table-row table:style-name="ro1">
          <table:table-cell/>
          <table:table-cell office:value-type="string" calcext:value-type="string">
            <text:p>Cambang</text:p>
          </table:table-cell>
        </table:table-row>
        <table:table-row table:style-name="ro1">
          <table:table-cell/>
          <table:table-cell office:value-type="string" calcext:value-type="string">
            <text:p>Cambuk</text:p>
          </table:table-cell>
        </table:table-row>
        <table:table-row table:style-name="ro1">
          <table:table-cell/>
          <table:table-cell office:value-type="string" calcext:value-type="string">
            <text:p>Campak</text:p>
          </table:table-cell>
        </table:table-row>
        <table:table-row table:style-name="ro1">
          <table:table-cell/>
          <table:table-cell office:value-type="string" calcext:value-type="string">
            <text:p>Campur</text:p>
          </table:table-cell>
        </table:table-row>
        <table:table-row table:style-name="ro1">
          <table:table-cell/>
          <table:table-cell office:value-type="string" calcext:value-type="string">
            <text:p>Canang</text:p>
          </table:table-cell>
        </table:table-row>
        <table:table-row table:style-name="ro1">
          <table:table-cell/>
          <table:table-cell office:value-type="string" calcext:value-type="string">
            <text:p>Candi</text:p>
          </table:table-cell>
        </table:table-row>
        <table:table-row table:style-name="ro1">
          <table:table-cell/>
          <table:table-cell office:value-type="string" calcext:value-type="string">
            <text:p>Canggung</text:p>
          </table:table-cell>
        </table:table-row>
        <table:table-row table:style-name="ro1">
          <table:table-cell/>
          <table:table-cell office:value-type="string" calcext:value-type="string">
            <text:p>Cangkir</text:p>
          </table:table-cell>
        </table:table-row>
        <table:table-row table:style-name="ro1">
          <table:table-cell/>
          <table:table-cell office:value-type="string" calcext:value-type="string">
            <text:p>Cangkok</text:p>
          </table:table-cell>
        </table:table-row>
        <table:table-row table:style-name="ro1">
          <table:table-cell/>
          <table:table-cell office:value-type="string" calcext:value-type="string">
            <text:p>Cangkul</text:p>
          </table:table-cell>
        </table:table-row>
        <table:table-row table:style-name="ro1">
          <table:table-cell/>
          <table:table-cell office:value-type="string" calcext:value-type="string">
            <text:p>Cantik</text:p>
          </table:table-cell>
        </table:table-row>
        <table:table-row table:style-name="ro1">
          <table:table-cell/>
          <table:table-cell office:value-type="string" calcext:value-type="string">
            <text:p>Cantum</text:p>
          </table:table-cell>
        </table:table-row>
        <table:table-row table:style-name="ro1">
          <table:table-cell/>
          <table:table-cell office:value-type="string" calcext:value-type="string">
            <text:p>Cap</text:p>
          </table:table-cell>
        </table:table-row>
        <table:table-row table:style-name="ro1">
          <table:table-cell/>
          <table:table-cell office:value-type="string" calcext:value-type="string">
            <text:p>Capai</text:p>
          </table:table-cell>
        </table:table-row>
        <table:table-row table:style-name="ro1">
          <table:table-cell/>
          <table:table-cell office:value-type="string" calcext:value-type="string">
            <text:p>Caplok</text:p>
          </table:table-cell>
        </table:table-row>
        <table:table-row table:style-name="ro1">
          <table:table-cell/>
          <table:table-cell office:value-type="string" calcext:value-type="string">
            <text:p>Capung</text:p>
          </table:table-cell>
        </table:table-row>
        <table:table-row table:style-name="ro1">
          <table:table-cell/>
          <table:table-cell office:value-type="string" calcext:value-type="string">
            <text:p>Cara</text:p>
          </table:table-cell>
        </table:table-row>
        <table:table-row table:style-name="ro1">
          <table:table-cell/>
          <table:table-cell office:value-type="string" calcext:value-type="string">
            <text:p>Cari</text:p>
          </table:table-cell>
        </table:table-row>
        <table:table-row table:style-name="ro1">
          <table:table-cell/>
          <table:table-cell office:value-type="string" calcext:value-type="string">
            <text:p>Cat</text:p>
          </table:table-cell>
        </table:table-row>
        <table:table-row table:style-name="ro1">
          <table:table-cell/>
          <table:table-cell office:value-type="string" calcext:value-type="string">
            <text:p>Catat</text:p>
          </table:table-cell>
        </table:table-row>
        <table:table-row table:style-name="ro1">
          <table:table-cell/>
          <table:table-cell office:value-type="string" calcext:value-type="string">
            <text:p>Catur</text:p>
          </table:table-cell>
        </table:table-row>
        <table:table-row table:style-name="ro1">
          <table:table-cell/>
          <table:table-cell office:value-type="string" calcext:value-type="string">
            <text:p>Catut</text:p>
          </table:table-cell>
        </table:table-row>
        <table:table-row table:style-name="ro1">
          <table:table-cell/>
          <table:table-cell office:value-type="string" calcext:value-type="string">
            <text:p>Cawan</text:p>
          </table:table-cell>
        </table:table-row>
        <table:table-row table:style-name="ro1">
          <table:table-cell/>
          <table:table-cell office:value-type="string" calcext:value-type="string">
            <text:p>Cebok</text:p>
          </table:table-cell>
        </table:table-row>
        <table:table-row table:style-name="ro1">
          <table:table-cell/>
          <table:table-cell office:value-type="string" calcext:value-type="string">
            <text:p>Cebol</text:p>
          </table:table-cell>
        </table:table-row>
        <table:table-row table:style-name="ro1">
          <table:table-cell/>
          <table:table-cell office:value-type="string" calcext:value-type="string">
            <text:p>Cebur</text:p>
          </table:table-cell>
        </table:table-row>
        <table:table-row table:style-name="ro1">
          <table:table-cell/>
          <table:table-cell office:value-type="string" calcext:value-type="string">
            <text:p>Cecak</text:p>
          </table:table-cell>
        </table:table-row>
        <table:table-row table:style-name="ro1">
          <table:table-cell/>
          <table:table-cell office:value-type="string" calcext:value-type="string">
            <text:p>Cecer</text:p>
          </table:table-cell>
        </table:table-row>
        <table:table-row table:style-name="ro1">
          <table:table-cell/>
          <table:table-cell office:value-type="string" calcext:value-type="string">
            <text:p>Cedera</text:p>
          </table:table-cell>
        </table:table-row>
        <table:table-row table:style-name="ro1">
          <table:table-cell/>
          <table:table-cell office:value-type="string" calcext:value-type="string">
            <text:p>Cegah</text:p>
          </table:table-cell>
        </table:table-row>
        <table:table-row table:style-name="ro1">
          <table:table-cell/>
          <table:table-cell office:value-type="string" calcext:value-type="string">
            <text:p>Cegat</text:p>
          </table:table-cell>
        </table:table-row>
        <table:table-row table:style-name="ro1">
          <table:table-cell/>
          <table:table-cell office:value-type="string" calcext:value-type="string">
            <text:p>Cekcok</text:p>
          </table:table-cell>
        </table:table-row>
        <table:table-row table:style-name="ro1">
          <table:table-cell/>
          <table:table-cell office:value-type="string" calcext:value-type="string">
            <text:p>Cekik</text:p>
          </table:table-cell>
        </table:table-row>
        <table:table-row table:style-name="ro1">
          <table:table-cell/>
          <table:table-cell office:value-type="string" calcext:value-type="string">
            <text:p>Cekung</text:p>
          </table:table-cell>
        </table:table-row>
        <table:table-row table:style-name="ro1">
          <table:table-cell/>
          <table:table-cell office:value-type="string" calcext:value-type="string">
            <text:p>Celaka</text:p>
          </table:table-cell>
        </table:table-row>
        <table:table-row table:style-name="ro1">
          <table:table-cell/>
          <table:table-cell office:value-type="string" calcext:value-type="string">
            <text:p>Celana</text:p>
          </table:table-cell>
        </table:table-row>
        <table:table-row table:style-name="ro1">
          <table:table-cell/>
          <table:table-cell office:value-type="string" calcext:value-type="string">
            <text:p>Celup</text:p>
          </table:table-cell>
        </table:table-row>
        <table:table-row table:style-name="ro1">
          <table:table-cell/>
          <table:table-cell office:value-type="string" calcext:value-type="string">
            <text:p>Cemar</text:p>
          </table:table-cell>
        </table:table-row>
        <table:table-row table:style-name="ro1">
          <table:table-cell/>
          <table:table-cell office:value-type="string" calcext:value-type="string">
            <text:p>Cemas</text:p>
          </table:table-cell>
        </table:table-row>
        <table:table-row table:style-name="ro1">
          <table:table-cell/>
          <table:table-cell office:value-type="string" calcext:value-type="string">
            <text:p>Cemberut</text:p>
          </table:table-cell>
        </table:table-row>
        <table:table-row table:style-name="ro1">
          <table:table-cell/>
          <table:table-cell office:value-type="string" calcext:value-type="string">
            <text:p>Cembung</text:p>
          </table:table-cell>
        </table:table-row>
        <table:table-row table:style-name="ro1">
          <table:table-cell/>
          <table:table-cell office:value-type="string" calcext:value-type="string">
            <text:p>Cemburu</text:p>
          </table:table-cell>
        </table:table-row>
        <table:table-row table:style-name="ro1">
          <table:table-cell/>
          <table:table-cell office:value-type="string" calcext:value-type="string">
            <text:p>Cemerlang</text:p>
          </table:table-cell>
        </table:table-row>
        <table:table-row table:style-name="ro1">
          <table:table-cell/>
          <table:table-cell office:value-type="string" calcext:value-type="string">
            <text:p>Cemeti</text:p>
          </table:table-cell>
        </table:table-row>
        <table:table-row table:style-name="ro1">
          <table:table-cell/>
          <table:table-cell office:value-type="string" calcext:value-type="string">
            <text:p>Cendawan</text:p>
          </table:table-cell>
        </table:table-row>
        <table:table-row table:style-name="ro1">
          <table:table-cell/>
          <table:table-cell office:value-type="string" calcext:value-type="string">
            <text:p>Cendekia</text:p>
          </table:table-cell>
        </table:table-row>
        <table:table-row table:style-name="ro1">
          <table:table-cell/>
          <table:table-cell office:value-type="string" calcext:value-type="string">
            <text:p>Cendol</text:p>
          </table:table-cell>
        </table:table-row>
        <table:table-row table:style-name="ro1">
          <table:table-cell/>
          <table:table-cell office:value-type="string" calcext:value-type="string">
            <text:p>Cengeng</text:p>
          </table:table-cell>
        </table:table-row>
        <table:table-row table:style-name="ro1">
          <table:table-cell/>
          <table:table-cell office:value-type="string" calcext:value-type="string">
            <text:p>Cengkeh</text:p>
          </table:table-cell>
        </table:table-row>
        <table:table-row table:style-name="ro1">
          <table:table-cell/>
          <table:table-cell office:value-type="string" calcext:value-type="string">
            <text:p>Cengkeram</text:p>
          </table:table-cell>
        </table:table-row>
        <table:table-row table:style-name="ro1">
          <table:table-cell/>
          <table:table-cell office:value-type="string" calcext:value-type="string">
            <text:p>Centong</text:p>
          </table:table-cell>
        </table:table-row>
        <table:table-row table:style-name="ro1">
          <table:table-cell/>
          <table:table-cell office:value-type="string" calcext:value-type="string">
            <text:p>Cepat</text:p>
          </table:table-cell>
        </table:table-row>
        <table:table-row table:style-name="ro1">
          <table:table-cell/>
          <table:table-cell office:value-type="string" calcext:value-type="string">
            <text:p>Cerah</text:p>
          </table:table-cell>
        </table:table-row>
        <table:table-row table:style-name="ro1">
          <table:table-cell/>
          <table:table-cell office:value-type="string" calcext:value-type="string">
            <text:p>Cerai</text:p>
          </table:table-cell>
        </table:table-row>
        <table:table-row table:style-name="ro1">
          <table:table-cell/>
          <table:table-cell office:value-type="string" calcext:value-type="string">
            <text:p>Ceramah</text:p>
          </table:table-cell>
        </table:table-row>
        <table:table-row table:style-name="ro1">
          <table:table-cell/>
          <table:table-cell office:value-type="string" calcext:value-type="string">
            <text:p>Cerdas</text:p>
          </table:table-cell>
        </table:table-row>
        <table:table-row table:style-name="ro1">
          <table:table-cell/>
          <table:table-cell office:value-type="string" calcext:value-type="string">
            <text:p>Cerdik</text:p>
          </table:table-cell>
        </table:table-row>
        <table:table-row table:style-name="ro1">
          <table:table-cell/>
          <table:table-cell office:value-type="string" calcext:value-type="string">
            <text:p>Cerewet</text:p>
          </table:table-cell>
        </table:table-row>
        <table:table-row table:style-name="ro1">
          <table:table-cell/>
          <table:table-cell office:value-type="string" calcext:value-type="string">
            <text:p>Cerita</text:p>
          </table:table-cell>
        </table:table-row>
        <table:table-row table:style-name="ro1">
          <table:table-cell/>
          <table:table-cell office:value-type="string" calcext:value-type="string">
            <text:p>Cermat</text:p>
          </table:table-cell>
        </table:table-row>
        <table:table-row table:style-name="ro1">
          <table:table-cell/>
          <table:table-cell office:value-type="string" calcext:value-type="string">
            <text:p>Cermin</text:p>
          </table:table-cell>
        </table:table-row>
        <table:table-row table:style-name="ro1">
          <table:table-cell/>
          <table:table-cell office:value-type="string" calcext:value-type="string">
            <text:p>Ceroboh</text:p>
          </table:table-cell>
        </table:table-row>
        <table:table-row table:style-name="ro1">
          <table:table-cell/>
          <table:table-cell office:value-type="string" calcext:value-type="string">
            <text:p>Cerobong</text:p>
          </table:table-cell>
        </table:table-row>
        <table:table-row table:style-name="ro1">
          <table:table-cell/>
          <table:table-cell office:value-type="string" calcext:value-type="string">
            <text:p>Cerutu</text:p>
          </table:table-cell>
        </table:table-row>
        <table:table-row table:style-name="ro1">
          <table:table-cell/>
          <table:table-cell office:value-type="string" calcext:value-type="string">
            <text:p>Cetak</text:p>
          </table:table-cell>
        </table:table-row>
        <table:table-row table:style-name="ro1">
          <table:table-cell/>
          <table:table-cell office:value-type="string" calcext:value-type="string">
            <text:p>Cicil</text:p>
          </table:table-cell>
        </table:table-row>
        <table:table-row table:style-name="ro1">
          <table:table-cell/>
          <table:table-cell office:value-type="string" calcext:value-type="string">
            <text:p>Cicip</text:p>
          </table:table-cell>
        </table:table-row>
        <table:table-row table:style-name="ro1">
          <table:table-cell/>
          <table:table-cell office:value-type="string" calcext:value-type="string">
            <text:p>Cincang</text:p>
          </table:table-cell>
        </table:table-row>
        <table:table-row table:style-name="ro1">
          <table:table-cell/>
          <table:table-cell office:value-type="string" calcext:value-type="string">
            <text:p>Cincin</text:p>
          </table:table-cell>
        </table:table-row>
        <table:table-row table:style-name="ro1">
          <table:table-cell/>
          <table:table-cell office:value-type="string" calcext:value-type="string">
            <text:p>Cinta</text:p>
          </table:table-cell>
        </table:table-row>
        <table:table-row table:style-name="ro1">
          <table:table-cell/>
          <table:table-cell office:value-type="string" calcext:value-type="string">
            <text:p>Cipta</text:p>
          </table:table-cell>
        </table:table-row>
        <table:table-row table:style-name="ro1">
          <table:table-cell/>
          <table:table-cell office:value-type="string" calcext:value-type="string">
            <text:p>Cita</text:p>
          </table:table-cell>
        </table:table-row>
        <table:table-row table:style-name="ro1">
          <table:table-cell/>
          <table:table-cell office:value-type="string" calcext:value-type="string">
            <text:p>Cium</text:p>
          </table:table-cell>
        </table:table-row>
        <table:table-row table:style-name="ro1">
          <table:table-cell/>
          <table:table-cell office:value-type="string" calcext:value-type="string">
            <text:p>Ciut</text:p>
          </table:table-cell>
        </table:table-row>
        <table:table-row table:style-name="ro1">
          <table:table-cell/>
          <table:table-cell office:value-type="string" calcext:value-type="string">
            <text:p>Coba</text:p>
          </table:table-cell>
        </table:table-row>
        <table:table-row table:style-name="ro1">
          <table:table-cell/>
          <table:table-cell office:value-type="string" calcext:value-type="string">
            <text:p>Cocok</text:p>
          </table:table-cell>
        </table:table-row>
        <table:table-row table:style-name="ro1">
          <table:table-cell/>
          <table:table-cell office:value-type="string" calcext:value-type="string">
            <text:p>Cokelat</text:p>
          </table:table-cell>
        </table:table-row>
        <table:table-row table:style-name="ro1">
          <table:table-cell/>
          <table:table-cell office:value-type="string" calcext:value-type="string">
            <text:p>Colek</text:p>
          </table:table-cell>
        </table:table-row>
        <table:table-row table:style-name="ro1">
          <table:table-cell/>
          <table:table-cell office:value-type="string" calcext:value-type="string">
            <text:p>Compang-camping</text:p>
          </table:table-cell>
        </table:table-row>
        <table:table-row table:style-name="ro1">
          <table:table-cell/>
          <table:table-cell office:value-type="string" calcext:value-type="string">
            <text:p>Condong</text:p>
          </table:table-cell>
        </table:table-row>
        <table:table-row table:style-name="ro1">
          <table:table-cell/>
          <table:table-cell office:value-type="string" calcext:value-type="string">
            <text:p>Congek</text:p>
          </table:table-cell>
        </table:table-row>
        <table:table-row table:style-name="ro1">
          <table:table-cell/>
          <table:table-cell office:value-type="string" calcext:value-type="string">
            <text:p>Congkel</text:p>
          </table:table-cell>
        </table:table-row>
        <table:table-row table:style-name="ro1">
          <table:table-cell/>
          <table:table-cell office:value-type="string" calcext:value-type="string">
            <text:p>Contoh</text:p>
          </table:table-cell>
        </table:table-row>
        <table:table-row table:style-name="ro1">
          <table:table-cell/>
          <table:table-cell office:value-type="string" calcext:value-type="string">
            <text:p>Copet</text:p>
          </table:table-cell>
        </table:table-row>
        <table:table-row table:style-name="ro1">
          <table:table-cell/>
          <table:table-cell office:value-type="string" calcext:value-type="string">
            <text:p>Copot</text:p>
          </table:table-cell>
        </table:table-row>
        <table:table-row table:style-name="ro1">
          <table:table-cell/>
          <table:table-cell office:value-type="string" calcext:value-type="string">
            <text:p>Cor</text:p>
          </table:table-cell>
        </table:table-row>
        <table:table-row table:style-name="ro1">
          <table:table-cell/>
          <table:table-cell office:value-type="string" calcext:value-type="string">
            <text:p>Coreng</text:p>
          </table:table-cell>
        </table:table-row>
        <table:table-row table:style-name="ro1">
          <table:table-cell/>
          <table:table-cell office:value-type="string" calcext:value-type="string">
            <text:p>Coret</text:p>
          </table:table-cell>
        </table:table-row>
        <table:table-row table:style-name="ro1">
          <table:table-cell/>
          <table:table-cell office:value-type="string" calcext:value-type="string">
            <text:p>Corong</text:p>
          </table:table-cell>
        </table:table-row>
        <table:table-row table:style-name="ro1">
          <table:table-cell/>
          <table:table-cell office:value-type="string" calcext:value-type="string">
            <text:p>Cuaca</text:p>
          </table:table-cell>
        </table:table-row>
        <table:table-row table:style-name="ro1">
          <table:table-cell/>
          <table:table-cell office:value-type="string" calcext:value-type="string">
            <text:p>Cuat</text:p>
          </table:table-cell>
        </table:table-row>
        <table:table-row table:style-name="ro1">
          <table:table-cell/>
          <table:table-cell office:value-type="string" calcext:value-type="string">
            <text:p>Cubit</text:p>
          </table:table-cell>
        </table:table-row>
        <table:table-row table:style-name="ro1">
          <table:table-cell/>
          <table:table-cell office:value-type="string" calcext:value-type="string">
            <text:p>Cuci</text:p>
          </table:table-cell>
        </table:table-row>
        <table:table-row table:style-name="ro1">
          <table:table-cell/>
          <table:table-cell office:value-type="string" calcext:value-type="string">
            <text:p>Cucu</text:p>
          </table:table-cell>
        </table:table-row>
        <table:table-row table:style-name="ro1">
          <table:table-cell/>
          <table:table-cell office:value-type="string" calcext:value-type="string">
            <text:p>Cucur</text:p>
          </table:table-cell>
        </table:table-row>
        <table:table-row table:style-name="ro1">
          <table:table-cell/>
          <table:table-cell office:value-type="string" calcext:value-type="string">
            <text:p>Cuil</text:p>
          </table:table-cell>
        </table:table-row>
        <table:table-row table:style-name="ro1">
          <table:table-cell/>
          <table:table-cell office:value-type="string" calcext:value-type="string">
            <text:p>Cuka</text:p>
          </table:table-cell>
        </table:table-row>
        <table:table-row table:style-name="ro1">
          <table:table-cell/>
          <table:table-cell office:value-type="string" calcext:value-type="string">
            <text:p>Cukup</text:p>
          </table:table-cell>
        </table:table-row>
        <table:table-row table:style-name="ro1">
          <table:table-cell/>
          <table:table-cell office:value-type="string" calcext:value-type="string">
            <text:p>Cukur</text:p>
          </table:table-cell>
        </table:table-row>
        <table:table-row table:style-name="ro1">
          <table:table-cell/>
          <table:table-cell office:value-type="string" calcext:value-type="string">
            <text:p>Cula</text:p>
          </table:table-cell>
        </table:table-row>
        <table:table-row table:style-name="ro1">
          <table:table-cell/>
          <table:table-cell office:value-type="string" calcext:value-type="string">
            <text:p>Culik</text:p>
          </table:table-cell>
        </table:table-row>
        <table:table-row table:style-name="ro1">
          <table:table-cell/>
          <table:table-cell office:value-type="string" calcext:value-type="string">
            <text:p>Cuma</text:p>
          </table:table-cell>
        </table:table-row>
        <table:table-row table:style-name="ro1">
          <table:table-cell/>
          <table:table-cell office:value-type="string" calcext:value-type="string">
            <text:p>Cumi-cumi</text:p>
          </table:table-cell>
        </table:table-row>
        <table:table-row table:style-name="ro1">
          <table:table-cell/>
          <table:table-cell office:value-type="string" calcext:value-type="string">
            <text:p>Cungkil</text:p>
          </table:table-cell>
        </table:table-row>
        <table:table-row table:style-name="ro1">
          <table:table-cell/>
          <table:table-cell office:value-type="string" calcext:value-type="string">
            <text:p>Curah</text:p>
          </table:table-cell>
        </table:table-row>
        <table:table-row table:style-name="ro1">
          <table:table-cell/>
          <table:table-cell office:value-type="string" calcext:value-type="string">
            <text:p>Curang</text:p>
          </table:table-cell>
        </table:table-row>
        <table:table-row table:style-name="ro1">
          <table:table-cell/>
          <table:table-cell office:value-type="string" calcext:value-type="string">
            <text:p>Curi</text:p>
          </table:table-cell>
        </table:table-row>
        <table:table-row table:style-name="ro1">
          <table:table-cell/>
          <table:table-cell office:value-type="string" calcext:value-type="string">
            <text:p>Curiga</text:p>
          </table:table-cell>
        </table:table-row>
        <table:table-row table:style-name="ro1">
          <table:table-cell/>
          <table:table-cell office:value-type="string" calcext:value-type="string">
            <text:p>Cuti</text:p>
          </table:table-cell>
        </table:table-row>
        <table:table-row table:style-name="ro1">
          <table:table-cell/>
          <table:table-cell office:value-type="string" calcext:value-type="string">
            <text:p>Dada</text:p>
          </table:table-cell>
        </table:table-row>
        <table:table-row table:style-name="ro1">
          <table:table-cell/>
          <table:table-cell office:value-type="string" calcext:value-type="string">
            <text:p>Dadar</text:p>
          </table:table-cell>
        </table:table-row>
        <table:table-row table:style-name="ro1">
          <table:table-cell/>
          <table:table-cell office:value-type="string" calcext:value-type="string">
            <text:p>Dadu</text:p>
          </table:table-cell>
        </table:table-row>
        <table:table-row table:style-name="ro1">
          <table:table-cell/>
          <table:table-cell office:value-type="string" calcext:value-type="string">
            <text:p>Daerah</text:p>
          </table:table-cell>
        </table:table-row>
        <table:table-row table:style-name="ro1">
          <table:table-cell/>
          <table:table-cell office:value-type="string" calcext:value-type="string">
            <text:p>Daftar</text:p>
          </table:table-cell>
        </table:table-row>
        <table:table-row table:style-name="ro1">
          <table:table-cell/>
          <table:table-cell office:value-type="string" calcext:value-type="string">
            <text:p>Dagang</text:p>
          </table:table-cell>
        </table:table-row>
        <table:table-row table:style-name="ro1">
          <table:table-cell/>
          <table:table-cell office:value-type="string" calcext:value-type="string">
            <text:p>Daging</text:p>
          </table:table-cell>
        </table:table-row>
        <table:table-row table:style-name="ro1">
          <table:table-cell/>
          <table:table-cell office:value-type="string" calcext:value-type="string">
            <text:p>Dagu</text:p>
          </table:table-cell>
        </table:table-row>
        <table:table-row table:style-name="ro1">
          <table:table-cell/>
          <table:table-cell office:value-type="string" calcext:value-type="string">
            <text:p>Dahan</text:p>
          </table:table-cell>
        </table:table-row>
        <table:table-row table:style-name="ro1">
          <table:table-cell/>
          <table:table-cell office:value-type="string" calcext:value-type="string">
            <text:p>Dahulu</text:p>
          </table:table-cell>
        </table:table-row>
        <table:table-row table:style-name="ro1">
          <table:table-cell/>
          <table:table-cell office:value-type="string" calcext:value-type="string">
            <text:p>Daki</text:p>
          </table:table-cell>
        </table:table-row>
        <table:table-row table:style-name="ro1">
          <table:table-cell/>
          <table:table-cell office:value-type="string" calcext:value-type="string">
            <text:p>Dakwah</text:p>
          </table:table-cell>
        </table:table-row>
        <table:table-row table:style-name="ro1">
          <table:table-cell/>
          <table:table-cell office:value-type="string" calcext:value-type="string">
            <text:p>Dalam</text:p>
          </table:table-cell>
        </table:table-row>
        <table:table-row table:style-name="ro1">
          <table:table-cell/>
          <table:table-cell office:value-type="string" calcext:value-type="string">
            <text:p>Dalang</text:p>
          </table:table-cell>
        </table:table-row>
        <table:table-row table:style-name="ro1">
          <table:table-cell/>
          <table:table-cell office:value-type="string" calcext:value-type="string">
            <text:p>Damai</text:p>
          </table:table-cell>
        </table:table-row>
        <table:table-row table:style-name="ro1">
          <table:table-cell/>
          <table:table-cell office:value-type="string" calcext:value-type="string">
            <text:p>Damba</text:p>
          </table:table-cell>
        </table:table-row>
        <table:table-row table:style-name="ro1">
          <table:table-cell/>
          <table:table-cell office:value-type="string" calcext:value-type="string">
            <text:p>Damping</text:p>
          </table:table-cell>
        </table:table-row>
        <table:table-row table:style-name="ro1">
          <table:table-cell/>
          <table:table-cell office:value-type="string" calcext:value-type="string">
            <text:p>Damprat</text:p>
          </table:table-cell>
        </table:table-row>
        <table:table-row table:style-name="ro1">
          <table:table-cell/>
          <table:table-cell office:value-type="string" calcext:value-type="string">
            <text:p>Dan</text:p>
          </table:table-cell>
        </table:table-row>
        <table:table-row table:style-name="ro1">
          <table:table-cell/>
          <table:table-cell office:value-type="string" calcext:value-type="string">
            <text:p>Dana</text:p>
          </table:table-cell>
        </table:table-row>
        <table:table-row table:style-name="ro1">
          <table:table-cell/>
          <table:table-cell office:value-type="string" calcext:value-type="string">
            <text:p>Danau</text:p>
          </table:table-cell>
        </table:table-row>
        <table:table-row table:style-name="ro1">
          <table:table-cell/>
          <table:table-cell office:value-type="string" calcext:value-type="string">
            <text:p>Dandang</text:p>
          </table:table-cell>
        </table:table-row>
        <table:table-row table:style-name="ro1">
          <table:table-cell/>
          <table:table-cell office:value-type="string" calcext:value-type="string">
            <text:p>Dangau</text:p>
          </table:table-cell>
        </table:table-row>
        <table:table-row table:style-name="ro1">
          <table:table-cell/>
          <table:table-cell office:value-type="string" calcext:value-type="string">
            <text:p>Dangdut</text:p>
          </table:table-cell>
        </table:table-row>
        <table:table-row table:style-name="ro1">
          <table:table-cell/>
          <table:table-cell office:value-type="string" calcext:value-type="string">
            <text:p>Dangkal</text:p>
          </table:table-cell>
        </table:table-row>
        <table:table-row table:style-name="ro1">
          <table:table-cell/>
          <table:table-cell office:value-type="string" calcext:value-type="string">
            <text:p>Dansa</text:p>
          </table:table-cell>
        </table:table-row>
        <table:table-row table:style-name="ro1">
          <table:table-cell/>
          <table:table-cell office:value-type="string" calcext:value-type="string">
            <text:p>Dapat</text:p>
          </table:table-cell>
        </table:table-row>
        <table:table-row table:style-name="ro1">
          <table:table-cell/>
          <table:table-cell office:value-type="string" calcext:value-type="string">
            <text:p>Dapur</text:p>
          </table:table-cell>
        </table:table-row>
        <table:table-row table:style-name="ro1">
          <table:table-cell/>
          <table:table-cell office:value-type="string" calcext:value-type="string">
            <text:p>Dara</text:p>
          </table:table-cell>
        </table:table-row>
        <table:table-row table:style-name="ro1">
          <table:table-cell/>
          <table:table-cell office:value-type="string" calcext:value-type="string">
            <text:p>Darah</text:p>
          </table:table-cell>
        </table:table-row>
        <table:table-row table:style-name="ro1">
          <table:table-cell/>
          <table:table-cell office:value-type="string" calcext:value-type="string">
            <text:p>Dari</text:p>
          </table:table-cell>
        </table:table-row>
        <table:table-row table:style-name="ro1">
          <table:table-cell/>
          <table:table-cell office:value-type="string" calcext:value-type="string">
            <text:p>Daripada</text:p>
          </table:table-cell>
        </table:table-row>
        <table:table-row table:style-name="ro1">
          <table:table-cell/>
          <table:table-cell office:value-type="string" calcext:value-type="string">
            <text:p>Dasa</text:p>
          </table:table-cell>
        </table:table-row>
        <table:table-row table:style-name="ro1">
          <table:table-cell/>
          <table:table-cell office:value-type="string" calcext:value-type="string">
            <text:p>Dasar</text:p>
          </table:table-cell>
        </table:table-row>
        <table:table-row table:style-name="ro1">
          <table:table-cell/>
          <table:table-cell office:value-type="string" calcext:value-type="string">
            <text:p>Dasi</text:p>
          </table:table-cell>
        </table:table-row>
        <table:table-row table:style-name="ro1">
          <table:table-cell/>
          <table:table-cell office:value-type="string" calcext:value-type="string">
            <text:p>Daster</text:p>
          </table:table-cell>
        </table:table-row>
        <table:table-row table:style-name="ro1">
          <table:table-cell/>
          <table:table-cell office:value-type="string" calcext:value-type="string">
            <text:p>Data</text:p>
          </table:table-cell>
        </table:table-row>
        <table:table-row table:style-name="ro1">
          <table:table-cell/>
          <table:table-cell office:value-type="string" calcext:value-type="string">
            <text:p>Datang</text:p>
          </table:table-cell>
        </table:table-row>
        <table:table-row table:style-name="ro1">
          <table:table-cell/>
          <table:table-cell office:value-type="string" calcext:value-type="string">
            <text:p>Datar</text:p>
          </table:table-cell>
        </table:table-row>
        <table:table-row table:style-name="ro1">
          <table:table-cell/>
          <table:table-cell office:value-type="string" calcext:value-type="string">
            <text:p>Datuk</text:p>
          </table:table-cell>
        </table:table-row>
        <table:table-row table:style-name="ro1">
          <table:table-cell/>
          <table:table-cell office:value-type="string" calcext:value-type="string">
            <text:p>Daun</text:p>
          </table:table-cell>
        </table:table-row>
        <table:table-row table:style-name="ro1">
          <table:table-cell/>
          <table:table-cell office:value-type="string" calcext:value-type="string">
            <text:p>Daya</text:p>
          </table:table-cell>
        </table:table-row>
        <table:table-row table:style-name="ro1">
          <table:table-cell/>
          <table:table-cell office:value-type="string" calcext:value-type="string">
            <text:p>Dayung</text:p>
          </table:table-cell>
        </table:table-row>
        <table:table-row table:style-name="ro1">
          <table:table-cell/>
          <table:table-cell office:value-type="string" calcext:value-type="string">
            <text:p>Debar</text:p>
          </table:table-cell>
        </table:table-row>
        <table:table-row table:style-name="ro1">
          <table:table-cell/>
          <table:table-cell office:value-type="string" calcext:value-type="string">
            <text:p>Debat</text:p>
          </table:table-cell>
        </table:table-row>
        <table:table-row table:style-name="ro1">
          <table:table-cell/>
          <table:table-cell office:value-type="string" calcext:value-type="string">
            <text:p>Debu</text:p>
          </table:table-cell>
        </table:table-row>
        <table:table-row table:style-name="ro1">
          <table:table-cell/>
          <table:table-cell office:value-type="string" calcext:value-type="string">
            <text:p>Dekam</text:p>
          </table:table-cell>
        </table:table-row>
        <table:table-row table:style-name="ro1">
          <table:table-cell/>
          <table:table-cell office:value-type="string" calcext:value-type="string">
            <text:p>Dekap</text:p>
          </table:table-cell>
        </table:table-row>
        <table:table-row table:style-name="ro1">
          <table:table-cell/>
          <table:table-cell office:value-type="string" calcext:value-type="string">
            <text:p>Dekat</text:p>
          </table:table-cell>
        </table:table-row>
        <table:table-row table:style-name="ro1">
          <table:table-cell/>
          <table:table-cell office:value-type="string" calcext:value-type="string">
            <text:p>Dekil</text:p>
          </table:table-cell>
        </table:table-row>
        <table:table-row table:style-name="ro1">
          <table:table-cell/>
          <table:table-cell office:value-type="string" calcext:value-type="string">
            <text:p>Deklamasi</text:p>
          </table:table-cell>
        </table:table-row>
        <table:table-row table:style-name="ro1">
          <table:table-cell/>
          <table:table-cell office:value-type="string" calcext:value-type="string">
            <text:p>Dekorasi</text:p>
          </table:table-cell>
        </table:table-row>
        <table:table-row table:style-name="ro1">
          <table:table-cell/>
          <table:table-cell office:value-type="string" calcext:value-type="string">
            <text:p>Demam</text:p>
          </table:table-cell>
        </table:table-row>
        <table:table-row table:style-name="ro1">
          <table:table-cell/>
          <table:table-cell office:value-type="string" calcext:value-type="string">
            <text:p>Demi</text:p>
          </table:table-cell>
        </table:table-row>
        <table:table-row table:style-name="ro1">
          <table:table-cell/>
          <table:table-cell office:value-type="string" calcext:value-type="string">
            <text:p>Demikian</text:p>
          </table:table-cell>
        </table:table-row>
        <table:table-row table:style-name="ro1">
          <table:table-cell/>
          <table:table-cell office:value-type="string" calcext:value-type="string">
            <text:p>Demokrasi</text:p>
          </table:table-cell>
        </table:table-row>
        <table:table-row table:style-name="ro1">
          <table:table-cell/>
          <table:table-cell office:value-type="string" calcext:value-type="string">
            <text:p>Dempet</text:p>
          </table:table-cell>
        </table:table-row>
        <table:table-row table:style-name="ro1">
          <table:table-cell/>
          <table:table-cell office:value-type="string" calcext:value-type="string">
            <text:p>Dempul</text:p>
          </table:table-cell>
        </table:table-row>
        <table:table-row table:style-name="ro1">
          <table:table-cell/>
          <table:table-cell office:value-type="string" calcext:value-type="string">
            <text:p>Denah</text:p>
          </table:table-cell>
        </table:table-row>
        <table:table-row table:style-name="ro1">
          <table:table-cell/>
          <table:table-cell office:value-type="string" calcext:value-type="string">
            <text:p>Denda</text:p>
          </table:table-cell>
        </table:table-row>
        <table:table-row table:style-name="ro1">
          <table:table-cell/>
          <table:table-cell office:value-type="string" calcext:value-type="string">
            <text:p>Dendam</text:p>
          </table:table-cell>
        </table:table-row>
        <table:table-row table:style-name="ro1">
          <table:table-cell/>
          <table:table-cell office:value-type="string" calcext:value-type="string">
            <text:p>Dendang</text:p>
          </table:table-cell>
        </table:table-row>
        <table:table-row table:style-name="ro1">
          <table:table-cell/>
          <table:table-cell office:value-type="string" calcext:value-type="string">
            <text:p>Dengan</text:p>
          </table:table-cell>
        </table:table-row>
        <table:table-row table:style-name="ro1">
          <table:table-cell/>
          <table:table-cell office:value-type="string" calcext:value-type="string">
            <text:p>Dengar</text:p>
          </table:table-cell>
        </table:table-row>
        <table:table-row table:style-name="ro1">
          <table:table-cell/>
          <table:table-cell office:value-type="string" calcext:value-type="string">
            <text:p>Dengki</text:p>
          </table:table-cell>
        </table:table-row>
        <table:table-row table:style-name="ro1">
          <table:table-cell/>
          <table:table-cell office:value-type="string" calcext:value-type="string">
            <text:p>Dengkul</text:p>
          </table:table-cell>
        </table:table-row>
        <table:table-row table:style-name="ro1">
          <table:table-cell/>
          <table:table-cell office:value-type="string" calcext:value-type="string">
            <text:p>Dengung</text:p>
          </table:table-cell>
        </table:table-row>
        <table:table-row table:style-name="ro1">
          <table:table-cell/>
          <table:table-cell office:value-type="string" calcext:value-type="string">
            <text:p>Denyut</text:p>
          </table:table-cell>
        </table:table-row>
        <table:table-row table:style-name="ro1">
          <table:table-cell/>
          <table:table-cell office:value-type="string" calcext:value-type="string">
            <text:p>Depan</text:p>
          </table:table-cell>
        </table:table-row>
        <table:table-row table:style-name="ro1">
          <table:table-cell/>
          <table:table-cell office:value-type="string" calcext:value-type="string">
            <text:p>Departemen</text:p>
          </table:table-cell>
        </table:table-row>
        <table:table-row table:style-name="ro1">
          <table:table-cell/>
          <table:table-cell office:value-type="string" calcext:value-type="string">
            <text:p>Dera</text:p>
          </table:table-cell>
        </table:table-row>
        <table:table-row table:style-name="ro1">
          <table:table-cell/>
          <table:table-cell office:value-type="string" calcext:value-type="string">
            <text:p>Derai</text:p>
          </table:table-cell>
        </table:table-row>
        <table:table-row table:style-name="ro1">
          <table:table-cell/>
          <table:table-cell office:value-type="string" calcext:value-type="string">
            <text:p>Derajat</text:p>
          </table:table-cell>
        </table:table-row>
        <table:table-row table:style-name="ro1">
          <table:table-cell/>
          <table:table-cell office:value-type="string" calcext:value-type="string">
            <text:p>Deras</text:p>
          </table:table-cell>
        </table:table-row>
        <table:table-row table:style-name="ro1">
          <table:table-cell/>
          <table:table-cell office:value-type="string" calcext:value-type="string">
            <text:p>Derek</text:p>
          </table:table-cell>
        </table:table-row>
        <table:table-row table:style-name="ro1">
          <table:table-cell/>
          <table:table-cell office:value-type="string" calcext:value-type="string">
            <text:p>Deret</text:p>
          </table:table-cell>
        </table:table-row>
        <table:table-row table:style-name="ro1">
          <table:table-cell/>
          <table:table-cell office:value-type="string" calcext:value-type="string">
            <text:p>Derita</text:p>
          </table:table-cell>
        </table:table-row>
        <table:table-row table:style-name="ro1">
          <table:table-cell/>
          <table:table-cell office:value-type="string" calcext:value-type="string">
            <text:p>Derma</text:p>
          </table:table-cell>
        </table:table-row>
        <table:table-row table:style-name="ro1">
          <table:table-cell/>
          <table:table-cell office:value-type="string" calcext:value-type="string">
            <text:p>Dermaga</text:p>
          </table:table-cell>
        </table:table-row>
        <table:table-row table:style-name="ro1">
          <table:table-cell/>
          <table:table-cell office:value-type="string" calcext:value-type="string">
            <text:p>Deru</text:p>
          </table:table-cell>
        </table:table-row>
        <table:table-row table:style-name="ro1">
          <table:table-cell/>
          <table:table-cell office:value-type="string" calcext:value-type="string">
            <text:p>Desa</text:p>
          </table:table-cell>
        </table:table-row>
        <table:table-row table:style-name="ro1">
          <table:table-cell/>
          <table:table-cell office:value-type="string" calcext:value-type="string">
            <text:p>Desak</text:p>
          </table:table-cell>
        </table:table-row>
        <table:table-row table:style-name="ro1">
          <table:table-cell/>
          <table:table-cell office:value-type="string" calcext:value-type="string">
            <text:p>Desas-desus</text:p>
          </table:table-cell>
        </table:table-row>
        <table:table-row table:style-name="ro1">
          <table:table-cell/>
          <table:table-cell office:value-type="string" calcext:value-type="string">
            <text:p>Desember</text:p>
          </table:table-cell>
        </table:table-row>
        <table:table-row table:style-name="ro1">
          <table:table-cell/>
          <table:table-cell office:value-type="string" calcext:value-type="string">
            <text:p>Desing</text:p>
          </table:table-cell>
        </table:table-row>
        <table:table-row table:style-name="ro1">
          <table:table-cell/>
          <table:table-cell office:value-type="string" calcext:value-type="string">
            <text:p>Desir</text:p>
          </table:table-cell>
        </table:table-row>
        <table:table-row table:style-name="ro1">
          <table:table-cell/>
          <table:table-cell office:value-type="string" calcext:value-type="string">
            <text:p>Desis</text:p>
          </table:table-cell>
        </table:table-row>
        <table:table-row table:style-name="ro1">
          <table:table-cell/>
          <table:table-cell office:value-type="string" calcext:value-type="string">
            <text:p>Detak</text:p>
          </table:table-cell>
        </table:table-row>
        <table:table-row table:style-name="ro1">
          <table:table-cell/>
          <table:table-cell office:value-type="string" calcext:value-type="string">
            <text:p>Detik</text:p>
          </table:table-cell>
        </table:table-row>
        <table:table-row table:style-name="ro1">
          <table:table-cell/>
          <table:table-cell office:value-type="string" calcext:value-type="string">
            <text:p>Dewa</text:p>
          </table:table-cell>
        </table:table-row>
        <table:table-row table:style-name="ro1">
          <table:table-cell/>
          <table:table-cell office:value-type="string" calcext:value-type="string">
            <text:p>Dewasa</text:p>
          </table:table-cell>
        </table:table-row>
        <table:table-row table:style-name="ro1">
          <table:table-cell/>
          <table:table-cell office:value-type="string" calcext:value-type="string">
            <text:p>Dewi</text:p>
          </table:table-cell>
        </table:table-row>
        <table:table-row table:style-name="ro1">
          <table:table-cell/>
          <table:table-cell office:value-type="string" calcext:value-type="string">
            <text:p>Dia</text:p>
          </table:table-cell>
        </table:table-row>
        <table:table-row table:style-name="ro1">
          <table:table-cell/>
          <table:table-cell office:value-type="string" calcext:value-type="string">
            <text:p>Dialog</text:p>
          </table:table-cell>
        </table:table-row>
        <table:table-row table:style-name="ro1">
          <table:table-cell/>
          <table:table-cell office:value-type="string" calcext:value-type="string">
            <text:p>Diam</text:p>
          </table:table-cell>
        </table:table-row>
        <table:table-row table:style-name="ro1">
          <table:table-cell/>
          <table:table-cell office:value-type="string" calcext:value-type="string">
            <text:p>Didih</text:p>
          </table:table-cell>
        </table:table-row>
        <table:table-row table:style-name="ro1">
          <table:table-cell/>
          <table:table-cell office:value-type="string" calcext:value-type="string">
            <text:p>Didik</text:p>
          </table:table-cell>
        </table:table-row>
        <table:table-row table:style-name="ro1">
          <table:table-cell/>
          <table:table-cell office:value-type="string" calcext:value-type="string">
            <text:p>Dinas</text:p>
          </table:table-cell>
        </table:table-row>
        <table:table-row table:style-name="ro1">
          <table:table-cell/>
          <table:table-cell office:value-type="string" calcext:value-type="string">
            <text:p>Dinding</text:p>
          </table:table-cell>
        </table:table-row>
        <table:table-row table:style-name="ro1">
          <table:table-cell/>
          <table:table-cell office:value-type="string" calcext:value-type="string">
            <text:p>Dingin</text:p>
          </table:table-cell>
        </table:table-row>
        <table:table-row table:style-name="ro1">
          <table:table-cell/>
          <table:table-cell office:value-type="string" calcext:value-type="string">
            <text:p>Dipan</text:p>
          </table:table-cell>
        </table:table-row>
        <table:table-row table:style-name="ro1">
          <table:table-cell/>
          <table:table-cell office:value-type="string" calcext:value-type="string">
            <text:p>Direktur</text:p>
          </table:table-cell>
        </table:table-row>
        <table:table-row table:style-name="ro1">
          <table:table-cell/>
          <table:table-cell office:value-type="string" calcext:value-type="string">
            <text:p>Dirgahayu</text:p>
          </table:table-cell>
        </table:table-row>
        <table:table-row table:style-name="ro1">
          <table:table-cell/>
          <table:table-cell office:value-type="string" calcext:value-type="string">
            <text:p>Diri</text:p>
          </table:table-cell>
        </table:table-row>
        <table:table-row table:style-name="ro1">
          <table:table-cell/>
          <table:table-cell office:value-type="string" calcext:value-type="string">
            <text:p>Disiplin</text:p>
          </table:table-cell>
        </table:table-row>
        <table:table-row table:style-name="ro1">
          <table:table-cell/>
          <table:table-cell office:value-type="string" calcext:value-type="string">
            <text:p>Diskusi</text:p>
          </table:table-cell>
        </table:table-row>
        <table:table-row table:style-name="ro1">
          <table:table-cell/>
          <table:table-cell office:value-type="string" calcext:value-type="string">
            <text:p>Doa</text:p>
          </table:table-cell>
        </table:table-row>
        <table:table-row table:style-name="ro1">
          <table:table-cell/>
          <table:table-cell office:value-type="string" calcext:value-type="string">
            <text:p>Dobrak</text:p>
          </table:table-cell>
        </table:table-row>
        <table:table-row table:style-name="ro1">
          <table:table-cell/>
          <table:table-cell office:value-type="string" calcext:value-type="string">
            <text:p>Dokter</text:p>
          </table:table-cell>
        </table:table-row>
        <table:table-row table:style-name="ro1">
          <table:table-cell/>
          <table:table-cell office:value-type="string" calcext:value-type="string">
            <text:p>Doktor</text:p>
          </table:table-cell>
        </table:table-row>
        <table:table-row table:style-name="ro1">
          <table:table-cell/>
          <table:table-cell office:value-type="string" calcext:value-type="string">
            <text:p>Doktoranda</text:p>
          </table:table-cell>
        </table:table-row>
        <table:table-row table:style-name="ro1">
          <table:table-cell/>
          <table:table-cell office:value-type="string" calcext:value-type="string">
            <text:p>Doktorandus</text:p>
          </table:table-cell>
        </table:table-row>
        <table:table-row table:style-name="ro1">
          <table:table-cell/>
          <table:table-cell office:value-type="string" calcext:value-type="string">
            <text:p>Domba</text:p>
          </table:table-cell>
        </table:table-row>
        <table:table-row table:style-name="ro1">
          <table:table-cell/>
          <table:table-cell office:value-type="string" calcext:value-type="string">
            <text:p>Dompet</text:p>
          </table:table-cell>
        </table:table-row>
        <table:table-row table:style-name="ro1">
          <table:table-cell/>
          <table:table-cell office:value-type="string" calcext:value-type="string">
            <text:p>Dongak</text:p>
          </table:table-cell>
        </table:table-row>
        <table:table-row table:style-name="ro1">
          <table:table-cell/>
          <table:table-cell office:value-type="string" calcext:value-type="string">
            <text:p>Dongeng</text:p>
          </table:table-cell>
        </table:table-row>
        <table:table-row table:style-name="ro1">
          <table:table-cell/>
          <table:table-cell office:value-type="string" calcext:value-type="string">
            <text:p>Dongkel</text:p>
          </table:table-cell>
        </table:table-row>
        <table:table-row table:style-name="ro1">
          <table:table-cell/>
          <table:table-cell office:value-type="string" calcext:value-type="string">
            <text:p>Dongkrak</text:p>
          </table:table-cell>
        </table:table-row>
        <table:table-row table:style-name="ro1">
          <table:table-cell/>
          <table:table-cell office:value-type="string" calcext:value-type="string">
            <text:p>Donor</text:p>
          </table:table-cell>
        </table:table-row>
        <table:table-row table:style-name="ro1">
          <table:table-cell/>
          <table:table-cell office:value-type="string" calcext:value-type="string">
            <text:p>Dorong</text:p>
          </table:table-cell>
        </table:table-row>
        <table:table-row table:style-name="ro1">
          <table:table-cell/>
          <table:table-cell office:value-type="string" calcext:value-type="string">
            <text:p>Dosa</text:p>
          </table:table-cell>
        </table:table-row>
        <table:table-row table:style-name="ro1">
          <table:table-cell/>
          <table:table-cell office:value-type="string" calcext:value-type="string">
            <text:p>Dosen</text:p>
          </table:table-cell>
        </table:table-row>
        <table:table-row table:style-name="ro1">
          <table:table-cell/>
          <table:table-cell office:value-type="string" calcext:value-type="string">
            <text:p>Drama</text:p>
          </table:table-cell>
        </table:table-row>
        <table:table-row table:style-name="ro1">
          <table:table-cell/>
          <table:table-cell office:value-type="string" calcext:value-type="string">
            <text:p>Drum</text:p>
          </table:table-cell>
        </table:table-row>
        <table:table-row table:style-name="ro1">
          <table:table-cell/>
          <table:table-cell office:value-type="string" calcext:value-type="string">
            <text:p>Dubur</text:p>
          </table:table-cell>
        </table:table-row>
        <table:table-row table:style-name="ro1">
          <table:table-cell/>
          <table:table-cell office:value-type="string" calcext:value-type="string">
            <text:p>Duda</text:p>
          </table:table-cell>
        </table:table-row>
        <table:table-row table:style-name="ro1">
          <table:table-cell/>
          <table:table-cell office:value-type="string" calcext:value-type="string">
            <text:p>Duduk</text:p>
          </table:table-cell>
        </table:table-row>
        <table:table-row table:style-name="ro1">
          <table:table-cell/>
          <table:table-cell office:value-type="string" calcext:value-type="string">
            <text:p>Duel</text:p>
          </table:table-cell>
        </table:table-row>
        <table:table-row table:style-name="ro1">
          <table:table-cell/>
          <table:table-cell office:value-type="string" calcext:value-type="string">
            <text:p>Duet</text:p>
          </table:table-cell>
        </table:table-row>
        <table:table-row table:style-name="ro1">
          <table:table-cell/>
          <table:table-cell office:value-type="string" calcext:value-type="string">
            <text:p>Duga</text:p>
          </table:table-cell>
        </table:table-row>
        <table:table-row table:style-name="ro1">
          <table:table-cell/>
          <table:table-cell office:value-type="string" calcext:value-type="string">
            <text:p>Duka</text:p>
          </table:table-cell>
        </table:table-row>
        <table:table-row table:style-name="ro1">
          <table:table-cell/>
          <table:table-cell office:value-type="string" calcext:value-type="string">
            <text:p>Duku</text:p>
          </table:table-cell>
        </table:table-row>
        <table:table-row table:style-name="ro1">
          <table:table-cell/>
          <table:table-cell office:value-type="string" calcext:value-type="string">
            <text:p>Dukun</text:p>
          </table:table-cell>
        </table:table-row>
        <table:table-row table:style-name="ro1">
          <table:table-cell/>
          <table:table-cell office:value-type="string" calcext:value-type="string">
            <text:p>Dukung</text:p>
          </table:table-cell>
        </table:table-row>
        <table:table-row table:style-name="ro1">
          <table:table-cell/>
          <table:table-cell office:value-type="string" calcext:value-type="string">
            <text:p>Dulang</text:p>
          </table:table-cell>
        </table:table-row>
        <table:table-row table:style-name="ro1">
          <table:table-cell/>
          <table:table-cell office:value-type="string" calcext:value-type="string">
            <text:p>Dungu</text:p>
          </table:table-cell>
        </table:table-row>
        <table:table-row table:style-name="ro1">
          <table:table-cell/>
          <table:table-cell office:value-type="string" calcext:value-type="string">
            <text:p>Dunia</text:p>
          </table:table-cell>
        </table:table-row>
        <table:table-row table:style-name="ro1">
          <table:table-cell/>
          <table:table-cell office:value-type="string" calcext:value-type="string">
            <text:p>Durhaka</text:p>
          </table:table-cell>
        </table:table-row>
        <table:table-row table:style-name="ro1">
          <table:table-cell/>
          <table:table-cell office:value-type="string" calcext:value-type="string">
            <text:p>Duri</text:p>
          </table:table-cell>
        </table:table-row>
        <table:table-row table:style-name="ro1">
          <table:table-cell/>
          <table:table-cell office:value-type="string" calcext:value-type="string">
            <text:p>Dusta</text:p>
          </table:table-cell>
        </table:table-row>
        <table:table-row table:style-name="ro1">
          <table:table-cell/>
          <table:table-cell office:value-type="string" calcext:value-type="string">
            <text:p>Dusun</text:p>
          </table:table-cell>
        </table:table-row>
        <table:table-row table:style-name="ro1">
          <table:table-cell/>
          <table:table-cell office:value-type="string" calcext:value-type="string">
            <text:p>Duyun</text:p>
          </table:table-cell>
        </table:table-row>
        <table:table-row table:style-name="ro1">
          <table:table-cell/>
          <table:table-cell office:value-type="string" calcext:value-type="string">
            <text:p>Ecer</text:p>
          </table:table-cell>
        </table:table-row>
        <table:table-row table:style-name="ro1">
          <table:table-cell/>
          <table:table-cell office:value-type="string" calcext:value-type="string">
            <text:p>Edar</text:p>
          </table:table-cell>
        </table:table-row>
        <table:table-row table:style-name="ro1">
          <table:table-cell/>
          <table:table-cell office:value-type="string" calcext:value-type="string">
            <text:p>Efektif</text:p>
          </table:table-cell>
        </table:table-row>
        <table:table-row table:style-name="ro1">
          <table:table-cell/>
          <table:table-cell office:value-type="string" calcext:value-type="string">
            <text:p>Eja</text:p>
          </table:table-cell>
        </table:table-row>
        <table:table-row table:style-name="ro1">
          <table:table-cell/>
          <table:table-cell office:value-type="string" calcext:value-type="string">
            <text:p>Ejek</text:p>
          </table:table-cell>
        </table:table-row>
        <table:table-row table:style-name="ro1">
          <table:table-cell/>
          <table:table-cell office:value-type="string" calcext:value-type="string">
            <text:p>Eka</text:p>
          </table:table-cell>
        </table:table-row>
        <table:table-row table:style-name="ro1">
          <table:table-cell/>
          <table:table-cell office:value-type="string" calcext:value-type="string">
            <text:p>Ekonomi</text:p>
          </table:table-cell>
        </table:table-row>
        <table:table-row table:style-name="ro1">
          <table:table-cell/>
          <table:table-cell office:value-type="string" calcext:value-type="string">
            <text:p>Ekor</text:p>
          </table:table-cell>
        </table:table-row>
        <table:table-row table:style-name="ro1">
          <table:table-cell/>
          <table:table-cell office:value-type="string" calcext:value-type="string">
            <text:p>Elok</text:p>
          </table:table-cell>
        </table:table-row>
        <table:table-row table:style-name="ro1">
          <table:table-cell/>
          <table:table-cell office:value-type="string" calcext:value-type="string">
            <text:p>Emak</text:p>
          </table:table-cell>
        </table:table-row>
        <table:table-row table:style-name="ro1">
          <table:table-cell/>
          <table:table-cell office:value-type="string" calcext:value-type="string">
            <text:p>Emas</text:p>
          </table:table-cell>
        </table:table-row>
        <table:table-row table:style-name="ro1">
          <table:table-cell/>
          <table:table-cell office:value-type="string" calcext:value-type="string">
            <text:p>Emban</text:p>
          </table:table-cell>
        </table:table-row>
        <table:table-row table:style-name="ro1">
          <table:table-cell/>
          <table:table-cell office:value-type="string" calcext:value-type="string">
            <text:p>Ember</text:p>
          </table:table-cell>
        </table:table-row>
        <table:table-row table:style-name="ro1">
          <table:table-cell/>
          <table:table-cell office:value-type="string" calcext:value-type="string">
            <text:p>Embun</text:p>
          </table:table-cell>
        </table:table-row>
        <table:table-row table:style-name="ro1">
          <table:table-cell/>
          <table:table-cell office:value-type="string" calcext:value-type="string">
            <text:p>Empang</text:p>
          </table:table-cell>
        </table:table-row>
        <table:table-row table:style-name="ro1">
          <table:table-cell/>
          <table:table-cell office:value-type="string" calcext:value-type="string">
            <text:p>Empuk</text:p>
          </table:table-cell>
        </table:table-row>
        <table:table-row table:style-name="ro1">
          <table:table-cell/>
          <table:table-cell office:value-type="string" calcext:value-type="string">
            <text:p>Enak</text:p>
          </table:table-cell>
        </table:table-row>
        <table:table-row table:style-name="ro1">
          <table:table-cell/>
          <table:table-cell office:value-type="string" calcext:value-type="string">
            <text:p>Endap</text:p>
          </table:table-cell>
        </table:table-row>
        <table:table-row table:style-name="ro1">
          <table:table-cell/>
          <table:table-cell office:value-type="string" calcext:value-type="string">
            <text:p>Engah</text:p>
          </table:table-cell>
        </table:table-row>
        <table:table-row table:style-name="ro1">
          <table:table-cell/>
          <table:table-cell office:value-type="string" calcext:value-type="string">
            <text:p>Engsel</text:p>
          </table:table-cell>
        </table:table-row>
        <table:table-row table:style-name="ro1">
          <table:table-cell/>
          <table:table-cell office:value-type="string" calcext:value-type="string">
            <text:p>Entah</text:p>
          </table:table-cell>
        </table:table-row>
        <table:table-row table:style-name="ro1">
          <table:table-cell/>
          <table:table-cell office:value-type="string" calcext:value-type="string">
            <text:p>Eram</text:p>
          </table:table-cell>
        </table:table-row>
        <table:table-row table:style-name="ro1">
          <table:table-cell/>
          <table:table-cell office:value-type="string" calcext:value-type="string">
            <text:p>Erang</text:p>
          </table:table-cell>
        </table:table-row>
        <table:table-row table:style-name="ro1">
          <table:table-cell/>
          <table:table-cell office:value-type="string" calcext:value-type="string">
            <text:p>Erat</text:p>
          </table:table-cell>
        </table:table-row>
        <table:table-row table:style-name="ro1">
          <table:table-cell/>
          <table:table-cell office:value-type="string" calcext:value-type="string">
            <text:p>Erosi</text:p>
          </table:table-cell>
        </table:table-row>
        <table:table-row table:style-name="ro1">
          <table:table-cell/>
          <table:table-cell office:value-type="string" calcext:value-type="string">
            <text:p>Erti</text:p>
          </table:table-cell>
        </table:table-row>
        <table:table-row table:style-name="ro1">
          <table:table-cell/>
          <table:table-cell office:value-type="string" calcext:value-type="string">
            <text:p>Es</text:p>
          </table:table-cell>
        </table:table-row>
        <table:table-row table:style-name="ro1">
          <table:table-cell/>
          <table:table-cell office:value-type="string" calcext:value-type="string">
            <text:p>Eskalator</text:p>
          </table:table-cell>
        </table:table-row>
        <table:table-row table:style-name="ro1">
          <table:table-cell/>
          <table:table-cell office:value-type="string" calcext:value-type="string">
            <text:p>Esok</text:p>
          </table:table-cell>
        </table:table-row>
        <table:table-row table:style-name="ro1">
          <table:table-cell/>
          <table:table-cell office:value-type="string" calcext:value-type="string">
            <text:p>Etika</text:p>
          </table:table-cell>
        </table:table-row>
        <table:table-row table:style-name="ro1">
          <table:table-cell/>
          <table:table-cell office:value-type="string" calcext:value-type="string">
            <text:p>Evaluasi</text:p>
          </table:table-cell>
        </table:table-row>
        <table:table-row table:style-name="ro1">
          <table:table-cell/>
          <table:table-cell office:value-type="string" calcext:value-type="string">
            <text:p>Faedah</text:p>
          </table:table-cell>
        </table:table-row>
        <table:table-row table:style-name="ro1">
          <table:table-cell/>
          <table:table-cell office:value-type="string" calcext:value-type="string">
            <text:p>Fajar</text:p>
          </table:table-cell>
        </table:table-row>
        <table:table-row table:style-name="ro1">
          <table:table-cell/>
          <table:table-cell office:value-type="string" calcext:value-type="string">
            <text:p>Fakir</text:p>
          </table:table-cell>
        </table:table-row>
        <table:table-row table:style-name="ro1">
          <table:table-cell/>
          <table:table-cell office:value-type="string" calcext:value-type="string">
            <text:p>Famili</text:p>
          </table:table-cell>
        </table:table-row>
        <table:table-row table:style-name="ro1">
          <table:table-cell/>
          <table:table-cell office:value-type="string" calcext:value-type="string">
            <text:p>Fatwa</text:p>
          </table:table-cell>
        </table:table-row>
        <table:table-row table:style-name="ro1">
          <table:table-cell/>
          <table:table-cell office:value-type="string" calcext:value-type="string">
            <text:p>Favorit</text:p>
          </table:table-cell>
        </table:table-row>
        <table:table-row table:style-name="ro1">
          <table:table-cell/>
          <table:table-cell office:value-type="string" calcext:value-type="string">
            <text:p>Februari</text:p>
          </table:table-cell>
        </table:table-row>
        <table:table-row table:style-name="ro1">
          <table:table-cell/>
          <table:table-cell office:value-type="string" calcext:value-type="string">
            <text:p>Festival</text:p>
          </table:table-cell>
        </table:table-row>
        <table:table-row table:style-name="ro1">
          <table:table-cell/>
          <table:table-cell office:value-type="string" calcext:value-type="string">
            <text:p>Film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</table:table-row>
        <table:table-row table:style-name="ro1">
          <table:table-cell/>
          <table:table-cell office:value-type="string" calcext:value-type="string">
            <text:p>Firman</text:p>
          </table:table-cell>
        </table:table-row>
        <table:table-row table:style-name="ro1">
          <table:table-cell/>
          <table:table-cell office:value-type="string" calcext:value-type="string">
            <text:p>Fisik</text:p>
          </table:table-cell>
        </table:table-row>
        <table:table-row table:style-name="ro1">
          <table:table-cell/>
          <table:table-cell office:value-type="string" calcext:value-type="string">
            <text:p>Fitnah</text:p>
          </table:table-cell>
        </table:table-row>
        <table:table-row table:style-name="ro1">
          <table:table-cell/>
          <table:table-cell office:value-type="string" calcext:value-type="string">
            <text:p>Folio</text:p>
          </table:table-cell>
        </table:table-row>
        <table:table-row table:style-name="ro1">
          <table:table-cell/>
          <table:table-cell office:value-type="string" calcext:value-type="string">
            <text:p>Foto</text:p>
          </table:table-cell>
        </table:table-row>
        <table:table-row table:style-name="ro1">
          <table:table-cell/>
          <table:table-cell office:value-type="string" calcext:value-type="string">
            <text:p>Fotokopi</text:p>
          </table:table-cell>
        </table:table-row>
        <table:table-row table:style-name="ro1">
          <table:table-cell/>
          <table:table-cell office:value-type="string" calcext:value-type="string">
            <text:p>Foya-foya</text:p>
          </table:table-cell>
        </table:table-row>
        <table:table-row table:style-name="ro1">
          <table:table-cell/>
          <table:table-cell office:value-type="string" calcext:value-type="string">
            <text:p>Frustasi</text:p>
          </table:table-cell>
        </table:table-row>
        <table:table-row table:style-name="ro1">
          <table:table-cell/>
          <table:table-cell office:value-type="string" calcext:value-type="string">
            <text:p>Fungsi</text:p>
          </table:table-cell>
        </table:table-row>
        <table:table-row table:style-name="ro1">
          <table:table-cell/>
          <table:table-cell office:value-type="string" calcext:value-type="string">
            <text:p>Gabah</text:p>
          </table:table-cell>
        </table:table-row>
        <table:table-row table:style-name="ro1">
          <table:table-cell/>
          <table:table-cell office:value-type="string" calcext:value-type="string">
            <text:p>Gabung</text:p>
          </table:table-cell>
        </table:table-row>
        <table:table-row table:style-name="ro1">
          <table:table-cell/>
          <table:table-cell office:value-type="string" calcext:value-type="string">
            <text:p>Gabus</text:p>
          </table:table-cell>
        </table:table-row>
        <table:table-row table:style-name="ro1">
          <table:table-cell/>
          <table:table-cell office:value-type="string" calcext:value-type="string">
            <text:p>Gading</text:p>
          </table:table-cell>
        </table:table-row>
        <table:table-row table:style-name="ro1">
          <table:table-cell/>
          <table:table-cell office:value-type="string" calcext:value-type="string">
            <text:p>Gadis</text:p>
          </table:table-cell>
        </table:table-row>
        <table:table-row table:style-name="ro1">
          <table:table-cell/>
          <table:table-cell office:value-type="string" calcext:value-type="string">
            <text:p>Gaduh</text:p>
          </table:table-cell>
        </table:table-row>
        <table:table-row table:style-name="ro1">
          <table:table-cell/>
          <table:table-cell office:value-type="string" calcext:value-type="string">
            <text:p>Gaet</text:p>
          </table:table-cell>
        </table:table-row>
        <table:table-row table:style-name="ro1">
          <table:table-cell/>
          <table:table-cell office:value-type="string" calcext:value-type="string">
            <text:p>Gagal</text:p>
          </table:table-cell>
        </table:table-row>
        <table:table-row table:style-name="ro1">
          <table:table-cell/>
          <table:table-cell office:value-type="string" calcext:value-type="string">
            <text:p>Gagap</text:p>
          </table:table-cell>
        </table:table-row>
        <table:table-row table:style-name="ro1">
          <table:table-cell/>
          <table:table-cell office:value-type="string" calcext:value-type="string">
            <text:p>Gagas</text:p>
          </table:table-cell>
        </table:table-row>
        <table:table-row table:style-name="ro1">
          <table:table-cell/>
          <table:table-cell office:value-type="string" calcext:value-type="string">
            <text:p>Gairah</text:p>
          </table:table-cell>
        </table:table-row>
        <table:table-row table:style-name="ro1">
          <table:table-cell/>
          <table:table-cell office:value-type="string" calcext:value-type="string">
            <text:p>Gajah</text:p>
          </table:table-cell>
        </table:table-row>
        <table:table-row table:style-name="ro1">
          <table:table-cell/>
          <table:table-cell office:value-type="string" calcext:value-type="string">
            <text:p>Gaji</text:p>
          </table:table-cell>
        </table:table-row>
        <table:table-row table:style-name="ro1">
          <table:table-cell/>
          <table:table-cell office:value-type="string" calcext:value-type="string">
            <text:p>Galah</text:p>
          </table:table-cell>
        </table:table-row>
        <table:table-row table:style-name="ro1">
          <table:table-cell/>
          <table:table-cell office:value-type="string" calcext:value-type="string">
            <text:p>Galak</text:p>
          </table:table-cell>
        </table:table-row>
        <table:table-row table:style-name="ro1">
          <table:table-cell/>
          <table:table-cell office:value-type="string" calcext:value-type="string">
            <text:p>Gali</text:p>
          </table:table-cell>
        </table:table-row>
        <table:table-row table:style-name="ro1">
          <table:table-cell/>
          <table:table-cell office:value-type="string" calcext:value-type="string">
            <text:p>Gambar</text:p>
          </table:table-cell>
        </table:table-row>
        <table:table-row table:style-name="ro1">
          <table:table-cell/>
          <table:table-cell office:value-type="string" calcext:value-type="string">
            <text:p>Gambus</text:p>
          </table:table-cell>
        </table:table-row>
        <table:table-row table:style-name="ro1">
          <table:table-cell/>
          <table:table-cell office:value-type="string" calcext:value-type="string">
            <text:p>Gamelan</text:p>
          </table:table-cell>
        </table:table-row>
        <table:table-row table:style-name="ro1">
          <table:table-cell/>
          <table:table-cell office:value-type="string" calcext:value-type="string">
            <text:p>Gamping</text:p>
          </table:table-cell>
        </table:table-row>
        <table:table-row table:style-name="ro1">
          <table:table-cell/>
          <table:table-cell office:value-type="string" calcext:value-type="string">
            <text:p>Ganas</text:p>
          </table:table-cell>
        </table:table-row>
        <table:table-row table:style-name="ro1">
          <table:table-cell/>
          <table:table-cell office:value-type="string" calcext:value-type="string">
            <text:p>Ganda</text:p>
          </table:table-cell>
        </table:table-row>
        <table:table-row table:style-name="ro1">
          <table:table-cell/>
          <table:table-cell office:value-type="string" calcext:value-type="string">
            <text:p>Gandeng</text:p>
          </table:table-cell>
        </table:table-row>
        <table:table-row table:style-name="ro1">
          <table:table-cell/>
          <table:table-cell office:value-type="string" calcext:value-type="string">
            <text:p>Gang</text:p>
          </table:table-cell>
        </table:table-row>
        <table:table-row table:style-name="ro1">
          <table:table-cell/>
          <table:table-cell office:value-type="string" calcext:value-type="string">
            <text:p>Ganggu</text:p>
          </table:table-cell>
        </table:table-row>
        <table:table-row table:style-name="ro1">
          <table:table-cell/>
          <table:table-cell office:value-type="string" calcext:value-type="string">
            <text:p>Ganjar</text:p>
          </table:table-cell>
        </table:table-row>
        <table:table-row table:style-name="ro1">
          <table:table-cell/>
          <table:table-cell office:value-type="string" calcext:value-type="string">
            <text:p>Ganjil</text:p>
          </table:table-cell>
        </table:table-row>
        <table:table-row table:style-name="ro1">
          <table:table-cell/>
          <table:table-cell office:value-type="string" calcext:value-type="string">
            <text:p>Ganti</text:p>
          </table:table-cell>
        </table:table-row>
        <table:table-row table:style-name="ro1">
          <table:table-cell/>
          <table:table-cell office:value-type="string" calcext:value-type="string">
            <text:p>Gantung</text:p>
          </table:table-cell>
        </table:table-row>
        <table:table-row table:style-name="ro1">
          <table:table-cell/>
          <table:table-cell office:value-type="string" calcext:value-type="string">
            <text:p>Ganyang</text:p>
          </table:table-cell>
        </table:table-row>
        <table:table-row table:style-name="ro1">
          <table:table-cell/>
          <table:table-cell office:value-type="string" calcext:value-type="string">
            <text:p>Gapai</text:p>
          </table:table-cell>
        </table:table-row>
        <table:table-row table:style-name="ro1">
          <table:table-cell/>
          <table:table-cell office:value-type="string" calcext:value-type="string">
            <text:p>Gapura</text:p>
          </table:table-cell>
        </table:table-row>
        <table:table-row table:style-name="ro1">
          <table:table-cell/>
          <table:table-cell office:value-type="string" calcext:value-type="string">
            <text:p>Gara-gara</text:p>
          </table:table-cell>
        </table:table-row>
        <table:table-row table:style-name="ro1">
          <table:table-cell/>
          <table:table-cell office:value-type="string" calcext:value-type="string">
            <text:p>Garam</text:p>
          </table:table-cell>
        </table:table-row>
        <table:table-row table:style-name="ro1">
          <table:table-cell/>
          <table:table-cell office:value-type="string" calcext:value-type="string">
            <text:p>Garang</text:p>
          </table:table-cell>
        </table:table-row>
        <table:table-row table:style-name="ro1">
          <table:table-cell/>
          <table:table-cell office:value-type="string" calcext:value-type="string">
            <text:p>Garansi</text:p>
          </table:table-cell>
        </table:table-row>
        <table:table-row table:style-name="ro1">
          <table:table-cell/>
          <table:table-cell office:value-type="string" calcext:value-type="string">
            <text:p>Garap</text:p>
          </table:table-cell>
        </table:table-row>
        <table:table-row table:style-name="ro1">
          <table:table-cell/>
          <table:table-cell office:value-type="string" calcext:value-type="string">
            <text:p>Garis</text:p>
          </table:table-cell>
        </table:table-row>
        <table:table-row table:style-name="ro1">
          <table:table-cell/>
          <table:table-cell office:value-type="string" calcext:value-type="string">
            <text:p>Garpu</text:p>
          </table:table-cell>
        </table:table-row>
        <table:table-row table:style-name="ro1">
          <table:table-cell/>
          <table:table-cell office:value-type="string" calcext:value-type="string">
            <text:p>Garuk</text:p>
          </table:table-cell>
        </table:table-row>
        <table:table-row table:style-name="ro1">
          <table:table-cell/>
          <table:table-cell office:value-type="string" calcext:value-type="string">
            <text:p>Gas</text:p>
          </table:table-cell>
        </table:table-row>
        <table:table-row table:style-name="ro1">
          <table:table-cell/>
          <table:table-cell office:value-type="string" calcext:value-type="string">
            <text:p>Gasing</text:p>
          </table:table-cell>
        </table:table-row>
        <table:table-row table:style-name="ro1">
          <table:table-cell/>
          <table:table-cell office:value-type="string" calcext:value-type="string">
            <text:p>Gatal</text:p>
          </table:table-cell>
        </table:table-row>
        <table:table-row table:style-name="ro1">
          <table:table-cell/>
          <table:table-cell office:value-type="string" calcext:value-type="string">
            <text:p>Gaul</text:p>
          </table:table-cell>
        </table:table-row>
        <table:table-row table:style-name="ro1">
          <table:table-cell/>
          <table:table-cell office:value-type="string" calcext:value-type="string">
            <text:p>Gaun</text:p>
          </table:table-cell>
        </table:table-row>
        <table:table-row table:style-name="ro1">
          <table:table-cell/>
          <table:table-cell office:value-type="string" calcext:value-type="string">
            <text:p>Gaung</text:p>
          </table:table-cell>
        </table:table-row>
        <table:table-row table:style-name="ro1">
          <table:table-cell/>
          <table:table-cell office:value-type="string" calcext:value-type="string">
            <text:p>Gawang</text:p>
          </table:table-cell>
        </table:table-row>
        <table:table-row table:style-name="ro1">
          <table:table-cell/>
          <table:table-cell office:value-type="string" calcext:value-type="string">
            <text:p>Gawat</text:p>
          </table:table-cell>
        </table:table-row>
        <table:table-row table:style-name="ro1">
          <table:table-cell/>
          <table:table-cell office:value-type="string" calcext:value-type="string">
            <text:p>Gebu</text:p>
          </table:table-cell>
        </table:table-row>
        <table:table-row table:style-name="ro1">
          <table:table-cell/>
          <table:table-cell office:value-type="string" calcext:value-type="string">
            <text:p>Gebuk</text:p>
          </table:table-cell>
        </table:table-row>
        <table:table-row table:style-name="ro1">
          <table:table-cell/>
          <table:table-cell office:value-type="string" calcext:value-type="string">
            <text:p>Gedung</text:p>
          </table:table-cell>
        </table:table-row>
        <table:table-row table:style-name="ro1">
          <table:table-cell/>
          <table:table-cell office:value-type="string" calcext:value-type="string">
            <text:p>Gegas</text:p>
          </table:table-cell>
        </table:table-row>
        <table:table-row table:style-name="ro1">
          <table:table-cell/>
          <table:table-cell office:value-type="string" calcext:value-type="string">
            <text:p>Gelang</text:p>
          </table:table-cell>
        </table:table-row>
        <table:table-row table:style-name="ro1">
          <table:table-cell/>
          <table:table-cell office:value-type="string" calcext:value-type="string">
            <text:p>Gelap</text:p>
          </table:table-cell>
        </table:table-row>
        <table:table-row table:style-name="ro1">
          <table:table-cell/>
          <table:table-cell office:value-type="string" calcext:value-type="string">
            <text:p>Gelar</text:p>
          </table:table-cell>
        </table:table-row>
        <table:table-row table:style-name="ro1">
          <table:table-cell/>
          <table:table-cell office:value-type="string" calcext:value-type="string">
            <text:p>Gelas</text:p>
          </table:table-cell>
        </table:table-row>
        <table:table-row table:style-name="ro1">
          <table:table-cell/>
          <table:table-cell office:value-type="string" calcext:value-type="string">
            <text:p>Geledah</text:p>
          </table:table-cell>
        </table:table-row>
        <table:table-row table:style-name="ro1">
          <table:table-cell/>
          <table:table-cell office:value-type="string" calcext:value-type="string">
            <text:p>Geledeg</text:p>
          </table:table-cell>
        </table:table-row>
        <table:table-row table:style-name="ro1">
          <table:table-cell/>
          <table:table-cell office:value-type="string" calcext:value-type="string">
            <text:p>Gelegar</text:p>
          </table:table-cell>
        </table:table-row>
        <table:table-row table:style-name="ro1">
          <table:table-cell/>
          <table:table-cell office:value-type="string" calcext:value-type="string">
            <text:p>Gelembung</text:p>
          </table:table-cell>
        </table:table-row>
        <table:table-row table:style-name="ro1">
          <table:table-cell/>
          <table:table-cell office:value-type="string" calcext:value-type="string">
            <text:p>Geleng</text:p>
          </table:table-cell>
        </table:table-row>
        <table:table-row table:style-name="ro1">
          <table:table-cell/>
          <table:table-cell office:value-type="string" calcext:value-type="string">
            <text:p>habis</text:p>
          </table:table-cell>
        </table:table-row>
        <table:table-row table:style-name="ro1">
          <table:table-cell/>
          <table:table-cell office:value-type="string" calcext:value-type="string">
            <text:p>hadap</text:p>
          </table:table-cell>
        </table:table-row>
        <table:table-row table:style-name="ro1">
          <table:table-cell/>
          <table:table-cell office:value-type="string" calcext:value-type="string">
            <text:p>hadas</text:p>
          </table:table-cell>
        </table:table-row>
        <table:table-row table:style-name="ro1">
          <table:table-cell/>
          <table:table-cell office:value-type="string" calcext:value-type="string">
            <text:p>hadiah</text:p>
          </table:table-cell>
        </table:table-row>
        <table:table-row table:style-name="ro1">
          <table:table-cell/>
          <table:table-cell office:value-type="string" calcext:value-type="string">
            <text:p>hadir</text:p>
          </table:table-cell>
        </table:table-row>
        <table:table-row table:style-name="ro1">
          <table:table-cell/>
          <table:table-cell office:value-type="string" calcext:value-type="string">
            <text:p>hadirin</text:p>
          </table:table-cell>
        </table:table-row>
        <table:table-row table:style-name="ro1">
          <table:table-cell/>
          <table:table-cell office:value-type="string" calcext:value-type="string">
            <text:p>hafal</text:p>
          </table:table-cell>
        </table:table-row>
        <table:table-row table:style-name="ro1">
          <table:table-cell/>
          <table:table-cell office:value-type="string" calcext:value-type="string">
            <text:p>hai</text:p>
          </table:table-cell>
        </table:table-row>
        <table:table-row table:style-name="ro1">
          <table:table-cell/>
          <table:table-cell office:value-type="string" calcext:value-type="string">
            <text:p>haji</text:p>
          </table:table-cell>
        </table:table-row>
        <table:table-row table:style-name="ro1">
          <table:table-cell/>
          <table:table-cell office:value-type="string" calcext:value-type="string">
            <text:p>hak</text:p>
          </table:table-cell>
        </table:table-row>
        <table:table-row table:style-name="ro1">
          <table:table-cell/>
          <table:table-cell office:value-type="string" calcext:value-type="string">
            <text:p>hakim</text:p>
          </table:table-cell>
        </table:table-row>
        <table:table-row table:style-name="ro1">
          <table:table-cell/>
          <table:table-cell office:value-type="string" calcext:value-type="string">
            <text:p>hal</text:p>
          </table:table-cell>
        </table:table-row>
        <table:table-row table:style-name="ro1">
          <table:table-cell/>
          <table:table-cell office:value-type="string" calcext:value-type="string">
            <text:p>halal</text:p>
          </table:table-cell>
        </table:table-row>
        <table:table-row table:style-name="ro1">
          <table:table-cell/>
          <table:table-cell office:value-type="string" calcext:value-type="string">
            <text:p>halaman</text:p>
          </table:table-cell>
        </table:table-row>
        <table:table-row table:style-name="ro1">
          <table:table-cell/>
          <table:table-cell office:value-type="string" calcext:value-type="string">
            <text:p>halilintar</text:p>
          </table:table-cell>
        </table:table-row>
        <table:table-row table:style-name="ro1">
          <table:table-cell/>
          <table:table-cell office:value-type="string" calcext:value-type="string">
            <text:p>halimun</text:p>
          </table:table-cell>
        </table:table-row>
        <table:table-row table:style-name="ro1">
          <table:table-cell/>
          <table:table-cell office:value-type="string" calcext:value-type="string">
            <text:p>halma</text:p>
          </table:table-cell>
        </table:table-row>
        <table:table-row table:style-name="ro1">
          <table:table-cell/>
          <table:table-cell office:value-type="string" calcext:value-type="string">
            <text:p>halo</text:p>
          </table:table-cell>
        </table:table-row>
        <table:table-row table:style-name="ro1">
          <table:table-cell/>
          <table:table-cell office:value-type="string" calcext:value-type="string">
            <text:p>halte</text:p>
          </table:table-cell>
        </table:table-row>
        <table:table-row table:style-name="ro1">
          <table:table-cell/>
          <table:table-cell office:value-type="string" calcext:value-type="string">
            <text:p>halus</text:p>
          </table:table-cell>
        </table:table-row>
        <table:table-row table:style-name="ro1">
          <table:table-cell/>
          <table:table-cell office:value-type="string" calcext:value-type="string">
            <text:p>hama</text:p>
          </table:table-cell>
        </table:table-row>
        <table:table-row table:style-name="ro1">
          <table:table-cell/>
          <table:table-cell office:value-type="string" calcext:value-type="string">
            <text:p>hamba</text:p>
          </table:table-cell>
        </table:table-row>
        <table:table-row table:style-name="ro1">
          <table:table-cell/>
          <table:table-cell office:value-type="string" calcext:value-type="string">
            <text:p>hambar</text:p>
          </table:table-cell>
        </table:table-row>
        <table:table-row table:style-name="ro1">
          <table:table-cell/>
          <table:table-cell office:value-type="string" calcext:value-type="string">
            <text:p>hancur</text:p>
          </table:table-cell>
        </table:table-row>
        <table:table-row table:style-name="ro1">
          <table:table-cell/>
          <table:table-cell office:value-type="string" calcext:value-type="string">
            <text:p>handai taulan</text:p>
          </table:table-cell>
        </table:table-row>
        <table:table-row table:style-name="ro1">
          <table:table-cell/>
          <table:table-cell office:value-type="string" calcext:value-type="string">
            <text:p>handuk</text:p>
          </table:table-cell>
        </table:table-row>
        <table:table-row table:style-name="ro1">
          <table:table-cell/>
          <table:table-cell office:value-type="string" calcext:value-type="string">
            <text:p>hangat</text:p>
          </table:table-cell>
        </table:table-row>
        <table:table-row table:style-name="ro1">
          <table:table-cell/>
          <table:table-cell office:value-type="string" calcext:value-type="string">
            <text:p>hangus</text:p>
          </table:table-cell>
        </table:table-row>
        <table:table-row table:style-name="ro1">
          <table:table-cell/>
          <table:table-cell office:value-type="string" calcext:value-type="string">
            <text:p>hantam</text:p>
          </table:table-cell>
        </table:table-row>
        <table:table-row table:style-name="ro1">
          <table:table-cell/>
          <table:table-cell office:value-type="string" calcext:value-type="string">
            <text:p>hantu</text:p>
          </table:table-cell>
        </table:table-row>
        <table:table-row table:style-name="ro1">
          <table:table-cell/>
          <table:table-cell office:value-type="string" calcext:value-type="string">
            <text:p>hanya</text:p>
          </table:table-cell>
        </table:table-row>
        <table:table-row table:style-name="ro1">
          <table:table-cell/>
          <table:table-cell office:value-type="string" calcext:value-type="string">
            <text:p>hanyut</text:p>
          </table:table-cell>
        </table:table-row>
        <table:table-row table:style-name="ro1">
          <table:table-cell/>
          <table:table-cell office:value-type="string" calcext:value-type="string">
            <text:p>hapus</text:p>
          </table:table-cell>
        </table:table-row>
        <table:table-row table:style-name="ro1">
          <table:table-cell/>
          <table:table-cell office:value-type="string" calcext:value-type="string">
            <text:p>haram</text:p>
          </table:table-cell>
        </table:table-row>
        <table:table-row table:style-name="ro1">
          <table:table-cell/>
          <table:table-cell office:value-type="string" calcext:value-type="string">
            <text:p>hardik</text:p>
          </table:table-cell>
        </table:table-row>
        <table:table-row table:style-name="ro1">
          <table:table-cell/>
          <table:table-cell office:value-type="string" calcext:value-type="string">
            <text:p>harga</text:p>
          </table:table-cell>
        </table:table-row>
        <table:table-row table:style-name="ro1">
          <table:table-cell/>
          <table:table-cell office:value-type="string" calcext:value-type="string">
            <text:p>hari</text:p>
          </table:table-cell>
        </table:table-row>
        <table:table-row table:style-name="ro1">
          <table:table-cell/>
          <table:table-cell office:value-type="string" calcext:value-type="string">
            <text:p>harimau</text:p>
          </table:table-cell>
        </table:table-row>
        <table:table-row table:style-name="ro1">
          <table:table-cell/>
          <table:table-cell office:value-type="string" calcext:value-type="string">
            <text:p>harmonika</text:p>
          </table:table-cell>
        </table:table-row>
        <table:table-row table:style-name="ro1">
          <table:table-cell/>
          <table:table-cell office:value-type="string" calcext:value-type="string">
            <text:p>harta</text:p>
          </table:table-cell>
        </table:table-row>
        <table:table-row table:style-name="ro1">
          <table:table-cell/>
          <table:table-cell office:value-type="string" calcext:value-type="string">
            <text:p>harum</text:p>
          </table:table-cell>
        </table:table-row>
        <table:table-row table:style-name="ro1">
          <table:table-cell/>
          <table:table-cell office:value-type="string" calcext:value-type="string">
            <text:p>harus</text:p>
          </table:table-cell>
        </table:table-row>
        <table:table-row table:style-name="ro1">
          <table:table-cell/>
          <table:table-cell office:value-type="string" calcext:value-type="string">
            <text:p>hasil</text:p>
          </table:table-cell>
        </table:table-row>
        <table:table-row table:style-name="ro1">
          <table:table-cell/>
          <table:table-cell office:value-type="string" calcext:value-type="string">
            <text:p>hasrat</text:p>
          </table:table-cell>
        </table:table-row>
        <table:table-row table:style-name="ro1">
          <table:table-cell/>
          <table:table-cell office:value-type="string" calcext:value-type="string">
            <text:p>hasta</text:p>
          </table:table-cell>
        </table:table-row>
        <table:table-row table:style-name="ro1">
          <table:table-cell/>
          <table:table-cell office:value-type="string" calcext:value-type="string">
            <text:p>hati</text:p>
          </table:table-cell>
        </table:table-row>
        <table:table-row table:style-name="ro1">
          <table:table-cell/>
          <table:table-cell office:value-type="string" calcext:value-type="string">
            <text:p>haus</text:p>
          </table:table-cell>
        </table:table-row>
        <table:table-row table:style-name="ro1">
          <table:table-cell/>
          <table:table-cell office:value-type="string" calcext:value-type="string">
            <text:p>hawa</text:p>
          </table:table-cell>
        </table:table-row>
        <table:table-row table:style-name="ro1">
          <table:table-cell/>
          <table:table-cell office:value-type="string" calcext:value-type="string">
            <text:p>hebat</text:p>
          </table:table-cell>
        </table:table-row>
        <table:table-row table:style-name="ro1">
          <table:table-cell/>
          <table:table-cell office:value-type="string" calcext:value-type="string">
            <text:p>heboh</text:p>
          </table:table-cell>
        </table:table-row>
        <table:table-row table:style-name="ro1">
          <table:table-cell/>
          <table:table-cell office:value-type="string" calcext:value-type="string">
            <text:p>helai</text:p>
          </table:table-cell>
        </table:table-row>
        <table:table-row table:style-name="ro1">
          <table:table-cell/>
          <table:table-cell office:value-type="string" calcext:value-type="string">
            <text:p>helikopter</text:p>
          </table:table-cell>
        </table:table-row>
        <table:table-row table:style-name="ro1">
          <table:table-cell/>
          <table:table-cell office:value-type="string" calcext:value-type="string">
            <text:p>helm</text:p>
          </table:table-cell>
        </table:table-row>
        <table:table-row table:style-name="ro1">
          <table:table-cell/>
          <table:table-cell office:value-type="string" calcext:value-type="string">
            <text:p>hemat</text:p>
          </table:table-cell>
        </table:table-row>
        <table:table-row table:style-name="ro1">
          <table:table-cell/>
          <table:table-cell office:value-type="string" calcext:value-type="string">
            <text:p>hendak</text:p>
          </table:table-cell>
        </table:table-row>
        <table:table-row table:style-name="ro1">
          <table:table-cell/>
          <table:table-cell office:value-type="string" calcext:value-type="string">
            <text:p>hening</text:p>
          </table:table-cell>
        </table:table-row>
        <table:table-row table:style-name="ro1">
          <table:table-cell/>
          <table:table-cell office:value-type="string" calcext:value-type="string">
            <text:p>henti</text:p>
          </table:table-cell>
        </table:table-row>
        <table:table-row table:style-name="ro1">
          <table:table-cell/>
          <table:table-cell office:value-type="string" calcext:value-type="string">
            <text:p>heran</text:p>
          </table:table-cell>
        </table:table-row>
        <table:table-row table:style-name="ro1">
          <table:table-cell/>
          <table:table-cell office:value-type="string" calcext:value-type="string">
            <text:p>herder</text:p>
          </table:table-cell>
        </table:table-row>
        <table:table-row table:style-name="ro1">
          <table:table-cell/>
          <table:table-cell office:value-type="string" calcext:value-type="string">
            <text:p>heterogen</text:p>
          </table:table-cell>
        </table:table-row>
        <table:table-row table:style-name="ro1">
          <table:table-cell/>
          <table:table-cell office:value-type="string" calcext:value-type="string">
            <text:p>hewan</text:p>
          </table:table-cell>
        </table:table-row>
        <table:table-row table:style-name="ro1">
          <table:table-cell/>
          <table:table-cell office:value-type="string" calcext:value-type="string">
            <text:p>hias</text:p>
          </table:table-cell>
        </table:table-row>
        <table:table-row table:style-name="ro1">
          <table:table-cell/>
          <table:table-cell office:value-type="string" calcext:value-type="string">
            <text:p>hibah</text:p>
          </table:table-cell>
        </table:table-row>
        <table:table-row table:style-name="ro1">
          <table:table-cell/>
          <table:table-cell office:value-type="string" calcext:value-type="string">
            <text:p>hibur</text:p>
          </table:table-cell>
        </table:table-row>
        <table:table-row table:style-name="ro1">
          <table:table-cell/>
          <table:table-cell office:value-type="string" calcext:value-type="string">
            <text:p>hidang</text:p>
          </table:table-cell>
        </table:table-row>
        <table:table-row table:style-name="ro1">
          <table:table-cell/>
          <table:table-cell office:value-type="string" calcext:value-type="string">
            <text:p>hidung</text:p>
          </table:table-cell>
        </table:table-row>
        <table:table-row table:style-name="ro1">
          <table:table-cell/>
          <table:table-cell office:value-type="string" calcext:value-type="string">
            <text:p>hijau</text:p>
          </table:table-cell>
        </table:table-row>
        <table:table-row table:style-name="ro1">
          <table:table-cell/>
          <table:table-cell office:value-type="string" calcext:value-type="string">
            <text:p>hijrah</text:p>
          </table:table-cell>
        </table:table-row>
        <table:table-row table:style-name="ro1">
          <table:table-cell/>
          <table:table-cell office:value-type="string" calcext:value-type="string">
            <text:p>hilang</text:p>
          </table:table-cell>
        </table:table-row>
        <table:table-row table:style-name="ro1">
          <table:table-cell/>
          <table:table-cell office:value-type="string" calcext:value-type="string">
            <text:p>hilir</text:p>
          </table:table-cell>
        </table:table-row>
        <table:table-row table:style-name="ro1">
          <table:table-cell/>
          <table:table-cell office:value-type="string" calcext:value-type="string">
            <text:p>hina</text:p>
          </table:table-cell>
        </table:table-row>
        <table:table-row table:style-name="ro1">
          <table:table-cell/>
          <table:table-cell office:value-type="string" calcext:value-type="string">
            <text:p>hindar</text:p>
          </table:table-cell>
        </table:table-row>
        <table:table-row table:style-name="ro1">
          <table:table-cell/>
          <table:table-cell office:value-type="string" calcext:value-type="string">
            <text:p>hindu</text:p>
          </table:table-cell>
        </table:table-row>
        <table:table-row table:style-name="ro1">
          <table:table-cell/>
          <table:table-cell office:value-type="string" calcext:value-type="string">
            <text:p>hingga</text:p>
          </table:table-cell>
        </table:table-row>
        <table:table-row table:style-name="ro1">
          <table:table-cell/>
          <table:table-cell office:value-type="string" calcext:value-type="string">
            <text:p>hinggap</text:p>
          </table:table-cell>
        </table:table-row>
        <table:table-row table:style-name="ro1">
          <table:table-cell/>
          <table:table-cell office:value-type="string" calcext:value-type="string">
            <text:p>hirup</text:p>
          </table:table-cell>
        </table:table-row>
        <table:table-row table:style-name="ro1">
          <table:table-cell/>
          <table:table-cell office:value-type="string" calcext:value-type="string">
            <text:p>hisap</text:p>
          </table:table-cell>
        </table:table-row>
        <table:table-row table:style-name="ro1">
          <table:table-cell/>
          <table:table-cell office:value-type="string" calcext:value-type="string">
            <text:p>hitam</text:p>
          </table:table-cell>
        </table:table-row>
        <table:table-row table:style-name="ro1">
          <table:table-cell/>
          <table:table-cell office:value-type="string" calcext:value-type="string">
            <text:p>hitung</text:p>
          </table:table-cell>
        </table:table-row>
        <table:table-row table:style-name="ro1">
          <table:table-cell/>
          <table:table-cell office:value-type="string" calcext:value-type="string">
            <text:p>hobi</text:p>
          </table:table-cell>
        </table:table-row>
        <table:table-row table:style-name="ro1">
          <table:table-cell/>
          <table:table-cell office:value-type="string" calcext:value-type="string">
            <text:p>homo</text:p>
          </table:table-cell>
        </table:table-row>
        <table:table-row table:style-name="ro1">
          <table:table-cell/>
          <table:table-cell office:value-type="string" calcext:value-type="string">
            <text:p>homogen</text:p>
          </table:table-cell>
        </table:table-row>
        <table:table-row table:style-name="ro1">
          <table:table-cell/>
          <table:table-cell office:value-type="string" calcext:value-type="string">
            <text:p>horizontal</text:p>
          </table:table-cell>
        </table:table-row>
        <table:table-row table:style-name="ro1">
          <table:table-cell/>
          <table:table-cell office:value-type="string" calcext:value-type="string">
            <text:p>hormat</text:p>
          </table:table-cell>
        </table:table-row>
        <table:table-row table:style-name="ro1">
          <table:table-cell/>
          <table:table-cell office:value-type="string" calcext:value-type="string">
            <text:p>horor</text:p>
          </table:table-cell>
        </table:table-row>
        <table:table-row table:style-name="ro1">
          <table:table-cell/>
          <table:table-cell office:value-type="string" calcext:value-type="string">
            <text:p>hotel</text:p>
          </table:table-cell>
        </table:table-row>
        <table:table-row table:style-name="ro1">
          <table:table-cell/>
          <table:table-cell office:value-type="string" calcext:value-type="string">
            <text:p>hubung</text:p>
          </table:table-cell>
        </table:table-row>
        <table:table-row table:style-name="ro1">
          <table:table-cell/>
          <table:table-cell office:value-type="string" calcext:value-type="string">
            <text:p>hujan</text:p>
          </table:table-cell>
        </table:table-row>
        <table:table-row table:style-name="ro1">
          <table:table-cell/>
          <table:table-cell office:value-type="string" calcext:value-type="string">
            <text:p>hukum</text:p>
          </table:table-cell>
        </table:table-row>
        <table:table-row table:style-name="ro1">
          <table:table-cell/>
          <table:table-cell office:value-type="string" calcext:value-type="string">
            <text:p>hulu</text:p>
          </table:table-cell>
        </table:table-row>
        <table:table-row table:style-name="ro1">
          <table:table-cell/>
          <table:table-cell office:value-type="string" calcext:value-type="string">
            <text:p>humor</text:p>
          </table:table-cell>
        </table:table-row>
        <table:table-row table:style-name="ro1">
          <table:table-cell/>
          <table:table-cell office:value-type="string" calcext:value-type="string">
            <text:p>humus</text:p>
          </table:table-cell>
        </table:table-row>
        <table:table-row table:style-name="ro1">
          <table:table-cell/>
          <table:table-cell office:value-type="string" calcext:value-type="string">
            <text:p>hunus</text:p>
          </table:table-cell>
        </table:table-row>
        <table:table-row table:style-name="ro1">
          <table:table-cell/>
          <table:table-cell office:value-type="string" calcext:value-type="string">
            <text:p>hura-hura</text:p>
          </table:table-cell>
        </table:table-row>
        <table:table-row table:style-name="ro1">
          <table:table-cell/>
          <table:table-cell office:value-type="string" calcext:value-type="string">
            <text:p>huruf</text:p>
          </table:table-cell>
        </table:table-row>
        <table:table-row table:style-name="ro1">
          <table:table-cell/>
          <table:table-cell office:value-type="string" calcext:value-type="string">
            <text:p>hutan</text:p>
          </table:table-cell>
        </table:table-row>
        <table:table-row table:style-name="ro1">
          <table:table-cell/>
          <table:table-cell office:value-type="string" calcext:value-type="string">
            <text:p>huyung</text:p>
          </table:table-cell>
        </table:table-row>
        <table:table-row table:style-name="ro1">
          <table:table-cell/>
          <table:table-cell office:value-type="string" calcext:value-type="string">
            <text:p>Salinan habis</text:p>
          </table:table-cell>
        </table:table-row>
        <table:table-row table:style-name="ro1">
          <table:table-cell/>
          <table:table-cell office:value-type="string" calcext:value-type="string">
            <text:p>Salinan hadap</text:p>
          </table:table-cell>
        </table:table-row>
        <table:table-row table:style-name="ro1">
          <table:table-cell/>
          <table:table-cell office:value-type="string" calcext:value-type="string">
            <text:p>Salinan hadas</text:p>
          </table:table-cell>
        </table:table-row>
        <table:table-row table:style-name="ro1">
          <table:table-cell/>
          <table:table-cell office:value-type="string" calcext:value-type="string">
            <text:p>Salinan hadiah</text:p>
          </table:table-cell>
        </table:table-row>
        <table:table-row table:style-name="ro1">
          <table:table-cell/>
          <table:table-cell office:value-type="string" calcext:value-type="string">
            <text:p>Salinan hadir</text:p>
          </table:table-cell>
        </table:table-row>
        <table:table-row table:style-name="ro1">
          <table:table-cell/>
          <table:table-cell office:value-type="string" calcext:value-type="string">
            <text:p>Salinan hadirin</text:p>
          </table:table-cell>
        </table:table-row>
        <table:table-row table:style-name="ro1">
          <table:table-cell/>
          <table:table-cell office:value-type="string" calcext:value-type="string">
            <text:p>Salinan hafal</text:p>
          </table:table-cell>
        </table:table-row>
        <table:table-row table:style-name="ro1">
          <table:table-cell/>
          <table:table-cell office:value-type="string" calcext:value-type="string">
            <text:p>Salinan hai</text:p>
          </table:table-cell>
        </table:table-row>
        <table:table-row table:style-name="ro1">
          <table:table-cell/>
          <table:table-cell office:value-type="string" calcext:value-type="string">
            <text:p>Salinan haji</text:p>
          </table:table-cell>
        </table:table-row>
        <table:table-row table:style-name="ro1">
          <table:table-cell/>
          <table:table-cell office:value-type="string" calcext:value-type="string">
            <text:p>Salinan hak</text:p>
          </table:table-cell>
        </table:table-row>
        <table:table-row table:style-name="ro1">
          <table:table-cell/>
          <table:table-cell office:value-type="string" calcext:value-type="string">
            <text:p>Salinan hakim</text:p>
          </table:table-cell>
        </table:table-row>
        <table:table-row table:style-name="ro1">
          <table:table-cell/>
          <table:table-cell office:value-type="string" calcext:value-type="string">
            <text:p>Salinan hal</text:p>
          </table:table-cell>
        </table:table-row>
        <table:table-row table:style-name="ro1">
          <table:table-cell/>
          <table:table-cell office:value-type="string" calcext:value-type="string">
            <text:p>Salinan halal</text:p>
          </table:table-cell>
        </table:table-row>
        <table:table-row table:style-name="ro1">
          <table:table-cell/>
          <table:table-cell office:value-type="string" calcext:value-type="string">
            <text:p>Salinan halaman</text:p>
          </table:table-cell>
        </table:table-row>
        <table:table-row table:style-name="ro1">
          <table:table-cell/>
          <table:table-cell office:value-type="string" calcext:value-type="string">
            <text:p>Salinan halilintar</text:p>
          </table:table-cell>
        </table:table-row>
        <table:table-row table:style-name="ro1">
          <table:table-cell/>
          <table:table-cell office:value-type="string" calcext:value-type="string">
            <text:p>Salinan halimun</text:p>
          </table:table-cell>
        </table:table-row>
        <table:table-row table:style-name="ro1">
          <table:table-cell/>
          <table:table-cell office:value-type="string" calcext:value-type="string">
            <text:p>Salinan halma</text:p>
          </table:table-cell>
        </table:table-row>
        <table:table-row table:style-name="ro1">
          <table:table-cell/>
          <table:table-cell office:value-type="string" calcext:value-type="string">
            <text:p>Salinan halo</text:p>
          </table:table-cell>
        </table:table-row>
        <table:table-row table:style-name="ro1">
          <table:table-cell/>
          <table:table-cell office:value-type="string" calcext:value-type="string">
            <text:p>Salinan halte</text:p>
          </table:table-cell>
        </table:table-row>
        <table:table-row table:style-name="ro1">
          <table:table-cell/>
          <table:table-cell office:value-type="string" calcext:value-type="string">
            <text:p>Salinan halus</text:p>
          </table:table-cell>
        </table:table-row>
        <table:table-row table:style-name="ro1">
          <table:table-cell/>
          <table:table-cell office:value-type="string" calcext:value-type="string">
            <text:p>Salinan hama</text:p>
          </table:table-cell>
        </table:table-row>
        <table:table-row table:style-name="ro1">
          <table:table-cell/>
          <table:table-cell office:value-type="string" calcext:value-type="string">
            <text:p>Salinan hamba</text:p>
          </table:table-cell>
        </table:table-row>
        <table:table-row table:style-name="ro1">
          <table:table-cell/>
          <table:table-cell office:value-type="string" calcext:value-type="string">
            <text:p>Salinan hambar</text:p>
          </table:table-cell>
        </table:table-row>
        <table:table-row table:style-name="ro1">
          <table:table-cell/>
          <table:table-cell office:value-type="string" calcext:value-type="string">
            <text:p>Salinan hancur</text:p>
          </table:table-cell>
        </table:table-row>
        <table:table-row table:style-name="ro1">
          <table:table-cell/>
          <table:table-cell office:value-type="string" calcext:value-type="string">
            <text:p>Salinan handai taulan</text:p>
          </table:table-cell>
        </table:table-row>
        <table:table-row table:style-name="ro1">
          <table:table-cell/>
          <table:table-cell office:value-type="string" calcext:value-type="string">
            <text:p>Salinan handuk</text:p>
          </table:table-cell>
        </table:table-row>
        <table:table-row table:style-name="ro1">
          <table:table-cell/>
          <table:table-cell office:value-type="string" calcext:value-type="string">
            <text:p>Salinan hangat</text:p>
          </table:table-cell>
        </table:table-row>
        <table:table-row table:style-name="ro1">
          <table:table-cell/>
          <table:table-cell office:value-type="string" calcext:value-type="string">
            <text:p>Salinan hangus</text:p>
          </table:table-cell>
        </table:table-row>
        <table:table-row table:style-name="ro1">
          <table:table-cell/>
          <table:table-cell office:value-type="string" calcext:value-type="string">
            <text:p>Salinan hantam</text:p>
          </table:table-cell>
        </table:table-row>
        <table:table-row table:style-name="ro1">
          <table:table-cell/>
          <table:table-cell office:value-type="string" calcext:value-type="string">
            <text:p>Salinan hantu</text:p>
          </table:table-cell>
        </table:table-row>
        <table:table-row table:style-name="ro1">
          <table:table-cell/>
          <table:table-cell office:value-type="string" calcext:value-type="string">
            <text:p>Salinan hanya</text:p>
          </table:table-cell>
        </table:table-row>
        <table:table-row table:style-name="ro1">
          <table:table-cell/>
          <table:table-cell office:value-type="string" calcext:value-type="string">
            <text:p>Salinan hanyut</text:p>
          </table:table-cell>
        </table:table-row>
        <table:table-row table:style-name="ro1">
          <table:table-cell/>
          <table:table-cell office:value-type="string" calcext:value-type="string">
            <text:p>Salinan hapus</text:p>
          </table:table-cell>
        </table:table-row>
        <table:table-row table:style-name="ro1">
          <table:table-cell/>
          <table:table-cell office:value-type="string" calcext:value-type="string">
            <text:p>Salinan haram</text:p>
          </table:table-cell>
        </table:table-row>
        <table:table-row table:style-name="ro1">
          <table:table-cell/>
          <table:table-cell office:value-type="string" calcext:value-type="string">
            <text:p>Salinan hardik</text:p>
          </table:table-cell>
        </table:table-row>
        <table:table-row table:style-name="ro1">
          <table:table-cell/>
          <table:table-cell office:value-type="string" calcext:value-type="string">
            <text:p>Salinan harga</text:p>
          </table:table-cell>
        </table:table-row>
        <table:table-row table:style-name="ro1">
          <table:table-cell/>
          <table:table-cell office:value-type="string" calcext:value-type="string">
            <text:p>Salinan hari</text:p>
          </table:table-cell>
        </table:table-row>
        <table:table-row table:style-name="ro1">
          <table:table-cell/>
          <table:table-cell office:value-type="string" calcext:value-type="string">
            <text:p>Salinan harimau</text:p>
          </table:table-cell>
        </table:table-row>
        <table:table-row table:style-name="ro1">
          <table:table-cell/>
          <table:table-cell office:value-type="string" calcext:value-type="string">
            <text:p>Salinan harmonika</text:p>
          </table:table-cell>
        </table:table-row>
        <table:table-row table:style-name="ro1">
          <table:table-cell/>
          <table:table-cell office:value-type="string" calcext:value-type="string">
            <text:p>Salinan harta</text:p>
          </table:table-cell>
        </table:table-row>
        <table:table-row table:style-name="ro1">
          <table:table-cell/>
          <table:table-cell office:value-type="string" calcext:value-type="string">
            <text:p>Salinan harum</text:p>
          </table:table-cell>
        </table:table-row>
        <table:table-row table:style-name="ro1">
          <table:table-cell/>
          <table:table-cell office:value-type="string" calcext:value-type="string">
            <text:p>Salinan harus</text:p>
          </table:table-cell>
        </table:table-row>
        <table:table-row table:style-name="ro1">
          <table:table-cell/>
          <table:table-cell office:value-type="string" calcext:value-type="string">
            <text:p>Salinan hasil</text:p>
          </table:table-cell>
        </table:table-row>
        <table:table-row table:style-name="ro1">
          <table:table-cell/>
          <table:table-cell office:value-type="string" calcext:value-type="string">
            <text:p>Salinan hasrat</text:p>
          </table:table-cell>
        </table:table-row>
        <table:table-row table:style-name="ro1">
          <table:table-cell/>
          <table:table-cell office:value-type="string" calcext:value-type="string">
            <text:p>Salinan hasta</text:p>
          </table:table-cell>
        </table:table-row>
        <table:table-row table:style-name="ro1">
          <table:table-cell/>
          <table:table-cell office:value-type="string" calcext:value-type="string">
            <text:p>Salinan hati</text:p>
          </table:table-cell>
        </table:table-row>
        <table:table-row table:style-name="ro1">
          <table:table-cell/>
          <table:table-cell office:value-type="string" calcext:value-type="string">
            <text:p>Salinan haus</text:p>
          </table:table-cell>
        </table:table-row>
        <table:table-row table:style-name="ro1">
          <table:table-cell/>
          <table:table-cell office:value-type="string" calcext:value-type="string">
            <text:p>Salinan hawa</text:p>
          </table:table-cell>
        </table:table-row>
        <table:table-row table:style-name="ro1">
          <table:table-cell/>
          <table:table-cell office:value-type="string" calcext:value-type="string">
            <text:p>Salinan hebat</text:p>
          </table:table-cell>
        </table:table-row>
        <table:table-row table:style-name="ro1">
          <table:table-cell/>
          <table:table-cell office:value-type="string" calcext:value-type="string">
            <text:p>Salinan heboh</text:p>
          </table:table-cell>
        </table:table-row>
        <table:table-row table:style-name="ro1">
          <table:table-cell/>
          <table:table-cell office:value-type="string" calcext:value-type="string">
            <text:p>Salinan helai</text:p>
          </table:table-cell>
        </table:table-row>
        <table:table-row table:style-name="ro1">
          <table:table-cell/>
          <table:table-cell office:value-type="string" calcext:value-type="string">
            <text:p>Salinan helikopter</text:p>
          </table:table-cell>
        </table:table-row>
        <table:table-row table:style-name="ro1">
          <table:table-cell/>
          <table:table-cell office:value-type="string" calcext:value-type="string">
            <text:p>Salinan helm</text:p>
          </table:table-cell>
        </table:table-row>
        <table:table-row table:style-name="ro1">
          <table:table-cell/>
          <table:table-cell office:value-type="string" calcext:value-type="string">
            <text:p>Salinan hemat</text:p>
          </table:table-cell>
        </table:table-row>
        <table:table-row table:style-name="ro1">
          <table:table-cell/>
          <table:table-cell office:value-type="string" calcext:value-type="string">
            <text:p>Salinan hendak</text:p>
          </table:table-cell>
        </table:table-row>
        <table:table-row table:style-name="ro1">
          <table:table-cell/>
          <table:table-cell office:value-type="string" calcext:value-type="string">
            <text:p>Salinan hening</text:p>
          </table:table-cell>
        </table:table-row>
        <table:table-row table:style-name="ro1">
          <table:table-cell/>
          <table:table-cell office:value-type="string" calcext:value-type="string">
            <text:p>Salinan henti</text:p>
          </table:table-cell>
        </table:table-row>
        <table:table-row table:style-name="ro1">
          <table:table-cell/>
          <table:table-cell office:value-type="string" calcext:value-type="string">
            <text:p>Salinan heran</text:p>
          </table:table-cell>
        </table:table-row>
        <table:table-row table:style-name="ro1">
          <table:table-cell/>
          <table:table-cell office:value-type="string" calcext:value-type="string">
            <text:p>Salinan herder</text:p>
          </table:table-cell>
        </table:table-row>
        <table:table-row table:style-name="ro1">
          <table:table-cell/>
          <table:table-cell office:value-type="string" calcext:value-type="string">
            <text:p>Salinan heterogen</text:p>
          </table:table-cell>
        </table:table-row>
        <table:table-row table:style-name="ro1">
          <table:table-cell/>
          <table:table-cell office:value-type="string" calcext:value-type="string">
            <text:p>Salinan hewan</text:p>
          </table:table-cell>
        </table:table-row>
        <table:table-row table:style-name="ro1">
          <table:table-cell/>
          <table:table-cell office:value-type="string" calcext:value-type="string">
            <text:p>Salinan hias</text:p>
          </table:table-cell>
        </table:table-row>
        <table:table-row table:style-name="ro1">
          <table:table-cell/>
          <table:table-cell office:value-type="string" calcext:value-type="string">
            <text:p>Salinan hibah</text:p>
          </table:table-cell>
        </table:table-row>
        <table:table-row table:style-name="ro1">
          <table:table-cell/>
          <table:table-cell office:value-type="string" calcext:value-type="string">
            <text:p>Salinan hibur</text:p>
          </table:table-cell>
        </table:table-row>
        <table:table-row table:style-name="ro1">
          <table:table-cell/>
          <table:table-cell office:value-type="string" calcext:value-type="string">
            <text:p>Salinan hidang</text:p>
          </table:table-cell>
        </table:table-row>
        <table:table-row table:style-name="ro1">
          <table:table-cell/>
          <table:table-cell office:value-type="string" calcext:value-type="string">
            <text:p>Salinan hidung</text:p>
          </table:table-cell>
        </table:table-row>
        <table:table-row table:style-name="ro1">
          <table:table-cell/>
          <table:table-cell office:value-type="string" calcext:value-type="string">
            <text:p>Salinan hijau</text:p>
          </table:table-cell>
        </table:table-row>
        <table:table-row table:style-name="ro1">
          <table:table-cell/>
          <table:table-cell office:value-type="string" calcext:value-type="string">
            <text:p>Salinan hijrah</text:p>
          </table:table-cell>
        </table:table-row>
        <table:table-row table:style-name="ro1">
          <table:table-cell/>
          <table:table-cell office:value-type="string" calcext:value-type="string">
            <text:p>Salinan hilang</text:p>
          </table:table-cell>
        </table:table-row>
        <table:table-row table:style-name="ro1">
          <table:table-cell/>
          <table:table-cell office:value-type="string" calcext:value-type="string">
            <text:p>Salinan hilir</text:p>
          </table:table-cell>
        </table:table-row>
        <table:table-row table:style-name="ro1">
          <table:table-cell/>
          <table:table-cell office:value-type="string" calcext:value-type="string">
            <text:p>Salinan hina</text:p>
          </table:table-cell>
        </table:table-row>
        <table:table-row table:style-name="ro1">
          <table:table-cell/>
          <table:table-cell office:value-type="string" calcext:value-type="string">
            <text:p>Salinan hindar</text:p>
          </table:table-cell>
        </table:table-row>
        <table:table-row table:style-name="ro1">
          <table:table-cell/>
          <table:table-cell office:value-type="string" calcext:value-type="string">
            <text:p>Salinan hindu</text:p>
          </table:table-cell>
        </table:table-row>
        <table:table-row table:style-name="ro1">
          <table:table-cell/>
          <table:table-cell office:value-type="string" calcext:value-type="string">
            <text:p>Salinan hingga</text:p>
          </table:table-cell>
        </table:table-row>
        <table:table-row table:style-name="ro1">
          <table:table-cell/>
          <table:table-cell office:value-type="string" calcext:value-type="string">
            <text:p>Salinan hinggap</text:p>
          </table:table-cell>
        </table:table-row>
        <table:table-row table:style-name="ro1">
          <table:table-cell/>
          <table:table-cell office:value-type="string" calcext:value-type="string">
            <text:p>Salinan hirup</text:p>
          </table:table-cell>
        </table:table-row>
        <table:table-row table:style-name="ro1">
          <table:table-cell/>
          <table:table-cell office:value-type="string" calcext:value-type="string">
            <text:p>Salinan hisap</text:p>
          </table:table-cell>
        </table:table-row>
        <table:table-row table:style-name="ro1">
          <table:table-cell/>
          <table:table-cell office:value-type="string" calcext:value-type="string">
            <text:p>Salinan hitam</text:p>
          </table:table-cell>
        </table:table-row>
        <table:table-row table:style-name="ro1">
          <table:table-cell/>
          <table:table-cell office:value-type="string" calcext:value-type="string">
            <text:p>Salinan hitung</text:p>
          </table:table-cell>
        </table:table-row>
        <table:table-row table:style-name="ro1">
          <table:table-cell/>
          <table:table-cell office:value-type="string" calcext:value-type="string">
            <text:p>Salinan hobi</text:p>
          </table:table-cell>
        </table:table-row>
        <table:table-row table:style-name="ro1">
          <table:table-cell/>
          <table:table-cell office:value-type="string" calcext:value-type="string">
            <text:p>Salinan homo</text:p>
          </table:table-cell>
        </table:table-row>
        <table:table-row table:style-name="ro1">
          <table:table-cell/>
          <table:table-cell office:value-type="string" calcext:value-type="string">
            <text:p>Salinan homogen</text:p>
          </table:table-cell>
        </table:table-row>
        <table:table-row table:style-name="ro1">
          <table:table-cell/>
          <table:table-cell office:value-type="string" calcext:value-type="string">
            <text:p>Salinan horizontal</text:p>
          </table:table-cell>
        </table:table-row>
        <table:table-row table:style-name="ro1">
          <table:table-cell/>
          <table:table-cell office:value-type="string" calcext:value-type="string">
            <text:p>Salinan hormat</text:p>
          </table:table-cell>
        </table:table-row>
        <table:table-row table:style-name="ro1">
          <table:table-cell/>
          <table:table-cell office:value-type="string" calcext:value-type="string">
            <text:p>Salinan horor</text:p>
          </table:table-cell>
        </table:table-row>
        <table:table-row table:style-name="ro1">
          <table:table-cell/>
          <table:table-cell office:value-type="string" calcext:value-type="string">
            <text:p>Salinan hotel</text:p>
          </table:table-cell>
        </table:table-row>
        <table:table-row table:style-name="ro1">
          <table:table-cell/>
          <table:table-cell office:value-type="string" calcext:value-type="string">
            <text:p>Salinan hubung</text:p>
          </table:table-cell>
        </table:table-row>
        <table:table-row table:style-name="ro1">
          <table:table-cell/>
          <table:table-cell office:value-type="string" calcext:value-type="string">
            <text:p>Salinan hujan</text:p>
          </table:table-cell>
        </table:table-row>
        <table:table-row table:style-name="ro1">
          <table:table-cell/>
          <table:table-cell office:value-type="string" calcext:value-type="string">
            <text:p>Salinan hukum</text:p>
          </table:table-cell>
        </table:table-row>
        <table:table-row table:style-name="ro1">
          <table:table-cell/>
          <table:table-cell office:value-type="string" calcext:value-type="string">
            <text:p>Salinan hulu</text:p>
          </table:table-cell>
        </table:table-row>
        <table:table-row table:style-name="ro1">
          <table:table-cell/>
          <table:table-cell office:value-type="string" calcext:value-type="string">
            <text:p>Salinan humor</text:p>
          </table:table-cell>
        </table:table-row>
        <table:table-row table:style-name="ro1">
          <table:table-cell/>
          <table:table-cell office:value-type="string" calcext:value-type="string">
            <text:p>Salinan humus</text:p>
          </table:table-cell>
        </table:table-row>
        <table:table-row table:style-name="ro1">
          <table:table-cell/>
          <table:table-cell office:value-type="string" calcext:value-type="string">
            <text:p>Salinan hunus</text:p>
          </table:table-cell>
        </table:table-row>
        <table:table-row table:style-name="ro1">
          <table:table-cell/>
          <table:table-cell office:value-type="string" calcext:value-type="string">
            <text:p>Salinan hura-hura</text:p>
          </table:table-cell>
        </table:table-row>
        <table:table-row table:style-name="ro1">
          <table:table-cell/>
          <table:table-cell office:value-type="string" calcext:value-type="string">
            <text:p>Salinan huruf</text:p>
          </table:table-cell>
        </table:table-row>
        <table:table-row table:style-name="ro1">
          <table:table-cell/>
          <table:table-cell office:value-type="string" calcext:value-type="string">
            <text:p>Salinan hutan</text:p>
          </table:table-cell>
        </table:table-row>
        <table:table-row table:style-name="ro1">
          <table:table-cell/>
          <table:table-cell office:value-type="string" calcext:value-type="string">
            <text:p>Salinan huyung</text:p>
          </table:table-cell>
        </table:table-row>
        <table:table-row table:style-name="ro1">
          <table:table-cell/>
          <table:table-cell office:value-type="string" calcext:value-type="string">
            <text:p>Ia</text:p>
          </table:table-cell>
        </table:table-row>
        <table:table-row table:style-name="ro1">
          <table:table-cell/>
          <table:table-cell office:value-type="string" calcext:value-type="string">
            <text:p>Ialah</text:p>
          </table:table-cell>
        </table:table-row>
        <table:table-row table:style-name="ro1">
          <table:table-cell/>
          <table:table-cell office:value-type="string" calcext:value-type="string">
            <text:p>Iba</text:p>
          </table:table-cell>
        </table:table-row>
        <table:table-row table:style-name="ro1">
          <table:table-cell/>
          <table:table-cell office:value-type="string" calcext:value-type="string">
            <text:p>Ibadah</text:p>
          </table:table-cell>
        </table:table-row>
        <table:table-row table:style-name="ro1">
          <table:table-cell/>
          <table:table-cell office:value-type="string" calcext:value-type="string">
            <text:p>Ibarat</text:p>
          </table:table-cell>
        </table:table-row>
        <table:table-row table:style-name="ro1">
          <table:table-cell/>
          <table:table-cell office:value-type="string" calcext:value-type="string">
            <text:p>Iblis</text:p>
          </table:table-cell>
        </table:table-row>
        <table:table-row table:style-name="ro1">
          <table:table-cell/>
          <table:table-cell office:value-type="string" calcext:value-type="string">
            <text:p>Ibu</text:p>
          </table:table-cell>
        </table:table-row>
        <table:table-row table:style-name="ro1">
          <table:table-cell/>
          <table:table-cell office:value-type="string" calcext:value-type="string">
            <text:p>Idam</text:p>
          </table:table-cell>
        </table:table-row>
        <table:table-row table:style-name="ro1">
          <table:table-cell/>
          <table:table-cell office:value-type="string" calcext:value-type="string">
            <text:p>Ide</text:p>
          </table:table-cell>
        </table:table-row>
        <table:table-row table:style-name="ro1">
          <table:table-cell/>
          <table:table-cell office:value-type="string" calcext:value-type="string">
            <text:p>Idiot</text:p>
          </table:table-cell>
        </table:table-row>
        <table:table-row table:style-name="ro1">
          <table:table-cell/>
          <table:table-cell office:value-type="string" calcext:value-type="string">
            <text:p>Idulfitri</text:p>
          </table:table-cell>
        </table:table-row>
        <table:table-row table:style-name="ro1">
          <table:table-cell/>
          <table:table-cell office:value-type="string" calcext:value-type="string">
            <text:p>Iga</text:p>
          </table:table-cell>
        </table:table-row>
        <table:table-row table:style-name="ro1">
          <table:table-cell/>
          <table:table-cell office:value-type="string" calcext:value-type="string">
            <text:p>Igau</text:p>
          </table:table-cell>
        </table:table-row>
        <table:table-row table:style-name="ro1">
          <table:table-cell/>
          <table:table-cell office:value-type="string" calcext:value-type="string">
            <text:p>Ihram</text:p>
          </table:table-cell>
        </table:table-row>
        <table:table-row table:style-name="ro1">
          <table:table-cell/>
          <table:table-cell office:value-type="string" calcext:value-type="string">
            <text:p>Ijazah</text:p>
          </table:table-cell>
        </table:table-row>
        <table:table-row table:style-name="ro1">
          <table:table-cell/>
          <table:table-cell office:value-type="string" calcext:value-type="string">
            <text:p>Ikal</text:p>
          </table:table-cell>
        </table:table-row>
        <table:table-row table:style-name="ro1">
          <table:table-cell/>
          <table:table-cell office:value-type="string" calcext:value-type="string">
            <text:p>Ikan</text:p>
          </table:table-cell>
        </table:table-row>
        <table:table-row table:style-name="ro1">
          <table:table-cell/>
          <table:table-cell office:value-type="string" calcext:value-type="string">
            <text:p>Ikat</text:p>
          </table:table-cell>
        </table:table-row>
        <table:table-row table:style-name="ro1">
          <table:table-cell/>
          <table:table-cell office:value-type="string" calcext:value-type="string">
            <text:p>Ikhlas</text:p>
          </table:table-cell>
        </table:table-row>
        <table:table-row table:style-name="ro1">
          <table:table-cell/>
          <table:table-cell office:value-type="string" calcext:value-type="string">
            <text:p>Iklan</text:p>
          </table:table-cell>
        </table:table-row>
        <table:table-row table:style-name="ro1">
          <table:table-cell/>
          <table:table-cell office:value-type="string" calcext:value-type="string">
            <text:p>Iklim</text:p>
          </table:table-cell>
        </table:table-row>
        <table:table-row table:style-name="ro1">
          <table:table-cell/>
          <table:table-cell office:value-type="string" calcext:value-type="string">
            <text:p>Ikut</text:p>
          </table:table-cell>
        </table:table-row>
        <table:table-row table:style-name="ro1">
          <table:table-cell/>
          <table:table-cell office:value-type="string" calcext:value-type="string">
            <text:p>Ilalang</text:p>
          </table:table-cell>
        </table:table-row>
        <table:table-row table:style-name="ro1">
          <table:table-cell/>
          <table:table-cell office:value-type="string" calcext:value-type="string">
            <text:p>Ilmu</text:p>
          </table:table-cell>
        </table:table-row>
        <table:table-row table:style-name="ro1">
          <table:table-cell/>
          <table:table-cell office:value-type="string" calcext:value-type="string">
            <text:p>Imam</text:p>
          </table:table-cell>
        </table:table-row>
        <table:table-row table:style-name="ro1">
          <table:table-cell/>
          <table:table-cell office:value-type="string" calcext:value-type="string">
            <text:p>Iman</text:p>
          </table:table-cell>
        </table:table-row>
        <table:table-row table:style-name="ro1">
          <table:table-cell/>
          <table:table-cell office:value-type="string" calcext:value-type="string">
            <text:p>Imbau</text:p>
          </table:table-cell>
        </table:table-row>
        <table:table-row table:style-name="ro1">
          <table:table-cell/>
          <table:table-cell office:value-type="string" calcext:value-type="string">
            <text:p>Imbuh</text:p>
          </table:table-cell>
        </table:table-row>
        <table:table-row table:style-name="ro1">
          <table:table-cell/>
          <table:table-cell office:value-type="string" calcext:value-type="string">
            <text:p>Imigran</text:p>
          </table:table-cell>
        </table:table-row>
        <table:table-row table:style-name="ro1">
          <table:table-cell/>
          <table:table-cell office:value-type="string" calcext:value-type="string">
            <text:p>Imitasi</text:p>
          </table:table-cell>
        </table:table-row>
        <table:table-row table:style-name="ro1">
          <table:table-cell/>
          <table:table-cell office:value-type="string" calcext:value-type="string">
            <text:p>Imla</text:p>
          </table:table-cell>
        </table:table-row>
        <table:table-row table:style-name="ro1">
          <table:table-cell/>
          <table:table-cell office:value-type="string" calcext:value-type="string">
            <text:p>Impi</text:p>
          </table:table-cell>
        </table:table-row>
        <table:table-row table:style-name="ro1">
          <table:table-cell/>
          <table:table-cell office:value-type="string" calcext:value-type="string">
            <text:p>Imsak</text:p>
          </table:table-cell>
        </table:table-row>
        <table:table-row table:style-name="ro1">
          <table:table-cell/>
          <table:table-cell office:value-type="string" calcext:value-type="string">
            <text:p>Imunisasi</text:p>
          </table:table-cell>
        </table:table-row>
        <table:table-row table:style-name="ro1">
          <table:table-cell/>
          <table:table-cell office:value-type="string" calcext:value-type="string">
            <text:p>Inap</text:p>
          </table:table-cell>
        </table:table-row>
        <table:table-row table:style-name="ro1">
          <table:table-cell/>
          <table:table-cell office:value-type="string" calcext:value-type="string">
            <text:p>Indah</text:p>
          </table:table-cell>
        </table:table-row>
        <table:table-row table:style-name="ro1">
          <table:table-cell/>
          <table:table-cell office:value-type="string" calcext:value-type="string">
            <text:p>Individu</text:p>
          </table:table-cell>
        </table:table-row>
        <table:table-row table:style-name="ro1">
          <table:table-cell/>
          <table:table-cell office:value-type="string" calcext:value-type="string">
            <text:p>Indonesia</text:p>
          </table:table-cell>
        </table:table-row>
        <table:table-row table:style-name="ro1">
          <table:table-cell/>
          <table:table-cell office:value-type="string" calcext:value-type="string">
            <text:p>Jabat</text:p>
          </table:table-cell>
        </table:table-row>
        <table:table-row table:style-name="ro1">
          <table:table-cell/>
          <table:table-cell office:value-type="string" calcext:value-type="string">
            <text:p>Jadi</text:p>
          </table:table-cell>
        </table:table-row>
        <table:table-row table:style-name="ro1">
          <table:table-cell/>
          <table:table-cell office:value-type="string" calcext:value-type="string">
            <text:p>Jadwal</text:p>
          </table:table-cell>
        </table:table-row>
        <table:table-row table:style-name="ro1">
          <table:table-cell/>
          <table:table-cell office:value-type="string" calcext:value-type="string">
            <text:p>Jaga</text:p>
          </table:table-cell>
        </table:table-row>
        <table:table-row table:style-name="ro1">
          <table:table-cell/>
          <table:table-cell office:value-type="string" calcext:value-type="string">
            <text:p>Jagal</text:p>
          </table:table-cell>
        </table:table-row>
        <table:table-row table:style-name="ro1">
          <table:table-cell/>
          <table:table-cell office:value-type="string" calcext:value-type="string">
            <text:p>Jago</text:p>
          </table:table-cell>
        </table:table-row>
        <table:table-row table:style-name="ro1">
          <table:table-cell/>
          <table:table-cell office:value-type="string" calcext:value-type="string">
            <text:p>Jagung</text:p>
          </table:table-cell>
        </table:table-row>
        <table:table-row table:style-name="ro1">
          <table:table-cell/>
          <table:table-cell office:value-type="string" calcext:value-type="string">
            <text:p>Jahat</text:p>
          </table:table-cell>
        </table:table-row>
        <table:table-row table:style-name="ro1">
          <table:table-cell/>
          <table:table-cell office:value-type="string" calcext:value-type="string">
            <text:p>Jahe</text:p>
          </table:table-cell>
        </table:table-row>
        <table:table-row table:style-name="ro1">
          <table:table-cell/>
          <table:table-cell office:value-type="string" calcext:value-type="string">
            <text:p>Jahil</text:p>
          </table:table-cell>
        </table:table-row>
        <table:table-row table:style-name="ro1">
          <table:table-cell/>
          <table:table-cell office:value-type="string" calcext:value-type="string">
            <text:p>Jahit</text:p>
          </table:table-cell>
        </table:table-row>
        <table:table-row table:style-name="ro1">
          <table:table-cell/>
          <table:table-cell office:value-type="string" calcext:value-type="string">
            <text:p>Jajah</text:p>
          </table:table-cell>
        </table:table-row>
        <table:table-row table:style-name="ro1">
          <table:table-cell/>
          <table:table-cell office:value-type="string" calcext:value-type="string">
            <text:p>Jajan</text:p>
          </table:table-cell>
        </table:table-row>
        <table:table-row table:style-name="ro1">
          <table:table-cell/>
          <table:table-cell office:value-type="string" calcext:value-type="string">
            <text:p>Jajar</text:p>
          </table:table-cell>
        </table:table-row>
        <table:table-row table:style-name="ro1">
          <table:table-cell/>
          <table:table-cell office:value-type="string" calcext:value-type="string">
            <text:p>Jaket</text:p>
          </table:table-cell>
        </table:table-row>
        <table:table-row table:style-name="ro1">
          <table:table-cell/>
          <table:table-cell office:value-type="string" calcext:value-type="string">
            <text:p>Jaksa</text:p>
          </table:table-cell>
        </table:table-row>
        <table:table-row table:style-name="ro1">
          <table:table-cell/>
          <table:table-cell office:value-type="string" calcext:value-type="string">
            <text:p>Jala</text:p>
          </table:table-cell>
        </table:table-row>
        <table:table-row table:style-name="ro1">
          <table:table-cell/>
          <table:table-cell office:value-type="string" calcext:value-type="string">
            <text:p>Jalan</text:p>
          </table:table-cell>
        </table:table-row>
        <table:table-row table:style-name="ro1">
          <table:table-cell/>
          <table:table-cell office:value-type="string" calcext:value-type="string">
            <text:p>Jalar</text:p>
          </table:table-cell>
        </table:table-row>
        <table:table-row table:style-name="ro1">
          <table:table-cell/>
          <table:table-cell office:value-type="string" calcext:value-type="string">
            <text:p>Jalur</text:p>
          </table:table-cell>
        </table:table-row>
        <table:table-row table:style-name="ro1">
          <table:table-cell/>
          <table:table-cell office:value-type="string" calcext:value-type="string">
            <text:p>Jam</text:p>
          </table:table-cell>
        </table:table-row>
        <table:table-row table:style-name="ro1">
          <table:table-cell/>
          <table:table-cell office:value-type="string" calcext:value-type="string">
            <text:p>Jamah</text:p>
          </table:table-cell>
        </table:table-row>
        <table:table-row table:style-name="ro1">
          <table:table-cell/>
          <table:table-cell office:value-type="string" calcext:value-type="string">
            <text:p>Jambak</text:p>
          </table:table-cell>
        </table:table-row>
        <table:table-row table:style-name="ro1">
          <table:table-cell/>
          <table:table-cell office:value-type="string" calcext:value-type="string">
            <text:p>Jambore</text:p>
          </table:table-cell>
        </table:table-row>
        <table:table-row table:style-name="ro1">
          <table:table-cell/>
          <table:table-cell office:value-type="string" calcext:value-type="string">
            <text:p>Jambret</text:p>
          </table:table-cell>
        </table:table-row>
        <table:table-row table:style-name="ro1">
          <table:table-cell/>
          <table:table-cell office:value-type="string" calcext:value-type="string">
            <text:p>Jambu</text:p>
          </table:table-cell>
        </table:table-row>
        <table:table-row table:style-name="ro1">
          <table:table-cell/>
          <table:table-cell office:value-type="string" calcext:value-type="string">
            <text:p>Jambul</text:p>
          </table:table-cell>
        </table:table-row>
        <table:table-row table:style-name="ro1">
          <table:table-cell/>
          <table:table-cell office:value-type="string" calcext:value-type="string">
            <text:p>Jamu</text:p>
          </table:table-cell>
        </table:table-row>
        <table:table-row table:style-name="ro1">
          <table:table-cell/>
          <table:table-cell office:value-type="string" calcext:value-type="string">
            <text:p>Jamur</text:p>
          </table:table-cell>
        </table:table-row>
        <table:table-row table:style-name="ro1">
          <table:table-cell/>
          <table:table-cell office:value-type="string" calcext:value-type="string">
            <text:p>Janda</text:p>
          </table:table-cell>
        </table:table-row>
        <table:table-row table:style-name="ro1">
          <table:table-cell/>
          <table:table-cell office:value-type="string" calcext:value-type="string">
            <text:p>Jangan</text:p>
          </table:table-cell>
        </table:table-row>
        <table:table-row table:style-name="ro1">
          <table:table-cell/>
          <table:table-cell office:value-type="string" calcext:value-type="string">
            <text:p>Jangka</text:p>
          </table:table-cell>
        </table:table-row>
        <table:table-row table:style-name="ro1">
          <table:table-cell/>
          <table:table-cell office:value-type="string" calcext:value-type="string">
            <text:p>Jangkar</text:p>
          </table:table-cell>
        </table:table-row>
        <table:table-row table:style-name="ro1">
          <table:table-cell/>
          <table:table-cell office:value-type="string" calcext:value-type="string">
            <text:p>Jangkrik</text:p>
          </table:table-cell>
        </table:table-row>
        <table:table-row table:style-name="ro1">
          <table:table-cell/>
          <table:table-cell office:value-type="string" calcext:value-type="string">
            <text:p>Jangkung</text:p>
          </table:table-cell>
        </table:table-row>
        <table:table-row table:style-name="ro1">
          <table:table-cell/>
          <table:table-cell office:value-type="string" calcext:value-type="string">
            <text:p>Janji</text:p>
          </table:table-cell>
        </table:table-row>
        <table:table-row table:style-name="ro1">
          <table:table-cell/>
          <table:table-cell office:value-type="string" calcext:value-type="string">
            <text:p>Jantan</text:p>
          </table:table-cell>
        </table:table-row>
        <table:table-row table:style-name="ro1">
          <table:table-cell/>
          <table:table-cell office:value-type="string" calcext:value-type="string">
            <text:p>Jantung</text:p>
          </table:table-cell>
        </table:table-row>
        <table:table-row table:style-name="ro1">
          <table:table-cell/>
          <table:table-cell office:value-type="string" calcext:value-type="string">
            <text:p>Januari</text:p>
          </table:table-cell>
        </table:table-row>
        <table:table-row table:style-name="ro1">
          <table:table-cell/>
          <table:table-cell office:value-type="string" calcext:value-type="string">
            <text:p>Janur</text:p>
          </table:table-cell>
        </table:table-row>
        <table:table-row table:style-name="ro1">
          <table:table-cell/>
          <table:table-cell office:value-type="string" calcext:value-type="string">
            <text:p>Jarak</text:p>
          </table:table-cell>
        </table:table-row>
        <table:table-row table:style-name="ro1">
          <table:table-cell/>
          <table:table-cell office:value-type="string" calcext:value-type="string">
            <text:p>Jarang</text:p>
          </table:table-cell>
        </table:table-row>
        <table:table-row table:style-name="ro1">
          <table:table-cell/>
          <table:table-cell office:value-type="string" calcext:value-type="string">
            <text:p>Jari</text:p>
          </table:table-cell>
        </table:table-row>
        <table:table-row table:style-name="ro1">
          <table:table-cell/>
          <table:table-cell office:value-type="string" calcext:value-type="string">
            <text:p>Jaring</text:p>
          </table:table-cell>
        </table:table-row>
        <table:table-row table:style-name="ro1">
          <table:table-cell/>
          <table:table-cell office:value-type="string" calcext:value-type="string">
            <text:p>Jarum</text:p>
          </table:table-cell>
        </table:table-row>
        <table:table-row table:style-name="ro1">
          <table:table-cell/>
          <table:table-cell office:value-type="string" calcext:value-type="string">
            <text:p>Jas</text:p>
          </table:table-cell>
        </table:table-row>
        <table:table-row table:style-name="ro1">
          <table:table-cell/>
          <table:table-cell office:value-type="string" calcext:value-type="string">
            <text:p>Jasmani</text:p>
          </table:table-cell>
        </table:table-row>
        <table:table-row table:style-name="ro1">
          <table:table-cell/>
          <table:table-cell office:value-type="string" calcext:value-type="string">
            <text:p>Jatuh</text:p>
          </table:table-cell>
        </table:table-row>
        <table:table-row table:style-name="ro1">
          <table:table-cell/>
          <table:table-cell office:value-type="string" calcext:value-type="string">
            <text:p>Jauh</text:p>
          </table:table-cell>
        </table:table-row>
        <table:table-row table:style-name="ro1">
          <table:table-cell/>
          <table:table-cell office:value-type="string" calcext:value-type="string">
            <text:p>Jawab</text:p>
          </table:table-cell>
        </table:table-row>
        <table:table-row table:style-name="ro1">
          <table:table-cell/>
          <table:table-cell office:value-type="string" calcext:value-type="string">
            <text:p>Jebak</text:p>
          </table:table-cell>
        </table:table-row>
        <table:table-row table:style-name="ro1">
          <table:table-cell/>
          <table:table-cell office:value-type="string" calcext:value-type="string">
            <text:p>Jejak</text:p>
          </table:table-cell>
        </table:table-row>
        <table:table-row table:style-name="ro1">
          <table:table-cell/>
          <table:table-cell office:value-type="string" calcext:value-type="string">
            <text:p>Jejaka</text:p>
          </table:table-cell>
        </table:table-row>
        <table:table-row table:style-name="ro1">
          <table:table-cell/>
          <table:table-cell office:value-type="string" calcext:value-type="string">
            <text:p>Jejal</text:p>
          </table:table-cell>
        </table:table-row>
        <table:table-row table:style-name="ro1">
          <table:table-cell/>
          <table:table-cell office:value-type="string" calcext:value-type="string">
            <text:p>Jejer</text:p>
          </table:table-cell>
        </table:table-row>
        <table:table-row table:style-name="ro1">
          <table:table-cell/>
          <table:table-cell office:value-type="string" calcext:value-type="string">
            <text:p>Jelas</text:p>
          </table:table-cell>
        </table:table-row>
        <table:table-row table:style-name="ro1">
          <table:table-cell/>
          <table:table-cell office:value-type="string" calcext:value-type="string">
            <text:p>Jelek</text:p>
          </table:table-cell>
        </table:table-row>
        <table:table-row table:style-name="ro1">
          <table:table-cell/>
          <table:table-cell office:value-type="string" calcext:value-type="string">
            <text:p>Jeli</text:p>
          </table:table-cell>
        </table:table-row>
        <table:table-row table:style-name="ro1">
          <table:table-cell/>
          <table:table-cell office:value-type="string" calcext:value-type="string">
            <text:p>Jelita</text:p>
          </table:table-cell>
        </table:table-row>
        <table:table-row table:style-name="ro1">
          <table:table-cell/>
          <table:table-cell office:value-type="string" calcext:value-type="string">
            <text:p>Jembatan</text:p>
          </table:table-cell>
        </table:table-row>
        <table:table-row table:style-name="ro1">
          <table:table-cell/>
          <table:table-cell office:value-type="string" calcext:value-type="string">
            <text:p>Jemput</text:p>
          </table:table-cell>
        </table:table-row>
        <table:table-row table:style-name="ro1">
          <table:table-cell/>
          <table:table-cell office:value-type="string" calcext:value-type="string">
            <text:p>Jemu</text:p>
          </table:table-cell>
        </table:table-row>
        <table:table-row table:style-name="ro1">
          <table:table-cell/>
          <table:table-cell office:value-type="string" calcext:value-type="string">
            <text:p>Jemur</text:p>
          </table:table-cell>
        </table:table-row>
        <table:table-row table:style-name="ro1">
          <table:table-cell/>
          <table:table-cell office:value-type="string" calcext:value-type="string">
            <text:p>Jenaka</text:p>
          </table:table-cell>
        </table:table-row>
        <table:table-row table:style-name="ro1">
          <table:table-cell/>
          <table:table-cell office:value-type="string" calcext:value-type="string">
            <text:p>Jenazah</text:p>
          </table:table-cell>
        </table:table-row>
        <table:table-row table:style-name="ro1">
          <table:table-cell/>
          <table:table-cell office:value-type="string" calcext:value-type="string">
            <text:p>Jendela</text:p>
          </table:table-cell>
        </table:table-row>
        <table:table-row table:style-name="ro1">
          <table:table-cell/>
          <table:table-cell office:value-type="string" calcext:value-type="string">
            <text:p>Jendral</text:p>
          </table:table-cell>
        </table:table-row>
        <table:table-row table:style-name="ro1">
          <table:table-cell/>
          <table:table-cell office:value-type="string" calcext:value-type="string">
            <text:p>Jenggot</text:p>
          </table:table-cell>
        </table:table-row>
        <table:table-row table:style-name="ro1">
          <table:table-cell/>
          <table:table-cell office:value-type="string" calcext:value-type="string">
            <text:p>Jenguk</text:p>
          </table:table-cell>
        </table:table-row>
        <table:table-row table:style-name="ro1">
          <table:table-cell/>
          <table:table-cell office:value-type="string" calcext:value-type="string">
            <text:p>Jenis</text:p>
          </table:table-cell>
        </table:table-row>
        <table:table-row table:style-name="ro1">
          <table:table-cell/>
          <table:table-cell office:value-type="string" calcext:value-type="string">
            <text:p>Jenjang</text:p>
          </table:table-cell>
        </table:table-row>
        <table:table-row table:style-name="ro1">
          <table:table-cell/>
          <table:table-cell office:value-type="string" calcext:value-type="string">
            <text:p>Jentik-jentik</text:p>
          </table:table-cell>
        </table:table-row>
        <table:table-row table:style-name="ro1">
          <table:table-cell/>
          <table:table-cell office:value-type="string" calcext:value-type="string">
            <text:p>Jenuh</text:p>
          </table:table-cell>
        </table:table-row>
        <table:table-row table:style-name="ro1">
          <table:table-cell/>
          <table:table-cell office:value-type="string" calcext:value-type="string">
            <text:p>Jepit</text:p>
          </table:table-cell>
        </table:table-row>
        <table:table-row table:style-name="ro1">
          <table:table-cell/>
          <table:table-cell office:value-type="string" calcext:value-type="string">
            <text:p>Jeram</text:p>
          </table:table-cell>
        </table:table-row>
        <table:table-row table:style-name="ro1">
          <table:table-cell/>
          <table:table-cell office:value-type="string" calcext:value-type="string">
            <text:p>Jerami</text:p>
          </table:table-cell>
        </table:table-row>
        <table:table-row table:style-name="ro1">
          <table:table-cell/>
          <table:table-cell office:value-type="string" calcext:value-type="string">
            <text:p>Jerapah</text:p>
          </table:table-cell>
        </table:table-row>
        <table:table-row table:style-name="ro1">
          <table:table-cell/>
          <table:table-cell office:value-type="string" calcext:value-type="string">
            <text:p>Jerat</text:p>
          </table:table-cell>
        </table:table-row>
        <table:table-row table:style-name="ro1">
          <table:table-cell/>
          <table:table-cell office:value-type="string" calcext:value-type="string">
            <text:p>Jerawat</text:p>
          </table:table-cell>
        </table:table-row>
        <table:table-row table:style-name="ro1">
          <table:table-cell/>
          <table:table-cell office:value-type="string" calcext:value-type="string">
            <text:p>Jerit</text:p>
          </table:table-cell>
        </table:table-row>
        <table:table-row table:style-name="ro1">
          <table:table-cell/>
          <table:table-cell office:value-type="string" calcext:value-type="string">
            <text:p>Jernih</text:p>
          </table:table-cell>
        </table:table-row>
        <table:table-row table:style-name="ro1">
          <table:table-cell/>
          <table:table-cell office:value-type="string" calcext:value-type="string">
            <text:p>Jeruji</text:p>
          </table:table-cell>
        </table:table-row>
        <table:table-row table:style-name="ro1">
          <table:table-cell/>
          <table:table-cell office:value-type="string" calcext:value-type="string">
            <text:p>Jet</text:p>
          </table:table-cell>
        </table:table-row>
        <table:table-row table:style-name="ro1">
          <table:table-cell/>
          <table:table-cell office:value-type="string" calcext:value-type="string">
            <text:p>Jewer</text:p>
          </table:table-cell>
        </table:table-row>
        <table:table-row table:style-name="ro1">
          <table:table-cell/>
          <table:table-cell office:value-type="string" calcext:value-type="string">
            <text:p>Jihad</text:p>
          </table:table-cell>
        </table:table-row>
        <table:table-row table:style-name="ro1">
          <table:table-cell/>
          <table:table-cell office:value-type="string" calcext:value-type="string">
            <text:p>Jijik</text:p>
          </table:table-cell>
        </table:table-row>
        <table:table-row table:style-name="ro1">
          <table:table-cell/>
          <table:table-cell office:value-type="string" calcext:value-type="string">
            <text:p>Jilat</text:p>
          </table:table-cell>
        </table:table-row>
        <table:table-row table:style-name="ro1">
          <table:table-cell/>
          <table:table-cell office:value-type="string" calcext:value-type="string">
            <text:p>Jilbab</text:p>
          </table:table-cell>
        </table:table-row>
        <table:table-row table:style-name="ro1">
          <table:table-cell/>
          <table:table-cell office:value-type="string" calcext:value-type="string">
            <text:p>Jimat</text:p>
          </table:table-cell>
        </table:table-row>
        <table:table-row table:style-name="ro1">
          <table:table-cell/>
          <table:table-cell office:value-type="string" calcext:value-type="string">
            <text:p>Jinak</text:p>
          </table:table-cell>
        </table:table-row>
        <table:table-row table:style-name="ro1">
          <table:table-cell/>
          <table:table-cell office:value-type="string" calcext:value-type="string">
            <text:p>Jingga</text:p>
          </table:table-cell>
        </table:table-row>
        <table:table-row table:style-name="ro1">
          <table:table-cell/>
          <table:table-cell office:value-type="string" calcext:value-type="string">
            <text:p>Jinjing</text:p>
          </table:table-cell>
        </table:table-row>
        <table:table-row table:style-name="ro1">
          <table:table-cell/>
          <table:table-cell office:value-type="string" calcext:value-type="string">
            <text:p>Jinjit</text:p>
          </table:table-cell>
        </table:table-row>
        <table:table-row table:style-name="ro1">
          <table:table-cell/>
          <table:table-cell office:value-type="string" calcext:value-type="string">
            <text:p>Jiplak</text:p>
          </table:table-cell>
        </table:table-row>
        <table:table-row table:style-name="ro1">
          <table:table-cell/>
          <table:table-cell office:value-type="string" calcext:value-type="string">
            <text:p>Jiran</text:p>
          </table:table-cell>
        </table:table-row>
        <table:table-row table:style-name="ro1">
          <table:table-cell/>
          <table:table-cell office:value-type="string" calcext:value-type="string">
            <text:p>Jitak</text:p>
          </table:table-cell>
        </table:table-row>
        <table:table-row table:style-name="ro1">
          <table:table-cell/>
          <table:table-cell office:value-type="string" calcext:value-type="string">
            <text:p>Jiwa</text:p>
          </table:table-cell>
        </table:table-row>
        <table:table-row table:style-name="ro1">
          <table:table-cell/>
          <table:table-cell office:value-type="string" calcext:value-type="string">
            <text:p>Jodoh</text:p>
          </table:table-cell>
        </table:table-row>
        <table:table-row table:style-name="ro1">
          <table:table-cell/>
          <table:table-cell office:value-type="string" calcext:value-type="string">
            <text:p>Joki</text:p>
          </table:table-cell>
        </table:table-row>
        <table:table-row table:style-name="ro1">
          <table:table-cell/>
          <table:table-cell office:value-type="string" calcext:value-type="string">
            <text:p>Jongkok</text:p>
          </table:table-cell>
        </table:table-row>
        <table:table-row table:style-name="ro1">
          <table:table-cell/>
          <table:table-cell office:value-type="string" calcext:value-type="string">
            <text:p>Jorok</text:p>
          </table:table-cell>
        </table:table-row>
        <table:table-row table:style-name="ro1">
          <table:table-cell/>
          <table:table-cell office:value-type="string" calcext:value-type="string">
            <text:p>Jotos</text:p>
          </table:table-cell>
        </table:table-row>
        <table:table-row table:style-name="ro1">
          <table:table-cell/>
          <table:table-cell office:value-type="string" calcext:value-type="string">
            <text:p>Jual</text:p>
          </table:table-cell>
        </table:table-row>
        <table:table-row table:style-name="ro1">
          <table:table-cell/>
          <table:table-cell office:value-type="string" calcext:value-type="string">
            <text:p>Juang</text:p>
          </table:table-cell>
        </table:table-row>
        <table:table-row table:style-name="ro1">
          <table:table-cell/>
          <table:table-cell office:value-type="string" calcext:value-type="string">
            <text:p>Juara</text:p>
          </table:table-cell>
        </table:table-row>
        <table:table-row table:style-name="ro1">
          <table:table-cell/>
          <table:table-cell office:value-type="string" calcext:value-type="string">
            <text:p>Jubah</text:p>
          </table:table-cell>
        </table:table-row>
        <table:table-row table:style-name="ro1">
          <table:table-cell/>
          <table:table-cell office:value-type="string" calcext:value-type="string">
            <text:p>Judi</text:p>
          </table:table-cell>
        </table:table-row>
        <table:table-row table:style-name="ro1">
          <table:table-cell/>
          <table:table-cell office:value-type="string" calcext:value-type="string">
            <text:p>Judo</text:p>
          </table:table-cell>
        </table:table-row>
        <table:table-row table:style-name="ro1">
          <table:table-cell/>
          <table:table-cell office:value-type="string" calcext:value-type="string">
            <text:p>Judul</text:p>
          </table:table-cell>
        </table:table-row>
        <table:table-row table:style-name="ro1">
          <table:table-cell/>
          <table:table-cell office:value-type="string" calcext:value-type="string">
            <text:p>Juga</text:p>
          </table:table-cell>
        </table:table-row>
        <table:table-row table:style-name="ro1">
          <table:table-cell/>
          <table:table-cell office:value-type="string" calcext:value-type="string">
            <text:p>Jujur</text:p>
          </table:table-cell>
        </table:table-row>
        <table:table-row table:style-name="ro1">
          <table:table-cell/>
          <table:table-cell office:value-type="string" calcext:value-type="string">
            <text:p>Julang</text:p>
          </table:table-cell>
        </table:table-row>
        <table:table-row table:style-name="ro1">
          <table:table-cell/>
          <table:table-cell office:value-type="string" calcext:value-type="string">
            <text:p>Juli</text:p>
          </table:table-cell>
        </table:table-row>
        <table:table-row table:style-name="ro1">
          <table:table-cell/>
          <table:table-cell office:value-type="string" calcext:value-type="string">
            <text:p>Juluk</text:p>
          </table:table-cell>
        </table:table-row>
        <table:table-row table:style-name="ro1">
          <table:table-cell/>
          <table:table-cell office:value-type="string" calcext:value-type="string">
            <text:p>Jumat</text:p>
          </table:table-cell>
        </table:table-row>
        <table:table-row table:style-name="ro1">
          <table:table-cell/>
          <table:table-cell office:value-type="string" calcext:value-type="string">
            <text:p>Jumlah</text:p>
          </table:table-cell>
        </table:table-row>
        <table:table-row table:style-name="ro1">
          <table:table-cell/>
          <table:table-cell office:value-type="string" calcext:value-type="string">
            <text:p>Jumpa</text:p>
          </table:table-cell>
        </table:table-row>
        <table:table-row table:style-name="ro1">
          <table:table-cell/>
          <table:table-cell office:value-type="string" calcext:value-type="string">
            <text:p>Jungkal</text:p>
          </table:table-cell>
        </table:table-row>
        <table:table-row table:style-name="ro1">
          <table:table-cell/>
          <table:table-cell office:value-type="string" calcext:value-type="string">
            <text:p>Jungkir</text:p>
          </table:table-cell>
        </table:table-row>
        <table:table-row table:style-name="ro1">
          <table:table-cell/>
          <table:table-cell office:value-type="string" calcext:value-type="string">
            <text:p>Juni</text:p>
          </table:table-cell>
        </table:table-row>
        <table:table-row table:style-name="ro1">
          <table:table-cell/>
          <table:table-cell office:value-type="string" calcext:value-type="string">
            <text:p>Junjung</text:p>
          </table:table-cell>
        </table:table-row>
        <table:table-row table:style-name="ro1">
          <table:table-cell/>
          <table:table-cell office:value-type="string" calcext:value-type="string">
            <text:p>Jurang</text:p>
          </table:table-cell>
        </table:table-row>
        <table:table-row table:style-name="ro1">
          <table:table-cell/>
          <table:table-cell office:value-type="string" calcext:value-type="string">
            <text:p>Juri</text:p>
          </table:table-cell>
        </table:table-row>
        <table:table-row table:style-name="ro1">
          <table:table-cell/>
          <table:table-cell office:value-type="string" calcext:value-type="string">
            <text:p>Juru</text:p>
          </table:table-cell>
        </table:table-row>
        <table:table-row table:style-name="ro1">
          <table:table-cell/>
          <table:table-cell office:value-type="string" calcext:value-type="string">
            <text:p>Jurus</text:p>
          </table:table-cell>
        </table:table-row>
        <table:table-row table:style-name="ro1">
          <table:table-cell/>
          <table:table-cell office:value-type="string" calcext:value-type="string">
            <text:p>-kah</text:p>
          </table:table-cell>
        </table:table-row>
        <table:table-row table:style-name="ro1">
          <table:table-cell/>
          <table:table-cell office:value-type="string" calcext:value-type="string">
            <text:p>-kan</text:p>
          </table:table-cell>
        </table:table-row>
        <table:table-row table:style-name="ro1">
          <table:table-cell/>
          <table:table-cell office:value-type="string" calcext:value-type="string">
            <text:p>Kabar</text:p>
          </table:table-cell>
        </table:table-row>
        <table:table-row table:style-name="ro1">
          <table:table-cell/>
          <table:table-cell office:value-type="string" calcext:value-type="string">
            <text:p>Kabur</text:p>
          </table:table-cell>
        </table:table-row>
        <table:table-row table:style-name="ro1">
          <table:table-cell/>
          <table:table-cell office:value-type="string" calcext:value-type="string">
            <text:p>Kaca</text:p>
          </table:table-cell>
        </table:table-row>
        <table:table-row table:style-name="ro1">
          <table:table-cell/>
          <table:table-cell office:value-type="string" calcext:value-type="string">
            <text:p>Kacamata</text:p>
          </table:table-cell>
        </table:table-row>
        <table:table-row table:style-name="ro1">
          <table:table-cell/>
          <table:table-cell office:value-type="string" calcext:value-type="string">
            <text:p>Kacang</text:p>
          </table:table-cell>
        </table:table-row>
        <table:table-row table:style-name="ro1">
          <table:table-cell/>
          <table:table-cell office:value-type="string" calcext:value-type="string">
            <text:p>Kacau</text:p>
          </table:table-cell>
        </table:table-row>
        <table:table-row table:style-name="ro1">
          <table:table-cell/>
          <table:table-cell office:value-type="string" calcext:value-type="string">
            <text:p>Kadang</text:p>
          </table:table-cell>
        </table:table-row>
        <table:table-row table:style-name="ro1">
          <table:table-cell/>
          <table:table-cell office:value-type="string" calcext:value-type="string">
            <text:p>Kagum</text:p>
          </table:table-cell>
        </table:table-row>
        <table:table-row table:style-name="ro1">
          <table:table-cell/>
          <table:table-cell office:value-type="string" calcext:value-type="string">
            <text:p>Kail</text:p>
          </table:table-cell>
        </table:table-row>
        <table:table-row table:style-name="ro1">
          <table:table-cell/>
          <table:table-cell office:value-type="string" calcext:value-type="string">
            <text:p>Kakak</text:p>
          </table:table-cell>
        </table:table-row>
        <table:table-row table:style-name="ro1">
          <table:table-cell/>
          <table:table-cell office:value-type="string" calcext:value-type="string">
            <text:p>Kakek</text:p>
          </table:table-cell>
        </table:table-row>
        <table:table-row table:style-name="ro1">
          <table:table-cell/>
          <table:table-cell office:value-type="string" calcext:value-type="string">
            <text:p>Kaki</text:p>
          </table:table-cell>
        </table:table-row>
        <table:table-row table:style-name="ro1">
          <table:table-cell/>
          <table:table-cell office:value-type="string" calcext:value-type="string">
            <text:p>Kaku</text:p>
          </table:table-cell>
        </table:table-row>
        <table:table-row table:style-name="ro1">
          <table:table-cell/>
          <table:table-cell office:value-type="string" calcext:value-type="string">
            <text:p>Kalah</text:p>
          </table:table-cell>
        </table:table-row>
        <table:table-row table:style-name="ro1">
          <table:table-cell/>
          <table:table-cell office:value-type="string" calcext:value-type="string">
            <text:p>Kalau</text:p>
          </table:table-cell>
        </table:table-row>
        <table:table-row table:style-name="ro1">
          <table:table-cell/>
          <table:table-cell office:value-type="string" calcext:value-type="string">
            <text:p>Kaleng</text:p>
          </table:table-cell>
        </table:table-row>
        <table:table-row table:style-name="ro1">
          <table:table-cell/>
          <table:table-cell office:value-type="string" calcext:value-type="string">
            <text:p>Kali</text:p>
          </table:table-cell>
        </table:table-row>
        <table:table-row table:style-name="ro1">
          <table:table-cell/>
          <table:table-cell office:value-type="string" calcext:value-type="string">
            <text:p>Kalimat</text:p>
          </table:table-cell>
        </table:table-row>
        <table:table-row table:style-name="ro1">
          <table:table-cell/>
          <table:table-cell office:value-type="string" calcext:value-type="string">
            <text:p>Kalung</text:p>
          </table:table-cell>
        </table:table-row>
        <table:table-row table:style-name="ro1">
          <table:table-cell/>
          <table:table-cell office:value-type="string" calcext:value-type="string">
            <text:p>Kamar</text:p>
          </table:table-cell>
        </table:table-row>
        <table:table-row table:style-name="ro1">
          <table:table-cell/>
          <table:table-cell office:value-type="string" calcext:value-type="string">
            <text:p>Kami</text:p>
          </table:table-cell>
        </table:table-row>
        <table:table-row table:style-name="ro1">
          <table:table-cell/>
          <table:table-cell office:value-type="string" calcext:value-type="string">
            <text:p>Kamis</text:p>
          </table:table-cell>
        </table:table-row>
        <table:table-row table:style-name="ro1">
          <table:table-cell/>
          <table:table-cell office:value-type="string" calcext:value-type="string">
            <text:p>Kamu</text:p>
          </table:table-cell>
        </table:table-row>
        <table:table-row table:style-name="ro1">
          <table:table-cell/>
          <table:table-cell office:value-type="string" calcext:value-type="string">
            <text:p>Kamus</text:p>
          </table:table-cell>
        </table:table-row>
        <table:table-row table:style-name="ro1">
          <table:table-cell/>
          <table:table-cell office:value-type="string" calcext:value-type="string">
            <text:p>Kanan</text:p>
          </table:table-cell>
        </table:table-row>
        <table:table-row table:style-name="ro1">
          <table:table-cell/>
          <table:table-cell office:value-type="string" calcext:value-type="string">
            <text:p>Kancing</text:p>
          </table:table-cell>
        </table:table-row>
        <table:table-row table:style-name="ro1">
          <table:table-cell/>
          <table:table-cell office:value-type="string" calcext:value-type="string">
            <text:p>Kandung</text:p>
          </table:table-cell>
        </table:table-row>
        <table:table-row table:style-name="ro1">
          <table:table-cell/>
          <table:table-cell office:value-type="string" calcext:value-type="string">
            <text:p>Kantuk</text:p>
          </table:table-cell>
        </table:table-row>
        <table:table-row table:style-name="ro1">
          <table:table-cell/>
          <table:table-cell office:value-type="string" calcext:value-type="string">
            <text:p>Kantung</text:p>
          </table:table-cell>
        </table:table-row>
        <table:table-row table:style-name="ro1">
          <table:table-cell/>
          <table:table-cell office:value-type="string" calcext:value-type="string">
            <text:p>Kapal</text:p>
          </table:table-cell>
        </table:table-row>
        <table:table-row table:style-name="ro1">
          <table:table-cell/>
          <table:table-cell office:value-type="string" calcext:value-type="string">
            <text:p>Kapan</text:p>
          </table:table-cell>
        </table:table-row>
        <table:table-row table:style-name="ro1">
          <table:table-cell/>
          <table:table-cell office:value-type="string" calcext:value-type="string">
            <text:p>Kapur</text:p>
          </table:table-cell>
        </table:table-row>
        <table:table-row table:style-name="ro1">
          <table:table-cell/>
          <table:table-cell office:value-type="string" calcext:value-type="string">
            <text:p>Karang</text:p>
          </table:table-cell>
        </table:table-row>
        <table:table-row table:style-name="ro1">
          <table:table-cell/>
          <table:table-cell office:value-type="string" calcext:value-type="string">
            <text:p>Karcis</text:p>
          </table:table-cell>
        </table:table-row>
        <table:table-row table:style-name="ro1">
          <table:table-cell/>
          <table:table-cell office:value-type="string" calcext:value-type="string">
            <text:p>Karena</text:p>
          </table:table-cell>
        </table:table-row>
        <table:table-row table:style-name="ro1">
          <table:table-cell/>
          <table:table-cell office:value-type="string" calcext:value-type="string">
            <text:p>Karet</text:p>
          </table:table-cell>
        </table:table-row>
        <table:table-row table:style-name="ro1">
          <table:table-cell/>
          <table:table-cell office:value-type="string" calcext:value-type="string">
            <text:p>Kartu</text:p>
          </table:table-cell>
        </table:table-row>
        <table:table-row table:style-name="ro1">
          <table:table-cell/>
          <table:table-cell office:value-type="string" calcext:value-type="string">
            <text:p>Karya</text:p>
          </table:table-cell>
        </table:table-row>
        <table:table-row table:style-name="ro1">
          <table:table-cell/>
          <table:table-cell office:value-type="string" calcext:value-type="string">
            <text:p>Kasar</text:p>
          </table:table-cell>
        </table:table-row>
        <table:table-row table:style-name="ro1">
          <table:table-cell/>
          <table:table-cell office:value-type="string" calcext:value-type="string">
            <text:p>Kasih</text:p>
          </table:table-cell>
        </table:table-row>
        <table:table-row table:style-name="ro1">
          <table:table-cell/>
          <table:table-cell office:value-type="string" calcext:value-type="string">
            <text:p>Kata</text:p>
          </table:table-cell>
        </table:table-row>
        <table:table-row table:style-name="ro1">
          <table:table-cell/>
          <table:table-cell office:value-type="string" calcext:value-type="string">
            <text:p>Katak</text:p>
          </table:table-cell>
        </table:table-row>
        <table:table-row table:style-name="ro1">
          <table:table-cell/>
          <table:table-cell office:value-type="string" calcext:value-type="string">
            <text:p>Katolik</text:p>
          </table:table-cell>
        </table:table-row>
        <table:table-row table:style-name="ro1">
          <table:table-cell/>
          <table:table-cell office:value-type="string" calcext:value-type="string">
            <text:p>Kawan</text:p>
          </table:table-cell>
        </table:table-row>
        <table:table-row table:style-name="ro1">
          <table:table-cell/>
          <table:table-cell office:value-type="string" calcext:value-type="string">
            <text:p>Kawin</text:p>
          </table:table-cell>
        </table:table-row>
        <table:table-row table:style-name="ro1">
          <table:table-cell/>
          <table:table-cell office:value-type="string" calcext:value-type="string">
            <text:p>Kaya</text:p>
          </table:table-cell>
        </table:table-row>
        <table:table-row table:style-name="ro1">
          <table:table-cell/>
          <table:table-cell office:value-type="string" calcext:value-type="string">
            <text:p>Kayu</text:p>
          </table:table-cell>
        </table:table-row>
        <table:table-row table:style-name="ro1">
          <table:table-cell/>
          <table:table-cell office:value-type="string" calcext:value-type="string">
            <text:p>Ke-</text:p>
          </table:table-cell>
        </table:table-row>
        <table:table-row table:style-name="ro1">
          <table:table-cell/>
          <table:table-cell office:value-type="string" calcext:value-type="string">
            <text:p>Ke</text:p>
          </table:table-cell>
        </table:table-row>
        <table:table-row table:style-name="ro1">
          <table:table-cell/>
          <table:table-cell office:value-type="string" calcext:value-type="string">
            <text:p>Kebun</text:p>
          </table:table-cell>
        </table:table-row>
        <table:table-row table:style-name="ro1">
          <table:table-cell/>
          <table:table-cell office:value-type="string" calcext:value-type="string">
            <text:p>Kecam</text:p>
          </table:table-cell>
        </table:table-row>
        <table:table-row table:style-name="ro1">
          <table:table-cell/>
          <table:table-cell office:value-type="string" calcext:value-type="string">
            <text:p>Kecamuk</text:p>
          </table:table-cell>
        </table:table-row>
        <table:table-row table:style-name="ro1">
          <table:table-cell/>
          <table:table-cell office:value-type="string" calcext:value-type="string">
            <text:p>Kecap</text:p>
          </table:table-cell>
        </table:table-row>
        <table:table-row table:style-name="ro1">
          <table:table-cell/>
          <table:table-cell office:value-type="string" calcext:value-type="string">
            <text:p>Kecewa</text:p>
          </table:table-cell>
        </table:table-row>
        <table:table-row table:style-name="ro1">
          <table:table-cell/>
          <table:table-cell office:value-type="string" calcext:value-type="string">
            <text:p>Kecil</text:p>
          </table:table-cell>
        </table:table-row>
        <table:table-row table:style-name="ro1">
          <table:table-cell/>
          <table:table-cell office:value-type="string" calcext:value-type="string">
            <text:p>Kecuali</text:p>
          </table:table-cell>
        </table:table-row>
        <table:table-row table:style-name="ro1">
          <table:table-cell/>
          <table:table-cell office:value-type="string" calcext:value-type="string">
            <text:p>Kedip</text:p>
          </table:table-cell>
        </table:table-row>
        <table:table-row table:style-name="ro1">
          <table:table-cell/>
          <table:table-cell office:value-type="string" calcext:value-type="string">
            <text:p>Kedok</text:p>
          </table:table-cell>
        </table:table-row>
        <table:table-row table:style-name="ro1">
          <table:table-cell/>
          <table:table-cell office:value-type="string" calcext:value-type="string">
            <text:p>Kejar</text:p>
          </table:table-cell>
        </table:table-row>
        <table:table-row table:style-name="ro1">
          <table:table-cell/>
          <table:table-cell office:value-type="string" calcext:value-type="string">
            <text:p>Kejut</text:p>
          </table:table-cell>
        </table:table-row>
        <table:table-row table:style-name="ro1">
          <table:table-cell/>
          <table:table-cell office:value-type="string" calcext:value-type="string">
            <text:p>Kekal</text:p>
          </table:table-cell>
        </table:table-row>
        <table:table-row table:style-name="ro1">
          <table:table-cell/>
          <table:table-cell office:value-type="string" calcext:value-type="string">
            <text:p>Kelabu</text:p>
          </table:table-cell>
        </table:table-row>
        <table:table-row table:style-name="ro1">
          <table:table-cell/>
          <table:table-cell office:value-type="string" calcext:value-type="string">
            <text:p>Kelahi</text:p>
          </table:table-cell>
        </table:table-row>
        <table:table-row table:style-name="ro1">
          <table:table-cell/>
          <table:table-cell office:value-type="string" calcext:value-type="string">
            <text:p>Kelap-kelip</text:p>
          </table:table-cell>
        </table:table-row>
        <table:table-row table:style-name="ro1">
          <table:table-cell/>
          <table:table-cell office:value-type="string" calcext:value-type="string">
            <text:p>Kelapa</text:p>
          </table:table-cell>
        </table:table-row>
        <table:table-row table:style-name="ro1">
          <table:table-cell/>
          <table:table-cell office:value-type="string" calcext:value-type="string">
            <text:p>Kelas</text:p>
          </table:table-cell>
        </table:table-row>
        <table:table-row table:style-name="ro1">
          <table:table-cell/>
          <table:table-cell office:value-type="string" calcext:value-type="string">
            <text:p>Kelelawar</text:p>
          </table:table-cell>
        </table:table-row>
        <table:table-row table:style-name="ro1">
          <table:table-cell/>
          <table:table-cell office:value-type="string" calcext:value-type="string">
            <text:p>Kelereng</text:p>
          </table:table-cell>
        </table:table-row>
        <table:table-row table:style-name="ro1">
          <table:table-cell/>
          <table:table-cell office:value-type="string" calcext:value-type="string">
            <text:p>Keliling</text:p>
          </table:table-cell>
        </table:table-row>
        <table:table-row table:style-name="ro1">
          <table:table-cell/>
          <table:table-cell office:value-type="string" calcext:value-type="string">
            <text:p>Kelinci</text:p>
          </table:table-cell>
        </table:table-row>
        <table:table-row table:style-name="ro1">
          <table:table-cell/>
          <table:table-cell office:value-type="string" calcext:value-type="string">
            <text:p>Keliru</text:p>
          </table:table-cell>
        </table:table-row>
        <table:table-row table:style-name="ro1">
          <table:table-cell/>
          <table:table-cell office:value-type="string" calcext:value-type="string">
            <text:p>Kelompok</text:p>
          </table:table-cell>
        </table:table-row>
        <table:table-row table:style-name="ro1">
          <table:table-cell/>
          <table:table-cell office:value-type="string" calcext:value-type="string">
            <text:p>Kelopak</text:p>
          </table:table-cell>
        </table:table-row>
        <table:table-row table:style-name="ro1">
          <table:table-cell/>
          <table:table-cell office:value-type="string" calcext:value-type="string">
            <text:p>Keluarga</text:p>
          </table:table-cell>
        </table:table-row>
        <table:table-row table:style-name="ro1">
          <table:table-cell/>
          <table:table-cell office:value-type="string" calcext:value-type="string">
            <text:p>Keluh</text:p>
          </table:table-cell>
        </table:table-row>
        <table:table-row table:style-name="ro1">
          <table:table-cell/>
          <table:table-cell office:value-type="string" calcext:value-type="string">
            <text:p>Kemah</text:p>
          </table:table-cell>
        </table:table-row>
        <table:table-row table:style-name="ro1">
          <table:table-cell/>
          <table:table-cell office:value-type="string" calcext:value-type="string">
            <text:p>Kemarin</text:p>
          </table:table-cell>
        </table:table-row>
        <table:table-row table:style-name="ro1">
          <table:table-cell/>
          <table:table-cell office:value-type="string" calcext:value-type="string">
            <text:p>Kemas</text:p>
          </table:table-cell>
        </table:table-row>
        <table:table-row table:style-name="ro1">
          <table:table-cell/>
          <table:table-cell office:value-type="string" calcext:value-type="string">
            <text:p>Kembali</text:p>
          </table:table-cell>
        </table:table-row>
        <table:table-row table:style-name="ro1">
          <table:table-cell/>
          <table:table-cell office:value-type="string" calcext:value-type="string">
            <text:p>Kembang</text:p>
          </table:table-cell>
        </table:table-row>
        <table:table-row table:style-name="ro1">
          <table:table-cell/>
          <table:table-cell office:value-type="string" calcext:value-type="string">
            <text:p>Kembar</text:p>
          </table:table-cell>
        </table:table-row>
        <table:table-row table:style-name="ro1">
          <table:table-cell/>
          <table:table-cell office:value-type="string" calcext:value-type="string">
            <text:p>Kempis</text:p>
          </table:table-cell>
        </table:table-row>
        <table:table-row table:style-name="ro1">
          <table:table-cell/>
          <table:table-cell office:value-type="string" calcext:value-type="string">
            <text:p>Kemudi</text:p>
          </table:table-cell>
        </table:table-row>
        <table:table-row table:style-name="ro1">
          <table:table-cell/>
          <table:table-cell office:value-type="string" calcext:value-type="string">
            <text:p>Kemudian</text:p>
          </table:table-cell>
        </table:table-row>
        <table:table-row table:style-name="ro1">
          <table:table-cell/>
          <table:table-cell office:value-type="string" calcext:value-type="string">
            <text:p>Kena</text:p>
          </table:table-cell>
        </table:table-row>
        <table:table-row table:style-name="ro1">
          <table:table-cell/>
          <table:table-cell office:value-type="string" calcext:value-type="string">
            <text:p>Kenal</text:p>
          </table:table-cell>
        </table:table-row>
        <table:table-row table:style-name="ro1">
          <table:table-cell/>
          <table:table-cell office:value-type="string" calcext:value-type="string">
            <text:p>Kenang</text:p>
          </table:table-cell>
        </table:table-row>
        <table:table-row table:style-name="ro1">
          <table:table-cell/>
          <table:table-cell office:value-type="string" calcext:value-type="string">
            <text:p>Kendara</text:p>
          </table:table-cell>
        </table:table-row>
        <table:table-row table:style-name="ro1">
          <table:table-cell/>
          <table:table-cell office:value-type="string" calcext:value-type="string">
            <text:p>Kendur</text:p>
          </table:table-cell>
        </table:table-row>
        <table:table-row table:style-name="ro1">
          <table:table-cell/>
          <table:table-cell office:value-type="string" calcext:value-type="string">
            <text:p>Kenduri</text:p>
          </table:table-cell>
        </table:table-row>
        <table:table-row table:style-name="ro1">
          <table:table-cell/>
          <table:table-cell office:value-type="string" calcext:value-type="string">
            <text:p>Kental</text:p>
          </table:table-cell>
        </table:table-row>
        <table:table-row table:style-name="ro1">
          <table:table-cell/>
          <table:table-cell office:value-type="string" calcext:value-type="string">
            <text:p>Kenyang</text:p>
          </table:table-cell>
        </table:table-row>
        <table:table-row table:style-name="ro1">
          <table:table-cell/>
          <table:table-cell office:value-type="string" calcext:value-type="string">
            <text:p>Kepada</text:p>
          </table:table-cell>
        </table:table-row>
        <table:table-row table:style-name="ro1">
          <table:table-cell/>
          <table:table-cell office:value-type="string" calcext:value-type="string">
            <text:p>Kepal</text:p>
          </table:table-cell>
        </table:table-row>
        <table:table-row table:style-name="ro1">
          <table:table-cell/>
          <table:table-cell office:value-type="string" calcext:value-type="string">
            <text:p>Kepala</text:p>
          </table:table-cell>
        </table:table-row>
        <table:table-row table:style-name="ro1">
          <table:table-cell/>
          <table:table-cell office:value-type="string" calcext:value-type="string">
            <text:p>Keping</text:p>
          </table:table-cell>
        </table:table-row>
        <table:table-row table:style-name="ro1">
          <table:table-cell/>
          <table:table-cell office:value-type="string" calcext:value-type="string">
            <text:p>Kepung</text:p>
          </table:table-cell>
        </table:table-row>
        <table:table-row table:style-name="ro1">
          <table:table-cell/>
          <table:table-cell office:value-type="string" calcext:value-type="string">
            <text:p>Keranjang</text:p>
          </table:table-cell>
        </table:table-row>
        <table:table-row table:style-name="ro1">
          <table:table-cell/>
          <table:table-cell office:value-type="string" calcext:value-type="string">
            <text:p>Keras</text:p>
          </table:table-cell>
        </table:table-row>
        <table:table-row table:style-name="ro1">
          <table:table-cell/>
          <table:table-cell office:value-type="string" calcext:value-type="string">
            <text:p>Kerbau</text:p>
          </table:table-cell>
        </table:table-row>
        <table:table-row table:style-name="ro1">
          <table:table-cell/>
          <table:table-cell office:value-type="string" calcext:value-type="string">
            <text:p>Kereta Api</text:p>
          </table:table-cell>
        </table:table-row>
        <table:table-row table:style-name="ro1">
          <table:table-cell/>
          <table:table-cell office:value-type="string" calcext:value-type="string">
            <text:p>Kering</text:p>
          </table:table-cell>
        </table:table-row>
        <table:table-row table:style-name="ro1">
          <table:table-cell/>
          <table:table-cell office:value-type="string" calcext:value-type="string">
            <text:p>Keringat</text:p>
          </table:table-cell>
        </table:table-row>
        <table:table-row table:style-name="ro1">
          <table:table-cell/>
          <table:table-cell office:value-type="string" calcext:value-type="string">
            <text:p>Keriting</text:p>
          </table:table-cell>
        </table:table-row>
        <table:table-row table:style-name="ro1">
          <table:table-cell/>
          <table:table-cell office:value-type="string" calcext:value-type="string">
            <text:p>Kerja</text:p>
          </table:table-cell>
        </table:table-row>
        <table:table-row table:style-name="ro1">
          <table:table-cell/>
          <table:table-cell office:value-type="string" calcext:value-type="string">
            <text:p>Kerling</text:p>
          </table:table-cell>
        </table:table-row>
        <table:table-row table:style-name="ro1">
          <table:table-cell/>
          <table:table-cell office:value-type="string" calcext:value-type="string">
            <text:p>Kertas</text:p>
          </table:table-cell>
        </table:table-row>
        <table:table-row table:style-name="ro1">
          <table:table-cell/>
          <table:table-cell office:value-type="string" calcext:value-type="string">
            <text:p>Kerucut</text:p>
          </table:table-cell>
        </table:table-row>
        <table:table-row table:style-name="ro1">
          <table:table-cell/>
          <table:table-cell office:value-type="string" calcext:value-type="string">
            <text:p>Kerumun</text:p>
          </table:table-cell>
        </table:table-row>
        <table:table-row table:style-name="ro1">
          <table:table-cell/>
          <table:table-cell office:value-type="string" calcext:value-type="string">
            <text:p>Kerut</text:p>
          </table:table-cell>
        </table:table-row>
        <table:table-row table:style-name="ro1">
          <table:table-cell/>
          <table:table-cell office:value-type="string" calcext:value-type="string">
            <text:p>Kesal</text:p>
          </table:table-cell>
        </table:table-row>
        <table:table-row table:style-name="ro1">
          <table:table-cell/>
          <table:table-cell office:value-type="string" calcext:value-type="string">
            <text:p>Ketua</text:p>
          </table:table-cell>
        </table:table-row>
        <table:table-row table:style-name="ro1">
          <table:table-cell/>
          <table:table-cell office:value-type="string" calcext:value-type="string">
            <text:p>Ketuk</text:p>
          </table:table-cell>
        </table:table-row>
        <table:table-row table:style-name="ro1">
          <table:table-cell/>
          <table:table-cell office:value-type="string" calcext:value-type="string">
            <text:p>Khayal</text:p>
          </table:table-cell>
        </table:table-row>
        <table:table-row table:style-name="ro1">
          <table:table-cell/>
          <table:table-cell office:value-type="string" calcext:value-type="string">
            <text:p>Khianat</text:p>
          </table:table-cell>
        </table:table-row>
        <table:table-row table:style-name="ro1">
          <table:table-cell/>
          <table:table-cell office:value-type="string" calcext:value-type="string">
            <text:p>Khitan</text:p>
          </table:table-cell>
        </table:table-row>
        <table:table-row table:style-name="ro1">
          <table:table-cell/>
          <table:table-cell office:value-type="string" calcext:value-type="string">
            <text:p>Kiamat</text:p>
          </table:table-cell>
        </table:table-row>
        <table:table-row table:style-name="ro1">
          <table:table-cell/>
          <table:table-cell office:value-type="string" calcext:value-type="string">
            <text:p>Kian</text:p>
          </table:table-cell>
        </table:table-row>
        <table:table-row table:style-name="ro1">
          <table:table-cell/>
          <table:table-cell office:value-type="string" calcext:value-type="string">
            <text:p>Kibar</text:p>
          </table:table-cell>
        </table:table-row>
        <table:table-row table:style-name="ro1">
          <table:table-cell/>
          <table:table-cell office:value-type="string" calcext:value-type="string">
            <text:p>Kicau</text:p>
          </table:table-cell>
        </table:table-row>
        <table:table-row table:style-name="ro1">
          <table:table-cell/>
          <table:table-cell office:value-type="string" calcext:value-type="string">
            <text:p>Kijang</text:p>
          </table:table-cell>
        </table:table-row>
        <table:table-row table:style-name="ro1">
          <table:table-cell/>
          <table:table-cell office:value-type="string" calcext:value-type="string">
            <text:p>Kikir</text:p>
          </table:table-cell>
        </table:table-row>
        <table:table-row table:style-name="ro1">
          <table:table-cell/>
          <table:table-cell office:value-type="string" calcext:value-type="string">
            <text:p>Kilat</text:p>
          </table:table-cell>
        </table:table-row>
        <table:table-row table:style-name="ro1">
          <table:table-cell/>
          <table:table-cell office:value-type="string" calcext:value-type="string">
            <text:p>Kilau</text:p>
          </table:table-cell>
        </table:table-row>
        <table:table-row table:style-name="ro1">
          <table:table-cell/>
          <table:table-cell office:value-type="string" calcext:value-type="string">
            <text:p>Kini</text:p>
          </table:table-cell>
        </table:table-row>
        <table:table-row table:style-name="ro1">
          <table:table-cell/>
          <table:table-cell office:value-type="string" calcext:value-type="string">
            <text:p>Kipas</text:p>
          </table:table-cell>
        </table:table-row>
        <table:table-row table:style-name="ro1">
          <table:table-cell/>
          <table:table-cell office:value-type="string" calcext:value-type="string">
            <text:p>Kira</text:p>
          </table:table-cell>
        </table:table-row>
        <table:table-row table:style-name="ro1">
          <table:table-cell/>
          <table:table-cell office:value-type="string" calcext:value-type="string">
            <text:p>Kiri</text:p>
          </table:table-cell>
        </table:table-row>
        <table:table-row table:style-name="ro1">
          <table:table-cell/>
          <table:table-cell office:value-type="string" calcext:value-type="string">
            <text:p>Kirim</text:p>
          </table:table-cell>
        </table:table-row>
        <table:table-row table:style-name="ro1">
          <table:table-cell/>
          <table:table-cell office:value-type="string" calcext:value-type="string">
            <text:p>Kisah</text:p>
          </table:table-cell>
        </table:table-row>
        <table:table-row table:style-name="ro1">
          <table:table-cell/>
          <table:table-cell office:value-type="string" calcext:value-type="string">
            <text:p>Kita</text:p>
          </table:table-cell>
        </table:table-row>
        <table:table-row table:style-name="ro1">
          <table:table-cell/>
          <table:table-cell office:value-type="string" calcext:value-type="string">
            <text:p>Kitab</text:p>
          </table:table-cell>
        </table:table-row>
        <table:table-row table:style-name="ro1">
          <table:table-cell/>
          <table:table-cell office:value-type="string" calcext:value-type="string">
            <text:p>Kolam</text:p>
          </table:table-cell>
        </table:table-row>
        <table:table-row table:style-name="ro1">
          <table:table-cell/>
          <table:table-cell office:value-type="string" calcext:value-type="string">
            <text:p>Koma</text:p>
          </table:table-cell>
        </table:table-row>
        <table:table-row table:style-name="ro1">
          <table:table-cell/>
          <table:table-cell office:value-type="string" calcext:value-type="string">
            <text:p>Kontrol</text:p>
          </table:table-cell>
        </table:table-row>
        <table:table-row table:style-name="ro1">
          <table:table-cell/>
          <table:table-cell office:value-type="string" calcext:value-type="string">
            <text:p>Kopi</text:p>
          </table:table-cell>
        </table:table-row>
        <table:table-row table:style-name="ro1">
          <table:table-cell/>
          <table:table-cell office:value-type="string" calcext:value-type="string">
            <text:p>Koran</text:p>
          </table:table-cell>
        </table:table-row>
        <table:table-row table:style-name="ro1">
          <table:table-cell/>
          <table:table-cell office:value-type="string" calcext:value-type="string">
            <text:p>Korek</text:p>
          </table:table-cell>
        </table:table-row>
        <table:table-row table:style-name="ro1">
          <table:table-cell/>
          <table:table-cell office:value-type="string" calcext:value-type="string">
            <text:p>Kosong</text:p>
          </table:table-cell>
        </table:table-row>
        <table:table-row table:style-name="ro1">
          <table:table-cell/>
          <table:table-cell office:value-type="string" calcext:value-type="string">
            <text:p>Kota</text:p>
          </table:table-cell>
        </table:table-row>
        <table:table-row table:style-name="ro1">
          <table:table-cell/>
          <table:table-cell office:value-type="string" calcext:value-type="string">
            <text:p>Kotak</text:p>
          </table:table-cell>
        </table:table-row>
        <table:table-row table:style-name="ro1">
          <table:table-cell/>
          <table:table-cell office:value-type="string" calcext:value-type="string">
            <text:p>Kotor</text:p>
          </table:table-cell>
        </table:table-row>
        <table:table-row table:style-name="ro1">
          <table:table-cell/>
          <table:table-cell office:value-type="string" calcext:value-type="string">
            <text:p>Koyak</text:p>
          </table:table-cell>
        </table:table-row>
        <table:table-row table:style-name="ro1">
          <table:table-cell/>
          <table:table-cell office:value-type="string" calcext:value-type="string">
            <text:p>Kredit</text:p>
          </table:table-cell>
        </table:table-row>
        <table:table-row table:style-name="ro1">
          <table:table-cell/>
          <table:table-cell office:value-type="string" calcext:value-type="string">
            <text:p>Kristen</text:p>
          </table:table-cell>
        </table:table-row>
        <table:table-row table:style-name="ro1">
          <table:table-cell/>
          <table:table-cell office:value-type="string" calcext:value-type="string">
            <text:p>Kuah</text:p>
          </table:table-cell>
        </table:table-row>
        <table:table-row table:style-name="ro1">
          <table:table-cell/>
          <table:table-cell office:value-type="string" calcext:value-type="string">
            <text:p>Kuak</text:p>
          </table:table-cell>
        </table:table-row>
        <table:table-row table:style-name="ro1">
          <table:table-cell/>
          <table:table-cell office:value-type="string" calcext:value-type="string">
            <text:p>Kuasa</text:p>
          </table:table-cell>
        </table:table-row>
        <table:table-row table:style-name="ro1">
          <table:table-cell/>
          <table:table-cell office:value-type="string" calcext:value-type="string">
            <text:p>Kuat</text:p>
          </table:table-cell>
        </table:table-row>
        <table:table-row table:style-name="ro1">
          <table:table-cell/>
          <table:table-cell office:value-type="string" calcext:value-type="string">
            <text:p>Kubik</text:p>
          </table:table-cell>
        </table:table-row>
        <table:table-row table:style-name="ro1">
          <table:table-cell/>
          <table:table-cell office:value-type="string" calcext:value-type="string">
            <text:p>Kubur</text:p>
          </table:table-cell>
        </table:table-row>
        <table:table-row table:style-name="ro1">
          <table:table-cell/>
          <table:table-cell office:value-type="string" calcext:value-type="string">
            <text:p>Kucing</text:p>
          </table:table-cell>
        </table:table-row>
        <table:table-row table:style-name="ro1">
          <table:table-cell/>
          <table:table-cell office:value-type="string" calcext:value-type="string">
            <text:p>Kuda</text:p>
          </table:table-cell>
        </table:table-row>
        <table:table-row table:style-name="ro1">
          <table:table-cell/>
          <table:table-cell office:value-type="string" calcext:value-type="string">
            <text:p>Kue</text:p>
          </table:table-cell>
        </table:table-row>
        <table:table-row table:style-name="ro1">
          <table:table-cell/>
          <table:table-cell office:value-type="string" calcext:value-type="string">
            <text:p>Kukuh</text:p>
          </table:table-cell>
        </table:table-row>
        <table:table-row table:style-name="ro1">
          <table:table-cell/>
          <table:table-cell office:value-type="string" calcext:value-type="string">
            <text:p>Kulit</text:p>
          </table:table-cell>
        </table:table-row>
        <table:table-row table:style-name="ro1">
          <table:table-cell/>
          <table:table-cell office:value-type="string" calcext:value-type="string">
            <text:p>Kumis</text:p>
          </table:table-cell>
        </table:table-row>
        <table:table-row table:style-name="ro1">
          <table:table-cell/>
          <table:table-cell office:value-type="string" calcext:value-type="string">
            <text:p>Kumpul</text:p>
          </table:table-cell>
        </table:table-row>
        <table:table-row table:style-name="ro1">
          <table:table-cell/>
          <table:table-cell office:value-type="string" calcext:value-type="string">
            <text:p>Kunci</text:p>
          </table:table-cell>
        </table:table-row>
        <table:table-row table:style-name="ro1">
          <table:table-cell/>
          <table:table-cell office:value-type="string" calcext:value-type="string">
            <text:p>Kuning</text:p>
          </table:table-cell>
        </table:table-row>
        <table:table-row table:style-name="ro1">
          <table:table-cell/>
          <table:table-cell office:value-type="string" calcext:value-type="string">
            <text:p>Kunjung</text:p>
          </table:table-cell>
        </table:table-row>
        <table:table-row table:style-name="ro1">
          <table:table-cell/>
          <table:table-cell office:value-type="string" calcext:value-type="string">
            <text:p>Kunyah</text:p>
          </table:table-cell>
        </table:table-row>
        <table:table-row table:style-name="ro1">
          <table:table-cell/>
          <table:table-cell office:value-type="string" calcext:value-type="string">
            <text:p>Kupas</text:p>
          </table:table-cell>
        </table:table-row>
        <table:table-row table:style-name="ro1">
          <table:table-cell/>
          <table:table-cell office:value-type="string" calcext:value-type="string">
            <text:p>Kupu-kupu</text:p>
          </table:table-cell>
        </table:table-row>
        <table:table-row table:style-name="ro1">
          <table:table-cell/>
          <table:table-cell office:value-type="string" calcext:value-type="string">
            <text:p>Kura-kura</text:p>
          </table:table-cell>
        </table:table-row>
        <table:table-row table:style-name="ro1">
          <table:table-cell/>
          <table:table-cell office:value-type="string" calcext:value-type="string">
            <text:p>Kurang</text:p>
          </table:table-cell>
        </table:table-row>
        <table:table-row table:style-name="ro1">
          <table:table-cell/>
          <table:table-cell office:value-type="string" calcext:value-type="string">
            <text:p>Kursi</text:p>
          </table:table-cell>
        </table:table-row>
        <table:table-row table:style-name="ro1">
          <table:table-cell/>
          <table:table-cell office:value-type="string" calcext:value-type="string">
            <text:p>Kurus</text:p>
          </table:table-cell>
        </table:table-row>
        <table:table-row table:style-name="ro1">
          <table:table-cell/>
          <table:table-cell office:value-type="string" calcext:value-type="string">
            <text:p>Kutip</text:p>
          </table:table-cell>
        </table:table-row>
        <table:table-row table:style-name="ro1">
          <table:table-cell/>
          <table:table-cell office:value-type="string" calcext:value-type="string">
            <text:p>Kutu</text:p>
          </table:table-cell>
        </table:table-row>
        <table:table-row table:style-name="ro1">
          <table:table-cell/>
          <table:table-cell office:value-type="string" calcext:value-type="string">
            <text:p>Kutuk</text:p>
          </table:table-cell>
        </table:table-row>
        <table:table-row table:style-name="ro1">
          <table:table-cell/>
          <table:table-cell office:value-type="string" calcext:value-type="string">
            <text:p>Label</text:p>
          </table:table-cell>
        </table:table-row>
        <table:table-row table:style-name="ro1">
          <table:table-cell/>
          <table:table-cell office:value-type="string" calcext:value-type="string">
            <text:p>Labuh</text:p>
          </table:table-cell>
        </table:table-row>
        <table:table-row table:style-name="ro1">
          <table:table-cell/>
          <table:table-cell office:value-type="string" calcext:value-type="string">
            <text:p>Ladang</text:p>
          </table:table-cell>
        </table:table-row>
        <table:table-row table:style-name="ro1">
          <table:table-cell/>
          <table:table-cell office:value-type="string" calcext:value-type="string">
            <text:p>Lafal</text:p>
          </table:table-cell>
        </table:table-row>
        <table:table-row table:style-name="ro1">
          <table:table-cell/>
          <table:table-cell office:value-type="string" calcext:value-type="string">
            <text:p>Laga</text:p>
          </table:table-cell>
        </table:table-row>
        <table:table-row table:style-name="ro1">
          <table:table-cell/>
          <table:table-cell office:value-type="string" calcext:value-type="string">
            <text:p>Lagi</text:p>
          </table:table-cell>
        </table:table-row>
        <table:table-row table:style-name="ro1">
          <table:table-cell/>
          <table:table-cell office:value-type="string" calcext:value-type="string">
            <text:p>Lagu</text:p>
          </table:table-cell>
        </table:table-row>
        <table:table-row table:style-name="ro1">
          <table:table-cell/>
          <table:table-cell office:value-type="string" calcext:value-type="string">
            <text:p>Lah</text:p>
          </table:table-cell>
        </table:table-row>
        <table:table-row table:style-name="ro1">
          <table:table-cell/>
          <table:table-cell office:value-type="string" calcext:value-type="string">
            <text:p>Lahan</text:p>
          </table:table-cell>
        </table:table-row>
        <table:table-row table:style-name="ro1">
          <table:table-cell/>
          <table:table-cell office:value-type="string" calcext:value-type="string">
            <text:p>Lahap</text:p>
          </table:table-cell>
        </table:table-row>
        <table:table-row table:style-name="ro1">
          <table:table-cell/>
          <table:table-cell office:value-type="string" calcext:value-type="string">
            <text:p>Lahir</text:p>
          </table:table-cell>
        </table:table-row>
        <table:table-row table:style-name="ro1">
          <table:table-cell/>
          <table:table-cell office:value-type="string" calcext:value-type="string">
            <text:p>Lain</text:p>
          </table:table-cell>
        </table:table-row>
        <table:table-row table:style-name="ro1">
          <table:table-cell/>
          <table:table-cell office:value-type="string" calcext:value-type="string">
            <text:p>Laju</text:p>
          </table:table-cell>
        </table:table-row>
        <table:table-row table:style-name="ro1">
          <table:table-cell/>
          <table:table-cell office:value-type="string" calcext:value-type="string">
            <text:p>Laki-laki</text:p>
          </table:table-cell>
        </table:table-row>
        <table:table-row table:style-name="ro1">
          <table:table-cell/>
          <table:table-cell office:value-type="string" calcext:value-type="string">
            <text:p>Laku</text:p>
          </table:table-cell>
        </table:table-row>
        <table:table-row table:style-name="ro1">
          <table:table-cell/>
          <table:table-cell office:value-type="string" calcext:value-type="string">
            <text:p>Lalai</text:p>
          </table:table-cell>
        </table:table-row>
        <table:table-row table:style-name="ro1">
          <table:table-cell/>
          <table:table-cell office:value-type="string" calcext:value-type="string">
            <text:p>Lalu-lalang</text:p>
          </table:table-cell>
        </table:table-row>
        <table:table-row table:style-name="ro1">
          <table:table-cell/>
          <table:table-cell office:value-type="string" calcext:value-type="string">
            <text:p>Lalu-lintas</text:p>
          </table:table-cell>
        </table:table-row>
        <table:table-row table:style-name="ro1">
          <table:table-cell/>
          <table:table-cell office:value-type="string" calcext:value-type="string">
            <text:p>Lalu</text:p>
          </table:table-cell>
        </table:table-row>
        <table:table-row table:style-name="ro1">
          <table:table-cell/>
          <table:table-cell office:value-type="string" calcext:value-type="string">
            <text:p>Lama</text:p>
          </table:table-cell>
        </table:table-row>
        <table:table-row table:style-name="ro1">
          <table:table-cell/>
          <table:table-cell office:value-type="string" calcext:value-type="string">
            <text:p>Lambai</text:p>
          </table:table-cell>
        </table:table-row>
        <table:table-row table:style-name="ro1">
          <table:table-cell/>
          <table:table-cell office:value-type="string" calcext:value-type="string">
            <text:p>Lambat</text:p>
          </table:table-cell>
        </table:table-row>
        <table:table-row table:style-name="ro1">
          <table:table-cell/>
          <table:table-cell office:value-type="string" calcext:value-type="string">
            <text:p>Lambung</text:p>
          </table:table-cell>
        </table:table-row>
        <table:table-row table:style-name="ro1">
          <table:table-cell/>
          <table:table-cell office:value-type="string" calcext:value-type="string">
            <text:p>Lampau</text:p>
          </table:table-cell>
        </table:table-row>
        <table:table-row table:style-name="ro1">
          <table:table-cell/>
          <table:table-cell office:value-type="string" calcext:value-type="string">
            <text:p>Lampir</text:p>
          </table:table-cell>
        </table:table-row>
        <table:table-row table:style-name="ro1">
          <table:table-cell/>
          <table:table-cell office:value-type="string" calcext:value-type="string">
            <text:p>Lampu</text:p>
          </table:table-cell>
        </table:table-row>
        <table:table-row table:style-name="ro1">
          <table:table-cell/>
          <table:table-cell office:value-type="string" calcext:value-type="string">
            <text:p>Lancar</text:p>
          </table:table-cell>
        </table:table-row>
        <table:table-row table:style-name="ro1">
          <table:table-cell/>
          <table:table-cell office:value-type="string" calcext:value-type="string">
            <text:p>Landa</text:p>
          </table:table-cell>
        </table:table-row>
        <table:table-row table:style-name="ro1">
          <table:table-cell/>
          <table:table-cell office:value-type="string" calcext:value-type="string">
            <text:p>Landas</text:p>
          </table:table-cell>
        </table:table-row>
        <table:table-row table:style-name="ro1">
          <table:table-cell/>
          <table:table-cell office:value-type="string" calcext:value-type="string">
            <text:p>Langgar</text:p>
          </table:table-cell>
        </table:table-row>
        <table:table-row table:style-name="ro1">
          <table:table-cell/>
          <table:table-cell office:value-type="string" calcext:value-type="string">
            <text:p>Langit</text:p>
          </table:table-cell>
        </table:table-row>
        <table:table-row table:style-name="ro1">
          <table:table-cell/>
          <table:table-cell office:value-type="string" calcext:value-type="string">
            <text:p>Langkah</text:p>
          </table:table-cell>
        </table:table-row>
        <table:table-row table:style-name="ro1">
          <table:table-cell/>
          <table:table-cell office:value-type="string" calcext:value-type="string">
            <text:p>Langsung</text:p>
          </table:table-cell>
        </table:table-row>
        <table:table-row table:style-name="ro1">
          <table:table-cell/>
          <table:table-cell office:value-type="string" calcext:value-type="string">
            <text:p>Lanjut</text:p>
          </table:table-cell>
        </table:table-row>
        <table:table-row table:style-name="ro1">
          <table:table-cell/>
          <table:table-cell office:value-type="string" calcext:value-type="string">
            <text:p>Lantai</text:p>
          </table:table-cell>
        </table:table-row>
        <table:table-row table:style-name="ro1">
          <table:table-cell/>
          <table:table-cell office:value-type="string" calcext:value-type="string">
            <text:p>Lapang</text:p>
          </table:table-cell>
        </table:table-row>
        <table:table-row table:style-name="ro1">
          <table:table-cell/>
          <table:table-cell office:value-type="string" calcext:value-type="string">
            <text:p>Lapar</text:p>
          </table:table-cell>
        </table:table-row>
        <table:table-row table:style-name="ro1">
          <table:table-cell/>
          <table:table-cell office:value-type="string" calcext:value-type="string">
            <text:p>Lapis</text:p>
          </table:table-cell>
        </table:table-row>
        <table:table-row table:style-name="ro1">
          <table:table-cell/>
          <table:table-cell office:value-type="string" calcext:value-type="string">
            <text:p>Lapor</text:p>
          </table:table-cell>
        </table:table-row>
        <table:table-row table:style-name="ro1">
          <table:table-cell/>
          <table:table-cell office:value-type="string" calcext:value-type="string">
            <text:p>Larang</text:p>
          </table:table-cell>
        </table:table-row>
        <table:table-row table:style-name="ro1">
          <table:table-cell/>
          <table:table-cell office:value-type="string" calcext:value-type="string">
            <text:p>Larva</text:p>
          </table:table-cell>
        </table:table-row>
        <table:table-row table:style-name="ro1">
          <table:table-cell/>
          <table:table-cell office:value-type="string" calcext:value-type="string">
            <text:p>Latar</text:p>
          </table:table-cell>
        </table:table-row>
        <table:table-row table:style-name="ro1">
          <table:table-cell/>
          <table:table-cell office:value-type="string" calcext:value-type="string">
            <text:p>Latih</text:p>
          </table:table-cell>
        </table:table-row>
        <table:table-row table:style-name="ro1">
          <table:table-cell/>
          <table:table-cell office:value-type="string" calcext:value-type="string">
            <text:p>Lauk</text:p>
          </table:table-cell>
        </table:table-row>
        <table:table-row table:style-name="ro1">
          <table:table-cell/>
          <table:table-cell office:value-type="string" calcext:value-type="string">
            <text:p>Laut</text:p>
          </table:table-cell>
        </table:table-row>
        <table:table-row table:style-name="ro1">
          <table:table-cell/>
          <table:table-cell office:value-type="string" calcext:value-type="string">
            <text:p>Lawak</text:p>
          </table:table-cell>
        </table:table-row>
        <table:table-row table:style-name="ro1">
          <table:table-cell/>
          <table:table-cell office:value-type="string" calcext:value-type="string">
            <text:p>Lawan</text:p>
          </table:table-cell>
        </table:table-row>
        <table:table-row table:style-name="ro1">
          <table:table-cell/>
          <table:table-cell office:value-type="string" calcext:value-type="string">
            <text:p>Lawat</text:p>
          </table:table-cell>
        </table:table-row>
        <table:table-row table:style-name="ro1">
          <table:table-cell/>
          <table:table-cell office:value-type="string" calcext:value-type="string">
            <text:p>Layan</text:p>
          </table:table-cell>
        </table:table-row>
        <table:table-row table:style-name="ro1">
          <table:table-cell/>
          <table:table-cell office:value-type="string" calcext:value-type="string">
            <text:p>Layang-layang</text:p>
          </table:table-cell>
        </table:table-row>
        <table:table-row table:style-name="ro1">
          <table:table-cell/>
          <table:table-cell office:value-type="string" calcext:value-type="string">
            <text:p>Layang</text:p>
          </table:table-cell>
        </table:table-row>
        <table:table-row table:style-name="ro1">
          <table:table-cell/>
          <table:table-cell office:value-type="string" calcext:value-type="string">
            <text:p>Layar</text:p>
          </table:table-cell>
        </table:table-row>
        <table:table-row table:style-name="ro1">
          <table:table-cell/>
          <table:table-cell office:value-type="string" calcext:value-type="string">
            <text:p>Layu</text:p>
          </table:table-cell>
        </table:table-row>
        <table:table-row table:style-name="ro1">
          <table:table-cell/>
          <table:table-cell office:value-type="string" calcext:value-type="string">
            <text:p>Lazim</text:p>
          </table:table-cell>
        </table:table-row>
        <table:table-row table:style-name="ro1">
          <table:table-cell/>
          <table:table-cell office:value-type="string" calcext:value-type="string">
            <text:p>Lebah</text:p>
          </table:table-cell>
        </table:table-row>
        <table:table-row table:style-name="ro1">
          <table:table-cell/>
          <table:table-cell office:value-type="string" calcext:value-type="string">
            <text:p>Lebar</text:p>
          </table:table-cell>
        </table:table-row>
        <table:table-row table:style-name="ro1">
          <table:table-cell/>
          <table:table-cell office:value-type="string" calcext:value-type="string">
            <text:p>Lebaran</text:p>
          </table:table-cell>
        </table:table-row>
        <table:table-row table:style-name="ro1">
          <table:table-cell/>
          <table:table-cell office:value-type="string" calcext:value-type="string">
            <text:p>Lebat</text:p>
          </table:table-cell>
        </table:table-row>
        <table:table-row table:style-name="ro1">
          <table:table-cell/>
          <table:table-cell office:value-type="string" calcext:value-type="string">
            <text:p>Lebih</text:p>
          </table:table-cell>
        </table:table-row>
        <table:table-row table:style-name="ro1">
          <table:table-cell/>
          <table:table-cell office:value-type="string" calcext:value-type="string">
            <text:p>Lebur</text:p>
          </table:table-cell>
        </table:table-row>
        <table:table-row table:style-name="ro1">
          <table:table-cell/>
          <table:table-cell office:value-type="string" calcext:value-type="string">
            <text:p>Lecet</text:p>
          </table:table-cell>
        </table:table-row>
        <table:table-row table:style-name="ro1">
          <table:table-cell/>
          <table:table-cell office:value-type="string" calcext:value-type="string">
            <text:p>Ledak</text:p>
          </table:table-cell>
        </table:table-row>
        <table:table-row table:style-name="ro1">
          <table:table-cell/>
          <table:table-cell office:value-type="string" calcext:value-type="string">
            <text:p>Ledeng</text:p>
          </table:table-cell>
        </table:table-row>
        <table:table-row table:style-name="ro1">
          <table:table-cell/>
          <table:table-cell office:value-type="string" calcext:value-type="string">
            <text:p>Lega</text:p>
          </table:table-cell>
        </table:table-row>
        <table:table-row table:style-name="ro1">
          <table:table-cell/>
          <table:table-cell office:value-type="string" calcext:value-type="string">
            <text:p>Leher</text:p>
          </table:table-cell>
        </table:table-row>
        <table:table-row table:style-name="ro1">
          <table:table-cell/>
          <table:table-cell office:value-type="string" calcext:value-type="string">
            <text:p>Lekang</text:p>
          </table:table-cell>
        </table:table-row>
        <table:table-row table:style-name="ro1">
          <table:table-cell/>
          <table:table-cell office:value-type="string" calcext:value-type="string">
            <text:p>Lekas</text:p>
          </table:table-cell>
        </table:table-row>
        <table:table-row table:style-name="ro1">
          <table:table-cell/>
          <table:table-cell office:value-type="string" calcext:value-type="string">
            <text:p>Lekat</text:p>
          </table:table-cell>
        </table:table-row>
        <table:table-row table:style-name="ro1">
          <table:table-cell/>
          <table:table-cell office:value-type="string" calcext:value-type="string">
            <text:p>Lelah</text:p>
          </table:table-cell>
        </table:table-row>
        <table:table-row table:style-name="ro1">
          <table:table-cell/>
          <table:table-cell office:value-type="string" calcext:value-type="string">
            <text:p>Leleh</text:p>
          </table:table-cell>
        </table:table-row>
        <table:table-row table:style-name="ro1">
          <table:table-cell/>
          <table:table-cell office:value-type="string" calcext:value-type="string">
            <text:p>Lemah</text:p>
          </table:table-cell>
        </table:table-row>
        <table:table-row table:style-name="ro1">
          <table:table-cell/>
          <table:table-cell office:value-type="string" calcext:value-type="string">
            <text:p>Lemak</text:p>
          </table:table-cell>
        </table:table-row>
        <table:table-row table:style-name="ro1">
          <table:table-cell/>
          <table:table-cell office:value-type="string" calcext:value-type="string">
            <text:p>Lemas</text:p>
          </table:table-cell>
        </table:table-row>
        <table:table-row table:style-name="ro1">
          <table:table-cell/>
          <table:table-cell office:value-type="string" calcext:value-type="string">
            <text:p>Lembaga</text:p>
          </table:table-cell>
        </table:table-row>
        <table:table-row table:style-name="ro1">
          <table:table-cell/>
          <table:table-cell office:value-type="string" calcext:value-type="string">
            <text:p>Lembah</text:p>
          </table:table-cell>
        </table:table-row>
        <table:table-row table:style-name="ro1">
          <table:table-cell/>
          <table:table-cell office:value-type="string" calcext:value-type="string">
            <text:p>Lembar</text:p>
          </table:table-cell>
        </table:table-row>
        <table:table-row table:style-name="ro1">
          <table:table-cell/>
          <table:table-cell office:value-type="string" calcext:value-type="string">
            <text:p>Lembek</text:p>
          </table:table-cell>
        </table:table-row>
        <table:table-row table:style-name="ro1">
          <table:table-cell/>
          <table:table-cell office:value-type="string" calcext:value-type="string">
            <text:p>Lembut</text:p>
          </table:table-cell>
        </table:table-row>
        <table:table-row table:style-name="ro1">
          <table:table-cell/>
          <table:table-cell office:value-type="string" calcext:value-type="string">
            <text:p>Lempar</text:p>
          </table:table-cell>
        </table:table-row>
        <table:table-row table:style-name="ro1">
          <table:table-cell/>
          <table:table-cell office:value-type="string" calcext:value-type="string">
            <text:p>Lena</text:p>
          </table:table-cell>
        </table:table-row>
        <table:table-row table:style-name="ro1">
          <table:table-cell/>
          <table:table-cell office:value-type="string" calcext:value-type="string">
            <text:p>Lencang</text:p>
          </table:table-cell>
        </table:table-row>
        <table:table-row table:style-name="ro1">
          <table:table-cell/>
          <table:table-cell office:value-type="string" calcext:value-type="string">
            <text:p>Lengah</text:p>
          </table:table-cell>
        </table:table-row>
        <table:table-row table:style-name="ro1">
          <table:table-cell/>
          <table:table-cell office:value-type="string" calcext:value-type="string">
            <text:p>Lengan</text:p>
          </table:table-cell>
        </table:table-row>
        <table:table-row table:style-name="ro1">
          <table:table-cell/>
          <table:table-cell office:value-type="string" calcext:value-type="string">
            <text:p>Lenggang</text:p>
          </table:table-cell>
        </table:table-row>
        <table:table-row table:style-name="ro1">
          <table:table-cell/>
          <table:table-cell office:value-type="string" calcext:value-type="string">
            <text:p>Lengkap</text:p>
          </table:table-cell>
        </table:table-row>
        <table:table-row table:style-name="ro1">
          <table:table-cell/>
          <table:table-cell office:value-type="string" calcext:value-type="string">
            <text:p>Lengket</text:p>
          </table:table-cell>
        </table:table-row>
        <table:table-row table:style-name="ro1">
          <table:table-cell/>
          <table:table-cell office:value-type="string" calcext:value-type="string">
            <text:p>Lengkung</text:p>
          </table:table-cell>
        </table:table-row>
        <table:table-row table:style-name="ro1">
          <table:table-cell/>
          <table:table-cell office:value-type="string" calcext:value-type="string">
            <text:p>Lentur</text:p>
          </table:table-cell>
        </table:table-row>
        <table:table-row table:style-name="ro1">
          <table:table-cell/>
          <table:table-cell office:value-type="string" calcext:value-type="string">
            <text:p>Lepas</text:p>
          </table:table-cell>
        </table:table-row>
        <table:table-row table:style-name="ro1">
          <table:table-cell/>
          <table:table-cell office:value-type="string" calcext:value-type="string">
            <text:p>Lerai</text:p>
          </table:table-cell>
        </table:table-row>
        <table:table-row table:style-name="ro1">
          <table:table-cell/>
          <table:table-cell office:value-type="string" calcext:value-type="string">
            <text:p>Lestari</text:p>
          </table:table-cell>
        </table:table-row>
        <table:table-row table:style-name="ro1">
          <table:table-cell/>
          <table:table-cell office:value-type="string" calcext:value-type="string">
            <text:p>Letak</text:p>
          </table:table-cell>
        </table:table-row>
        <table:table-row table:style-name="ro1">
          <table:table-cell/>
          <table:table-cell office:value-type="string" calcext:value-type="string">
            <text:p>Letih</text:p>
          </table:table-cell>
        </table:table-row>
        <table:table-row table:style-name="ro1">
          <table:table-cell/>
          <table:table-cell office:value-type="string" calcext:value-type="string">
            <text:p>Letnan</text:p>
          </table:table-cell>
        </table:table-row>
        <table:table-row table:style-name="ro1">
          <table:table-cell/>
          <table:table-cell office:value-type="string" calcext:value-type="string">
            <text:p>Letup</text:p>
          </table:table-cell>
        </table:table-row>
        <table:table-row table:style-name="ro1">
          <table:table-cell/>
          <table:table-cell office:value-type="string" calcext:value-type="string">
            <text:p>Lewat</text:p>
          </table:table-cell>
        </table:table-row>
        <table:table-row table:style-name="ro1">
          <table:table-cell/>
          <table:table-cell office:value-type="string" calcext:value-type="string">
            <text:p>Lezat</text:p>
          </table:table-cell>
        </table:table-row>
        <table:table-row table:style-name="ro1">
          <table:table-cell/>
          <table:table-cell office:value-type="string" calcext:value-type="string">
            <text:p>Libur</text:p>
          </table:table-cell>
        </table:table-row>
        <table:table-row table:style-name="ro1">
          <table:table-cell/>
          <table:table-cell office:value-type="string" calcext:value-type="string">
            <text:p>Licik</text:p>
          </table:table-cell>
        </table:table-row>
        <table:table-row table:style-name="ro1">
          <table:table-cell/>
          <table:table-cell office:value-type="string" calcext:value-type="string">
            <text:p>Licin</text:p>
          </table:table-cell>
        </table:table-row>
        <table:table-row table:style-name="ro1">
          <table:table-cell/>
          <table:table-cell office:value-type="string" calcext:value-type="string">
            <text:p>Lidah</text:p>
          </table:table-cell>
        </table:table-row>
        <table:table-row table:style-name="ro1">
          <table:table-cell/>
          <table:table-cell office:value-type="string" calcext:value-type="string">
            <text:p>Lift</text:p>
          </table:table-cell>
        </table:table-row>
        <table:table-row table:style-name="ro1">
          <table:table-cell/>
          <table:table-cell office:value-type="string" calcext:value-type="string">
            <text:p>Lihat</text:p>
          </table:table-cell>
        </table:table-row>
        <table:table-row table:style-name="ro1">
          <table:table-cell/>
          <table:table-cell office:value-type="string" calcext:value-type="string">
            <text:p>Lilin</text:p>
          </table:table-cell>
        </table:table-row>
        <table:table-row table:style-name="ro1">
          <table:table-cell/>
          <table:table-cell office:value-type="string" calcext:value-type="string">
            <text:p>Lilit</text:p>
          </table:table-cell>
        </table:table-row>
        <table:table-row table:style-name="ro1">
          <table:table-cell/>
          <table:table-cell office:value-type="string" calcext:value-type="string">
            <text:p>Lima</text:p>
          </table:table-cell>
        </table:table-row>
        <table:table-row table:style-name="ro1">
          <table:table-cell/>
          <table:table-cell office:value-type="string" calcext:value-type="string">
            <text:p>Limbah</text:p>
          </table:table-cell>
        </table:table-row>
        <table:table-row table:style-name="ro1">
          <table:table-cell/>
          <table:table-cell office:value-type="string" calcext:value-type="string">
            <text:p>Limpah</text:p>
          </table:table-cell>
        </table:table-row>
        <table:table-row table:style-name="ro1">
          <table:table-cell/>
          <table:table-cell office:value-type="string" calcext:value-type="string">
            <text:p>Lincah</text:p>
          </table:table-cell>
        </table:table-row>
        <table:table-row table:style-name="ro1">
          <table:table-cell/>
          <table:table-cell office:value-type="string" calcext:value-type="string">
            <text:p>Lindung</text:p>
          </table:table-cell>
        </table:table-row>
        <table:table-row table:style-name="ro1">
          <table:table-cell/>
          <table:table-cell office:value-type="string" calcext:value-type="string">
            <text:p>Linggis</text:p>
          </table:table-cell>
        </table:table-row>
        <table:table-row table:style-name="ro1">
          <table:table-cell/>
          <table:table-cell office:value-type="string" calcext:value-type="string">
            <text:p>Lingkar</text:p>
          </table:table-cell>
        </table:table-row>
        <table:table-row table:style-name="ro1">
          <table:table-cell/>
          <table:table-cell office:value-type="string" calcext:value-type="string">
            <text:p>Lingkung</text:p>
          </table:table-cell>
        </table:table-row>
        <table:table-row table:style-name="ro1">
          <table:table-cell/>
          <table:table-cell office:value-type="string" calcext:value-type="string">
            <text:p>Lintah</text:p>
          </table:table-cell>
        </table:table-row>
        <table:table-row table:style-name="ro1">
          <table:table-cell/>
          <table:table-cell office:value-type="string" calcext:value-type="string">
            <text:p>Lintang</text:p>
          </table:table-cell>
        </table:table-row>
        <table:table-row table:style-name="ro1">
          <table:table-cell/>
          <table:table-cell office:value-type="string" calcext:value-type="string">
            <text:p>Lintas</text:p>
          </table:table-cell>
        </table:table-row>
        <table:table-row table:style-name="ro1">
          <table:table-cell/>
          <table:table-cell office:value-type="string" calcext:value-type="string">
            <text:p>Lipan</text:p>
          </table:table-cell>
        </table:table-row>
        <table:table-row table:style-name="ro1">
          <table:table-cell/>
          <table:table-cell office:value-type="string" calcext:value-type="string">
            <text:p>Lipat</text:p>
          </table:table-cell>
        </table:table-row>
        <table:table-row table:style-name="ro1">
          <table:table-cell/>
          <table:table-cell office:value-type="string" calcext:value-type="string">
            <text:p>Liput</text:p>
          </table:table-cell>
        </table:table-row>
        <table:table-row table:style-name="ro1">
          <table:table-cell/>
          <table:table-cell office:value-type="string" calcext:value-type="string">
            <text:p>Lirik</text:p>
          </table:table-cell>
        </table:table-row>
        <table:table-row table:style-name="ro1">
          <table:table-cell/>
          <table:table-cell office:value-type="string" calcext:value-type="string">
            <text:p>Lisan</text:p>
          </table:table-cell>
        </table:table-row>
        <table:table-row table:style-name="ro1">
          <table:table-cell/>
          <table:table-cell office:value-type="string" calcext:value-type="string">
            <text:p>Listrik</text:p>
          </table:table-cell>
        </table:table-row>
        <table:table-row table:style-name="ro1">
          <table:table-cell/>
          <table:table-cell office:value-type="string" calcext:value-type="string">
            <text:p>Loket</text:p>
          </table:table-cell>
        </table:table-row>
        <table:table-row table:style-name="ro1">
          <table:table-cell/>
          <table:table-cell office:value-type="string" calcext:value-type="string">
            <text:p>Lolos</text:p>
          </table:table-cell>
        </table:table-row>
        <table:table-row table:style-name="ro1">
          <table:table-cell/>
          <table:table-cell office:value-type="string" calcext:value-type="string">
            <text:p>Lomba</text:p>
          </table:table-cell>
        </table:table-row>
        <table:table-row table:style-name="ro1">
          <table:table-cell/>
          <table:table-cell office:value-type="string" calcext:value-type="string">
            <text:p>Lompat</text:p>
          </table:table-cell>
        </table:table-row>
        <table:table-row table:style-name="ro1">
          <table:table-cell/>
          <table:table-cell office:value-type="string" calcext:value-type="string">
            <text:p>Loncat</text:p>
          </table:table-cell>
        </table:table-row>
        <table:table-row table:style-name="ro1">
          <table:table-cell/>
          <table:table-cell office:value-type="string" calcext:value-type="string">
            <text:p>Lonceng</text:p>
          </table:table-cell>
        </table:table-row>
        <table:table-row table:style-name="ro1">
          <table:table-cell/>
          <table:table-cell office:value-type="string" calcext:value-type="string">
            <text:p>Longgar</text:p>
          </table:table-cell>
        </table:table-row>
        <table:table-row table:style-name="ro1">
          <table:table-cell/>
          <table:table-cell office:value-type="string" calcext:value-type="string">
            <text:p>Longsor</text:p>
          </table:table-cell>
        </table:table-row>
        <table:table-row table:style-name="ro1">
          <table:table-cell/>
          <table:table-cell office:value-type="string" calcext:value-type="string">
            <text:p>Lonjak</text:p>
          </table:table-cell>
        </table:table-row>
        <table:table-row table:style-name="ro1">
          <table:table-cell/>
          <table:table-cell office:value-type="string" calcext:value-type="string">
            <text:p>Lonjong</text:p>
          </table:table-cell>
        </table:table-row>
        <table:table-row table:style-name="ro1">
          <table:table-cell/>
          <table:table-cell office:value-type="string" calcext:value-type="string">
            <text:p>Lontar</text:p>
          </table:table-cell>
        </table:table-row>
        <table:table-row table:style-name="ro1">
          <table:table-cell/>
          <table:table-cell office:value-type="string" calcext:value-type="string">
            <text:p>Luang</text:p>
          </table:table-cell>
        </table:table-row>
        <table:table-row table:style-name="ro1">
          <table:table-cell/>
          <table:table-cell office:value-type="string" calcext:value-type="string">
            <text:p>Luap</text:p>
          </table:table-cell>
        </table:table-row>
        <table:table-row table:style-name="ro1">
          <table:table-cell/>
          <table:table-cell office:value-type="string" calcext:value-type="string">
            <text:p>Luar</text:p>
          </table:table-cell>
        </table:table-row>
        <table:table-row table:style-name="ro1">
          <table:table-cell/>
          <table:table-cell office:value-type="string" calcext:value-type="string">
            <text:p>Luas</text:p>
          </table:table-cell>
        </table:table-row>
        <table:table-row table:style-name="ro1">
          <table:table-cell/>
          <table:table-cell office:value-type="string" calcext:value-type="string">
            <text:p>Lubang</text:p>
          </table:table-cell>
        </table:table-row>
        <table:table-row table:style-name="ro1">
          <table:table-cell/>
          <table:table-cell office:value-type="string" calcext:value-type="string">
            <text:p>Lucu</text:p>
          </table:table-cell>
        </table:table-row>
        <table:table-row table:style-name="ro1">
          <table:table-cell/>
          <table:table-cell office:value-type="string" calcext:value-type="string">
            <text:p>Lucut</text:p>
          </table:table-cell>
        </table:table-row>
        <table:table-row table:style-name="ro1">
          <table:table-cell/>
          <table:table-cell office:value-type="string" calcext:value-type="string">
            <text:p>Ludah</text:p>
          </table:table-cell>
        </table:table-row>
        <table:table-row table:style-name="ro1">
          <table:table-cell/>
          <table:table-cell office:value-type="string" calcext:value-type="string">
            <text:p>Luka</text:p>
          </table:table-cell>
        </table:table-row>
        <table:table-row table:style-name="ro1">
          <table:table-cell/>
          <table:table-cell office:value-type="string" calcext:value-type="string">
            <text:p>Lukis</text:p>
          </table:table-cell>
        </table:table-row>
        <table:table-row table:style-name="ro1">
          <table:table-cell/>
          <table:table-cell office:value-type="string" calcext:value-type="string">
            <text:p>Lulus</text:p>
          </table:table-cell>
        </table:table-row>
        <table:table-row table:style-name="ro1">
          <table:table-cell/>
          <table:table-cell office:value-type="string" calcext:value-type="string">
            <text:p>Lumbung</text:p>
          </table:table-cell>
        </table:table-row>
        <table:table-row table:style-name="ro1">
          <table:table-cell/>
          <table:table-cell office:value-type="string" calcext:value-type="string">
            <text:p>Lumpuh</text:p>
          </table:table-cell>
        </table:table-row>
        <table:table-row table:style-name="ro1">
          <table:table-cell/>
          <table:table-cell office:value-type="string" calcext:value-type="string">
            <text:p>Lumut</text:p>
          </table:table-cell>
        </table:table-row>
        <table:table-row table:style-name="ro1">
          <table:table-cell/>
          <table:table-cell office:value-type="string" calcext:value-type="string">
            <text:p>Lunak</text:p>
          </table:table-cell>
        </table:table-row>
        <table:table-row table:style-name="ro1">
          <table:table-cell/>
          <table:table-cell office:value-type="string" calcext:value-type="string">
            <text:p>Luncur</text:p>
          </table:table-cell>
        </table:table-row>
        <table:table-row table:style-name="ro1">
          <table:table-cell/>
          <table:table-cell office:value-type="string" calcext:value-type="string">
            <text:p>Lupa</text:p>
          </table:table-cell>
        </table:table-row>
        <table:table-row table:style-name="ro1">
          <table:table-cell/>
          <table:table-cell office:value-type="string" calcext:value-type="string">
            <text:p>Lurah</text:p>
          </table:table-cell>
        </table:table-row>
        <table:table-row table:style-name="ro1">
          <table:table-cell/>
          <table:table-cell office:value-type="string" calcext:value-type="string">
            <text:p>Lurus</text:p>
          </table:table-cell>
        </table:table-row>
        <table:table-row table:style-name="ro1">
          <table:table-cell/>
          <table:table-cell office:value-type="string" calcext:value-type="string">
            <text:p>Lusa</text:p>
          </table:table-cell>
        </table:table-row>
        <table:table-row table:style-name="ro1">
          <table:table-cell/>
          <table:table-cell office:value-type="string" calcext:value-type="string">
            <text:p>-man</text:p>
          </table:table-cell>
        </table:table-row>
        <table:table-row table:style-name="ro1">
          <table:table-cell/>
          <table:table-cell office:value-type="string" calcext:value-type="string">
            <text:p>Maaf</text:p>
          </table:table-cell>
        </table:table-row>
        <table:table-row table:style-name="ro1">
          <table:table-cell/>
          <table:table-cell office:value-type="string" calcext:value-type="string">
            <text:p>Mabuk</text:p>
          </table:table-cell>
        </table:table-row>
        <table:table-row table:style-name="ro1">
          <table:table-cell/>
          <table:table-cell office:value-type="string" calcext:value-type="string">
            <text:p>Macam</text:p>
          </table:table-cell>
        </table:table-row>
        <table:table-row table:style-name="ro1">
          <table:table-cell/>
          <table:table-cell office:value-type="string" calcext:value-type="string">
            <text:p>Macet</text:p>
          </table:table-cell>
        </table:table-row>
        <table:table-row table:style-name="ro1">
          <table:table-cell/>
          <table:table-cell office:value-type="string" calcext:value-type="string">
            <text:p>Madu</text:p>
          </table:table-cell>
        </table:table-row>
        <table:table-row table:style-name="ro1">
          <table:table-cell/>
          <table:table-cell office:value-type="string" calcext:value-type="string">
            <text:p>Magnet</text:p>
          </table:table-cell>
        </table:table-row>
        <table:table-row table:style-name="ro1">
          <table:table-cell/>
          <table:table-cell office:value-type="string" calcext:value-type="string">
            <text:p>Magrib</text:p>
          </table:table-cell>
        </table:table-row>
        <table:table-row table:style-name="ro1">
          <table:table-cell/>
          <table:table-cell office:value-type="string" calcext:value-type="string">
            <text:p>Maha</text:p>
          </table:table-cell>
        </table:table-row>
        <table:table-row table:style-name="ro1">
          <table:table-cell/>
          <table:table-cell office:value-type="string" calcext:value-type="string">
            <text:p>Mahal</text:p>
          </table:table-cell>
        </table:table-row>
        <table:table-row table:style-name="ro1">
          <table:table-cell/>
          <table:table-cell office:value-type="string" calcext:value-type="string">
            <text:p>Mahasiswa</text:p>
          </table:table-cell>
        </table:table-row>
        <table:table-row table:style-name="ro1">
          <table:table-cell/>
          <table:table-cell office:value-type="string" calcext:value-type="string">
            <text:p>Mahkamah</text:p>
          </table:table-cell>
        </table:table-row>
        <table:table-row table:style-name="ro1">
          <table:table-cell/>
          <table:table-cell office:value-type="string" calcext:value-type="string">
            <text:p>Mahkota</text:p>
          </table:table-cell>
        </table:table-row>
        <table:table-row table:style-name="ro1">
          <table:table-cell/>
          <table:table-cell office:value-type="string" calcext:value-type="string">
            <text:p>Main</text:p>
          </table:table-cell>
        </table:table-row>
        <table:table-row table:style-name="ro1">
          <table:table-cell/>
          <table:table-cell office:value-type="string" calcext:value-type="string">
            <text:p>Majalah</text:p>
          </table:table-cell>
        </table:table-row>
        <table:table-row table:style-name="ro1">
          <table:table-cell/>
          <table:table-cell office:value-type="string" calcext:value-type="string">
            <text:p>Majemuk</text:p>
          </table:table-cell>
        </table:table-row>
        <table:table-row table:style-name="ro1">
          <table:table-cell/>
          <table:table-cell office:value-type="string" calcext:value-type="string">
            <text:p>Majikan</text:p>
          </table:table-cell>
        </table:table-row>
        <table:table-row table:style-name="ro1">
          <table:table-cell/>
          <table:table-cell office:value-type="string" calcext:value-type="string">
            <text:p>Maju</text:p>
          </table:table-cell>
        </table:table-row>
        <table:table-row table:style-name="ro1">
          <table:table-cell/>
          <table:table-cell office:value-type="string" calcext:value-type="string">
            <text:p>Maka</text:p>
          </table:table-cell>
        </table:table-row>
        <table:table-row table:style-name="ro1">
          <table:table-cell/>
          <table:table-cell office:value-type="string" calcext:value-type="string">
            <text:p>Makam</text:p>
          </table:table-cell>
        </table:table-row>
        <table:table-row table:style-name="ro1">
          <table:table-cell/>
          <table:table-cell office:value-type="string" calcext:value-type="string">
            <text:p>Makan</text:p>
          </table:table-cell>
        </table:table-row>
        <table:table-row table:style-name="ro1">
          <table:table-cell/>
          <table:table-cell office:value-type="string" calcext:value-type="string">
            <text:p>Makelar</text:p>
          </table:table-cell>
        </table:table-row>
        <table:table-row table:style-name="ro1">
          <table:table-cell/>
          <table:table-cell office:value-type="string" calcext:value-type="string">
            <text:p>Makhluk</text:p>
          </table:table-cell>
        </table:table-row>
        <table:table-row table:style-name="ro1">
          <table:table-cell/>
          <table:table-cell office:value-type="string" calcext:value-type="string">
            <text:p>Makin</text:p>
          </table:table-cell>
        </table:table-row>
        <table:table-row table:style-name="ro1">
          <table:table-cell/>
          <table:table-cell office:value-type="string" calcext:value-type="string">
            <text:p>Maklum</text:p>
          </table:table-cell>
        </table:table-row>
        <table:table-row table:style-name="ro1">
          <table:table-cell/>
          <table:table-cell office:value-type="string" calcext:value-type="string">
            <text:p>Maklumat</text:p>
          </table:table-cell>
        </table:table-row>
        <table:table-row table:style-name="ro1">
          <table:table-cell/>
          <table:table-cell office:value-type="string" calcext:value-type="string">
            <text:p>Makmur</text:p>
          </table:table-cell>
        </table:table-row>
        <table:table-row table:style-name="ro1">
          <table:table-cell/>
          <table:table-cell office:value-type="string" calcext:value-type="string">
            <text:p>Makna</text:p>
          </table:table-cell>
        </table:table-row>
        <table:table-row table:style-name="ro1">
          <table:table-cell/>
          <table:table-cell office:value-type="string" calcext:value-type="string">
            <text:p>Makruh</text:p>
          </table:table-cell>
        </table:table-row>
        <table:table-row table:style-name="ro1">
          <table:table-cell/>
          <table:table-cell office:value-type="string" calcext:value-type="string">
            <text:p>Maksiat</text:p>
          </table:table-cell>
        </table:table-row>
        <table:table-row table:style-name="ro1">
          <table:table-cell/>
          <table:table-cell office:value-type="string" calcext:value-type="string">
            <text:p>Malaikat</text:p>
          </table:table-cell>
        </table:table-row>
        <table:table-row table:style-name="ro1">
          <table:table-cell/>
          <table:table-cell office:value-type="string" calcext:value-type="string">
            <text:p>Malam</text:p>
          </table:table-cell>
        </table:table-row>
        <table:table-row table:style-name="ro1">
          <table:table-cell/>
          <table:table-cell office:value-type="string" calcext:value-type="string">
            <text:p>Malang</text:p>
          </table:table-cell>
        </table:table-row>
        <table:table-row table:style-name="ro1">
          <table:table-cell/>
          <table:table-cell office:value-type="string" calcext:value-type="string">
            <text:p>Malas</text:p>
          </table:table-cell>
        </table:table-row>
        <table:table-row table:style-name="ro1">
          <table:table-cell/>
          <table:table-cell office:value-type="string" calcext:value-type="string">
            <text:p>Malu</text:p>
          </table:table-cell>
        </table:table-row>
        <table:table-row table:style-name="ro1">
          <table:table-cell/>
          <table:table-cell office:value-type="string" calcext:value-type="string">
            <text:p>Mamalia</text:p>
          </table:table-cell>
        </table:table-row>
        <table:table-row table:style-name="ro1">
          <table:table-cell/>
          <table:table-cell office:value-type="string" calcext:value-type="string">
            <text:p>Mampir</text:p>
          </table:table-cell>
        </table:table-row>
        <table:table-row table:style-name="ro1">
          <table:table-cell/>
          <table:table-cell office:value-type="string" calcext:value-type="string">
            <text:p>Mampu</text:p>
          </table:table-cell>
        </table:table-row>
        <table:table-row table:style-name="ro1">
          <table:table-cell/>
          <table:table-cell office:value-type="string" calcext:value-type="string">
            <text:p>Mana</text:p>
          </table:table-cell>
        </table:table-row>
        <table:table-row table:style-name="ro1">
          <table:table-cell/>
          <table:table-cell office:value-type="string" calcext:value-type="string">
            <text:p>Manajer</text:p>
          </table:table-cell>
        </table:table-row>
        <table:table-row table:style-name="ro1">
          <table:table-cell/>
          <table:table-cell office:value-type="string" calcext:value-type="string">
            <text:p>Mancung</text:p>
          </table:table-cell>
        </table:table-row>
        <table:table-row table:style-name="ro1">
          <table:table-cell/>
          <table:table-cell office:value-type="string" calcext:value-type="string">
            <text:p>Mandat</text:p>
          </table:table-cell>
        </table:table-row>
        <table:table-row table:style-name="ro1">
          <table:table-cell/>
          <table:table-cell office:value-type="string" calcext:value-type="string">
            <text:p>Mandi</text:p>
          </table:table-cell>
        </table:table-row>
        <table:table-row table:style-name="ro1">
          <table:table-cell/>
          <table:table-cell office:value-type="string" calcext:value-type="string">
            <text:p>Mandiri</text:p>
          </table:table-cell>
        </table:table-row>
        <table:table-row table:style-name="ro1">
          <table:table-cell/>
          <table:table-cell office:value-type="string" calcext:value-type="string">
            <text:p>Mandor</text:p>
          </table:table-cell>
        </table:table-row>
        <table:table-row table:style-name="ro1">
          <table:table-cell/>
          <table:table-cell office:value-type="string" calcext:value-type="string">
            <text:p>Mandul</text:p>
          </table:table-cell>
        </table:table-row>
        <table:table-row table:style-name="ro1">
          <table:table-cell/>
          <table:table-cell office:value-type="string" calcext:value-type="string">
            <text:p>Manfaat</text:p>
          </table:table-cell>
        </table:table-row>
        <table:table-row table:style-name="ro1">
          <table:table-cell/>
          <table:table-cell office:value-type="string" calcext:value-type="string">
            <text:p>Mangga</text:p>
          </table:table-cell>
        </table:table-row>
        <table:table-row table:style-name="ro1">
          <table:table-cell/>
          <table:table-cell office:value-type="string" calcext:value-type="string">
            <text:p>Manggis</text:p>
          </table:table-cell>
        </table:table-row>
        <table:table-row table:style-name="ro1">
          <table:table-cell/>
          <table:table-cell office:value-type="string" calcext:value-type="string">
            <text:p>Mangkuk</text:p>
          </table:table-cell>
        </table:table-row>
        <table:table-row table:style-name="ro1">
          <table:table-cell/>
          <table:table-cell office:value-type="string" calcext:value-type="string">
            <text:p>Mangsa</text:p>
          </table:table-cell>
        </table:table-row>
        <table:table-row table:style-name="ro1">
          <table:table-cell/>
          <table:table-cell office:value-type="string" calcext:value-type="string">
            <text:p>Manis</text:p>
          </table:table-cell>
        </table:table-row>
        <table:table-row table:style-name="ro1">
          <table:table-cell/>
          <table:table-cell office:value-type="string" calcext:value-type="string">
            <text:p>Manja</text:p>
          </table:table-cell>
        </table:table-row>
        <table:table-row table:style-name="ro1">
          <table:table-cell/>
          <table:table-cell office:value-type="string" calcext:value-type="string">
            <text:p>Mantan</text:p>
          </table:table-cell>
        </table:table-row>
        <table:table-row table:style-name="ro1">
          <table:table-cell/>
          <table:table-cell office:value-type="string" calcext:value-type="string">
            <text:p>Mantap</text:p>
          </table:table-cell>
        </table:table-row>
        <table:table-row table:style-name="ro1">
          <table:table-cell/>
          <table:table-cell office:value-type="string" calcext:value-type="string">
            <text:p>Mantel</text:p>
          </table:table-cell>
        </table:table-row>
        <table:table-row table:style-name="ro1">
          <table:table-cell/>
          <table:table-cell office:value-type="string" calcext:value-type="string">
            <text:p>Mantri</text:p>
          </table:table-cell>
        </table:table-row>
        <table:table-row table:style-name="ro1">
          <table:table-cell/>
          <table:table-cell office:value-type="string" calcext:value-type="string">
            <text:p>Manusia</text:p>
          </table:table-cell>
        </table:table-row>
        <table:table-row table:style-name="ro1">
          <table:table-cell/>
          <table:table-cell office:value-type="string" calcext:value-type="string">
            <text:p>Map</text:p>
          </table:table-cell>
        </table:table-row>
        <table:table-row table:style-name="ro1">
          <table:table-cell/>
          <table:table-cell office:value-type="string" calcext:value-type="string">
            <text:p>Marah</text:p>
          </table:table-cell>
        </table:table-row>
        <table:table-row table:style-name="ro1">
          <table:table-cell/>
          <table:table-cell office:value-type="string" calcext:value-type="string">
            <text:p>Marathon</text:p>
          </table:table-cell>
        </table:table-row>
        <table:table-row table:style-name="ro1">
          <table:table-cell/>
          <table:table-cell office:value-type="string" calcext:value-type="string">
            <text:p>Maret</text:p>
          </table:table-cell>
        </table:table-row>
        <table:table-row table:style-name="ro1">
          <table:table-cell/>
          <table:table-cell office:value-type="string" calcext:value-type="string">
            <text:p>Margarin</text:p>
          </table:table-cell>
        </table:table-row>
        <table:table-row table:style-name="ro1">
          <table:table-cell/>
          <table:table-cell office:value-type="string" calcext:value-type="string">
            <text:p>Mari</text:p>
          </table:table-cell>
        </table:table-row>
        <table:table-row table:style-name="ro1">
          <table:table-cell/>
          <table:table-cell office:value-type="string" calcext:value-type="string">
            <text:p>Markas</text:p>
          </table:table-cell>
        </table:table-row>
        <table:table-row table:style-name="ro1">
          <table:table-cell/>
          <table:table-cell office:value-type="string" calcext:value-type="string">
            <text:p>Marmer</text:p>
          </table:table-cell>
        </table:table-row>
        <table:table-row table:style-name="ro1">
          <table:table-cell/>
          <table:table-cell office:value-type="string" calcext:value-type="string">
            <text:p>Masa</text:p>
          </table:table-cell>
        </table:table-row>
        <table:table-row table:style-name="ro1">
          <table:table-cell/>
          <table:table-cell office:value-type="string" calcext:value-type="string">
            <text:p>Masak</text:p>
          </table:table-cell>
        </table:table-row>
        <table:table-row table:style-name="ro1">
          <table:table-cell/>
          <table:table-cell office:value-type="string" calcext:value-type="string">
            <text:p>Masalah</text:p>
          </table:table-cell>
        </table:table-row>
        <table:table-row table:style-name="ro1">
          <table:table-cell/>
          <table:table-cell office:value-type="string" calcext:value-type="string">
            <text:p>Masam</text:p>
          </table:table-cell>
        </table:table-row>
        <table:table-row table:style-name="ro1">
          <table:table-cell/>
          <table:table-cell office:value-type="string" calcext:value-type="string">
            <text:p>Masih</text:p>
          </table:table-cell>
        </table:table-row>
        <table:table-row table:style-name="ro1">
          <table:table-cell/>
          <table:table-cell office:value-type="string" calcext:value-type="string">
            <text:p>Masing-masing</text:p>
          </table:table-cell>
        </table:table-row>
        <table:table-row table:style-name="ro1">
          <table:table-cell/>
          <table:table-cell office:value-type="string" calcext:value-type="string">
            <text:p>Masinis</text:p>
          </table:table-cell>
        </table:table-row>
        <table:table-row table:style-name="ro1">
          <table:table-cell/>
          <table:table-cell office:value-type="string" calcext:value-type="string">
            <text:p>Masjid</text:p>
          </table:table-cell>
        </table:table-row>
        <table:table-row table:style-name="ro1">
          <table:table-cell/>
          <table:table-cell office:value-type="string" calcext:value-type="string">
            <text:p>Massa</text:p>
          </table:table-cell>
        </table:table-row>
        <table:table-row table:style-name="ro1">
          <table:table-cell/>
          <table:table-cell office:value-type="string" calcext:value-type="string">
            <text:p>Masuk</text:p>
          </table:table-cell>
        </table:table-row>
        <table:table-row table:style-name="ro1">
          <table:table-cell/>
          <table:table-cell office:value-type="string" calcext:value-type="string">
            <text:p>Masyarakat</text:p>
          </table:table-cell>
        </table:table-row>
        <table:table-row table:style-name="ro1">
          <table:table-cell/>
          <table:table-cell office:value-type="string" calcext:value-type="string">
            <text:p>Masyhur</text:p>
          </table:table-cell>
        </table:table-row>
        <table:table-row table:style-name="ro1">
          <table:table-cell/>
          <table:table-cell office:value-type="string" calcext:value-type="string">
            <text:p>Mata</text:p>
          </table:table-cell>
        </table:table-row>
        <table:table-row table:style-name="ro1">
          <table:table-cell/>
          <table:table-cell office:value-type="string" calcext:value-type="string">
            <text:p>Matahari</text:p>
          </table:table-cell>
        </table:table-row>
        <table:table-row table:style-name="ro1">
          <table:table-cell/>
          <table:table-cell office:value-type="string" calcext:value-type="string">
            <text:p>Matang</text:p>
          </table:table-cell>
        </table:table-row>
        <table:table-row table:style-name="ro1">
          <table:table-cell/>
          <table:table-cell office:value-type="string" calcext:value-type="string">
            <text:p>-Nya</text:p>
          </table:table-cell>
        </table:table-row>
        <table:table-row table:style-name="ro1">
          <table:table-cell/>
          <table:table-cell office:value-type="string" calcext:value-type="string">
            <text:p>Nabi</text:p>
          </table:table-cell>
        </table:table-row>
        <table:table-row table:style-name="ro1">
          <table:table-cell/>
          <table:table-cell office:value-type="string" calcext:value-type="string">
            <text:p>Nada</text:p>
          </table:table-cell>
        </table:table-row>
        <table:table-row table:style-name="ro1">
          <table:table-cell/>
          <table:table-cell office:value-type="string" calcext:value-type="string">
            <text:p>Nadi</text:p>
          </table:table-cell>
        </table:table-row>
        <table:table-row table:style-name="ro1">
          <table:table-cell/>
          <table:table-cell office:value-type="string" calcext:value-type="string">
            <text:p>Nafkah</text:p>
          </table:table-cell>
        </table:table-row>
        <table:table-row table:style-name="ro1">
          <table:table-cell/>
          <table:table-cell office:value-type="string" calcext:value-type="string">
            <text:p>Nafsu</text:p>
          </table:table-cell>
        </table:table-row>
        <table:table-row table:style-name="ro1">
          <table:table-cell/>
          <table:table-cell office:value-type="string" calcext:value-type="string">
            <text:p>Naik</text:p>
          </table:table-cell>
        </table:table-row>
        <table:table-row table:style-name="ro1">
          <table:table-cell/>
          <table:table-cell office:value-type="string" calcext:value-type="string">
            <text:p>Nakal</text:p>
          </table:table-cell>
        </table:table-row>
        <table:table-row table:style-name="ro1">
          <table:table-cell/>
          <table:table-cell office:value-type="string" calcext:value-type="string">
            <text:p>Nama</text:p>
          </table:table-cell>
        </table:table-row>
        <table:table-row table:style-name="ro1">
          <table:table-cell/>
          <table:table-cell office:value-type="string" calcext:value-type="string">
            <text:p>Namun</text:p>
          </table:table-cell>
        </table:table-row>
        <table:table-row table:style-name="ro1">
          <table:table-cell/>
          <table:table-cell office:value-type="string" calcext:value-type="string">
            <text:p>Nanas</text:p>
          </table:table-cell>
        </table:table-row>
        <table:table-row table:style-name="ro1">
          <table:table-cell/>
          <table:table-cell office:value-type="string" calcext:value-type="string">
            <text:p>Nanti</text:p>
          </table:table-cell>
        </table:table-row>
        <table:table-row table:style-name="ro1">
          <table:table-cell/>
          <table:table-cell office:value-type="string" calcext:value-type="string">
            <text:p>Napas</text:p>
          </table:table-cell>
        </table:table-row>
        <table:table-row table:style-name="ro1">
          <table:table-cell/>
          <table:table-cell office:value-type="string" calcext:value-type="string">
            <text:p>Nasi</text:p>
          </table:table-cell>
        </table:table-row>
        <table:table-row table:style-name="ro1">
          <table:table-cell/>
          <table:table-cell office:value-type="string" calcext:value-type="string">
            <text:p>Nasihat</text:p>
          </table:table-cell>
        </table:table-row>
        <table:table-row table:style-name="ro1">
          <table:table-cell/>
          <table:table-cell office:value-type="string" calcext:value-type="string">
            <text:p>Natal</text:p>
          </table:table-cell>
        </table:table-row>
        <table:table-row table:style-name="ro1">
          <table:table-cell/>
          <table:table-cell office:value-type="string" calcext:value-type="string">
            <text:p>Negara</text:p>
          </table:table-cell>
        </table:table-row>
        <table:table-row table:style-name="ro1">
          <table:table-cell/>
          <table:table-cell office:value-type="string" calcext:value-type="string">
            <text:p>Negatif</text:p>
          </table:table-cell>
        </table:table-row>
        <table:table-row table:style-name="ro1">
          <table:table-cell/>
          <table:table-cell office:value-type="string" calcext:value-type="string">
            <text:p>Nelayan</text:p>
          </table:table-cell>
        </table:table-row>
        <table:table-row table:style-name="ro1">
          <table:table-cell/>
          <table:table-cell office:value-type="string" calcext:value-type="string">
            <text:p>Nenek</text:p>
          </table:table-cell>
        </table:table-row>
        <table:table-row table:style-name="ro1">
          <table:table-cell/>
          <table:table-cell office:value-type="string" calcext:value-type="string">
            <text:p>Neon</text:p>
          </table:table-cell>
        </table:table-row>
        <table:table-row table:style-name="ro1">
          <table:table-cell/>
          <table:table-cell office:value-type="string" calcext:value-type="string">
            <text:p>Neraca</text:p>
          </table:table-cell>
        </table:table-row>
        <table:table-row table:style-name="ro1">
          <table:table-cell/>
          <table:table-cell office:value-type="string" calcext:value-type="string">
            <text:p>Neraka</text:p>
          </table:table-cell>
        </table:table-row>
        <table:table-row table:style-name="ro1">
          <table:table-cell/>
          <table:table-cell office:value-type="string" calcext:value-type="string">
            <text:p>Netral</text:p>
          </table:table-cell>
        </table:table-row>
        <table:table-row table:style-name="ro1">
          <table:table-cell/>
          <table:table-cell office:value-type="string" calcext:value-type="string">
            <text:p>Ngeri</text:p>
          </table:table-cell>
        </table:table-row>
        <table:table-row table:style-name="ro1">
          <table:table-cell/>
          <table:table-cell office:value-type="string" calcext:value-type="string">
            <text:p>Nikah</text:p>
          </table:table-cell>
        </table:table-row>
        <table:table-row table:style-name="ro1">
          <table:table-cell/>
          <table:table-cell office:value-type="string" calcext:value-type="string">
            <text:p>Nikel</text:p>
          </table:table-cell>
        </table:table-row>
        <table:table-row table:style-name="ro1">
          <table:table-cell/>
          <table:table-cell office:value-type="string" calcext:value-type="string">
            <text:p>Nikmat</text:p>
          </table:table-cell>
        </table:table-row>
        <table:table-row table:style-name="ro1">
          <table:table-cell/>
          <table:table-cell office:value-type="string" calcext:value-type="string">
            <text:p>Nilai</text:p>
          </table:table-cell>
        </table:table-row>
        <table:table-row table:style-name="ro1">
          <table:table-cell/>
          <table:table-cell office:value-type="string" calcext:value-type="string">
            <text:p>Nisan</text:p>
          </table:table-cell>
        </table:table-row>
        <table:table-row table:style-name="ro1">
          <table:table-cell/>
          <table:table-cell office:value-type="string" calcext:value-type="string">
            <text:p>Niscaya</text:p>
          </table:table-cell>
        </table:table-row>
        <table:table-row table:style-name="ro1">
          <table:table-cell/>
          <table:table-cell office:value-type="string" calcext:value-type="string">
            <text:p>Nista</text:p>
          </table:table-cell>
        </table:table-row>
        <table:table-row table:style-name="ro1">
          <table:table-cell/>
          <table:table-cell office:value-type="string" calcext:value-type="string">
            <text:p>Nol</text:p>
          </table:table-cell>
        </table:table-row>
        <table:table-row table:style-name="ro1">
          <table:table-cell/>
          <table:table-cell office:value-type="string" calcext:value-type="string">
            <text:p>Nominal</text:p>
          </table:table-cell>
        </table:table-row>
        <table:table-row table:style-name="ro1">
          <table:table-cell/>
          <table:table-cell office:value-type="string" calcext:value-type="string">
            <text:p>Nomor</text:p>
          </table:table-cell>
        </table:table-row>
        <table:table-row table:style-name="ro1">
          <table:table-cell/>
          <table:table-cell office:value-type="string" calcext:value-type="string">
            <text:p>Nona</text:p>
          </table:table-cell>
        </table:table-row>
        <table:table-row table:style-name="ro1">
          <table:table-cell/>
          <table:table-cell office:value-type="string" calcext:value-type="string">
            <text:p>November</text:p>
          </table:table-cell>
        </table:table-row>
        <table:table-row table:style-name="ro1">
          <table:table-cell/>
          <table:table-cell office:value-type="string" calcext:value-type="string">
            <text:p>Nusa</text:p>
          </table:table-cell>
        </table:table-row>
        <table:table-row table:style-name="ro1">
          <table:table-cell/>
          <table:table-cell office:value-type="string" calcext:value-type="string">
            <text:p>Nyala</text:p>
          </table:table-cell>
        </table:table-row>
        <table:table-row table:style-name="ro1">
          <table:table-cell/>
          <table:table-cell office:value-type="string" calcext:value-type="string">
            <text:p>Nyamuk</text:p>
          </table:table-cell>
        </table:table-row>
        <table:table-row table:style-name="ro1">
          <table:table-cell/>
          <table:table-cell office:value-type="string" calcext:value-type="string">
            <text:p>Nyanyi</text:p>
          </table:table-cell>
        </table:table-row>
        <table:table-row table:style-name="ro1">
          <table:table-cell/>
          <table:table-cell office:value-type="string" calcext:value-type="string">
            <text:p>Nyaris</text:p>
          </table:table-cell>
        </table:table-row>
        <table:table-row table:style-name="ro1">
          <table:table-cell/>
          <table:table-cell office:value-type="string" calcext:value-type="string">
            <text:p>Nyata</text:p>
          </table:table-cell>
        </table:table-row>
        <table:table-row table:style-name="ro1">
          <table:table-cell/>
          <table:table-cell office:value-type="string" calcext:value-type="string">
            <text:p>Nyiur</text:p>
          </table:table-cell>
        </table:table-row>
        <table:table-row table:style-name="ro1">
          <table:table-cell/>
          <table:table-cell office:value-type="string" calcext:value-type="string">
            <text:p>Nyonya</text:p>
          </table:table-cell>
        </table:table-row>
        <table:table-row table:style-name="ro1">
          <table:table-cell/>
          <table:table-cell office:value-type="string" calcext:value-type="string">
            <text:p>Obat</text:p>
          </table:table-cell>
        </table:table-row>
        <table:table-row table:style-name="ro1">
          <table:table-cell/>
          <table:table-cell office:value-type="string" calcext:value-type="string">
            <text:p>Obeng</text:p>
          </table:table-cell>
        </table:table-row>
        <table:table-row table:style-name="ro1">
          <table:table-cell/>
          <table:table-cell office:value-type="string" calcext:value-type="string">
            <text:p>Objek</text:p>
          </table:table-cell>
        </table:table-row>
        <table:table-row table:style-name="ro1">
          <table:table-cell/>
          <table:table-cell office:value-type="string" calcext:value-type="string">
            <text:p>Obor</text:p>
          </table:table-cell>
        </table:table-row>
        <table:table-row table:style-name="ro1">
          <table:table-cell/>
          <table:table-cell office:value-type="string" calcext:value-type="string">
            <text:p>Obral</text:p>
          </table:table-cell>
        </table:table-row>
        <table:table-row table:style-name="ro1">
          <table:table-cell/>
          <table:table-cell office:value-type="string" calcext:value-type="string">
            <text:p>Obras</text:p>
          </table:table-cell>
        </table:table-row>
        <table:table-row table:style-name="ro1">
          <table:table-cell/>
          <table:table-cell office:value-type="string" calcext:value-type="string">
            <text:p>Obrol</text:p>
          </table:table-cell>
        </table:table-row>
        <table:table-row table:style-name="ro1">
          <table:table-cell/>
          <table:table-cell office:value-type="string" calcext:value-type="string">
            <text:p>Observasi</text:p>
          </table:table-cell>
        </table:table-row>
        <table:table-row table:style-name="ro1">
          <table:table-cell/>
          <table:table-cell office:value-type="string" calcext:value-type="string">
            <text:p>Oceh</text:p>
          </table:table-cell>
        </table:table-row>
        <table:table-row table:style-name="ro1">
          <table:table-cell/>
          <table:table-cell office:value-type="string" calcext:value-type="string">
            <text:p>Odol</text:p>
          </table:table-cell>
        </table:table-row>
        <table:table-row table:style-name="ro1">
          <table:table-cell/>
          <table:table-cell office:value-type="string" calcext:value-type="string">
            <text:p>Ogah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</table:table-row>
        <table:table-row table:style-name="ro1">
          <table:table-cell/>
          <table:table-cell office:value-type="string" calcext:value-type="string">
            <text:p>Oksigen</text:p>
          </table:table-cell>
        </table:table-row>
        <table:table-row table:style-name="ro1">
          <table:table-cell/>
          <table:table-cell office:value-type="string" calcext:value-type="string">
            <text:p>Oktober</text:p>
          </table:table-cell>
        </table:table-row>
        <table:table-row table:style-name="ro1">
          <table:table-cell/>
          <table:table-cell office:value-type="string" calcext:value-type="string">
            <text:p>Olah</text:p>
          </table:table-cell>
        </table:table-row>
        <table:table-row table:style-name="ro1">
          <table:table-cell/>
          <table:table-cell office:value-type="string" calcext:value-type="string">
            <text:p>Olahraga</text:p>
          </table:table-cell>
        </table:table-row>
        <table:table-row table:style-name="ro1">
          <table:table-cell/>
          <table:table-cell office:value-type="string" calcext:value-type="string">
            <text:p>Oleh-oleh</text:p>
          </table:table-cell>
        </table:table-row>
        <table:table-row table:style-name="ro1">
          <table:table-cell/>
          <table:table-cell office:value-type="string" calcext:value-type="string">
            <text:p>Oleh</text:p>
          </table:table-cell>
        </table:table-row>
        <table:table-row table:style-name="ro1">
          <table:table-cell/>
          <table:table-cell office:value-type="string" calcext:value-type="string">
            <text:p>Oleng</text:p>
          </table:table-cell>
        </table:table-row>
        <table:table-row table:style-name="ro1">
          <table:table-cell/>
          <table:table-cell office:value-type="string" calcext:value-type="string">
            <text:p>Oles</text:p>
          </table:table-cell>
        </table:table-row>
        <table:table-row table:style-name="ro1">
          <table:table-cell/>
          <table:table-cell office:value-type="string" calcext:value-type="string">
            <text:p>Oli</text:p>
          </table:table-cell>
        </table:table-row>
        <table:table-row table:style-name="ro1">
          <table:table-cell/>
          <table:table-cell office:value-type="string" calcext:value-type="string">
            <text:p>Olok-olok</text:p>
          </table:table-cell>
        </table:table-row>
        <table:table-row table:style-name="ro1">
          <table:table-cell/>
          <table:table-cell office:value-type="string" calcext:value-type="string">
            <text:p>Ombak</text:p>
          </table:table-cell>
        </table:table-row>
        <table:table-row table:style-name="ro1">
          <table:table-cell/>
          <table:table-cell office:value-type="string" calcext:value-type="string">
            <text:p>Ombang-ambing</text:p>
          </table:table-cell>
        </table:table-row>
        <table:table-row table:style-name="ro1">
          <table:table-cell/>
          <table:table-cell office:value-type="string" calcext:value-type="string">
            <text:p>Omel</text:p>
          </table:table-cell>
        </table:table-row>
        <table:table-row table:style-name="ro1">
          <table:table-cell/>
          <table:table-cell office:value-type="string" calcext:value-type="string">
            <text:p>Omong</text:p>
          </table:table-cell>
        </table:table-row>
        <table:table-row table:style-name="ro1">
          <table:table-cell/>
          <table:table-cell office:value-type="string" calcext:value-type="string">
            <text:p>Ompong</text:p>
          </table:table-cell>
        </table:table-row>
        <table:table-row table:style-name="ro1">
          <table:table-cell/>
          <table:table-cell office:value-type="string" calcext:value-type="string">
            <text:p>Onar</text:p>
          </table:table-cell>
        </table:table-row>
        <table:table-row table:style-name="ro1">
          <table:table-cell/>
          <table:table-cell office:value-type="string" calcext:value-type="string">
            <text:p>Oncom</text:p>
          </table:table-cell>
        </table:table-row>
        <table:table-row table:style-name="ro1">
          <table:table-cell/>
          <table:table-cell office:value-type="string" calcext:value-type="string">
            <text:p>Ondel-ondel</text:p>
          </table:table-cell>
        </table:table-row>
        <table:table-row table:style-name="ro1">
          <table:table-cell/>
          <table:table-cell office:value-type="string" calcext:value-type="string">
            <text:p>Onggok</text:p>
          </table:table-cell>
        </table:table-row>
        <table:table-row table:style-name="ro1">
          <table:table-cell/>
          <table:table-cell office:value-type="string" calcext:value-type="string">
            <text:p>Ongkos</text:p>
          </table:table-cell>
        </table:table-row>
        <table:table-row table:style-name="ro1">
          <table:table-cell/>
          <table:table-cell office:value-type="string" calcext:value-type="string">
            <text:p>Oper</text:p>
          </table:table-cell>
        </table:table-row>
        <table:table-row table:style-name="ro1">
          <table:table-cell/>
          <table:table-cell office:value-type="string" calcext:value-type="string">
            <text:p>Opera</text:p>
          </table:table-cell>
        </table:table-row>
        <table:table-row table:style-name="ro1">
          <table:table-cell/>
          <table:table-cell office:value-type="string" calcext:value-type="string">
            <text:p>Operasi</text:p>
          </table:table-cell>
        </table:table-row>
        <table:table-row table:style-name="ro1">
          <table:table-cell/>
          <table:table-cell office:value-type="string" calcext:value-type="string">
            <text:p>Operator</text:p>
          </table:table-cell>
        </table:table-row>
        <table:table-row table:style-name="ro1">
          <table:table-cell/>
          <table:table-cell office:value-type="string" calcext:value-type="string">
            <text:p>Opname</text:p>
          </table:table-cell>
        </table:table-row>
        <table:table-row table:style-name="ro1">
          <table:table-cell/>
          <table:table-cell office:value-type="string" calcext:value-type="string">
            <text:p>Optik</text:p>
          </table:table-cell>
        </table:table-row>
        <table:table-row table:style-name="ro1">
          <table:table-cell/>
          <table:table-cell office:value-type="string" calcext:value-type="string">
            <text:p>Orang</text:p>
          </table:table-cell>
        </table:table-row>
        <table:table-row table:style-name="ro1">
          <table:table-cell/>
          <table:table-cell office:value-type="string" calcext:value-type="string">
            <text:p>Oranye</text:p>
          </table:table-cell>
        </table:table-row>
        <table:table-row table:style-name="ro1">
          <table:table-cell/>
          <table:table-cell office:value-type="string" calcext:value-type="string">
            <text:p>Organ</text:p>
          </table:table-cell>
        </table:table-row>
        <table:table-row table:style-name="ro1">
          <table:table-cell/>
          <table:table-cell office:value-type="string" calcext:value-type="string">
            <text:p>Organisasi</text:p>
          </table:table-cell>
        </table:table-row>
        <table:table-row table:style-name="ro1">
          <table:table-cell/>
          <table:table-cell office:value-type="string" calcext:value-type="string">
            <text:p>Orkes</text:p>
          </table:table-cell>
        </table:table-row>
        <table:table-row table:style-name="ro1">
          <table:table-cell/>
          <table:table-cell office:value-type="string" calcext:value-type="string">
            <text:p>Orok</text:p>
          </table:table-cell>
        </table:table-row>
        <table:table-row table:style-name="ro1">
          <table:table-cell/>
          <table:table-cell office:value-type="string" calcext:value-type="string">
            <text:p>Otak</text:p>
          </table:table-cell>
        </table:table-row>
        <table:table-row table:style-name="ro1">
          <table:table-cell/>
          <table:table-cell office:value-type="string" calcext:value-type="string">
            <text:p>Oto</text:p>
          </table:table-cell>
        </table:table-row>
        <table:table-row table:style-name="ro1">
          <table:table-cell/>
          <table:table-cell office:value-type="string" calcext:value-type="string">
            <text:p>Otomatis</text:p>
          </table:table-cell>
        </table:table-row>
        <table:table-row table:style-name="ro1">
          <table:table-cell/>
          <table:table-cell office:value-type="string" calcext:value-type="string">
            <text:p>Otot</text:p>
          </table:table-cell>
        </table:table-row>
        <table:table-row table:style-name="ro1">
          <table:table-cell/>
          <table:table-cell office:value-type="string" calcext:value-type="string">
            <text:p>Oven</text:p>
          </table:table-cell>
        </table:table-row>
        <table:table-row table:style-name="ro1">
          <table:table-cell/>
          <table:table-cell office:value-type="string" calcext:value-type="string">
            <text:p>Qadar</text:p>
          </table:table-cell>
        </table:table-row>
        <table:table-row table:style-name="ro1">
          <table:table-cell/>
          <table:table-cell office:value-type="string" calcext:value-type="string">
            <text:p>Raba</text:p>
          </table:table-cell>
        </table:table-row>
        <table:table-row table:style-name="ro1">
          <table:table-cell/>
          <table:table-cell office:value-type="string" calcext:value-type="string">
            <text:p>Rabu</text:p>
          </table:table-cell>
        </table:table-row>
        <table:table-row table:style-name="ro1">
          <table:table-cell/>
          <table:table-cell office:value-type="string" calcext:value-type="string">
            <text:p>Racun</text:p>
          </table:table-cell>
        </table:table-row>
        <table:table-row table:style-name="ro1">
          <table:table-cell/>
          <table:table-cell office:value-type="string" calcext:value-type="string">
            <text:p>Radiasi</text:p>
          </table:table-cell>
        </table:table-row>
        <table:table-row table:style-name="ro1">
          <table:table-cell/>
          <table:table-cell office:value-type="string" calcext:value-type="string">
            <text:p>Radio</text:p>
          </table:table-cell>
        </table:table-row>
        <table:table-row table:style-name="ro1">
          <table:table-cell/>
          <table:table-cell office:value-type="string" calcext:value-type="string">
            <text:p>Rafia</text:p>
          </table:table-cell>
        </table:table-row>
        <table:table-row table:style-name="ro1">
          <table:table-cell/>
          <table:table-cell office:value-type="string" calcext:value-type="string">
            <text:p>Ragam</text:p>
          </table:table-cell>
        </table:table-row>
        <table:table-row table:style-name="ro1">
          <table:table-cell/>
          <table:table-cell office:value-type="string" calcext:value-type="string">
            <text:p>Ragu</text:p>
          </table:table-cell>
        </table:table-row>
        <table:table-row table:style-name="ro1">
          <table:table-cell/>
          <table:table-cell office:value-type="string" calcext:value-type="string">
            <text:p>Rahasia</text:p>
          </table:table-cell>
        </table:table-row>
        <table:table-row table:style-name="ro1">
          <table:table-cell/>
          <table:table-cell office:value-type="string" calcext:value-type="string">
            <text:p>Rahmat</text:p>
          </table:table-cell>
        </table:table-row>
        <table:table-row table:style-name="ro1">
          <table:table-cell/>
          <table:table-cell office:value-type="string" calcext:value-type="string">
            <text:p>Raib</text:p>
          </table:table-cell>
        </table:table-row>
        <table:table-row table:style-name="ro1">
          <table:table-cell/>
          <table:table-cell office:value-type="string" calcext:value-type="string">
            <text:p>Raja</text:p>
          </table:table-cell>
        </table:table-row>
        <table:table-row table:style-name="ro1">
          <table:table-cell/>
          <table:table-cell office:value-type="string" calcext:value-type="string">
            <text:p>Rajalela</text:p>
          </table:table-cell>
        </table:table-row>
        <table:table-row table:style-name="ro1">
          <table:table-cell/>
          <table:table-cell office:value-type="string" calcext:value-type="string">
            <text:p>Rajin</text:p>
          </table:table-cell>
        </table:table-row>
        <table:table-row table:style-name="ro1">
          <table:table-cell/>
          <table:table-cell office:value-type="string" calcext:value-type="string">
            <text:p>Rajut</text:p>
          </table:table-cell>
        </table:table-row>
        <table:table-row table:style-name="ro1">
          <table:table-cell/>
          <table:table-cell office:value-type="string" calcext:value-type="string">
            <text:p>Rakaat</text:p>
          </table:table-cell>
        </table:table-row>
        <table:table-row table:style-name="ro1">
          <table:table-cell/>
          <table:table-cell office:value-type="string" calcext:value-type="string">
            <text:p>Rakit</text:p>
          </table:table-cell>
        </table:table-row>
        <table:table-row table:style-name="ro1">
          <table:table-cell/>
          <table:table-cell office:value-type="string" calcext:value-type="string">
            <text:p>Raksasa</text:p>
          </table:table-cell>
        </table:table-row>
        <table:table-row table:style-name="ro1">
          <table:table-cell/>
          <table:table-cell office:value-type="string" calcext:value-type="string">
            <text:p>Rakus</text:p>
          </table:table-cell>
        </table:table-row>
        <table:table-row table:style-name="ro1">
          <table:table-cell/>
          <table:table-cell office:value-type="string" calcext:value-type="string">
            <text:p>Rakyat</text:p>
          </table:table-cell>
        </table:table-row>
        <table:table-row table:style-name="ro1">
          <table:table-cell/>
          <table:table-cell office:value-type="string" calcext:value-type="string">
            <text:p>Ralat</text:p>
          </table:table-cell>
        </table:table-row>
        <table:table-row table:style-name="ro1">
          <table:table-cell/>
          <table:table-cell office:value-type="string" calcext:value-type="string">
            <text:p>Ramah</text:p>
          </table:table-cell>
        </table:table-row>
        <table:table-row table:style-name="ro1">
          <table:table-cell/>
          <table:table-cell office:value-type="string" calcext:value-type="string">
            <text:p>Ramai</text:p>
          </table:table-cell>
        </table:table-row>
        <table:table-row table:style-name="ro1">
          <table:table-cell/>
          <table:table-cell office:value-type="string" calcext:value-type="string">
            <text:p>Ramal</text:p>
          </table:table-cell>
        </table:table-row>
        <table:table-row table:style-name="ro1">
          <table:table-cell/>
          <table:table-cell office:value-type="string" calcext:value-type="string">
            <text:p>Rambut</text:p>
          </table:table-cell>
        </table:table-row>
        <table:table-row table:style-name="ro1">
          <table:table-cell/>
          <table:table-cell office:value-type="string" calcext:value-type="string">
            <text:p>Rampas</text:p>
          </table:table-cell>
        </table:table-row>
        <table:table-row table:style-name="ro1">
          <table:table-cell/>
          <table:table-cell office:value-type="string" calcext:value-type="string">
            <text:p>Rampok</text:p>
          </table:table-cell>
        </table:table-row>
        <table:table-row table:style-name="ro1">
          <table:table-cell/>
          <table:table-cell office:value-type="string" calcext:value-type="string">
            <text:p>Rampung</text:p>
          </table:table-cell>
        </table:table-row>
        <table:table-row table:style-name="ro1">
          <table:table-cell/>
          <table:table-cell office:value-type="string" calcext:value-type="string">
            <text:p>Ramu</text:p>
          </table:table-cell>
        </table:table-row>
        <table:table-row table:style-name="ro1">
          <table:table-cell/>
          <table:table-cell office:value-type="string" calcext:value-type="string">
            <text:p>Rangka</text:p>
          </table:table-cell>
        </table:table-row>
        <table:table-row table:style-name="ro1">
          <table:table-cell/>
          <table:table-cell office:value-type="string" calcext:value-type="string">
            <text:p>Rangkum</text:p>
          </table:table-cell>
        </table:table-row>
        <table:table-row table:style-name="ro1">
          <table:table-cell/>
          <table:table-cell office:value-type="string" calcext:value-type="string">
            <text:p>Ranjau</text:p>
          </table:table-cell>
        </table:table-row>
        <table:table-row table:style-name="ro1">
          <table:table-cell/>
          <table:table-cell office:value-type="string" calcext:value-type="string">
            <text:p>Ransel</text:p>
          </table:table-cell>
        </table:table-row>
        <table:table-row table:style-name="ro1">
          <table:table-cell/>
          <table:table-cell office:value-type="string" calcext:value-type="string">
            <text:p>Rantai</text:p>
          </table:table-cell>
        </table:table-row>
        <table:table-row table:style-name="ro1">
          <table:table-cell/>
          <table:table-cell office:value-type="string" calcext:value-type="string">
            <text:p>Rantang</text:p>
          </table:table-cell>
        </table:table-row>
        <table:table-row table:style-name="ro1">
          <table:table-cell/>
          <table:table-cell office:value-type="string" calcext:value-type="string">
            <text:p>Rantau</text:p>
          </table:table-cell>
        </table:table-row>
        <table:table-row table:style-name="ro1">
          <table:table-cell/>
          <table:table-cell office:value-type="string" calcext:value-type="string">
            <text:p>Ranting</text:p>
          </table:table-cell>
        </table:table-row>
        <table:table-row table:style-name="ro1">
          <table:table-cell/>
          <table:table-cell office:value-type="string" calcext:value-type="string">
            <text:p>Ranum</text:p>
          </table:table-cell>
        </table:table-row>
        <table:table-row table:style-name="ro1">
          <table:table-cell/>
          <table:table-cell office:value-type="string" calcext:value-type="string">
            <text:p>Rapat</text:p>
          </table:table-cell>
        </table:table-row>
        <table:table-row table:style-name="ro1">
          <table:table-cell/>
          <table:table-cell office:value-type="string" calcext:value-type="string">
            <text:p>Rapel</text:p>
          </table:table-cell>
        </table:table-row>
        <table:table-row table:style-name="ro1">
          <table:table-cell/>
          <table:table-cell office:value-type="string" calcext:value-type="string">
            <text:p>Rapi</text:p>
          </table:table-cell>
        </table:table-row>
        <table:table-row table:style-name="ro1">
          <table:table-cell/>
          <table:table-cell office:value-type="string" calcext:value-type="string">
            <text:p>Raport</text:p>
          </table:table-cell>
        </table:table-row>
        <table:table-row table:style-name="ro1">
          <table:table-cell/>
          <table:table-cell office:value-type="string" calcext:value-type="string">
            <text:p>Rapuh</text:p>
          </table:table-cell>
        </table:table-row>
        <table:table-row table:style-name="ro1">
          <table:table-cell/>
          <table:table-cell office:value-type="string" calcext:value-type="string">
            <text:p>Rasa</text:p>
          </table:table-cell>
        </table:table-row>
        <table:table-row table:style-name="ro1">
          <table:table-cell/>
          <table:table-cell office:value-type="string" calcext:value-type="string">
            <text:p>Rasul</text:p>
          </table:table-cell>
        </table:table-row>
        <table:table-row table:style-name="ro1">
          <table:table-cell/>
          <table:table-cell office:value-type="string" calcext:value-type="string">
            <text:p>Rata</text:p>
          </table:table-cell>
        </table:table-row>
        <table:table-row table:style-name="ro1">
          <table:table-cell/>
          <table:table-cell office:value-type="string" calcext:value-type="string">
            <text:p>Ratap</text:p>
          </table:table-cell>
        </table:table-row>
        <table:table-row table:style-name="ro1">
          <table:table-cell/>
          <table:table-cell office:value-type="string" calcext:value-type="string">
            <text:p>Ratu</text:p>
          </table:table-cell>
        </table:table-row>
        <table:table-row table:style-name="ro1">
          <table:table-cell/>
          <table:table-cell office:value-type="string" calcext:value-type="string">
            <text:p>Raung</text:p>
          </table:table-cell>
        </table:table-row>
        <table:table-row table:style-name="ro1">
          <table:table-cell/>
          <table:table-cell office:value-type="string" calcext:value-type="string">
            <text:p>Raut</text:p>
          </table:table-cell>
        </table:table-row>
        <table:table-row table:style-name="ro1">
          <table:table-cell/>
          <table:table-cell office:value-type="string" calcext:value-type="string">
            <text:p>Rawan</text:p>
          </table:table-cell>
        </table:table-row>
        <table:table-row table:style-name="ro1">
          <table:table-cell/>
          <table:table-cell office:value-type="string" calcext:value-type="string">
            <text:p>Raya</text:p>
          </table:table-cell>
        </table:table-row>
        <table:table-row table:style-name="ro1">
          <table:table-cell/>
          <table:table-cell office:value-type="string" calcext:value-type="string">
            <text:p>Rayap</text:p>
          </table:table-cell>
        </table:table-row>
        <table:table-row table:style-name="ro1">
          <table:table-cell/>
          <table:table-cell office:value-type="string" calcext:value-type="string">
            <text:p>Razia</text:p>
          </table:table-cell>
        </table:table-row>
        <table:table-row table:style-name="ro1">
          <table:table-cell/>
          <table:table-cell office:value-type="string" calcext:value-type="string">
            <text:p>Reaksi</text:p>
          </table:table-cell>
        </table:table-row>
        <table:table-row table:style-name="ro1">
          <table:table-cell/>
          <table:table-cell office:value-type="string" calcext:value-type="string">
            <text:p>Rebah</text:p>
          </table:table-cell>
        </table:table-row>
        <table:table-row table:style-name="ro1">
          <table:table-cell/>
          <table:table-cell office:value-type="string" calcext:value-type="string">
            <text:p>Rebus</text:p>
          </table:table-cell>
        </table:table-row>
        <table:table-row table:style-name="ro1">
          <table:table-cell/>
          <table:table-cell office:value-type="string" calcext:value-type="string">
            <text:p>Receh</text:p>
          </table:table-cell>
        </table:table-row>
        <table:table-row table:style-name="ro1">
          <table:table-cell/>
          <table:table-cell office:value-type="string" calcext:value-type="string">
            <text:p>Redaksi</text:p>
          </table:table-cell>
        </table:table-row>
        <table:table-row table:style-name="ro1">
          <table:table-cell/>
          <table:table-cell office:value-type="string" calcext:value-type="string">
            <text:p>Regu</text:p>
          </table:table-cell>
        </table:table-row>
        <table:table-row table:style-name="ro1">
          <table:table-cell/>
          <table:table-cell office:value-type="string" calcext:value-type="string">
            <text:p>Reguk</text:p>
          </table:table-cell>
        </table:table-row>
        <table:table-row table:style-name="ro1">
          <table:table-cell/>
          <table:table-cell office:value-type="string" calcext:value-type="string">
            <text:p>Rehabilitiasi</text:p>
          </table:table-cell>
        </table:table-row>
        <table:table-row table:style-name="ro1">
          <table:table-cell/>
          <table:table-cell office:value-type="string" calcext:value-type="string">
            <text:p>Reka</text:p>
          </table:table-cell>
        </table:table-row>
        <table:table-row table:style-name="ro1">
          <table:table-cell/>
          <table:table-cell office:value-type="string" calcext:value-type="string">
            <text:p>Rekah</text:p>
          </table:table-cell>
        </table:table-row>
        <table:table-row table:style-name="ro1">
          <table:table-cell/>
          <table:table-cell office:value-type="string" calcext:value-type="string">
            <text:p>Rekam</text:p>
          </table:table-cell>
        </table:table-row>
        <table:table-row table:style-name="ro1">
          <table:table-cell/>
          <table:table-cell office:value-type="string" calcext:value-type="string">
            <text:p>Rekan</text:p>
          </table:table-cell>
        </table:table-row>
        <table:table-row table:style-name="ro1">
          <table:table-cell/>
          <table:table-cell office:value-type="string" calcext:value-type="string">
            <text:p>Rekat</text:p>
          </table:table-cell>
        </table:table-row>
        <table:table-row table:style-name="ro1">
          <table:table-cell/>
          <table:table-cell office:value-type="string" calcext:value-type="string">
            <text:p>Rekening</text:p>
          </table:table-cell>
        </table:table-row>
        <table:table-row table:style-name="ro1">
          <table:table-cell/>
          <table:table-cell office:value-type="string" calcext:value-type="string">
            <text:p>Rekor</text:p>
          </table:table-cell>
        </table:table-row>
        <table:table-row table:style-name="ro1">
          <table:table-cell/>
          <table:table-cell office:value-type="string" calcext:value-type="string">
            <text:p>Rekreasi</text:p>
          </table:table-cell>
        </table:table-row>
        <table:table-row table:style-name="ro1">
          <table:table-cell/>
          <table:table-cell office:value-type="string" calcext:value-type="string">
            <text:p>Rel</text:p>
          </table:table-cell>
        </table:table-row>
        <table:table-row table:style-name="ro1">
          <table:table-cell/>
          <table:table-cell office:value-type="string" calcext:value-type="string">
            <text:p>Rela</text:p>
          </table:table-cell>
        </table:table-row>
        <table:table-row table:style-name="ro1">
          <table:table-cell/>
          <table:table-cell office:value-type="string" calcext:value-type="string">
            <text:p>Relasi</text:p>
          </table:table-cell>
        </table:table-row>
        <table:table-row table:style-name="ro1">
          <table:table-cell/>
          <table:table-cell office:value-type="string" calcext:value-type="string">
            <text:p>Reli</text:p>
          </table:table-cell>
        </table:table-row>
        <table:table-row table:style-name="ro1">
          <table:table-cell/>
          <table:table-cell office:value-type="string" calcext:value-type="string">
            <text:p>Rem</text:p>
          </table:table-cell>
        </table:table-row>
        <table:table-row table:style-name="ro1">
          <table:table-cell/>
          <table:table-cell office:value-type="string" calcext:value-type="string">
            <text:p>Remaja</text:p>
          </table:table-cell>
        </table:table-row>
        <table:table-row table:style-name="ro1">
          <table:table-cell/>
          <table:table-cell office:value-type="string" calcext:value-type="string">
            <text:p>Remang</text:p>
          </table:table-cell>
        </table:table-row>
        <table:table-row table:style-name="ro1">
          <table:table-cell/>
          <table:table-cell office:value-type="string" calcext:value-type="string">
            <text:p>Remas</text:p>
          </table:table-cell>
        </table:table-row>
        <table:table-row table:style-name="ro1">
          <table:table-cell/>
          <table:table-cell office:value-type="string" calcext:value-type="string">
            <text:p>Remisi</text:p>
          </table:table-cell>
        </table:table-row>
        <table:table-row table:style-name="ro1">
          <table:table-cell/>
          <table:table-cell office:value-type="string" calcext:value-type="string">
            <text:p>Remuk</text:p>
          </table:table-cell>
        </table:table-row>
        <table:table-row table:style-name="ro1">
          <table:table-cell/>
          <table:table-cell office:value-type="string" calcext:value-type="string">
            <text:p>Renang</text:p>
          </table:table-cell>
        </table:table-row>
        <table:table-row table:style-name="ro1">
          <table:table-cell/>
          <table:table-cell office:value-type="string" calcext:value-type="string">
            <text:p>Rencana</text:p>
          </table:table-cell>
        </table:table-row>
        <table:table-row table:style-name="ro1">
          <table:table-cell/>
          <table:table-cell office:value-type="string" calcext:value-type="string">
            <text:p>Rendah</text:p>
          </table:table-cell>
        </table:table-row>
        <table:table-row table:style-name="ro1">
          <table:table-cell/>
          <table:table-cell office:value-type="string" calcext:value-type="string">
            <text:p>Renggang</text:p>
          </table:table-cell>
        </table:table-row>
        <table:table-row table:style-name="ro1">
          <table:table-cell/>
          <table:table-cell office:value-type="string" calcext:value-type="string">
            <text:p>Renggut</text:p>
          </table:table-cell>
        </table:table-row>
        <table:table-row table:style-name="ro1">
          <table:table-cell/>
          <table:table-cell office:value-type="string" calcext:value-type="string">
            <text:p>Renovasi</text:p>
          </table:table-cell>
        </table:table-row>
        <table:table-row table:style-name="ro1">
          <table:table-cell/>
          <table:table-cell office:value-type="string" calcext:value-type="string">
            <text:p>Rentang</text:p>
          </table:table-cell>
        </table:table-row>
        <table:table-row table:style-name="ro1">
          <table:table-cell/>
          <table:table-cell office:value-type="string" calcext:value-type="string">
            <text:p>Rentet</text:p>
          </table:table-cell>
        </table:table-row>
        <table:table-row table:style-name="ro1">
          <table:table-cell/>
          <table:table-cell office:value-type="string" calcext:value-type="string">
            <text:p>Renung</text:p>
          </table:table-cell>
        </table:table-row>
        <table:table-row table:style-name="ro1">
          <table:table-cell/>
          <table:table-cell office:value-type="string" calcext:value-type="string">
            <text:p>Republik</text:p>
          </table:table-cell>
        </table:table-row>
        <table:table-row table:style-name="ro1">
          <table:table-cell/>
          <table:table-cell office:value-type="string" calcext:value-type="string">
            <text:p>Resah</text:p>
          </table:table-cell>
        </table:table-row>
        <table:table-row table:style-name="ro1">
          <table:table-cell/>
          <table:table-cell office:value-type="string" calcext:value-type="string">
            <text:p>Resap</text:p>
          </table:table-cell>
        </table:table-row>
        <table:table-row table:style-name="ro1">
          <table:table-cell/>
          <table:table-cell office:value-type="string" calcext:value-type="string">
            <text:p>Resep</text:p>
          </table:table-cell>
        </table:table-row>
        <table:table-row table:style-name="ro1">
          <table:table-cell/>
          <table:table-cell office:value-type="string" calcext:value-type="string">
            <text:p>Resepsi</text:p>
          </table:table-cell>
        </table:table-row>
        <table:table-row table:style-name="ro1">
          <table:table-cell/>
          <table:table-cell office:value-type="string" calcext:value-type="string">
            <text:p>Resmi</text:p>
          </table:table-cell>
        </table:table-row>
        <table:table-row table:style-name="ro1">
          <table:table-cell/>
          <table:table-cell office:value-type="string" calcext:value-type="string">
            <text:p>Restoran</text:p>
          </table:table-cell>
        </table:table-row>
        <table:table-row table:style-name="ro1">
          <table:table-cell/>
          <table:table-cell office:value-type="string" calcext:value-type="string">
            <text:p>Restu</text:p>
          </table:table-cell>
        </table:table-row>
        <table:table-row table:style-name="ro1">
          <table:table-cell/>
          <table:table-cell office:value-type="string" calcext:value-type="string">
            <text:p>Retak</text:p>
          </table:table-cell>
        </table:table-row>
        <table:table-row table:style-name="ro1">
          <table:table-cell/>
          <table:table-cell office:value-type="string" calcext:value-type="string">
            <text:p>Revolusi</text:p>
          </table:table-cell>
        </table:table-row>
        <table:table-row table:style-name="ro1">
          <table:table-cell/>
          <table:table-cell office:value-type="string" calcext:value-type="string">
            <text:p>Rewel</text:p>
          </table:table-cell>
        </table:table-row>
        <table:table-row table:style-name="ro1">
          <table:table-cell/>
          <table:table-cell office:value-type="string" calcext:value-type="string">
            <text:p>Reyot</text:p>
          </table:table-cell>
        </table:table-row>
        <table:table-row table:style-name="ro1">
          <table:table-cell/>
          <table:table-cell office:value-type="string" calcext:value-type="string">
            <text:p>Rezeki</text:p>
          </table:table-cell>
        </table:table-row>
        <table:table-row table:style-name="ro1">
          <table:table-cell/>
          <table:table-cell office:value-type="string" calcext:value-type="string">
            <text:p>Riang</text:p>
          </table:table-cell>
        </table:table-row>
        <table:table-row table:style-name="ro1">
          <table:table-cell/>
          <table:table-cell office:value-type="string" calcext:value-type="string">
            <text:p>Ricuh</text:p>
          </table:table-cell>
        </table:table-row>
        <table:table-row table:style-name="ro1">
          <table:table-cell/>
          <table:table-cell office:value-type="string" calcext:value-type="string">
            <text:p>Rimbun</text:p>
          </table:table-cell>
        </table:table-row>
        <table:table-row table:style-name="ro1">
          <table:table-cell/>
          <table:table-cell office:value-type="string" calcext:value-type="string">
            <text:p>Saat</text:p>
          </table:table-cell>
        </table:table-row>
        <table:table-row table:style-name="ro1">
          <table:table-cell/>
          <table:table-cell office:value-type="string" calcext:value-type="string">
            <text:p>Sabar</text:p>
          </table:table-cell>
        </table:table-row>
        <table:table-row table:style-name="ro1">
          <table:table-cell/>
          <table:table-cell office:value-type="string" calcext:value-type="string">
            <text:p>Sabda</text:p>
          </table:table-cell>
        </table:table-row>
        <table:table-row table:style-name="ro1">
          <table:table-cell/>
          <table:table-cell office:value-type="string" calcext:value-type="string">
            <text:p>Sabet</text:p>
          </table:table-cell>
        </table:table-row>
        <table:table-row table:style-name="ro1">
          <table:table-cell/>
          <table:table-cell office:value-type="string" calcext:value-type="string">
            <text:p>Sabit</text:p>
          </table:table-cell>
        </table:table-row>
        <table:table-row table:style-name="ro1">
          <table:table-cell/>
          <table:table-cell office:value-type="string" calcext:value-type="string">
            <text:p>Sablon</text:p>
          </table:table-cell>
        </table:table-row>
        <table:table-row table:style-name="ro1">
          <table:table-cell/>
          <table:table-cell office:value-type="string" calcext:value-type="string">
            <text:p>Sabtu</text:p>
          </table:table-cell>
        </table:table-row>
        <table:table-row table:style-name="ro1">
          <table:table-cell/>
          <table:table-cell office:value-type="string" calcext:value-type="string">
            <text:p>Sabuk</text:p>
          </table:table-cell>
        </table:table-row>
        <table:table-row table:style-name="ro1">
          <table:table-cell/>
          <table:table-cell office:value-type="string" calcext:value-type="string">
            <text:p>Sabun</text:p>
          </table:table-cell>
        </table:table-row>
        <table:table-row table:style-name="ro1">
          <table:table-cell/>
          <table:table-cell office:value-type="string" calcext:value-type="string">
            <text:p>Sadar</text:p>
          </table:table-cell>
        </table:table-row>
        <table:table-row table:style-name="ro1">
          <table:table-cell/>
          <table:table-cell office:value-type="string" calcext:value-type="string">
            <text:p>Sadel</text:p>
          </table:table-cell>
        </table:table-row>
        <table:table-row table:style-name="ro1">
          <table:table-cell/>
          <table:table-cell office:value-type="string" calcext:value-type="string">
            <text:p>Sado</text:p>
          </table:table-cell>
        </table:table-row>
        <table:table-row table:style-name="ro1">
          <table:table-cell/>
          <table:table-cell office:value-type="string" calcext:value-type="string">
            <text:p>Saf</text:p>
          </table:table-cell>
        </table:table-row>
        <table:table-row table:style-name="ro1">
          <table:table-cell/>
          <table:table-cell office:value-type="string" calcext:value-type="string">
            <text:p>Sah</text:p>
          </table:table-cell>
        </table:table-row>
        <table:table-row table:style-name="ro1">
          <table:table-cell/>
          <table:table-cell office:value-type="string" calcext:value-type="string">
            <text:p>Sahabat</text:p>
          </table:table-cell>
        </table:table-row>
        <table:table-row table:style-name="ro1">
          <table:table-cell/>
          <table:table-cell office:value-type="string" calcext:value-type="string">
            <text:p>Sahur</text:p>
          </table:table-cell>
        </table:table-row>
        <table:table-row table:style-name="ro1">
          <table:table-cell/>
          <table:table-cell office:value-type="string" calcext:value-type="string">
            <text:p>Saing</text:p>
          </table:table-cell>
        </table:table-row>
        <table:table-row table:style-name="ro1">
          <table:table-cell/>
          <table:table-cell office:value-type="string" calcext:value-type="string">
            <text:p>Saja</text:p>
          </table:table-cell>
        </table:table-row>
        <table:table-row table:style-name="ro1">
          <table:table-cell/>
          <table:table-cell office:value-type="string" calcext:value-type="string">
            <text:p>Sajadah</text:p>
          </table:table-cell>
        </table:table-row>
        <table:table-row table:style-name="ro1">
          <table:table-cell/>
          <table:table-cell office:value-type="string" calcext:value-type="string">
            <text:p>Sajak</text:p>
          </table:table-cell>
        </table:table-row>
        <table:table-row table:style-name="ro1">
          <table:table-cell/>
          <table:table-cell office:value-type="string" calcext:value-type="string">
            <text:p>Saji</text:p>
          </table:table-cell>
        </table:table-row>
        <table:table-row table:style-name="ro1">
          <table:table-cell/>
          <table:table-cell office:value-type="string" calcext:value-type="string">
            <text:p>Sakit</text:p>
          </table:table-cell>
        </table:table-row>
        <table:table-row table:style-name="ro1">
          <table:table-cell/>
          <table:table-cell office:value-type="string" calcext:value-type="string">
            <text:p>Saksi</text:p>
          </table:table-cell>
        </table:table-row>
        <table:table-row table:style-name="ro1">
          <table:table-cell/>
          <table:table-cell office:value-type="string" calcext:value-type="string">
            <text:p>Saksofon</text:p>
          </table:table-cell>
        </table:table-row>
        <table:table-row table:style-name="ro1">
          <table:table-cell/>
          <table:table-cell office:value-type="string" calcext:value-type="string">
            <text:p>Sakti</text:p>
          </table:table-cell>
        </table:table-row>
        <table:table-row table:style-name="ro1">
          <table:table-cell/>
          <table:table-cell office:value-type="string" calcext:value-type="string">
            <text:p>Saku</text:p>
          </table:table-cell>
        </table:table-row>
        <table:table-row table:style-name="ro1">
          <table:table-cell/>
          <table:table-cell office:value-type="string" calcext:value-type="string">
            <text:p>Salah</text:p>
          </table:table-cell>
        </table:table-row>
        <table:table-row table:style-name="ro1">
          <table:table-cell/>
          <table:table-cell office:value-type="string" calcext:value-type="string">
            <text:p>Salak</text:p>
          </table:table-cell>
        </table:table-row>
        <table:table-row table:style-name="ro1">
          <table:table-cell/>
          <table:table-cell office:value-type="string" calcext:value-type="string">
            <text:p>Salam</text:p>
          </table:table-cell>
        </table:table-row>
        <table:table-row table:style-name="ro1">
          <table:table-cell/>
          <table:table-cell office:value-type="string" calcext:value-type="string">
            <text:p>Salat</text:p>
          </table:table-cell>
        </table:table-row>
        <table:table-row table:style-name="ro1">
          <table:table-cell/>
          <table:table-cell office:value-type="string" calcext:value-type="string">
            <text:p>Saldo</text:p>
          </table:table-cell>
        </table:table-row>
        <table:table-row table:style-name="ro1">
          <table:table-cell/>
          <table:table-cell office:value-type="string" calcext:value-type="string">
            <text:p>Salep</text:p>
          </table:table-cell>
        </table:table-row>
        <table:table-row table:style-name="ro1">
          <table:table-cell/>
          <table:table-cell office:value-type="string" calcext:value-type="string">
            <text:p>Salin</text:p>
          </table:table-cell>
        </table:table-row>
        <table:table-row table:style-name="ro1">
          <table:table-cell/>
          <table:table-cell office:value-type="string" calcext:value-type="string">
            <text:p>Saling</text:p>
          </table:table-cell>
        </table:table-row>
        <table:table-row table:style-name="ro1">
          <table:table-cell/>
          <table:table-cell office:value-type="string" calcext:value-type="string">
            <text:p>Salju</text:p>
          </table:table-cell>
        </table:table-row>
        <table:table-row table:style-name="ro1">
          <table:table-cell/>
          <table:table-cell office:value-type="string" calcext:value-type="string">
            <text:p>Salon</text:p>
          </table:table-cell>
        </table:table-row>
        <table:table-row table:style-name="ro1">
          <table:table-cell/>
          <table:table-cell office:value-type="string" calcext:value-type="string">
            <text:p>Salur</text:p>
          </table:table-cell>
        </table:table-row>
        <table:table-row table:style-name="ro1">
          <table:table-cell/>
          <table:table-cell office:value-type="string" calcext:value-type="string">
            <text:p>Sama</text:p>
          </table:table-cell>
        </table:table-row>
        <table:table-row table:style-name="ro1">
          <table:table-cell/>
          <table:table-cell office:value-type="string" calcext:value-type="string">
            <text:p>Samar</text:p>
          </table:table-cell>
        </table:table-row>
        <table:table-row table:style-name="ro1">
          <table:table-cell/>
          <table:table-cell office:value-type="string" calcext:value-type="string">
            <text:p>Sambar</text:p>
          </table:table-cell>
        </table:table-row>
        <table:table-row table:style-name="ro1">
          <table:table-cell/>
          <table:table-cell office:value-type="string" calcext:value-type="string">
            <text:p>Sambel</text:p>
          </table:table-cell>
        </table:table-row>
        <table:table-row table:style-name="ro1">
          <table:table-cell/>
          <table:table-cell office:value-type="string" calcext:value-type="string">
            <text:p>Sambil</text:p>
          </table:table-cell>
        </table:table-row>
        <table:table-row table:style-name="ro1">
          <table:table-cell/>
          <table:table-cell office:value-type="string" calcext:value-type="string">
            <text:p>Sambit</text:p>
          </table:table-cell>
        </table:table-row>
        <table:table-row table:style-name="ro1">
          <table:table-cell/>
          <table:table-cell office:value-type="string" calcext:value-type="string">
            <text:p>Sambung</text:p>
          </table:table-cell>
        </table:table-row>
        <table:table-row table:style-name="ro1">
          <table:table-cell/>
          <table:table-cell office:value-type="string" calcext:value-type="string">
            <text:p>Sampah</text:p>
          </table:table-cell>
        </table:table-row>
        <table:table-row table:style-name="ro1">
          <table:table-cell/>
          <table:table-cell office:value-type="string" calcext:value-type="string">
            <text:p>Sampai</text:p>
          </table:table-cell>
        </table:table-row>
        <table:table-row table:style-name="ro1">
          <table:table-cell/>
          <table:table-cell office:value-type="string" calcext:value-type="string">
            <text:p>Samping</text:p>
          </table:table-cell>
        </table:table-row>
        <table:table-row table:style-name="ro1">
          <table:table-cell/>
          <table:table-cell office:value-type="string" calcext:value-type="string">
            <text:p>Sampo</text:p>
          </table:table-cell>
        </table:table-row>
        <table:table-row table:style-name="ro1">
          <table:table-cell/>
          <table:table-cell office:value-type="string" calcext:value-type="string">
            <text:p>Sampul</text:p>
          </table:table-cell>
        </table:table-row>
        <table:table-row table:style-name="ro1">
          <table:table-cell/>
          <table:table-cell office:value-type="string" calcext:value-type="string">
            <text:p>Samudra</text:p>
          </table:table-cell>
        </table:table-row>
        <table:table-row table:style-name="ro1">
          <table:table-cell/>
          <table:table-cell office:value-type="string" calcext:value-type="string">
            <text:p>Samurai</text:p>
          </table:table-cell>
        </table:table-row>
        <table:table-row table:style-name="ro1">
          <table:table-cell/>
          <table:table-cell office:value-type="string" calcext:value-type="string">
            <text:p>Sana</text:p>
          </table:table-cell>
        </table:table-row>
        <table:table-row table:style-name="ro1">
          <table:table-cell/>
          <table:table-cell office:value-type="string" calcext:value-type="string">
            <text:p>Sandal</text:p>
          </table:table-cell>
        </table:table-row>
        <table:table-row table:style-name="ro1">
          <table:table-cell/>
          <table:table-cell office:value-type="string" calcext:value-type="string">
            <text:p>Sandar</text:p>
          </table:table-cell>
        </table:table-row>
        <table:table-row table:style-name="ro1">
          <table:table-cell/>
          <table:table-cell office:value-type="string" calcext:value-type="string">
            <text:p>Sandera</text:p>
          </table:table-cell>
        </table:table-row>
        <table:table-row table:style-name="ro1">
          <table:table-cell/>
          <table:table-cell office:value-type="string" calcext:value-type="string">
            <text:p>Sandi</text:p>
          </table:table-cell>
        </table:table-row>
        <table:table-row table:style-name="ro1">
          <table:table-cell/>
          <table:table-cell office:value-type="string" calcext:value-type="string">
            <text:p>Sanding</text:p>
          </table:table-cell>
        </table:table-row>
        <table:table-row table:style-name="ro1">
          <table:table-cell/>
          <table:table-cell office:value-type="string" calcext:value-type="string">
            <text:p>Sandiwara</text:p>
          </table:table-cell>
        </table:table-row>
        <table:table-row table:style-name="ro1">
          <table:table-cell/>
          <table:table-cell office:value-type="string" calcext:value-type="string">
            <text:p>Sang</text:p>
          </table:table-cell>
        </table:table-row>
        <table:table-row table:style-name="ro1">
          <table:table-cell/>
          <table:table-cell office:value-type="string" calcext:value-type="string">
            <text:p>Sangat</text:p>
          </table:table-cell>
        </table:table-row>
        <table:table-row table:style-name="ro1">
          <table:table-cell/>
          <table:table-cell office:value-type="string" calcext:value-type="string">
            <text:p>Sanggar</text:p>
          </table:table-cell>
        </table:table-row>
        <table:table-row table:style-name="ro1">
          <table:table-cell/>
          <table:table-cell office:value-type="string" calcext:value-type="string">
            <text:p>Sanggul</text:p>
          </table:table-cell>
        </table:table-row>
        <table:table-row table:style-name="ro1">
          <table:table-cell/>
          <table:table-cell office:value-type="string" calcext:value-type="string">
            <text:p>Sanggup</text:p>
          </table:table-cell>
        </table:table-row>
        <table:table-row table:style-name="ro1">
          <table:table-cell/>
          <table:table-cell office:value-type="string" calcext:value-type="string">
            <text:p>Sangkal</text:p>
          </table:table-cell>
        </table:table-row>
        <table:table-row table:style-name="ro1">
          <table:table-cell/>
          <table:table-cell office:value-type="string" calcext:value-type="string">
            <text:p>Sangkala</text:p>
          </table:table-cell>
        </table:table-row>
        <table:table-row table:style-name="ro1">
          <table:table-cell/>
          <table:table-cell office:value-type="string" calcext:value-type="string">
            <text:p>Sangkar</text:p>
          </table:table-cell>
        </table:table-row>
        <table:table-row table:style-name="ro1">
          <table:table-cell/>
          <table:table-cell office:value-type="string" calcext:value-type="string">
            <text:p>Sangkur</text:p>
          </table:table-cell>
        </table:table-row>
        <table:table-row table:style-name="ro1">
          <table:table-cell/>
          <table:table-cell office:value-type="string" calcext:value-type="string">
            <text:p>Sangkut</text:p>
          </table:table-cell>
        </table:table-row>
        <table:table-row table:style-name="ro1">
          <table:table-cell/>
          <table:table-cell office:value-type="string" calcext:value-type="string">
            <text:p>Sangsi</text:p>
          </table:table-cell>
        </table:table-row>
        <table:table-row table:style-name="ro1">
          <table:table-cell/>
          <table:table-cell office:value-type="string" calcext:value-type="string">
            <text:p>Sanjung</text:p>
          </table:table-cell>
        </table:table-row>
        <table:table-row table:style-name="ro1">
          <table:table-cell/>
          <table:table-cell office:value-type="string" calcext:value-type="string">
            <text:p>Santai</text:p>
          </table:table-cell>
        </table:table-row>
        <table:table-row table:style-name="ro1">
          <table:table-cell/>
          <table:table-cell office:value-type="string" calcext:value-type="string">
            <text:p>Santan</text:p>
          </table:table-cell>
        </table:table-row>
        <table:table-row table:style-name="ro1">
          <table:table-cell/>
          <table:table-cell office:value-type="string" calcext:value-type="string">
            <text:p>Santap</text:p>
          </table:table-cell>
        </table:table-row>
        <table:table-row table:style-name="ro1">
          <table:table-cell/>
          <table:table-cell office:value-type="string" calcext:value-type="string">
            <text:p>Santun</text:p>
          </table:table-cell>
        </table:table-row>
        <table:table-row table:style-name="ro1">
          <table:table-cell/>
          <table:table-cell office:value-type="string" calcext:value-type="string">
            <text:p>Sapa</text:p>
          </table:table-cell>
        </table:table-row>
        <table:table-row table:style-name="ro1">
          <table:table-cell/>
          <table:table-cell office:value-type="string" calcext:value-type="string">
            <text:p>Sapi</text:p>
          </table:table-cell>
        </table:table-row>
        <table:table-row table:style-name="ro1">
          <table:table-cell/>
          <table:table-cell office:value-type="string" calcext:value-type="string">
            <text:p>Sapta</text:p>
          </table:table-cell>
        </table:table-row>
        <table:table-row table:style-name="ro1">
          <table:table-cell/>
          <table:table-cell office:value-type="string" calcext:value-type="string">
            <text:p>Sapu</text:p>
          </table:table-cell>
        </table:table-row>
        <table:table-row table:style-name="ro1">
          <table:table-cell/>
          <table:table-cell office:value-type="string" calcext:value-type="string">
            <text:p>Saran</text:p>
          </table:table-cell>
        </table:table-row>
        <table:table-row table:style-name="ro1">
          <table:table-cell/>
          <table:table-cell office:value-type="string" calcext:value-type="string">
            <text:p>Sarang</text:p>
          </table:table-cell>
        </table:table-row>
        <table:table-row table:style-name="ro1">
          <table:table-cell/>
          <table:table-cell office:value-type="string" calcext:value-type="string">
            <text:p>Sarap</text:p>
          </table:table-cell>
        </table:table-row>
        <table:table-row table:style-name="ro1">
          <table:table-cell/>
          <table:table-cell office:value-type="string" calcext:value-type="string">
            <text:p>Sarat</text:p>
          </table:table-cell>
        </table:table-row>
        <table:table-row table:style-name="ro1">
          <table:table-cell/>
          <table:table-cell office:value-type="string" calcext:value-type="string">
            <text:p>Saring</text:p>
          </table:table-cell>
        </table:table-row>
        <table:table-row table:style-name="ro1">
          <table:table-cell/>
          <table:table-cell office:value-type="string" calcext:value-type="string">
            <text:p>Sarjana</text:p>
          </table:table-cell>
        </table:table-row>
        <table:table-row table:style-name="ro1">
          <table:table-cell/>
          <table:table-cell office:value-type="string" calcext:value-type="string">
            <text:p>Sarung</text:p>
          </table:table-cell>
        </table:table-row>
        <table:table-row table:style-name="ro1">
          <table:table-cell/>
          <table:table-cell office:value-type="string" calcext:value-type="string">
            <text:p>Sasar</text:p>
          </table:table-cell>
        </table:table-row>
        <table:table-row table:style-name="ro1">
          <table:table-cell/>
          <table:table-cell office:value-type="string" calcext:value-type="string">
            <text:p>Sastra</text:p>
          </table:table-cell>
        </table:table-row>
        <table:table-row table:style-name="ro1">
          <table:table-cell/>
          <table:table-cell office:value-type="string" calcext:value-type="string">
            <text:p>Sate</text:p>
          </table:table-cell>
        </table:table-row>
        <table:table-row table:style-name="ro1">
          <table:table-cell/>
          <table:table-cell office:value-type="string" calcext:value-type="string">
            <text:p>Satelit</text:p>
          </table:table-cell>
        </table:table-row>
        <table:table-row table:style-name="ro1">
          <table:table-cell/>
          <table:table-cell office:value-type="string" calcext:value-type="string">
            <text:p>Satu</text:p>
          </table:table-cell>
        </table:table-row>
        <table:table-row table:style-name="ro1">
          <table:table-cell/>
          <table:table-cell office:value-type="string" calcext:value-type="string">
            <text:p>Saudagar</text:p>
          </table:table-cell>
        </table:table-row>
        <table:table-row table:style-name="ro1">
          <table:table-cell/>
          <table:table-cell office:value-type="string" calcext:value-type="string">
            <text:p>Saudara</text:p>
          </table:table-cell>
        </table:table-row>
        <table:table-row table:style-name="ro1">
          <table:table-cell/>
          <table:table-cell office:value-type="string" calcext:value-type="string">
            <text:p>Saus</text:p>
          </table:table-cell>
        </table:table-row>
        <table:table-row table:style-name="ro1">
          <table:table-cell/>
          <table:table-cell office:value-type="string" calcext:value-type="string">
            <text:p>Sawah</text:p>
          </table:table-cell>
        </table:table-row>
        <table:table-row table:style-name="ro1">
          <table:table-cell/>
          <table:table-cell office:value-type="string" calcext:value-type="string">
            <text:p>Sawo</text:p>
          </table:table-cell>
        </table:table-row>
        <table:table-row table:style-name="ro1">
          <table:table-cell/>
          <table:table-cell office:value-type="string" calcext:value-type="string">
            <text:p>Saya</text:p>
          </table:table-cell>
        </table:table-row>
        <table:table-row table:style-name="ro1">
          <table:table-cell/>
          <table:table-cell office:value-type="string" calcext:value-type="string">
            <text:p>Sayang</text:p>
          </table:table-cell>
        </table:table-row>
        <table:table-row table:style-name="ro1">
          <table:table-cell/>
          <table:table-cell office:value-type="string" calcext:value-type="string">
            <text:p>Sayap</text:p>
          </table:table-cell>
        </table:table-row>
        <table:table-row table:style-name="ro1">
          <table:table-cell/>
          <table:table-cell office:value-type="string" calcext:value-type="string">
            <text:p>Sayat</text:p>
          </table:table-cell>
        </table:table-row>
        <table:table-row table:style-name="ro1">
          <table:table-cell/>
          <table:table-cell office:value-type="string" calcext:value-type="string">
            <text:p>Sayembara</text:p>
          </table:table-cell>
        </table:table-row>
        <table:table-row table:style-name="ro1">
          <table:table-cell/>
          <table:table-cell office:value-type="string" calcext:value-type="string">
            <text:p>Sayu</text:p>
          </table:table-cell>
        </table:table-row>
        <table:table-row table:style-name="ro1">
          <table:table-cell/>
          <table:table-cell office:value-type="string" calcext:value-type="string">
            <text:p>Sayup</text:p>
          </table:table-cell>
        </table:table-row>
        <table:table-row table:style-name="ro1">
          <table:table-cell/>
          <table:table-cell office:value-type="string" calcext:value-type="string">
            <text:p>Sayur</text:p>
          </table:table-cell>
        </table:table-row>
        <table:table-row table:style-name="ro1">
          <table:table-cell/>
          <table:table-cell office:value-type="string" calcext:value-type="string">
            <text:p>Se-</text:p>
          </table:table-cell>
        </table:table-row>
        <table:table-row table:style-name="ro1">
          <table:table-cell/>
          <table:table-cell office:value-type="string" calcext:value-type="string">
            <text:p>Sebab</text:p>
          </table:table-cell>
        </table:table-row>
        <table:table-row table:style-name="ro1">
          <table:table-cell/>
          <table:table-cell office:value-type="string" calcext:value-type="string">
            <text:p>Sebagai</text:p>
          </table:table-cell>
        </table:table-row>
        <table:table-row table:style-name="ro1">
          <table:table-cell/>
          <table:table-cell office:value-type="string" calcext:value-type="string">
            <text:p>Sebentar</text:p>
          </table:table-cell>
        </table:table-row>
        <table:table-row table:style-name="ro1">
          <table:table-cell/>
          <table:table-cell office:value-type="string" calcext:value-type="string">
            <text:p>Seberang</text:p>
          </table:table-cell>
        </table:table-row>
        <table:table-row table:style-name="ro1">
          <table:table-cell/>
          <table:table-cell office:value-type="string" calcext:value-type="string">
            <text:p>Sebut</text:p>
          </table:table-cell>
        </table:table-row>
        <table:table-row table:style-name="ro1">
          <table:table-cell/>
          <table:table-cell office:value-type="string" calcext:value-type="string">
            <text:p>Sedan</text:p>
          </table:table-cell>
        </table:table-row>
        <table:table-row table:style-name="ro1">
          <table:table-cell/>
          <table:table-cell office:value-type="string" calcext:value-type="string">
            <text:p>Sedang</text:p>
          </table:table-cell>
        </table:table-row>
        <table:table-row table:style-name="ro1">
          <table:table-cell/>
          <table:table-cell office:value-type="string" calcext:value-type="string">
            <text:p>Sedap</text:p>
          </table:table-cell>
        </table:table-row>
        <table:table-row table:style-name="ro1">
          <table:table-cell/>
          <table:table-cell office:value-type="string" calcext:value-type="string">
            <text:p>Sedekah</text:p>
          </table:table-cell>
        </table:table-row>
        <table:table-row table:style-name="ro1">
          <table:table-cell/>
          <table:table-cell office:value-type="string" calcext:value-type="string">
            <text:p>Sederhana</text:p>
          </table:table-cell>
        </table:table-row>
        <table:table-row table:style-name="ro1">
          <table:table-cell/>
          <table:table-cell office:value-type="string" calcext:value-type="string">
            <text:p>Sedia</text:p>
          </table:table-cell>
        </table:table-row>
        <table:table-row table:style-name="ro1">
          <table:table-cell/>
          <table:table-cell office:value-type="string" calcext:value-type="string">
            <text:p>Sedih</text:p>
          </table:table-cell>
        </table:table-row>
        <table:table-row table:style-name="ro1">
          <table:table-cell/>
          <table:table-cell office:value-type="string" calcext:value-type="string">
            <text:p>Sedikit</text:p>
          </table:table-cell>
        </table:table-row>
        <table:table-row table:style-name="ro1">
          <table:table-cell/>
          <table:table-cell office:value-type="string" calcext:value-type="string">
            <text:p>Sedot</text:p>
          </table:table-cell>
        </table:table-row>
        <table:table-row table:style-name="ro1">
          <table:table-cell/>
          <table:table-cell office:value-type="string" calcext:value-type="string">
            <text:p>Sedu</text:p>
          </table:table-cell>
        </table:table-row>
        <table:table-row table:style-name="ro1">
          <table:table-cell/>
          <table:table-cell office:value-type="string" calcext:value-type="string">
            <text:p>Segala</text:p>
          </table:table-cell>
        </table:table-row>
        <table:table-row table:style-name="ro1">
          <table:table-cell/>
          <table:table-cell office:value-type="string" calcext:value-type="string">
            <text:p>Segan</text:p>
          </table:table-cell>
        </table:table-row>
        <table:table-row table:style-name="ro1">
          <table:table-cell/>
          <table:table-cell office:value-type="string" calcext:value-type="string">
            <text:p>Segar</text:p>
          </table:table-cell>
        </table:table-row>
        <table:table-row table:style-name="ro1">
          <table:table-cell/>
          <table:table-cell office:value-type="string" calcext:value-type="string">
            <text:p>Segel</text:p>
          </table:table-cell>
        </table:table-row>
        <table:table-row table:style-name="ro1">
          <table:table-cell/>
          <table:table-cell office:value-type="string" calcext:value-type="string">
            <text:p>Segera</text:p>
          </table:table-cell>
        </table:table-row>
        <table:table-row table:style-name="ro1">
          <table:table-cell/>
          <table:table-cell office:value-type="string" calcext:value-type="string">
            <text:p>Segi</text:p>
          </table:table-cell>
        </table:table-row>
        <table:table-row table:style-name="ro1">
          <table:table-cell/>
          <table:table-cell office:value-type="string" calcext:value-type="string">
            <text:p>Sehat</text:p>
          </table:table-cell>
        </table:table-row>
        <table:table-row table:style-name="ro1">
          <table:table-cell/>
          <table:table-cell office:value-type="string" calcext:value-type="string">
            <text:p>Sejak</text:p>
          </table:table-cell>
        </table:table-row>
        <table:table-row table:style-name="ro1">
          <table:table-cell/>
          <table:table-cell office:value-type="string" calcext:value-type="string">
            <text:p>Sejarah</text:p>
          </table:table-cell>
        </table:table-row>
        <table:table-row table:style-name="ro1">
          <table:table-cell/>
          <table:table-cell office:value-type="string" calcext:value-type="string">
            <text:p>Sejenak</text:p>
          </table:table-cell>
        </table:table-row>
        <table:table-row table:style-name="ro1">
          <table:table-cell/>
          <table:table-cell office:value-type="string" calcext:value-type="string">
            <text:p>Sejuk</text:p>
          </table:table-cell>
        </table:table-row>
        <table:table-row table:style-name="ro1">
          <table:table-cell/>
          <table:table-cell office:value-type="string" calcext:value-type="string">
            <text:p>Sekalian</text:p>
          </table:table-cell>
        </table:table-row>
        <table:table-row table:style-name="ro1">
          <table:table-cell/>
          <table:table-cell office:value-type="string" calcext:value-type="string">
            <text:p>Sekaligus</text:p>
          </table:table-cell>
        </table:table-row>
        <table:table-row table:style-name="ro1">
          <table:table-cell/>
          <table:table-cell office:value-type="string" calcext:value-type="string">
            <text:p>Sekalipun</text:p>
          </table:table-cell>
        </table:table-row>
        <table:table-row table:style-name="ro1">
          <table:table-cell/>
          <table:table-cell office:value-type="string" calcext:value-type="string">
            <text:p>Sekap</text:p>
          </table:table-cell>
        </table:table-row>
        <table:table-row table:style-name="ro1">
          <table:table-cell/>
          <table:table-cell office:value-type="string" calcext:value-type="string">
            <text:p>Sekarang</text:p>
          </table:table-cell>
        </table:table-row>
        <table:table-row table:style-name="ro1">
          <table:table-cell/>
          <table:table-cell office:value-type="string" calcext:value-type="string">
            <text:p>Sekarat</text:p>
          </table:table-cell>
        </table:table-row>
        <table:table-row table:style-name="ro1">
          <table:table-cell/>
          <table:table-cell office:value-type="string" calcext:value-type="string">
            <text:p>Sekat</text:p>
          </table:table-cell>
        </table:table-row>
        <table:table-row table:style-name="ro1">
          <table:table-cell/>
          <table:table-cell office:value-type="string" calcext:value-type="string">
            <text:p>Sekitar</text:p>
          </table:table-cell>
        </table:table-row>
        <table:table-row table:style-name="ro1">
          <table:table-cell/>
          <table:table-cell office:value-type="string" calcext:value-type="string">
            <text:p>Sekolah</text:p>
          </table:table-cell>
        </table:table-row>
        <table:table-row table:style-name="ro1">
          <table:table-cell/>
          <table:table-cell office:value-type="string" calcext:value-type="string">
            <text:p>Sekongkol</text:p>
          </table:table-cell>
        </table:table-row>
        <table:table-row table:style-name="ro1">
          <table:table-cell/>
          <table:table-cell office:value-type="string" calcext:value-type="string">
            <text:p>Sekonyong-konyong</text:p>
          </table:table-cell>
        </table:table-row>
        <table:table-row table:style-name="ro1">
          <table:table-cell/>
          <table:table-cell office:value-type="string" calcext:value-type="string">
            <text:p>Sekretaris</text:p>
          </table:table-cell>
        </table:table-row>
        <table:table-row table:style-name="ro1">
          <table:table-cell/>
          <table:table-cell office:value-type="string" calcext:value-type="string">
            <text:p>Sekring</text:p>
          </table:table-cell>
        </table:table-row>
        <table:table-row table:style-name="ro1">
          <table:table-cell/>
          <table:table-cell office:value-type="string" calcext:value-type="string">
            <text:p>Sekrup</text:p>
          </table:table-cell>
        </table:table-row>
        <table:table-row table:style-name="ro1">
          <table:table-cell/>
          <table:table-cell office:value-type="string" calcext:value-type="string">
            <text:p>Sekutu</text:p>
          </table:table-cell>
        </table:table-row>
        <table:table-row table:style-name="ro1">
          <table:table-cell/>
          <table:table-cell office:value-type="string" calcext:value-type="string">
            <text:p>Sel</text:p>
          </table:table-cell>
        </table:table-row>
        <table:table-row table:style-name="ro1">
          <table:table-cell/>
          <table:table-cell office:value-type="string" calcext:value-type="string">
            <text:p>Sela</text:p>
          </table:table-cell>
        </table:table-row>
        <table:table-row table:style-name="ro1">
          <table:table-cell/>
          <table:table-cell office:value-type="string" calcext:value-type="string">
            <text:p>Selagi</text:p>
          </table:table-cell>
        </table:table-row>
        <table:table-row table:style-name="ro1">
          <table:table-cell/>
          <table:table-cell office:value-type="string" calcext:value-type="string">
            <text:p>Selai</text:p>
          </table:table-cell>
        </table:table-row>
        <table:table-row table:style-name="ro1">
          <table:table-cell/>
          <table:table-cell office:value-type="string" calcext:value-type="string">
            <text:p>Selalu</text:p>
          </table:table-cell>
        </table:table-row>
        <table:table-row table:style-name="ro1">
          <table:table-cell/>
          <table:table-cell office:value-type="string" calcext:value-type="string">
            <text:p>Selam</text:p>
          </table:table-cell>
        </table:table-row>
        <table:table-row table:style-name="ro1">
          <table:table-cell/>
          <table:table-cell office:value-type="string" calcext:value-type="string">
            <text:p>Selamat</text:p>
          </table:table-cell>
        </table:table-row>
        <table:table-row table:style-name="ro1">
          <table:table-cell/>
          <table:table-cell office:value-type="string" calcext:value-type="string">
            <text:p>Selancar</text:p>
          </table:table-cell>
        </table:table-row>
        <table:table-row table:style-name="ro1">
          <table:table-cell/>
          <table:table-cell office:value-type="string" calcext:value-type="string">
            <text:p>Selang</text:p>
          </table:table-cell>
        </table:table-row>
        <table:table-row table:style-name="ro1">
          <table:table-cell/>
          <table:table-cell office:value-type="string" calcext:value-type="string">
            <text:p>Selaput</text:p>
          </table:table-cell>
        </table:table-row>
        <table:table-row table:style-name="ro1">
          <table:table-cell/>
          <table:table-cell office:value-type="string" calcext:value-type="string">
            <text:p>Selasa</text:p>
          </table:table-cell>
        </table:table-row>
        <table:table-row table:style-name="ro1">
          <table:table-cell/>
          <table:table-cell office:value-type="string" calcext:value-type="string">
            <text:p>Selat</text:p>
          </table:table-cell>
        </table:table-row>
        <table:table-row table:style-name="ro1">
          <table:table-cell/>
          <table:table-cell office:value-type="string" calcext:value-type="string">
            <text:p>Selatan</text:p>
          </table:table-cell>
        </table:table-row>
        <table:table-row table:style-name="ro1">
          <table:table-cell/>
          <table:table-cell office:value-type="string" calcext:value-type="string">
            <text:p>Selebaran</text:p>
          </table:table-cell>
        </table:table-row>
        <table:table-row table:style-name="ro1">
          <table:table-cell/>
          <table:table-cell office:value-type="string" calcext:value-type="string">
            <text:p>Seleksi</text:p>
          </table:table-cell>
        </table:table-row>
        <table:table-row table:style-name="ro1">
          <table:table-cell/>
          <table:table-cell office:value-type="string" calcext:value-type="string">
            <text:p>Selendang</text:p>
          </table:table-cell>
        </table:table-row>
        <table:table-row table:style-name="ro1">
          <table:table-cell/>
          <table:table-cell office:value-type="string" calcext:value-type="string">
            <text:p>Selera</text:p>
          </table:table-cell>
        </table:table-row>
        <table:table-row table:style-name="ro1">
          <table:table-cell/>
          <table:table-cell office:value-type="string" calcext:value-type="string">
            <text:p>Selesai</text:p>
          </table:table-cell>
        </table:table-row>
        <table:table-row table:style-name="ro1">
          <table:table-cell/>
          <table:table-cell office:value-type="string" calcext:value-type="string">
            <text:p>Seleweng</text:p>
          </table:table-cell>
        </table:table-row>
        <table:table-row table:style-name="ro1">
          <table:table-cell/>
          <table:table-cell office:value-type="string" calcext:value-type="string">
            <text:p>Selidik</text:p>
          </table:table-cell>
        </table:table-row>
        <table:table-row table:style-name="ro1">
          <table:table-cell/>
          <table:table-cell office:value-type="string" calcext:value-type="string">
            <text:p>Selimut</text:p>
          </table:table-cell>
        </table:table-row>
        <table:table-row table:style-name="ro1">
          <table:table-cell/>
          <table:table-cell office:value-type="string" calcext:value-type="string">
            <text:p>Seling</text:p>
          </table:table-cell>
        </table:table-row>
        <table:table-row table:style-name="ro1">
          <table:table-cell/>
          <table:table-cell office:value-type="string" calcext:value-type="string">
            <text:p>Selip</text:p>
          </table:table-cell>
        </table:table-row>
        <table:table-row table:style-name="ro1">
          <table:table-cell/>
          <table:table-cell office:value-type="string" calcext:value-type="string">
            <text:p>Selisih</text:p>
          </table:table-cell>
        </table:table-row>
        <table:table-row table:style-name="ro1">
          <table:table-cell/>
          <table:table-cell office:value-type="string" calcext:value-type="string">
            <text:p>Selop</text:p>
          </table:table-cell>
        </table:table-row>
        <table:table-row table:style-name="ro1">
          <table:table-cell/>
          <table:table-cell office:value-type="string" calcext:value-type="string">
            <text:p>Selubung</text:p>
          </table:table-cell>
        </table:table-row>
        <table:table-row table:style-name="ro1">
          <table:table-cell/>
          <table:table-cell office:value-type="string" calcext:value-type="string">
            <text:p>Seluk-beluk</text:p>
          </table:table-cell>
        </table:table-row>
        <table:table-row table:style-name="ro1">
          <table:table-cell/>
          <table:table-cell office:value-type="string" calcext:value-type="string">
            <text:p>Seluruh</text:p>
          </table:table-cell>
        </table:table-row>
        <table:table-row table:style-name="ro1">
          <table:table-cell/>
          <table:table-cell office:value-type="string" calcext:value-type="string">
            <text:p>Semak</text:p>
          </table:table-cell>
        </table:table-row>
        <table:table-row table:style-name="ro1">
          <table:table-cell/>
          <table:table-cell office:value-type="string" calcext:value-type="string">
            <text:p>Semangat</text:p>
          </table:table-cell>
        </table:table-row>
        <table:table-row table:style-name="ro1">
          <table:table-cell/>
          <table:table-cell office:value-type="string" calcext:value-type="string">
            <text:p>Semangka</text:p>
          </table:table-cell>
        </table:table-row>
        <table:table-row table:style-name="ro1">
          <table:table-cell/>
          <table:table-cell office:value-type="string" calcext:value-type="string">
            <text:p>Semarak</text:p>
          </table:table-cell>
        </table:table-row>
        <table:table-row table:style-name="ro1">
          <table:table-cell/>
          <table:table-cell office:value-type="string" calcext:value-type="string">
            <text:p>Semat</text:p>
          </table:table-cell>
        </table:table-row>
        <table:table-row table:style-name="ro1">
          <table:table-cell/>
          <table:table-cell office:value-type="string" calcext:value-type="string">
            <text:p>Semayam</text:p>
          </table:table-cell>
        </table:table-row>
        <table:table-row table:style-name="ro1">
          <table:table-cell/>
          <table:table-cell office:value-type="string" calcext:value-type="string">
            <text:p>Sembah</text:p>
          </table:table-cell>
        </table:table-row>
        <table:table-row table:style-name="ro1">
          <table:table-cell/>
          <table:table-cell office:value-type="string" calcext:value-type="string">
            <text:p>Sembarang</text:p>
          </table:table-cell>
        </table:table-row>
        <table:table-row table:style-name="ro1">
          <table:table-cell/>
          <table:table-cell office:value-type="string" calcext:value-type="string">
            <text:p>Sembelih</text:p>
          </table:table-cell>
        </table:table-row>
        <table:table-row table:style-name="ro1">
          <table:table-cell/>
          <table:table-cell office:value-type="string" calcext:value-type="string">
            <text:p>Sembilu</text:p>
          </table:table-cell>
        </table:table-row>
        <table:table-row table:style-name="ro1">
          <table:table-cell/>
          <table:table-cell office:value-type="string" calcext:value-type="string">
            <text:p>Sembuh</text:p>
          </table:table-cell>
        </table:table-row>
        <table:table-row table:style-name="ro1">
          <table:table-cell/>
          <table:table-cell office:value-type="string" calcext:value-type="string">
            <text:p>Sembunyi</text:p>
          </table:table-cell>
        </table:table-row>
        <table:table-row table:style-name="ro1">
          <table:table-cell/>
          <table:table-cell office:value-type="string" calcext:value-type="string">
            <text:p>Sembur</text:p>
          </table:table-cell>
        </table:table-row>
        <table:table-row table:style-name="ro1">
          <table:table-cell/>
          <table:table-cell office:value-type="string" calcext:value-type="string">
            <text:p>Semedi</text:p>
          </table:table-cell>
        </table:table-row>
        <table:table-row table:style-name="ro1">
          <table:table-cell/>
          <table:table-cell office:value-type="string" calcext:value-type="string">
            <text:p>Semen</text:p>
          </table:table-cell>
        </table:table-row>
        <table:table-row table:style-name="ro1">
          <table:table-cell/>
          <table:table-cell office:value-type="string" calcext:value-type="string">
            <text:p>Sementara</text:p>
          </table:table-cell>
        </table:table-row>
        <table:table-row table:style-name="ro1">
          <table:table-cell/>
          <table:table-cell office:value-type="string" calcext:value-type="string">
            <text:p>Semerbak</text:p>
          </table:table-cell>
        </table:table-row>
        <table:table-row table:style-name="ro1">
          <table:table-cell/>
          <table:table-cell office:value-type="string" calcext:value-type="string">
            <text:p>Semi</text:p>
          </table:table-cell>
        </table:table-row>
        <table:table-row table:style-name="ro1">
          <table:table-cell/>
          <table:table-cell office:value-type="string" calcext:value-type="string">
            <text:p>Seminar</text:p>
          </table:table-cell>
        </table:table-row>
        <table:table-row table:style-name="ro1">
          <table:table-cell/>
          <table:table-cell office:value-type="string" calcext:value-type="string">
            <text:p>Semir</text:p>
          </table:table-cell>
        </table:table-row>
        <table:table-row table:style-name="ro1">
          <table:table-cell/>
          <table:table-cell office:value-type="string" calcext:value-type="string">
            <text:p>Sempat</text:p>
          </table:table-cell>
        </table:table-row>
        <table:table-row table:style-name="ro1">
          <table:table-cell/>
          <table:table-cell office:value-type="string" calcext:value-type="string">
            <text:p>Sempit</text:p>
          </table:table-cell>
        </table:table-row>
        <table:table-row table:style-name="ro1">
          <table:table-cell/>
          <table:table-cell office:value-type="string" calcext:value-type="string">
            <text:p>Semprit</text:p>
          </table:table-cell>
        </table:table-row>
        <table:table-row table:style-name="ro1">
          <table:table-cell/>
          <table:table-cell office:value-type="string" calcext:value-type="string">
            <text:p>Semprong</text:p>
          </table:table-cell>
        </table:table-row>
        <table:table-row table:style-name="ro1">
          <table:table-cell/>
          <table:table-cell office:value-type="string" calcext:value-type="string">
            <text:p>Semprot</text:p>
          </table:table-cell>
        </table:table-row>
        <table:table-row table:style-name="ro1">
          <table:table-cell/>
          <table:table-cell office:value-type="string" calcext:value-type="string">
            <text:p>Sempurna</text:p>
          </table:table-cell>
        </table:table-row>
        <table:table-row table:style-name="ro1">
          <table:table-cell/>
          <table:table-cell office:value-type="string" calcext:value-type="string">
            <text:p>Semu</text:p>
          </table:table-cell>
        </table:table-row>
        <table:table-row table:style-name="ro1">
          <table:table-cell/>
          <table:table-cell office:value-type="string" calcext:value-type="string">
            <text:p>Semua</text:p>
          </table:table-cell>
        </table:table-row>
        <table:table-row table:style-name="ro1">
          <table:table-cell/>
          <table:table-cell office:value-type="string" calcext:value-type="string">
            <text:p>Semut</text:p>
          </table:table-cell>
        </table:table-row>
        <table:table-row table:style-name="ro1">
          <table:table-cell/>
          <table:table-cell office:value-type="string" calcext:value-type="string">
            <text:p>Senam</text:p>
          </table:table-cell>
        </table:table-row>
        <table:table-row table:style-name="ro1">
          <table:table-cell/>
          <table:table-cell office:value-type="string" calcext:value-type="string">
            <text:p>Senandung</text:p>
          </table:table-cell>
        </table:table-row>
        <table:table-row table:style-name="ro1">
          <table:table-cell/>
          <table:table-cell office:value-type="string" calcext:value-type="string">
            <text:p>Senang</text:p>
          </table:table-cell>
        </table:table-row>
        <table:table-row table:style-name="ro1">
          <table:table-cell/>
          <table:table-cell office:value-type="string" calcext:value-type="string">
            <text:p>Senantiasa</text:p>
          </table:table-cell>
        </table:table-row>
        <table:table-row table:style-name="ro1">
          <table:table-cell/>
          <table:table-cell office:value-type="string" calcext:value-type="string">
            <text:p>Senapan</text:p>
          </table:table-cell>
        </table:table-row>
        <table:table-row table:style-name="ro1">
          <table:table-cell/>
          <table:table-cell office:value-type="string" calcext:value-type="string">
            <text:p>Senar</text:p>
          </table:table-cell>
        </table:table-row>
        <table:table-row table:style-name="ro1">
          <table:table-cell/>
          <table:table-cell office:value-type="string" calcext:value-type="string">
            <text:p>Senda</text:p>
          </table:table-cell>
        </table:table-row>
        <table:table-row table:style-name="ro1">
          <table:table-cell/>
          <table:table-cell office:value-type="string" calcext:value-type="string">
            <text:p>Sendat</text:p>
          </table:table-cell>
        </table:table-row>
        <table:table-row table:style-name="ro1">
          <table:table-cell/>
          <table:table-cell office:value-type="string" calcext:value-type="string">
            <text:p>Sendawa</text:p>
          </table:table-cell>
        </table:table-row>
        <table:table-row table:style-name="ro1">
          <table:table-cell/>
          <table:table-cell office:value-type="string" calcext:value-type="string">
            <text:p>Sendi</text:p>
          </table:table-cell>
        </table:table-row>
        <table:table-row table:style-name="ro1">
          <table:table-cell/>
          <table:table-cell office:value-type="string" calcext:value-type="string">
            <text:p>Sendiri</text:p>
          </table:table-cell>
        </table:table-row>
        <table:table-row table:style-name="ro1">
          <table:table-cell/>
          <table:table-cell office:value-type="string" calcext:value-type="string">
            <text:p>Sendok</text:p>
          </table:table-cell>
        </table:table-row>
        <table:table-row table:style-name="ro1">
          <table:table-cell/>
          <table:table-cell office:value-type="string" calcext:value-type="string">
            <text:p>Sendu</text:p>
          </table:table-cell>
        </table:table-row>
        <table:table-row table:style-name="ro1">
          <table:table-cell/>
          <table:table-cell office:value-type="string" calcext:value-type="string">
            <text:p>Sengaja</text:p>
          </table:table-cell>
        </table:table-row>
        <table:table-row table:style-name="ro1">
          <table:table-cell/>
          <table:table-cell office:value-type="string" calcext:value-type="string">
            <text:p>Sengat</text:p>
          </table:table-cell>
        </table:table-row>
        <table:table-row table:style-name="ro1">
          <table:table-cell/>
          <table:table-cell office:value-type="string" calcext:value-type="string">
            <text:p>Senggang</text:p>
          </table:table-cell>
        </table:table-row>
        <table:table-row table:style-name="ro1">
          <table:table-cell/>
          <table:table-cell office:value-type="string" calcext:value-type="string">
            <text:p>Senggol</text:p>
          </table:table-cell>
        </table:table-row>
        <table:table-row table:style-name="ro1">
          <table:table-cell/>
          <table:table-cell office:value-type="string" calcext:value-type="string">
            <text:p>Sengketa</text:p>
          </table:table-cell>
        </table:table-row>
        <table:table-row table:style-name="ro1">
          <table:table-cell/>
          <table:table-cell office:value-type="string" calcext:value-type="string">
            <text:p>Sengsara</text:p>
          </table:table-cell>
        </table:table-row>
        <table:table-row table:style-name="ro1">
          <table:table-cell/>
          <table:table-cell office:value-type="string" calcext:value-type="string">
            <text:p>Seni</text:p>
          </table:table-cell>
        </table:table-row>
        <table:table-row table:style-name="ro1">
          <table:table-cell/>
          <table:table-cell office:value-type="string" calcext:value-type="string">
            <text:p>Senin</text:p>
          </table:table-cell>
        </table:table-row>
        <table:table-row table:style-name="ro1">
          <table:table-cell/>
          <table:table-cell office:value-type="string" calcext:value-type="string">
            <text:p>Senja</text:p>
          </table:table-cell>
        </table:table-row>
        <table:table-row table:style-name="ro1">
          <table:table-cell/>
          <table:table-cell office:value-type="string" calcext:value-type="string">
            <text:p>Senjata</text:p>
          </table:table-cell>
        </table:table-row>
        <table:table-row table:style-name="ro1">
          <table:table-cell/>
          <table:table-cell office:value-type="string" calcext:value-type="string">
            <text:p>Sentak</text:p>
          </table:table-cell>
        </table:table-row>
        <table:table-row table:style-name="ro1">
          <table:table-cell/>
          <table:table-cell office:value-type="string" calcext:value-type="string">
            <text:p>Senter</text:p>
          </table:table-cell>
        </table:table-row>
        <table:table-row table:style-name="ro1">
          <table:table-cell/>
          <table:table-cell office:value-type="string" calcext:value-type="string">
            <text:p>Sentil</text:p>
          </table:table-cell>
        </table:table-row>
        <table:table-row table:style-name="ro1">
          <table:table-cell/>
          <table:table-cell office:value-type="string" calcext:value-type="string">
            <text:p>Sentral</text:p>
          </table:table-cell>
        </table:table-row>
        <table:table-row table:style-name="ro1">
          <table:table-cell/>
          <table:table-cell office:value-type="string" calcext:value-type="string">
            <text:p>Sentuh</text:p>
          </table:table-cell>
        </table:table-row>
        <table:table-row table:style-name="ro1">
          <table:table-cell/>
          <table:table-cell office:value-type="string" calcext:value-type="string">
            <text:p>Senyap</text:p>
          </table:table-cell>
        </table:table-row>
        <table:table-row table:style-name="ro1">
          <table:table-cell/>
          <table:table-cell office:value-type="string" calcext:value-type="string">
            <text:p>Senyum</text:p>
          </table:table-cell>
        </table:table-row>
        <table:table-row table:style-name="ro1">
          <table:table-cell/>
          <table:table-cell office:value-type="string" calcext:value-type="string">
            <text:p>Seok</text:p>
          </table:table-cell>
        </table:table-row>
        <table:table-row table:style-name="ro1">
          <table:table-cell/>
          <table:table-cell office:value-type="string" calcext:value-type="string">
            <text:p>Sepak</text:p>
          </table:table-cell>
        </table:table-row>
        <table:table-row table:style-name="ro1">
          <table:table-cell/>
          <table:table-cell office:value-type="string" calcext:value-type="string">
            <text:p>Sepakat</text:p>
          </table:table-cell>
        </table:table-row>
        <table:table-row table:style-name="ro1">
          <table:table-cell/>
          <table:table-cell office:value-type="string" calcext:value-type="string">
            <text:p>Sepatu</text:p>
          </table:table-cell>
        </table:table-row>
        <table:table-row table:style-name="ro1">
          <table:table-cell/>
          <table:table-cell office:value-type="string" calcext:value-type="string">
            <text:p>Sepeda</text:p>
          </table:table-cell>
        </table:table-row>
        <table:table-row table:style-name="ro1">
          <table:table-cell/>
          <table:table-cell office:value-type="string" calcext:value-type="string">
            <text:p>Sepele</text:p>
          </table:table-cell>
        </table:table-row>
        <table:table-row table:style-name="ro1">
          <table:table-cell/>
          <table:table-cell office:value-type="string" calcext:value-type="string">
            <text:p>Seperti</text:p>
          </table:table-cell>
        </table:table-row>
        <table:table-row table:style-name="ro1">
          <table:table-cell/>
          <table:table-cell office:value-type="string" calcext:value-type="string">
            <text:p>September</text:p>
          </table:table-cell>
        </table:table-row>
        <table:table-row table:style-name="ro1">
          <table:table-cell/>
          <table:table-cell office:value-type="string" calcext:value-type="string">
            <text:p>Seragam</text:p>
          </table:table-cell>
        </table:table-row>
        <table:table-row table:style-name="ro1">
          <table:table-cell/>
          <table:table-cell office:value-type="string" calcext:value-type="string">
            <text:p>Serah</text:p>
          </table:table-cell>
        </table:table-row>
        <table:table-row table:style-name="ro1">
          <table:table-cell/>
          <table:table-cell office:value-type="string" calcext:value-type="string">
            <text:p>Serak</text:p>
          </table:table-cell>
        </table:table-row>
        <table:table-row table:style-name="ro1">
          <table:table-cell/>
          <table:table-cell office:value-type="string" calcext:value-type="string">
            <text:p>Serakah</text:p>
          </table:table-cell>
        </table:table-row>
        <table:table-row table:style-name="ro1">
          <table:table-cell/>
          <table:table-cell office:value-type="string" calcext:value-type="string">
            <text:p>Serang</text:p>
          </table:table-cell>
        </table:table-row>
        <table:table-row table:style-name="ro1">
          <table:table-cell/>
          <table:table-cell office:value-type="string" calcext:value-type="string">
            <text:p>Serangga</text:p>
          </table:table-cell>
        </table:table-row>
        <table:table-row table:style-name="ro1">
          <table:table-cell/>
          <table:table-cell office:value-type="string" calcext:value-type="string">
            <text:p>Serap</text:p>
          </table:table-cell>
        </table:table-row>
        <table:table-row table:style-name="ro1">
          <table:table-cell/>
          <table:table-cell office:value-type="string" calcext:value-type="string">
            <text:p>Serat</text:p>
          </table:table-cell>
        </table:table-row>
        <table:table-row table:style-name="ro1">
          <table:table-cell/>
          <table:table-cell office:value-type="string" calcext:value-type="string">
            <text:p>Seratus</text:p>
          </table:table-cell>
        </table:table-row>
        <table:table-row table:style-name="ro1">
          <table:table-cell/>
          <table:table-cell office:value-type="string" calcext:value-type="string">
            <text:p>Seraya</text:p>
          </table:table-cell>
        </table:table-row>
        <table:table-row table:style-name="ro1">
          <table:table-cell/>
          <table:table-cell office:value-type="string" calcext:value-type="string">
            <text:p>Serban</text:p>
          </table:table-cell>
        </table:table-row>
        <table:table-row table:style-name="ro1">
          <table:table-cell/>
          <table:table-cell office:value-type="string" calcext:value-type="string">
            <text:p>Serbet</text:p>
          </table:table-cell>
        </table:table-row>
        <table:table-row table:style-name="ro1">
          <table:table-cell/>
          <table:table-cell office:value-type="string" calcext:value-type="string">
            <text:p>Serbu</text:p>
          </table:table-cell>
        </table:table-row>
        <table:table-row table:style-name="ro1">
          <table:table-cell/>
          <table:table-cell office:value-type="string" calcext:value-type="string">
            <text:p>Serbuk</text:p>
          </table:table-cell>
        </table:table-row>
        <table:table-row table:style-name="ro1">
          <table:table-cell/>
          <table:table-cell office:value-type="string" calcext:value-type="string">
            <text:p>Serempet</text:p>
          </table:table-cell>
        </table:table-row>
        <table:table-row table:style-name="ro1">
          <table:table-cell/>
          <table:table-cell office:value-type="string" calcext:value-type="string">
            <text:p>Seriawan</text:p>
          </table:table-cell>
        </table:table-row>
        <table:table-row table:style-name="ro1">
          <table:table-cell/>
          <table:table-cell office:value-type="string" calcext:value-type="string">
            <text:p>Serigala</text:p>
          </table:table-cell>
        </table:table-row>
        <table:table-row table:style-name="ro1">
          <table:table-cell/>
          <table:table-cell office:value-type="string" calcext:value-type="string">
            <text:p>Sering</text:p>
          </table:table-cell>
        </table:table-row>
        <table:table-row table:style-name="ro1">
          <table:table-cell/>
          <table:table-cell office:value-type="string" calcext:value-type="string">
            <text:p>Seriosa</text:p>
          </table:table-cell>
        </table:table-row>
        <table:table-row table:style-name="ro1">
          <table:table-cell/>
          <table:table-cell office:value-type="string" calcext:value-type="string">
            <text:p>Serobot</text:p>
          </table:table-cell>
        </table:table-row>
        <table:table-row table:style-name="ro1">
          <table:table-cell/>
          <table:table-cell office:value-type="string" calcext:value-type="string">
            <text:p>Serong</text:p>
          </table:table-cell>
        </table:table-row>
        <table:table-row table:style-name="ro1">
          <table:table-cell/>
          <table:table-cell office:value-type="string" calcext:value-type="string">
            <text:p>Serta</text:p>
          </table:table-cell>
        </table:table-row>
        <table:table-row table:style-name="ro1">
          <table:table-cell/>
          <table:table-cell office:value-type="string" calcext:value-type="string">
            <text:p>Sertifikat</text:p>
          </table:table-cell>
        </table:table-row>
        <table:table-row table:style-name="ro1">
          <table:table-cell/>
          <table:table-cell office:value-type="string" calcext:value-type="string">
            <text:p>Seru</text:p>
          </table:table-cell>
        </table:table-row>
        <table:table-row table:style-name="ro1">
          <table:table-cell/>
          <table:table-cell office:value-type="string" calcext:value-type="string">
            <text:p>Serut</text:p>
          </table:table-cell>
        </table:table-row>
        <table:table-row table:style-name="ro1">
          <table:table-cell/>
          <table:table-cell office:value-type="string" calcext:value-type="string">
            <text:p>Sesak</text:p>
          </table:table-cell>
        </table:table-row>
        <table:table-row table:style-name="ro1">
          <table:table-cell/>
          <table:table-cell office:value-type="string" calcext:value-type="string">
            <text:p>Sesal</text:p>
          </table:table-cell>
        </table:table-row>
        <table:table-row table:style-name="ro1">
          <table:table-cell/>
          <table:table-cell office:value-type="string" calcext:value-type="string">
            <text:p>Sesat</text:p>
          </table:table-cell>
        </table:table-row>
        <table:table-row table:style-name="ro1">
          <table:table-cell/>
          <table:table-cell office:value-type="string" calcext:value-type="string">
            <text:p>Sesuai</text:p>
          </table:table-cell>
        </table:table-row>
        <table:table-row table:style-name="ro1">
          <table:table-cell/>
          <table:table-cell office:value-type="string" calcext:value-type="string">
            <text:p>Set</text:p>
          </table:table-cell>
        </table:table-row>
        <table:table-row table:style-name="ro1">
          <table:table-cell/>
          <table:table-cell office:value-type="string" calcext:value-type="string">
            <text:p>Setan</text:p>
          </table:table-cell>
        </table:table-row>
        <table:table-row table:style-name="ro1">
          <table:table-cell/>
          <table:table-cell office:value-type="string" calcext:value-type="string">
            <text:p>Setel</text:p>
          </table:table-cell>
        </table:table-row>
        <table:table-row table:style-name="ro1">
          <table:table-cell/>
          <table:table-cell office:value-type="string" calcext:value-type="string">
            <text:p>Setia</text:p>
          </table:table-cell>
        </table:table-row>
        <table:table-row table:style-name="ro1">
          <table:table-cell/>
          <table:table-cell office:value-type="string" calcext:value-type="string">
            <text:p>Setip</text:p>
          </table:table-cell>
        </table:table-row>
        <table:table-row table:style-name="ro1">
          <table:table-cell/>
          <table:table-cell office:value-type="string" calcext:value-type="string">
            <text:p>Setrika</text:p>
          </table:table-cell>
        </table:table-row>
        <table:table-row table:style-name="ro1">
          <table:table-cell/>
          <table:table-cell office:value-type="string" calcext:value-type="string">
            <text:p>Sia-sia</text:p>
          </table:table-cell>
        </table:table-row>
        <table:table-row table:style-name="ro1">
          <table:table-cell/>
          <table:table-cell office:value-type="string" calcext:value-type="string">
            <text:p>Siap</text:p>
          </table:table-cell>
        </table:table-row>
        <table:table-row table:style-name="ro1">
          <table:table-cell/>
          <table:table-cell office:value-type="string" calcext:value-type="string">
            <text:p>Siapa</text:p>
          </table:table-cell>
        </table:table-row>
        <table:table-row table:style-name="ro1">
          <table:table-cell/>
          <table:table-cell office:value-type="string" calcext:value-type="string">
            <text:p>Siar</text:p>
          </table:table-cell>
        </table:table-row>
        <table:table-row table:style-name="ro1">
          <table:table-cell/>
          <table:table-cell office:value-type="string" calcext:value-type="string">
            <text:p>Sibuk</text:p>
          </table:table-cell>
        </table:table-row>
        <table:table-row table:style-name="ro1">
          <table:table-cell/>
          <table:table-cell office:value-type="string" calcext:value-type="string">
            <text:p>Sidang</text:p>
          </table:table-cell>
        </table:table-row>
        <table:table-row table:style-name="ro1">
          <table:table-cell/>
          <table:table-cell office:value-type="string" calcext:value-type="string">
            <text:p>Sifat</text:p>
          </table:table-cell>
        </table:table-row>
        <table:table-row table:style-name="ro1">
          <table:table-cell/>
          <table:table-cell office:value-type="string" calcext:value-type="string">
            <text:p>Sihir</text:p>
          </table:table-cell>
        </table:table-row>
        <table:table-row table:style-name="ro1">
          <table:table-cell/>
          <table:table-cell office:value-type="string" calcext:value-type="string">
            <text:p>Sikat</text:p>
          </table:table-cell>
        </table:table-row>
        <table:table-row table:style-name="ro1">
          <table:table-cell/>
          <table:table-cell office:value-type="string" calcext:value-type="string">
            <text:p>Siksa</text:p>
          </table:table-cell>
        </table:table-row>
        <table:table-row table:style-name="ro1">
          <table:table-cell/>
          <table:table-cell office:value-type="string" calcext:value-type="string">
            <text:p>Siku</text:p>
          </table:table-cell>
        </table:table-row>
        <table:table-row table:style-name="ro1">
          <table:table-cell/>
          <table:table-cell office:value-type="string" calcext:value-type="string">
            <text:p>Sila</text:p>
          </table:table-cell>
        </table:table-row>
        <table:table-row table:style-name="ro1">
          <table:table-cell/>
          <table:table-cell office:value-type="string" calcext:value-type="string">
            <text:p>Silam</text:p>
          </table:table-cell>
        </table:table-row>
        <table:table-row table:style-name="ro1">
          <table:table-cell/>
          <table:table-cell office:value-type="string" calcext:value-type="string">
            <text:p>Silang</text:p>
          </table:table-cell>
        </table:table-row>
        <table:table-row table:style-name="ro1">
          <table:table-cell/>
          <table:table-cell office:value-type="string" calcext:value-type="string">
            <text:p>Silat</text:p>
          </table:table-cell>
        </table:table-row>
        <table:table-row table:style-name="ro1">
          <table:table-cell/>
          <table:table-cell office:value-type="string" calcext:value-type="string">
            <text:p>Silaturahmi</text:p>
          </table:table-cell>
        </table:table-row>
        <table:table-row table:style-name="ro1">
          <table:table-cell/>
          <table:table-cell office:value-type="string" calcext:value-type="string">
            <text:p>Silau</text:p>
          </table:table-cell>
        </table:table-row>
        <table:table-row table:style-name="ro1">
          <table:table-cell/>
          <table:table-cell office:value-type="string" calcext:value-type="string">
            <text:p>Silih</text:p>
          </table:table-cell>
        </table:table-row>
        <table:table-row table:style-name="ro1">
          <table:table-cell/>
          <table:table-cell office:value-type="string" calcext:value-type="string">
            <text:p>Simak</text:p>
          </table:table-cell>
        </table:table-row>
        <table:table-row table:style-name="ro1">
          <table:table-cell/>
          <table:table-cell office:value-type="string" calcext:value-type="string">
            <text:p>Simpan</text:p>
          </table:table-cell>
        </table:table-row>
        <table:table-row table:style-name="ro1">
          <table:table-cell/>
          <table:table-cell office:value-type="string" calcext:value-type="string">
            <text:p>Simpang</text:p>
          </table:table-cell>
        </table:table-row>
        <table:table-row table:style-name="ro1">
          <table:table-cell/>
          <table:table-cell office:value-type="string" calcext:value-type="string">
            <text:p>Simpati</text:p>
          </table:table-cell>
        </table:table-row>
        <table:table-row table:style-name="ro1">
          <table:table-cell/>
          <table:table-cell office:value-type="string" calcext:value-type="string">
            <text:p>Simpatik</text:p>
          </table:table-cell>
        </table:table-row>
        <table:table-row table:style-name="ro1">
          <table:table-cell/>
          <table:table-cell office:value-type="string" calcext:value-type="string">
            <text:p>Simpul</text:p>
          </table:table-cell>
        </table:table-row>
        <table:table-row table:style-name="ro1">
          <table:table-cell/>
          <table:table-cell office:value-type="string" calcext:value-type="string">
            <text:p>Sinar</text:p>
          </table:table-cell>
        </table:table-row>
        <table:table-row table:style-name="ro1">
          <table:table-cell/>
          <table:table-cell office:value-type="string" calcext:value-type="string">
            <text:p>Sindir</text:p>
          </table:table-cell>
        </table:table-row>
        <table:table-row table:style-name="ro1">
          <table:table-cell/>
          <table:table-cell office:value-type="string" calcext:value-type="string">
            <text:p>Singa</text:p>
          </table:table-cell>
        </table:table-row>
        <table:table-row table:style-name="ro1">
          <table:table-cell/>
          <table:table-cell office:value-type="string" calcext:value-type="string">
            <text:p>Singgah</text:p>
          </table:table-cell>
        </table:table-row>
        <table:table-row table:style-name="ro1">
          <table:table-cell/>
          <table:table-cell office:value-type="string" calcext:value-type="string">
            <text:p>Singkat</text:p>
          </table:table-cell>
        </table:table-row>
        <table:table-row table:style-name="ro1">
          <table:table-cell/>
          <table:table-cell office:value-type="string" calcext:value-type="string">
            <text:p>Singkir</text:p>
          </table:table-cell>
        </table:table-row>
        <table:table-row table:style-name="ro1">
          <table:table-cell/>
          <table:table-cell office:value-type="string" calcext:value-type="string">
            <text:p>Singkong</text:p>
          </table:table-cell>
        </table:table-row>
        <table:table-row table:style-name="ro1">
          <table:table-cell/>
          <table:table-cell office:value-type="string" calcext:value-type="string">
            <text:p>Sini</text:p>
          </table:table-cell>
        </table:table-row>
        <table:table-row table:style-name="ro1">
          <table:table-cell/>
          <table:table-cell office:value-type="string" calcext:value-type="string">
            <text:p>Sinonim</text:p>
          </table:table-cell>
        </table:table-row>
        <table:table-row table:style-name="ro1">
          <table:table-cell/>
          <table:table-cell office:value-type="string" calcext:value-type="string">
            <text:p>Sinting</text:p>
          </table:table-cell>
        </table:table-row>
        <table:table-row table:style-name="ro1">
          <table:table-cell/>
          <table:table-cell office:value-type="string" calcext:value-type="string">
            <text:p>Sinyal</text:p>
          </table:table-cell>
        </table:table-row>
        <table:table-row table:style-name="ro1">
          <table:table-cell/>
          <table:table-cell office:value-type="string" calcext:value-type="string">
            <text:p>Sipit</text:p>
          </table:table-cell>
        </table:table-row>
        <table:table-row table:style-name="ro1">
          <table:table-cell/>
          <table:table-cell office:value-type="string" calcext:value-type="string">
            <text:p>Siput</text:p>
          </table:table-cell>
        </table:table-row>
        <table:table-row table:style-name="ro1">
          <table:table-cell/>
          <table:table-cell office:value-type="string" calcext:value-type="string">
            <text:p>Siram</text:p>
          </table:table-cell>
        </table:table-row>
        <table:table-row table:style-name="ro1">
          <table:table-cell/>
          <table:table-cell office:value-type="string" calcext:value-type="string">
            <text:p>Sisa</text:p>
          </table:table-cell>
        </table:table-row>
        <table:table-row table:style-name="ro1">
          <table:table-cell/>
          <table:table-cell office:value-type="string" calcext:value-type="string">
            <text:p>Sisi</text:p>
          </table:table-cell>
        </table:table-row>
        <table:table-row table:style-name="ro1">
          <table:table-cell/>
          <table:table-cell office:value-type="string" calcext:value-type="string">
            <text:p>Sisih</text:p>
          </table:table-cell>
        </table:table-row>
        <table:table-row table:style-name="ro1">
          <table:table-cell/>
          <table:table-cell office:value-type="string" calcext:value-type="string">
            <text:p>Sisip</text:p>
          </table:table-cell>
        </table:table-row>
        <table:table-row table:style-name="ro1">
          <table:table-cell/>
          <table:table-cell office:value-type="string" calcext:value-type="string">
            <text:p>Sisir</text:p>
          </table:table-cell>
        </table:table-row>
        <table:table-row table:style-name="ro1">
          <table:table-cell/>
          <table:table-cell office:value-type="string" calcext:value-type="string">
            <text:p>Situ</text:p>
          </table:table-cell>
        </table:table-row>
        <table:table-row table:style-name="ro1">
          <table:table-cell/>
          <table:table-cell office:value-type="string" calcext:value-type="string">
            <text:p>Siul</text:p>
          </table:table-cell>
        </table:table-row>
        <table:table-row table:style-name="ro1">
          <table:table-cell/>
          <table:table-cell office:value-type="string" calcext:value-type="string">
            <text:p>Soal</text:p>
          </table:table-cell>
        </table:table-row>
        <table:table-row table:style-name="ro1">
          <table:table-cell/>
          <table:table-cell office:value-type="string" calcext:value-type="string">
            <text:p>Sobat</text:p>
          </table:table-cell>
        </table:table-row>
        <table:table-row table:style-name="ro1">
          <table:table-cell/>
          <table:table-cell office:value-type="string" calcext:value-type="string">
            <text:p>Sobek</text:p>
          </table:table-cell>
        </table:table-row>
        <table:table-row table:style-name="ro1">
          <table:table-cell/>
          <table:table-cell office:value-type="string" calcext:value-type="string">
            <text:p>Soda</text:p>
          </table:table-cell>
        </table:table-row>
        <table:table-row table:style-name="ro1">
          <table:table-cell/>
          <table:table-cell office:value-type="string" calcext:value-type="string">
            <text:p>Sodok</text:p>
          </table:table-cell>
        </table:table-row>
        <table:table-row table:style-name="ro1">
          <table:table-cell/>
          <table:table-cell office:value-type="string" calcext:value-type="string">
            <text:p>Sodor</text:p>
          </table:table-cell>
        </table:table-row>
        <table:table-row table:style-name="ro1">
          <table:table-cell/>
          <table:table-cell office:value-type="string" calcext:value-type="string">
            <text:p>Sogok</text:p>
          </table:table-cell>
        </table:table-row>
        <table:table-row table:style-name="ro1">
          <table:table-cell/>
          <table:table-cell office:value-type="string" calcext:value-type="string">
            <text:p>Sokong</text:p>
          </table:table-cell>
        </table:table-row>
        <table:table-row table:style-name="ro1">
          <table:table-cell/>
          <table:table-cell office:value-type="string" calcext:value-type="string">
            <text:p>Solar</text:p>
          </table:table-cell>
        </table:table-row>
        <table:table-row table:style-name="ro1">
          <table:table-cell/>
          <table:table-cell office:value-type="string" calcext:value-type="string">
            <text:p>Sombong</text:p>
          </table:table-cell>
        </table:table-row>
        <table:table-row table:style-name="ro1">
          <table:table-cell/>
          <table:table-cell office:value-type="string" calcext:value-type="string">
            <text:p>Sopan</text:p>
          </table:table-cell>
        </table:table-row>
        <table:table-row table:style-name="ro1">
          <table:table-cell/>
          <table:table-cell office:value-type="string" calcext:value-type="string">
            <text:p>Sorak</text:p>
          </table:table-cell>
        </table:table-row>
        <table:table-row table:style-name="ro1">
          <table:table-cell/>
          <table:table-cell office:value-type="string" calcext:value-type="string">
            <text:p>Sore</text:p>
          </table:table-cell>
        </table:table-row>
        <table:table-row table:style-name="ro1">
          <table:table-cell/>
          <table:table-cell office:value-type="string" calcext:value-type="string">
            <text:p>Sorong</text:p>
          </table:table-cell>
        </table:table-row>
        <table:table-row table:style-name="ro1">
          <table:table-cell/>
          <table:table-cell office:value-type="string" calcext:value-type="string">
            <text:p>Sorot</text:p>
          </table:table-cell>
        </table:table-row>
        <table:table-row table:style-name="ro1">
          <table:table-cell/>
          <table:table-cell office:value-type="string" calcext:value-type="string">
            <text:p>Sosial</text:p>
          </table:table-cell>
        </table:table-row>
        <table:table-row table:style-name="ro1">
          <table:table-cell/>
          <table:table-cell office:value-type="string" calcext:value-type="string">
            <text:p>Stop</text:p>
          </table:table-cell>
        </table:table-row>
        <table:table-row table:style-name="ro1">
          <table:table-cell/>
          <table:table-cell office:value-type="string" calcext:value-type="string">
            <text:p>Strategis</text:p>
          </table:table-cell>
        </table:table-row>
        <table:table-row table:style-name="ro1">
          <table:table-cell/>
          <table:table-cell office:value-type="string" calcext:value-type="string">
            <text:p>Suami</text:p>
          </table:table-cell>
        </table:table-row>
        <table:table-row table:style-name="ro1">
          <table:table-cell/>
          <table:table-cell office:value-type="string" calcext:value-type="string">
            <text:p>Suap</text:p>
          </table:table-cell>
        </table:table-row>
        <table:table-row table:style-name="ro1">
          <table:table-cell/>
          <table:table-cell office:value-type="string" calcext:value-type="string">
            <text:p>Suara</text:p>
          </table:table-cell>
        </table:table-row>
        <table:table-row table:style-name="ro1">
          <table:table-cell/>
          <table:table-cell office:value-type="string" calcext:value-type="string">
            <text:p>Suasana</text:p>
          </table:table-cell>
        </table:table-row>
        <table:table-row table:style-name="ro1">
          <table:table-cell/>
          <table:table-cell office:value-type="string" calcext:value-type="string">
            <text:p>Subur</text:p>
          </table:table-cell>
        </table:table-row>
        <table:table-row table:style-name="ro1">
          <table:table-cell/>
          <table:table-cell office:value-type="string" calcext:value-type="string">
            <text:p>Suci</text:p>
          </table:table-cell>
        </table:table-row>
        <table:table-row table:style-name="ro1">
          <table:table-cell/>
          <table:table-cell office:value-type="string" calcext:value-type="string">
            <text:p>Sudah</text:p>
          </table:table-cell>
        </table:table-row>
        <table:table-row table:style-name="ro1">
          <table:table-cell/>
          <table:table-cell office:value-type="string" calcext:value-type="string">
            <text:p>Sudut</text:p>
          </table:table-cell>
        </table:table-row>
        <table:table-row table:style-name="ro1">
          <table:table-cell/>
          <table:table-cell office:value-type="string" calcext:value-type="string">
            <text:p>Suguh</text:p>
          </table:table-cell>
        </table:table-row>
        <table:table-row table:style-name="ro1">
          <table:table-cell/>
          <table:table-cell office:value-type="string" calcext:value-type="string">
            <text:p>Suhu</text:p>
          </table:table-cell>
        </table:table-row>
        <table:table-row table:style-name="ro1">
          <table:table-cell/>
          <table:table-cell office:value-type="string" calcext:value-type="string">
            <text:p>Sujud</text:p>
          </table:table-cell>
        </table:table-row>
        <table:table-row table:style-name="ro1">
          <table:table-cell/>
          <table:table-cell office:value-type="string" calcext:value-type="string">
            <text:p>Suka</text:p>
          </table:table-cell>
        </table:table-row>
        <table:table-row table:style-name="ro1">
          <table:table-cell/>
          <table:table-cell office:value-type="string" calcext:value-type="string">
            <text:p>Sukar</text:p>
          </table:table-cell>
        </table:table-row>
        <table:table-row table:style-name="ro1">
          <table:table-cell/>
          <table:table-cell office:value-type="string" calcext:value-type="string">
            <text:p>Sukses</text:p>
          </table:table-cell>
        </table:table-row>
        <table:table-row table:style-name="ro1">
          <table:table-cell/>
          <table:table-cell office:value-type="string" calcext:value-type="string">
            <text:p>Suku</text:p>
          </table:table-cell>
        </table:table-row>
        <table:table-row table:style-name="ro1">
          <table:table-cell/>
          <table:table-cell office:value-type="string" calcext:value-type="string">
            <text:p>Sulit</text:p>
          </table:table-cell>
        </table:table-row>
        <table:table-row table:style-name="ro1">
          <table:table-cell/>
          <table:table-cell office:value-type="string" calcext:value-type="string">
            <text:p>Sumbang</text:p>
          </table:table-cell>
        </table:table-row>
        <table:table-row table:style-name="ro1">
          <table:table-cell/>
          <table:table-cell office:value-type="string" calcext:value-type="string">
            <text:p>Sumber</text:p>
          </table:table-cell>
        </table:table-row>
        <table:table-row table:style-name="ro1">
          <table:table-cell/>
          <table:table-cell office:value-type="string" calcext:value-type="string">
            <text:p>Sumpah</text:p>
          </table:table-cell>
        </table:table-row>
        <table:table-row table:style-name="ro1">
          <table:table-cell/>
          <table:table-cell office:value-type="string" calcext:value-type="string">
            <text:p>Sungai</text:p>
          </table:table-cell>
        </table:table-row>
        <table:table-row table:style-name="ro1">
          <table:table-cell/>
          <table:table-cell office:value-type="string" calcext:value-type="string">
            <text:p>Sungguh</text:p>
          </table:table-cell>
        </table:table-row>
        <table:table-row table:style-name="ro1">
          <table:table-cell/>
          <table:table-cell office:value-type="string" calcext:value-type="string">
            <text:p>Suntik</text:p>
          </table:table-cell>
        </table:table-row>
        <table:table-row table:style-name="ro1">
          <table:table-cell/>
          <table:table-cell office:value-type="string" calcext:value-type="string">
            <text:p>Sunyi</text:p>
          </table:table-cell>
        </table:table-row>
        <table:table-row table:style-name="ro1">
          <table:table-cell/>
          <table:table-cell office:value-type="string" calcext:value-type="string">
            <text:p>Supaya</text:p>
          </table:table-cell>
        </table:table-row>
        <table:table-row table:style-name="ro1">
          <table:table-cell/>
          <table:table-cell office:value-type="string" calcext:value-type="string">
            <text:p>Surat</text:p>
          </table:table-cell>
        </table:table-row>
        <table:table-row table:style-name="ro1">
          <table:table-cell/>
          <table:table-cell office:value-type="string" calcext:value-type="string">
            <text:p>Suruh</text:p>
          </table:table-cell>
        </table:table-row>
        <table:table-row table:style-name="ro1">
          <table:table-cell/>
          <table:table-cell office:value-type="string" calcext:value-type="string">
            <text:p>Surut</text:p>
          </table:table-cell>
        </table:table-row>
        <table:table-row table:style-name="ro1">
          <table:table-cell/>
          <table:table-cell office:value-type="string" calcext:value-type="string">
            <text:p>Susah</text:p>
          </table:table-cell>
        </table:table-row>
        <table:table-row table:style-name="ro1">
          <table:table-cell/>
          <table:table-cell office:value-type="string" calcext:value-type="string">
            <text:p>Susu</text:p>
          </table:table-cell>
        </table:table-row>
        <table:table-row table:style-name="ro1">
          <table:table-cell/>
          <table:table-cell office:value-type="string" calcext:value-type="string">
            <text:p>Susul</text:p>
          </table:table-cell>
        </table:table-row>
        <table:table-row table:style-name="ro1">
          <table:table-cell/>
          <table:table-cell office:value-type="string" calcext:value-type="string">
            <text:p>Susun</text:p>
          </table:table-cell>
        </table:table-row>
        <table:table-row table:style-name="ro1">
          <table:table-cell/>
          <table:table-cell office:value-type="string" calcext:value-type="string">
            <text:p>Susup</text:p>
          </table:table-cell>
        </table:table-row>
        <table:table-row table:style-name="ro1">
          <table:table-cell/>
          <table:table-cell office:value-type="string" calcext:value-type="string">
            <text:p>Syahadat</text:p>
          </table:table-cell>
        </table:table-row>
        <table:table-row table:style-name="ro1">
          <table:table-cell/>
          <table:table-cell office:value-type="string" calcext:value-type="string">
            <text:p>Syarat</text:p>
          </table:table-cell>
        </table:table-row>
        <table:table-row table:style-name="ro1">
          <table:table-cell/>
          <table:table-cell office:value-type="string" calcext:value-type="string">
            <text:p>Taat</text:p>
          </table:table-cell>
        </table:table-row>
        <table:table-row table:style-name="ro1">
          <table:table-cell/>
          <table:table-cell office:value-type="string" calcext:value-type="string">
            <text:p>Tabah</text:p>
          </table:table-cell>
        </table:table-row>
        <table:table-row table:style-name="ro1">
          <table:table-cell/>
          <table:table-cell office:value-type="string" calcext:value-type="string">
            <text:p>Tabiat</text:p>
          </table:table-cell>
        </table:table-row>
        <table:table-row table:style-name="ro1">
          <table:table-cell/>
          <table:table-cell office:value-type="string" calcext:value-type="string">
            <text:p>Tabib</text:p>
          </table:table-cell>
        </table:table-row>
        <table:table-row table:style-name="ro1">
          <table:table-cell/>
          <table:table-cell office:value-type="string" calcext:value-type="string">
            <text:p>Tabik</text:p>
          </table:table-cell>
        </table:table-row>
        <table:table-row table:style-name="ro1">
          <table:table-cell/>
          <table:table-cell office:value-type="string" calcext:value-type="string">
            <text:p>Tabrak</text:p>
          </table:table-cell>
        </table:table-row>
        <table:table-row table:style-name="ro1">
          <table:table-cell/>
          <table:table-cell office:value-type="string" calcext:value-type="string">
            <text:p>Tabuh</text:p>
          </table:table-cell>
        </table:table-row>
        <table:table-row table:style-name="ro1">
          <table:table-cell/>
          <table:table-cell office:value-type="string" calcext:value-type="string">
            <text:p>Tabung</text:p>
          </table:table-cell>
        </table:table-row>
        <table:table-row table:style-name="ro1">
          <table:table-cell/>
          <table:table-cell office:value-type="string" calcext:value-type="string">
            <text:p>Tabur</text:p>
          </table:table-cell>
        </table:table-row>
        <table:table-row table:style-name="ro1">
          <table:table-cell/>
          <table:table-cell office:value-type="string" calcext:value-type="string">
            <text:p>Tadah</text:p>
          </table:table-cell>
        </table:table-row>
        <table:table-row table:style-name="ro1">
          <table:table-cell/>
          <table:table-cell office:value-type="string" calcext:value-type="string">
            <text:p>Tadi</text:p>
          </table:table-cell>
        </table:table-row>
        <table:table-row table:style-name="ro1">
          <table:table-cell/>
          <table:table-cell office:value-type="string" calcext:value-type="string">
            <text:p>Tafsir</text:p>
          </table:table-cell>
        </table:table-row>
        <table:table-row table:style-name="ro1">
          <table:table-cell/>
          <table:table-cell office:value-type="string" calcext:value-type="string">
            <text:p>Tagih</text:p>
          </table:table-cell>
        </table:table-row>
        <table:table-row table:style-name="ro1">
          <table:table-cell/>
          <table:table-cell office:value-type="string" calcext:value-type="string">
            <text:p>Tahan</text:p>
          </table:table-cell>
        </table:table-row>
        <table:table-row table:style-name="ro1">
          <table:table-cell/>
          <table:table-cell office:value-type="string" calcext:value-type="string">
            <text:p>Tahu (1)</text:p>
          </table:table-cell>
        </table:table-row>
        <table:table-row table:style-name="ro1">
          <table:table-cell/>
          <table:table-cell office:value-type="string" calcext:value-type="string">
            <text:p>Tahu (2)</text:p>
          </table:table-cell>
        </table:table-row>
        <table:table-row table:style-name="ro1">
          <table:table-cell/>
          <table:table-cell office:value-type="string" calcext:value-type="string">
            <text:p>Tahun</text:p>
          </table:table-cell>
        </table:table-row>
        <table:table-row table:style-name="ro1">
          <table:table-cell/>
          <table:table-cell office:value-type="string" calcext:value-type="string">
            <text:p>Tahyul</text:p>
          </table:table-cell>
        </table:table-row>
        <table:table-row table:style-name="ro1">
          <table:table-cell/>
          <table:table-cell office:value-type="string" calcext:value-type="string">
            <text:p>Tajam</text:p>
          </table:table-cell>
        </table:table-row>
        <table:table-row table:style-name="ro1">
          <table:table-cell/>
          <table:table-cell office:value-type="string" calcext:value-type="string">
            <text:p>Tajwid</text:p>
          </table:table-cell>
        </table:table-row>
        <table:table-row table:style-name="ro1">
          <table:table-cell/>
          <table:table-cell office:value-type="string" calcext:value-type="string">
            <text:p>Takabur</text:p>
          </table:table-cell>
        </table:table-row>
        <table:table-row table:style-name="ro1">
          <table:table-cell/>
          <table:table-cell office:value-type="string" calcext:value-type="string">
            <text:p>Takar</text:p>
          </table:table-cell>
        </table:table-row>
        <table:table-row table:style-name="ro1">
          <table:table-cell/>
          <table:table-cell office:value-type="string" calcext:value-type="string">
            <text:p>Takbir</text:p>
          </table:table-cell>
        </table:table-row>
        <table:table-row table:style-name="ro1">
          <table:table-cell/>
          <table:table-cell office:value-type="string" calcext:value-type="string">
            <text:p>Takhta</text:p>
          </table:table-cell>
        </table:table-row>
        <table:table-row table:style-name="ro1">
          <table:table-cell/>
          <table:table-cell office:value-type="string" calcext:value-type="string">
            <text:p>Takluk</text:p>
          </table:table-cell>
        </table:table-row>
        <table:table-row table:style-name="ro1">
          <table:table-cell/>
          <table:table-cell office:value-type="string" calcext:value-type="string">
            <text:p>Taksir</text:p>
          </table:table-cell>
        </table:table-row>
        <table:table-row table:style-name="ro1">
          <table:table-cell/>
          <table:table-cell office:value-type="string" calcext:value-type="string">
            <text:p>Takut</text:p>
          </table:table-cell>
        </table:table-row>
        <table:table-row table:style-name="ro1">
          <table:table-cell/>
          <table:table-cell office:value-type="string" calcext:value-type="string">
            <text:p>Takwa</text:p>
          </table:table-cell>
        </table:table-row>
        <table:table-row table:style-name="ro1">
          <table:table-cell/>
          <table:table-cell office:value-type="string" calcext:value-type="string">
            <text:p>Talak</text:p>
          </table:table-cell>
        </table:table-row>
        <table:table-row table:style-name="ro1">
          <table:table-cell/>
          <table:table-cell office:value-type="string" calcext:value-type="string">
            <text:p>Tali</text:p>
          </table:table-cell>
        </table:table-row>
        <table:table-row table:style-name="ro1">
          <table:table-cell/>
          <table:table-cell office:value-type="string" calcext:value-type="string">
            <text:p>Tamak</text:p>
          </table:table-cell>
        </table:table-row>
        <table:table-row table:style-name="ro1">
          <table:table-cell/>
          <table:table-cell office:value-type="string" calcext:value-type="string">
            <text:p>Taman</text:p>
          </table:table-cell>
        </table:table-row>
        <table:table-row table:style-name="ro1">
          <table:table-cell/>
          <table:table-cell office:value-type="string" calcext:value-type="string">
            <text:p>Tamasya</text:p>
          </table:table-cell>
        </table:table-row>
        <table:table-row table:style-name="ro1">
          <table:table-cell/>
          <table:table-cell office:value-type="string" calcext:value-type="string">
            <text:p>Tamat</text:p>
          </table:table-cell>
        </table:table-row>
        <table:table-row table:style-name="ro1">
          <table:table-cell/>
          <table:table-cell office:value-type="string" calcext:value-type="string">
            <text:p>Tambah</text:p>
          </table:table-cell>
        </table:table-row>
        <table:table-row table:style-name="ro1">
          <table:table-cell/>
          <table:table-cell office:value-type="string" calcext:value-type="string">
            <text:p>Tambak</text:p>
          </table:table-cell>
        </table:table-row>
        <table:table-row table:style-name="ro1">
          <table:table-cell/>
          <table:table-cell office:value-type="string" calcext:value-type="string">
            <text:p>Tambal</text:p>
          </table:table-cell>
        </table:table-row>
        <table:table-row table:style-name="ro1">
          <table:table-cell/>
          <table:table-cell office:value-type="string" calcext:value-type="string">
            <text:p>Tambang</text:p>
          </table:table-cell>
        </table:table-row>
        <table:table-row table:style-name="ro1">
          <table:table-cell/>
          <table:table-cell office:value-type="string" calcext:value-type="string">
            <text:p>Tambur</text:p>
          </table:table-cell>
        </table:table-row>
        <table:table-row table:style-name="ro1">
          <table:table-cell/>
          <table:table-cell office:value-type="string" calcext:value-type="string">
            <text:p>Tampak</text:p>
          </table:table-cell>
        </table:table-row>
        <table:table-row table:style-name="ro1">
          <table:table-cell/>
          <table:table-cell office:value-type="string" calcext:value-type="string">
            <text:p>Tampan</text:p>
          </table:table-cell>
        </table:table-row>
        <table:table-row table:style-name="ro1">
          <table:table-cell/>
          <table:table-cell office:value-type="string" calcext:value-type="string">
            <text:p>Tampar</text:p>
          </table:table-cell>
        </table:table-row>
        <table:table-row table:style-name="ro1">
          <table:table-cell/>
          <table:table-cell office:value-type="string" calcext:value-type="string">
            <text:p>Uang</text:p>
          </table:table-cell>
        </table:table-row>
        <table:table-row table:style-name="ro1">
          <table:table-cell/>
          <table:table-cell office:value-type="string" calcext:value-type="string">
            <text:p>Uap</text:p>
          </table:table-cell>
        </table:table-row>
        <table:table-row table:style-name="ro1">
          <table:table-cell/>
          <table:table-cell office:value-type="string" calcext:value-type="string">
            <text:p>Ubah</text:p>
          </table:table-cell>
        </table:table-row>
        <table:table-row table:style-name="ro1">
          <table:table-cell/>
          <table:table-cell office:value-type="string" calcext:value-type="string">
            <text:p>Uban</text:p>
          </table:table-cell>
        </table:table-row>
        <table:table-row table:style-name="ro1">
          <table:table-cell/>
          <table:table-cell office:value-type="string" calcext:value-type="string">
            <text:p>Ubi</text:p>
          </table:table-cell>
        </table:table-row>
        <table:table-row table:style-name="ro1">
          <table:table-cell/>
          <table:table-cell office:value-type="string" calcext:value-type="string">
            <text:p>Ubin</text:p>
          </table:table-cell>
        </table:table-row>
        <table:table-row table:style-name="ro1">
          <table:table-cell/>
          <table:table-cell office:value-type="string" calcext:value-type="string">
            <text:p>Ubur-ubur</text:p>
          </table:table-cell>
        </table:table-row>
        <table:table-row table:style-name="ro1">
          <table:table-cell/>
          <table:table-cell office:value-type="string" calcext:value-type="string">
            <text:p>Ucap</text:p>
          </table:table-cell>
        </table:table-row>
        <table:table-row table:style-name="ro1">
          <table:table-cell/>
          <table:table-cell office:value-type="string" calcext:value-type="string">
            <text:p>Udang</text:p>
          </table:table-cell>
        </table:table-row>
        <table:table-row table:style-name="ro1">
          <table:table-cell/>
          <table:table-cell office:value-type="string" calcext:value-type="string">
            <text:p>Udara</text:p>
          </table:table-cell>
        </table:table-row>
        <table:table-row table:style-name="ro1">
          <table:table-cell/>
          <table:table-cell office:value-type="string" calcext:value-type="string">
            <text:p>Ujar</text:p>
          </table:table-cell>
        </table:table-row>
        <table:table-row table:style-name="ro1">
          <table:table-cell/>
          <table:table-cell office:value-type="string" calcext:value-type="string">
            <text:p>Uji</text:p>
          </table:table-cell>
        </table:table-row>
        <table:table-row table:style-name="ro1">
          <table:table-cell/>
          <table:table-cell office:value-type="string" calcext:value-type="string">
            <text:p>Ujung</text:p>
          </table:table-cell>
        </table:table-row>
        <table:table-row table:style-name="ro1">
          <table:table-cell/>
          <table:table-cell office:value-type="string" calcext:value-type="string">
            <text:p>Ukir</text:p>
          </table:table-cell>
        </table:table-row>
        <table:table-row table:style-name="ro1">
          <table:table-cell/>
          <table:table-cell office:value-type="string" calcext:value-type="string">
            <text:p>Ukur</text:p>
          </table:table-cell>
        </table:table-row>
        <table:table-row table:style-name="ro1">
          <table:table-cell/>
          <table:table-cell office:value-type="string" calcext:value-type="string">
            <text:p>Ulah</text:p>
          </table:table-cell>
        </table:table-row>
        <table:table-row table:style-name="ro1">
          <table:table-cell/>
          <table:table-cell office:value-type="string" calcext:value-type="string">
            <text:p>Ulama</text:p>
          </table:table-cell>
        </table:table-row>
        <table:table-row table:style-name="ro1">
          <table:table-cell/>
          <table:table-cell office:value-type="string" calcext:value-type="string">
            <text:p>Ulang</text:p>
          </table:table-cell>
        </table:table-row>
        <table:table-row table:style-name="ro1">
          <table:table-cell/>
          <table:table-cell office:value-type="string" calcext:value-type="string">
            <text:p>Ular</text:p>
          </table:table-cell>
        </table:table-row>
        <table:table-row table:style-name="ro1">
          <table:table-cell/>
          <table:table-cell office:value-type="string" calcext:value-type="string">
            <text:p>Ulas</text:p>
          </table:table-cell>
        </table:table-row>
        <table:table-row table:style-name="ro1">
          <table:table-cell/>
          <table:table-cell office:value-type="string" calcext:value-type="string">
            <text:p>Ulat</text:p>
          </table:table-cell>
        </table:table-row>
        <table:table-row table:style-name="ro1">
          <table:table-cell/>
          <table:table-cell office:value-type="string" calcext:value-type="string">
            <text:p>Ulur</text:p>
          </table:table-cell>
        </table:table-row>
        <table:table-row table:style-name="ro1">
          <table:table-cell/>
          <table:table-cell office:value-type="string" calcext:value-type="string">
            <text:p>Umat</text:p>
          </table:table-cell>
        </table:table-row>
        <table:table-row table:style-name="ro1">
          <table:table-cell/>
          <table:table-cell office:value-type="string" calcext:value-type="string">
            <text:p>Umbul-umbul</text:p>
          </table:table-cell>
        </table:table-row>
        <table:table-row table:style-name="ro1">
          <table:table-cell/>
          <table:table-cell office:value-type="string" calcext:value-type="string">
            <text:p>Umpama</text:p>
          </table:table-cell>
        </table:table-row>
        <table:table-row table:style-name="ro1">
          <table:table-cell/>
          <table:table-cell office:value-type="string" calcext:value-type="string">
            <text:p>Umpan</text:p>
          </table:table-cell>
        </table:table-row>
        <table:table-row table:style-name="ro1">
          <table:table-cell/>
          <table:table-cell office:value-type="string" calcext:value-type="string">
            <text:p>Umpat</text:p>
          </table:table-cell>
        </table:table-row>
        <table:table-row table:style-name="ro1">
          <table:table-cell/>
          <table:table-cell office:value-type="string" calcext:value-type="string">
            <text:p>Umum</text:p>
          </table:table-cell>
        </table:table-row>
        <table:table-row table:style-name="ro1">
          <table:table-cell/>
          <table:table-cell office:value-type="string" calcext:value-type="string">
            <text:p>Umur</text:p>
          </table:table-cell>
        </table:table-row>
        <table:table-row table:style-name="ro1">
          <table:table-cell/>
          <table:table-cell office:value-type="string" calcext:value-type="string">
            <text:p>Undang</text:p>
          </table:table-cell>
        </table:table-row>
        <table:table-row table:style-name="ro1">
          <table:table-cell/>
          <table:table-cell office:value-type="string" calcext:value-type="string">
            <text:p>Undi</text:p>
          </table:table-cell>
        </table:table-row>
        <table:table-row table:style-name="ro1">
          <table:table-cell/>
          <table:table-cell office:value-type="string" calcext:value-type="string">
            <text:p>Unggas</text:p>
          </table:table-cell>
        </table:table-row>
        <table:table-row table:style-name="ro1">
          <table:table-cell/>
          <table:table-cell office:value-type="string" calcext:value-type="string">
            <text:p>Unggul</text:p>
          </table:table-cell>
        </table:table-row>
        <table:table-row table:style-name="ro1">
          <table:table-cell/>
          <table:table-cell office:value-type="string" calcext:value-type="string">
            <text:p>Ungkap</text:p>
          </table:table-cell>
        </table:table-row>
        <table:table-row table:style-name="ro1">
          <table:table-cell/>
          <table:table-cell office:value-type="string" calcext:value-type="string">
            <text:p>Ungkit</text:p>
          </table:table-cell>
        </table:table-row>
        <table:table-row table:style-name="ro1">
          <table:table-cell/>
          <table:table-cell office:value-type="string" calcext:value-type="string">
            <text:p>Unit</text:p>
          </table:table-cell>
        </table:table-row>
        <table:table-row table:style-name="ro1">
          <table:table-cell/>
          <table:table-cell office:value-type="string" calcext:value-type="string">
            <text:p>Universitas</text:p>
          </table:table-cell>
        </table:table-row>
        <table:table-row table:style-name="ro1">
          <table:table-cell/>
          <table:table-cell office:value-type="string" calcext:value-type="string">
            <text:p>Unsur</text:p>
          </table:table-cell>
        </table:table-row>
        <table:table-row table:style-name="ro1">
          <table:table-cell/>
          <table:table-cell office:value-type="string" calcext:value-type="string">
            <text:p>Unta</text:p>
          </table:table-cell>
        </table:table-row>
        <table:table-row table:style-name="ro1">
          <table:table-cell/>
          <table:table-cell office:value-type="string" calcext:value-type="string">
            <text:p>Untuk</text:p>
          </table:table-cell>
        </table:table-row>
        <table:table-row table:style-name="ro1">
          <table:table-cell/>
          <table:table-cell office:value-type="string" calcext:value-type="string">
            <text:p>Untung</text:p>
          </table:table-cell>
        </table:table-row>
        <table:table-row table:style-name="ro1">
          <table:table-cell/>
          <table:table-cell office:value-type="string" calcext:value-type="string">
            <text:p>Upacara</text:p>
          </table:table-cell>
        </table:table-row>
        <table:table-row table:style-name="ro1">
          <table:table-cell/>
          <table:table-cell office:value-type="string" calcext:value-type="string">
            <text:p>Upah</text:p>
          </table:table-cell>
        </table:table-row>
        <table:table-row table:style-name="ro1">
          <table:table-cell/>
          <table:table-cell office:value-type="string" calcext:value-type="string">
            <text:p>Upaya</text:p>
          </table:table-cell>
        </table:table-row>
        <table:table-row table:style-name="ro1">
          <table:table-cell/>
          <table:table-cell office:value-type="string" calcext:value-type="string">
            <text:p>Upeti</text:p>
          </table:table-cell>
        </table:table-row>
        <table:table-row table:style-name="ro1">
          <table:table-cell/>
          <table:table-cell office:value-type="string" calcext:value-type="string">
            <text:p>Urai</text:p>
          </table:table-cell>
        </table:table-row>
        <table:table-row table:style-name="ro1">
          <table:table-cell/>
          <table:table-cell office:value-type="string" calcext:value-type="string">
            <text:p>Uranium</text:p>
          </table:table-cell>
        </table:table-row>
        <table:table-row table:style-name="ro1">
          <table:table-cell/>
          <table:table-cell office:value-type="string" calcext:value-type="string">
            <text:p>Urat</text:p>
          </table:table-cell>
        </table:table-row>
        <table:table-row table:style-name="ro1">
          <table:table-cell/>
          <table:table-cell office:value-type="string" calcext:value-type="string">
            <text:p>Urbanisasi</text:p>
          </table:table-cell>
        </table:table-row>
        <table:table-row table:style-name="ro1">
          <table:table-cell/>
          <table:table-cell office:value-type="string" calcext:value-type="string">
            <text:p>Urus</text:p>
          </table:table-cell>
        </table:table-row>
        <table:table-row table:style-name="ro1">
          <table:table-cell/>
          <table:table-cell office:value-type="string" calcext:value-type="string">
            <text:p>Urut</text:p>
          </table:table-cell>
        </table:table-row>
        <table:table-row table:style-name="ro1">
          <table:table-cell/>
          <table:table-cell office:value-type="string" calcext:value-type="string">
            <text:p>Usah</text:p>
          </table:table-cell>
        </table:table-row>
        <table:table-row table:style-name="ro1">
          <table:table-cell/>
          <table:table-cell office:value-type="string" calcext:value-type="string">
            <text:p>Usaha</text:p>
          </table:table-cell>
        </table:table-row>
        <table:table-row table:style-name="ro1">
          <table:table-cell/>
          <table:table-cell office:value-type="string" calcext:value-type="string">
            <text:p>Usai</text:p>
          </table:table-cell>
        </table:table-row>
        <table:table-row table:style-name="ro1">
          <table:table-cell/>
          <table:table-cell office:value-type="string" calcext:value-type="string">
            <text:p>Usang</text:p>
          </table:table-cell>
        </table:table-row>
        <table:table-row table:style-name="ro1">
          <table:table-cell/>
          <table:table-cell office:value-type="string" calcext:value-type="string">
            <text:p>Usap</text:p>
          </table:table-cell>
        </table:table-row>
        <table:table-row table:style-name="ro1">
          <table:table-cell/>
          <table:table-cell office:value-type="string" calcext:value-type="string">
            <text:p>Usia</text:p>
          </table:table-cell>
        </table:table-row>
        <table:table-row table:style-name="ro1">
          <table:table-cell/>
          <table:table-cell office:value-type="string" calcext:value-type="string">
            <text:p>Usik</text:p>
          </table:table-cell>
        </table:table-row>
        <table:table-row table:style-name="ro1">
          <table:table-cell/>
          <table:table-cell office:value-type="string" calcext:value-type="string">
            <text:p>Usil</text:p>
          </table:table-cell>
        </table:table-row>
        <table:table-row table:style-name="ro1">
          <table:table-cell/>
          <table:table-cell office:value-type="string" calcext:value-type="string">
            <text:p>Usir</text:p>
          </table:table-cell>
        </table:table-row>
        <table:table-row table:style-name="ro1">
          <table:table-cell/>
          <table:table-cell office:value-type="string" calcext:value-type="string">
            <text:p>Uskup</text:p>
          </table:table-cell>
        </table:table-row>
        <table:table-row table:style-name="ro1">
          <table:table-cell/>
          <table:table-cell office:value-type="string" calcext:value-type="string">
            <text:p>Ustad</text:p>
          </table:table-cell>
        </table:table-row>
        <table:table-row table:style-name="ro1">
          <table:table-cell/>
          <table:table-cell office:value-type="string" calcext:value-type="string">
            <text:p>Ustadzah</text:p>
          </table:table-cell>
        </table:table-row>
        <table:table-row table:style-name="ro1">
          <table:table-cell/>
          <table:table-cell office:value-type="string" calcext:value-type="string">
            <text:p>Usul</text:p>
          </table:table-cell>
        </table:table-row>
        <table:table-row table:style-name="ro1">
          <table:table-cell/>
          <table:table-cell office:value-type="string" calcext:value-type="string">
            <text:p>Usung</text:p>
          </table:table-cell>
        </table:table-row>
        <table:table-row table:style-name="ro1">
          <table:table-cell/>
          <table:table-cell office:value-type="string" calcext:value-type="string">
            <text:p>Usus</text:p>
          </table:table-cell>
        </table:table-row>
        <table:table-row table:style-name="ro1">
          <table:table-cell/>
          <table:table-cell office:value-type="string" calcext:value-type="string">
            <text:p>Utama</text:p>
          </table:table-cell>
        </table:table-row>
        <table:table-row table:style-name="ro1">
          <table:table-cell/>
          <table:table-cell office:value-type="string" calcext:value-type="string">
            <text:p>Utang</text:p>
          </table:table-cell>
        </table:table-row>
        <table:table-row table:style-name="ro1">
          <table:table-cell/>
          <table:table-cell office:value-type="string" calcext:value-type="string">
            <text:p>Utara</text:p>
          </table:table-cell>
        </table:table-row>
        <table:table-row table:style-name="ro1">
          <table:table-cell/>
          <table:table-cell office:value-type="string" calcext:value-type="string">
            <text:p>Utuh</text:p>
          </table:table-cell>
        </table:table-row>
        <table:table-row table:style-name="ro1">
          <table:table-cell/>
          <table:table-cell office:value-type="string" calcext:value-type="string">
            <text:p>Utus</text:p>
          </table:table-cell>
        </table:table-row>
        <table:table-row table:style-name="ro1">
          <table:table-cell/>
          <table:table-cell office:value-type="string" calcext:value-type="string">
            <text:p>Uzur</text:p>
          </table:table-cell>
        </table:table-row>
        <table:table-row table:style-name="ro1">
          <table:table-cell/>
          <table:table-cell office:value-type="string" calcext:value-type="string">
            <text:p>Vaksin</text:p>
          </table:table-cell>
        </table:table-row>
        <table:table-row table:style-name="ro1">
          <table:table-cell/>
          <table:table-cell office:value-type="string" calcext:value-type="string">
            <text:p>Vaksinasi</text:p>
          </table:table-cell>
        </table:table-row>
        <table:table-row table:style-name="ro1">
          <table:table-cell/>
          <table:table-cell office:value-type="string" calcext:value-type="string">
            <text:p>Valuta</text:p>
          </table:table-cell>
        </table:table-row>
        <table:table-row table:style-name="ro1">
          <table:table-cell/>
          <table:table-cell office:value-type="string" calcext:value-type="string">
            <text:p>Vanili</text:p>
          </table:table-cell>
        </table:table-row>
        <table:table-row table:style-name="ro1">
          <table:table-cell/>
          <table:table-cell office:value-type="string" calcext:value-type="string">
            <text:p>Variasi</text:p>
          </table:table-cell>
        </table:table-row>
        <table:table-row table:style-name="ro1">
          <table:table-cell/>
          <table:table-cell office:value-type="string" calcext:value-type="string">
            <text:p>Vas</text:p>
          </table:table-cell>
        </table:table-row>
        <table:table-row table:style-name="ro1">
          <table:table-cell/>
          <table:table-cell office:value-type="string" calcext:value-type="string">
            <text:p>Vertebrata</text:p>
          </table:table-cell>
        </table:table-row>
        <table:table-row table:style-name="ro1">
          <table:table-cell/>
          <table:table-cell office:value-type="string" calcext:value-type="string">
            <text:p>Vertikal</text:p>
          </table:table-cell>
        </table:table-row>
        <table:table-row table:style-name="ro1">
          <table:table-cell/>
          <table:table-cell office:value-type="string" calcext:value-type="string">
            <text:p>Veteran</text:p>
          </table:table-cell>
        </table:table-row>
        <table:table-row table:style-name="ro1">
          <table:table-cell/>
          <table:table-cell office:value-type="string" calcext:value-type="string">
            <text:p>Video</text:p>
          </table:table-cell>
        </table:table-row>
        <table:table-row table:style-name="ro1">
          <table:table-cell/>
          <table:table-cell office:value-type="string" calcext:value-type="string">
            <text:p>Vila</text:p>
          </table:table-cell>
        </table:table-row>
        <table:table-row table:style-name="ro1">
          <table:table-cell/>
          <table:table-cell office:value-type="string" calcext:value-type="string">
            <text:p>Violet</text:p>
          </table:table-cell>
        </table:table-row>
        <table:table-row table:style-name="ro1">
          <table:table-cell/>
          <table:table-cell office:value-type="string" calcext:value-type="string">
            <text:p>Virus</text:p>
          </table:table-cell>
        </table:table-row>
        <table:table-row table:style-name="ro1">
          <table:table-cell/>
          <table:table-cell office:value-type="string" calcext:value-type="string">
            <text:p>Visa</text:p>
          </table:table-cell>
        </table:table-row>
        <table:table-row table:style-name="ro1">
          <table:table-cell/>
          <table:table-cell office:value-type="string" calcext:value-type="string">
            <text:p>Visum</text:p>
          </table:table-cell>
        </table:table-row>
        <table:table-row table:style-name="ro1">
          <table:table-cell/>
          <table:table-cell office:value-type="string" calcext:value-type="string">
            <text:p>Vitamin</text:p>
          </table:table-cell>
        </table:table-row>
        <table:table-row table:style-name="ro1">
          <table:table-cell/>
          <table:table-cell office:value-type="string" calcext:value-type="string">
            <text:p>Vokal</text:p>
          </table:table-cell>
        </table:table-row>
        <table:table-row table:style-name="ro1">
          <table:table-cell/>
          <table:table-cell office:value-type="string" calcext:value-type="string">
            <text:p>Voli</text:p>
          </table:table-cell>
        </table:table-row>
        <table:table-row table:style-name="ro1">
          <table:table-cell/>
          <table:table-cell office:value-type="string" calcext:value-type="string">
            <text:p>Voltase</text:p>
          </table:table-cell>
        </table:table-row>
        <table:table-row table:style-name="ro1">
          <table:table-cell/>
          <table:table-cell office:value-type="string" calcext:value-type="string">
            <text:p>Volume</text:p>
          </table:table-cell>
        </table:table-row>
        <table:table-row table:style-name="ro1">
          <table:table-cell/>
          <table:table-cell office:value-type="string" calcext:value-type="string">
            <text:p>Vonis</text:p>
          </table:table-cell>
        </table:table-row>
        <table:table-row table:style-name="ro1">
          <table:table-cell/>
          <table:table-cell office:value-type="string" calcext:value-type="string">
            <text:p>-Wan</text:p>
          </table:table-cell>
        </table:table-row>
        <table:table-row table:style-name="ro1">
          <table:table-cell/>
          <table:table-cell office:value-type="string" calcext:value-type="string">
            <text:p>-Wati</text:p>
          </table:table-cell>
        </table:table-row>
        <table:table-row table:style-name="ro1">
          <table:table-cell/>
          <table:table-cell office:value-type="string" calcext:value-type="string">
            <text:p>Wabah</text:p>
          </table:table-cell>
        </table:table-row>
        <table:table-row table:style-name="ro1">
          <table:table-cell/>
          <table:table-cell office:value-type="string" calcext:value-type="string">
            <text:p>Wacana</text:p>
          </table:table-cell>
        </table:table-row>
        <table:table-row table:style-name="ro1">
          <table:table-cell/>
          <table:table-cell office:value-type="string" calcext:value-type="string">
            <text:p>Wadah</text:p>
          </table:table-cell>
        </table:table-row>
        <table:table-row table:style-name="ro1">
          <table:table-cell/>
          <table:table-cell office:value-type="string" calcext:value-type="string">
            <text:p>Waduk</text:p>
          </table:table-cell>
        </table:table-row>
        <table:table-row table:style-name="ro1">
          <table:table-cell/>
          <table:table-cell office:value-type="string" calcext:value-type="string">
            <text:p>Wafat</text:p>
          </table:table-cell>
        </table:table-row>
        <table:table-row table:style-name="ro1">
          <table:table-cell/>
          <table:table-cell office:value-type="string" calcext:value-type="string">
            <text:p>Wahai</text:p>
          </table:table-cell>
        </table:table-row>
        <table:table-row table:style-name="ro1">
          <table:table-cell/>
          <table:table-cell office:value-type="string" calcext:value-type="string">
            <text:p>Wahyu</text:p>
          </table:table-cell>
        </table:table-row>
        <table:table-row table:style-name="ro1">
          <table:table-cell/>
          <table:table-cell office:value-type="string" calcext:value-type="string">
            <text:p>Waisak</text:p>
          </table:table-cell>
        </table:table-row>
        <table:table-row table:style-name="ro1">
          <table:table-cell/>
          <table:table-cell office:value-type="string" calcext:value-type="string">
            <text:p>Wajah</text:p>
          </table:table-cell>
        </table:table-row>
        <table:table-row table:style-name="ro1">
          <table:table-cell/>
          <table:table-cell office:value-type="string" calcext:value-type="string">
            <text:p>Wajan</text:p>
          </table:table-cell>
        </table:table-row>
        <table:table-row table:style-name="ro1">
          <table:table-cell/>
          <table:table-cell office:value-type="string" calcext:value-type="string">
            <text:p>Wajar</text:p>
          </table:table-cell>
        </table:table-row>
        <table:table-row table:style-name="ro1">
          <table:table-cell/>
          <table:table-cell office:value-type="string" calcext:value-type="string">
            <text:p>Wajib</text:p>
          </table:table-cell>
        </table:table-row>
        <table:table-row table:style-name="ro1">
          <table:table-cell/>
          <table:table-cell office:value-type="string" calcext:value-type="string">
            <text:p>Wakaf</text:p>
          </table:table-cell>
        </table:table-row>
        <table:table-row table:style-name="ro1">
          <table:table-cell/>
          <table:table-cell office:value-type="string" calcext:value-type="string">
            <text:p>Wakil</text:p>
          </table:table-cell>
        </table:table-row>
        <table:table-row table:style-name="ro1">
          <table:table-cell/>
          <table:table-cell office:value-type="string" calcext:value-type="string">
            <text:p>Waktu</text:p>
          </table:table-cell>
        </table:table-row>
        <table:table-row table:style-name="ro1">
          <table:table-cell/>
          <table:table-cell office:value-type="string" calcext:value-type="string">
            <text:p>Walau</text:p>
          </table:table-cell>
        </table:table-row>
        <table:table-row table:style-name="ro1">
          <table:table-cell/>
          <table:table-cell office:value-type="string" calcext:value-type="string">
            <text:p>Wali</text:p>
          </table:table-cell>
        </table:table-row>
        <table:table-row table:style-name="ro1">
          <table:table-cell/>
          <table:table-cell office:value-type="string" calcext:value-type="string">
            <text:p>Wangi</text:p>
          </table:table-cell>
        </table:table-row>
        <table:table-row table:style-name="ro1">
          <table:table-cell/>
          <table:table-cell office:value-type="string" calcext:value-type="string">
            <text:p>Wanita</text:p>
          </table:table-cell>
        </table:table-row>
        <table:table-row table:style-name="ro1">
          <table:table-cell/>
          <table:table-cell office:value-type="string" calcext:value-type="string">
            <text:p>Warga</text:p>
          </table:table-cell>
        </table:table-row>
        <table:table-row table:style-name="ro1">
          <table:table-cell/>
          <table:table-cell office:value-type="string" calcext:value-type="string">
            <text:p>Waris</text:p>
          </table:table-cell>
        </table:table-row>
        <table:table-row table:style-name="ro1">
          <table:table-cell/>
          <table:table-cell office:value-type="string" calcext:value-type="string">
            <text:p>Warna</text:p>
          </table:table-cell>
        </table:table-row>
        <table:table-row table:style-name="ro1">
          <table:table-cell/>
          <table:table-cell office:value-type="string" calcext:value-type="string">
            <text:p>Warsa</text:p>
          </table:table-cell>
        </table:table-row>
        <table:table-row table:style-name="ro1">
          <table:table-cell/>
          <table:table-cell office:value-type="string" calcext:value-type="string">
            <text:p>Warta</text:p>
          </table:table-cell>
        </table:table-row>
        <table:table-row table:style-name="ro1">
          <table:table-cell/>
          <table:table-cell office:value-type="string" calcext:value-type="string">
            <text:p>Warung</text:p>
          </table:table-cell>
        </table:table-row>
        <table:table-row table:style-name="ro1">
          <table:table-cell/>
          <table:table-cell office:value-type="string" calcext:value-type="string">
            <text:p>Wasalam</text:p>
          </table:table-cell>
        </table:table-row>
        <table:table-row table:style-name="ro1">
          <table:table-cell/>
          <table:table-cell office:value-type="string" calcext:value-type="string">
            <text:p>Wasiat</text:p>
          </table:table-cell>
        </table:table-row>
        <table:table-row table:style-name="ro1">
          <table:table-cell/>
          <table:table-cell office:value-type="string" calcext:value-type="string">
            <text:p>Wasit</text:p>
          </table:table-cell>
        </table:table-row>
        <table:table-row table:style-name="ro1">
          <table:table-cell/>
          <table:table-cell office:value-type="string" calcext:value-type="string">
            <text:p>Waspada</text:p>
          </table:table-cell>
        </table:table-row>
        <table:table-row table:style-name="ro1">
          <table:table-cell/>
          <table:table-cell office:value-type="string" calcext:value-type="string">
            <text:p>Waswas</text:p>
          </table:table-cell>
        </table:table-row>
        <table:table-row table:style-name="ro1">
          <table:table-cell/>
          <table:table-cell office:value-type="string" calcext:value-type="string">
            <text:p>Watak</text:p>
          </table:table-cell>
        </table:table-row>
        <table:table-row table:style-name="ro1">
          <table:table-cell/>
          <table:table-cell office:value-type="string" calcext:value-type="string">
            <text:p>Watt</text:p>
          </table:table-cell>
        </table:table-row>
        <table:table-row table:style-name="ro1">
          <table:table-cell/>
          <table:table-cell office:value-type="string" calcext:value-type="string">
            <text:p>Wawancara</text:p>
          </table:table-cell>
        </table:table-row>
        <table:table-row table:style-name="ro1">
          <table:table-cell/>
          <table:table-cell office:value-type="string" calcext:value-type="string">
            <text:p>Wawas</text:p>
          </table:table-cell>
        </table:table-row>
        <table:table-row table:style-name="ro1">
          <table:table-cell/>
          <table:table-cell office:value-type="string" calcext:value-type="string">
            <text:p>Wayang</text:p>
          </table:table-cell>
        </table:table-row>
        <table:table-row table:style-name="ro1">
          <table:table-cell/>
          <table:table-cell office:value-type="string" calcext:value-type="string">
            <text:p>Wedana</text:p>
          </table:table-cell>
        </table:table-row>
        <table:table-row table:style-name="ro1">
          <table:table-cell/>
          <table:table-cell office:value-type="string" calcext:value-type="string">
            <text:p>Wenang</text:p>
          </table:table-cell>
        </table:table-row>
        <table:table-row table:style-name="ro1">
          <table:table-cell/>
          <table:table-cell office:value-type="string" calcext:value-type="string">
            <text:p>Wereng</text:p>
          </table:table-cell>
        </table:table-row>
        <table:table-row table:style-name="ro1">
          <table:table-cell/>
          <table:table-cell office:value-type="string" calcext:value-type="string">
            <text:p>Wesel</text:p>
          </table:table-cell>
        </table:table-row>
        <table:table-row table:style-name="ro1">
          <table:table-cell/>
          <table:table-cell office:value-type="string" calcext:value-type="string">
            <text:p>Wibawa</text:p>
          </table:table-cell>
        </table:table-row>
        <table:table-row table:style-name="ro1">
          <table:table-cell/>
          <table:table-cell office:value-type="string" calcext:value-type="string">
            <text:p>Wicara</text:p>
          </table:table-cell>
        </table:table-row>
        <table:table-row table:style-name="ro1">
          <table:table-cell/>
          <table:table-cell office:value-type="string" calcext:value-type="string">
            <text:p>Wihara</text:p>
          </table:table-cell>
        </table:table-row>
        <table:table-row table:style-name="ro1">
          <table:table-cell/>
          <table:table-cell office:value-type="string" calcext:value-type="string">
            <text:p>Wilayah</text:p>
          </table:table-cell>
        </table:table-row>
        <table:table-row table:style-name="ro1">
          <table:table-cell/>
          <table:table-cell office:value-type="string" calcext:value-type="string">
            <text:p>Windu</text:p>
          </table:table-cell>
        </table:table-row>
        <table:table-row table:style-name="ro1">
          <table:table-cell/>
          <table:table-cell office:value-type="string" calcext:value-type="string">
            <text:p>Wira</text:p>
          </table:table-cell>
        </table:table-row>
        <table:table-row table:style-name="ro1">
          <table:table-cell/>
          <table:table-cell office:value-type="string" calcext:value-type="string">
            <text:p>Wisata</text:p>
          </table:table-cell>
        </table:table-row>
        <table:table-row table:style-name="ro1">
          <table:table-cell/>
          <table:table-cell office:value-type="string" calcext:value-type="string">
            <text:p>Wisma</text:p>
          </table:table-cell>
        </table:table-row>
        <table:table-row table:style-name="ro1">
          <table:table-cell/>
          <table:table-cell office:value-type="string" calcext:value-type="string">
            <text:p>Wol</text:p>
          </table:table-cell>
        </table:table-row>
        <table:table-row table:style-name="ro1">
          <table:table-cell/>
          <table:table-cell office:value-type="string" calcext:value-type="string">
            <text:p>Wudu</text:p>
          </table:table-cell>
        </table:table-row>
        <table:table-row table:style-name="ro1">
          <table:table-cell/>
          <table:table-cell office:value-type="string" calcext:value-type="string">
            <text:p>Wujud</text:p>
          </table:table-cell>
        </table:table-row>
        <table:table-row table:style-name="ro1">
          <table:table-cell/>
          <table:table-cell office:value-type="string" calcext:value-type="string">
            <text:p>Ya</text:p>
          </table:table-cell>
        </table:table-row>
        <table:table-row table:style-name="ro1">
          <table:table-cell/>
          <table:table-cell office:value-type="string" calcext:value-type="string">
            <text:p>Yaitu</text:p>
          </table:table-cell>
        </table:table-row>
        <table:table-row table:style-name="ro1">
          <table:table-cell/>
          <table:table-cell office:value-type="string" calcext:value-type="string">
            <text:p>Yakin</text:p>
          </table:table-cell>
        </table:table-row>
        <table:table-row table:style-name="ro1">
          <table:table-cell/>
          <table:table-cell office:value-type="string" calcext:value-type="string">
            <text:p>Yakni</text:p>
          </table:table-cell>
        </table:table-row>
        <table:table-row table:style-name="ro1">
          <table:table-cell/>
          <table:table-cell office:value-type="string" calcext:value-type="string">
            <text:p>Yang</text:p>
          </table:table-cell>
        </table:table-row>
        <table:table-row table:style-name="ro1">
          <table:table-cell/>
          <table:table-cell office:value-type="string" calcext:value-type="string">
            <text:p>Yatim</text:p>
          </table:table-cell>
        </table:table-row>
        <table:table-row table:style-name="ro1">
          <table:table-cell/>
          <table:table-cell office:value-type="string" calcext:value-type="string">
            <text:p>Yayasan</text:p>
          </table:table-cell>
        </table:table-row>
        <table:table-row table:style-name="ro1">
          <table:table-cell/>
          <table:table-cell office:value-type="string" calcext:value-type="string">
            <text:p>Yen</text:p>
          </table:table-cell>
        </table:table-row>
        <table:table-row table:style-name="ro1">
          <table:table-cell/>
          <table:table-cell office:value-type="string" calcext:value-type="string">
            <text:p>Zabur</text:p>
          </table:table-cell>
        </table:table-row>
        <table:table-row table:style-name="ro1">
          <table:table-cell/>
          <table:table-cell office:value-type="string" calcext:value-type="string">
            <text:p>Zaitun</text:p>
          </table:table-cell>
        </table:table-row>
        <table:table-row table:style-name="ro1">
          <table:table-cell/>
          <table:table-cell office:value-type="string" calcext:value-type="string">
            <text:p>Zakat</text:p>
          </table:table-cell>
        </table:table-row>
        <table:table-row table:style-name="ro1">
          <table:table-cell/>
          <table:table-cell office:value-type="string" calcext:value-type="string">
            <text:p>Zalim</text:p>
          </table:table-cell>
        </table:table-row>
        <table:table-row table:style-name="ro1">
          <table:table-cell/>
          <table:table-cell office:value-type="string" calcext:value-type="string">
            <text:p>Zaman</text:p>
          </table:table-cell>
        </table:table-row>
        <table:table-row table:style-name="ro1">
          <table:table-cell/>
          <table:table-cell office:value-type="string" calcext:value-type="string">
            <text:p>Zamrud</text:p>
          </table:table-cell>
        </table:table-row>
        <table:table-row table:style-name="ro1">
          <table:table-cell/>
          <table:table-cell office:value-type="string" calcext:value-type="string">
            <text:p>Zamzam</text:p>
          </table:table-cell>
        </table:table-row>
        <table:table-row table:style-name="ro1">
          <table:table-cell/>
          <table:table-cell office:value-type="string" calcext:value-type="string">
            <text:p>Zat</text:p>
          </table:table-cell>
        </table:table-row>
        <table:table-row table:style-name="ro1">
          <table:table-cell/>
          <table:table-cell office:value-type="string" calcext:value-type="string">
            <text:p>Ziarah</text:p>
          </table:table-cell>
        </table:table-row>
        <table:table-row table:style-name="ro1">
          <table:table-cell/>
          <table:table-cell office:value-type="string" calcext:value-type="string">
            <text:p>Zikir</text:p>
          </table:table-cell>
        </table:table-row>
        <table:table-row table:style-name="ro1">
          <table:table-cell/>
          <table:table-cell office:value-type="string" calcext:value-type="string">
            <text:p>Zoologi(1)</text:p>
          </table:table-cell>
        </table:table-row>
        <table:table-row table:style-name="ro1">
          <table:table-cell/>
          <table:table-cell office:value-type="string" calcext:value-type="string">
            <text:p>Zoologi</text:p>
          </table:table-cell>
        </table:table-row>
        <table:table-row table:style-name="ro1">
          <table:table-cell/>
          <table:table-cell office:value-type="string" calcext:value-type="string">
            <text:p>Zuhur</text:p>
          </table:table-cell>
        </table:table-row>
      </table:table>
      <table:table table:name="SIBI-Data Gerakan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</text:p>
          </table:table-cell>
        </table:table-row>
      </table:table>
      <table:table table:name="Lidah" table:style-name="ta1">
        <table:table-column table:style-name="co2" table:default-cell-style-name="Default"/>
        <table:table-row table:style-name="ro1">
          <table:table-cell/>
        </table:table-row>
      </table:table>
      <table:table table:name="BISINDO raw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-1 to (1)</text:p>
          </table:table-cell>
          <table:table-cell office:value-type="string" calcext:value-type="string">
            <text:p>no space</text:p>
          </table:table-cell>
          <table:table-cell/>
          <table:table-cell office:value-type="string" calcext:value-type="string">
            <text:p>typo removed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-abu</text:p>
          </table:table-cell>
          <table:table-cell/>
          <table:table-cell office:value-type="string" calcext:value-type="string">
            <text:p>abu</text:p>
          </table:table-cell>
        </table:table-row>
        <table:table-row table:style-name="ro1">
          <table:table-cell/>
          <table:table-cell office:value-type="string" calcext:value-type="string">
            <text:p>abu-abu-1</text:p>
          </table:table-cell>
          <table:table-cell table:number-columns-repeated="2" office:value-type="string" calcext:value-type="string">
            <text:p>abu-abu(1)</text:p>
          </table:table-cell>
          <table:table-cell/>
          <table:table-cell office:value-type="string" calcext:value-type="string">
            <text:p>abu-abu(1)</text:p>
          </table:table-cell>
        </table:table-row>
        <table:table-row table:style-name="ro1">
          <table:table-cell/>
          <table:table-cell office:value-type="string" calcext:value-type="string">
            <text:p>abu-abu-2</text:p>
          </table:table-cell>
          <table:table-cell table:number-columns-repeated="2" office:value-type="string" calcext:value-type="string">
            <text:p>abu-abu(2)</text:p>
          </table:table-cell>
          <table:table-cell/>
          <table:table-cell office:value-type="string" calcext:value-type="string">
            <text:p>abu-abu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da apa</text:p>
          </table:table-cell>
          <table:table-cell office:value-type="string" calcext:value-type="string">
            <text:p>adaapa</text:p>
          </table:table-cell>
          <table:table-cell/>
          <table:table-cell office:value-type="string" calcext:value-type="string">
            <text:p>adaap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diik_laki-laki</text:p>
          </table:table-cell>
          <table:table-cell/>
          <table:table-cell office:value-type="string" calcext:value-type="string">
            <text:p>adi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diik_perempuan</text:p>
          </table:table-cell>
          <table:table-cell/>
          <table:table-cell office:value-type="string" calcext:value-type="string">
            <text:p>adiklaki-lak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dik</text:p>
          </table:table-cell>
          <table:table-cell/>
          <table:table-cell office:value-type="string" calcext:value-type="string">
            <text:p>adikperempu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gama</text:p>
          </table:table-cell>
          <table:table-cell/>
          <table:table-cell office:value-type="string" calcext:value-type="string">
            <text:p>agama</text:p>
          </table:table-cell>
        </table:table-row>
        <table:table-row table:style-name="ro1">
          <table:table-cell/>
          <table:table-cell office:value-type="string" calcext:value-type="string">
            <text:p>agustus-1</text:p>
          </table:table-cell>
          <table:table-cell table:number-columns-repeated="2" office:value-type="string" calcext:value-type="string">
            <text:p>agustus(1)</text:p>
          </table:table-cell>
          <table:table-cell/>
          <table:table-cell office:value-type="string" calcext:value-type="string">
            <text:p>agustus(1)</text:p>
          </table:table-cell>
        </table:table-row>
        <table:table-row table:style-name="ro1">
          <table:table-cell/>
          <table:table-cell office:value-type="string" calcext:value-type="string">
            <text:p>agustus-2</text:p>
          </table:table-cell>
          <table:table-cell table:number-columns-repeated="2" office:value-type="string" calcext:value-type="string">
            <text:p>agustus(2)</text:p>
          </table:table-cell>
          <table:table-cell/>
          <table:table-cell office:value-type="string" calcext:value-type="string">
            <text:p>agustus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ir-terjun</text:p>
          </table:table-cell>
          <table:table-cell/>
          <table:table-cell office:value-type="string" calcext:value-type="string">
            <text:p>airterju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ktor</text:p>
          </table:table-cell>
          <table:table-cell/>
          <table:table-cell office:value-type="string" calcext:value-type="string">
            <text:p>akto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ktris</text:p>
          </table:table-cell>
          <table:table-cell/>
          <table:table-cell office:value-type="string" calcext:value-type="string">
            <text:p>aktri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ku_bertanya-kepada-kamu</text:p>
          </table:table-cell>
          <table:table-cell/>
          <table:table-cell office:value-type="string" calcext:value-type="string">
            <text:p>aku(1)</text:p>
          </table:table-cell>
        </table:table-row>
        <table:table-row table:style-name="ro1">
          <table:table-cell/>
          <table:table-cell office:value-type="string" calcext:value-type="string">
            <text:p>aku-1</text:p>
          </table:table-cell>
          <table:table-cell table:number-columns-repeated="2" office:value-type="string" calcext:value-type="string">
            <text:p>aku(1)</text:p>
          </table:table-cell>
          <table:table-cell/>
          <table:table-cell office:value-type="string" calcext:value-type="string">
            <text:p>aku(2)</text:p>
          </table:table-cell>
        </table:table-row>
        <table:table-row table:style-name="ro1">
          <table:table-cell/>
          <table:table-cell office:value-type="string" calcext:value-type="string">
            <text:p>aku-2</text:p>
          </table:table-cell>
          <table:table-cell table:number-columns-repeated="2" office:value-type="string" calcext:value-type="string">
            <text:p>aku(2)</text:p>
          </table:table-cell>
          <table:table-cell/>
          <table:table-cell office:value-type="string" calcext:value-type="string">
            <text:p>akubertanyakepadakam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lam</text:p>
          </table:table-cell>
          <table:table-cell/>
          <table:table-cell office:value-type="string" calcext:value-type="string">
            <text:p>alam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lat_tulis</text:p>
          </table:table-cell>
          <table:table-cell/>
          <table:table-cell office:value-type="string" calcext:value-type="string">
            <text:p>alattransportas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lat-transportasi</text:p>
          </table:table-cell>
          <table:table-cell/>
          <table:table-cell office:value-type="string" calcext:value-type="string">
            <text:p>alattuli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lis mata</text:p>
          </table:table-cell>
          <table:table-cell office:value-type="string" calcext:value-type="string">
            <text:p>alismata</text:p>
          </table:table-cell>
          <table:table-cell/>
          <table:table-cell office:value-type="string" calcext:value-type="string">
            <text:p>alismat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lis tebal(1)</text:p>
          </table:table-cell>
          <table:table-cell office:value-type="string" calcext:value-type="string">
            <text:p>alistebal(1)</text:p>
          </table:table-cell>
          <table:table-cell/>
          <table:table-cell office:value-type="string" calcext:value-type="string">
            <text:p>alistebal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lis tebal(2)</text:p>
          </table:table-cell>
          <table:table-cell office:value-type="string" calcext:value-type="string">
            <text:p>alistebal(2)</text:p>
          </table:table-cell>
          <table:table-cell/>
          <table:table-cell office:value-type="string" calcext:value-type="string">
            <text:p>alistebal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lis tipis(1)</text:p>
          </table:table-cell>
          <table:table-cell office:value-type="string" calcext:value-type="string">
            <text:p>alistipis(1)</text:p>
          </table:table-cell>
          <table:table-cell/>
          <table:table-cell office:value-type="string" calcext:value-type="string">
            <text:p>alistipis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lis tipis(2)</text:p>
          </table:table-cell>
          <table:table-cell office:value-type="string" calcext:value-type="string">
            <text:p>alistipis(2)</text:p>
          </table:table-cell>
          <table:table-cell/>
          <table:table-cell office:value-type="string" calcext:value-type="string">
            <text:p>alistipis(2)</text:p>
          </table:table-cell>
        </table:table-row>
        <table:table-row table:style-name="ro1">
          <table:table-cell/>
          <table:table-cell office:value-type="string" calcext:value-type="string">
            <text:p>alpukat-1</text:p>
          </table:table-cell>
          <table:table-cell table:number-columns-repeated="2" office:value-type="string" calcext:value-type="string">
            <text:p>alpukat(1)</text:p>
          </table:table-cell>
          <table:table-cell/>
          <table:table-cell office:value-type="string" calcext:value-type="string">
            <text:p>alpukat(1)</text:p>
          </table:table-cell>
        </table:table-row>
        <table:table-row table:style-name="ro1">
          <table:table-cell/>
          <table:table-cell office:value-type="string" calcext:value-type="string">
            <text:p>alpukat-2</text:p>
          </table:table-cell>
          <table:table-cell table:number-columns-repeated="2" office:value-type="string" calcext:value-type="string">
            <text:p>alpukat(2)</text:p>
          </table:table-cell>
          <table:table-cell/>
          <table:table-cell office:value-type="string" calcext:value-type="string">
            <text:p>alpukat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lpukat-3</text:p>
          </table:table-cell>
          <table:table-cell/>
          <table:table-cell office:value-type="string" calcext:value-type="string">
            <text:p>alpukat(3)</text:p>
          </table:table-cell>
        </table:table-row>
        <table:table-row table:style-name="ro1">
          <table:table-cell/>
          <table:table-cell office:value-type="string" calcext:value-type="string">
            <text:p>anak-1_1</text:p>
          </table:table-cell>
          <table:table-cell table:number-columns-repeated="2" office:value-type="string" calcext:value-type="string">
            <text:p>anak(1)_1</text:p>
          </table:table-cell>
          <table:table-cell/>
          <table:table-cell office:value-type="string" calcext:value-type="string">
            <text:p>anak-anak(1)</text:p>
          </table:table-cell>
        </table:table-row>
        <table:table-row table:style-name="ro1">
          <table:table-cell/>
          <table:table-cell office:value-type="string" calcext:value-type="string">
            <text:p>anak-2</text:p>
          </table:table-cell>
          <table:table-cell table:number-columns-repeated="2" office:value-type="string" calcext:value-type="string">
            <text:p>anak(2)</text:p>
          </table:table-cell>
          <table:table-cell/>
          <table:table-cell office:value-type="string" calcext:value-type="string">
            <text:p>anak-anak(2)</text:p>
          </table:table-cell>
        </table:table-row>
        <table:table-row table:style-name="ro1">
          <table:table-cell/>
          <table:table-cell office:value-type="string" calcext:value-type="string">
            <text:p>anak-anak-1</text:p>
          </table:table-cell>
          <table:table-cell table:number-columns-repeated="2" office:value-type="string" calcext:value-type="string">
            <text:p>anak-anak(1)</text:p>
          </table:table-cell>
          <table:table-cell/>
          <table:table-cell office:value-type="string" calcext:value-type="string">
            <text:p>anak-laki-laki</text:p>
          </table:table-cell>
        </table:table-row>
        <table:table-row table:style-name="ro1">
          <table:table-cell/>
          <table:table-cell office:value-type="string" calcext:value-type="string">
            <text:p>anak-anak-2</text:p>
          </table:table-cell>
          <table:table-cell table:number-columns-repeated="2" office:value-type="string" calcext:value-type="string">
            <text:p>anak-anak(2)</text:p>
          </table:table-cell>
          <table:table-cell/>
          <table:table-cell office:value-type="string" calcext:value-type="string">
            <text:p>anak-perempu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nak-laki-laki</text:p>
          </table:table-cell>
          <table:table-cell/>
          <table:table-cell office:value-type="string" calcext:value-type="string">
            <text:p>anak(1)_1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nak-perempuan</text:p>
          </table:table-cell>
          <table:table-cell/>
          <table:table-cell office:value-type="string" calcext:value-type="string">
            <text:p>anak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nda</text:p>
          </table:table-cell>
          <table:table-cell/>
          <table:table-cell office:value-type="string" calcext:value-type="string">
            <text:p>and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nda beli</text:p>
          </table:table-cell>
          <table:table-cell office:value-type="string" calcext:value-type="string">
            <text:p>andabeli</text:p>
          </table:table-cell>
          <table:table-cell/>
          <table:table-cell office:value-type="string" calcext:value-type="string">
            <text:p>anda_bertanya_kepada_di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nda_bertanya_kepada_dia</text:p>
          </table:table-cell>
          <table:table-cell/>
          <table:table-cell office:value-type="string" calcext:value-type="string">
            <text:p>anda_bertanya_kepada_say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nda_bertanya_kepada_saya</text:p>
          </table:table-cell>
          <table:table-cell/>
          <table:table-cell office:value-type="string" calcext:value-type="string">
            <text:p>anda(kepadaorangyanglebihtua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nda(kepada orang yang lebih tua)</text:p>
          </table:table-cell>
          <table:table-cell office:value-type="string" calcext:value-type="string">
            <text:p>anda(kepadaorangyanglebihtua)</text:p>
          </table:table-cell>
          <table:table-cell/>
          <table:table-cell office:value-type="string" calcext:value-type="string">
            <text:p>andabel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nggur</text:p>
          </table:table-cell>
          <table:table-cell/>
          <table:table-cell office:value-type="string" calcext:value-type="string">
            <text:p>anggu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ngin</text:p>
          </table:table-cell>
          <table:table-cell/>
          <table:table-cell office:value-type="string" calcext:value-type="string">
            <text:p>angi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ngintopan</text:p>
          </table:table-cell>
          <table:table-cell/>
          <table:table-cell office:value-type="string" calcext:value-type="string">
            <text:p>angintop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ngka</text:p>
          </table:table-cell>
          <table:table-cell/>
          <table:table-cell office:value-type="string" calcext:value-type="string">
            <text:p>angk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ngkot</text:p>
          </table:table-cell>
          <table:table-cell/>
          <table:table-cell office:value-type="string" calcext:value-type="string">
            <text:p>angkot</text:p>
          </table:table-cell>
        </table:table-row>
        <table:table-row table:style-name="ro1">
          <table:table-cell/>
          <table:table-cell office:value-type="string" calcext:value-type="string">
            <text:p>anjing-1</text:p>
          </table:table-cell>
          <table:table-cell table:number-columns-repeated="2" office:value-type="string" calcext:value-type="string">
            <text:p>anjing(1)</text:p>
          </table:table-cell>
          <table:table-cell/>
          <table:table-cell office:value-type="string" calcext:value-type="string">
            <text:p>anjing(1)</text:p>
          </table:table-cell>
        </table:table-row>
        <table:table-row table:style-name="ro1">
          <table:table-cell/>
          <table:table-cell office:value-type="string" calcext:value-type="string">
            <text:p>anjing-2</text:p>
          </table:table-cell>
          <table:table-cell table:number-columns-repeated="2" office:value-type="string" calcext:value-type="string">
            <text:p>anjing(2)</text:p>
          </table:table-cell>
          <table:table-cell/>
          <table:table-cell office:value-type="string" calcext:value-type="string">
            <text:p>anjing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pa</text:p>
          </table:table-cell>
          <table:table-cell/>
          <table:table-cell office:value-type="string" calcext:value-type="string">
            <text:p>ap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pa kabar</text:p>
          </table:table-cell>
          <table:table-cell office:value-type="string" calcext:value-type="string">
            <text:p>apakabar</text:p>
          </table:table-cell>
          <table:table-cell/>
          <table:table-cell office:value-type="string" calcext:value-type="string">
            <text:p>apakaba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pa sebab</text:p>
          </table:table-cell>
          <table:table-cell office:value-type="string" calcext:value-type="string">
            <text:p>apasebab</text:p>
          </table:table-cell>
          <table:table-cell/>
          <table:table-cell office:value-type="string" calcext:value-type="string">
            <text:p>apakahandasuk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pakah anda suka</text:p>
          </table:table-cell>
          <table:table-cell office:value-type="string" calcext:value-type="string">
            <text:p>apakahandasuka</text:p>
          </table:table-cell>
          <table:table-cell/>
          <table:table-cell office:value-type="string" calcext:value-type="string">
            <text:p>apakahbetul</text:p>
          </table:table-cell>
        </table:table-row>
        <table:table-row table:style-name="ro1">
          <table:table-cell/>
          <table:table-cell office:value-type="string" calcext:value-type="string">
            <text:p>apakah betu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pakahbetul</text:p>
          </table:table-cell>
          <table:table-cell/>
          <table:table-cell office:value-type="string" calcext:value-type="string">
            <text:p>apakahcocok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pakah cocok</text:p>
          </table:table-cell>
          <table:table-cell office:value-type="string" calcext:value-type="string">
            <text:p>apakahcocok</text:p>
          </table:table-cell>
          <table:table-cell/>
          <table:table-cell office:value-type="string" calcext:value-type="string">
            <text:p>apasebab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pel</text:p>
          </table:table-cell>
          <table:table-cell/>
          <table:table-cell office:value-type="string" calcext:value-type="string">
            <text:p>apel</text:p>
          </table:table-cell>
        </table:table-row>
        <table:table-row table:style-name="ro1">
          <table:table-cell/>
          <table:table-cell table:style-name="ce2" office:value-type="string" calcext:value-type="string">
            <text:p>april-2</text:p>
          </table:table-cell>
          <table:table-cell table:number-columns-repeated="2" table:style-name="ce2" office:value-type="string" calcext:value-type="string">
            <text:p>april(2)</text:p>
          </table:table-cell>
          <table:table-cell/>
          <table:table-cell office:value-type="string" calcext:value-type="string">
            <text:p>april-bali(1)</text:p>
          </table:table-cell>
        </table:table-row>
        <table:table-row table:style-name="ro1">
          <table:table-cell/>
          <table:table-cell office:value-type="string" calcext:value-type="string">
            <text:p>april-bali-1</text:p>
          </table:table-cell>
          <table:table-cell table:number-columns-repeated="2" office:value-type="string" calcext:value-type="string">
            <text:p>april-bali(1)</text:p>
          </table:table-cell>
          <table:table-cell/>
          <table:table-cell office:value-type="string" calcext:value-type="string">
            <text:p>april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rah</text:p>
          </table:table-cell>
          <table:table-cell/>
          <table:table-cell office:value-type="string" calcext:value-type="string">
            <text:p>arah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rloji</text:p>
          </table:table-cell>
          <table:table-cell/>
          <table:table-cell office:value-type="string" calcext:value-type="string">
            <text:p>arloj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rsitek</text:p>
          </table:table-cell>
          <table:table-cell/>
          <table:table-cell office:value-type="string" calcext:value-type="string">
            <text:p>arsite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rus</text:p>
          </table:table-cell>
          <table:table-cell/>
          <table:table-cell office:value-type="string" calcext:value-type="string">
            <text:p>aru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sam</text:p>
          </table:table-cell>
          <table:table-cell/>
          <table:table-cell office:value-type="string" calcext:value-type="string">
            <text:p>asam</text:p>
          </table:table-cell>
        </table:table-row>
        <table:table-row table:style-name="ro1">
          <table:table-cell/>
          <table:table-cell office:value-type="string" calcext:value-type="string">
            <text:p>asrama-1</text:p>
          </table:table-cell>
          <table:table-cell table:number-columns-repeated="2" office:value-type="string" calcext:value-type="string">
            <text:p>asrama(1)</text:p>
          </table:table-cell>
          <table:table-cell/>
          <table:table-cell office:value-type="string" calcext:value-type="string">
            <text:p>asrama(1)</text:p>
          </table:table-cell>
        </table:table-row>
        <table:table-row table:style-name="ro1">
          <table:table-cell/>
          <table:table-cell office:value-type="string" calcext:value-type="string">
            <text:p>asrama-2</text:p>
          </table:table-cell>
          <table:table-cell table:number-columns-repeated="2" office:value-type="string" calcext:value-type="string">
            <text:p>asrama(2)</text:p>
          </table:table-cell>
          <table:table-cell/>
          <table:table-cell office:value-type="string" calcext:value-type="string">
            <text:p>asrama(2)</text:p>
          </table:table-cell>
        </table:table-row>
        <table:table-row table:style-name="ro1">
          <table:table-cell/>
          <table:table-cell office:value-type="string" calcext:value-type="string">
            <text:p>asrana-2 (lagi)</text:p>
          </table:table-cell>
          <table:table-cell table:style-name="ce3" office:value-type="string" calcext:value-type="string">
            <text:p>asrana(2) (lagi)</text:p>
          </table:table-cell>
          <table:table-cell office:value-type="string" calcext:value-type="string">
            <text:p>asrana(2)(lagi)</text:p>
          </table:table-cell>
          <table:table-cell/>
          <table:table-cell office:value-type="string" calcext:value-type="string">
            <text:p>asrana(2)(lagi)</text:p>
          </table:table-cell>
        </table:table-row>
        <table:table-row table:style-name="ro1">
          <table:table-cell/>
          <table:table-cell office:value-type="string" calcext:value-type="string">
            <text:p>atas-1</text:p>
          </table:table-cell>
          <table:table-cell table:number-columns-repeated="2" office:value-type="string" calcext:value-type="string">
            <text:p>atas(1)</text:p>
          </table:table-cell>
          <table:table-cell/>
          <table:table-cell office:value-type="string" calcext:value-type="string">
            <text:p>atas(1)</text:p>
          </table:table-cell>
        </table:table-row>
        <table:table-row table:style-name="ro1">
          <table:table-cell/>
          <table:table-cell office:value-type="string" calcext:value-type="string">
            <text:p>atas-2</text:p>
          </table:table-cell>
          <table:table-cell table:number-columns-repeated="2" office:value-type="string" calcext:value-type="string">
            <text:p>atas(2)</text:p>
          </table:table-cell>
          <table:table-cell/>
          <table:table-cell office:value-type="string" calcext:value-type="string">
            <text:p>atas(2)</text:p>
          </table:table-cell>
        </table:table-row>
        <table:table-row table:style-name="ro1">
          <table:table-cell/>
          <table:table-cell office:value-type="string" calcext:value-type="string">
            <text:p>atau-1</text:p>
          </table:table-cell>
          <table:table-cell table:number-columns-repeated="2" office:value-type="string" calcext:value-type="string">
            <text:p>atau(1)</text:p>
          </table:table-cell>
          <table:table-cell/>
          <table:table-cell office:value-type="string" calcext:value-type="string">
            <text:p>atau(1)</text:p>
          </table:table-cell>
        </table:table-row>
        <table:table-row table:style-name="ro1">
          <table:table-cell/>
          <table:table-cell office:value-type="string" calcext:value-type="string">
            <text:p>atau-2</text:p>
          </table:table-cell>
          <table:table-cell table:number-columns-repeated="2" office:value-type="string" calcext:value-type="string">
            <text:p>atau(2)</text:p>
          </table:table-cell>
          <table:table-cell/>
          <table:table-cell office:value-type="string" calcext:value-type="string">
            <text:p>atau(2)</text:p>
          </table:table-cell>
        </table:table-row>
        <table:table-row table:style-name="ro1">
          <table:table-cell/>
          <table:table-cell office:value-type="string" calcext:value-type="string">
            <text:p>awal-1</text:p>
          </table:table-cell>
          <table:table-cell table:number-columns-repeated="2" office:value-type="string" calcext:value-type="string">
            <text:p>awal(1)</text:p>
          </table:table-cell>
          <table:table-cell/>
          <table:table-cell office:value-type="string" calcext:value-type="string">
            <text:p>awal(1)</text:p>
          </table:table-cell>
        </table:table-row>
        <table:table-row table:style-name="ro1">
          <table:table-cell/>
          <table:table-cell office:value-type="string" calcext:value-type="string">
            <text:p>awal-2</text:p>
          </table:table-cell>
          <table:table-cell table:number-columns-repeated="2" office:value-type="string" calcext:value-type="string">
            <text:p>awal(2)</text:p>
          </table:table-cell>
          <table:table-cell/>
          <table:table-cell office:value-type="string" calcext:value-type="string">
            <text:p>awal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wan</text:p>
          </table:table-cell>
          <table:table-cell/>
          <table:table-cell office:value-type="string" calcext:value-type="string">
            <text:p>awan</text:p>
          </table:table-cell>
        </table:table-row>
        <table:table-row table:style-name="ro1">
          <table:table-cell/>
          <table:table-cell office:value-type="string" calcext:value-type="string">
            <text:p>ayah-1</text:p>
          </table:table-cell>
          <table:table-cell table:number-columns-repeated="2" office:value-type="string" calcext:value-type="string">
            <text:p>ayah(1)</text:p>
          </table:table-cell>
          <table:table-cell/>
          <table:table-cell office:value-type="string" calcext:value-type="string">
            <text:p>ayah-3</text:p>
          </table:table-cell>
        </table:table-row>
        <table:table-row table:style-name="ro1">
          <table:table-cell/>
          <table:table-cell office:value-type="string" calcext:value-type="string">
            <text:p>ayah-2</text:p>
          </table:table-cell>
          <table:table-cell table:number-columns-repeated="2" office:value-type="string" calcext:value-type="string">
            <text:p>ayah(2)</text:p>
          </table:table-cell>
          <table:table-cell/>
          <table:table-cell office:value-type="string" calcext:value-type="string">
            <text:p>ayah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yah-3</text:p>
          </table:table-cell>
          <table:table-cell/>
          <table:table-cell office:value-type="string" calcext:value-type="string">
            <text:p>ayah(2)</text:p>
          </table:table-cell>
        </table:table-row>
        <table:table-row table:style-name="ro1">
          <table:table-cell/>
          <table:table-cell office:value-type="string" calcext:value-type="string">
            <text:p>ayam-1</text:p>
          </table:table-cell>
          <table:table-cell table:number-columns-repeated="2" office:value-type="string" calcext:value-type="string">
            <text:p>ayam(1)</text:p>
          </table:table-cell>
          <table:table-cell/>
          <table:table-cell office:value-type="string" calcext:value-type="string">
            <text:p>ayam(1)</text:p>
          </table:table-cell>
        </table:table-row>
        <table:table-row table:style-name="ro1">
          <table:table-cell/>
          <table:table-cell office:value-type="string" calcext:value-type="string">
            <text:p>ayam-2</text:p>
          </table:table-cell>
          <table:table-cell table:number-columns-repeated="2" office:value-type="string" calcext:value-type="string">
            <text:p>ayam(2)</text:p>
          </table:table-cell>
          <table:table-cell/>
          <table:table-cell office:value-type="string" calcext:value-type="string">
            <text:p>ayam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bi</text:p>
          </table:table-cell>
          <table:table-cell/>
          <table:table-cell office:value-type="string" calcext:value-type="string">
            <text:p>bab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ca(1)</text:p>
          </table:table-cell>
          <table:table-cell/>
          <table:table-cell office:value-type="string" calcext:value-type="string">
            <text:p>baca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ca(2)</text:p>
          </table:table-cell>
          <table:table-cell/>
          <table:table-cell office:value-type="string" calcext:value-type="string">
            <text:p>bac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dai</text:p>
          </table:table-cell>
          <table:table-cell/>
          <table:table-cell office:value-type="string" calcext:value-type="string">
            <text:p>bada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dak(1)</text:p>
          </table:table-cell>
          <table:table-cell/>
          <table:table-cell office:value-type="string" calcext:value-type="string">
            <text:p>badak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dak(2)</text:p>
          </table:table-cell>
          <table:table-cell/>
          <table:table-cell office:value-type="string" calcext:value-type="string">
            <text:p>badak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gaimana</text:p>
          </table:table-cell>
          <table:table-cell/>
          <table:table-cell office:value-type="string" calcext:value-type="string">
            <text:p>bagaimana</text:p>
          </table:table-cell>
        </table:table-row>
        <table:table-row table:style-name="ro1">
          <table:table-cell/>
          <table:table-cell office:value-type="string" calcext:value-type="string">
            <text:p>bagi-1</text:p>
          </table:table-cell>
          <table:table-cell table:number-columns-repeated="2" office:value-type="string" calcext:value-type="string">
            <text:p>bagi(1)</text:p>
          </table:table-cell>
          <table:table-cell/>
          <table:table-cell office:value-type="string" calcext:value-type="string">
            <text:p>bagi(1)</text:p>
          </table:table-cell>
        </table:table-row>
        <table:table-row table:style-name="ro1">
          <table:table-cell/>
          <table:table-cell office:value-type="string" calcext:value-type="string">
            <text:p>bagi-2</text:p>
          </table:table-cell>
          <table:table-cell table:number-columns-repeated="2" office:value-type="string" calcext:value-type="string">
            <text:p>bagi(2)</text:p>
          </table:table-cell>
          <table:table-cell/>
          <table:table-cell office:value-type="string" calcext:value-type="string">
            <text:p>bagi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gus</text:p>
          </table:table-cell>
          <table:table-cell/>
          <table:table-cell office:value-type="string" calcext:value-type="string">
            <text:p>bagus</text:p>
          </table:table-cell>
        </table:table-row>
        <table:table-row table:style-name="ro1">
          <table:table-cell/>
          <table:table-cell office:value-type="string" calcext:value-type="string">
            <text:p>bagus-1_keren_indah</text:p>
          </table:table-cell>
          <table:table-cell table:number-columns-repeated="2" office:value-type="string" calcext:value-type="string">
            <text:p>bagus(1)_keren_indah</text:p>
          </table:table-cell>
          <table:table-cell/>
          <table:table-cell office:value-type="string" calcext:value-type="string">
            <text:p>bagus(1)_keren_indah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gus(2)</text:p>
          </table:table-cell>
          <table:table-cell/>
          <table:table-cell office:value-type="string" calcext:value-type="string">
            <text:p>bagus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hasa-indonesia</text:p>
          </table:table-cell>
          <table:table-cell/>
          <table:table-cell office:value-type="string" calcext:value-type="string">
            <text:p>bahasa-indonesia</text:p>
          </table:table-cell>
        </table:table-row>
        <table:table-row table:style-name="ro1">
          <table:table-cell/>
          <table:table-cell office:value-type="string" calcext:value-type="string">
            <text:p>bahasa-inggris-1</text:p>
          </table:table-cell>
          <table:table-cell table:number-columns-repeated="2" office:value-type="string" calcext:value-type="string">
            <text:p>bahasa-inggris(1)</text:p>
          </table:table-cell>
          <table:table-cell/>
          <table:table-cell office:value-type="string" calcext:value-type="string">
            <text:p>bahasa-inggris(1)</text:p>
          </table:table-cell>
        </table:table-row>
        <table:table-row table:style-name="ro1">
          <table:table-cell/>
          <table:table-cell office:value-type="string" calcext:value-type="string">
            <text:p>bahasa-inggris-2</text:p>
          </table:table-cell>
          <table:table-cell table:number-columns-repeated="2" office:value-type="string" calcext:value-type="string">
            <text:p>bahasa-inggris(2)</text:p>
          </table:table-cell>
          <table:table-cell/>
          <table:table-cell office:value-type="string" calcext:value-type="string">
            <text:p>bahasa-inggris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jaj</text:p>
          </table:table-cell>
          <table:table-cell/>
          <table:table-cell office:value-type="string" calcext:value-type="string">
            <text:p>bajaj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ju</text:p>
          </table:table-cell>
          <table:table-cell/>
          <table:table-cell office:value-type="string" calcext:value-type="string">
            <text:p>baju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aju berkerah(1)</text:p>
          </table:table-cell>
          <table:table-cell office:value-type="string" calcext:value-type="string">
            <text:p>bajuberkerah(1)</text:p>
          </table:table-cell>
          <table:table-cell/>
          <table:table-cell office:value-type="string" calcext:value-type="string">
            <text:p>bajuberkerah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aju berkerah(2)</text:p>
          </table:table-cell>
          <table:table-cell office:value-type="string" calcext:value-type="string">
            <text:p>bajuberkerah(2)</text:p>
          </table:table-cell>
          <table:table-cell/>
          <table:table-cell office:value-type="string" calcext:value-type="string">
            <text:p>bajuberkerah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aju diatas pinggang</text:p>
          </table:table-cell>
          <table:table-cell office:value-type="string" calcext:value-type="string">
            <text:p>bajudiataspinggang</text:p>
          </table:table-cell>
          <table:table-cell/>
          <table:table-cell office:value-type="string" calcext:value-type="string">
            <text:p>bajudiataspingga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aju dibawah pinggang</text:p>
          </table:table-cell>
          <table:table-cell office:value-type="string" calcext:value-type="string">
            <text:p>bajudibawahpinggang</text:p>
          </table:table-cell>
          <table:table-cell/>
          <table:table-cell office:value-type="string" calcext:value-type="string">
            <text:p>bajudibawahpingga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aju koko</text:p>
          </table:table-cell>
          <table:table-cell office:value-type="string" calcext:value-type="string">
            <text:p>bajukoko</text:p>
          </table:table-cell>
          <table:table-cell/>
          <table:table-cell office:value-type="string" calcext:value-type="string">
            <text:p>bajukoko</text:p>
          </table:table-cell>
        </table:table-row>
        <table:table-row table:style-name="ro1">
          <table:table-cell/>
          <table:table-cell office:value-type="string" calcext:value-type="string">
            <text:p>bali-2</text:p>
          </table:table-cell>
          <table:table-cell table:number-columns-repeated="2" office:value-type="string" calcext:value-type="string">
            <text:p>bali(2)</text:p>
          </table:table-cell>
          <table:table-cell/>
          <table:table-cell office:value-type="string" calcext:value-type="string">
            <text:p>bali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ndara</text:p>
          </table:table-cell>
          <table:table-cell/>
          <table:table-cell office:value-type="string" calcext:value-type="string">
            <text:p>bandara</text:p>
          </table:table-cell>
        </table:table-row>
        <table:table-row table:style-name="ro1">
          <table:table-cell/>
          <table:table-cell office:value-type="string" calcext:value-type="string">
            <text:p>bandung-1</text:p>
          </table:table-cell>
          <table:table-cell table:number-columns-repeated="2" office:value-type="string" calcext:value-type="string">
            <text:p>bandung(1)</text:p>
          </table:table-cell>
          <table:table-cell/>
          <table:table-cell office:value-type="string" calcext:value-type="string">
            <text:p>bandung(1)</text:p>
          </table:table-cell>
        </table:table-row>
        <table:table-row table:style-name="ro1">
          <table:table-cell/>
          <table:table-cell office:value-type="string" calcext:value-type="string">
            <text:p>bandung-2</text:p>
          </table:table-cell>
          <table:table-cell table:number-columns-repeated="2" office:value-type="string" calcext:value-type="string">
            <text:p>bandung(2)</text:p>
          </table:table-cell>
          <table:table-cell/>
          <table:table-cell office:value-type="string" calcext:value-type="string">
            <text:p>bandung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ngga(sendiri)</text:p>
          </table:table-cell>
          <table:table-cell/>
          <table:table-cell office:value-type="string" calcext:value-type="string">
            <text:p>bangga(sendiri)</text:p>
          </table:table-cell>
        </table:table-row>
        <table:table-row table:style-name="ro1">
          <table:table-cell/>
          <table:table-cell office:value-type="string" calcext:value-type="string">
            <text:p>bangun-1</text:p>
          </table:table-cell>
          <table:table-cell table:number-columns-repeated="2" office:value-type="string" calcext:value-type="string">
            <text:p>bangun(1)</text:p>
          </table:table-cell>
          <table:table-cell/>
          <table:table-cell office:value-type="string" calcext:value-type="string">
            <text:p>bangun(1)</text:p>
          </table:table-cell>
        </table:table-row>
        <table:table-row table:style-name="ro1">
          <table:table-cell/>
          <table:table-cell office:value-type="string" calcext:value-type="string">
            <text:p>bangun-2</text:p>
          </table:table-cell>
          <table:table-cell table:number-columns-repeated="2" office:value-type="string" calcext:value-type="string">
            <text:p>bangun(2)</text:p>
          </table:table-cell>
          <table:table-cell/>
          <table:table-cell office:value-type="string" calcext:value-type="string">
            <text:p>bangun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ngun(bangunan)</text:p>
          </table:table-cell>
          <table:table-cell/>
          <table:table-cell office:value-type="string" calcext:value-type="string">
            <text:p>bangun(bangunan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njir(1)</text:p>
          </table:table-cell>
          <table:table-cell/>
          <table:table-cell office:value-type="string" calcext:value-type="string">
            <text:p>banjir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njir(2)</text:p>
          </table:table-cell>
          <table:table-cell/>
          <table:table-cell office:value-type="string" calcext:value-type="string">
            <text:p>banjir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nyak(1)</text:p>
          </table:table-cell>
          <table:table-cell/>
          <table:table-cell office:value-type="string" calcext:value-type="string">
            <text:p>banyak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nyak(2)</text:p>
          </table:table-cell>
          <table:table-cell/>
          <table:table-cell office:value-type="string" calcext:value-type="string">
            <text:p>banyak(2)</text:p>
          </table:table-cell>
        </table:table-row>
        <table:table-row table:style-name="ro1">
          <table:table-cell/>
          <table:table-cell office:value-type="string" calcext:value-type="string">
            <text:p>bapak-1</text:p>
          </table:table-cell>
          <table:table-cell table:number-columns-repeated="2" office:value-type="string" calcext:value-type="string">
            <text:p>bapak(1)</text:p>
          </table:table-cell>
          <table:table-cell/>
          <table:table-cell office:value-type="string" calcext:value-type="string">
            <text:p>bapak-3</text:p>
          </table:table-cell>
        </table:table-row>
        <table:table-row table:style-name="ro1">
          <table:table-cell/>
          <table:table-cell office:value-type="string" calcext:value-type="string">
            <text:p>bapak-2</text:p>
          </table:table-cell>
          <table:table-cell table:number-columns-repeated="2" office:value-type="string" calcext:value-type="string">
            <text:p>bapak(2)</text:p>
          </table:table-cell>
          <table:table-cell/>
          <table:table-cell office:value-type="string" calcext:value-type="string">
            <text:p>bapak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pak-3</text:p>
          </table:table-cell>
          <table:table-cell/>
          <table:table-cell office:value-type="string" calcext:value-type="string">
            <text:p>bapak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rat_indonesia-bagian-barat</text:p>
          </table:table-cell>
          <table:table-cell/>
          <table:table-cell office:value-type="string" calcext:value-type="string">
            <text:p>barat_indonesia-bagian-bara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sah</text:p>
          </table:table-cell>
          <table:table-cell/>
          <table:table-cell office:value-type="string" calcext:value-type="string">
            <text:p>basah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tang</text:p>
          </table:table-cell>
          <table:table-cell/>
          <table:table-cell office:value-type="string" calcext:value-type="string">
            <text:p>bata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u</text:p>
          </table:table-cell>
          <table:table-cell/>
          <table:table-cell office:value-type="string" calcext:value-type="string">
            <text:p>ba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u(transitif)</text:p>
          </table:table-cell>
          <table:table-cell/>
          <table:table-cell office:value-type="string" calcext:value-type="string">
            <text:p>bau(transitif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awa</text:p>
          </table:table-cell>
          <table:table-cell/>
          <table:table-cell office:value-type="string" calcext:value-type="string">
            <text:p>bawa</text:p>
          </table:table-cell>
        </table:table-row>
        <table:table-row table:style-name="ro1">
          <table:table-cell/>
          <table:table-cell office:value-type="string" calcext:value-type="string">
            <text:p>bawah-1</text:p>
          </table:table-cell>
          <table:table-cell table:number-columns-repeated="2" office:value-type="string" calcext:value-type="string">
            <text:p>bawah(1)</text:p>
          </table:table-cell>
          <table:table-cell/>
          <table:table-cell office:value-type="string" calcext:value-type="string">
            <text:p>bawah(1)</text:p>
          </table:table-cell>
        </table:table-row>
        <table:table-row table:style-name="ro1">
          <table:table-cell/>
          <table:table-cell office:value-type="string" calcext:value-type="string">
            <text:p>bawah-2</text:p>
          </table:table-cell>
          <table:table-cell table:number-columns-repeated="2" office:value-type="string" calcext:value-type="string">
            <text:p>bawah(2)</text:p>
          </table:table-cell>
          <table:table-cell/>
          <table:table-cell office:value-type="string" calcext:value-type="string">
            <text:p>bawah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ayar denda</text:p>
          </table:table-cell>
          <table:table-cell office:value-type="string" calcext:value-type="string">
            <text:p>bayardenda</text:p>
          </table:table-cell>
          <table:table-cell/>
          <table:table-cell office:value-type="string" calcext:value-type="string">
            <text:p>bayardenda</text:p>
          </table:table-cell>
        </table:table-row>
        <table:table-row table:style-name="ro1">
          <table:table-cell/>
          <table:table-cell office:value-type="string" calcext:value-type="string">
            <text:p>bayi-1</text:p>
          </table:table-cell>
          <table:table-cell table:number-columns-repeated="2" office:value-type="string" calcext:value-type="string">
            <text:p>bayi(1)</text:p>
          </table:table-cell>
          <table:table-cell/>
          <table:table-cell office:value-type="string" calcext:value-type="string">
            <text:p>bayi(1)</text:p>
          </table:table-cell>
        </table:table-row>
        <table:table-row table:style-name="ro1">
          <table:table-cell/>
          <table:table-cell office:value-type="string" calcext:value-type="string">
            <text:p>bayi-2</text:p>
          </table:table-cell>
          <table:table-cell table:number-columns-repeated="2" office:value-type="string" calcext:value-type="string">
            <text:p>bayi(2)</text:p>
          </table:table-cell>
          <table:table-cell/>
          <table:table-cell office:value-type="string" calcext:value-type="string">
            <text:p>bayi(2)</text:p>
          </table:table-cell>
        </table:table-row>
        <table:table-row table:style-name="ro1">
          <table:table-cell/>
          <table:table-cell office:value-type="string" calcext:value-type="string">
            <text:p>becak-1</text:p>
          </table:table-cell>
          <table:table-cell table:number-columns-repeated="2" office:value-type="string" calcext:value-type="string">
            <text:p>becak(1)</text:p>
          </table:table-cell>
          <table:table-cell/>
          <table:table-cell office:value-type="string" calcext:value-type="string">
            <text:p>becak(1)</text:p>
          </table:table-cell>
        </table:table-row>
        <table:table-row table:style-name="ro1">
          <table:table-cell/>
          <table:table-cell office:value-type="string" calcext:value-type="string">
            <text:p>becak-2</text:p>
          </table:table-cell>
          <table:table-cell table:number-columns-repeated="2" office:value-type="string" calcext:value-type="string">
            <text:p>becak(2)</text:p>
          </table:table-cell>
          <table:table-cell/>
          <table:table-cell office:value-type="string" calcext:value-type="string">
            <text:p>becak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ekas</text:p>
          </table:table-cell>
          <table:table-cell/>
          <table:table-cell office:value-type="string" calcext:value-type="string">
            <text:p>beka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ekasi</text:p>
          </table:table-cell>
          <table:table-cell/>
          <table:table-cell office:value-type="string" calcext:value-type="string">
            <text:p>bekas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elajar_mempelajari</text:p>
          </table:table-cell>
          <table:table-cell/>
          <table:table-cell office:value-type="string" calcext:value-type="string">
            <text:p>belajar_mempelajari</text:p>
          </table:table-cell>
        </table:table-row>
        <table:table-row table:style-name="ro1">
          <table:table-cell/>
          <table:table-cell office:value-type="string" calcext:value-type="string">
            <text:p>belajar-untuk-ujian-2</text:p>
          </table:table-cell>
          <table:table-cell table:number-columns-repeated="2" office:value-type="string" calcext:value-type="string">
            <text:p>belajar-untuk-ujian(2)</text:p>
          </table:table-cell>
          <table:table-cell/>
          <table:table-cell office:value-type="string" calcext:value-type="string">
            <text:p>belajar-untuk-ujian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elajaruntukujian(1)</text:p>
          </table:table-cell>
          <table:table-cell/>
          <table:table-cell office:value-type="string" calcext:value-type="string">
            <text:p>belajaruntukujian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eli</text:p>
          </table:table-cell>
          <table:table-cell/>
          <table:table-cell office:value-type="string" calcext:value-type="string">
            <text:p>bel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elimbing</text:p>
          </table:table-cell>
          <table:table-cell/>
          <table:table-cell office:value-type="string" calcext:value-type="string">
            <text:p>belimbing</text:p>
          </table:table-cell>
        </table:table-row>
        <table:table-row table:style-name="ro1">
          <table:table-cell/>
          <table:table-cell office:value-type="string" calcext:value-type="string">
            <text:p>bemo-1</text:p>
          </table:table-cell>
          <table:table-cell table:number-columns-repeated="2" office:value-type="string" calcext:value-type="string">
            <text:p>bemo(1)</text:p>
          </table:table-cell>
          <table:table-cell/>
          <table:table-cell office:value-type="string" calcext:value-type="string">
            <text:p>bemo(1)</text:p>
          </table:table-cell>
        </table:table-row>
        <table:table-row table:style-name="ro1">
          <table:table-cell/>
          <table:table-cell office:value-type="string" calcext:value-type="string">
            <text:p>bemo-2</text:p>
          </table:table-cell>
          <table:table-cell table:number-columns-repeated="2" office:value-type="string" calcext:value-type="string">
            <text:p>bemo(2)</text:p>
          </table:table-cell>
          <table:table-cell/>
          <table:table-cell office:value-type="string" calcext:value-type="string">
            <text:p>bemo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endera</text:p>
          </table:table-cell>
          <table:table-cell/>
          <table:table-cell office:value-type="string" calcext:value-type="string">
            <text:p>bender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erani(1)</text:p>
          </table:table-cell>
          <table:table-cell/>
          <table:table-cell office:value-type="string" calcext:value-type="string">
            <text:p>berani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erani(2)</text:p>
          </table:table-cell>
          <table:table-cell/>
          <table:table-cell office:value-type="string" calcext:value-type="string">
            <text:p>berani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erapa harga(1)</text:p>
          </table:table-cell>
          <table:table-cell office:value-type="string" calcext:value-type="string">
            <text:p>berapaharga(1)</text:p>
          </table:table-cell>
          <table:table-cell/>
          <table:table-cell office:value-type="string" calcext:value-type="string">
            <text:p>berapaharga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erapa harga(2)</text:p>
          </table:table-cell>
          <table:table-cell office:value-type="string" calcext:value-type="string">
            <text:p>berapaharga(2)</text:p>
          </table:table-cell>
          <table:table-cell/>
          <table:table-cell office:value-type="string" calcext:value-type="string">
            <text:p>berapaharga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erapa lama</text:p>
          </table:table-cell>
          <table:table-cell office:value-type="string" calcext:value-type="string">
            <text:p>berapalama</text:p>
          </table:table-cell>
          <table:table-cell/>
          <table:table-cell office:value-type="string" calcext:value-type="string">
            <text:p>berapalam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erat</text:p>
          </table:table-cell>
          <table:table-cell/>
          <table:table-cell office:value-type="string" calcext:value-type="string">
            <text:p>berat</text:p>
          </table:table-cell>
        </table:table-row>
        <table:table-row table:style-name="ro1">
          <table:table-cell/>
          <table:table-cell office:value-type="string" calcext:value-type="string">
            <text:p>berenang-1</text:p>
          </table:table-cell>
          <table:table-cell table:number-columns-repeated="2" office:value-type="string" calcext:value-type="string">
            <text:p>berenang(1)</text:p>
          </table:table-cell>
          <table:table-cell/>
          <table:table-cell office:value-type="string" calcext:value-type="string">
            <text:p>berenang(1)</text:p>
          </table:table-cell>
        </table:table-row>
        <table:table-row table:style-name="ro1">
          <table:table-cell/>
          <table:table-cell office:value-type="string" calcext:value-type="string">
            <text:p>berenang-2</text:p>
          </table:table-cell>
          <table:table-cell table:number-columns-repeated="2" office:value-type="string" calcext:value-type="string">
            <text:p>berenang(2)</text:p>
          </table:table-cell>
          <table:table-cell/>
          <table:table-cell office:value-type="string" calcext:value-type="string">
            <text:p>berenang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erhenti</text:p>
          </table:table-cell>
          <table:table-cell/>
          <table:table-cell office:value-type="string" calcext:value-type="string">
            <text:p>berhent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erhenti(kendaraan)</text:p>
          </table:table-cell>
          <table:table-cell/>
          <table:table-cell office:value-type="string" calcext:value-type="string">
            <text:p>berhenti(kendaraan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ermimpi</text:p>
          </table:table-cell>
          <table:table-cell/>
          <table:table-cell office:value-type="string" calcext:value-type="string">
            <text:p>bermimp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ernapas</text:p>
          </table:table-cell>
          <table:table-cell/>
          <table:table-cell office:value-type="string" calcext:value-type="string">
            <text:p>bernapa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esar(gedung)</text:p>
          </table:table-cell>
          <table:table-cell/>
          <table:table-cell office:value-type="string" calcext:value-type="string">
            <text:p>besar(gedung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esar(orang)</text:p>
          </table:table-cell>
          <table:table-cell/>
          <table:table-cell office:value-type="string" calcext:value-type="string">
            <text:p>besar(orang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ibir</text:p>
          </table:table-cell>
          <table:table-cell/>
          <table:table-cell office:value-type="string" calcext:value-type="string">
            <text:p>bibi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ibir tebal</text:p>
          </table:table-cell>
          <table:table-cell office:value-type="string" calcext:value-type="string">
            <text:p>bibirtebal</text:p>
          </table:table-cell>
          <table:table-cell/>
          <table:table-cell office:value-type="string" calcext:value-type="string">
            <text:p>bibirtebal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ibir tipis</text:p>
          </table:table-cell>
          <table:table-cell office:value-type="string" calcext:value-type="string">
            <text:p>bibirtipis</text:p>
          </table:table-cell>
          <table:table-cell/>
          <table:table-cell office:value-type="string" calcext:value-type="string">
            <text:p>bibirtipi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icara</text:p>
          </table:table-cell>
          <table:table-cell/>
          <table:table-cell office:value-type="string" calcext:value-type="string">
            <text:p>bicar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inatang(besar)</text:p>
          </table:table-cell>
          <table:table-cell/>
          <table:table-cell office:value-type="string" calcext:value-type="string">
            <text:p>binatang(besar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ioskop</text:p>
          </table:table-cell>
          <table:table-cell/>
          <table:table-cell office:value-type="string" calcext:value-type="string">
            <text:p>bioskop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isa</text:p>
          </table:table-cell>
          <table:table-cell/>
          <table:table-cell office:value-type="string" calcext:value-type="string">
            <text:p>bis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isnis</text:p>
          </table:table-cell>
          <table:table-cell/>
          <table:table-cell office:value-type="string" calcext:value-type="string">
            <text:p>bisni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ogor</text:p>
          </table:table-cell>
          <table:table-cell/>
          <table:table-cell office:value-type="string" calcext:value-type="string">
            <text:p>bogo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oleh</text:p>
          </table:table-cell>
          <table:table-cell/>
          <table:table-cell office:value-type="string" calcext:value-type="string">
            <text:p>boleh</text:p>
          </table:table-cell>
        </table:table-row>
        <table:table-row table:style-name="ro1">
          <table:table-cell/>
          <table:table-cell office:value-type="string" calcext:value-type="string">
            <text:p>buah_naga-2</text:p>
          </table:table-cell>
          <table:table-cell table:number-columns-repeated="2" office:value-type="string" calcext:value-type="string">
            <text:p>buah_naga(2)</text:p>
          </table:table-cell>
          <table:table-cell/>
          <table:table-cell office:value-type="string" calcext:value-type="string">
            <text:p>buah_naga(2)</text:p>
          </table:table-cell>
        </table:table-row>
        <table:table-row table:style-name="ro1">
          <table:table-cell/>
          <table:table-cell office:value-type="string" calcext:value-type="string">
            <text:p>buah-naga-1</text:p>
          </table:table-cell>
          <table:table-cell table:number-columns-repeated="2" office:value-type="string" calcext:value-type="string">
            <text:p>buah-naga(1)</text:p>
          </table:table-cell>
          <table:table-cell/>
          <table:table-cell office:value-type="string" calcext:value-type="string">
            <text:p>buah-naga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uat(1)</text:p>
          </table:table-cell>
          <table:table-cell/>
          <table:table-cell office:value-type="string" calcext:value-type="string">
            <text:p>buat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uat(2)</text:p>
          </table:table-cell>
          <table:table-cell/>
          <table:table-cell office:value-type="string" calcext:value-type="string">
            <text:p>buat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uaya(1)</text:p>
          </table:table-cell>
          <table:table-cell/>
          <table:table-cell office:value-type="string" calcext:value-type="string">
            <text:p>buaya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uaya(2)</text:p>
          </table:table-cell>
          <table:table-cell/>
          <table:table-cell office:value-type="string" calcext:value-type="string">
            <text:p>buaya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uka baju(1)</text:p>
          </table:table-cell>
          <table:table-cell office:value-type="string" calcext:value-type="string">
            <text:p>bukabaju(1)</text:p>
          </table:table-cell>
          <table:table-cell/>
          <table:table-cell office:value-type="string" calcext:value-type="string">
            <text:p>bukabaju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uka baju(2)</text:p>
          </table:table-cell>
          <table:table-cell office:value-type="string" calcext:value-type="string">
            <text:p>bukabaju(2)</text:p>
          </table:table-cell>
          <table:table-cell/>
          <table:table-cell office:value-type="string" calcext:value-type="string">
            <text:p>bukabaju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uka celana</text:p>
          </table:table-cell>
          <table:table-cell office:value-type="string" calcext:value-type="string">
            <text:p>bukacelana</text:p>
          </table:table-cell>
          <table:table-cell/>
          <table:table-cell office:value-type="string" calcext:value-type="string">
            <text:p>bukacelan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uka pakaian(1)</text:p>
          </table:table-cell>
          <table:table-cell office:value-type="string" calcext:value-type="string">
            <text:p>bukapakaian(1)</text:p>
          </table:table-cell>
          <table:table-cell/>
          <table:table-cell office:value-type="string" calcext:value-type="string">
            <text:p>bukapakaian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uka pakaian(2)</text:p>
          </table:table-cell>
          <table:table-cell office:value-type="string" calcext:value-type="string">
            <text:p>bukapakaian(2)</text:p>
          </table:table-cell>
          <table:table-cell/>
          <table:table-cell office:value-type="string" calcext:value-type="string">
            <text:p>bukapakaian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ukit</text:p>
          </table:table-cell>
          <table:table-cell/>
          <table:table-cell office:value-type="string" calcext:value-type="string">
            <text:p>buki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ulan</text:p>
          </table:table-cell>
          <table:table-cell/>
          <table:table-cell office:value-type="string" calcext:value-type="string">
            <text:p>bula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ulu mata</text:p>
          </table:table-cell>
          <table:table-cell office:value-type="string" calcext:value-type="string">
            <text:p>bulumata</text:p>
          </table:table-cell>
          <table:table-cell/>
          <table:table-cell office:value-type="string" calcext:value-type="string">
            <text:p>bulumat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ulu mata panjang</text:p>
          </table:table-cell>
          <table:table-cell office:value-type="string" calcext:value-type="string">
            <text:p>bulumatapanjang</text:p>
          </table:table-cell>
          <table:table-cell/>
          <table:table-cell office:value-type="string" calcext:value-type="string">
            <text:p>bulumatapanjang</text:p>
          </table:table-cell>
        </table:table-row>
        <table:table-row table:style-name="ro1">
          <table:table-cell/>
          <table:table-cell office:value-type="string" calcext:value-type="string">
            <text:p>bumi-1</text:p>
          </table:table-cell>
          <table:table-cell table:number-columns-repeated="2" office:value-type="string" calcext:value-type="string">
            <text:p>bumi(1)</text:p>
          </table:table-cell>
          <table:table-cell/>
          <table:table-cell office:value-type="string" calcext:value-type="string">
            <text:p>bumi(1)</text:p>
          </table:table-cell>
        </table:table-row>
        <table:table-row table:style-name="ro1">
          <table:table-cell/>
          <table:table-cell office:value-type="string" calcext:value-type="string">
            <text:p>bumi-2</text:p>
          </table:table-cell>
          <table:table-cell table:number-columns-repeated="2" office:value-type="string" calcext:value-type="string">
            <text:p>bumi(2)</text:p>
          </table:table-cell>
          <table:table-cell/>
          <table:table-cell office:value-type="string" calcext:value-type="string">
            <text:p>bumi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undaran</text:p>
          </table:table-cell>
          <table:table-cell/>
          <table:table-cell office:value-type="string" calcext:value-type="string">
            <text:p>bundaran</text:p>
          </table:table-cell>
        </table:table-row>
        <table:table-row table:style-name="ro1">
          <table:table-cell/>
          <table:table-cell office:value-type="string" calcext:value-type="string">
            <text:p>bus-1</text:p>
          </table:table-cell>
          <table:table-cell table:number-columns-repeated="2" office:value-type="string" calcext:value-type="string">
            <text:p>bus(1)</text:p>
          </table:table-cell>
          <table:table-cell/>
          <table:table-cell office:value-type="string" calcext:value-type="string">
            <text:p>bus(1)</text:p>
          </table:table-cell>
        </table:table-row>
        <table:table-row table:style-name="ro1">
          <table:table-cell/>
          <table:table-cell office:value-type="string" calcext:value-type="string">
            <text:p>bus-2</text:p>
          </table:table-cell>
          <table:table-cell table:number-columns-repeated="2" office:value-type="string" calcext:value-type="string">
            <text:p>bus(2)</text:p>
          </table:table-cell>
          <table:table-cell/>
          <table:table-cell office:value-type="string" calcext:value-type="string">
            <text:p>bus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cantik-1</text:p>
          </table:table-cell>
          <table:table-cell table:number-columns-repeated="2" office:value-type="string" calcext:value-type="string">
            <text:p>cantik(1)</text:p>
          </table:table-cell>
          <table:table-cell/>
          <table:table-cell office:value-type="string" calcext:value-type="string">
            <text:p>cantik(1)</text:p>
          </table:table-cell>
        </table:table-row>
        <table:table-row table:style-name="ro1">
          <table:table-cell/>
          <table:table-cell office:value-type="string" calcext:value-type="string">
            <text:p>cantik-2</text:p>
          </table:table-cell>
          <table:table-cell table:number-columns-repeated="2" office:value-type="string" calcext:value-type="string">
            <text:p>cantik(2)</text:p>
          </table:table-cell>
          <table:table-cell/>
          <table:table-cell office:value-type="string" calcext:value-type="string">
            <text:p>cantik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capai</text:p>
          </table:table-cell>
          <table:table-cell/>
          <table:table-cell office:value-type="string" calcext:value-type="string">
            <text:p>capa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celana</text:p>
          </table:table-cell>
          <table:table-cell/>
          <table:table-cell office:value-type="string" calcext:value-type="string">
            <text:p>celan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elana panjang</text:p>
          </table:table-cell>
          <table:table-cell office:value-type="string" calcext:value-type="string">
            <text:p>celanapanjang</text:p>
          </table:table-cell>
          <table:table-cell/>
          <table:table-cell office:value-type="string" calcext:value-type="string">
            <text:p>celana_panja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elana pendek</text:p>
          </table:table-cell>
          <table:table-cell office:value-type="string" calcext:value-type="string">
            <text:p>celanapendek</text:p>
          </table:table-cell>
          <table:table-cell/>
          <table:table-cell office:value-type="string" calcext:value-type="string">
            <text:p>celanapanja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elana resmi</text:p>
          </table:table-cell>
          <table:table-cell office:value-type="string" calcext:value-type="string">
            <text:p>celanaresmi</text:p>
          </table:table-cell>
          <table:table-cell/>
          <table:table-cell office:value-type="string" calcext:value-type="string">
            <text:p>celanapende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celana_panjang</text:p>
          </table:table-cell>
          <table:table-cell/>
          <table:table-cell office:value-type="string" calcext:value-type="string">
            <text:p>celanaresmi</text:p>
          </table:table-cell>
        </table:table-row>
        <table:table-row table:style-name="ro1">
          <table:table-cell/>
          <table:table-cell office:value-type="string" calcext:value-type="string">
            <text:p>cepat-1</text:p>
          </table:table-cell>
          <table:table-cell table:number-columns-repeated="2" office:value-type="string" calcext:value-type="string">
            <text:p>cepat(1)</text:p>
          </table:table-cell>
          <table:table-cell/>
          <table:table-cell office:value-type="string" calcext:value-type="string">
            <text:p>cepat(1)</text:p>
          </table:table-cell>
        </table:table-row>
        <table:table-row table:style-name="ro1">
          <table:table-cell/>
          <table:table-cell office:value-type="string" calcext:value-type="string">
            <text:p>cepat-2</text:p>
          </table:table-cell>
          <table:table-cell table:number-columns-repeated="2" office:value-type="string" calcext:value-type="string">
            <text:p>cepat(2)</text:p>
          </table:table-cell>
          <table:table-cell/>
          <table:table-cell office:value-type="string" calcext:value-type="string">
            <text:p>cepat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ceri</text:p>
          </table:table-cell>
          <table:table-cell/>
          <table:table-cell office:value-type="string" calcext:value-type="string">
            <text:p>cer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cinta</text:p>
          </table:table-cell>
          <table:table-cell/>
          <table:table-cell office:value-type="string" calcext:value-type="string">
            <text:p>cint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coba</text:p>
          </table:table-cell>
          <table:table-cell/>
          <table:table-cell office:value-type="string" calcext:value-type="string">
            <text:p>coba</text:p>
          </table:table-cell>
        </table:table-row>
        <table:table-row table:style-name="ro1">
          <table:table-cell/>
          <table:table-cell office:value-type="string" calcext:value-type="string">
            <text:p>coklat-1</text:p>
          </table:table-cell>
          <table:table-cell table:number-columns-repeated="2" office:value-type="string" calcext:value-type="string">
            <text:p>coklat(1)</text:p>
          </table:table-cell>
          <table:table-cell/>
          <table:table-cell office:value-type="string" calcext:value-type="string">
            <text:p>coklat-muda</text:p>
          </table:table-cell>
        </table:table-row>
        <table:table-row table:style-name="ro1">
          <table:table-cell/>
          <table:table-cell office:value-type="string" calcext:value-type="string">
            <text:p>coklat-2</text:p>
          </table:table-cell>
          <table:table-cell table:number-columns-repeated="2" office:value-type="string" calcext:value-type="string">
            <text:p>coklat(2)</text:p>
          </table:table-cell>
          <table:table-cell/>
          <table:table-cell office:value-type="string" calcext:value-type="string">
            <text:p>coklat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coklat-muda</text:p>
          </table:table-cell>
          <table:table-cell/>
          <table:table-cell office:value-type="string" calcext:value-type="string">
            <text:p>coklat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cuaca</text:p>
          </table:table-cell>
          <table:table-cell/>
          <table:table-cell office:value-type="string" calcext:value-type="string">
            <text:p>cuac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cucu</text:p>
          </table:table-cell>
          <table:table-cell/>
          <table:table-cell office:value-type="string" calcext:value-type="string">
            <text:p>cuc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cukup(1)</text:p>
          </table:table-cell>
          <table:table-cell/>
          <table:table-cell office:value-type="string" calcext:value-type="string">
            <text:p>cukup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cukup(2)</text:p>
          </table:table-cell>
          <table:table-cell/>
          <table:table-cell office:value-type="string" calcext:value-type="string">
            <text:p>cukup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aging</text:p>
          </table:table-cell>
          <table:table-cell/>
          <table:table-cell office:value-type="string" calcext:value-type="string">
            <text:p>dagi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agu lancip(1)</text:p>
          </table:table-cell>
          <table:table-cell office:value-type="string" calcext:value-type="string">
            <text:p>dagulancip(1)</text:p>
          </table:table-cell>
          <table:table-cell/>
          <table:table-cell office:value-type="string" calcext:value-type="string">
            <text:p>dagu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agu lancip(2)</text:p>
          </table:table-cell>
          <table:table-cell office:value-type="string" calcext:value-type="string">
            <text:p>dagulancip(2)</text:p>
          </table:table-cell>
          <table:table-cell/>
          <table:table-cell office:value-type="string" calcext:value-type="string">
            <text:p>dagu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agu(1)</text:p>
          </table:table-cell>
          <table:table-cell/>
          <table:table-cell office:value-type="string" calcext:value-type="string">
            <text:p>dagulancip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agu(2)</text:p>
          </table:table-cell>
          <table:table-cell/>
          <table:table-cell office:value-type="string" calcext:value-type="string">
            <text:p>dagulancip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ahi</text:p>
          </table:table-cell>
          <table:table-cell/>
          <table:table-cell office:value-type="string" calcext:value-type="string">
            <text:p>dah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ahulu</text:p>
          </table:table-cell>
          <table:table-cell/>
          <table:table-cell office:value-type="string" calcext:value-type="string">
            <text:p>dahul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an</text:p>
          </table:table-cell>
          <table:table-cell/>
          <table:table-cell office:value-type="string" calcext:value-type="string">
            <text:p>d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anau</text:p>
          </table:table-cell>
          <table:table-cell/>
          <table:table-cell office:value-type="string" calcext:value-type="string">
            <text:p>dana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apat</text:p>
          </table:table-cell>
          <table:table-cell/>
          <table:table-cell office:value-type="string" calcext:value-type="string">
            <text:p>dapa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aripada</text:p>
          </table:table-cell>
          <table:table-cell/>
          <table:table-cell office:value-type="string" calcext:value-type="string">
            <text:p>daripad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ataran</text:p>
          </table:table-cell>
          <table:table-cell/>
          <table:table-cell office:value-type="string" calcext:value-type="string">
            <text:p>datar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aun(1)</text:p>
          </table:table-cell>
          <table:table-cell/>
          <table:table-cell office:value-type="string" calcext:value-type="string">
            <text:p>daun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aun(2)</text:p>
          </table:table-cell>
          <table:table-cell/>
          <table:table-cell office:value-type="string" calcext:value-type="string">
            <text:p>daun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ekat</text:p>
          </table:table-cell>
          <table:table-cell/>
          <table:table-cell office:value-type="string" calcext:value-type="string">
            <text:p>dekat</text:p>
          </table:table-cell>
        </table:table-row>
        <table:table-row table:style-name="ro1">
          <table:table-cell/>
          <table:table-cell office:value-type="string" calcext:value-type="string">
            <text:p>delapan-1</text:p>
          </table:table-cell>
          <table:table-cell table:number-columns-repeated="2" office:value-type="string" calcext:value-type="string">
            <text:p>delapan(1)</text:p>
          </table:table-cell>
          <table:table-cell/>
          <table:table-cell office:value-type="string" calcext:value-type="string">
            <text:p>delapan(1)</text:p>
          </table:table-cell>
        </table:table-row>
        <table:table-row table:style-name="ro1">
          <table:table-cell/>
          <table:table-cell office:value-type="string" calcext:value-type="string">
            <text:p>delapan-2</text:p>
          </table:table-cell>
          <table:table-cell table:number-columns-repeated="2" office:value-type="string" calcext:value-type="string">
            <text:p>delapan(2)</text:p>
          </table:table-cell>
          <table:table-cell/>
          <table:table-cell office:value-type="string" calcext:value-type="string">
            <text:p>delapan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elman</text:p>
          </table:table-cell>
          <table:table-cell/>
          <table:table-cell office:value-type="string" calcext:value-type="string">
            <text:p>delm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enda</text:p>
          </table:table-cell>
          <table:table-cell/>
          <table:table-cell office:value-type="string" calcext:value-type="string">
            <text:p>dend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engar</text:p>
          </table:table-cell>
          <table:table-cell/>
          <table:table-cell office:value-type="string" calcext:value-type="string">
            <text:p>denga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esa</text:p>
          </table:table-cell>
          <table:table-cell/>
          <table:table-cell office:value-type="string" calcext:value-type="string">
            <text:p>des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esember</text:p>
          </table:table-cell>
          <table:table-cell/>
          <table:table-cell office:value-type="string" calcext:value-type="string">
            <text:p>desembe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ilarang (lalu lintas)</text:p>
          </table:table-cell>
          <table:table-cell office:value-type="string" calcext:value-type="string">
            <text:p>dilarang(lalulintas)</text:p>
          </table:table-cell>
          <table:table-cell/>
          <table:table-cell office:value-type="string" calcext:value-type="string">
            <text:p>dilarang(lalulintas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ingin</text:p>
          </table:table-cell>
          <table:table-cell/>
          <table:table-cell office:value-type="string" calcext:value-type="string">
            <text:p>dingi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iskon</text:p>
          </table:table-cell>
          <table:table-cell/>
          <table:table-cell office:value-type="string" calcext:value-type="string">
            <text:p>disko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okter(1)</text:p>
          </table:table-cell>
          <table:table-cell/>
          <table:table-cell office:value-type="string" calcext:value-type="string">
            <text:p>dokter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okter(2)</text:p>
          </table:table-cell>
          <table:table-cell/>
          <table:table-cell office:value-type="string" calcext:value-type="string">
            <text:p>dokter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ua</text:p>
          </table:table-cell>
          <table:table-cell/>
          <table:table-cell office:value-type="string" calcext:value-type="string">
            <text:p>du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ua kali</text:p>
          </table:table-cell>
          <table:table-cell office:value-type="string" calcext:value-type="string">
            <text:p>duakali</text:p>
          </table:table-cell>
          <table:table-cell/>
          <table:table-cell office:value-type="string" calcext:value-type="string">
            <text:p>dua_belas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ua orang naik kendaraan roda dua</text:p>
          </table:table-cell>
          <table:table-cell office:value-type="string" calcext:value-type="string">
            <text:p>duaorangnaikkendaraanrodadua</text:p>
          </table:table-cell>
          <table:table-cell/>
          <table:table-cell office:value-type="string" calcext:value-type="string">
            <text:p>dua_belas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ua puluh ribu</text:p>
          </table:table-cell>
          <table:table-cell office:value-type="string" calcext:value-type="string">
            <text:p>duapuluhribu</text:p>
          </table:table-cell>
          <table:table-cell/>
          <table:table-cell office:value-type="string" calcext:value-type="string">
            <text:p>dua_puluh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ua ratus</text:p>
          </table:table-cell>
          <table:table-cell office:value-type="string" calcext:value-type="string">
            <text:p>duaratus</text:p>
          </table:table-cell>
          <table:table-cell/>
          <table:table-cell office:value-type="string" calcext:value-type="string">
            <text:p>dua-tingkat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ua ribu(1)</text:p>
          </table:table-cell>
          <table:table-cell office:value-type="string" calcext:value-type="string">
            <text:p>duaribu(1)</text:p>
          </table:table-cell>
          <table:table-cell/>
          <table:table-cell office:value-type="string" calcext:value-type="string">
            <text:p>duakali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ua ribu(2)</text:p>
          </table:table-cell>
          <table:table-cell office:value-type="string" calcext:value-type="string">
            <text:p>duaribu(2)</text:p>
          </table:table-cell>
          <table:table-cell/>
          <table:table-cell office:value-type="string" calcext:value-type="string">
            <text:p>duaorangnaikkendaraanrodadu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ua ribu(3)</text:p>
          </table:table-cell>
          <table:table-cell office:value-type="string" calcext:value-type="string">
            <text:p>duaribu(3)</text:p>
          </table:table-cell>
          <table:table-cell/>
          <table:table-cell office:value-type="string" calcext:value-type="string">
            <text:p>duapuluhribu</text:p>
          </table:table-cell>
        </table:table-row>
        <table:table-row table:style-name="ro1">
          <table:table-cell/>
          <table:table-cell office:value-type="string" calcext:value-type="string">
            <text:p>dua_belas-1</text:p>
          </table:table-cell>
          <table:table-cell table:number-columns-repeated="2" office:value-type="string" calcext:value-type="string">
            <text:p>dua_belas(1)</text:p>
          </table:table-cell>
          <table:table-cell/>
          <table:table-cell office:value-type="string" calcext:value-type="string">
            <text:p>duaratus</text:p>
          </table:table-cell>
        </table:table-row>
        <table:table-row table:style-name="ro1">
          <table:table-cell/>
          <table:table-cell office:value-type="string" calcext:value-type="string">
            <text:p>dua_belas-2</text:p>
          </table:table-cell>
          <table:table-cell table:number-columns-repeated="2" office:value-type="string" calcext:value-type="string">
            <text:p>dua_belas(2)</text:p>
          </table:table-cell>
          <table:table-cell/>
          <table:table-cell office:value-type="string" calcext:value-type="string">
            <text:p>duaribu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ua_puluh</text:p>
          </table:table-cell>
          <table:table-cell/>
          <table:table-cell office:value-type="string" calcext:value-type="string">
            <text:p>duaribu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ua-tingkat</text:p>
          </table:table-cell>
          <table:table-cell/>
          <table:table-cell office:value-type="string" calcext:value-type="string">
            <text:p>duaribu(3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uku</text:p>
          </table:table-cell>
          <table:table-cell/>
          <table:table-cell office:value-type="string" calcext:value-type="string">
            <text:p>duk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ulu</text:p>
          </table:table-cell>
          <table:table-cell/>
          <table:table-cell office:value-type="string" calcext:value-type="string">
            <text:p>dul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urian</text:p>
          </table:table-cell>
          <table:table-cell/>
          <table:table-cell office:value-type="string" calcext:value-type="string">
            <text:p>duri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ejaan</text:p>
          </table:table-cell>
          <table:table-cell/>
          <table:table-cell office:value-type="string" calcext:value-type="string">
            <text:p>eja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emas(warna)</text:p>
          </table:table-cell>
          <table:table-cell/>
          <table:table-cell office:value-type="string" calcext:value-type="string">
            <text:p>emas(warna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empat</text:p>
          </table:table-cell>
          <table:table-cell/>
          <table:table-cell office:value-type="string" calcext:value-type="string">
            <text:p>empat</text:p>
          </table:table-cell>
        </table:table-row>
        <table:table-row table:style-name="ro1">
          <table:table-cell/>
          <table:table-cell office:value-type="string" calcext:value-type="string">
            <text:p>empat_belas-1</text:p>
          </table:table-cell>
          <table:table-cell table:number-columns-repeated="2" office:value-type="string" calcext:value-type="string">
            <text:p>empat_belas(1)</text:p>
          </table:table-cell>
          <table:table-cell/>
          <table:table-cell office:value-type="string" calcext:value-type="string">
            <text:p>empat_belas(1)</text:p>
          </table:table-cell>
        </table:table-row>
        <table:table-row table:style-name="ro1">
          <table:table-cell/>
          <table:table-cell office:value-type="string" calcext:value-type="string">
            <text:p>empat_belas-2</text:p>
          </table:table-cell>
          <table:table-cell table:number-columns-repeated="2" office:value-type="string" calcext:value-type="string">
            <text:p>empat_belas(2)</text:p>
          </table:table-cell>
          <table:table-cell/>
          <table:table-cell office:value-type="string" calcext:value-type="string">
            <text:p>empat_belas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empat_puluh</text:p>
          </table:table-cell>
          <table:table-cell/>
          <table:table-cell office:value-type="string" calcext:value-type="string">
            <text:p>empat_puluh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nak (nyaman)</text:p>
          </table:table-cell>
          <table:table-cell office:value-type="string" calcext:value-type="string">
            <text:p>enak(nyaman)</text:p>
          </table:table-cell>
          <table:table-cell/>
          <table:table-cell office:value-type="string" calcext:value-type="string">
            <text:p>enak(nyaman)</text:p>
          </table:table-cell>
        </table:table-row>
        <table:table-row table:style-name="ro1">
          <table:table-cell/>
          <table:table-cell office:value-type="string" calcext:value-type="string">
            <text:p>enam_belas-1</text:p>
          </table:table-cell>
          <table:table-cell table:number-columns-repeated="2" office:value-type="string" calcext:value-type="string">
            <text:p>enam_belas(1)</text:p>
          </table:table-cell>
          <table:table-cell/>
          <table:table-cell office:value-type="string" calcext:value-type="string">
            <text:p>enam_belas(1)</text:p>
          </table:table-cell>
        </table:table-row>
        <table:table-row table:style-name="ro1">
          <table:table-cell/>
          <table:table-cell office:value-type="string" calcext:value-type="string">
            <text:p>enam_belas-2</text:p>
          </table:table-cell>
          <table:table-cell table:number-columns-repeated="2" office:value-type="string" calcext:value-type="string">
            <text:p>enam_belas(2)</text:p>
          </table:table-cell>
          <table:table-cell/>
          <table:table-cell office:value-type="string" calcext:value-type="string">
            <text:p>enam_belas(2)</text:p>
          </table:table-cell>
        </table:table-row>
        <table:table-row table:style-name="ro1">
          <table:table-cell/>
          <table:table-cell office:value-type="string" calcext:value-type="string">
            <text:p>enam_puluh-1</text:p>
          </table:table-cell>
          <table:table-cell table:number-columns-repeated="2" office:value-type="string" calcext:value-type="string">
            <text:p>enam_puluh(1)</text:p>
          </table:table-cell>
          <table:table-cell/>
          <table:table-cell office:value-type="string" calcext:value-type="string">
            <text:p>enam_puluh(1)</text:p>
          </table:table-cell>
        </table:table-row>
        <table:table-row table:style-name="ro1">
          <table:table-cell/>
          <table:table-cell office:value-type="string" calcext:value-type="string">
            <text:p>enam-1</text:p>
          </table:table-cell>
          <table:table-cell table:number-columns-repeated="2" office:value-type="string" calcext:value-type="string">
            <text:p>enam(1)</text:p>
          </table:table-cell>
          <table:table-cell/>
          <table:table-cell office:value-type="string" calcext:value-type="string">
            <text:p>enam(1)</text:p>
          </table:table-cell>
        </table:table-row>
        <table:table-row table:style-name="ro1">
          <table:table-cell/>
          <table:table-cell office:value-type="string" calcext:value-type="string">
            <text:p>enam-2</text:p>
          </table:table-cell>
          <table:table-cell table:number-columns-repeated="2" office:value-type="string" calcext:value-type="string">
            <text:p>enam(2)</text:p>
          </table:table-cell>
          <table:table-cell/>
          <table:table-cell office:value-type="string" calcext:value-type="string">
            <text:p>enam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es</text:p>
          </table:table-cell>
          <table:table-cell/>
          <table:table-cell office:value-type="string" calcext:value-type="string">
            <text:p>e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februari</text:p>
          </table:table-cell>
          <table:table-cell/>
          <table:table-cell office:value-type="string" calcext:value-type="string">
            <text:p>februar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fisika</text:p>
          </table:table-cell>
          <table:table-cell/>
          <table:table-cell office:value-type="string" calcext:value-type="string">
            <text:p>fisik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gajah(1)</text:p>
          </table:table-cell>
          <table:table-cell/>
          <table:table-cell office:value-type="string" calcext:value-type="string">
            <text:p>gajah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gajah(2)</text:p>
          </table:table-cell>
          <table:table-cell/>
          <table:table-cell office:value-type="string" calcext:value-type="string">
            <text:p>gajah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gaji</text:p>
          </table:table-cell>
          <table:table-cell/>
          <table:table-cell office:value-type="string" calcext:value-type="string">
            <text:p>gaji</text:p>
          </table:table-cell>
        </table:table-row>
        <table:table-row table:style-name="ro1">
          <table:table-cell/>
          <table:table-cell office:value-type="string" calcext:value-type="string">
            <text:p>gambar-1</text:p>
          </table:table-cell>
          <table:table-cell table:number-columns-repeated="2" office:value-type="string" calcext:value-type="string">
            <text:p>gambar(1)</text:p>
          </table:table-cell>
          <table:table-cell/>
          <table:table-cell office:value-type="string" calcext:value-type="string">
            <text:p>gambar(1)</text:p>
          </table:table-cell>
        </table:table-row>
        <table:table-row table:style-name="ro1">
          <table:table-cell/>
          <table:table-cell office:value-type="string" calcext:value-type="string">
            <text:p>gambar-2</text:p>
          </table:table-cell>
          <table:table-cell table:number-columns-repeated="2" office:value-type="string" calcext:value-type="string">
            <text:p>gambar(2)</text:p>
          </table:table-cell>
          <table:table-cell/>
          <table:table-cell office:value-type="string" calcext:value-type="string">
            <text:p>gambar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gang</text:p>
          </table:table-cell>
          <table:table-cell/>
          <table:table-cell office:value-type="string" calcext:value-type="string">
            <text:p>ga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gaun</text:p>
          </table:table-cell>
          <table:table-cell/>
          <table:table-cell office:value-type="string" calcext:value-type="string">
            <text:p>gau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aya berpakaian</text:p>
          </table:table-cell>
          <table:table-cell office:value-type="string" calcext:value-type="string">
            <text:p>gayaberpakaian</text:p>
          </table:table-cell>
          <table:table-cell/>
          <table:table-cell office:value-type="string" calcext:value-type="string">
            <text:p>gayaberpakai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gedung</text:p>
          </table:table-cell>
          <table:table-cell/>
          <table:table-cell office:value-type="string" calcext:value-type="string">
            <text:p>gedu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gelap(warna)(1)</text:p>
          </table:table-cell>
          <table:table-cell/>
          <table:table-cell office:value-type="string" calcext:value-type="string">
            <text:p>gelap(warna)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gelap(warna)(2)</text:p>
          </table:table-cell>
          <table:table-cell/>
          <table:table-cell office:value-type="string" calcext:value-type="string">
            <text:p>gelap(warna)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gembira(1)</text:p>
          </table:table-cell>
          <table:table-cell/>
          <table:table-cell office:value-type="string" calcext:value-type="string">
            <text:p>gembira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gembira(2)</text:p>
          </table:table-cell>
          <table:table-cell/>
          <table:table-cell office:value-type="string" calcext:value-type="string">
            <text:p>gembira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empa bumi</text:p>
          </table:table-cell>
          <table:table-cell office:value-type="string" calcext:value-type="string">
            <text:p>gempabumi</text:p>
          </table:table-cell>
          <table:table-cell/>
          <table:table-cell office:value-type="string" calcext:value-type="string">
            <text:p>gempabumi</text:p>
          </table:table-cell>
        </table:table-row>
        <table:table-row table:style-name="ro1">
          <table:table-cell/>
          <table:table-cell office:value-type="string" calcext:value-type="string">
            <text:p>gemuk-1</text:p>
          </table:table-cell>
          <table:table-cell table:number-columns-repeated="2" office:value-type="string" calcext:value-type="string">
            <text:p>gemuk(1)</text:p>
          </table:table-cell>
          <table:table-cell/>
          <table:table-cell office:value-type="string" calcext:value-type="string">
            <text:p>gemuk(1)</text:p>
          </table:table-cell>
        </table:table-row>
        <table:table-row table:style-name="ro1">
          <table:table-cell/>
          <table:table-cell office:value-type="string" calcext:value-type="string">
            <text:p>gemuk-2</text:p>
          </table:table-cell>
          <table:table-cell table:number-columns-repeated="2" office:value-type="string" calcext:value-type="string">
            <text:p>gemuk(2)</text:p>
          </table:table-cell>
          <table:table-cell/>
          <table:table-cell office:value-type="string" calcext:value-type="string">
            <text:p>gemuk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geogrrafi</text:p>
          </table:table-cell>
          <table:table-cell/>
          <table:table-cell office:value-type="string" calcext:value-type="string">
            <text:p>geogrraf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gigi</text:p>
          </table:table-cell>
          <table:table-cell/>
          <table:table-cell office:value-type="string" calcext:value-type="string">
            <text:p>gigi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igi geraham</text:p>
          </table:table-cell>
          <table:table-cell office:value-type="string" calcext:value-type="string">
            <text:p>gigigeraham</text:p>
          </table:table-cell>
          <table:table-cell/>
          <table:table-cell office:value-type="string" calcext:value-type="string">
            <text:p>gigigeraham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gorila</text:p>
          </table:table-cell>
          <table:table-cell/>
          <table:table-cell office:value-type="string" calcext:value-type="string">
            <text:p>goril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gua(1)</text:p>
          </table:table-cell>
          <table:table-cell/>
          <table:table-cell office:value-type="string" calcext:value-type="string">
            <text:p>gua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gua(2)</text:p>
          </table:table-cell>
          <table:table-cell/>
          <table:table-cell office:value-type="string" calcext:value-type="string">
            <text:p>gua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unting rambut(1)</text:p>
          </table:table-cell>
          <table:table-cell office:value-type="string" calcext:value-type="string">
            <text:p>guntingrambut(1)</text:p>
          </table:table-cell>
          <table:table-cell/>
          <table:table-cell office:value-type="string" calcext:value-type="string">
            <text:p>guntingrambut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unting rambut(2)</text:p>
          </table:table-cell>
          <table:table-cell office:value-type="string" calcext:value-type="string">
            <text:p>guntingrambut(2)</text:p>
          </table:table-cell>
          <table:table-cell/>
          <table:table-cell office:value-type="string" calcext:value-type="string">
            <text:p>guntingrambut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unting rambut(3)</text:p>
          </table:table-cell>
          <table:table-cell office:value-type="string" calcext:value-type="string">
            <text:p>guntingrambut(3)</text:p>
          </table:table-cell>
          <table:table-cell/>
          <table:table-cell office:value-type="string" calcext:value-type="string">
            <text:p>guntingrambut(3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gunung</text:p>
          </table:table-cell>
          <table:table-cell/>
          <table:table-cell office:value-type="string" calcext:value-type="string">
            <text:p>gunu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unung berapi</text:p>
          </table:table-cell>
          <table:table-cell office:value-type="string" calcext:value-type="string">
            <text:p>gunungberapi</text:p>
          </table:table-cell>
          <table:table-cell/>
          <table:table-cell office:value-type="string" calcext:value-type="string">
            <text:p>gunungberapi</text:p>
          </table:table-cell>
        </table:table-row>
        <table:table-row table:style-name="ro1">
          <table:table-cell/>
          <table:table-cell office:value-type="string" calcext:value-type="string">
            <text:p>guru-1</text:p>
          </table:table-cell>
          <table:table-cell table:number-columns-repeated="2" office:value-type="string" calcext:value-type="string">
            <text:p>guru(1)</text:p>
          </table:table-cell>
          <table:table-cell/>
          <table:table-cell office:value-type="string" calcext:value-type="string">
            <text:p>guru(1)</text:p>
          </table:table-cell>
        </table:table-row>
        <table:table-row table:style-name="ro1">
          <table:table-cell/>
          <table:table-cell office:value-type="string" calcext:value-type="string">
            <text:p>guru-2</text:p>
          </table:table-cell>
          <table:table-cell table:number-columns-repeated="2" office:value-type="string" calcext:value-type="string">
            <text:p>guru(2)</text:p>
          </table:table-cell>
          <table:table-cell/>
          <table:table-cell office:value-type="string" calcext:value-type="string">
            <text:p>guru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halaman</text:p>
          </table:table-cell>
          <table:table-cell/>
          <table:table-cell office:value-type="string" calcext:value-type="string">
            <text:p>halaman</text:p>
          </table:table-cell>
        </table:table-row>
        <table:table-row table:style-name="ro1">
          <table:table-cell/>
          <table:table-cell office:value-type="string" calcext:value-type="string">
            <text:p>halo-1</text:p>
          </table:table-cell>
          <table:table-cell table:number-columns-repeated="2" office:value-type="string" calcext:value-type="string">
            <text:p>halo(1)</text:p>
          </table:table-cell>
          <table:table-cell/>
          <table:table-cell office:value-type="string" calcext:value-type="string">
            <text:p>halo(1)</text:p>
          </table:table-cell>
        </table:table-row>
        <table:table-row table:style-name="ro1">
          <table:table-cell/>
          <table:table-cell office:value-type="string" calcext:value-type="string">
            <text:p>halo-2</text:p>
          </table:table-cell>
          <table:table-cell table:number-columns-repeated="2" office:value-type="string" calcext:value-type="string">
            <text:p>halo(2)</text:p>
          </table:table-cell>
          <table:table-cell/>
          <table:table-cell office:value-type="string" calcext:value-type="string">
            <text:p>halo(2)</text:p>
          </table:table-cell>
        </table:table-row>
        <table:table-row table:style-name="ro1">
          <table:table-cell/>
          <table:table-cell office:value-type="string" calcext:value-type="string">
            <text:p>halte-1</text:p>
          </table:table-cell>
          <table:table-cell table:number-columns-repeated="2" office:value-type="string" calcext:value-type="string">
            <text:p>halte(1)</text:p>
          </table:table-cell>
          <table:table-cell/>
          <table:table-cell office:value-type="string" calcext:value-type="string">
            <text:p>halte(1)</text:p>
          </table:table-cell>
        </table:table-row>
        <table:table-row table:style-name="ro1">
          <table:table-cell/>
          <table:table-cell office:value-type="string" calcext:value-type="string">
            <text:p>halte-2</text:p>
          </table:table-cell>
          <table:table-cell table:number-columns-repeated="2" office:value-type="string" calcext:value-type="string">
            <text:p>halte(2)</text:p>
          </table:table-cell>
          <table:table-cell/>
          <table:table-cell office:value-type="string" calcext:value-type="string">
            <text:p>halte(2)</text:p>
          </table:table-cell>
        </table:table-row>
        <table:table-row table:style-name="ro1">
          <table:table-cell/>
          <table:table-cell office:value-type="string" calcext:value-type="string">
            <text:p>hamil-1</text:p>
          </table:table-cell>
          <table:table-cell table:number-columns-repeated="2" office:value-type="string" calcext:value-type="string">
            <text:p>hamil(1)</text:p>
          </table:table-cell>
          <table:table-cell/>
          <table:table-cell office:value-type="string" calcext:value-type="string">
            <text:p>hamil(1)</text:p>
          </table:table-cell>
        </table:table-row>
        <table:table-row table:style-name="ro1">
          <table:table-cell/>
          <table:table-cell office:value-type="string" calcext:value-type="string">
            <text:p>hamil-2</text:p>
          </table:table-cell>
          <table:table-cell table:number-columns-repeated="2" office:value-type="string" calcext:value-type="string">
            <text:p>hamil(2)</text:p>
          </table:table-cell>
          <table:table-cell/>
          <table:table-cell office:value-type="string" calcext:value-type="string">
            <text:p>hamil(2)</text:p>
          </table:table-cell>
        </table:table-row>
        <table:table-row table:style-name="ro1">
          <table:table-cell/>
          <table:table-cell office:value-type="string" calcext:value-type="string">
            <text:p>hangat-1</text:p>
          </table:table-cell>
          <table:table-cell table:number-columns-repeated="2" office:value-type="string" calcext:value-type="string">
            <text:p>hangat(1)</text:p>
          </table:table-cell>
          <table:table-cell/>
          <table:table-cell office:value-type="string" calcext:value-type="string">
            <text:p>hangat(1)</text:p>
          </table:table-cell>
        </table:table-row>
        <table:table-row table:style-name="ro1">
          <table:table-cell/>
          <table:table-cell office:value-type="string" calcext:value-type="string">
            <text:p>hangat-2</text:p>
          </table:table-cell>
          <table:table-cell table:number-columns-repeated="2" office:value-type="string" calcext:value-type="string">
            <text:p>hangat(2)</text:p>
          </table:table-cell>
          <table:table-cell/>
          <table:table-cell office:value-type="string" calcext:value-type="string">
            <text:p>hangat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hari</text:p>
          </table:table-cell>
          <table:table-cell/>
          <table:table-cell office:value-type="string" calcext:value-type="string">
            <text:p>har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hari_ini</text:p>
          </table:table-cell>
          <table:table-cell/>
          <table:table-cell office:value-type="string" calcext:value-type="string">
            <text:p>hari_ini</text:p>
          </table:table-cell>
        </table:table-row>
        <table:table-row table:style-name="ro1">
          <table:table-cell/>
          <table:table-cell office:value-type="string" calcext:value-type="string">
            <text:p>hari-1</text:p>
          </table:table-cell>
          <table:table-cell table:number-columns-repeated="2" office:value-type="string" calcext:value-type="string">
            <text:p>hari(1)</text:p>
          </table:table-cell>
          <table:table-cell/>
          <table:table-cell office:value-type="string" calcext:value-type="string">
            <text:p>hari(1)</text:p>
          </table:table-cell>
        </table:table-row>
        <table:table-row table:style-name="ro1">
          <table:table-cell/>
          <table:table-cell office:value-type="string" calcext:value-type="string">
            <text:p>hari-2</text:p>
          </table:table-cell>
          <table:table-cell table:number-columns-repeated="2" office:value-type="string" calcext:value-type="string">
            <text:p>hari(2)</text:p>
          </table:table-cell>
          <table:table-cell/>
          <table:table-cell office:value-type="string" calcext:value-type="string">
            <text:p>hari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harimau(1)</text:p>
          </table:table-cell>
          <table:table-cell/>
          <table:table-cell office:value-type="string" calcext:value-type="string">
            <text:p>harimau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harimau(2)</text:p>
          </table:table-cell>
          <table:table-cell/>
          <table:table-cell office:value-type="string" calcext:value-type="string">
            <text:p>harimau(2)</text:p>
          </table:table-cell>
        </table:table-row>
        <table:table-row table:style-name="ro1">
          <table:table-cell/>
          <table:table-cell office:value-type="string" calcext:value-type="string">
            <text:p>harum-1</text:p>
          </table:table-cell>
          <table:table-cell table:number-columns-repeated="2" office:value-type="string" calcext:value-type="string">
            <text:p>harum(1)</text:p>
          </table:table-cell>
          <table:table-cell/>
          <table:table-cell office:value-type="string" calcext:value-type="string">
            <text:p>harum(1)</text:p>
          </table:table-cell>
        </table:table-row>
        <table:table-row table:style-name="ro1">
          <table:table-cell/>
          <table:table-cell office:value-type="string" calcext:value-type="string">
            <text:p>harum-2</text:p>
          </table:table-cell>
          <table:table-cell table:number-columns-repeated="2" office:value-type="string" calcext:value-type="string">
            <text:p>harum(2)</text:p>
          </table:table-cell>
          <table:table-cell/>
          <table:table-cell office:value-type="string" calcext:value-type="string">
            <text:p>harum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harus</text:p>
          </table:table-cell>
          <table:table-cell/>
          <table:table-cell office:value-type="string" calcext:value-type="string">
            <text:p>haru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haus</text:p>
          </table:table-cell>
          <table:table-cell/>
          <table:table-cell office:value-type="string" calcext:value-type="string">
            <text:p>haus</text:p>
          </table:table-cell>
        </table:table-row>
        <table:table-row table:style-name="ro1">
          <table:table-cell/>
          <table:table-cell office:value-type="string" calcext:value-type="string">
            <text:p>helikopter-1</text:p>
          </table:table-cell>
          <table:table-cell table:number-columns-repeated="2" office:value-type="string" calcext:value-type="string">
            <text:p>helikopter(1)</text:p>
          </table:table-cell>
          <table:table-cell/>
          <table:table-cell office:value-type="string" calcext:value-type="string">
            <text:p>helikopter-terbang</text:p>
          </table:table-cell>
        </table:table-row>
        <table:table-row table:style-name="ro1">
          <table:table-cell/>
          <table:table-cell office:value-type="string" calcext:value-type="string">
            <text:p>helikopter-2</text:p>
          </table:table-cell>
          <table:table-cell table:number-columns-repeated="2" office:value-type="string" calcext:value-type="string">
            <text:p>helikopter(2)</text:p>
          </table:table-cell>
          <table:table-cell/>
          <table:table-cell office:value-type="string" calcext:value-type="string">
            <text:p>helikopter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helikopter-terbang</text:p>
          </table:table-cell>
          <table:table-cell/>
          <table:table-cell office:value-type="string" calcext:value-type="string">
            <text:p>helikopter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hewan</text:p>
          </table:table-cell>
          <table:table-cell/>
          <table:table-cell office:value-type="string" calcext:value-type="string">
            <text:p>hew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hidung</text:p>
          </table:table-cell>
          <table:table-cell/>
          <table:table-cell office:value-type="string" calcext:value-type="string">
            <text:p>hidu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idung besar</text:p>
          </table:table-cell>
          <table:table-cell office:value-type="string" calcext:value-type="string">
            <text:p>hidungbesar</text:p>
          </table:table-cell>
          <table:table-cell/>
          <table:table-cell office:value-type="string" calcext:value-type="string">
            <text:p>hidungbesa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idung kecil</text:p>
          </table:table-cell>
          <table:table-cell office:value-type="string" calcext:value-type="string">
            <text:p>hidungkecil</text:p>
          </table:table-cell>
          <table:table-cell/>
          <table:table-cell office:value-type="string" calcext:value-type="string">
            <text:p>hidungkecil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idung mancung</text:p>
          </table:table-cell>
          <table:table-cell office:value-type="string" calcext:value-type="string">
            <text:p>hidungmancung</text:p>
          </table:table-cell>
          <table:table-cell/>
          <table:table-cell office:value-type="string" calcext:value-type="string">
            <text:p>hidungmancu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idung pesek</text:p>
          </table:table-cell>
          <table:table-cell office:value-type="string" calcext:value-type="string">
            <text:p>hidungpesek</text:p>
          </table:table-cell>
          <table:table-cell/>
          <table:table-cell office:value-type="string" calcext:value-type="string">
            <text:p>hidungpesek</text:p>
          </table:table-cell>
        </table:table-row>
        <table:table-row table:style-name="ro1">
          <table:table-cell/>
          <table:table-cell office:value-type="string" calcext:value-type="string">
            <text:p>hidup-1</text:p>
          </table:table-cell>
          <table:table-cell table:number-columns-repeated="2" office:value-type="string" calcext:value-type="string">
            <text:p>hidup(1)</text:p>
          </table:table-cell>
          <table:table-cell/>
          <table:table-cell office:value-type="string" calcext:value-type="string">
            <text:p>hidup(1)</text:p>
          </table:table-cell>
        </table:table-row>
        <table:table-row table:style-name="ro1">
          <table:table-cell/>
          <table:table-cell office:value-type="string" calcext:value-type="string">
            <text:p>hidup-2</text:p>
          </table:table-cell>
          <table:table-cell table:number-columns-repeated="2" office:value-type="string" calcext:value-type="string">
            <text:p>hidup(2)</text:p>
          </table:table-cell>
          <table:table-cell/>
          <table:table-cell office:value-type="string" calcext:value-type="string">
            <text:p>hidup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hijau</text:p>
          </table:table-cell>
          <table:table-cell/>
          <table:table-cell office:value-type="string" calcext:value-type="string">
            <text:p>hija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hitung</text:p>
          </table:table-cell>
          <table:table-cell/>
          <table:table-cell office:value-type="string" calcext:value-type="string">
            <text:p>hitu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hubungan</text:p>
          </table:table-cell>
          <table:table-cell/>
          <table:table-cell office:value-type="string" calcext:value-type="string">
            <text:p>hubunga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ujan berhenti</text:p>
          </table:table-cell>
          <table:table-cell office:value-type="string" calcext:value-type="string">
            <text:p>hujanberhenti</text:p>
          </table:table-cell>
          <table:table-cell/>
          <table:table-cell office:value-type="string" calcext:value-type="string">
            <text:p>hujan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ujan es</text:p>
          </table:table-cell>
          <table:table-cell office:value-type="string" calcext:value-type="string">
            <text:p>hujanes</text:p>
          </table:table-cell>
          <table:table-cell/>
          <table:table-cell office:value-type="string" calcext:value-type="string">
            <text:p>hujan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hujan(1)</text:p>
          </table:table-cell>
          <table:table-cell/>
          <table:table-cell office:value-type="string" calcext:value-type="string">
            <text:p>hujanberhent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hujan(2)</text:p>
          </table:table-cell>
          <table:table-cell/>
          <table:table-cell office:value-type="string" calcext:value-type="string">
            <text:p>hujanes</text:p>
          </table:table-cell>
        </table:table-row>
        <table:table-row table:style-name="ro1">
          <table:table-cell/>
          <table:table-cell office:value-type="string" calcext:value-type="string">
            <text:p>hutan-1</text:p>
          </table:table-cell>
          <table:table-cell table:number-columns-repeated="2" office:value-type="string" calcext:value-type="string">
            <text:p>hutan(1)</text:p>
          </table:table-cell>
          <table:table-cell/>
          <table:table-cell office:value-type="string" calcext:value-type="string">
            <text:p>hutan(1)</text:p>
          </table:table-cell>
        </table:table-row>
        <table:table-row table:style-name="ro1">
          <table:table-cell/>
          <table:table-cell office:value-type="string" calcext:value-type="string">
            <text:p>hutan-2_pemandangan-alam-2_alam-2</text:p>
          </table:table-cell>
          <table:table-cell table:number-columns-repeated="2" office:value-type="string" calcext:value-type="string">
            <text:p>hutan(2)_pemandangan-alam(2)_alam(2)</text:p>
          </table:table-cell>
          <table:table-cell/>
          <table:table-cell office:value-type="string" calcext:value-type="string">
            <text:p>hutan(2)_pemandangan-alam(2)_alam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a beli</text:p>
          </table:table-cell>
          <table:table-cell office:value-type="string" calcext:value-type="string">
            <text:p>iabeli</text:p>
          </table:table-cell>
          <table:table-cell/>
          <table:table-cell office:value-type="string" calcext:value-type="string">
            <text:p>iabel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ibu</text:p>
          </table:table-cell>
          <table:table-cell/>
          <table:table-cell office:value-type="string" calcext:value-type="string">
            <text:p>ibu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bu rumah tangga(1)</text:p>
          </table:table-cell>
          <table:table-cell office:value-type="string" calcext:value-type="string">
            <text:p>iburumahtangga(1)</text:p>
          </table:table-cell>
          <table:table-cell/>
          <table:table-cell office:value-type="string" calcext:value-type="string">
            <text:p>ibu-kot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bu rumah tangga(2)</text:p>
          </table:table-cell>
          <table:table-cell office:value-type="string" calcext:value-type="string">
            <text:p>iburumahtangga(2)</text:p>
          </table:table-cell>
          <table:table-cell/>
          <table:table-cell office:value-type="string" calcext:value-type="string">
            <text:p>iburumahtangga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ibu-kota</text:p>
          </table:table-cell>
          <table:table-cell/>
          <table:table-cell office:value-type="string" calcext:value-type="string">
            <text:p>iburumahtangg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ikan</text:p>
          </table:table-cell>
          <table:table-cell/>
          <table:table-cell office:value-type="string" calcext:value-type="string">
            <text:p>ik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indah(barang)(2)</text:p>
          </table:table-cell>
          <table:table-cell/>
          <table:table-cell office:value-type="string" calcext:value-type="string">
            <text:p>indah(barang)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indonesia</text:p>
          </table:table-cell>
          <table:table-cell/>
          <table:table-cell office:value-type="string" calcext:value-type="string">
            <text:p>indones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ndonesia bagian tengah</text:p>
          </table:table-cell>
          <table:table-cell office:value-type="string" calcext:value-type="string">
            <text:p>indonesiabagiantengah</text:p>
          </table:table-cell>
          <table:table-cell/>
          <table:table-cell office:value-type="string" calcext:value-type="string">
            <text:p>indonesiabagiantengah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ini</text:p>
          </table:table-cell>
          <table:table-cell/>
          <table:table-cell office:value-type="string" calcext:value-type="string">
            <text:p>in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istri</text:p>
          </table:table-cell>
          <table:table-cell/>
          <table:table-cell office:value-type="string" calcext:value-type="string">
            <text:p>istr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isyarat(1)</text:p>
          </table:table-cell>
          <table:table-cell/>
          <table:table-cell office:value-type="string" calcext:value-type="string">
            <text:p>isyarat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isyarat(2)</text:p>
          </table:table-cell>
          <table:table-cell/>
          <table:table-cell office:value-type="string" calcext:value-type="string">
            <text:p>isyarat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itu</text:p>
          </table:table-cell>
          <table:table-cell/>
          <table:table-cell office:value-type="string" calcext:value-type="string">
            <text:p>it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adwal</text:p>
          </table:table-cell>
          <table:table-cell/>
          <table:table-cell office:value-type="string" calcext:value-type="string">
            <text:p>jadwal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ahit(1)</text:p>
          </table:table-cell>
          <table:table-cell/>
          <table:table-cell office:value-type="string" calcext:value-type="string">
            <text:p>jahit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ahit(2)</text:p>
          </table:table-cell>
          <table:table-cell/>
          <table:table-cell office:value-type="string" calcext:value-type="string">
            <text:p>jahit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ahit(3)</text:p>
          </table:table-cell>
          <table:table-cell/>
          <table:table-cell office:value-type="string" calcext:value-type="string">
            <text:p>jahit(3)</text:p>
          </table:table-cell>
        </table:table-row>
        <table:table-row table:style-name="ro1">
          <table:table-cell/>
          <table:table-cell office:value-type="string" calcext:value-type="string">
            <text:p>jakarta-1_biologi</text:p>
          </table:table-cell>
          <table:table-cell table:number-columns-repeated="2" office:value-type="string" calcext:value-type="string">
            <text:p>jakarta(1)_biologi</text:p>
          </table:table-cell>
          <table:table-cell/>
          <table:table-cell office:value-type="string" calcext:value-type="string">
            <text:p>jakarta(1)_biologi</text:p>
          </table:table-cell>
        </table:table-row>
        <table:table-row table:style-name="ro1">
          <table:table-cell/>
          <table:table-cell office:value-type="string" calcext:value-type="string">
            <text:p>jakarta-2</text:p>
          </table:table-cell>
          <table:table-cell table:number-columns-repeated="2" office:value-type="string" calcext:value-type="string">
            <text:p>jakarta(2)</text:p>
          </table:table-cell>
          <table:table-cell/>
          <table:table-cell office:value-type="string" calcext:value-type="string">
            <text:p>jakart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alan</text:p>
          </table:table-cell>
          <table:table-cell/>
          <table:table-cell office:value-type="string" calcext:value-type="string">
            <text:p>jala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jalan dua arah</text:p>
          </table:table-cell>
          <table:table-cell office:value-type="string" calcext:value-type="string">
            <text:p>jalanduaarah</text:p>
          </table:table-cell>
          <table:table-cell/>
          <table:table-cell office:value-type="string" calcext:value-type="string">
            <text:p>jalanduaarah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jalan kaki</text:p>
          </table:table-cell>
          <table:table-cell office:value-type="string" calcext:value-type="string">
            <text:p>jalankaki</text:p>
          </table:table-cell>
          <table:table-cell/>
          <table:table-cell office:value-type="string" calcext:value-type="string">
            <text:p>jalankaki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jalan satu arah</text:p>
          </table:table-cell>
          <table:table-cell office:value-type="string" calcext:value-type="string">
            <text:p>jalansatuarah</text:p>
          </table:table-cell>
          <table:table-cell/>
          <table:table-cell office:value-type="string" calcext:value-type="string">
            <text:p>jalansatuarah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am</text:p>
          </table:table-cell>
          <table:table-cell/>
          <table:table-cell office:value-type="string" calcext:value-type="string">
            <text:p>jam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am_tangan</text:p>
          </table:table-cell>
          <table:table-cell/>
          <table:table-cell office:value-type="string" calcext:value-type="string">
            <text:p>jam_tang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ambu</text:p>
          </table:table-cell>
          <table:table-cell/>
          <table:table-cell office:value-type="string" calcext:value-type="string">
            <text:p>jamb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ambu-mete</text:p>
          </table:table-cell>
          <table:table-cell/>
          <table:table-cell office:value-type="string" calcext:value-type="string">
            <text:p>jambu-mete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angka</text:p>
          </table:table-cell>
          <table:table-cell/>
          <table:table-cell office:value-type="string" calcext:value-type="string">
            <text:p>jangk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anuari</text:p>
          </table:table-cell>
          <table:table-cell/>
          <table:table-cell office:value-type="string" calcext:value-type="string">
            <text:p>januar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arang</text:p>
          </table:table-cell>
          <table:table-cell/>
          <table:table-cell office:value-type="string" calcext:value-type="string">
            <text:p>jara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as</text:p>
          </table:table-cell>
          <table:table-cell/>
          <table:table-cell office:value-type="string" calcext:value-type="string">
            <text:p>ja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auh</text:p>
          </table:table-cell>
          <table:table-cell/>
          <table:table-cell office:value-type="string" calcext:value-type="string">
            <text:p>jauh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awa</text:p>
          </table:table-cell>
          <table:table-cell/>
          <table:table-cell office:value-type="string" calcext:value-type="string">
            <text:p>jaw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eans</text:p>
          </table:table-cell>
          <table:table-cell/>
          <table:table-cell office:value-type="string" calcext:value-type="string">
            <text:p>jeans</text:p>
          </table:table-cell>
        </table:table-row>
        <table:table-row table:style-name="ro1">
          <table:table-cell/>
          <table:table-cell office:value-type="string" calcext:value-type="string">
            <text:p>jelek(benda)-1</text:p>
          </table:table-cell>
          <table:table-cell table:number-columns-repeated="2" office:value-type="string" calcext:value-type="string">
            <text:p>jelek(benda)(1)</text:p>
          </table:table-cell>
          <table:table-cell/>
          <table:table-cell office:value-type="string" calcext:value-type="string">
            <text:p>jelek(benda)(1)</text:p>
          </table:table-cell>
        </table:table-row>
        <table:table-row table:style-name="ro1">
          <table:table-cell/>
          <table:table-cell office:value-type="string" calcext:value-type="string">
            <text:p>jelek(benda)-2</text:p>
          </table:table-cell>
          <table:table-cell table:number-columns-repeated="2" office:value-type="string" calcext:value-type="string">
            <text:p>jelek(benda)(2)</text:p>
          </table:table-cell>
          <table:table-cell/>
          <table:table-cell office:value-type="string" calcext:value-type="string">
            <text:p>jelek(benda)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elek(orang)</text:p>
          </table:table-cell>
          <table:table-cell/>
          <table:table-cell office:value-type="string" calcext:value-type="string">
            <text:p>jelek(orang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embatan</text:p>
          </table:table-cell>
          <table:table-cell/>
          <table:table-cell office:value-type="string" calcext:value-type="string">
            <text:p>jembat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erapah(1)</text:p>
          </table:table-cell>
          <table:table-cell/>
          <table:table-cell office:value-type="string" calcext:value-type="string">
            <text:p>jerapah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erapah(2)</text:p>
          </table:table-cell>
          <table:table-cell/>
          <table:table-cell office:value-type="string" calcext:value-type="string">
            <text:p>jerapah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eruk</text:p>
          </table:table-cell>
          <table:table-cell/>
          <table:table-cell office:value-type="string" calcext:value-type="string">
            <text:p>jeruk</text:p>
          </table:table-cell>
        </table:table-row>
        <table:table-row table:style-name="ro1">
          <table:table-cell/>
          <table:table-cell office:value-type="string" calcext:value-type="string">
            <text:p>jeruk-bali-1</text:p>
          </table:table-cell>
          <table:table-cell table:number-columns-repeated="2" office:value-type="string" calcext:value-type="string">
            <text:p>jeruk-bali(1)</text:p>
          </table:table-cell>
          <table:table-cell/>
          <table:table-cell office:value-type="string" calcext:value-type="string">
            <text:p>jeruk-bali(1)</text:p>
          </table:table-cell>
        </table:table-row>
        <table:table-row table:style-name="ro1">
          <table:table-cell/>
          <table:table-cell office:value-type="string" calcext:value-type="string">
            <text:p>jeruk-bali-2</text:p>
          </table:table-cell>
          <table:table-cell table:number-columns-repeated="2" office:value-type="string" calcext:value-type="string">
            <text:p>jeruk-bali(2)</text:p>
          </table:table-cell>
          <table:table-cell/>
          <table:table-cell office:value-type="string" calcext:value-type="string">
            <text:p>jeruk-bali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eruk(mandarin)</text:p>
          </table:table-cell>
          <table:table-cell/>
          <table:table-cell office:value-type="string" calcext:value-type="string">
            <text:p>jeruk(mandarin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ingga</text:p>
          </table:table-cell>
          <table:table-cell/>
          <table:table-cell office:value-type="string" calcext:value-type="string">
            <text:p>jingg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uli</text:p>
          </table:table-cell>
          <table:table-cell/>
          <table:table-cell office:value-type="string" calcext:value-type="string">
            <text:p>juli</text:p>
          </table:table-cell>
        </table:table-row>
        <table:table-row table:style-name="ro1">
          <table:table-cell/>
          <table:table-cell office:value-type="string" calcext:value-type="string">
            <text:p>jumat-1</text:p>
          </table:table-cell>
          <table:table-cell table:number-columns-repeated="2" office:value-type="string" calcext:value-type="string">
            <text:p>jumat(1)</text:p>
          </table:table-cell>
          <table:table-cell/>
          <table:table-cell office:value-type="string" calcext:value-type="string">
            <text:p>jumat(1)</text:p>
          </table:table-cell>
        </table:table-row>
        <table:table-row table:style-name="ro1">
          <table:table-cell/>
          <table:table-cell office:value-type="string" calcext:value-type="string">
            <text:p>jumat-2</text:p>
          </table:table-cell>
          <table:table-cell table:number-columns-repeated="2" office:value-type="string" calcext:value-type="string">
            <text:p>jumat(2)</text:p>
          </table:table-cell>
          <table:table-cell/>
          <table:table-cell office:value-type="string" calcext:value-type="string">
            <text:p>jumat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umlah</text:p>
          </table:table-cell>
          <table:table-cell/>
          <table:table-cell office:value-type="string" calcext:value-type="string">
            <text:p>jumlah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uni</text:p>
          </table:table-cell>
          <table:table-cell/>
          <table:table-cell office:value-type="string" calcext:value-type="string">
            <text:p>jun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jurnalis</text:p>
          </table:table-cell>
          <table:table-cell/>
          <table:table-cell office:value-type="string" calcext:value-type="string">
            <text:p>jurnali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juru bahasa</text:p>
          </table:table-cell>
          <table:table-cell office:value-type="string" calcext:value-type="string">
            <text:p>jurubahasa</text:p>
          </table:table-cell>
          <table:table-cell/>
          <table:table-cell office:value-type="string" calcext:value-type="string">
            <text:p>jurubahas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juru bahasa isyarat</text:p>
          </table:table-cell>
          <table:table-cell office:value-type="string" calcext:value-type="string">
            <text:p>jurubahasaisyarat</text:p>
          </table:table-cell>
          <table:table-cell/>
          <table:table-cell office:value-type="string" calcext:value-type="string">
            <text:p>jurubahasaisyara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but</text:p>
          </table:table-cell>
          <table:table-cell/>
          <table:table-cell office:value-type="string" calcext:value-type="string">
            <text:p>kabu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cau</text:p>
          </table:table-cell>
          <table:table-cell/>
          <table:table-cell office:value-type="string" calcext:value-type="string">
            <text:p>kaca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dang-kadang</text:p>
          </table:table-cell>
          <table:table-cell/>
          <table:table-cell office:value-type="string" calcext:value-type="string">
            <text:p>kadang-kada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kak</text:p>
          </table:table-cell>
          <table:table-cell/>
          <table:table-cell office:value-type="string" calcext:value-type="string">
            <text:p>kaka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kak_laki-laki</text:p>
          </table:table-cell>
          <table:table-cell/>
          <table:table-cell office:value-type="string" calcext:value-type="string">
            <text:p>kakak_laki-lak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kak_perempuan</text:p>
          </table:table-cell>
          <table:table-cell/>
          <table:table-cell office:value-type="string" calcext:value-type="string">
            <text:p>kakak_perempu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kek</text:p>
          </table:table-cell>
          <table:table-cell/>
          <table:table-cell office:value-type="string" calcext:value-type="string">
            <text:p>kake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lau</text:p>
          </table:table-cell>
          <table:table-cell/>
          <table:table-cell office:value-type="string" calcext:value-type="string">
            <text:p>kala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li</text:p>
          </table:table-cell>
          <table:table-cell/>
          <table:table-cell office:value-type="string" calcext:value-type="string">
            <text:p>kal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lian_berdua_sama</text:p>
          </table:table-cell>
          <table:table-cell/>
          <table:table-cell office:value-type="string" calcext:value-type="string">
            <text:p>kalian_berdua_sama</text:p>
          </table:table-cell>
        </table:table-row>
        <table:table-row table:style-name="ro1">
          <table:table-cell/>
          <table:table-cell office:value-type="string" calcext:value-type="string">
            <text:p>kalian_berdua-1</text:p>
          </table:table-cell>
          <table:table-cell table:number-columns-repeated="2" office:value-type="string" calcext:value-type="string">
            <text:p>kalian_berdua(1)</text:p>
          </table:table-cell>
          <table:table-cell/>
          <table:table-cell office:value-type="string" calcext:value-type="string">
            <text:p>kalian_berdua(1)</text:p>
          </table:table-cell>
        </table:table-row>
        <table:table-row table:style-name="ro1">
          <table:table-cell/>
          <table:table-cell office:value-type="string" calcext:value-type="string">
            <text:p>kalian_berdua-2</text:p>
          </table:table-cell>
          <table:table-cell table:number-columns-repeated="2" office:value-type="string" calcext:value-type="string">
            <text:p>kalian_berdua(2)</text:p>
          </table:table-cell>
          <table:table-cell/>
          <table:table-cell office:value-type="string" calcext:value-type="string">
            <text:p>kalian_berdu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limantan</text:p>
          </table:table-cell>
          <table:table-cell/>
          <table:table-cell office:value-type="string" calcext:value-type="string">
            <text:p>kalimant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mi_berdua_sama</text:p>
          </table:table-cell>
          <table:table-cell/>
          <table:table-cell office:value-type="string" calcext:value-type="string">
            <text:p>kami_berdua_sama</text:p>
          </table:table-cell>
        </table:table-row>
        <table:table-row table:style-name="ro1">
          <table:table-cell/>
          <table:table-cell office:value-type="string" calcext:value-type="string">
            <text:p>kamis-1</text:p>
          </table:table-cell>
          <table:table-cell table:number-columns-repeated="2" office:value-type="string" calcext:value-type="string">
            <text:p>kamis(1)</text:p>
          </table:table-cell>
          <table:table-cell/>
          <table:table-cell office:value-type="string" calcext:value-type="string">
            <text:p>kamis(1)</text:p>
          </table:table-cell>
        </table:table-row>
        <table:table-row table:style-name="ro1">
          <table:table-cell/>
          <table:table-cell office:value-type="string" calcext:value-type="string">
            <text:p>kamis-2</text:p>
          </table:table-cell>
          <table:table-cell table:number-columns-repeated="2" office:value-type="string" calcext:value-type="string">
            <text:p>kamis(2)</text:p>
          </table:table-cell>
          <table:table-cell/>
          <table:table-cell office:value-type="string" calcext:value-type="string">
            <text:p>kamis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mpung</text:p>
          </table:table-cell>
          <table:table-cell/>
          <table:table-cell office:value-type="string" calcext:value-type="string">
            <text:p>kampu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mu</text:p>
          </table:table-cell>
          <table:table-cell/>
          <table:table-cell office:value-type="string" calcext:value-type="string">
            <text:p>kamu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kamu pinjam dari saya(1)</text:p>
          </table:table-cell>
          <table:table-cell office:value-type="string" calcext:value-type="string">
            <text:p>kamupinjamdarisaya(1)</text:p>
          </table:table-cell>
          <table:table-cell/>
          <table:table-cell office:value-type="string" calcext:value-type="string">
            <text:p>kamu_bertanya_kepada_aku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kamu pinjam dari saya(2)</text:p>
          </table:table-cell>
          <table:table-cell office:value-type="string" calcext:value-type="string">
            <text:p>kamupinjamdarisaya(2)</text:p>
          </table:table-cell>
          <table:table-cell/>
          <table:table-cell office:value-type="string" calcext:value-type="string">
            <text:p>kamu_bertanya_kepada_di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mu_bertanya_kepada_aku</text:p>
          </table:table-cell>
          <table:table-cell/>
          <table:table-cell office:value-type="string" calcext:value-type="string">
            <text:p>kamupinjamdarisaya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mu_bertanya_kepada_dia</text:p>
          </table:table-cell>
          <table:table-cell/>
          <table:table-cell office:value-type="string" calcext:value-type="string">
            <text:p>kamupinjamdarisaya(2)</text:p>
          </table:table-cell>
        </table:table-row>
        <table:table-row table:style-name="ro1">
          <table:table-cell/>
          <table:table-cell office:value-type="string" calcext:value-type="string">
            <text:p>kanan-1</text:p>
          </table:table-cell>
          <table:table-cell table:number-columns-repeated="2" office:value-type="string" calcext:value-type="string">
            <text:p>kanan(1)</text:p>
          </table:table-cell>
          <table:table-cell/>
          <table:table-cell office:value-type="string" calcext:value-type="string">
            <text:p>kanan(1)</text:p>
          </table:table-cell>
        </table:table-row>
        <table:table-row table:style-name="ro1">
          <table:table-cell/>
          <table:table-cell office:value-type="string" calcext:value-type="string">
            <text:p>kanan-2</text:p>
          </table:table-cell>
          <table:table-cell table:number-columns-repeated="2" office:value-type="string" calcext:value-type="string">
            <text:p>kanan(2)</text:p>
          </table:table-cell>
          <table:table-cell/>
          <table:table-cell office:value-type="string" calcext:value-type="string">
            <text:p>kanan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ntin</text:p>
          </table:table-cell>
          <table:table-cell/>
          <table:table-cell office:value-type="string" calcext:value-type="string">
            <text:p>kanti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ntor</text:p>
          </table:table-cell>
          <table:table-cell/>
          <table:table-cell office:value-type="string" calcext:value-type="string">
            <text:p>kanto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pal_kapal-berlayar</text:p>
          </table:table-cell>
          <table:table-cell/>
          <table:table-cell office:value-type="string" calcext:value-type="string">
            <text:p>kapal_kapal-berlaya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pal-layar</text:p>
          </table:table-cell>
          <table:table-cell/>
          <table:table-cell office:value-type="string" calcext:value-type="string">
            <text:p>kapal-laya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pan(1)</text:p>
          </table:table-cell>
          <table:table-cell/>
          <table:table-cell office:value-type="string" calcext:value-type="string">
            <text:p>kapan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pan(2)</text:p>
          </table:table-cell>
          <table:table-cell/>
          <table:table-cell office:value-type="string" calcext:value-type="string">
            <text:p>kapan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rena</text:p>
          </table:table-cell>
          <table:table-cell/>
          <table:table-cell office:value-type="string" calcext:value-type="string">
            <text:p>karen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ryawan(kantor)</text:p>
          </table:table-cell>
          <table:table-cell/>
          <table:table-cell office:value-type="string" calcext:value-type="string">
            <text:p>karyawan(kantor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ta</text:p>
          </table:table-cell>
          <table:table-cell/>
          <table:table-cell office:value-type="string" calcext:value-type="string">
            <text:p>kat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us</text:p>
          </table:table-cell>
          <table:table-cell/>
          <table:table-cell office:value-type="string" calcext:value-type="string">
            <text:p>kau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kaus tanpa lengan(1)</text:p>
          </table:table-cell>
          <table:table-cell office:value-type="string" calcext:value-type="string">
            <text:p>kaustanpalengan(1)</text:p>
          </table:table-cell>
          <table:table-cell/>
          <table:table-cell office:value-type="string" calcext:value-type="string">
            <text:p>kaustanpalengan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kaus tanpa lengan(2)</text:p>
          </table:table-cell>
          <table:table-cell office:value-type="string" calcext:value-type="string">
            <text:p>kaustanpalengan(2)</text:p>
          </table:table-cell>
          <table:table-cell/>
          <table:table-cell office:value-type="string" calcext:value-type="string">
            <text:p>kaustanpalengan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win</text:p>
          </table:table-cell>
          <table:table-cell/>
          <table:table-cell office:value-type="string" calcext:value-type="string">
            <text:p>kawi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ayu_kejuruan-kayu</text:p>
          </table:table-cell>
          <table:table-cell/>
          <table:table-cell office:value-type="string" calcext:value-type="string">
            <text:p>kayu_kejuruan-kay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ahlian</text:p>
          </table:table-cell>
          <table:table-cell/>
          <table:table-cell office:value-type="string" calcext:value-type="string">
            <text:p>keahli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bun</text:p>
          </table:table-cell>
          <table:table-cell/>
          <table:table-cell office:value-type="string" calcext:value-type="string">
            <text:p>kebu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cil(benda)</text:p>
          </table:table-cell>
          <table:table-cell/>
          <table:table-cell office:value-type="string" calcext:value-type="string">
            <text:p>kecil(benda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cil(binatang)</text:p>
          </table:table-cell>
          <table:table-cell/>
          <table:table-cell office:value-type="string" calcext:value-type="string">
            <text:p>kecil(binatang)</text:p>
          </table:table-cell>
        </table:table-row>
        <table:table-row table:style-name="ro1">
          <table:table-cell/>
          <table:table-cell office:value-type="string" calcext:value-type="string">
            <text:p>kecil(gedung)-1_kecil(orang)-1</text:p>
          </table:table-cell>
          <table:table-cell table:number-columns-repeated="2" office:value-type="string" calcext:value-type="string">
            <text:p>kecil(gedung)(1)_kecil(orang)(1)</text:p>
          </table:table-cell>
          <table:table-cell/>
          <table:table-cell office:value-type="string" calcext:value-type="string">
            <text:p>kecil(gedung)(1)_kecil(orang)(1)</text:p>
          </table:table-cell>
        </table:table-row>
        <table:table-row table:style-name="ro1">
          <table:table-cell/>
          <table:table-cell office:value-type="string" calcext:value-type="string">
            <text:p>kecil(gedung)-2_kecil(orang)-2</text:p>
          </table:table-cell>
          <table:table-cell table:number-columns-repeated="2" office:value-type="string" calcext:value-type="string">
            <text:p>kecil(gedung)(2)_kecil(orang)(2)</text:p>
          </table:table-cell>
          <table:table-cell/>
          <table:table-cell office:value-type="string" calcext:value-type="string">
            <text:p>kecil(gedung)(2)_kecil(orang)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cil(orang)-3</text:p>
          </table:table-cell>
          <table:table-cell/>
          <table:table-cell office:value-type="string" calcext:value-type="string">
            <text:p>kecil(orang)-3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dondong(buah)</text:p>
          </table:table-cell>
          <table:table-cell/>
          <table:table-cell office:value-type="string" calcext:value-type="string">
            <text:p>kedondong(buah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dua_dalam_daftar</text:p>
          </table:table-cell>
          <table:table-cell/>
          <table:table-cell office:value-type="string" calcext:value-type="string">
            <text:p>kedua_dalam_daftar</text:p>
          </table:table-cell>
        </table:table-row>
        <table:table-row table:style-name="ro1">
          <table:table-cell/>
          <table:table-cell office:value-type="string" calcext:value-type="string">
            <text:p>kedua-1</text:p>
          </table:table-cell>
          <table:table-cell table:number-columns-repeated="2" office:value-type="string" calcext:value-type="string">
            <text:p>kedua(1)</text:p>
          </table:table-cell>
          <table:table-cell/>
          <table:table-cell office:value-type="string" calcext:value-type="string">
            <text:p>kedua(1)</text:p>
          </table:table-cell>
        </table:table-row>
        <table:table-row table:style-name="ro1">
          <table:table-cell/>
          <table:table-cell office:value-type="string" calcext:value-type="string">
            <text:p>kedua-2</text:p>
          </table:table-cell>
          <table:table-cell table:number-columns-repeated="2" office:value-type="string" calcext:value-type="string">
            <text:p>kedua(2)</text:p>
          </table:table-cell>
          <table:table-cell/>
          <table:table-cell office:value-type="string" calcext:value-type="string">
            <text:p>kedu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empat_dalam_daftar</text:p>
          </table:table-cell>
          <table:table-cell/>
          <table:table-cell office:value-type="string" calcext:value-type="string">
            <text:p>keempat_dalam_dafta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juran-memasak</text:p>
          </table:table-cell>
          <table:table-cell/>
          <table:table-cell office:value-type="string" calcext:value-type="string">
            <text:p>kejuran-memasak</text:p>
          </table:table-cell>
        </table:table-row>
        <table:table-row table:style-name="ro1">
          <table:table-cell/>
          <table:table-cell office:value-type="string" calcext:value-type="string">
            <text:p>kejuruan-besi-1</text:p>
          </table:table-cell>
          <table:table-cell table:number-columns-repeated="2" office:value-type="string" calcext:value-type="string">
            <text:p>kejuruan-besi(1)</text:p>
          </table:table-cell>
          <table:table-cell/>
          <table:table-cell office:value-type="string" calcext:value-type="string">
            <text:p>kejuruan-besi-3</text:p>
          </table:table-cell>
        </table:table-row>
        <table:table-row table:style-name="ro1">
          <table:table-cell/>
          <table:table-cell office:value-type="string" calcext:value-type="string">
            <text:p>kejuruan-besi-2</text:p>
          </table:table-cell>
          <table:table-cell table:number-columns-repeated="2" office:value-type="string" calcext:value-type="string">
            <text:p>kejuruan-besi(2)</text:p>
          </table:table-cell>
          <table:table-cell/>
          <table:table-cell office:value-type="string" calcext:value-type="string">
            <text:p>kejuruan-besi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juruan-besi-3</text:p>
          </table:table-cell>
          <table:table-cell/>
          <table:table-cell office:value-type="string" calcext:value-type="string">
            <text:p>kejuruan-besi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juruan-komputer</text:p>
          </table:table-cell>
          <table:table-cell/>
          <table:table-cell office:value-type="string" calcext:value-type="string">
            <text:p>kejuruan-komputer</text:p>
          </table:table-cell>
        </table:table-row>
        <table:table-row table:style-name="ro1">
          <table:table-cell/>
          <table:table-cell office:value-type="string" calcext:value-type="string">
            <text:p>kejuruan-menjahit-1</text:p>
          </table:table-cell>
          <table:table-cell table:number-columns-repeated="2" office:value-type="string" calcext:value-type="string">
            <text:p>kejuruan-menjahit(1)</text:p>
          </table:table-cell>
          <table:table-cell/>
          <table:table-cell office:value-type="string" calcext:value-type="string">
            <text:p>kejuruan-menjahit(1)</text:p>
          </table:table-cell>
        </table:table-row>
        <table:table-row table:style-name="ro1">
          <table:table-cell/>
          <table:table-cell office:value-type="string" calcext:value-type="string">
            <text:p>kejuruan-menjahit-2</text:p>
          </table:table-cell>
          <table:table-cell table:number-columns-repeated="2" office:value-type="string" calcext:value-type="string">
            <text:p>kejuruan-menjahit(2)</text:p>
          </table:table-cell>
          <table:table-cell/>
          <table:table-cell office:value-type="string" calcext:value-type="string">
            <text:p>kejuruan-menjahit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juruan-mesin</text:p>
          </table:table-cell>
          <table:table-cell/>
          <table:table-cell office:value-type="string" calcext:value-type="string">
            <text:p>kejuruan-mesin</text:p>
          </table:table-cell>
        </table:table-row>
        <table:table-row table:style-name="ro1">
          <table:table-cell/>
          <table:table-cell office:value-type="string" calcext:value-type="string">
            <text:p>kejuruan-salon-1</text:p>
          </table:table-cell>
          <table:table-cell table:number-columns-repeated="2" office:value-type="string" calcext:value-type="string">
            <text:p>kejuruan-salon(1)</text:p>
          </table:table-cell>
          <table:table-cell/>
          <table:table-cell office:value-type="string" calcext:value-type="string">
            <text:p>kejuruan-salon(1)</text:p>
          </table:table-cell>
        </table:table-row>
        <table:table-row table:style-name="ro1">
          <table:table-cell/>
          <table:table-cell office:value-type="string" calcext:value-type="string">
            <text:p>kejuruan-salon-2</text:p>
          </table:table-cell>
          <table:table-cell table:number-columns-repeated="2" office:value-type="string" calcext:value-type="string">
            <text:p>kejuruan-salon(2)</text:p>
          </table:table-cell>
          <table:table-cell/>
          <table:table-cell office:value-type="string" calcext:value-type="string">
            <text:p>kejuruan-salon(2)</text:p>
          </table:table-cell>
        </table:table-row>
        <table:table-row table:style-name="ro1">
          <table:table-cell/>
          <table:table-cell office:value-type="string" calcext:value-type="string">
            <text:p>kekasih-1</text:p>
          </table:table-cell>
          <table:table-cell table:number-columns-repeated="2" office:value-type="string" calcext:value-type="string">
            <text:p>kekasih(1)</text:p>
          </table:table-cell>
          <table:table-cell/>
          <table:table-cell office:value-type="string" calcext:value-type="string">
            <text:p>kekasih-3</text:p>
          </table:table-cell>
        </table:table-row>
        <table:table-row table:style-name="ro1">
          <table:table-cell/>
          <table:table-cell office:value-type="string" calcext:value-type="string">
            <text:p>kekasih-2</text:p>
          </table:table-cell>
          <table:table-cell table:number-columns-repeated="2" office:value-type="string" calcext:value-type="string">
            <text:p>kekasih(2)</text:p>
          </table:table-cell>
          <table:table-cell/>
          <table:table-cell office:value-type="string" calcext:value-type="string">
            <text:p>kekasih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kasih-3</text:p>
          </table:table-cell>
          <table:table-cell/>
          <table:table-cell office:value-type="string" calcext:value-type="string">
            <text:p>kekasih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lapa</text:p>
          </table:table-cell>
          <table:table-cell/>
          <table:table-cell office:value-type="string" calcext:value-type="string">
            <text:p>kelapa</text:p>
          </table:table-cell>
        </table:table-row>
        <table:table-row table:style-name="ro1">
          <table:table-cell/>
          <table:table-cell office:value-type="string" calcext:value-type="string">
            <text:p>kelas-dua-1</text:p>
          </table:table-cell>
          <table:table-cell table:number-columns-repeated="2" office:value-type="string" calcext:value-type="string">
            <text:p>kelas-dua(1)</text:p>
          </table:table-cell>
          <table:table-cell/>
          <table:table-cell office:value-type="string" calcext:value-type="string">
            <text:p>kelas-dua(1)</text:p>
          </table:table-cell>
        </table:table-row>
        <table:table-row table:style-name="ro1">
          <table:table-cell/>
          <table:table-cell office:value-type="string" calcext:value-type="string">
            <text:p>kelas-dua-2</text:p>
          </table:table-cell>
          <table:table-cell table:number-columns-repeated="2" office:value-type="string" calcext:value-type="string">
            <text:p>kelas-dua(2)</text:p>
          </table:table-cell>
          <table:table-cell/>
          <table:table-cell office:value-type="string" calcext:value-type="string">
            <text:p>kelas-dua(2)</text:p>
          </table:table-cell>
        </table:table-row>
        <table:table-row table:style-name="ro1">
          <table:table-cell/>
          <table:table-cell office:value-type="string" calcext:value-type="string">
            <text:p>kelas-satu-1</text:p>
          </table:table-cell>
          <table:table-cell table:number-columns-repeated="2" office:value-type="string" calcext:value-type="string">
            <text:p>kelas-satu(1)</text:p>
          </table:table-cell>
          <table:table-cell/>
          <table:table-cell office:value-type="string" calcext:value-type="string">
            <text:p>kelas-satu(1)</text:p>
          </table:table-cell>
        </table:table-row>
        <table:table-row table:style-name="ro1">
          <table:table-cell/>
          <table:table-cell office:value-type="string" calcext:value-type="string">
            <text:p>kelas-satu-2</text:p>
          </table:table-cell>
          <table:table-cell table:number-columns-repeated="2" office:value-type="string" calcext:value-type="string">
            <text:p>kelas-satu(2)</text:p>
          </table:table-cell>
          <table:table-cell/>
          <table:table-cell office:value-type="string" calcext:value-type="string">
            <text:p>kelas-satu(2)</text:p>
          </table:table-cell>
        </table:table-row>
        <table:table-row table:style-name="ro1">
          <table:table-cell/>
          <table:table-cell office:value-type="string" calcext:value-type="string">
            <text:p>kelas-tiga-1</text:p>
          </table:table-cell>
          <table:table-cell table:number-columns-repeated="2" office:value-type="string" calcext:value-type="string">
            <text:p>kelas-tiga(1)</text:p>
          </table:table-cell>
          <table:table-cell/>
          <table:table-cell office:value-type="string" calcext:value-type="string">
            <text:p>kelas-tiga(1)</text:p>
          </table:table-cell>
        </table:table-row>
        <table:table-row table:style-name="ro1">
          <table:table-cell/>
          <table:table-cell office:value-type="string" calcext:value-type="string">
            <text:p>kelas-tiga-2</text:p>
          </table:table-cell>
          <table:table-cell table:number-columns-repeated="2" office:value-type="string" calcext:value-type="string">
            <text:p>kelas-tiga(2)</text:p>
          </table:table-cell>
          <table:table-cell/>
          <table:table-cell office:value-type="string" calcext:value-type="string">
            <text:p>kelas-tiga(2)</text:p>
          </table:table-cell>
        </table:table-row>
        <table:table-row table:style-name="ro1">
          <table:table-cell/>
          <table:table-cell office:value-type="string" calcext:value-type="string">
            <text:p>kelas(ruang)-1</text:p>
          </table:table-cell>
          <table:table-cell table:number-columns-repeated="2" office:value-type="string" calcext:value-type="string">
            <text:p>kelas(ruang)(1)</text:p>
          </table:table-cell>
          <table:table-cell/>
          <table:table-cell office:value-type="string" calcext:value-type="string">
            <text:p>kelas(ruang)(1)</text:p>
          </table:table-cell>
        </table:table-row>
        <table:table-row table:style-name="ro1">
          <table:table-cell/>
          <table:table-cell office:value-type="string" calcext:value-type="string">
            <text:p>kelas(ruang)-2</text:p>
          </table:table-cell>
          <table:table-cell table:number-columns-repeated="2" office:value-type="string" calcext:value-type="string">
            <text:p>kelas(ruang)(2)</text:p>
          </table:table-cell>
          <table:table-cell/>
          <table:table-cell office:value-type="string" calcext:value-type="string">
            <text:p>kelas(ruang)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las(tingkat)</text:p>
          </table:table-cell>
          <table:table-cell/>
          <table:table-cell office:value-type="string" calcext:value-type="string">
            <text:p>kelas(tingkat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lelawar</text:p>
          </table:table-cell>
          <table:table-cell/>
          <table:table-cell office:value-type="string" calcext:value-type="string">
            <text:p>kelelawa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kelelawar bergelayut</text:p>
          </table:table-cell>
          <table:table-cell office:value-type="string" calcext:value-type="string">
            <text:p>kelelawarbergelayut</text:p>
          </table:table-cell>
          <table:table-cell/>
          <table:table-cell office:value-type="string" calcext:value-type="string">
            <text:p>kelelawarbergelayu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lima_dalam_daftar</text:p>
          </table:table-cell>
          <table:table-cell/>
          <table:table-cell office:value-type="string" calcext:value-type="string">
            <text:p>kelima_dalam_dafta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linci</text:p>
          </table:table-cell>
          <table:table-cell/>
          <table:table-cell office:value-type="string" calcext:value-type="string">
            <text:p>kelinci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kelopak mata(1)</text:p>
          </table:table-cell>
          <table:table-cell office:value-type="string" calcext:value-type="string">
            <text:p>kelopakmata(1)</text:p>
          </table:table-cell>
          <table:table-cell/>
          <table:table-cell office:value-type="string" calcext:value-type="string">
            <text:p>kelopakmata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kelopak mata(2)</text:p>
          </table:table-cell>
          <table:table-cell office:value-type="string" calcext:value-type="string">
            <text:p>kelopakmata(2)</text:p>
          </table:table-cell>
          <table:table-cell/>
          <table:table-cell office:value-type="string" calcext:value-type="string">
            <text:p>kelopakmata(2)</text:p>
          </table:table-cell>
        </table:table-row>
        <table:table-row table:style-name="ro1">
          <table:table-cell/>
          <table:table-cell office:value-type="string" calcext:value-type="string">
            <text:p>keluarga-1</text:p>
          </table:table-cell>
          <table:table-cell table:number-columns-repeated="2" office:value-type="string" calcext:value-type="string">
            <text:p>keluarga(1)</text:p>
          </table:table-cell>
          <table:table-cell/>
          <table:table-cell office:value-type="string" calcext:value-type="string">
            <text:p>keluarga(1)</text:p>
          </table:table-cell>
        </table:table-row>
        <table:table-row table:style-name="ro1">
          <table:table-cell/>
          <table:table-cell office:value-type="string" calcext:value-type="string">
            <text:p>keluarga-2</text:p>
          </table:table-cell>
          <table:table-cell table:number-columns-repeated="2" office:value-type="string" calcext:value-type="string">
            <text:p>keluarga(2)</text:p>
          </table:table-cell>
          <table:table-cell/>
          <table:table-cell office:value-type="string" calcext:value-type="string">
            <text:p>keluarg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mampuan</text:p>
          </table:table-cell>
          <table:table-cell/>
          <table:table-cell office:value-type="string" calcext:value-type="string">
            <text:p>kemampuan</text:p>
          </table:table-cell>
        </table:table-row>
        <table:table-row table:style-name="ro1">
          <table:table-cell/>
          <table:table-cell office:value-type="string" calcext:value-type="string">
            <text:p>kemarin-1</text:p>
          </table:table-cell>
          <table:table-cell table:number-columns-repeated="2" office:value-type="string" calcext:value-type="string">
            <text:p>kemarin(1)</text:p>
          </table:table-cell>
          <table:table-cell/>
          <table:table-cell office:value-type="string" calcext:value-type="string">
            <text:p>kemarin(1)</text:p>
          </table:table-cell>
        </table:table-row>
        <table:table-row table:style-name="ro1">
          <table:table-cell/>
          <table:table-cell office:value-type="string" calcext:value-type="string">
            <text:p>kemarin-2</text:p>
          </table:table-cell>
          <table:table-cell table:number-columns-repeated="2" office:value-type="string" calcext:value-type="string">
            <text:p>kemarin(2)</text:p>
          </table:table-cell>
          <table:table-cell/>
          <table:table-cell office:value-type="string" calcext:value-type="string">
            <text:p>kemarin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ndaraan-roda-dua-pergi</text:p>
          </table:table-cell>
          <table:table-cell/>
          <table:table-cell office:value-type="string" calcext:value-type="string">
            <text:p>kendaraan-roda-dua-perg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ndaraan-roda-dua-pergi-perlahan</text:p>
          </table:table-cell>
          <table:table-cell/>
          <table:table-cell office:value-type="string" calcext:value-type="string">
            <text:p>kendaraan-roda-dua-pergi-perlah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ndaraan-roda-empat-pergi</text:p>
          </table:table-cell>
          <table:table-cell/>
          <table:table-cell office:value-type="string" calcext:value-type="string">
            <text:p>kendaraan-roda-empat-perg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ndaraan-roda-empat-pergi-perlahan</text:p>
          </table:table-cell>
          <table:table-cell/>
          <table:table-cell office:value-type="string" calcext:value-type="string">
            <text:p>kendaraan-roda-empat-pergi-perlah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nyang</text:p>
          </table:table-cell>
          <table:table-cell/>
          <table:table-cell office:value-type="string" calcext:value-type="string">
            <text:p>kenyang</text:p>
          </table:table-cell>
        </table:table-row>
        <table:table-row table:style-name="ro1">
          <table:table-cell/>
          <table:table-cell office:value-type="string" calcext:value-type="string">
            <text:p>kepala-sekolah-1</text:p>
          </table:table-cell>
          <table:table-cell table:number-columns-repeated="2" office:value-type="string" calcext:value-type="string">
            <text:p>kepala-sekolah(1)</text:p>
          </table:table-cell>
          <table:table-cell/>
          <table:table-cell office:value-type="string" calcext:value-type="string">
            <text:p>kepala-sekolah(1)</text:p>
          </table:table-cell>
        </table:table-row>
        <table:table-row table:style-name="ro1">
          <table:table-cell/>
          <table:table-cell office:value-type="string" calcext:value-type="string">
            <text:p>kepala-sekolah-2</text:p>
          </table:table-cell>
          <table:table-cell table:number-columns-repeated="2" office:value-type="string" calcext:value-type="string">
            <text:p>kepala-sekolah(2)</text:p>
          </table:table-cell>
          <table:table-cell/>
          <table:table-cell office:value-type="string" calcext:value-type="string">
            <text:p>kepala-sekolah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pala(1)</text:p>
          </table:table-cell>
          <table:table-cell/>
          <table:table-cell office:value-type="string" calcext:value-type="string">
            <text:p>kepala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pala(2)</text:p>
          </table:table-cell>
          <table:table-cell/>
          <table:table-cell office:value-type="string" calcext:value-type="string">
            <text:p>kepal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ponakan</text:p>
          </table:table-cell>
          <table:table-cell/>
          <table:table-cell office:value-type="string" calcext:value-type="string">
            <text:p>keponakan</text:p>
          </table:table-cell>
        </table:table-row>
        <table:table-row table:style-name="ro1">
          <table:table-cell/>
          <table:table-cell office:value-type="string" calcext:value-type="string">
            <text:p>kepunyaan-1</text:p>
          </table:table-cell>
          <table:table-cell table:number-columns-repeated="2" office:value-type="string" calcext:value-type="string">
            <text:p>kepunyaan(1)</text:p>
          </table:table-cell>
          <table:table-cell/>
          <table:table-cell office:value-type="string" calcext:value-type="string">
            <text:p>kepunyaan(1)</text:p>
          </table:table-cell>
        </table:table-row>
        <table:table-row table:style-name="ro1">
          <table:table-cell/>
          <table:table-cell office:value-type="string" calcext:value-type="string">
            <text:p>kepunyaan-2</text:p>
          </table:table-cell>
          <table:table-cell table:number-columns-repeated="2" office:value-type="string" calcext:value-type="string">
            <text:p>kepunyaan(2)</text:p>
          </table:table-cell>
          <table:table-cell/>
          <table:table-cell office:value-type="string" calcext:value-type="string">
            <text:p>kepunyaan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rbau</text:p>
          </table:table-cell>
          <table:table-cell/>
          <table:table-cell office:value-type="string" calcext:value-type="string">
            <text:p>kerba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ren(2)</text:p>
          </table:table-cell>
          <table:table-cell/>
          <table:table-cell office:value-type="string" calcext:value-type="string">
            <text:p>keren(2)</text:p>
          </table:table-cell>
        </table:table-row>
        <table:table-row table:style-name="ro1">
          <table:table-cell/>
          <table:table-cell office:value-type="string" calcext:value-type="string">
            <text:p>kereta-api-1_stasiun-kereta-api</text:p>
          </table:table-cell>
          <table:table-cell table:number-columns-repeated="2" office:value-type="string" calcext:value-type="string">
            <text:p>kereta-api(1)_stasiun-kereta-api</text:p>
          </table:table-cell>
          <table:table-cell/>
          <table:table-cell office:value-type="string" calcext:value-type="string">
            <text:p>kereta-api-berangkat</text:p>
          </table:table-cell>
        </table:table-row>
        <table:table-row table:style-name="ro1">
          <table:table-cell/>
          <table:table-cell office:value-type="string" calcext:value-type="string">
            <text:p>kereta-api-2</text:p>
          </table:table-cell>
          <table:table-cell table:number-columns-repeated="2" office:value-type="string" calcext:value-type="string">
            <text:p>kereta-api(2)</text:p>
          </table:table-cell>
          <table:table-cell/>
          <table:table-cell office:value-type="string" calcext:value-type="string">
            <text:p>kereta-api(1)_stasiun-kereta-ap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reta-api-berangkat</text:p>
          </table:table-cell>
          <table:table-cell/>
          <table:table-cell office:value-type="string" calcext:value-type="string">
            <text:p>kereta-api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ring</text:p>
          </table:table-cell>
          <table:table-cell/>
          <table:table-cell office:value-type="string" calcext:value-type="string">
            <text:p>keri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rja</text:p>
          </table:table-cell>
          <table:table-cell/>
          <table:table-cell office:value-type="string" calcext:value-type="string">
            <text:p>kerj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rja-sama</text:p>
          </table:table-cell>
          <table:table-cell/>
          <table:table-cell office:value-type="string" calcext:value-type="string">
            <text:p>kerja-sam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sehatan</text:p>
          </table:table-cell>
          <table:table-cell/>
          <table:table-cell office:value-type="string" calcext:value-type="string">
            <text:p>kesehata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ketat (pakaian)(1)</text:p>
          </table:table-cell>
          <table:table-cell office:value-type="string" calcext:value-type="string">
            <text:p>ketat(pakaian)(1)</text:p>
          </table:table-cell>
          <table:table-cell/>
          <table:table-cell office:value-type="string" calcext:value-type="string">
            <text:p>ketat(pakaian)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ketat (pakaian)(2)</text:p>
          </table:table-cell>
          <table:table-cell office:value-type="string" calcext:value-type="string">
            <text:p>ketat(pakaian)(2)</text:p>
          </table:table-cell>
          <table:table-cell/>
          <table:table-cell office:value-type="string" calcext:value-type="string">
            <text:p>ketat(pakaian)(2)</text:p>
          </table:table-cell>
        </table:table-row>
        <table:table-row table:style-name="ro1">
          <table:table-cell/>
          <table:table-cell office:value-type="string" calcext:value-type="string">
            <text:p>ketiga-1</text:p>
          </table:table-cell>
          <table:table-cell table:number-columns-repeated="2" office:value-type="string" calcext:value-type="string">
            <text:p>ketiga(1)</text:p>
          </table:table-cell>
          <table:table-cell/>
          <table:table-cell office:value-type="string" calcext:value-type="string">
            <text:p>ketiga-dalam-daftar_3</text:p>
          </table:table-cell>
        </table:table-row>
        <table:table-row table:style-name="ro1">
          <table:table-cell/>
          <table:table-cell office:value-type="string" calcext:value-type="string">
            <text:p>ketiga-2</text:p>
          </table:table-cell>
          <table:table-cell table:number-columns-repeated="2" office:value-type="string" calcext:value-type="string">
            <text:p>ketiga(2)</text:p>
          </table:table-cell>
          <table:table-cell/>
          <table:table-cell office:value-type="string" calcext:value-type="string">
            <text:p>ketiga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tiga-dalam-daftar_3</text:p>
          </table:table-cell>
          <table:table-cell/>
          <table:table-cell office:value-type="string" calcext:value-type="string">
            <text:p>ketig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etua(kelas)</text:p>
          </table:table-cell>
          <table:table-cell/>
          <table:table-cell office:value-type="string" calcext:value-type="string">
            <text:p>ketua(kelas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hawatir(1)</text:p>
          </table:table-cell>
          <table:table-cell/>
          <table:table-cell office:value-type="string" calcext:value-type="string">
            <text:p>khawatir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hawatir(2)</text:p>
          </table:table-cell>
          <table:table-cell/>
          <table:table-cell office:value-type="string" calcext:value-type="string">
            <text:p>khawatir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ilat(1)</text:p>
          </table:table-cell>
          <table:table-cell/>
          <table:table-cell office:value-type="string" calcext:value-type="string">
            <text:p>kilat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ilat(2)</text:p>
          </table:table-cell>
          <table:table-cell/>
          <table:table-cell office:value-type="string" calcext:value-type="string">
            <text:p>kilat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imia</text:p>
          </table:table-cell>
          <table:table-cell/>
          <table:table-cell office:value-type="string" calcext:value-type="string">
            <text:p>kimi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ira-kira</text:p>
          </table:table-cell>
          <table:table-cell/>
          <table:table-cell office:value-type="string" calcext:value-type="string">
            <text:p>kira-kira</text:p>
          </table:table-cell>
        </table:table-row>
        <table:table-row table:style-name="ro1">
          <table:table-cell/>
          <table:table-cell office:value-type="string" calcext:value-type="string">
            <text:p>kiri-1</text:p>
          </table:table-cell>
          <table:table-cell table:number-columns-repeated="2" office:value-type="string" calcext:value-type="string">
            <text:p>kiri(1)</text:p>
          </table:table-cell>
          <table:table-cell/>
          <table:table-cell office:value-type="string" calcext:value-type="string">
            <text:p>kiri(1)</text:p>
          </table:table-cell>
        </table:table-row>
        <table:table-row table:style-name="ro1">
          <table:table-cell/>
          <table:table-cell office:value-type="string" calcext:value-type="string">
            <text:p>kiri-2</text:p>
          </table:table-cell>
          <table:table-cell table:number-columns-repeated="2" office:value-type="string" calcext:value-type="string">
            <text:p>kiri(2)</text:p>
          </table:table-cell>
          <table:table-cell/>
          <table:table-cell office:value-type="string" calcext:value-type="string">
            <text:p>kiri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ita-berdua</text:p>
          </table:table-cell>
          <table:table-cell/>
          <table:table-cell office:value-type="string" calcext:value-type="string">
            <text:p>kita-berdu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ita-berdua-sama</text:p>
          </table:table-cell>
          <table:table-cell/>
          <table:table-cell office:value-type="string" calcext:value-type="string">
            <text:p>kita-berdua-sam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olam</text:p>
          </table:table-cell>
          <table:table-cell/>
          <table:table-cell office:value-type="string" calcext:value-type="string">
            <text:p>kolam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osong</text:p>
          </table:table-cell>
          <table:table-cell/>
          <table:table-cell office:value-type="string" calcext:value-type="string">
            <text:p>koso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ota</text:p>
          </table:table-cell>
          <table:table-cell/>
          <table:table-cell office:value-type="string" calcext:value-type="string">
            <text:p>kot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otak-pensil</text:p>
          </table:table-cell>
          <table:table-cell/>
          <table:table-cell office:value-type="string" calcext:value-type="string">
            <text:p>kotak-pensil</text:p>
          </table:table-cell>
        </table:table-row>
        <table:table-row table:style-name="ro1">
          <table:table-cell/>
          <table:table-cell office:value-type="string" calcext:value-type="string">
            <text:p>kotor-1</text:p>
          </table:table-cell>
          <table:table-cell table:number-columns-repeated="2" office:value-type="string" calcext:value-type="string">
            <text:p>kotor(1)</text:p>
          </table:table-cell>
          <table:table-cell/>
          <table:table-cell office:value-type="string" calcext:value-type="string">
            <text:p>kotor-3</text:p>
          </table:table-cell>
        </table:table-row>
        <table:table-row table:style-name="ro1">
          <table:table-cell/>
          <table:table-cell office:value-type="string" calcext:value-type="string">
            <text:p>kotor-2</text:p>
          </table:table-cell>
          <table:table-cell table:number-columns-repeated="2" office:value-type="string" calcext:value-type="string">
            <text:p>kotor(2)</text:p>
          </table:table-cell>
          <table:table-cell/>
          <table:table-cell office:value-type="string" calcext:value-type="string">
            <text:p>kotor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otor-3</text:p>
          </table:table-cell>
          <table:table-cell/>
          <table:table-cell office:value-type="string" calcext:value-type="string">
            <text:p>kotor(2)</text:p>
          </table:table-cell>
        </table:table-row>
        <table:table-row table:style-name="ro1">
          <table:table-cell/>
          <table:table-cell office:value-type="string" calcext:value-type="string">
            <text:p>kuat-1</text:p>
          </table:table-cell>
          <table:table-cell table:number-columns-repeated="2" office:value-type="string" calcext:value-type="string">
            <text:p>kuat(1)</text:p>
          </table:table-cell>
          <table:table-cell/>
          <table:table-cell office:value-type="string" calcext:value-type="string">
            <text:p>kuat(1)</text:p>
          </table:table-cell>
        </table:table-row>
        <table:table-row table:style-name="ro1">
          <table:table-cell/>
          <table:table-cell office:value-type="string" calcext:value-type="string">
            <text:p>kuat-2</text:p>
          </table:table-cell>
          <table:table-cell table:number-columns-repeated="2" office:value-type="string" calcext:value-type="string">
            <text:p>kuat(2)</text:p>
          </table:table-cell>
          <table:table-cell/>
          <table:table-cell office:value-type="string" calcext:value-type="string">
            <text:p>kuat(2)</text:p>
          </table:table-cell>
        </table:table-row>
        <table:table-row table:style-name="ro1">
          <table:table-cell/>
          <table:table-cell office:value-type="string" calcext:value-type="string">
            <text:p>kucing-1</text:p>
          </table:table-cell>
          <table:table-cell table:number-columns-repeated="2" office:value-type="string" calcext:value-type="string">
            <text:p>kucing(1)</text:p>
          </table:table-cell>
          <table:table-cell/>
          <table:table-cell office:value-type="string" calcext:value-type="string">
            <text:p>kucing(1)</text:p>
          </table:table-cell>
        </table:table-row>
        <table:table-row table:style-name="ro1">
          <table:table-cell/>
          <table:table-cell office:value-type="string" calcext:value-type="string">
            <text:p>kucing-2</text:p>
          </table:table-cell>
          <table:table-cell table:number-columns-repeated="2" office:value-type="string" calcext:value-type="string">
            <text:p>kucing(2)</text:p>
          </table:table-cell>
          <table:table-cell/>
          <table:table-cell office:value-type="string" calcext:value-type="string">
            <text:p>kucing(2)</text:p>
          </table:table-cell>
        </table:table-row>
        <table:table-row table:style-name="ro1">
          <table:table-cell/>
          <table:table-cell office:value-type="string" calcext:value-type="string">
            <text:p>kuda-1</text:p>
          </table:table-cell>
          <table:table-cell table:number-columns-repeated="2" office:value-type="string" calcext:value-type="string">
            <text:p>kuda(1)</text:p>
          </table:table-cell>
          <table:table-cell/>
          <table:table-cell office:value-type="string" calcext:value-type="string">
            <text:p>kuda(1)</text:p>
          </table:table-cell>
        </table:table-row>
        <table:table-row table:style-name="ro1">
          <table:table-cell/>
          <table:table-cell office:value-type="string" calcext:value-type="string">
            <text:p>kuda-2</text:p>
          </table:table-cell>
          <table:table-cell table:number-columns-repeated="2" office:value-type="string" calcext:value-type="string">
            <text:p>kuda(2)</text:p>
          </table:table-cell>
          <table:table-cell/>
          <table:table-cell office:value-type="string" calcext:value-type="string">
            <text:p>kuda(2)</text:p>
          </table:table-cell>
        </table:table-row>
        <table:table-row table:style-name="ro1">
          <table:table-cell/>
          <table:table-cell office:value-type="string" calcext:value-type="string">
            <text:p>kuning-1</text:p>
          </table:table-cell>
          <table:table-cell table:number-columns-repeated="2" office:value-type="string" calcext:value-type="string">
            <text:p>kuning(1)</text:p>
          </table:table-cell>
          <table:table-cell/>
          <table:table-cell office:value-type="string" calcext:value-type="string">
            <text:p>kuning(1)</text:p>
          </table:table-cell>
        </table:table-row>
        <table:table-row table:style-name="ro1">
          <table:table-cell/>
          <table:table-cell office:value-type="string" calcext:value-type="string">
            <text:p>kuning-2</text:p>
          </table:table-cell>
          <table:table-cell table:number-columns-repeated="2" office:value-type="string" calcext:value-type="string">
            <text:p>kuning(2)</text:p>
          </table:table-cell>
          <table:table-cell/>
          <table:table-cell office:value-type="string" calcext:value-type="string">
            <text:p>kuning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uno(1)</text:p>
          </table:table-cell>
          <table:table-cell/>
          <table:table-cell office:value-type="string" calcext:value-type="string">
            <text:p>kuno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uno(2)</text:p>
          </table:table-cell>
          <table:table-cell/>
          <table:table-cell office:value-type="string" calcext:value-type="string">
            <text:p>kuno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unyah</text:p>
          </table:table-cell>
          <table:table-cell/>
          <table:table-cell office:value-type="string" calcext:value-type="string">
            <text:p>kunyah</text:p>
          </table:table-cell>
        </table:table-row>
        <table:table-row table:style-name="ro1">
          <table:table-cell/>
          <table:table-cell office:value-type="string" calcext:value-type="string">
            <text:p>kura-kura-1</text:p>
          </table:table-cell>
          <table:table-cell table:number-columns-repeated="2" office:value-type="string" calcext:value-type="string">
            <text:p>kura-kura(1)</text:p>
          </table:table-cell>
          <table:table-cell/>
          <table:table-cell office:value-type="string" calcext:value-type="string">
            <text:p>kura-kura(1)</text:p>
          </table:table-cell>
        </table:table-row>
        <table:table-row table:style-name="ro1">
          <table:table-cell/>
          <table:table-cell office:value-type="string" calcext:value-type="string">
            <text:p>kura-kura-2</text:p>
          </table:table-cell>
          <table:table-cell table:number-columns-repeated="2" office:value-type="string" calcext:value-type="string">
            <text:p>kura-kura(2)</text:p>
          </table:table-cell>
          <table:table-cell/>
          <table:table-cell office:value-type="string" calcext:value-type="string">
            <text:p>kura-kur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urang</text:p>
          </table:table-cell>
          <table:table-cell/>
          <table:table-cell office:value-type="string" calcext:value-type="string">
            <text:p>kura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urus</text:p>
          </table:table-cell>
          <table:table-cell/>
          <table:table-cell office:value-type="string" calcext:value-type="string">
            <text:p>kuru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usut(1)</text:p>
          </table:table-cell>
          <table:table-cell/>
          <table:table-cell office:value-type="string" calcext:value-type="string">
            <text:p>kusut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usut(2)</text:p>
          </table:table-cell>
          <table:table-cell/>
          <table:table-cell office:value-type="string" calcext:value-type="string">
            <text:p>kusut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string" calcext:value-type="string">
            <text:p>lagi-1</text:p>
          </table:table-cell>
          <table:table-cell table:number-columns-repeated="2" office:value-type="string" calcext:value-type="string">
            <text:p>lagi(1)</text:p>
          </table:table-cell>
          <table:table-cell/>
          <table:table-cell office:value-type="string" calcext:value-type="string">
            <text:p>lagi(1)</text:p>
          </table:table-cell>
        </table:table-row>
        <table:table-row table:style-name="ro1">
          <table:table-cell/>
          <table:table-cell office:value-type="string" calcext:value-type="string">
            <text:p>lagi-2</text:p>
          </table:table-cell>
          <table:table-cell table:number-columns-repeated="2" office:value-type="string" calcext:value-type="string">
            <text:p>lagi(2)</text:p>
          </table:table-cell>
          <table:table-cell/>
          <table:table-cell office:value-type="string" calcext:value-type="string">
            <text:p>lagi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ahir</text:p>
          </table:table-cell>
          <table:table-cell/>
          <table:table-cell office:value-type="string" calcext:value-type="string">
            <text:p>lahi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ain</text:p>
          </table:table-cell>
          <table:table-cell/>
          <table:table-cell office:value-type="string" calcext:value-type="string">
            <text:p>lai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aki-laki</text:p>
          </table:table-cell>
          <table:table-cell/>
          <table:table-cell office:value-type="string" calcext:value-type="string">
            <text:p>laki-laki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ampu lalu lintas</text:p>
          </table:table-cell>
          <table:table-cell office:value-type="string" calcext:value-type="string">
            <text:p>lampulalulintas</text:p>
          </table:table-cell>
          <table:table-cell/>
          <table:table-cell office:value-type="string" calcext:value-type="string">
            <text:p>lampulalulinta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andak</text:p>
          </table:table-cell>
          <table:table-cell/>
          <table:table-cell office:value-type="string" calcext:value-type="string">
            <text:p>landa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antai</text:p>
          </table:table-cell>
          <table:table-cell/>
          <table:table-cell office:value-type="string" calcext:value-type="string">
            <text:p>lanta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antai</text:p>
          </table:table-cell>
          <table:table-cell/>
          <table:table-cell office:value-type="string" calcext:value-type="string">
            <text:p>lanta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antai-dua</text:p>
          </table:table-cell>
          <table:table-cell/>
          <table:table-cell office:value-type="string" calcext:value-type="string">
            <text:p>lantai-du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antai-satu</text:p>
          </table:table-cell>
          <table:table-cell/>
          <table:table-cell office:value-type="string" calcext:value-type="string">
            <text:p>lantai-sat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antai-tiga</text:p>
          </table:table-cell>
          <table:table-cell/>
          <table:table-cell office:value-type="string" calcext:value-type="string">
            <text:p>lantai-tig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antaidua</text:p>
          </table:table-cell>
          <table:table-cell/>
          <table:table-cell office:value-type="string" calcext:value-type="string">
            <text:p>lantaidu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antaisatu</text:p>
          </table:table-cell>
          <table:table-cell/>
          <table:table-cell office:value-type="string" calcext:value-type="string">
            <text:p>lantaisat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antaitiga</text:p>
          </table:table-cell>
          <table:table-cell/>
          <table:table-cell office:value-type="string" calcext:value-type="string">
            <text:p>lantaitig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apar</text:p>
          </table:table-cell>
          <table:table-cell/>
          <table:table-cell office:value-type="string" calcext:value-type="string">
            <text:p>lapa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ari binatang</text:p>
          </table:table-cell>
          <table:table-cell office:value-type="string" calcext:value-type="string">
            <text:p>laribinatang</text:p>
          </table:table-cell>
          <table:table-cell/>
          <table:table-cell office:value-type="string" calcext:value-type="string">
            <text:p>laribinata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arut malam</text:p>
          </table:table-cell>
          <table:table-cell office:value-type="string" calcext:value-type="string">
            <text:p>larutmalam</text:p>
          </table:table-cell>
          <table:table-cell/>
          <table:table-cell office:value-type="string" calcext:value-type="string">
            <text:p>larutmalam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aut</text:p>
          </table:table-cell>
          <table:table-cell/>
          <table:table-cell office:value-type="string" calcext:value-type="string">
            <text:p>lau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aut</text:p>
          </table:table-cell>
          <table:table-cell/>
          <table:table-cell office:value-type="string" calcext:value-type="string">
            <text:p>laut</text:p>
          </table:table-cell>
        </table:table-row>
        <table:table-row table:style-name="ro1">
          <table:table-cell/>
          <table:table-cell office:value-type="string" calcext:value-type="string">
            <text:p>lebar-1</text:p>
          </table:table-cell>
          <table:table-cell table:number-columns-repeated="2" office:value-type="string" calcext:value-type="string">
            <text:p>lebar(1)</text:p>
          </table:table-cell>
          <table:table-cell/>
          <table:table-cell office:value-type="string" calcext:value-type="string">
            <text:p>lebar(1)</text:p>
          </table:table-cell>
        </table:table-row>
        <table:table-row table:style-name="ro1">
          <table:table-cell/>
          <table:table-cell office:value-type="string" calcext:value-type="string">
            <text:p>lebar-2_luas</text:p>
          </table:table-cell>
          <table:table-cell table:number-columns-repeated="2" office:value-type="string" calcext:value-type="string">
            <text:p>lebar(2)_luas</text:p>
          </table:table-cell>
          <table:table-cell/>
          <table:table-cell office:value-type="string" calcext:value-type="string">
            <text:p>lebar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ebar(1)</text:p>
          </table:table-cell>
          <table:table-cell/>
          <table:table-cell office:value-type="string" calcext:value-type="string">
            <text:p>lebar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ebar(2)</text:p>
          </table:table-cell>
          <table:table-cell/>
          <table:table-cell office:value-type="string" calcext:value-type="string">
            <text:p>lebar(2)_luas</text:p>
          </table:table-cell>
        </table:table-row>
        <table:table-row table:style-name="ro1">
          <table:table-cell/>
          <table:table-cell office:value-type="string" calcext:value-type="string">
            <text:p>lem-1</text:p>
          </table:table-cell>
          <table:table-cell table:number-columns-repeated="2" office:value-type="string" calcext:value-type="string">
            <text:p>lem(1)</text:p>
          </table:table-cell>
          <table:table-cell/>
          <table:table-cell office:value-type="string" calcext:value-type="string">
            <text:p>lem-3</text:p>
          </table:table-cell>
        </table:table-row>
        <table:table-row table:style-name="ro1">
          <table:table-cell/>
          <table:table-cell office:value-type="string" calcext:value-type="string">
            <text:p>lem-2</text:p>
          </table:table-cell>
          <table:table-cell table:number-columns-repeated="2" office:value-type="string" calcext:value-type="string">
            <text:p>lem(2)</text:p>
          </table:table-cell>
          <table:table-cell/>
          <table:table-cell office:value-type="string" calcext:value-type="string">
            <text:p>lem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em-3</text:p>
          </table:table-cell>
          <table:table-cell/>
          <table:table-cell office:value-type="string" calcext:value-type="string">
            <text:p>lem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emah lemas</text:p>
          </table:table-cell>
          <table:table-cell office:value-type="string" calcext:value-type="string">
            <text:p>lemahlemas</text:p>
          </table:table-cell>
          <table:table-cell/>
          <table:table-cell office:value-type="string" calcext:value-type="string">
            <text:p>lemahlema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embah</text:p>
          </table:table-cell>
          <table:table-cell/>
          <table:table-cell office:value-type="string" calcext:value-type="string">
            <text:p>lembah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embah</text:p>
          </table:table-cell>
          <table:table-cell/>
          <table:table-cell office:value-type="string" calcext:value-type="string">
            <text:p>lembah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engan panjang</text:p>
          </table:table-cell>
          <table:table-cell office:value-type="string" calcext:value-type="string">
            <text:p>lenganpanjang</text:p>
          </table:table-cell>
          <table:table-cell/>
          <table:table-cell office:value-type="string" calcext:value-type="string">
            <text:p>lenganpanja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engan pendek</text:p>
          </table:table-cell>
          <table:table-cell office:value-type="string" calcext:value-type="string">
            <text:p>lenganpendek</text:p>
          </table:table-cell>
          <table:table-cell/>
          <table:table-cell office:value-type="string" calcext:value-type="string">
            <text:p>lenganpendek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ewat (waktu)</text:p>
          </table:table-cell>
          <table:table-cell office:value-type="string" calcext:value-type="string">
            <text:p>lewat(waktu)</text:p>
          </table:table-cell>
          <table:table-cell/>
          <table:table-cell office:value-type="string" calcext:value-type="string">
            <text:p>lewat(waktu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ihat</text:p>
          </table:table-cell>
          <table:table-cell/>
          <table:table-cell office:value-type="string" calcext:value-type="string">
            <text:p>liha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ima</text:p>
          </table:table-cell>
          <table:table-cell/>
          <table:table-cell office:value-type="string" calcext:value-type="string">
            <text:p>lim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ima puluh</text:p>
          </table:table-cell>
          <table:table-cell office:value-type="string" calcext:value-type="string">
            <text:p>limapuluh</text:p>
          </table:table-cell>
          <table:table-cell/>
          <table:table-cell office:value-type="string" calcext:value-type="string">
            <text:p>limabelas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ima puluh ribu</text:p>
          </table:table-cell>
          <table:table-cell office:value-type="string" calcext:value-type="string">
            <text:p>limapuluhribu</text:p>
          </table:table-cell>
          <table:table-cell/>
          <table:table-cell office:value-type="string" calcext:value-type="string">
            <text:p>limabelas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ima ratus</text:p>
          </table:table-cell>
          <table:table-cell office:value-type="string" calcext:value-type="string">
            <text:p>limaratus</text:p>
          </table:table-cell>
          <table:table-cell/>
          <table:table-cell office:value-type="string" calcext:value-type="string">
            <text:p>limapuluh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ima ribu(1)</text:p>
          </table:table-cell>
          <table:table-cell office:value-type="string" calcext:value-type="string">
            <text:p>limaribu(1)</text:p>
          </table:table-cell>
          <table:table-cell/>
          <table:table-cell office:value-type="string" calcext:value-type="string">
            <text:p>limapuluhribu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ima ribu(2)</text:p>
          </table:table-cell>
          <table:table-cell office:value-type="string" calcext:value-type="string">
            <text:p>limaribu(2)</text:p>
          </table:table-cell>
          <table:table-cell/>
          <table:table-cell office:value-type="string" calcext:value-type="string">
            <text:p>limaratu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ima ribu(3)</text:p>
          </table:table-cell>
          <table:table-cell office:value-type="string" calcext:value-type="string">
            <text:p>limaribu(3)</text:p>
          </table:table-cell>
          <table:table-cell/>
          <table:table-cell office:value-type="string" calcext:value-type="string">
            <text:p>limaribu(1)</text:p>
          </table:table-cell>
        </table:table-row>
        <table:table-row table:style-name="ro1">
          <table:table-cell/>
          <table:table-cell office:value-type="string" calcext:value-type="string">
            <text:p>limabelas-1</text:p>
          </table:table-cell>
          <table:table-cell table:number-columns-repeated="2" office:value-type="string" calcext:value-type="string">
            <text:p>limabelas(1)</text:p>
          </table:table-cell>
          <table:table-cell/>
          <table:table-cell office:value-type="string" calcext:value-type="string">
            <text:p>limaribu(2)</text:p>
          </table:table-cell>
        </table:table-row>
        <table:table-row table:style-name="ro1">
          <table:table-cell/>
          <table:table-cell office:value-type="string" calcext:value-type="string">
            <text:p>limabelas-2</text:p>
          </table:table-cell>
          <table:table-cell table:number-columns-repeated="2" office:value-type="string" calcext:value-type="string">
            <text:p>limabelas(2)</text:p>
          </table:table-cell>
          <table:table-cell/>
          <table:table-cell office:value-type="string" calcext:value-type="string">
            <text:p>limaribu(3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onggar (pakaian)</text:p>
          </table:table-cell>
          <table:table-cell office:value-type="string" calcext:value-type="string">
            <text:p>longgar(pakaian)</text:p>
          </table:table-cell>
          <table:table-cell/>
          <table:table-cell office:value-type="string" calcext:value-type="string">
            <text:p>longgar(pakaian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uas</text:p>
          </table:table-cell>
          <table:table-cell/>
          <table:table-cell office:value-type="string" calcext:value-type="string">
            <text:p>lua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ukis(1)</text:p>
          </table:table-cell>
          <table:table-cell/>
          <table:table-cell office:value-type="string" calcext:value-type="string">
            <text:p>lukis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ukis(2)</text:p>
          </table:table-cell>
          <table:table-cell/>
          <table:table-cell office:value-type="string" calcext:value-type="string">
            <text:p>lukis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cet(1)</text:p>
          </table:table-cell>
          <table:table-cell/>
          <table:table-cell office:value-type="string" calcext:value-type="string">
            <text:p>macet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cet(2)</text:p>
          </table:table-cell>
          <table:table-cell/>
          <table:table-cell office:value-type="string" calcext:value-type="string">
            <text:p>macet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hal</text:p>
          </table:table-cell>
          <table:table-cell/>
          <table:table-cell office:value-type="string" calcext:value-type="string">
            <text:p>mahal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kan</text:p>
          </table:table-cell>
          <table:table-cell/>
          <table:table-cell office:value-type="string" calcext:value-type="string">
            <text:p>maka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kan belimbing</text:p>
          </table:table-cell>
          <table:table-cell office:value-type="string" calcext:value-type="string">
            <text:p>makanbelimbing</text:p>
          </table:table-cell>
          <table:table-cell/>
          <table:table-cell office:value-type="string" calcext:value-type="string">
            <text:p>makan-anggu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kan durian</text:p>
          </table:table-cell>
          <table:table-cell office:value-type="string" calcext:value-type="string">
            <text:p>makandurian</text:p>
          </table:table-cell>
          <table:table-cell/>
          <table:table-cell office:value-type="string" calcext:value-type="string">
            <text:p>makan-apel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kan jambu</text:p>
          </table:table-cell>
          <table:table-cell office:value-type="string" calcext:value-type="string">
            <text:p>makanjambu</text:p>
          </table:table-cell>
          <table:table-cell/>
          <table:table-cell office:value-type="string" calcext:value-type="string">
            <text:p>makan-jambu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kan jeruk(mandarin)(1)</text:p>
          </table:table-cell>
          <table:table-cell office:value-type="string" calcext:value-type="string">
            <text:p>makanjeruk(mandarin)(1)</text:p>
          </table:table-cell>
          <table:table-cell/>
          <table:table-cell office:value-type="string" calcext:value-type="string">
            <text:p>makan-melo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kan jeruk(mandarin)(2)</text:p>
          </table:table-cell>
          <table:table-cell office:value-type="string" calcext:value-type="string">
            <text:p>makanjeruk(mandarin)(2)</text:p>
          </table:table-cell>
          <table:table-cell/>
          <table:table-cell office:value-type="string" calcext:value-type="string">
            <text:p>makan-pisa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kan kedongdong</text:p>
          </table:table-cell>
          <table:table-cell office:value-type="string" calcext:value-type="string">
            <text:p>makankedongdong</text:p>
          </table:table-cell>
          <table:table-cell/>
          <table:table-cell office:value-type="string" calcext:value-type="string">
            <text:p>makan-semangk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kan pepaya</text:p>
          </table:table-cell>
          <table:table-cell office:value-type="string" calcext:value-type="string">
            <text:p>makanpepaya</text:p>
          </table:table-cell>
          <table:table-cell/>
          <table:table-cell office:value-type="string" calcext:value-type="string">
            <text:p>makanbelimbi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kan-anggur</text:p>
          </table:table-cell>
          <table:table-cell/>
          <table:table-cell office:value-type="string" calcext:value-type="string">
            <text:p>makanduri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kan-apel</text:p>
          </table:table-cell>
          <table:table-cell/>
          <table:table-cell office:value-type="string" calcext:value-type="string">
            <text:p>makanjamb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kan-jambu</text:p>
          </table:table-cell>
          <table:table-cell/>
          <table:table-cell office:value-type="string" calcext:value-type="string">
            <text:p>makanjeruk(mandarin)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kan-melon</text:p>
          </table:table-cell>
          <table:table-cell/>
          <table:table-cell office:value-type="string" calcext:value-type="string">
            <text:p>makanjeruk(mandarin)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kan-pisang</text:p>
          </table:table-cell>
          <table:table-cell/>
          <table:table-cell office:value-type="string" calcext:value-type="string">
            <text:p>makankedongdo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kan-semangka</text:p>
          </table:table-cell>
          <table:table-cell/>
          <table:table-cell office:value-type="string" calcext:value-type="string">
            <text:p>makanpepay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kasar</text:p>
          </table:table-cell>
          <table:table-cell/>
          <table:table-cell office:value-type="string" calcext:value-type="string">
            <text:p>makasa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lam</text:p>
          </table:table-cell>
          <table:table-cell/>
          <table:table-cell office:value-type="string" calcext:value-type="string">
            <text:p>malam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las(1)</text:p>
          </table:table-cell>
          <table:table-cell/>
          <table:table-cell office:value-type="string" calcext:value-type="string">
            <text:p>malas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las(2)</text:p>
          </table:table-cell>
          <table:table-cell/>
          <table:table-cell office:value-type="string" calcext:value-type="string">
            <text:p>malas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lu(1)</text:p>
          </table:table-cell>
          <table:table-cell/>
          <table:table-cell office:value-type="string" calcext:value-type="string">
            <text:p>malu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lu(2)</text:p>
          </table:table-cell>
          <table:table-cell/>
          <table:table-cell office:value-type="string" calcext:value-type="string">
            <text:p>malu(2)</text:p>
          </table:table-cell>
        </table:table-row>
        <table:table-row table:style-name="ro1">
          <table:table-cell/>
          <table:table-cell office:value-type="string" calcext:value-type="string">
            <text:p>mama-1</text:p>
          </table:table-cell>
          <table:table-cell table:number-columns-repeated="2" office:value-type="string" calcext:value-type="string">
            <text:p>mama(1)</text:p>
          </table:table-cell>
          <table:table-cell/>
          <table:table-cell office:value-type="string" calcext:value-type="string">
            <text:p>mama(1)</text:p>
          </table:table-cell>
        </table:table-row>
        <table:table-row table:style-name="ro1">
          <table:table-cell/>
          <table:table-cell office:value-type="string" calcext:value-type="string">
            <text:p>mama-2</text:p>
          </table:table-cell>
          <table:table-cell table:number-columns-repeated="2" office:value-type="string" calcext:value-type="string">
            <text:p>mama(2)</text:p>
          </table:table-cell>
          <table:table-cell/>
          <table:table-cell office:value-type="string" calcext:value-type="string">
            <text:p>mam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mpu</text:p>
          </table:table-cell>
          <table:table-cell/>
          <table:table-cell office:value-type="string" calcext:value-type="string">
            <text:p>mampu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ndi (pancuran)</text:p>
          </table:table-cell>
          <table:table-cell office:value-type="string" calcext:value-type="string">
            <text:p>mandi(pancuran)</text:p>
          </table:table-cell>
          <table:table-cell/>
          <table:table-cell office:value-type="string" calcext:value-type="string">
            <text:p>mandi-3</text:p>
          </table:table-cell>
        </table:table-row>
        <table:table-row table:style-name="ro1">
          <table:table-cell/>
          <table:table-cell office:value-type="string" calcext:value-type="string">
            <text:p>mandi-1</text:p>
          </table:table-cell>
          <table:table-cell table:number-columns-repeated="2" office:value-type="string" calcext:value-type="string">
            <text:p>mandi(1)</text:p>
          </table:table-cell>
          <table:table-cell/>
          <table:table-cell office:value-type="string" calcext:value-type="string">
            <text:p>mandi(1)</text:p>
          </table:table-cell>
        </table:table-row>
        <table:table-row table:style-name="ro1">
          <table:table-cell/>
          <table:table-cell office:value-type="string" calcext:value-type="string">
            <text:p>mandi-2</text:p>
          </table:table-cell>
          <table:table-cell table:number-columns-repeated="2" office:value-type="string" calcext:value-type="string">
            <text:p>mandi(2)</text:p>
          </table:table-cell>
          <table:table-cell/>
          <table:table-cell office:value-type="string" calcext:value-type="string">
            <text:p>mandi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ndi-3</text:p>
          </table:table-cell>
          <table:table-cell/>
          <table:table-cell office:value-type="string" calcext:value-type="string">
            <text:p>mandi(pancuran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ngga</text:p>
          </table:table-cell>
          <table:table-cell/>
          <table:table-cell office:value-type="string" calcext:value-type="string">
            <text:p>mangg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nggis</text:p>
          </table:table-cell>
          <table:table-cell/>
          <table:table-cell office:value-type="string" calcext:value-type="string">
            <text:p>manggi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nis(1)</text:p>
          </table:table-cell>
          <table:table-cell/>
          <table:table-cell office:value-type="string" calcext:value-type="string">
            <text:p>manis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nis(2)</text:p>
          </table:table-cell>
          <table:table-cell/>
          <table:table-cell office:value-type="string" calcext:value-type="string">
            <text:p>manis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rah</text:p>
          </table:table-cell>
          <table:table-cell/>
          <table:table-cell office:value-type="string" calcext:value-type="string">
            <text:p>marah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ret</text:p>
          </table:table-cell>
          <table:table-cell/>
          <table:table-cell office:value-type="string" calcext:value-type="string">
            <text:p>mare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sak</text:p>
          </table:table-cell>
          <table:table-cell/>
          <table:table-cell office:value-type="string" calcext:value-type="string">
            <text:p>masa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sih</text:p>
          </table:table-cell>
          <table:table-cell/>
          <table:table-cell office:value-type="string" calcext:value-type="string">
            <text:p>masih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suk gua</text:p>
          </table:table-cell>
          <table:table-cell office:value-type="string" calcext:value-type="string">
            <text:p>masukgua</text:p>
          </table:table-cell>
          <table:table-cell/>
          <table:table-cell office:value-type="string" calcext:value-type="string">
            <text:p>masukgu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ta</text:p>
          </table:table-cell>
          <table:table-cell/>
          <table:table-cell office:value-type="string" calcext:value-type="string">
            <text:p>mat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ta besar(1)</text:p>
          </table:table-cell>
          <table:table-cell office:value-type="string" calcext:value-type="string">
            <text:p>matabesar(1)</text:p>
          </table:table-cell>
          <table:table-cell/>
          <table:table-cell office:value-type="string" calcext:value-type="string">
            <text:p>matabesar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ta besar(2)</text:p>
          </table:table-cell>
          <table:table-cell office:value-type="string" calcext:value-type="string">
            <text:p>matabesar(2)</text:p>
          </table:table-cell>
          <table:table-cell/>
          <table:table-cell office:value-type="string" calcext:value-type="string">
            <text:p>matabesar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ta kecil(1)</text:p>
          </table:table-cell>
          <table:table-cell office:value-type="string" calcext:value-type="string">
            <text:p>matakecil(1)</text:p>
          </table:table-cell>
          <table:table-cell/>
          <table:table-cell office:value-type="string" calcext:value-type="string">
            <text:p>matakecil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ta kecil(2)</text:p>
          </table:table-cell>
          <table:table-cell office:value-type="string" calcext:value-type="string">
            <text:p>matakecil(2)</text:p>
          </table:table-cell>
          <table:table-cell/>
          <table:table-cell office:value-type="string" calcext:value-type="string">
            <text:p>matakecil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ta kecil(3)</text:p>
          </table:table-cell>
          <table:table-cell office:value-type="string" calcext:value-type="string">
            <text:p>matakecil(3)</text:p>
          </table:table-cell>
          <table:table-cell/>
          <table:table-cell office:value-type="string" calcext:value-type="string">
            <text:p>matakecil(3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ta pelajaran(1)</text:p>
          </table:table-cell>
          <table:table-cell office:value-type="string" calcext:value-type="string">
            <text:p>matapelajaran(1)</text:p>
          </table:table-cell>
          <table:table-cell/>
          <table:table-cell office:value-type="string" calcext:value-type="string">
            <text:p>matapelajaran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ta pelajaran(2)</text:p>
          </table:table-cell>
          <table:table-cell office:value-type="string" calcext:value-type="string">
            <text:p>matapelajaran(2)</text:p>
          </table:table-cell>
          <table:table-cell/>
          <table:table-cell office:value-type="string" calcext:value-type="string">
            <text:p>matapelajaran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tematika</text:p>
          </table:table-cell>
          <table:table-cell/>
          <table:table-cell office:value-type="string" calcext:value-type="string">
            <text:p>matematik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ti(1)</text:p>
          </table:table-cell>
          <table:table-cell/>
          <table:table-cell office:value-type="string" calcext:value-type="string">
            <text:p>mati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ti(2)</text:p>
          </table:table-cell>
          <table:table-cell/>
          <table:table-cell office:value-type="string" calcext:value-type="string">
            <text:p>mati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dan</text:p>
          </table:table-cell>
          <table:table-cell/>
          <table:table-cell office:value-type="string" calcext:value-type="string">
            <text:p>med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i</text:p>
          </table:table-cell>
          <table:table-cell/>
          <table:table-cell office:value-type="string" calcext:value-type="string">
            <text:p>me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lahirkan</text:p>
          </table:table-cell>
          <table:table-cell/>
          <table:table-cell office:value-type="string" calcext:value-type="string">
            <text:p>melahirk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lihat</text:p>
          </table:table-cell>
          <table:table-cell/>
          <table:table-cell office:value-type="string" calcext:value-type="string">
            <text:p>meliha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lihat(1)</text:p>
          </table:table-cell>
          <table:table-cell/>
          <table:table-cell office:value-type="string" calcext:value-type="string">
            <text:p>melihat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lihat(2)</text:p>
          </table:table-cell>
          <table:table-cell/>
          <table:table-cell office:value-type="string" calcext:value-type="string">
            <text:p>melihat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lon</text:p>
          </table:table-cell>
          <table:table-cell/>
          <table:table-cell office:value-type="string" calcext:value-type="string">
            <text:p>melo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mandang</text:p>
          </table:table-cell>
          <table:table-cell/>
          <table:table-cell office:value-type="string" calcext:value-type="string">
            <text:p>memanda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mpelajari</text:p>
          </table:table-cell>
          <table:table-cell/>
          <table:table-cell office:value-type="string" calcext:value-type="string">
            <text:p>mempelajar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nawan</text:p>
          </table:table-cell>
          <table:table-cell/>
          <table:table-cell office:value-type="string" calcext:value-type="string">
            <text:p>menaw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nengok</text:p>
          </table:table-cell>
          <table:table-cell/>
          <table:table-cell office:value-type="string" calcext:value-type="string">
            <text:p>menengo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ngajar</text:p>
          </table:table-cell>
          <table:table-cell/>
          <table:table-cell office:value-type="string" calcext:value-type="string">
            <text:p>mengaja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ngantuk</text:p>
          </table:table-cell>
          <table:table-cell/>
          <table:table-cell office:value-type="string" calcext:value-type="string">
            <text:p>mengantu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ngapa</text:p>
          </table:table-cell>
          <table:table-cell/>
          <table:table-cell office:value-type="string" calcext:value-type="string">
            <text:p>mengap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ngunjungi</text:p>
          </table:table-cell>
          <table:table-cell/>
          <table:table-cell office:value-type="string" calcext:value-type="string">
            <text:p>mengunjung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nikah</text:p>
          </table:table-cell>
          <table:table-cell/>
          <table:table-cell office:value-type="string" calcext:value-type="string">
            <text:p>menikah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ninggal(1)</text:p>
          </table:table-cell>
          <table:table-cell/>
          <table:table-cell office:value-type="string" calcext:value-type="string">
            <text:p>meninggal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ninggal(2)</text:p>
          </table:table-cell>
          <table:table-cell/>
          <table:table-cell office:value-type="string" calcext:value-type="string">
            <text:p>meninggal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nit</text:p>
          </table:table-cell>
          <table:table-cell/>
          <table:table-cell office:value-type="string" calcext:value-type="string">
            <text:p>meni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rah</text:p>
          </table:table-cell>
          <table:table-cell/>
          <table:table-cell office:value-type="string" calcext:value-type="string">
            <text:p>merah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erah muda - 1</text:p>
          </table:table-cell>
          <table:table-cell office:value-type="string" calcext:value-type="string">
            <text:p>merahmuda-1</text:p>
          </table:table-cell>
          <table:table-cell/>
          <table:table-cell office:value-type="string" calcext:value-type="string">
            <text:p>merahmuda-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erah muda - 2</text:p>
          </table:table-cell>
          <table:table-cell office:value-type="string" calcext:value-type="string">
            <text:p>merahmuda-2</text:p>
          </table:table-cell>
          <table:table-cell/>
          <table:table-cell office:value-type="string" calcext:value-type="string">
            <text:p>merahmuda-2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erak</text:p>
          </table:table-cell>
          <table:table-cell/>
          <table:table-cell office:value-type="string" calcext:value-type="string">
            <text:p>merak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ereka berdua</text:p>
          </table:table-cell>
          <table:table-cell office:value-type="string" calcext:value-type="string">
            <text:p>merekaberdua</text:p>
          </table:table-cell>
          <table:table-cell/>
          <table:table-cell office:value-type="string" calcext:value-type="string">
            <text:p>merekaberdu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impi</text:p>
          </table:table-cell>
          <table:table-cell/>
          <table:table-cell office:value-type="string" calcext:value-type="string">
            <text:p>mimp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inggu</text:p>
          </table:table-cell>
          <table:table-cell/>
          <table:table-cell office:value-type="string" calcext:value-type="string">
            <text:p>minggu</text:p>
          </table:table-cell>
        </table:table-row>
        <table:table-row table:style-name="ro1">
          <table:table-cell/>
          <table:table-cell office:value-type="string" calcext:value-type="string">
            <text:p>minggu-1</text:p>
          </table:table-cell>
          <table:table-cell table:number-columns-repeated="2" office:value-type="string" calcext:value-type="string">
            <text:p>minggu(1)</text:p>
          </table:table-cell>
          <table:table-cell/>
          <table:table-cell office:value-type="string" calcext:value-type="string">
            <text:p>minggu(1)</text:p>
          </table:table-cell>
        </table:table-row>
        <table:table-row table:style-name="ro1">
          <table:table-cell/>
          <table:table-cell office:value-type="string" calcext:value-type="string">
            <text:p>minggu-2</text:p>
          </table:table-cell>
          <table:table-cell table:number-columns-repeated="2" office:value-type="string" calcext:value-type="string">
            <text:p>minggu(2)</text:p>
          </table:table-cell>
          <table:table-cell/>
          <table:table-cell office:value-type="string" calcext:value-type="string">
            <text:p>minggu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inta(1)</text:p>
          </table:table-cell>
          <table:table-cell/>
          <table:table-cell office:value-type="string" calcext:value-type="string">
            <text:p>minta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inta(2)</text:p>
          </table:table-cell>
          <table:table-cell/>
          <table:table-cell office:value-type="string" calcext:value-type="string">
            <text:p>mint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inum(1)</text:p>
          </table:table-cell>
          <table:table-cell/>
          <table:table-cell office:value-type="string" calcext:value-type="string">
            <text:p>minum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inum(2)</text:p>
          </table:table-cell>
          <table:table-cell/>
          <table:table-cell office:value-type="string" calcext:value-type="string">
            <text:p>minum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obil</text:p>
          </table:table-cell>
          <table:table-cell/>
          <table:table-cell office:value-type="string" calcext:value-type="string">
            <text:p>mobil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odel(1)</text:p>
          </table:table-cell>
          <table:table-cell/>
          <table:table-cell office:value-type="string" calcext:value-type="string">
            <text:p>model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odel(2)</text:p>
          </table:table-cell>
          <table:table-cell/>
          <table:table-cell office:value-type="string" calcext:value-type="string">
            <text:p>model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odern</text:p>
          </table:table-cell>
          <table:table-cell/>
          <table:table-cell office:value-type="string" calcext:value-type="string">
            <text:p>moder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ontir</text:p>
          </table:table-cell>
          <table:table-cell/>
          <table:table-cell office:value-type="string" calcext:value-type="string">
            <text:p>monti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onyet(1)</text:p>
          </table:table-cell>
          <table:table-cell/>
          <table:table-cell office:value-type="string" calcext:value-type="string">
            <text:p>monyet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onyet(2)</text:p>
          </table:table-cell>
          <table:table-cell/>
          <table:table-cell office:value-type="string" calcext:value-type="string">
            <text:p>monyet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dah marah (temperamental)</text:p>
          </table:table-cell>
          <table:table-cell office:value-type="string" calcext:value-type="string">
            <text:p>mudahmarah(temperamental)</text:p>
          </table:table-cell>
          <table:table-cell/>
          <table:table-cell office:value-type="string" calcext:value-type="string">
            <text:p>mudahmarah(temperamental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uka(1)</text:p>
          </table:table-cell>
          <table:table-cell/>
          <table:table-cell office:value-type="string" calcext:value-type="string">
            <text:p>muka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uka(2)</text:p>
          </table:table-cell>
          <table:table-cell/>
          <table:table-cell office:value-type="string" calcext:value-type="string">
            <text:p>muk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uka(3)</text:p>
          </table:table-cell>
          <table:table-cell/>
          <table:table-cell office:value-type="string" calcext:value-type="string">
            <text:p>muka(3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ulai</text:p>
          </table:table-cell>
          <table:table-cell/>
          <table:table-cell office:value-type="string" calcext:value-type="string">
            <text:p>mula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ulut</text:p>
          </table:table-cell>
          <table:table-cell/>
          <table:table-cell office:value-type="string" calcext:value-type="string">
            <text:p>mulut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lut kecil</text:p>
          </table:table-cell>
          <table:table-cell office:value-type="string" calcext:value-type="string">
            <text:p>mulutkecil</text:p>
          </table:table-cell>
          <table:table-cell/>
          <table:table-cell office:value-type="string" calcext:value-type="string">
            <text:p>mulutkecil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lut lebar</text:p>
          </table:table-cell>
          <table:table-cell office:value-type="string" calcext:value-type="string">
            <text:p>mulutlebar</text:p>
          </table:table-cell>
          <table:table-cell/>
          <table:table-cell office:value-type="string" calcext:value-type="string">
            <text:p>mulutlebar</text:p>
          </table:table-cell>
        </table:table-row>
        <table:table-row table:style-name="ro1">
          <table:table-cell/>
          <table:table-cell office:value-type="string" calcext:value-type="string">
            <text:p>murah-1</text:p>
          </table:table-cell>
          <table:table-cell table:number-columns-repeated="2" office:value-type="string" calcext:value-type="string">
            <text:p>murah(1)</text:p>
          </table:table-cell>
          <table:table-cell/>
          <table:table-cell office:value-type="string" calcext:value-type="string">
            <text:p>murah(1)</text:p>
          </table:table-cell>
        </table:table-row>
        <table:table-row table:style-name="ro1">
          <table:table-cell/>
          <table:table-cell office:value-type="string" calcext:value-type="string">
            <text:p>murah-2</text:p>
          </table:table-cell>
          <table:table-cell table:number-columns-repeated="2" office:value-type="string" calcext:value-type="string">
            <text:p>murah(2)</text:p>
          </table:table-cell>
          <table:table-cell/>
          <table:table-cell office:value-type="string" calcext:value-type="string">
            <text:p>murah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urid</text:p>
          </table:table-cell>
          <table:table-cell/>
          <table:table-cell office:value-type="string" calcext:value-type="string">
            <text:p>murid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usim</text:p>
          </table:table-cell>
          <table:table-cell/>
          <table:table-cell office:value-type="string" calcext:value-type="string">
            <text:p>musim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sim dingin</text:p>
          </table:table-cell>
          <table:table-cell office:value-type="string" calcext:value-type="string">
            <text:p>musimdingin</text:p>
          </table:table-cell>
          <table:table-cell/>
          <table:table-cell office:value-type="string" calcext:value-type="string">
            <text:p>musimdingi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sim gugur</text:p>
          </table:table-cell>
          <table:table-cell office:value-type="string" calcext:value-type="string">
            <text:p>musimgugur</text:p>
          </table:table-cell>
          <table:table-cell/>
          <table:table-cell office:value-type="string" calcext:value-type="string">
            <text:p>musimgugu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sim hujan(1)</text:p>
          </table:table-cell>
          <table:table-cell office:value-type="string" calcext:value-type="string">
            <text:p>musimhujan(1)</text:p>
          </table:table-cell>
          <table:table-cell/>
          <table:table-cell office:value-type="string" calcext:value-type="string">
            <text:p>musimhujan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sim hujan(2)</text:p>
          </table:table-cell>
          <table:table-cell office:value-type="string" calcext:value-type="string">
            <text:p>musimhujan(2)</text:p>
          </table:table-cell>
          <table:table-cell/>
          <table:table-cell office:value-type="string" calcext:value-type="string">
            <text:p>musimhujan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sim hujan(3)</text:p>
          </table:table-cell>
          <table:table-cell office:value-type="string" calcext:value-type="string">
            <text:p>musimhujan(3)</text:p>
          </table:table-cell>
          <table:table-cell/>
          <table:table-cell office:value-type="string" calcext:value-type="string">
            <text:p>musimhujan(3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sim kemarau</text:p>
          </table:table-cell>
          <table:table-cell office:value-type="string" calcext:value-type="string">
            <text:p>musimkemarau</text:p>
          </table:table-cell>
          <table:table-cell/>
          <table:table-cell office:value-type="string" calcext:value-type="string">
            <text:p>musimkemarau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sim panas(1)</text:p>
          </table:table-cell>
          <table:table-cell office:value-type="string" calcext:value-type="string">
            <text:p>musimpanas(1)</text:p>
          </table:table-cell>
          <table:table-cell/>
          <table:table-cell office:value-type="string" calcext:value-type="string">
            <text:p>musimpanas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sim panas(2)</text:p>
          </table:table-cell>
          <table:table-cell office:value-type="string" calcext:value-type="string">
            <text:p>musimpanas(2)</text:p>
          </table:table-cell>
          <table:table-cell/>
          <table:table-cell office:value-type="string" calcext:value-type="string">
            <text:p>musimpanas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sim semi</text:p>
          </table:table-cell>
          <table:table-cell office:value-type="string" calcext:value-type="string">
            <text:p>musimsemi</text:p>
          </table:table-cell>
          <table:table-cell/>
          <table:table-cell office:value-type="string" calcext:value-type="string">
            <text:p>musimsem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utakhir</text:p>
          </table:table-cell>
          <table:table-cell/>
          <table:table-cell office:value-type="string" calcext:value-type="string">
            <text:p>mutakhi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naik(kendaraan)(1)</text:p>
          </table:table-cell>
          <table:table-cell/>
          <table:table-cell office:value-type="string" calcext:value-type="string">
            <text:p>naik(kendaraan)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naik(kendaraan)(2)</text:p>
          </table:table-cell>
          <table:table-cell/>
          <table:table-cell office:value-type="string" calcext:value-type="string">
            <text:p>naik(kendaraan)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nama</text:p>
          </table:table-cell>
          <table:table-cell/>
          <table:table-cell office:value-type="string" calcext:value-type="string">
            <text:p>nam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nama-isyarat</text:p>
          </table:table-cell>
          <table:table-cell/>
          <table:table-cell office:value-type="string" calcext:value-type="string">
            <text:p>nama-isyarat</text:p>
          </table:table-cell>
        </table:table-row>
        <table:table-row table:style-name="ro1">
          <table:table-cell/>
          <table:table-cell office:value-type="string" calcext:value-type="string">
            <text:p>nanas-1</text:p>
          </table:table-cell>
          <table:table-cell table:number-columns-repeated="2" office:value-type="string" calcext:value-type="string">
            <text:p>nanas(1)</text:p>
          </table:table-cell>
          <table:table-cell/>
          <table:table-cell office:value-type="string" calcext:value-type="string">
            <text:p>nanas(1)</text:p>
          </table:table-cell>
        </table:table-row>
        <table:table-row table:style-name="ro1">
          <table:table-cell/>
          <table:table-cell office:value-type="string" calcext:value-type="string">
            <text:p>nanas-2</text:p>
          </table:table-cell>
          <table:table-cell table:number-columns-repeated="2" office:value-type="string" calcext:value-type="string">
            <text:p>nanas(2)</text:p>
          </table:table-cell>
          <table:table-cell/>
          <table:table-cell office:value-type="string" calcext:value-type="string">
            <text:p>nanas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nenek</text:p>
          </table:table-cell>
          <table:table-cell/>
          <table:table-cell office:value-type="string" calcext:value-type="string">
            <text:p>nene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nol</text:p>
          </table:table-cell>
          <table:table-cell/>
          <table:table-cell office:value-type="string" calcext:value-type="string">
            <text:p>nol</text:p>
          </table:table-cell>
        </table:table-row>
        <table:table-row table:style-name="ro1">
          <table:table-cell/>
          <table:table-cell office:value-type="string" calcext:value-type="string">
            <text:p>nomor-1</text:p>
          </table:table-cell>
          <table:table-cell table:number-columns-repeated="2" office:value-type="string" calcext:value-type="string">
            <text:p>nomor(1)</text:p>
          </table:table-cell>
          <table:table-cell/>
          <table:table-cell office:value-type="string" calcext:value-type="string">
            <text:p>nomor(1)</text:p>
          </table:table-cell>
        </table:table-row>
        <table:table-row table:style-name="ro1">
          <table:table-cell/>
          <table:table-cell office:value-type="string" calcext:value-type="string">
            <text:p>nomor-2</text:p>
          </table:table-cell>
          <table:table-cell table:number-columns-repeated="2" office:value-type="string" calcext:value-type="string">
            <text:p>nomor(2)</text:p>
          </table:table-cell>
          <table:table-cell/>
          <table:table-cell office:value-type="string" calcext:value-type="string">
            <text:p>nomor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november(1)</text:p>
          </table:table-cell>
          <table:table-cell/>
          <table:table-cell office:value-type="string" calcext:value-type="string">
            <text:p>november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november(2)</text:p>
          </table:table-cell>
          <table:table-cell/>
          <table:table-cell office:value-type="string" calcext:value-type="string">
            <text:p>november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nyanyi</text:p>
          </table:table-cell>
          <table:table-cell/>
          <table:table-cell office:value-type="string" calcext:value-type="string">
            <text:p>nyany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oktober</text:p>
          </table:table-cell>
          <table:table-cell/>
          <table:table-cell office:value-type="string" calcext:value-type="string">
            <text:p>oktobe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om</text:p>
          </table:table-cell>
          <table:table-cell/>
          <table:table-cell office:value-type="string" calcext:value-type="string">
            <text:p>om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ombak</text:p>
          </table:table-cell>
          <table:table-cell/>
          <table:table-cell office:value-type="string" calcext:value-type="string">
            <text:p>omba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orang</text:p>
          </table:table-cell>
          <table:table-cell/>
          <table:table-cell office:value-type="string" calcext:value-type="string">
            <text:p>ora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orang(kiri) pinjam dari orang(kanan)(1)</text:p>
          </table:table-cell>
          <table:table-cell office:value-type="string" calcext:value-type="string">
            <text:p>orang(kiri)pinjamdariorang(kanan)(1)</text:p>
          </table:table-cell>
          <table:table-cell/>
          <table:table-cell office:value-type="string" calcext:value-type="string">
            <text:p>orang(kiri)pinjamdariorang(kanan)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orang(kiri) pinjam dari orang(kanan)(2)</text:p>
          </table:table-cell>
          <table:table-cell office:value-type="string" calcext:value-type="string">
            <text:p>orang(kiri)pinjamdariorang(kanan)(2)</text:p>
          </table:table-cell>
          <table:table-cell/>
          <table:table-cell office:value-type="string" calcext:value-type="string">
            <text:p>orang(kiri)pinjamdariorang(kanan)(2)</text:p>
          </table:table-cell>
        </table:table-row>
        <table:table-row table:style-name="ro1">
          <table:table-cell/>
          <table:table-cell office:value-type="string" calcext:value-type="string">
            <text:p>oranye-1</text:p>
          </table:table-cell>
          <table:table-cell table:number-columns-repeated="2" office:value-type="string" calcext:value-type="string">
            <text:p>oranye(1)</text:p>
          </table:table-cell>
          <table:table-cell/>
          <table:table-cell office:value-type="string" calcext:value-type="string">
            <text:p>oranye(1)</text:p>
          </table:table-cell>
        </table:table-row>
        <table:table-row table:style-name="ro1">
          <table:table-cell/>
          <table:table-cell office:value-type="string" calcext:value-type="string">
            <text:p>oranye-2</text:p>
          </table:table-cell>
          <table:table-cell table:number-columns-repeated="2" office:value-type="string" calcext:value-type="string">
            <text:p>oranye(2)</text:p>
          </table:table-cell>
          <table:table-cell/>
          <table:table-cell office:value-type="string" calcext:value-type="string">
            <text:p>oranye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abrik</text:p>
          </table:table-cell>
          <table:table-cell/>
          <table:table-cell office:value-type="string" calcext:value-type="string">
            <text:p>pabrik</text:p>
          </table:table-cell>
        </table:table-row>
        <table:table-row table:style-name="ro1">
          <table:table-cell/>
          <table:table-cell office:value-type="string" calcext:value-type="string">
            <text:p>pacar-1</text:p>
          </table:table-cell>
          <table:table-cell table:number-columns-repeated="2" office:value-type="string" calcext:value-type="string">
            <text:p>pacar(1)</text:p>
          </table:table-cell>
          <table:table-cell/>
          <table:table-cell office:value-type="string" calcext:value-type="string">
            <text:p>pacar-3</text:p>
          </table:table-cell>
        </table:table-row>
        <table:table-row table:style-name="ro1">
          <table:table-cell/>
          <table:table-cell office:value-type="string" calcext:value-type="string">
            <text:p>pacar-2</text:p>
          </table:table-cell>
          <table:table-cell table:number-columns-repeated="2" office:value-type="string" calcext:value-type="string">
            <text:p>pacar(2)</text:p>
          </table:table-cell>
          <table:table-cell/>
          <table:table-cell office:value-type="string" calcext:value-type="string">
            <text:p>pacar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acar-3</text:p>
          </table:table-cell>
          <table:table-cell/>
          <table:table-cell office:value-type="string" calcext:value-type="string">
            <text:p>pacar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adang</text:p>
          </table:table-cell>
          <table:table-cell/>
          <table:table-cell office:value-type="string" calcext:value-type="string">
            <text:p>pada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agar</text:p>
          </table:table-cell>
          <table:table-cell/>
          <table:table-cell office:value-type="string" calcext:value-type="string">
            <text:p>paga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agi</text:p>
          </table:table-cell>
          <table:table-cell/>
          <table:table-cell office:value-type="string" calcext:value-type="string">
            <text:p>pagi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akai baju</text:p>
          </table:table-cell>
          <table:table-cell office:value-type="string" calcext:value-type="string">
            <text:p>pakaibaju</text:p>
          </table:table-cell>
          <table:table-cell/>
          <table:table-cell office:value-type="string" calcext:value-type="string">
            <text:p>pakaia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akai celana</text:p>
          </table:table-cell>
          <table:table-cell office:value-type="string" calcext:value-type="string">
            <text:p>pakaicelana</text:p>
          </table:table-cell>
          <table:table-cell/>
          <table:table-cell office:value-type="string" calcext:value-type="string">
            <text:p>pakaianbasah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akaian</text:p>
          </table:table-cell>
          <table:table-cell/>
          <table:table-cell office:value-type="string" calcext:value-type="string">
            <text:p>pakaibaju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akaian basah</text:p>
          </table:table-cell>
          <table:table-cell office:value-type="string" calcext:value-type="string">
            <text:p>pakaianbasah</text:p>
          </table:table-cell>
          <table:table-cell/>
          <table:table-cell office:value-type="string" calcext:value-type="string">
            <text:p>pakaicelan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aling</text:p>
          </table:table-cell>
          <table:table-cell/>
          <table:table-cell office:value-type="string" calcext:value-type="string">
            <text:p>pali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anas(1)</text:p>
          </table:table-cell>
          <table:table-cell/>
          <table:table-cell office:value-type="string" calcext:value-type="string">
            <text:p>panas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anas(2)</text:p>
          </table:table-cell>
          <table:table-cell/>
          <table:table-cell office:value-type="string" calcext:value-type="string">
            <text:p>panas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anggil</text:p>
          </table:table-cell>
          <table:table-cell/>
          <table:table-cell office:value-type="string" calcext:value-type="string">
            <text:p>panggil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antai(1)</text:p>
          </table:table-cell>
          <table:table-cell/>
          <table:table-cell office:value-type="string" calcext:value-type="string">
            <text:p>pantai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antai(2)</text:p>
          </table:table-cell>
          <table:table-cell/>
          <table:table-cell office:value-type="string" calcext:value-type="string">
            <text:p>pantai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apaya</text:p>
          </table:table-cell>
          <table:table-cell/>
          <table:table-cell office:value-type="string" calcext:value-type="string">
            <text:p>papay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apua(1)</text:p>
          </table:table-cell>
          <table:table-cell/>
          <table:table-cell office:value-type="string" calcext:value-type="string">
            <text:p>papua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apua(2)</text:p>
          </table:table-cell>
          <table:table-cell/>
          <table:table-cell office:value-type="string" calcext:value-type="string">
            <text:p>papu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as</text:p>
          </table:table-cell>
          <table:table-cell/>
          <table:table-cell office:value-type="string" calcext:value-type="string">
            <text:p>pa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asar</text:p>
          </table:table-cell>
          <table:table-cell/>
          <table:table-cell office:value-type="string" calcext:value-type="string">
            <text:p>pasa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atuh kepada</text:p>
          </table:table-cell>
          <table:table-cell office:value-type="string" calcext:value-type="string">
            <text:p>patuhkepada</text:p>
          </table:table-cell>
          <table:table-cell/>
          <table:table-cell office:value-type="string" calcext:value-type="string">
            <text:p>patuhkepad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dagang</text:p>
          </table:table-cell>
          <table:table-cell/>
          <table:table-cell office:value-type="string" calcext:value-type="string">
            <text:p>pedaga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gal(1)</text:p>
          </table:table-cell>
          <table:table-cell/>
          <table:table-cell office:value-type="string" calcext:value-type="string">
            <text:p>pegal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gal(2)</text:p>
          </table:table-cell>
          <table:table-cell/>
          <table:table-cell office:value-type="string" calcext:value-type="string">
            <text:p>pegal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kerjaan</text:p>
          </table:table-cell>
          <table:table-cell/>
          <table:table-cell office:value-type="string" calcext:value-type="string">
            <text:p>pekerja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langi(1)</text:p>
          </table:table-cell>
          <table:table-cell/>
          <table:table-cell office:value-type="string" calcext:value-type="string">
            <text:p>pelangi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langi(2)</text:p>
          </table:table-cell>
          <table:table-cell/>
          <table:table-cell office:value-type="string" calcext:value-type="string">
            <text:p>pelangi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lukis(1)</text:p>
          </table:table-cell>
          <table:table-cell/>
          <table:table-cell office:value-type="string" calcext:value-type="string">
            <text:p>pelukis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lukis(2)</text:p>
          </table:table-cell>
          <table:table-cell/>
          <table:table-cell office:value-type="string" calcext:value-type="string">
            <text:p>pelukis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mandangan alam(1)</text:p>
          </table:table-cell>
          <table:table-cell office:value-type="string" calcext:value-type="string">
            <text:p>pemandanganalam(1)</text:p>
          </table:table-cell>
          <table:table-cell/>
          <table:table-cell office:value-type="string" calcext:value-type="string">
            <text:p>pemandanganalam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mandangan alam(2)</text:p>
          </table:table-cell>
          <table:table-cell office:value-type="string" calcext:value-type="string">
            <text:p>pemandanganalam(2)</text:p>
          </table:table-cell>
          <table:table-cell/>
          <table:table-cell office:value-type="string" calcext:value-type="string">
            <text:p>pemandanganalam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mandu wisata(1)</text:p>
          </table:table-cell>
          <table:table-cell office:value-type="string" calcext:value-type="string">
            <text:p>pemanduwisata(1)</text:p>
          </table:table-cell>
          <table:table-cell/>
          <table:table-cell office:value-type="string" calcext:value-type="string">
            <text:p>pemanduwisata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ndek</text:p>
          </table:table-cell>
          <table:table-cell/>
          <table:table-cell office:value-type="string" calcext:value-type="string">
            <text:p>pendek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ndek (gunung)</text:p>
          </table:table-cell>
          <table:table-cell office:value-type="string" calcext:value-type="string">
            <text:p>pendek(gunung)</text:p>
          </table:table-cell>
          <table:table-cell/>
          <table:table-cell office:value-type="string" calcext:value-type="string">
            <text:p>pendek(gunung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ndidikan olahraga</text:p>
          </table:table-cell>
          <table:table-cell office:value-type="string" calcext:value-type="string">
            <text:p>pendidikanolahraga</text:p>
          </table:table-cell>
          <table:table-cell/>
          <table:table-cell office:value-type="string" calcext:value-type="string">
            <text:p>pendidikanolahrag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ngacara</text:p>
          </table:table-cell>
          <table:table-cell/>
          <table:table-cell office:value-type="string" calcext:value-type="string">
            <text:p>pengacara</text:p>
          </table:table-cell>
        </table:table-row>
        <table:table-row table:style-name="ro1">
          <table:table-cell/>
          <table:table-cell office:value-type="string" calcext:value-type="string">
            <text:p>penggaris-1</text:p>
          </table:table-cell>
          <table:table-cell table:number-columns-repeated="2" office:value-type="string" calcext:value-type="string">
            <text:p>penggaris(1)</text:p>
          </table:table-cell>
          <table:table-cell/>
          <table:table-cell office:value-type="string" calcext:value-type="string">
            <text:p>penggaris(1)</text:p>
          </table:table-cell>
        </table:table-row>
        <table:table-row table:style-name="ro1">
          <table:table-cell/>
          <table:table-cell office:value-type="string" calcext:value-type="string">
            <text:p>penggaris-2</text:p>
          </table:table-cell>
          <table:table-cell table:number-columns-repeated="2" office:value-type="string" calcext:value-type="string">
            <text:p>penggaris(2)</text:p>
          </table:table-cell>
          <table:table-cell/>
          <table:table-cell office:value-type="string" calcext:value-type="string">
            <text:p>penggaris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nghapus</text:p>
          </table:table-cell>
          <table:table-cell/>
          <table:table-cell office:value-type="string" calcext:value-type="string">
            <text:p>penghapu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nghapus-tinta</text:p>
          </table:table-cell>
          <table:table-cell/>
          <table:table-cell office:value-type="string" calcext:value-type="string">
            <text:p>penghapus-tint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njahit</text:p>
          </table:table-cell>
          <table:table-cell/>
          <table:table-cell office:value-type="string" calcext:value-type="string">
            <text:p>penjahi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nsil</text:p>
          </table:table-cell>
          <table:table-cell/>
          <table:table-cell office:value-type="string" calcext:value-type="string">
            <text:p>pensil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nyanyi</text:p>
          </table:table-cell>
          <table:table-cell/>
          <table:table-cell office:value-type="string" calcext:value-type="string">
            <text:p>penyany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paya</text:p>
          </table:table-cell>
          <table:table-cell/>
          <table:table-cell office:value-type="string" calcext:value-type="string">
            <text:p>pepay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ragawan(1)</text:p>
          </table:table-cell>
          <table:table-cell/>
          <table:table-cell office:value-type="string" calcext:value-type="string">
            <text:p>peragawan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ragawan(2)</text:p>
          </table:table-cell>
          <table:table-cell/>
          <table:table-cell office:value-type="string" calcext:value-type="string">
            <text:p>peragawan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ragawati(1)</text:p>
          </table:table-cell>
          <table:table-cell/>
          <table:table-cell office:value-type="string" calcext:value-type="string">
            <text:p>peragawati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ragawati(2)</text:p>
          </table:table-cell>
          <table:table-cell/>
          <table:table-cell office:value-type="string" calcext:value-type="string">
            <text:p>peragawati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rak (warna)</text:p>
          </table:table-cell>
          <table:table-cell office:value-type="string" calcext:value-type="string">
            <text:p>perak(warna)</text:p>
          </table:table-cell>
          <table:table-cell/>
          <table:table-cell office:value-type="string" calcext:value-type="string">
            <text:p>perak(warna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rasaan</text:p>
          </table:table-cell>
          <table:table-cell/>
          <table:table-cell office:value-type="string" calcext:value-type="string">
            <text:p>perasa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rawat(1)</text:p>
          </table:table-cell>
          <table:table-cell/>
          <table:table-cell office:value-type="string" calcext:value-type="string">
            <text:p>perawat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rawat(2)</text:p>
          </table:table-cell>
          <table:table-cell/>
          <table:table-cell office:value-type="string" calcext:value-type="string">
            <text:p>perawat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rawat(3)</text:p>
          </table:table-cell>
          <table:table-cell/>
          <table:table-cell office:value-type="string" calcext:value-type="string">
            <text:p>perawat(3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rempatan(1)</text:p>
          </table:table-cell>
          <table:table-cell/>
          <table:table-cell office:value-type="string" calcext:value-type="string">
            <text:p>perempatan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rempatan(2)</text:p>
          </table:table-cell>
          <table:table-cell/>
          <table:table-cell office:value-type="string" calcext:value-type="string">
            <text:p>perempatan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rempuan</text:p>
          </table:table-cell>
          <table:table-cell/>
          <table:table-cell office:value-type="string" calcext:value-type="string">
            <text:p>perempu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rgi</text:p>
          </table:table-cell>
          <table:table-cell/>
          <table:table-cell office:value-type="string" calcext:value-type="string">
            <text:p>perg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rnah</text:p>
          </table:table-cell>
          <table:table-cell/>
          <table:table-cell office:value-type="string" calcext:value-type="string">
            <text:p>pernah</text:p>
          </table:table-cell>
        </table:table-row>
        <table:table-row table:style-name="ro1">
          <table:table-cell/>
          <table:table-cell office:value-type="string" calcext:value-type="string">
            <text:p>pertama-1</text:p>
          </table:table-cell>
          <table:table-cell table:number-columns-repeated="2" office:value-type="string" calcext:value-type="string">
            <text:p>pertama(1)</text:p>
          </table:table-cell>
          <table:table-cell/>
          <table:table-cell office:value-type="string" calcext:value-type="string">
            <text:p>pertama-dalam-daftar</text:p>
          </table:table-cell>
        </table:table-row>
        <table:table-row table:style-name="ro1">
          <table:table-cell/>
          <table:table-cell office:value-type="string" calcext:value-type="string">
            <text:p>pertama-2</text:p>
          </table:table-cell>
          <table:table-cell table:number-columns-repeated="2" office:value-type="string" calcext:value-type="string">
            <text:p>pertama(2)</text:p>
          </table:table-cell>
          <table:table-cell/>
          <table:table-cell office:value-type="string" calcext:value-type="string">
            <text:p>pertama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rtama-dalam-daftar</text:p>
          </table:table-cell>
          <table:table-cell/>
          <table:table-cell office:value-type="string" calcext:value-type="string">
            <text:p>pertama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sawat kelingking(3)</text:p>
          </table:table-cell>
          <table:table-cell office:value-type="string" calcext:value-type="string">
            <text:p>pesawatkelingking(3)</text:p>
          </table:table-cell>
          <table:table-cell/>
          <table:table-cell office:value-type="string" calcext:value-type="string">
            <text:p>pesawat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sawat lepas landas(1)</text:p>
          </table:table-cell>
          <table:table-cell office:value-type="string" calcext:value-type="string">
            <text:p>pesawatlepaslandas(1)</text:p>
          </table:table-cell>
          <table:table-cell/>
          <table:table-cell office:value-type="string" calcext:value-type="string">
            <text:p>pesawat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sawat lepas landas(2)</text:p>
          </table:table-cell>
          <table:table-cell office:value-type="string" calcext:value-type="string">
            <text:p>pesawatlepaslandas(2)</text:p>
          </table:table-cell>
          <table:table-cell/>
          <table:table-cell office:value-type="string" calcext:value-type="string">
            <text:p>pesawat(3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sawat lepas landas(3)</text:p>
          </table:table-cell>
          <table:table-cell office:value-type="string" calcext:value-type="string">
            <text:p>pesawatlepaslandas(3)</text:p>
          </table:table-cell>
          <table:table-cell/>
          <table:table-cell office:value-type="string" calcext:value-type="string">
            <text:p>pesawatkelingking(3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sawat mendarat(1)</text:p>
          </table:table-cell>
          <table:table-cell office:value-type="string" calcext:value-type="string">
            <text:p>pesawatmendarat(1)</text:p>
          </table:table-cell>
          <table:table-cell/>
          <table:table-cell office:value-type="string" calcext:value-type="string">
            <text:p>pesawatlepaslandas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sawat mendarat(2)</text:p>
          </table:table-cell>
          <table:table-cell office:value-type="string" calcext:value-type="string">
            <text:p>pesawatmendarat(2)</text:p>
          </table:table-cell>
          <table:table-cell/>
          <table:table-cell office:value-type="string" calcext:value-type="string">
            <text:p>pesawatlepaslandas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sawat terbang(1)</text:p>
          </table:table-cell>
          <table:table-cell office:value-type="string" calcext:value-type="string">
            <text:p>pesawatterbang(1)</text:p>
          </table:table-cell>
          <table:table-cell/>
          <table:table-cell office:value-type="string" calcext:value-type="string">
            <text:p>pesawatlepaslandas(3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sawat terbang(2)</text:p>
          </table:table-cell>
          <table:table-cell office:value-type="string" calcext:value-type="string">
            <text:p>pesawatterbang(2)</text:p>
          </table:table-cell>
          <table:table-cell/>
          <table:table-cell office:value-type="string" calcext:value-type="string">
            <text:p>pesawatmendarat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sawat terbang(3)</text:p>
          </table:table-cell>
          <table:table-cell office:value-type="string" calcext:value-type="string">
            <text:p>pesawatterbang(3)</text:p>
          </table:table-cell>
          <table:table-cell/>
          <table:table-cell office:value-type="string" calcext:value-type="string">
            <text:p>pesawatmendarat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sawat(1)</text:p>
          </table:table-cell>
          <table:table-cell/>
          <table:table-cell office:value-type="string" calcext:value-type="string">
            <text:p>pesawatterbang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sawat(2)</text:p>
          </table:table-cell>
          <table:table-cell/>
          <table:table-cell office:value-type="string" calcext:value-type="string">
            <text:p>pesawatterbang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sawat(3)</text:p>
          </table:table-cell>
          <table:table-cell/>
          <table:table-cell office:value-type="string" calcext:value-type="string">
            <text:p>pesawatterbang(3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ta</text:p>
          </table:table-cell>
          <table:table-cell/>
          <table:table-cell office:value-type="string" calcext:value-type="string">
            <text:p>pet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tani</text:p>
          </table:table-cell>
          <table:table-cell/>
          <table:table-cell office:value-type="string" calcext:value-type="string">
            <text:p>petan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etir</text:p>
          </table:table-cell>
          <table:table-cell/>
          <table:table-cell office:value-type="string" calcext:value-type="string">
            <text:p>peti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ipi(1)</text:p>
          </table:table-cell>
          <table:table-cell/>
          <table:table-cell office:value-type="string" calcext:value-type="string">
            <text:p>pipi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ipi(2)</text:p>
          </table:table-cell>
          <table:table-cell/>
          <table:table-cell office:value-type="string" calcext:value-type="string">
            <text:p>pipi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ir</text:p>
          </table:table-cell>
          <table:table-cell/>
          <table:table-cell office:value-type="string" calcext:value-type="string">
            <text:p>pi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isang</text:p>
          </table:table-cell>
          <table:table-cell/>
          <table:table-cell office:value-type="string" calcext:value-type="string">
            <text:p>pisa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ohon</text:p>
          </table:table-cell>
          <table:table-cell/>
          <table:table-cell office:value-type="string" calcext:value-type="string">
            <text:p>poho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olisi(1)</text:p>
          </table:table-cell>
          <table:table-cell/>
          <table:table-cell office:value-type="string" calcext:value-type="string">
            <text:p>polisi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olisi(2)</text:p>
          </table:table-cell>
          <table:table-cell/>
          <table:table-cell office:value-type="string" calcext:value-type="string">
            <text:p>polisi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otong rambut(1)</text:p>
          </table:table-cell>
          <table:table-cell office:value-type="string" calcext:value-type="string">
            <text:p>potongrambut(1)</text:p>
          </table:table-cell>
          <table:table-cell/>
          <table:table-cell office:value-type="string" calcext:value-type="string">
            <text:p>potongrambut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otong rambut(2)</text:p>
          </table:table-cell>
          <table:table-cell office:value-type="string" calcext:value-type="string">
            <text:p>potongrambut(2)</text:p>
          </table:table-cell>
          <table:table-cell/>
          <table:table-cell office:value-type="string" calcext:value-type="string">
            <text:p>potongrambut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otong rambut(3)</text:p>
          </table:table-cell>
          <table:table-cell office:value-type="string" calcext:value-type="string">
            <text:p>potongrambut(3)</text:p>
          </table:table-cell>
          <table:table-cell/>
          <table:table-cell office:value-type="string" calcext:value-type="string">
            <text:p>potongrambut(3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raktik</text:p>
          </table:table-cell>
          <table:table-cell/>
          <table:table-cell office:value-type="string" calcext:value-type="string">
            <text:p>prakti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rovinsi</text:p>
          </table:table-cell>
          <table:table-cell/>
          <table:table-cell office:value-type="string" calcext:value-type="string">
            <text:p>provinsi</text:p>
          </table:table-cell>
        </table:table-row>
        <table:table-row table:style-name="ro1">
          <table:table-cell/>
          <table:table-cell office:value-type="string" calcext:value-type="string">
            <text:p>pukul-sebelas-siang-sampai-dua-siang-1</text:p>
          </table:table-cell>
          <table:table-cell table:number-columns-repeated="2" office:value-type="string" calcext:value-type="string">
            <text:p>pukul-sebelas-siang-sampai-dua-siang(1)</text:p>
          </table:table-cell>
          <table:table-cell/>
          <table:table-cell office:value-type="string" calcext:value-type="string">
            <text:p>pukul-sebelas-siang-sampai-dua-siang-3</text:p>
          </table:table-cell>
        </table:table-row>
        <table:table-row table:style-name="ro1">
          <table:table-cell/>
          <table:table-cell office:value-type="string" calcext:value-type="string">
            <text:p>pukul-sebelas-siang-sampai-dua-siang-2</text:p>
          </table:table-cell>
          <table:table-cell table:number-columns-repeated="2" office:value-type="string" calcext:value-type="string">
            <text:p>pukul-sebelas-siang-sampai-dua-siang(2)</text:p>
          </table:table-cell>
          <table:table-cell/>
          <table:table-cell office:value-type="string" calcext:value-type="string">
            <text:p>pukul-sebelas-siang-sampai-dua-siang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ukul-sebelas-siang-sampai-dua-siang-3</text:p>
          </table:table-cell>
          <table:table-cell/>
          <table:table-cell office:value-type="string" calcext:value-type="string">
            <text:p>pukul-sebelas-siang-sampai-dua-siang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ulau(1)</text:p>
          </table:table-cell>
          <table:table-cell/>
          <table:table-cell office:value-type="string" calcext:value-type="string">
            <text:p>pulau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ulau(2)</text:p>
          </table:table-cell>
          <table:table-cell/>
          <table:table-cell office:value-type="string" calcext:value-type="string">
            <text:p>pulau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ulpen (klik)</text:p>
          </table:table-cell>
          <table:table-cell office:value-type="string" calcext:value-type="string">
            <text:p>pulpen(klik)</text:p>
          </table:table-cell>
          <table:table-cell/>
          <table:table-cell office:value-type="string" calcext:value-type="string">
            <text:p>pulpen(klik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ulpen (tutup)</text:p>
          </table:table-cell>
          <table:table-cell office:value-type="string" calcext:value-type="string">
            <text:p>pulpen(tutup)</text:p>
          </table:table-cell>
          <table:table-cell/>
          <table:table-cell office:value-type="string" calcext:value-type="string">
            <text:p>pulpen(tutup)</text:p>
          </table:table-cell>
        </table:table-row>
        <table:table-row table:style-name="ro1">
          <table:table-cell/>
          <table:table-cell office:value-type="string" calcext:value-type="string">
            <text:p>punya-1</text:p>
          </table:table-cell>
          <table:table-cell table:number-columns-repeated="2" office:value-type="string" calcext:value-type="string">
            <text:p>punya(1)</text:p>
          </table:table-cell>
          <table:table-cell/>
          <table:table-cell office:value-type="string" calcext:value-type="string">
            <text:p>punya-anda</text:p>
          </table:table-cell>
        </table:table-row>
        <table:table-row table:style-name="ro1">
          <table:table-cell/>
          <table:table-cell office:value-type="string" calcext:value-type="string">
            <text:p>punya-2</text:p>
          </table:table-cell>
          <table:table-cell table:number-columns-repeated="2" office:value-type="string" calcext:value-type="string">
            <text:p>punya(2)</text:p>
          </table:table-cell>
          <table:table-cell/>
          <table:table-cell office:value-type="string" calcext:value-type="string">
            <text:p>punya-di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unya-anda</text:p>
          </table:table-cell>
          <table:table-cell/>
          <table:table-cell office:value-type="string" calcext:value-type="string">
            <text:p>punya-kam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unya-dia</text:p>
          </table:table-cell>
          <table:table-cell/>
          <table:table-cell office:value-type="string" calcext:value-type="string">
            <text:p>punya-saya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unya-kamu</text:p>
          </table:table-cell>
          <table:table-cell/>
          <table:table-cell office:value-type="string" calcext:value-type="string">
            <text:p>punya-saya(2)</text:p>
          </table:table-cell>
        </table:table-row>
        <table:table-row table:style-name="ro1">
          <table:table-cell/>
          <table:table-cell office:value-type="string" calcext:value-type="string">
            <text:p>punya-saya-1</text:p>
          </table:table-cell>
          <table:table-cell table:number-columns-repeated="2" office:value-type="string" calcext:value-type="string">
            <text:p>punya-saya(1)</text:p>
          </table:table-cell>
          <table:table-cell/>
          <table:table-cell office:value-type="string" calcext:value-type="string">
            <text:p>punya-siapa(1)</text:p>
          </table:table-cell>
        </table:table-row>
        <table:table-row table:style-name="ro1">
          <table:table-cell/>
          <table:table-cell office:value-type="string" calcext:value-type="string">
            <text:p>punya-saya-2</text:p>
          </table:table-cell>
          <table:table-cell table:number-columns-repeated="2" office:value-type="string" calcext:value-type="string">
            <text:p>punya-saya(2)</text:p>
          </table:table-cell>
          <table:table-cell/>
          <table:table-cell office:value-type="string" calcext:value-type="string">
            <text:p>punya-siapa(2)</text:p>
          </table:table-cell>
        </table:table-row>
        <table:table-row table:style-name="ro1">
          <table:table-cell/>
          <table:table-cell office:value-type="string" calcext:value-type="string">
            <text:p>punya-siapa-1</text:p>
          </table:table-cell>
          <table:table-cell table:number-columns-repeated="2" office:value-type="string" calcext:value-type="string">
            <text:p>punya-siapa(1)</text:p>
          </table:table-cell>
          <table:table-cell/>
          <table:table-cell office:value-type="string" calcext:value-type="string">
            <text:p>punya(1)</text:p>
          </table:table-cell>
        </table:table-row>
        <table:table-row table:style-name="ro1">
          <table:table-cell/>
          <table:table-cell office:value-type="string" calcext:value-type="string">
            <text:p>punya-siapa-2</text:p>
          </table:table-cell>
          <table:table-cell table:number-columns-repeated="2" office:value-type="string" calcext:value-type="string">
            <text:p>punya-siapa(2)</text:p>
          </table:table-cell>
          <table:table-cell/>
          <table:table-cell office:value-type="string" calcext:value-type="string">
            <text:p>punya(2)</text:p>
          </table:table-cell>
        </table:table-row>
        <table:table-row table:style-name="ro1">
          <table:table-cell/>
          <table:table-cell office:value-type="string" calcext:value-type="string">
            <text:p>punyaku-1</text:p>
          </table:table-cell>
          <table:table-cell table:number-columns-repeated="2" office:value-type="string" calcext:value-type="string">
            <text:p>punyaku(1)</text:p>
          </table:table-cell>
          <table:table-cell/>
          <table:table-cell office:value-type="string" calcext:value-type="string">
            <text:p>punyaku(1)</text:p>
          </table:table-cell>
        </table:table-row>
        <table:table-row table:style-name="ro1">
          <table:table-cell/>
          <table:table-cell office:value-type="string" calcext:value-type="string">
            <text:p>punyaku-2</text:p>
          </table:table-cell>
          <table:table-cell table:number-columns-repeated="2" office:value-type="string" calcext:value-type="string">
            <text:p>punyaku(2)</text:p>
          </table:table-cell>
          <table:table-cell/>
          <table:table-cell office:value-type="string" calcext:value-type="string">
            <text:p>punyaku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usat</text:p>
          </table:table-cell>
          <table:table-cell/>
          <table:table-cell office:value-type="string" calcext:value-type="string">
            <text:p>pusa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using(1)</text:p>
          </table:table-cell>
          <table:table-cell/>
          <table:table-cell office:value-type="string" calcext:value-type="string">
            <text:p>pusing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pusing(2)</text:p>
          </table:table-cell>
          <table:table-cell/>
          <table:table-cell office:value-type="string" calcext:value-type="string">
            <text:p>pusing(2)</text:p>
          </table:table-cell>
        </table:table-row>
        <table:table-row table:style-name="ro1">
          <table:table-cell/>
          <table:table-cell office:value-type="string" calcext:value-type="string">
            <text:p>putih-1</text:p>
          </table:table-cell>
          <table:table-cell table:number-columns-repeated="2" office:value-type="string" calcext:value-type="string">
            <text:p>putih(1)</text:p>
          </table:table-cell>
          <table:table-cell/>
          <table:table-cell office:value-type="string" calcext:value-type="string">
            <text:p>putih(1)</text:p>
          </table:table-cell>
        </table:table-row>
        <table:table-row table:style-name="ro1">
          <table:table-cell/>
          <table:table-cell office:value-type="string" calcext:value-type="string">
            <text:p>putih-2</text:p>
          </table:table-cell>
          <table:table-cell table:number-columns-repeated="2" office:value-type="string" calcext:value-type="string">
            <text:p>putih(2)</text:p>
          </table:table-cell>
          <table:table-cell/>
          <table:table-cell office:value-type="string" calcext:value-type="string">
            <text:p>putih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q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rabu</text:p>
          </table:table-cell>
          <table:table-cell/>
          <table:table-cell office:value-type="string" calcext:value-type="string">
            <text:p>rabu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ahang kotak</text:p>
          </table:table-cell>
          <table:table-cell office:value-type="string" calcext:value-type="string">
            <text:p>rahangkotak</text:p>
          </table:table-cell>
          <table:table-cell/>
          <table:table-cell office:value-type="string" calcext:value-type="string">
            <text:p>rahangkota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rajin</text:p>
          </table:table-cell>
          <table:table-cell/>
          <table:table-cell office:value-type="string" calcext:value-type="string">
            <text:p>raji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ramai(1)</text:p>
          </table:table-cell>
          <table:table-cell/>
          <table:table-cell office:value-type="string" calcext:value-type="string">
            <text:p>ramai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ramai(2)</text:p>
          </table:table-cell>
          <table:table-cell/>
          <table:table-cell office:value-type="string" calcext:value-type="string">
            <text:p>ramai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ambut tebal</text:p>
          </table:table-cell>
          <table:table-cell office:value-type="string" calcext:value-type="string">
            <text:p>rambuttebal</text:p>
          </table:table-cell>
          <table:table-cell/>
          <table:table-cell office:value-type="string" calcext:value-type="string">
            <text:p>rambut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ambut tipis(1)</text:p>
          </table:table-cell>
          <table:table-cell office:value-type="string" calcext:value-type="string">
            <text:p>rambuttipis(1)</text:p>
          </table:table-cell>
          <table:table-cell/>
          <table:table-cell office:value-type="string" calcext:value-type="string">
            <text:p>rambut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ambut tipis(2)</text:p>
          </table:table-cell>
          <table:table-cell office:value-type="string" calcext:value-type="string">
            <text:p>rambuttipis(2)</text:p>
          </table:table-cell>
          <table:table-cell/>
          <table:table-cell office:value-type="string" calcext:value-type="string">
            <text:p>rambuttebal</text:p>
          </table:table-cell>
        </table:table-row>
        <table:table-row table:style-name="ro1">
          <table:table-cell/>
          <table:table-cell office:value-type="string" calcext:value-type="string">
            <text:p>rambut-1</text:p>
          </table:table-cell>
          <table:table-cell table:number-columns-repeated="2" office:value-type="string" calcext:value-type="string">
            <text:p>rambut(1)</text:p>
          </table:table-cell>
          <table:table-cell/>
          <table:table-cell office:value-type="string" calcext:value-type="string">
            <text:p>rambuttipis(1)</text:p>
          </table:table-cell>
        </table:table-row>
        <table:table-row table:style-name="ro1">
          <table:table-cell/>
          <table:table-cell office:value-type="string" calcext:value-type="string">
            <text:p>rambut-2</text:p>
          </table:table-cell>
          <table:table-cell table:number-columns-repeated="2" office:value-type="string" calcext:value-type="string">
            <text:p>rambut(2)</text:p>
          </table:table-cell>
          <table:table-cell/>
          <table:table-cell office:value-type="string" calcext:value-type="string">
            <text:p>rambuttipis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api (pakaian)</text:p>
          </table:table-cell>
          <table:table-cell office:value-type="string" calcext:value-type="string">
            <text:p>rapi(pakaian)</text:p>
          </table:table-cell>
          <table:table-cell/>
          <table:table-cell office:value-type="string" calcext:value-type="string">
            <text:p>rapi(1)</text:p>
          </table:table-cell>
        </table:table-row>
        <table:table-row table:style-name="ro1">
          <table:table-cell/>
          <table:table-cell office:value-type="string" calcext:value-type="string">
            <text:p>rapi-1</text:p>
          </table:table-cell>
          <table:table-cell table:number-columns-repeated="2" office:value-type="string" calcext:value-type="string">
            <text:p>rapi(1)</text:p>
          </table:table-cell>
          <table:table-cell/>
          <table:table-cell office:value-type="string" calcext:value-type="string">
            <text:p>rapi(2)</text:p>
          </table:table-cell>
        </table:table-row>
        <table:table-row table:style-name="ro1">
          <table:table-cell/>
          <table:table-cell office:value-type="string" calcext:value-type="string">
            <text:p>rapi-2</text:p>
          </table:table-cell>
          <table:table-cell table:number-columns-repeated="2" office:value-type="string" calcext:value-type="string">
            <text:p>rapi(2)</text:p>
          </table:table-cell>
          <table:table-cell/>
          <table:table-cell office:value-type="string" calcext:value-type="string">
            <text:p>rapi(pakaian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rasa</text:p>
          </table:table-cell>
          <table:table-cell/>
          <table:table-cell office:value-type="string" calcext:value-type="string">
            <text:p>ras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asa enak</text:p>
          </table:table-cell>
          <table:table-cell office:value-type="string" calcext:value-type="string">
            <text:p>rasaenak</text:p>
          </table:table-cell>
          <table:table-cell/>
          <table:table-cell office:value-type="string" calcext:value-type="string">
            <text:p>rasaenak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asa tidak enak</text:p>
          </table:table-cell>
          <table:table-cell office:value-type="string" calcext:value-type="string">
            <text:p>rasatidakenak</text:p>
          </table:table-cell>
          <table:table-cell/>
          <table:table-cell office:value-type="string" calcext:value-type="string">
            <text:p>rasatidakena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rautan-pensil</text:p>
          </table:table-cell>
          <table:table-cell/>
          <table:table-cell office:value-type="string" calcext:value-type="string">
            <text:p>rautan-pensil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ekan kerja(1)</text:p>
          </table:table-cell>
          <table:table-cell office:value-type="string" calcext:value-type="string">
            <text:p>rekankerja(1)</text:p>
          </table:table-cell>
          <table:table-cell/>
          <table:table-cell office:value-type="string" calcext:value-type="string">
            <text:p>rekankerja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ekan kerja(2)</text:p>
          </table:table-cell>
          <table:table-cell office:value-type="string" calcext:value-type="string">
            <text:p>rekankerja(2)</text:p>
          </table:table-cell>
          <table:table-cell/>
          <table:table-cell office:value-type="string" calcext:value-type="string">
            <text:p>rekankerj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reporter</text:p>
          </table:table-cell>
          <table:table-cell/>
          <table:table-cell office:value-type="string" calcext:value-type="string">
            <text:p>reporte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restoran(1)</text:p>
          </table:table-cell>
          <table:table-cell/>
          <table:table-cell office:value-type="string" calcext:value-type="string">
            <text:p>restoran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restoran(2)</text:p>
          </table:table-cell>
          <table:table-cell/>
          <table:table-cell office:value-type="string" calcext:value-type="string">
            <text:p>restoran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ringan</text:p>
          </table:table-cell>
          <table:table-cell/>
          <table:table-cell office:value-type="string" calcext:value-type="string">
            <text:p>ring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rok</text:p>
          </table:table-cell>
          <table:table-cell/>
          <table:table-cell office:value-type="string" calcext:value-type="string">
            <text:p>rok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umah sakit(1)</text:p>
          </table:table-cell>
          <table:table-cell office:value-type="string" calcext:value-type="string">
            <text:p>rumahsakit(1)</text:p>
          </table:table-cell>
          <table:table-cell/>
          <table:table-cell office:value-type="string" calcext:value-type="string">
            <text:p>rumahsakit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umah sakit(2)</text:p>
          </table:table-cell>
          <table:table-cell office:value-type="string" calcext:value-type="string">
            <text:p>rumahsakit(2)</text:p>
          </table:table-cell>
          <table:table-cell/>
          <table:table-cell office:value-type="string" calcext:value-type="string">
            <text:p>rumahsakit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umah sakit(3)</text:p>
          </table:table-cell>
          <table:table-cell office:value-type="string" calcext:value-type="string">
            <text:p>rumahsakit(3)</text:p>
          </table:table-cell>
          <table:table-cell/>
          <table:table-cell office:value-type="string" calcext:value-type="string">
            <text:p>rumahsakit(3)</text:p>
          </table:table-cell>
        </table:table-row>
        <table:table-row table:style-name="ro1">
          <table:table-cell/>
          <table:table-cell office:value-type="string" calcext:value-type="string">
            <text:p>rumput-1</text:p>
          </table:table-cell>
          <table:table-cell table:number-columns-repeated="2" office:value-type="string" calcext:value-type="string">
            <text:p>rumput(1)</text:p>
          </table:table-cell>
          <table:table-cell/>
          <table:table-cell office:value-type="string" calcext:value-type="string">
            <text:p>rumput-3</text:p>
          </table:table-cell>
        </table:table-row>
        <table:table-row table:style-name="ro1">
          <table:table-cell/>
          <table:table-cell office:value-type="string" calcext:value-type="string">
            <text:p>rumput-2</text:p>
          </table:table-cell>
          <table:table-cell table:number-columns-repeated="2" office:value-type="string" calcext:value-type="string">
            <text:p>rumput(2)</text:p>
          </table:table-cell>
          <table:table-cell/>
          <table:table-cell office:value-type="string" calcext:value-type="string">
            <text:p>rumput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rumput-3</text:p>
          </table:table-cell>
          <table:table-cell/>
          <table:table-cell office:value-type="string" calcext:value-type="string">
            <text:p>rumput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rusa(1)</text:p>
          </table:table-cell>
          <table:table-cell/>
          <table:table-cell office:value-type="string" calcext:value-type="string">
            <text:p>rusa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rusa(2)</text:p>
          </table:table-cell>
          <table:table-cell/>
          <table:table-cell office:value-type="string" calcext:value-type="string">
            <text:p>rus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abtu</text:p>
          </table:table-cell>
          <table:table-cell/>
          <table:table-cell office:value-type="string" calcext:value-type="string">
            <text:p>sabt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ahabat</text:p>
          </table:table-cell>
          <table:table-cell/>
          <table:table-cell office:value-type="string" calcext:value-type="string">
            <text:p>sahabat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akit (bagian dalam tubuh)</text:p>
          </table:table-cell>
          <table:table-cell office:value-type="string" calcext:value-type="string">
            <text:p>sakit(bagiandalamtubuh)</text:p>
          </table:table-cell>
          <table:table-cell/>
          <table:table-cell office:value-type="string" calcext:value-type="string">
            <text:p>sakit(bagiandalamtubuh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akit (bagian luar tubuh)</text:p>
          </table:table-cell>
          <table:table-cell office:value-type="string" calcext:value-type="string">
            <text:p>sakit(bagianluartubuh)</text:p>
          </table:table-cell>
          <table:table-cell/>
          <table:table-cell office:value-type="string" calcext:value-type="string">
            <text:p>sakit(bagianluartubuh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akit geraham</text:p>
          </table:table-cell>
          <table:table-cell office:value-type="string" calcext:value-type="string">
            <text:p>sakitgeraham</text:p>
          </table:table-cell>
          <table:table-cell/>
          <table:table-cell office:value-type="string" calcext:value-type="string">
            <text:p>sakitgeraham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akit kaki</text:p>
          </table:table-cell>
          <table:table-cell office:value-type="string" calcext:value-type="string">
            <text:p>sakitkaki</text:p>
          </table:table-cell>
          <table:table-cell/>
          <table:table-cell office:value-type="string" calcext:value-type="string">
            <text:p>sakitkaki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akit kepala</text:p>
          </table:table-cell>
          <table:table-cell office:value-type="string" calcext:value-type="string">
            <text:p>sakitkepala</text:p>
          </table:table-cell>
          <table:table-cell/>
          <table:table-cell office:value-type="string" calcext:value-type="string">
            <text:p>sakitkepal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akit leher</text:p>
          </table:table-cell>
          <table:table-cell office:value-type="string" calcext:value-type="string">
            <text:p>sakitleher</text:p>
          </table:table-cell>
          <table:table-cell/>
          <table:table-cell office:value-type="string" calcext:value-type="string">
            <text:p>sakitlehe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akit lengan</text:p>
          </table:table-cell>
          <table:table-cell office:value-type="string" calcext:value-type="string">
            <text:p>sakitlengan</text:p>
          </table:table-cell>
          <table:table-cell/>
          <table:table-cell office:value-type="string" calcext:value-type="string">
            <text:p>sakitlenga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akit pinggang</text:p>
          </table:table-cell>
          <table:table-cell office:value-type="string" calcext:value-type="string">
            <text:p>sakitpinggang</text:p>
          </table:table-cell>
          <table:table-cell/>
          <table:table-cell office:value-type="string" calcext:value-type="string">
            <text:p>sakitpingga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akit punggung</text:p>
          </table:table-cell>
          <table:table-cell office:value-type="string" calcext:value-type="string">
            <text:p>sakitpunggung</text:p>
          </table:table-cell>
          <table:table-cell/>
          <table:table-cell office:value-type="string" calcext:value-type="string">
            <text:p>sakitpunggu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alah</text:p>
          </table:table-cell>
          <table:table-cell/>
          <table:table-cell office:value-type="string" calcext:value-type="string">
            <text:p>salah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alju</text:p>
          </table:table-cell>
          <table:table-cell/>
          <table:table-cell office:value-type="string" calcext:value-type="string">
            <text:p>salju</text:p>
          </table:table-cell>
        </table:table-row>
        <table:table-row table:style-name="ro1">
          <table:table-cell/>
          <table:table-cell office:value-type="string" calcext:value-type="string">
            <text:p>sama-1</text:p>
          </table:table-cell>
          <table:table-cell table:number-columns-repeated="2" office:value-type="string" calcext:value-type="string">
            <text:p>sama(1)</text:p>
          </table:table-cell>
          <table:table-cell/>
          <table:table-cell office:value-type="string" calcext:value-type="string">
            <text:p>sama-3</text:p>
          </table:table-cell>
        </table:table-row>
        <table:table-row table:style-name="ro1">
          <table:table-cell/>
          <table:table-cell office:value-type="string" calcext:value-type="string">
            <text:p>sama-2</text:p>
          </table:table-cell>
          <table:table-cell table:number-columns-repeated="2" office:value-type="string" calcext:value-type="string">
            <text:p>sama(2)</text:p>
          </table:table-cell>
          <table:table-cell/>
          <table:table-cell office:value-type="string" calcext:value-type="string">
            <text:p>sama-dengan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ama-3</text:p>
          </table:table-cell>
          <table:table-cell/>
          <table:table-cell office:value-type="string" calcext:value-type="string">
            <text:p>sama-dengan(2)</text:p>
          </table:table-cell>
        </table:table-row>
        <table:table-row table:style-name="ro1">
          <table:table-cell/>
          <table:table-cell office:value-type="string" calcext:value-type="string">
            <text:p>sama-dengan-1</text:p>
          </table:table-cell>
          <table:table-cell table:number-columns-repeated="2" office:value-type="string" calcext:value-type="string">
            <text:p>sama-dengan(1)</text:p>
          </table:table-cell>
          <table:table-cell/>
          <table:table-cell office:value-type="string" calcext:value-type="string">
            <text:p>sama(1)</text:p>
          </table:table-cell>
        </table:table-row>
        <table:table-row table:style-name="ro1">
          <table:table-cell/>
          <table:table-cell office:value-type="string" calcext:value-type="string">
            <text:p>sama-dengan-2</text:p>
          </table:table-cell>
          <table:table-cell table:number-columns-repeated="2" office:value-type="string" calcext:value-type="string">
            <text:p>sama-dengan(2)</text:p>
          </table:table-cell>
          <table:table-cell/>
          <table:table-cell office:value-type="string" calcext:value-type="string">
            <text:p>sam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ampai</text:p>
          </table:table-cell>
          <table:table-cell/>
          <table:table-cell office:value-type="string" calcext:value-type="string">
            <text:p>sampai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ampai (waktu)</text:p>
          </table:table-cell>
          <table:table-cell office:value-type="string" calcext:value-type="string">
            <text:p>sampai(waktu)</text:p>
          </table:table-cell>
          <table:table-cell/>
          <table:table-cell office:value-type="string" calcext:value-type="string">
            <text:p>sampai(waktu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antai</text:p>
          </table:table-cell>
          <table:table-cell/>
          <table:table-cell office:value-type="string" calcext:value-type="string">
            <text:p>santai</text:p>
          </table:table-cell>
        </table:table-row>
        <table:table-row table:style-name="ro1">
          <table:table-cell/>
          <table:table-cell office:value-type="string" calcext:value-type="string">
            <text:p>sapi-1</text:p>
          </table:table-cell>
          <table:table-cell table:number-columns-repeated="2" office:value-type="string" calcext:value-type="string">
            <text:p>sapi(1)</text:p>
          </table:table-cell>
          <table:table-cell/>
          <table:table-cell office:value-type="string" calcext:value-type="string">
            <text:p>sapi(1)</text:p>
          </table:table-cell>
        </table:table-row>
        <table:table-row table:style-name="ro1">
          <table:table-cell/>
          <table:table-cell office:value-type="string" calcext:value-type="string">
            <text:p>sapi-2</text:p>
          </table:table-cell>
          <table:table-cell table:number-columns-repeated="2" office:value-type="string" calcext:value-type="string">
            <text:p>sapi(2)</text:p>
          </table:table-cell>
          <table:table-cell/>
          <table:table-cell office:value-type="string" calcext:value-type="string">
            <text:p>sapi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atpam(1)</text:p>
          </table:table-cell>
          <table:table-cell/>
          <table:table-cell office:value-type="string" calcext:value-type="string">
            <text:p>satpam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atpam(2)</text:p>
          </table:table-cell>
          <table:table-cell/>
          <table:table-cell office:value-type="string" calcext:value-type="string">
            <text:p>satpam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atu</text:p>
          </table:table-cell>
          <table:table-cell/>
          <table:table-cell office:value-type="string" calcext:value-type="string">
            <text:p>satu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atu juta(1)</text:p>
          </table:table-cell>
          <table:table-cell office:value-type="string" calcext:value-type="string">
            <text:p>satujuta(1)</text:p>
          </table:table-cell>
          <table:table-cell/>
          <table:table-cell office:value-type="string" calcext:value-type="string">
            <text:p>satujuta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atu juta(2)</text:p>
          </table:table-cell>
          <table:table-cell office:value-type="string" calcext:value-type="string">
            <text:p>satujuta(2)</text:p>
          </table:table-cell>
          <table:table-cell/>
          <table:table-cell office:value-type="string" calcext:value-type="string">
            <text:p>satujuta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atu kali</text:p>
          </table:table-cell>
          <table:table-cell office:value-type="string" calcext:value-type="string">
            <text:p>satukali</text:p>
          </table:table-cell>
          <table:table-cell/>
          <table:table-cell office:value-type="string" calcext:value-type="string">
            <text:p>satukali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atu milyar(1)</text:p>
          </table:table-cell>
          <table:table-cell office:value-type="string" calcext:value-type="string">
            <text:p>satumilyar(1)</text:p>
          </table:table-cell>
          <table:table-cell/>
          <table:table-cell office:value-type="string" calcext:value-type="string">
            <text:p>satumilyar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atu milyar(2)</text:p>
          </table:table-cell>
          <table:table-cell office:value-type="string" calcext:value-type="string">
            <text:p>satumilyar(2)</text:p>
          </table:table-cell>
          <table:table-cell/>
          <table:table-cell office:value-type="string" calcext:value-type="string">
            <text:p>satumilyar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audara</text:p>
          </table:table-cell>
          <table:table-cell/>
          <table:table-cell office:value-type="string" calcext:value-type="string">
            <text:p>saudar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audara-kandung</text:p>
          </table:table-cell>
          <table:table-cell/>
          <table:table-cell office:value-type="string" calcext:value-type="string">
            <text:p>saudara-kandu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awah</text:p>
          </table:table-cell>
          <table:table-cell/>
          <table:table-cell office:value-type="string" calcext:value-type="string">
            <text:p>sawah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aya pinjam dari kamu(1)</text:p>
          </table:table-cell>
          <table:table-cell office:value-type="string" calcext:value-type="string">
            <text:p>sayapinjamdarikamu(1)</text:p>
          </table:table-cell>
          <table:table-cell/>
          <table:table-cell office:value-type="string" calcext:value-type="string">
            <text:p>saya-bertanya-kepada-and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aya pinjam dari kamu(2)</text:p>
          </table:table-cell>
          <table:table-cell office:value-type="string" calcext:value-type="string">
            <text:p>sayapinjamdarikamu(2)</text:p>
          </table:table-cell>
          <table:table-cell/>
          <table:table-cell office:value-type="string" calcext:value-type="string">
            <text:p>saya(1)</text:p>
          </table:table-cell>
        </table:table-row>
        <table:table-row table:style-name="ro1">
          <table:table-cell/>
          <table:table-cell office:value-type="string" calcext:value-type="string">
            <text:p>saya-1</text:p>
          </table:table-cell>
          <table:table-cell table:number-columns-repeated="2" office:value-type="string" calcext:value-type="string">
            <text:p>saya(1)</text:p>
          </table:table-cell>
          <table:table-cell/>
          <table:table-cell office:value-type="string" calcext:value-type="string">
            <text:p>saya(2)</text:p>
          </table:table-cell>
        </table:table-row>
        <table:table-row table:style-name="ro1">
          <table:table-cell/>
          <table:table-cell office:value-type="string" calcext:value-type="string">
            <text:p>saya-2</text:p>
          </table:table-cell>
          <table:table-cell table:number-columns-repeated="2" office:value-type="string" calcext:value-type="string">
            <text:p>saya(2)</text:p>
          </table:table-cell>
          <table:table-cell/>
          <table:table-cell office:value-type="string" calcext:value-type="string">
            <text:p>sayang-3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aya-bertanya-kepada-anda</text:p>
          </table:table-cell>
          <table:table-cell/>
          <table:table-cell office:value-type="string" calcext:value-type="string">
            <text:p>sayang(1)</text:p>
          </table:table-cell>
        </table:table-row>
        <table:table-row table:style-name="ro1">
          <table:table-cell/>
          <table:table-cell office:value-type="string" calcext:value-type="string">
            <text:p>sayang-1</text:p>
          </table:table-cell>
          <table:table-cell table:number-columns-repeated="2" office:value-type="string" calcext:value-type="string">
            <text:p>sayang(1)</text:p>
          </table:table-cell>
          <table:table-cell/>
          <table:table-cell office:value-type="string" calcext:value-type="string">
            <text:p>sayang(2)</text:p>
          </table:table-cell>
        </table:table-row>
        <table:table-row table:style-name="ro1">
          <table:table-cell/>
          <table:table-cell office:value-type="string" calcext:value-type="string">
            <text:p>sayang-2</text:p>
          </table:table-cell>
          <table:table-cell table:number-columns-repeated="2" office:value-type="string" calcext:value-type="string">
            <text:p>sayang(2)</text:p>
          </table:table-cell>
          <table:table-cell/>
          <table:table-cell office:value-type="string" calcext:value-type="string">
            <text:p>sayapinjamdarikamu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ayang-3</text:p>
          </table:table-cell>
          <table:table-cell/>
          <table:table-cell office:value-type="string" calcext:value-type="string">
            <text:p>sayapinjamdarikamu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bab</text:p>
          </table:table-cell>
          <table:table-cell/>
          <table:table-cell office:value-type="string" calcext:value-type="string">
            <text:p>sebab</text:p>
          </table:table-cell>
        </table:table-row>
        <table:table-row table:style-name="ro1">
          <table:table-cell/>
          <table:table-cell office:value-type="string" calcext:value-type="string">
            <text:p>sebelas-1</text:p>
          </table:table-cell>
          <table:table-cell table:number-columns-repeated="2" office:value-type="string" calcext:value-type="string">
            <text:p>sebelas(1)</text:p>
          </table:table-cell>
          <table:table-cell/>
          <table:table-cell office:value-type="string" calcext:value-type="string">
            <text:p>sebelas(1)</text:p>
          </table:table-cell>
        </table:table-row>
        <table:table-row table:style-name="ro1">
          <table:table-cell/>
          <table:table-cell office:value-type="string" calcext:value-type="string">
            <text:p>sebelas-2</text:p>
          </table:table-cell>
          <table:table-cell table:number-columns-repeated="2" office:value-type="string" calcext:value-type="string">
            <text:p>sebelas(2)</text:p>
          </table:table-cell>
          <table:table-cell/>
          <table:table-cell office:value-type="string" calcext:value-type="string">
            <text:p>sebelas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betulnya</text:p>
          </table:table-cell>
          <table:table-cell/>
          <table:table-cell office:value-type="string" calcext:value-type="string">
            <text:p>sebetulny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dih</text:p>
          </table:table-cell>
          <table:table-cell/>
          <table:table-cell office:value-type="string" calcext:value-type="string">
            <text:p>sedih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dikit</text:p>
          </table:table-cell>
          <table:table-cell/>
          <table:table-cell office:value-type="string" calcext:value-type="string">
            <text:p>sediki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hat(adj)</text:p>
          </table:table-cell>
          <table:table-cell/>
          <table:table-cell office:value-type="string" calcext:value-type="string">
            <text:p>sehat(adj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hat(kt)</text:p>
          </table:table-cell>
          <table:table-cell/>
          <table:table-cell office:value-type="string" calcext:value-type="string">
            <text:p>sehat(kt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jarah(1)</text:p>
          </table:table-cell>
          <table:table-cell/>
          <table:table-cell office:value-type="string" calcext:value-type="string">
            <text:p>sejarah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jarah(2)</text:p>
          </table:table-cell>
          <table:table-cell/>
          <table:table-cell office:value-type="string" calcext:value-type="string">
            <text:p>sejarah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juk(1)</text:p>
          </table:table-cell>
          <table:table-cell/>
          <table:table-cell office:value-type="string" calcext:value-type="string">
            <text:p>sejuk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juk(2)</text:p>
          </table:table-cell>
          <table:table-cell/>
          <table:table-cell office:value-type="string" calcext:value-type="string">
            <text:p>sejuk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karang</text:p>
          </table:table-cell>
          <table:table-cell/>
          <table:table-cell office:value-type="string" calcext:value-type="string">
            <text:p>sekara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kolah(1)</text:p>
          </table:table-cell>
          <table:table-cell/>
          <table:table-cell office:value-type="string" calcext:value-type="string">
            <text:p>sekolah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kolah(2)</text:p>
          </table:table-cell>
          <table:table-cell/>
          <table:table-cell office:value-type="string" calcext:value-type="string">
            <text:p>sekolah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kretars</text:p>
          </table:table-cell>
          <table:table-cell/>
          <table:table-cell office:value-type="string" calcext:value-type="string">
            <text:p>sekretar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lalu</text:p>
          </table:table-cell>
          <table:table-cell/>
          <table:table-cell office:value-type="string" calcext:value-type="string">
            <text:p>selalu</text:p>
          </table:table-cell>
        </table:table-row>
        <table:table-row table:style-name="ro1">
          <table:table-cell/>
          <table:table-cell office:value-type="string" calcext:value-type="string">
            <text:p>selasa-1</text:p>
          </table:table-cell>
          <table:table-cell table:number-columns-repeated="2" office:value-type="string" calcext:value-type="string">
            <text:p>selasa(1)</text:p>
          </table:table-cell>
          <table:table-cell/>
          <table:table-cell office:value-type="string" calcext:value-type="string">
            <text:p>selasa(1)</text:p>
          </table:table-cell>
        </table:table-row>
        <table:table-row table:style-name="ro1">
          <table:table-cell/>
          <table:table-cell office:value-type="string" calcext:value-type="string">
            <text:p>selasa-2</text:p>
          </table:table-cell>
          <table:table-cell table:number-columns-repeated="2" office:value-type="string" calcext:value-type="string">
            <text:p>selasa(2)</text:p>
          </table:table-cell>
          <table:table-cell/>
          <table:table-cell office:value-type="string" calcext:value-type="string">
            <text:p>selas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latan</text:p>
          </table:table-cell>
          <table:table-cell/>
          <table:table-cell office:value-type="string" calcext:value-type="string">
            <text:p>selat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lesai</text:p>
          </table:table-cell>
          <table:table-cell/>
          <table:table-cell office:value-type="string" calcext:value-type="string">
            <text:p>selesa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mangka</text:p>
          </table:table-cell>
          <table:table-cell/>
          <table:table-cell office:value-type="string" calcext:value-type="string">
            <text:p>semangk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marang</text:p>
          </table:table-cell>
          <table:table-cell/>
          <table:table-cell office:value-type="string" calcext:value-type="string">
            <text:p>semarang</text:p>
          </table:table-cell>
        </table:table-row>
        <table:table-row table:style-name="ro1">
          <table:table-cell/>
          <table:table-cell office:value-type="string" calcext:value-type="string">
            <text:p>sembilan-1</text:p>
          </table:table-cell>
          <table:table-cell table:number-columns-repeated="2" office:value-type="string" calcext:value-type="string">
            <text:p>sembilan(1)</text:p>
          </table:table-cell>
          <table:table-cell/>
          <table:table-cell office:value-type="string" calcext:value-type="string">
            <text:p>sembilan-belas(1)</text:p>
          </table:table-cell>
        </table:table-row>
        <table:table-row table:style-name="ro1">
          <table:table-cell/>
          <table:table-cell office:value-type="string" calcext:value-type="string">
            <text:p>sembilan-2</text:p>
          </table:table-cell>
          <table:table-cell table:number-columns-repeated="2" office:value-type="string" calcext:value-type="string">
            <text:p>sembilan(2)</text:p>
          </table:table-cell>
          <table:table-cell/>
          <table:table-cell office:value-type="string" calcext:value-type="string">
            <text:p>sembilan-belas(2)</text:p>
          </table:table-cell>
        </table:table-row>
        <table:table-row table:style-name="ro1">
          <table:table-cell/>
          <table:table-cell office:value-type="string" calcext:value-type="string">
            <text:p>sembilan-belas-1</text:p>
          </table:table-cell>
          <table:table-cell table:number-columns-repeated="2" office:value-type="string" calcext:value-type="string">
            <text:p>sembilan-belas(1)</text:p>
          </table:table-cell>
          <table:table-cell/>
          <table:table-cell office:value-type="string" calcext:value-type="string">
            <text:p>sembilan-puluh(1)</text:p>
          </table:table-cell>
        </table:table-row>
        <table:table-row table:style-name="ro1">
          <table:table-cell/>
          <table:table-cell office:value-type="string" calcext:value-type="string">
            <text:p>sembilan-belas-2</text:p>
          </table:table-cell>
          <table:table-cell table:number-columns-repeated="2" office:value-type="string" calcext:value-type="string">
            <text:p>sembilan-belas(2)</text:p>
          </table:table-cell>
          <table:table-cell/>
          <table:table-cell office:value-type="string" calcext:value-type="string">
            <text:p>sembilan-puluh(2)</text:p>
          </table:table-cell>
        </table:table-row>
        <table:table-row table:style-name="ro1">
          <table:table-cell/>
          <table:table-cell office:value-type="string" calcext:value-type="string">
            <text:p>sembilan-puluh-1</text:p>
          </table:table-cell>
          <table:table-cell table:number-columns-repeated="2" office:value-type="string" calcext:value-type="string">
            <text:p>sembilan-puluh(1)</text:p>
          </table:table-cell>
          <table:table-cell/>
          <table:table-cell office:value-type="string" calcext:value-type="string">
            <text:p>sembilan(1)</text:p>
          </table:table-cell>
        </table:table-row>
        <table:table-row table:style-name="ro1">
          <table:table-cell/>
          <table:table-cell office:value-type="string" calcext:value-type="string">
            <text:p>sembilan-puluh-2</text:p>
          </table:table-cell>
          <table:table-cell table:number-columns-repeated="2" office:value-type="string" calcext:value-type="string">
            <text:p>sembilan-puluh(2)</text:p>
          </table:table-cell>
          <table:table-cell/>
          <table:table-cell office:value-type="string" calcext:value-type="string">
            <text:p>sembilan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mpit(1)</text:p>
          </table:table-cell>
          <table:table-cell/>
          <table:table-cell office:value-type="string" calcext:value-type="string">
            <text:p>sempit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mpit(2)</text:p>
          </table:table-cell>
          <table:table-cell/>
          <table:table-cell office:value-type="string" calcext:value-type="string">
            <text:p>sempit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mpit(pakaian)(1)</text:p>
          </table:table-cell>
          <table:table-cell/>
          <table:table-cell office:value-type="string" calcext:value-type="string">
            <text:p>sempit(pakaian)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mpit(pakaian)(2)</text:p>
          </table:table-cell>
          <table:table-cell/>
          <table:table-cell office:value-type="string" calcext:value-type="string">
            <text:p>sempit(pakaian)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nang(1)</text:p>
          </table:table-cell>
          <table:table-cell/>
          <table:table-cell office:value-type="string" calcext:value-type="string">
            <text:p>senang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nang(2)</text:p>
          </table:table-cell>
          <table:table-cell/>
          <table:table-cell office:value-type="string" calcext:value-type="string">
            <text:p>senang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niman(1)</text:p>
          </table:table-cell>
          <table:table-cell/>
          <table:table-cell office:value-type="string" calcext:value-type="string">
            <text:p>seniman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niman(2)</text:p>
          </table:table-cell>
          <table:table-cell/>
          <table:table-cell office:value-type="string" calcext:value-type="string">
            <text:p>seniman(2)</text:p>
          </table:table-cell>
        </table:table-row>
        <table:table-row table:style-name="ro1">
          <table:table-cell/>
          <table:table-cell office:value-type="string" calcext:value-type="string">
            <text:p>senin-1</text:p>
          </table:table-cell>
          <table:table-cell table:number-columns-repeated="2" office:value-type="string" calcext:value-type="string">
            <text:p>senin(1)</text:p>
          </table:table-cell>
          <table:table-cell/>
          <table:table-cell office:value-type="string" calcext:value-type="string">
            <text:p>senin(1)</text:p>
          </table:table-cell>
        </table:table-row>
        <table:table-row table:style-name="ro1">
          <table:table-cell/>
          <table:table-cell office:value-type="string" calcext:value-type="string">
            <text:p>senin-2</text:p>
          </table:table-cell>
          <table:table-cell table:number-columns-repeated="2" office:value-type="string" calcext:value-type="string">
            <text:p>senin(2)</text:p>
          </table:table-cell>
          <table:table-cell/>
          <table:table-cell office:value-type="string" calcext:value-type="string">
            <text:p>senin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peda</text:p>
          </table:table-cell>
          <table:table-cell/>
          <table:table-cell office:value-type="string" calcext:value-type="string">
            <text:p>seped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epeda motor(1)</text:p>
          </table:table-cell>
          <table:table-cell office:value-type="string" calcext:value-type="string">
            <text:p>sepedamotor(1)</text:p>
          </table:table-cell>
          <table:table-cell/>
          <table:table-cell office:value-type="string" calcext:value-type="string">
            <text:p>sepedamotor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epeda motor(2)</text:p>
          </table:table-cell>
          <table:table-cell office:value-type="string" calcext:value-type="string">
            <text:p>sepedamotor(2)</text:p>
          </table:table-cell>
          <table:table-cell/>
          <table:table-cell office:value-type="string" calcext:value-type="string">
            <text:p>sepedamotor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ptember</text:p>
          </table:table-cell>
          <table:table-cell/>
          <table:table-cell office:value-type="string" calcext:value-type="string">
            <text:p>septembe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puluh</text:p>
          </table:table-cell>
          <table:table-cell/>
          <table:table-cell office:value-type="string" calcext:value-type="string">
            <text:p>sepuluh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epuluh ribu(1)</text:p>
          </table:table-cell>
          <table:table-cell office:value-type="string" calcext:value-type="string">
            <text:p>sepuluhribu(1)</text:p>
          </table:table-cell>
          <table:table-cell/>
          <table:table-cell office:value-type="string" calcext:value-type="string">
            <text:p>sepuluhribu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epuluh ribu(2)</text:p>
          </table:table-cell>
          <table:table-cell office:value-type="string" calcext:value-type="string">
            <text:p>sepuluhribu(2)</text:p>
          </table:table-cell>
          <table:table-cell/>
          <table:table-cell office:value-type="string" calcext:value-type="string">
            <text:p>sepuluhribu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pupu</text:p>
          </table:table-cell>
          <table:table-cell/>
          <table:table-cell office:value-type="string" calcext:value-type="string">
            <text:p>sepup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ratus</text:p>
          </table:table-cell>
          <table:table-cell/>
          <table:table-cell office:value-type="string" calcext:value-type="string">
            <text:p>seratu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eratus ribu</text:p>
          </table:table-cell>
          <table:table-cell office:value-type="string" calcext:value-type="string">
            <text:p>seratusribu</text:p>
          </table:table-cell>
          <table:table-cell/>
          <table:table-cell office:value-type="string" calcext:value-type="string">
            <text:p>seratusrib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ribu(1)</text:p>
          </table:table-cell>
          <table:table-cell/>
          <table:table-cell office:value-type="string" calcext:value-type="string">
            <text:p>seribu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ribu(2)</text:p>
          </table:table-cell>
          <table:table-cell/>
          <table:table-cell office:value-type="string" calcext:value-type="string">
            <text:p>seribu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ribu(3)</text:p>
          </table:table-cell>
          <table:table-cell/>
          <table:table-cell office:value-type="string" calcext:value-type="string">
            <text:p>seribu(3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ring</text:p>
          </table:table-cell>
          <table:table-cell/>
          <table:table-cell office:value-type="string" calcext:value-type="string">
            <text:p>seri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etengah (jam-waktu)</text:p>
          </table:table-cell>
          <table:table-cell office:value-type="string" calcext:value-type="string">
            <text:p>setengah(jam-waktu)</text:p>
          </table:table-cell>
          <table:table-cell/>
          <table:table-cell office:value-type="string" calcext:value-type="string">
            <text:p>setengah(jam-waktu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etrika</text:p>
          </table:table-cell>
          <table:table-cell/>
          <table:table-cell office:value-type="string" calcext:value-type="string">
            <text:p>setrik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iapa</text:p>
          </table:table-cell>
          <table:table-cell/>
          <table:table-cell office:value-type="string" calcext:value-type="string">
            <text:p>siap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ifat</text:p>
          </table:table-cell>
          <table:table-cell/>
          <table:table-cell office:value-type="string" calcext:value-type="string">
            <text:p>sifa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inga</text:p>
          </table:table-cell>
          <table:table-cell/>
          <table:table-cell office:value-type="string" calcext:value-type="string">
            <text:p>sing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isa(1)</text:p>
          </table:table-cell>
          <table:table-cell/>
          <table:table-cell office:value-type="string" calcext:value-type="string">
            <text:p>sisa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isa(2)</text:p>
          </table:table-cell>
          <table:table-cell/>
          <table:table-cell office:value-type="string" calcext:value-type="string">
            <text:p>sis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olo</text:p>
          </table:table-cell>
          <table:table-cell/>
          <table:table-cell office:value-type="string" calcext:value-type="string">
            <text:p>solo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opan(1)</text:p>
          </table:table-cell>
          <table:table-cell/>
          <table:table-cell office:value-type="string" calcext:value-type="string">
            <text:p>sopan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opan(2)</text:p>
          </table:table-cell>
          <table:table-cell/>
          <table:table-cell office:value-type="string" calcext:value-type="string">
            <text:p>sopan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ore</text:p>
          </table:table-cell>
          <table:table-cell/>
          <table:table-cell office:value-type="string" calcext:value-type="string">
            <text:p>sor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tasiun kereta api</text:p>
          </table:table-cell>
          <table:table-cell office:value-type="string" calcext:value-type="string">
            <text:p>stasiunkeretaapi</text:p>
          </table:table-cell>
          <table:table-cell/>
          <table:table-cell office:value-type="string" calcext:value-type="string">
            <text:p>stasiunkeretaap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troberi</text:p>
          </table:table-cell>
          <table:table-cell/>
          <table:table-cell office:value-type="string" calcext:value-type="string">
            <text:p>strober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uami</text:p>
          </table:table-cell>
          <table:table-cell/>
          <table:table-cell office:value-type="string" calcext:value-type="string">
            <text:p>suam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uami-isteri</text:p>
          </table:table-cell>
          <table:table-cell/>
          <table:table-cell office:value-type="string" calcext:value-type="string">
            <text:p>suami-ister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udah</text:p>
          </table:table-cell>
          <table:table-cell/>
          <table:table-cell office:value-type="string" calcext:value-type="string">
            <text:p>sudah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uka</text:p>
          </table:table-cell>
          <table:table-cell/>
          <table:table-cell office:value-type="string" calcext:value-type="string">
            <text:p>suk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ulawesi</text:p>
          </table:table-cell>
          <table:table-cell/>
          <table:table-cell office:value-type="string" calcext:value-type="string">
            <text:p>sulawes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umatra</text:p>
          </table:table-cell>
          <table:table-cell/>
          <table:table-cell office:value-type="string" calcext:value-type="string">
            <text:p>sumatr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ungai(1)</text:p>
          </table:table-cell>
          <table:table-cell/>
          <table:table-cell office:value-type="string" calcext:value-type="string">
            <text:p>sungai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ungai(2)</text:p>
          </table:table-cell>
          <table:table-cell/>
          <table:table-cell office:value-type="string" calcext:value-type="string">
            <text:p>sungai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urabaya</text:p>
          </table:table-cell>
          <table:table-cell/>
          <table:table-cell office:value-type="string" calcext:value-type="string">
            <text:p>surabay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ahu</text:p>
          </table:table-cell>
          <table:table-cell/>
          <table:table-cell office:value-type="string" calcext:value-type="string">
            <text:p>tah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ahun</text:p>
          </table:table-cell>
          <table:table-cell/>
          <table:table-cell office:value-type="string" calcext:value-type="string">
            <text:p>tahu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aksi</text:p>
          </table:table-cell>
          <table:table-cell/>
          <table:table-cell office:value-type="string" calcext:value-type="string">
            <text:p>taks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akut(1)</text:p>
          </table:table-cell>
          <table:table-cell/>
          <table:table-cell office:value-type="string" calcext:value-type="string">
            <text:p>takut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akut(2)</text:p>
          </table:table-cell>
          <table:table-cell/>
          <table:table-cell office:value-type="string" calcext:value-type="string">
            <text:p>takut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ambah</text:p>
          </table:table-cell>
          <table:table-cell/>
          <table:table-cell office:value-type="string" calcext:value-type="string">
            <text:p>tambah</text:p>
          </table:table-cell>
        </table:table-row>
        <table:table-row table:style-name="ro1">
          <table:table-cell/>
          <table:table-cell office:value-type="string" calcext:value-type="string">
            <text:p>tampan-1</text:p>
          </table:table-cell>
          <table:table-cell table:number-columns-repeated="2" office:value-type="string" calcext:value-type="string">
            <text:p>tampan(1)</text:p>
          </table:table-cell>
          <table:table-cell/>
          <table:table-cell office:value-type="string" calcext:value-type="string">
            <text:p>tampan(1)</text:p>
          </table:table-cell>
        </table:table-row>
        <table:table-row table:style-name="ro1">
          <table:table-cell/>
          <table:table-cell office:value-type="string" calcext:value-type="string">
            <text:p>tampan-2</text:p>
          </table:table-cell>
          <table:table-cell table:number-columns-repeated="2" office:value-type="string" calcext:value-type="string">
            <text:p>tampan(2)</text:p>
          </table:table-cell>
          <table:table-cell/>
          <table:table-cell office:value-type="string" calcext:value-type="string">
            <text:p>tampan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angah(2)</text:p>
          </table:table-cell>
          <table:table-cell/>
          <table:table-cell office:value-type="string" calcext:value-type="string">
            <text:p>tangah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anggal</text:p>
          </table:table-cell>
          <table:table-cell/>
          <table:table-cell office:value-type="string" calcext:value-type="string">
            <text:p>tanggal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angkap(1)</text:p>
          </table:table-cell>
          <table:table-cell/>
          <table:table-cell office:value-type="string" calcext:value-type="string">
            <text:p>tangkap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angkap(2)</text:p>
          </table:table-cell>
          <table:table-cell/>
          <table:table-cell office:value-type="string" calcext:value-type="string">
            <text:p>tangkap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ante</text:p>
          </table:table-cell>
          <table:table-cell/>
          <table:table-cell office:value-type="string" calcext:value-type="string">
            <text:p>tante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anya</text:p>
          </table:table-cell>
          <table:table-cell/>
          <table:table-cell office:value-type="string" calcext:value-type="string">
            <text:p>tany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as-sekolah(jinjing)</text:p>
          </table:table-cell>
          <table:table-cell/>
          <table:table-cell office:value-type="string" calcext:value-type="string">
            <text:p>tas-sekolah(jinjing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as-sekolah(punggung)</text:p>
          </table:table-cell>
          <table:table-cell/>
          <table:table-cell office:value-type="string" calcext:value-type="string">
            <text:p>tas-sekolah(punggung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as-sekolah(selempang)</text:p>
          </table:table-cell>
          <table:table-cell/>
          <table:table-cell office:value-type="string" calcext:value-type="string">
            <text:p>tas-sekolah(selempang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awar(1)</text:p>
          </table:table-cell>
          <table:table-cell/>
          <table:table-cell office:value-type="string" calcext:value-type="string">
            <text:p>tawar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awar(2)</text:p>
          </table:table-cell>
          <table:table-cell/>
          <table:table-cell office:value-type="string" calcext:value-type="string">
            <text:p>tawar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awar(3)</text:p>
          </table:table-cell>
          <table:table-cell/>
          <table:table-cell office:value-type="string" calcext:value-type="string">
            <text:p>tawar(3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ebal</text:p>
          </table:table-cell>
          <table:table-cell/>
          <table:table-cell office:value-type="string" calcext:value-type="string">
            <text:p>tebal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elinga</text:p>
          </table:table-cell>
          <table:table-cell/>
          <table:table-cell office:value-type="string" calcext:value-type="string">
            <text:p>teling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eman</text:p>
          </table:table-cell>
          <table:table-cell/>
          <table:table-cell office:value-type="string" calcext:value-type="string">
            <text:p>tema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eman sekelas(1)</text:p>
          </table:table-cell>
          <table:table-cell office:value-type="string" calcext:value-type="string">
            <text:p>temansekelas(1)</text:p>
          </table:table-cell>
          <table:table-cell/>
          <table:table-cell office:value-type="string" calcext:value-type="string">
            <text:p>teman-tema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eman sekelas(2)</text:p>
          </table:table-cell>
          <table:table-cell office:value-type="string" calcext:value-type="string">
            <text:p>temansekelas(2)</text:p>
          </table:table-cell>
          <table:table-cell/>
          <table:table-cell office:value-type="string" calcext:value-type="string">
            <text:p>temansekelas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eman-teman</text:p>
          </table:table-cell>
          <table:table-cell/>
          <table:table-cell office:value-type="string" calcext:value-type="string">
            <text:p>temansekelas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engah(1)</text:p>
          </table:table-cell>
          <table:table-cell/>
          <table:table-cell office:value-type="string" calcext:value-type="string">
            <text:p>tengah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eori</text:p>
          </table:table-cell>
          <table:table-cell/>
          <table:table-cell office:value-type="string" calcext:value-type="string">
            <text:p>teori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epat (waktu-jam)</text:p>
          </table:table-cell>
          <table:table-cell office:value-type="string" calcext:value-type="string">
            <text:p>tepat(waktu-jam)</text:p>
          </table:table-cell>
          <table:table-cell/>
          <table:table-cell office:value-type="string" calcext:value-type="string">
            <text:p>tepat(waktu-jam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erang(warna)</text:p>
          </table:table-cell>
          <table:table-cell/>
          <table:table-cell office:value-type="string" calcext:value-type="string">
            <text:p>terang(warna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erjadi</text:p>
          </table:table-cell>
          <table:table-cell/>
          <table:table-cell office:value-type="string" calcext:value-type="string">
            <text:p>terjadi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erkenal(1)</text:p>
          </table:table-cell>
          <table:table-cell/>
          <table:table-cell office:value-type="string" calcext:value-type="string">
            <text:p>terkenal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erkenal(2)</text:p>
          </table:table-cell>
          <table:table-cell/>
          <table:table-cell office:value-type="string" calcext:value-type="string">
            <text:p>terkenal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erkenal(3)</text:p>
          </table:table-cell>
          <table:table-cell/>
          <table:table-cell office:value-type="string" calcext:value-type="string">
            <text:p>terkenal(3)</text:p>
          </table:table-cell>
        </table:table-row>
        <table:table-row table:style-name="ro1">
          <table:table-cell/>
          <table:table-cell office:value-type="string" calcext:value-type="string">
            <text:p>terlambat-1</text:p>
          </table:table-cell>
          <table:table-cell table:number-columns-repeated="2" office:value-type="string" calcext:value-type="string">
            <text:p>terlambat(1)</text:p>
          </table:table-cell>
          <table:table-cell/>
          <table:table-cell office:value-type="string" calcext:value-type="string">
            <text:p>terlambat-3</text:p>
          </table:table-cell>
        </table:table-row>
        <table:table-row table:style-name="ro1">
          <table:table-cell/>
          <table:table-cell office:value-type="string" calcext:value-type="string">
            <text:p>terlambat-2</text:p>
          </table:table-cell>
          <table:table-cell table:number-columns-repeated="2" office:value-type="string" calcext:value-type="string">
            <text:p>terlambat(2)</text:p>
          </table:table-cell>
          <table:table-cell/>
          <table:table-cell office:value-type="string" calcext:value-type="string">
            <text:p>terlambat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erlambat-3</text:p>
          </table:table-cell>
          <table:table-cell/>
          <table:table-cell office:value-type="string" calcext:value-type="string">
            <text:p>terlambat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erowongan</text:p>
          </table:table-cell>
          <table:table-cell/>
          <table:table-cell office:value-type="string" calcext:value-type="string">
            <text:p>terowonga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ang bendera</text:p>
          </table:table-cell>
          <table:table-cell office:value-type="string" calcext:value-type="string">
            <text:p>tiangbendera</text:p>
          </table:table-cell>
          <table:table-cell/>
          <table:table-cell office:value-type="string" calcext:value-type="string">
            <text:p>tiangbender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idak</text:p>
          </table:table-cell>
          <table:table-cell/>
          <table:table-cell office:value-type="string" calcext:value-type="string">
            <text:p>tidak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dak ada uang</text:p>
          </table:table-cell>
          <table:table-cell office:value-type="string" calcext:value-type="string">
            <text:p>tidakadauang</text:p>
          </table:table-cell>
          <table:table-cell/>
          <table:table-cell office:value-type="string" calcext:value-type="string">
            <text:p>tidak-ad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dak benar</text:p>
          </table:table-cell>
          <table:table-cell office:value-type="string" calcext:value-type="string">
            <text:p>tidakbenar</text:p>
          </table:table-cell>
          <table:table-cell/>
          <table:table-cell office:value-type="string" calcext:value-type="string">
            <text:p>tidak-puny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dak betul</text:p>
          </table:table-cell>
          <table:table-cell office:value-type="string" calcext:value-type="string">
            <text:p>tidakbetul</text:p>
          </table:table-cell>
          <table:table-cell/>
          <table:table-cell office:value-type="string" calcext:value-type="string">
            <text:p>tidak-suk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dak bisa</text:p>
          </table:table-cell>
          <table:table-cell office:value-type="string" calcext:value-type="string">
            <text:p>tidakbisa</text:p>
          </table:table-cell>
          <table:table-cell/>
          <table:table-cell office:value-type="string" calcext:value-type="string">
            <text:p>tidakadaua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dak cukup</text:p>
          </table:table-cell>
          <table:table-cell office:value-type="string" calcext:value-type="string">
            <text:p>tidakcukup</text:p>
          </table:table-cell>
          <table:table-cell/>
          <table:table-cell office:value-type="string" calcext:value-type="string">
            <text:p>tidakbena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dak enak</text:p>
          </table:table-cell>
          <table:table-cell office:value-type="string" calcext:value-type="string">
            <text:p>tidakenak</text:p>
          </table:table-cell>
          <table:table-cell/>
          <table:table-cell office:value-type="string" calcext:value-type="string">
            <text:p>tidakbetul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dak modern(1)</text:p>
          </table:table-cell>
          <table:table-cell office:value-type="string" calcext:value-type="string">
            <text:p>tidakmodern(1)</text:p>
          </table:table-cell>
          <table:table-cell/>
          <table:table-cell office:value-type="string" calcext:value-type="string">
            <text:p>tidakbis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dak modern(2)</text:p>
          </table:table-cell>
          <table:table-cell office:value-type="string" calcext:value-type="string">
            <text:p>tidakmodern(2)</text:p>
          </table:table-cell>
          <table:table-cell/>
          <table:table-cell office:value-type="string" calcext:value-type="string">
            <text:p>tidakcuku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dak mungkin(1)</text:p>
          </table:table-cell>
          <table:table-cell office:value-type="string" calcext:value-type="string">
            <text:p>tidakmungkin(1)</text:p>
          </table:table-cell>
          <table:table-cell/>
          <table:table-cell office:value-type="string" calcext:value-type="string">
            <text:p>tidakenak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dak mungkin(2)</text:p>
          </table:table-cell>
          <table:table-cell office:value-type="string" calcext:value-type="string">
            <text:p>tidakmungkin(2)</text:p>
          </table:table-cell>
          <table:table-cell/>
          <table:table-cell office:value-type="string" calcext:value-type="string">
            <text:p>tidakmodern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dak nyaman</text:p>
          </table:table-cell>
          <table:table-cell office:value-type="string" calcext:value-type="string">
            <text:p>tidaknyaman</text:p>
          </table:table-cell>
          <table:table-cell/>
          <table:table-cell office:value-type="string" calcext:value-type="string">
            <text:p>tidakmodern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dak pernah</text:p>
          </table:table-cell>
          <table:table-cell office:value-type="string" calcext:value-type="string">
            <text:p>tidakpernah</text:p>
          </table:table-cell>
          <table:table-cell/>
          <table:table-cell office:value-type="string" calcext:value-type="string">
            <text:p>tidakmungkin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dak sopan</text:p>
          </table:table-cell>
          <table:table-cell office:value-type="string" calcext:value-type="string">
            <text:p>tidaksopan</text:p>
          </table:table-cell>
          <table:table-cell/>
          <table:table-cell office:value-type="string" calcext:value-type="string">
            <text:p>tidakmungkin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dak tahu(1)</text:p>
          </table:table-cell>
          <table:table-cell office:value-type="string" calcext:value-type="string">
            <text:p>tidaktahu(1)</text:p>
          </table:table-cell>
          <table:table-cell/>
          <table:table-cell office:value-type="string" calcext:value-type="string">
            <text:p>tidaknyama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dak tahu(2)</text:p>
          </table:table-cell>
          <table:table-cell office:value-type="string" calcext:value-type="string">
            <text:p>tidaktahu(2)</text:p>
          </table:table-cell>
          <table:table-cell/>
          <table:table-cell office:value-type="string" calcext:value-type="string">
            <text:p>tidakpernah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dak takut pada(1)</text:p>
          </table:table-cell>
          <table:table-cell office:value-type="string" calcext:value-type="string">
            <text:p>tidaktakutpada(1)</text:p>
          </table:table-cell>
          <table:table-cell/>
          <table:table-cell office:value-type="string" calcext:value-type="string">
            <text:p>tidaksopa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dak takut pada(2)</text:p>
          </table:table-cell>
          <table:table-cell office:value-type="string" calcext:value-type="string">
            <text:p>tidaktakutpada(2)</text:p>
          </table:table-cell>
          <table:table-cell/>
          <table:table-cell office:value-type="string" calcext:value-type="string">
            <text:p>tidaktahu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idak-ada</text:p>
          </table:table-cell>
          <table:table-cell/>
          <table:table-cell office:value-type="string" calcext:value-type="string">
            <text:p>tidaktahu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idak-punya</text:p>
          </table:table-cell>
          <table:table-cell/>
          <table:table-cell office:value-type="string" calcext:value-type="string">
            <text:p>tidaktakutpada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idak-suka</text:p>
          </table:table-cell>
          <table:table-cell/>
          <table:table-cell office:value-type="string" calcext:value-type="string">
            <text:p>tidaktakutpada(2)</text:p>
          </table:table-cell>
        </table:table-row>
        <table:table-row table:style-name="ro1">
          <table:table-cell/>
          <table:table-cell office:value-type="string" calcext:value-type="string">
            <text:p>tidur-1</text:p>
          </table:table-cell>
          <table:table-cell table:number-columns-repeated="2" office:value-type="string" calcext:value-type="string">
            <text:p>tidur(1)</text:p>
          </table:table-cell>
          <table:table-cell/>
          <table:table-cell office:value-type="string" calcext:value-type="string">
            <text:p>tidur(1)</text:p>
          </table:table-cell>
        </table:table-row>
        <table:table-row table:style-name="ro1">
          <table:table-cell/>
          <table:table-cell office:value-type="string" calcext:value-type="string">
            <text:p>tidur-2</text:p>
          </table:table-cell>
          <table:table-cell table:number-columns-repeated="2" office:value-type="string" calcext:value-type="string">
            <text:p>tidur(2)</text:p>
          </table:table-cell>
          <table:table-cell/>
          <table:table-cell office:value-type="string" calcext:value-type="string">
            <text:p>tidur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iga</text:p>
          </table:table-cell>
          <table:table-cell/>
          <table:table-cell office:value-type="string" calcext:value-type="string">
            <text:p>tig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ga kali</text:p>
          </table:table-cell>
          <table:table-cell office:value-type="string" calcext:value-type="string">
            <text:p>tigakali</text:p>
          </table:table-cell>
          <table:table-cell/>
          <table:table-cell office:value-type="string" calcext:value-type="string">
            <text:p>tiga-belas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ga orang naik kendaraan roda dua</text:p>
          </table:table-cell>
          <table:table-cell office:value-type="string" calcext:value-type="string">
            <text:p>tigaorangnaikkendaraanrodadua</text:p>
          </table:table-cell>
          <table:table-cell/>
          <table:table-cell office:value-type="string" calcext:value-type="string">
            <text:p>tigakali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ga tingkat</text:p>
          </table:table-cell>
          <table:table-cell office:value-type="string" calcext:value-type="string">
            <text:p>tigatingkat</text:p>
          </table:table-cell>
          <table:table-cell/>
          <table:table-cell office:value-type="string" calcext:value-type="string">
            <text:p>tigaorangnaikkendaraanrodadua</text:p>
          </table:table-cell>
        </table:table-row>
        <table:table-row table:style-name="ro1">
          <table:table-cell/>
          <table:table-cell office:value-type="string" calcext:value-type="string">
            <text:p>tiga-belas-1</text:p>
          </table:table-cell>
          <table:table-cell table:number-columns-repeated="2" office:value-type="string" calcext:value-type="string">
            <text:p>tiga-belas(1)</text:p>
          </table:table-cell>
          <table:table-cell/>
          <table:table-cell office:value-type="string" calcext:value-type="string">
            <text:p>tigatingka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imur</text:p>
          </table:table-cell>
          <table:table-cell/>
          <table:table-cell office:value-type="string" calcext:value-type="string">
            <text:p>timu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inggal</text:p>
          </table:table-cell>
          <table:table-cell/>
          <table:table-cell office:value-type="string" calcext:value-type="string">
            <text:p>tinggal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inggi(gedung)</text:p>
          </table:table-cell>
          <table:table-cell/>
          <table:table-cell office:value-type="string" calcext:value-type="string">
            <text:p>tinggi(gedung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inggi(gunung)</text:p>
          </table:table-cell>
          <table:table-cell/>
          <table:table-cell office:value-type="string" calcext:value-type="string">
            <text:p>tinggi(gunung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ingkat</text:p>
          </table:table-cell>
          <table:table-cell/>
          <table:table-cell office:value-type="string" calcext:value-type="string">
            <text:p>tingka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ornado</text:p>
          </table:table-cell>
          <table:table-cell/>
          <table:table-cell office:value-type="string" calcext:value-type="string">
            <text:p>tornado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otal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rotoar</text:p>
          </table:table-cell>
          <table:table-cell/>
          <table:table-cell office:value-type="string" calcext:value-type="string">
            <text:p>trotoa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ruk(1)</text:p>
          </table:table-cell>
          <table:table-cell/>
          <table:table-cell office:value-type="string" calcext:value-type="string">
            <text:p>truk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ruk(2)</text:p>
          </table:table-cell>
          <table:table-cell/>
          <table:table-cell office:value-type="string" calcext:value-type="string">
            <text:p>truk(2)</text:p>
          </table:table-cell>
        </table:table-row>
        <table:table-row table:style-name="ro1">
          <table:table-cell/>
          <table:table-cell office:value-type="string" calcext:value-type="string">
            <text:p>tujuh-belas-2</text:p>
          </table:table-cell>
          <table:table-cell table:number-columns-repeated="2" office:value-type="string" calcext:value-type="string">
            <text:p>tujuh-belas(2)</text:p>
          </table:table-cell>
          <table:table-cell/>
          <table:table-cell office:value-type="string" calcext:value-type="string">
            <text:p>tujuh-belas(2)</text:p>
          </table:table-cell>
        </table:table-row>
        <table:table-row table:style-name="ro1">
          <table:table-cell/>
          <table:table-cell office:value-type="string" calcext:value-type="string">
            <text:p>tujuh-puluh-1</text:p>
          </table:table-cell>
          <table:table-cell table:number-columns-repeated="2" office:value-type="string" calcext:value-type="string">
            <text:p>tujuh-puluh(1)</text:p>
          </table:table-cell>
          <table:table-cell/>
          <table:table-cell office:value-type="string" calcext:value-type="string">
            <text:p>tujuh-puluh(1)</text:p>
          </table:table-cell>
        </table:table-row>
        <table:table-row table:style-name="ro1">
          <table:table-cell/>
          <table:table-cell office:value-type="string" calcext:value-type="string">
            <text:p>tujuh-puluh-2</text:p>
          </table:table-cell>
          <table:table-cell table:number-columns-repeated="2" office:value-type="string" calcext:value-type="string">
            <text:p>tujuh-puluh(2)</text:p>
          </table:table-cell>
          <table:table-cell/>
          <table:table-cell office:value-type="string" calcext:value-type="string">
            <text:p>tujuh-puluh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ukang bangunan</text:p>
          </table:table-cell>
          <table:table-cell office:value-type="string" calcext:value-type="string">
            <text:p>tukangbangunan</text:p>
          </table:table-cell>
          <table:table-cell/>
          <table:table-cell office:value-type="string" calcext:value-type="string">
            <text:p>tukangbanguna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ukang jahit</text:p>
          </table:table-cell>
          <table:table-cell office:value-type="string" calcext:value-type="string">
            <text:p>tukangjahit</text:p>
          </table:table-cell>
          <table:table-cell/>
          <table:table-cell office:value-type="string" calcext:value-type="string">
            <text:p>tukangjahit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ukang kayu</text:p>
          </table:table-cell>
          <table:table-cell office:value-type="string" calcext:value-type="string">
            <text:p>tukangkayu</text:p>
          </table:table-cell>
          <table:table-cell/>
          <table:table-cell office:value-type="string" calcext:value-type="string">
            <text:p>tukangkayu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ukang las</text:p>
          </table:table-cell>
          <table:table-cell office:value-type="string" calcext:value-type="string">
            <text:p>tukanglas</text:p>
          </table:table-cell>
          <table:table-cell/>
          <table:table-cell office:value-type="string" calcext:value-type="string">
            <text:p>tukangla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ukang masak</text:p>
          </table:table-cell>
          <table:table-cell office:value-type="string" calcext:value-type="string">
            <text:p>tukangmasak</text:p>
          </table:table-cell>
          <table:table-cell/>
          <table:table-cell office:value-type="string" calcext:value-type="string">
            <text:p>tukangmasa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ukar</text:p>
          </table:table-cell>
          <table:table-cell/>
          <table:table-cell office:value-type="string" calcext:value-type="string">
            <text:p>tuka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ulang</text:p>
          </table:table-cell>
          <table:table-cell/>
          <table:table-cell office:value-type="string" calcext:value-type="string">
            <text:p>tulang</text:p>
          </table:table-cell>
        </table:table-row>
        <table:table-row table:style-name="ro1">
          <table:table-cell/>
          <table:table-cell office:value-type="string" calcext:value-type="string">
            <text:p>tulis-1</text:p>
          </table:table-cell>
          <table:table-cell table:number-columns-repeated="2" office:value-type="string" calcext:value-type="string">
            <text:p>tulis(1)</text:p>
          </table:table-cell>
          <table:table-cell/>
          <table:table-cell office:value-type="string" calcext:value-type="string">
            <text:p>tulis(1)</text:p>
          </table:table-cell>
        </table:table-row>
        <table:table-row table:style-name="ro1">
          <table:table-cell/>
          <table:table-cell office:value-type="string" calcext:value-type="string">
            <text:p>tulis-2</text:p>
          </table:table-cell>
          <table:table-cell table:number-columns-repeated="2" office:value-type="string" calcext:value-type="string">
            <text:p>tulis(2)</text:p>
          </table:table-cell>
          <table:table-cell/>
          <table:table-cell office:value-type="string" calcext:value-type="string">
            <text:p>tulis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ur</text:p>
          </table:table-cell>
          <table:table-cell/>
          <table:table-cell office:value-type="string" calcext:value-type="string">
            <text:p>tu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urunkan harga</text:p>
          </table:table-cell>
          <table:table-cell office:value-type="string" calcext:value-type="string">
            <text:p>turunkanharga</text:p>
          </table:table-cell>
          <table:table-cell/>
          <table:table-cell office:value-type="string" calcext:value-type="string">
            <text:p>turunkanharg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uang</text:p>
          </table:table-cell>
          <table:table-cell/>
          <table:table-cell office:value-type="string" calcext:value-type="string">
            <text:p>ua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ang kembalian</text:p>
          </table:table-cell>
          <table:table-cell office:value-type="string" calcext:value-type="string">
            <text:p>uangkembalian</text:p>
          </table:table-cell>
          <table:table-cell/>
          <table:table-cell office:value-type="string" calcext:value-type="string">
            <text:p>uangkembalia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ang kertas(1)</text:p>
          </table:table-cell>
          <table:table-cell office:value-type="string" calcext:value-type="string">
            <text:p>uangkertas(1)</text:p>
          </table:table-cell>
          <table:table-cell/>
          <table:table-cell office:value-type="string" calcext:value-type="string">
            <text:p>uangkertas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ang kertas(2)</text:p>
          </table:table-cell>
          <table:table-cell office:value-type="string" calcext:value-type="string">
            <text:p>uangkertas(2)</text:p>
          </table:table-cell>
          <table:table-cell/>
          <table:table-cell office:value-type="string" calcext:value-type="string">
            <text:p>uangkertas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ang logam</text:p>
          </table:table-cell>
          <table:table-cell office:value-type="string" calcext:value-type="string">
            <text:p>uanglogam</text:p>
          </table:table-cell>
          <table:table-cell/>
          <table:table-cell office:value-type="string" calcext:value-type="string">
            <text:p>uanglogam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ujian(1)</text:p>
          </table:table-cell>
          <table:table-cell/>
          <table:table-cell office:value-type="string" calcext:value-type="string">
            <text:p>ujian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ujian(2)</text:p>
          </table:table-cell>
          <table:table-cell/>
          <table:table-cell office:value-type="string" calcext:value-type="string">
            <text:p>ujian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ulang</text:p>
          </table:table-cell>
          <table:table-cell/>
          <table:table-cell office:value-type="string" calcext:value-type="string">
            <text:p>ulang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ular</text:p>
          </table:table-cell>
          <table:table-cell/>
          <table:table-cell office:value-type="string" calcext:value-type="string">
            <text:p>ula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ungu</text:p>
          </table:table-cell>
          <table:table-cell/>
          <table:table-cell office:value-type="string" calcext:value-type="string">
            <text:p>ung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untuk</text:p>
          </table:table-cell>
          <table:table-cell/>
          <table:table-cell office:value-type="string" calcext:value-type="string">
            <text:p>untu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utara</text:p>
          </table:table-cell>
          <table:table-cell/>
          <table:table-cell office:value-type="string" calcext:value-type="string">
            <text:p>utar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van</text:p>
          </table:table-cell>
          <table:table-cell/>
          <table:table-cell office:value-type="string" calcext:value-type="string">
            <text:p>va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wajah besar(1)</text:p>
          </table:table-cell>
          <table:table-cell office:value-type="string" calcext:value-type="string">
            <text:p>wajahbesar(1)</text:p>
          </table:table-cell>
          <table:table-cell/>
          <table:table-cell office:value-type="string" calcext:value-type="string">
            <text:p>wajah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wajah besar(2)</text:p>
          </table:table-cell>
          <table:table-cell office:value-type="string" calcext:value-type="string">
            <text:p>wajahbesar(2)</text:p>
          </table:table-cell>
          <table:table-cell/>
          <table:table-cell office:value-type="string" calcext:value-type="string">
            <text:p>wajah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wajah bulat</text:p>
          </table:table-cell>
          <table:table-cell office:value-type="string" calcext:value-type="string">
            <text:p>wajahbulat</text:p>
          </table:table-cell>
          <table:table-cell/>
          <table:table-cell office:value-type="string" calcext:value-type="string">
            <text:p>wajah(3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wajah kecil(1)</text:p>
          </table:table-cell>
          <table:table-cell office:value-type="string" calcext:value-type="string">
            <text:p>wajahkecil(1)</text:p>
          </table:table-cell>
          <table:table-cell/>
          <table:table-cell office:value-type="string" calcext:value-type="string">
            <text:p>wajahbesar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wajah kecil(2)</text:p>
          </table:table-cell>
          <table:table-cell office:value-type="string" calcext:value-type="string">
            <text:p>wajahkecil(2)</text:p>
          </table:table-cell>
          <table:table-cell/>
          <table:table-cell office:value-type="string" calcext:value-type="string">
            <text:p>wajahbesar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wajah loncong</text:p>
          </table:table-cell>
          <table:table-cell office:value-type="string" calcext:value-type="string">
            <text:p>wajahloncong</text:p>
          </table:table-cell>
          <table:table-cell/>
          <table:table-cell office:value-type="string" calcext:value-type="string">
            <text:p>wajahbula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wajah(1)</text:p>
          </table:table-cell>
          <table:table-cell/>
          <table:table-cell office:value-type="string" calcext:value-type="string">
            <text:p>wajahkecil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wajah(2)</text:p>
          </table:table-cell>
          <table:table-cell/>
          <table:table-cell office:value-type="string" calcext:value-type="string">
            <text:p>wajahkecil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wajah(3)</text:p>
          </table:table-cell>
          <table:table-cell/>
          <table:table-cell office:value-type="string" calcext:value-type="string">
            <text:p>wajahlonco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wakil kepala sekolah(1)</text:p>
          </table:table-cell>
          <table:table-cell office:value-type="string" calcext:value-type="string">
            <text:p>wakilkepalasekolah(1)</text:p>
          </table:table-cell>
          <table:table-cell/>
          <table:table-cell office:value-type="string" calcext:value-type="string">
            <text:p>wakilkepalasekolah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wakil kepala sekolah(2)</text:p>
          </table:table-cell>
          <table:table-cell office:value-type="string" calcext:value-type="string">
            <text:p>wakilkepalasekolah(2)</text:p>
          </table:table-cell>
          <table:table-cell/>
          <table:table-cell office:value-type="string" calcext:value-type="string">
            <text:p>wakilkepalasekolah(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wakil ketua(1)</text:p>
          </table:table-cell>
          <table:table-cell office:value-type="string" calcext:value-type="string">
            <text:p>wakilketua(1)</text:p>
          </table:table-cell>
          <table:table-cell/>
          <table:table-cell office:value-type="string" calcext:value-type="string">
            <text:p>wakilketua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wakil ketua(2)</text:p>
          </table:table-cell>
          <table:table-cell office:value-type="string" calcext:value-type="string">
            <text:p>wakilketua(2)</text:p>
          </table:table-cell>
          <table:table-cell/>
          <table:table-cell office:value-type="string" calcext:value-type="string">
            <text:p>wakilketu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waktu</text:p>
          </table:table-cell>
          <table:table-cell/>
          <table:table-cell office:value-type="string" calcext:value-type="string">
            <text:p>waktu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warna</text:p>
          </table:table-cell>
          <table:table-cell/>
          <table:table-cell office:value-type="string" calcext:value-type="string">
            <text:p>warn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WC (kamar kecil)(1)</text:p>
          </table:table-cell>
          <table:table-cell office:value-type="string" calcext:value-type="string">
            <text:p>WC(kamarkecil)(1)</text:p>
          </table:table-cell>
          <table:table-cell/>
          <table:table-cell office:value-type="string" calcext:value-type="string">
            <text:p>WC(kamarkecil)(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WC (kamar kecil)(2)</text:p>
          </table:table-cell>
          <table:table-cell office:value-type="string" calcext:value-type="string">
            <text:p>WC(kamarkecil)(2)</text:p>
          </table:table-cell>
          <table:table-cell/>
          <table:table-cell office:value-type="string" calcext:value-type="string">
            <text:p>WC(kamarkecil)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wortel(1)</text:p>
          </table:table-cell>
          <table:table-cell/>
          <table:table-cell office:value-type="string" calcext:value-type="string">
            <text:p>wortel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wortel(2)</text:p>
          </table:table-cell>
          <table:table-cell/>
          <table:table-cell office:value-type="string" calcext:value-type="string">
            <text:p>wortel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yang-mana-1</text:p>
          </table:table-cell>
          <table:table-cell table:number-columns-repeated="2" office:value-type="string" calcext:value-type="string">
            <text:p>yang-mana(1)</text:p>
          </table:table-cell>
          <table:table-cell/>
          <table:table-cell office:value-type="string" calcext:value-type="string">
            <text:p>yang-mana(1)</text:p>
          </table:table-cell>
        </table:table-row>
        <table:table-row table:style-name="ro1">
          <table:table-cell/>
          <table:table-cell office:value-type="string" calcext:value-type="string">
            <text:p>yang-mana-2</text:p>
          </table:table-cell>
          <table:table-cell table:number-columns-repeated="2" office:value-type="string" calcext:value-type="string">
            <text:p>yang-mana(2)</text:p>
          </table:table-cell>
          <table:table-cell/>
          <table:table-cell office:value-type="string" calcext:value-type="string">
            <text:p>yang-man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yogyakarta(1)</text:p>
          </table:table-cell>
          <table:table-cell/>
          <table:table-cell office:value-type="string" calcext:value-type="string">
            <text:p>yogyakarta(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yogyakarta(2)</text:p>
          </table:table-cell>
          <table:table-cell/>
          <table:table-cell office:value-type="string" calcext:value-type="string">
            <text:p>yogyakarta(2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</table:table-row>
      </table:table>
      <table:table table:name="BISINDO + BISINDO Anim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</text:p>
          </table:table-cell>
          <table:table-cell table:style-name="Default" office:value-type="string" calcext:value-type="string">
            <text:p>raw available?</text:p>
          </table:table-cell>
          <table:table-cell table:style-name="Default" office:value-type="string" calcext:value-type="string">
            <text:p>Raw available? v2</text:p>
          </table:table-cell>
          <table:table-cell table:style-name="Default" office:value-type="string" calcext:value-type="string">
            <text:p>raw available v3</text:p>
          </table:table-cell>
          <table:table-cell office:value-type="string" calcext:value-type="string">
            <text:p>raw available v3 manual check</text:p>
          </table:table-cell>
          <table:table-cell table:number-columns-repeated="2"/>
          <table:table-cell office:value-type="string" calcext:value-type="string">
            <text:p>Ket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NOT(ISERROR(MATCH([.$B2];[$'BISINDO raw'.B2:$'BISINDO raw'.B1118];0)))" office:value-type="boolean" office:boolean-value="true" calcext:value-type="boolean">
            <text:p>TRUE</text:p>
          </table:table-cell>
          <table:table-cell table:formula="of:=NOT(ISERROR(MATCH([.$B2];[$'BISINDO raw'.C2:$'BISINDO raw'.C1118];0)))" office:value-type="boolean" office:boolean-value="true" calcext:value-type="boolean">
            <text:p>TRUE</text:p>
          </table:table-cell>
          <table:table-cell table:formula="of:=NOT(ISERROR(MATCH([.$B2];[$'BISINDO raw'.D2:$'BISINDO raw'.D1118];0)))" office:value-type="boolean" office:boolean-value="true" calcext:value-type="boolean">
            <text:p>TRUE</text:p>
          </table:table-cell>
          <table:table-cell table:formula="of:=IF([.E2]=0;[$'BISINDO raw'.D2]; &quot;&quot;)">
            <text:p/>
          </table:table-cell>
          <table:table-cell table:number-columns-repeated="2"/>
          <table:table-cell office:value-type="string" calcext:value-type="string">
            <text:p>Badan kepala pisah</text:p>
          </table:table-cell>
        </table:table-row>
        <table:table-row table:style-name="ro1">
          <table:table-cell/>
          <table:table-cell office:value-type="string" calcext:value-type="string">
            <text:p>abu</text:p>
          </table:table-cell>
          <table:table-cell table:formula="of:=NOT(ISERROR(MATCH([.B3];[$'BISINDO raw'.B5:$'BISINDO raw'.B1121];0)))" office:value-type="boolean" office:boolean-value="false" calcext:value-type="boolean">
            <text:p>FALSE</text:p>
          </table:table-cell>
          <table:table-cell table:formula="of:=NOT(ISERROR(MATCH([.B3];[$'BISINDO raw'.C3:$'BISINDO raw'.C1119];0)))" office:value-type="boolean" office:boolean-value="false" calcext:value-type="boolean">
            <text:p>FALSE</text:p>
          </table:table-cell>
          <table:table-cell table:formula="of:=NOT(ISERROR(MATCH([.$B3];[$'BISINDO raw'.D3:$'BISINDO raw'.D1119];0)))" office:value-type="boolean" office:boolean-value="false" calcext:value-type="boolean">
            <text:p>FALSE</text:p>
          </table:table-cell>
          <table:table-cell table:formula="of:=IF([.E3]=0;[$'BISINDO raw'.D3]; &quot;&quot;)" office:value-type="string" office:string-value="a-abu" calcext:value-type="string">
            <text:p>a-abu</text:p>
          </table:table-cell>
          <table:table-cell table:number-columns-repeated="2"/>
          <table:table-cell office:value-type="string" calcext:value-type="string">
            <text:p>udah jadi anim</text:p>
          </table:table-cell>
        </table:table-row>
        <table:table-row table:style-name="ro1">
          <table:table-cell/>
          <table:table-cell office:value-type="string" calcext:value-type="string">
            <text:p>abu-abu(1)</text:p>
          </table:table-cell>
          <table:table-cell table:formula="of:=NOT(ISERROR(MATCH([.B4];[$'BISINDO raw'.B3:$'BISINDO raw'.B1119];0)))" office:value-type="boolean" office:boolean-value="false" calcext:value-type="boolean">
            <text:p>FALSE</text:p>
          </table:table-cell>
          <table:table-cell table:formula="of:=NOT(ISERROR(MATCH([.B4];[$'BISINDO raw'.C4:$'BISINDO raw'.C1120];0)))" office:value-type="boolean" office:boolean-value="true" calcext:value-type="boolean">
            <text:p>TRUE</text:p>
          </table:table-cell>
          <table:table-cell table:formula="of:=NOT(ISERROR(MATCH([.$B4];[$'BISINDO raw'.D4:$'BISINDO raw'.D1120];0)))" office:value-type="boolean" office:boolean-value="true" calcext:value-type="boolean">
            <text:p>TRUE</text:p>
          </table:table-cell>
          <table:table-cell table:formula="of:=IF([.E4]=0;[$'BISINDO raw'.D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u-abu(2)</text:p>
          </table:table-cell>
          <table:table-cell table:formula="of:=NOT(ISERROR(MATCH([.B5];[$'BISINDO raw'.B4:$'BISINDO raw'.B1120];0)))" office:value-type="boolean" office:boolean-value="false" calcext:value-type="boolean">
            <text:p>FALSE</text:p>
          </table:table-cell>
          <table:table-cell table:formula="of:=NOT(ISERROR(MATCH([.B5];[$'BISINDO raw'.C5:$'BISINDO raw'.C1121];0)))" office:value-type="boolean" office:boolean-value="true" calcext:value-type="boolean">
            <text:p>TRUE</text:p>
          </table:table-cell>
          <table:table-cell table:formula="of:=NOT(ISERROR(MATCH([.$B5];[$'BISINDO raw'.D5:$'BISINDO raw'.D1121];0)))" office:value-type="boolean" office:boolean-value="true" calcext:value-type="boolean">
            <text:p>TRUE</text:p>
          </table:table-cell>
          <table:table-cell table:formula="of:=IF([.E5]=0;[$'BISINDO raw'.D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aapa</text:p>
          </table:table-cell>
          <table:table-cell table:formula="of:=NOT(ISERROR(MATCH([.B6];[$'BISINDO raw'.B6:$'BISINDO raw'.B1122];0)))" office:value-type="boolean" office:boolean-value="false" calcext:value-type="boolean">
            <text:p>FALSE</text:p>
          </table:table-cell>
          <table:table-cell table:formula="of:=NOT(ISERROR(MATCH([.B6];[$'BISINDO raw'.C6:$'BISINDO raw'.C1122];0)))" office:value-type="boolean" office:boolean-value="false" calcext:value-type="boolean">
            <text:p>FALSE</text:p>
          </table:table-cell>
          <table:table-cell table:formula="of:=NOT(ISERROR(MATCH([.$B6];[$'BISINDO raw'.D6:$'BISINDO raw'.D1122];0)))" office:value-type="boolean" office:boolean-value="true" calcext:value-type="boolean">
            <text:p>TRUE</text:p>
          </table:table-cell>
          <table:table-cell table:formula="of:=IF([.E6]=0;[$'BISINDO raw'.D6]; &quot;&quot;)">
            <text:p/>
          </table:table-cell>
          <table:table-cell table:number-columns-repeated="2"/>
          <table:table-cell office:value-type="string" calcext:value-type="string">
            <text:p>Cara rename file :</text:p>
          </table:table-cell>
        </table:table-row>
        <table:table-row table:style-name="ro1">
          <table:table-cell/>
          <table:table-cell office:value-type="string" calcext:value-type="string">
            <text:p>adik</text:p>
          </table:table-cell>
          <table:table-cell table:formula="of:=NOT(ISERROR(MATCH([.B7];[$'BISINDO raw'.B7:$'BISINDO raw'.B1123];0)))" office:value-type="boolean" office:boolean-value="true" calcext:value-type="boolean">
            <text:p>TRUE</text:p>
          </table:table-cell>
          <table:table-cell table:formula="of:=NOT(ISERROR(MATCH([.B7];[$'BISINDO raw'.C7:$'BISINDO raw'.C1123];0)))" office:value-type="boolean" office:boolean-value="true" calcext:value-type="boolean">
            <text:p>TRUE</text:p>
          </table:table-cell>
          <table:table-cell table:formula="of:=NOT(ISERROR(MATCH([.$B7];[$'BISINDO raw'.D7:$'BISINDO raw'.D1123];0)))" office:value-type="boolean" office:boolean-value="true" calcext:value-type="boolean">
            <text:p>TRUE</text:p>
          </table:table-cell>
          <table:table-cell table:formula="of:=IF([.E7]=0;[$'BISINDO raw'.D7]; &quot;&quot;)">
            <text:p/>
          </table:table-cell>
          <table:table-cell table:number-columns-repeated="2"/>
          <table:table-cell office:value-type="string" calcext:value-type="string">
            <text:p>1) ganti -1 ke (1)</text:p>
          </table:table-cell>
        </table:table-row>
        <table:table-row table:style-name="ro1">
          <table:table-cell/>
          <table:table-cell office:value-type="string" calcext:value-type="string">
            <text:p>adiklaki-laki</text:p>
          </table:table-cell>
          <table:table-cell table:formula="of:=NOT(ISERROR(MATCH([.B8];[$'BISINDO raw'.B8:$'BISINDO raw'.B1124];0)))" office:value-type="boolean" office:boolean-value="false" calcext:value-type="boolean">
            <text:p>FALSE</text:p>
          </table:table-cell>
          <table:table-cell table:formula="of:=NOT(ISERROR(MATCH([.B8];[$'BISINDO raw'.C8:$'BISINDO raw'.C1124];0)))" office:value-type="boolean" office:boolean-value="false" calcext:value-type="boolean">
            <text:p>FALSE</text:p>
          </table:table-cell>
          <table:table-cell table:formula="of:=NOT(ISERROR(MATCH([.$B8];[$'BISINDO raw'.D8:$'BISINDO raw'.D1124];0)))" office:value-type="boolean" office:boolean-value="false" calcext:value-type="boolean">
            <text:p>FALSE</text:p>
          </table:table-cell>
          <table:table-cell table:formula="of:=IF([.E8]=0;[$'BISINDO raw'.D8]; &quot;&quot;)" office:value-type="string" office:string-value="adiik_perempuan" calcext:value-type="string">
            <text:p>adiik_perempuan</text:p>
          </table:table-cell>
          <table:table-cell table:number-columns-repeated="2"/>
          <table:table-cell office:value-type="string" calcext:value-type="string">
            <text:p>2) apus space</text:p>
          </table:table-cell>
        </table:table-row>
        <table:table-row table:style-name="ro1">
          <table:table-cell/>
          <table:table-cell office:value-type="string" calcext:value-type="string">
            <text:p>adikperempuan</text:p>
          </table:table-cell>
          <table:table-cell table:formula="of:=NOT(ISERROR(MATCH([.B9];[$'BISINDO raw'.B9:$'BISINDO raw'.B1125];0)))" office:value-type="boolean" office:boolean-value="false" calcext:value-type="boolean">
            <text:p>FALSE</text:p>
          </table:table-cell>
          <table:table-cell table:formula="of:=NOT(ISERROR(MATCH([.B9];[$'BISINDO raw'.C9:$'BISINDO raw'.C1125];0)))" office:value-type="boolean" office:boolean-value="false" calcext:value-type="boolean">
            <text:p>FALSE</text:p>
          </table:table-cell>
          <table:table-cell table:formula="of:=NOT(ISERROR(MATCH([.$B9];[$'BISINDO raw'.D9:$'BISINDO raw'.D1125];0)))" office:value-type="boolean" office:boolean-value="false" calcext:value-type="boolean">
            <text:p>FALSE</text:p>
          </table:table-cell>
          <table:table-cell table:formula="of:=IF([.E9]=0;[$'BISINDO raw'.D9]; &quot;&quot;)" office:value-type="string" office:string-value="adik" calcext:value-type="string">
            <text:p>adik</text:p>
          </table:table-cell>
          <table:table-cell table:number-columns-repeated="2"/>
          <table:table-cell office:value-type="string" calcext:value-type="string">
            <text:p>3) benerin tipo</text:p>
          </table:table-cell>
        </table:table-row>
        <table:table-row table:style-name="ro1">
          <table:table-cell/>
          <table:table-cell office:value-type="string" calcext:value-type="string">
            <text:p>agama</text:p>
          </table:table-cell>
          <table:table-cell table:formula="of:=NOT(ISERROR(MATCH([.B10];[$'BISINDO raw'.B942:$'BISINDO raw'.B2058];0)))" office:value-type="boolean" office:boolean-value="false" calcext:value-type="boolean">
            <text:p>FALSE</text:p>
          </table:table-cell>
          <table:table-cell table:formula="of:=NOT(ISERROR(MATCH([.B10];[$'BISINDO raw'.C10:$'BISINDO raw'.C1126];0)))" office:value-type="boolean" office:boolean-value="true" calcext:value-type="boolean">
            <text:p>TRUE</text:p>
          </table:table-cell>
          <table:table-cell table:formula="of:=NOT(ISERROR(MATCH([.$B10];[$'BISINDO raw'.D10:$'BISINDO raw'.D1126];0)))" office:value-type="boolean" office:boolean-value="true" calcext:value-type="boolean">
            <text:p>TRUE</text:p>
          </table:table-cell>
          <table:table-cell table:formula="of:=IF([.E10]=0;[$'BISINDO raw'.D1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gustus(1)</text:p>
          </table:table-cell>
          <table:table-cell table:formula="of:=NOT(ISERROR(MATCH([.B11];[$'BISINDO raw'.B943:$'BISINDO raw'.B2059];0)))" office:value-type="boolean" office:boolean-value="false" calcext:value-type="boolean">
            <text:p>FALSE</text:p>
          </table:table-cell>
          <table:table-cell table:formula="of:=NOT(ISERROR(MATCH([.B11];[$'BISINDO raw'.C11:$'BISINDO raw'.C1127];0)))" office:value-type="boolean" office:boolean-value="true" calcext:value-type="boolean">
            <text:p>TRUE</text:p>
          </table:table-cell>
          <table:table-cell table:formula="of:=NOT(ISERROR(MATCH([.$B11];[$'BISINDO raw'.D11:$'BISINDO raw'.D1127];0)))" office:value-type="boolean" office:boolean-value="true" calcext:value-type="boolean">
            <text:p>TRUE</text:p>
          </table:table-cell>
          <table:table-cell table:formula="of:=IF([.E11]=0;[$'BISINDO raw'.D1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gustus(2)</text:p>
          </table:table-cell>
          <table:table-cell table:formula="of:=NOT(ISERROR(MATCH([.B12];[$'BISINDO raw'.B944:$'BISINDO raw'.B2060];0)))" office:value-type="boolean" office:boolean-value="false" calcext:value-type="boolean">
            <text:p>FALSE</text:p>
          </table:table-cell>
          <table:table-cell table:formula="of:=NOT(ISERROR(MATCH([.B12];[$'BISINDO raw'.C12:$'BISINDO raw'.C1128];0)))" office:value-type="boolean" office:boolean-value="true" calcext:value-type="boolean">
            <text:p>TRUE</text:p>
          </table:table-cell>
          <table:table-cell table:formula="of:=NOT(ISERROR(MATCH([.$B12];[$'BISINDO raw'.D12:$'BISINDO raw'.D1128];0)))" office:value-type="boolean" office:boolean-value="true" calcext:value-type="boolean">
            <text:p>TRUE</text:p>
          </table:table-cell>
          <table:table-cell table:formula="of:=IF([.E12]=0;[$'BISINDO raw'.D1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irterjun</text:p>
          </table:table-cell>
          <table:table-cell table:formula="of:=NOT(ISERROR(MATCH([.B13];[$'BISINDO raw'.B945:$'BISINDO raw'.B2061];0)))" office:value-type="boolean" office:boolean-value="false" calcext:value-type="boolean">
            <text:p>FALSE</text:p>
          </table:table-cell>
          <table:table-cell table:formula="of:=NOT(ISERROR(MATCH([.B13];[$'BISINDO raw'.C13:$'BISINDO raw'.C1129];0)))" office:value-type="boolean" office:boolean-value="false" calcext:value-type="boolean">
            <text:p>FALSE</text:p>
          </table:table-cell>
          <table:table-cell table:formula="of:=NOT(ISERROR(MATCH([.$B13];[$'BISINDO raw'.D13:$'BISINDO raw'.D1129];0)))" office:value-type="boolean" office:boolean-value="false" calcext:value-type="boolean">
            <text:p>FALSE</text:p>
          </table:table-cell>
          <table:table-cell table:formula="of:=IF([.E13]=0;[$'BISINDO raw'.D13]; &quot;&quot;)" office:value-type="string" office:string-value="air-terjun" calcext:value-type="string">
            <text:p>air-terju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ktor</text:p>
          </table:table-cell>
          <table:table-cell table:formula="of:=NOT(ISERROR(MATCH([.B14];[$'BISINDO raw'.B10:$'BISINDO raw'.B1126];0)))" office:value-type="boolean" office:boolean-value="true" calcext:value-type="boolean">
            <text:p>TRUE</text:p>
          </table:table-cell>
          <table:table-cell table:formula="of:=NOT(ISERROR(MATCH([.B14];[$'BISINDO raw'.C14:$'BISINDO raw'.C1130];0)))" office:value-type="boolean" office:boolean-value="true" calcext:value-type="boolean">
            <text:p>TRUE</text:p>
          </table:table-cell>
          <table:table-cell table:formula="of:=NOT(ISERROR(MATCH([.$B14];[$'BISINDO raw'.D14:$'BISINDO raw'.D1130];0)))" office:value-type="boolean" office:boolean-value="true" calcext:value-type="boolean">
            <text:p>TRUE</text:p>
          </table:table-cell>
          <table:table-cell table:formula="of:=IF([.E14]=0;[$'BISINDO raw'.D1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ktris</text:p>
          </table:table-cell>
          <table:table-cell table:formula="of:=NOT(ISERROR(MATCH([.B15];[$'BISINDO raw'.B11:$'BISINDO raw'.B1127];0)))" office:value-type="boolean" office:boolean-value="true" calcext:value-type="boolean">
            <text:p>TRUE</text:p>
          </table:table-cell>
          <table:table-cell table:formula="of:=NOT(ISERROR(MATCH([.B15];[$'BISINDO raw'.C15:$'BISINDO raw'.C1131];0)))" office:value-type="boolean" office:boolean-value="true" calcext:value-type="boolean">
            <text:p>TRUE</text:p>
          </table:table-cell>
          <table:table-cell table:formula="of:=NOT(ISERROR(MATCH([.$B15];[$'BISINDO raw'.D15:$'BISINDO raw'.D1131];0)))" office:value-type="boolean" office:boolean-value="true" calcext:value-type="boolean">
            <text:p>TRUE</text:p>
          </table:table-cell>
          <table:table-cell table:formula="of:=IF([.E15]=0;[$'BISINDO raw'.D1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ku(1)</text:p>
          </table:table-cell>
          <table:table-cell table:formula="of:=NOT(ISERROR(MATCH([.B16];[$'BISINDO raw'.B12:$'BISINDO raw'.B1128];0)))" office:value-type="boolean" office:boolean-value="false" calcext:value-type="boolean">
            <text:p>FALSE</text:p>
          </table:table-cell>
          <table:table-cell table:formula="of:=NOT(ISERROR(MATCH([.B16];[$'BISINDO raw'.C16:$'BISINDO raw'.C1132];0)))" office:value-type="boolean" office:boolean-value="true" calcext:value-type="boolean">
            <text:p>TRUE</text:p>
          </table:table-cell>
          <table:table-cell table:formula="of:=NOT(ISERROR(MATCH([.$B16];[$'BISINDO raw'.D16:$'BISINDO raw'.D1132];0)))" office:value-type="boolean" office:boolean-value="true" calcext:value-type="boolean">
            <text:p>TRUE</text:p>
          </table:table-cell>
          <table:table-cell table:formula="of:=IF([.E16]=0;[$'BISINDO raw'.D1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ku(2)</text:p>
          </table:table-cell>
          <table:table-cell table:formula="of:=NOT(ISERROR(MATCH([.B17];[$'BISINDO raw'.B13:$'BISINDO raw'.B1129];0)))" office:value-type="boolean" office:boolean-value="false" calcext:value-type="boolean">
            <text:p>FALSE</text:p>
          </table:table-cell>
          <table:table-cell table:formula="of:=NOT(ISERROR(MATCH([.B17];[$'BISINDO raw'.C17:$'BISINDO raw'.C1133];0)))" office:value-type="boolean" office:boolean-value="true" calcext:value-type="boolean">
            <text:p>TRUE</text:p>
          </table:table-cell>
          <table:table-cell table:formula="of:=NOT(ISERROR(MATCH([.$B17];[$'BISINDO raw'.D17:$'BISINDO raw'.D1133];0)))" office:value-type="boolean" office:boolean-value="true" calcext:value-type="boolean">
            <text:p>TRUE</text:p>
          </table:table-cell>
          <table:table-cell table:formula="of:=IF([.E17]=0;[$'BISINDO raw'.D1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kubertanyakepadakamu</text:p>
          </table:table-cell>
          <table:table-cell table:formula="of:=NOT(ISERROR(MATCH([.B18];[$'BISINDO raw'.B14:$'BISINDO raw'.B1130];0)))" office:value-type="boolean" office:boolean-value="false" calcext:value-type="boolean">
            <text:p>FALSE</text:p>
          </table:table-cell>
          <table:table-cell table:formula="of:=NOT(ISERROR(MATCH([.B18];[$'BISINDO raw'.C18:$'BISINDO raw'.C1134];0)))" office:value-type="boolean" office:boolean-value="false" calcext:value-type="boolean">
            <text:p>FALSE</text:p>
          </table:table-cell>
          <table:table-cell table:formula="of:=NOT(ISERROR(MATCH([.$B18];[$'BISINDO raw'.D18:$'BISINDO raw'.D1134];0)))" office:value-type="boolean" office:boolean-value="false" calcext:value-type="boolean">
            <text:p>FALSE</text:p>
          </table:table-cell>
          <table:table-cell table:formula="of:=IF([.E18]=0;[$'BISINDO raw'.D18]; &quot;&quot;)" office:value-type="string" office:string-value="aku(2)" calcext:value-type="string">
            <text:p>aku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am</text:p>
          </table:table-cell>
          <table:table-cell table:formula="of:=NOT(ISERROR(MATCH([.B19];[$'BISINDO raw'.B15:$'BISINDO raw'.B1131];0)))" office:value-type="boolean" office:boolean-value="true" calcext:value-type="boolean">
            <text:p>TRUE</text:p>
          </table:table-cell>
          <table:table-cell table:formula="of:=NOT(ISERROR(MATCH([.B19];[$'BISINDO raw'.C19:$'BISINDO raw'.C1135];0)))" office:value-type="boolean" office:boolean-value="true" calcext:value-type="boolean">
            <text:p>TRUE</text:p>
          </table:table-cell>
          <table:table-cell table:formula="of:=NOT(ISERROR(MATCH([.$B19];[$'BISINDO raw'.D19:$'BISINDO raw'.D1135];0)))" office:value-type="boolean" office:boolean-value="true" calcext:value-type="boolean">
            <text:p>TRUE</text:p>
          </table:table-cell>
          <table:table-cell table:formula="of:=IF([.E19]=0;[$'BISINDO raw'.D19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alam(2)</text:p>
          </table:table-cell>
          <table:table-cell table:formula="of:=NOT(ISERROR(MATCH([.B20];[$'BISINDO raw'.B946:$'BISINDO raw'.B2062];0)))" office:value-type="boolean" office:boolean-value="false" calcext:value-type="boolean">
            <text:p>FALSE</text:p>
          </table:table-cell>
          <table:table-cell table:formula="of:=NOT(ISERROR(MATCH([.B20];[$'BISINDO raw'.C20:$'BISINDO raw'.C1136];0)))" office:value-type="boolean" office:boolean-value="false" calcext:value-type="boolean">
            <text:p>FALSE</text:p>
          </table:table-cell>
          <table:table-cell table:formula="of:=NOT(ISERROR(MATCH([.$B20];[$'BISINDO raw'.D20:$'BISINDO raw'.D1136];0)))" office:value-type="boolean" office:boolean-value="false" calcext:value-type="boolean">
            <text:p>FALSE</text:p>
          </table:table-cell>
          <table:table-cell table:formula="of:=IF([.E20]=0;[$'BISINDO raw'.D20]; &quot;&quot;)" office:value-type="string" office:string-value="alat_tulis" calcext:value-type="string">
            <text:p>alat_tul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attransportasi</text:p>
          </table:table-cell>
          <table:table-cell table:formula="of:=NOT(ISERROR(MATCH([.B21];[$'BISINDO raw'.B947:$'BISINDO raw'.B2063];0)))" office:value-type="boolean" office:boolean-value="false" calcext:value-type="boolean">
            <text:p>FALSE</text:p>
          </table:table-cell>
          <table:table-cell table:formula="of:=NOT(ISERROR(MATCH([.B21];[$'BISINDO raw'.C21:$'BISINDO raw'.C1137];0)))" office:value-type="boolean" office:boolean-value="false" calcext:value-type="boolean">
            <text:p>FALSE</text:p>
          </table:table-cell>
          <table:table-cell table:formula="of:=NOT(ISERROR(MATCH([.$B21];[$'BISINDO raw'.D21:$'BISINDO raw'.D1137];0)))" office:value-type="boolean" office:boolean-value="false" calcext:value-type="boolean">
            <text:p>FALSE</text:p>
          </table:table-cell>
          <table:table-cell table:formula="of:=IF([.E21]=0;[$'BISINDO raw'.D21]; &quot;&quot;)" office:value-type="string" office:string-value="alat-transportasi" calcext:value-type="string">
            <text:p>alat-transportas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attulis</text:p>
          </table:table-cell>
          <table:table-cell table:formula="of:=NOT(ISERROR(MATCH([.B22];[$'BISINDO raw'.B16:$'BISINDO raw'.B1132];0)))" office:value-type="boolean" office:boolean-value="false" calcext:value-type="boolean">
            <text:p>FALSE</text:p>
          </table:table-cell>
          <table:table-cell table:formula="of:=NOT(ISERROR(MATCH([.B22];[$'BISINDO raw'.C22:$'BISINDO raw'.C1138];0)))" office:value-type="boolean" office:boolean-value="false" calcext:value-type="boolean">
            <text:p>FALSE</text:p>
          </table:table-cell>
          <table:table-cell table:formula="of:=NOT(ISERROR(MATCH([.$B22];[$'BISINDO raw'.D22:$'BISINDO raw'.D1138];0)))" office:value-type="boolean" office:boolean-value="false" calcext:value-type="boolean">
            <text:p>FALSE</text:p>
          </table:table-cell>
          <table:table-cell table:formula="of:=IF([.E22]=0;[$'BISINDO raw'.D22]; &quot;&quot;)" office:value-type="string" office:string-value="alismata" calcext:value-type="string">
            <text:p>alisma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ismata</text:p>
          </table:table-cell>
          <table:table-cell table:formula="of:=NOT(ISERROR(MATCH([.B23];[$'BISINDO raw'.B17:$'BISINDO raw'.B1133];0)))" office:value-type="boolean" office:boolean-value="false" calcext:value-type="boolean">
            <text:p>FALSE</text:p>
          </table:table-cell>
          <table:table-cell table:formula="of:=NOT(ISERROR(MATCH([.B23];[$'BISINDO raw'.C23:$'BISINDO raw'.C1139];0)))" office:value-type="boolean" office:boolean-value="false" calcext:value-type="boolean">
            <text:p>FALSE</text:p>
          </table:table-cell>
          <table:table-cell table:formula="of:=NOT(ISERROR(MATCH([.$B23];[$'BISINDO raw'.D23:$'BISINDO raw'.D1139];0)))" office:value-type="boolean" office:boolean-value="false" calcext:value-type="boolean">
            <text:p>FALSE</text:p>
          </table:table-cell>
          <table:table-cell table:formula="of:=IF([.E23]=0;[$'BISINDO raw'.D23]; &quot;&quot;)" office:value-type="string" office:string-value="alistebal(1)" calcext:value-type="string">
            <text:p>alistebal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istebal(1)</text:p>
          </table:table-cell>
          <table:table-cell table:formula="of:=NOT(ISERROR(MATCH([.B24];[$'BISINDO raw'.B18:$'BISINDO raw'.B1134];0)))" office:value-type="boolean" office:boolean-value="false" calcext:value-type="boolean">
            <text:p>FALSE</text:p>
          </table:table-cell>
          <table:table-cell table:formula="of:=NOT(ISERROR(MATCH([.B24];[$'BISINDO raw'.C24:$'BISINDO raw'.C1140];0)))" office:value-type="boolean" office:boolean-value="false" calcext:value-type="boolean">
            <text:p>FALSE</text:p>
          </table:table-cell>
          <table:table-cell table:formula="of:=NOT(ISERROR(MATCH([.$B24];[$'BISINDO raw'.D24:$'BISINDO raw'.D1140];0)))" office:value-type="boolean" office:boolean-value="false" calcext:value-type="boolean">
            <text:p>FALSE</text:p>
          </table:table-cell>
          <table:table-cell table:formula="of:=IF([.E24]=0;[$'BISINDO raw'.D24]; &quot;&quot;)" office:value-type="string" office:string-value="alistebal(2)" calcext:value-type="string">
            <text:p>alistebal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istebal(2)</text:p>
          </table:table-cell>
          <table:table-cell table:formula="of:=NOT(ISERROR(MATCH([.B25];[$'BISINDO raw'.B19:$'BISINDO raw'.B1135];0)))" office:value-type="boolean" office:boolean-value="false" calcext:value-type="boolean">
            <text:p>FALSE</text:p>
          </table:table-cell>
          <table:table-cell table:formula="of:=NOT(ISERROR(MATCH([.B25];[$'BISINDO raw'.C25:$'BISINDO raw'.C1141];0)))" office:value-type="boolean" office:boolean-value="false" calcext:value-type="boolean">
            <text:p>FALSE</text:p>
          </table:table-cell>
          <table:table-cell table:formula="of:=NOT(ISERROR(MATCH([.$B25];[$'BISINDO raw'.D25:$'BISINDO raw'.D1141];0)))" office:value-type="boolean" office:boolean-value="false" calcext:value-type="boolean">
            <text:p>FALSE</text:p>
          </table:table-cell>
          <table:table-cell table:formula="of:=IF([.E25]=0;[$'BISINDO raw'.D25]; &quot;&quot;)" office:value-type="string" office:string-value="alistipis(1)" calcext:value-type="string">
            <text:p>alistipis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istipis(1)</text:p>
          </table:table-cell>
          <table:table-cell table:formula="of:=NOT(ISERROR(MATCH([.B26];[$'BISINDO raw'.B20:$'BISINDO raw'.B1136];0)))" office:value-type="boolean" office:boolean-value="false" calcext:value-type="boolean">
            <text:p>FALSE</text:p>
          </table:table-cell>
          <table:table-cell table:formula="of:=NOT(ISERROR(MATCH([.B26];[$'BISINDO raw'.C26:$'BISINDO raw'.C1142];0)))" office:value-type="boolean" office:boolean-value="false" calcext:value-type="boolean">
            <text:p>FALSE</text:p>
          </table:table-cell>
          <table:table-cell table:formula="of:=NOT(ISERROR(MATCH([.$B26];[$'BISINDO raw'.D26:$'BISINDO raw'.D1142];0)))" office:value-type="boolean" office:boolean-value="false" calcext:value-type="boolean">
            <text:p>FALSE</text:p>
          </table:table-cell>
          <table:table-cell table:formula="of:=IF([.E26]=0;[$'BISINDO raw'.D26]; &quot;&quot;)" office:value-type="string" office:string-value="alistipis(2)" calcext:value-type="string">
            <text:p>alistipis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istipis(2)</text:p>
          </table:table-cell>
          <table:table-cell table:formula="of:=NOT(ISERROR(MATCH([.B27];[$'BISINDO raw'.B21:$'BISINDO raw'.B1137];0)))" office:value-type="boolean" office:boolean-value="false" calcext:value-type="boolean">
            <text:p>FALSE</text:p>
          </table:table-cell>
          <table:table-cell table:formula="of:=NOT(ISERROR(MATCH([.B27];[$'BISINDO raw'.C27:$'BISINDO raw'.C1143];0)))" office:value-type="boolean" office:boolean-value="false" calcext:value-type="boolean">
            <text:p>FALSE</text:p>
          </table:table-cell>
          <table:table-cell table:formula="of:=NOT(ISERROR(MATCH([.$B27];[$'BISINDO raw'.D27:$'BISINDO raw'.D1143];0)))" office:value-type="boolean" office:boolean-value="false" calcext:value-type="boolean">
            <text:p>FALSE</text:p>
          </table:table-cell>
          <table:table-cell table:formula="of:=IF([.E27]=0;[$'BISINDO raw'.D27]; &quot;&quot;)" office:value-type="string" office:string-value="alpukat(1)" calcext:value-type="string">
            <text:p>alpukat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pukat(1)</text:p>
          </table:table-cell>
          <table:table-cell table:formula="of:=NOT(ISERROR(MATCH([.B28];[$'BISINDO raw'.B948:$'BISINDO raw'.B2064];0)))" office:value-type="boolean" office:boolean-value="false" calcext:value-type="boolean">
            <text:p>FALSE</text:p>
          </table:table-cell>
          <table:table-cell table:formula="of:=NOT(ISERROR(MATCH([.B28];[$'BISINDO raw'.C28:$'BISINDO raw'.C1144];0)))" office:value-type="boolean" office:boolean-value="false" calcext:value-type="boolean">
            <text:p>FALSE</text:p>
          </table:table-cell>
          <table:table-cell table:formula="of:=NOT(ISERROR(MATCH([.$B28];[$'BISINDO raw'.D28:$'BISINDO raw'.D1144];0)))" office:value-type="boolean" office:boolean-value="false" calcext:value-type="boolean">
            <text:p>FALSE</text:p>
          </table:table-cell>
          <table:table-cell table:formula="of:=IF([.E28]=0;[$'BISINDO raw'.D28]; &quot;&quot;)" office:value-type="string" office:string-value="alpukat(2)" calcext:value-type="string">
            <text:p>alpukat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pukat(2)</text:p>
          </table:table-cell>
          <table:table-cell table:formula="of:=NOT(ISERROR(MATCH([.B29];[$'BISINDO raw'.B949:$'BISINDO raw'.B2065];0)))" office:value-type="boolean" office:boolean-value="false" calcext:value-type="boolean">
            <text:p>FALSE</text:p>
          </table:table-cell>
          <table:table-cell table:formula="of:=NOT(ISERROR(MATCH([.B29];[$'BISINDO raw'.C29:$'BISINDO raw'.C1145];0)))" office:value-type="boolean" office:boolean-value="false" calcext:value-type="boolean">
            <text:p>FALSE</text:p>
          </table:table-cell>
          <table:table-cell table:formula="of:=NOT(ISERROR(MATCH([.$B29];[$'BISINDO raw'.D29:$'BISINDO raw'.D1145];0)))" office:value-type="boolean" office:boolean-value="false" calcext:value-type="boolean">
            <text:p>FALSE</text:p>
          </table:table-cell>
          <table:table-cell table:formula="of:=IF([.E29]=0;[$'BISINDO raw'.D29]; &quot;&quot;)" office:value-type="string" office:string-value="alpukat-3" calcext:value-type="string">
            <text:p>alpukat-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pukat(3)</text:p>
          </table:table-cell>
          <table:table-cell table:formula="of:=NOT(ISERROR(MATCH([.B30];[$'BISINDO raw'.B950:$'BISINDO raw'.B2066];0)))" office:value-type="boolean" office:boolean-value="false" calcext:value-type="boolean">
            <text:p>FALSE</text:p>
          </table:table-cell>
          <table:table-cell table:formula="of:=NOT(ISERROR(MATCH([.B30];[$'BISINDO raw'.C30:$'BISINDO raw'.C1146];0)))" office:value-type="boolean" office:boolean-value="false" calcext:value-type="boolean">
            <text:p>FALSE</text:p>
          </table:table-cell>
          <table:table-cell table:formula="of:=NOT(ISERROR(MATCH([.$B30];[$'BISINDO raw'.D30:$'BISINDO raw'.D1146];0)))" office:value-type="boolean" office:boolean-value="false" calcext:value-type="boolean">
            <text:p>FALSE</text:p>
          </table:table-cell>
          <table:table-cell table:formula="of:=IF([.E30]=0;[$'BISINDO raw'.D30]; &quot;&quot;)" office:value-type="string" office:string-value="anak(1)_1" calcext:value-type="string">
            <text:p>anak(1)_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k-anak(1)</text:p>
          </table:table-cell>
          <table:table-cell table:formula="of:=NOT(ISERROR(MATCH([.B31];[$'BISINDO raw'.B24:$'BISINDO raw'.B1140];0)))" office:value-type="boolean" office:boolean-value="false" calcext:value-type="boolean">
            <text:p>FALSE</text:p>
          </table:table-cell>
          <table:table-cell table:formula="of:=NOT(ISERROR(MATCH([.B31];[$'BISINDO raw'.C31:$'BISINDO raw'.C1147];0)))" office:value-type="boolean" office:boolean-value="true" calcext:value-type="boolean">
            <text:p>TRUE</text:p>
          </table:table-cell>
          <table:table-cell table:formula="of:=NOT(ISERROR(MATCH([.$B31];[$'BISINDO raw'.D31:$'BISINDO raw'.D1147];0)))" office:value-type="boolean" office:boolean-value="true" calcext:value-type="boolean">
            <text:p>TRUE</text:p>
          </table:table-cell>
          <table:table-cell table:formula="of:=IF([.E31]=0;[$'BISINDO raw'.D3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k-anak(2)</text:p>
          </table:table-cell>
          <table:table-cell table:formula="of:=NOT(ISERROR(MATCH([.B32];[$'BISINDO raw'.B25:$'BISINDO raw'.B1141];0)))" office:value-type="boolean" office:boolean-value="false" calcext:value-type="boolean">
            <text:p>FALSE</text:p>
          </table:table-cell>
          <table:table-cell table:formula="of:=NOT(ISERROR(MATCH([.B32];[$'BISINDO raw'.C32:$'BISINDO raw'.C1148];0)))" office:value-type="boolean" office:boolean-value="true" calcext:value-type="boolean">
            <text:p>TRUE</text:p>
          </table:table-cell>
          <table:table-cell table:formula="of:=NOT(ISERROR(MATCH([.$B32];[$'BISINDO raw'.D32:$'BISINDO raw'.D1148];0)))" office:value-type="boolean" office:boolean-value="true" calcext:value-type="boolean">
            <text:p>TRUE</text:p>
          </table:table-cell>
          <table:table-cell table:formula="of:=IF([.E32]=0;[$'BISINDO raw'.D3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k(1)</text:p>
          </table:table-cell>
          <table:table-cell table:formula="of:=NOT(ISERROR(MATCH([.B33];[$'BISINDO raw'.B22:$'BISINDO raw'.B1138];0)))" office:value-type="boolean" office:boolean-value="false" calcext:value-type="boolean">
            <text:p>FALSE</text:p>
          </table:table-cell>
          <table:table-cell table:formula="of:=NOT(ISERROR(MATCH([.B33];[$'BISINDO raw'.C33:$'BISINDO raw'.C1149];0)))" office:value-type="boolean" office:boolean-value="false" calcext:value-type="boolean">
            <text:p>FALSE</text:p>
          </table:table-cell>
          <table:table-cell table:formula="of:=NOT(ISERROR(MATCH([.$B33];[$'BISINDO raw'.D33:$'BISINDO raw'.D1149];0)))" office:value-type="boolean" office:boolean-value="false" calcext:value-type="boolean">
            <text:p>FALSE</text:p>
          </table:table-cell>
          <table:table-cell table:formula="of:=IF([.E33]=0;[$'BISINDO raw'.D33]; &quot;&quot;)" office:value-type="string" office:string-value="anak-anak(2)" calcext:value-type="string">
            <text:p>anak-anak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k(2)</text:p>
          </table:table-cell>
          <table:table-cell table:formula="of:=NOT(ISERROR(MATCH([.B34];[$'BISINDO raw'.B23:$'BISINDO raw'.B1139];0)))" office:value-type="boolean" office:boolean-value="false" calcext:value-type="boolean">
            <text:p>FALSE</text:p>
          </table:table-cell>
          <table:table-cell table:formula="of:=NOT(ISERROR(MATCH([.B34];[$'BISINDO raw'.C34:$'BISINDO raw'.C1150];0)))" office:value-type="boolean" office:boolean-value="false" calcext:value-type="boolean">
            <text:p>FALSE</text:p>
          </table:table-cell>
          <table:table-cell table:formula="of:=NOT(ISERROR(MATCH([.$B34];[$'BISINDO raw'.D34:$'BISINDO raw'.D1150];0)))" office:value-type="boolean" office:boolean-value="false" calcext:value-type="boolean">
            <text:p>FALSE</text:p>
          </table:table-cell>
          <table:table-cell table:formula="of:=IF([.E34]=0;[$'BISINDO raw'.D34]; &quot;&quot;)" office:value-type="string" office:string-value="anak-laki-laki" calcext:value-type="string">
            <text:p>anak-laki-lak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klaki-laki</text:p>
          </table:table-cell>
          <table:table-cell table:formula="of:=NOT(ISERROR(MATCH([.B35];[$'BISINDO raw'.B26:$'BISINDO raw'.B1142];0)))" office:value-type="boolean" office:boolean-value="false" calcext:value-type="boolean">
            <text:p>FALSE</text:p>
          </table:table-cell>
          <table:table-cell table:formula="of:=NOT(ISERROR(MATCH([.B35];[$'BISINDO raw'.C35:$'BISINDO raw'.C1151];0)))" office:value-type="boolean" office:boolean-value="false" calcext:value-type="boolean">
            <text:p>FALSE</text:p>
          </table:table-cell>
          <table:table-cell table:formula="of:=NOT(ISERROR(MATCH([.$B35];[$'BISINDO raw'.D35:$'BISINDO raw'.D1151];0)))" office:value-type="boolean" office:boolean-value="false" calcext:value-type="boolean">
            <text:p>FALSE</text:p>
          </table:table-cell>
          <table:table-cell table:formula="of:=IF([.E35]=0;[$'BISINDO raw'.D35]; &quot;&quot;)" office:value-type="string" office:string-value="anak-perempuan" calcext:value-type="string">
            <text:p>anak-perempu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kperempuan</text:p>
          </table:table-cell>
          <table:table-cell table:formula="of:=NOT(ISERROR(MATCH([.B36];[$'BISINDO raw'.B27:$'BISINDO raw'.B1143];0)))" office:value-type="boolean" office:boolean-value="false" calcext:value-type="boolean">
            <text:p>FALSE</text:p>
          </table:table-cell>
          <table:table-cell table:formula="of:=NOT(ISERROR(MATCH([.B36];[$'BISINDO raw'.C36:$'BISINDO raw'.C1152];0)))" office:value-type="boolean" office:boolean-value="false" calcext:value-type="boolean">
            <text:p>FALSE</text:p>
          </table:table-cell>
          <table:table-cell table:formula="of:=NOT(ISERROR(MATCH([.$B36];[$'BISINDO raw'.D36:$'BISINDO raw'.D1152];0)))" office:value-type="boolean" office:boolean-value="false" calcext:value-type="boolean">
            <text:p>FALSE</text:p>
          </table:table-cell>
          <table:table-cell table:formula="of:=IF([.E36]=0;[$'BISINDO raw'.D36]; &quot;&quot;)" office:value-type="string" office:string-value="anda" calcext:value-type="string">
            <text:p>an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a</text:p>
          </table:table-cell>
          <table:table-cell table:formula="of:=NOT(ISERROR(MATCH([.B37];[$'BISINDO raw'.B29:$'BISINDO raw'.B1145];0)))" office:value-type="boolean" office:boolean-value="true" calcext:value-type="boolean">
            <text:p>TRUE</text:p>
          </table:table-cell>
          <table:table-cell table:formula="of:=NOT(ISERROR(MATCH([.B37];[$'BISINDO raw'.C37:$'BISINDO raw'.C1153];0)))" office:value-type="boolean" office:boolean-value="false" calcext:value-type="boolean">
            <text:p>FALSE</text:p>
          </table:table-cell>
          <table:table-cell table:formula="of:=NOT(ISERROR(MATCH([.$B37];[$'BISINDO raw'.D37:$'BISINDO raw'.D1153];0)))" office:value-type="boolean" office:boolean-value="false" calcext:value-type="boolean">
            <text:p>FALSE</text:p>
          </table:table-cell>
          <table:table-cell table:formula="of:=IF([.E37]=0;[$'BISINDO raw'.D37]; &quot;&quot;)" office:value-type="string" office:string-value="andabeli" calcext:value-type="string">
            <text:p>andabe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a(kepadaorangyanglebihtua)</text:p>
          </table:table-cell>
          <table:table-cell table:formula="of:=NOT(ISERROR(MATCH([.B38];[$'BISINDO raw'.B28:$'BISINDO raw'.B1144];0)))" office:value-type="boolean" office:boolean-value="false" calcext:value-type="boolean">
            <text:p>FALSE</text:p>
          </table:table-cell>
          <table:table-cell table:formula="of:=NOT(ISERROR(MATCH([.B38];[$'BISINDO raw'.C38:$'BISINDO raw'.C1154];0)))" office:value-type="boolean" office:boolean-value="false" calcext:value-type="boolean">
            <text:p>FALSE</text:p>
          </table:table-cell>
          <table:table-cell table:formula="of:=NOT(ISERROR(MATCH([.$B38];[$'BISINDO raw'.D38:$'BISINDO raw'.D1154];0)))" office:value-type="boolean" office:boolean-value="true" calcext:value-type="boolean">
            <text:p>TRUE</text:p>
          </table:table-cell>
          <table:table-cell table:formula="of:=IF([.E38]=0;[$'BISINDO raw'.D3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abeli</text:p>
          </table:table-cell>
          <table:table-cell table:formula="of:=NOT(ISERROR(MATCH([.B39];[$'BISINDO raw'.B30:$'BISINDO raw'.B1146];0)))" office:value-type="boolean" office:boolean-value="false" calcext:value-type="boolean">
            <text:p>FALSE</text:p>
          </table:table-cell>
          <table:table-cell table:formula="of:=NOT(ISERROR(MATCH([.B39];[$'BISINDO raw'.C39:$'BISINDO raw'.C1155];0)))" office:value-type="boolean" office:boolean-value="false" calcext:value-type="boolean">
            <text:p>FALSE</text:p>
          </table:table-cell>
          <table:table-cell table:formula="of:=NOT(ISERROR(MATCH([.$B39];[$'BISINDO raw'.D39:$'BISINDO raw'.D1155];0)))" office:value-type="boolean" office:boolean-value="false" calcext:value-type="boolean">
            <text:p>FALSE</text:p>
          </table:table-cell>
          <table:table-cell table:formula="of:=IF([.E39]=0;[$'BISINDO raw'.D39]; &quot;&quot;)" office:value-type="string" office:string-value="anda_bertanya_kepada_saya" calcext:value-type="string">
            <text:p>anda_bertanya_kepada_say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abertanyakepadadia</text:p>
          </table:table-cell>
          <table:table-cell table:formula="of:=NOT(ISERROR(MATCH([.B40];[$'BISINDO raw'.B31:$'BISINDO raw'.B1147];0)))" office:value-type="boolean" office:boolean-value="false" calcext:value-type="boolean">
            <text:p>FALSE</text:p>
          </table:table-cell>
          <table:table-cell table:formula="of:=NOT(ISERROR(MATCH([.B40];[$'BISINDO raw'.C40:$'BISINDO raw'.C1156];0)))" office:value-type="boolean" office:boolean-value="false" calcext:value-type="boolean">
            <text:p>FALSE</text:p>
          </table:table-cell>
          <table:table-cell table:formula="of:=NOT(ISERROR(MATCH([.$B40];[$'BISINDO raw'.D40:$'BISINDO raw'.D1156];0)))" office:value-type="boolean" office:boolean-value="false" calcext:value-type="boolean">
            <text:p>FALSE</text:p>
          </table:table-cell>
          <table:table-cell table:formula="of:=IF([.E40]=0;[$'BISINDO raw'.D40]; &quot;&quot;)" office:value-type="string" office:string-value="anda(kepadaorangyanglebihtua)" calcext:value-type="string">
            <text:p>anda(kepadaorangyanglebihtua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abertanyakepadasaya</text:p>
          </table:table-cell>
          <table:table-cell table:formula="of:=NOT(ISERROR(MATCH([.B41];[$'BISINDO raw'.B32:$'BISINDO raw'.B1148];0)))" office:value-type="boolean" office:boolean-value="false" calcext:value-type="boolean">
            <text:p>FALSE</text:p>
          </table:table-cell>
          <table:table-cell table:formula="of:=NOT(ISERROR(MATCH([.B41];[$'BISINDO raw'.C41:$'BISINDO raw'.C1157];0)))" office:value-type="boolean" office:boolean-value="false" calcext:value-type="boolean">
            <text:p>FALSE</text:p>
          </table:table-cell>
          <table:table-cell table:formula="of:=NOT(ISERROR(MATCH([.$B41];[$'BISINDO raw'.D41:$'BISINDO raw'.D1157];0)))" office:value-type="boolean" office:boolean-value="false" calcext:value-type="boolean">
            <text:p>FALSE</text:p>
          </table:table-cell>
          <table:table-cell table:formula="of:=IF([.E41]=0;[$'BISINDO raw'.D41]; &quot;&quot;)" office:value-type="string" office:string-value="anggur" calcext:value-type="string">
            <text:p>anggu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ggur</text:p>
          </table:table-cell>
          <table:table-cell table:formula="of:=NOT(ISERROR(MATCH([.B42];[$'BISINDO raw'.B33:$'BISINDO raw'.B1149];0)))" office:value-type="boolean" office:boolean-value="true" calcext:value-type="boolean">
            <text:p>TRUE</text:p>
          </table:table-cell>
          <table:table-cell table:formula="of:=NOT(ISERROR(MATCH([.B42];[$'BISINDO raw'.C42:$'BISINDO raw'.C1158];0)))" office:value-type="boolean" office:boolean-value="false" calcext:value-type="boolean">
            <text:p>FALSE</text:p>
          </table:table-cell>
          <table:table-cell table:formula="of:=NOT(ISERROR(MATCH([.$B42];[$'BISINDO raw'.D42:$'BISINDO raw'.D1158];0)))" office:value-type="boolean" office:boolean-value="false" calcext:value-type="boolean">
            <text:p>FALSE</text:p>
          </table:table-cell>
          <table:table-cell table:formula="of:=IF([.E42]=0;[$'BISINDO raw'.D42]; &quot;&quot;)" office:value-type="string" office:string-value="angin" calcext:value-type="string">
            <text:p>ang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gin</text:p>
          </table:table-cell>
          <table:table-cell table:formula="of:=NOT(ISERROR(MATCH([.B43];[$'BISINDO raw'.B34:$'BISINDO raw'.B1150];0)))" office:value-type="boolean" office:boolean-value="true" calcext:value-type="boolean">
            <text:p>TRUE</text:p>
          </table:table-cell>
          <table:table-cell table:formula="of:=NOT(ISERROR(MATCH([.B43];[$'BISINDO raw'.C43:$'BISINDO raw'.C1159];0)))" office:value-type="boolean" office:boolean-value="false" calcext:value-type="boolean">
            <text:p>FALSE</text:p>
          </table:table-cell>
          <table:table-cell table:formula="of:=NOT(ISERROR(MATCH([.$B43];[$'BISINDO raw'.D43:$'BISINDO raw'.D1159];0)))" office:value-type="boolean" office:boolean-value="false" calcext:value-type="boolean">
            <text:p>FALSE</text:p>
          </table:table-cell>
          <table:table-cell table:formula="of:=IF([.E43]=0;[$'BISINDO raw'.D43]; &quot;&quot;)" office:value-type="string" office:string-value="angintopan" calcext:value-type="string">
            <text:p>angintop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gintopan</text:p>
          </table:table-cell>
          <table:table-cell table:formula="of:=NOT(ISERROR(MATCH([.B44];[$'BISINDO raw'.B35:$'BISINDO raw'.B1151];0)))" office:value-type="boolean" office:boolean-value="true" calcext:value-type="boolean">
            <text:p>TRUE</text:p>
          </table:table-cell>
          <table:table-cell table:formula="of:=NOT(ISERROR(MATCH([.B44];[$'BISINDO raw'.C44:$'BISINDO raw'.C1160];0)))" office:value-type="boolean" office:boolean-value="false" calcext:value-type="boolean">
            <text:p>FALSE</text:p>
          </table:table-cell>
          <table:table-cell table:formula="of:=NOT(ISERROR(MATCH([.$B44];[$'BISINDO raw'.D44:$'BISINDO raw'.D1160];0)))" office:value-type="boolean" office:boolean-value="false" calcext:value-type="boolean">
            <text:p>FALSE</text:p>
          </table:table-cell>
          <table:table-cell table:formula="of:=IF([.E44]=0;[$'BISINDO raw'.D44]; &quot;&quot;)" office:value-type="string" office:string-value="angka" calcext:value-type="string">
            <text:p>angk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gka</text:p>
          </table:table-cell>
          <table:table-cell table:formula="of:=NOT(ISERROR(MATCH([.B45];[$'BISINDO raw'.B36:$'BISINDO raw'.B1152];0)))" office:value-type="boolean" office:boolean-value="true" calcext:value-type="boolean">
            <text:p>TRUE</text:p>
          </table:table-cell>
          <table:table-cell table:formula="of:=NOT(ISERROR(MATCH([.B45];[$'BISINDO raw'.C45:$'BISINDO raw'.C1161];0)))" office:value-type="boolean" office:boolean-value="false" calcext:value-type="boolean">
            <text:p>FALSE</text:p>
          </table:table-cell>
          <table:table-cell table:formula="of:=NOT(ISERROR(MATCH([.$B45];[$'BISINDO raw'.D45:$'BISINDO raw'.D1161];0)))" office:value-type="boolean" office:boolean-value="false" calcext:value-type="boolean">
            <text:p>FALSE</text:p>
          </table:table-cell>
          <table:table-cell table:formula="of:=IF([.E45]=0;[$'BISINDO raw'.D45]; &quot;&quot;)" office:value-type="string" office:string-value="angkot" calcext:value-type="string">
            <text:p>angk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gkot</text:p>
          </table:table-cell>
          <table:table-cell table:formula="of:=NOT(ISERROR(MATCH([.B46];[$'BISINDO raw'.B951:$'BISINDO raw'.B2067];0)))" office:value-type="boolean" office:boolean-value="false" calcext:value-type="boolean">
            <text:p>FALSE</text:p>
          </table:table-cell>
          <table:table-cell table:formula="of:=NOT(ISERROR(MATCH([.B46];[$'BISINDO raw'.C46:$'BISINDO raw'.C1162];0)))" office:value-type="boolean" office:boolean-value="false" calcext:value-type="boolean">
            <text:p>FALSE</text:p>
          </table:table-cell>
          <table:table-cell table:formula="of:=NOT(ISERROR(MATCH([.$B46];[$'BISINDO raw'.D46:$'BISINDO raw'.D1162];0)))" office:value-type="boolean" office:boolean-value="false" calcext:value-type="boolean">
            <text:p>FALSE</text:p>
          </table:table-cell>
          <table:table-cell table:formula="of:=IF([.E46]=0;[$'BISINDO raw'.D46]; &quot;&quot;)" office:value-type="string" office:string-value="anjing(1)" calcext:value-type="string">
            <text:p>anjing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jing(1)</text:p>
          </table:table-cell>
          <table:table-cell table:formula="of:=NOT(ISERROR(MATCH([.B47];[$'BISINDO raw'.B37:$'BISINDO raw'.B1153];0)))" office:value-type="boolean" office:boolean-value="false" calcext:value-type="boolean">
            <text:p>FALSE</text:p>
          </table:table-cell>
          <table:table-cell table:formula="of:=NOT(ISERROR(MATCH([.B47];[$'BISINDO raw'.C47:$'BISINDO raw'.C1163];0)))" office:value-type="boolean" office:boolean-value="false" calcext:value-type="boolean">
            <text:p>FALSE</text:p>
          </table:table-cell>
          <table:table-cell table:formula="of:=NOT(ISERROR(MATCH([.$B47];[$'BISINDO raw'.D47:$'BISINDO raw'.D1163];0)))" office:value-type="boolean" office:boolean-value="false" calcext:value-type="boolean">
            <text:p>FALSE</text:p>
          </table:table-cell>
          <table:table-cell table:formula="of:=IF([.E47]=0;[$'BISINDO raw'.D47]; &quot;&quot;)" office:value-type="string" office:string-value="anjing(2)" calcext:value-type="string">
            <text:p>anjing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jing(2)</text:p>
          </table:table-cell>
          <table:table-cell table:formula="of:=NOT(ISERROR(MATCH([.B48];[$'BISINDO raw'.B38:$'BISINDO raw'.B1154];0)))" office:value-type="boolean" office:boolean-value="false" calcext:value-type="boolean">
            <text:p>FALSE</text:p>
          </table:table-cell>
          <table:table-cell table:formula="of:=NOT(ISERROR(MATCH([.B48];[$'BISINDO raw'.C48:$'BISINDO raw'.C1164];0)))" office:value-type="boolean" office:boolean-value="false" calcext:value-type="boolean">
            <text:p>FALSE</text:p>
          </table:table-cell>
          <table:table-cell table:formula="of:=NOT(ISERROR(MATCH([.$B48];[$'BISINDO raw'.D48:$'BISINDO raw'.D1164];0)))" office:value-type="boolean" office:boolean-value="false" calcext:value-type="boolean">
            <text:p>FALSE</text:p>
          </table:table-cell>
          <table:table-cell table:formula="of:=IF([.E48]=0;[$'BISINDO raw'.D48]; &quot;&quot;)" office:value-type="string" office:string-value="apa" calcext:value-type="string">
            <text:p>ap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a</text:p>
          </table:table-cell>
          <table:table-cell table:formula="of:=NOT(ISERROR(MATCH([.B49];[$'BISINDO raw'.B39:$'BISINDO raw'.B1155];0)))" office:value-type="boolean" office:boolean-value="true" calcext:value-type="boolean">
            <text:p>TRUE</text:p>
          </table:table-cell>
          <table:table-cell table:formula="of:=NOT(ISERROR(MATCH([.B49];[$'BISINDO raw'.C49:$'BISINDO raw'.C1165];0)))" office:value-type="boolean" office:boolean-value="false" calcext:value-type="boolean">
            <text:p>FALSE</text:p>
          </table:table-cell>
          <table:table-cell table:formula="of:=NOT(ISERROR(MATCH([.$B49];[$'BISINDO raw'.D49:$'BISINDO raw'.D1165];0)))" office:value-type="boolean" office:boolean-value="false" calcext:value-type="boolean">
            <text:p>FALSE</text:p>
          </table:table-cell>
          <table:table-cell table:formula="of:=IF([.E49]=0;[$'BISINDO raw'.D49]; &quot;&quot;)" office:value-type="string" office:string-value="apakabar" calcext:value-type="string">
            <text:p>apakab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akabar</text:p>
          </table:table-cell>
          <table:table-cell table:formula="of:=NOT(ISERROR(MATCH([.B50];[$'BISINDO raw'.B40:$'BISINDO raw'.B1156];0)))" office:value-type="boolean" office:boolean-value="false" calcext:value-type="boolean">
            <text:p>FALSE</text:p>
          </table:table-cell>
          <table:table-cell table:formula="of:=NOT(ISERROR(MATCH([.B50];[$'BISINDO raw'.C50:$'BISINDO raw'.C1166];0)))" office:value-type="boolean" office:boolean-value="false" calcext:value-type="boolean">
            <text:p>FALSE</text:p>
          </table:table-cell>
          <table:table-cell table:formula="of:=NOT(ISERROR(MATCH([.$B50];[$'BISINDO raw'.D50:$'BISINDO raw'.D1166];0)))" office:value-type="boolean" office:boolean-value="false" calcext:value-type="boolean">
            <text:p>FALSE</text:p>
          </table:table-cell>
          <table:table-cell table:formula="of:=IF([.E50]=0;[$'BISINDO raw'.D50]; &quot;&quot;)" office:value-type="string" office:string-value="apasebab" calcext:value-type="string">
            <text:p>apaseba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akahandasuka</text:p>
          </table:table-cell>
          <table:table-cell table:formula="of:=NOT(ISERROR(MATCH([.B51];[$'BISINDO raw'.B41:$'BISINDO raw'.B1157];0)))" office:value-type="boolean" office:boolean-value="false" calcext:value-type="boolean">
            <text:p>FALSE</text:p>
          </table:table-cell>
          <table:table-cell table:formula="of:=NOT(ISERROR(MATCH([.B51];[$'BISINDO raw'.C51:$'BISINDO raw'.C1167];0)))" office:value-type="boolean" office:boolean-value="false" calcext:value-type="boolean">
            <text:p>FALSE</text:p>
          </table:table-cell>
          <table:table-cell table:formula="of:=NOT(ISERROR(MATCH([.$B51];[$'BISINDO raw'.D51:$'BISINDO raw'.D1167];0)))" office:value-type="boolean" office:boolean-value="true" calcext:value-type="boolean">
            <text:p>TRUE</text:p>
          </table:table-cell>
          <table:table-cell table:formula="of:=IF([.E51]=0;[$'BISINDO raw'.D5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akahbetul</text:p>
          </table:table-cell>
          <table:table-cell table:formula="of:=NOT(ISERROR(MATCH([.B52];[$'BISINDO raw'.B42:$'BISINDO raw'.B1158];0)))" office:value-type="boolean" office:boolean-value="false" calcext:value-type="boolean">
            <text:p>FALSE</text:p>
          </table:table-cell>
          <table:table-cell table:formula="of:=NOT(ISERROR(MATCH([.B52];[$'BISINDO raw'.C52:$'BISINDO raw'.C1168];0)))" office:value-type="boolean" office:boolean-value="false" calcext:value-type="boolean">
            <text:p>FALSE</text:p>
          </table:table-cell>
          <table:table-cell table:formula="of:=NOT(ISERROR(MATCH([.$B52];[$'BISINDO raw'.D52:$'BISINDO raw'.D1168];0)))" office:value-type="boolean" office:boolean-value="true" calcext:value-type="boolean">
            <text:p>TRUE</text:p>
          </table:table-cell>
          <table:table-cell table:formula="of:=IF([.E52]=0;[$'BISINDO raw'.D5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akahcocok</text:p>
          </table:table-cell>
          <table:table-cell table:formula="of:=NOT(ISERROR(MATCH([.B53];[$'BISINDO raw'.B43:$'BISINDO raw'.B1159];0)))" office:value-type="boolean" office:boolean-value="false" calcext:value-type="boolean">
            <text:p>FALSE</text:p>
          </table:table-cell>
          <table:table-cell table:formula="of:=NOT(ISERROR(MATCH([.B53];[$'BISINDO raw'.C53:$'BISINDO raw'.C1169];0)))" office:value-type="boolean" office:boolean-value="false" calcext:value-type="boolean">
            <text:p>FALSE</text:p>
          </table:table-cell>
          <table:table-cell table:formula="of:=NOT(ISERROR(MATCH([.$B53];[$'BISINDO raw'.D53:$'BISINDO raw'.D1169];0)))" office:value-type="boolean" office:boolean-value="true" calcext:value-type="boolean">
            <text:p>TRUE</text:p>
          </table:table-cell>
          <table:table-cell table:formula="of:=IF([.E53]=0;[$'BISINDO raw'.D5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asebab</text:p>
          </table:table-cell>
          <table:table-cell table:formula="of:=NOT(ISERROR(MATCH([.B54];[$'BISINDO raw'.B44:$'BISINDO raw'.B1160];0)))" office:value-type="boolean" office:boolean-value="false" calcext:value-type="boolean">
            <text:p>FALSE</text:p>
          </table:table-cell>
          <table:table-cell table:formula="of:=NOT(ISERROR(MATCH([.B54];[$'BISINDO raw'.C54:$'BISINDO raw'.C1170];0)))" office:value-type="boolean" office:boolean-value="false" calcext:value-type="boolean">
            <text:p>FALSE</text:p>
          </table:table-cell>
          <table:table-cell table:formula="of:=NOT(ISERROR(MATCH([.$B54];[$'BISINDO raw'.D54:$'BISINDO raw'.D1170];0)))" office:value-type="boolean" office:boolean-value="false" calcext:value-type="boolean">
            <text:p>FALSE</text:p>
          </table:table-cell>
          <table:table-cell table:formula="of:=IF([.E54]=0;[$'BISINDO raw'.D54]; &quot;&quot;)" office:value-type="string" office:string-value="apel" calcext:value-type="string">
            <text:p>ap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el</text:p>
          </table:table-cell>
          <table:table-cell table:formula="of:=NOT(ISERROR(MATCH([.B55];[$'BISINDO raw'.B45:$'BISINDO raw'.B1161];0)))" office:value-type="boolean" office:boolean-value="true" calcext:value-type="boolean">
            <text:p>TRUE</text:p>
          </table:table-cell>
          <table:table-cell table:formula="of:=NOT(ISERROR(MATCH([.B55];[$'BISINDO raw'.C55:$'BISINDO raw'.C1171];0)))" office:value-type="boolean" office:boolean-value="false" calcext:value-type="boolean">
            <text:p>FALSE</text:p>
          </table:table-cell>
          <table:table-cell table:formula="of:=NOT(ISERROR(MATCH([.$B55];[$'BISINDO raw'.D55:$'BISINDO raw'.D1171];0)))" office:value-type="boolean" office:boolean-value="false" calcext:value-type="boolean">
            <text:p>FALSE</text:p>
          </table:table-cell>
          <table:table-cell table:formula="of:=IF([.E55]=0;[$'BISINDO raw'.D55]; &quot;&quot;)" office:value-type="string" office:string-value="april(2)" calcext:value-type="string">
            <text:p>april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ril(1)</text:p>
          </table:table-cell>
          <table:table-cell table:formula="of:=NOT(ISERROR(MATCH([.B56];[$'BISINDO raw'.B952:$'BISINDO raw'.B2068];0)))" office:value-type="boolean" office:boolean-value="false" calcext:value-type="boolean">
            <text:p>FALSE</text:p>
          </table:table-cell>
          <table:table-cell table:formula="of:=NOT(ISERROR(MATCH([.B56];[$'BISINDO raw'.C56:$'BISINDO raw'.C1172];0)))" office:value-type="boolean" office:boolean-value="false" calcext:value-type="boolean">
            <text:p>FALSE</text:p>
          </table:table-cell>
          <table:table-cell table:formula="of:=NOT(ISERROR(MATCH([.$B56];[$'BISINDO raw'.D56:$'BISINDO raw'.D1172];0)))" office:value-type="boolean" office:boolean-value="false" calcext:value-type="boolean">
            <text:p>FALSE</text:p>
          </table:table-cell>
          <table:table-cell table:formula="of:=IF([.E56]=0;[$'BISINDO raw'.D56]; &quot;&quot;)" office:value-type="string" office:string-value="april-bali(1)" calcext:value-type="string">
            <text:p>april-bali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ril(2)</text:p>
          </table:table-cell>
          <table:table-cell table:formula="of:=NOT(ISERROR(MATCH([.B57];[$'BISINDO raw'.B953:$'BISINDO raw'.B2069];0)))" office:value-type="boolean" office:boolean-value="false" calcext:value-type="boolean">
            <text:p>FALSE</text:p>
          </table:table-cell>
          <table:table-cell table:formula="of:=NOT(ISERROR(MATCH([.B57];[$'BISINDO raw'.C57:$'BISINDO raw'.C1173];0)))" office:value-type="boolean" office:boolean-value="false" calcext:value-type="boolean">
            <text:p>FALSE</text:p>
          </table:table-cell>
          <table:table-cell table:formula="of:=NOT(ISERROR(MATCH([.$B57];[$'BISINDO raw'.D57:$'BISINDO raw'.D1173];0)))" office:value-type="boolean" office:boolean-value="false" calcext:value-type="boolean">
            <text:p>FALSE</text:p>
          </table:table-cell>
          <table:table-cell table:formula="of:=IF([.E57]=0;[$'BISINDO raw'.D57]; &quot;&quot;)" office:value-type="string" office:string-value="arah" calcext:value-type="string">
            <text:p>ara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ah</text:p>
          </table:table-cell>
          <table:table-cell table:formula="of:=NOT(ISERROR(MATCH([.B58];[$'BISINDO raw'.B46:$'BISINDO raw'.B1162];0)))" office:value-type="boolean" office:boolean-value="true" calcext:value-type="boolean">
            <text:p>TRUE</text:p>
          </table:table-cell>
          <table:table-cell table:formula="of:=NOT(ISERROR(MATCH([.B58];[$'BISINDO raw'.C58:$'BISINDO raw'.C1174];0)))" office:value-type="boolean" office:boolean-value="false" calcext:value-type="boolean">
            <text:p>FALSE</text:p>
          </table:table-cell>
          <table:table-cell table:formula="of:=NOT(ISERROR(MATCH([.$B58];[$'BISINDO raw'.D58:$'BISINDO raw'.D1174];0)))" office:value-type="boolean" office:boolean-value="false" calcext:value-type="boolean">
            <text:p>FALSE</text:p>
          </table:table-cell>
          <table:table-cell table:formula="of:=IF([.E58]=0;[$'BISINDO raw'.D58]; &quot;&quot;)" office:value-type="string" office:string-value="arloji" calcext:value-type="string">
            <text:p>arloj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loji</text:p>
          </table:table-cell>
          <table:table-cell table:formula="of:=NOT(ISERROR(MATCH([.B59];[$'BISINDO raw'.B47:$'BISINDO raw'.B1163];0)))" office:value-type="boolean" office:boolean-value="true" calcext:value-type="boolean">
            <text:p>TRUE</text:p>
          </table:table-cell>
          <table:table-cell table:formula="of:=NOT(ISERROR(MATCH([.B59];[$'BISINDO raw'.C59:$'BISINDO raw'.C1175];0)))" office:value-type="boolean" office:boolean-value="false" calcext:value-type="boolean">
            <text:p>FALSE</text:p>
          </table:table-cell>
          <table:table-cell table:formula="of:=NOT(ISERROR(MATCH([.$B59];[$'BISINDO raw'.D59:$'BISINDO raw'.D1175];0)))" office:value-type="boolean" office:boolean-value="false" calcext:value-type="boolean">
            <text:p>FALSE</text:p>
          </table:table-cell>
          <table:table-cell table:formula="of:=IF([.E59]=0;[$'BISINDO raw'.D59]; &quot;&quot;)" office:value-type="string" office:string-value="arsitek" calcext:value-type="string">
            <text:p>arsite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sitek</text:p>
          </table:table-cell>
          <table:table-cell table:formula="of:=NOT(ISERROR(MATCH([.B60];[$'BISINDO raw'.B48:$'BISINDO raw'.B1164];0)))" office:value-type="boolean" office:boolean-value="true" calcext:value-type="boolean">
            <text:p>TRUE</text:p>
          </table:table-cell>
          <table:table-cell table:formula="of:=NOT(ISERROR(MATCH([.B60];[$'BISINDO raw'.C60:$'BISINDO raw'.C1176];0)))" office:value-type="boolean" office:boolean-value="false" calcext:value-type="boolean">
            <text:p>FALSE</text:p>
          </table:table-cell>
          <table:table-cell table:formula="of:=NOT(ISERROR(MATCH([.$B60];[$'BISINDO raw'.D60:$'BISINDO raw'.D1176];0)))" office:value-type="boolean" office:boolean-value="false" calcext:value-type="boolean">
            <text:p>FALSE</text:p>
          </table:table-cell>
          <table:table-cell table:formula="of:=IF([.E60]=0;[$'BISINDO raw'.D60]; &quot;&quot;)" office:value-type="string" office:string-value="arus" calcext:value-type="string">
            <text:p>ar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us</text:p>
          </table:table-cell>
          <table:table-cell table:formula="of:=NOT(ISERROR(MATCH([.B61];[$'BISINDO raw'.B954:$'BISINDO raw'.B2070];0)))" office:value-type="boolean" office:boolean-value="false" calcext:value-type="boolean">
            <text:p>FALSE</text:p>
          </table:table-cell>
          <table:table-cell table:formula="of:=NOT(ISERROR(MATCH([.B61];[$'BISINDO raw'.C61:$'BISINDO raw'.C1177];0)))" office:value-type="boolean" office:boolean-value="false" calcext:value-type="boolean">
            <text:p>FALSE</text:p>
          </table:table-cell>
          <table:table-cell table:formula="of:=NOT(ISERROR(MATCH([.$B61];[$'BISINDO raw'.D61:$'BISINDO raw'.D1177];0)))" office:value-type="boolean" office:boolean-value="false" calcext:value-type="boolean">
            <text:p>FALSE</text:p>
          </table:table-cell>
          <table:table-cell table:formula="of:=IF([.E61]=0;[$'BISINDO raw'.D61]; &quot;&quot;)" office:value-type="string" office:string-value="asam" calcext:value-type="string">
            <text:p>as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am</text:p>
          </table:table-cell>
          <table:table-cell table:formula="of:=NOT(ISERROR(MATCH([.B62];[$'BISINDO raw'.B955:$'BISINDO raw'.B2071];0)))" office:value-type="boolean" office:boolean-value="false" calcext:value-type="boolean">
            <text:p>FALSE</text:p>
          </table:table-cell>
          <table:table-cell table:formula="of:=NOT(ISERROR(MATCH([.B62];[$'BISINDO raw'.C62:$'BISINDO raw'.C1178];0)))" office:value-type="boolean" office:boolean-value="false" calcext:value-type="boolean">
            <text:p>FALSE</text:p>
          </table:table-cell>
          <table:table-cell table:formula="of:=NOT(ISERROR(MATCH([.$B62];[$'BISINDO raw'.D62:$'BISINDO raw'.D1178];0)))" office:value-type="boolean" office:boolean-value="false" calcext:value-type="boolean">
            <text:p>FALSE</text:p>
          </table:table-cell>
          <table:table-cell table:formula="of:=IF([.E62]=0;[$'BISINDO raw'.D62]; &quot;&quot;)" office:value-type="string" office:string-value="asrama(1)" calcext:value-type="string">
            <text:p>asram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rama(1)</text:p>
          </table:table-cell>
          <table:table-cell table:formula="of:=NOT(ISERROR(MATCH([.B63];[$'BISINDO raw'.B956:$'BISINDO raw'.B2072];0)))" office:value-type="boolean" office:boolean-value="false" calcext:value-type="boolean">
            <text:p>FALSE</text:p>
          </table:table-cell>
          <table:table-cell table:formula="of:=NOT(ISERROR(MATCH([.B63];[$'BISINDO raw'.C63:$'BISINDO raw'.C1179];0)))" office:value-type="boolean" office:boolean-value="false" calcext:value-type="boolean">
            <text:p>FALSE</text:p>
          </table:table-cell>
          <table:table-cell table:formula="of:=NOT(ISERROR(MATCH([.$B63];[$'BISINDO raw'.D63:$'BISINDO raw'.D1179];0)))" office:value-type="boolean" office:boolean-value="false" calcext:value-type="boolean">
            <text:p>FALSE</text:p>
          </table:table-cell>
          <table:table-cell table:formula="of:=IF([.E63]=0;[$'BISINDO raw'.D63]; &quot;&quot;)" office:value-type="string" office:string-value="asrama(2)" calcext:value-type="string">
            <text:p>asram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rama(2)</text:p>
          </table:table-cell>
          <table:table-cell table:formula="of:=NOT(ISERROR(MATCH([.B64];[$'BISINDO raw'.B957:$'BISINDO raw'.B2073];0)))" office:value-type="boolean" office:boolean-value="false" calcext:value-type="boolean">
            <text:p>FALSE</text:p>
          </table:table-cell>
          <table:table-cell table:formula="of:=NOT(ISERROR(MATCH([.B64];[$'BISINDO raw'.C64:$'BISINDO raw'.C1180];0)))" office:value-type="boolean" office:boolean-value="false" calcext:value-type="boolean">
            <text:p>FALSE</text:p>
          </table:table-cell>
          <table:table-cell table:formula="of:=NOT(ISERROR(MATCH([.$B64];[$'BISINDO raw'.D64:$'BISINDO raw'.D1180];0)))" office:value-type="boolean" office:boolean-value="false" calcext:value-type="boolean">
            <text:p>FALSE</text:p>
          </table:table-cell>
          <table:table-cell table:formula="of:=IF([.E64]=0;[$'BISINDO raw'.D64]; &quot;&quot;)" office:value-type="string" office:string-value="asrana(2)(lagi)" calcext:value-type="string">
            <text:p>asrana(2)(lagi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as(1)</text:p>
          </table:table-cell>
          <table:table-cell table:formula="of:=NOT(ISERROR(MATCH([.B65];[$'BISINDO raw'.B49:$'BISINDO raw'.B1165];0)))" office:value-type="boolean" office:boolean-value="false" calcext:value-type="boolean">
            <text:p>FALSE</text:p>
          </table:table-cell>
          <table:table-cell table:formula="of:=NOT(ISERROR(MATCH([.B65];[$'BISINDO raw'.C65:$'BISINDO raw'.C1181];0)))" office:value-type="boolean" office:boolean-value="true" calcext:value-type="boolean">
            <text:p>TRUE</text:p>
          </table:table-cell>
          <table:table-cell table:formula="of:=NOT(ISERROR(MATCH([.$B65];[$'BISINDO raw'.D65:$'BISINDO raw'.D1181];0)))" office:value-type="boolean" office:boolean-value="true" calcext:value-type="boolean">
            <text:p>TRUE</text:p>
          </table:table-cell>
          <table:table-cell table:formula="of:=IF([.E65]=0;[$'BISINDO raw'.D6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as(2)</text:p>
          </table:table-cell>
          <table:table-cell table:formula="of:=NOT(ISERROR(MATCH([.B66];[$'BISINDO raw'.B50:$'BISINDO raw'.B1166];0)))" office:value-type="boolean" office:boolean-value="false" calcext:value-type="boolean">
            <text:p>FALSE</text:p>
          </table:table-cell>
          <table:table-cell table:formula="of:=NOT(ISERROR(MATCH([.B66];[$'BISINDO raw'.C66:$'BISINDO raw'.C1182];0)))" office:value-type="boolean" office:boolean-value="true" calcext:value-type="boolean">
            <text:p>TRUE</text:p>
          </table:table-cell>
          <table:table-cell table:formula="of:=NOT(ISERROR(MATCH([.$B66];[$'BISINDO raw'.D66:$'BISINDO raw'.D1182];0)))" office:value-type="boolean" office:boolean-value="true" calcext:value-type="boolean">
            <text:p>TRUE</text:p>
          </table:table-cell>
          <table:table-cell table:formula="of:=IF([.E66]=0;[$'BISINDO raw'.D6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au(1)</text:p>
          </table:table-cell>
          <table:table-cell table:formula="of:=NOT(ISERROR(MATCH([.B67];[$'BISINDO raw'.B958:$'BISINDO raw'.B2074];0)))" office:value-type="boolean" office:boolean-value="false" calcext:value-type="boolean">
            <text:p>FALSE</text:p>
          </table:table-cell>
          <table:table-cell table:formula="of:=NOT(ISERROR(MATCH([.B67];[$'BISINDO raw'.C67:$'BISINDO raw'.C1183];0)))" office:value-type="boolean" office:boolean-value="true" calcext:value-type="boolean">
            <text:p>TRUE</text:p>
          </table:table-cell>
          <table:table-cell table:formula="of:=NOT(ISERROR(MATCH([.$B67];[$'BISINDO raw'.D67:$'BISINDO raw'.D1183];0)))" office:value-type="boolean" office:boolean-value="true" calcext:value-type="boolean">
            <text:p>TRUE</text:p>
          </table:table-cell>
          <table:table-cell table:formula="of:=IF([.E67]=0;[$'BISINDO raw'.D6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au(2)</text:p>
          </table:table-cell>
          <table:table-cell table:formula="of:=NOT(ISERROR(MATCH([.B68];[$'BISINDO raw'.B959:$'BISINDO raw'.B2075];0)))" office:value-type="boolean" office:boolean-value="false" calcext:value-type="boolean">
            <text:p>FALSE</text:p>
          </table:table-cell>
          <table:table-cell table:formula="of:=NOT(ISERROR(MATCH([.B68];[$'BISINDO raw'.C68:$'BISINDO raw'.C1184];0)))" office:value-type="boolean" office:boolean-value="true" calcext:value-type="boolean">
            <text:p>TRUE</text:p>
          </table:table-cell>
          <table:table-cell table:formula="of:=NOT(ISERROR(MATCH([.$B68];[$'BISINDO raw'.D68:$'BISINDO raw'.D1184];0)))" office:value-type="boolean" office:boolean-value="true" calcext:value-type="boolean">
            <text:p>TRUE</text:p>
          </table:table-cell>
          <table:table-cell table:formula="of:=IF([.E68]=0;[$'BISINDO raw'.D6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wal(1)</text:p>
          </table:table-cell>
          <table:table-cell table:formula="of:=NOT(ISERROR(MATCH([.B69];[$'BISINDO raw'.B51:$'BISINDO raw'.B1167];0)))" office:value-type="boolean" office:boolean-value="false" calcext:value-type="boolean">
            <text:p>FALSE</text:p>
          </table:table-cell>
          <table:table-cell table:formula="of:=NOT(ISERROR(MATCH([.B69];[$'BISINDO raw'.C69:$'BISINDO raw'.C1185];0)))" office:value-type="boolean" office:boolean-value="true" calcext:value-type="boolean">
            <text:p>TRUE</text:p>
          </table:table-cell>
          <table:table-cell table:formula="of:=NOT(ISERROR(MATCH([.$B69];[$'BISINDO raw'.D69:$'BISINDO raw'.D1185];0)))" office:value-type="boolean" office:boolean-value="true" calcext:value-type="boolean">
            <text:p>TRUE</text:p>
          </table:table-cell>
          <table:table-cell table:formula="of:=IF([.E69]=0;[$'BISINDO raw'.D6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wal(2)</text:p>
          </table:table-cell>
          <table:table-cell table:formula="of:=NOT(ISERROR(MATCH([.B70];[$'BISINDO raw'.B52:$'BISINDO raw'.B1168];0)))" office:value-type="boolean" office:boolean-value="false" calcext:value-type="boolean">
            <text:p>FALSE</text:p>
          </table:table-cell>
          <table:table-cell table:formula="of:=NOT(ISERROR(MATCH([.B70];[$'BISINDO raw'.C70:$'BISINDO raw'.C1186];0)))" office:value-type="boolean" office:boolean-value="true" calcext:value-type="boolean">
            <text:p>TRUE</text:p>
          </table:table-cell>
          <table:table-cell table:formula="of:=NOT(ISERROR(MATCH([.$B70];[$'BISINDO raw'.D70:$'BISINDO raw'.D1186];0)))" office:value-type="boolean" office:boolean-value="true" calcext:value-type="boolean">
            <text:p>TRUE</text:p>
          </table:table-cell>
          <table:table-cell table:formula="of:=IF([.E70]=0;[$'BISINDO raw'.D7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wan</text:p>
          </table:table-cell>
          <table:table-cell table:formula="of:=NOT(ISERROR(MATCH([.B71];[$'BISINDO raw'.B53:$'BISINDO raw'.B1169];0)))" office:value-type="boolean" office:boolean-value="true" calcext:value-type="boolean">
            <text:p>TRUE</text:p>
          </table:table-cell>
          <table:table-cell table:formula="of:=NOT(ISERROR(MATCH([.B71];[$'BISINDO raw'.C71:$'BISINDO raw'.C1187];0)))" office:value-type="boolean" office:boolean-value="true" calcext:value-type="boolean">
            <text:p>TRUE</text:p>
          </table:table-cell>
          <table:table-cell table:formula="of:=NOT(ISERROR(MATCH([.$B71];[$'BISINDO raw'.D71:$'BISINDO raw'.D1187];0)))" office:value-type="boolean" office:boolean-value="true" calcext:value-type="boolean">
            <text:p>TRUE</text:p>
          </table:table-cell>
          <table:table-cell table:formula="of:=IF([.E71]=0;[$'BISINDO raw'.D7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(1)</text:p>
          </table:table-cell>
          <table:table-cell table:formula="of:=NOT(ISERROR(MATCH([.B72];[$'BISINDO raw'.B54:$'BISINDO raw'.B1170];0)))" office:value-type="boolean" office:boolean-value="false" calcext:value-type="boolean">
            <text:p>FALSE</text:p>
          </table:table-cell>
          <table:table-cell table:formula="of:=NOT(ISERROR(MATCH([.B72];[$'BISINDO raw'.C72:$'BISINDO raw'.C1188];0)))" office:value-type="boolean" office:boolean-value="true" calcext:value-type="boolean">
            <text:p>TRUE</text:p>
          </table:table-cell>
          <table:table-cell table:formula="of:=NOT(ISERROR(MATCH([.$B72];[$'BISINDO raw'.D72:$'BISINDO raw'.D1188];0)))" office:value-type="boolean" office:boolean-value="true" calcext:value-type="boolean">
            <text:p>TRUE</text:p>
          </table:table-cell>
          <table:table-cell table:formula="of:=IF([.E72]=0;[$'BISINDO raw'.D7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(2)</text:p>
          </table:table-cell>
          <table:table-cell table:formula="of:=NOT(ISERROR(MATCH([.B73];[$'BISINDO raw'.B55:$'BISINDO raw'.B1171];0)))" office:value-type="boolean" office:boolean-value="false" calcext:value-type="boolean">
            <text:p>FALSE</text:p>
          </table:table-cell>
          <table:table-cell table:formula="of:=NOT(ISERROR(MATCH([.B73];[$'BISINDO raw'.C73:$'BISINDO raw'.C1189];0)))" office:value-type="boolean" office:boolean-value="true" calcext:value-type="boolean">
            <text:p>TRUE</text:p>
          </table:table-cell>
          <table:table-cell table:formula="of:=NOT(ISERROR(MATCH([.$B73];[$'BISINDO raw'.D73:$'BISINDO raw'.D1189];0)))" office:value-type="boolean" office:boolean-value="true" calcext:value-type="boolean">
            <text:p>TRUE</text:p>
          </table:table-cell>
          <table:table-cell table:formula="of:=IF([.E73]=0;[$'BISINDO raw'.D7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(3)</text:p>
          </table:table-cell>
          <table:table-cell table:formula="of:=NOT(ISERROR(MATCH([.B74];[$'BISINDO raw'.B56:$'BISINDO raw'.B1172];0)))" office:value-type="boolean" office:boolean-value="false" calcext:value-type="boolean">
            <text:p>FALSE</text:p>
          </table:table-cell>
          <table:table-cell table:formula="of:=NOT(ISERROR(MATCH([.B74];[$'BISINDO raw'.C74:$'BISINDO raw'.C1190];0)))" office:value-type="boolean" office:boolean-value="false" calcext:value-type="boolean">
            <text:p>FALSE</text:p>
          </table:table-cell>
          <table:table-cell table:formula="of:=NOT(ISERROR(MATCH([.$B74];[$'BISINDO raw'.D74:$'BISINDO raw'.D1190];0)))" office:value-type="boolean" office:boolean-value="false" calcext:value-type="boolean">
            <text:p>FALSE</text:p>
          </table:table-cell>
          <table:table-cell table:formula="of:=IF([.E74]=0;[$'BISINDO raw'.D74]; &quot;&quot;)" office:value-type="string" office:string-value="ayah-3" calcext:value-type="string">
            <text:p>ayah-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m(1)</text:p>
          </table:table-cell>
          <table:table-cell table:formula="of:=NOT(ISERROR(MATCH([.B75];[$'BISINDO raw'.B57:$'BISINDO raw'.B1173];0)))" office:value-type="boolean" office:boolean-value="false" calcext:value-type="boolean">
            <text:p>FALSE</text:p>
          </table:table-cell>
          <table:table-cell table:formula="of:=NOT(ISERROR(MATCH([.B75];[$'BISINDO raw'.C75:$'BISINDO raw'.C1191];0)))" office:value-type="boolean" office:boolean-value="true" calcext:value-type="boolean">
            <text:p>TRUE</text:p>
          </table:table-cell>
          <table:table-cell table:formula="of:=NOT(ISERROR(MATCH([.$B75];[$'BISINDO raw'.D75:$'BISINDO raw'.D1191];0)))" office:value-type="boolean" office:boolean-value="true" calcext:value-type="boolean">
            <text:p>TRUE</text:p>
          </table:table-cell>
          <table:table-cell table:formula="of:=IF([.E75]=0;[$'BISINDO raw'.D7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m(2)</text:p>
          </table:table-cell>
          <table:table-cell table:formula="of:=NOT(ISERROR(MATCH([.B76];[$'BISINDO raw'.B58:$'BISINDO raw'.B1174];0)))" office:value-type="boolean" office:boolean-value="false" calcext:value-type="boolean">
            <text:p>FALSE</text:p>
          </table:table-cell>
          <table:table-cell table:formula="of:=NOT(ISERROR(MATCH([.B76];[$'BISINDO raw'.C76:$'BISINDO raw'.C1192];0)))" office:value-type="boolean" office:boolean-value="true" calcext:value-type="boolean">
            <text:p>TRUE</text:p>
          </table:table-cell>
          <table:table-cell table:formula="of:=NOT(ISERROR(MATCH([.$B76];[$'BISINDO raw'.D76:$'BISINDO raw'.D1192];0)))" office:value-type="boolean" office:boolean-value="true" calcext:value-type="boolean">
            <text:p>TRUE</text:p>
          </table:table-cell>
          <table:table-cell table:formula="of:=IF([.E76]=0;[$'BISINDO raw'.D7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NOT(ISERROR(MATCH([.B77];[$'BISINDO raw'.B59:$'BISINDO raw'.B1175];0)))" office:value-type="boolean" office:boolean-value="true" calcext:value-type="boolean">
            <text:p>TRUE</text:p>
          </table:table-cell>
          <table:table-cell table:formula="of:=NOT(ISERROR(MATCH([.B77];[$'BISINDO raw'.C77:$'BISINDO raw'.C1193];0)))" office:value-type="boolean" office:boolean-value="true" calcext:value-type="boolean">
            <text:p>TRUE</text:p>
          </table:table-cell>
          <table:table-cell table:formula="of:=NOT(ISERROR(MATCH([.$B77];[$'BISINDO raw'.D77:$'BISINDO raw'.D1193];0)))" office:value-type="boolean" office:boolean-value="true" calcext:value-type="boolean">
            <text:p>TRUE</text:p>
          </table:table-cell>
          <table:table-cell table:formula="of:=IF([.E77]=0;[$'BISINDO raw'.D7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bi</text:p>
          </table:table-cell>
          <table:table-cell table:formula="of:=NOT(ISERROR(MATCH([.B78];[$'BISINDO raw'.B60:$'BISINDO raw'.B1176];0)))" office:value-type="boolean" office:boolean-value="true" calcext:value-type="boolean">
            <text:p>TRUE</text:p>
          </table:table-cell>
          <table:table-cell table:formula="of:=NOT(ISERROR(MATCH([.B78];[$'BISINDO raw'.C78:$'BISINDO raw'.C1194];0)))" office:value-type="boolean" office:boolean-value="true" calcext:value-type="boolean">
            <text:p>TRUE</text:p>
          </table:table-cell>
          <table:table-cell table:formula="of:=NOT(ISERROR(MATCH([.$B78];[$'BISINDO raw'.D78:$'BISINDO raw'.D1194];0)))" office:value-type="boolean" office:boolean-value="true" calcext:value-type="boolean">
            <text:p>TRUE</text:p>
          </table:table-cell>
          <table:table-cell table:formula="of:=IF([.E78]=0;[$'BISINDO raw'.D7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ca(1)</text:p>
          </table:table-cell>
          <table:table-cell table:formula="of:=NOT(ISERROR(MATCH([.B79];[$'BISINDO raw'.B61:$'BISINDO raw'.B1177];0)))" office:value-type="boolean" office:boolean-value="true" calcext:value-type="boolean">
            <text:p>TRUE</text:p>
          </table:table-cell>
          <table:table-cell table:formula="of:=NOT(ISERROR(MATCH([.B79];[$'BISINDO raw'.C79:$'BISINDO raw'.C1195];0)))" office:value-type="boolean" office:boolean-value="true" calcext:value-type="boolean">
            <text:p>TRUE</text:p>
          </table:table-cell>
          <table:table-cell table:formula="of:=NOT(ISERROR(MATCH([.$B79];[$'BISINDO raw'.D79:$'BISINDO raw'.D1195];0)))" office:value-type="boolean" office:boolean-value="true" calcext:value-type="boolean">
            <text:p>TRUE</text:p>
          </table:table-cell>
          <table:table-cell table:formula="of:=IF([.E79]=0;[$'BISINDO raw'.D7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ca(2)</text:p>
          </table:table-cell>
          <table:table-cell table:formula="of:=NOT(ISERROR(MATCH([.B80];[$'BISINDO raw'.B62:$'BISINDO raw'.B1178];0)))" office:value-type="boolean" office:boolean-value="true" calcext:value-type="boolean">
            <text:p>TRUE</text:p>
          </table:table-cell>
          <table:table-cell table:formula="of:=NOT(ISERROR(MATCH([.B80];[$'BISINDO raw'.C80:$'BISINDO raw'.C1196];0)))" office:value-type="boolean" office:boolean-value="true" calcext:value-type="boolean">
            <text:p>TRUE</text:p>
          </table:table-cell>
          <table:table-cell table:formula="of:=NOT(ISERROR(MATCH([.$B80];[$'BISINDO raw'.D80:$'BISINDO raw'.D1196];0)))" office:value-type="boolean" office:boolean-value="true" calcext:value-type="boolean">
            <text:p>TRUE</text:p>
          </table:table-cell>
          <table:table-cell table:formula="of:=IF([.E80]=0;[$'BISINDO raw'.D8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dai</text:p>
          </table:table-cell>
          <table:table-cell table:formula="of:=NOT(ISERROR(MATCH([.B81];[$'BISINDO raw'.B63:$'BISINDO raw'.B1179];0)))" office:value-type="boolean" office:boolean-value="true" calcext:value-type="boolean">
            <text:p>TRUE</text:p>
          </table:table-cell>
          <table:table-cell table:formula="of:=NOT(ISERROR(MATCH([.B81];[$'BISINDO raw'.C81:$'BISINDO raw'.C1197];0)))" office:value-type="boolean" office:boolean-value="true" calcext:value-type="boolean">
            <text:p>TRUE</text:p>
          </table:table-cell>
          <table:table-cell table:formula="of:=NOT(ISERROR(MATCH([.$B81];[$'BISINDO raw'.D81:$'BISINDO raw'.D1197];0)))" office:value-type="boolean" office:boolean-value="true" calcext:value-type="boolean">
            <text:p>TRUE</text:p>
          </table:table-cell>
          <table:table-cell table:formula="of:=IF([.E81]=0;[$'BISINDO raw'.D8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dak(1)</text:p>
          </table:table-cell>
          <table:table-cell table:formula="of:=NOT(ISERROR(MATCH([.B82];[$'BISINDO raw'.B64:$'BISINDO raw'.B1180];0)))" office:value-type="boolean" office:boolean-value="true" calcext:value-type="boolean">
            <text:p>TRUE</text:p>
          </table:table-cell>
          <table:table-cell table:formula="of:=NOT(ISERROR(MATCH([.B82];[$'BISINDO raw'.C82:$'BISINDO raw'.C1198];0)))" office:value-type="boolean" office:boolean-value="true" calcext:value-type="boolean">
            <text:p>TRUE</text:p>
          </table:table-cell>
          <table:table-cell table:formula="of:=NOT(ISERROR(MATCH([.$B82];[$'BISINDO raw'.D82:$'BISINDO raw'.D1198];0)))" office:value-type="boolean" office:boolean-value="true" calcext:value-type="boolean">
            <text:p>TRUE</text:p>
          </table:table-cell>
          <table:table-cell table:formula="of:=IF([.E82]=0;[$'BISINDO raw'.D8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dak(2)</text:p>
          </table:table-cell>
          <table:table-cell table:formula="of:=NOT(ISERROR(MATCH([.B83];[$'BISINDO raw'.B65:$'BISINDO raw'.B1181];0)))" office:value-type="boolean" office:boolean-value="true" calcext:value-type="boolean">
            <text:p>TRUE</text:p>
          </table:table-cell>
          <table:table-cell table:formula="of:=NOT(ISERROR(MATCH([.B83];[$'BISINDO raw'.C83:$'BISINDO raw'.C1199];0)))" office:value-type="boolean" office:boolean-value="true" calcext:value-type="boolean">
            <text:p>TRUE</text:p>
          </table:table-cell>
          <table:table-cell table:formula="of:=NOT(ISERROR(MATCH([.$B83];[$'BISINDO raw'.D83:$'BISINDO raw'.D1199];0)))" office:value-type="boolean" office:boolean-value="true" calcext:value-type="boolean">
            <text:p>TRUE</text:p>
          </table:table-cell>
          <table:table-cell table:formula="of:=IF([.E83]=0;[$'BISINDO raw'.D8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aimana</text:p>
          </table:table-cell>
          <table:table-cell table:formula="of:=NOT(ISERROR(MATCH([.B84];[$'BISINDO raw'.B66:$'BISINDO raw'.B1182];0)))" office:value-type="boolean" office:boolean-value="true" calcext:value-type="boolean">
            <text:p>TRUE</text:p>
          </table:table-cell>
          <table:table-cell table:formula="of:=NOT(ISERROR(MATCH([.B84];[$'BISINDO raw'.C84:$'BISINDO raw'.C1200];0)))" office:value-type="boolean" office:boolean-value="true" calcext:value-type="boolean">
            <text:p>TRUE</text:p>
          </table:table-cell>
          <table:table-cell table:formula="of:=NOT(ISERROR(MATCH([.$B84];[$'BISINDO raw'.D84:$'BISINDO raw'.D1200];0)))" office:value-type="boolean" office:boolean-value="true" calcext:value-type="boolean">
            <text:p>TRUE</text:p>
          </table:table-cell>
          <table:table-cell table:formula="of:=IF([.E84]=0;[$'BISINDO raw'.D8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i(1)</text:p>
          </table:table-cell>
          <table:table-cell table:formula="of:=NOT(ISERROR(MATCH([.B85];[$'BISINDO raw'.B67:$'BISINDO raw'.B1183];0)))" office:value-type="boolean" office:boolean-value="false" calcext:value-type="boolean">
            <text:p>FALSE</text:p>
          </table:table-cell>
          <table:table-cell table:formula="of:=NOT(ISERROR(MATCH([.B85];[$'BISINDO raw'.C85:$'BISINDO raw'.C1201];0)))" office:value-type="boolean" office:boolean-value="true" calcext:value-type="boolean">
            <text:p>TRUE</text:p>
          </table:table-cell>
          <table:table-cell table:formula="of:=NOT(ISERROR(MATCH([.$B85];[$'BISINDO raw'.D85:$'BISINDO raw'.D1201];0)))" office:value-type="boolean" office:boolean-value="true" calcext:value-type="boolean">
            <text:p>TRUE</text:p>
          </table:table-cell>
          <table:table-cell table:formula="of:=IF([.E85]=0;[$'BISINDO raw'.D8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i(2)</text:p>
          </table:table-cell>
          <table:table-cell table:formula="of:=NOT(ISERROR(MATCH([.B86];[$'BISINDO raw'.B68:$'BISINDO raw'.B1184];0)))" office:value-type="boolean" office:boolean-value="false" calcext:value-type="boolean">
            <text:p>FALSE</text:p>
          </table:table-cell>
          <table:table-cell table:formula="of:=NOT(ISERROR(MATCH([.B86];[$'BISINDO raw'.C86:$'BISINDO raw'.C1202];0)))" office:value-type="boolean" office:boolean-value="true" calcext:value-type="boolean">
            <text:p>TRUE</text:p>
          </table:table-cell>
          <table:table-cell table:formula="of:=NOT(ISERROR(MATCH([.$B86];[$'BISINDO raw'.D86:$'BISINDO raw'.D1202];0)))" office:value-type="boolean" office:boolean-value="true" calcext:value-type="boolean">
            <text:p>TRUE</text:p>
          </table:table-cell>
          <table:table-cell table:formula="of:=IF([.E86]=0;[$'BISINDO raw'.D8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us</text:p>
          </table:table-cell>
          <table:table-cell table:formula="of:=NOT(ISERROR(MATCH([.B87];[$'BISINDO raw'.B70:$'BISINDO raw'.B1186];0)))" office:value-type="boolean" office:boolean-value="true" calcext:value-type="boolean">
            <text:p>TRUE</text:p>
          </table:table-cell>
          <table:table-cell table:formula="of:=NOT(ISERROR(MATCH([.B87];[$'BISINDO raw'.C87:$'BISINDO raw'.C1203];0)))" office:value-type="boolean" office:boolean-value="true" calcext:value-type="boolean">
            <text:p>TRUE</text:p>
          </table:table-cell>
          <table:table-cell table:formula="of:=NOT(ISERROR(MATCH([.$B87];[$'BISINDO raw'.D87:$'BISINDO raw'.D1203];0)))" office:value-type="boolean" office:boolean-value="true" calcext:value-type="boolean">
            <text:p>TRUE</text:p>
          </table:table-cell>
          <table:table-cell table:formula="of:=IF([.E87]=0;[$'BISINDO raw'.D8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us(1)</text:p>
          </table:table-cell>
          <table:table-cell table:formula="of:=NOT(ISERROR(MATCH([.B88];[$'BISINDO raw'.B960:$'BISINDO raw'.B2076];0)))" office:value-type="boolean" office:boolean-value="false" calcext:value-type="boolean">
            <text:p>FALSE</text:p>
          </table:table-cell>
          <table:table-cell table:formula="of:=NOT(ISERROR(MATCH([.B88];[$'BISINDO raw'.C88:$'BISINDO raw'.C1204];0)))" office:value-type="boolean" office:boolean-value="false" calcext:value-type="boolean">
            <text:p>FALSE</text:p>
          </table:table-cell>
          <table:table-cell table:formula="of:=NOT(ISERROR(MATCH([.$B88];[$'BISINDO raw'.D88:$'BISINDO raw'.D1204];0)))" office:value-type="boolean" office:boolean-value="false" calcext:value-type="boolean">
            <text:p>FALSE</text:p>
          </table:table-cell>
          <table:table-cell table:formula="of:=IF([.E88]=0;[$'BISINDO raw'.D88]; &quot;&quot;)" office:value-type="string" office:string-value="bagus(1)_keren_indah" calcext:value-type="string">
            <text:p>bagus(1)_keren_inda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us(2)</text:p>
          </table:table-cell>
          <table:table-cell table:formula="of:=NOT(ISERROR(MATCH([.B89];[$'BISINDO raw'.B69:$'BISINDO raw'.B1185];0)))" office:value-type="boolean" office:boolean-value="true" calcext:value-type="boolean">
            <text:p>TRUE</text:p>
          </table:table-cell>
          <table:table-cell table:formula="of:=NOT(ISERROR(MATCH([.B89];[$'BISINDO raw'.C89:$'BISINDO raw'.C1205];0)))" office:value-type="boolean" office:boolean-value="true" calcext:value-type="boolean">
            <text:p>TRUE</text:p>
          </table:table-cell>
          <table:table-cell table:formula="of:=NOT(ISERROR(MATCH([.$B89];[$'BISINDO raw'.D89:$'BISINDO raw'.D1205];0)))" office:value-type="boolean" office:boolean-value="true" calcext:value-type="boolean">
            <text:p>TRUE</text:p>
          </table:table-cell>
          <table:table-cell table:formula="of:=IF([.E89]=0;[$'BISINDO raw'.D8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hasaindonesia</text:p>
          </table:table-cell>
          <table:table-cell table:formula="of:=NOT(ISERROR(MATCH([.B90];[$'BISINDO raw'.B961:$'BISINDO raw'.B2077];0)))" office:value-type="boolean" office:boolean-value="false" calcext:value-type="boolean">
            <text:p>FALSE</text:p>
          </table:table-cell>
          <table:table-cell table:formula="of:=NOT(ISERROR(MATCH([.B90];[$'BISINDO raw'.C90:$'BISINDO raw'.C1206];0)))" office:value-type="boolean" office:boolean-value="false" calcext:value-type="boolean">
            <text:p>FALSE</text:p>
          </table:table-cell>
          <table:table-cell table:formula="of:=NOT(ISERROR(MATCH([.$B90];[$'BISINDO raw'.D90:$'BISINDO raw'.D1206];0)))" office:value-type="boolean" office:boolean-value="false" calcext:value-type="boolean">
            <text:p>FALSE</text:p>
          </table:table-cell>
          <table:table-cell table:formula="of:=IF([.E90]=0;[$'BISINDO raw'.D90]; &quot;&quot;)" office:value-type="string" office:string-value="bahasa-indonesia" calcext:value-type="string">
            <text:p>bahasa-indones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hasainggris(1)</text:p>
          </table:table-cell>
          <table:table-cell table:formula="of:=NOT(ISERROR(MATCH([.B91];[$'BISINDO raw'.B962:$'BISINDO raw'.B2078];0)))" office:value-type="boolean" office:boolean-value="false" calcext:value-type="boolean">
            <text:p>FALSE</text:p>
          </table:table-cell>
          <table:table-cell table:formula="of:=NOT(ISERROR(MATCH([.B91];[$'BISINDO raw'.C91:$'BISINDO raw'.C1207];0)))" office:value-type="boolean" office:boolean-value="false" calcext:value-type="boolean">
            <text:p>FALSE</text:p>
          </table:table-cell>
          <table:table-cell table:formula="of:=NOT(ISERROR(MATCH([.$B91];[$'BISINDO raw'.D91:$'BISINDO raw'.D1207];0)))" office:value-type="boolean" office:boolean-value="false" calcext:value-type="boolean">
            <text:p>FALSE</text:p>
          </table:table-cell>
          <table:table-cell table:formula="of:=IF([.E91]=0;[$'BISINDO raw'.D91]; &quot;&quot;)" office:value-type="string" office:string-value="bahasa-inggris(1)" calcext:value-type="string">
            <text:p>bahasa-inggris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hasainggris(2)</text:p>
          </table:table-cell>
          <table:table-cell table:formula="of:=NOT(ISERROR(MATCH([.B92];[$'BISINDO raw'.B963:$'BISINDO raw'.B2079];0)))" office:value-type="boolean" office:boolean-value="false" calcext:value-type="boolean">
            <text:p>FALSE</text:p>
          </table:table-cell>
          <table:table-cell table:formula="of:=NOT(ISERROR(MATCH([.B92];[$'BISINDO raw'.C92:$'BISINDO raw'.C1208];0)))" office:value-type="boolean" office:boolean-value="false" calcext:value-type="boolean">
            <text:p>FALSE</text:p>
          </table:table-cell>
          <table:table-cell table:formula="of:=NOT(ISERROR(MATCH([.$B92];[$'BISINDO raw'.D92:$'BISINDO raw'.D1208];0)))" office:value-type="boolean" office:boolean-value="false" calcext:value-type="boolean">
            <text:p>FALSE</text:p>
          </table:table-cell>
          <table:table-cell table:formula="of:=IF([.E92]=0;[$'BISINDO raw'.D92]; &quot;&quot;)" office:value-type="string" office:string-value="bahasa-inggris(2)" calcext:value-type="string">
            <text:p>bahasa-inggris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jaj</text:p>
          </table:table-cell>
          <table:table-cell table:formula="of:=NOT(ISERROR(MATCH([.B93];[$'BISINDO raw'.B964:$'BISINDO raw'.B2080];0)))" office:value-type="boolean" office:boolean-value="false" calcext:value-type="boolean">
            <text:p>FALSE</text:p>
          </table:table-cell>
          <table:table-cell table:formula="of:=NOT(ISERROR(MATCH([.B93];[$'BISINDO raw'.C93:$'BISINDO raw'.C1209];0)))" office:value-type="boolean" office:boolean-value="true" calcext:value-type="boolean">
            <text:p>TRUE</text:p>
          </table:table-cell>
          <table:table-cell table:formula="of:=NOT(ISERROR(MATCH([.$B93];[$'BISINDO raw'.D93:$'BISINDO raw'.D1209];0)))" office:value-type="boolean" office:boolean-value="true" calcext:value-type="boolean">
            <text:p>TRUE</text:p>
          </table:table-cell>
          <table:table-cell table:formula="of:=IF([.E93]=0;[$'BISINDO raw'.D9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ju</text:p>
          </table:table-cell>
          <table:table-cell table:formula="of:=NOT(ISERROR(MATCH([.B94];[$'BISINDO raw'.B71:$'BISINDO raw'.B1187];0)))" office:value-type="boolean" office:boolean-value="true" calcext:value-type="boolean">
            <text:p>TRUE</text:p>
          </table:table-cell>
          <table:table-cell table:formula="of:=NOT(ISERROR(MATCH([.B94];[$'BISINDO raw'.C94:$'BISINDO raw'.C1210];0)))" office:value-type="boolean" office:boolean-value="true" calcext:value-type="boolean">
            <text:p>TRUE</text:p>
          </table:table-cell>
          <table:table-cell table:formula="of:=NOT(ISERROR(MATCH([.$B94];[$'BISINDO raw'.D94:$'BISINDO raw'.D1210];0)))" office:value-type="boolean" office:boolean-value="true" calcext:value-type="boolean">
            <text:p>TRUE</text:p>
          </table:table-cell>
          <table:table-cell table:formula="of:=IF([.E94]=0;[$'BISINDO raw'.D9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juberkerah(1)</text:p>
          </table:table-cell>
          <table:table-cell table:formula="of:=NOT(ISERROR(MATCH([.B95];[$'BISINDO raw'.B72:$'BISINDO raw'.B1188];0)))" office:value-type="boolean" office:boolean-value="false" calcext:value-type="boolean">
            <text:p>FALSE</text:p>
          </table:table-cell>
          <table:table-cell table:formula="of:=NOT(ISERROR(MATCH([.B95];[$'BISINDO raw'.C95:$'BISINDO raw'.C1211];0)))" office:value-type="boolean" office:boolean-value="false" calcext:value-type="boolean">
            <text:p>FALSE</text:p>
          </table:table-cell>
          <table:table-cell table:formula="of:=NOT(ISERROR(MATCH([.$B95];[$'BISINDO raw'.D95:$'BISINDO raw'.D1211];0)))" office:value-type="boolean" office:boolean-value="true" calcext:value-type="boolean">
            <text:p>TRUE</text:p>
          </table:table-cell>
          <table:table-cell table:formula="of:=IF([.E95]=0;[$'BISINDO raw'.D9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juberkerah(2)</text:p>
          </table:table-cell>
          <table:table-cell table:formula="of:=NOT(ISERROR(MATCH([.B96];[$'BISINDO raw'.B73:$'BISINDO raw'.B1189];0)))" office:value-type="boolean" office:boolean-value="false" calcext:value-type="boolean">
            <text:p>FALSE</text:p>
          </table:table-cell>
          <table:table-cell table:formula="of:=NOT(ISERROR(MATCH([.B96];[$'BISINDO raw'.C96:$'BISINDO raw'.C1212];0)))" office:value-type="boolean" office:boolean-value="false" calcext:value-type="boolean">
            <text:p>FALSE</text:p>
          </table:table-cell>
          <table:table-cell table:formula="of:=NOT(ISERROR(MATCH([.$B96];[$'BISINDO raw'.D96:$'BISINDO raw'.D1212];0)))" office:value-type="boolean" office:boolean-value="true" calcext:value-type="boolean">
            <text:p>TRUE</text:p>
          </table:table-cell>
          <table:table-cell table:formula="of:=IF([.E96]=0;[$'BISINDO raw'.D9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judiataspinggang</text:p>
          </table:table-cell>
          <table:table-cell table:formula="of:=NOT(ISERROR(MATCH([.B97];[$'BISINDO raw'.B74:$'BISINDO raw'.B1190];0)))" office:value-type="boolean" office:boolean-value="false" calcext:value-type="boolean">
            <text:p>FALSE</text:p>
          </table:table-cell>
          <table:table-cell table:formula="of:=NOT(ISERROR(MATCH([.B97];[$'BISINDO raw'.C97:$'BISINDO raw'.C1213];0)))" office:value-type="boolean" office:boolean-value="false" calcext:value-type="boolean">
            <text:p>FALSE</text:p>
          </table:table-cell>
          <table:table-cell table:formula="of:=NOT(ISERROR(MATCH([.$B97];[$'BISINDO raw'.D97:$'BISINDO raw'.D1213];0)))" office:value-type="boolean" office:boolean-value="true" calcext:value-type="boolean">
            <text:p>TRUE</text:p>
          </table:table-cell>
          <table:table-cell table:formula="of:=IF([.E97]=0;[$'BISINDO raw'.D9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judibawahpinggang</text:p>
          </table:table-cell>
          <table:table-cell table:formula="of:=NOT(ISERROR(MATCH([.B98];[$'BISINDO raw'.B75:$'BISINDO raw'.B1191];0)))" office:value-type="boolean" office:boolean-value="false" calcext:value-type="boolean">
            <text:p>FALSE</text:p>
          </table:table-cell>
          <table:table-cell table:formula="of:=NOT(ISERROR(MATCH([.B98];[$'BISINDO raw'.C98:$'BISINDO raw'.C1214];0)))" office:value-type="boolean" office:boolean-value="false" calcext:value-type="boolean">
            <text:p>FALSE</text:p>
          </table:table-cell>
          <table:table-cell table:formula="of:=NOT(ISERROR(MATCH([.$B98];[$'BISINDO raw'.D98:$'BISINDO raw'.D1214];0)))" office:value-type="boolean" office:boolean-value="true" calcext:value-type="boolean">
            <text:p>TRUE</text:p>
          </table:table-cell>
          <table:table-cell table:formula="of:=IF([.E98]=0;[$'BISINDO raw'.D9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jukoko</text:p>
          </table:table-cell>
          <table:table-cell table:formula="of:=NOT(ISERROR(MATCH([.B99];[$'BISINDO raw'.B76:$'BISINDO raw'.B1192];0)))" office:value-type="boolean" office:boolean-value="false" calcext:value-type="boolean">
            <text:p>FALSE</text:p>
          </table:table-cell>
          <table:table-cell table:formula="of:=NOT(ISERROR(MATCH([.B99];[$'BISINDO raw'.C99:$'BISINDO raw'.C1215];0)))" office:value-type="boolean" office:boolean-value="false" calcext:value-type="boolean">
            <text:p>FALSE</text:p>
          </table:table-cell>
          <table:table-cell table:formula="of:=NOT(ISERROR(MATCH([.$B99];[$'BISINDO raw'.D99:$'BISINDO raw'.D1215];0)))" office:value-type="boolean" office:boolean-value="true" calcext:value-type="boolean">
            <text:p>TRUE</text:p>
          </table:table-cell>
          <table:table-cell table:formula="of:=IF([.E99]=0;[$'BISINDO raw'.D9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li(1)</text:p>
          </table:table-cell>
          <table:table-cell table:formula="of:=NOT(ISERROR(MATCH([.B100];[$'BISINDO raw'.B965:$'BISINDO raw'.B2081];0)))" office:value-type="boolean" office:boolean-value="false" calcext:value-type="boolean">
            <text:p>FALSE</text:p>
          </table:table-cell>
          <table:table-cell table:formula="of:=NOT(ISERROR(MATCH([.B100];[$'BISINDO raw'.C100:$'BISINDO raw'.C1216];0)))" office:value-type="boolean" office:boolean-value="false" calcext:value-type="boolean">
            <text:p>FALSE</text:p>
          </table:table-cell>
          <table:table-cell table:formula="of:=NOT(ISERROR(MATCH([.$B100];[$'BISINDO raw'.D100:$'BISINDO raw'.D1216];0)))" office:value-type="boolean" office:boolean-value="false" calcext:value-type="boolean">
            <text:p>FALSE</text:p>
          </table:table-cell>
          <table:table-cell table:formula="of:=IF([.E100]=0;[$'BISINDO raw'.D100]; &quot;&quot;)" office:value-type="string" office:string-value="bali(2)" calcext:value-type="string">
            <text:p>bali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li(2)</text:p>
          </table:table-cell>
          <table:table-cell table:formula="of:=NOT(ISERROR(MATCH([.B101];[$'BISINDO raw'.B966:$'BISINDO raw'.B2082];0)))" office:value-type="boolean" office:boolean-value="false" calcext:value-type="boolean">
            <text:p>FALSE</text:p>
          </table:table-cell>
          <table:table-cell table:formula="of:=NOT(ISERROR(MATCH([.B101];[$'BISINDO raw'.C101:$'BISINDO raw'.C1217];0)))" office:value-type="boolean" office:boolean-value="false" calcext:value-type="boolean">
            <text:p>FALSE</text:p>
          </table:table-cell>
          <table:table-cell table:formula="of:=NOT(ISERROR(MATCH([.$B101];[$'BISINDO raw'.D101:$'BISINDO raw'.D1217];0)))" office:value-type="boolean" office:boolean-value="false" calcext:value-type="boolean">
            <text:p>FALSE</text:p>
          </table:table-cell>
          <table:table-cell table:formula="of:=IF([.E101]=0;[$'BISINDO raw'.D101]; &quot;&quot;)" office:value-type="string" office:string-value="bandara" calcext:value-type="string">
            <text:p>banda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ndara</text:p>
          </table:table-cell>
          <table:table-cell table:formula="of:=NOT(ISERROR(MATCH([.B102];[$'BISINDO raw'.B967:$'BISINDO raw'.B2083];0)))" office:value-type="boolean" office:boolean-value="false" calcext:value-type="boolean">
            <text:p>FALSE</text:p>
          </table:table-cell>
          <table:table-cell table:formula="of:=NOT(ISERROR(MATCH([.B102];[$'BISINDO raw'.C102:$'BISINDO raw'.C1218];0)))" office:value-type="boolean" office:boolean-value="false" calcext:value-type="boolean">
            <text:p>FALSE</text:p>
          </table:table-cell>
          <table:table-cell table:formula="of:=NOT(ISERROR(MATCH([.$B102];[$'BISINDO raw'.D102:$'BISINDO raw'.D1218];0)))" office:value-type="boolean" office:boolean-value="false" calcext:value-type="boolean">
            <text:p>FALSE</text:p>
          </table:table-cell>
          <table:table-cell table:formula="of:=IF([.E102]=0;[$'BISINDO raw'.D102]; &quot;&quot;)" office:value-type="string" office:string-value="bandung(1)" calcext:value-type="string">
            <text:p>bandung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ndung(1)</text:p>
          </table:table-cell>
          <table:table-cell table:formula="of:=NOT(ISERROR(MATCH([.B103];[$'BISINDO raw'.B968:$'BISINDO raw'.B2084];0)))" office:value-type="boolean" office:boolean-value="false" calcext:value-type="boolean">
            <text:p>FALSE</text:p>
          </table:table-cell>
          <table:table-cell table:formula="of:=NOT(ISERROR(MATCH([.B103];[$'BISINDO raw'.C103:$'BISINDO raw'.C1219];0)))" office:value-type="boolean" office:boolean-value="false" calcext:value-type="boolean">
            <text:p>FALSE</text:p>
          </table:table-cell>
          <table:table-cell table:formula="of:=NOT(ISERROR(MATCH([.$B103];[$'BISINDO raw'.D103:$'BISINDO raw'.D1219];0)))" office:value-type="boolean" office:boolean-value="false" calcext:value-type="boolean">
            <text:p>FALSE</text:p>
          </table:table-cell>
          <table:table-cell table:formula="of:=IF([.E103]=0;[$'BISINDO raw'.D103]; &quot;&quot;)" office:value-type="string" office:string-value="bandung(2)" calcext:value-type="string">
            <text:p>bandung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ndung(2)</text:p>
          </table:table-cell>
          <table:table-cell table:formula="of:=NOT(ISERROR(MATCH([.B104];[$'BISINDO raw'.B969:$'BISINDO raw'.B2085];0)))" office:value-type="boolean" office:boolean-value="false" calcext:value-type="boolean">
            <text:p>FALSE</text:p>
          </table:table-cell>
          <table:table-cell table:formula="of:=NOT(ISERROR(MATCH([.B104];[$'BISINDO raw'.C104:$'BISINDO raw'.C1220];0)))" office:value-type="boolean" office:boolean-value="false" calcext:value-type="boolean">
            <text:p>FALSE</text:p>
          </table:table-cell>
          <table:table-cell table:formula="of:=NOT(ISERROR(MATCH([.$B104];[$'BISINDO raw'.D104:$'BISINDO raw'.D1220];0)))" office:value-type="boolean" office:boolean-value="false" calcext:value-type="boolean">
            <text:p>FALSE</text:p>
          </table:table-cell>
          <table:table-cell table:formula="of:=IF([.E104]=0;[$'BISINDO raw'.D104]; &quot;&quot;)" office:value-type="string" office:string-value="bangga(sendiri)" calcext:value-type="string">
            <text:p>bangga(sendiri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ngga(sendiri)</text:p>
          </table:table-cell>
          <table:table-cell table:formula="of:=NOT(ISERROR(MATCH([.B105];[$'BISINDO raw'.B77:$'BISINDO raw'.B1193];0)))" office:value-type="boolean" office:boolean-value="true" calcext:value-type="boolean">
            <text:p>TRUE</text:p>
          </table:table-cell>
          <table:table-cell table:formula="of:=NOT(ISERROR(MATCH([.B105];[$'BISINDO raw'.C105:$'BISINDO raw'.C1221];0)))" office:value-type="boolean" office:boolean-value="false" calcext:value-type="boolean">
            <text:p>FALSE</text:p>
          </table:table-cell>
          <table:table-cell table:formula="of:=NOT(ISERROR(MATCH([.$B105];[$'BISINDO raw'.D105:$'BISINDO raw'.D1221];0)))" office:value-type="boolean" office:boolean-value="false" calcext:value-type="boolean">
            <text:p>FALSE</text:p>
          </table:table-cell>
          <table:table-cell table:formula="of:=IF([.E105]=0;[$'BISINDO raw'.D105]; &quot;&quot;)" office:value-type="string" office:string-value="bangun(1)" calcext:value-type="string">
            <text:p>bangun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ngun(1)</text:p>
          </table:table-cell>
          <table:table-cell table:formula="of:=NOT(ISERROR(MATCH([.B106];[$'BISINDO raw'.B78:$'BISINDO raw'.B1194];0)))" office:value-type="boolean" office:boolean-value="false" calcext:value-type="boolean">
            <text:p>FALSE</text:p>
          </table:table-cell>
          <table:table-cell table:formula="of:=NOT(ISERROR(MATCH([.B106];[$'BISINDO raw'.C106:$'BISINDO raw'.C1222];0)))" office:value-type="boolean" office:boolean-value="false" calcext:value-type="boolean">
            <text:p>FALSE</text:p>
          </table:table-cell>
          <table:table-cell table:formula="of:=NOT(ISERROR(MATCH([.$B106];[$'BISINDO raw'.D106:$'BISINDO raw'.D1222];0)))" office:value-type="boolean" office:boolean-value="false" calcext:value-type="boolean">
            <text:p>FALSE</text:p>
          </table:table-cell>
          <table:table-cell table:formula="of:=IF([.E106]=0;[$'BISINDO raw'.D106]; &quot;&quot;)" office:value-type="string" office:string-value="bangun(2)" calcext:value-type="string">
            <text:p>bangun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ngun(2)</text:p>
          </table:table-cell>
          <table:table-cell table:formula="of:=NOT(ISERROR(MATCH([.B107];[$'BISINDO raw'.B79:$'BISINDO raw'.B1195];0)))" office:value-type="boolean" office:boolean-value="false" calcext:value-type="boolean">
            <text:p>FALSE</text:p>
          </table:table-cell>
          <table:table-cell table:formula="of:=NOT(ISERROR(MATCH([.B107];[$'BISINDO raw'.C107:$'BISINDO raw'.C1223];0)))" office:value-type="boolean" office:boolean-value="false" calcext:value-type="boolean">
            <text:p>FALSE</text:p>
          </table:table-cell>
          <table:table-cell table:formula="of:=NOT(ISERROR(MATCH([.$B107];[$'BISINDO raw'.D107:$'BISINDO raw'.D1223];0)))" office:value-type="boolean" office:boolean-value="false" calcext:value-type="boolean">
            <text:p>FALSE</text:p>
          </table:table-cell>
          <table:table-cell table:formula="of:=IF([.E107]=0;[$'BISINDO raw'.D107]; &quot;&quot;)" office:value-type="string" office:string-value="bangun(bangunan)" calcext:value-type="string">
            <text:p>bangun(bangunan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ngun(bangunan)</text:p>
          </table:table-cell>
          <table:table-cell table:formula="of:=NOT(ISERROR(MATCH([.B108];[$'BISINDO raw'.B80:$'BISINDO raw'.B1196];0)))" office:value-type="boolean" office:boolean-value="true" calcext:value-type="boolean">
            <text:p>TRUE</text:p>
          </table:table-cell>
          <table:table-cell table:formula="of:=NOT(ISERROR(MATCH([.B108];[$'BISINDO raw'.C108:$'BISINDO raw'.C1224];0)))" office:value-type="boolean" office:boolean-value="false" calcext:value-type="boolean">
            <text:p>FALSE</text:p>
          </table:table-cell>
          <table:table-cell table:formula="of:=NOT(ISERROR(MATCH([.$B108];[$'BISINDO raw'.D108:$'BISINDO raw'.D1224];0)))" office:value-type="boolean" office:boolean-value="false" calcext:value-type="boolean">
            <text:p>FALSE</text:p>
          </table:table-cell>
          <table:table-cell table:formula="of:=IF([.E108]=0;[$'BISINDO raw'.D108]; &quot;&quot;)" office:value-type="string" office:string-value="banjir(1)" calcext:value-type="string">
            <text:p>banjir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njir(1)</text:p>
          </table:table-cell>
          <table:table-cell table:formula="of:=NOT(ISERROR(MATCH([.B109];[$'BISINDO raw'.B81:$'BISINDO raw'.B1197];0)))" office:value-type="boolean" office:boolean-value="true" calcext:value-type="boolean">
            <text:p>TRUE</text:p>
          </table:table-cell>
          <table:table-cell table:formula="of:=NOT(ISERROR(MATCH([.B109];[$'BISINDO raw'.C109:$'BISINDO raw'.C1225];0)))" office:value-type="boolean" office:boolean-value="false" calcext:value-type="boolean">
            <text:p>FALSE</text:p>
          </table:table-cell>
          <table:table-cell table:formula="of:=NOT(ISERROR(MATCH([.$B109];[$'BISINDO raw'.D109:$'BISINDO raw'.D1225];0)))" office:value-type="boolean" office:boolean-value="false" calcext:value-type="boolean">
            <text:p>FALSE</text:p>
          </table:table-cell>
          <table:table-cell table:formula="of:=IF([.E109]=0;[$'BISINDO raw'.D109]; &quot;&quot;)" office:value-type="string" office:string-value="banjir(2)" calcext:value-type="string">
            <text:p>banjir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njir(2)</text:p>
          </table:table-cell>
          <table:table-cell table:formula="of:=NOT(ISERROR(MATCH([.B110];[$'BISINDO raw'.B82:$'BISINDO raw'.B1198];0)))" office:value-type="boolean" office:boolean-value="true" calcext:value-type="boolean">
            <text:p>TRUE</text:p>
          </table:table-cell>
          <table:table-cell table:formula="of:=NOT(ISERROR(MATCH([.B110];[$'BISINDO raw'.C110:$'BISINDO raw'.C1226];0)))" office:value-type="boolean" office:boolean-value="false" calcext:value-type="boolean">
            <text:p>FALSE</text:p>
          </table:table-cell>
          <table:table-cell table:formula="of:=NOT(ISERROR(MATCH([.$B110];[$'BISINDO raw'.D110:$'BISINDO raw'.D1226];0)))" office:value-type="boolean" office:boolean-value="false" calcext:value-type="boolean">
            <text:p>FALSE</text:p>
          </table:table-cell>
          <table:table-cell table:formula="of:=IF([.E110]=0;[$'BISINDO raw'.D110]; &quot;&quot;)" office:value-type="string" office:string-value="banyak(1)" calcext:value-type="string">
            <text:p>banyak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nyak(1)</text:p>
          </table:table-cell>
          <table:table-cell table:formula="of:=NOT(ISERROR(MATCH([.B111];[$'BISINDO raw'.B83:$'BISINDO raw'.B1199];0)))" office:value-type="boolean" office:boolean-value="true" calcext:value-type="boolean">
            <text:p>TRUE</text:p>
          </table:table-cell>
          <table:table-cell table:formula="of:=NOT(ISERROR(MATCH([.B111];[$'BISINDO raw'.C111:$'BISINDO raw'.C1227];0)))" office:value-type="boolean" office:boolean-value="false" calcext:value-type="boolean">
            <text:p>FALSE</text:p>
          </table:table-cell>
          <table:table-cell table:formula="of:=NOT(ISERROR(MATCH([.$B111];[$'BISINDO raw'.D111:$'BISINDO raw'.D1227];0)))" office:value-type="boolean" office:boolean-value="false" calcext:value-type="boolean">
            <text:p>FALSE</text:p>
          </table:table-cell>
          <table:table-cell table:formula="of:=IF([.E111]=0;[$'BISINDO raw'.D111]; &quot;&quot;)" office:value-type="string" office:string-value="banyak(2)" calcext:value-type="string">
            <text:p>banyak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nyak(2)</text:p>
          </table:table-cell>
          <table:table-cell table:formula="of:=NOT(ISERROR(MATCH([.B112];[$'BISINDO raw'.B84:$'BISINDO raw'.B1200];0)))" office:value-type="boolean" office:boolean-value="true" calcext:value-type="boolean">
            <text:p>TRUE</text:p>
          </table:table-cell>
          <table:table-cell table:formula="of:=NOT(ISERROR(MATCH([.B112];[$'BISINDO raw'.C112:$'BISINDO raw'.C1228];0)))" office:value-type="boolean" office:boolean-value="false" calcext:value-type="boolean">
            <text:p>FALSE</text:p>
          </table:table-cell>
          <table:table-cell table:formula="of:=NOT(ISERROR(MATCH([.$B112];[$'BISINDO raw'.D112:$'BISINDO raw'.D1228];0)))" office:value-type="boolean" office:boolean-value="false" calcext:value-type="boolean">
            <text:p>FALSE</text:p>
          </table:table-cell>
          <table:table-cell table:formula="of:=IF([.E112]=0;[$'BISINDO raw'.D112]; &quot;&quot;)" office:value-type="string" office:string-value="bapak(1)" calcext:value-type="string">
            <text:p>bapak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pak(1)</text:p>
          </table:table-cell>
          <table:table-cell table:formula="of:=NOT(ISERROR(MATCH([.B113];[$'BISINDO raw'.B85:$'BISINDO raw'.B1201];0)))" office:value-type="boolean" office:boolean-value="false" calcext:value-type="boolean">
            <text:p>FALSE</text:p>
          </table:table-cell>
          <table:table-cell table:formula="of:=NOT(ISERROR(MATCH([.B113];[$'BISINDO raw'.C113:$'BISINDO raw'.C1229];0)))" office:value-type="boolean" office:boolean-value="false" calcext:value-type="boolean">
            <text:p>FALSE</text:p>
          </table:table-cell>
          <table:table-cell table:formula="of:=NOT(ISERROR(MATCH([.$B113];[$'BISINDO raw'.D113:$'BISINDO raw'.D1229];0)))" office:value-type="boolean" office:boolean-value="false" calcext:value-type="boolean">
            <text:p>FALSE</text:p>
          </table:table-cell>
          <table:table-cell table:formula="of:=IF([.E113]=0;[$'BISINDO raw'.D113]; &quot;&quot;)" office:value-type="string" office:string-value="bapak(2)" calcext:value-type="string">
            <text:p>bapak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pak(2)</text:p>
          </table:table-cell>
          <table:table-cell table:formula="of:=NOT(ISERROR(MATCH([.B114];[$'BISINDO raw'.B86:$'BISINDO raw'.B1202];0)))" office:value-type="boolean" office:boolean-value="false" calcext:value-type="boolean">
            <text:p>FALSE</text:p>
          </table:table-cell>
          <table:table-cell table:formula="of:=NOT(ISERROR(MATCH([.B114];[$'BISINDO raw'.C114:$'BISINDO raw'.C1230];0)))" office:value-type="boolean" office:boolean-value="false" calcext:value-type="boolean">
            <text:p>FALSE</text:p>
          </table:table-cell>
          <table:table-cell table:formula="of:=NOT(ISERROR(MATCH([.$B114];[$'BISINDO raw'.D114:$'BISINDO raw'.D1230];0)))" office:value-type="boolean" office:boolean-value="false" calcext:value-type="boolean">
            <text:p>FALSE</text:p>
          </table:table-cell>
          <table:table-cell table:formula="of:=IF([.E114]=0;[$'BISINDO raw'.D114]; &quot;&quot;)" office:value-type="string" office:string-value="bapak-3" calcext:value-type="string">
            <text:p>bapak-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pak(3)</text:p>
          </table:table-cell>
          <table:table-cell table:formula="of:=NOT(ISERROR(MATCH([.B115];[$'BISINDO raw'.B87:$'BISINDO raw'.B1203];0)))" office:value-type="boolean" office:boolean-value="false" calcext:value-type="boolean">
            <text:p>FALSE</text:p>
          </table:table-cell>
          <table:table-cell table:formula="of:=NOT(ISERROR(MATCH([.B115];[$'BISINDO raw'.C115:$'BISINDO raw'.C1231];0)))" office:value-type="boolean" office:boolean-value="false" calcext:value-type="boolean">
            <text:p>FALSE</text:p>
          </table:table-cell>
          <table:table-cell table:formula="of:=NOT(ISERROR(MATCH([.$B115];[$'BISINDO raw'.D115:$'BISINDO raw'.D1231];0)))" office:value-type="boolean" office:boolean-value="false" calcext:value-type="boolean">
            <text:p>FALSE</text:p>
          </table:table-cell>
          <table:table-cell table:formula="of:=IF([.E115]=0;[$'BISINDO raw'.D115]; &quot;&quot;)" office:value-type="string" office:string-value="barat_indonesia-bagian-barat" calcext:value-type="string">
            <text:p>barat_indonesia-bagian-bar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rat</text:p>
          </table:table-cell>
          <table:table-cell table:formula="of:=NOT(ISERROR(MATCH([.B116];[$'BISINDO raw'.B970:$'BISINDO raw'.B2086];0)))" office:value-type="boolean" office:boolean-value="false" calcext:value-type="boolean">
            <text:p>FALSE</text:p>
          </table:table-cell>
          <table:table-cell table:formula="of:=NOT(ISERROR(MATCH([.B116];[$'BISINDO raw'.C116:$'BISINDO raw'.C1232];0)))" office:value-type="boolean" office:boolean-value="false" calcext:value-type="boolean">
            <text:p>FALSE</text:p>
          </table:table-cell>
          <table:table-cell table:formula="of:=NOT(ISERROR(MATCH([.$B116];[$'BISINDO raw'.D116:$'BISINDO raw'.D1232];0)))" office:value-type="boolean" office:boolean-value="false" calcext:value-type="boolean">
            <text:p>FALSE</text:p>
          </table:table-cell>
          <table:table-cell table:formula="of:=IF([.E116]=0;[$'BISINDO raw'.D116]; &quot;&quot;)" office:value-type="string" office:string-value="basah" calcext:value-type="string">
            <text:p>basa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ah</text:p>
          </table:table-cell>
          <table:table-cell table:formula="of:=NOT(ISERROR(MATCH([.B117];[$'BISINDO raw'.B88:$'BISINDO raw'.B1204];0)))" office:value-type="boolean" office:boolean-value="true" calcext:value-type="boolean">
            <text:p>TRUE</text:p>
          </table:table-cell>
          <table:table-cell table:formula="of:=NOT(ISERROR(MATCH([.B117];[$'BISINDO raw'.C117:$'BISINDO raw'.C1233];0)))" office:value-type="boolean" office:boolean-value="false" calcext:value-type="boolean">
            <text:p>FALSE</text:p>
          </table:table-cell>
          <table:table-cell table:formula="of:=NOT(ISERROR(MATCH([.$B117];[$'BISINDO raw'.D117:$'BISINDO raw'.D1233];0)))" office:value-type="boolean" office:boolean-value="false" calcext:value-type="boolean">
            <text:p>FALSE</text:p>
          </table:table-cell>
          <table:table-cell table:formula="of:=IF([.E117]=0;[$'BISINDO raw'.D117]; &quot;&quot;)" office:value-type="string" office:string-value="batang" calcext:value-type="string">
            <text:p>bat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tang</text:p>
          </table:table-cell>
          <table:table-cell table:formula="of:=NOT(ISERROR(MATCH([.B118];[$'BISINDO raw'.B89:$'BISINDO raw'.B1205];0)))" office:value-type="boolean" office:boolean-value="true" calcext:value-type="boolean">
            <text:p>TRUE</text:p>
          </table:table-cell>
          <table:table-cell table:formula="of:=NOT(ISERROR(MATCH([.B118];[$'BISINDO raw'.C118:$'BISINDO raw'.C1234];0)))" office:value-type="boolean" office:boolean-value="false" calcext:value-type="boolean">
            <text:p>FALSE</text:p>
          </table:table-cell>
          <table:table-cell table:formula="of:=NOT(ISERROR(MATCH([.$B118];[$'BISINDO raw'.D118:$'BISINDO raw'.D1234];0)))" office:value-type="boolean" office:boolean-value="false" calcext:value-type="boolean">
            <text:p>FALSE</text:p>
          </table:table-cell>
          <table:table-cell table:formula="of:=IF([.E118]=0;[$'BISINDO raw'.D118]; &quot;&quot;)" office:value-type="string" office:string-value="bau" calcext:value-type="string">
            <text:p>b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u</text:p>
          </table:table-cell>
          <table:table-cell table:formula="of:=NOT(ISERROR(MATCH([.B119];[$'BISINDO raw'.B972:$'BISINDO raw'.B2088];0)))" office:value-type="boolean" office:boolean-value="false" calcext:value-type="boolean">
            <text:p>FALSE</text:p>
          </table:table-cell>
          <table:table-cell table:formula="of:=NOT(ISERROR(MATCH([.B119];[$'BISINDO raw'.C119:$'BISINDO raw'.C1235];0)))" office:value-type="boolean" office:boolean-value="false" calcext:value-type="boolean">
            <text:p>FALSE</text:p>
          </table:table-cell>
          <table:table-cell table:formula="of:=NOT(ISERROR(MATCH([.$B119];[$'BISINDO raw'.D119:$'BISINDO raw'.D1235];0)))" office:value-type="boolean" office:boolean-value="false" calcext:value-type="boolean">
            <text:p>FALSE</text:p>
          </table:table-cell>
          <table:table-cell table:formula="of:=IF([.E119]=0;[$'BISINDO raw'.D119]; &quot;&quot;)" office:value-type="string" office:string-value="bau(transitif)" calcext:value-type="string">
            <text:p>bau(transitif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u(transitif)</text:p>
          </table:table-cell>
          <table:table-cell table:formula="of:=NOT(ISERROR(MATCH([.B120];[$'BISINDO raw'.B971:$'BISINDO raw'.B2087];0)))" office:value-type="boolean" office:boolean-value="false" calcext:value-type="boolean">
            <text:p>FALSE</text:p>
          </table:table-cell>
          <table:table-cell table:formula="of:=NOT(ISERROR(MATCH([.B120];[$'BISINDO raw'.C120:$'BISINDO raw'.C1236];0)))" office:value-type="boolean" office:boolean-value="false" calcext:value-type="boolean">
            <text:p>FALSE</text:p>
          </table:table-cell>
          <table:table-cell table:formula="of:=NOT(ISERROR(MATCH([.$B120];[$'BISINDO raw'.D120:$'BISINDO raw'.D1236];0)))" office:value-type="boolean" office:boolean-value="false" calcext:value-type="boolean">
            <text:p>FALSE</text:p>
          </table:table-cell>
          <table:table-cell table:formula="of:=IF([.E120]=0;[$'BISINDO raw'.D120]; &quot;&quot;)" office:value-type="string" office:string-value="bawa" calcext:value-type="string">
            <text:p>baw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wa</text:p>
          </table:table-cell>
          <table:table-cell table:formula="of:=NOT(ISERROR(MATCH([.B121];[$'BISINDO raw'.B90:$'BISINDO raw'.B1206];0)))" office:value-type="boolean" office:boolean-value="true" calcext:value-type="boolean">
            <text:p>TRUE</text:p>
          </table:table-cell>
          <table:table-cell table:formula="of:=NOT(ISERROR(MATCH([.B121];[$'BISINDO raw'.C121:$'BISINDO raw'.C1237];0)))" office:value-type="boolean" office:boolean-value="false" calcext:value-type="boolean">
            <text:p>FALSE</text:p>
          </table:table-cell>
          <table:table-cell table:formula="of:=NOT(ISERROR(MATCH([.$B121];[$'BISINDO raw'.D121:$'BISINDO raw'.D1237];0)))" office:value-type="boolean" office:boolean-value="false" calcext:value-type="boolean">
            <text:p>FALSE</text:p>
          </table:table-cell>
          <table:table-cell table:formula="of:=IF([.E121]=0;[$'BISINDO raw'.D121]; &quot;&quot;)" office:value-type="string" office:string-value="bawah(1)" calcext:value-type="string">
            <text:p>bawah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wah(1)</text:p>
          </table:table-cell>
          <table:table-cell table:formula="of:=NOT(ISERROR(MATCH([.B122];[$'BISINDO raw'.B91:$'BISINDO raw'.B1207];0)))" office:value-type="boolean" office:boolean-value="false" calcext:value-type="boolean">
            <text:p>FALSE</text:p>
          </table:table-cell>
          <table:table-cell table:formula="of:=NOT(ISERROR(MATCH([.B122];[$'BISINDO raw'.C122:$'BISINDO raw'.C1238];0)))" office:value-type="boolean" office:boolean-value="false" calcext:value-type="boolean">
            <text:p>FALSE</text:p>
          </table:table-cell>
          <table:table-cell table:formula="of:=NOT(ISERROR(MATCH([.$B122];[$'BISINDO raw'.D122:$'BISINDO raw'.D1238];0)))" office:value-type="boolean" office:boolean-value="false" calcext:value-type="boolean">
            <text:p>FALSE</text:p>
          </table:table-cell>
          <table:table-cell table:formula="of:=IF([.E122]=0;[$'BISINDO raw'.D122]; &quot;&quot;)" office:value-type="string" office:string-value="bawah(2)" calcext:value-type="string">
            <text:p>bawah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wah(2)</text:p>
          </table:table-cell>
          <table:table-cell table:formula="of:=NOT(ISERROR(MATCH([.B123];[$'BISINDO raw'.B92:$'BISINDO raw'.B1208];0)))" office:value-type="boolean" office:boolean-value="false" calcext:value-type="boolean">
            <text:p>FALSE</text:p>
          </table:table-cell>
          <table:table-cell table:formula="of:=NOT(ISERROR(MATCH([.B123];[$'BISINDO raw'.C123:$'BISINDO raw'.C1239];0)))" office:value-type="boolean" office:boolean-value="false" calcext:value-type="boolean">
            <text:p>FALSE</text:p>
          </table:table-cell>
          <table:table-cell table:formula="of:=NOT(ISERROR(MATCH([.$B123];[$'BISINDO raw'.D123:$'BISINDO raw'.D1239];0)))" office:value-type="boolean" office:boolean-value="false" calcext:value-type="boolean">
            <text:p>FALSE</text:p>
          </table:table-cell>
          <table:table-cell table:formula="of:=IF([.E123]=0;[$'BISINDO raw'.D123]; &quot;&quot;)" office:value-type="string" office:string-value="bayardenda" calcext:value-type="string">
            <text:p>bayarden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yardenda</text:p>
          </table:table-cell>
          <table:table-cell table:formula="of:=NOT(ISERROR(MATCH([.B124];[$'BISINDO raw'.B93:$'BISINDO raw'.B1209];0)))" office:value-type="boolean" office:boolean-value="false" calcext:value-type="boolean">
            <text:p>FALSE</text:p>
          </table:table-cell>
          <table:table-cell table:formula="of:=NOT(ISERROR(MATCH([.B124];[$'BISINDO raw'.C124:$'BISINDO raw'.C1240];0)))" office:value-type="boolean" office:boolean-value="false" calcext:value-type="boolean">
            <text:p>FALSE</text:p>
          </table:table-cell>
          <table:table-cell table:formula="of:=NOT(ISERROR(MATCH([.$B124];[$'BISINDO raw'.D124:$'BISINDO raw'.D1240];0)))" office:value-type="boolean" office:boolean-value="false" calcext:value-type="boolean">
            <text:p>FALSE</text:p>
          </table:table-cell>
          <table:table-cell table:formula="of:=IF([.E124]=0;[$'BISINDO raw'.D124]; &quot;&quot;)" office:value-type="string" office:string-value="bayi(1)" calcext:value-type="string">
            <text:p>bayi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yi(1)</text:p>
          </table:table-cell>
          <table:table-cell table:formula="of:=NOT(ISERROR(MATCH([.B125];[$'BISINDO raw'.B94:$'BISINDO raw'.B1210];0)))" office:value-type="boolean" office:boolean-value="false" calcext:value-type="boolean">
            <text:p>FALSE</text:p>
          </table:table-cell>
          <table:table-cell table:formula="of:=NOT(ISERROR(MATCH([.B125];[$'BISINDO raw'.C125:$'BISINDO raw'.C1241];0)))" office:value-type="boolean" office:boolean-value="false" calcext:value-type="boolean">
            <text:p>FALSE</text:p>
          </table:table-cell>
          <table:table-cell table:formula="of:=NOT(ISERROR(MATCH([.$B125];[$'BISINDO raw'.D125:$'BISINDO raw'.D1241];0)))" office:value-type="boolean" office:boolean-value="false" calcext:value-type="boolean">
            <text:p>FALSE</text:p>
          </table:table-cell>
          <table:table-cell table:formula="of:=IF([.E125]=0;[$'BISINDO raw'.D125]; &quot;&quot;)" office:value-type="string" office:string-value="bayi(2)" calcext:value-type="string">
            <text:p>bayi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yi(2)</text:p>
          </table:table-cell>
          <table:table-cell table:formula="of:=NOT(ISERROR(MATCH([.B126];[$'BISINDO raw'.B95:$'BISINDO raw'.B1211];0)))" office:value-type="boolean" office:boolean-value="false" calcext:value-type="boolean">
            <text:p>FALSE</text:p>
          </table:table-cell>
          <table:table-cell table:formula="of:=NOT(ISERROR(MATCH([.B126];[$'BISINDO raw'.C126:$'BISINDO raw'.C1242];0)))" office:value-type="boolean" office:boolean-value="false" calcext:value-type="boolean">
            <text:p>FALSE</text:p>
          </table:table-cell>
          <table:table-cell table:formula="of:=NOT(ISERROR(MATCH([.$B126];[$'BISINDO raw'.D126:$'BISINDO raw'.D1242];0)))" office:value-type="boolean" office:boolean-value="false" calcext:value-type="boolean">
            <text:p>FALSE</text:p>
          </table:table-cell>
          <table:table-cell table:formula="of:=IF([.E126]=0;[$'BISINDO raw'.D126]; &quot;&quot;)" office:value-type="string" office:string-value="becak(1)" calcext:value-type="string">
            <text:p>becak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cak(1)</text:p>
          </table:table-cell>
          <table:table-cell table:formula="of:=NOT(ISERROR(MATCH([.B127];[$'BISINDO raw'.B973:$'BISINDO raw'.B2089];0)))" office:value-type="boolean" office:boolean-value="false" calcext:value-type="boolean">
            <text:p>FALSE</text:p>
          </table:table-cell>
          <table:table-cell table:formula="of:=NOT(ISERROR(MATCH([.B127];[$'BISINDO raw'.C127:$'BISINDO raw'.C1243];0)))" office:value-type="boolean" office:boolean-value="false" calcext:value-type="boolean">
            <text:p>FALSE</text:p>
          </table:table-cell>
          <table:table-cell table:formula="of:=NOT(ISERROR(MATCH([.$B127];[$'BISINDO raw'.D127:$'BISINDO raw'.D1243];0)))" office:value-type="boolean" office:boolean-value="false" calcext:value-type="boolean">
            <text:p>FALSE</text:p>
          </table:table-cell>
          <table:table-cell table:formula="of:=IF([.E127]=0;[$'BISINDO raw'.D127]; &quot;&quot;)" office:value-type="string" office:string-value="becak(2)" calcext:value-type="string">
            <text:p>becak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cak(2)</text:p>
          </table:table-cell>
          <table:table-cell table:formula="of:=NOT(ISERROR(MATCH([.B128];[$'BISINDO raw'.B974:$'BISINDO raw'.B2090];0)))" office:value-type="boolean" office:boolean-value="false" calcext:value-type="boolean">
            <text:p>FALSE</text:p>
          </table:table-cell>
          <table:table-cell table:formula="of:=NOT(ISERROR(MATCH([.B128];[$'BISINDO raw'.C128:$'BISINDO raw'.C1244];0)))" office:value-type="boolean" office:boolean-value="false" calcext:value-type="boolean">
            <text:p>FALSE</text:p>
          </table:table-cell>
          <table:table-cell table:formula="of:=NOT(ISERROR(MATCH([.$B128];[$'BISINDO raw'.D128:$'BISINDO raw'.D1244];0)))" office:value-type="boolean" office:boolean-value="false" calcext:value-type="boolean">
            <text:p>FALSE</text:p>
          </table:table-cell>
          <table:table-cell table:formula="of:=IF([.E128]=0;[$'BISINDO raw'.D128]; &quot;&quot;)" office:value-type="string" office:string-value="bekas" calcext:value-type="string">
            <text:p>bek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kas</text:p>
          </table:table-cell>
          <table:table-cell table:formula="of:=NOT(ISERROR(MATCH([.B129];[$'BISINDO raw'.B96:$'BISINDO raw'.B1212];0)))" office:value-type="boolean" office:boolean-value="true" calcext:value-type="boolean">
            <text:p>TRUE</text:p>
          </table:table-cell>
          <table:table-cell table:formula="of:=NOT(ISERROR(MATCH([.B129];[$'BISINDO raw'.C129:$'BISINDO raw'.C1245];0)))" office:value-type="boolean" office:boolean-value="false" calcext:value-type="boolean">
            <text:p>FALSE</text:p>
          </table:table-cell>
          <table:table-cell table:formula="of:=NOT(ISERROR(MATCH([.$B129];[$'BISINDO raw'.D129:$'BISINDO raw'.D1245];0)))" office:value-type="boolean" office:boolean-value="false" calcext:value-type="boolean">
            <text:p>FALSE</text:p>
          </table:table-cell>
          <table:table-cell table:formula="of:=IF([.E129]=0;[$'BISINDO raw'.D129]; &quot;&quot;)" office:value-type="string" office:string-value="bekasi" calcext:value-type="string">
            <text:p>bekas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kasi</text:p>
          </table:table-cell>
          <table:table-cell table:formula="of:=NOT(ISERROR(MATCH([.B130];[$'BISINDO raw'.B975:$'BISINDO raw'.B2091];0)))" office:value-type="boolean" office:boolean-value="false" calcext:value-type="boolean">
            <text:p>FALSE</text:p>
          </table:table-cell>
          <table:table-cell table:formula="of:=NOT(ISERROR(MATCH([.B130];[$'BISINDO raw'.C130:$'BISINDO raw'.C1246];0)))" office:value-type="boolean" office:boolean-value="false" calcext:value-type="boolean">
            <text:p>FALSE</text:p>
          </table:table-cell>
          <table:table-cell table:formula="of:=NOT(ISERROR(MATCH([.$B130];[$'BISINDO raw'.D130:$'BISINDO raw'.D1246];0)))" office:value-type="boolean" office:boolean-value="false" calcext:value-type="boolean">
            <text:p>FALSE</text:p>
          </table:table-cell>
          <table:table-cell table:formula="of:=IF([.E130]=0;[$'BISINDO raw'.D130]; &quot;&quot;)" office:value-type="string" office:string-value="belajar_mempelajari" calcext:value-type="string">
            <text:p>belajar_mempelajar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ajar</text:p>
          </table:table-cell>
          <table:table-cell table:formula="of:=NOT(ISERROR(MATCH([.B131];[$'BISINDO raw'.B976:$'BISINDO raw'.B2092];0)))" office:value-type="boolean" office:boolean-value="false" calcext:value-type="boolean">
            <text:p>FALSE</text:p>
          </table:table-cell>
          <table:table-cell table:formula="of:=NOT(ISERROR(MATCH([.B131];[$'BISINDO raw'.C131:$'BISINDO raw'.C1247];0)))" office:value-type="boolean" office:boolean-value="false" calcext:value-type="boolean">
            <text:p>FALSE</text:p>
          </table:table-cell>
          <table:table-cell table:formula="of:=NOT(ISERROR(MATCH([.$B131];[$'BISINDO raw'.D131:$'BISINDO raw'.D1247];0)))" office:value-type="boolean" office:boolean-value="false" calcext:value-type="boolean">
            <text:p>FALSE</text:p>
          </table:table-cell>
          <table:table-cell table:formula="of:=IF([.E131]=0;[$'BISINDO raw'.D131]; &quot;&quot;)" office:value-type="string" office:string-value="belajar-untuk-ujian(2)" calcext:value-type="string">
            <text:p>belajar-untuk-ujian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ajaruntukujian(1)</text:p>
          </table:table-cell>
          <table:table-cell table:formula="of:=NOT(ISERROR(MATCH([.B132];[$'BISINDO raw'.B977:$'BISINDO raw'.B2093];0)))" office:value-type="boolean" office:boolean-value="false" calcext:value-type="boolean">
            <text:p>FALSE</text:p>
          </table:table-cell>
          <table:table-cell table:formula="of:=NOT(ISERROR(MATCH([.B132];[$'BISINDO raw'.C132:$'BISINDO raw'.C1248];0)))" office:value-type="boolean" office:boolean-value="true" calcext:value-type="boolean">
            <text:p>TRUE</text:p>
          </table:table-cell>
          <table:table-cell table:formula="of:=NOT(ISERROR(MATCH([.$B132];[$'BISINDO raw'.D132:$'BISINDO raw'.D1248];0)))" office:value-type="boolean" office:boolean-value="true" calcext:value-type="boolean">
            <text:p>TRUE</text:p>
          </table:table-cell>
          <table:table-cell table:formula="of:=IF([.E132]=0;[$'BISINDO raw'.D13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ajaruntukujian(2)</text:p>
          </table:table-cell>
          <table:table-cell table:formula="of:=NOT(ISERROR(MATCH([.B133];[$'BISINDO raw'.B978:$'BISINDO raw'.B2094];0)))" office:value-type="boolean" office:boolean-value="false" calcext:value-type="boolean">
            <text:p>FALSE</text:p>
          </table:table-cell>
          <table:table-cell table:formula="of:=NOT(ISERROR(MATCH([.B133];[$'BISINDO raw'.C133:$'BISINDO raw'.C1249];0)))" office:value-type="boolean" office:boolean-value="false" calcext:value-type="boolean">
            <text:p>FALSE</text:p>
          </table:table-cell>
          <table:table-cell table:formula="of:=NOT(ISERROR(MATCH([.$B133];[$'BISINDO raw'.D133:$'BISINDO raw'.D1249];0)))" office:value-type="boolean" office:boolean-value="false" calcext:value-type="boolean">
            <text:p>FALSE</text:p>
          </table:table-cell>
          <table:table-cell table:formula="of:=IF([.E133]=0;[$'BISINDO raw'.D133]; &quot;&quot;)" office:value-type="string" office:string-value="beli" calcext:value-type="string">
            <text:p>be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i</text:p>
          </table:table-cell>
          <table:table-cell table:formula="of:=NOT(ISERROR(MATCH([.B134];[$'BISINDO raw'.B97:$'BISINDO raw'.B1213];0)))" office:value-type="boolean" office:boolean-value="true" calcext:value-type="boolean">
            <text:p>TRUE</text:p>
          </table:table-cell>
          <table:table-cell table:formula="of:=NOT(ISERROR(MATCH([.B134];[$'BISINDO raw'.C134:$'BISINDO raw'.C1250];0)))" office:value-type="boolean" office:boolean-value="false" calcext:value-type="boolean">
            <text:p>FALSE</text:p>
          </table:table-cell>
          <table:table-cell table:formula="of:=NOT(ISERROR(MATCH([.$B134];[$'BISINDO raw'.D134:$'BISINDO raw'.D1250];0)))" office:value-type="boolean" office:boolean-value="false" calcext:value-type="boolean">
            <text:p>FALSE</text:p>
          </table:table-cell>
          <table:table-cell table:formula="of:=IF([.E134]=0;[$'BISINDO raw'.D134]; &quot;&quot;)" office:value-type="string" office:string-value="belimbing" calcext:value-type="string">
            <text:p>belimb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imbing</text:p>
          </table:table-cell>
          <table:table-cell table:formula="of:=NOT(ISERROR(MATCH([.B135];[$'BISINDO raw'.B979:$'BISINDO raw'.B2095];0)))" office:value-type="boolean" office:boolean-value="false" calcext:value-type="boolean">
            <text:p>FALSE</text:p>
          </table:table-cell>
          <table:table-cell table:formula="of:=NOT(ISERROR(MATCH([.B135];[$'BISINDO raw'.C135:$'BISINDO raw'.C1251];0)))" office:value-type="boolean" office:boolean-value="false" calcext:value-type="boolean">
            <text:p>FALSE</text:p>
          </table:table-cell>
          <table:table-cell table:formula="of:=NOT(ISERROR(MATCH([.$B135];[$'BISINDO raw'.D135:$'BISINDO raw'.D1251];0)))" office:value-type="boolean" office:boolean-value="false" calcext:value-type="boolean">
            <text:p>FALSE</text:p>
          </table:table-cell>
          <table:table-cell table:formula="of:=IF([.E135]=0;[$'BISINDO raw'.D135]; &quot;&quot;)" office:value-type="string" office:string-value="bemo(1)" calcext:value-type="string">
            <text:p>bemo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mo(1)</text:p>
          </table:table-cell>
          <table:table-cell table:formula="of:=NOT(ISERROR(MATCH([.B136];[$'BISINDO raw'.B980:$'BISINDO raw'.B2096];0)))" office:value-type="boolean" office:boolean-value="false" calcext:value-type="boolean">
            <text:p>FALSE</text:p>
          </table:table-cell>
          <table:table-cell table:formula="of:=NOT(ISERROR(MATCH([.B136];[$'BISINDO raw'.C136:$'BISINDO raw'.C1252];0)))" office:value-type="boolean" office:boolean-value="false" calcext:value-type="boolean">
            <text:p>FALSE</text:p>
          </table:table-cell>
          <table:table-cell table:formula="of:=NOT(ISERROR(MATCH([.$B136];[$'BISINDO raw'.D136:$'BISINDO raw'.D1252];0)))" office:value-type="boolean" office:boolean-value="false" calcext:value-type="boolean">
            <text:p>FALSE</text:p>
          </table:table-cell>
          <table:table-cell table:formula="of:=IF([.E136]=0;[$'BISINDO raw'.D136]; &quot;&quot;)" office:value-type="string" office:string-value="bemo(2)" calcext:value-type="string">
            <text:p>bemo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mo(2)</text:p>
          </table:table-cell>
          <table:table-cell table:formula="of:=NOT(ISERROR(MATCH([.B137];[$'BISINDO raw'.B981:$'BISINDO raw'.B2097];0)))" office:value-type="boolean" office:boolean-value="false" calcext:value-type="boolean">
            <text:p>FALSE</text:p>
          </table:table-cell>
          <table:table-cell table:formula="of:=NOT(ISERROR(MATCH([.B137];[$'BISINDO raw'.C137:$'BISINDO raw'.C1253];0)))" office:value-type="boolean" office:boolean-value="false" calcext:value-type="boolean">
            <text:p>FALSE</text:p>
          </table:table-cell>
          <table:table-cell table:formula="of:=NOT(ISERROR(MATCH([.$B137];[$'BISINDO raw'.D137:$'BISINDO raw'.D1253];0)))" office:value-type="boolean" office:boolean-value="false" calcext:value-type="boolean">
            <text:p>FALSE</text:p>
          </table:table-cell>
          <table:table-cell table:formula="of:=IF([.E137]=0;[$'BISINDO raw'.D137]; &quot;&quot;)" office:value-type="string" office:string-value="bendera" calcext:value-type="string">
            <text:p>bende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ndera</text:p>
          </table:table-cell>
          <table:table-cell table:formula="of:=NOT(ISERROR(MATCH([.B138];[$'BISINDO raw'.B982:$'BISINDO raw'.B2098];0)))" office:value-type="boolean" office:boolean-value="false" calcext:value-type="boolean">
            <text:p>FALSE</text:p>
          </table:table-cell>
          <table:table-cell table:formula="of:=NOT(ISERROR(MATCH([.B138];[$'BISINDO raw'.C138:$'BISINDO raw'.C1254];0)))" office:value-type="boolean" office:boolean-value="false" calcext:value-type="boolean">
            <text:p>FALSE</text:p>
          </table:table-cell>
          <table:table-cell table:formula="of:=NOT(ISERROR(MATCH([.$B138];[$'BISINDO raw'.D138:$'BISINDO raw'.D1254];0)))" office:value-type="boolean" office:boolean-value="false" calcext:value-type="boolean">
            <text:p>FALSE</text:p>
          </table:table-cell>
          <table:table-cell table:formula="of:=IF([.E138]=0;[$'BISINDO raw'.D138]; &quot;&quot;)" office:value-type="string" office:string-value="berani(1)" calcext:value-type="string">
            <text:p>berani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ani(1)</text:p>
          </table:table-cell>
          <table:table-cell table:formula="of:=NOT(ISERROR(MATCH([.B139];[$'BISINDO raw'.B98:$'BISINDO raw'.B1214];0)))" office:value-type="boolean" office:boolean-value="true" calcext:value-type="boolean">
            <text:p>TRUE</text:p>
          </table:table-cell>
          <table:table-cell table:formula="of:=NOT(ISERROR(MATCH([.B139];[$'BISINDO raw'.C139:$'BISINDO raw'.C1255];0)))" office:value-type="boolean" office:boolean-value="false" calcext:value-type="boolean">
            <text:p>FALSE</text:p>
          </table:table-cell>
          <table:table-cell table:formula="of:=NOT(ISERROR(MATCH([.$B139];[$'BISINDO raw'.D139:$'BISINDO raw'.D1255];0)))" office:value-type="boolean" office:boolean-value="false" calcext:value-type="boolean">
            <text:p>FALSE</text:p>
          </table:table-cell>
          <table:table-cell table:formula="of:=IF([.E139]=0;[$'BISINDO raw'.D139]; &quot;&quot;)" office:value-type="string" office:string-value="berani(2)" calcext:value-type="string">
            <text:p>berani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ani(2)</text:p>
          </table:table-cell>
          <table:table-cell table:formula="of:=NOT(ISERROR(MATCH([.B140];[$'BISINDO raw'.B99:$'BISINDO raw'.B1215];0)))" office:value-type="boolean" office:boolean-value="true" calcext:value-type="boolean">
            <text:p>TRUE</text:p>
          </table:table-cell>
          <table:table-cell table:formula="of:=NOT(ISERROR(MATCH([.B140];[$'BISINDO raw'.C140:$'BISINDO raw'.C1256];0)))" office:value-type="boolean" office:boolean-value="false" calcext:value-type="boolean">
            <text:p>FALSE</text:p>
          </table:table-cell>
          <table:table-cell table:formula="of:=NOT(ISERROR(MATCH([.$B140];[$'BISINDO raw'.D140:$'BISINDO raw'.D1256];0)))" office:value-type="boolean" office:boolean-value="false" calcext:value-type="boolean">
            <text:p>FALSE</text:p>
          </table:table-cell>
          <table:table-cell table:formula="of:=IF([.E140]=0;[$'BISINDO raw'.D140]; &quot;&quot;)" office:value-type="string" office:string-value="berapaharga(1)" calcext:value-type="string">
            <text:p>berapaharg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apaharga(1)</text:p>
          </table:table-cell>
          <table:table-cell table:formula="of:=NOT(ISERROR(MATCH([.B141];[$'BISINDO raw'.B100:$'BISINDO raw'.B1216];0)))" office:value-type="boolean" office:boolean-value="false" calcext:value-type="boolean">
            <text:p>FALSE</text:p>
          </table:table-cell>
          <table:table-cell table:formula="of:=NOT(ISERROR(MATCH([.B141];[$'BISINDO raw'.C141:$'BISINDO raw'.C1257];0)))" office:value-type="boolean" office:boolean-value="false" calcext:value-type="boolean">
            <text:p>FALSE</text:p>
          </table:table-cell>
          <table:table-cell table:formula="of:=NOT(ISERROR(MATCH([.$B141];[$'BISINDO raw'.D141:$'BISINDO raw'.D1257];0)))" office:value-type="boolean" office:boolean-value="false" calcext:value-type="boolean">
            <text:p>FALSE</text:p>
          </table:table-cell>
          <table:table-cell table:formula="of:=IF([.E141]=0;[$'BISINDO raw'.D141]; &quot;&quot;)" office:value-type="string" office:string-value="berapaharga(2)" calcext:value-type="string">
            <text:p>berapaharg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apaharga(2)</text:p>
          </table:table-cell>
          <table:table-cell table:formula="of:=NOT(ISERROR(MATCH([.B142];[$'BISINDO raw'.B101:$'BISINDO raw'.B1217];0)))" office:value-type="boolean" office:boolean-value="false" calcext:value-type="boolean">
            <text:p>FALSE</text:p>
          </table:table-cell>
          <table:table-cell table:formula="of:=NOT(ISERROR(MATCH([.B142];[$'BISINDO raw'.C142:$'BISINDO raw'.C1258];0)))" office:value-type="boolean" office:boolean-value="false" calcext:value-type="boolean">
            <text:p>FALSE</text:p>
          </table:table-cell>
          <table:table-cell table:formula="of:=NOT(ISERROR(MATCH([.$B142];[$'BISINDO raw'.D142:$'BISINDO raw'.D1258];0)))" office:value-type="boolean" office:boolean-value="false" calcext:value-type="boolean">
            <text:p>FALSE</text:p>
          </table:table-cell>
          <table:table-cell table:formula="of:=IF([.E142]=0;[$'BISINDO raw'.D142]; &quot;&quot;)" office:value-type="string" office:string-value="berapalama" calcext:value-type="string">
            <text:p>berapala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apalama</text:p>
          </table:table-cell>
          <table:table-cell table:formula="of:=NOT(ISERROR(MATCH([.B143];[$'BISINDO raw'.B102:$'BISINDO raw'.B1218];0)))" office:value-type="boolean" office:boolean-value="false" calcext:value-type="boolean">
            <text:p>FALSE</text:p>
          </table:table-cell>
          <table:table-cell table:formula="of:=NOT(ISERROR(MATCH([.B143];[$'BISINDO raw'.C143:$'BISINDO raw'.C1259];0)))" office:value-type="boolean" office:boolean-value="false" calcext:value-type="boolean">
            <text:p>FALSE</text:p>
          </table:table-cell>
          <table:table-cell table:formula="of:=NOT(ISERROR(MATCH([.$B143];[$'BISINDO raw'.D143:$'BISINDO raw'.D1259];0)))" office:value-type="boolean" office:boolean-value="false" calcext:value-type="boolean">
            <text:p>FALSE</text:p>
          </table:table-cell>
          <table:table-cell table:formula="of:=IF([.E143]=0;[$'BISINDO raw'.D143]; &quot;&quot;)" office:value-type="string" office:string-value="berat" calcext:value-type="string">
            <text:p>ber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at</text:p>
          </table:table-cell>
          <table:table-cell table:formula="of:=NOT(ISERROR(MATCH([.B144];[$'BISINDO raw'.B103:$'BISINDO raw'.B1219];0)))" office:value-type="boolean" office:boolean-value="true" calcext:value-type="boolean">
            <text:p>TRUE</text:p>
          </table:table-cell>
          <table:table-cell table:formula="of:=NOT(ISERROR(MATCH([.B144];[$'BISINDO raw'.C144:$'BISINDO raw'.C1260];0)))" office:value-type="boolean" office:boolean-value="false" calcext:value-type="boolean">
            <text:p>FALSE</text:p>
          </table:table-cell>
          <table:table-cell table:formula="of:=NOT(ISERROR(MATCH([.$B144];[$'BISINDO raw'.D144:$'BISINDO raw'.D1260];0)))" office:value-type="boolean" office:boolean-value="false" calcext:value-type="boolean">
            <text:p>FALSE</text:p>
          </table:table-cell>
          <table:table-cell table:formula="of:=IF([.E144]=0;[$'BISINDO raw'.D144]; &quot;&quot;)" office:value-type="string" office:string-value="berenang(1)" calcext:value-type="string">
            <text:p>berenang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enang(1)</text:p>
          </table:table-cell>
          <table:table-cell table:formula="of:=NOT(ISERROR(MATCH([.B145];[$'BISINDO raw'.B983:$'BISINDO raw'.B2099];0)))" office:value-type="boolean" office:boolean-value="false" calcext:value-type="boolean">
            <text:p>FALSE</text:p>
          </table:table-cell>
          <table:table-cell table:formula="of:=NOT(ISERROR(MATCH([.B145];[$'BISINDO raw'.C145:$'BISINDO raw'.C1261];0)))" office:value-type="boolean" office:boolean-value="false" calcext:value-type="boolean">
            <text:p>FALSE</text:p>
          </table:table-cell>
          <table:table-cell table:formula="of:=NOT(ISERROR(MATCH([.$B145];[$'BISINDO raw'.D145:$'BISINDO raw'.D1261];0)))" office:value-type="boolean" office:boolean-value="false" calcext:value-type="boolean">
            <text:p>FALSE</text:p>
          </table:table-cell>
          <table:table-cell table:formula="of:=IF([.E145]=0;[$'BISINDO raw'.D145]; &quot;&quot;)" office:value-type="string" office:string-value="berenang(2)" calcext:value-type="string">
            <text:p>berenang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enang(2)</text:p>
          </table:table-cell>
          <table:table-cell table:formula="of:=NOT(ISERROR(MATCH([.B146];[$'BISINDO raw'.B984:$'BISINDO raw'.B2100];0)))" office:value-type="boolean" office:boolean-value="false" calcext:value-type="boolean">
            <text:p>FALSE</text:p>
          </table:table-cell>
          <table:table-cell table:formula="of:=NOT(ISERROR(MATCH([.B146];[$'BISINDO raw'.C146:$'BISINDO raw'.C1262];0)))" office:value-type="boolean" office:boolean-value="false" calcext:value-type="boolean">
            <text:p>FALSE</text:p>
          </table:table-cell>
          <table:table-cell table:formula="of:=NOT(ISERROR(MATCH([.$B146];[$'BISINDO raw'.D146:$'BISINDO raw'.D1262];0)))" office:value-type="boolean" office:boolean-value="false" calcext:value-type="boolean">
            <text:p>FALSE</text:p>
          </table:table-cell>
          <table:table-cell table:formula="of:=IF([.E146]=0;[$'BISINDO raw'.D146]; &quot;&quot;)" office:value-type="string" office:string-value="berhenti" calcext:value-type="string">
            <text:p>berhen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henti</text:p>
          </table:table-cell>
          <table:table-cell table:formula="of:=NOT(ISERROR(MATCH([.B147];[$'BISINDO raw'.B986:$'BISINDO raw'.B2102];0)))" office:value-type="boolean" office:boolean-value="false" calcext:value-type="boolean">
            <text:p>FALSE</text:p>
          </table:table-cell>
          <table:table-cell table:formula="of:=NOT(ISERROR(MATCH([.B147];[$'BISINDO raw'.C147:$'BISINDO raw'.C1263];0)))" office:value-type="boolean" office:boolean-value="false" calcext:value-type="boolean">
            <text:p>FALSE</text:p>
          </table:table-cell>
          <table:table-cell table:formula="of:=NOT(ISERROR(MATCH([.$B147];[$'BISINDO raw'.D147:$'BISINDO raw'.D1263];0)))" office:value-type="boolean" office:boolean-value="false" calcext:value-type="boolean">
            <text:p>FALSE</text:p>
          </table:table-cell>
          <table:table-cell table:formula="of:=IF([.E147]=0;[$'BISINDO raw'.D147]; &quot;&quot;)" office:value-type="string" office:string-value="berhenti(kendaraan)" calcext:value-type="string">
            <text:p>berhenti(kendaraan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henti(kendaraan)</text:p>
          </table:table-cell>
          <table:table-cell table:formula="of:=NOT(ISERROR(MATCH([.B148];[$'BISINDO raw'.B985:$'BISINDO raw'.B2101];0)))" office:value-type="boolean" office:boolean-value="false" calcext:value-type="boolean">
            <text:p>FALSE</text:p>
          </table:table-cell>
          <table:table-cell table:formula="of:=NOT(ISERROR(MATCH([.B148];[$'BISINDO raw'.C148:$'BISINDO raw'.C1264];0)))" office:value-type="boolean" office:boolean-value="false" calcext:value-type="boolean">
            <text:p>FALSE</text:p>
          </table:table-cell>
          <table:table-cell table:formula="of:=NOT(ISERROR(MATCH([.$B148];[$'BISINDO raw'.D148:$'BISINDO raw'.D1264];0)))" office:value-type="boolean" office:boolean-value="false" calcext:value-type="boolean">
            <text:p>FALSE</text:p>
          </table:table-cell>
          <table:table-cell table:formula="of:=IF([.E148]=0;[$'BISINDO raw'.D148]; &quot;&quot;)" office:value-type="string" office:string-value="bermimpi" calcext:value-type="string">
            <text:p>bermimp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mimpi</text:p>
          </table:table-cell>
          <table:table-cell table:formula="of:=NOT(ISERROR(MATCH([.B149];[$'BISINDO raw'.B104:$'BISINDO raw'.B1220];0)))" office:value-type="boolean" office:boolean-value="true" calcext:value-type="boolean">
            <text:p>TRUE</text:p>
          </table:table-cell>
          <table:table-cell table:formula="of:=NOT(ISERROR(MATCH([.B149];[$'BISINDO raw'.C149:$'BISINDO raw'.C1265];0)))" office:value-type="boolean" office:boolean-value="false" calcext:value-type="boolean">
            <text:p>FALSE</text:p>
          </table:table-cell>
          <table:table-cell table:formula="of:=NOT(ISERROR(MATCH([.$B149];[$'BISINDO raw'.D149:$'BISINDO raw'.D1265];0)))" office:value-type="boolean" office:boolean-value="false" calcext:value-type="boolean">
            <text:p>FALSE</text:p>
          </table:table-cell>
          <table:table-cell table:formula="of:=IF([.E149]=0;[$'BISINDO raw'.D149]; &quot;&quot;)" office:value-type="string" office:string-value="bernapas" calcext:value-type="string">
            <text:p>bernap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napas</text:p>
          </table:table-cell>
          <table:table-cell table:formula="of:=NOT(ISERROR(MATCH([.B150];[$'BISINDO raw'.B105:$'BISINDO raw'.B1221];0)))" office:value-type="boolean" office:boolean-value="true" calcext:value-type="boolean">
            <text:p>TRUE</text:p>
          </table:table-cell>
          <table:table-cell table:formula="of:=NOT(ISERROR(MATCH([.B150];[$'BISINDO raw'.C150:$'BISINDO raw'.C1266];0)))" office:value-type="boolean" office:boolean-value="false" calcext:value-type="boolean">
            <text:p>FALSE</text:p>
          </table:table-cell>
          <table:table-cell table:formula="of:=NOT(ISERROR(MATCH([.$B150];[$'BISINDO raw'.D150:$'BISINDO raw'.D1266];0)))" office:value-type="boolean" office:boolean-value="false" calcext:value-type="boolean">
            <text:p>FALSE</text:p>
          </table:table-cell>
          <table:table-cell table:formula="of:=IF([.E150]=0;[$'BISINDO raw'.D150]; &quot;&quot;)" office:value-type="string" office:string-value="besar(gedung)" calcext:value-type="string">
            <text:p>besar(gedu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sar(binatang)</text:p>
          </table:table-cell>
          <table:table-cell table:formula="of:=NOT(ISERROR(MATCH([.B151];[$'BISINDO raw'.B106:$'BISINDO raw'.B1222];0)))" office:value-type="boolean" office:boolean-value="false" calcext:value-type="boolean">
            <text:p>FALSE</text:p>
          </table:table-cell>
          <table:table-cell table:formula="of:=NOT(ISERROR(MATCH([.B151];[$'BISINDO raw'.C151:$'BISINDO raw'.C1267];0)))" office:value-type="boolean" office:boolean-value="false" calcext:value-type="boolean">
            <text:p>FALSE</text:p>
          </table:table-cell>
          <table:table-cell table:formula="of:=NOT(ISERROR(MATCH([.$B151];[$'BISINDO raw'.D151:$'BISINDO raw'.D1267];0)))" office:value-type="boolean" office:boolean-value="false" calcext:value-type="boolean">
            <text:p>FALSE</text:p>
          </table:table-cell>
          <table:table-cell table:formula="of:=IF([.E151]=0;[$'BISINDO raw'.D151]; &quot;&quot;)" office:value-type="string" office:string-value="besar(orang)" calcext:value-type="string">
            <text:p>besar(ora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sar(gedung)</text:p>
          </table:table-cell>
          <table:table-cell table:formula="of:=NOT(ISERROR(MATCH([.B152];[$'BISINDO raw'.B987:$'BISINDO raw'.B2103];0)))" office:value-type="boolean" office:boolean-value="false" calcext:value-type="boolean">
            <text:p>FALSE</text:p>
          </table:table-cell>
          <table:table-cell table:formula="of:=NOT(ISERROR(MATCH([.B152];[$'BISINDO raw'.C152:$'BISINDO raw'.C1268];0)))" office:value-type="boolean" office:boolean-value="false" calcext:value-type="boolean">
            <text:p>FALSE</text:p>
          </table:table-cell>
          <table:table-cell table:formula="of:=NOT(ISERROR(MATCH([.$B152];[$'BISINDO raw'.D152:$'BISINDO raw'.D1268];0)))" office:value-type="boolean" office:boolean-value="false" calcext:value-type="boolean">
            <text:p>FALSE</text:p>
          </table:table-cell>
          <table:table-cell table:formula="of:=IF([.E152]=0;[$'BISINDO raw'.D152]; &quot;&quot;)" office:value-type="string" office:string-value="bibir" calcext:value-type="string">
            <text:p>bibi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sar(orang)</text:p>
          </table:table-cell>
          <table:table-cell table:formula="of:=NOT(ISERROR(MATCH([.B153];[$'BISINDO raw'.B988:$'BISINDO raw'.B2104];0)))" office:value-type="boolean" office:boolean-value="false" calcext:value-type="boolean">
            <text:p>FALSE</text:p>
          </table:table-cell>
          <table:table-cell table:formula="of:=NOT(ISERROR(MATCH([.B153];[$'BISINDO raw'.C153:$'BISINDO raw'.C1269];0)))" office:value-type="boolean" office:boolean-value="false" calcext:value-type="boolean">
            <text:p>FALSE</text:p>
          </table:table-cell>
          <table:table-cell table:formula="of:=NOT(ISERROR(MATCH([.$B153];[$'BISINDO raw'.D153:$'BISINDO raw'.D1269];0)))" office:value-type="boolean" office:boolean-value="false" calcext:value-type="boolean">
            <text:p>FALSE</text:p>
          </table:table-cell>
          <table:table-cell table:formula="of:=IF([.E153]=0;[$'BISINDO raw'.D153]; &quot;&quot;)" office:value-type="string" office:string-value="bibirtebal" calcext:value-type="string">
            <text:p>bibirteb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bir</text:p>
          </table:table-cell>
          <table:table-cell table:formula="of:=NOT(ISERROR(MATCH([.B154];[$'BISINDO raw'.B107:$'BISINDO raw'.B1223];0)))" office:value-type="boolean" office:boolean-value="true" calcext:value-type="boolean">
            <text:p>TRUE</text:p>
          </table:table-cell>
          <table:table-cell table:formula="of:=NOT(ISERROR(MATCH([.B154];[$'BISINDO raw'.C154:$'BISINDO raw'.C1270];0)))" office:value-type="boolean" office:boolean-value="false" calcext:value-type="boolean">
            <text:p>FALSE</text:p>
          </table:table-cell>
          <table:table-cell table:formula="of:=NOT(ISERROR(MATCH([.$B154];[$'BISINDO raw'.D154:$'BISINDO raw'.D1270];0)))" office:value-type="boolean" office:boolean-value="false" calcext:value-type="boolean">
            <text:p>FALSE</text:p>
          </table:table-cell>
          <table:table-cell table:formula="of:=IF([.E154]=0;[$'BISINDO raw'.D154]; &quot;&quot;)" office:value-type="string" office:string-value="bibirtipis" calcext:value-type="string">
            <text:p>bibirtip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birtebal</text:p>
          </table:table-cell>
          <table:table-cell table:formula="of:=NOT(ISERROR(MATCH([.B155];[$'BISINDO raw'.B108:$'BISINDO raw'.B1224];0)))" office:value-type="boolean" office:boolean-value="false" calcext:value-type="boolean">
            <text:p>FALSE</text:p>
          </table:table-cell>
          <table:table-cell table:formula="of:=NOT(ISERROR(MATCH([.B155];[$'BISINDO raw'.C155:$'BISINDO raw'.C1271];0)))" office:value-type="boolean" office:boolean-value="false" calcext:value-type="boolean">
            <text:p>FALSE</text:p>
          </table:table-cell>
          <table:table-cell table:formula="of:=NOT(ISERROR(MATCH([.$B155];[$'BISINDO raw'.D155:$'BISINDO raw'.D1271];0)))" office:value-type="boolean" office:boolean-value="false" calcext:value-type="boolean">
            <text:p>FALSE</text:p>
          </table:table-cell>
          <table:table-cell table:formula="of:=IF([.E155]=0;[$'BISINDO raw'.D155]; &quot;&quot;)" office:value-type="string" office:string-value="bicara" calcext:value-type="string">
            <text:p>bica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birtipis</text:p>
          </table:table-cell>
          <table:table-cell table:formula="of:=NOT(ISERROR(MATCH([.B156];[$'BISINDO raw'.B109:$'BISINDO raw'.B1225];0)))" office:value-type="boolean" office:boolean-value="false" calcext:value-type="boolean">
            <text:p>FALSE</text:p>
          </table:table-cell>
          <table:table-cell table:formula="of:=NOT(ISERROR(MATCH([.B156];[$'BISINDO raw'.C156:$'BISINDO raw'.C1272];0)))" office:value-type="boolean" office:boolean-value="false" calcext:value-type="boolean">
            <text:p>FALSE</text:p>
          </table:table-cell>
          <table:table-cell table:formula="of:=NOT(ISERROR(MATCH([.$B156];[$'BISINDO raw'.D156:$'BISINDO raw'.D1272];0)))" office:value-type="boolean" office:boolean-value="false" calcext:value-type="boolean">
            <text:p>FALSE</text:p>
          </table:table-cell>
          <table:table-cell table:formula="of:=IF([.E156]=0;[$'BISINDO raw'.D156]; &quot;&quot;)" office:value-type="string" office:string-value="binatang(besar)" calcext:value-type="string">
            <text:p>binatang(besar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cara</text:p>
          </table:table-cell>
          <table:table-cell table:formula="of:=NOT(ISERROR(MATCH([.B157];[$'BISINDO raw'.B110:$'BISINDO raw'.B1226];0)))" office:value-type="boolean" office:boolean-value="true" calcext:value-type="boolean">
            <text:p>TRUE</text:p>
          </table:table-cell>
          <table:table-cell table:formula="of:=NOT(ISERROR(MATCH([.B157];[$'BISINDO raw'.C157:$'BISINDO raw'.C1273];0)))" office:value-type="boolean" office:boolean-value="false" calcext:value-type="boolean">
            <text:p>FALSE</text:p>
          </table:table-cell>
          <table:table-cell table:formula="of:=NOT(ISERROR(MATCH([.$B157];[$'BISINDO raw'.D157:$'BISINDO raw'.D1273];0)))" office:value-type="boolean" office:boolean-value="false" calcext:value-type="boolean">
            <text:p>FALSE</text:p>
          </table:table-cell>
          <table:table-cell table:formula="of:=IF([.E157]=0;[$'BISINDO raw'.D157]; &quot;&quot;)" office:value-type="string" office:string-value="bioskop" calcext:value-type="string">
            <text:p>biosko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ologi</text:p>
          </table:table-cell>
          <table:table-cell table:formula="of:=NOT(ISERROR(MATCH([.B158];[$'BISINDO raw'.B989:$'BISINDO raw'.B2105];0)))" office:value-type="boolean" office:boolean-value="false" calcext:value-type="boolean">
            <text:p>FALSE</text:p>
          </table:table-cell>
          <table:table-cell table:formula="of:=NOT(ISERROR(MATCH([.B158];[$'BISINDO raw'.C158:$'BISINDO raw'.C1274];0)))" office:value-type="boolean" office:boolean-value="false" calcext:value-type="boolean">
            <text:p>FALSE</text:p>
          </table:table-cell>
          <table:table-cell table:formula="of:=NOT(ISERROR(MATCH([.$B158];[$'BISINDO raw'.D158:$'BISINDO raw'.D1274];0)))" office:value-type="boolean" office:boolean-value="false" calcext:value-type="boolean">
            <text:p>FALSE</text:p>
          </table:table-cell>
          <table:table-cell table:formula="of:=IF([.E158]=0;[$'BISINDO raw'.D158]; &quot;&quot;)" office:value-type="string" office:string-value="bisa" calcext:value-type="string">
            <text:p>bis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oskop</text:p>
          </table:table-cell>
          <table:table-cell table:formula="of:=NOT(ISERROR(MATCH([.B159];[$'BISINDO raw'.B111:$'BISINDO raw'.B1227];0)))" office:value-type="boolean" office:boolean-value="true" calcext:value-type="boolean">
            <text:p>TRUE</text:p>
          </table:table-cell>
          <table:table-cell table:formula="of:=NOT(ISERROR(MATCH([.B159];[$'BISINDO raw'.C159:$'BISINDO raw'.C1275];0)))" office:value-type="boolean" office:boolean-value="false" calcext:value-type="boolean">
            <text:p>FALSE</text:p>
          </table:table-cell>
          <table:table-cell table:formula="of:=NOT(ISERROR(MATCH([.$B159];[$'BISINDO raw'.D159:$'BISINDO raw'.D1275];0)))" office:value-type="boolean" office:boolean-value="false" calcext:value-type="boolean">
            <text:p>FALSE</text:p>
          </table:table-cell>
          <table:table-cell table:formula="of:=IF([.E159]=0;[$'BISINDO raw'.D159]; &quot;&quot;)" office:value-type="string" office:string-value="bisnis" calcext:value-type="string">
            <text:p>bisn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sa</text:p>
          </table:table-cell>
          <table:table-cell table:formula="of:=NOT(ISERROR(MATCH([.B160];[$'BISINDO raw'.B112:$'BISINDO raw'.B1228];0)))" office:value-type="boolean" office:boolean-value="true" calcext:value-type="boolean">
            <text:p>TRUE</text:p>
          </table:table-cell>
          <table:table-cell table:formula="of:=NOT(ISERROR(MATCH([.B160];[$'BISINDO raw'.C160:$'BISINDO raw'.C1276];0)))" office:value-type="boolean" office:boolean-value="false" calcext:value-type="boolean">
            <text:p>FALSE</text:p>
          </table:table-cell>
          <table:table-cell table:formula="of:=NOT(ISERROR(MATCH([.$B160];[$'BISINDO raw'.D160:$'BISINDO raw'.D1276];0)))" office:value-type="boolean" office:boolean-value="false" calcext:value-type="boolean">
            <text:p>FALSE</text:p>
          </table:table-cell>
          <table:table-cell table:formula="of:=IF([.E160]=0;[$'BISINDO raw'.D160]; &quot;&quot;)" office:value-type="string" office:string-value="bogor" calcext:value-type="string">
            <text:p>bog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snis</text:p>
          </table:table-cell>
          <table:table-cell table:formula="of:=NOT(ISERROR(MATCH([.B161];[$'BISINDO raw'.B113:$'BISINDO raw'.B1229];0)))" office:value-type="boolean" office:boolean-value="true" calcext:value-type="boolean">
            <text:p>TRUE</text:p>
          </table:table-cell>
          <table:table-cell table:formula="of:=NOT(ISERROR(MATCH([.B161];[$'BISINDO raw'.C161:$'BISINDO raw'.C1277];0)))" office:value-type="boolean" office:boolean-value="false" calcext:value-type="boolean">
            <text:p>FALSE</text:p>
          </table:table-cell>
          <table:table-cell table:formula="of:=NOT(ISERROR(MATCH([.$B161];[$'BISINDO raw'.D161:$'BISINDO raw'.D1277];0)))" office:value-type="boolean" office:boolean-value="false" calcext:value-type="boolean">
            <text:p>FALSE</text:p>
          </table:table-cell>
          <table:table-cell table:formula="of:=IF([.E161]=0;[$'BISINDO raw'.D161]; &quot;&quot;)" office:value-type="string" office:string-value="boleh" calcext:value-type="string">
            <text:p>bole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gor</text:p>
          </table:table-cell>
          <table:table-cell table:formula="of:=NOT(ISERROR(MATCH([.B162];[$'BISINDO raw'.B990:$'BISINDO raw'.B2106];0)))" office:value-type="boolean" office:boolean-value="false" calcext:value-type="boolean">
            <text:p>FALSE</text:p>
          </table:table-cell>
          <table:table-cell table:formula="of:=NOT(ISERROR(MATCH([.B162];[$'BISINDO raw'.C162:$'BISINDO raw'.C1278];0)))" office:value-type="boolean" office:boolean-value="false" calcext:value-type="boolean">
            <text:p>FALSE</text:p>
          </table:table-cell>
          <table:table-cell table:formula="of:=NOT(ISERROR(MATCH([.$B162];[$'BISINDO raw'.D162:$'BISINDO raw'.D1278];0)))" office:value-type="boolean" office:boolean-value="false" calcext:value-type="boolean">
            <text:p>FALSE</text:p>
          </table:table-cell>
          <table:table-cell table:formula="of:=IF([.E162]=0;[$'BISINDO raw'.D162]; &quot;&quot;)" office:value-type="string" office:string-value="buah_naga(2)" calcext:value-type="string">
            <text:p>buah_nag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leh</text:p>
          </table:table-cell>
          <table:table-cell table:formula="of:=NOT(ISERROR(MATCH([.B163];[$'BISINDO raw'.B114:$'BISINDO raw'.B1230];0)))" office:value-type="boolean" office:boolean-value="true" calcext:value-type="boolean">
            <text:p>TRUE</text:p>
          </table:table-cell>
          <table:table-cell table:formula="of:=NOT(ISERROR(MATCH([.B163];[$'BISINDO raw'.C163:$'BISINDO raw'.C1279];0)))" office:value-type="boolean" office:boolean-value="false" calcext:value-type="boolean">
            <text:p>FALSE</text:p>
          </table:table-cell>
          <table:table-cell table:formula="of:=NOT(ISERROR(MATCH([.$B163];[$'BISINDO raw'.D163:$'BISINDO raw'.D1279];0)))" office:value-type="boolean" office:boolean-value="false" calcext:value-type="boolean">
            <text:p>FALSE</text:p>
          </table:table-cell>
          <table:table-cell table:formula="of:=IF([.E163]=0;[$'BISINDO raw'.D163]; &quot;&quot;)" office:value-type="string" office:string-value="buah-naga(1)" calcext:value-type="string">
            <text:p>buah-nag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ahnaga(1)</text:p>
          </table:table-cell>
          <table:table-cell table:formula="of:=NOT(ISERROR(MATCH([.B164];[$'BISINDO raw'.B991:$'BISINDO raw'.B2107];0)))" office:value-type="boolean" office:boolean-value="false" calcext:value-type="boolean">
            <text:p>FALSE</text:p>
          </table:table-cell>
          <table:table-cell table:formula="of:=NOT(ISERROR(MATCH([.B164];[$'BISINDO raw'.C164:$'BISINDO raw'.C1280];0)))" office:value-type="boolean" office:boolean-value="false" calcext:value-type="boolean">
            <text:p>FALSE</text:p>
          </table:table-cell>
          <table:table-cell table:formula="of:=NOT(ISERROR(MATCH([.$B164];[$'BISINDO raw'.D164:$'BISINDO raw'.D1280];0)))" office:value-type="boolean" office:boolean-value="false" calcext:value-type="boolean">
            <text:p>FALSE</text:p>
          </table:table-cell>
          <table:table-cell table:formula="of:=IF([.E164]=0;[$'BISINDO raw'.D164]; &quot;&quot;)" office:value-type="string" office:string-value="buat(1)" calcext:value-type="string">
            <text:p>buat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ahnaga(2)</text:p>
          </table:table-cell>
          <table:table-cell table:formula="of:=NOT(ISERROR(MATCH([.B165];[$'BISINDO raw'.B992:$'BISINDO raw'.B2108];0)))" office:value-type="boolean" office:boolean-value="false" calcext:value-type="boolean">
            <text:p>FALSE</text:p>
          </table:table-cell>
          <table:table-cell table:formula="of:=NOT(ISERROR(MATCH([.B165];[$'BISINDO raw'.C165:$'BISINDO raw'.C1281];0)))" office:value-type="boolean" office:boolean-value="false" calcext:value-type="boolean">
            <text:p>FALSE</text:p>
          </table:table-cell>
          <table:table-cell table:formula="of:=NOT(ISERROR(MATCH([.$B165];[$'BISINDO raw'.D165:$'BISINDO raw'.D1281];0)))" office:value-type="boolean" office:boolean-value="false" calcext:value-type="boolean">
            <text:p>FALSE</text:p>
          </table:table-cell>
          <table:table-cell table:formula="of:=IF([.E165]=0;[$'BISINDO raw'.D165]; &quot;&quot;)" office:value-type="string" office:string-value="buat(2)" calcext:value-type="string">
            <text:p>buat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at(1)</text:p>
          </table:table-cell>
          <table:table-cell table:formula="of:=NOT(ISERROR(MATCH([.B166];[$'BISINDO raw'.B115:$'BISINDO raw'.B1231];0)))" office:value-type="boolean" office:boolean-value="true" calcext:value-type="boolean">
            <text:p>TRUE</text:p>
          </table:table-cell>
          <table:table-cell table:formula="of:=NOT(ISERROR(MATCH([.B166];[$'BISINDO raw'.C166:$'BISINDO raw'.C1282];0)))" office:value-type="boolean" office:boolean-value="false" calcext:value-type="boolean">
            <text:p>FALSE</text:p>
          </table:table-cell>
          <table:table-cell table:formula="of:=NOT(ISERROR(MATCH([.$B166];[$'BISINDO raw'.D166:$'BISINDO raw'.D1282];0)))" office:value-type="boolean" office:boolean-value="false" calcext:value-type="boolean">
            <text:p>FALSE</text:p>
          </table:table-cell>
          <table:table-cell table:formula="of:=IF([.E166]=0;[$'BISINDO raw'.D166]; &quot;&quot;)" office:value-type="string" office:string-value="buaya(1)" calcext:value-type="string">
            <text:p>buay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at(2)</text:p>
          </table:table-cell>
          <table:table-cell table:formula="of:=NOT(ISERROR(MATCH([.B167];[$'BISINDO raw'.B116:$'BISINDO raw'.B1232];0)))" office:value-type="boolean" office:boolean-value="true" calcext:value-type="boolean">
            <text:p>TRUE</text:p>
          </table:table-cell>
          <table:table-cell table:formula="of:=NOT(ISERROR(MATCH([.B167];[$'BISINDO raw'.C167:$'BISINDO raw'.C1283];0)))" office:value-type="boolean" office:boolean-value="false" calcext:value-type="boolean">
            <text:p>FALSE</text:p>
          </table:table-cell>
          <table:table-cell table:formula="of:=NOT(ISERROR(MATCH([.$B167];[$'BISINDO raw'.D167:$'BISINDO raw'.D1283];0)))" office:value-type="boolean" office:boolean-value="false" calcext:value-type="boolean">
            <text:p>FALSE</text:p>
          </table:table-cell>
          <table:table-cell table:formula="of:=IF([.E167]=0;[$'BISINDO raw'.D167]; &quot;&quot;)" office:value-type="string" office:string-value="buaya(2)" calcext:value-type="string">
            <text:p>buay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aya(1)</text:p>
          </table:table-cell>
          <table:table-cell table:formula="of:=NOT(ISERROR(MATCH([.B168];[$'BISINDO raw'.B117:$'BISINDO raw'.B1233];0)))" office:value-type="boolean" office:boolean-value="true" calcext:value-type="boolean">
            <text:p>TRUE</text:p>
          </table:table-cell>
          <table:table-cell table:formula="of:=NOT(ISERROR(MATCH([.B168];[$'BISINDO raw'.C168:$'BISINDO raw'.C1284];0)))" office:value-type="boolean" office:boolean-value="false" calcext:value-type="boolean">
            <text:p>FALSE</text:p>
          </table:table-cell>
          <table:table-cell table:formula="of:=NOT(ISERROR(MATCH([.$B168];[$'BISINDO raw'.D168:$'BISINDO raw'.D1284];0)))" office:value-type="boolean" office:boolean-value="false" calcext:value-type="boolean">
            <text:p>FALSE</text:p>
          </table:table-cell>
          <table:table-cell table:formula="of:=IF([.E168]=0;[$'BISINDO raw'.D168]; &quot;&quot;)" office:value-type="string" office:string-value="bukabaju(1)" calcext:value-type="string">
            <text:p>bukabaju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aya(2)</text:p>
          </table:table-cell>
          <table:table-cell table:formula="of:=NOT(ISERROR(MATCH([.B169];[$'BISINDO raw'.B118:$'BISINDO raw'.B1234];0)))" office:value-type="boolean" office:boolean-value="true" calcext:value-type="boolean">
            <text:p>TRUE</text:p>
          </table:table-cell>
          <table:table-cell table:formula="of:=NOT(ISERROR(MATCH([.B169];[$'BISINDO raw'.C169:$'BISINDO raw'.C1285];0)))" office:value-type="boolean" office:boolean-value="false" calcext:value-type="boolean">
            <text:p>FALSE</text:p>
          </table:table-cell>
          <table:table-cell table:formula="of:=NOT(ISERROR(MATCH([.$B169];[$'BISINDO raw'.D169:$'BISINDO raw'.D1285];0)))" office:value-type="boolean" office:boolean-value="false" calcext:value-type="boolean">
            <text:p>FALSE</text:p>
          </table:table-cell>
          <table:table-cell table:formula="of:=IF([.E169]=0;[$'BISINDO raw'.D169]; &quot;&quot;)" office:value-type="string" office:string-value="bukabaju(2)" calcext:value-type="string">
            <text:p>bukabaju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kabaju(1)</text:p>
          </table:table-cell>
          <table:table-cell table:formula="of:=NOT(ISERROR(MATCH([.B170];[$'BISINDO raw'.B119:$'BISINDO raw'.B1235];0)))" office:value-type="boolean" office:boolean-value="false" calcext:value-type="boolean">
            <text:p>FALSE</text:p>
          </table:table-cell>
          <table:table-cell table:formula="of:=NOT(ISERROR(MATCH([.B170];[$'BISINDO raw'.C170:$'BISINDO raw'.C1286];0)))" office:value-type="boolean" office:boolean-value="false" calcext:value-type="boolean">
            <text:p>FALSE</text:p>
          </table:table-cell>
          <table:table-cell table:formula="of:=NOT(ISERROR(MATCH([.$B170];[$'BISINDO raw'.D170:$'BISINDO raw'.D1286];0)))" office:value-type="boolean" office:boolean-value="false" calcext:value-type="boolean">
            <text:p>FALSE</text:p>
          </table:table-cell>
          <table:table-cell table:formula="of:=IF([.E170]=0;[$'BISINDO raw'.D170]; &quot;&quot;)" office:value-type="string" office:string-value="bukacelana" calcext:value-type="string">
            <text:p>bukacela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kabaju(2)</text:p>
          </table:table-cell>
          <table:table-cell table:formula="of:=NOT(ISERROR(MATCH([.B171];[$'BISINDO raw'.B120:$'BISINDO raw'.B1236];0)))" office:value-type="boolean" office:boolean-value="false" calcext:value-type="boolean">
            <text:p>FALSE</text:p>
          </table:table-cell>
          <table:table-cell table:formula="of:=NOT(ISERROR(MATCH([.B171];[$'BISINDO raw'.C171:$'BISINDO raw'.C1287];0)))" office:value-type="boolean" office:boolean-value="false" calcext:value-type="boolean">
            <text:p>FALSE</text:p>
          </table:table-cell>
          <table:table-cell table:formula="of:=NOT(ISERROR(MATCH([.$B171];[$'BISINDO raw'.D171:$'BISINDO raw'.D1287];0)))" office:value-type="boolean" office:boolean-value="false" calcext:value-type="boolean">
            <text:p>FALSE</text:p>
          </table:table-cell>
          <table:table-cell table:formula="of:=IF([.E171]=0;[$'BISINDO raw'.D171]; &quot;&quot;)" office:value-type="string" office:string-value="bukapakaian(1)" calcext:value-type="string">
            <text:p>bukapakaian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kacelana</text:p>
          </table:table-cell>
          <table:table-cell table:formula="of:=NOT(ISERROR(MATCH([.B172];[$'BISINDO raw'.B121:$'BISINDO raw'.B1237];0)))" office:value-type="boolean" office:boolean-value="false" calcext:value-type="boolean">
            <text:p>FALSE</text:p>
          </table:table-cell>
          <table:table-cell table:formula="of:=NOT(ISERROR(MATCH([.B172];[$'BISINDO raw'.C172:$'BISINDO raw'.C1288];0)))" office:value-type="boolean" office:boolean-value="false" calcext:value-type="boolean">
            <text:p>FALSE</text:p>
          </table:table-cell>
          <table:table-cell table:formula="of:=NOT(ISERROR(MATCH([.$B172];[$'BISINDO raw'.D172:$'BISINDO raw'.D1288];0)))" office:value-type="boolean" office:boolean-value="false" calcext:value-type="boolean">
            <text:p>FALSE</text:p>
          </table:table-cell>
          <table:table-cell table:formula="of:=IF([.E172]=0;[$'BISINDO raw'.D172]; &quot;&quot;)" office:value-type="string" office:string-value="bukapakaian(2)" calcext:value-type="string">
            <text:p>bukapakaian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kapakaian(1)</text:p>
          </table:table-cell>
          <table:table-cell table:formula="of:=NOT(ISERROR(MATCH([.B173];[$'BISINDO raw'.B122:$'BISINDO raw'.B1238];0)))" office:value-type="boolean" office:boolean-value="false" calcext:value-type="boolean">
            <text:p>FALSE</text:p>
          </table:table-cell>
          <table:table-cell table:formula="of:=NOT(ISERROR(MATCH([.B173];[$'BISINDO raw'.C173:$'BISINDO raw'.C1289];0)))" office:value-type="boolean" office:boolean-value="false" calcext:value-type="boolean">
            <text:p>FALSE</text:p>
          </table:table-cell>
          <table:table-cell table:formula="of:=NOT(ISERROR(MATCH([.$B173];[$'BISINDO raw'.D173:$'BISINDO raw'.D1289];0)))" office:value-type="boolean" office:boolean-value="false" calcext:value-type="boolean">
            <text:p>FALSE</text:p>
          </table:table-cell>
          <table:table-cell table:formula="of:=IF([.E173]=0;[$'BISINDO raw'.D173]; &quot;&quot;)" office:value-type="string" office:string-value="bukit" calcext:value-type="string">
            <text:p>buk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kapakaian(2)</text:p>
          </table:table-cell>
          <table:table-cell table:formula="of:=NOT(ISERROR(MATCH([.B174];[$'BISINDO raw'.B123:$'BISINDO raw'.B1239];0)))" office:value-type="boolean" office:boolean-value="false" calcext:value-type="boolean">
            <text:p>FALSE</text:p>
          </table:table-cell>
          <table:table-cell table:formula="of:=NOT(ISERROR(MATCH([.B174];[$'BISINDO raw'.C174:$'BISINDO raw'.C1290];0)))" office:value-type="boolean" office:boolean-value="false" calcext:value-type="boolean">
            <text:p>FALSE</text:p>
          </table:table-cell>
          <table:table-cell table:formula="of:=NOT(ISERROR(MATCH([.$B174];[$'BISINDO raw'.D174:$'BISINDO raw'.D1290];0)))" office:value-type="boolean" office:boolean-value="false" calcext:value-type="boolean">
            <text:p>FALSE</text:p>
          </table:table-cell>
          <table:table-cell table:formula="of:=IF([.E174]=0;[$'BISINDO raw'.D174]; &quot;&quot;)" office:value-type="string" office:string-value="bulan" calcext:value-type="string">
            <text:p>bul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kit</text:p>
          </table:table-cell>
          <table:table-cell table:formula="of:=NOT(ISERROR(MATCH([.B175];[$'BISINDO raw'.B993:$'BISINDO raw'.B2109];0)))" office:value-type="boolean" office:boolean-value="false" calcext:value-type="boolean">
            <text:p>FALSE</text:p>
          </table:table-cell>
          <table:table-cell table:formula="of:=NOT(ISERROR(MATCH([.B175];[$'BISINDO raw'.C175:$'BISINDO raw'.C1291];0)))" office:value-type="boolean" office:boolean-value="false" calcext:value-type="boolean">
            <text:p>FALSE</text:p>
          </table:table-cell>
          <table:table-cell table:formula="of:=NOT(ISERROR(MATCH([.$B175];[$'BISINDO raw'.D175:$'BISINDO raw'.D1291];0)))" office:value-type="boolean" office:boolean-value="false" calcext:value-type="boolean">
            <text:p>FALSE</text:p>
          </table:table-cell>
          <table:table-cell table:formula="of:=IF([.E175]=0;[$'BISINDO raw'.D175]; &quot;&quot;)" office:value-type="string" office:string-value="bulumata" calcext:value-type="string">
            <text:p>buluma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lan</text:p>
          </table:table-cell>
          <table:table-cell table:formula="of:=NOT(ISERROR(MATCH([.B176];[$'BISINDO raw'.B994:$'BISINDO raw'.B2110];0)))" office:value-type="boolean" office:boolean-value="false" calcext:value-type="boolean">
            <text:p>FALSE</text:p>
          </table:table-cell>
          <table:table-cell table:formula="of:=NOT(ISERROR(MATCH([.B176];[$'BISINDO raw'.C176:$'BISINDO raw'.C1292];0)))" office:value-type="boolean" office:boolean-value="false" calcext:value-type="boolean">
            <text:p>FALSE</text:p>
          </table:table-cell>
          <table:table-cell table:formula="of:=NOT(ISERROR(MATCH([.$B176];[$'BISINDO raw'.D176:$'BISINDO raw'.D1292];0)))" office:value-type="boolean" office:boolean-value="false" calcext:value-type="boolean">
            <text:p>FALSE</text:p>
          </table:table-cell>
          <table:table-cell table:formula="of:=IF([.E176]=0;[$'BISINDO raw'.D176]; &quot;&quot;)" office:value-type="string" office:string-value="bulumatapanjang" calcext:value-type="string">
            <text:p>bulumatapanj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lumata</text:p>
          </table:table-cell>
          <table:table-cell table:formula="of:=NOT(ISERROR(MATCH([.B177];[$'BISINDO raw'.B124:$'BISINDO raw'.B1240];0)))" office:value-type="boolean" office:boolean-value="false" calcext:value-type="boolean">
            <text:p>FALSE</text:p>
          </table:table-cell>
          <table:table-cell table:formula="of:=NOT(ISERROR(MATCH([.B177];[$'BISINDO raw'.C177:$'BISINDO raw'.C1293];0)))" office:value-type="boolean" office:boolean-value="false" calcext:value-type="boolean">
            <text:p>FALSE</text:p>
          </table:table-cell>
          <table:table-cell table:formula="of:=NOT(ISERROR(MATCH([.$B177];[$'BISINDO raw'.D177:$'BISINDO raw'.D1293];0)))" office:value-type="boolean" office:boolean-value="false" calcext:value-type="boolean">
            <text:p>FALSE</text:p>
          </table:table-cell>
          <table:table-cell table:formula="of:=IF([.E177]=0;[$'BISINDO raw'.D177]; &quot;&quot;)" office:value-type="string" office:string-value="bumi(1)" calcext:value-type="string">
            <text:p>bumi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lumatapanjang</text:p>
          </table:table-cell>
          <table:table-cell table:formula="of:=NOT(ISERROR(MATCH([.B178];[$'BISINDO raw'.B125:$'BISINDO raw'.B1241];0)))" office:value-type="boolean" office:boolean-value="false" calcext:value-type="boolean">
            <text:p>FALSE</text:p>
          </table:table-cell>
          <table:table-cell table:formula="of:=NOT(ISERROR(MATCH([.B178];[$'BISINDO raw'.C178:$'BISINDO raw'.C1294];0)))" office:value-type="boolean" office:boolean-value="false" calcext:value-type="boolean">
            <text:p>FALSE</text:p>
          </table:table-cell>
          <table:table-cell table:formula="of:=NOT(ISERROR(MATCH([.$B178];[$'BISINDO raw'.D178:$'BISINDO raw'.D1294];0)))" office:value-type="boolean" office:boolean-value="false" calcext:value-type="boolean">
            <text:p>FALSE</text:p>
          </table:table-cell>
          <table:table-cell table:formula="of:=IF([.E178]=0;[$'BISINDO raw'.D178]; &quot;&quot;)" office:value-type="string" office:string-value="bumi(2)" calcext:value-type="string">
            <text:p>bumi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mi(1)</text:p>
          </table:table-cell>
          <table:table-cell table:formula="of:=NOT(ISERROR(MATCH([.B179];[$'BISINDO raw'.B995:$'BISINDO raw'.B2111];0)))" office:value-type="boolean" office:boolean-value="false" calcext:value-type="boolean">
            <text:p>FALSE</text:p>
          </table:table-cell>
          <table:table-cell table:formula="of:=NOT(ISERROR(MATCH([.B179];[$'BISINDO raw'.C179:$'BISINDO raw'.C1295];0)))" office:value-type="boolean" office:boolean-value="false" calcext:value-type="boolean">
            <text:p>FALSE</text:p>
          </table:table-cell>
          <table:table-cell table:formula="of:=NOT(ISERROR(MATCH([.$B179];[$'BISINDO raw'.D179:$'BISINDO raw'.D1295];0)))" office:value-type="boolean" office:boolean-value="false" calcext:value-type="boolean">
            <text:p>FALSE</text:p>
          </table:table-cell>
          <table:table-cell table:formula="of:=IF([.E179]=0;[$'BISINDO raw'.D179]; &quot;&quot;)" office:value-type="string" office:string-value="bundaran" calcext:value-type="string">
            <text:p>bundar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mi(2)</text:p>
          </table:table-cell>
          <table:table-cell table:formula="of:=NOT(ISERROR(MATCH([.B180];[$'BISINDO raw'.B996:$'BISINDO raw'.B2112];0)))" office:value-type="boolean" office:boolean-value="false" calcext:value-type="boolean">
            <text:p>FALSE</text:p>
          </table:table-cell>
          <table:table-cell table:formula="of:=NOT(ISERROR(MATCH([.B180];[$'BISINDO raw'.C180:$'BISINDO raw'.C1296];0)))" office:value-type="boolean" office:boolean-value="false" calcext:value-type="boolean">
            <text:p>FALSE</text:p>
          </table:table-cell>
          <table:table-cell table:formula="of:=NOT(ISERROR(MATCH([.$B180];[$'BISINDO raw'.D180:$'BISINDO raw'.D1296];0)))" office:value-type="boolean" office:boolean-value="false" calcext:value-type="boolean">
            <text:p>FALSE</text:p>
          </table:table-cell>
          <table:table-cell table:formula="of:=IF([.E180]=0;[$'BISINDO raw'.D180]; &quot;&quot;)" office:value-type="string" office:string-value="bus(1)" calcext:value-type="string">
            <text:p>bus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ndaran</text:p>
          </table:table-cell>
          <table:table-cell table:formula="of:=NOT(ISERROR(MATCH([.B181];[$'BISINDO raw'.B126:$'BISINDO raw'.B1242];0)))" office:value-type="boolean" office:boolean-value="true" calcext:value-type="boolean">
            <text:p>TRUE</text:p>
          </table:table-cell>
          <table:table-cell table:formula="of:=NOT(ISERROR(MATCH([.B181];[$'BISINDO raw'.C181:$'BISINDO raw'.C1297];0)))" office:value-type="boolean" office:boolean-value="false" calcext:value-type="boolean">
            <text:p>FALSE</text:p>
          </table:table-cell>
          <table:table-cell table:formula="of:=NOT(ISERROR(MATCH([.$B181];[$'BISINDO raw'.D181:$'BISINDO raw'.D1297];0)))" office:value-type="boolean" office:boolean-value="false" calcext:value-type="boolean">
            <text:p>FALSE</text:p>
          </table:table-cell>
          <table:table-cell table:formula="of:=IF([.E181]=0;[$'BISINDO raw'.D181]; &quot;&quot;)" office:value-type="string" office:string-value="bus(2)" calcext:value-type="string">
            <text:p>bus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rungmerak</text:p>
          </table:table-cell>
          <table:table-cell table:formula="of:=NOT(ISERROR(MATCH([.B182];[$'BISINDO raw'.B127:$'BISINDO raw'.B1243];0)))" office:value-type="boolean" office:boolean-value="false" calcext:value-type="boolean">
            <text:p>FALSE</text:p>
          </table:table-cell>
          <table:table-cell table:formula="of:=NOT(ISERROR(MATCH([.B182];[$'BISINDO raw'.C182:$'BISINDO raw'.C1298];0)))" office:value-type="boolean" office:boolean-value="false" calcext:value-type="boolean">
            <text:p>FALSE</text:p>
          </table:table-cell>
          <table:table-cell table:formula="of:=NOT(ISERROR(MATCH([.$B182];[$'BISINDO raw'.D182:$'BISINDO raw'.D1298];0)))" office:value-type="boolean" office:boolean-value="false" calcext:value-type="boolean">
            <text:p>FALSE</text:p>
          </table:table-cell>
          <table:table-cell table:formula="of:=IF([.E182]=0;[$'BISINDO raw'.D182]; &quot;&quot;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s(1)</text:p>
          </table:table-cell>
          <table:table-cell table:formula="of:=NOT(ISERROR(MATCH([.B183];[$'BISINDO raw'.B997:$'BISINDO raw'.B2113];0)))" office:value-type="boolean" office:boolean-value="false" calcext:value-type="boolean">
            <text:p>FALSE</text:p>
          </table:table-cell>
          <table:table-cell table:formula="of:=NOT(ISERROR(MATCH([.B183];[$'BISINDO raw'.C183:$'BISINDO raw'.C1299];0)))" office:value-type="boolean" office:boolean-value="false" calcext:value-type="boolean">
            <text:p>FALSE</text:p>
          </table:table-cell>
          <table:table-cell table:formula="of:=NOT(ISERROR(MATCH([.$B183];[$'BISINDO raw'.D183:$'BISINDO raw'.D1299];0)))" office:value-type="boolean" office:boolean-value="false" calcext:value-type="boolean">
            <text:p>FALSE</text:p>
          </table:table-cell>
          <table:table-cell table:formula="of:=IF([.E183]=0;[$'BISINDO raw'.D183]; &quot;&quot;)" office:value-type="string" office:string-value="cantik(1)" calcext:value-type="string">
            <text:p>cantik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s(2)</text:p>
          </table:table-cell>
          <table:table-cell table:formula="of:=NOT(ISERROR(MATCH([.B184];[$'BISINDO raw'.B998:$'BISINDO raw'.B2114];0)))" office:value-type="boolean" office:boolean-value="false" calcext:value-type="boolean">
            <text:p>FALSE</text:p>
          </table:table-cell>
          <table:table-cell table:formula="of:=NOT(ISERROR(MATCH([.B184];[$'BISINDO raw'.C184:$'BISINDO raw'.C1300];0)))" office:value-type="boolean" office:boolean-value="false" calcext:value-type="boolean">
            <text:p>FALSE</text:p>
          </table:table-cell>
          <table:table-cell table:formula="of:=NOT(ISERROR(MATCH([.$B184];[$'BISINDO raw'.D184:$'BISINDO raw'.D1300];0)))" office:value-type="boolean" office:boolean-value="false" calcext:value-type="boolean">
            <text:p>FALSE</text:p>
          </table:table-cell>
          <table:table-cell table:formula="of:=IF([.E184]=0;[$'BISINDO raw'.D184]; &quot;&quot;)" office:value-type="string" office:string-value="cantik(2)" calcext:value-type="string">
            <text:p>cantik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NOT(ISERROR(MATCH([.B185];[$'BISINDO raw'.B128:$'BISINDO raw'.B1244];0)))" office:value-type="boolean" office:boolean-value="true" calcext:value-type="boolean">
            <text:p>TRUE</text:p>
          </table:table-cell>
          <table:table-cell table:formula="of:=NOT(ISERROR(MATCH([.B185];[$'BISINDO raw'.C185:$'BISINDO raw'.C1301];0)))" office:value-type="boolean" office:boolean-value="false" calcext:value-type="boolean">
            <text:p>FALSE</text:p>
          </table:table-cell>
          <table:table-cell table:formula="of:=NOT(ISERROR(MATCH([.$B185];[$'BISINDO raw'.D185:$'BISINDO raw'.D1301];0)))" office:value-type="boolean" office:boolean-value="false" calcext:value-type="boolean">
            <text:p>FALSE</text:p>
          </table:table-cell>
          <table:table-cell table:formula="of:=IF([.E185]=0;[$'BISINDO raw'.D185]; &quot;&quot;)" office:value-type="string" office:string-value="capai" calcext:value-type="string">
            <text:p>cap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ntik(1)</text:p>
          </table:table-cell>
          <table:table-cell table:formula="of:=NOT(ISERROR(MATCH([.B186];[$'BISINDO raw'.B129:$'BISINDO raw'.B1245];0)))" office:value-type="boolean" office:boolean-value="false" calcext:value-type="boolean">
            <text:p>FALSE</text:p>
          </table:table-cell>
          <table:table-cell table:formula="of:=NOT(ISERROR(MATCH([.B186];[$'BISINDO raw'.C186:$'BISINDO raw'.C1302];0)))" office:value-type="boolean" office:boolean-value="false" calcext:value-type="boolean">
            <text:p>FALSE</text:p>
          </table:table-cell>
          <table:table-cell table:formula="of:=NOT(ISERROR(MATCH([.$B186];[$'BISINDO raw'.D186:$'BISINDO raw'.D1302];0)))" office:value-type="boolean" office:boolean-value="false" calcext:value-type="boolean">
            <text:p>FALSE</text:p>
          </table:table-cell>
          <table:table-cell table:formula="of:=IF([.E186]=0;[$'BISINDO raw'.D186]; &quot;&quot;)" office:value-type="string" office:string-value="celana" calcext:value-type="string">
            <text:p>cela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ntik(2)</text:p>
          </table:table-cell>
          <table:table-cell table:formula="of:=NOT(ISERROR(MATCH([.B187];[$'BISINDO raw'.B130:$'BISINDO raw'.B1246];0)))" office:value-type="boolean" office:boolean-value="false" calcext:value-type="boolean">
            <text:p>FALSE</text:p>
          </table:table-cell>
          <table:table-cell table:formula="of:=NOT(ISERROR(MATCH([.B187];[$'BISINDO raw'.C187:$'BISINDO raw'.C1303];0)))" office:value-type="boolean" office:boolean-value="false" calcext:value-type="boolean">
            <text:p>FALSE</text:p>
          </table:table-cell>
          <table:table-cell table:formula="of:=NOT(ISERROR(MATCH([.$B187];[$'BISINDO raw'.D187:$'BISINDO raw'.D1303];0)))" office:value-type="boolean" office:boolean-value="false" calcext:value-type="boolean">
            <text:p>FALSE</text:p>
          </table:table-cell>
          <table:table-cell table:formula="of:=IF([.E187]=0;[$'BISINDO raw'.D187]; &quot;&quot;)" office:value-type="string" office:string-value="celanapanjang" calcext:value-type="string">
            <text:p>celanapanj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pai</text:p>
          </table:table-cell>
          <table:table-cell table:formula="of:=NOT(ISERROR(MATCH([.B188];[$'BISINDO raw'.B131:$'BISINDO raw'.B1247];0)))" office:value-type="boolean" office:boolean-value="true" calcext:value-type="boolean">
            <text:p>TRUE</text:p>
          </table:table-cell>
          <table:table-cell table:formula="of:=NOT(ISERROR(MATCH([.B188];[$'BISINDO raw'.C188:$'BISINDO raw'.C1304];0)))" office:value-type="boolean" office:boolean-value="false" calcext:value-type="boolean">
            <text:p>FALSE</text:p>
          </table:table-cell>
          <table:table-cell table:formula="of:=NOT(ISERROR(MATCH([.$B188];[$'BISINDO raw'.D188:$'BISINDO raw'.D1304];0)))" office:value-type="boolean" office:boolean-value="false" calcext:value-type="boolean">
            <text:p>FALSE</text:p>
          </table:table-cell>
          <table:table-cell table:formula="of:=IF([.E188]=0;[$'BISINDO raw'.D188]; &quot;&quot;)" office:value-type="string" office:string-value="celanapendek" calcext:value-type="string">
            <text:p>celanapende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lana</text:p>
          </table:table-cell>
          <table:table-cell table:formula="of:=NOT(ISERROR(MATCH([.B189];[$'BISINDO raw'.B132:$'BISINDO raw'.B1248];0)))" office:value-type="boolean" office:boolean-value="true" calcext:value-type="boolean">
            <text:p>TRUE</text:p>
          </table:table-cell>
          <table:table-cell table:formula="of:=NOT(ISERROR(MATCH([.B189];[$'BISINDO raw'.C189:$'BISINDO raw'.C1305];0)))" office:value-type="boolean" office:boolean-value="false" calcext:value-type="boolean">
            <text:p>FALSE</text:p>
          </table:table-cell>
          <table:table-cell table:formula="of:=NOT(ISERROR(MATCH([.$B189];[$'BISINDO raw'.D189:$'BISINDO raw'.D1305];0)))" office:value-type="boolean" office:boolean-value="false" calcext:value-type="boolean">
            <text:p>FALSE</text:p>
          </table:table-cell>
          <table:table-cell table:formula="of:=IF([.E189]=0;[$'BISINDO raw'.D189]; &quot;&quot;)" office:value-type="string" office:string-value="celanaresmi" calcext:value-type="string">
            <text:p>celanaresm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lanapanjang</text:p>
          </table:table-cell>
          <table:table-cell table:formula="of:=NOT(ISERROR(MATCH([.B190];[$'BISINDO raw'.B133:$'BISINDO raw'.B1249];0)))" office:value-type="boolean" office:boolean-value="false" calcext:value-type="boolean">
            <text:p>FALSE</text:p>
          </table:table-cell>
          <table:table-cell table:formula="of:=NOT(ISERROR(MATCH([.B190];[$'BISINDO raw'.C190:$'BISINDO raw'.C1306];0)))" office:value-type="boolean" office:boolean-value="false" calcext:value-type="boolean">
            <text:p>FALSE</text:p>
          </table:table-cell>
          <table:table-cell table:formula="of:=NOT(ISERROR(MATCH([.$B190];[$'BISINDO raw'.D190:$'BISINDO raw'.D1306];0)))" office:value-type="boolean" office:boolean-value="false" calcext:value-type="boolean">
            <text:p>FALSE</text:p>
          </table:table-cell>
          <table:table-cell table:formula="of:=IF([.E190]=0;[$'BISINDO raw'.D190]; &quot;&quot;)" office:value-type="string" office:string-value="celana_panjang" calcext:value-type="string">
            <text:p>celana_panj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lanapendek</text:p>
          </table:table-cell>
          <table:table-cell table:formula="of:=NOT(ISERROR(MATCH([.B191];[$'BISINDO raw'.B134:$'BISINDO raw'.B1250];0)))" office:value-type="boolean" office:boolean-value="false" calcext:value-type="boolean">
            <text:p>FALSE</text:p>
          </table:table-cell>
          <table:table-cell table:formula="of:=NOT(ISERROR(MATCH([.B191];[$'BISINDO raw'.C191:$'BISINDO raw'.C1307];0)))" office:value-type="boolean" office:boolean-value="false" calcext:value-type="boolean">
            <text:p>FALSE</text:p>
          </table:table-cell>
          <table:table-cell table:formula="of:=NOT(ISERROR(MATCH([.$B191];[$'BISINDO raw'.D191:$'BISINDO raw'.D1307];0)))" office:value-type="boolean" office:boolean-value="false" calcext:value-type="boolean">
            <text:p>FALSE</text:p>
          </table:table-cell>
          <table:table-cell table:formula="of:=IF([.E191]=0;[$'BISINDO raw'.D191]; &quot;&quot;)" office:value-type="string" office:string-value="cepat(1)" calcext:value-type="string">
            <text:p>cepat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lanaresmi</text:p>
          </table:table-cell>
          <table:table-cell table:formula="of:=NOT(ISERROR(MATCH([.B192];[$'BISINDO raw'.B135:$'BISINDO raw'.B1251];0)))" office:value-type="boolean" office:boolean-value="false" calcext:value-type="boolean">
            <text:p>FALSE</text:p>
          </table:table-cell>
          <table:table-cell table:formula="of:=NOT(ISERROR(MATCH([.B192];[$'BISINDO raw'.C192:$'BISINDO raw'.C1308];0)))" office:value-type="boolean" office:boolean-value="false" calcext:value-type="boolean">
            <text:p>FALSE</text:p>
          </table:table-cell>
          <table:table-cell table:formula="of:=NOT(ISERROR(MATCH([.$B192];[$'BISINDO raw'.D192:$'BISINDO raw'.D1308];0)))" office:value-type="boolean" office:boolean-value="false" calcext:value-type="boolean">
            <text:p>FALSE</text:p>
          </table:table-cell>
          <table:table-cell table:formula="of:=IF([.E192]=0;[$'BISINDO raw'.D192]; &quot;&quot;)" office:value-type="string" office:string-value="cepat(2)" calcext:value-type="string">
            <text:p>cepat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pat(1)</text:p>
          </table:table-cell>
          <table:table-cell table:formula="of:=NOT(ISERROR(MATCH([.B193];[$'BISINDO raw'.B999:$'BISINDO raw'.B2115];0)))" office:value-type="boolean" office:boolean-value="false" calcext:value-type="boolean">
            <text:p>FALSE</text:p>
          </table:table-cell>
          <table:table-cell table:formula="of:=NOT(ISERROR(MATCH([.B193];[$'BISINDO raw'.C193:$'BISINDO raw'.C1309];0)))" office:value-type="boolean" office:boolean-value="false" calcext:value-type="boolean">
            <text:p>FALSE</text:p>
          </table:table-cell>
          <table:table-cell table:formula="of:=NOT(ISERROR(MATCH([.$B193];[$'BISINDO raw'.D193:$'BISINDO raw'.D1309];0)))" office:value-type="boolean" office:boolean-value="false" calcext:value-type="boolean">
            <text:p>FALSE</text:p>
          </table:table-cell>
          <table:table-cell table:formula="of:=IF([.E193]=0;[$'BISINDO raw'.D193]; &quot;&quot;)" office:value-type="string" office:string-value="ceri" calcext:value-type="string">
            <text:p>cer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pat(2)</text:p>
          </table:table-cell>
          <table:table-cell table:formula="of:=NOT(ISERROR(MATCH([.B194];[$'BISINDO raw'.B1000:$'BISINDO raw'.B2116];0)))" office:value-type="boolean" office:boolean-value="false" calcext:value-type="boolean">
            <text:p>FALSE</text:p>
          </table:table-cell>
          <table:table-cell table:formula="of:=NOT(ISERROR(MATCH([.B194];[$'BISINDO raw'.C194:$'BISINDO raw'.C1310];0)))" office:value-type="boolean" office:boolean-value="false" calcext:value-type="boolean">
            <text:p>FALSE</text:p>
          </table:table-cell>
          <table:table-cell table:formula="of:=NOT(ISERROR(MATCH([.$B194];[$'BISINDO raw'.D194:$'BISINDO raw'.D1310];0)))" office:value-type="boolean" office:boolean-value="false" calcext:value-type="boolean">
            <text:p>FALSE</text:p>
          </table:table-cell>
          <table:table-cell table:formula="of:=IF([.E194]=0;[$'BISINDO raw'.D194]; &quot;&quot;)" office:value-type="string" office:string-value="cinta" calcext:value-type="string">
            <text:p>cin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ri</text:p>
          </table:table-cell>
          <table:table-cell table:formula="of:=NOT(ISERROR(MATCH([.B195];[$'BISINDO raw'.B1001:$'BISINDO raw'.B2117];0)))" office:value-type="boolean" office:boolean-value="false" calcext:value-type="boolean">
            <text:p>FALSE</text:p>
          </table:table-cell>
          <table:table-cell table:formula="of:=NOT(ISERROR(MATCH([.B195];[$'BISINDO raw'.C195:$'BISINDO raw'.C1311];0)))" office:value-type="boolean" office:boolean-value="false" calcext:value-type="boolean">
            <text:p>FALSE</text:p>
          </table:table-cell>
          <table:table-cell table:formula="of:=NOT(ISERROR(MATCH([.$B195];[$'BISINDO raw'.D195:$'BISINDO raw'.D1311];0)))" office:value-type="boolean" office:boolean-value="false" calcext:value-type="boolean">
            <text:p>FALSE</text:p>
          </table:table-cell>
          <table:table-cell table:formula="of:=IF([.E195]=0;[$'BISINDO raw'.D195]; &quot;&quot;)" office:value-type="string" office:string-value="coba" calcext:value-type="string">
            <text:p>co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nta</text:p>
          </table:table-cell>
          <table:table-cell table:formula="of:=NOT(ISERROR(MATCH([.B196];[$'BISINDO raw'.B136:$'BISINDO raw'.B1252];0)))" office:value-type="boolean" office:boolean-value="true" calcext:value-type="boolean">
            <text:p>TRUE</text:p>
          </table:table-cell>
          <table:table-cell table:formula="of:=NOT(ISERROR(MATCH([.B196];[$'BISINDO raw'.C196:$'BISINDO raw'.C1312];0)))" office:value-type="boolean" office:boolean-value="false" calcext:value-type="boolean">
            <text:p>FALSE</text:p>
          </table:table-cell>
          <table:table-cell table:formula="of:=NOT(ISERROR(MATCH([.$B196];[$'BISINDO raw'.D196:$'BISINDO raw'.D1312];0)))" office:value-type="boolean" office:boolean-value="false" calcext:value-type="boolean">
            <text:p>FALSE</text:p>
          </table:table-cell>
          <table:table-cell table:formula="of:=IF([.E196]=0;[$'BISINDO raw'.D196]; &quot;&quot;)" office:value-type="string" office:string-value="coklat(1)" calcext:value-type="string">
            <text:p>coklat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ba</text:p>
          </table:table-cell>
          <table:table-cell table:formula="of:=NOT(ISERROR(MATCH([.B197];[$'BISINDO raw'.B137:$'BISINDO raw'.B1253];0)))" office:value-type="boolean" office:boolean-value="true" calcext:value-type="boolean">
            <text:p>TRUE</text:p>
          </table:table-cell>
          <table:table-cell table:formula="of:=NOT(ISERROR(MATCH([.B197];[$'BISINDO raw'.C197:$'BISINDO raw'.C1313];0)))" office:value-type="boolean" office:boolean-value="false" calcext:value-type="boolean">
            <text:p>FALSE</text:p>
          </table:table-cell>
          <table:table-cell table:formula="of:=NOT(ISERROR(MATCH([.$B197];[$'BISINDO raw'.D197:$'BISINDO raw'.D1313];0)))" office:value-type="boolean" office:boolean-value="false" calcext:value-type="boolean">
            <text:p>FALSE</text:p>
          </table:table-cell>
          <table:table-cell table:formula="of:=IF([.E197]=0;[$'BISINDO raw'.D197]; &quot;&quot;)" office:value-type="string" office:string-value="coklat(2)" calcext:value-type="string">
            <text:p>coklat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kelat(1)</text:p>
          </table:table-cell>
          <table:table-cell table:formula="of:=NOT(ISERROR(MATCH([.B198];[$'BISINDO raw'.B138:$'BISINDO raw'.B1254];0)))" office:value-type="boolean" office:boolean-value="false" calcext:value-type="boolean">
            <text:p>FALSE</text:p>
          </table:table-cell>
          <table:table-cell table:formula="of:=NOT(ISERROR(MATCH([.B198];[$'BISINDO raw'.C198:$'BISINDO raw'.C1314];0)))" office:value-type="boolean" office:boolean-value="false" calcext:value-type="boolean">
            <text:p>FALSE</text:p>
          </table:table-cell>
          <table:table-cell table:formula="of:=NOT(ISERROR(MATCH([.$B198];[$'BISINDO raw'.D198:$'BISINDO raw'.D1314];0)))" office:value-type="boolean" office:boolean-value="false" calcext:value-type="boolean">
            <text:p>FALSE</text:p>
          </table:table-cell>
          <table:table-cell table:formula="of:=IF([.E198]=0;[$'BISINDO raw'.D198]; &quot;&quot;)" office:value-type="string" office:string-value="coklat-muda" calcext:value-type="string">
            <text:p>coklat-mu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kelat(2)</text:p>
          </table:table-cell>
          <table:table-cell table:formula="of:=NOT(ISERROR(MATCH([.B199];[$'BISINDO raw'.B139:$'BISINDO raw'.B1255];0)))" office:value-type="boolean" office:boolean-value="false" calcext:value-type="boolean">
            <text:p>FALSE</text:p>
          </table:table-cell>
          <table:table-cell table:formula="of:=NOT(ISERROR(MATCH([.B199];[$'BISINDO raw'.C199:$'BISINDO raw'.C1315];0)))" office:value-type="boolean" office:boolean-value="false" calcext:value-type="boolean">
            <text:p>FALSE</text:p>
          </table:table-cell>
          <table:table-cell table:formula="of:=NOT(ISERROR(MATCH([.$B199];[$'BISINDO raw'.D199:$'BISINDO raw'.D1315];0)))" office:value-type="boolean" office:boolean-value="false" calcext:value-type="boolean">
            <text:p>FALSE</text:p>
          </table:table-cell>
          <table:table-cell table:formula="of:=IF([.E199]=0;[$'BISINDO raw'.D199]; &quot;&quot;)" office:value-type="string" office:string-value="cuaca" calcext:value-type="string">
            <text:p>cua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kelatmuda</text:p>
          </table:table-cell>
          <table:table-cell table:formula="of:=NOT(ISERROR(MATCH([.B200];[$'BISINDO raw'.B140:$'BISINDO raw'.B1256];0)))" office:value-type="boolean" office:boolean-value="false" calcext:value-type="boolean">
            <text:p>FALSE</text:p>
          </table:table-cell>
          <table:table-cell table:formula="of:=NOT(ISERROR(MATCH([.B200];[$'BISINDO raw'.C200:$'BISINDO raw'.C1316];0)))" office:value-type="boolean" office:boolean-value="false" calcext:value-type="boolean">
            <text:p>FALSE</text:p>
          </table:table-cell>
          <table:table-cell table:formula="of:=NOT(ISERROR(MATCH([.$B200];[$'BISINDO raw'.D200:$'BISINDO raw'.D1316];0)))" office:value-type="boolean" office:boolean-value="false" calcext:value-type="boolean">
            <text:p>FALSE</text:p>
          </table:table-cell>
          <table:table-cell table:formula="of:=IF([.E200]=0;[$'BISINDO raw'.D200]; &quot;&quot;)" office:value-type="string" office:string-value="cucu" calcext:value-type="string">
            <text:p>cuc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aca</text:p>
          </table:table-cell>
          <table:table-cell table:formula="of:=NOT(ISERROR(MATCH([.B201];[$'BISINDO raw'.B1002:$'BISINDO raw'.B2118];0)))" office:value-type="boolean" office:boolean-value="false" calcext:value-type="boolean">
            <text:p>FALSE</text:p>
          </table:table-cell>
          <table:table-cell table:formula="of:=NOT(ISERROR(MATCH([.B201];[$'BISINDO raw'.C201:$'BISINDO raw'.C1317];0)))" office:value-type="boolean" office:boolean-value="false" calcext:value-type="boolean">
            <text:p>FALSE</text:p>
          </table:table-cell>
          <table:table-cell table:formula="of:=NOT(ISERROR(MATCH([.$B201];[$'BISINDO raw'.D201:$'BISINDO raw'.D1317];0)))" office:value-type="boolean" office:boolean-value="false" calcext:value-type="boolean">
            <text:p>FALSE</text:p>
          </table:table-cell>
          <table:table-cell table:formula="of:=IF([.E201]=0;[$'BISINDO raw'.D201]; &quot;&quot;)" office:value-type="string" office:string-value="cukup(1)" calcext:value-type="string">
            <text:p>cukup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cu</text:p>
          </table:table-cell>
          <table:table-cell table:formula="of:=NOT(ISERROR(MATCH([.B202];[$'BISINDO raw'.B1003:$'BISINDO raw'.B2119];0)))" office:value-type="boolean" office:boolean-value="false" calcext:value-type="boolean">
            <text:p>FALSE</text:p>
          </table:table-cell>
          <table:table-cell table:formula="of:=NOT(ISERROR(MATCH([.B202];[$'BISINDO raw'.C202:$'BISINDO raw'.C1318];0)))" office:value-type="boolean" office:boolean-value="false" calcext:value-type="boolean">
            <text:p>FALSE</text:p>
          </table:table-cell>
          <table:table-cell table:formula="of:=NOT(ISERROR(MATCH([.$B202];[$'BISINDO raw'.D202:$'BISINDO raw'.D1318];0)))" office:value-type="boolean" office:boolean-value="false" calcext:value-type="boolean">
            <text:p>FALSE</text:p>
          </table:table-cell>
          <table:table-cell table:formula="of:=IF([.E202]=0;[$'BISINDO raw'.D202]; &quot;&quot;)" office:value-type="string" office:string-value="cukup(2)" calcext:value-type="string">
            <text:p>cukup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kup(1)</text:p>
          </table:table-cell>
          <table:table-cell table:formula="of:=NOT(ISERROR(MATCH([.B203];[$'BISINDO raw'.B141:$'BISINDO raw'.B1257];0)))" office:value-type="boolean" office:boolean-value="true" calcext:value-type="boolean">
            <text:p>TRUE</text:p>
          </table:table-cell>
          <table:table-cell table:formula="of:=NOT(ISERROR(MATCH([.B203];[$'BISINDO raw'.C203:$'BISINDO raw'.C1319];0)))" office:value-type="boolean" office:boolean-value="false" calcext:value-type="boolean">
            <text:p>FALSE</text:p>
          </table:table-cell>
          <table:table-cell table:formula="of:=NOT(ISERROR(MATCH([.$B203];[$'BISINDO raw'.D203:$'BISINDO raw'.D1319];0)))" office:value-type="boolean" office:boolean-value="false" calcext:value-type="boolean">
            <text:p>FALSE</text:p>
          </table:table-cell>
          <table:table-cell table:formula="of:=IF([.E203]=0;[$'BISINDO raw'.D203]; &quot;&quot;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kup(2)</text:p>
          </table:table-cell>
          <table:table-cell table:formula="of:=NOT(ISERROR(MATCH([.B204];[$'BISINDO raw'.B142:$'BISINDO raw'.B1258];0)))" office:value-type="boolean" office:boolean-value="true" calcext:value-type="boolean">
            <text:p>TRUE</text:p>
          </table:table-cell>
          <table:table-cell table:formula="of:=NOT(ISERROR(MATCH([.B204];[$'BISINDO raw'.C204:$'BISINDO raw'.C1320];0)))" office:value-type="boolean" office:boolean-value="false" calcext:value-type="boolean">
            <text:p>FALSE</text:p>
          </table:table-cell>
          <table:table-cell table:formula="of:=NOT(ISERROR(MATCH([.$B204];[$'BISINDO raw'.D204:$'BISINDO raw'.D1320];0)))" office:value-type="boolean" office:boolean-value="false" calcext:value-type="boolean">
            <text:p>FALSE</text:p>
          </table:table-cell>
          <table:table-cell table:formula="of:=IF([.E204]=0;[$'BISINDO raw'.D204]; &quot;&quot;)" office:value-type="string" office:string-value="daging" calcext:value-type="string">
            <text:p>dag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NOT(ISERROR(MATCH([.B205];[$'BISINDO raw'.B143:$'BISINDO raw'.B1259];0)))" office:value-type="boolean" office:boolean-value="true" calcext:value-type="boolean">
            <text:p>TRUE</text:p>
          </table:table-cell>
          <table:table-cell table:formula="of:=NOT(ISERROR(MATCH([.B205];[$'BISINDO raw'.C205:$'BISINDO raw'.C1321];0)))" office:value-type="boolean" office:boolean-value="false" calcext:value-type="boolean">
            <text:p>FALSE</text:p>
          </table:table-cell>
          <table:table-cell table:formula="of:=NOT(ISERROR(MATCH([.$B205];[$'BISINDO raw'.D205:$'BISINDO raw'.D1321];0)))" office:value-type="boolean" office:boolean-value="false" calcext:value-type="boolean">
            <text:p>FALSE</text:p>
          </table:table-cell>
          <table:table-cell table:formula="of:=IF([.E205]=0;[$'BISINDO raw'.D205]; &quot;&quot;)" office:value-type="string" office:string-value="dagulancip(1)" calcext:value-type="string">
            <text:p>dagulancip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ging</text:p>
          </table:table-cell>
          <table:table-cell table:formula="of:=NOT(ISERROR(MATCH([.B206];[$'BISINDO raw'.B144:$'BISINDO raw'.B1260];0)))" office:value-type="boolean" office:boolean-value="true" calcext:value-type="boolean">
            <text:p>TRUE</text:p>
          </table:table-cell>
          <table:table-cell table:formula="of:=NOT(ISERROR(MATCH([.B206];[$'BISINDO raw'.C206:$'BISINDO raw'.C1322];0)))" office:value-type="boolean" office:boolean-value="false" calcext:value-type="boolean">
            <text:p>FALSE</text:p>
          </table:table-cell>
          <table:table-cell table:formula="of:=NOT(ISERROR(MATCH([.$B206];[$'BISINDO raw'.D206:$'BISINDO raw'.D1322];0)))" office:value-type="boolean" office:boolean-value="false" calcext:value-type="boolean">
            <text:p>FALSE</text:p>
          </table:table-cell>
          <table:table-cell table:formula="of:=IF([.E206]=0;[$'BISINDO raw'.D206]; &quot;&quot;)" office:value-type="string" office:string-value="dagulancip(2)" calcext:value-type="string">
            <text:p>dagulancip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gu(1)</text:p>
          </table:table-cell>
          <table:table-cell table:formula="of:=NOT(ISERROR(MATCH([.B207];[$'BISINDO raw'.B145:$'BISINDO raw'.B1261];0)))" office:value-type="boolean" office:boolean-value="true" calcext:value-type="boolean">
            <text:p>TRUE</text:p>
          </table:table-cell>
          <table:table-cell table:formula="of:=NOT(ISERROR(MATCH([.B207];[$'BISINDO raw'.C207:$'BISINDO raw'.C1323];0)))" office:value-type="boolean" office:boolean-value="true" calcext:value-type="boolean">
            <text:p>TRUE</text:p>
          </table:table-cell>
          <table:table-cell table:formula="of:=NOT(ISERROR(MATCH([.$B207];[$'BISINDO raw'.D207:$'BISINDO raw'.D1323];0)))" office:value-type="boolean" office:boolean-value="true" calcext:value-type="boolean">
            <text:p>TRUE</text:p>
          </table:table-cell>
          <table:table-cell table:formula="of:=IF([.E207]=0;[$'BISINDO raw'.D20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gu(2)</text:p>
          </table:table-cell>
          <table:table-cell table:formula="of:=NOT(ISERROR(MATCH([.B208];[$'BISINDO raw'.B146:$'BISINDO raw'.B1262];0)))" office:value-type="boolean" office:boolean-value="true" calcext:value-type="boolean">
            <text:p>TRUE</text:p>
          </table:table-cell>
          <table:table-cell table:formula="of:=NOT(ISERROR(MATCH([.B208];[$'BISINDO raw'.C208:$'BISINDO raw'.C1324];0)))" office:value-type="boolean" office:boolean-value="true" calcext:value-type="boolean">
            <text:p>TRUE</text:p>
          </table:table-cell>
          <table:table-cell table:formula="of:=NOT(ISERROR(MATCH([.$B208];[$'BISINDO raw'.D208:$'BISINDO raw'.D1324];0)))" office:value-type="boolean" office:boolean-value="true" calcext:value-type="boolean">
            <text:p>TRUE</text:p>
          </table:table-cell>
          <table:table-cell table:formula="of:=IF([.E208]=0;[$'BISINDO raw'.D20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gulancip(1)</text:p>
          </table:table-cell>
          <table:table-cell table:formula="of:=NOT(ISERROR(MATCH([.B209];[$'BISINDO raw'.B147:$'BISINDO raw'.B1263];0)))" office:value-type="boolean" office:boolean-value="false" calcext:value-type="boolean">
            <text:p>FALSE</text:p>
          </table:table-cell>
          <table:table-cell table:formula="of:=NOT(ISERROR(MATCH([.B209];[$'BISINDO raw'.C209:$'BISINDO raw'.C1325];0)))" office:value-type="boolean" office:boolean-value="false" calcext:value-type="boolean">
            <text:p>FALSE</text:p>
          </table:table-cell>
          <table:table-cell table:formula="of:=NOT(ISERROR(MATCH([.$B209];[$'BISINDO raw'.D209:$'BISINDO raw'.D1325];0)))" office:value-type="boolean" office:boolean-value="false" calcext:value-type="boolean">
            <text:p>FALSE</text:p>
          </table:table-cell>
          <table:table-cell table:formula="of:=IF([.E209]=0;[$'BISINDO raw'.D209]; &quot;&quot;)" office:value-type="string" office:string-value="dahi" calcext:value-type="string">
            <text:p>dah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gulancip(2)</text:p>
          </table:table-cell>
          <table:table-cell table:formula="of:=NOT(ISERROR(MATCH([.B210];[$'BISINDO raw'.B148:$'BISINDO raw'.B1264];0)))" office:value-type="boolean" office:boolean-value="false" calcext:value-type="boolean">
            <text:p>FALSE</text:p>
          </table:table-cell>
          <table:table-cell table:formula="of:=NOT(ISERROR(MATCH([.B210];[$'BISINDO raw'.C210:$'BISINDO raw'.C1326];0)))" office:value-type="boolean" office:boolean-value="false" calcext:value-type="boolean">
            <text:p>FALSE</text:p>
          </table:table-cell>
          <table:table-cell table:formula="of:=NOT(ISERROR(MATCH([.$B210];[$'BISINDO raw'.D210:$'BISINDO raw'.D1326];0)))" office:value-type="boolean" office:boolean-value="false" calcext:value-type="boolean">
            <text:p>FALSE</text:p>
          </table:table-cell>
          <table:table-cell table:formula="of:=IF([.E210]=0;[$'BISINDO raw'.D210]; &quot;&quot;)" office:value-type="string" office:string-value="dahulu" calcext:value-type="string">
            <text:p>dahul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hi</text:p>
          </table:table-cell>
          <table:table-cell table:formula="of:=NOT(ISERROR(MATCH([.B211];[$'BISINDO raw'.B149:$'BISINDO raw'.B1265];0)))" office:value-type="boolean" office:boolean-value="true" calcext:value-type="boolean">
            <text:p>TRUE</text:p>
          </table:table-cell>
          <table:table-cell table:formula="of:=NOT(ISERROR(MATCH([.B211];[$'BISINDO raw'.C211:$'BISINDO raw'.C1327];0)))" office:value-type="boolean" office:boolean-value="false" calcext:value-type="boolean">
            <text:p>FALSE</text:p>
          </table:table-cell>
          <table:table-cell table:formula="of:=NOT(ISERROR(MATCH([.$B211];[$'BISINDO raw'.D211:$'BISINDO raw'.D1327];0)))" office:value-type="boolean" office:boolean-value="false" calcext:value-type="boolean">
            <text:p>FALSE</text:p>
          </table:table-cell>
          <table:table-cell table:formula="of:=IF([.E211]=0;[$'BISINDO raw'.D211]; &quot;&quot;)" office:value-type="string" office:string-value="dan" calcext:value-type="string">
            <text:p>d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hulu</text:p>
          </table:table-cell>
          <table:table-cell table:formula="of:=NOT(ISERROR(MATCH([.B212];[$'BISINDO raw'.B150:$'BISINDO raw'.B1266];0)))" office:value-type="boolean" office:boolean-value="true" calcext:value-type="boolean">
            <text:p>TRUE</text:p>
          </table:table-cell>
          <table:table-cell table:formula="of:=NOT(ISERROR(MATCH([.B212];[$'BISINDO raw'.C212:$'BISINDO raw'.C1328];0)))" office:value-type="boolean" office:boolean-value="false" calcext:value-type="boolean">
            <text:p>FALSE</text:p>
          </table:table-cell>
          <table:table-cell table:formula="of:=NOT(ISERROR(MATCH([.$B212];[$'BISINDO raw'.D212:$'BISINDO raw'.D1328];0)))" office:value-type="boolean" office:boolean-value="false" calcext:value-type="boolean">
            <text:p>FALSE</text:p>
          </table:table-cell>
          <table:table-cell table:formula="of:=IF([.E212]=0;[$'BISINDO raw'.D212]; &quot;&quot;)" office:value-type="string" office:string-value="danau" calcext:value-type="string">
            <text:p>dan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table:formula="of:=NOT(ISERROR(MATCH([.B213];[$'BISINDO raw'.B151:$'BISINDO raw'.B1267];0)))" office:value-type="boolean" office:boolean-value="true" calcext:value-type="boolean">
            <text:p>TRUE</text:p>
          </table:table-cell>
          <table:table-cell table:formula="of:=NOT(ISERROR(MATCH([.B213];[$'BISINDO raw'.C213:$'BISINDO raw'.C1329];0)))" office:value-type="boolean" office:boolean-value="false" calcext:value-type="boolean">
            <text:p>FALSE</text:p>
          </table:table-cell>
          <table:table-cell table:formula="of:=NOT(ISERROR(MATCH([.$B213];[$'BISINDO raw'.D213:$'BISINDO raw'.D1329];0)))" office:value-type="boolean" office:boolean-value="false" calcext:value-type="boolean">
            <text:p>FALSE</text:p>
          </table:table-cell>
          <table:table-cell table:formula="of:=IF([.E213]=0;[$'BISINDO raw'.D213]; &quot;&quot;)" office:value-type="string" office:string-value="dapat" calcext:value-type="string">
            <text:p>dap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nau</text:p>
          </table:table-cell>
          <table:table-cell table:formula="of:=NOT(ISERROR(MATCH([.B214];[$'BISINDO raw'.B1004:$'BISINDO raw'.B2120];0)))" office:value-type="boolean" office:boolean-value="false" calcext:value-type="boolean">
            <text:p>FALSE</text:p>
          </table:table-cell>
          <table:table-cell table:formula="of:=NOT(ISERROR(MATCH([.B214];[$'BISINDO raw'.C214:$'BISINDO raw'.C1330];0)))" office:value-type="boolean" office:boolean-value="false" calcext:value-type="boolean">
            <text:p>FALSE</text:p>
          </table:table-cell>
          <table:table-cell table:formula="of:=NOT(ISERROR(MATCH([.$B214];[$'BISINDO raw'.D214:$'BISINDO raw'.D1330];0)))" office:value-type="boolean" office:boolean-value="false" calcext:value-type="boolean">
            <text:p>FALSE</text:p>
          </table:table-cell>
          <table:table-cell table:formula="of:=IF([.E214]=0;[$'BISINDO raw'.D214]; &quot;&quot;)" office:value-type="string" office:string-value="daripada" calcext:value-type="string">
            <text:p>daripa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pat</text:p>
          </table:table-cell>
          <table:table-cell table:formula="of:=NOT(ISERROR(MATCH([.B215];[$'BISINDO raw'.B152:$'BISINDO raw'.B1268];0)))" office:value-type="boolean" office:boolean-value="true" calcext:value-type="boolean">
            <text:p>TRUE</text:p>
          </table:table-cell>
          <table:table-cell table:formula="of:=NOT(ISERROR(MATCH([.B215];[$'BISINDO raw'.C215:$'BISINDO raw'.C1331];0)))" office:value-type="boolean" office:boolean-value="false" calcext:value-type="boolean">
            <text:p>FALSE</text:p>
          </table:table-cell>
          <table:table-cell table:formula="of:=NOT(ISERROR(MATCH([.$B215];[$'BISINDO raw'.D215:$'BISINDO raw'.D1331];0)))" office:value-type="boolean" office:boolean-value="false" calcext:value-type="boolean">
            <text:p>FALSE</text:p>
          </table:table-cell>
          <table:table-cell table:formula="of:=IF([.E215]=0;[$'BISINDO raw'.D215]; &quot;&quot;)" office:value-type="string" office:string-value="dataran" calcext:value-type="string">
            <text:p>datar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ripada</text:p>
          </table:table-cell>
          <table:table-cell table:formula="of:=NOT(ISERROR(MATCH([.B216];[$'BISINDO raw'.B153:$'BISINDO raw'.B1269];0)))" office:value-type="boolean" office:boolean-value="true" calcext:value-type="boolean">
            <text:p>TRUE</text:p>
          </table:table-cell>
          <table:table-cell table:formula="of:=NOT(ISERROR(MATCH([.B216];[$'BISINDO raw'.C216:$'BISINDO raw'.C1332];0)))" office:value-type="boolean" office:boolean-value="false" calcext:value-type="boolean">
            <text:p>FALSE</text:p>
          </table:table-cell>
          <table:table-cell table:formula="of:=NOT(ISERROR(MATCH([.$B216];[$'BISINDO raw'.D216:$'BISINDO raw'.D1332];0)))" office:value-type="boolean" office:boolean-value="false" calcext:value-type="boolean">
            <text:p>FALSE</text:p>
          </table:table-cell>
          <table:table-cell table:formula="of:=IF([.E216]=0;[$'BISINDO raw'.D216]; &quot;&quot;)" office:value-type="string" office:string-value="daun(1)" calcext:value-type="string">
            <text:p>daun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ran</text:p>
          </table:table-cell>
          <table:table-cell table:formula="of:=NOT(ISERROR(MATCH([.B217];[$'BISINDO raw'.B1005:$'BISINDO raw'.B2121];0)))" office:value-type="boolean" office:boolean-value="false" calcext:value-type="boolean">
            <text:p>FALSE</text:p>
          </table:table-cell>
          <table:table-cell table:formula="of:=NOT(ISERROR(MATCH([.B217];[$'BISINDO raw'.C217:$'BISINDO raw'.C1333];0)))" office:value-type="boolean" office:boolean-value="false" calcext:value-type="boolean">
            <text:p>FALSE</text:p>
          </table:table-cell>
          <table:table-cell table:formula="of:=NOT(ISERROR(MATCH([.$B217];[$'BISINDO raw'.D217:$'BISINDO raw'.D1333];0)))" office:value-type="boolean" office:boolean-value="false" calcext:value-type="boolean">
            <text:p>FALSE</text:p>
          </table:table-cell>
          <table:table-cell table:formula="of:=IF([.E217]=0;[$'BISINDO raw'.D217]; &quot;&quot;)" office:value-type="string" office:string-value="daun(2)" calcext:value-type="string">
            <text:p>daun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un(1)</text:p>
          </table:table-cell>
          <table:table-cell table:formula="of:=NOT(ISERROR(MATCH([.B218];[$'BISINDO raw'.B154:$'BISINDO raw'.B1270];0)))" office:value-type="boolean" office:boolean-value="true" calcext:value-type="boolean">
            <text:p>TRUE</text:p>
          </table:table-cell>
          <table:table-cell table:formula="of:=NOT(ISERROR(MATCH([.B218];[$'BISINDO raw'.C218:$'BISINDO raw'.C1334];0)))" office:value-type="boolean" office:boolean-value="false" calcext:value-type="boolean">
            <text:p>FALSE</text:p>
          </table:table-cell>
          <table:table-cell table:formula="of:=NOT(ISERROR(MATCH([.$B218];[$'BISINDO raw'.D218:$'BISINDO raw'.D1334];0)))" office:value-type="boolean" office:boolean-value="false" calcext:value-type="boolean">
            <text:p>FALSE</text:p>
          </table:table-cell>
          <table:table-cell table:formula="of:=IF([.E218]=0;[$'BISINDO raw'.D218]; &quot;&quot;)" office:value-type="string" office:string-value="dekat" calcext:value-type="string">
            <text:p>dek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un(2)</text:p>
          </table:table-cell>
          <table:table-cell table:formula="of:=NOT(ISERROR(MATCH([.B219];[$'BISINDO raw'.B155:$'BISINDO raw'.B1271];0)))" office:value-type="boolean" office:boolean-value="true" calcext:value-type="boolean">
            <text:p>TRUE</text:p>
          </table:table-cell>
          <table:table-cell table:formula="of:=NOT(ISERROR(MATCH([.B219];[$'BISINDO raw'.C219:$'BISINDO raw'.C1335];0)))" office:value-type="boolean" office:boolean-value="false" calcext:value-type="boolean">
            <text:p>FALSE</text:p>
          </table:table-cell>
          <table:table-cell table:formula="of:=NOT(ISERROR(MATCH([.$B219];[$'BISINDO raw'.D219:$'BISINDO raw'.D1335];0)))" office:value-type="boolean" office:boolean-value="false" calcext:value-type="boolean">
            <text:p>FALSE</text:p>
          </table:table-cell>
          <table:table-cell table:formula="of:=IF([.E219]=0;[$'BISINDO raw'.D219]; &quot;&quot;)" office:value-type="string" office:string-value="delapan(1)" calcext:value-type="string">
            <text:p>delapan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kat</text:p>
          </table:table-cell>
          <table:table-cell table:formula="of:=NOT(ISERROR(MATCH([.B220];[$'BISINDO raw'.B1006:$'BISINDO raw'.B2122];0)))" office:value-type="boolean" office:boolean-value="false" calcext:value-type="boolean">
            <text:p>FALSE</text:p>
          </table:table-cell>
          <table:table-cell table:formula="of:=NOT(ISERROR(MATCH([.B220];[$'BISINDO raw'.C220:$'BISINDO raw'.C1336];0)))" office:value-type="boolean" office:boolean-value="false" calcext:value-type="boolean">
            <text:p>FALSE</text:p>
          </table:table-cell>
          <table:table-cell table:formula="of:=NOT(ISERROR(MATCH([.$B220];[$'BISINDO raw'.D220:$'BISINDO raw'.D1336];0)))" office:value-type="boolean" office:boolean-value="false" calcext:value-type="boolean">
            <text:p>FALSE</text:p>
          </table:table-cell>
          <table:table-cell table:formula="of:=IF([.E220]=0;[$'BISINDO raw'.D220]; &quot;&quot;)" office:value-type="string" office:string-value="delapan(2)" calcext:value-type="string">
            <text:p>delapan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apan(1)</text:p>
          </table:table-cell>
          <table:table-cell table:formula="of:=NOT(ISERROR(MATCH([.B221];[$'BISINDO raw'.B156:$'BISINDO raw'.B1272];0)))" office:value-type="boolean" office:boolean-value="false" calcext:value-type="boolean">
            <text:p>FALSE</text:p>
          </table:table-cell>
          <table:table-cell table:formula="of:=NOT(ISERROR(MATCH([.B221];[$'BISINDO raw'.C221:$'BISINDO raw'.C1337];0)))" office:value-type="boolean" office:boolean-value="false" calcext:value-type="boolean">
            <text:p>FALSE</text:p>
          </table:table-cell>
          <table:table-cell table:formula="of:=NOT(ISERROR(MATCH([.$B221];[$'BISINDO raw'.D221:$'BISINDO raw'.D1337];0)))" office:value-type="boolean" office:boolean-value="false" calcext:value-type="boolean">
            <text:p>FALSE</text:p>
          </table:table-cell>
          <table:table-cell table:formula="of:=IF([.E221]=0;[$'BISINDO raw'.D221]; &quot;&quot;)" office:value-type="string" office:string-value="delman" calcext:value-type="string">
            <text:p>delm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apan(2)</text:p>
          </table:table-cell>
          <table:table-cell table:formula="of:=NOT(ISERROR(MATCH([.B222];[$'BISINDO raw'.B157:$'BISINDO raw'.B1273];0)))" office:value-type="boolean" office:boolean-value="false" calcext:value-type="boolean">
            <text:p>FALSE</text:p>
          </table:table-cell>
          <table:table-cell table:formula="of:=NOT(ISERROR(MATCH([.B222];[$'BISINDO raw'.C222:$'BISINDO raw'.C1338];0)))" office:value-type="boolean" office:boolean-value="false" calcext:value-type="boolean">
            <text:p>FALSE</text:p>
          </table:table-cell>
          <table:table-cell table:formula="of:=NOT(ISERROR(MATCH([.$B222];[$'BISINDO raw'.D222:$'BISINDO raw'.D1338];0)))" office:value-type="boolean" office:boolean-value="false" calcext:value-type="boolean">
            <text:p>FALSE</text:p>
          </table:table-cell>
          <table:table-cell table:formula="of:=IF([.E222]=0;[$'BISINDO raw'.D222]; &quot;&quot;)" office:value-type="string" office:string-value="denda" calcext:value-type="string">
            <text:p>den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man</text:p>
          </table:table-cell>
          <table:table-cell table:formula="of:=NOT(ISERROR(MATCH([.B223];[$'BISINDO raw'.B1007:$'BISINDO raw'.B2123];0)))" office:value-type="boolean" office:boolean-value="false" calcext:value-type="boolean">
            <text:p>FALSE</text:p>
          </table:table-cell>
          <table:table-cell table:formula="of:=NOT(ISERROR(MATCH([.B223];[$'BISINDO raw'.C223:$'BISINDO raw'.C1339];0)))" office:value-type="boolean" office:boolean-value="false" calcext:value-type="boolean">
            <text:p>FALSE</text:p>
          </table:table-cell>
          <table:table-cell table:formula="of:=NOT(ISERROR(MATCH([.$B223];[$'BISINDO raw'.D223:$'BISINDO raw'.D1339];0)))" office:value-type="boolean" office:boolean-value="false" calcext:value-type="boolean">
            <text:p>FALSE</text:p>
          </table:table-cell>
          <table:table-cell table:formula="of:=IF([.E223]=0;[$'BISINDO raw'.D223]; &quot;&quot;)" office:value-type="string" office:string-value="dengar" calcext:value-type="string">
            <text:p>deng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nda</text:p>
          </table:table-cell>
          <table:table-cell table:formula="of:=NOT(ISERROR(MATCH([.B224];[$'BISINDO raw'.B158:$'BISINDO raw'.B1274];0)))" office:value-type="boolean" office:boolean-value="true" calcext:value-type="boolean">
            <text:p>TRUE</text:p>
          </table:table-cell>
          <table:table-cell table:formula="of:=NOT(ISERROR(MATCH([.B224];[$'BISINDO raw'.C224:$'BISINDO raw'.C1340];0)))" office:value-type="boolean" office:boolean-value="false" calcext:value-type="boolean">
            <text:p>FALSE</text:p>
          </table:table-cell>
          <table:table-cell table:formula="of:=NOT(ISERROR(MATCH([.$B224];[$'BISINDO raw'.D224:$'BISINDO raw'.D1340];0)))" office:value-type="boolean" office:boolean-value="false" calcext:value-type="boolean">
            <text:p>FALSE</text:p>
          </table:table-cell>
          <table:table-cell table:formula="of:=IF([.E224]=0;[$'BISINDO raw'.D224]; &quot;&quot;)" office:value-type="string" office:string-value="desa" calcext:value-type="string">
            <text:p>des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ngar</text:p>
          </table:table-cell>
          <table:table-cell table:formula="of:=NOT(ISERROR(MATCH([.B225];[$'BISINDO raw'.B159:$'BISINDO raw'.B1275];0)))" office:value-type="boolean" office:boolean-value="true" calcext:value-type="boolean">
            <text:p>TRUE</text:p>
          </table:table-cell>
          <table:table-cell table:formula="of:=NOT(ISERROR(MATCH([.B225];[$'BISINDO raw'.C225:$'BISINDO raw'.C1341];0)))" office:value-type="boolean" office:boolean-value="false" calcext:value-type="boolean">
            <text:p>FALSE</text:p>
          </table:table-cell>
          <table:table-cell table:formula="of:=NOT(ISERROR(MATCH([.$B225];[$'BISINDO raw'.D225:$'BISINDO raw'.D1341];0)))" office:value-type="boolean" office:boolean-value="false" calcext:value-type="boolean">
            <text:p>FALSE</text:p>
          </table:table-cell>
          <table:table-cell table:formula="of:=IF([.E225]=0;[$'BISINDO raw'.D225]; &quot;&quot;)" office:value-type="string" office:string-value="desember" calcext:value-type="string">
            <text:p>desemb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a</text:p>
          </table:table-cell>
          <table:table-cell table:formula="of:=NOT(ISERROR(MATCH([.B226];[$'BISINDO raw'.B1008:$'BISINDO raw'.B2124];0)))" office:value-type="boolean" office:boolean-value="false" calcext:value-type="boolean">
            <text:p>FALSE</text:p>
          </table:table-cell>
          <table:table-cell table:formula="of:=NOT(ISERROR(MATCH([.B226];[$'BISINDO raw'.C226:$'BISINDO raw'.C1342];0)))" office:value-type="boolean" office:boolean-value="false" calcext:value-type="boolean">
            <text:p>FALSE</text:p>
          </table:table-cell>
          <table:table-cell table:formula="of:=NOT(ISERROR(MATCH([.$B226];[$'BISINDO raw'.D226:$'BISINDO raw'.D1342];0)))" office:value-type="boolean" office:boolean-value="false" calcext:value-type="boolean">
            <text:p>FALSE</text:p>
          </table:table-cell>
          <table:table-cell table:formula="of:=IF([.E226]=0;[$'BISINDO raw'.D226]; &quot;&quot;)" office:value-type="string" office:string-value="dilarang(lalulintas)" calcext:value-type="string">
            <text:p>dilarang(lalulinta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ember</text:p>
          </table:table-cell>
          <table:table-cell table:formula="of:=NOT(ISERROR(MATCH([.B227];[$'BISINDO raw'.B1009:$'BISINDO raw'.B2125];0)))" office:value-type="boolean" office:boolean-value="false" calcext:value-type="boolean">
            <text:p>FALSE</text:p>
          </table:table-cell>
          <table:table-cell table:formula="of:=NOT(ISERROR(MATCH([.B227];[$'BISINDO raw'.C227:$'BISINDO raw'.C1343];0)))" office:value-type="boolean" office:boolean-value="false" calcext:value-type="boolean">
            <text:p>FALSE</text:p>
          </table:table-cell>
          <table:table-cell table:formula="of:=NOT(ISERROR(MATCH([.$B227];[$'BISINDO raw'.D227:$'BISINDO raw'.D1343];0)))" office:value-type="boolean" office:boolean-value="false" calcext:value-type="boolean">
            <text:p>FALSE</text:p>
          </table:table-cell>
          <table:table-cell table:formula="of:=IF([.E227]=0;[$'BISINDO raw'.D227]; &quot;&quot;)" office:value-type="string" office:string-value="dingin" calcext:value-type="string">
            <text:p>ding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larang(lalulintas)</text:p>
          </table:table-cell>
          <table:table-cell table:formula="of:=NOT(ISERROR(MATCH([.B228];[$'BISINDO raw'.B160:$'BISINDO raw'.B1276];0)))" office:value-type="boolean" office:boolean-value="false" calcext:value-type="boolean">
            <text:p>FALSE</text:p>
          </table:table-cell>
          <table:table-cell table:formula="of:=NOT(ISERROR(MATCH([.B228];[$'BISINDO raw'.C228:$'BISINDO raw'.C1344];0)))" office:value-type="boolean" office:boolean-value="false" calcext:value-type="boolean">
            <text:p>FALSE</text:p>
          </table:table-cell>
          <table:table-cell table:formula="of:=NOT(ISERROR(MATCH([.$B228];[$'BISINDO raw'.D228:$'BISINDO raw'.D1344];0)))" office:value-type="boolean" office:boolean-value="false" calcext:value-type="boolean">
            <text:p>FALSE</text:p>
          </table:table-cell>
          <table:table-cell table:formula="of:=IF([.E228]=0;[$'BISINDO raw'.D228]; &quot;&quot;)" office:value-type="string" office:string-value="diskon" calcext:value-type="string">
            <text:p>disk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ngin</text:p>
          </table:table-cell>
          <table:table-cell table:formula="of:=NOT(ISERROR(MATCH([.B229];[$'BISINDO raw'.B1010:$'BISINDO raw'.B2126];0)))" office:value-type="boolean" office:boolean-value="false" calcext:value-type="boolean">
            <text:p>FALSE</text:p>
          </table:table-cell>
          <table:table-cell table:formula="of:=NOT(ISERROR(MATCH([.B229];[$'BISINDO raw'.C229:$'BISINDO raw'.C1345];0)))" office:value-type="boolean" office:boolean-value="false" calcext:value-type="boolean">
            <text:p>FALSE</text:p>
          </table:table-cell>
          <table:table-cell table:formula="of:=NOT(ISERROR(MATCH([.$B229];[$'BISINDO raw'.D229:$'BISINDO raw'.D1345];0)))" office:value-type="boolean" office:boolean-value="false" calcext:value-type="boolean">
            <text:p>FALSE</text:p>
          </table:table-cell>
          <table:table-cell table:formula="of:=IF([.E229]=0;[$'BISINDO raw'.D229]; &quot;&quot;)" office:value-type="string" office:string-value="dokter(1)" calcext:value-type="string">
            <text:p>dokter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kon</text:p>
          </table:table-cell>
          <table:table-cell table:formula="of:=NOT(ISERROR(MATCH([.B230];[$'BISINDO raw'.B161:$'BISINDO raw'.B1277];0)))" office:value-type="boolean" office:boolean-value="true" calcext:value-type="boolean">
            <text:p>TRUE</text:p>
          </table:table-cell>
          <table:table-cell table:formula="of:=NOT(ISERROR(MATCH([.B230];[$'BISINDO raw'.C230:$'BISINDO raw'.C1346];0)))" office:value-type="boolean" office:boolean-value="false" calcext:value-type="boolean">
            <text:p>FALSE</text:p>
          </table:table-cell>
          <table:table-cell table:formula="of:=NOT(ISERROR(MATCH([.$B230];[$'BISINDO raw'.D230:$'BISINDO raw'.D1346];0)))" office:value-type="boolean" office:boolean-value="false" calcext:value-type="boolean">
            <text:p>FALSE</text:p>
          </table:table-cell>
          <table:table-cell table:formula="of:=IF([.E230]=0;[$'BISINDO raw'.D230]; &quot;&quot;)" office:value-type="string" office:string-value="dokter(2)" calcext:value-type="string">
            <text:p>dokter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kter(1)</text:p>
          </table:table-cell>
          <table:table-cell table:formula="of:=NOT(ISERROR(MATCH([.B231];[$'BISINDO raw'.B162:$'BISINDO raw'.B1278];0)))" office:value-type="boolean" office:boolean-value="true" calcext:value-type="boolean">
            <text:p>TRUE</text:p>
          </table:table-cell>
          <table:table-cell table:formula="of:=NOT(ISERROR(MATCH([.B231];[$'BISINDO raw'.C231:$'BISINDO raw'.C1347];0)))" office:value-type="boolean" office:boolean-value="false" calcext:value-type="boolean">
            <text:p>FALSE</text:p>
          </table:table-cell>
          <table:table-cell table:formula="of:=NOT(ISERROR(MATCH([.$B231];[$'BISINDO raw'.D231:$'BISINDO raw'.D1347];0)))" office:value-type="boolean" office:boolean-value="false" calcext:value-type="boolean">
            <text:p>FALSE</text:p>
          </table:table-cell>
          <table:table-cell table:formula="of:=IF([.E231]=0;[$'BISINDO raw'.D231]; &quot;&quot;)" office:value-type="string" office:string-value="dua" calcext:value-type="string">
            <text:p>du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kter(2)</text:p>
          </table:table-cell>
          <table:table-cell table:formula="of:=NOT(ISERROR(MATCH([.B232];[$'BISINDO raw'.B163:$'BISINDO raw'.B1279];0)))" office:value-type="boolean" office:boolean-value="true" calcext:value-type="boolean">
            <text:p>TRUE</text:p>
          </table:table-cell>
          <table:table-cell table:formula="of:=NOT(ISERROR(MATCH([.B232];[$'BISINDO raw'.C232:$'BISINDO raw'.C1348];0)))" office:value-type="boolean" office:boolean-value="false" calcext:value-type="boolean">
            <text:p>FALSE</text:p>
          </table:table-cell>
          <table:table-cell table:formula="of:=NOT(ISERROR(MATCH([.$B232];[$'BISINDO raw'.D232:$'BISINDO raw'.D1348];0)))" office:value-type="boolean" office:boolean-value="false" calcext:value-type="boolean">
            <text:p>FALSE</text:p>
          </table:table-cell>
          <table:table-cell table:formula="of:=IF([.E232]=0;[$'BISINDO raw'.D232]; &quot;&quot;)" office:value-type="string" office:string-value="duakali" calcext:value-type="string">
            <text:p>duaka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a</text:p>
          </table:table-cell>
          <table:table-cell table:formula="of:=NOT(ISERROR(MATCH([.B233];[$'BISINDO raw'.B164:$'BISINDO raw'.B1280];0)))" office:value-type="boolean" office:boolean-value="true" calcext:value-type="boolean">
            <text:p>TRUE</text:p>
          </table:table-cell>
          <table:table-cell table:formula="of:=NOT(ISERROR(MATCH([.B233];[$'BISINDO raw'.C233:$'BISINDO raw'.C1349];0)))" office:value-type="boolean" office:boolean-value="false" calcext:value-type="boolean">
            <text:p>FALSE</text:p>
          </table:table-cell>
          <table:table-cell table:formula="of:=NOT(ISERROR(MATCH([.$B233];[$'BISINDO raw'.D233:$'BISINDO raw'.D1349];0)))" office:value-type="boolean" office:boolean-value="false" calcext:value-type="boolean">
            <text:p>FALSE</text:p>
          </table:table-cell>
          <table:table-cell table:formula="of:=IF([.E233]=0;[$'BISINDO raw'.D233]; &quot;&quot;)" office:value-type="string" office:string-value="duaorangnaikkendaraanrodadua" calcext:value-type="string">
            <text:p>duaorangnaikkendaraanrodadu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abelas(1)</text:p>
          </table:table-cell>
          <table:table-cell table:formula="of:=NOT(ISERROR(MATCH([.B234];[$'BISINDO raw'.B165:$'BISINDO raw'.B1281];0)))" office:value-type="boolean" office:boolean-value="false" calcext:value-type="boolean">
            <text:p>FALSE</text:p>
          </table:table-cell>
          <table:table-cell table:formula="of:=NOT(ISERROR(MATCH([.B234];[$'BISINDO raw'.C234:$'BISINDO raw'.C1350];0)))" office:value-type="boolean" office:boolean-value="false" calcext:value-type="boolean">
            <text:p>FALSE</text:p>
          </table:table-cell>
          <table:table-cell table:formula="of:=NOT(ISERROR(MATCH([.$B234];[$'BISINDO raw'.D234:$'BISINDO raw'.D1350];0)))" office:value-type="boolean" office:boolean-value="false" calcext:value-type="boolean">
            <text:p>FALSE</text:p>
          </table:table-cell>
          <table:table-cell table:formula="of:=IF([.E234]=0;[$'BISINDO raw'.D234]; &quot;&quot;)" office:value-type="string" office:string-value="duapuluhribu" calcext:value-type="string">
            <text:p>duapuluhrib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abelas(2)</text:p>
          </table:table-cell>
          <table:table-cell table:formula="of:=NOT(ISERROR(MATCH([.B235];[$'BISINDO raw'.B166:$'BISINDO raw'.B1282];0)))" office:value-type="boolean" office:boolean-value="false" calcext:value-type="boolean">
            <text:p>FALSE</text:p>
          </table:table-cell>
          <table:table-cell table:formula="of:=NOT(ISERROR(MATCH([.B235];[$'BISINDO raw'.C235:$'BISINDO raw'.C1351];0)))" office:value-type="boolean" office:boolean-value="false" calcext:value-type="boolean">
            <text:p>FALSE</text:p>
          </table:table-cell>
          <table:table-cell table:formula="of:=NOT(ISERROR(MATCH([.$B235];[$'BISINDO raw'.D235:$'BISINDO raw'.D1351];0)))" office:value-type="boolean" office:boolean-value="false" calcext:value-type="boolean">
            <text:p>FALSE</text:p>
          </table:table-cell>
          <table:table-cell table:formula="of:=IF([.E235]=0;[$'BISINDO raw'.D235]; &quot;&quot;)" office:value-type="string" office:string-value="duaratus" calcext:value-type="string">
            <text:p>duarat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akali</text:p>
          </table:table-cell>
          <table:table-cell table:formula="of:=NOT(ISERROR(MATCH([.B236];[$'BISINDO raw'.B167:$'BISINDO raw'.B1283];0)))" office:value-type="boolean" office:boolean-value="false" calcext:value-type="boolean">
            <text:p>FALSE</text:p>
          </table:table-cell>
          <table:table-cell table:formula="of:=NOT(ISERROR(MATCH([.B236];[$'BISINDO raw'.C236:$'BISINDO raw'.C1352];0)))" office:value-type="boolean" office:boolean-value="false" calcext:value-type="boolean">
            <text:p>FALSE</text:p>
          </table:table-cell>
          <table:table-cell table:formula="of:=NOT(ISERROR(MATCH([.$B236];[$'BISINDO raw'.D236:$'BISINDO raw'.D1352];0)))" office:value-type="boolean" office:boolean-value="false" calcext:value-type="boolean">
            <text:p>FALSE</text:p>
          </table:table-cell>
          <table:table-cell table:formula="of:=IF([.E236]=0;[$'BISINDO raw'.D236]; &quot;&quot;)" office:value-type="string" office:string-value="duaribu(1)" calcext:value-type="string">
            <text:p>duaribu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aorangnaikkendaraanrodadua</text:p>
          </table:table-cell>
          <table:table-cell table:formula="of:=NOT(ISERROR(MATCH([.B237];[$'BISINDO raw'.B168:$'BISINDO raw'.B1284];0)))" office:value-type="boolean" office:boolean-value="false" calcext:value-type="boolean">
            <text:p>FALSE</text:p>
          </table:table-cell>
          <table:table-cell table:formula="of:=NOT(ISERROR(MATCH([.B237];[$'BISINDO raw'.C237:$'BISINDO raw'.C1353];0)))" office:value-type="boolean" office:boolean-value="false" calcext:value-type="boolean">
            <text:p>FALSE</text:p>
          </table:table-cell>
          <table:table-cell table:formula="of:=NOT(ISERROR(MATCH([.$B237];[$'BISINDO raw'.D237:$'BISINDO raw'.D1353];0)))" office:value-type="boolean" office:boolean-value="false" calcext:value-type="boolean">
            <text:p>FALSE</text:p>
          </table:table-cell>
          <table:table-cell table:formula="of:=IF([.E237]=0;[$'BISINDO raw'.D237]; &quot;&quot;)" office:value-type="string" office:string-value="duaribu(2)" calcext:value-type="string">
            <text:p>duaribu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apuluh</text:p>
          </table:table-cell>
          <table:table-cell table:formula="of:=NOT(ISERROR(MATCH([.B238];[$'BISINDO raw'.B169:$'BISINDO raw'.B1285];0)))" office:value-type="boolean" office:boolean-value="false" calcext:value-type="boolean">
            <text:p>FALSE</text:p>
          </table:table-cell>
          <table:table-cell table:formula="of:=NOT(ISERROR(MATCH([.B238];[$'BISINDO raw'.C238:$'BISINDO raw'.C1354];0)))" office:value-type="boolean" office:boolean-value="false" calcext:value-type="boolean">
            <text:p>FALSE</text:p>
          </table:table-cell>
          <table:table-cell table:formula="of:=NOT(ISERROR(MATCH([.$B238];[$'BISINDO raw'.D238:$'BISINDO raw'.D1354];0)))" office:value-type="boolean" office:boolean-value="false" calcext:value-type="boolean">
            <text:p>FALSE</text:p>
          </table:table-cell>
          <table:table-cell table:formula="of:=IF([.E238]=0;[$'BISINDO raw'.D238]; &quot;&quot;)" office:value-type="string" office:string-value="duaribu(3)" calcext:value-type="string">
            <text:p>duaribu(3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apuluhribu</text:p>
          </table:table-cell>
          <table:table-cell table:formula="of:=NOT(ISERROR(MATCH([.B239];[$'BISINDO raw'.B170:$'BISINDO raw'.B1286];0)))" office:value-type="boolean" office:boolean-value="false" calcext:value-type="boolean">
            <text:p>FALSE</text:p>
          </table:table-cell>
          <table:table-cell table:formula="of:=NOT(ISERROR(MATCH([.B239];[$'BISINDO raw'.C239:$'BISINDO raw'.C1355];0)))" office:value-type="boolean" office:boolean-value="false" calcext:value-type="boolean">
            <text:p>FALSE</text:p>
          </table:table-cell>
          <table:table-cell table:formula="of:=NOT(ISERROR(MATCH([.$B239];[$'BISINDO raw'.D239:$'BISINDO raw'.D1355];0)))" office:value-type="boolean" office:boolean-value="false" calcext:value-type="boolean">
            <text:p>FALSE</text:p>
          </table:table-cell>
          <table:table-cell table:formula="of:=IF([.E239]=0;[$'BISINDO raw'.D239]; &quot;&quot;)" office:value-type="string" office:string-value="dua_belas(1)" calcext:value-type="string">
            <text:p>dua_belas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aratus</text:p>
          </table:table-cell>
          <table:table-cell table:formula="of:=NOT(ISERROR(MATCH([.B240];[$'BISINDO raw'.B171:$'BISINDO raw'.B1287];0)))" office:value-type="boolean" office:boolean-value="false" calcext:value-type="boolean">
            <text:p>FALSE</text:p>
          </table:table-cell>
          <table:table-cell table:formula="of:=NOT(ISERROR(MATCH([.B240];[$'BISINDO raw'.C240:$'BISINDO raw'.C1356];0)))" office:value-type="boolean" office:boolean-value="false" calcext:value-type="boolean">
            <text:p>FALSE</text:p>
          </table:table-cell>
          <table:table-cell table:formula="of:=NOT(ISERROR(MATCH([.$B240];[$'BISINDO raw'.D240:$'BISINDO raw'.D1356];0)))" office:value-type="boolean" office:boolean-value="false" calcext:value-type="boolean">
            <text:p>FALSE</text:p>
          </table:table-cell>
          <table:table-cell table:formula="of:=IF([.E240]=0;[$'BISINDO raw'.D240]; &quot;&quot;)" office:value-type="string" office:string-value="dua_belas(2)" calcext:value-type="string">
            <text:p>dua_belas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aribu(1)</text:p>
          </table:table-cell>
          <table:table-cell table:formula="of:=NOT(ISERROR(MATCH([.B241];[$'BISINDO raw'.B172:$'BISINDO raw'.B1288];0)))" office:value-type="boolean" office:boolean-value="false" calcext:value-type="boolean">
            <text:p>FALSE</text:p>
          </table:table-cell>
          <table:table-cell table:formula="of:=NOT(ISERROR(MATCH([.B241];[$'BISINDO raw'.C241:$'BISINDO raw'.C1357];0)))" office:value-type="boolean" office:boolean-value="false" calcext:value-type="boolean">
            <text:p>FALSE</text:p>
          </table:table-cell>
          <table:table-cell table:formula="of:=NOT(ISERROR(MATCH([.$B241];[$'BISINDO raw'.D241:$'BISINDO raw'.D1357];0)))" office:value-type="boolean" office:boolean-value="false" calcext:value-type="boolean">
            <text:p>FALSE</text:p>
          </table:table-cell>
          <table:table-cell table:formula="of:=IF([.E241]=0;[$'BISINDO raw'.D241]; &quot;&quot;)" office:value-type="string" office:string-value="dua_puluh" calcext:value-type="string">
            <text:p>dua_pulu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aribu(2)</text:p>
          </table:table-cell>
          <table:table-cell table:formula="of:=NOT(ISERROR(MATCH([.B242];[$'BISINDO raw'.B173:$'BISINDO raw'.B1289];0)))" office:value-type="boolean" office:boolean-value="false" calcext:value-type="boolean">
            <text:p>FALSE</text:p>
          </table:table-cell>
          <table:table-cell table:formula="of:=NOT(ISERROR(MATCH([.B242];[$'BISINDO raw'.C242:$'BISINDO raw'.C1358];0)))" office:value-type="boolean" office:boolean-value="false" calcext:value-type="boolean">
            <text:p>FALSE</text:p>
          </table:table-cell>
          <table:table-cell table:formula="of:=NOT(ISERROR(MATCH([.$B242];[$'BISINDO raw'.D242:$'BISINDO raw'.D1358];0)))" office:value-type="boolean" office:boolean-value="false" calcext:value-type="boolean">
            <text:p>FALSE</text:p>
          </table:table-cell>
          <table:table-cell table:formula="of:=IF([.E242]=0;[$'BISINDO raw'.D242]; &quot;&quot;)" office:value-type="string" office:string-value="dua-tingkat" calcext:value-type="string">
            <text:p>dua-tingk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aribu(3)</text:p>
          </table:table-cell>
          <table:table-cell table:formula="of:=NOT(ISERROR(MATCH([.B243];[$'BISINDO raw'.B174:$'BISINDO raw'.B1290];0)))" office:value-type="boolean" office:boolean-value="false" calcext:value-type="boolean">
            <text:p>FALSE</text:p>
          </table:table-cell>
          <table:table-cell table:formula="of:=NOT(ISERROR(MATCH([.B243];[$'BISINDO raw'.C243:$'BISINDO raw'.C1359];0)))" office:value-type="boolean" office:boolean-value="false" calcext:value-type="boolean">
            <text:p>FALSE</text:p>
          </table:table-cell>
          <table:table-cell table:formula="of:=NOT(ISERROR(MATCH([.$B243];[$'BISINDO raw'.D243:$'BISINDO raw'.D1359];0)))" office:value-type="boolean" office:boolean-value="false" calcext:value-type="boolean">
            <text:p>FALSE</text:p>
          </table:table-cell>
          <table:table-cell table:formula="of:=IF([.E243]=0;[$'BISINDO raw'.D243]; &quot;&quot;)" office:value-type="string" office:string-value="duku" calcext:value-type="string">
            <text:p>duk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atingkat</text:p>
          </table:table-cell>
          <table:table-cell table:formula="of:=NOT(ISERROR(MATCH([.B244];[$'BISINDO raw'.B1011:$'BISINDO raw'.B2127];0)))" office:value-type="boolean" office:boolean-value="false" calcext:value-type="boolean">
            <text:p>FALSE</text:p>
          </table:table-cell>
          <table:table-cell table:formula="of:=NOT(ISERROR(MATCH([.B244];[$'BISINDO raw'.C244:$'BISINDO raw'.C1360];0)))" office:value-type="boolean" office:boolean-value="false" calcext:value-type="boolean">
            <text:p>FALSE</text:p>
          </table:table-cell>
          <table:table-cell table:formula="of:=NOT(ISERROR(MATCH([.$B244];[$'BISINDO raw'.D244:$'BISINDO raw'.D1360];0)))" office:value-type="boolean" office:boolean-value="false" calcext:value-type="boolean">
            <text:p>FALSE</text:p>
          </table:table-cell>
          <table:table-cell table:formula="of:=IF([.E244]=0;[$'BISINDO raw'.D244]; &quot;&quot;)" office:value-type="string" office:string-value="dulu" calcext:value-type="string">
            <text:p>dul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ku</text:p>
          </table:table-cell>
          <table:table-cell table:formula="of:=NOT(ISERROR(MATCH([.B245];[$'BISINDO raw'.B1012:$'BISINDO raw'.B2128];0)))" office:value-type="boolean" office:boolean-value="false" calcext:value-type="boolean">
            <text:p>FALSE</text:p>
          </table:table-cell>
          <table:table-cell table:formula="of:=NOT(ISERROR(MATCH([.B245];[$'BISINDO raw'.C245:$'BISINDO raw'.C1361];0)))" office:value-type="boolean" office:boolean-value="false" calcext:value-type="boolean">
            <text:p>FALSE</text:p>
          </table:table-cell>
          <table:table-cell table:formula="of:=NOT(ISERROR(MATCH([.$B245];[$'BISINDO raw'.D245:$'BISINDO raw'.D1361];0)))" office:value-type="boolean" office:boolean-value="false" calcext:value-type="boolean">
            <text:p>FALSE</text:p>
          </table:table-cell>
          <table:table-cell table:formula="of:=IF([.E245]=0;[$'BISINDO raw'.D245]; &quot;&quot;)" office:value-type="string" office:string-value="durian" calcext:value-type="string">
            <text:p>duri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lu</text:p>
          </table:table-cell>
          <table:table-cell table:formula="of:=NOT(ISERROR(MATCH([.B246];[$'BISINDO raw'.B175:$'BISINDO raw'.B1291];0)))" office:value-type="boolean" office:boolean-value="true" calcext:value-type="boolean">
            <text:p>TRUE</text:p>
          </table:table-cell>
          <table:table-cell table:formula="of:=NOT(ISERROR(MATCH([.B246];[$'BISINDO raw'.C246:$'BISINDO raw'.C1362];0)))" office:value-type="boolean" office:boolean-value="false" calcext:value-type="boolean">
            <text:p>FALSE</text:p>
          </table:table-cell>
          <table:table-cell table:formula="of:=NOT(ISERROR(MATCH([.$B246];[$'BISINDO raw'.D246:$'BISINDO raw'.D1362];0)))" office:value-type="boolean" office:boolean-value="false" calcext:value-type="boolean">
            <text:p>FALSE</text:p>
          </table:table-cell>
          <table:table-cell table:formula="of:=IF([.E246]=0;[$'BISINDO raw'.D246]; &quot;&quot;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rian</text:p>
          </table:table-cell>
          <table:table-cell table:formula="of:=NOT(ISERROR(MATCH([.B247];[$'BISINDO raw'.B1013:$'BISINDO raw'.B2129];0)))" office:value-type="boolean" office:boolean-value="false" calcext:value-type="boolean">
            <text:p>FALSE</text:p>
          </table:table-cell>
          <table:table-cell table:formula="of:=NOT(ISERROR(MATCH([.B247];[$'BISINDO raw'.C247:$'BISINDO raw'.C1363];0)))" office:value-type="boolean" office:boolean-value="false" calcext:value-type="boolean">
            <text:p>FALSE</text:p>
          </table:table-cell>
          <table:table-cell table:formula="of:=NOT(ISERROR(MATCH([.$B247];[$'BISINDO raw'.D247:$'BISINDO raw'.D1363];0)))" office:value-type="boolean" office:boolean-value="false" calcext:value-type="boolean">
            <text:p>FALSE</text:p>
          </table:table-cell>
          <table:table-cell table:formula="of:=IF([.E247]=0;[$'BISINDO raw'.D247]; &quot;&quot;)" office:value-type="string" office:string-value="ejaan" calcext:value-type="string">
            <text:p>eja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NOT(ISERROR(MATCH([.B248];[$'BISINDO raw'.B176:$'BISINDO raw'.B1292];0)))" office:value-type="boolean" office:boolean-value="true" calcext:value-type="boolean">
            <text:p>TRUE</text:p>
          </table:table-cell>
          <table:table-cell table:formula="of:=NOT(ISERROR(MATCH([.B248];[$'BISINDO raw'.C248:$'BISINDO raw'.C1364];0)))" office:value-type="boolean" office:boolean-value="false" calcext:value-type="boolean">
            <text:p>FALSE</text:p>
          </table:table-cell>
          <table:table-cell table:formula="of:=NOT(ISERROR(MATCH([.$B248];[$'BISINDO raw'.D248:$'BISINDO raw'.D1364];0)))" office:value-type="boolean" office:boolean-value="false" calcext:value-type="boolean">
            <text:p>FALSE</text:p>
          </table:table-cell>
          <table:table-cell table:formula="of:=IF([.E248]=0;[$'BISINDO raw'.D248]; &quot;&quot;)" office:value-type="string" office:string-value="emas(warna)" calcext:value-type="string">
            <text:p>emas(warna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jaan</text:p>
          </table:table-cell>
          <table:table-cell table:formula="of:=NOT(ISERROR(MATCH([.B249];[$'BISINDO raw'.B177:$'BISINDO raw'.B1293];0)))" office:value-type="boolean" office:boolean-value="true" calcext:value-type="boolean">
            <text:p>TRUE</text:p>
          </table:table-cell>
          <table:table-cell table:formula="of:=NOT(ISERROR(MATCH([.B249];[$'BISINDO raw'.C249:$'BISINDO raw'.C1365];0)))" office:value-type="boolean" office:boolean-value="false" calcext:value-type="boolean">
            <text:p>FALSE</text:p>
          </table:table-cell>
          <table:table-cell table:formula="of:=NOT(ISERROR(MATCH([.$B249];[$'BISINDO raw'.D249:$'BISINDO raw'.D1365];0)))" office:value-type="boolean" office:boolean-value="false" calcext:value-type="boolean">
            <text:p>FALSE</text:p>
          </table:table-cell>
          <table:table-cell table:formula="of:=IF([.E249]=0;[$'BISINDO raw'.D249]; &quot;&quot;)" office:value-type="string" office:string-value="empat" calcext:value-type="string">
            <text:p>emp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as(warna)</text:p>
          </table:table-cell>
          <table:table-cell table:formula="of:=NOT(ISERROR(MATCH([.B250];[$'BISINDO raw'.B178:$'BISINDO raw'.B1294];0)))" office:value-type="boolean" office:boolean-value="true" calcext:value-type="boolean">
            <text:p>TRUE</text:p>
          </table:table-cell>
          <table:table-cell table:formula="of:=NOT(ISERROR(MATCH([.B250];[$'BISINDO raw'.C250:$'BISINDO raw'.C1366];0)))" office:value-type="boolean" office:boolean-value="false" calcext:value-type="boolean">
            <text:p>FALSE</text:p>
          </table:table-cell>
          <table:table-cell table:formula="of:=NOT(ISERROR(MATCH([.$B250];[$'BISINDO raw'.D250:$'BISINDO raw'.D1366];0)))" office:value-type="boolean" office:boolean-value="false" calcext:value-type="boolean">
            <text:p>FALSE</text:p>
          </table:table-cell>
          <table:table-cell table:formula="of:=IF([.E250]=0;[$'BISINDO raw'.D250]; &quot;&quot;)" office:value-type="string" office:string-value="empat_belas(1)" calcext:value-type="string">
            <text:p>empat_belas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pat</text:p>
          </table:table-cell>
          <table:table-cell table:formula="of:=NOT(ISERROR(MATCH([.B251];[$'BISINDO raw'.B179:$'BISINDO raw'.B1295];0)))" office:value-type="boolean" office:boolean-value="true" calcext:value-type="boolean">
            <text:p>TRUE</text:p>
          </table:table-cell>
          <table:table-cell table:formula="of:=NOT(ISERROR(MATCH([.B251];[$'BISINDO raw'.C251:$'BISINDO raw'.C1367];0)))" office:value-type="boolean" office:boolean-value="false" calcext:value-type="boolean">
            <text:p>FALSE</text:p>
          </table:table-cell>
          <table:table-cell table:formula="of:=NOT(ISERROR(MATCH([.$B251];[$'BISINDO raw'.D251:$'BISINDO raw'.D1367];0)))" office:value-type="boolean" office:boolean-value="false" calcext:value-type="boolean">
            <text:p>FALSE</text:p>
          </table:table-cell>
          <table:table-cell table:formula="of:=IF([.E251]=0;[$'BISINDO raw'.D251]; &quot;&quot;)" office:value-type="string" office:string-value="empat_belas(2)" calcext:value-type="string">
            <text:p>empat_belas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patbelas(1)</text:p>
          </table:table-cell>
          <table:table-cell table:formula="of:=NOT(ISERROR(MATCH([.B252];[$'BISINDO raw'.B180:$'BISINDO raw'.B1296];0)))" office:value-type="boolean" office:boolean-value="false" calcext:value-type="boolean">
            <text:p>FALSE</text:p>
          </table:table-cell>
          <table:table-cell table:formula="of:=NOT(ISERROR(MATCH([.B252];[$'BISINDO raw'.C252:$'BISINDO raw'.C1368];0)))" office:value-type="boolean" office:boolean-value="false" calcext:value-type="boolean">
            <text:p>FALSE</text:p>
          </table:table-cell>
          <table:table-cell table:formula="of:=NOT(ISERROR(MATCH([.$B252];[$'BISINDO raw'.D252:$'BISINDO raw'.D1368];0)))" office:value-type="boolean" office:boolean-value="false" calcext:value-type="boolean">
            <text:p>FALSE</text:p>
          </table:table-cell>
          <table:table-cell table:formula="of:=IF([.E252]=0;[$'BISINDO raw'.D252]; &quot;&quot;)" office:value-type="string" office:string-value="empat_puluh" calcext:value-type="string">
            <text:p>empat_pulu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patbelas(2)</text:p>
          </table:table-cell>
          <table:table-cell table:formula="of:=NOT(ISERROR(MATCH([.B253];[$'BISINDO raw'.B181:$'BISINDO raw'.B1297];0)))" office:value-type="boolean" office:boolean-value="false" calcext:value-type="boolean">
            <text:p>FALSE</text:p>
          </table:table-cell>
          <table:table-cell table:formula="of:=NOT(ISERROR(MATCH([.B253];[$'BISINDO raw'.C253:$'BISINDO raw'.C1369];0)))" office:value-type="boolean" office:boolean-value="false" calcext:value-type="boolean">
            <text:p>FALSE</text:p>
          </table:table-cell>
          <table:table-cell table:formula="of:=NOT(ISERROR(MATCH([.$B253];[$'BISINDO raw'.D253:$'BISINDO raw'.D1369];0)))" office:value-type="boolean" office:boolean-value="false" calcext:value-type="boolean">
            <text:p>FALSE</text:p>
          </table:table-cell>
          <table:table-cell table:formula="of:=IF([.E253]=0;[$'BISINDO raw'.D253]; &quot;&quot;)" office:value-type="string" office:string-value="enak(nyaman)" calcext:value-type="string">
            <text:p>enak(nyaman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patpuluh</text:p>
          </table:table-cell>
          <table:table-cell table:formula="of:=NOT(ISERROR(MATCH([.B254];[$'BISINDO raw'.B182:$'BISINDO raw'.B1298];0)))" office:value-type="boolean" office:boolean-value="false" calcext:value-type="boolean">
            <text:p>FALSE</text:p>
          </table:table-cell>
          <table:table-cell table:formula="of:=NOT(ISERROR(MATCH([.B254];[$'BISINDO raw'.C254:$'BISINDO raw'.C1370];0)))" office:value-type="boolean" office:boolean-value="false" calcext:value-type="boolean">
            <text:p>FALSE</text:p>
          </table:table-cell>
          <table:table-cell table:formula="of:=NOT(ISERROR(MATCH([.$B254];[$'BISINDO raw'.D254:$'BISINDO raw'.D1370];0)))" office:value-type="boolean" office:boolean-value="false" calcext:value-type="boolean">
            <text:p>FALSE</text:p>
          </table:table-cell>
          <table:table-cell table:formula="of:=IF([.E254]=0;[$'BISINDO raw'.D254]; &quot;&quot;)" office:value-type="string" office:string-value="enam_belas(1)" calcext:value-type="string">
            <text:p>enam_belas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ak(nyaman)</text:p>
          </table:table-cell>
          <table:table-cell table:formula="of:=NOT(ISERROR(MATCH([.B255];[$'BISINDO raw'.B183:$'BISINDO raw'.B1299];0)))" office:value-type="boolean" office:boolean-value="false" calcext:value-type="boolean">
            <text:p>FALSE</text:p>
          </table:table-cell>
          <table:table-cell table:formula="of:=NOT(ISERROR(MATCH([.B255];[$'BISINDO raw'.C255:$'BISINDO raw'.C1371];0)))" office:value-type="boolean" office:boolean-value="false" calcext:value-type="boolean">
            <text:p>FALSE</text:p>
          </table:table-cell>
          <table:table-cell table:formula="of:=NOT(ISERROR(MATCH([.$B255];[$'BISINDO raw'.D255:$'BISINDO raw'.D1371];0)))" office:value-type="boolean" office:boolean-value="false" calcext:value-type="boolean">
            <text:p>FALSE</text:p>
          </table:table-cell>
          <table:table-cell table:formula="of:=IF([.E255]=0;[$'BISINDO raw'.D255]; &quot;&quot;)" office:value-type="string" office:string-value="enam_belas(2)" calcext:value-type="string">
            <text:p>enam_belas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am(1)</text:p>
          </table:table-cell>
          <table:table-cell table:formula="of:=NOT(ISERROR(MATCH([.B256];[$'BISINDO raw'.B184:$'BISINDO raw'.B1300];0)))" office:value-type="boolean" office:boolean-value="false" calcext:value-type="boolean">
            <text:p>FALSE</text:p>
          </table:table-cell>
          <table:table-cell table:formula="of:=NOT(ISERROR(MATCH([.B256];[$'BISINDO raw'.C256:$'BISINDO raw'.C1372];0)))" office:value-type="boolean" office:boolean-value="true" calcext:value-type="boolean">
            <text:p>TRUE</text:p>
          </table:table-cell>
          <table:table-cell table:formula="of:=NOT(ISERROR(MATCH([.$B256];[$'BISINDO raw'.D256:$'BISINDO raw'.D1372];0)))" office:value-type="boolean" office:boolean-value="true" calcext:value-type="boolean">
            <text:p>TRUE</text:p>
          </table:table-cell>
          <table:table-cell table:formula="of:=IF([.E256]=0;[$'BISINDO raw'.D25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am(2)</text:p>
          </table:table-cell>
          <table:table-cell table:formula="of:=NOT(ISERROR(MATCH([.B257];[$'BISINDO raw'.B185:$'BISINDO raw'.B1301];0)))" office:value-type="boolean" office:boolean-value="false" calcext:value-type="boolean">
            <text:p>FALSE</text:p>
          </table:table-cell>
          <table:table-cell table:formula="of:=NOT(ISERROR(MATCH([.B257];[$'BISINDO raw'.C257:$'BISINDO raw'.C1373];0)))" office:value-type="boolean" office:boolean-value="true" calcext:value-type="boolean">
            <text:p>TRUE</text:p>
          </table:table-cell>
          <table:table-cell table:formula="of:=NOT(ISERROR(MATCH([.$B257];[$'BISINDO raw'.D257:$'BISINDO raw'.D1373];0)))" office:value-type="boolean" office:boolean-value="true" calcext:value-type="boolean">
            <text:p>TRUE</text:p>
          </table:table-cell>
          <table:table-cell table:formula="of:=IF([.E257]=0;[$'BISINDO raw'.D25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ambelas(1)</text:p>
          </table:table-cell>
          <table:table-cell table:formula="of:=NOT(ISERROR(MATCH([.B258];[$'BISINDO raw'.B186:$'BISINDO raw'.B1302];0)))" office:value-type="boolean" office:boolean-value="false" calcext:value-type="boolean">
            <text:p>FALSE</text:p>
          </table:table-cell>
          <table:table-cell table:formula="of:=NOT(ISERROR(MATCH([.B258];[$'BISINDO raw'.C258:$'BISINDO raw'.C1374];0)))" office:value-type="boolean" office:boolean-value="false" calcext:value-type="boolean">
            <text:p>FALSE</text:p>
          </table:table-cell>
          <table:table-cell table:formula="of:=NOT(ISERROR(MATCH([.$B258];[$'BISINDO raw'.D258:$'BISINDO raw'.D1374];0)))" office:value-type="boolean" office:boolean-value="false" calcext:value-type="boolean">
            <text:p>FALSE</text:p>
          </table:table-cell>
          <table:table-cell table:formula="of:=IF([.E258]=0;[$'BISINDO raw'.D258]; &quot;&quot;)" office:value-type="string" office:string-value="enam(2)" calcext:value-type="string">
            <text:p>enam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ambelas(2)</text:p>
          </table:table-cell>
          <table:table-cell table:formula="of:=NOT(ISERROR(MATCH([.B259];[$'BISINDO raw'.B187:$'BISINDO raw'.B1303];0)))" office:value-type="boolean" office:boolean-value="false" calcext:value-type="boolean">
            <text:p>FALSE</text:p>
          </table:table-cell>
          <table:table-cell table:formula="of:=NOT(ISERROR(MATCH([.B259];[$'BISINDO raw'.C259:$'BISINDO raw'.C1375];0)))" office:value-type="boolean" office:boolean-value="false" calcext:value-type="boolean">
            <text:p>FALSE</text:p>
          </table:table-cell>
          <table:table-cell table:formula="of:=NOT(ISERROR(MATCH([.$B259];[$'BISINDO raw'.D259:$'BISINDO raw'.D1375];0)))" office:value-type="boolean" office:boolean-value="false" calcext:value-type="boolean">
            <text:p>FALSE</text:p>
          </table:table-cell>
          <table:table-cell table:formula="of:=IF([.E259]=0;[$'BISINDO raw'.D259]; &quot;&quot;)" office:value-type="string" office:string-value="es" calcext:value-type="string">
            <text:p>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ampuluh(1)</text:p>
          </table:table-cell>
          <table:table-cell table:formula="of:=NOT(ISERROR(MATCH([.B260];[$'BISINDO raw'.B188:$'BISINDO raw'.B1304];0)))" office:value-type="boolean" office:boolean-value="false" calcext:value-type="boolean">
            <text:p>FALSE</text:p>
          </table:table-cell>
          <table:table-cell table:formula="of:=NOT(ISERROR(MATCH([.B260];[$'BISINDO raw'.C260:$'BISINDO raw'.C1376];0)))" office:value-type="boolean" office:boolean-value="false" calcext:value-type="boolean">
            <text:p>FALSE</text:p>
          </table:table-cell>
          <table:table-cell table:formula="of:=NOT(ISERROR(MATCH([.$B260];[$'BISINDO raw'.D260:$'BISINDO raw'.D1376];0)))" office:value-type="boolean" office:boolean-value="false" calcext:value-type="boolean">
            <text:p>FALSE</text:p>
          </table:table-cell>
          <table:table-cell table:formula="of:=IF([.E260]=0;[$'BISINDO raw'.D260]; &quot;&quot;)" office:value-type="string" office:string-value="f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table:formula="of:=NOT(ISERROR(MATCH([.B261];[$'BISINDO raw'.B1014:$'BISINDO raw'.B2130];0)))" office:value-type="boolean" office:boolean-value="false" calcext:value-type="boolean">
            <text:p>FALSE</text:p>
          </table:table-cell>
          <table:table-cell table:formula="of:=NOT(ISERROR(MATCH([.B261];[$'BISINDO raw'.C261:$'BISINDO raw'.C1377];0)))" office:value-type="boolean" office:boolean-value="false" calcext:value-type="boolean">
            <text:p>FALSE</text:p>
          </table:table-cell>
          <table:table-cell table:formula="of:=NOT(ISERROR(MATCH([.$B261];[$'BISINDO raw'.D261:$'BISINDO raw'.D1377];0)))" office:value-type="boolean" office:boolean-value="false" calcext:value-type="boolean">
            <text:p>FALSE</text:p>
          </table:table-cell>
          <table:table-cell table:formula="of:=IF([.E261]=0;[$'BISINDO raw'.D261]; &quot;&quot;)" office:value-type="string" office:string-value="februari" calcext:value-type="string">
            <text:p>februar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NOT(ISERROR(MATCH([.B262];[$'BISINDO raw'.B189:$'BISINDO raw'.B1305];0)))" office:value-type="boolean" office:boolean-value="true" calcext:value-type="boolean">
            <text:p>TRUE</text:p>
          </table:table-cell>
          <table:table-cell table:formula="of:=NOT(ISERROR(MATCH([.B262];[$'BISINDO raw'.C262:$'BISINDO raw'.C1378];0)))" office:value-type="boolean" office:boolean-value="false" calcext:value-type="boolean">
            <text:p>FALSE</text:p>
          </table:table-cell>
          <table:table-cell table:formula="of:=NOT(ISERROR(MATCH([.$B262];[$'BISINDO raw'.D262:$'BISINDO raw'.D1378];0)))" office:value-type="boolean" office:boolean-value="false" calcext:value-type="boolean">
            <text:p>FALSE</text:p>
          </table:table-cell>
          <table:table-cell table:formula="of:=IF([.E262]=0;[$'BISINDO raw'.D262]; &quot;&quot;)" office:value-type="string" office:string-value="fisika" calcext:value-type="string">
            <text:p>fisik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bruari</text:p>
          </table:table-cell>
          <table:table-cell table:formula="of:=NOT(ISERROR(MATCH([.B263];[$'BISINDO raw'.B1015:$'BISINDO raw'.B2131];0)))" office:value-type="boolean" office:boolean-value="false" calcext:value-type="boolean">
            <text:p>FALSE</text:p>
          </table:table-cell>
          <table:table-cell table:formula="of:=NOT(ISERROR(MATCH([.B263];[$'BISINDO raw'.C263:$'BISINDO raw'.C1379];0)))" office:value-type="boolean" office:boolean-value="false" calcext:value-type="boolean">
            <text:p>FALSE</text:p>
          </table:table-cell>
          <table:table-cell table:formula="of:=NOT(ISERROR(MATCH([.$B263];[$'BISINDO raw'.D263:$'BISINDO raw'.D1379];0)))" office:value-type="boolean" office:boolean-value="false" calcext:value-type="boolean">
            <text:p>FALSE</text:p>
          </table:table-cell>
          <table:table-cell table:formula="of:=IF([.E263]=0;[$'BISINDO raw'.D263]; &quot;&quot;)" office:value-type="string" office:string-value="g" calcext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sika</text:p>
          </table:table-cell>
          <table:table-cell table:formula="of:=NOT(ISERROR(MATCH([.B264];[$'BISINDO raw'.B1016:$'BISINDO raw'.B2132];0)))" office:value-type="boolean" office:boolean-value="false" calcext:value-type="boolean">
            <text:p>FALSE</text:p>
          </table:table-cell>
          <table:table-cell table:formula="of:=NOT(ISERROR(MATCH([.B264];[$'BISINDO raw'.C264:$'BISINDO raw'.C1380];0)))" office:value-type="boolean" office:boolean-value="false" calcext:value-type="boolean">
            <text:p>FALSE</text:p>
          </table:table-cell>
          <table:table-cell table:formula="of:=NOT(ISERROR(MATCH([.$B264];[$'BISINDO raw'.D264:$'BISINDO raw'.D1380];0)))" office:value-type="boolean" office:boolean-value="false" calcext:value-type="boolean">
            <text:p>FALSE</text:p>
          </table:table-cell>
          <table:table-cell table:formula="of:=IF([.E264]=0;[$'BISINDO raw'.D264]; &quot;&quot;)" office:value-type="string" office:string-value="gajah(1)" calcext:value-type="string">
            <text:p>gajah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NOT(ISERROR(MATCH([.B265];[$'BISINDO raw'.B190:$'BISINDO raw'.B1306];0)))" office:value-type="boolean" office:boolean-value="true" calcext:value-type="boolean">
            <text:p>TRUE</text:p>
          </table:table-cell>
          <table:table-cell table:formula="of:=NOT(ISERROR(MATCH([.B265];[$'BISINDO raw'.C265:$'BISINDO raw'.C1381];0)))" office:value-type="boolean" office:boolean-value="false" calcext:value-type="boolean">
            <text:p>FALSE</text:p>
          </table:table-cell>
          <table:table-cell table:formula="of:=NOT(ISERROR(MATCH([.$B265];[$'BISINDO raw'.D265:$'BISINDO raw'.D1381];0)))" office:value-type="boolean" office:boolean-value="false" calcext:value-type="boolean">
            <text:p>FALSE</text:p>
          </table:table-cell>
          <table:table-cell table:formula="of:=IF([.E265]=0;[$'BISINDO raw'.D265]; &quot;&quot;)" office:value-type="string" office:string-value="gajah(2)" calcext:value-type="string">
            <text:p>gajah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jah(1)</text:p>
          </table:table-cell>
          <table:table-cell table:formula="of:=NOT(ISERROR(MATCH([.B266];[$'BISINDO raw'.B191:$'BISINDO raw'.B1307];0)))" office:value-type="boolean" office:boolean-value="true" calcext:value-type="boolean">
            <text:p>TRUE</text:p>
          </table:table-cell>
          <table:table-cell table:formula="of:=NOT(ISERROR(MATCH([.B266];[$'BISINDO raw'.C266:$'BISINDO raw'.C1382];0)))" office:value-type="boolean" office:boolean-value="false" calcext:value-type="boolean">
            <text:p>FALSE</text:p>
          </table:table-cell>
          <table:table-cell table:formula="of:=NOT(ISERROR(MATCH([.$B266];[$'BISINDO raw'.D266:$'BISINDO raw'.D1382];0)))" office:value-type="boolean" office:boolean-value="false" calcext:value-type="boolean">
            <text:p>FALSE</text:p>
          </table:table-cell>
          <table:table-cell table:formula="of:=IF([.E266]=0;[$'BISINDO raw'.D266]; &quot;&quot;)" office:value-type="string" office:string-value="gaji" calcext:value-type="string">
            <text:p>gaj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jah(2)</text:p>
          </table:table-cell>
          <table:table-cell table:formula="of:=NOT(ISERROR(MATCH([.B267];[$'BISINDO raw'.B192:$'BISINDO raw'.B1308];0)))" office:value-type="boolean" office:boolean-value="true" calcext:value-type="boolean">
            <text:p>TRUE</text:p>
          </table:table-cell>
          <table:table-cell table:formula="of:=NOT(ISERROR(MATCH([.B267];[$'BISINDO raw'.C267:$'BISINDO raw'.C1383];0)))" office:value-type="boolean" office:boolean-value="false" calcext:value-type="boolean">
            <text:p>FALSE</text:p>
          </table:table-cell>
          <table:table-cell table:formula="of:=NOT(ISERROR(MATCH([.$B267];[$'BISINDO raw'.D267:$'BISINDO raw'.D1383];0)))" office:value-type="boolean" office:boolean-value="false" calcext:value-type="boolean">
            <text:p>FALSE</text:p>
          </table:table-cell>
          <table:table-cell table:formula="of:=IF([.E267]=0;[$'BISINDO raw'.D267]; &quot;&quot;)" office:value-type="string" office:string-value="gambar(1)" calcext:value-type="string">
            <text:p>gambar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ji</text:p>
          </table:table-cell>
          <table:table-cell table:formula="of:=NOT(ISERROR(MATCH([.B268];[$'BISINDO raw'.B193:$'BISINDO raw'.B1309];0)))" office:value-type="boolean" office:boolean-value="true" calcext:value-type="boolean">
            <text:p>TRUE</text:p>
          </table:table-cell>
          <table:table-cell table:formula="of:=NOT(ISERROR(MATCH([.B268];[$'BISINDO raw'.C268:$'BISINDO raw'.C1384];0)))" office:value-type="boolean" office:boolean-value="false" calcext:value-type="boolean">
            <text:p>FALSE</text:p>
          </table:table-cell>
          <table:table-cell table:formula="of:=NOT(ISERROR(MATCH([.$B268];[$'BISINDO raw'.D268:$'BISINDO raw'.D1384];0)))" office:value-type="boolean" office:boolean-value="false" calcext:value-type="boolean">
            <text:p>FALSE</text:p>
          </table:table-cell>
          <table:table-cell table:formula="of:=IF([.E268]=0;[$'BISINDO raw'.D268]; &quot;&quot;)" office:value-type="string" office:string-value="gambar(2)" calcext:value-type="string">
            <text:p>gambar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mbar(1)</text:p>
          </table:table-cell>
          <table:table-cell table:formula="of:=NOT(ISERROR(MATCH([.B269];[$'BISINDO raw'.B1017:$'BISINDO raw'.B2133];0)))" office:value-type="boolean" office:boolean-value="false" calcext:value-type="boolean">
            <text:p>FALSE</text:p>
          </table:table-cell>
          <table:table-cell table:formula="of:=NOT(ISERROR(MATCH([.B269];[$'BISINDO raw'.C269:$'BISINDO raw'.C1385];0)))" office:value-type="boolean" office:boolean-value="false" calcext:value-type="boolean">
            <text:p>FALSE</text:p>
          </table:table-cell>
          <table:table-cell table:formula="of:=NOT(ISERROR(MATCH([.$B269];[$'BISINDO raw'.D269:$'BISINDO raw'.D1385];0)))" office:value-type="boolean" office:boolean-value="false" calcext:value-type="boolean">
            <text:p>FALSE</text:p>
          </table:table-cell>
          <table:table-cell table:formula="of:=IF([.E269]=0;[$'BISINDO raw'.D269]; &quot;&quot;)" office:value-type="string" office:string-value="gang" calcext:value-type="string">
            <text:p>g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mbar(2)</text:p>
          </table:table-cell>
          <table:table-cell table:formula="of:=NOT(ISERROR(MATCH([.B270];[$'BISINDO raw'.B1018:$'BISINDO raw'.B2134];0)))" office:value-type="boolean" office:boolean-value="false" calcext:value-type="boolean">
            <text:p>FALSE</text:p>
          </table:table-cell>
          <table:table-cell table:formula="of:=NOT(ISERROR(MATCH([.B270];[$'BISINDO raw'.C270:$'BISINDO raw'.C1386];0)))" office:value-type="boolean" office:boolean-value="false" calcext:value-type="boolean">
            <text:p>FALSE</text:p>
          </table:table-cell>
          <table:table-cell table:formula="of:=NOT(ISERROR(MATCH([.$B270];[$'BISINDO raw'.D270:$'BISINDO raw'.D1386];0)))" office:value-type="boolean" office:boolean-value="false" calcext:value-type="boolean">
            <text:p>FALSE</text:p>
          </table:table-cell>
          <table:table-cell table:formula="of:=IF([.E270]=0;[$'BISINDO raw'.D270]; &quot;&quot;)" office:value-type="string" office:string-value="gaun" calcext:value-type="string">
            <text:p>gau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ng</text:p>
          </table:table-cell>
          <table:table-cell table:formula="of:=NOT(ISERROR(MATCH([.B271];[$'BISINDO raw'.B194:$'BISINDO raw'.B1310];0)))" office:value-type="boolean" office:boolean-value="true" calcext:value-type="boolean">
            <text:p>TRUE</text:p>
          </table:table-cell>
          <table:table-cell table:formula="of:=NOT(ISERROR(MATCH([.B271];[$'BISINDO raw'.C271:$'BISINDO raw'.C1387];0)))" office:value-type="boolean" office:boolean-value="false" calcext:value-type="boolean">
            <text:p>FALSE</text:p>
          </table:table-cell>
          <table:table-cell table:formula="of:=NOT(ISERROR(MATCH([.$B271];[$'BISINDO raw'.D271:$'BISINDO raw'.D1387];0)))" office:value-type="boolean" office:boolean-value="false" calcext:value-type="boolean">
            <text:p>FALSE</text:p>
          </table:table-cell>
          <table:table-cell table:formula="of:=IF([.E271]=0;[$'BISINDO raw'.D271]; &quot;&quot;)" office:value-type="string" office:string-value="gayaberpakaian" calcext:value-type="string">
            <text:p>gayaberpakai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un</text:p>
          </table:table-cell>
          <table:table-cell table:formula="of:=NOT(ISERROR(MATCH([.B272];[$'BISINDO raw'.B195:$'BISINDO raw'.B1311];0)))" office:value-type="boolean" office:boolean-value="true" calcext:value-type="boolean">
            <text:p>TRUE</text:p>
          </table:table-cell>
          <table:table-cell table:formula="of:=NOT(ISERROR(MATCH([.B272];[$'BISINDO raw'.C272:$'BISINDO raw'.C1388];0)))" office:value-type="boolean" office:boolean-value="false" calcext:value-type="boolean">
            <text:p>FALSE</text:p>
          </table:table-cell>
          <table:table-cell table:formula="of:=NOT(ISERROR(MATCH([.$B272];[$'BISINDO raw'.D272:$'BISINDO raw'.D1388];0)))" office:value-type="boolean" office:boolean-value="false" calcext:value-type="boolean">
            <text:p>FALSE</text:p>
          </table:table-cell>
          <table:table-cell table:formula="of:=IF([.E272]=0;[$'BISINDO raw'.D272]; &quot;&quot;)" office:value-type="string" office:string-value="gedung" calcext:value-type="string">
            <text:p>gedu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yaberpakaian</text:p>
          </table:table-cell>
          <table:table-cell table:formula="of:=NOT(ISERROR(MATCH([.B273];[$'BISINDO raw'.B196:$'BISINDO raw'.B1312];0)))" office:value-type="boolean" office:boolean-value="false" calcext:value-type="boolean">
            <text:p>FALSE</text:p>
          </table:table-cell>
          <table:table-cell table:formula="of:=NOT(ISERROR(MATCH([.B273];[$'BISINDO raw'.C273:$'BISINDO raw'.C1389];0)))" office:value-type="boolean" office:boolean-value="false" calcext:value-type="boolean">
            <text:p>FALSE</text:p>
          </table:table-cell>
          <table:table-cell table:formula="of:=NOT(ISERROR(MATCH([.$B273];[$'BISINDO raw'.D273:$'BISINDO raw'.D1389];0)))" office:value-type="boolean" office:boolean-value="false" calcext:value-type="boolean">
            <text:p>FALSE</text:p>
          </table:table-cell>
          <table:table-cell table:formula="of:=IF([.E273]=0;[$'BISINDO raw'.D273]; &quot;&quot;)" office:value-type="string" office:string-value="gelap(warna)(1)" calcext:value-type="string">
            <text:p>gelap(warna)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dung</text:p>
          </table:table-cell>
          <table:table-cell table:formula="of:=NOT(ISERROR(MATCH([.B274];[$'BISINDO raw'.B1019:$'BISINDO raw'.B2135];0)))" office:value-type="boolean" office:boolean-value="false" calcext:value-type="boolean">
            <text:p>FALSE</text:p>
          </table:table-cell>
          <table:table-cell table:formula="of:=NOT(ISERROR(MATCH([.B274];[$'BISINDO raw'.C274:$'BISINDO raw'.C1390];0)))" office:value-type="boolean" office:boolean-value="false" calcext:value-type="boolean">
            <text:p>FALSE</text:p>
          </table:table-cell>
          <table:table-cell table:formula="of:=NOT(ISERROR(MATCH([.$B274];[$'BISINDO raw'.D274:$'BISINDO raw'.D1390];0)))" office:value-type="boolean" office:boolean-value="false" calcext:value-type="boolean">
            <text:p>FALSE</text:p>
          </table:table-cell>
          <table:table-cell table:formula="of:=IF([.E274]=0;[$'BISINDO raw'.D274]; &quot;&quot;)" office:value-type="string" office:string-value="gelap(warna)(2)" calcext:value-type="string">
            <text:p>gelap(warna)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lap(warna)(1)</text:p>
          </table:table-cell>
          <table:table-cell table:formula="of:=NOT(ISERROR(MATCH([.B275];[$'BISINDO raw'.B197:$'BISINDO raw'.B1313];0)))" office:value-type="boolean" office:boolean-value="true" calcext:value-type="boolean">
            <text:p>TRUE</text:p>
          </table:table-cell>
          <table:table-cell table:formula="of:=NOT(ISERROR(MATCH([.B275];[$'BISINDO raw'.C275:$'BISINDO raw'.C1391];0)))" office:value-type="boolean" office:boolean-value="false" calcext:value-type="boolean">
            <text:p>FALSE</text:p>
          </table:table-cell>
          <table:table-cell table:formula="of:=NOT(ISERROR(MATCH([.$B275];[$'BISINDO raw'.D275:$'BISINDO raw'.D1391];0)))" office:value-type="boolean" office:boolean-value="false" calcext:value-type="boolean">
            <text:p>FALSE</text:p>
          </table:table-cell>
          <table:table-cell table:formula="of:=IF([.E275]=0;[$'BISINDO raw'.D275]; &quot;&quot;)" office:value-type="string" office:string-value="gembira(1)" calcext:value-type="string">
            <text:p>gembir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lap(warna)(2)</text:p>
          </table:table-cell>
          <table:table-cell table:formula="of:=NOT(ISERROR(MATCH([.B276];[$'BISINDO raw'.B198:$'BISINDO raw'.B1314];0)))" office:value-type="boolean" office:boolean-value="true" calcext:value-type="boolean">
            <text:p>TRUE</text:p>
          </table:table-cell>
          <table:table-cell table:formula="of:=NOT(ISERROR(MATCH([.B276];[$'BISINDO raw'.C276:$'BISINDO raw'.C1392];0)))" office:value-type="boolean" office:boolean-value="false" calcext:value-type="boolean">
            <text:p>FALSE</text:p>
          </table:table-cell>
          <table:table-cell table:formula="of:=NOT(ISERROR(MATCH([.$B276];[$'BISINDO raw'.D276:$'BISINDO raw'.D1392];0)))" office:value-type="boolean" office:boolean-value="false" calcext:value-type="boolean">
            <text:p>FALSE</text:p>
          </table:table-cell>
          <table:table-cell table:formula="of:=IF([.E276]=0;[$'BISINDO raw'.D276]; &quot;&quot;)" office:value-type="string" office:string-value="gembira(2)" calcext:value-type="string">
            <text:p>gembir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mbira(1)</text:p>
          </table:table-cell>
          <table:table-cell table:formula="of:=NOT(ISERROR(MATCH([.B277];[$'BISINDO raw'.B199:$'BISINDO raw'.B1315];0)))" office:value-type="boolean" office:boolean-value="true" calcext:value-type="boolean">
            <text:p>TRUE</text:p>
          </table:table-cell>
          <table:table-cell table:formula="of:=NOT(ISERROR(MATCH([.B277];[$'BISINDO raw'.C277:$'BISINDO raw'.C1393];0)))" office:value-type="boolean" office:boolean-value="false" calcext:value-type="boolean">
            <text:p>FALSE</text:p>
          </table:table-cell>
          <table:table-cell table:formula="of:=NOT(ISERROR(MATCH([.$B277];[$'BISINDO raw'.D277:$'BISINDO raw'.D1393];0)))" office:value-type="boolean" office:boolean-value="false" calcext:value-type="boolean">
            <text:p>FALSE</text:p>
          </table:table-cell>
          <table:table-cell table:formula="of:=IF([.E277]=0;[$'BISINDO raw'.D277]; &quot;&quot;)" office:value-type="string" office:string-value="gempabumi" calcext:value-type="string">
            <text:p>gempabum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mbira(2)</text:p>
          </table:table-cell>
          <table:table-cell table:formula="of:=NOT(ISERROR(MATCH([.B278];[$'BISINDO raw'.B200:$'BISINDO raw'.B1316];0)))" office:value-type="boolean" office:boolean-value="true" calcext:value-type="boolean">
            <text:p>TRUE</text:p>
          </table:table-cell>
          <table:table-cell table:formula="of:=NOT(ISERROR(MATCH([.B278];[$'BISINDO raw'.C278:$'BISINDO raw'.C1394];0)))" office:value-type="boolean" office:boolean-value="false" calcext:value-type="boolean">
            <text:p>FALSE</text:p>
          </table:table-cell>
          <table:table-cell table:formula="of:=NOT(ISERROR(MATCH([.$B278];[$'BISINDO raw'.D278:$'BISINDO raw'.D1394];0)))" office:value-type="boolean" office:boolean-value="false" calcext:value-type="boolean">
            <text:p>FALSE</text:p>
          </table:table-cell>
          <table:table-cell table:formula="of:=IF([.E278]=0;[$'BISINDO raw'.D278]; &quot;&quot;)" office:value-type="string" office:string-value="gemuk(1)" calcext:value-type="string">
            <text:p>gemuk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mpabumi</text:p>
          </table:table-cell>
          <table:table-cell table:formula="of:=NOT(ISERROR(MATCH([.B279];[$'BISINDO raw'.B201:$'BISINDO raw'.B1317];0)))" office:value-type="boolean" office:boolean-value="false" calcext:value-type="boolean">
            <text:p>FALSE</text:p>
          </table:table-cell>
          <table:table-cell table:formula="of:=NOT(ISERROR(MATCH([.B279];[$'BISINDO raw'.C279:$'BISINDO raw'.C1395];0)))" office:value-type="boolean" office:boolean-value="false" calcext:value-type="boolean">
            <text:p>FALSE</text:p>
          </table:table-cell>
          <table:table-cell table:formula="of:=NOT(ISERROR(MATCH([.$B279];[$'BISINDO raw'.D279:$'BISINDO raw'.D1395];0)))" office:value-type="boolean" office:boolean-value="false" calcext:value-type="boolean">
            <text:p>FALSE</text:p>
          </table:table-cell>
          <table:table-cell table:formula="of:=IF([.E279]=0;[$'BISINDO raw'.D279]; &quot;&quot;)" office:value-type="string" office:string-value="gemuk(2)" calcext:value-type="string">
            <text:p>gemuk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muk(1)</text:p>
          </table:table-cell>
          <table:table-cell table:formula="of:=NOT(ISERROR(MATCH([.B280];[$'BISINDO raw'.B202:$'BISINDO raw'.B1318];0)))" office:value-type="boolean" office:boolean-value="false" calcext:value-type="boolean">
            <text:p>FALSE</text:p>
          </table:table-cell>
          <table:table-cell table:formula="of:=NOT(ISERROR(MATCH([.B280];[$'BISINDO raw'.C280:$'BISINDO raw'.C1396];0)))" office:value-type="boolean" office:boolean-value="false" calcext:value-type="boolean">
            <text:p>FALSE</text:p>
          </table:table-cell>
          <table:table-cell table:formula="of:=NOT(ISERROR(MATCH([.$B280];[$'BISINDO raw'.D280:$'BISINDO raw'.D1396];0)))" office:value-type="boolean" office:boolean-value="false" calcext:value-type="boolean">
            <text:p>FALSE</text:p>
          </table:table-cell>
          <table:table-cell table:formula="of:=IF([.E280]=0;[$'BISINDO raw'.D280]; &quot;&quot;)" office:value-type="string" office:string-value="geogrrafi" calcext:value-type="string">
            <text:p>geogrraf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muk(2)</text:p>
          </table:table-cell>
          <table:table-cell table:formula="of:=NOT(ISERROR(MATCH([.B281];[$'BISINDO raw'.B203:$'BISINDO raw'.B1319];0)))" office:value-type="boolean" office:boolean-value="false" calcext:value-type="boolean">
            <text:p>FALSE</text:p>
          </table:table-cell>
          <table:table-cell table:formula="of:=NOT(ISERROR(MATCH([.B281];[$'BISINDO raw'.C281:$'BISINDO raw'.C1397];0)))" office:value-type="boolean" office:boolean-value="false" calcext:value-type="boolean">
            <text:p>FALSE</text:p>
          </table:table-cell>
          <table:table-cell table:formula="of:=NOT(ISERROR(MATCH([.$B281];[$'BISINDO raw'.D281:$'BISINDO raw'.D1397];0)))" office:value-type="boolean" office:boolean-value="false" calcext:value-type="boolean">
            <text:p>FALSE</text:p>
          </table:table-cell>
          <table:table-cell table:formula="of:=IF([.E281]=0;[$'BISINDO raw'.D281]; &quot;&quot;)" office:value-type="string" office:string-value="gigi" calcext:value-type="string">
            <text:p>gig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ografi</text:p>
          </table:table-cell>
          <table:table-cell table:formula="of:=NOT(ISERROR(MATCH([.B282];[$'BISINDO raw'.B1020:$'BISINDO raw'.B2136];0)))" office:value-type="boolean" office:boolean-value="false" calcext:value-type="boolean">
            <text:p>FALSE</text:p>
          </table:table-cell>
          <table:table-cell table:formula="of:=NOT(ISERROR(MATCH([.B282];[$'BISINDO raw'.C282:$'BISINDO raw'.C1398];0)))" office:value-type="boolean" office:boolean-value="false" calcext:value-type="boolean">
            <text:p>FALSE</text:p>
          </table:table-cell>
          <table:table-cell table:formula="of:=NOT(ISERROR(MATCH([.$B282];[$'BISINDO raw'.D282:$'BISINDO raw'.D1398];0)))" office:value-type="boolean" office:boolean-value="false" calcext:value-type="boolean">
            <text:p>FALSE</text:p>
          </table:table-cell>
          <table:table-cell table:formula="of:=IF([.E282]=0;[$'BISINDO raw'.D282]; &quot;&quot;)" office:value-type="string" office:string-value="gigigeraham" calcext:value-type="string">
            <text:p>gigigerah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gi</text:p>
          </table:table-cell>
          <table:table-cell table:formula="of:=NOT(ISERROR(MATCH([.B283];[$'BISINDO raw'.B204:$'BISINDO raw'.B1320];0)))" office:value-type="boolean" office:boolean-value="true" calcext:value-type="boolean">
            <text:p>TRUE</text:p>
          </table:table-cell>
          <table:table-cell table:formula="of:=NOT(ISERROR(MATCH([.B283];[$'BISINDO raw'.C283:$'BISINDO raw'.C1399];0)))" office:value-type="boolean" office:boolean-value="false" calcext:value-type="boolean">
            <text:p>FALSE</text:p>
          </table:table-cell>
          <table:table-cell table:formula="of:=NOT(ISERROR(MATCH([.$B283];[$'BISINDO raw'.D283:$'BISINDO raw'.D1399];0)))" office:value-type="boolean" office:boolean-value="false" calcext:value-type="boolean">
            <text:p>FALSE</text:p>
          </table:table-cell>
          <table:table-cell table:formula="of:=IF([.E283]=0;[$'BISINDO raw'.D283]; &quot;&quot;)" office:value-type="string" office:string-value="gorila" calcext:value-type="string">
            <text:p>goril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gigeraham</text:p>
          </table:table-cell>
          <table:table-cell table:formula="of:=NOT(ISERROR(MATCH([.B284];[$'BISINDO raw'.B205:$'BISINDO raw'.B1321];0)))" office:value-type="boolean" office:boolean-value="false" calcext:value-type="boolean">
            <text:p>FALSE</text:p>
          </table:table-cell>
          <table:table-cell table:formula="of:=NOT(ISERROR(MATCH([.B284];[$'BISINDO raw'.C284:$'BISINDO raw'.C1400];0)))" office:value-type="boolean" office:boolean-value="false" calcext:value-type="boolean">
            <text:p>FALSE</text:p>
          </table:table-cell>
          <table:table-cell table:formula="of:=NOT(ISERROR(MATCH([.$B284];[$'BISINDO raw'.D284:$'BISINDO raw'.D1400];0)))" office:value-type="boolean" office:boolean-value="false" calcext:value-type="boolean">
            <text:p>FALSE</text:p>
          </table:table-cell>
          <table:table-cell table:formula="of:=IF([.E284]=0;[$'BISINDO raw'.D284]; &quot;&quot;)" office:value-type="string" office:string-value="gua(1)" calcext:value-type="string">
            <text:p>gu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orila</text:p>
          </table:table-cell>
          <table:table-cell table:formula="of:=NOT(ISERROR(MATCH([.B285];[$'BISINDO raw'.B206:$'BISINDO raw'.B1322];0)))" office:value-type="boolean" office:boolean-value="true" calcext:value-type="boolean">
            <text:p>TRUE</text:p>
          </table:table-cell>
          <table:table-cell table:formula="of:=NOT(ISERROR(MATCH([.B285];[$'BISINDO raw'.C285:$'BISINDO raw'.C1401];0)))" office:value-type="boolean" office:boolean-value="false" calcext:value-type="boolean">
            <text:p>FALSE</text:p>
          </table:table-cell>
          <table:table-cell table:formula="of:=NOT(ISERROR(MATCH([.$B285];[$'BISINDO raw'.D285:$'BISINDO raw'.D1401];0)))" office:value-type="boolean" office:boolean-value="false" calcext:value-type="boolean">
            <text:p>FALSE</text:p>
          </table:table-cell>
          <table:table-cell table:formula="of:=IF([.E285]=0;[$'BISINDO raw'.D285]; &quot;&quot;)" office:value-type="string" office:string-value="gua(2)" calcext:value-type="string">
            <text:p>gu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a(1)</text:p>
          </table:table-cell>
          <table:table-cell table:formula="of:=NOT(ISERROR(MATCH([.B286];[$'BISINDO raw'.B207:$'BISINDO raw'.B1323];0)))" office:value-type="boolean" office:boolean-value="true" calcext:value-type="boolean">
            <text:p>TRUE</text:p>
          </table:table-cell>
          <table:table-cell table:formula="of:=NOT(ISERROR(MATCH([.B286];[$'BISINDO raw'.C286:$'BISINDO raw'.C1402];0)))" office:value-type="boolean" office:boolean-value="false" calcext:value-type="boolean">
            <text:p>FALSE</text:p>
          </table:table-cell>
          <table:table-cell table:formula="of:=NOT(ISERROR(MATCH([.$B286];[$'BISINDO raw'.D286:$'BISINDO raw'.D1402];0)))" office:value-type="boolean" office:boolean-value="false" calcext:value-type="boolean">
            <text:p>FALSE</text:p>
          </table:table-cell>
          <table:table-cell table:formula="of:=IF([.E286]=0;[$'BISINDO raw'.D286]; &quot;&quot;)" office:value-type="string" office:string-value="guntingrambut(1)" calcext:value-type="string">
            <text:p>guntingrambut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a(2)</text:p>
          </table:table-cell>
          <table:table-cell table:formula="of:=NOT(ISERROR(MATCH([.B287];[$'BISINDO raw'.B208:$'BISINDO raw'.B1324];0)))" office:value-type="boolean" office:boolean-value="true" calcext:value-type="boolean">
            <text:p>TRUE</text:p>
          </table:table-cell>
          <table:table-cell table:formula="of:=NOT(ISERROR(MATCH([.B287];[$'BISINDO raw'.C287:$'BISINDO raw'.C1403];0)))" office:value-type="boolean" office:boolean-value="false" calcext:value-type="boolean">
            <text:p>FALSE</text:p>
          </table:table-cell>
          <table:table-cell table:formula="of:=NOT(ISERROR(MATCH([.$B287];[$'BISINDO raw'.D287:$'BISINDO raw'.D1403];0)))" office:value-type="boolean" office:boolean-value="false" calcext:value-type="boolean">
            <text:p>FALSE</text:p>
          </table:table-cell>
          <table:table-cell table:formula="of:=IF([.E287]=0;[$'BISINDO raw'.D287]; &quot;&quot;)" office:value-type="string" office:string-value="guntingrambut(2)" calcext:value-type="string">
            <text:p>guntingrambut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ntingrambut(1)</text:p>
          </table:table-cell>
          <table:table-cell table:formula="of:=NOT(ISERROR(MATCH([.B288];[$'BISINDO raw'.B209:$'BISINDO raw'.B1325];0)))" office:value-type="boolean" office:boolean-value="false" calcext:value-type="boolean">
            <text:p>FALSE</text:p>
          </table:table-cell>
          <table:table-cell table:formula="of:=NOT(ISERROR(MATCH([.B288];[$'BISINDO raw'.C288:$'BISINDO raw'.C1404];0)))" office:value-type="boolean" office:boolean-value="false" calcext:value-type="boolean">
            <text:p>FALSE</text:p>
          </table:table-cell>
          <table:table-cell table:formula="of:=NOT(ISERROR(MATCH([.$B288];[$'BISINDO raw'.D288:$'BISINDO raw'.D1404];0)))" office:value-type="boolean" office:boolean-value="false" calcext:value-type="boolean">
            <text:p>FALSE</text:p>
          </table:table-cell>
          <table:table-cell table:formula="of:=IF([.E288]=0;[$'BISINDO raw'.D288]; &quot;&quot;)" office:value-type="string" office:string-value="guntingrambut(3)" calcext:value-type="string">
            <text:p>guntingrambut(3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ntingrambut(2)</text:p>
          </table:table-cell>
          <table:table-cell table:formula="of:=NOT(ISERROR(MATCH([.B289];[$'BISINDO raw'.B210:$'BISINDO raw'.B1326];0)))" office:value-type="boolean" office:boolean-value="false" calcext:value-type="boolean">
            <text:p>FALSE</text:p>
          </table:table-cell>
          <table:table-cell table:formula="of:=NOT(ISERROR(MATCH([.B289];[$'BISINDO raw'.C289:$'BISINDO raw'.C1405];0)))" office:value-type="boolean" office:boolean-value="false" calcext:value-type="boolean">
            <text:p>FALSE</text:p>
          </table:table-cell>
          <table:table-cell table:formula="of:=NOT(ISERROR(MATCH([.$B289];[$'BISINDO raw'.D289:$'BISINDO raw'.D1405];0)))" office:value-type="boolean" office:boolean-value="false" calcext:value-type="boolean">
            <text:p>FALSE</text:p>
          </table:table-cell>
          <table:table-cell table:formula="of:=IF([.E289]=0;[$'BISINDO raw'.D289]; &quot;&quot;)" office:value-type="string" office:string-value="gunung" calcext:value-type="string">
            <text:p>gunu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ntingrambut(3)</text:p>
          </table:table-cell>
          <table:table-cell table:formula="of:=NOT(ISERROR(MATCH([.B290];[$'BISINDO raw'.B211:$'BISINDO raw'.B1327];0)))" office:value-type="boolean" office:boolean-value="false" calcext:value-type="boolean">
            <text:p>FALSE</text:p>
          </table:table-cell>
          <table:table-cell table:formula="of:=NOT(ISERROR(MATCH([.B290];[$'BISINDO raw'.C290:$'BISINDO raw'.C1406];0)))" office:value-type="boolean" office:boolean-value="false" calcext:value-type="boolean">
            <text:p>FALSE</text:p>
          </table:table-cell>
          <table:table-cell table:formula="of:=NOT(ISERROR(MATCH([.$B290];[$'BISINDO raw'.D290:$'BISINDO raw'.D1406];0)))" office:value-type="boolean" office:boolean-value="false" calcext:value-type="boolean">
            <text:p>FALSE</text:p>
          </table:table-cell>
          <table:table-cell table:formula="of:=IF([.E290]=0;[$'BISINDO raw'.D290]; &quot;&quot;)" office:value-type="string" office:string-value="gunungberapi" calcext:value-type="string">
            <text:p>gunungberap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nung</text:p>
          </table:table-cell>
          <table:table-cell table:formula="of:=NOT(ISERROR(MATCH([.B291];[$'BISINDO raw'.B1021:$'BISINDO raw'.B2137];0)))" office:value-type="boolean" office:boolean-value="false" calcext:value-type="boolean">
            <text:p>FALSE</text:p>
          </table:table-cell>
          <table:table-cell table:formula="of:=NOT(ISERROR(MATCH([.B291];[$'BISINDO raw'.C291:$'BISINDO raw'.C1407];0)))" office:value-type="boolean" office:boolean-value="false" calcext:value-type="boolean">
            <text:p>FALSE</text:p>
          </table:table-cell>
          <table:table-cell table:formula="of:=NOT(ISERROR(MATCH([.$B291];[$'BISINDO raw'.D291:$'BISINDO raw'.D1407];0)))" office:value-type="boolean" office:boolean-value="false" calcext:value-type="boolean">
            <text:p>FALSE</text:p>
          </table:table-cell>
          <table:table-cell table:formula="of:=IF([.E291]=0;[$'BISINDO raw'.D291]; &quot;&quot;)" office:value-type="string" office:string-value="guru(1)" calcext:value-type="string">
            <text:p>guru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nungberapi</text:p>
          </table:table-cell>
          <table:table-cell table:formula="of:=NOT(ISERROR(MATCH([.B292];[$'BISINDO raw'.B212:$'BISINDO raw'.B1328];0)))" office:value-type="boolean" office:boolean-value="false" calcext:value-type="boolean">
            <text:p>FALSE</text:p>
          </table:table-cell>
          <table:table-cell table:formula="of:=NOT(ISERROR(MATCH([.B292];[$'BISINDO raw'.C292:$'BISINDO raw'.C1408];0)))" office:value-type="boolean" office:boolean-value="false" calcext:value-type="boolean">
            <text:p>FALSE</text:p>
          </table:table-cell>
          <table:table-cell table:formula="of:=NOT(ISERROR(MATCH([.$B292];[$'BISINDO raw'.D292:$'BISINDO raw'.D1408];0)))" office:value-type="boolean" office:boolean-value="false" calcext:value-type="boolean">
            <text:p>FALSE</text:p>
          </table:table-cell>
          <table:table-cell table:formula="of:=IF([.E292]=0;[$'BISINDO raw'.D292]; &quot;&quot;)" office:value-type="string" office:string-value="guru(2)" calcext:value-type="string">
            <text:p>guru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ru(1)</text:p>
          </table:table-cell>
          <table:table-cell table:formula="of:=NOT(ISERROR(MATCH([.B293];[$'BISINDO raw'.B1022:$'BISINDO raw'.B2138];0)))" office:value-type="boolean" office:boolean-value="false" calcext:value-type="boolean">
            <text:p>FALSE</text:p>
          </table:table-cell>
          <table:table-cell table:formula="of:=NOT(ISERROR(MATCH([.B293];[$'BISINDO raw'.C293:$'BISINDO raw'.C1409];0)))" office:value-type="boolean" office:boolean-value="false" calcext:value-type="boolean">
            <text:p>FALSE</text:p>
          </table:table-cell>
          <table:table-cell table:formula="of:=NOT(ISERROR(MATCH([.$B293];[$'BISINDO raw'.D293:$'BISINDO raw'.D1409];0)))" office:value-type="boolean" office:boolean-value="false" calcext:value-type="boolean">
            <text:p>FALSE</text:p>
          </table:table-cell>
          <table:table-cell table:formula="of:=IF([.E293]=0;[$'BISINDO raw'.D293]; &quot;&quot;)" office:value-type="string" office:string-value="h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ru(2)</text:p>
          </table:table-cell>
          <table:table-cell table:formula="of:=NOT(ISERROR(MATCH([.B294];[$'BISINDO raw'.B1023:$'BISINDO raw'.B2139];0)))" office:value-type="boolean" office:boolean-value="false" calcext:value-type="boolean">
            <text:p>FALSE</text:p>
          </table:table-cell>
          <table:table-cell table:formula="of:=NOT(ISERROR(MATCH([.B294];[$'BISINDO raw'.C294:$'BISINDO raw'.C1410];0)))" office:value-type="boolean" office:boolean-value="false" calcext:value-type="boolean">
            <text:p>FALSE</text:p>
          </table:table-cell>
          <table:table-cell table:formula="of:=NOT(ISERROR(MATCH([.$B294];[$'BISINDO raw'.D294:$'BISINDO raw'.D1410];0)))" office:value-type="boolean" office:boolean-value="false" calcext:value-type="boolean">
            <text:p>FALSE</text:p>
          </table:table-cell>
          <table:table-cell table:formula="of:=IF([.E294]=0;[$'BISINDO raw'.D294]; &quot;&quot;)" office:value-type="string" office:string-value="halaman" calcext:value-type="string">
            <text:p>halam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NOT(ISERROR(MATCH([.B295];[$'BISINDO raw'.B213:$'BISINDO raw'.B1329];0)))" office:value-type="boolean" office:boolean-value="true" calcext:value-type="boolean">
            <text:p>TRUE</text:p>
          </table:table-cell>
          <table:table-cell table:formula="of:=NOT(ISERROR(MATCH([.B295];[$'BISINDO raw'.C295:$'BISINDO raw'.C1411];0)))" office:value-type="boolean" office:boolean-value="false" calcext:value-type="boolean">
            <text:p>FALSE</text:p>
          </table:table-cell>
          <table:table-cell table:formula="of:=NOT(ISERROR(MATCH([.$B295];[$'BISINDO raw'.D295:$'BISINDO raw'.D1411];0)))" office:value-type="boolean" office:boolean-value="false" calcext:value-type="boolean">
            <text:p>FALSE</text:p>
          </table:table-cell>
          <table:table-cell table:formula="of:=IF([.E295]=0;[$'BISINDO raw'.D295]; &quot;&quot;)" office:value-type="string" office:string-value="halo(1)" calcext:value-type="string">
            <text:p>halo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laman</text:p>
          </table:table-cell>
          <table:table-cell table:formula="of:=NOT(ISERROR(MATCH([.B296];[$'BISINDO raw'.B1024:$'BISINDO raw'.B2140];0)))" office:value-type="boolean" office:boolean-value="false" calcext:value-type="boolean">
            <text:p>FALSE</text:p>
          </table:table-cell>
          <table:table-cell table:formula="of:=NOT(ISERROR(MATCH([.B296];[$'BISINDO raw'.C296:$'BISINDO raw'.C1412];0)))" office:value-type="boolean" office:boolean-value="false" calcext:value-type="boolean">
            <text:p>FALSE</text:p>
          </table:table-cell>
          <table:table-cell table:formula="of:=NOT(ISERROR(MATCH([.$B296];[$'BISINDO raw'.D296:$'BISINDO raw'.D1412];0)))" office:value-type="boolean" office:boolean-value="false" calcext:value-type="boolean">
            <text:p>FALSE</text:p>
          </table:table-cell>
          <table:table-cell table:formula="of:=IF([.E296]=0;[$'BISINDO raw'.D296]; &quot;&quot;)" office:value-type="string" office:string-value="halo(2)" calcext:value-type="string">
            <text:p>halo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lo(1)</text:p>
          </table:table-cell>
          <table:table-cell table:formula="of:=NOT(ISERROR(MATCH([.B297];[$'BISINDO raw'.B214:$'BISINDO raw'.B1330];0)))" office:value-type="boolean" office:boolean-value="false" calcext:value-type="boolean">
            <text:p>FALSE</text:p>
          </table:table-cell>
          <table:table-cell table:formula="of:=NOT(ISERROR(MATCH([.B297];[$'BISINDO raw'.C297:$'BISINDO raw'.C1413];0)))" office:value-type="boolean" office:boolean-value="false" calcext:value-type="boolean">
            <text:p>FALSE</text:p>
          </table:table-cell>
          <table:table-cell table:formula="of:=NOT(ISERROR(MATCH([.$B297];[$'BISINDO raw'.D297:$'BISINDO raw'.D1413];0)))" office:value-type="boolean" office:boolean-value="false" calcext:value-type="boolean">
            <text:p>FALSE</text:p>
          </table:table-cell>
          <table:table-cell table:formula="of:=IF([.E297]=0;[$'BISINDO raw'.D297]; &quot;&quot;)" office:value-type="string" office:string-value="halte(1)" calcext:value-type="string">
            <text:p>halte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lo(2)</text:p>
          </table:table-cell>
          <table:table-cell table:formula="of:=NOT(ISERROR(MATCH([.B298];[$'BISINDO raw'.B215:$'BISINDO raw'.B1331];0)))" office:value-type="boolean" office:boolean-value="false" calcext:value-type="boolean">
            <text:p>FALSE</text:p>
          </table:table-cell>
          <table:table-cell table:formula="of:=NOT(ISERROR(MATCH([.B298];[$'BISINDO raw'.C298:$'BISINDO raw'.C1414];0)))" office:value-type="boolean" office:boolean-value="false" calcext:value-type="boolean">
            <text:p>FALSE</text:p>
          </table:table-cell>
          <table:table-cell table:formula="of:=NOT(ISERROR(MATCH([.$B298];[$'BISINDO raw'.D298:$'BISINDO raw'.D1414];0)))" office:value-type="boolean" office:boolean-value="false" calcext:value-type="boolean">
            <text:p>FALSE</text:p>
          </table:table-cell>
          <table:table-cell table:formula="of:=IF([.E298]=0;[$'BISINDO raw'.D298]; &quot;&quot;)" office:value-type="string" office:string-value="halte(2)" calcext:value-type="string">
            <text:p>halte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lte(1)</text:p>
          </table:table-cell>
          <table:table-cell table:formula="of:=NOT(ISERROR(MATCH([.B299];[$'BISINDO raw'.B1025:$'BISINDO raw'.B2141];0)))" office:value-type="boolean" office:boolean-value="false" calcext:value-type="boolean">
            <text:p>FALSE</text:p>
          </table:table-cell>
          <table:table-cell table:formula="of:=NOT(ISERROR(MATCH([.B299];[$'BISINDO raw'.C299:$'BISINDO raw'.C1415];0)))" office:value-type="boolean" office:boolean-value="false" calcext:value-type="boolean">
            <text:p>FALSE</text:p>
          </table:table-cell>
          <table:table-cell table:formula="of:=NOT(ISERROR(MATCH([.$B299];[$'BISINDO raw'.D299:$'BISINDO raw'.D1415];0)))" office:value-type="boolean" office:boolean-value="false" calcext:value-type="boolean">
            <text:p>FALSE</text:p>
          </table:table-cell>
          <table:table-cell table:formula="of:=IF([.E299]=0;[$'BISINDO raw'.D299]; &quot;&quot;)" office:value-type="string" office:string-value="hamil(1)" calcext:value-type="string">
            <text:p>hamil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lte(2)</text:p>
          </table:table-cell>
          <table:table-cell table:formula="of:=NOT(ISERROR(MATCH([.B300];[$'BISINDO raw'.B1026:$'BISINDO raw'.B2142];0)))" office:value-type="boolean" office:boolean-value="false" calcext:value-type="boolean">
            <text:p>FALSE</text:p>
          </table:table-cell>
          <table:table-cell table:formula="of:=NOT(ISERROR(MATCH([.B300];[$'BISINDO raw'.C300:$'BISINDO raw'.C1416];0)))" office:value-type="boolean" office:boolean-value="false" calcext:value-type="boolean">
            <text:p>FALSE</text:p>
          </table:table-cell>
          <table:table-cell table:formula="of:=NOT(ISERROR(MATCH([.$B300];[$'BISINDO raw'.D300:$'BISINDO raw'.D1416];0)))" office:value-type="boolean" office:boolean-value="false" calcext:value-type="boolean">
            <text:p>FALSE</text:p>
          </table:table-cell>
          <table:table-cell table:formula="of:=IF([.E300]=0;[$'BISINDO raw'.D300]; &quot;&quot;)" office:value-type="string" office:string-value="hamil(2)" calcext:value-type="string">
            <text:p>hamil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mil(1)</text:p>
          </table:table-cell>
          <table:table-cell table:formula="of:=NOT(ISERROR(MATCH([.B301];[$'BISINDO raw'.B216:$'BISINDO raw'.B1332];0)))" office:value-type="boolean" office:boolean-value="false" calcext:value-type="boolean">
            <text:p>FALSE</text:p>
          </table:table-cell>
          <table:table-cell table:formula="of:=NOT(ISERROR(MATCH([.B301];[$'BISINDO raw'.C301:$'BISINDO raw'.C1417];0)))" office:value-type="boolean" office:boolean-value="false" calcext:value-type="boolean">
            <text:p>FALSE</text:p>
          </table:table-cell>
          <table:table-cell table:formula="of:=NOT(ISERROR(MATCH([.$B301];[$'BISINDO raw'.D301:$'BISINDO raw'.D1417];0)))" office:value-type="boolean" office:boolean-value="false" calcext:value-type="boolean">
            <text:p>FALSE</text:p>
          </table:table-cell>
          <table:table-cell table:formula="of:=IF([.E301]=0;[$'BISINDO raw'.D301]; &quot;&quot;)" office:value-type="string" office:string-value="hangat(1)" calcext:value-type="string">
            <text:p>hangat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mil(2)</text:p>
          </table:table-cell>
          <table:table-cell table:formula="of:=NOT(ISERROR(MATCH([.B302];[$'BISINDO raw'.B217:$'BISINDO raw'.B1333];0)))" office:value-type="boolean" office:boolean-value="false" calcext:value-type="boolean">
            <text:p>FALSE</text:p>
          </table:table-cell>
          <table:table-cell table:formula="of:=NOT(ISERROR(MATCH([.B302];[$'BISINDO raw'.C302:$'BISINDO raw'.C1418];0)))" office:value-type="boolean" office:boolean-value="false" calcext:value-type="boolean">
            <text:p>FALSE</text:p>
          </table:table-cell>
          <table:table-cell table:formula="of:=NOT(ISERROR(MATCH([.$B302];[$'BISINDO raw'.D302:$'BISINDO raw'.D1418];0)))" office:value-type="boolean" office:boolean-value="false" calcext:value-type="boolean">
            <text:p>FALSE</text:p>
          </table:table-cell>
          <table:table-cell table:formula="of:=IF([.E302]=0;[$'BISINDO raw'.D302]; &quot;&quot;)" office:value-type="string" office:string-value="hangat(2)" calcext:value-type="string">
            <text:p>hangat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ngat(1)</text:p>
          </table:table-cell>
          <table:table-cell table:formula="of:=NOT(ISERROR(MATCH([.B303];[$'BISINDO raw'.B1027:$'BISINDO raw'.B2143];0)))" office:value-type="boolean" office:boolean-value="false" calcext:value-type="boolean">
            <text:p>FALSE</text:p>
          </table:table-cell>
          <table:table-cell table:formula="of:=NOT(ISERROR(MATCH([.B303];[$'BISINDO raw'.C303:$'BISINDO raw'.C1419];0)))" office:value-type="boolean" office:boolean-value="false" calcext:value-type="boolean">
            <text:p>FALSE</text:p>
          </table:table-cell>
          <table:table-cell table:formula="of:=NOT(ISERROR(MATCH([.$B303];[$'BISINDO raw'.D303:$'BISINDO raw'.D1419];0)))" office:value-type="boolean" office:boolean-value="false" calcext:value-type="boolean">
            <text:p>FALSE</text:p>
          </table:table-cell>
          <table:table-cell table:formula="of:=IF([.E303]=0;[$'BISINDO raw'.D303]; &quot;&quot;)" office:value-type="string" office:string-value="hari" calcext:value-type="string">
            <text:p>har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ngat(2)</text:p>
          </table:table-cell>
          <table:table-cell table:formula="of:=NOT(ISERROR(MATCH([.B304];[$'BISINDO raw'.B1028:$'BISINDO raw'.B2144];0)))" office:value-type="boolean" office:boolean-value="false" calcext:value-type="boolean">
            <text:p>FALSE</text:p>
          </table:table-cell>
          <table:table-cell table:formula="of:=NOT(ISERROR(MATCH([.B304];[$'BISINDO raw'.C304:$'BISINDO raw'.C1420];0)))" office:value-type="boolean" office:boolean-value="false" calcext:value-type="boolean">
            <text:p>FALSE</text:p>
          </table:table-cell>
          <table:table-cell table:formula="of:=NOT(ISERROR(MATCH([.$B304];[$'BISINDO raw'.D304:$'BISINDO raw'.D1420];0)))" office:value-type="boolean" office:boolean-value="false" calcext:value-type="boolean">
            <text:p>FALSE</text:p>
          </table:table-cell>
          <table:table-cell table:formula="of:=IF([.E304]=0;[$'BISINDO raw'.D304]; &quot;&quot;)" office:value-type="string" office:string-value="hari_ini" calcext:value-type="string">
            <text:p>hari_in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ri</text:p>
          </table:table-cell>
          <table:table-cell table:formula="of:=NOT(ISERROR(MATCH([.B305];[$'BISINDO raw'.B1029:$'BISINDO raw'.B2145];0)))" office:value-type="boolean" office:boolean-value="false" calcext:value-type="boolean">
            <text:p>FALSE</text:p>
          </table:table-cell>
          <table:table-cell table:formula="of:=NOT(ISERROR(MATCH([.B305];[$'BISINDO raw'.C305:$'BISINDO raw'.C1421];0)))" office:value-type="boolean" office:boolean-value="false" calcext:value-type="boolean">
            <text:p>FALSE</text:p>
          </table:table-cell>
          <table:table-cell table:formula="of:=NOT(ISERROR(MATCH([.$B305];[$'BISINDO raw'.D305:$'BISINDO raw'.D1421];0)))" office:value-type="boolean" office:boolean-value="false" calcext:value-type="boolean">
            <text:p>FALSE</text:p>
          </table:table-cell>
          <table:table-cell table:formula="of:=IF([.E305]=0;[$'BISINDO raw'.D305]; &quot;&quot;)" office:value-type="string" office:string-value="hari(1)" calcext:value-type="string">
            <text:p>hari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ri(1)</text:p>
          </table:table-cell>
          <table:table-cell table:formula="of:=NOT(ISERROR(MATCH([.B306];[$'BISINDO raw'.B218:$'BISINDO raw'.B1334];0)))" office:value-type="boolean" office:boolean-value="false" calcext:value-type="boolean">
            <text:p>FALSE</text:p>
          </table:table-cell>
          <table:table-cell table:formula="of:=NOT(ISERROR(MATCH([.B306];[$'BISINDO raw'.C306:$'BISINDO raw'.C1422];0)))" office:value-type="boolean" office:boolean-value="false" calcext:value-type="boolean">
            <text:p>FALSE</text:p>
          </table:table-cell>
          <table:table-cell table:formula="of:=NOT(ISERROR(MATCH([.$B306];[$'BISINDO raw'.D306:$'BISINDO raw'.D1422];0)))" office:value-type="boolean" office:boolean-value="false" calcext:value-type="boolean">
            <text:p>FALSE</text:p>
          </table:table-cell>
          <table:table-cell table:formula="of:=IF([.E306]=0;[$'BISINDO raw'.D306]; &quot;&quot;)" office:value-type="string" office:string-value="hari(2)" calcext:value-type="string">
            <text:p>hari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ri(2)</text:p>
          </table:table-cell>
          <table:table-cell table:formula="of:=NOT(ISERROR(MATCH([.B307];[$'BISINDO raw'.B219:$'BISINDO raw'.B1335];0)))" office:value-type="boolean" office:boolean-value="false" calcext:value-type="boolean">
            <text:p>FALSE</text:p>
          </table:table-cell>
          <table:table-cell table:formula="of:=NOT(ISERROR(MATCH([.B307];[$'BISINDO raw'.C307:$'BISINDO raw'.C1423];0)))" office:value-type="boolean" office:boolean-value="false" calcext:value-type="boolean">
            <text:p>FALSE</text:p>
          </table:table-cell>
          <table:table-cell table:formula="of:=NOT(ISERROR(MATCH([.$B307];[$'BISINDO raw'.D307:$'BISINDO raw'.D1423];0)))" office:value-type="boolean" office:boolean-value="false" calcext:value-type="boolean">
            <text:p>FALSE</text:p>
          </table:table-cell>
          <table:table-cell table:formula="of:=IF([.E307]=0;[$'BISINDO raw'.D307]; &quot;&quot;)" office:value-type="string" office:string-value="harimau(1)" calcext:value-type="string">
            <text:p>harimau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riini</text:p>
          </table:table-cell>
          <table:table-cell table:formula="of:=NOT(ISERROR(MATCH([.B308];[$'BISINDO raw'.B220:$'BISINDO raw'.B1336];0)))" office:value-type="boolean" office:boolean-value="false" calcext:value-type="boolean">
            <text:p>FALSE</text:p>
          </table:table-cell>
          <table:table-cell table:formula="of:=NOT(ISERROR(MATCH([.B308];[$'BISINDO raw'.C308:$'BISINDO raw'.C1424];0)))" office:value-type="boolean" office:boolean-value="false" calcext:value-type="boolean">
            <text:p>FALSE</text:p>
          </table:table-cell>
          <table:table-cell table:formula="of:=NOT(ISERROR(MATCH([.$B308];[$'BISINDO raw'.D308:$'BISINDO raw'.D1424];0)))" office:value-type="boolean" office:boolean-value="false" calcext:value-type="boolean">
            <text:p>FALSE</text:p>
          </table:table-cell>
          <table:table-cell table:formula="of:=IF([.E308]=0;[$'BISINDO raw'.D308]; &quot;&quot;)" office:value-type="string" office:string-value="harimau(2)" calcext:value-type="string">
            <text:p>harimau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rimau(1)</text:p>
          </table:table-cell>
          <table:table-cell table:formula="of:=NOT(ISERROR(MATCH([.B309];[$'BISINDO raw'.B221:$'BISINDO raw'.B1337];0)))" office:value-type="boolean" office:boolean-value="true" calcext:value-type="boolean">
            <text:p>TRUE</text:p>
          </table:table-cell>
          <table:table-cell table:formula="of:=NOT(ISERROR(MATCH([.B309];[$'BISINDO raw'.C309:$'BISINDO raw'.C1425];0)))" office:value-type="boolean" office:boolean-value="false" calcext:value-type="boolean">
            <text:p>FALSE</text:p>
          </table:table-cell>
          <table:table-cell table:formula="of:=NOT(ISERROR(MATCH([.$B309];[$'BISINDO raw'.D309:$'BISINDO raw'.D1425];0)))" office:value-type="boolean" office:boolean-value="false" calcext:value-type="boolean">
            <text:p>FALSE</text:p>
          </table:table-cell>
          <table:table-cell table:formula="of:=IF([.E309]=0;[$'BISINDO raw'.D309]; &quot;&quot;)" office:value-type="string" office:string-value="harum(1)" calcext:value-type="string">
            <text:p>harum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rimau(2)</text:p>
          </table:table-cell>
          <table:table-cell table:formula="of:=NOT(ISERROR(MATCH([.B310];[$'BISINDO raw'.B222:$'BISINDO raw'.B1338];0)))" office:value-type="boolean" office:boolean-value="true" calcext:value-type="boolean">
            <text:p>TRUE</text:p>
          </table:table-cell>
          <table:table-cell table:formula="of:=NOT(ISERROR(MATCH([.B310];[$'BISINDO raw'.C310:$'BISINDO raw'.C1426];0)))" office:value-type="boolean" office:boolean-value="false" calcext:value-type="boolean">
            <text:p>FALSE</text:p>
          </table:table-cell>
          <table:table-cell table:formula="of:=NOT(ISERROR(MATCH([.$B310];[$'BISINDO raw'.D310:$'BISINDO raw'.D1426];0)))" office:value-type="boolean" office:boolean-value="false" calcext:value-type="boolean">
            <text:p>FALSE</text:p>
          </table:table-cell>
          <table:table-cell table:formula="of:=IF([.E310]=0;[$'BISINDO raw'.D310]; &quot;&quot;)" office:value-type="string" office:string-value="harum(2)" calcext:value-type="string">
            <text:p>harum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rum(1)</text:p>
          </table:table-cell>
          <table:table-cell table:formula="of:=NOT(ISERROR(MATCH([.B311];[$'BISINDO raw'.B1030:$'BISINDO raw'.B2146];0)))" office:value-type="boolean" office:boolean-value="false" calcext:value-type="boolean">
            <text:p>FALSE</text:p>
          </table:table-cell>
          <table:table-cell table:formula="of:=NOT(ISERROR(MATCH([.B311];[$'BISINDO raw'.C311:$'BISINDO raw'.C1427];0)))" office:value-type="boolean" office:boolean-value="false" calcext:value-type="boolean">
            <text:p>FALSE</text:p>
          </table:table-cell>
          <table:table-cell table:formula="of:=NOT(ISERROR(MATCH([.$B311];[$'BISINDO raw'.D311:$'BISINDO raw'.D1427];0)))" office:value-type="boolean" office:boolean-value="false" calcext:value-type="boolean">
            <text:p>FALSE</text:p>
          </table:table-cell>
          <table:table-cell table:formula="of:=IF([.E311]=0;[$'BISINDO raw'.D311]; &quot;&quot;)" office:value-type="string" office:string-value="harus" calcext:value-type="string">
            <text:p>har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rum(2)</text:p>
          </table:table-cell>
          <table:table-cell table:formula="of:=NOT(ISERROR(MATCH([.B312];[$'BISINDO raw'.B1031:$'BISINDO raw'.B2147];0)))" office:value-type="boolean" office:boolean-value="false" calcext:value-type="boolean">
            <text:p>FALSE</text:p>
          </table:table-cell>
          <table:table-cell table:formula="of:=NOT(ISERROR(MATCH([.B312];[$'BISINDO raw'.C312:$'BISINDO raw'.C1428];0)))" office:value-type="boolean" office:boolean-value="false" calcext:value-type="boolean">
            <text:p>FALSE</text:p>
          </table:table-cell>
          <table:table-cell table:formula="of:=NOT(ISERROR(MATCH([.$B312];[$'BISINDO raw'.D312:$'BISINDO raw'.D1428];0)))" office:value-type="boolean" office:boolean-value="false" calcext:value-type="boolean">
            <text:p>FALSE</text:p>
          </table:table-cell>
          <table:table-cell table:formula="of:=IF([.E312]=0;[$'BISINDO raw'.D312]; &quot;&quot;)" office:value-type="string" office:string-value="haus" calcext:value-type="string">
            <text:p>ha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rus</text:p>
          </table:table-cell>
          <table:table-cell table:formula="of:=NOT(ISERROR(MATCH([.B313];[$'BISINDO raw'.B223:$'BISINDO raw'.B1339];0)))" office:value-type="boolean" office:boolean-value="true" calcext:value-type="boolean">
            <text:p>TRUE</text:p>
          </table:table-cell>
          <table:table-cell table:formula="of:=NOT(ISERROR(MATCH([.B313];[$'BISINDO raw'.C313:$'BISINDO raw'.C1429];0)))" office:value-type="boolean" office:boolean-value="false" calcext:value-type="boolean">
            <text:p>FALSE</text:p>
          </table:table-cell>
          <table:table-cell table:formula="of:=NOT(ISERROR(MATCH([.$B313];[$'BISINDO raw'.D313:$'BISINDO raw'.D1429];0)))" office:value-type="boolean" office:boolean-value="false" calcext:value-type="boolean">
            <text:p>FALSE</text:p>
          </table:table-cell>
          <table:table-cell table:formula="of:=IF([.E313]=0;[$'BISINDO raw'.D313]; &quot;&quot;)" office:value-type="string" office:string-value="helikopter(1)" calcext:value-type="string">
            <text:p>helikopter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us</text:p>
          </table:table-cell>
          <table:table-cell table:formula="of:=NOT(ISERROR(MATCH([.B314];[$'BISINDO raw'.B224:$'BISINDO raw'.B1340];0)))" office:value-type="boolean" office:boolean-value="true" calcext:value-type="boolean">
            <text:p>TRUE</text:p>
          </table:table-cell>
          <table:table-cell table:formula="of:=NOT(ISERROR(MATCH([.B314];[$'BISINDO raw'.C314:$'BISINDO raw'.C1430];0)))" office:value-type="boolean" office:boolean-value="false" calcext:value-type="boolean">
            <text:p>FALSE</text:p>
          </table:table-cell>
          <table:table-cell table:formula="of:=NOT(ISERROR(MATCH([.$B314];[$'BISINDO raw'.D314:$'BISINDO raw'.D1430];0)))" office:value-type="boolean" office:boolean-value="false" calcext:value-type="boolean">
            <text:p>FALSE</text:p>
          </table:table-cell>
          <table:table-cell table:formula="of:=IF([.E314]=0;[$'BISINDO raw'.D314]; &quot;&quot;)" office:value-type="string" office:string-value="helikopter(2)" calcext:value-type="string">
            <text:p>helikopter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kopter(1)</text:p>
          </table:table-cell>
          <table:table-cell table:formula="of:=NOT(ISERROR(MATCH([.B315];[$'BISINDO raw'.B1032:$'BISINDO raw'.B2148];0)))" office:value-type="boolean" office:boolean-value="false" calcext:value-type="boolean">
            <text:p>FALSE</text:p>
          </table:table-cell>
          <table:table-cell table:formula="of:=NOT(ISERROR(MATCH([.B315];[$'BISINDO raw'.C315:$'BISINDO raw'.C1431];0)))" office:value-type="boolean" office:boolean-value="false" calcext:value-type="boolean">
            <text:p>FALSE</text:p>
          </table:table-cell>
          <table:table-cell table:formula="of:=NOT(ISERROR(MATCH([.$B315];[$'BISINDO raw'.D315:$'BISINDO raw'.D1431];0)))" office:value-type="boolean" office:boolean-value="false" calcext:value-type="boolean">
            <text:p>FALSE</text:p>
          </table:table-cell>
          <table:table-cell table:formula="of:=IF([.E315]=0;[$'BISINDO raw'.D315]; &quot;&quot;)" office:value-type="string" office:string-value="helikopter-terbang" calcext:value-type="string">
            <text:p>helikopter-terb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kopter(2)</text:p>
          </table:table-cell>
          <table:table-cell table:formula="of:=NOT(ISERROR(MATCH([.B316];[$'BISINDO raw'.B1033:$'BISINDO raw'.B2149];0)))" office:value-type="boolean" office:boolean-value="false" calcext:value-type="boolean">
            <text:p>FALSE</text:p>
          </table:table-cell>
          <table:table-cell table:formula="of:=NOT(ISERROR(MATCH([.B316];[$'BISINDO raw'.C316:$'BISINDO raw'.C1432];0)))" office:value-type="boolean" office:boolean-value="false" calcext:value-type="boolean">
            <text:p>FALSE</text:p>
          </table:table-cell>
          <table:table-cell table:formula="of:=NOT(ISERROR(MATCH([.$B316];[$'BISINDO raw'.D316:$'BISINDO raw'.D1432];0)))" office:value-type="boolean" office:boolean-value="false" calcext:value-type="boolean">
            <text:p>FALSE</text:p>
          </table:table-cell>
          <table:table-cell table:formula="of:=IF([.E316]=0;[$'BISINDO raw'.D316]; &quot;&quot;)" office:value-type="string" office:string-value="hewan" calcext:value-type="string">
            <text:p>hew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kopterterbang</text:p>
          </table:table-cell>
          <table:table-cell table:formula="of:=NOT(ISERROR(MATCH([.B317];[$'BISINDO raw'.B1034:$'BISINDO raw'.B2150];0)))" office:value-type="boolean" office:boolean-value="false" calcext:value-type="boolean">
            <text:p>FALSE</text:p>
          </table:table-cell>
          <table:table-cell table:formula="of:=NOT(ISERROR(MATCH([.B317];[$'BISINDO raw'.C317:$'BISINDO raw'.C1433];0)))" office:value-type="boolean" office:boolean-value="false" calcext:value-type="boolean">
            <text:p>FALSE</text:p>
          </table:table-cell>
          <table:table-cell table:formula="of:=NOT(ISERROR(MATCH([.$B317];[$'BISINDO raw'.D317:$'BISINDO raw'.D1433];0)))" office:value-type="boolean" office:boolean-value="false" calcext:value-type="boolean">
            <text:p>FALSE</text:p>
          </table:table-cell>
          <table:table-cell table:formula="of:=IF([.E317]=0;[$'BISINDO raw'.D317]; &quot;&quot;)" office:value-type="string" office:string-value="hidung" calcext:value-type="string">
            <text:p>hidu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wan</text:p>
          </table:table-cell>
          <table:table-cell table:formula="of:=NOT(ISERROR(MATCH([.B318];[$'BISINDO raw'.B225:$'BISINDO raw'.B1341];0)))" office:value-type="boolean" office:boolean-value="true" calcext:value-type="boolean">
            <text:p>TRUE</text:p>
          </table:table-cell>
          <table:table-cell table:formula="of:=NOT(ISERROR(MATCH([.B318];[$'BISINDO raw'.C318:$'BISINDO raw'.C1434];0)))" office:value-type="boolean" office:boolean-value="false" calcext:value-type="boolean">
            <text:p>FALSE</text:p>
          </table:table-cell>
          <table:table-cell table:formula="of:=NOT(ISERROR(MATCH([.$B318];[$'BISINDO raw'.D318:$'BISINDO raw'.D1434];0)))" office:value-type="boolean" office:boolean-value="false" calcext:value-type="boolean">
            <text:p>FALSE</text:p>
          </table:table-cell>
          <table:table-cell table:formula="of:=IF([.E318]=0;[$'BISINDO raw'.D318]; &quot;&quot;)" office:value-type="string" office:string-value="hidungbesar" calcext:value-type="string">
            <text:p>hidungbes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dung</text:p>
          </table:table-cell>
          <table:table-cell table:formula="of:=NOT(ISERROR(MATCH([.B319];[$'BISINDO raw'.B226:$'BISINDO raw'.B1342];0)))" office:value-type="boolean" office:boolean-value="true" calcext:value-type="boolean">
            <text:p>TRUE</text:p>
          </table:table-cell>
          <table:table-cell table:formula="of:=NOT(ISERROR(MATCH([.B319];[$'BISINDO raw'.C319:$'BISINDO raw'.C1435];0)))" office:value-type="boolean" office:boolean-value="false" calcext:value-type="boolean">
            <text:p>FALSE</text:p>
          </table:table-cell>
          <table:table-cell table:formula="of:=NOT(ISERROR(MATCH([.$B319];[$'BISINDO raw'.D319:$'BISINDO raw'.D1435];0)))" office:value-type="boolean" office:boolean-value="false" calcext:value-type="boolean">
            <text:p>FALSE</text:p>
          </table:table-cell>
          <table:table-cell table:formula="of:=IF([.E319]=0;[$'BISINDO raw'.D319]; &quot;&quot;)" office:value-type="string" office:string-value="hidungkecil" calcext:value-type="string">
            <text:p>hidungkeci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dungbesar</text:p>
          </table:table-cell>
          <table:table-cell table:formula="of:=NOT(ISERROR(MATCH([.B320];[$'BISINDO raw'.B227:$'BISINDO raw'.B1343];0)))" office:value-type="boolean" office:boolean-value="false" calcext:value-type="boolean">
            <text:p>FALSE</text:p>
          </table:table-cell>
          <table:table-cell table:formula="of:=NOT(ISERROR(MATCH([.B320];[$'BISINDO raw'.C320:$'BISINDO raw'.C1436];0)))" office:value-type="boolean" office:boolean-value="false" calcext:value-type="boolean">
            <text:p>FALSE</text:p>
          </table:table-cell>
          <table:table-cell table:formula="of:=NOT(ISERROR(MATCH([.$B320];[$'BISINDO raw'.D320:$'BISINDO raw'.D1436];0)))" office:value-type="boolean" office:boolean-value="false" calcext:value-type="boolean">
            <text:p>FALSE</text:p>
          </table:table-cell>
          <table:table-cell table:formula="of:=IF([.E320]=0;[$'BISINDO raw'.D320]; &quot;&quot;)" office:value-type="string" office:string-value="hidungmancung" calcext:value-type="string">
            <text:p>hidungmancu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dungkecil</text:p>
          </table:table-cell>
          <table:table-cell table:formula="of:=NOT(ISERROR(MATCH([.B321];[$'BISINDO raw'.B228:$'BISINDO raw'.B1344];0)))" office:value-type="boolean" office:boolean-value="false" calcext:value-type="boolean">
            <text:p>FALSE</text:p>
          </table:table-cell>
          <table:table-cell table:formula="of:=NOT(ISERROR(MATCH([.B321];[$'BISINDO raw'.C321:$'BISINDO raw'.C1437];0)))" office:value-type="boolean" office:boolean-value="false" calcext:value-type="boolean">
            <text:p>FALSE</text:p>
          </table:table-cell>
          <table:table-cell table:formula="of:=NOT(ISERROR(MATCH([.$B321];[$'BISINDO raw'.D321:$'BISINDO raw'.D1437];0)))" office:value-type="boolean" office:boolean-value="false" calcext:value-type="boolean">
            <text:p>FALSE</text:p>
          </table:table-cell>
          <table:table-cell table:formula="of:=IF([.E321]=0;[$'BISINDO raw'.D321]; &quot;&quot;)" office:value-type="string" office:string-value="hidungpesek" calcext:value-type="string">
            <text:p>hidungpese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dungmancung</text:p>
          </table:table-cell>
          <table:table-cell table:formula="of:=NOT(ISERROR(MATCH([.B322];[$'BISINDO raw'.B229:$'BISINDO raw'.B1345];0)))" office:value-type="boolean" office:boolean-value="false" calcext:value-type="boolean">
            <text:p>FALSE</text:p>
          </table:table-cell>
          <table:table-cell table:formula="of:=NOT(ISERROR(MATCH([.B322];[$'BISINDO raw'.C322:$'BISINDO raw'.C1438];0)))" office:value-type="boolean" office:boolean-value="false" calcext:value-type="boolean">
            <text:p>FALSE</text:p>
          </table:table-cell>
          <table:table-cell table:formula="of:=NOT(ISERROR(MATCH([.$B322];[$'BISINDO raw'.D322:$'BISINDO raw'.D1438];0)))" office:value-type="boolean" office:boolean-value="false" calcext:value-type="boolean">
            <text:p>FALSE</text:p>
          </table:table-cell>
          <table:table-cell table:formula="of:=IF([.E322]=0;[$'BISINDO raw'.D322]; &quot;&quot;)" office:value-type="string" office:string-value="hidup(1)" calcext:value-type="string">
            <text:p>hidup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dungpesek</text:p>
          </table:table-cell>
          <table:table-cell table:formula="of:=NOT(ISERROR(MATCH([.B323];[$'BISINDO raw'.B230:$'BISINDO raw'.B1346];0)))" office:value-type="boolean" office:boolean-value="false" calcext:value-type="boolean">
            <text:p>FALSE</text:p>
          </table:table-cell>
          <table:table-cell table:formula="of:=NOT(ISERROR(MATCH([.B323];[$'BISINDO raw'.C323:$'BISINDO raw'.C1439];0)))" office:value-type="boolean" office:boolean-value="false" calcext:value-type="boolean">
            <text:p>FALSE</text:p>
          </table:table-cell>
          <table:table-cell table:formula="of:=NOT(ISERROR(MATCH([.$B323];[$'BISINDO raw'.D323:$'BISINDO raw'.D1439];0)))" office:value-type="boolean" office:boolean-value="false" calcext:value-type="boolean">
            <text:p>FALSE</text:p>
          </table:table-cell>
          <table:table-cell table:formula="of:=IF([.E323]=0;[$'BISINDO raw'.D323]; &quot;&quot;)" office:value-type="string" office:string-value="hidup(2)" calcext:value-type="string">
            <text:p>hidup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dup(1)</text:p>
          </table:table-cell>
          <table:table-cell table:formula="of:=NOT(ISERROR(MATCH([.B324];[$'BISINDO raw'.B1035:$'BISINDO raw'.B2151];0)))" office:value-type="boolean" office:boolean-value="false" calcext:value-type="boolean">
            <text:p>FALSE</text:p>
          </table:table-cell>
          <table:table-cell table:formula="of:=NOT(ISERROR(MATCH([.B324];[$'BISINDO raw'.C324:$'BISINDO raw'.C1440];0)))" office:value-type="boolean" office:boolean-value="false" calcext:value-type="boolean">
            <text:p>FALSE</text:p>
          </table:table-cell>
          <table:table-cell table:formula="of:=NOT(ISERROR(MATCH([.$B324];[$'BISINDO raw'.D324:$'BISINDO raw'.D1440];0)))" office:value-type="boolean" office:boolean-value="false" calcext:value-type="boolean">
            <text:p>FALSE</text:p>
          </table:table-cell>
          <table:table-cell table:formula="of:=IF([.E324]=0;[$'BISINDO raw'.D324]; &quot;&quot;)" office:value-type="string" office:string-value="hijau" calcext:value-type="string">
            <text:p>hij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dup(2)</text:p>
          </table:table-cell>
          <table:table-cell table:formula="of:=NOT(ISERROR(MATCH([.B325];[$'BISINDO raw'.B1036:$'BISINDO raw'.B2152];0)))" office:value-type="boolean" office:boolean-value="false" calcext:value-type="boolean">
            <text:p>FALSE</text:p>
          </table:table-cell>
          <table:table-cell table:formula="of:=NOT(ISERROR(MATCH([.B325];[$'BISINDO raw'.C325:$'BISINDO raw'.C1441];0)))" office:value-type="boolean" office:boolean-value="false" calcext:value-type="boolean">
            <text:p>FALSE</text:p>
          </table:table-cell>
          <table:table-cell table:formula="of:=NOT(ISERROR(MATCH([.$B325];[$'BISINDO raw'.D325:$'BISINDO raw'.D1441];0)))" office:value-type="boolean" office:boolean-value="false" calcext:value-type="boolean">
            <text:p>FALSE</text:p>
          </table:table-cell>
          <table:table-cell table:formula="of:=IF([.E325]=0;[$'BISINDO raw'.D325]; &quot;&quot;)" office:value-type="string" office:string-value="hitung" calcext:value-type="string">
            <text:p>hitu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jau</text:p>
          </table:table-cell>
          <table:table-cell table:formula="of:=NOT(ISERROR(MATCH([.B326];[$'BISINDO raw'.B231:$'BISINDO raw'.B1347];0)))" office:value-type="boolean" office:boolean-value="true" calcext:value-type="boolean">
            <text:p>TRUE</text:p>
          </table:table-cell>
          <table:table-cell table:formula="of:=NOT(ISERROR(MATCH([.B326];[$'BISINDO raw'.C326:$'BISINDO raw'.C1442];0)))" office:value-type="boolean" office:boolean-value="false" calcext:value-type="boolean">
            <text:p>FALSE</text:p>
          </table:table-cell>
          <table:table-cell table:formula="of:=NOT(ISERROR(MATCH([.$B326];[$'BISINDO raw'.D326:$'BISINDO raw'.D1442];0)))" office:value-type="boolean" office:boolean-value="false" calcext:value-type="boolean">
            <text:p>FALSE</text:p>
          </table:table-cell>
          <table:table-cell table:formula="of:=IF([.E326]=0;[$'BISINDO raw'.D326]; &quot;&quot;)" office:value-type="string" office:string-value="hubungan" calcext:value-type="string">
            <text:p>hubung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tung</text:p>
          </table:table-cell>
          <table:table-cell table:formula="of:=NOT(ISERROR(MATCH([.B327];[$'BISINDO raw'.B232:$'BISINDO raw'.B1348];0)))" office:value-type="boolean" office:boolean-value="true" calcext:value-type="boolean">
            <text:p>TRUE</text:p>
          </table:table-cell>
          <table:table-cell table:formula="of:=NOT(ISERROR(MATCH([.B327];[$'BISINDO raw'.C327:$'BISINDO raw'.C1443];0)))" office:value-type="boolean" office:boolean-value="false" calcext:value-type="boolean">
            <text:p>FALSE</text:p>
          </table:table-cell>
          <table:table-cell table:formula="of:=NOT(ISERROR(MATCH([.$B327];[$'BISINDO raw'.D327:$'BISINDO raw'.D1443];0)))" office:value-type="boolean" office:boolean-value="false" calcext:value-type="boolean">
            <text:p>FALSE</text:p>
          </table:table-cell>
          <table:table-cell table:formula="of:=IF([.E327]=0;[$'BISINDO raw'.D327]; &quot;&quot;)" office:value-type="string" office:string-value="hujanberhenti" calcext:value-type="string">
            <text:p>hujanberhen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bungan</text:p>
          </table:table-cell>
          <table:table-cell table:formula="of:=NOT(ISERROR(MATCH([.B328];[$'BISINDO raw'.B233:$'BISINDO raw'.B1349];0)))" office:value-type="boolean" office:boolean-value="true" calcext:value-type="boolean">
            <text:p>TRUE</text:p>
          </table:table-cell>
          <table:table-cell table:formula="of:=NOT(ISERROR(MATCH([.B328];[$'BISINDO raw'.C328:$'BISINDO raw'.C1444];0)))" office:value-type="boolean" office:boolean-value="false" calcext:value-type="boolean">
            <text:p>FALSE</text:p>
          </table:table-cell>
          <table:table-cell table:formula="of:=NOT(ISERROR(MATCH([.$B328];[$'BISINDO raw'.D328:$'BISINDO raw'.D1444];0)))" office:value-type="boolean" office:boolean-value="false" calcext:value-type="boolean">
            <text:p>FALSE</text:p>
          </table:table-cell>
          <table:table-cell table:formula="of:=IF([.E328]=0;[$'BISINDO raw'.D328]; &quot;&quot;)" office:value-type="string" office:string-value="hujanes" calcext:value-type="string">
            <text:p>huja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jan(1)</text:p>
          </table:table-cell>
          <table:table-cell table:formula="of:=NOT(ISERROR(MATCH([.B329];[$'BISINDO raw'.B234:$'BISINDO raw'.B1350];0)))" office:value-type="boolean" office:boolean-value="true" calcext:value-type="boolean">
            <text:p>TRUE</text:p>
          </table:table-cell>
          <table:table-cell table:formula="of:=NOT(ISERROR(MATCH([.B329];[$'BISINDO raw'.C329:$'BISINDO raw'.C1445];0)))" office:value-type="boolean" office:boolean-value="true" calcext:value-type="boolean">
            <text:p>TRUE</text:p>
          </table:table-cell>
          <table:table-cell table:formula="of:=NOT(ISERROR(MATCH([.$B329];[$'BISINDO raw'.D329:$'BISINDO raw'.D1445];0)))" office:value-type="boolean" office:boolean-value="true" calcext:value-type="boolean">
            <text:p>TRUE</text:p>
          </table:table-cell>
          <table:table-cell table:formula="of:=IF([.E329]=0;[$'BISINDO raw'.D32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jan(2)</text:p>
          </table:table-cell>
          <table:table-cell table:formula="of:=NOT(ISERROR(MATCH([.B330];[$'BISINDO raw'.B235:$'BISINDO raw'.B1351];0)))" office:value-type="boolean" office:boolean-value="true" calcext:value-type="boolean">
            <text:p>TRUE</text:p>
          </table:table-cell>
          <table:table-cell table:formula="of:=NOT(ISERROR(MATCH([.B330];[$'BISINDO raw'.C330:$'BISINDO raw'.C1446];0)))" office:value-type="boolean" office:boolean-value="true" calcext:value-type="boolean">
            <text:p>TRUE</text:p>
          </table:table-cell>
          <table:table-cell table:formula="of:=NOT(ISERROR(MATCH([.$B330];[$'BISINDO raw'.D330:$'BISINDO raw'.D1446];0)))" office:value-type="boolean" office:boolean-value="true" calcext:value-type="boolean">
            <text:p>TRUE</text:p>
          </table:table-cell>
          <table:table-cell table:formula="of:=IF([.E330]=0;[$'BISINDO raw'.D33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janberhenti</text:p>
          </table:table-cell>
          <table:table-cell table:formula="of:=NOT(ISERROR(MATCH([.B331];[$'BISINDO raw'.B236:$'BISINDO raw'.B1352];0)))" office:value-type="boolean" office:boolean-value="false" calcext:value-type="boolean">
            <text:p>FALSE</text:p>
          </table:table-cell>
          <table:table-cell table:formula="of:=NOT(ISERROR(MATCH([.B331];[$'BISINDO raw'.C331:$'BISINDO raw'.C1447];0)))" office:value-type="boolean" office:boolean-value="false" calcext:value-type="boolean">
            <text:p>FALSE</text:p>
          </table:table-cell>
          <table:table-cell table:formula="of:=NOT(ISERROR(MATCH([.$B331];[$'BISINDO raw'.D331:$'BISINDO raw'.D1447];0)))" office:value-type="boolean" office:boolean-value="false" calcext:value-type="boolean">
            <text:p>FALSE</text:p>
          </table:table-cell>
          <table:table-cell table:formula="of:=IF([.E331]=0;[$'BISINDO raw'.D331]; &quot;&quot;)" office:value-type="string" office:string-value="hutan(1)" calcext:value-type="string">
            <text:p>hutan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janes</text:p>
          </table:table-cell>
          <table:table-cell table:formula="of:=NOT(ISERROR(MATCH([.B332];[$'BISINDO raw'.B237:$'BISINDO raw'.B1353];0)))" office:value-type="boolean" office:boolean-value="false" calcext:value-type="boolean">
            <text:p>FALSE</text:p>
          </table:table-cell>
          <table:table-cell table:formula="of:=NOT(ISERROR(MATCH([.B332];[$'BISINDO raw'.C332:$'BISINDO raw'.C1448];0)))" office:value-type="boolean" office:boolean-value="false" calcext:value-type="boolean">
            <text:p>FALSE</text:p>
          </table:table-cell>
          <table:table-cell table:formula="of:=NOT(ISERROR(MATCH([.$B332];[$'BISINDO raw'.D332:$'BISINDO raw'.D1448];0)))" office:value-type="boolean" office:boolean-value="false" calcext:value-type="boolean">
            <text:p>FALSE</text:p>
          </table:table-cell>
          <table:table-cell table:formula="of:=IF([.E332]=0;[$'BISINDO raw'.D332]; &quot;&quot;)" office:value-type="string" office:string-value="hutan(2)_pemandangan-alam(2)_alam(2)" calcext:value-type="string">
            <text:p>hutan(2)_pemandangan-alam(2)_alam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tan(1)</text:p>
          </table:table-cell>
          <table:table-cell table:formula="of:=NOT(ISERROR(MATCH([.B333];[$'BISINDO raw'.B1037:$'BISINDO raw'.B2153];0)))" office:value-type="boolean" office:boolean-value="false" calcext:value-type="boolean">
            <text:p>FALSE</text:p>
          </table:table-cell>
          <table:table-cell table:formula="of:=NOT(ISERROR(MATCH([.B333];[$'BISINDO raw'.C333:$'BISINDO raw'.C1449];0)))" office:value-type="boolean" office:boolean-value="false" calcext:value-type="boolean">
            <text:p>FALSE</text:p>
          </table:table-cell>
          <table:table-cell table:formula="of:=NOT(ISERROR(MATCH([.$B333];[$'BISINDO raw'.D333:$'BISINDO raw'.D1449];0)))" office:value-type="boolean" office:boolean-value="false" calcext:value-type="boolean">
            <text:p>FALSE</text:p>
          </table:table-cell>
          <table:table-cell table:formula="of:=IF([.E333]=0;[$'BISINDO raw'.D333]; &quot;&quot;)" office:value-type="string" office:string-value="i" calcext:value-type="string">
            <text:p>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tan(2)</text:p>
          </table:table-cell>
          <table:table-cell table:formula="of:=NOT(ISERROR(MATCH([.B334];[$'BISINDO raw'.B1038:$'BISINDO raw'.B2154];0)))" office:value-type="boolean" office:boolean-value="false" calcext:value-type="boolean">
            <text:p>FALSE</text:p>
          </table:table-cell>
          <table:table-cell table:formula="of:=NOT(ISERROR(MATCH([.B334];[$'BISINDO raw'.C334:$'BISINDO raw'.C1450];0)))" office:value-type="boolean" office:boolean-value="false" calcext:value-type="boolean">
            <text:p>FALSE</text:p>
          </table:table-cell>
          <table:table-cell table:formula="of:=NOT(ISERROR(MATCH([.$B334];[$'BISINDO raw'.D334:$'BISINDO raw'.D1450];0)))" office:value-type="boolean" office:boolean-value="false" calcext:value-type="boolean">
            <text:p>FALSE</text:p>
          </table:table-cell>
          <table:table-cell table:formula="of:=IF([.E334]=0;[$'BISINDO raw'.D334]; &quot;&quot;)" office:value-type="string" office:string-value="iabeli" calcext:value-type="string">
            <text:p>iabe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NOT(ISERROR(MATCH([.B335];[$'BISINDO raw'.B238:$'BISINDO raw'.B1354];0)))" office:value-type="boolean" office:boolean-value="true" calcext:value-type="boolean">
            <text:p>TRUE</text:p>
          </table:table-cell>
          <table:table-cell table:formula="of:=NOT(ISERROR(MATCH([.B335];[$'BISINDO raw'.C335:$'BISINDO raw'.C1451];0)))" office:value-type="boolean" office:boolean-value="false" calcext:value-type="boolean">
            <text:p>FALSE</text:p>
          </table:table-cell>
          <table:table-cell table:formula="of:=NOT(ISERROR(MATCH([.$B335];[$'BISINDO raw'.D335:$'BISINDO raw'.D1451];0)))" office:value-type="boolean" office:boolean-value="false" calcext:value-type="boolean">
            <text:p>FALSE</text:p>
          </table:table-cell>
          <table:table-cell table:formula="of:=IF([.E335]=0;[$'BISINDO raw'.D335]; &quot;&quot;)" office:value-type="string" office:string-value="ibu" calcext:value-type="string">
            <text:p>ib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abeli</text:p>
          </table:table-cell>
          <table:table-cell table:formula="of:=NOT(ISERROR(MATCH([.B336];[$'BISINDO raw'.B239:$'BISINDO raw'.B1355];0)))" office:value-type="boolean" office:boolean-value="false" calcext:value-type="boolean">
            <text:p>FALSE</text:p>
          </table:table-cell>
          <table:table-cell table:formula="of:=NOT(ISERROR(MATCH([.B336];[$'BISINDO raw'.C336:$'BISINDO raw'.C1452];0)))" office:value-type="boolean" office:boolean-value="false" calcext:value-type="boolean">
            <text:p>FALSE</text:p>
          </table:table-cell>
          <table:table-cell table:formula="of:=NOT(ISERROR(MATCH([.$B336];[$'BISINDO raw'.D336:$'BISINDO raw'.D1452];0)))" office:value-type="boolean" office:boolean-value="false" calcext:value-type="boolean">
            <text:p>FALSE</text:p>
          </table:table-cell>
          <table:table-cell table:formula="of:=IF([.E336]=0;[$'BISINDO raw'.D336]; &quot;&quot;)" office:value-type="string" office:string-value="iburumahtangga(1)" calcext:value-type="string">
            <text:p>iburumahtangg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bu</text:p>
          </table:table-cell>
          <table:table-cell table:formula="of:=NOT(ISERROR(MATCH([.B337];[$'BISINDO raw'.B240:$'BISINDO raw'.B1356];0)))" office:value-type="boolean" office:boolean-value="true" calcext:value-type="boolean">
            <text:p>TRUE</text:p>
          </table:table-cell>
          <table:table-cell table:formula="of:=NOT(ISERROR(MATCH([.B337];[$'BISINDO raw'.C337:$'BISINDO raw'.C1453];0)))" office:value-type="boolean" office:boolean-value="false" calcext:value-type="boolean">
            <text:p>FALSE</text:p>
          </table:table-cell>
          <table:table-cell table:formula="of:=NOT(ISERROR(MATCH([.$B337];[$'BISINDO raw'.D337:$'BISINDO raw'.D1453];0)))" office:value-type="boolean" office:boolean-value="false" calcext:value-type="boolean">
            <text:p>FALSE</text:p>
          </table:table-cell>
          <table:table-cell table:formula="of:=IF([.E337]=0;[$'BISINDO raw'.D337]; &quot;&quot;)" office:value-type="string" office:string-value="iburumahtangga(2)" calcext:value-type="string">
            <text:p>iburumahtangg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bukota</text:p>
          </table:table-cell>
          <table:table-cell table:formula="of:=NOT(ISERROR(MATCH([.B338];[$'BISINDO raw'.B1039:$'BISINDO raw'.B2155];0)))" office:value-type="boolean" office:boolean-value="false" calcext:value-type="boolean">
            <text:p>FALSE</text:p>
          </table:table-cell>
          <table:table-cell table:formula="of:=NOT(ISERROR(MATCH([.B338];[$'BISINDO raw'.C338:$'BISINDO raw'.C1454];0)))" office:value-type="boolean" office:boolean-value="false" calcext:value-type="boolean">
            <text:p>FALSE</text:p>
          </table:table-cell>
          <table:table-cell table:formula="of:=NOT(ISERROR(MATCH([.$B338];[$'BISINDO raw'.D338:$'BISINDO raw'.D1454];0)))" office:value-type="boolean" office:boolean-value="false" calcext:value-type="boolean">
            <text:p>FALSE</text:p>
          </table:table-cell>
          <table:table-cell table:formula="of:=IF([.E338]=0;[$'BISINDO raw'.D338]; &quot;&quot;)" office:value-type="string" office:string-value="ibu-kota" calcext:value-type="string">
            <text:p>ibu-ko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burumahtangga(1)</text:p>
          </table:table-cell>
          <table:table-cell table:formula="of:=NOT(ISERROR(MATCH([.B339];[$'BISINDO raw'.B241:$'BISINDO raw'.B1357];0)))" office:value-type="boolean" office:boolean-value="false" calcext:value-type="boolean">
            <text:p>FALSE</text:p>
          </table:table-cell>
          <table:table-cell table:formula="of:=NOT(ISERROR(MATCH([.B339];[$'BISINDO raw'.C339:$'BISINDO raw'.C1455];0)))" office:value-type="boolean" office:boolean-value="false" calcext:value-type="boolean">
            <text:p>FALSE</text:p>
          </table:table-cell>
          <table:table-cell table:formula="of:=NOT(ISERROR(MATCH([.$B339];[$'BISINDO raw'.D339:$'BISINDO raw'.D1455];0)))" office:value-type="boolean" office:boolean-value="false" calcext:value-type="boolean">
            <text:p>FALSE</text:p>
          </table:table-cell>
          <table:table-cell table:formula="of:=IF([.E339]=0;[$'BISINDO raw'.D339]; &quot;&quot;)" office:value-type="string" office:string-value="ikan" calcext:value-type="string">
            <text:p>ik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burumahtangga(2)</text:p>
          </table:table-cell>
          <table:table-cell table:formula="of:=NOT(ISERROR(MATCH([.B340];[$'BISINDO raw'.B242:$'BISINDO raw'.B1358];0)))" office:value-type="boolean" office:boolean-value="false" calcext:value-type="boolean">
            <text:p>FALSE</text:p>
          </table:table-cell>
          <table:table-cell table:formula="of:=NOT(ISERROR(MATCH([.B340];[$'BISINDO raw'.C340:$'BISINDO raw'.C1456];0)))" office:value-type="boolean" office:boolean-value="false" calcext:value-type="boolean">
            <text:p>FALSE</text:p>
          </table:table-cell>
          <table:table-cell table:formula="of:=NOT(ISERROR(MATCH([.$B340];[$'BISINDO raw'.D340:$'BISINDO raw'.D1456];0)))" office:value-type="boolean" office:boolean-value="false" calcext:value-type="boolean">
            <text:p>FALSE</text:p>
          </table:table-cell>
          <table:table-cell table:formula="of:=IF([.E340]=0;[$'BISINDO raw'.D340]; &quot;&quot;)" office:value-type="string" office:string-value="indah(barang)(2)" calcext:value-type="string">
            <text:p>indah(barang)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kan</text:p>
          </table:table-cell>
          <table:table-cell table:formula="of:=NOT(ISERROR(MATCH([.B341];[$'BISINDO raw'.B243:$'BISINDO raw'.B1359];0)))" office:value-type="boolean" office:boolean-value="true" calcext:value-type="boolean">
            <text:p>TRUE</text:p>
          </table:table-cell>
          <table:table-cell table:formula="of:=NOT(ISERROR(MATCH([.B341];[$'BISINDO raw'.C341:$'BISINDO raw'.C1457];0)))" office:value-type="boolean" office:boolean-value="false" calcext:value-type="boolean">
            <text:p>FALSE</text:p>
          </table:table-cell>
          <table:table-cell table:formula="of:=NOT(ISERROR(MATCH([.$B341];[$'BISINDO raw'.D341:$'BISINDO raw'.D1457];0)))" office:value-type="boolean" office:boolean-value="false" calcext:value-type="boolean">
            <text:p>FALSE</text:p>
          </table:table-cell>
          <table:table-cell table:formula="of:=IF([.E341]=0;[$'BISINDO raw'.D341]; &quot;&quot;)" office:value-type="string" office:string-value="indonesia" calcext:value-type="string">
            <text:p>indones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ah(barang)(1)</text:p>
          </table:table-cell>
          <table:table-cell table:formula="of:=NOT(ISERROR(MATCH([.B342];[$'BISINDO raw'.B1040:$'BISINDO raw'.B2156];0)))" office:value-type="boolean" office:boolean-value="false" calcext:value-type="boolean">
            <text:p>FALSE</text:p>
          </table:table-cell>
          <table:table-cell table:formula="of:=NOT(ISERROR(MATCH([.B342];[$'BISINDO raw'.C342:$'BISINDO raw'.C1458];0)))" office:value-type="boolean" office:boolean-value="false" calcext:value-type="boolean">
            <text:p>FALSE</text:p>
          </table:table-cell>
          <table:table-cell table:formula="of:=NOT(ISERROR(MATCH([.$B342];[$'BISINDO raw'.D342:$'BISINDO raw'.D1458];0)))" office:value-type="boolean" office:boolean-value="false" calcext:value-type="boolean">
            <text:p>FALSE</text:p>
          </table:table-cell>
          <table:table-cell table:formula="of:=IF([.E342]=0;[$'BISINDO raw'.D342]; &quot;&quot;)" office:value-type="string" office:string-value="indonesiabagiantengah" calcext:value-type="string">
            <text:p>indonesiabagiantenga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ah(barang)(2)</text:p>
          </table:table-cell>
          <table:table-cell table:formula="of:=NOT(ISERROR(MATCH([.B343];[$'BISINDO raw'.B244:$'BISINDO raw'.B1360];0)))" office:value-type="boolean" office:boolean-value="true" calcext:value-type="boolean">
            <text:p>TRUE</text:p>
          </table:table-cell>
          <table:table-cell table:formula="of:=NOT(ISERROR(MATCH([.B343];[$'BISINDO raw'.C343:$'BISINDO raw'.C1459];0)))" office:value-type="boolean" office:boolean-value="false" calcext:value-type="boolean">
            <text:p>FALSE</text:p>
          </table:table-cell>
          <table:table-cell table:formula="of:=NOT(ISERROR(MATCH([.$B343];[$'BISINDO raw'.D343:$'BISINDO raw'.D1459];0)))" office:value-type="boolean" office:boolean-value="false" calcext:value-type="boolean">
            <text:p>FALSE</text:p>
          </table:table-cell>
          <table:table-cell table:formula="of:=IF([.E343]=0;[$'BISINDO raw'.D343]; &quot;&quot;)" office:value-type="string" office:string-value="ini" calcext:value-type="string">
            <text:p>in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table:formula="of:=NOT(ISERROR(MATCH([.B344];[$'BISINDO raw'.B1041:$'BISINDO raw'.B2157];0)))" office:value-type="boolean" office:boolean-value="false" calcext:value-type="boolean">
            <text:p>FALSE</text:p>
          </table:table-cell>
          <table:table-cell table:formula="of:=NOT(ISERROR(MATCH([.B344];[$'BISINDO raw'.C344:$'BISINDO raw'.C1460];0)))" office:value-type="boolean" office:boolean-value="false" calcext:value-type="boolean">
            <text:p>FALSE</text:p>
          </table:table-cell>
          <table:table-cell table:formula="of:=NOT(ISERROR(MATCH([.$B344];[$'BISINDO raw'.D344:$'BISINDO raw'.D1460];0)))" office:value-type="boolean" office:boolean-value="false" calcext:value-type="boolean">
            <text:p>FALSE</text:p>
          </table:table-cell>
          <table:table-cell table:formula="of:=IF([.E344]=0;[$'BISINDO raw'.D344]; &quot;&quot;)" office:value-type="string" office:string-value="istri" calcext:value-type="string">
            <text:p>istr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onesiabagianbarat</text:p>
          </table:table-cell>
          <table:table-cell table:formula="of:=NOT(ISERROR(MATCH([.B345];[$'BISINDO raw'.B1042:$'BISINDO raw'.B2158];0)))" office:value-type="boolean" office:boolean-value="false" calcext:value-type="boolean">
            <text:p>FALSE</text:p>
          </table:table-cell>
          <table:table-cell table:formula="of:=NOT(ISERROR(MATCH([.B345];[$'BISINDO raw'.C345:$'BISINDO raw'.C1461];0)))" office:value-type="boolean" office:boolean-value="false" calcext:value-type="boolean">
            <text:p>FALSE</text:p>
          </table:table-cell>
          <table:table-cell table:formula="of:=NOT(ISERROR(MATCH([.$B345];[$'BISINDO raw'.D345:$'BISINDO raw'.D1461];0)))" office:value-type="boolean" office:boolean-value="false" calcext:value-type="boolean">
            <text:p>FALSE</text:p>
          </table:table-cell>
          <table:table-cell table:formula="of:=IF([.E345]=0;[$'BISINDO raw'.D345]; &quot;&quot;)" office:value-type="string" office:string-value="isyarat(1)" calcext:value-type="string">
            <text:p>isyarat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onesiabagiantengah</text:p>
          </table:table-cell>
          <table:table-cell table:formula="of:=NOT(ISERROR(MATCH([.B346];[$'BISINDO raw'.B245:$'BISINDO raw'.B1361];0)))" office:value-type="boolean" office:boolean-value="false" calcext:value-type="boolean">
            <text:p>FALSE</text:p>
          </table:table-cell>
          <table:table-cell table:formula="of:=NOT(ISERROR(MATCH([.B346];[$'BISINDO raw'.C346:$'BISINDO raw'.C1462];0)))" office:value-type="boolean" office:boolean-value="false" calcext:value-type="boolean">
            <text:p>FALSE</text:p>
          </table:table-cell>
          <table:table-cell table:formula="of:=NOT(ISERROR(MATCH([.$B346];[$'BISINDO raw'.D346:$'BISINDO raw'.D1462];0)))" office:value-type="boolean" office:boolean-value="false" calcext:value-type="boolean">
            <text:p>FALSE</text:p>
          </table:table-cell>
          <table:table-cell table:formula="of:=IF([.E346]=0;[$'BISINDO raw'.D346]; &quot;&quot;)" office:value-type="string" office:string-value="isyarat(2)" calcext:value-type="string">
            <text:p>isyarat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i</text:p>
          </table:table-cell>
          <table:table-cell table:formula="of:=NOT(ISERROR(MATCH([.B347];[$'BISINDO raw'.B246:$'BISINDO raw'.B1362];0)))" office:value-type="boolean" office:boolean-value="true" calcext:value-type="boolean">
            <text:p>TRUE</text:p>
          </table:table-cell>
          <table:table-cell table:formula="of:=NOT(ISERROR(MATCH([.B347];[$'BISINDO raw'.C347:$'BISINDO raw'.C1463];0)))" office:value-type="boolean" office:boolean-value="false" calcext:value-type="boolean">
            <text:p>FALSE</text:p>
          </table:table-cell>
          <table:table-cell table:formula="of:=NOT(ISERROR(MATCH([.$B347];[$'BISINDO raw'.D347:$'BISINDO raw'.D1463];0)))" office:value-type="boolean" office:boolean-value="false" calcext:value-type="boolean">
            <text:p>FALSE</text:p>
          </table:table-cell>
          <table:table-cell table:formula="of:=IF([.E347]=0;[$'BISINDO raw'.D347]; &quot;&quot;)" office:value-type="string" office:string-value="itu" calcext:value-type="string">
            <text:p>it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tri</text:p>
          </table:table-cell>
          <table:table-cell table:formula="of:=NOT(ISERROR(MATCH([.B348];[$'BISINDO raw'.B247:$'BISINDO raw'.B1363];0)))" office:value-type="boolean" office:boolean-value="true" calcext:value-type="boolean">
            <text:p>TRUE</text:p>
          </table:table-cell>
          <table:table-cell table:formula="of:=NOT(ISERROR(MATCH([.B348];[$'BISINDO raw'.C348:$'BISINDO raw'.C1464];0)))" office:value-type="boolean" office:boolean-value="false" calcext:value-type="boolean">
            <text:p>FALSE</text:p>
          </table:table-cell>
          <table:table-cell table:formula="of:=NOT(ISERROR(MATCH([.$B348];[$'BISINDO raw'.D348:$'BISINDO raw'.D1464];0)))" office:value-type="boolean" office:boolean-value="false" calcext:value-type="boolean">
            <text:p>FALSE</text:p>
          </table:table-cell>
          <table:table-cell table:formula="of:=IF([.E348]=0;[$'BISINDO raw'.D348]; &quot;&quot;)" office:value-type="string" office:string-value="j" calcext:value-type="string">
            <text:p>j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yarat(1)</text:p>
          </table:table-cell>
          <table:table-cell table:formula="of:=NOT(ISERROR(MATCH([.B349];[$'BISINDO raw'.B248:$'BISINDO raw'.B1364];0)))" office:value-type="boolean" office:boolean-value="true" calcext:value-type="boolean">
            <text:p>TRUE</text:p>
          </table:table-cell>
          <table:table-cell table:formula="of:=NOT(ISERROR(MATCH([.B349];[$'BISINDO raw'.C349:$'BISINDO raw'.C1465];0)))" office:value-type="boolean" office:boolean-value="false" calcext:value-type="boolean">
            <text:p>FALSE</text:p>
          </table:table-cell>
          <table:table-cell table:formula="of:=NOT(ISERROR(MATCH([.$B349];[$'BISINDO raw'.D349:$'BISINDO raw'.D1465];0)))" office:value-type="boolean" office:boolean-value="false" calcext:value-type="boolean">
            <text:p>FALSE</text:p>
          </table:table-cell>
          <table:table-cell table:formula="of:=IF([.E349]=0;[$'BISINDO raw'.D349]; &quot;&quot;)" office:value-type="string" office:string-value="jadwal" calcext:value-type="string">
            <text:p>jadw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yarat(2)</text:p>
          </table:table-cell>
          <table:table-cell table:formula="of:=NOT(ISERROR(MATCH([.B350];[$'BISINDO raw'.B249:$'BISINDO raw'.B1365];0)))" office:value-type="boolean" office:boolean-value="true" calcext:value-type="boolean">
            <text:p>TRUE</text:p>
          </table:table-cell>
          <table:table-cell table:formula="of:=NOT(ISERROR(MATCH([.B350];[$'BISINDO raw'.C350:$'BISINDO raw'.C1466];0)))" office:value-type="boolean" office:boolean-value="false" calcext:value-type="boolean">
            <text:p>FALSE</text:p>
          </table:table-cell>
          <table:table-cell table:formula="of:=NOT(ISERROR(MATCH([.$B350];[$'BISINDO raw'.D350:$'BISINDO raw'.D1466];0)))" office:value-type="boolean" office:boolean-value="false" calcext:value-type="boolean">
            <text:p>FALSE</text:p>
          </table:table-cell>
          <table:table-cell table:formula="of:=IF([.E350]=0;[$'BISINDO raw'.D350]; &quot;&quot;)" office:value-type="string" office:string-value="jahit(1)" calcext:value-type="string">
            <text:p>jahit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u</text:p>
          </table:table-cell>
          <table:table-cell table:formula="of:=NOT(ISERROR(MATCH([.B351];[$'BISINDO raw'.B250:$'BISINDO raw'.B1366];0)))" office:value-type="boolean" office:boolean-value="true" calcext:value-type="boolean">
            <text:p>TRUE</text:p>
          </table:table-cell>
          <table:table-cell table:formula="of:=NOT(ISERROR(MATCH([.B351];[$'BISINDO raw'.C351:$'BISINDO raw'.C1467];0)))" office:value-type="boolean" office:boolean-value="false" calcext:value-type="boolean">
            <text:p>FALSE</text:p>
          </table:table-cell>
          <table:table-cell table:formula="of:=NOT(ISERROR(MATCH([.$B351];[$'BISINDO raw'.D351:$'BISINDO raw'.D1467];0)))" office:value-type="boolean" office:boolean-value="false" calcext:value-type="boolean">
            <text:p>FALSE</text:p>
          </table:table-cell>
          <table:table-cell table:formula="of:=IF([.E351]=0;[$'BISINDO raw'.D351]; &quot;&quot;)" office:value-type="string" office:string-value="jahit(2)" calcext:value-type="string">
            <text:p>jahit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formula="of:=NOT(ISERROR(MATCH([.B352];[$'BISINDO raw'.B251:$'BISINDO raw'.B1367];0)))" office:value-type="boolean" office:boolean-value="true" calcext:value-type="boolean">
            <text:p>TRUE</text:p>
          </table:table-cell>
          <table:table-cell table:formula="of:=NOT(ISERROR(MATCH([.B352];[$'BISINDO raw'.C352:$'BISINDO raw'.C1468];0)))" office:value-type="boolean" office:boolean-value="false" calcext:value-type="boolean">
            <text:p>FALSE</text:p>
          </table:table-cell>
          <table:table-cell table:formula="of:=NOT(ISERROR(MATCH([.$B352];[$'BISINDO raw'.D352:$'BISINDO raw'.D1468];0)))" office:value-type="boolean" office:boolean-value="false" calcext:value-type="boolean">
            <text:p>FALSE</text:p>
          </table:table-cell>
          <table:table-cell table:formula="of:=IF([.E352]=0;[$'BISINDO raw'.D352]; &quot;&quot;)" office:value-type="string" office:string-value="jahit(3)" calcext:value-type="string">
            <text:p>jahit(3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dwal</text:p>
          </table:table-cell>
          <table:table-cell table:formula="of:=NOT(ISERROR(MATCH([.B353];[$'BISINDO raw'.B1043:$'BISINDO raw'.B2159];0)))" office:value-type="boolean" office:boolean-value="false" calcext:value-type="boolean">
            <text:p>FALSE</text:p>
          </table:table-cell>
          <table:table-cell table:formula="of:=NOT(ISERROR(MATCH([.B353];[$'BISINDO raw'.C353:$'BISINDO raw'.C1469];0)))" office:value-type="boolean" office:boolean-value="false" calcext:value-type="boolean">
            <text:p>FALSE</text:p>
          </table:table-cell>
          <table:table-cell table:formula="of:=NOT(ISERROR(MATCH([.$B353];[$'BISINDO raw'.D353:$'BISINDO raw'.D1469];0)))" office:value-type="boolean" office:boolean-value="false" calcext:value-type="boolean">
            <text:p>FALSE</text:p>
          </table:table-cell>
          <table:table-cell table:formula="of:=IF([.E353]=0;[$'BISINDO raw'.D353]; &quot;&quot;)" office:value-type="string" office:string-value="jakarta(1)_biologi" calcext:value-type="string">
            <text:p>jakarta(1)_biolog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hit(1)</text:p>
          </table:table-cell>
          <table:table-cell table:formula="of:=NOT(ISERROR(MATCH([.B354];[$'BISINDO raw'.B252:$'BISINDO raw'.B1368];0)))" office:value-type="boolean" office:boolean-value="true" calcext:value-type="boolean">
            <text:p>TRUE</text:p>
          </table:table-cell>
          <table:table-cell table:formula="of:=NOT(ISERROR(MATCH([.B354];[$'BISINDO raw'.C354:$'BISINDO raw'.C1470];0)))" office:value-type="boolean" office:boolean-value="false" calcext:value-type="boolean">
            <text:p>FALSE</text:p>
          </table:table-cell>
          <table:table-cell table:formula="of:=NOT(ISERROR(MATCH([.$B354];[$'BISINDO raw'.D354:$'BISINDO raw'.D1470];0)))" office:value-type="boolean" office:boolean-value="false" calcext:value-type="boolean">
            <text:p>FALSE</text:p>
          </table:table-cell>
          <table:table-cell table:formula="of:=IF([.E354]=0;[$'BISINDO raw'.D354]; &quot;&quot;)" office:value-type="string" office:string-value="jakarta(2)" calcext:value-type="string">
            <text:p>jakart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hit(2)</text:p>
          </table:table-cell>
          <table:table-cell table:formula="of:=NOT(ISERROR(MATCH([.B355];[$'BISINDO raw'.B253:$'BISINDO raw'.B1369];0)))" office:value-type="boolean" office:boolean-value="true" calcext:value-type="boolean">
            <text:p>TRUE</text:p>
          </table:table-cell>
          <table:table-cell table:formula="of:=NOT(ISERROR(MATCH([.B355];[$'BISINDO raw'.C355:$'BISINDO raw'.C1471];0)))" office:value-type="boolean" office:boolean-value="false" calcext:value-type="boolean">
            <text:p>FALSE</text:p>
          </table:table-cell>
          <table:table-cell table:formula="of:=NOT(ISERROR(MATCH([.$B355];[$'BISINDO raw'.D355:$'BISINDO raw'.D1471];0)))" office:value-type="boolean" office:boolean-value="false" calcext:value-type="boolean">
            <text:p>FALSE</text:p>
          </table:table-cell>
          <table:table-cell table:formula="of:=IF([.E355]=0;[$'BISINDO raw'.D355]; &quot;&quot;)" office:value-type="string" office:string-value="jalan" calcext:value-type="string">
            <text:p>jal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hit(3)</text:p>
          </table:table-cell>
          <table:table-cell table:formula="of:=NOT(ISERROR(MATCH([.B356];[$'BISINDO raw'.B254:$'BISINDO raw'.B1370];0)))" office:value-type="boolean" office:boolean-value="true" calcext:value-type="boolean">
            <text:p>TRUE</text:p>
          </table:table-cell>
          <table:table-cell table:formula="of:=NOT(ISERROR(MATCH([.B356];[$'BISINDO raw'.C356:$'BISINDO raw'.C1472];0)))" office:value-type="boolean" office:boolean-value="false" calcext:value-type="boolean">
            <text:p>FALSE</text:p>
          </table:table-cell>
          <table:table-cell table:formula="of:=NOT(ISERROR(MATCH([.$B356];[$'BISINDO raw'.D356:$'BISINDO raw'.D1472];0)))" office:value-type="boolean" office:boolean-value="false" calcext:value-type="boolean">
            <text:p>FALSE</text:p>
          </table:table-cell>
          <table:table-cell table:formula="of:=IF([.E356]=0;[$'BISINDO raw'.D356]; &quot;&quot;)" office:value-type="string" office:string-value="jalanduaarah" calcext:value-type="string">
            <text:p>jalanduaara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karta(1)</text:p>
          </table:table-cell>
          <table:table-cell table:formula="of:=NOT(ISERROR(MATCH([.B357];[$'BISINDO raw'.B1044:$'BISINDO raw'.B2160];0)))" office:value-type="boolean" office:boolean-value="false" calcext:value-type="boolean">
            <text:p>FALSE</text:p>
          </table:table-cell>
          <table:table-cell table:formula="of:=NOT(ISERROR(MATCH([.B357];[$'BISINDO raw'.C357:$'BISINDO raw'.C1473];0)))" office:value-type="boolean" office:boolean-value="false" calcext:value-type="boolean">
            <text:p>FALSE</text:p>
          </table:table-cell>
          <table:table-cell table:formula="of:=NOT(ISERROR(MATCH([.$B357];[$'BISINDO raw'.D357:$'BISINDO raw'.D1473];0)))" office:value-type="boolean" office:boolean-value="false" calcext:value-type="boolean">
            <text:p>FALSE</text:p>
          </table:table-cell>
          <table:table-cell table:formula="of:=IF([.E357]=0;[$'BISINDO raw'.D357]; &quot;&quot;)" office:value-type="string" office:string-value="jalankaki" calcext:value-type="string">
            <text:p>jalankak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karta(2)</text:p>
          </table:table-cell>
          <table:table-cell table:formula="of:=NOT(ISERROR(MATCH([.B358];[$'BISINDO raw'.B1045:$'BISINDO raw'.B2161];0)))" office:value-type="boolean" office:boolean-value="false" calcext:value-type="boolean">
            <text:p>FALSE</text:p>
          </table:table-cell>
          <table:table-cell table:formula="of:=NOT(ISERROR(MATCH([.B358];[$'BISINDO raw'.C358:$'BISINDO raw'.C1474];0)))" office:value-type="boolean" office:boolean-value="false" calcext:value-type="boolean">
            <text:p>FALSE</text:p>
          </table:table-cell>
          <table:table-cell table:formula="of:=NOT(ISERROR(MATCH([.$B358];[$'BISINDO raw'.D358:$'BISINDO raw'.D1474];0)))" office:value-type="boolean" office:boolean-value="false" calcext:value-type="boolean">
            <text:p>FALSE</text:p>
          </table:table-cell>
          <table:table-cell table:formula="of:=IF([.E358]=0;[$'BISINDO raw'.D358]; &quot;&quot;)" office:value-type="string" office:string-value="jalansatuarah" calcext:value-type="string">
            <text:p>jalansatuara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lan</text:p>
          </table:table-cell>
          <table:table-cell table:formula="of:=NOT(ISERROR(MATCH([.B359];[$'BISINDO raw'.B255:$'BISINDO raw'.B1371];0)))" office:value-type="boolean" office:boolean-value="true" calcext:value-type="boolean">
            <text:p>TRUE</text:p>
          </table:table-cell>
          <table:table-cell table:formula="of:=NOT(ISERROR(MATCH([.B359];[$'BISINDO raw'.C359:$'BISINDO raw'.C1475];0)))" office:value-type="boolean" office:boolean-value="false" calcext:value-type="boolean">
            <text:p>FALSE</text:p>
          </table:table-cell>
          <table:table-cell table:formula="of:=NOT(ISERROR(MATCH([.$B359];[$'BISINDO raw'.D359:$'BISINDO raw'.D1475];0)))" office:value-type="boolean" office:boolean-value="false" calcext:value-type="boolean">
            <text:p>FALSE</text:p>
          </table:table-cell>
          <table:table-cell table:formula="of:=IF([.E359]=0;[$'BISINDO raw'.D359]; &quot;&quot;)" office:value-type="string" office:string-value="jam" calcext:value-type="string">
            <text:p>j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landuaarah</text:p>
          </table:table-cell>
          <table:table-cell table:formula="of:=NOT(ISERROR(MATCH([.B360];[$'BISINDO raw'.B256:$'BISINDO raw'.B1372];0)))" office:value-type="boolean" office:boolean-value="false" calcext:value-type="boolean">
            <text:p>FALSE</text:p>
          </table:table-cell>
          <table:table-cell table:formula="of:=NOT(ISERROR(MATCH([.B360];[$'BISINDO raw'.C360:$'BISINDO raw'.C1476];0)))" office:value-type="boolean" office:boolean-value="false" calcext:value-type="boolean">
            <text:p>FALSE</text:p>
          </table:table-cell>
          <table:table-cell table:formula="of:=NOT(ISERROR(MATCH([.$B360];[$'BISINDO raw'.D360:$'BISINDO raw'.D1476];0)))" office:value-type="boolean" office:boolean-value="false" calcext:value-type="boolean">
            <text:p>FALSE</text:p>
          </table:table-cell>
          <table:table-cell table:formula="of:=IF([.E360]=0;[$'BISINDO raw'.D360]; &quot;&quot;)" office:value-type="string" office:string-value="jam_tangan" calcext:value-type="string">
            <text:p>jam_tang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lankaki</text:p>
          </table:table-cell>
          <table:table-cell table:formula="of:=NOT(ISERROR(MATCH([.B361];[$'BISINDO raw'.B257:$'BISINDO raw'.B1373];0)))" office:value-type="boolean" office:boolean-value="false" calcext:value-type="boolean">
            <text:p>FALSE</text:p>
          </table:table-cell>
          <table:table-cell table:formula="of:=NOT(ISERROR(MATCH([.B361];[$'BISINDO raw'.C361:$'BISINDO raw'.C1477];0)))" office:value-type="boolean" office:boolean-value="false" calcext:value-type="boolean">
            <text:p>FALSE</text:p>
          </table:table-cell>
          <table:table-cell table:formula="of:=NOT(ISERROR(MATCH([.$B361];[$'BISINDO raw'.D361:$'BISINDO raw'.D1477];0)))" office:value-type="boolean" office:boolean-value="false" calcext:value-type="boolean">
            <text:p>FALSE</text:p>
          </table:table-cell>
          <table:table-cell table:formula="of:=IF([.E361]=0;[$'BISINDO raw'.D361]; &quot;&quot;)" office:value-type="string" office:string-value="jambu" calcext:value-type="string">
            <text:p>jamb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lansatuarah</text:p>
          </table:table-cell>
          <table:table-cell table:formula="of:=NOT(ISERROR(MATCH([.B362];[$'BISINDO raw'.B258:$'BISINDO raw'.B1374];0)))" office:value-type="boolean" office:boolean-value="false" calcext:value-type="boolean">
            <text:p>FALSE</text:p>
          </table:table-cell>
          <table:table-cell table:formula="of:=NOT(ISERROR(MATCH([.B362];[$'BISINDO raw'.C362:$'BISINDO raw'.C1478];0)))" office:value-type="boolean" office:boolean-value="false" calcext:value-type="boolean">
            <text:p>FALSE</text:p>
          </table:table-cell>
          <table:table-cell table:formula="of:=NOT(ISERROR(MATCH([.$B362];[$'BISINDO raw'.D362:$'BISINDO raw'.D1478];0)))" office:value-type="boolean" office:boolean-value="false" calcext:value-type="boolean">
            <text:p>FALSE</text:p>
          </table:table-cell>
          <table:table-cell table:formula="of:=IF([.E362]=0;[$'BISINDO raw'.D362]; &quot;&quot;)" office:value-type="string" office:string-value="jambu-mete" calcext:value-type="string">
            <text:p>jambu-me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m</text:p>
          </table:table-cell>
          <table:table-cell table:formula="of:=NOT(ISERROR(MATCH([.B363];[$'BISINDO raw'.B259:$'BISINDO raw'.B1375];0)))" office:value-type="boolean" office:boolean-value="true" calcext:value-type="boolean">
            <text:p>TRUE</text:p>
          </table:table-cell>
          <table:table-cell table:formula="of:=NOT(ISERROR(MATCH([.B363];[$'BISINDO raw'.C363:$'BISINDO raw'.C1479];0)))" office:value-type="boolean" office:boolean-value="false" calcext:value-type="boolean">
            <text:p>FALSE</text:p>
          </table:table-cell>
          <table:table-cell table:formula="of:=NOT(ISERROR(MATCH([.$B363];[$'BISINDO raw'.D363:$'BISINDO raw'.D1479];0)))" office:value-type="boolean" office:boolean-value="false" calcext:value-type="boolean">
            <text:p>FALSE</text:p>
          </table:table-cell>
          <table:table-cell table:formula="of:=IF([.E363]=0;[$'BISINDO raw'.D363]; &quot;&quot;)" office:value-type="string" office:string-value="jangka" calcext:value-type="string">
            <text:p>jangk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mbu</text:p>
          </table:table-cell>
          <table:table-cell table:formula="of:=NOT(ISERROR(MATCH([.B364];[$'BISINDO raw'.B1046:$'BISINDO raw'.B2162];0)))" office:value-type="boolean" office:boolean-value="false" calcext:value-type="boolean">
            <text:p>FALSE</text:p>
          </table:table-cell>
          <table:table-cell table:formula="of:=NOT(ISERROR(MATCH([.B364];[$'BISINDO raw'.C364:$'BISINDO raw'.C1480];0)))" office:value-type="boolean" office:boolean-value="false" calcext:value-type="boolean">
            <text:p>FALSE</text:p>
          </table:table-cell>
          <table:table-cell table:formula="of:=NOT(ISERROR(MATCH([.$B364];[$'BISINDO raw'.D364:$'BISINDO raw'.D1480];0)))" office:value-type="boolean" office:boolean-value="false" calcext:value-type="boolean">
            <text:p>FALSE</text:p>
          </table:table-cell>
          <table:table-cell table:formula="of:=IF([.E364]=0;[$'BISINDO raw'.D364]; &quot;&quot;)" office:value-type="string" office:string-value="januari" calcext:value-type="string">
            <text:p>januar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mbumete</text:p>
          </table:table-cell>
          <table:table-cell table:formula="of:=NOT(ISERROR(MATCH([.B365];[$'BISINDO raw'.B1047:$'BISINDO raw'.B2163];0)))" office:value-type="boolean" office:boolean-value="false" calcext:value-type="boolean">
            <text:p>FALSE</text:p>
          </table:table-cell>
          <table:table-cell table:formula="of:=NOT(ISERROR(MATCH([.B365];[$'BISINDO raw'.C365:$'BISINDO raw'.C1481];0)))" office:value-type="boolean" office:boolean-value="false" calcext:value-type="boolean">
            <text:p>FALSE</text:p>
          </table:table-cell>
          <table:table-cell table:formula="of:=NOT(ISERROR(MATCH([.$B365];[$'BISINDO raw'.D365:$'BISINDO raw'.D1481];0)))" office:value-type="boolean" office:boolean-value="false" calcext:value-type="boolean">
            <text:p>FALSE</text:p>
          </table:table-cell>
          <table:table-cell table:formula="of:=IF([.E365]=0;[$'BISINDO raw'.D365]; &quot;&quot;)" office:value-type="string" office:string-value="jarang" calcext:value-type="string">
            <text:p>jar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mtangan</text:p>
          </table:table-cell>
          <table:table-cell table:formula="of:=NOT(ISERROR(MATCH([.B366];[$'BISINDO raw'.B260:$'BISINDO raw'.B1376];0)))" office:value-type="boolean" office:boolean-value="false" calcext:value-type="boolean">
            <text:p>FALSE</text:p>
          </table:table-cell>
          <table:table-cell table:formula="of:=NOT(ISERROR(MATCH([.B366];[$'BISINDO raw'.C366:$'BISINDO raw'.C1482];0)))" office:value-type="boolean" office:boolean-value="false" calcext:value-type="boolean">
            <text:p>FALSE</text:p>
          </table:table-cell>
          <table:table-cell table:formula="of:=NOT(ISERROR(MATCH([.$B366];[$'BISINDO raw'.D366:$'BISINDO raw'.D1482];0)))" office:value-type="boolean" office:boolean-value="false" calcext:value-type="boolean">
            <text:p>FALSE</text:p>
          </table:table-cell>
          <table:table-cell table:formula="of:=IF([.E366]=0;[$'BISINDO raw'.D366]; &quot;&quot;)" office:value-type="string" office:string-value="jas" calcext:value-type="string">
            <text:p>j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ngka</text:p>
          </table:table-cell>
          <table:table-cell table:formula="of:=NOT(ISERROR(MATCH([.B367];[$'BISINDO raw'.B261:$'BISINDO raw'.B1377];0)))" office:value-type="boolean" office:boolean-value="true" calcext:value-type="boolean">
            <text:p>TRUE</text:p>
          </table:table-cell>
          <table:table-cell table:formula="of:=NOT(ISERROR(MATCH([.B367];[$'BISINDO raw'.C367:$'BISINDO raw'.C1483];0)))" office:value-type="boolean" office:boolean-value="false" calcext:value-type="boolean">
            <text:p>FALSE</text:p>
          </table:table-cell>
          <table:table-cell table:formula="of:=NOT(ISERROR(MATCH([.$B367];[$'BISINDO raw'.D367:$'BISINDO raw'.D1483];0)))" office:value-type="boolean" office:boolean-value="false" calcext:value-type="boolean">
            <text:p>FALSE</text:p>
          </table:table-cell>
          <table:table-cell table:formula="of:=IF([.E367]=0;[$'BISINDO raw'.D367]; &quot;&quot;)" office:value-type="string" office:string-value="jauh" calcext:value-type="string">
            <text:p>jau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nuari</text:p>
          </table:table-cell>
          <table:table-cell table:formula="of:=NOT(ISERROR(MATCH([.B368];[$'BISINDO raw'.B1048:$'BISINDO raw'.B2164];0)))" office:value-type="boolean" office:boolean-value="false" calcext:value-type="boolean">
            <text:p>FALSE</text:p>
          </table:table-cell>
          <table:table-cell table:formula="of:=NOT(ISERROR(MATCH([.B368];[$'BISINDO raw'.C368:$'BISINDO raw'.C1484];0)))" office:value-type="boolean" office:boolean-value="false" calcext:value-type="boolean">
            <text:p>FALSE</text:p>
          </table:table-cell>
          <table:table-cell table:formula="of:=NOT(ISERROR(MATCH([.$B368];[$'BISINDO raw'.D368:$'BISINDO raw'.D1484];0)))" office:value-type="boolean" office:boolean-value="false" calcext:value-type="boolean">
            <text:p>FALSE</text:p>
          </table:table-cell>
          <table:table-cell table:formula="of:=IF([.E368]=0;[$'BISINDO raw'.D368]; &quot;&quot;)" office:value-type="string" office:string-value="jawa" calcext:value-type="string">
            <text:p>jaw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rang</text:p>
          </table:table-cell>
          <table:table-cell table:formula="of:=NOT(ISERROR(MATCH([.B369];[$'BISINDO raw'.B1049:$'BISINDO raw'.B2165];0)))" office:value-type="boolean" office:boolean-value="false" calcext:value-type="boolean">
            <text:p>FALSE</text:p>
          </table:table-cell>
          <table:table-cell table:formula="of:=NOT(ISERROR(MATCH([.B369];[$'BISINDO raw'.C369:$'BISINDO raw'.C1485];0)))" office:value-type="boolean" office:boolean-value="false" calcext:value-type="boolean">
            <text:p>FALSE</text:p>
          </table:table-cell>
          <table:table-cell table:formula="of:=NOT(ISERROR(MATCH([.$B369];[$'BISINDO raw'.D369:$'BISINDO raw'.D1485];0)))" office:value-type="boolean" office:boolean-value="false" calcext:value-type="boolean">
            <text:p>FALSE</text:p>
          </table:table-cell>
          <table:table-cell table:formula="of:=IF([.E369]=0;[$'BISINDO raw'.D369]; &quot;&quot;)" office:value-type="string" office:string-value="jeans" calcext:value-type="string">
            <text:p>jea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s</text:p>
          </table:table-cell>
          <table:table-cell table:formula="of:=NOT(ISERROR(MATCH([.B370];[$'BISINDO raw'.B262:$'BISINDO raw'.B1378];0)))" office:value-type="boolean" office:boolean-value="true" calcext:value-type="boolean">
            <text:p>TRUE</text:p>
          </table:table-cell>
          <table:table-cell table:formula="of:=NOT(ISERROR(MATCH([.B370];[$'BISINDO raw'.C370:$'BISINDO raw'.C1486];0)))" office:value-type="boolean" office:boolean-value="false" calcext:value-type="boolean">
            <text:p>FALSE</text:p>
          </table:table-cell>
          <table:table-cell table:formula="of:=NOT(ISERROR(MATCH([.$B370];[$'BISINDO raw'.D370:$'BISINDO raw'.D1486];0)))" office:value-type="boolean" office:boolean-value="false" calcext:value-type="boolean">
            <text:p>FALSE</text:p>
          </table:table-cell>
          <table:table-cell table:formula="of:=IF([.E370]=0;[$'BISINDO raw'.D370]; &quot;&quot;)" office:value-type="string" office:string-value="jelek(benda)(1)" calcext:value-type="string">
            <text:p>jelek(benda)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uh</text:p>
          </table:table-cell>
          <table:table-cell table:formula="of:=NOT(ISERROR(MATCH([.B371];[$'BISINDO raw'.B1050:$'BISINDO raw'.B2166];0)))" office:value-type="boolean" office:boolean-value="false" calcext:value-type="boolean">
            <text:p>FALSE</text:p>
          </table:table-cell>
          <table:table-cell table:formula="of:=NOT(ISERROR(MATCH([.B371];[$'BISINDO raw'.C371:$'BISINDO raw'.C1487];0)))" office:value-type="boolean" office:boolean-value="false" calcext:value-type="boolean">
            <text:p>FALSE</text:p>
          </table:table-cell>
          <table:table-cell table:formula="of:=NOT(ISERROR(MATCH([.$B371];[$'BISINDO raw'.D371:$'BISINDO raw'.D1487];0)))" office:value-type="boolean" office:boolean-value="false" calcext:value-type="boolean">
            <text:p>FALSE</text:p>
          </table:table-cell>
          <table:table-cell table:formula="of:=IF([.E371]=0;[$'BISINDO raw'.D371]; &quot;&quot;)" office:value-type="string" office:string-value="jelek(benda)(2)" calcext:value-type="string">
            <text:p>jelek(benda)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wa</text:p>
          </table:table-cell>
          <table:table-cell table:formula="of:=NOT(ISERROR(MATCH([.B372];[$'BISINDO raw'.B1051:$'BISINDO raw'.B2167];0)))" office:value-type="boolean" office:boolean-value="false" calcext:value-type="boolean">
            <text:p>FALSE</text:p>
          </table:table-cell>
          <table:table-cell table:formula="of:=NOT(ISERROR(MATCH([.B372];[$'BISINDO raw'.C372:$'BISINDO raw'.C1488];0)))" office:value-type="boolean" office:boolean-value="false" calcext:value-type="boolean">
            <text:p>FALSE</text:p>
          </table:table-cell>
          <table:table-cell table:formula="of:=NOT(ISERROR(MATCH([.$B372];[$'BISINDO raw'.D372:$'BISINDO raw'.D1488];0)))" office:value-type="boolean" office:boolean-value="false" calcext:value-type="boolean">
            <text:p>FALSE</text:p>
          </table:table-cell>
          <table:table-cell table:formula="of:=IF([.E372]=0;[$'BISINDO raw'.D372]; &quot;&quot;)" office:value-type="string" office:string-value="jelek(orang)" calcext:value-type="string">
            <text:p>jelek(ora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ans</text:p>
          </table:table-cell>
          <table:table-cell table:formula="of:=NOT(ISERROR(MATCH([.B373];[$'BISINDO raw'.B263:$'BISINDO raw'.B1379];0)))" office:value-type="boolean" office:boolean-value="true" calcext:value-type="boolean">
            <text:p>TRUE</text:p>
          </table:table-cell>
          <table:table-cell table:formula="of:=NOT(ISERROR(MATCH([.B373];[$'BISINDO raw'.C373:$'BISINDO raw'.C1489];0)))" office:value-type="boolean" office:boolean-value="false" calcext:value-type="boolean">
            <text:p>FALSE</text:p>
          </table:table-cell>
          <table:table-cell table:formula="of:=NOT(ISERROR(MATCH([.$B373];[$'BISINDO raw'.D373:$'BISINDO raw'.D1489];0)))" office:value-type="boolean" office:boolean-value="false" calcext:value-type="boolean">
            <text:p>FALSE</text:p>
          </table:table-cell>
          <table:table-cell table:formula="of:=IF([.E373]=0;[$'BISINDO raw'.D373]; &quot;&quot;)" office:value-type="string" office:string-value="jembatan" calcext:value-type="string">
            <text:p>jembat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lek(benda)(1)</text:p>
          </table:table-cell>
          <table:table-cell table:formula="of:=NOT(ISERROR(MATCH([.B374];[$'BISINDO raw'.B264:$'BISINDO raw'.B1380];0)))" office:value-type="boolean" office:boolean-value="false" calcext:value-type="boolean">
            <text:p>FALSE</text:p>
          </table:table-cell>
          <table:table-cell table:formula="of:=NOT(ISERROR(MATCH([.B374];[$'BISINDO raw'.C374:$'BISINDO raw'.C1490];0)))" office:value-type="boolean" office:boolean-value="false" calcext:value-type="boolean">
            <text:p>FALSE</text:p>
          </table:table-cell>
          <table:table-cell table:formula="of:=NOT(ISERROR(MATCH([.$B374];[$'BISINDO raw'.D374:$'BISINDO raw'.D1490];0)))" office:value-type="boolean" office:boolean-value="false" calcext:value-type="boolean">
            <text:p>FALSE</text:p>
          </table:table-cell>
          <table:table-cell table:formula="of:=IF([.E374]=0;[$'BISINDO raw'.D374]; &quot;&quot;)" office:value-type="string" office:string-value="jerapah(1)" calcext:value-type="string">
            <text:p>jerapah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lek(benda)(2)</text:p>
          </table:table-cell>
          <table:table-cell table:formula="of:=NOT(ISERROR(MATCH([.B375];[$'BISINDO raw'.B265:$'BISINDO raw'.B1381];0)))" office:value-type="boolean" office:boolean-value="false" calcext:value-type="boolean">
            <text:p>FALSE</text:p>
          </table:table-cell>
          <table:table-cell table:formula="of:=NOT(ISERROR(MATCH([.B375];[$'BISINDO raw'.C375:$'BISINDO raw'.C1491];0)))" office:value-type="boolean" office:boolean-value="false" calcext:value-type="boolean">
            <text:p>FALSE</text:p>
          </table:table-cell>
          <table:table-cell table:formula="of:=NOT(ISERROR(MATCH([.$B375];[$'BISINDO raw'.D375:$'BISINDO raw'.D1491];0)))" office:value-type="boolean" office:boolean-value="false" calcext:value-type="boolean">
            <text:p>FALSE</text:p>
          </table:table-cell>
          <table:table-cell table:formula="of:=IF([.E375]=0;[$'BISINDO raw'.D375]; &quot;&quot;)" office:value-type="string" office:string-value="jerapah(2)" calcext:value-type="string">
            <text:p>jerapah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lek(orang)</text:p>
          </table:table-cell>
          <table:table-cell table:formula="of:=NOT(ISERROR(MATCH([.B376];[$'BISINDO raw'.B266:$'BISINDO raw'.B1382];0)))" office:value-type="boolean" office:boolean-value="true" calcext:value-type="boolean">
            <text:p>TRUE</text:p>
          </table:table-cell>
          <table:table-cell table:formula="of:=NOT(ISERROR(MATCH([.B376];[$'BISINDO raw'.C376:$'BISINDO raw'.C1492];0)))" office:value-type="boolean" office:boolean-value="false" calcext:value-type="boolean">
            <text:p>FALSE</text:p>
          </table:table-cell>
          <table:table-cell table:formula="of:=NOT(ISERROR(MATCH([.$B376];[$'BISINDO raw'.D376:$'BISINDO raw'.D1492];0)))" office:value-type="boolean" office:boolean-value="false" calcext:value-type="boolean">
            <text:p>FALSE</text:p>
          </table:table-cell>
          <table:table-cell table:formula="of:=IF([.E376]=0;[$'BISINDO raw'.D376]; &quot;&quot;)" office:value-type="string" office:string-value="jeruk" calcext:value-type="string">
            <text:p>jeru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mbatan</text:p>
          </table:table-cell>
          <table:table-cell table:formula="of:=NOT(ISERROR(MATCH([.B377];[$'BISINDO raw'.B267:$'BISINDO raw'.B1383];0)))" office:value-type="boolean" office:boolean-value="true" calcext:value-type="boolean">
            <text:p>TRUE</text:p>
          </table:table-cell>
          <table:table-cell table:formula="of:=NOT(ISERROR(MATCH([.B377];[$'BISINDO raw'.C377:$'BISINDO raw'.C1493];0)))" office:value-type="boolean" office:boolean-value="false" calcext:value-type="boolean">
            <text:p>FALSE</text:p>
          </table:table-cell>
          <table:table-cell table:formula="of:=NOT(ISERROR(MATCH([.$B377];[$'BISINDO raw'.D377:$'BISINDO raw'.D1493];0)))" office:value-type="boolean" office:boolean-value="false" calcext:value-type="boolean">
            <text:p>FALSE</text:p>
          </table:table-cell>
          <table:table-cell table:formula="of:=IF([.E377]=0;[$'BISINDO raw'.D377]; &quot;&quot;)" office:value-type="string" office:string-value="jeruk-bali(1)" calcext:value-type="string">
            <text:p>jeruk-bali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rapah(1)</text:p>
          </table:table-cell>
          <table:table-cell table:formula="of:=NOT(ISERROR(MATCH([.B378];[$'BISINDO raw'.B268:$'BISINDO raw'.B1384];0)))" office:value-type="boolean" office:boolean-value="true" calcext:value-type="boolean">
            <text:p>TRUE</text:p>
          </table:table-cell>
          <table:table-cell table:formula="of:=NOT(ISERROR(MATCH([.B378];[$'BISINDO raw'.C378:$'BISINDO raw'.C1494];0)))" office:value-type="boolean" office:boolean-value="false" calcext:value-type="boolean">
            <text:p>FALSE</text:p>
          </table:table-cell>
          <table:table-cell table:formula="of:=NOT(ISERROR(MATCH([.$B378];[$'BISINDO raw'.D378:$'BISINDO raw'.D1494];0)))" office:value-type="boolean" office:boolean-value="false" calcext:value-type="boolean">
            <text:p>FALSE</text:p>
          </table:table-cell>
          <table:table-cell table:formula="of:=IF([.E378]=0;[$'BISINDO raw'.D378]; &quot;&quot;)" office:value-type="string" office:string-value="jeruk-bali(2)" calcext:value-type="string">
            <text:p>jeruk-bali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rapah(2)</text:p>
          </table:table-cell>
          <table:table-cell table:formula="of:=NOT(ISERROR(MATCH([.B379];[$'BISINDO raw'.B269:$'BISINDO raw'.B1385];0)))" office:value-type="boolean" office:boolean-value="true" calcext:value-type="boolean">
            <text:p>TRUE</text:p>
          </table:table-cell>
          <table:table-cell table:formula="of:=NOT(ISERROR(MATCH([.B379];[$'BISINDO raw'.C379:$'BISINDO raw'.C1495];0)))" office:value-type="boolean" office:boolean-value="false" calcext:value-type="boolean">
            <text:p>FALSE</text:p>
          </table:table-cell>
          <table:table-cell table:formula="of:=NOT(ISERROR(MATCH([.$B379];[$'BISINDO raw'.D379:$'BISINDO raw'.D1495];0)))" office:value-type="boolean" office:boolean-value="false" calcext:value-type="boolean">
            <text:p>FALSE</text:p>
          </table:table-cell>
          <table:table-cell table:formula="of:=IF([.E379]=0;[$'BISINDO raw'.D379]; &quot;&quot;)" office:value-type="string" office:string-value="jeruk(mandarin)" calcext:value-type="string">
            <text:p>jeruk(mandarin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ruk</text:p>
          </table:table-cell>
          <table:table-cell table:formula="of:=NOT(ISERROR(MATCH([.B380];[$'BISINDO raw'.B270:$'BISINDO raw'.B1386];0)))" office:value-type="boolean" office:boolean-value="true" calcext:value-type="boolean">
            <text:p>TRUE</text:p>
          </table:table-cell>
          <table:table-cell table:formula="of:=NOT(ISERROR(MATCH([.B380];[$'BISINDO raw'.C380:$'BISINDO raw'.C1496];0)))" office:value-type="boolean" office:boolean-value="false" calcext:value-type="boolean">
            <text:p>FALSE</text:p>
          </table:table-cell>
          <table:table-cell table:formula="of:=NOT(ISERROR(MATCH([.$B380];[$'BISINDO raw'.D380:$'BISINDO raw'.D1496];0)))" office:value-type="boolean" office:boolean-value="false" calcext:value-type="boolean">
            <text:p>FALSE</text:p>
          </table:table-cell>
          <table:table-cell table:formula="of:=IF([.E380]=0;[$'BISINDO raw'.D380]; &quot;&quot;)" office:value-type="string" office:string-value="jingga" calcext:value-type="string">
            <text:p>jingg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ruk(mandarin)</text:p>
          </table:table-cell>
          <table:table-cell table:formula="of:=NOT(ISERROR(MATCH([.B381];[$'BISINDO raw'.B1052:$'BISINDO raw'.B2168];0)))" office:value-type="boolean" office:boolean-value="false" calcext:value-type="boolean">
            <text:p>FALSE</text:p>
          </table:table-cell>
          <table:table-cell table:formula="of:=NOT(ISERROR(MATCH([.B381];[$'BISINDO raw'.C381:$'BISINDO raw'.C1497];0)))" office:value-type="boolean" office:boolean-value="false" calcext:value-type="boolean">
            <text:p>FALSE</text:p>
          </table:table-cell>
          <table:table-cell table:formula="of:=NOT(ISERROR(MATCH([.$B381];[$'BISINDO raw'.D381:$'BISINDO raw'.D1497];0)))" office:value-type="boolean" office:boolean-value="false" calcext:value-type="boolean">
            <text:p>FALSE</text:p>
          </table:table-cell>
          <table:table-cell table:formula="of:=IF([.E381]=0;[$'BISINDO raw'.D381]; &quot;&quot;)" office:value-type="string" office:string-value="juli" calcext:value-type="string">
            <text:p>ju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rukbali(1)</text:p>
          </table:table-cell>
          <table:table-cell table:formula="of:=NOT(ISERROR(MATCH([.B382];[$'BISINDO raw'.B1053:$'BISINDO raw'.B2169];0)))" office:value-type="boolean" office:boolean-value="false" calcext:value-type="boolean">
            <text:p>FALSE</text:p>
          </table:table-cell>
          <table:table-cell table:formula="of:=NOT(ISERROR(MATCH([.B382];[$'BISINDO raw'.C382:$'BISINDO raw'.C1498];0)))" office:value-type="boolean" office:boolean-value="false" calcext:value-type="boolean">
            <text:p>FALSE</text:p>
          </table:table-cell>
          <table:table-cell table:formula="of:=NOT(ISERROR(MATCH([.$B382];[$'BISINDO raw'.D382:$'BISINDO raw'.D1498];0)))" office:value-type="boolean" office:boolean-value="false" calcext:value-type="boolean">
            <text:p>FALSE</text:p>
          </table:table-cell>
          <table:table-cell table:formula="of:=IF([.E382]=0;[$'BISINDO raw'.D382]; &quot;&quot;)" office:value-type="string" office:string-value="jumat(1)" calcext:value-type="string">
            <text:p>jumat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rukbali(2)</text:p>
          </table:table-cell>
          <table:table-cell table:formula="of:=NOT(ISERROR(MATCH([.B383];[$'BISINDO raw'.B1054:$'BISINDO raw'.B2170];0)))" office:value-type="boolean" office:boolean-value="false" calcext:value-type="boolean">
            <text:p>FALSE</text:p>
          </table:table-cell>
          <table:table-cell table:formula="of:=NOT(ISERROR(MATCH([.B383];[$'BISINDO raw'.C383:$'BISINDO raw'.C1499];0)))" office:value-type="boolean" office:boolean-value="false" calcext:value-type="boolean">
            <text:p>FALSE</text:p>
          </table:table-cell>
          <table:table-cell table:formula="of:=NOT(ISERROR(MATCH([.$B383];[$'BISINDO raw'.D383:$'BISINDO raw'.D1499];0)))" office:value-type="boolean" office:boolean-value="false" calcext:value-type="boolean">
            <text:p>FALSE</text:p>
          </table:table-cell>
          <table:table-cell table:formula="of:=IF([.E383]=0;[$'BISINDO raw'.D383]; &quot;&quot;)" office:value-type="string" office:string-value="jumat(2)" calcext:value-type="string">
            <text:p>jumat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ingga</text:p>
          </table:table-cell>
          <table:table-cell table:formula="of:=NOT(ISERROR(MATCH([.B384];[$'BISINDO raw'.B271:$'BISINDO raw'.B1387];0)))" office:value-type="boolean" office:boolean-value="true" calcext:value-type="boolean">
            <text:p>TRUE</text:p>
          </table:table-cell>
          <table:table-cell table:formula="of:=NOT(ISERROR(MATCH([.B384];[$'BISINDO raw'.C384:$'BISINDO raw'.C1500];0)))" office:value-type="boolean" office:boolean-value="false" calcext:value-type="boolean">
            <text:p>FALSE</text:p>
          </table:table-cell>
          <table:table-cell table:formula="of:=NOT(ISERROR(MATCH([.$B384];[$'BISINDO raw'.D384:$'BISINDO raw'.D1500];0)))" office:value-type="boolean" office:boolean-value="false" calcext:value-type="boolean">
            <text:p>FALSE</text:p>
          </table:table-cell>
          <table:table-cell table:formula="of:=IF([.E384]=0;[$'BISINDO raw'.D384]; &quot;&quot;)" office:value-type="string" office:string-value="jumlah" calcext:value-type="string">
            <text:p>jumla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li</text:p>
          </table:table-cell>
          <table:table-cell table:formula="of:=NOT(ISERROR(MATCH([.B385];[$'BISINDO raw'.B1055:$'BISINDO raw'.B2171];0)))" office:value-type="boolean" office:boolean-value="false" calcext:value-type="boolean">
            <text:p>FALSE</text:p>
          </table:table-cell>
          <table:table-cell table:formula="of:=NOT(ISERROR(MATCH([.B385];[$'BISINDO raw'.C385:$'BISINDO raw'.C1501];0)))" office:value-type="boolean" office:boolean-value="false" calcext:value-type="boolean">
            <text:p>FALSE</text:p>
          </table:table-cell>
          <table:table-cell table:formula="of:=NOT(ISERROR(MATCH([.$B385];[$'BISINDO raw'.D385:$'BISINDO raw'.D1501];0)))" office:value-type="boolean" office:boolean-value="false" calcext:value-type="boolean">
            <text:p>FALSE</text:p>
          </table:table-cell>
          <table:table-cell table:formula="of:=IF([.E385]=0;[$'BISINDO raw'.D385]; &quot;&quot;)" office:value-type="string" office:string-value="juni" calcext:value-type="string">
            <text:p>jun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mat(1)</text:p>
          </table:table-cell>
          <table:table-cell table:formula="of:=NOT(ISERROR(MATCH([.B386];[$'BISINDO raw'.B272:$'BISINDO raw'.B1388];0)))" office:value-type="boolean" office:boolean-value="false" calcext:value-type="boolean">
            <text:p>FALSE</text:p>
          </table:table-cell>
          <table:table-cell table:formula="of:=NOT(ISERROR(MATCH([.B386];[$'BISINDO raw'.C386:$'BISINDO raw'.C1502];0)))" office:value-type="boolean" office:boolean-value="false" calcext:value-type="boolean">
            <text:p>FALSE</text:p>
          </table:table-cell>
          <table:table-cell table:formula="of:=NOT(ISERROR(MATCH([.$B386];[$'BISINDO raw'.D386:$'BISINDO raw'.D1502];0)))" office:value-type="boolean" office:boolean-value="false" calcext:value-type="boolean">
            <text:p>FALSE</text:p>
          </table:table-cell>
          <table:table-cell table:formula="of:=IF([.E386]=0;[$'BISINDO raw'.D386]; &quot;&quot;)" office:value-type="string" office:string-value="jurnalis" calcext:value-type="string">
            <text:p>jurnal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mat(2)</text:p>
          </table:table-cell>
          <table:table-cell table:formula="of:=NOT(ISERROR(MATCH([.B387];[$'BISINDO raw'.B273:$'BISINDO raw'.B1389];0)))" office:value-type="boolean" office:boolean-value="false" calcext:value-type="boolean">
            <text:p>FALSE</text:p>
          </table:table-cell>
          <table:table-cell table:formula="of:=NOT(ISERROR(MATCH([.B387];[$'BISINDO raw'.C387:$'BISINDO raw'.C1503];0)))" office:value-type="boolean" office:boolean-value="false" calcext:value-type="boolean">
            <text:p>FALSE</text:p>
          </table:table-cell>
          <table:table-cell table:formula="of:=NOT(ISERROR(MATCH([.$B387];[$'BISINDO raw'.D387:$'BISINDO raw'.D1503];0)))" office:value-type="boolean" office:boolean-value="false" calcext:value-type="boolean">
            <text:p>FALSE</text:p>
          </table:table-cell>
          <table:table-cell table:formula="of:=IF([.E387]=0;[$'BISINDO raw'.D387]; &quot;&quot;)" office:value-type="string" office:string-value="jurubahasa" calcext:value-type="string">
            <text:p>jurubahas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mlah</text:p>
          </table:table-cell>
          <table:table-cell table:formula="of:=NOT(ISERROR(MATCH([.B388];[$'BISINDO raw'.B274:$'BISINDO raw'.B1390];0)))" office:value-type="boolean" office:boolean-value="true" calcext:value-type="boolean">
            <text:p>TRUE</text:p>
          </table:table-cell>
          <table:table-cell table:formula="of:=NOT(ISERROR(MATCH([.B388];[$'BISINDO raw'.C388:$'BISINDO raw'.C1504];0)))" office:value-type="boolean" office:boolean-value="false" calcext:value-type="boolean">
            <text:p>FALSE</text:p>
          </table:table-cell>
          <table:table-cell table:formula="of:=NOT(ISERROR(MATCH([.$B388];[$'BISINDO raw'.D388:$'BISINDO raw'.D1504];0)))" office:value-type="boolean" office:boolean-value="false" calcext:value-type="boolean">
            <text:p>FALSE</text:p>
          </table:table-cell>
          <table:table-cell table:formula="of:=IF([.E388]=0;[$'BISINDO raw'.D388]; &quot;&quot;)" office:value-type="string" office:string-value="jurubahasaisyarat" calcext:value-type="string">
            <text:p>jurubahasaisyar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ni</text:p>
          </table:table-cell>
          <table:table-cell table:formula="of:=NOT(ISERROR(MATCH([.B389];[$'BISINDO raw'.B1056:$'BISINDO raw'.B2172];0)))" office:value-type="boolean" office:boolean-value="false" calcext:value-type="boolean">
            <text:p>FALSE</text:p>
          </table:table-cell>
          <table:table-cell table:formula="of:=NOT(ISERROR(MATCH([.B389];[$'BISINDO raw'.C389:$'BISINDO raw'.C1505];0)))" office:value-type="boolean" office:boolean-value="false" calcext:value-type="boolean">
            <text:p>FALSE</text:p>
          </table:table-cell>
          <table:table-cell table:formula="of:=NOT(ISERROR(MATCH([.$B389];[$'BISINDO raw'.D389:$'BISINDO raw'.D1505];0)))" office:value-type="boolean" office:boolean-value="false" calcext:value-type="boolean">
            <text:p>FALSE</text:p>
          </table:table-cell>
          <table:table-cell table:formula="of:=IF([.E389]=0;[$'BISINDO raw'.D389]; &quot;&quot;)" office:value-type="string" office:string-value="k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rnalis</text:p>
          </table:table-cell>
          <table:table-cell table:formula="of:=NOT(ISERROR(MATCH([.B390];[$'BISINDO raw'.B275:$'BISINDO raw'.B1391];0)))" office:value-type="boolean" office:boolean-value="true" calcext:value-type="boolean">
            <text:p>TRUE</text:p>
          </table:table-cell>
          <table:table-cell table:formula="of:=NOT(ISERROR(MATCH([.B390];[$'BISINDO raw'.C390:$'BISINDO raw'.C1506];0)))" office:value-type="boolean" office:boolean-value="false" calcext:value-type="boolean">
            <text:p>FALSE</text:p>
          </table:table-cell>
          <table:table-cell table:formula="of:=NOT(ISERROR(MATCH([.$B390];[$'BISINDO raw'.D390:$'BISINDO raw'.D1506];0)))" office:value-type="boolean" office:boolean-value="false" calcext:value-type="boolean">
            <text:p>FALSE</text:p>
          </table:table-cell>
          <table:table-cell table:formula="of:=IF([.E390]=0;[$'BISINDO raw'.D390]; &quot;&quot;)" office:value-type="string" office:string-value="kabut" calcext:value-type="string">
            <text:p>kabu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rubahasa</text:p>
          </table:table-cell>
          <table:table-cell table:formula="of:=NOT(ISERROR(MATCH([.B391];[$'BISINDO raw'.B276:$'BISINDO raw'.B1392];0)))" office:value-type="boolean" office:boolean-value="false" calcext:value-type="boolean">
            <text:p>FALSE</text:p>
          </table:table-cell>
          <table:table-cell table:formula="of:=NOT(ISERROR(MATCH([.B391];[$'BISINDO raw'.C391:$'BISINDO raw'.C1507];0)))" office:value-type="boolean" office:boolean-value="false" calcext:value-type="boolean">
            <text:p>FALSE</text:p>
          </table:table-cell>
          <table:table-cell table:formula="of:=NOT(ISERROR(MATCH([.$B391];[$'BISINDO raw'.D391:$'BISINDO raw'.D1507];0)))" office:value-type="boolean" office:boolean-value="false" calcext:value-type="boolean">
            <text:p>FALSE</text:p>
          </table:table-cell>
          <table:table-cell table:formula="of:=IF([.E391]=0;[$'BISINDO raw'.D391]; &quot;&quot;)" office:value-type="string" office:string-value="kacau" calcext:value-type="string">
            <text:p>kac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rubahasaisyarat</text:p>
          </table:table-cell>
          <table:table-cell table:formula="of:=NOT(ISERROR(MATCH([.B392];[$'BISINDO raw'.B277:$'BISINDO raw'.B1393];0)))" office:value-type="boolean" office:boolean-value="false" calcext:value-type="boolean">
            <text:p>FALSE</text:p>
          </table:table-cell>
          <table:table-cell table:formula="of:=NOT(ISERROR(MATCH([.B392];[$'BISINDO raw'.C392:$'BISINDO raw'.C1508];0)))" office:value-type="boolean" office:boolean-value="false" calcext:value-type="boolean">
            <text:p>FALSE</text:p>
          </table:table-cell>
          <table:table-cell table:formula="of:=NOT(ISERROR(MATCH([.$B392];[$'BISINDO raw'.D392:$'BISINDO raw'.D1508];0)))" office:value-type="boolean" office:boolean-value="false" calcext:value-type="boolean">
            <text:p>FALSE</text:p>
          </table:table-cell>
          <table:table-cell table:formula="of:=IF([.E392]=0;[$'BISINDO raw'.D392]; &quot;&quot;)" office:value-type="string" office:string-value="kadang-kadang" calcext:value-type="string">
            <text:p>kadang-kad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formula="of:=NOT(ISERROR(MATCH([.B393];[$'BISINDO raw'.B278:$'BISINDO raw'.B1394];0)))" office:value-type="boolean" office:boolean-value="true" calcext:value-type="boolean">
            <text:p>TRUE</text:p>
          </table:table-cell>
          <table:table-cell table:formula="of:=NOT(ISERROR(MATCH([.B393];[$'BISINDO raw'.C393:$'BISINDO raw'.C1509];0)))" office:value-type="boolean" office:boolean-value="false" calcext:value-type="boolean">
            <text:p>FALSE</text:p>
          </table:table-cell>
          <table:table-cell table:formula="of:=NOT(ISERROR(MATCH([.$B393];[$'BISINDO raw'.D393:$'BISINDO raw'.D1509];0)))" office:value-type="boolean" office:boolean-value="false" calcext:value-type="boolean">
            <text:p>FALSE</text:p>
          </table:table-cell>
          <table:table-cell table:formula="of:=IF([.E393]=0;[$'BISINDO raw'.D393]; &quot;&quot;)" office:value-type="string" office:string-value="kakak" calcext:value-type="string">
            <text:p>kaka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but</text:p>
          </table:table-cell>
          <table:table-cell table:formula="of:=NOT(ISERROR(MATCH([.B394];[$'BISINDO raw'.B279:$'BISINDO raw'.B1395];0)))" office:value-type="boolean" office:boolean-value="true" calcext:value-type="boolean">
            <text:p>TRUE</text:p>
          </table:table-cell>
          <table:table-cell table:formula="of:=NOT(ISERROR(MATCH([.B394];[$'BISINDO raw'.C394:$'BISINDO raw'.C1510];0)))" office:value-type="boolean" office:boolean-value="false" calcext:value-type="boolean">
            <text:p>FALSE</text:p>
          </table:table-cell>
          <table:table-cell table:formula="of:=NOT(ISERROR(MATCH([.$B394];[$'BISINDO raw'.D394:$'BISINDO raw'.D1510];0)))" office:value-type="boolean" office:boolean-value="false" calcext:value-type="boolean">
            <text:p>FALSE</text:p>
          </table:table-cell>
          <table:table-cell table:formula="of:=IF([.E394]=0;[$'BISINDO raw'.D394]; &quot;&quot;)" office:value-type="string" office:string-value="kakak_laki-laki" calcext:value-type="string">
            <text:p>kakak_laki-lak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cau</text:p>
          </table:table-cell>
          <table:table-cell table:formula="of:=NOT(ISERROR(MATCH([.B395];[$'BISINDO raw'.B280:$'BISINDO raw'.B1396];0)))" office:value-type="boolean" office:boolean-value="true" calcext:value-type="boolean">
            <text:p>TRUE</text:p>
          </table:table-cell>
          <table:table-cell table:formula="of:=NOT(ISERROR(MATCH([.B395];[$'BISINDO raw'.C395:$'BISINDO raw'.C1511];0)))" office:value-type="boolean" office:boolean-value="false" calcext:value-type="boolean">
            <text:p>FALSE</text:p>
          </table:table-cell>
          <table:table-cell table:formula="of:=NOT(ISERROR(MATCH([.$B395];[$'BISINDO raw'.D395:$'BISINDO raw'.D1511];0)))" office:value-type="boolean" office:boolean-value="false" calcext:value-type="boolean">
            <text:p>FALSE</text:p>
          </table:table-cell>
          <table:table-cell table:formula="of:=IF([.E395]=0;[$'BISINDO raw'.D395]; &quot;&quot;)" office:value-type="string" office:string-value="kakak_perempuan" calcext:value-type="string">
            <text:p>kakak_perempu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dang-kadang</text:p>
          </table:table-cell>
          <table:table-cell table:formula="of:=NOT(ISERROR(MATCH([.B396];[$'BISINDO raw'.B1057:$'BISINDO raw'.B2173];0)))" office:value-type="boolean" office:boolean-value="false" calcext:value-type="boolean">
            <text:p>FALSE</text:p>
          </table:table-cell>
          <table:table-cell table:formula="of:=NOT(ISERROR(MATCH([.B396];[$'BISINDO raw'.C396:$'BISINDO raw'.C1512];0)))" office:value-type="boolean" office:boolean-value="false" calcext:value-type="boolean">
            <text:p>FALSE</text:p>
          </table:table-cell>
          <table:table-cell table:formula="of:=NOT(ISERROR(MATCH([.$B396];[$'BISINDO raw'.D396:$'BISINDO raw'.D1512];0)))" office:value-type="boolean" office:boolean-value="false" calcext:value-type="boolean">
            <text:p>FALSE</text:p>
          </table:table-cell>
          <table:table-cell table:formula="of:=IF([.E396]=0;[$'BISINDO raw'.D396]; &quot;&quot;)" office:value-type="string" office:string-value="kakek" calcext:value-type="string">
            <text:p>kake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kak</text:p>
          </table:table-cell>
          <table:table-cell table:formula="of:=NOT(ISERROR(MATCH([.B397];[$'BISINDO raw'.B281:$'BISINDO raw'.B1397];0)))" office:value-type="boolean" office:boolean-value="true" calcext:value-type="boolean">
            <text:p>TRUE</text:p>
          </table:table-cell>
          <table:table-cell table:formula="of:=NOT(ISERROR(MATCH([.B397];[$'BISINDO raw'.C397:$'BISINDO raw'.C1513];0)))" office:value-type="boolean" office:boolean-value="false" calcext:value-type="boolean">
            <text:p>FALSE</text:p>
          </table:table-cell>
          <table:table-cell table:formula="of:=NOT(ISERROR(MATCH([.$B397];[$'BISINDO raw'.D397:$'BISINDO raw'.D1513];0)))" office:value-type="boolean" office:boolean-value="false" calcext:value-type="boolean">
            <text:p>FALSE</text:p>
          </table:table-cell>
          <table:table-cell table:formula="of:=IF([.E397]=0;[$'BISINDO raw'.D397]; &quot;&quot;)" office:value-type="string" office:string-value="kalau" calcext:value-type="string">
            <text:p>kal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kaklaki-laki</text:p>
          </table:table-cell>
          <table:table-cell table:formula="of:=NOT(ISERROR(MATCH([.B398];[$'BISINDO raw'.B282:$'BISINDO raw'.B1398];0)))" office:value-type="boolean" office:boolean-value="false" calcext:value-type="boolean">
            <text:p>FALSE</text:p>
          </table:table-cell>
          <table:table-cell table:formula="of:=NOT(ISERROR(MATCH([.B398];[$'BISINDO raw'.C398:$'BISINDO raw'.C1514];0)))" office:value-type="boolean" office:boolean-value="false" calcext:value-type="boolean">
            <text:p>FALSE</text:p>
          </table:table-cell>
          <table:table-cell table:formula="of:=NOT(ISERROR(MATCH([.$B398];[$'BISINDO raw'.D398:$'BISINDO raw'.D1514];0)))" office:value-type="boolean" office:boolean-value="false" calcext:value-type="boolean">
            <text:p>FALSE</text:p>
          </table:table-cell>
          <table:table-cell table:formula="of:=IF([.E398]=0;[$'BISINDO raw'.D398]; &quot;&quot;)" office:value-type="string" office:string-value="kali" calcext:value-type="string">
            <text:p>ka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kakperempuan</text:p>
          </table:table-cell>
          <table:table-cell table:formula="of:=NOT(ISERROR(MATCH([.B399];[$'BISINDO raw'.B283:$'BISINDO raw'.B1399];0)))" office:value-type="boolean" office:boolean-value="false" calcext:value-type="boolean">
            <text:p>FALSE</text:p>
          </table:table-cell>
          <table:table-cell table:formula="of:=NOT(ISERROR(MATCH([.B399];[$'BISINDO raw'.C399:$'BISINDO raw'.C1515];0)))" office:value-type="boolean" office:boolean-value="false" calcext:value-type="boolean">
            <text:p>FALSE</text:p>
          </table:table-cell>
          <table:table-cell table:formula="of:=NOT(ISERROR(MATCH([.$B399];[$'BISINDO raw'.D399:$'BISINDO raw'.D1515];0)))" office:value-type="boolean" office:boolean-value="false" calcext:value-type="boolean">
            <text:p>FALSE</text:p>
          </table:table-cell>
          <table:table-cell table:formula="of:=IF([.E399]=0;[$'BISINDO raw'.D399]; &quot;&quot;)" office:value-type="string" office:string-value="kalian_berdua_sama" calcext:value-type="string">
            <text:p>kalian_berdua_sa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kek</text:p>
          </table:table-cell>
          <table:table-cell table:formula="of:=NOT(ISERROR(MATCH([.B400];[$'BISINDO raw'.B1058:$'BISINDO raw'.B2174];0)))" office:value-type="boolean" office:boolean-value="false" calcext:value-type="boolean">
            <text:p>FALSE</text:p>
          </table:table-cell>
          <table:table-cell table:formula="of:=NOT(ISERROR(MATCH([.B400];[$'BISINDO raw'.C400:$'BISINDO raw'.C1516];0)))" office:value-type="boolean" office:boolean-value="false" calcext:value-type="boolean">
            <text:p>FALSE</text:p>
          </table:table-cell>
          <table:table-cell table:formula="of:=NOT(ISERROR(MATCH([.$B400];[$'BISINDO raw'.D400:$'BISINDO raw'.D1516];0)))" office:value-type="boolean" office:boolean-value="false" calcext:value-type="boolean">
            <text:p>FALSE</text:p>
          </table:table-cell>
          <table:table-cell table:formula="of:=IF([.E400]=0;[$'BISINDO raw'.D400]; &quot;&quot;)" office:value-type="string" office:string-value="kalian_berdua(1)" calcext:value-type="string">
            <text:p>kalian_berdu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lau</text:p>
          </table:table-cell>
          <table:table-cell table:formula="of:=NOT(ISERROR(MATCH([.B401];[$'BISINDO raw'.B284:$'BISINDO raw'.B1400];0)))" office:value-type="boolean" office:boolean-value="true" calcext:value-type="boolean">
            <text:p>TRUE</text:p>
          </table:table-cell>
          <table:table-cell table:formula="of:=NOT(ISERROR(MATCH([.B401];[$'BISINDO raw'.C401:$'BISINDO raw'.C1517];0)))" office:value-type="boolean" office:boolean-value="false" calcext:value-type="boolean">
            <text:p>FALSE</text:p>
          </table:table-cell>
          <table:table-cell table:formula="of:=NOT(ISERROR(MATCH([.$B401];[$'BISINDO raw'.D401:$'BISINDO raw'.D1517];0)))" office:value-type="boolean" office:boolean-value="false" calcext:value-type="boolean">
            <text:p>FALSE</text:p>
          </table:table-cell>
          <table:table-cell table:formula="of:=IF([.E401]=0;[$'BISINDO raw'.D401]; &quot;&quot;)" office:value-type="string" office:string-value="kalian_berdua(2)" calcext:value-type="string">
            <text:p>kalian_berdu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li</text:p>
          </table:table-cell>
          <table:table-cell table:formula="of:=NOT(ISERROR(MATCH([.B402];[$'BISINDO raw'.B285:$'BISINDO raw'.B1401];0)))" office:value-type="boolean" office:boolean-value="true" calcext:value-type="boolean">
            <text:p>TRUE</text:p>
          </table:table-cell>
          <table:table-cell table:formula="of:=NOT(ISERROR(MATCH([.B402];[$'BISINDO raw'.C402:$'BISINDO raw'.C1518];0)))" office:value-type="boolean" office:boolean-value="false" calcext:value-type="boolean">
            <text:p>FALSE</text:p>
          </table:table-cell>
          <table:table-cell table:formula="of:=NOT(ISERROR(MATCH([.$B402];[$'BISINDO raw'.D402:$'BISINDO raw'.D1518];0)))" office:value-type="boolean" office:boolean-value="false" calcext:value-type="boolean">
            <text:p>FALSE</text:p>
          </table:table-cell>
          <table:table-cell table:formula="of:=IF([.E402]=0;[$'BISINDO raw'.D402]; &quot;&quot;)" office:value-type="string" office:string-value="kalimantan" calcext:value-type="string">
            <text:p>kalimant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lianberdua(1)</text:p>
          </table:table-cell>
          <table:table-cell table:formula="of:=NOT(ISERROR(MATCH([.B403];[$'BISINDO raw'.B286:$'BISINDO raw'.B1402];0)))" office:value-type="boolean" office:boolean-value="false" calcext:value-type="boolean">
            <text:p>FALSE</text:p>
          </table:table-cell>
          <table:table-cell table:formula="of:=NOT(ISERROR(MATCH([.B403];[$'BISINDO raw'.C403:$'BISINDO raw'.C1519];0)))" office:value-type="boolean" office:boolean-value="false" calcext:value-type="boolean">
            <text:p>FALSE</text:p>
          </table:table-cell>
          <table:table-cell table:formula="of:=NOT(ISERROR(MATCH([.$B403];[$'BISINDO raw'.D403:$'BISINDO raw'.D1519];0)))" office:value-type="boolean" office:boolean-value="false" calcext:value-type="boolean">
            <text:p>FALSE</text:p>
          </table:table-cell>
          <table:table-cell table:formula="of:=IF([.E403]=0;[$'BISINDO raw'.D403]; &quot;&quot;)" office:value-type="string" office:string-value="kami_berdua_sama" calcext:value-type="string">
            <text:p>kami_berdua_sa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lianberdua(2)</text:p>
          </table:table-cell>
          <table:table-cell table:formula="of:=NOT(ISERROR(MATCH([.B404];[$'BISINDO raw'.B287:$'BISINDO raw'.B1403];0)))" office:value-type="boolean" office:boolean-value="false" calcext:value-type="boolean">
            <text:p>FALSE</text:p>
          </table:table-cell>
          <table:table-cell table:formula="of:=NOT(ISERROR(MATCH([.B404];[$'BISINDO raw'.C404:$'BISINDO raw'.C1520];0)))" office:value-type="boolean" office:boolean-value="false" calcext:value-type="boolean">
            <text:p>FALSE</text:p>
          </table:table-cell>
          <table:table-cell table:formula="of:=NOT(ISERROR(MATCH([.$B404];[$'BISINDO raw'.D404:$'BISINDO raw'.D1520];0)))" office:value-type="boolean" office:boolean-value="false" calcext:value-type="boolean">
            <text:p>FALSE</text:p>
          </table:table-cell>
          <table:table-cell table:formula="of:=IF([.E404]=0;[$'BISINDO raw'.D404]; &quot;&quot;)" office:value-type="string" office:string-value="kamis(1)" calcext:value-type="string">
            <text:p>kamis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lianberduasama</text:p>
          </table:table-cell>
          <table:table-cell table:formula="of:=NOT(ISERROR(MATCH([.B405];[$'BISINDO raw'.B288:$'BISINDO raw'.B1404];0)))" office:value-type="boolean" office:boolean-value="false" calcext:value-type="boolean">
            <text:p>FALSE</text:p>
          </table:table-cell>
          <table:table-cell table:formula="of:=NOT(ISERROR(MATCH([.B405];[$'BISINDO raw'.C405:$'BISINDO raw'.C1521];0)))" office:value-type="boolean" office:boolean-value="false" calcext:value-type="boolean">
            <text:p>FALSE</text:p>
          </table:table-cell>
          <table:table-cell table:formula="of:=NOT(ISERROR(MATCH([.$B405];[$'BISINDO raw'.D405:$'BISINDO raw'.D1521];0)))" office:value-type="boolean" office:boolean-value="false" calcext:value-type="boolean">
            <text:p>FALSE</text:p>
          </table:table-cell>
          <table:table-cell table:formula="of:=IF([.E405]=0;[$'BISINDO raw'.D405]; &quot;&quot;)" office:value-type="string" office:string-value="kamis(2)" calcext:value-type="string">
            <text:p>kamis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limantan</text:p>
          </table:table-cell>
          <table:table-cell table:formula="of:=NOT(ISERROR(MATCH([.B406];[$'BISINDO raw'.B1059:$'BISINDO raw'.B2175];0)))" office:value-type="boolean" office:boolean-value="false" calcext:value-type="boolean">
            <text:p>FALSE</text:p>
          </table:table-cell>
          <table:table-cell table:formula="of:=NOT(ISERROR(MATCH([.B406];[$'BISINDO raw'.C406:$'BISINDO raw'.C1522];0)))" office:value-type="boolean" office:boolean-value="false" calcext:value-type="boolean">
            <text:p>FALSE</text:p>
          </table:table-cell>
          <table:table-cell table:formula="of:=NOT(ISERROR(MATCH([.$B406];[$'BISINDO raw'.D406:$'BISINDO raw'.D1522];0)))" office:value-type="boolean" office:boolean-value="false" calcext:value-type="boolean">
            <text:p>FALSE</text:p>
          </table:table-cell>
          <table:table-cell table:formula="of:=IF([.E406]=0;[$'BISINDO raw'.D406]; &quot;&quot;)" office:value-type="string" office:string-value="kampung" calcext:value-type="string">
            <text:p>kampu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miberduasama</text:p>
          </table:table-cell>
          <table:table-cell table:formula="of:=NOT(ISERROR(MATCH([.B407];[$'BISINDO raw'.B289:$'BISINDO raw'.B1405];0)))" office:value-type="boolean" office:boolean-value="false" calcext:value-type="boolean">
            <text:p>FALSE</text:p>
          </table:table-cell>
          <table:table-cell table:formula="of:=NOT(ISERROR(MATCH([.B407];[$'BISINDO raw'.C407:$'BISINDO raw'.C1523];0)))" office:value-type="boolean" office:boolean-value="false" calcext:value-type="boolean">
            <text:p>FALSE</text:p>
          </table:table-cell>
          <table:table-cell table:formula="of:=NOT(ISERROR(MATCH([.$B407];[$'BISINDO raw'.D407:$'BISINDO raw'.D1523];0)))" office:value-type="boolean" office:boolean-value="false" calcext:value-type="boolean">
            <text:p>FALSE</text:p>
          </table:table-cell>
          <table:table-cell table:formula="of:=IF([.E407]=0;[$'BISINDO raw'.D407]; &quot;&quot;)" office:value-type="string" office:string-value="kamu" calcext:value-type="string">
            <text:p>kam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mis(1)</text:p>
          </table:table-cell>
          <table:table-cell table:formula="of:=NOT(ISERROR(MATCH([.B408];[$'BISINDO raw'.B290:$'BISINDO raw'.B1406];0)))" office:value-type="boolean" office:boolean-value="false" calcext:value-type="boolean">
            <text:p>FALSE</text:p>
          </table:table-cell>
          <table:table-cell table:formula="of:=NOT(ISERROR(MATCH([.B408];[$'BISINDO raw'.C408:$'BISINDO raw'.C1524];0)))" office:value-type="boolean" office:boolean-value="false" calcext:value-type="boolean">
            <text:p>FALSE</text:p>
          </table:table-cell>
          <table:table-cell table:formula="of:=NOT(ISERROR(MATCH([.$B408];[$'BISINDO raw'.D408:$'BISINDO raw'.D1524];0)))" office:value-type="boolean" office:boolean-value="false" calcext:value-type="boolean">
            <text:p>FALSE</text:p>
          </table:table-cell>
          <table:table-cell table:formula="of:=IF([.E408]=0;[$'BISINDO raw'.D408]; &quot;&quot;)" office:value-type="string" office:string-value="kamupinjamdarisaya(1)" calcext:value-type="string">
            <text:p>kamupinjamdarisay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mis(2)</text:p>
          </table:table-cell>
          <table:table-cell table:formula="of:=NOT(ISERROR(MATCH([.B409];[$'BISINDO raw'.B291:$'BISINDO raw'.B1407];0)))" office:value-type="boolean" office:boolean-value="false" calcext:value-type="boolean">
            <text:p>FALSE</text:p>
          </table:table-cell>
          <table:table-cell table:formula="of:=NOT(ISERROR(MATCH([.B409];[$'BISINDO raw'.C409:$'BISINDO raw'.C1525];0)))" office:value-type="boolean" office:boolean-value="false" calcext:value-type="boolean">
            <text:p>FALSE</text:p>
          </table:table-cell>
          <table:table-cell table:formula="of:=NOT(ISERROR(MATCH([.$B409];[$'BISINDO raw'.D409:$'BISINDO raw'.D1525];0)))" office:value-type="boolean" office:boolean-value="false" calcext:value-type="boolean">
            <text:p>FALSE</text:p>
          </table:table-cell>
          <table:table-cell table:formula="of:=IF([.E409]=0;[$'BISINDO raw'.D409]; &quot;&quot;)" office:value-type="string" office:string-value="kamupinjamdarisaya(2)" calcext:value-type="string">
            <text:p>kamupinjamdarisay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mpung</text:p>
          </table:table-cell>
          <table:table-cell table:formula="of:=NOT(ISERROR(MATCH([.B410];[$'BISINDO raw'.B1060:$'BISINDO raw'.B2176];0)))" office:value-type="boolean" office:boolean-value="false" calcext:value-type="boolean">
            <text:p>FALSE</text:p>
          </table:table-cell>
          <table:table-cell table:formula="of:=NOT(ISERROR(MATCH([.B410];[$'BISINDO raw'.C410:$'BISINDO raw'.C1526];0)))" office:value-type="boolean" office:boolean-value="false" calcext:value-type="boolean">
            <text:p>FALSE</text:p>
          </table:table-cell>
          <table:table-cell table:formula="of:=NOT(ISERROR(MATCH([.$B410];[$'BISINDO raw'.D410:$'BISINDO raw'.D1526];0)))" office:value-type="boolean" office:boolean-value="false" calcext:value-type="boolean">
            <text:p>FALSE</text:p>
          </table:table-cell>
          <table:table-cell table:formula="of:=IF([.E410]=0;[$'BISINDO raw'.D410]; &quot;&quot;)" office:value-type="string" office:string-value="kamu_bertanya_kepada_aku" calcext:value-type="string">
            <text:p>kamu_bertanya_kepada_ak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mu</text:p>
          </table:table-cell>
          <table:table-cell table:formula="of:=NOT(ISERROR(MATCH([.B411];[$'BISINDO raw'.B292:$'BISINDO raw'.B1408];0)))" office:value-type="boolean" office:boolean-value="true" calcext:value-type="boolean">
            <text:p>TRUE</text:p>
          </table:table-cell>
          <table:table-cell table:formula="of:=NOT(ISERROR(MATCH([.B411];[$'BISINDO raw'.C411:$'BISINDO raw'.C1527];0)))" office:value-type="boolean" office:boolean-value="false" calcext:value-type="boolean">
            <text:p>FALSE</text:p>
          </table:table-cell>
          <table:table-cell table:formula="of:=NOT(ISERROR(MATCH([.$B411];[$'BISINDO raw'.D411:$'BISINDO raw'.D1527];0)))" office:value-type="boolean" office:boolean-value="false" calcext:value-type="boolean">
            <text:p>FALSE</text:p>
          </table:table-cell>
          <table:table-cell table:formula="of:=IF([.E411]=0;[$'BISINDO raw'.D411]; &quot;&quot;)" office:value-type="string" office:string-value="kamu_bertanya_kepada_dia" calcext:value-type="string">
            <text:p>kamu_bertanya_kepada_d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mubertanyakepadaaku</text:p>
          </table:table-cell>
          <table:table-cell table:formula="of:=NOT(ISERROR(MATCH([.B412];[$'BISINDO raw'.B293:$'BISINDO raw'.B1409];0)))" office:value-type="boolean" office:boolean-value="false" calcext:value-type="boolean">
            <text:p>FALSE</text:p>
          </table:table-cell>
          <table:table-cell table:formula="of:=NOT(ISERROR(MATCH([.B412];[$'BISINDO raw'.C412:$'BISINDO raw'.C1528];0)))" office:value-type="boolean" office:boolean-value="false" calcext:value-type="boolean">
            <text:p>FALSE</text:p>
          </table:table-cell>
          <table:table-cell table:formula="of:=NOT(ISERROR(MATCH([.$B412];[$'BISINDO raw'.D412:$'BISINDO raw'.D1528];0)))" office:value-type="boolean" office:boolean-value="false" calcext:value-type="boolean">
            <text:p>FALSE</text:p>
          </table:table-cell>
          <table:table-cell table:formula="of:=IF([.E412]=0;[$'BISINDO raw'.D412]; &quot;&quot;)" office:value-type="string" office:string-value="kanan(1)" calcext:value-type="string">
            <text:p>kanan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mubertanyakepadadia</text:p>
          </table:table-cell>
          <table:table-cell table:formula="of:=NOT(ISERROR(MATCH([.B413];[$'BISINDO raw'.B294:$'BISINDO raw'.B1410];0)))" office:value-type="boolean" office:boolean-value="false" calcext:value-type="boolean">
            <text:p>FALSE</text:p>
          </table:table-cell>
          <table:table-cell table:formula="of:=NOT(ISERROR(MATCH([.B413];[$'BISINDO raw'.C413:$'BISINDO raw'.C1529];0)))" office:value-type="boolean" office:boolean-value="false" calcext:value-type="boolean">
            <text:p>FALSE</text:p>
          </table:table-cell>
          <table:table-cell table:formula="of:=NOT(ISERROR(MATCH([.$B413];[$'BISINDO raw'.D413:$'BISINDO raw'.D1529];0)))" office:value-type="boolean" office:boolean-value="false" calcext:value-type="boolean">
            <text:p>FALSE</text:p>
          </table:table-cell>
          <table:table-cell table:formula="of:=IF([.E413]=0;[$'BISINDO raw'.D413]; &quot;&quot;)" office:value-type="string" office:string-value="kanan(2)" calcext:value-type="string">
            <text:p>kanan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mupinjamdarisaya(1)</text:p>
          </table:table-cell>
          <table:table-cell table:formula="of:=NOT(ISERROR(MATCH([.B414];[$'BISINDO raw'.B295:$'BISINDO raw'.B1411];0)))" office:value-type="boolean" office:boolean-value="false" calcext:value-type="boolean">
            <text:p>FALSE</text:p>
          </table:table-cell>
          <table:table-cell table:formula="of:=NOT(ISERROR(MATCH([.B414];[$'BISINDO raw'.C414:$'BISINDO raw'.C1530];0)))" office:value-type="boolean" office:boolean-value="false" calcext:value-type="boolean">
            <text:p>FALSE</text:p>
          </table:table-cell>
          <table:table-cell table:formula="of:=NOT(ISERROR(MATCH([.$B414];[$'BISINDO raw'.D414:$'BISINDO raw'.D1530];0)))" office:value-type="boolean" office:boolean-value="false" calcext:value-type="boolean">
            <text:p>FALSE</text:p>
          </table:table-cell>
          <table:table-cell table:formula="of:=IF([.E414]=0;[$'BISINDO raw'.D414]; &quot;&quot;)" office:value-type="string" office:string-value="kantin" calcext:value-type="string">
            <text:p>kant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mupinjamdarisaya(2)</text:p>
          </table:table-cell>
          <table:table-cell table:formula="of:=NOT(ISERROR(MATCH([.B415];[$'BISINDO raw'.B296:$'BISINDO raw'.B1412];0)))" office:value-type="boolean" office:boolean-value="false" calcext:value-type="boolean">
            <text:p>FALSE</text:p>
          </table:table-cell>
          <table:table-cell table:formula="of:=NOT(ISERROR(MATCH([.B415];[$'BISINDO raw'.C415:$'BISINDO raw'.C1531];0)))" office:value-type="boolean" office:boolean-value="false" calcext:value-type="boolean">
            <text:p>FALSE</text:p>
          </table:table-cell>
          <table:table-cell table:formula="of:=NOT(ISERROR(MATCH([.$B415];[$'BISINDO raw'.D415:$'BISINDO raw'.D1531];0)))" office:value-type="boolean" office:boolean-value="false" calcext:value-type="boolean">
            <text:p>FALSE</text:p>
          </table:table-cell>
          <table:table-cell table:formula="of:=IF([.E415]=0;[$'BISINDO raw'.D415]; &quot;&quot;)" office:value-type="string" office:string-value="kantor" calcext:value-type="string">
            <text:p>kant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nan(1)</text:p>
          </table:table-cell>
          <table:table-cell table:formula="of:=NOT(ISERROR(MATCH([.B416];[$'BISINDO raw'.B297:$'BISINDO raw'.B1413];0)))" office:value-type="boolean" office:boolean-value="false" calcext:value-type="boolean">
            <text:p>FALSE</text:p>
          </table:table-cell>
          <table:table-cell table:formula="of:=NOT(ISERROR(MATCH([.B416];[$'BISINDO raw'.C416:$'BISINDO raw'.C1532];0)))" office:value-type="boolean" office:boolean-value="false" calcext:value-type="boolean">
            <text:p>FALSE</text:p>
          </table:table-cell>
          <table:table-cell table:formula="of:=NOT(ISERROR(MATCH([.$B416];[$'BISINDO raw'.D416:$'BISINDO raw'.D1532];0)))" office:value-type="boolean" office:boolean-value="false" calcext:value-type="boolean">
            <text:p>FALSE</text:p>
          </table:table-cell>
          <table:table-cell table:formula="of:=IF([.E416]=0;[$'BISINDO raw'.D416]; &quot;&quot;)" office:value-type="string" office:string-value="kapal_kapal-berlayar" calcext:value-type="string">
            <text:p>kapal_kapal-berlay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nan(2)</text:p>
          </table:table-cell>
          <table:table-cell table:formula="of:=NOT(ISERROR(MATCH([.B417];[$'BISINDO raw'.B298:$'BISINDO raw'.B1414];0)))" office:value-type="boolean" office:boolean-value="false" calcext:value-type="boolean">
            <text:p>FALSE</text:p>
          </table:table-cell>
          <table:table-cell table:formula="of:=NOT(ISERROR(MATCH([.B417];[$'BISINDO raw'.C417:$'BISINDO raw'.C1533];0)))" office:value-type="boolean" office:boolean-value="false" calcext:value-type="boolean">
            <text:p>FALSE</text:p>
          </table:table-cell>
          <table:table-cell table:formula="of:=NOT(ISERROR(MATCH([.$B417];[$'BISINDO raw'.D417:$'BISINDO raw'.D1533];0)))" office:value-type="boolean" office:boolean-value="false" calcext:value-type="boolean">
            <text:p>FALSE</text:p>
          </table:table-cell>
          <table:table-cell table:formula="of:=IF([.E417]=0;[$'BISINDO raw'.D417]; &quot;&quot;)" office:value-type="string" office:string-value="kapal-layar" calcext:value-type="string">
            <text:p>kapal-lay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ntin</text:p>
          </table:table-cell>
          <table:table-cell table:formula="of:=NOT(ISERROR(MATCH([.B418];[$'BISINDO raw'.B1061:$'BISINDO raw'.B2177];0)))" office:value-type="boolean" office:boolean-value="false" calcext:value-type="boolean">
            <text:p>FALSE</text:p>
          </table:table-cell>
          <table:table-cell table:formula="of:=NOT(ISERROR(MATCH([.B418];[$'BISINDO raw'.C418:$'BISINDO raw'.C1534];0)))" office:value-type="boolean" office:boolean-value="false" calcext:value-type="boolean">
            <text:p>FALSE</text:p>
          </table:table-cell>
          <table:table-cell table:formula="of:=NOT(ISERROR(MATCH([.$B418];[$'BISINDO raw'.D418:$'BISINDO raw'.D1534];0)))" office:value-type="boolean" office:boolean-value="false" calcext:value-type="boolean">
            <text:p>FALSE</text:p>
          </table:table-cell>
          <table:table-cell table:formula="of:=IF([.E418]=0;[$'BISINDO raw'.D418]; &quot;&quot;)" office:value-type="string" office:string-value="kapan(1)" calcext:value-type="string">
            <text:p>kapan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ntor</text:p>
          </table:table-cell>
          <table:table-cell table:formula="of:=NOT(ISERROR(MATCH([.B419];[$'BISINDO raw'.B1062:$'BISINDO raw'.B2178];0)))" office:value-type="boolean" office:boolean-value="false" calcext:value-type="boolean">
            <text:p>FALSE</text:p>
          </table:table-cell>
          <table:table-cell table:formula="of:=NOT(ISERROR(MATCH([.B419];[$'BISINDO raw'.C419:$'BISINDO raw'.C1535];0)))" office:value-type="boolean" office:boolean-value="false" calcext:value-type="boolean">
            <text:p>FALSE</text:p>
          </table:table-cell>
          <table:table-cell table:formula="of:=NOT(ISERROR(MATCH([.$B419];[$'BISINDO raw'.D419:$'BISINDO raw'.D1535];0)))" office:value-type="boolean" office:boolean-value="false" calcext:value-type="boolean">
            <text:p>FALSE</text:p>
          </table:table-cell>
          <table:table-cell table:formula="of:=IF([.E419]=0;[$'BISINDO raw'.D419]; &quot;&quot;)" office:value-type="string" office:string-value="kapan(2)" calcext:value-type="string">
            <text:p>kapan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pal</text:p>
          </table:table-cell>
          <table:table-cell table:formula="of:=NOT(ISERROR(MATCH([.B420];[$'BISINDO raw'.B1063:$'BISINDO raw'.B2179];0)))" office:value-type="boolean" office:boolean-value="false" calcext:value-type="boolean">
            <text:p>FALSE</text:p>
          </table:table-cell>
          <table:table-cell table:formula="of:=NOT(ISERROR(MATCH([.B420];[$'BISINDO raw'.C420:$'BISINDO raw'.C1536];0)))" office:value-type="boolean" office:boolean-value="false" calcext:value-type="boolean">
            <text:p>FALSE</text:p>
          </table:table-cell>
          <table:table-cell table:formula="of:=NOT(ISERROR(MATCH([.$B420];[$'BISINDO raw'.D420:$'BISINDO raw'.D1536];0)))" office:value-type="boolean" office:boolean-value="false" calcext:value-type="boolean">
            <text:p>FALSE</text:p>
          </table:table-cell>
          <table:table-cell table:formula="of:=IF([.E420]=0;[$'BISINDO raw'.D420]; &quot;&quot;)" office:value-type="string" office:string-value="karena" calcext:value-type="string">
            <text:p>kare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palberlayar</text:p>
          </table:table-cell>
          <table:table-cell table:formula="of:=NOT(ISERROR(MATCH([.B421];[$'BISINDO raw'.B1064:$'BISINDO raw'.B2180];0)))" office:value-type="boolean" office:boolean-value="false" calcext:value-type="boolean">
            <text:p>FALSE</text:p>
          </table:table-cell>
          <table:table-cell table:formula="of:=NOT(ISERROR(MATCH([.B421];[$'BISINDO raw'.C421:$'BISINDO raw'.C1537];0)))" office:value-type="boolean" office:boolean-value="false" calcext:value-type="boolean">
            <text:p>FALSE</text:p>
          </table:table-cell>
          <table:table-cell table:formula="of:=NOT(ISERROR(MATCH([.$B421];[$'BISINDO raw'.D421:$'BISINDO raw'.D1537];0)))" office:value-type="boolean" office:boolean-value="false" calcext:value-type="boolean">
            <text:p>FALSE</text:p>
          </table:table-cell>
          <table:table-cell table:formula="of:=IF([.E421]=0;[$'BISINDO raw'.D421]; &quot;&quot;)" office:value-type="string" office:string-value="karyawan(kantor)" calcext:value-type="string">
            <text:p>karyawan(kantor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pallayar</text:p>
          </table:table-cell>
          <table:table-cell table:formula="of:=NOT(ISERROR(MATCH([.B422];[$'BISINDO raw'.B1065:$'BISINDO raw'.B2181];0)))" office:value-type="boolean" office:boolean-value="false" calcext:value-type="boolean">
            <text:p>FALSE</text:p>
          </table:table-cell>
          <table:table-cell table:formula="of:=NOT(ISERROR(MATCH([.B422];[$'BISINDO raw'.C422:$'BISINDO raw'.C1538];0)))" office:value-type="boolean" office:boolean-value="false" calcext:value-type="boolean">
            <text:p>FALSE</text:p>
          </table:table-cell>
          <table:table-cell table:formula="of:=NOT(ISERROR(MATCH([.$B422];[$'BISINDO raw'.D422:$'BISINDO raw'.D1538];0)))" office:value-type="boolean" office:boolean-value="false" calcext:value-type="boolean">
            <text:p>FALSE</text:p>
          </table:table-cell>
          <table:table-cell table:formula="of:=IF([.E422]=0;[$'BISINDO raw'.D422]; &quot;&quot;)" office:value-type="string" office:string-value="kata" calcext:value-type="string">
            <text:p>ka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pan(1)</text:p>
          </table:table-cell>
          <table:table-cell table:formula="of:=NOT(ISERROR(MATCH([.B423];[$'BISINDO raw'.B299:$'BISINDO raw'.B1415];0)))" office:value-type="boolean" office:boolean-value="true" calcext:value-type="boolean">
            <text:p>TRUE</text:p>
          </table:table-cell>
          <table:table-cell table:formula="of:=NOT(ISERROR(MATCH([.B423];[$'BISINDO raw'.C423:$'BISINDO raw'.C1539];0)))" office:value-type="boolean" office:boolean-value="false" calcext:value-type="boolean">
            <text:p>FALSE</text:p>
          </table:table-cell>
          <table:table-cell table:formula="of:=NOT(ISERROR(MATCH([.$B423];[$'BISINDO raw'.D423:$'BISINDO raw'.D1539];0)))" office:value-type="boolean" office:boolean-value="false" calcext:value-type="boolean">
            <text:p>FALSE</text:p>
          </table:table-cell>
          <table:table-cell table:formula="of:=IF([.E423]=0;[$'BISINDO raw'.D423]; &quot;&quot;)" office:value-type="string" office:string-value="kaus" calcext:value-type="string">
            <text:p>ka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pan(2)</text:p>
          </table:table-cell>
          <table:table-cell table:formula="of:=NOT(ISERROR(MATCH([.B424];[$'BISINDO raw'.B300:$'BISINDO raw'.B1416];0)))" office:value-type="boolean" office:boolean-value="true" calcext:value-type="boolean">
            <text:p>TRUE</text:p>
          </table:table-cell>
          <table:table-cell table:formula="of:=NOT(ISERROR(MATCH([.B424];[$'BISINDO raw'.C424:$'BISINDO raw'.C1540];0)))" office:value-type="boolean" office:boolean-value="false" calcext:value-type="boolean">
            <text:p>FALSE</text:p>
          </table:table-cell>
          <table:table-cell table:formula="of:=NOT(ISERROR(MATCH([.$B424];[$'BISINDO raw'.D424:$'BISINDO raw'.D1540];0)))" office:value-type="boolean" office:boolean-value="false" calcext:value-type="boolean">
            <text:p>FALSE</text:p>
          </table:table-cell>
          <table:table-cell table:formula="of:=IF([.E424]=0;[$'BISINDO raw'.D424]; &quot;&quot;)" office:value-type="string" office:string-value="kaustanpalengan(1)" calcext:value-type="string">
            <text:p>kaustanpalengan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rena</text:p>
          </table:table-cell>
          <table:table-cell table:formula="of:=NOT(ISERROR(MATCH([.B425];[$'BISINDO raw'.B301:$'BISINDO raw'.B1417];0)))" office:value-type="boolean" office:boolean-value="true" calcext:value-type="boolean">
            <text:p>TRUE</text:p>
          </table:table-cell>
          <table:table-cell table:formula="of:=NOT(ISERROR(MATCH([.B425];[$'BISINDO raw'.C425:$'BISINDO raw'.C1541];0)))" office:value-type="boolean" office:boolean-value="false" calcext:value-type="boolean">
            <text:p>FALSE</text:p>
          </table:table-cell>
          <table:table-cell table:formula="of:=NOT(ISERROR(MATCH([.$B425];[$'BISINDO raw'.D425:$'BISINDO raw'.D1541];0)))" office:value-type="boolean" office:boolean-value="false" calcext:value-type="boolean">
            <text:p>FALSE</text:p>
          </table:table-cell>
          <table:table-cell table:formula="of:=IF([.E425]=0;[$'BISINDO raw'.D425]; &quot;&quot;)" office:value-type="string" office:string-value="kaustanpalengan(2)" calcext:value-type="string">
            <text:p>kaustanpalengan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ryawan(kantor)</text:p>
          </table:table-cell>
          <table:table-cell table:formula="of:=NOT(ISERROR(MATCH([.B426];[$'BISINDO raw'.B302:$'BISINDO raw'.B1418];0)))" office:value-type="boolean" office:boolean-value="true" calcext:value-type="boolean">
            <text:p>TRUE</text:p>
          </table:table-cell>
          <table:table-cell table:formula="of:=NOT(ISERROR(MATCH([.B426];[$'BISINDO raw'.C426:$'BISINDO raw'.C1542];0)))" office:value-type="boolean" office:boolean-value="false" calcext:value-type="boolean">
            <text:p>FALSE</text:p>
          </table:table-cell>
          <table:table-cell table:formula="of:=NOT(ISERROR(MATCH([.$B426];[$'BISINDO raw'.D426:$'BISINDO raw'.D1542];0)))" office:value-type="boolean" office:boolean-value="false" calcext:value-type="boolean">
            <text:p>FALSE</text:p>
          </table:table-cell>
          <table:table-cell table:formula="of:=IF([.E426]=0;[$'BISINDO raw'.D426]; &quot;&quot;)" office:value-type="string" office:string-value="kawin" calcext:value-type="string">
            <text:p>kaw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ta</text:p>
          </table:table-cell>
          <table:table-cell table:formula="of:=NOT(ISERROR(MATCH([.B427];[$'BISINDO raw'.B303:$'BISINDO raw'.B1419];0)))" office:value-type="boolean" office:boolean-value="true" calcext:value-type="boolean">
            <text:p>TRUE</text:p>
          </table:table-cell>
          <table:table-cell table:formula="of:=NOT(ISERROR(MATCH([.B427];[$'BISINDO raw'.C427:$'BISINDO raw'.C1543];0)))" office:value-type="boolean" office:boolean-value="false" calcext:value-type="boolean">
            <text:p>FALSE</text:p>
          </table:table-cell>
          <table:table-cell table:formula="of:=NOT(ISERROR(MATCH([.$B427];[$'BISINDO raw'.D427:$'BISINDO raw'.D1543];0)))" office:value-type="boolean" office:boolean-value="false" calcext:value-type="boolean">
            <text:p>FALSE</text:p>
          </table:table-cell>
          <table:table-cell table:formula="of:=IF([.E427]=0;[$'BISINDO raw'.D427]; &quot;&quot;)" office:value-type="string" office:string-value="kayu_kejuruan-kayu" calcext:value-type="string">
            <text:p>kayu_kejuruan-kay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us</text:p>
          </table:table-cell>
          <table:table-cell table:formula="of:=NOT(ISERROR(MATCH([.B428];[$'BISINDO raw'.B304:$'BISINDO raw'.B1420];0)))" office:value-type="boolean" office:boolean-value="true" calcext:value-type="boolean">
            <text:p>TRUE</text:p>
          </table:table-cell>
          <table:table-cell table:formula="of:=NOT(ISERROR(MATCH([.B428];[$'BISINDO raw'.C428:$'BISINDO raw'.C1544];0)))" office:value-type="boolean" office:boolean-value="false" calcext:value-type="boolean">
            <text:p>FALSE</text:p>
          </table:table-cell>
          <table:table-cell table:formula="of:=NOT(ISERROR(MATCH([.$B428];[$'BISINDO raw'.D428:$'BISINDO raw'.D1544];0)))" office:value-type="boolean" office:boolean-value="false" calcext:value-type="boolean">
            <text:p>FALSE</text:p>
          </table:table-cell>
          <table:table-cell table:formula="of:=IF([.E428]=0;[$'BISINDO raw'.D428]; &quot;&quot;)" office:value-type="string" office:string-value="keahlian" calcext:value-type="string">
            <text:p>keahli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ustanpalengan(1)</text:p>
          </table:table-cell>
          <table:table-cell table:formula="of:=NOT(ISERROR(MATCH([.B429];[$'BISINDO raw'.B305:$'BISINDO raw'.B1421];0)))" office:value-type="boolean" office:boolean-value="false" calcext:value-type="boolean">
            <text:p>FALSE</text:p>
          </table:table-cell>
          <table:table-cell table:formula="of:=NOT(ISERROR(MATCH([.B429];[$'BISINDO raw'.C429:$'BISINDO raw'.C1545];0)))" office:value-type="boolean" office:boolean-value="false" calcext:value-type="boolean">
            <text:p>FALSE</text:p>
          </table:table-cell>
          <table:table-cell table:formula="of:=NOT(ISERROR(MATCH([.$B429];[$'BISINDO raw'.D429:$'BISINDO raw'.D1545];0)))" office:value-type="boolean" office:boolean-value="false" calcext:value-type="boolean">
            <text:p>FALSE</text:p>
          </table:table-cell>
          <table:table-cell table:formula="of:=IF([.E429]=0;[$'BISINDO raw'.D429]; &quot;&quot;)" office:value-type="string" office:string-value="kebun" calcext:value-type="string">
            <text:p>kebu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ustanpalengan(2)</text:p>
          </table:table-cell>
          <table:table-cell table:formula="of:=NOT(ISERROR(MATCH([.B430];[$'BISINDO raw'.B306:$'BISINDO raw'.B1422];0)))" office:value-type="boolean" office:boolean-value="false" calcext:value-type="boolean">
            <text:p>FALSE</text:p>
          </table:table-cell>
          <table:table-cell table:formula="of:=NOT(ISERROR(MATCH([.B430];[$'BISINDO raw'.C430:$'BISINDO raw'.C1546];0)))" office:value-type="boolean" office:boolean-value="false" calcext:value-type="boolean">
            <text:p>FALSE</text:p>
          </table:table-cell>
          <table:table-cell table:formula="of:=NOT(ISERROR(MATCH([.$B430];[$'BISINDO raw'.D430:$'BISINDO raw'.D1546];0)))" office:value-type="boolean" office:boolean-value="false" calcext:value-type="boolean">
            <text:p>FALSE</text:p>
          </table:table-cell>
          <table:table-cell table:formula="of:=IF([.E430]=0;[$'BISINDO raw'.D430]; &quot;&quot;)" office:value-type="string" office:string-value="kecil(benda)" calcext:value-type="string">
            <text:p>kecil(benda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win</text:p>
          </table:table-cell>
          <table:table-cell table:formula="of:=NOT(ISERROR(MATCH([.B431];[$'BISINDO raw'.B307:$'BISINDO raw'.B1423];0)))" office:value-type="boolean" office:boolean-value="true" calcext:value-type="boolean">
            <text:p>TRUE</text:p>
          </table:table-cell>
          <table:table-cell table:formula="of:=NOT(ISERROR(MATCH([.B431];[$'BISINDO raw'.C431:$'BISINDO raw'.C1547];0)))" office:value-type="boolean" office:boolean-value="false" calcext:value-type="boolean">
            <text:p>FALSE</text:p>
          </table:table-cell>
          <table:table-cell table:formula="of:=NOT(ISERROR(MATCH([.$B431];[$'BISINDO raw'.D431:$'BISINDO raw'.D1547];0)))" office:value-type="boolean" office:boolean-value="false" calcext:value-type="boolean">
            <text:p>FALSE</text:p>
          </table:table-cell>
          <table:table-cell table:formula="of:=IF([.E431]=0;[$'BISINDO raw'.D431]; &quot;&quot;)" office:value-type="string" office:string-value="kecil(binatang)" calcext:value-type="string">
            <text:p>kecil(binata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yu</text:p>
          </table:table-cell>
          <table:table-cell table:formula="of:=NOT(ISERROR(MATCH([.B432];[$'BISINDO raw'.B1066:$'BISINDO raw'.B2182];0)))" office:value-type="boolean" office:boolean-value="false" calcext:value-type="boolean">
            <text:p>FALSE</text:p>
          </table:table-cell>
          <table:table-cell table:formula="of:=NOT(ISERROR(MATCH([.B432];[$'BISINDO raw'.C432:$'BISINDO raw'.C1548];0)))" office:value-type="boolean" office:boolean-value="false" calcext:value-type="boolean">
            <text:p>FALSE</text:p>
          </table:table-cell>
          <table:table-cell table:formula="of:=NOT(ISERROR(MATCH([.$B432];[$'BISINDO raw'.D432:$'BISINDO raw'.D1548];0)))" office:value-type="boolean" office:boolean-value="false" calcext:value-type="boolean">
            <text:p>FALSE</text:p>
          </table:table-cell>
          <table:table-cell table:formula="of:=IF([.E432]=0;[$'BISINDO raw'.D432]; &quot;&quot;)" office:value-type="string" office:string-value="kecil(gedung)(1)_kecil(orang)(1)" calcext:value-type="string">
            <text:p>kecil(gedung)(1)_kecil(orang)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ahlian</text:p>
          </table:table-cell>
          <table:table-cell table:formula="of:=NOT(ISERROR(MATCH([.B433];[$'BISINDO raw'.B308:$'BISINDO raw'.B1424];0)))" office:value-type="boolean" office:boolean-value="true" calcext:value-type="boolean">
            <text:p>TRUE</text:p>
          </table:table-cell>
          <table:table-cell table:formula="of:=NOT(ISERROR(MATCH([.B433];[$'BISINDO raw'.C433:$'BISINDO raw'.C1549];0)))" office:value-type="boolean" office:boolean-value="false" calcext:value-type="boolean">
            <text:p>FALSE</text:p>
          </table:table-cell>
          <table:table-cell table:formula="of:=NOT(ISERROR(MATCH([.$B433];[$'BISINDO raw'.D433:$'BISINDO raw'.D1549];0)))" office:value-type="boolean" office:boolean-value="false" calcext:value-type="boolean">
            <text:p>FALSE</text:p>
          </table:table-cell>
          <table:table-cell table:formula="of:=IF([.E433]=0;[$'BISINDO raw'.D433]; &quot;&quot;)" office:value-type="string" office:string-value="kecil(gedung)(2)_kecil(orang)(2)" calcext:value-type="string">
            <text:p>kecil(gedung)(2)_kecil(orang)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bun</text:p>
          </table:table-cell>
          <table:table-cell table:formula="of:=NOT(ISERROR(MATCH([.B434];[$'BISINDO raw'.B309:$'BISINDO raw'.B1425];0)))" office:value-type="boolean" office:boolean-value="true" calcext:value-type="boolean">
            <text:p>TRUE</text:p>
          </table:table-cell>
          <table:table-cell table:formula="of:=NOT(ISERROR(MATCH([.B434];[$'BISINDO raw'.C434:$'BISINDO raw'.C1550];0)))" office:value-type="boolean" office:boolean-value="false" calcext:value-type="boolean">
            <text:p>FALSE</text:p>
          </table:table-cell>
          <table:table-cell table:formula="of:=NOT(ISERROR(MATCH([.$B434];[$'BISINDO raw'.D434:$'BISINDO raw'.D1550];0)))" office:value-type="boolean" office:boolean-value="false" calcext:value-type="boolean">
            <text:p>FALSE</text:p>
          </table:table-cell>
          <table:table-cell table:formula="of:=IF([.E434]=0;[$'BISINDO raw'.D434]; &quot;&quot;)" office:value-type="string" office:string-value="kecil(orang)-3" calcext:value-type="string">
            <text:p>kecil(orang)-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cil(benda)</text:p>
          </table:table-cell>
          <table:table-cell table:formula="of:=NOT(ISERROR(MATCH([.B435];[$'BISINDO raw'.B310:$'BISINDO raw'.B1426];0)))" office:value-type="boolean" office:boolean-value="true" calcext:value-type="boolean">
            <text:p>TRUE</text:p>
          </table:table-cell>
          <table:table-cell table:formula="of:=NOT(ISERROR(MATCH([.B435];[$'BISINDO raw'.C435:$'BISINDO raw'.C1551];0)))" office:value-type="boolean" office:boolean-value="false" calcext:value-type="boolean">
            <text:p>FALSE</text:p>
          </table:table-cell>
          <table:table-cell table:formula="of:=NOT(ISERROR(MATCH([.$B435];[$'BISINDO raw'.D435:$'BISINDO raw'.D1551];0)))" office:value-type="boolean" office:boolean-value="false" calcext:value-type="boolean">
            <text:p>FALSE</text:p>
          </table:table-cell>
          <table:table-cell table:formula="of:=IF([.E435]=0;[$'BISINDO raw'.D435]; &quot;&quot;)" office:value-type="string" office:string-value="kedondong(buah)" calcext:value-type="string">
            <text:p>kedondong(buah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cil(binatang)</text:p>
          </table:table-cell>
          <table:table-cell table:formula="of:=NOT(ISERROR(MATCH([.B436];[$'BISINDO raw'.B311:$'BISINDO raw'.B1427];0)))" office:value-type="boolean" office:boolean-value="true" calcext:value-type="boolean">
            <text:p>TRUE</text:p>
          </table:table-cell>
          <table:table-cell table:formula="of:=NOT(ISERROR(MATCH([.B436];[$'BISINDO raw'.C436:$'BISINDO raw'.C1552];0)))" office:value-type="boolean" office:boolean-value="false" calcext:value-type="boolean">
            <text:p>FALSE</text:p>
          </table:table-cell>
          <table:table-cell table:formula="of:=NOT(ISERROR(MATCH([.$B436];[$'BISINDO raw'.D436:$'BISINDO raw'.D1552];0)))" office:value-type="boolean" office:boolean-value="false" calcext:value-type="boolean">
            <text:p>FALSE</text:p>
          </table:table-cell>
          <table:table-cell table:formula="of:=IF([.E436]=0;[$'BISINDO raw'.D436]; &quot;&quot;)" office:value-type="string" office:string-value="kedua_dalam_daftar" calcext:value-type="string">
            <text:p>kedua_dalam_daft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cil(gedung)(1)</text:p>
          </table:table-cell>
          <table:table-cell table:formula="of:=NOT(ISERROR(MATCH([.B437];[$'BISINDO raw'.B1067:$'BISINDO raw'.B2183];0)))" office:value-type="boolean" office:boolean-value="false" calcext:value-type="boolean">
            <text:p>FALSE</text:p>
          </table:table-cell>
          <table:table-cell table:formula="of:=NOT(ISERROR(MATCH([.B437];[$'BISINDO raw'.C437:$'BISINDO raw'.C1553];0)))" office:value-type="boolean" office:boolean-value="false" calcext:value-type="boolean">
            <text:p>FALSE</text:p>
          </table:table-cell>
          <table:table-cell table:formula="of:=NOT(ISERROR(MATCH([.$B437];[$'BISINDO raw'.D437:$'BISINDO raw'.D1553];0)))" office:value-type="boolean" office:boolean-value="false" calcext:value-type="boolean">
            <text:p>FALSE</text:p>
          </table:table-cell>
          <table:table-cell table:formula="of:=IF([.E437]=0;[$'BISINDO raw'.D437]; &quot;&quot;)" office:value-type="string" office:string-value="kedua(1)" calcext:value-type="string">
            <text:p>kedu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cil(gedung)(2)</text:p>
          </table:table-cell>
          <table:table-cell table:formula="of:=NOT(ISERROR(MATCH([.B438];[$'BISINDO raw'.B1068:$'BISINDO raw'.B2184];0)))" office:value-type="boolean" office:boolean-value="false" calcext:value-type="boolean">
            <text:p>FALSE</text:p>
          </table:table-cell>
          <table:table-cell table:formula="of:=NOT(ISERROR(MATCH([.B438];[$'BISINDO raw'.C438:$'BISINDO raw'.C1554];0)))" office:value-type="boolean" office:boolean-value="false" calcext:value-type="boolean">
            <text:p>FALSE</text:p>
          </table:table-cell>
          <table:table-cell table:formula="of:=NOT(ISERROR(MATCH([.$B438];[$'BISINDO raw'.D438:$'BISINDO raw'.D1554];0)))" office:value-type="boolean" office:boolean-value="false" calcext:value-type="boolean">
            <text:p>FALSE</text:p>
          </table:table-cell>
          <table:table-cell table:formula="of:=IF([.E438]=0;[$'BISINDO raw'.D438]; &quot;&quot;)" office:value-type="string" office:string-value="kedua(2)" calcext:value-type="string">
            <text:p>kedu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cil(orang)(1)</text:p>
          </table:table-cell>
          <table:table-cell table:formula="of:=NOT(ISERROR(MATCH([.B439];[$'BISINDO raw'.B1069:$'BISINDO raw'.B2185];0)))" office:value-type="boolean" office:boolean-value="false" calcext:value-type="boolean">
            <text:p>FALSE</text:p>
          </table:table-cell>
          <table:table-cell table:formula="of:=NOT(ISERROR(MATCH([.B439];[$'BISINDO raw'.C439:$'BISINDO raw'.C1555];0)))" office:value-type="boolean" office:boolean-value="false" calcext:value-type="boolean">
            <text:p>FALSE</text:p>
          </table:table-cell>
          <table:table-cell table:formula="of:=NOT(ISERROR(MATCH([.$B439];[$'BISINDO raw'.D439:$'BISINDO raw'.D1555];0)))" office:value-type="boolean" office:boolean-value="false" calcext:value-type="boolean">
            <text:p>FALSE</text:p>
          </table:table-cell>
          <table:table-cell table:formula="of:=IF([.E439]=0;[$'BISINDO raw'.D439]; &quot;&quot;)" office:value-type="string" office:string-value="keempat_dalam_daftar" calcext:value-type="string">
            <text:p>keempat_dalam_daft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cil(orang)(2)</text:p>
          </table:table-cell>
          <table:table-cell table:formula="of:=NOT(ISERROR(MATCH([.B440];[$'BISINDO raw'.B1070:$'BISINDO raw'.B2186];0)))" office:value-type="boolean" office:boolean-value="false" calcext:value-type="boolean">
            <text:p>FALSE</text:p>
          </table:table-cell>
          <table:table-cell table:formula="of:=NOT(ISERROR(MATCH([.B440];[$'BISINDO raw'.C440:$'BISINDO raw'.C1556];0)))" office:value-type="boolean" office:boolean-value="false" calcext:value-type="boolean">
            <text:p>FALSE</text:p>
          </table:table-cell>
          <table:table-cell table:formula="of:=NOT(ISERROR(MATCH([.$B440];[$'BISINDO raw'.D440:$'BISINDO raw'.D1556];0)))" office:value-type="boolean" office:boolean-value="false" calcext:value-type="boolean">
            <text:p>FALSE</text:p>
          </table:table-cell>
          <table:table-cell table:formula="of:=IF([.E440]=0;[$'BISINDO raw'.D440]; &quot;&quot;)" office:value-type="string" office:string-value="kejuran-memasak" calcext:value-type="string">
            <text:p>kejuran-memasa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cil(orang)(3)</text:p>
          </table:table-cell>
          <table:table-cell table:formula="of:=NOT(ISERROR(MATCH([.B441];[$'BISINDO raw'.B1071:$'BISINDO raw'.B2187];0)))" office:value-type="boolean" office:boolean-value="false" calcext:value-type="boolean">
            <text:p>FALSE</text:p>
          </table:table-cell>
          <table:table-cell table:formula="of:=NOT(ISERROR(MATCH([.B441];[$'BISINDO raw'.C441:$'BISINDO raw'.C1557];0)))" office:value-type="boolean" office:boolean-value="false" calcext:value-type="boolean">
            <text:p>FALSE</text:p>
          </table:table-cell>
          <table:table-cell table:formula="of:=NOT(ISERROR(MATCH([.$B441];[$'BISINDO raw'.D441:$'BISINDO raw'.D1557];0)))" office:value-type="boolean" office:boolean-value="false" calcext:value-type="boolean">
            <text:p>FALSE</text:p>
          </table:table-cell>
          <table:table-cell table:formula="of:=IF([.E441]=0;[$'BISINDO raw'.D441]; &quot;&quot;)" office:value-type="string" office:string-value="kejuruan-besi(1)" calcext:value-type="string">
            <text:p>kejuruan-besi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dondong(buah)</text:p>
          </table:table-cell>
          <table:table-cell table:formula="of:=NOT(ISERROR(MATCH([.B442];[$'BISINDO raw'.B1072:$'BISINDO raw'.B2188];0)))" office:value-type="boolean" office:boolean-value="false" calcext:value-type="boolean">
            <text:p>FALSE</text:p>
          </table:table-cell>
          <table:table-cell table:formula="of:=NOT(ISERROR(MATCH([.B442];[$'BISINDO raw'.C442:$'BISINDO raw'.C1558];0)))" office:value-type="boolean" office:boolean-value="false" calcext:value-type="boolean">
            <text:p>FALSE</text:p>
          </table:table-cell>
          <table:table-cell table:formula="of:=NOT(ISERROR(MATCH([.$B442];[$'BISINDO raw'.D442:$'BISINDO raw'.D1558];0)))" office:value-type="boolean" office:boolean-value="false" calcext:value-type="boolean">
            <text:p>FALSE</text:p>
          </table:table-cell>
          <table:table-cell table:formula="of:=IF([.E442]=0;[$'BISINDO raw'.D442]; &quot;&quot;)" office:value-type="string" office:string-value="kejuruan-besi(2)" calcext:value-type="string">
            <text:p>kejuruan-besi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dua(1)</text:p>
          </table:table-cell>
          <table:table-cell table:formula="of:=NOT(ISERROR(MATCH([.B443];[$'BISINDO raw'.B312:$'BISINDO raw'.B1428];0)))" office:value-type="boolean" office:boolean-value="false" calcext:value-type="boolean">
            <text:p>FALSE</text:p>
          </table:table-cell>
          <table:table-cell table:formula="of:=NOT(ISERROR(MATCH([.B443];[$'BISINDO raw'.C443:$'BISINDO raw'.C1559];0)))" office:value-type="boolean" office:boolean-value="false" calcext:value-type="boolean">
            <text:p>FALSE</text:p>
          </table:table-cell>
          <table:table-cell table:formula="of:=NOT(ISERROR(MATCH([.$B443];[$'BISINDO raw'.D443:$'BISINDO raw'.D1559];0)))" office:value-type="boolean" office:boolean-value="false" calcext:value-type="boolean">
            <text:p>FALSE</text:p>
          </table:table-cell>
          <table:table-cell table:formula="of:=IF([.E443]=0;[$'BISINDO raw'.D443]; &quot;&quot;)" office:value-type="string" office:string-value="kejuruan-besi-3" calcext:value-type="string">
            <text:p>kejuruan-besi-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dua(2)</text:p>
          </table:table-cell>
          <table:table-cell table:formula="of:=NOT(ISERROR(MATCH([.B444];[$'BISINDO raw'.B313:$'BISINDO raw'.B1429];0)))" office:value-type="boolean" office:boolean-value="false" calcext:value-type="boolean">
            <text:p>FALSE</text:p>
          </table:table-cell>
          <table:table-cell table:formula="of:=NOT(ISERROR(MATCH([.B444];[$'BISINDO raw'.C444:$'BISINDO raw'.C1560];0)))" office:value-type="boolean" office:boolean-value="false" calcext:value-type="boolean">
            <text:p>FALSE</text:p>
          </table:table-cell>
          <table:table-cell table:formula="of:=NOT(ISERROR(MATCH([.$B444];[$'BISINDO raw'.D444:$'BISINDO raw'.D1560];0)))" office:value-type="boolean" office:boolean-value="false" calcext:value-type="boolean">
            <text:p>FALSE</text:p>
          </table:table-cell>
          <table:table-cell table:formula="of:=IF([.E444]=0;[$'BISINDO raw'.D444]; &quot;&quot;)" office:value-type="string" office:string-value="kejuruan-komputer" calcext:value-type="string">
            <text:p>kejuruan-kompu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duadalamdaftar</text:p>
          </table:table-cell>
          <table:table-cell table:formula="of:=NOT(ISERROR(MATCH([.B445];[$'BISINDO raw'.B314:$'BISINDO raw'.B1430];0)))" office:value-type="boolean" office:boolean-value="false" calcext:value-type="boolean">
            <text:p>FALSE</text:p>
          </table:table-cell>
          <table:table-cell table:formula="of:=NOT(ISERROR(MATCH([.B445];[$'BISINDO raw'.C445:$'BISINDO raw'.C1561];0)))" office:value-type="boolean" office:boolean-value="false" calcext:value-type="boolean">
            <text:p>FALSE</text:p>
          </table:table-cell>
          <table:table-cell table:formula="of:=NOT(ISERROR(MATCH([.$B445];[$'BISINDO raw'.D445:$'BISINDO raw'.D1561];0)))" office:value-type="boolean" office:boolean-value="false" calcext:value-type="boolean">
            <text:p>FALSE</text:p>
          </table:table-cell>
          <table:table-cell table:formula="of:=IF([.E445]=0;[$'BISINDO raw'.D445]; &quot;&quot;)" office:value-type="string" office:string-value="kejuruan-menjahit(1)" calcext:value-type="string">
            <text:p>kejuruan-menjahit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empatdalamdaftar</text:p>
          </table:table-cell>
          <table:table-cell table:formula="of:=NOT(ISERROR(MATCH([.B446];[$'BISINDO raw'.B315:$'BISINDO raw'.B1431];0)))" office:value-type="boolean" office:boolean-value="false" calcext:value-type="boolean">
            <text:p>FALSE</text:p>
          </table:table-cell>
          <table:table-cell table:formula="of:=NOT(ISERROR(MATCH([.B446];[$'BISINDO raw'.C446:$'BISINDO raw'.C1562];0)))" office:value-type="boolean" office:boolean-value="false" calcext:value-type="boolean">
            <text:p>FALSE</text:p>
          </table:table-cell>
          <table:table-cell table:formula="of:=NOT(ISERROR(MATCH([.$B446];[$'BISINDO raw'.D446:$'BISINDO raw'.D1562];0)))" office:value-type="boolean" office:boolean-value="false" calcext:value-type="boolean">
            <text:p>FALSE</text:p>
          </table:table-cell>
          <table:table-cell table:formula="of:=IF([.E446]=0;[$'BISINDO raw'.D446]; &quot;&quot;)" office:value-type="string" office:string-value="kejuruan-menjahit(2)" calcext:value-type="string">
            <text:p>kejuruan-menjahit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juruanbesi(1)</text:p>
          </table:table-cell>
          <table:table-cell table:formula="of:=NOT(ISERROR(MATCH([.B447];[$'BISINDO raw'.B1073:$'BISINDO raw'.B2189];0)))" office:value-type="boolean" office:boolean-value="false" calcext:value-type="boolean">
            <text:p>FALSE</text:p>
          </table:table-cell>
          <table:table-cell table:formula="of:=NOT(ISERROR(MATCH([.B447];[$'BISINDO raw'.C447:$'BISINDO raw'.C1563];0)))" office:value-type="boolean" office:boolean-value="false" calcext:value-type="boolean">
            <text:p>FALSE</text:p>
          </table:table-cell>
          <table:table-cell table:formula="of:=NOT(ISERROR(MATCH([.$B447];[$'BISINDO raw'.D447:$'BISINDO raw'.D1563];0)))" office:value-type="boolean" office:boolean-value="false" calcext:value-type="boolean">
            <text:p>FALSE</text:p>
          </table:table-cell>
          <table:table-cell table:formula="of:=IF([.E447]=0;[$'BISINDO raw'.D447]; &quot;&quot;)" office:value-type="string" office:string-value="kejuruan-mesin" calcext:value-type="string">
            <text:p>kejuruan-mes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juruanbesi(2)</text:p>
          </table:table-cell>
          <table:table-cell table:formula="of:=NOT(ISERROR(MATCH([.B448];[$'BISINDO raw'.B1074:$'BISINDO raw'.B2190];0)))" office:value-type="boolean" office:boolean-value="false" calcext:value-type="boolean">
            <text:p>FALSE</text:p>
          </table:table-cell>
          <table:table-cell table:formula="of:=NOT(ISERROR(MATCH([.B448];[$'BISINDO raw'.C448:$'BISINDO raw'.C1564];0)))" office:value-type="boolean" office:boolean-value="false" calcext:value-type="boolean">
            <text:p>FALSE</text:p>
          </table:table-cell>
          <table:table-cell table:formula="of:=NOT(ISERROR(MATCH([.$B448];[$'BISINDO raw'.D448:$'BISINDO raw'.D1564];0)))" office:value-type="boolean" office:boolean-value="false" calcext:value-type="boolean">
            <text:p>FALSE</text:p>
          </table:table-cell>
          <table:table-cell table:formula="of:=IF([.E448]=0;[$'BISINDO raw'.D448]; &quot;&quot;)" office:value-type="string" office:string-value="kejuruan-salon(1)" calcext:value-type="string">
            <text:p>kejuruan-salon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juruanbesi(3)</text:p>
          </table:table-cell>
          <table:table-cell table:formula="of:=NOT(ISERROR(MATCH([.B449];[$'BISINDO raw'.B1075:$'BISINDO raw'.B2191];0)))" office:value-type="boolean" office:boolean-value="false" calcext:value-type="boolean">
            <text:p>FALSE</text:p>
          </table:table-cell>
          <table:table-cell table:formula="of:=NOT(ISERROR(MATCH([.B449];[$'BISINDO raw'.C449:$'BISINDO raw'.C1565];0)))" office:value-type="boolean" office:boolean-value="false" calcext:value-type="boolean">
            <text:p>FALSE</text:p>
          </table:table-cell>
          <table:table-cell table:formula="of:=NOT(ISERROR(MATCH([.$B449];[$'BISINDO raw'.D449:$'BISINDO raw'.D1565];0)))" office:value-type="boolean" office:boolean-value="false" calcext:value-type="boolean">
            <text:p>FALSE</text:p>
          </table:table-cell>
          <table:table-cell table:formula="of:=IF([.E449]=0;[$'BISINDO raw'.D449]; &quot;&quot;)" office:value-type="string" office:string-value="kejuruan-salon(2)" calcext:value-type="string">
            <text:p>kejuruan-salon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juruankayu</text:p>
          </table:table-cell>
          <table:table-cell table:formula="of:=NOT(ISERROR(MATCH([.B450];[$'BISINDO raw'.B1076:$'BISINDO raw'.B2192];0)))" office:value-type="boolean" office:boolean-value="false" calcext:value-type="boolean">
            <text:p>FALSE</text:p>
          </table:table-cell>
          <table:table-cell table:formula="of:=NOT(ISERROR(MATCH([.B450];[$'BISINDO raw'.C450:$'BISINDO raw'.C1566];0)))" office:value-type="boolean" office:boolean-value="false" calcext:value-type="boolean">
            <text:p>FALSE</text:p>
          </table:table-cell>
          <table:table-cell table:formula="of:=NOT(ISERROR(MATCH([.$B450];[$'BISINDO raw'.D450:$'BISINDO raw'.D1566];0)))" office:value-type="boolean" office:boolean-value="false" calcext:value-type="boolean">
            <text:p>FALSE</text:p>
          </table:table-cell>
          <table:table-cell table:formula="of:=IF([.E450]=0;[$'BISINDO raw'.D450]; &quot;&quot;)" office:value-type="string" office:string-value="kekasih(1)" calcext:value-type="string">
            <text:p>kekasih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juruankomputer</text:p>
          </table:table-cell>
          <table:table-cell table:formula="of:=NOT(ISERROR(MATCH([.B451];[$'BISINDO raw'.B1077:$'BISINDO raw'.B2193];0)))" office:value-type="boolean" office:boolean-value="false" calcext:value-type="boolean">
            <text:p>FALSE</text:p>
          </table:table-cell>
          <table:table-cell table:formula="of:=NOT(ISERROR(MATCH([.B451];[$'BISINDO raw'.C451:$'BISINDO raw'.C1567];0)))" office:value-type="boolean" office:boolean-value="false" calcext:value-type="boolean">
            <text:p>FALSE</text:p>
          </table:table-cell>
          <table:table-cell table:formula="of:=NOT(ISERROR(MATCH([.$B451];[$'BISINDO raw'.D451:$'BISINDO raw'.D1567];0)))" office:value-type="boolean" office:boolean-value="false" calcext:value-type="boolean">
            <text:p>FALSE</text:p>
          </table:table-cell>
          <table:table-cell table:formula="of:=IF([.E451]=0;[$'BISINDO raw'.D451]; &quot;&quot;)" office:value-type="string" office:string-value="kekasih(2)" calcext:value-type="string">
            <text:p>kekasih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juruanmemasak</text:p>
          </table:table-cell>
          <table:table-cell table:formula="of:=NOT(ISERROR(MATCH([.B452];[$'BISINDO raw'.B1078:$'BISINDO raw'.B2194];0)))" office:value-type="boolean" office:boolean-value="false" calcext:value-type="boolean">
            <text:p>FALSE</text:p>
          </table:table-cell>
          <table:table-cell table:formula="of:=NOT(ISERROR(MATCH([.B452];[$'BISINDO raw'.C452:$'BISINDO raw'.C1568];0)))" office:value-type="boolean" office:boolean-value="false" calcext:value-type="boolean">
            <text:p>FALSE</text:p>
          </table:table-cell>
          <table:table-cell table:formula="of:=NOT(ISERROR(MATCH([.$B452];[$'BISINDO raw'.D452:$'BISINDO raw'.D1568];0)))" office:value-type="boolean" office:boolean-value="false" calcext:value-type="boolean">
            <text:p>FALSE</text:p>
          </table:table-cell>
          <table:table-cell table:formula="of:=IF([.E452]=0;[$'BISINDO raw'.D452]; &quot;&quot;)" office:value-type="string" office:string-value="kekasih-3" calcext:value-type="string">
            <text:p>kekasih-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juruanmenjahit(1)</text:p>
          </table:table-cell>
          <table:table-cell table:formula="of:=NOT(ISERROR(MATCH([.B453];[$'BISINDO raw'.B1079:$'BISINDO raw'.B2195];0)))" office:value-type="boolean" office:boolean-value="false" calcext:value-type="boolean">
            <text:p>FALSE</text:p>
          </table:table-cell>
          <table:table-cell table:formula="of:=NOT(ISERROR(MATCH([.B453];[$'BISINDO raw'.C453:$'BISINDO raw'.C1569];0)))" office:value-type="boolean" office:boolean-value="false" calcext:value-type="boolean">
            <text:p>FALSE</text:p>
          </table:table-cell>
          <table:table-cell table:formula="of:=NOT(ISERROR(MATCH([.$B453];[$'BISINDO raw'.D453:$'BISINDO raw'.D1569];0)))" office:value-type="boolean" office:boolean-value="false" calcext:value-type="boolean">
            <text:p>FALSE</text:p>
          </table:table-cell>
          <table:table-cell table:formula="of:=IF([.E453]=0;[$'BISINDO raw'.D453]; &quot;&quot;)" office:value-type="string" office:string-value="kelapa" calcext:value-type="string">
            <text:p>kelap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juruanmenjahit(2)</text:p>
          </table:table-cell>
          <table:table-cell table:formula="of:=NOT(ISERROR(MATCH([.B454];[$'BISINDO raw'.B1080:$'BISINDO raw'.B2196];0)))" office:value-type="boolean" office:boolean-value="false" calcext:value-type="boolean">
            <text:p>FALSE</text:p>
          </table:table-cell>
          <table:table-cell table:formula="of:=NOT(ISERROR(MATCH([.B454];[$'BISINDO raw'.C454:$'BISINDO raw'.C1570];0)))" office:value-type="boolean" office:boolean-value="false" calcext:value-type="boolean">
            <text:p>FALSE</text:p>
          </table:table-cell>
          <table:table-cell table:formula="of:=NOT(ISERROR(MATCH([.$B454];[$'BISINDO raw'.D454:$'BISINDO raw'.D1570];0)))" office:value-type="boolean" office:boolean-value="false" calcext:value-type="boolean">
            <text:p>FALSE</text:p>
          </table:table-cell>
          <table:table-cell table:formula="of:=IF([.E454]=0;[$'BISINDO raw'.D454]; &quot;&quot;)" office:value-type="string" office:string-value="kelas-dua(1)" calcext:value-type="string">
            <text:p>kelas-du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juruanmesin</text:p>
          </table:table-cell>
          <table:table-cell table:formula="of:=NOT(ISERROR(MATCH([.B455];[$'BISINDO raw'.B1081:$'BISINDO raw'.B2197];0)))" office:value-type="boolean" office:boolean-value="false" calcext:value-type="boolean">
            <text:p>FALSE</text:p>
          </table:table-cell>
          <table:table-cell table:formula="of:=NOT(ISERROR(MATCH([.B455];[$'BISINDO raw'.C455:$'BISINDO raw'.C1571];0)))" office:value-type="boolean" office:boolean-value="false" calcext:value-type="boolean">
            <text:p>FALSE</text:p>
          </table:table-cell>
          <table:table-cell table:formula="of:=NOT(ISERROR(MATCH([.$B455];[$'BISINDO raw'.D455:$'BISINDO raw'.D1571];0)))" office:value-type="boolean" office:boolean-value="false" calcext:value-type="boolean">
            <text:p>FALSE</text:p>
          </table:table-cell>
          <table:table-cell table:formula="of:=IF([.E455]=0;[$'BISINDO raw'.D455]; &quot;&quot;)" office:value-type="string" office:string-value="kelas-dua(2)" calcext:value-type="string">
            <text:p>kelas-du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juruansalon(1)</text:p>
          </table:table-cell>
          <table:table-cell table:formula="of:=NOT(ISERROR(MATCH([.B456];[$'BISINDO raw'.B1082:$'BISINDO raw'.B2198];0)))" office:value-type="boolean" office:boolean-value="false" calcext:value-type="boolean">
            <text:p>FALSE</text:p>
          </table:table-cell>
          <table:table-cell table:formula="of:=NOT(ISERROR(MATCH([.B456];[$'BISINDO raw'.C456:$'BISINDO raw'.C1572];0)))" office:value-type="boolean" office:boolean-value="false" calcext:value-type="boolean">
            <text:p>FALSE</text:p>
          </table:table-cell>
          <table:table-cell table:formula="of:=NOT(ISERROR(MATCH([.$B456];[$'BISINDO raw'.D456:$'BISINDO raw'.D1572];0)))" office:value-type="boolean" office:boolean-value="false" calcext:value-type="boolean">
            <text:p>FALSE</text:p>
          </table:table-cell>
          <table:table-cell table:formula="of:=IF([.E456]=0;[$'BISINDO raw'.D456]; &quot;&quot;)" office:value-type="string" office:string-value="kelas-satu(1)" calcext:value-type="string">
            <text:p>kelas-satu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juruansalon(2)</text:p>
          </table:table-cell>
          <table:table-cell table:formula="of:=NOT(ISERROR(MATCH([.B457];[$'BISINDO raw'.B1083:$'BISINDO raw'.B2199];0)))" office:value-type="boolean" office:boolean-value="false" calcext:value-type="boolean">
            <text:p>FALSE</text:p>
          </table:table-cell>
          <table:table-cell table:formula="of:=NOT(ISERROR(MATCH([.B457];[$'BISINDO raw'.C457:$'BISINDO raw'.C1573];0)))" office:value-type="boolean" office:boolean-value="false" calcext:value-type="boolean">
            <text:p>FALSE</text:p>
          </table:table-cell>
          <table:table-cell table:formula="of:=NOT(ISERROR(MATCH([.$B457];[$'BISINDO raw'.D457:$'BISINDO raw'.D1573];0)))" office:value-type="boolean" office:boolean-value="false" calcext:value-type="boolean">
            <text:p>FALSE</text:p>
          </table:table-cell>
          <table:table-cell table:formula="of:=IF([.E457]=0;[$'BISINDO raw'.D457]; &quot;&quot;)" office:value-type="string" office:string-value="kelas-satu(2)" calcext:value-type="string">
            <text:p>kelas-satu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kasih(1)</text:p>
          </table:table-cell>
          <table:table-cell table:formula="of:=NOT(ISERROR(MATCH([.B458];[$'BISINDO raw'.B316:$'BISINDO raw'.B1432];0)))" office:value-type="boolean" office:boolean-value="false" calcext:value-type="boolean">
            <text:p>FALSE</text:p>
          </table:table-cell>
          <table:table-cell table:formula="of:=NOT(ISERROR(MATCH([.B458];[$'BISINDO raw'.C458:$'BISINDO raw'.C1574];0)))" office:value-type="boolean" office:boolean-value="false" calcext:value-type="boolean">
            <text:p>FALSE</text:p>
          </table:table-cell>
          <table:table-cell table:formula="of:=NOT(ISERROR(MATCH([.$B458];[$'BISINDO raw'.D458:$'BISINDO raw'.D1574];0)))" office:value-type="boolean" office:boolean-value="false" calcext:value-type="boolean">
            <text:p>FALSE</text:p>
          </table:table-cell>
          <table:table-cell table:formula="of:=IF([.E458]=0;[$'BISINDO raw'.D458]; &quot;&quot;)" office:value-type="string" office:string-value="kelas-tiga(1)" calcext:value-type="string">
            <text:p>kelas-tig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kasih(2)</text:p>
          </table:table-cell>
          <table:table-cell table:formula="of:=NOT(ISERROR(MATCH([.B459];[$'BISINDO raw'.B317:$'BISINDO raw'.B1433];0)))" office:value-type="boolean" office:boolean-value="false" calcext:value-type="boolean">
            <text:p>FALSE</text:p>
          </table:table-cell>
          <table:table-cell table:formula="of:=NOT(ISERROR(MATCH([.B459];[$'BISINDO raw'.C459:$'BISINDO raw'.C1575];0)))" office:value-type="boolean" office:boolean-value="false" calcext:value-type="boolean">
            <text:p>FALSE</text:p>
          </table:table-cell>
          <table:table-cell table:formula="of:=NOT(ISERROR(MATCH([.$B459];[$'BISINDO raw'.D459:$'BISINDO raw'.D1575];0)))" office:value-type="boolean" office:boolean-value="false" calcext:value-type="boolean">
            <text:p>FALSE</text:p>
          </table:table-cell>
          <table:table-cell table:formula="of:=IF([.E459]=0;[$'BISINDO raw'.D459]; &quot;&quot;)" office:value-type="string" office:string-value="kelas-tiga(2)" calcext:value-type="string">
            <text:p>kelas-tig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kasih(3)</text:p>
          </table:table-cell>
          <table:table-cell table:formula="of:=NOT(ISERROR(MATCH([.B460];[$'BISINDO raw'.B318:$'BISINDO raw'.B1434];0)))" office:value-type="boolean" office:boolean-value="false" calcext:value-type="boolean">
            <text:p>FALSE</text:p>
          </table:table-cell>
          <table:table-cell table:formula="of:=NOT(ISERROR(MATCH([.B460];[$'BISINDO raw'.C460:$'BISINDO raw'.C1576];0)))" office:value-type="boolean" office:boolean-value="false" calcext:value-type="boolean">
            <text:p>FALSE</text:p>
          </table:table-cell>
          <table:table-cell table:formula="of:=NOT(ISERROR(MATCH([.$B460];[$'BISINDO raw'.D460:$'BISINDO raw'.D1576];0)))" office:value-type="boolean" office:boolean-value="false" calcext:value-type="boolean">
            <text:p>FALSE</text:p>
          </table:table-cell>
          <table:table-cell table:formula="of:=IF([.E460]=0;[$'BISINDO raw'.D460]; &quot;&quot;)" office:value-type="string" office:string-value="kelas(ruang)(1)" calcext:value-type="string">
            <text:p>kelas(ruang)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lapa</text:p>
          </table:table-cell>
          <table:table-cell table:formula="of:=NOT(ISERROR(MATCH([.B461];[$'BISINDO raw'.B319:$'BISINDO raw'.B1435];0)))" office:value-type="boolean" office:boolean-value="true" calcext:value-type="boolean">
            <text:p>TRUE</text:p>
          </table:table-cell>
          <table:table-cell table:formula="of:=NOT(ISERROR(MATCH([.B461];[$'BISINDO raw'.C461:$'BISINDO raw'.C1577];0)))" office:value-type="boolean" office:boolean-value="false" calcext:value-type="boolean">
            <text:p>FALSE</text:p>
          </table:table-cell>
          <table:table-cell table:formula="of:=NOT(ISERROR(MATCH([.$B461];[$'BISINDO raw'.D461:$'BISINDO raw'.D1577];0)))" office:value-type="boolean" office:boolean-value="false" calcext:value-type="boolean">
            <text:p>FALSE</text:p>
          </table:table-cell>
          <table:table-cell table:formula="of:=IF([.E461]=0;[$'BISINDO raw'.D461]; &quot;&quot;)" office:value-type="string" office:string-value="kelas(ruang)(2)" calcext:value-type="string">
            <text:p>kelas(ruang)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las(ruang)(1)</text:p>
          </table:table-cell>
          <table:table-cell table:formula="of:=NOT(ISERROR(MATCH([.B462];[$'BISINDO raw'.B1084:$'BISINDO raw'.B2200];0)))" office:value-type="boolean" office:boolean-value="false" calcext:value-type="boolean">
            <text:p>FALSE</text:p>
          </table:table-cell>
          <table:table-cell table:formula="of:=NOT(ISERROR(MATCH([.B462];[$'BISINDO raw'.C462:$'BISINDO raw'.C1578];0)))" office:value-type="boolean" office:boolean-value="false" calcext:value-type="boolean">
            <text:p>FALSE</text:p>
          </table:table-cell>
          <table:table-cell table:formula="of:=NOT(ISERROR(MATCH([.$B462];[$'BISINDO raw'.D462:$'BISINDO raw'.D1578];0)))" office:value-type="boolean" office:boolean-value="false" calcext:value-type="boolean">
            <text:p>FALSE</text:p>
          </table:table-cell>
          <table:table-cell table:formula="of:=IF([.E462]=0;[$'BISINDO raw'.D462]; &quot;&quot;)" office:value-type="string" office:string-value="kelas(tingkat)" calcext:value-type="string">
            <text:p>kelas(tingkat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las(ruang)(2)</text:p>
          </table:table-cell>
          <table:table-cell table:formula="of:=NOT(ISERROR(MATCH([.B463];[$'BISINDO raw'.B1085:$'BISINDO raw'.B2201];0)))" office:value-type="boolean" office:boolean-value="false" calcext:value-type="boolean">
            <text:p>FALSE</text:p>
          </table:table-cell>
          <table:table-cell table:formula="of:=NOT(ISERROR(MATCH([.B463];[$'BISINDO raw'.C463:$'BISINDO raw'.C1579];0)))" office:value-type="boolean" office:boolean-value="false" calcext:value-type="boolean">
            <text:p>FALSE</text:p>
          </table:table-cell>
          <table:table-cell table:formula="of:=NOT(ISERROR(MATCH([.$B463];[$'BISINDO raw'.D463:$'BISINDO raw'.D1579];0)))" office:value-type="boolean" office:boolean-value="false" calcext:value-type="boolean">
            <text:p>FALSE</text:p>
          </table:table-cell>
          <table:table-cell table:formula="of:=IF([.E463]=0;[$'BISINDO raw'.D463]; &quot;&quot;)" office:value-type="string" office:string-value="kelelawar" calcext:value-type="string">
            <text:p>kelelaw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las(tingkat)</text:p>
          </table:table-cell>
          <table:table-cell table:formula="of:=NOT(ISERROR(MATCH([.B464];[$'BISINDO raw'.B1086:$'BISINDO raw'.B2202];0)))" office:value-type="boolean" office:boolean-value="false" calcext:value-type="boolean">
            <text:p>FALSE</text:p>
          </table:table-cell>
          <table:table-cell table:formula="of:=NOT(ISERROR(MATCH([.B464];[$'BISINDO raw'.C464:$'BISINDO raw'.C1580];0)))" office:value-type="boolean" office:boolean-value="false" calcext:value-type="boolean">
            <text:p>FALSE</text:p>
          </table:table-cell>
          <table:table-cell table:formula="of:=NOT(ISERROR(MATCH([.$B464];[$'BISINDO raw'.D464:$'BISINDO raw'.D1580];0)))" office:value-type="boolean" office:boolean-value="false" calcext:value-type="boolean">
            <text:p>FALSE</text:p>
          </table:table-cell>
          <table:table-cell table:formula="of:=IF([.E464]=0;[$'BISINDO raw'.D464]; &quot;&quot;)" office:value-type="string" office:string-value="kelelawarbergelayut" calcext:value-type="string">
            <text:p>kelelawarbergelayu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lasdua(1)</text:p>
          </table:table-cell>
          <table:table-cell table:formula="of:=NOT(ISERROR(MATCH([.B465];[$'BISINDO raw'.B1087:$'BISINDO raw'.B2203];0)))" office:value-type="boolean" office:boolean-value="false" calcext:value-type="boolean">
            <text:p>FALSE</text:p>
          </table:table-cell>
          <table:table-cell table:formula="of:=NOT(ISERROR(MATCH([.B465];[$'BISINDO raw'.C465:$'BISINDO raw'.C1581];0)))" office:value-type="boolean" office:boolean-value="false" calcext:value-type="boolean">
            <text:p>FALSE</text:p>
          </table:table-cell>
          <table:table-cell table:formula="of:=NOT(ISERROR(MATCH([.$B465];[$'BISINDO raw'.D465:$'BISINDO raw'.D1581];0)))" office:value-type="boolean" office:boolean-value="false" calcext:value-type="boolean">
            <text:p>FALSE</text:p>
          </table:table-cell>
          <table:table-cell table:formula="of:=IF([.E465]=0;[$'BISINDO raw'.D465]; &quot;&quot;)" office:value-type="string" office:string-value="kelima_dalam_daftar" calcext:value-type="string">
            <text:p>kelima_dalam_daft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lasdua(2)</text:p>
          </table:table-cell>
          <table:table-cell table:formula="of:=NOT(ISERROR(MATCH([.B466];[$'BISINDO raw'.B1088:$'BISINDO raw'.B2204];0)))" office:value-type="boolean" office:boolean-value="false" calcext:value-type="boolean">
            <text:p>FALSE</text:p>
          </table:table-cell>
          <table:table-cell table:formula="of:=NOT(ISERROR(MATCH([.B466];[$'BISINDO raw'.C466:$'BISINDO raw'.C1582];0)))" office:value-type="boolean" office:boolean-value="false" calcext:value-type="boolean">
            <text:p>FALSE</text:p>
          </table:table-cell>
          <table:table-cell table:formula="of:=NOT(ISERROR(MATCH([.$B466];[$'BISINDO raw'.D466:$'BISINDO raw'.D1582];0)))" office:value-type="boolean" office:boolean-value="false" calcext:value-type="boolean">
            <text:p>FALSE</text:p>
          </table:table-cell>
          <table:table-cell table:formula="of:=IF([.E466]=0;[$'BISINDO raw'.D466]; &quot;&quot;)" office:value-type="string" office:string-value="kelinci" calcext:value-type="string">
            <text:p>kelinc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lassatu(1)</text:p>
          </table:table-cell>
          <table:table-cell table:formula="of:=NOT(ISERROR(MATCH([.B467];[$'BISINDO raw'.B1089:$'BISINDO raw'.B2205];0)))" office:value-type="boolean" office:boolean-value="false" calcext:value-type="boolean">
            <text:p>FALSE</text:p>
          </table:table-cell>
          <table:table-cell table:formula="of:=NOT(ISERROR(MATCH([.B467];[$'BISINDO raw'.C467:$'BISINDO raw'.C1583];0)))" office:value-type="boolean" office:boolean-value="false" calcext:value-type="boolean">
            <text:p>FALSE</text:p>
          </table:table-cell>
          <table:table-cell table:formula="of:=NOT(ISERROR(MATCH([.$B467];[$'BISINDO raw'.D467:$'BISINDO raw'.D1583];0)))" office:value-type="boolean" office:boolean-value="false" calcext:value-type="boolean">
            <text:p>FALSE</text:p>
          </table:table-cell>
          <table:table-cell table:formula="of:=IF([.E467]=0;[$'BISINDO raw'.D467]; &quot;&quot;)" office:value-type="string" office:string-value="kelopakmata(1)" calcext:value-type="string">
            <text:p>kelopakmat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lassatu(2)</text:p>
          </table:table-cell>
          <table:table-cell table:formula="of:=NOT(ISERROR(MATCH([.B468];[$'BISINDO raw'.B1090:$'BISINDO raw'.B2206];0)))" office:value-type="boolean" office:boolean-value="false" calcext:value-type="boolean">
            <text:p>FALSE</text:p>
          </table:table-cell>
          <table:table-cell table:formula="of:=NOT(ISERROR(MATCH([.B468];[$'BISINDO raw'.C468:$'BISINDO raw'.C1584];0)))" office:value-type="boolean" office:boolean-value="false" calcext:value-type="boolean">
            <text:p>FALSE</text:p>
          </table:table-cell>
          <table:table-cell table:formula="of:=NOT(ISERROR(MATCH([.$B468];[$'BISINDO raw'.D468:$'BISINDO raw'.D1584];0)))" office:value-type="boolean" office:boolean-value="false" calcext:value-type="boolean">
            <text:p>FALSE</text:p>
          </table:table-cell>
          <table:table-cell table:formula="of:=IF([.E468]=0;[$'BISINDO raw'.D468]; &quot;&quot;)" office:value-type="string" office:string-value="kelopakmata(2)" calcext:value-type="string">
            <text:p>kelopakmat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lastiga(1)</text:p>
          </table:table-cell>
          <table:table-cell table:formula="of:=NOT(ISERROR(MATCH([.B469];[$'BISINDO raw'.B1091:$'BISINDO raw'.B2207];0)))" office:value-type="boolean" office:boolean-value="false" calcext:value-type="boolean">
            <text:p>FALSE</text:p>
          </table:table-cell>
          <table:table-cell table:formula="of:=NOT(ISERROR(MATCH([.B469];[$'BISINDO raw'.C469:$'BISINDO raw'.C1585];0)))" office:value-type="boolean" office:boolean-value="false" calcext:value-type="boolean">
            <text:p>FALSE</text:p>
          </table:table-cell>
          <table:table-cell table:formula="of:=NOT(ISERROR(MATCH([.$B469];[$'BISINDO raw'.D469:$'BISINDO raw'.D1585];0)))" office:value-type="boolean" office:boolean-value="false" calcext:value-type="boolean">
            <text:p>FALSE</text:p>
          </table:table-cell>
          <table:table-cell table:formula="of:=IF([.E469]=0;[$'BISINDO raw'.D469]; &quot;&quot;)" office:value-type="string" office:string-value="keluarga(1)" calcext:value-type="string">
            <text:p>keluarg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lastiga(2)</text:p>
          </table:table-cell>
          <table:table-cell table:formula="of:=NOT(ISERROR(MATCH([.B470];[$'BISINDO raw'.B1092:$'BISINDO raw'.B2208];0)))" office:value-type="boolean" office:boolean-value="false" calcext:value-type="boolean">
            <text:p>FALSE</text:p>
          </table:table-cell>
          <table:table-cell table:formula="of:=NOT(ISERROR(MATCH([.B470];[$'BISINDO raw'.C470:$'BISINDO raw'.C1586];0)))" office:value-type="boolean" office:boolean-value="false" calcext:value-type="boolean">
            <text:p>FALSE</text:p>
          </table:table-cell>
          <table:table-cell table:formula="of:=NOT(ISERROR(MATCH([.$B470];[$'BISINDO raw'.D470:$'BISINDO raw'.D1586];0)))" office:value-type="boolean" office:boolean-value="false" calcext:value-type="boolean">
            <text:p>FALSE</text:p>
          </table:table-cell>
          <table:table-cell table:formula="of:=IF([.E470]=0;[$'BISINDO raw'.D470]; &quot;&quot;)" office:value-type="string" office:string-value="keluarga(2)" calcext:value-type="string">
            <text:p>keluarg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lelawar</text:p>
          </table:table-cell>
          <table:table-cell table:formula="of:=NOT(ISERROR(MATCH([.B471];[$'BISINDO raw'.B320:$'BISINDO raw'.B1436];0)))" office:value-type="boolean" office:boolean-value="true" calcext:value-type="boolean">
            <text:p>TRUE</text:p>
          </table:table-cell>
          <table:table-cell table:formula="of:=NOT(ISERROR(MATCH([.B471];[$'BISINDO raw'.C471:$'BISINDO raw'.C1587];0)))" office:value-type="boolean" office:boolean-value="false" calcext:value-type="boolean">
            <text:p>FALSE</text:p>
          </table:table-cell>
          <table:table-cell table:formula="of:=NOT(ISERROR(MATCH([.$B471];[$'BISINDO raw'.D471:$'BISINDO raw'.D1587];0)))" office:value-type="boolean" office:boolean-value="false" calcext:value-type="boolean">
            <text:p>FALSE</text:p>
          </table:table-cell>
          <table:table-cell table:formula="of:=IF([.E471]=0;[$'BISINDO raw'.D471]; &quot;&quot;)" office:value-type="string" office:string-value="kemampuan" calcext:value-type="string">
            <text:p>kemampu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lelawarbergelayut</text:p>
          </table:table-cell>
          <table:table-cell table:formula="of:=NOT(ISERROR(MATCH([.B472];[$'BISINDO raw'.B321:$'BISINDO raw'.B1437];0)))" office:value-type="boolean" office:boolean-value="false" calcext:value-type="boolean">
            <text:p>FALSE</text:p>
          </table:table-cell>
          <table:table-cell table:formula="of:=NOT(ISERROR(MATCH([.B472];[$'BISINDO raw'.C472:$'BISINDO raw'.C1588];0)))" office:value-type="boolean" office:boolean-value="false" calcext:value-type="boolean">
            <text:p>FALSE</text:p>
          </table:table-cell>
          <table:table-cell table:formula="of:=NOT(ISERROR(MATCH([.$B472];[$'BISINDO raw'.D472:$'BISINDO raw'.D1588];0)))" office:value-type="boolean" office:boolean-value="false" calcext:value-type="boolean">
            <text:p>FALSE</text:p>
          </table:table-cell>
          <table:table-cell table:formula="of:=IF([.E472]=0;[$'BISINDO raw'.D472]; &quot;&quot;)" office:value-type="string" office:string-value="kemarin(1)" calcext:value-type="string">
            <text:p>kemarin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limadalamdaftar</text:p>
          </table:table-cell>
          <table:table-cell table:formula="of:=NOT(ISERROR(MATCH([.B473];[$'BISINDO raw'.B322:$'BISINDO raw'.B1438];0)))" office:value-type="boolean" office:boolean-value="false" calcext:value-type="boolean">
            <text:p>FALSE</text:p>
          </table:table-cell>
          <table:table-cell table:formula="of:=NOT(ISERROR(MATCH([.B473];[$'BISINDO raw'.C473:$'BISINDO raw'.C1589];0)))" office:value-type="boolean" office:boolean-value="false" calcext:value-type="boolean">
            <text:p>FALSE</text:p>
          </table:table-cell>
          <table:table-cell table:formula="of:=NOT(ISERROR(MATCH([.$B473];[$'BISINDO raw'.D473:$'BISINDO raw'.D1589];0)))" office:value-type="boolean" office:boolean-value="false" calcext:value-type="boolean">
            <text:p>FALSE</text:p>
          </table:table-cell>
          <table:table-cell table:formula="of:=IF([.E473]=0;[$'BISINDO raw'.D473]; &quot;&quot;)" office:value-type="string" office:string-value="kemarin(2)" calcext:value-type="string">
            <text:p>kemarin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linci</text:p>
          </table:table-cell>
          <table:table-cell table:formula="of:=NOT(ISERROR(MATCH([.B474];[$'BISINDO raw'.B323:$'BISINDO raw'.B1439];0)))" office:value-type="boolean" office:boolean-value="true" calcext:value-type="boolean">
            <text:p>TRUE</text:p>
          </table:table-cell>
          <table:table-cell table:formula="of:=NOT(ISERROR(MATCH([.B474];[$'BISINDO raw'.C474:$'BISINDO raw'.C1590];0)))" office:value-type="boolean" office:boolean-value="false" calcext:value-type="boolean">
            <text:p>FALSE</text:p>
          </table:table-cell>
          <table:table-cell table:formula="of:=NOT(ISERROR(MATCH([.$B474];[$'BISINDO raw'.D474:$'BISINDO raw'.D1590];0)))" office:value-type="boolean" office:boolean-value="false" calcext:value-type="boolean">
            <text:p>FALSE</text:p>
          </table:table-cell>
          <table:table-cell table:formula="of:=IF([.E474]=0;[$'BISINDO raw'.D474]; &quot;&quot;)" office:value-type="string" office:string-value="kendaraan-roda-dua-pergi" calcext:value-type="string">
            <text:p>kendaraan-roda-dua-perg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lopakmata(1)</text:p>
          </table:table-cell>
          <table:table-cell table:formula="of:=NOT(ISERROR(MATCH([.B475];[$'BISINDO raw'.B324:$'BISINDO raw'.B1440];0)))" office:value-type="boolean" office:boolean-value="false" calcext:value-type="boolean">
            <text:p>FALSE</text:p>
          </table:table-cell>
          <table:table-cell table:formula="of:=NOT(ISERROR(MATCH([.B475];[$'BISINDO raw'.C475:$'BISINDO raw'.C1591];0)))" office:value-type="boolean" office:boolean-value="false" calcext:value-type="boolean">
            <text:p>FALSE</text:p>
          </table:table-cell>
          <table:table-cell table:formula="of:=NOT(ISERROR(MATCH([.$B475];[$'BISINDO raw'.D475:$'BISINDO raw'.D1591];0)))" office:value-type="boolean" office:boolean-value="false" calcext:value-type="boolean">
            <text:p>FALSE</text:p>
          </table:table-cell>
          <table:table-cell table:formula="of:=IF([.E475]=0;[$'BISINDO raw'.D475]; &quot;&quot;)" office:value-type="string" office:string-value="kendaraan-roda-dua-pergi-perlahan" calcext:value-type="string">
            <text:p>kendaraan-roda-dua-pergi-perlah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lopakmata(2)</text:p>
          </table:table-cell>
          <table:table-cell table:formula="of:=NOT(ISERROR(MATCH([.B476];[$'BISINDO raw'.B325:$'BISINDO raw'.B1441];0)))" office:value-type="boolean" office:boolean-value="false" calcext:value-type="boolean">
            <text:p>FALSE</text:p>
          </table:table-cell>
          <table:table-cell table:formula="of:=NOT(ISERROR(MATCH([.B476];[$'BISINDO raw'.C476:$'BISINDO raw'.C1592];0)))" office:value-type="boolean" office:boolean-value="false" calcext:value-type="boolean">
            <text:p>FALSE</text:p>
          </table:table-cell>
          <table:table-cell table:formula="of:=NOT(ISERROR(MATCH([.$B476];[$'BISINDO raw'.D476:$'BISINDO raw'.D1592];0)))" office:value-type="boolean" office:boolean-value="false" calcext:value-type="boolean">
            <text:p>FALSE</text:p>
          </table:table-cell>
          <table:table-cell table:formula="of:=IF([.E476]=0;[$'BISINDO raw'.D476]; &quot;&quot;)" office:value-type="string" office:string-value="kendaraan-roda-empat-pergi" calcext:value-type="string">
            <text:p>kendaraan-roda-empat-perg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luarga(1)</text:p>
          </table:table-cell>
          <table:table-cell table:formula="of:=NOT(ISERROR(MATCH([.B477];[$'BISINDO raw'.B326:$'BISINDO raw'.B1442];0)))" office:value-type="boolean" office:boolean-value="false" calcext:value-type="boolean">
            <text:p>FALSE</text:p>
          </table:table-cell>
          <table:table-cell table:formula="of:=NOT(ISERROR(MATCH([.B477];[$'BISINDO raw'.C477:$'BISINDO raw'.C1593];0)))" office:value-type="boolean" office:boolean-value="false" calcext:value-type="boolean">
            <text:p>FALSE</text:p>
          </table:table-cell>
          <table:table-cell table:formula="of:=NOT(ISERROR(MATCH([.$B477];[$'BISINDO raw'.D477:$'BISINDO raw'.D1593];0)))" office:value-type="boolean" office:boolean-value="false" calcext:value-type="boolean">
            <text:p>FALSE</text:p>
          </table:table-cell>
          <table:table-cell table:formula="of:=IF([.E477]=0;[$'BISINDO raw'.D477]; &quot;&quot;)" office:value-type="string" office:string-value="kendaraan-roda-empat-pergi-perlahan" calcext:value-type="string">
            <text:p>kendaraan-roda-empat-pergi-perlah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luarga(2)</text:p>
          </table:table-cell>
          <table:table-cell table:formula="of:=NOT(ISERROR(MATCH([.B478];[$'BISINDO raw'.B327:$'BISINDO raw'.B1443];0)))" office:value-type="boolean" office:boolean-value="false" calcext:value-type="boolean">
            <text:p>FALSE</text:p>
          </table:table-cell>
          <table:table-cell table:formula="of:=NOT(ISERROR(MATCH([.B478];[$'BISINDO raw'.C478:$'BISINDO raw'.C1594];0)))" office:value-type="boolean" office:boolean-value="false" calcext:value-type="boolean">
            <text:p>FALSE</text:p>
          </table:table-cell>
          <table:table-cell table:formula="of:=NOT(ISERROR(MATCH([.$B478];[$'BISINDO raw'.D478:$'BISINDO raw'.D1594];0)))" office:value-type="boolean" office:boolean-value="false" calcext:value-type="boolean">
            <text:p>FALSE</text:p>
          </table:table-cell>
          <table:table-cell table:formula="of:=IF([.E478]=0;[$'BISINDO raw'.D478]; &quot;&quot;)" office:value-type="string" office:string-value="kenyang" calcext:value-type="string">
            <text:p>ke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mampuan</text:p>
          </table:table-cell>
          <table:table-cell table:formula="of:=NOT(ISERROR(MATCH([.B479];[$'BISINDO raw'.B328:$'BISINDO raw'.B1444];0)))" office:value-type="boolean" office:boolean-value="true" calcext:value-type="boolean">
            <text:p>TRUE</text:p>
          </table:table-cell>
          <table:table-cell table:formula="of:=NOT(ISERROR(MATCH([.B479];[$'BISINDO raw'.C479:$'BISINDO raw'.C1595];0)))" office:value-type="boolean" office:boolean-value="false" calcext:value-type="boolean">
            <text:p>FALSE</text:p>
          </table:table-cell>
          <table:table-cell table:formula="of:=NOT(ISERROR(MATCH([.$B479];[$'BISINDO raw'.D479:$'BISINDO raw'.D1595];0)))" office:value-type="boolean" office:boolean-value="false" calcext:value-type="boolean">
            <text:p>FALSE</text:p>
          </table:table-cell>
          <table:table-cell table:formula="of:=IF([.E479]=0;[$'BISINDO raw'.D479]; &quot;&quot;)" office:value-type="string" office:string-value="kepala-sekolah(1)" calcext:value-type="string">
            <text:p>kepala-sekolah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marin(1)</text:p>
          </table:table-cell>
          <table:table-cell table:formula="of:=NOT(ISERROR(MATCH([.B480];[$'BISINDO raw'.B329:$'BISINDO raw'.B1445];0)))" office:value-type="boolean" office:boolean-value="false" calcext:value-type="boolean">
            <text:p>FALSE</text:p>
          </table:table-cell>
          <table:table-cell table:formula="of:=NOT(ISERROR(MATCH([.B480];[$'BISINDO raw'.C480:$'BISINDO raw'.C1596];0)))" office:value-type="boolean" office:boolean-value="false" calcext:value-type="boolean">
            <text:p>FALSE</text:p>
          </table:table-cell>
          <table:table-cell table:formula="of:=NOT(ISERROR(MATCH([.$B480];[$'BISINDO raw'.D480:$'BISINDO raw'.D1596];0)))" office:value-type="boolean" office:boolean-value="false" calcext:value-type="boolean">
            <text:p>FALSE</text:p>
          </table:table-cell>
          <table:table-cell table:formula="of:=IF([.E480]=0;[$'BISINDO raw'.D480]; &quot;&quot;)" office:value-type="string" office:string-value="kepala-sekolah(2)" calcext:value-type="string">
            <text:p>kepala-sekolah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marin(2)</text:p>
          </table:table-cell>
          <table:table-cell table:formula="of:=NOT(ISERROR(MATCH([.B481];[$'BISINDO raw'.B330:$'BISINDO raw'.B1446];0)))" office:value-type="boolean" office:boolean-value="false" calcext:value-type="boolean">
            <text:p>FALSE</text:p>
          </table:table-cell>
          <table:table-cell table:formula="of:=NOT(ISERROR(MATCH([.B481];[$'BISINDO raw'.C481:$'BISINDO raw'.C1597];0)))" office:value-type="boolean" office:boolean-value="false" calcext:value-type="boolean">
            <text:p>FALSE</text:p>
          </table:table-cell>
          <table:table-cell table:formula="of:=NOT(ISERROR(MATCH([.$B481];[$'BISINDO raw'.D481:$'BISINDO raw'.D1597];0)))" office:value-type="boolean" office:boolean-value="false" calcext:value-type="boolean">
            <text:p>FALSE</text:p>
          </table:table-cell>
          <table:table-cell table:formula="of:=IF([.E481]=0;[$'BISINDO raw'.D481]; &quot;&quot;)" office:value-type="string" office:string-value="kepala(1)" calcext:value-type="string">
            <text:p>kepal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ndaraanrodaduapergi</text:p>
          </table:table-cell>
          <table:table-cell table:formula="of:=NOT(ISERROR(MATCH([.B482];[$'BISINDO raw'.B1093:$'BISINDO raw'.B2209];0)))" office:value-type="boolean" office:boolean-value="false" calcext:value-type="boolean">
            <text:p>FALSE</text:p>
          </table:table-cell>
          <table:table-cell table:formula="of:=NOT(ISERROR(MATCH([.B482];[$'BISINDO raw'.C482:$'BISINDO raw'.C1598];0)))" office:value-type="boolean" office:boolean-value="false" calcext:value-type="boolean">
            <text:p>FALSE</text:p>
          </table:table-cell>
          <table:table-cell table:formula="of:=NOT(ISERROR(MATCH([.$B482];[$'BISINDO raw'.D482:$'BISINDO raw'.D1598];0)))" office:value-type="boolean" office:boolean-value="false" calcext:value-type="boolean">
            <text:p>FALSE</text:p>
          </table:table-cell>
          <table:table-cell table:formula="of:=IF([.E482]=0;[$'BISINDO raw'.D482]; &quot;&quot;)" office:value-type="string" office:string-value="kepala(2)" calcext:value-type="string">
            <text:p>kepal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ndaraanrodaduapergiperlahan</text:p>
          </table:table-cell>
          <table:table-cell table:formula="of:=NOT(ISERROR(MATCH([.B483];[$'BISINDO raw'.B1094:$'BISINDO raw'.B2210];0)))" office:value-type="boolean" office:boolean-value="false" calcext:value-type="boolean">
            <text:p>FALSE</text:p>
          </table:table-cell>
          <table:table-cell table:formula="of:=NOT(ISERROR(MATCH([.B483];[$'BISINDO raw'.C483:$'BISINDO raw'.C1599];0)))" office:value-type="boolean" office:boolean-value="false" calcext:value-type="boolean">
            <text:p>FALSE</text:p>
          </table:table-cell>
          <table:table-cell table:formula="of:=NOT(ISERROR(MATCH([.$B483];[$'BISINDO raw'.D483:$'BISINDO raw'.D1599];0)))" office:value-type="boolean" office:boolean-value="false" calcext:value-type="boolean">
            <text:p>FALSE</text:p>
          </table:table-cell>
          <table:table-cell table:formula="of:=IF([.E483]=0;[$'BISINDO raw'.D483]; &quot;&quot;)" office:value-type="string" office:string-value="keponakan" calcext:value-type="string">
            <text:p>keponak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ndaraanrodaempatpergi</text:p>
          </table:table-cell>
          <table:table-cell table:formula="of:=NOT(ISERROR(MATCH([.B484];[$'BISINDO raw'.B1095:$'BISINDO raw'.B2211];0)))" office:value-type="boolean" office:boolean-value="false" calcext:value-type="boolean">
            <text:p>FALSE</text:p>
          </table:table-cell>
          <table:table-cell table:formula="of:=NOT(ISERROR(MATCH([.B484];[$'BISINDO raw'.C484:$'BISINDO raw'.C1600];0)))" office:value-type="boolean" office:boolean-value="false" calcext:value-type="boolean">
            <text:p>FALSE</text:p>
          </table:table-cell>
          <table:table-cell table:formula="of:=NOT(ISERROR(MATCH([.$B484];[$'BISINDO raw'.D484:$'BISINDO raw'.D1600];0)))" office:value-type="boolean" office:boolean-value="false" calcext:value-type="boolean">
            <text:p>FALSE</text:p>
          </table:table-cell>
          <table:table-cell table:formula="of:=IF([.E484]=0;[$'BISINDO raw'.D484]; &quot;&quot;)" office:value-type="string" office:string-value="kepunyaan(1)" calcext:value-type="string">
            <text:p>kepunyaan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ndaraanrodaempatpergiperlahan</text:p>
          </table:table-cell>
          <table:table-cell table:formula="of:=NOT(ISERROR(MATCH([.B485];[$'BISINDO raw'.B1096:$'BISINDO raw'.B2212];0)))" office:value-type="boolean" office:boolean-value="false" calcext:value-type="boolean">
            <text:p>FALSE</text:p>
          </table:table-cell>
          <table:table-cell table:formula="of:=NOT(ISERROR(MATCH([.B485];[$'BISINDO raw'.C485:$'BISINDO raw'.C1601];0)))" office:value-type="boolean" office:boolean-value="false" calcext:value-type="boolean">
            <text:p>FALSE</text:p>
          </table:table-cell>
          <table:table-cell table:formula="of:=NOT(ISERROR(MATCH([.$B485];[$'BISINDO raw'.D485:$'BISINDO raw'.D1601];0)))" office:value-type="boolean" office:boolean-value="false" calcext:value-type="boolean">
            <text:p>FALSE</text:p>
          </table:table-cell>
          <table:table-cell table:formula="of:=IF([.E485]=0;[$'BISINDO raw'.D485]; &quot;&quot;)" office:value-type="string" office:string-value="kepunyaan(2)" calcext:value-type="string">
            <text:p>kepunyaan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nyang</text:p>
          </table:table-cell>
          <table:table-cell table:formula="of:=NOT(ISERROR(MATCH([.B486];[$'BISINDO raw'.B331:$'BISINDO raw'.B1447];0)))" office:value-type="boolean" office:boolean-value="true" calcext:value-type="boolean">
            <text:p>TRUE</text:p>
          </table:table-cell>
          <table:table-cell table:formula="of:=NOT(ISERROR(MATCH([.B486];[$'BISINDO raw'.C486:$'BISINDO raw'.C1602];0)))" office:value-type="boolean" office:boolean-value="false" calcext:value-type="boolean">
            <text:p>FALSE</text:p>
          </table:table-cell>
          <table:table-cell table:formula="of:=NOT(ISERROR(MATCH([.$B486];[$'BISINDO raw'.D486:$'BISINDO raw'.D1602];0)))" office:value-type="boolean" office:boolean-value="false" calcext:value-type="boolean">
            <text:p>FALSE</text:p>
          </table:table-cell>
          <table:table-cell table:formula="of:=IF([.E486]=0;[$'BISINDO raw'.D486]; &quot;&quot;)" office:value-type="string" office:string-value="kerbau" calcext:value-type="string">
            <text:p>kerb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pala(1)</text:p>
          </table:table-cell>
          <table:table-cell table:formula="of:=NOT(ISERROR(MATCH([.B487];[$'BISINDO raw'.B332:$'BISINDO raw'.B1448];0)))" office:value-type="boolean" office:boolean-value="true" calcext:value-type="boolean">
            <text:p>TRUE</text:p>
          </table:table-cell>
          <table:table-cell table:formula="of:=NOT(ISERROR(MATCH([.B487];[$'BISINDO raw'.C487:$'BISINDO raw'.C1603];0)))" office:value-type="boolean" office:boolean-value="false" calcext:value-type="boolean">
            <text:p>FALSE</text:p>
          </table:table-cell>
          <table:table-cell table:formula="of:=NOT(ISERROR(MATCH([.$B487];[$'BISINDO raw'.D487:$'BISINDO raw'.D1603];0)))" office:value-type="boolean" office:boolean-value="false" calcext:value-type="boolean">
            <text:p>FALSE</text:p>
          </table:table-cell>
          <table:table-cell table:formula="of:=IF([.E487]=0;[$'BISINDO raw'.D487]; &quot;&quot;)" office:value-type="string" office:string-value="keren(2)" calcext:value-type="string">
            <text:p>keren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pala(2)</text:p>
          </table:table-cell>
          <table:table-cell table:formula="of:=NOT(ISERROR(MATCH([.B488];[$'BISINDO raw'.B333:$'BISINDO raw'.B1449];0)))" office:value-type="boolean" office:boolean-value="true" calcext:value-type="boolean">
            <text:p>TRUE</text:p>
          </table:table-cell>
          <table:table-cell table:formula="of:=NOT(ISERROR(MATCH([.B488];[$'BISINDO raw'.C488:$'BISINDO raw'.C1604];0)))" office:value-type="boolean" office:boolean-value="false" calcext:value-type="boolean">
            <text:p>FALSE</text:p>
          </table:table-cell>
          <table:table-cell table:formula="of:=NOT(ISERROR(MATCH([.$B488];[$'BISINDO raw'.D488:$'BISINDO raw'.D1604];0)))" office:value-type="boolean" office:boolean-value="false" calcext:value-type="boolean">
            <text:p>FALSE</text:p>
          </table:table-cell>
          <table:table-cell table:formula="of:=IF([.E488]=0;[$'BISINDO raw'.D488]; &quot;&quot;)" office:value-type="string" office:string-value="kereta-api(1)_stasiun-kereta-api" calcext:value-type="string">
            <text:p>kereta-api(1)_stasiun-kereta-ap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palasekolah(1)</text:p>
          </table:table-cell>
          <table:table-cell table:formula="of:=NOT(ISERROR(MATCH([.B489];[$'BISINDO raw'.B1097:$'BISINDO raw'.B2213];0)))" office:value-type="boolean" office:boolean-value="false" calcext:value-type="boolean">
            <text:p>FALSE</text:p>
          </table:table-cell>
          <table:table-cell table:formula="of:=NOT(ISERROR(MATCH([.B489];[$'BISINDO raw'.C489:$'BISINDO raw'.C1605];0)))" office:value-type="boolean" office:boolean-value="false" calcext:value-type="boolean">
            <text:p>FALSE</text:p>
          </table:table-cell>
          <table:table-cell table:formula="of:=NOT(ISERROR(MATCH([.$B489];[$'BISINDO raw'.D489:$'BISINDO raw'.D1605];0)))" office:value-type="boolean" office:boolean-value="false" calcext:value-type="boolean">
            <text:p>FALSE</text:p>
          </table:table-cell>
          <table:table-cell table:formula="of:=IF([.E489]=0;[$'BISINDO raw'.D489]; &quot;&quot;)" office:value-type="string" office:string-value="kereta-api(2)" calcext:value-type="string">
            <text:p>kereta-api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palasekolah(2)</text:p>
          </table:table-cell>
          <table:table-cell table:formula="of:=NOT(ISERROR(MATCH([.B490];[$'BISINDO raw'.B1098:$'BISINDO raw'.B2214];0)))" office:value-type="boolean" office:boolean-value="false" calcext:value-type="boolean">
            <text:p>FALSE</text:p>
          </table:table-cell>
          <table:table-cell table:formula="of:=NOT(ISERROR(MATCH([.B490];[$'BISINDO raw'.C490:$'BISINDO raw'.C1606];0)))" office:value-type="boolean" office:boolean-value="false" calcext:value-type="boolean">
            <text:p>FALSE</text:p>
          </table:table-cell>
          <table:table-cell table:formula="of:=NOT(ISERROR(MATCH([.$B490];[$'BISINDO raw'.D490:$'BISINDO raw'.D1606];0)))" office:value-type="boolean" office:boolean-value="false" calcext:value-type="boolean">
            <text:p>FALSE</text:p>
          </table:table-cell>
          <table:table-cell table:formula="of:=IF([.E490]=0;[$'BISINDO raw'.D490]; &quot;&quot;)" office:value-type="string" office:string-value="kereta-api-berangkat" calcext:value-type="string">
            <text:p>kereta-api-berangk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ponakan</text:p>
          </table:table-cell>
          <table:table-cell table:formula="of:=NOT(ISERROR(MATCH([.B491];[$'BISINDO raw'.B1099:$'BISINDO raw'.B2215];0)))" office:value-type="boolean" office:boolean-value="false" calcext:value-type="boolean">
            <text:p>FALSE</text:p>
          </table:table-cell>
          <table:table-cell table:formula="of:=NOT(ISERROR(MATCH([.B491];[$'BISINDO raw'.C491:$'BISINDO raw'.C1607];0)))" office:value-type="boolean" office:boolean-value="false" calcext:value-type="boolean">
            <text:p>FALSE</text:p>
          </table:table-cell>
          <table:table-cell table:formula="of:=NOT(ISERROR(MATCH([.$B491];[$'BISINDO raw'.D491:$'BISINDO raw'.D1607];0)))" office:value-type="boolean" office:boolean-value="false" calcext:value-type="boolean">
            <text:p>FALSE</text:p>
          </table:table-cell>
          <table:table-cell table:formula="of:=IF([.E491]=0;[$'BISINDO raw'.D491]; &quot;&quot;)" office:value-type="string" office:string-value="kering" calcext:value-type="string">
            <text:p>ke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punyaan(1)</text:p>
          </table:table-cell>
          <table:table-cell table:formula="of:=NOT(ISERROR(MATCH([.B492];[$'BISINDO raw'.B334:$'BISINDO raw'.B1450];0)))" office:value-type="boolean" office:boolean-value="false" calcext:value-type="boolean">
            <text:p>FALSE</text:p>
          </table:table-cell>
          <table:table-cell table:formula="of:=NOT(ISERROR(MATCH([.B492];[$'BISINDO raw'.C492:$'BISINDO raw'.C1608];0)))" office:value-type="boolean" office:boolean-value="false" calcext:value-type="boolean">
            <text:p>FALSE</text:p>
          </table:table-cell>
          <table:table-cell table:formula="of:=NOT(ISERROR(MATCH([.$B492];[$'BISINDO raw'.D492:$'BISINDO raw'.D1608];0)))" office:value-type="boolean" office:boolean-value="false" calcext:value-type="boolean">
            <text:p>FALSE</text:p>
          </table:table-cell>
          <table:table-cell table:formula="of:=IF([.E492]=0;[$'BISINDO raw'.D492]; &quot;&quot;)" office:value-type="string" office:string-value="kerja" calcext:value-type="string">
            <text:p>kerj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punyaan(2)</text:p>
          </table:table-cell>
          <table:table-cell table:formula="of:=NOT(ISERROR(MATCH([.B493];[$'BISINDO raw'.B335:$'BISINDO raw'.B1451];0)))" office:value-type="boolean" office:boolean-value="false" calcext:value-type="boolean">
            <text:p>FALSE</text:p>
          </table:table-cell>
          <table:table-cell table:formula="of:=NOT(ISERROR(MATCH([.B493];[$'BISINDO raw'.C493:$'BISINDO raw'.C1609];0)))" office:value-type="boolean" office:boolean-value="false" calcext:value-type="boolean">
            <text:p>FALSE</text:p>
          </table:table-cell>
          <table:table-cell table:formula="of:=NOT(ISERROR(MATCH([.$B493];[$'BISINDO raw'.D493:$'BISINDO raw'.D1609];0)))" office:value-type="boolean" office:boolean-value="false" calcext:value-type="boolean">
            <text:p>FALSE</text:p>
          </table:table-cell>
          <table:table-cell table:formula="of:=IF([.E493]=0;[$'BISINDO raw'.D493]; &quot;&quot;)" office:value-type="string" office:string-value="kerja-sama" calcext:value-type="string">
            <text:p>kerja-sa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rbau</text:p>
          </table:table-cell>
          <table:table-cell table:formula="of:=NOT(ISERROR(MATCH([.B494];[$'BISINDO raw'.B336:$'BISINDO raw'.B1452];0)))" office:value-type="boolean" office:boolean-value="true" calcext:value-type="boolean">
            <text:p>TRUE</text:p>
          </table:table-cell>
          <table:table-cell table:formula="of:=NOT(ISERROR(MATCH([.B494];[$'BISINDO raw'.C494:$'BISINDO raw'.C1610];0)))" office:value-type="boolean" office:boolean-value="false" calcext:value-type="boolean">
            <text:p>FALSE</text:p>
          </table:table-cell>
          <table:table-cell table:formula="of:=NOT(ISERROR(MATCH([.$B494];[$'BISINDO raw'.D494:$'BISINDO raw'.D1610];0)))" office:value-type="boolean" office:boolean-value="false" calcext:value-type="boolean">
            <text:p>FALSE</text:p>
          </table:table-cell>
          <table:table-cell table:formula="of:=IF([.E494]=0;[$'BISINDO raw'.D494]; &quot;&quot;)" office:value-type="string" office:string-value="kesehatan" calcext:value-type="string">
            <text:p>kesehat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ren(1)</text:p>
          </table:table-cell>
          <table:table-cell table:formula="of:=NOT(ISERROR(MATCH([.B495];[$'BISINDO raw'.B1100:$'BISINDO raw'.B2216];0)))" office:value-type="boolean" office:boolean-value="false" calcext:value-type="boolean">
            <text:p>FALSE</text:p>
          </table:table-cell>
          <table:table-cell table:formula="of:=NOT(ISERROR(MATCH([.B495];[$'BISINDO raw'.C495:$'BISINDO raw'.C1611];0)))" office:value-type="boolean" office:boolean-value="false" calcext:value-type="boolean">
            <text:p>FALSE</text:p>
          </table:table-cell>
          <table:table-cell table:formula="of:=NOT(ISERROR(MATCH([.$B495];[$'BISINDO raw'.D495:$'BISINDO raw'.D1611];0)))" office:value-type="boolean" office:boolean-value="false" calcext:value-type="boolean">
            <text:p>FALSE</text:p>
          </table:table-cell>
          <table:table-cell table:formula="of:=IF([.E495]=0;[$'BISINDO raw'.D495]; &quot;&quot;)" office:value-type="string" office:string-value="ketat(pakaian)(1)" calcext:value-type="string">
            <text:p>ketat(pakaian)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ren(2)</text:p>
          </table:table-cell>
          <table:table-cell table:formula="of:=NOT(ISERROR(MATCH([.B496];[$'BISINDO raw'.B337:$'BISINDO raw'.B1453];0)))" office:value-type="boolean" office:boolean-value="true" calcext:value-type="boolean">
            <text:p>TRUE</text:p>
          </table:table-cell>
          <table:table-cell table:formula="of:=NOT(ISERROR(MATCH([.B496];[$'BISINDO raw'.C496:$'BISINDO raw'.C1612];0)))" office:value-type="boolean" office:boolean-value="false" calcext:value-type="boolean">
            <text:p>FALSE</text:p>
          </table:table-cell>
          <table:table-cell table:formula="of:=NOT(ISERROR(MATCH([.$B496];[$'BISINDO raw'.D496:$'BISINDO raw'.D1612];0)))" office:value-type="boolean" office:boolean-value="false" calcext:value-type="boolean">
            <text:p>FALSE</text:p>
          </table:table-cell>
          <table:table-cell table:formula="of:=IF([.E496]=0;[$'BISINDO raw'.D496]; &quot;&quot;)" office:value-type="string" office:string-value="ketat(pakaian)(2)" calcext:value-type="string">
            <text:p>ketat(pakaian)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retaapi(1)</text:p>
          </table:table-cell>
          <table:table-cell table:formula="of:=NOT(ISERROR(MATCH([.B497];[$'BISINDO raw'.B1101:$'BISINDO raw'.B2217];0)))" office:value-type="boolean" office:boolean-value="false" calcext:value-type="boolean">
            <text:p>FALSE</text:p>
          </table:table-cell>
          <table:table-cell table:formula="of:=NOT(ISERROR(MATCH([.B497];[$'BISINDO raw'.C497:$'BISINDO raw'.C1613];0)))" office:value-type="boolean" office:boolean-value="false" calcext:value-type="boolean">
            <text:p>FALSE</text:p>
          </table:table-cell>
          <table:table-cell table:formula="of:=NOT(ISERROR(MATCH([.$B497];[$'BISINDO raw'.D497:$'BISINDO raw'.D1613];0)))" office:value-type="boolean" office:boolean-value="false" calcext:value-type="boolean">
            <text:p>FALSE</text:p>
          </table:table-cell>
          <table:table-cell table:formula="of:=IF([.E497]=0;[$'BISINDO raw'.D497]; &quot;&quot;)" office:value-type="string" office:string-value="ketiga(1)" calcext:value-type="string">
            <text:p>ketig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retaapi(2)</text:p>
          </table:table-cell>
          <table:table-cell table:formula="of:=NOT(ISERROR(MATCH([.B498];[$'BISINDO raw'.B1102:$'BISINDO raw'.B2218];0)))" office:value-type="boolean" office:boolean-value="false" calcext:value-type="boolean">
            <text:p>FALSE</text:p>
          </table:table-cell>
          <table:table-cell table:formula="of:=NOT(ISERROR(MATCH([.B498];[$'BISINDO raw'.C498:$'BISINDO raw'.C1614];0)))" office:value-type="boolean" office:boolean-value="false" calcext:value-type="boolean">
            <text:p>FALSE</text:p>
          </table:table-cell>
          <table:table-cell table:formula="of:=NOT(ISERROR(MATCH([.$B498];[$'BISINDO raw'.D498:$'BISINDO raw'.D1614];0)))" office:value-type="boolean" office:boolean-value="false" calcext:value-type="boolean">
            <text:p>FALSE</text:p>
          </table:table-cell>
          <table:table-cell table:formula="of:=IF([.E498]=0;[$'BISINDO raw'.D498]; &quot;&quot;)" office:value-type="string" office:string-value="ketiga(2)" calcext:value-type="string">
            <text:p>ketig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retaapiberangkat</text:p>
          </table:table-cell>
          <table:table-cell table:formula="of:=NOT(ISERROR(MATCH([.B499];[$'BISINDO raw'.B1103:$'BISINDO raw'.B2219];0)))" office:value-type="boolean" office:boolean-value="false" calcext:value-type="boolean">
            <text:p>FALSE</text:p>
          </table:table-cell>
          <table:table-cell table:formula="of:=NOT(ISERROR(MATCH([.B499];[$'BISINDO raw'.C499:$'BISINDO raw'.C1615];0)))" office:value-type="boolean" office:boolean-value="false" calcext:value-type="boolean">
            <text:p>FALSE</text:p>
          </table:table-cell>
          <table:table-cell table:formula="of:=NOT(ISERROR(MATCH([.$B499];[$'BISINDO raw'.D499:$'BISINDO raw'.D1615];0)))" office:value-type="boolean" office:boolean-value="false" calcext:value-type="boolean">
            <text:p>FALSE</text:p>
          </table:table-cell>
          <table:table-cell table:formula="of:=IF([.E499]=0;[$'BISINDO raw'.D499]; &quot;&quot;)" office:value-type="string" office:string-value="ketiga-dalam-daftar_3" calcext:value-type="string">
            <text:p>ketiga-dalam-daftar_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ring</text:p>
          </table:table-cell>
          <table:table-cell table:formula="of:=NOT(ISERROR(MATCH([.B500];[$'BISINDO raw'.B338:$'BISINDO raw'.B1454];0)))" office:value-type="boolean" office:boolean-value="true" calcext:value-type="boolean">
            <text:p>TRUE</text:p>
          </table:table-cell>
          <table:table-cell table:formula="of:=NOT(ISERROR(MATCH([.B500];[$'BISINDO raw'.C500:$'BISINDO raw'.C1616];0)))" office:value-type="boolean" office:boolean-value="false" calcext:value-type="boolean">
            <text:p>FALSE</text:p>
          </table:table-cell>
          <table:table-cell table:formula="of:=NOT(ISERROR(MATCH([.$B500];[$'BISINDO raw'.D500:$'BISINDO raw'.D1616];0)))" office:value-type="boolean" office:boolean-value="false" calcext:value-type="boolean">
            <text:p>FALSE</text:p>
          </table:table-cell>
          <table:table-cell table:formula="of:=IF([.E500]=0;[$'BISINDO raw'.D500]; &quot;&quot;)" office:value-type="string" office:string-value="ketua(kelas)" calcext:value-type="string">
            <text:p>ketua(kela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rja</text:p>
          </table:table-cell>
          <table:table-cell table:formula="of:=NOT(ISERROR(MATCH([.B501];[$'BISINDO raw'.B339:$'BISINDO raw'.B1455];0)))" office:value-type="boolean" office:boolean-value="true" calcext:value-type="boolean">
            <text:p>TRUE</text:p>
          </table:table-cell>
          <table:table-cell table:formula="of:=NOT(ISERROR(MATCH([.B501];[$'BISINDO raw'.C501:$'BISINDO raw'.C1617];0)))" office:value-type="boolean" office:boolean-value="false" calcext:value-type="boolean">
            <text:p>FALSE</text:p>
          </table:table-cell>
          <table:table-cell table:formula="of:=NOT(ISERROR(MATCH([.$B501];[$'BISINDO raw'.D501:$'BISINDO raw'.D1617];0)))" office:value-type="boolean" office:boolean-value="false" calcext:value-type="boolean">
            <text:p>FALSE</text:p>
          </table:table-cell>
          <table:table-cell table:formula="of:=IF([.E501]=0;[$'BISINDO raw'.D501]; &quot;&quot;)" office:value-type="string" office:string-value="khawatir(1)" calcext:value-type="string">
            <text:p>khawatir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rjasama</text:p>
          </table:table-cell>
          <table:table-cell table:formula="of:=NOT(ISERROR(MATCH([.B502];[$'BISINDO raw'.B1104:$'BISINDO raw'.B2220];0)))" office:value-type="boolean" office:boolean-value="false" calcext:value-type="boolean">
            <text:p>FALSE</text:p>
          </table:table-cell>
          <table:table-cell table:formula="of:=NOT(ISERROR(MATCH([.B502];[$'BISINDO raw'.C502:$'BISINDO raw'.C1618];0)))" office:value-type="boolean" office:boolean-value="false" calcext:value-type="boolean">
            <text:p>FALSE</text:p>
          </table:table-cell>
          <table:table-cell table:formula="of:=NOT(ISERROR(MATCH([.$B502];[$'BISINDO raw'.D502:$'BISINDO raw'.D1618];0)))" office:value-type="boolean" office:boolean-value="false" calcext:value-type="boolean">
            <text:p>FALSE</text:p>
          </table:table-cell>
          <table:table-cell table:formula="of:=IF([.E502]=0;[$'BISINDO raw'.D502]; &quot;&quot;)" office:value-type="string" office:string-value="khawatir(2)" calcext:value-type="string">
            <text:p>khawatir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sehatan</text:p>
          </table:table-cell>
          <table:table-cell table:formula="of:=NOT(ISERROR(MATCH([.B503];[$'BISINDO raw'.B340:$'BISINDO raw'.B1456];0)))" office:value-type="boolean" office:boolean-value="true" calcext:value-type="boolean">
            <text:p>TRUE</text:p>
          </table:table-cell>
          <table:table-cell table:formula="of:=NOT(ISERROR(MATCH([.B503];[$'BISINDO raw'.C503:$'BISINDO raw'.C1619];0)))" office:value-type="boolean" office:boolean-value="false" calcext:value-type="boolean">
            <text:p>FALSE</text:p>
          </table:table-cell>
          <table:table-cell table:formula="of:=NOT(ISERROR(MATCH([.$B503];[$'BISINDO raw'.D503:$'BISINDO raw'.D1619];0)))" office:value-type="boolean" office:boolean-value="false" calcext:value-type="boolean">
            <text:p>FALSE</text:p>
          </table:table-cell>
          <table:table-cell table:formula="of:=IF([.E503]=0;[$'BISINDO raw'.D503]; &quot;&quot;)" office:value-type="string" office:string-value="kilat(1)" calcext:value-type="string">
            <text:p>kilat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tat(pakaian)(1)</text:p>
          </table:table-cell>
          <table:table-cell table:formula="of:=NOT(ISERROR(MATCH([.B504];[$'BISINDO raw'.B341:$'BISINDO raw'.B1457];0)))" office:value-type="boolean" office:boolean-value="false" calcext:value-type="boolean">
            <text:p>FALSE</text:p>
          </table:table-cell>
          <table:table-cell table:formula="of:=NOT(ISERROR(MATCH([.B504];[$'BISINDO raw'.C504:$'BISINDO raw'.C1620];0)))" office:value-type="boolean" office:boolean-value="false" calcext:value-type="boolean">
            <text:p>FALSE</text:p>
          </table:table-cell>
          <table:table-cell table:formula="of:=NOT(ISERROR(MATCH([.$B504];[$'BISINDO raw'.D504:$'BISINDO raw'.D1620];0)))" office:value-type="boolean" office:boolean-value="false" calcext:value-type="boolean">
            <text:p>FALSE</text:p>
          </table:table-cell>
          <table:table-cell table:formula="of:=IF([.E504]=0;[$'BISINDO raw'.D504]; &quot;&quot;)" office:value-type="string" office:string-value="kilat(2)" calcext:value-type="string">
            <text:p>kilat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tat(pakaian)(2)</text:p>
          </table:table-cell>
          <table:table-cell table:formula="of:=NOT(ISERROR(MATCH([.B505];[$'BISINDO raw'.B342:$'BISINDO raw'.B1458];0)))" office:value-type="boolean" office:boolean-value="false" calcext:value-type="boolean">
            <text:p>FALSE</text:p>
          </table:table-cell>
          <table:table-cell table:formula="of:=NOT(ISERROR(MATCH([.B505];[$'BISINDO raw'.C505:$'BISINDO raw'.C1621];0)))" office:value-type="boolean" office:boolean-value="false" calcext:value-type="boolean">
            <text:p>FALSE</text:p>
          </table:table-cell>
          <table:table-cell table:formula="of:=NOT(ISERROR(MATCH([.$B505];[$'BISINDO raw'.D505:$'BISINDO raw'.D1621];0)))" office:value-type="boolean" office:boolean-value="false" calcext:value-type="boolean">
            <text:p>FALSE</text:p>
          </table:table-cell>
          <table:table-cell table:formula="of:=IF([.E505]=0;[$'BISINDO raw'.D505]; &quot;&quot;)" office:value-type="string" office:string-value="kimia" calcext:value-type="string">
            <text:p>kim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tiga(1)</text:p>
          </table:table-cell>
          <table:table-cell table:formula="of:=NOT(ISERROR(MATCH([.B506];[$'BISINDO raw'.B343:$'BISINDO raw'.B1459];0)))" office:value-type="boolean" office:boolean-value="false" calcext:value-type="boolean">
            <text:p>FALSE</text:p>
          </table:table-cell>
          <table:table-cell table:formula="of:=NOT(ISERROR(MATCH([.B506];[$'BISINDO raw'.C506:$'BISINDO raw'.C1622];0)))" office:value-type="boolean" office:boolean-value="false" calcext:value-type="boolean">
            <text:p>FALSE</text:p>
          </table:table-cell>
          <table:table-cell table:formula="of:=NOT(ISERROR(MATCH([.$B506];[$'BISINDO raw'.D506:$'BISINDO raw'.D1622];0)))" office:value-type="boolean" office:boolean-value="false" calcext:value-type="boolean">
            <text:p>FALSE</text:p>
          </table:table-cell>
          <table:table-cell table:formula="of:=IF([.E506]=0;[$'BISINDO raw'.D506]; &quot;&quot;)" office:value-type="string" office:string-value="kira-kira" calcext:value-type="string">
            <text:p>kira-ki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tiga(2)</text:p>
          </table:table-cell>
          <table:table-cell table:formula="of:=NOT(ISERROR(MATCH([.B507];[$'BISINDO raw'.B344:$'BISINDO raw'.B1460];0)))" office:value-type="boolean" office:boolean-value="false" calcext:value-type="boolean">
            <text:p>FALSE</text:p>
          </table:table-cell>
          <table:table-cell table:formula="of:=NOT(ISERROR(MATCH([.B507];[$'BISINDO raw'.C507:$'BISINDO raw'.C1623];0)))" office:value-type="boolean" office:boolean-value="false" calcext:value-type="boolean">
            <text:p>FALSE</text:p>
          </table:table-cell>
          <table:table-cell table:formula="of:=NOT(ISERROR(MATCH([.$B507];[$'BISINDO raw'.D507:$'BISINDO raw'.D1623];0)))" office:value-type="boolean" office:boolean-value="false" calcext:value-type="boolean">
            <text:p>FALSE</text:p>
          </table:table-cell>
          <table:table-cell table:formula="of:=IF([.E507]=0;[$'BISINDO raw'.D507]; &quot;&quot;)" office:value-type="string" office:string-value="kiri(1)" calcext:value-type="string">
            <text:p>kiri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tigadalamdaftar</text:p>
          </table:table-cell>
          <table:table-cell table:formula="of:=NOT(ISERROR(MATCH([.B508];[$'BISINDO raw'.B345:$'BISINDO raw'.B1461];0)))" office:value-type="boolean" office:boolean-value="false" calcext:value-type="boolean">
            <text:p>FALSE</text:p>
          </table:table-cell>
          <table:table-cell table:formula="of:=NOT(ISERROR(MATCH([.B508];[$'BISINDO raw'.C508:$'BISINDO raw'.C1624];0)))" office:value-type="boolean" office:boolean-value="false" calcext:value-type="boolean">
            <text:p>FALSE</text:p>
          </table:table-cell>
          <table:table-cell table:formula="of:=NOT(ISERROR(MATCH([.$B508];[$'BISINDO raw'.D508:$'BISINDO raw'.D1624];0)))" office:value-type="boolean" office:boolean-value="false" calcext:value-type="boolean">
            <text:p>FALSE</text:p>
          </table:table-cell>
          <table:table-cell table:formula="of:=IF([.E508]=0;[$'BISINDO raw'.D508]; &quot;&quot;)" office:value-type="string" office:string-value="kiri(2)" calcext:value-type="string">
            <text:p>kiri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tua(kelas)</text:p>
          </table:table-cell>
          <table:table-cell table:formula="of:=NOT(ISERROR(MATCH([.B509];[$'BISINDO raw'.B346:$'BISINDO raw'.B1462];0)))" office:value-type="boolean" office:boolean-value="true" calcext:value-type="boolean">
            <text:p>TRUE</text:p>
          </table:table-cell>
          <table:table-cell table:formula="of:=NOT(ISERROR(MATCH([.B509];[$'BISINDO raw'.C509:$'BISINDO raw'.C1625];0)))" office:value-type="boolean" office:boolean-value="false" calcext:value-type="boolean">
            <text:p>FALSE</text:p>
          </table:table-cell>
          <table:table-cell table:formula="of:=NOT(ISERROR(MATCH([.$B509];[$'BISINDO raw'.D509:$'BISINDO raw'.D1625];0)))" office:value-type="boolean" office:boolean-value="false" calcext:value-type="boolean">
            <text:p>FALSE</text:p>
          </table:table-cell>
          <table:table-cell table:formula="of:=IF([.E509]=0;[$'BISINDO raw'.D509]; &quot;&quot;)" office:value-type="string" office:string-value="kita-berdua" calcext:value-type="string">
            <text:p>kita-berdu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hawatir(1)</text:p>
          </table:table-cell>
          <table:table-cell table:formula="of:=NOT(ISERROR(MATCH([.B510];[$'BISINDO raw'.B347:$'BISINDO raw'.B1463];0)))" office:value-type="boolean" office:boolean-value="true" calcext:value-type="boolean">
            <text:p>TRUE</text:p>
          </table:table-cell>
          <table:table-cell table:formula="of:=NOT(ISERROR(MATCH([.B510];[$'BISINDO raw'.C510:$'BISINDO raw'.C1626];0)))" office:value-type="boolean" office:boolean-value="false" calcext:value-type="boolean">
            <text:p>FALSE</text:p>
          </table:table-cell>
          <table:table-cell table:formula="of:=NOT(ISERROR(MATCH([.$B510];[$'BISINDO raw'.D510:$'BISINDO raw'.D1626];0)))" office:value-type="boolean" office:boolean-value="false" calcext:value-type="boolean">
            <text:p>FALSE</text:p>
          </table:table-cell>
          <table:table-cell table:formula="of:=IF([.E510]=0;[$'BISINDO raw'.D510]; &quot;&quot;)" office:value-type="string" office:string-value="kita-berdua-sama" calcext:value-type="string">
            <text:p>kita-berdua-sa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hawatir(2)</text:p>
          </table:table-cell>
          <table:table-cell table:formula="of:=NOT(ISERROR(MATCH([.B511];[$'BISINDO raw'.B348:$'BISINDO raw'.B1464];0)))" office:value-type="boolean" office:boolean-value="true" calcext:value-type="boolean">
            <text:p>TRUE</text:p>
          </table:table-cell>
          <table:table-cell table:formula="of:=NOT(ISERROR(MATCH([.B511];[$'BISINDO raw'.C511:$'BISINDO raw'.C1627];0)))" office:value-type="boolean" office:boolean-value="false" calcext:value-type="boolean">
            <text:p>FALSE</text:p>
          </table:table-cell>
          <table:table-cell table:formula="of:=NOT(ISERROR(MATCH([.$B511];[$'BISINDO raw'.D511:$'BISINDO raw'.D1627];0)))" office:value-type="boolean" office:boolean-value="false" calcext:value-type="boolean">
            <text:p>FALSE</text:p>
          </table:table-cell>
          <table:table-cell table:formula="of:=IF([.E511]=0;[$'BISINDO raw'.D511]; &quot;&quot;)" office:value-type="string" office:string-value="kolam" calcext:value-type="string">
            <text:p>kol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ilat(1)</text:p>
          </table:table-cell>
          <table:table-cell table:formula="of:=NOT(ISERROR(MATCH([.B512];[$'BISINDO raw'.B349:$'BISINDO raw'.B1465];0)))" office:value-type="boolean" office:boolean-value="true" calcext:value-type="boolean">
            <text:p>TRUE</text:p>
          </table:table-cell>
          <table:table-cell table:formula="of:=NOT(ISERROR(MATCH([.B512];[$'BISINDO raw'.C512:$'BISINDO raw'.C1628];0)))" office:value-type="boolean" office:boolean-value="false" calcext:value-type="boolean">
            <text:p>FALSE</text:p>
          </table:table-cell>
          <table:table-cell table:formula="of:=NOT(ISERROR(MATCH([.$B512];[$'BISINDO raw'.D512:$'BISINDO raw'.D1628];0)))" office:value-type="boolean" office:boolean-value="false" calcext:value-type="boolean">
            <text:p>FALSE</text:p>
          </table:table-cell>
          <table:table-cell table:formula="of:=IF([.E512]=0;[$'BISINDO raw'.D512]; &quot;&quot;)" office:value-type="string" office:string-value="kosong" calcext:value-type="string">
            <text:p>koso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ilat(2)</text:p>
          </table:table-cell>
          <table:table-cell table:formula="of:=NOT(ISERROR(MATCH([.B513];[$'BISINDO raw'.B350:$'BISINDO raw'.B1466];0)))" office:value-type="boolean" office:boolean-value="true" calcext:value-type="boolean">
            <text:p>TRUE</text:p>
          </table:table-cell>
          <table:table-cell table:formula="of:=NOT(ISERROR(MATCH([.B513];[$'BISINDO raw'.C513:$'BISINDO raw'.C1629];0)))" office:value-type="boolean" office:boolean-value="false" calcext:value-type="boolean">
            <text:p>FALSE</text:p>
          </table:table-cell>
          <table:table-cell table:formula="of:=NOT(ISERROR(MATCH([.$B513];[$'BISINDO raw'.D513:$'BISINDO raw'.D1629];0)))" office:value-type="boolean" office:boolean-value="false" calcext:value-type="boolean">
            <text:p>FALSE</text:p>
          </table:table-cell>
          <table:table-cell table:formula="of:=IF([.E513]=0;[$'BISINDO raw'.D513]; &quot;&quot;)" office:value-type="string" office:string-value="kota" calcext:value-type="string">
            <text:p>ko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imia</text:p>
          </table:table-cell>
          <table:table-cell table:formula="of:=NOT(ISERROR(MATCH([.B514];[$'BISINDO raw'.B1105:$'BISINDO raw'.B2221];0)))" office:value-type="boolean" office:boolean-value="false" calcext:value-type="boolean">
            <text:p>FALSE</text:p>
          </table:table-cell>
          <table:table-cell table:formula="of:=NOT(ISERROR(MATCH([.B514];[$'BISINDO raw'.C514:$'BISINDO raw'.C1630];0)))" office:value-type="boolean" office:boolean-value="false" calcext:value-type="boolean">
            <text:p>FALSE</text:p>
          </table:table-cell>
          <table:table-cell table:formula="of:=NOT(ISERROR(MATCH([.$B514];[$'BISINDO raw'.D514:$'BISINDO raw'.D1630];0)))" office:value-type="boolean" office:boolean-value="false" calcext:value-type="boolean">
            <text:p>FALSE</text:p>
          </table:table-cell>
          <table:table-cell table:formula="of:=IF([.E514]=0;[$'BISINDO raw'.D514]; &quot;&quot;)" office:value-type="string" office:string-value="kotak-pensil" calcext:value-type="string">
            <text:p>kotak-pensi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ira-kira</text:p>
          </table:table-cell>
          <table:table-cell table:formula="of:=NOT(ISERROR(MATCH([.B515];[$'BISINDO raw'.B351:$'BISINDO raw'.B1467];0)))" office:value-type="boolean" office:boolean-value="true" calcext:value-type="boolean">
            <text:p>TRUE</text:p>
          </table:table-cell>
          <table:table-cell table:formula="of:=NOT(ISERROR(MATCH([.B515];[$'BISINDO raw'.C515:$'BISINDO raw'.C1631];0)))" office:value-type="boolean" office:boolean-value="false" calcext:value-type="boolean">
            <text:p>FALSE</text:p>
          </table:table-cell>
          <table:table-cell table:formula="of:=NOT(ISERROR(MATCH([.$B515];[$'BISINDO raw'.D515:$'BISINDO raw'.D1631];0)))" office:value-type="boolean" office:boolean-value="false" calcext:value-type="boolean">
            <text:p>FALSE</text:p>
          </table:table-cell>
          <table:table-cell table:formula="of:=IF([.E515]=0;[$'BISINDO raw'.D515]; &quot;&quot;)" office:value-type="string" office:string-value="kotor(1)" calcext:value-type="string">
            <text:p>kotor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iri(1)</text:p>
          </table:table-cell>
          <table:table-cell table:formula="of:=NOT(ISERROR(MATCH([.B516];[$'BISINDO raw'.B352:$'BISINDO raw'.B1468];0)))" office:value-type="boolean" office:boolean-value="false" calcext:value-type="boolean">
            <text:p>FALSE</text:p>
          </table:table-cell>
          <table:table-cell table:formula="of:=NOT(ISERROR(MATCH([.B516];[$'BISINDO raw'.C516:$'BISINDO raw'.C1632];0)))" office:value-type="boolean" office:boolean-value="false" calcext:value-type="boolean">
            <text:p>FALSE</text:p>
          </table:table-cell>
          <table:table-cell table:formula="of:=NOT(ISERROR(MATCH([.$B516];[$'BISINDO raw'.D516:$'BISINDO raw'.D1632];0)))" office:value-type="boolean" office:boolean-value="false" calcext:value-type="boolean">
            <text:p>FALSE</text:p>
          </table:table-cell>
          <table:table-cell table:formula="of:=IF([.E516]=0;[$'BISINDO raw'.D516]; &quot;&quot;)" office:value-type="string" office:string-value="kotor(2)" calcext:value-type="string">
            <text:p>kotor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iri(2)</text:p>
          </table:table-cell>
          <table:table-cell table:formula="of:=NOT(ISERROR(MATCH([.B517];[$'BISINDO raw'.B353:$'BISINDO raw'.B1469];0)))" office:value-type="boolean" office:boolean-value="false" calcext:value-type="boolean">
            <text:p>FALSE</text:p>
          </table:table-cell>
          <table:table-cell table:formula="of:=NOT(ISERROR(MATCH([.B517];[$'BISINDO raw'.C517:$'BISINDO raw'.C1633];0)))" office:value-type="boolean" office:boolean-value="false" calcext:value-type="boolean">
            <text:p>FALSE</text:p>
          </table:table-cell>
          <table:table-cell table:formula="of:=NOT(ISERROR(MATCH([.$B517];[$'BISINDO raw'.D517:$'BISINDO raw'.D1633];0)))" office:value-type="boolean" office:boolean-value="false" calcext:value-type="boolean">
            <text:p>FALSE</text:p>
          </table:table-cell>
          <table:table-cell table:formula="of:=IF([.E517]=0;[$'BISINDO raw'.D517]; &quot;&quot;)" office:value-type="string" office:string-value="kotor-3" calcext:value-type="string">
            <text:p>kotor-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itaberdua</text:p>
          </table:table-cell>
          <table:table-cell table:formula="of:=NOT(ISERROR(MATCH([.B518];[$'BISINDO raw'.B354:$'BISINDO raw'.B1470];0)))" office:value-type="boolean" office:boolean-value="false" calcext:value-type="boolean">
            <text:p>FALSE</text:p>
          </table:table-cell>
          <table:table-cell table:formula="of:=NOT(ISERROR(MATCH([.B518];[$'BISINDO raw'.C518:$'BISINDO raw'.C1634];0)))" office:value-type="boolean" office:boolean-value="false" calcext:value-type="boolean">
            <text:p>FALSE</text:p>
          </table:table-cell>
          <table:table-cell table:formula="of:=NOT(ISERROR(MATCH([.$B518];[$'BISINDO raw'.D518:$'BISINDO raw'.D1634];0)))" office:value-type="boolean" office:boolean-value="false" calcext:value-type="boolean">
            <text:p>FALSE</text:p>
          </table:table-cell>
          <table:table-cell table:formula="of:=IF([.E518]=0;[$'BISINDO raw'.D518]; &quot;&quot;)" office:value-type="string" office:string-value="kuat(1)" calcext:value-type="string">
            <text:p>kuat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itaberduasama</text:p>
          </table:table-cell>
          <table:table-cell table:formula="of:=NOT(ISERROR(MATCH([.B519];[$'BISINDO raw'.B355:$'BISINDO raw'.B1471];0)))" office:value-type="boolean" office:boolean-value="false" calcext:value-type="boolean">
            <text:p>FALSE</text:p>
          </table:table-cell>
          <table:table-cell table:formula="of:=NOT(ISERROR(MATCH([.B519];[$'BISINDO raw'.C519:$'BISINDO raw'.C1635];0)))" office:value-type="boolean" office:boolean-value="false" calcext:value-type="boolean">
            <text:p>FALSE</text:p>
          </table:table-cell>
          <table:table-cell table:formula="of:=NOT(ISERROR(MATCH([.$B519];[$'BISINDO raw'.D519:$'BISINDO raw'.D1635];0)))" office:value-type="boolean" office:boolean-value="false" calcext:value-type="boolean">
            <text:p>FALSE</text:p>
          </table:table-cell>
          <table:table-cell table:formula="of:=IF([.E519]=0;[$'BISINDO raw'.D519]; &quot;&quot;)" office:value-type="string" office:string-value="kuat(2)" calcext:value-type="string">
            <text:p>kuat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lam</text:p>
          </table:table-cell>
          <table:table-cell table:formula="of:=NOT(ISERROR(MATCH([.B520];[$'BISINDO raw'.B1106:$'BISINDO raw'.B2222];0)))" office:value-type="boolean" office:boolean-value="false" calcext:value-type="boolean">
            <text:p>FALSE</text:p>
          </table:table-cell>
          <table:table-cell table:formula="of:=NOT(ISERROR(MATCH([.B520];[$'BISINDO raw'.C520:$'BISINDO raw'.C1636];0)))" office:value-type="boolean" office:boolean-value="false" calcext:value-type="boolean">
            <text:p>FALSE</text:p>
          </table:table-cell>
          <table:table-cell table:formula="of:=NOT(ISERROR(MATCH([.$B520];[$'BISINDO raw'.D520:$'BISINDO raw'.D1636];0)))" office:value-type="boolean" office:boolean-value="false" calcext:value-type="boolean">
            <text:p>FALSE</text:p>
          </table:table-cell>
          <table:table-cell table:formula="of:=IF([.E520]=0;[$'BISINDO raw'.D520]; &quot;&quot;)" office:value-type="string" office:string-value="kucing(1)" calcext:value-type="string">
            <text:p>kucing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song</text:p>
          </table:table-cell>
          <table:table-cell table:formula="of:=NOT(ISERROR(MATCH([.B521];[$'BISINDO raw'.B356:$'BISINDO raw'.B1472];0)))" office:value-type="boolean" office:boolean-value="true" calcext:value-type="boolean">
            <text:p>TRUE</text:p>
          </table:table-cell>
          <table:table-cell table:formula="of:=NOT(ISERROR(MATCH([.B521];[$'BISINDO raw'.C521:$'BISINDO raw'.C1637];0)))" office:value-type="boolean" office:boolean-value="false" calcext:value-type="boolean">
            <text:p>FALSE</text:p>
          </table:table-cell>
          <table:table-cell table:formula="of:=NOT(ISERROR(MATCH([.$B521];[$'BISINDO raw'.D521:$'BISINDO raw'.D1637];0)))" office:value-type="boolean" office:boolean-value="false" calcext:value-type="boolean">
            <text:p>FALSE</text:p>
          </table:table-cell>
          <table:table-cell table:formula="of:=IF([.E521]=0;[$'BISINDO raw'.D521]; &quot;&quot;)" office:value-type="string" office:string-value="kucing(2)" calcext:value-type="string">
            <text:p>kucing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ta</text:p>
          </table:table-cell>
          <table:table-cell table:formula="of:=NOT(ISERROR(MATCH([.B522];[$'BISINDO raw'.B1107:$'BISINDO raw'.B2223];0)))" office:value-type="boolean" office:boolean-value="false" calcext:value-type="boolean">
            <text:p>FALSE</text:p>
          </table:table-cell>
          <table:table-cell table:formula="of:=NOT(ISERROR(MATCH([.B522];[$'BISINDO raw'.C522:$'BISINDO raw'.C1638];0)))" office:value-type="boolean" office:boolean-value="false" calcext:value-type="boolean">
            <text:p>FALSE</text:p>
          </table:table-cell>
          <table:table-cell table:formula="of:=NOT(ISERROR(MATCH([.$B522];[$'BISINDO raw'.D522:$'BISINDO raw'.D1638];0)))" office:value-type="boolean" office:boolean-value="false" calcext:value-type="boolean">
            <text:p>FALSE</text:p>
          </table:table-cell>
          <table:table-cell table:formula="of:=IF([.E522]=0;[$'BISINDO raw'.D522]; &quot;&quot;)" office:value-type="string" office:string-value="kuda(1)" calcext:value-type="string">
            <text:p>kud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takpensil</text:p>
          </table:table-cell>
          <table:table-cell table:formula="of:=NOT(ISERROR(MATCH([.B523];[$'BISINDO raw'.B357:$'BISINDO raw'.B1473];0)))" office:value-type="boolean" office:boolean-value="false" calcext:value-type="boolean">
            <text:p>FALSE</text:p>
          </table:table-cell>
          <table:table-cell table:formula="of:=NOT(ISERROR(MATCH([.B523];[$'BISINDO raw'.C523:$'BISINDO raw'.C1639];0)))" office:value-type="boolean" office:boolean-value="false" calcext:value-type="boolean">
            <text:p>FALSE</text:p>
          </table:table-cell>
          <table:table-cell table:formula="of:=NOT(ISERROR(MATCH([.$B523];[$'BISINDO raw'.D523:$'BISINDO raw'.D1639];0)))" office:value-type="boolean" office:boolean-value="false" calcext:value-type="boolean">
            <text:p>FALSE</text:p>
          </table:table-cell>
          <table:table-cell table:formula="of:=IF([.E523]=0;[$'BISINDO raw'.D523]; &quot;&quot;)" office:value-type="string" office:string-value="kuda(2)" calcext:value-type="string">
            <text:p>kud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tor(1)</text:p>
          </table:table-cell>
          <table:table-cell table:formula="of:=NOT(ISERROR(MATCH([.B524];[$'BISINDO raw'.B358:$'BISINDO raw'.B1474];0)))" office:value-type="boolean" office:boolean-value="false" calcext:value-type="boolean">
            <text:p>FALSE</text:p>
          </table:table-cell>
          <table:table-cell table:formula="of:=NOT(ISERROR(MATCH([.B524];[$'BISINDO raw'.C524:$'BISINDO raw'.C1640];0)))" office:value-type="boolean" office:boolean-value="false" calcext:value-type="boolean">
            <text:p>FALSE</text:p>
          </table:table-cell>
          <table:table-cell table:formula="of:=NOT(ISERROR(MATCH([.$B524];[$'BISINDO raw'.D524:$'BISINDO raw'.D1640];0)))" office:value-type="boolean" office:boolean-value="false" calcext:value-type="boolean">
            <text:p>FALSE</text:p>
          </table:table-cell>
          <table:table-cell table:formula="of:=IF([.E524]=0;[$'BISINDO raw'.D524]; &quot;&quot;)" office:value-type="string" office:string-value="kuning(1)" calcext:value-type="string">
            <text:p>kuning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tor(2)</text:p>
          </table:table-cell>
          <table:table-cell table:formula="of:=NOT(ISERROR(MATCH([.B525];[$'BISINDO raw'.B359:$'BISINDO raw'.B1475];0)))" office:value-type="boolean" office:boolean-value="false" calcext:value-type="boolean">
            <text:p>FALSE</text:p>
          </table:table-cell>
          <table:table-cell table:formula="of:=NOT(ISERROR(MATCH([.B525];[$'BISINDO raw'.C525:$'BISINDO raw'.C1641];0)))" office:value-type="boolean" office:boolean-value="false" calcext:value-type="boolean">
            <text:p>FALSE</text:p>
          </table:table-cell>
          <table:table-cell table:formula="of:=NOT(ISERROR(MATCH([.$B525];[$'BISINDO raw'.D525:$'BISINDO raw'.D1641];0)))" office:value-type="boolean" office:boolean-value="false" calcext:value-type="boolean">
            <text:p>FALSE</text:p>
          </table:table-cell>
          <table:table-cell table:formula="of:=IF([.E525]=0;[$'BISINDO raw'.D525]; &quot;&quot;)" office:value-type="string" office:string-value="kuning(2)" calcext:value-type="string">
            <text:p>kuning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tor(3)</text:p>
          </table:table-cell>
          <table:table-cell table:formula="of:=NOT(ISERROR(MATCH([.B526];[$'BISINDO raw'.B360:$'BISINDO raw'.B1476];0)))" office:value-type="boolean" office:boolean-value="false" calcext:value-type="boolean">
            <text:p>FALSE</text:p>
          </table:table-cell>
          <table:table-cell table:formula="of:=NOT(ISERROR(MATCH([.B526];[$'BISINDO raw'.C526:$'BISINDO raw'.C1642];0)))" office:value-type="boolean" office:boolean-value="false" calcext:value-type="boolean">
            <text:p>FALSE</text:p>
          </table:table-cell>
          <table:table-cell table:formula="of:=NOT(ISERROR(MATCH([.$B526];[$'BISINDO raw'.D526:$'BISINDO raw'.D1642];0)))" office:value-type="boolean" office:boolean-value="false" calcext:value-type="boolean">
            <text:p>FALSE</text:p>
          </table:table-cell>
          <table:table-cell table:formula="of:=IF([.E526]=0;[$'BISINDO raw'.D526]; &quot;&quot;)" office:value-type="string" office:string-value="kuno(1)" calcext:value-type="string">
            <text:p>kuno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at(1)</text:p>
          </table:table-cell>
          <table:table-cell table:formula="of:=NOT(ISERROR(MATCH([.B527];[$'BISINDO raw'.B361:$'BISINDO raw'.B1477];0)))" office:value-type="boolean" office:boolean-value="false" calcext:value-type="boolean">
            <text:p>FALSE</text:p>
          </table:table-cell>
          <table:table-cell table:formula="of:=NOT(ISERROR(MATCH([.B527];[$'BISINDO raw'.C527:$'BISINDO raw'.C1643];0)))" office:value-type="boolean" office:boolean-value="false" calcext:value-type="boolean">
            <text:p>FALSE</text:p>
          </table:table-cell>
          <table:table-cell table:formula="of:=NOT(ISERROR(MATCH([.$B527];[$'BISINDO raw'.D527:$'BISINDO raw'.D1643];0)))" office:value-type="boolean" office:boolean-value="false" calcext:value-type="boolean">
            <text:p>FALSE</text:p>
          </table:table-cell>
          <table:table-cell table:formula="of:=IF([.E527]=0;[$'BISINDO raw'.D527]; &quot;&quot;)" office:value-type="string" office:string-value="kuno(2)" calcext:value-type="string">
            <text:p>kuno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at(2)</text:p>
          </table:table-cell>
          <table:table-cell table:formula="of:=NOT(ISERROR(MATCH([.B528];[$'BISINDO raw'.B362:$'BISINDO raw'.B1478];0)))" office:value-type="boolean" office:boolean-value="false" calcext:value-type="boolean">
            <text:p>FALSE</text:p>
          </table:table-cell>
          <table:table-cell table:formula="of:=NOT(ISERROR(MATCH([.B528];[$'BISINDO raw'.C528:$'BISINDO raw'.C1644];0)))" office:value-type="boolean" office:boolean-value="false" calcext:value-type="boolean">
            <text:p>FALSE</text:p>
          </table:table-cell>
          <table:table-cell table:formula="of:=NOT(ISERROR(MATCH([.$B528];[$'BISINDO raw'.D528:$'BISINDO raw'.D1644];0)))" office:value-type="boolean" office:boolean-value="false" calcext:value-type="boolean">
            <text:p>FALSE</text:p>
          </table:table-cell>
          <table:table-cell table:formula="of:=IF([.E528]=0;[$'BISINDO raw'.D528]; &quot;&quot;)" office:value-type="string" office:string-value="kunyah" calcext:value-type="string">
            <text:p>kunya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cing(1)</text:p>
          </table:table-cell>
          <table:table-cell table:formula="of:=NOT(ISERROR(MATCH([.B529];[$'BISINDO raw'.B363:$'BISINDO raw'.B1479];0)))" office:value-type="boolean" office:boolean-value="false" calcext:value-type="boolean">
            <text:p>FALSE</text:p>
          </table:table-cell>
          <table:table-cell table:formula="of:=NOT(ISERROR(MATCH([.B529];[$'BISINDO raw'.C529:$'BISINDO raw'.C1645];0)))" office:value-type="boolean" office:boolean-value="false" calcext:value-type="boolean">
            <text:p>FALSE</text:p>
          </table:table-cell>
          <table:table-cell table:formula="of:=NOT(ISERROR(MATCH([.$B529];[$'BISINDO raw'.D529:$'BISINDO raw'.D1645];0)))" office:value-type="boolean" office:boolean-value="false" calcext:value-type="boolean">
            <text:p>FALSE</text:p>
          </table:table-cell>
          <table:table-cell table:formula="of:=IF([.E529]=0;[$'BISINDO raw'.D529]; &quot;&quot;)" office:value-type="string" office:string-value="kura-kura(1)" calcext:value-type="string">
            <text:p>kura-kur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cing(2)</text:p>
          </table:table-cell>
          <table:table-cell table:formula="of:=NOT(ISERROR(MATCH([.B530];[$'BISINDO raw'.B364:$'BISINDO raw'.B1480];0)))" office:value-type="boolean" office:boolean-value="false" calcext:value-type="boolean">
            <text:p>FALSE</text:p>
          </table:table-cell>
          <table:table-cell table:formula="of:=NOT(ISERROR(MATCH([.B530];[$'BISINDO raw'.C530:$'BISINDO raw'.C1646];0)))" office:value-type="boolean" office:boolean-value="false" calcext:value-type="boolean">
            <text:p>FALSE</text:p>
          </table:table-cell>
          <table:table-cell table:formula="of:=NOT(ISERROR(MATCH([.$B530];[$'BISINDO raw'.D530:$'BISINDO raw'.D1646];0)))" office:value-type="boolean" office:boolean-value="false" calcext:value-type="boolean">
            <text:p>FALSE</text:p>
          </table:table-cell>
          <table:table-cell table:formula="of:=IF([.E530]=0;[$'BISINDO raw'.D530]; &quot;&quot;)" office:value-type="string" office:string-value="kura-kura(2)" calcext:value-type="string">
            <text:p>kura-kur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a(1)</text:p>
          </table:table-cell>
          <table:table-cell table:formula="of:=NOT(ISERROR(MATCH([.B531];[$'BISINDO raw'.B365:$'BISINDO raw'.B1481];0)))" office:value-type="boolean" office:boolean-value="false" calcext:value-type="boolean">
            <text:p>FALSE</text:p>
          </table:table-cell>
          <table:table-cell table:formula="of:=NOT(ISERROR(MATCH([.B531];[$'BISINDO raw'.C531:$'BISINDO raw'.C1647];0)))" office:value-type="boolean" office:boolean-value="false" calcext:value-type="boolean">
            <text:p>FALSE</text:p>
          </table:table-cell>
          <table:table-cell table:formula="of:=NOT(ISERROR(MATCH([.$B531];[$'BISINDO raw'.D531:$'BISINDO raw'.D1647];0)))" office:value-type="boolean" office:boolean-value="false" calcext:value-type="boolean">
            <text:p>FALSE</text:p>
          </table:table-cell>
          <table:table-cell table:formula="of:=IF([.E531]=0;[$'BISINDO raw'.D531]; &quot;&quot;)" office:value-type="string" office:string-value="kurang" calcext:value-type="string">
            <text:p>kur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a(2)</text:p>
          </table:table-cell>
          <table:table-cell table:formula="of:=NOT(ISERROR(MATCH([.B532];[$'BISINDO raw'.B366:$'BISINDO raw'.B1482];0)))" office:value-type="boolean" office:boolean-value="false" calcext:value-type="boolean">
            <text:p>FALSE</text:p>
          </table:table-cell>
          <table:table-cell table:formula="of:=NOT(ISERROR(MATCH([.B532];[$'BISINDO raw'.C532:$'BISINDO raw'.C1648];0)))" office:value-type="boolean" office:boolean-value="false" calcext:value-type="boolean">
            <text:p>FALSE</text:p>
          </table:table-cell>
          <table:table-cell table:formula="of:=NOT(ISERROR(MATCH([.$B532];[$'BISINDO raw'.D532:$'BISINDO raw'.D1648];0)))" office:value-type="boolean" office:boolean-value="false" calcext:value-type="boolean">
            <text:p>FALSE</text:p>
          </table:table-cell>
          <table:table-cell table:formula="of:=IF([.E532]=0;[$'BISINDO raw'.D532]; &quot;&quot;)" office:value-type="string" office:string-value="kurus" calcext:value-type="string">
            <text:p>kur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ning(1)</text:p>
          </table:table-cell>
          <table:table-cell table:formula="of:=NOT(ISERROR(MATCH([.B533];[$'BISINDO raw'.B367:$'BISINDO raw'.B1483];0)))" office:value-type="boolean" office:boolean-value="false" calcext:value-type="boolean">
            <text:p>FALSE</text:p>
          </table:table-cell>
          <table:table-cell table:formula="of:=NOT(ISERROR(MATCH([.B533];[$'BISINDO raw'.C533:$'BISINDO raw'.C1649];0)))" office:value-type="boolean" office:boolean-value="false" calcext:value-type="boolean">
            <text:p>FALSE</text:p>
          </table:table-cell>
          <table:table-cell table:formula="of:=NOT(ISERROR(MATCH([.$B533];[$'BISINDO raw'.D533:$'BISINDO raw'.D1649];0)))" office:value-type="boolean" office:boolean-value="false" calcext:value-type="boolean">
            <text:p>FALSE</text:p>
          </table:table-cell>
          <table:table-cell table:formula="of:=IF([.E533]=0;[$'BISINDO raw'.D533]; &quot;&quot;)" office:value-type="string" office:string-value="kusut(1)" calcext:value-type="string">
            <text:p>kusut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ning(2)</text:p>
          </table:table-cell>
          <table:table-cell table:formula="of:=NOT(ISERROR(MATCH([.B534];[$'BISINDO raw'.B368:$'BISINDO raw'.B1484];0)))" office:value-type="boolean" office:boolean-value="false" calcext:value-type="boolean">
            <text:p>FALSE</text:p>
          </table:table-cell>
          <table:table-cell table:formula="of:=NOT(ISERROR(MATCH([.B534];[$'BISINDO raw'.C534:$'BISINDO raw'.C1650];0)))" office:value-type="boolean" office:boolean-value="false" calcext:value-type="boolean">
            <text:p>FALSE</text:p>
          </table:table-cell>
          <table:table-cell table:formula="of:=NOT(ISERROR(MATCH([.$B534];[$'BISINDO raw'.D534:$'BISINDO raw'.D1650];0)))" office:value-type="boolean" office:boolean-value="false" calcext:value-type="boolean">
            <text:p>FALSE</text:p>
          </table:table-cell>
          <table:table-cell table:formula="of:=IF([.E534]=0;[$'BISINDO raw'.D534]; &quot;&quot;)" office:value-type="string" office:string-value="kusut(2)" calcext:value-type="string">
            <text:p>kusut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no(1)</text:p>
          </table:table-cell>
          <table:table-cell table:formula="of:=NOT(ISERROR(MATCH([.B535];[$'BISINDO raw'.B369:$'BISINDO raw'.B1485];0)))" office:value-type="boolean" office:boolean-value="true" calcext:value-type="boolean">
            <text:p>TRUE</text:p>
          </table:table-cell>
          <table:table-cell table:formula="of:=NOT(ISERROR(MATCH([.B535];[$'BISINDO raw'.C535:$'BISINDO raw'.C1651];0)))" office:value-type="boolean" office:boolean-value="false" calcext:value-type="boolean">
            <text:p>FALSE</text:p>
          </table:table-cell>
          <table:table-cell table:formula="of:=NOT(ISERROR(MATCH([.$B535];[$'BISINDO raw'.D535:$'BISINDO raw'.D1651];0)))" office:value-type="boolean" office:boolean-value="false" calcext:value-type="boolean">
            <text:p>FALSE</text:p>
          </table:table-cell>
          <table:table-cell table:formula="of:=IF([.E535]=0;[$'BISINDO raw'.D535]; &quot;&quot;)" office:value-type="string" office:string-value="l" calcext:value-type="string">
            <text:p>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no(2)</text:p>
          </table:table-cell>
          <table:table-cell table:formula="of:=NOT(ISERROR(MATCH([.B536];[$'BISINDO raw'.B370:$'BISINDO raw'.B1486];0)))" office:value-type="boolean" office:boolean-value="true" calcext:value-type="boolean">
            <text:p>TRUE</text:p>
          </table:table-cell>
          <table:table-cell table:formula="of:=NOT(ISERROR(MATCH([.B536];[$'BISINDO raw'.C536:$'BISINDO raw'.C1652];0)))" office:value-type="boolean" office:boolean-value="false" calcext:value-type="boolean">
            <text:p>FALSE</text:p>
          </table:table-cell>
          <table:table-cell table:formula="of:=NOT(ISERROR(MATCH([.$B536];[$'BISINDO raw'.D536:$'BISINDO raw'.D1652];0)))" office:value-type="boolean" office:boolean-value="false" calcext:value-type="boolean">
            <text:p>FALSE</text:p>
          </table:table-cell>
          <table:table-cell table:formula="of:=IF([.E536]=0;[$'BISINDO raw'.D536]; &quot;&quot;)" office:value-type="string" office:string-value="lagi(1)" calcext:value-type="string">
            <text:p>lagi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nyah</text:p>
          </table:table-cell>
          <table:table-cell table:formula="of:=NOT(ISERROR(MATCH([.B537];[$'BISINDO raw'.B371:$'BISINDO raw'.B1487];0)))" office:value-type="boolean" office:boolean-value="true" calcext:value-type="boolean">
            <text:p>TRUE</text:p>
          </table:table-cell>
          <table:table-cell table:formula="of:=NOT(ISERROR(MATCH([.B537];[$'BISINDO raw'.C537:$'BISINDO raw'.C1653];0)))" office:value-type="boolean" office:boolean-value="false" calcext:value-type="boolean">
            <text:p>FALSE</text:p>
          </table:table-cell>
          <table:table-cell table:formula="of:=NOT(ISERROR(MATCH([.$B537];[$'BISINDO raw'.D537:$'BISINDO raw'.D1653];0)))" office:value-type="boolean" office:boolean-value="false" calcext:value-type="boolean">
            <text:p>FALSE</text:p>
          </table:table-cell>
          <table:table-cell table:formula="of:=IF([.E537]=0;[$'BISINDO raw'.D537]; &quot;&quot;)" office:value-type="string" office:string-value="lagi(2)" calcext:value-type="string">
            <text:p>lagi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ra-kura(1)</text:p>
          </table:table-cell>
          <table:table-cell table:formula="of:=NOT(ISERROR(MATCH([.B538];[$'BISINDO raw'.B372:$'BISINDO raw'.B1488];0)))" office:value-type="boolean" office:boolean-value="false" calcext:value-type="boolean">
            <text:p>FALSE</text:p>
          </table:table-cell>
          <table:table-cell table:formula="of:=NOT(ISERROR(MATCH([.B538];[$'BISINDO raw'.C538:$'BISINDO raw'.C1654];0)))" office:value-type="boolean" office:boolean-value="false" calcext:value-type="boolean">
            <text:p>FALSE</text:p>
          </table:table-cell>
          <table:table-cell table:formula="of:=NOT(ISERROR(MATCH([.$B538];[$'BISINDO raw'.D538:$'BISINDO raw'.D1654];0)))" office:value-type="boolean" office:boolean-value="false" calcext:value-type="boolean">
            <text:p>FALSE</text:p>
          </table:table-cell>
          <table:table-cell table:formula="of:=IF([.E538]=0;[$'BISINDO raw'.D538]; &quot;&quot;)" office:value-type="string" office:string-value="lahir" calcext:value-type="string">
            <text:p>lahi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ra-kura(2)</text:p>
          </table:table-cell>
          <table:table-cell table:formula="of:=NOT(ISERROR(MATCH([.B539];[$'BISINDO raw'.B373:$'BISINDO raw'.B1489];0)))" office:value-type="boolean" office:boolean-value="false" calcext:value-type="boolean">
            <text:p>FALSE</text:p>
          </table:table-cell>
          <table:table-cell table:formula="of:=NOT(ISERROR(MATCH([.B539];[$'BISINDO raw'.C539:$'BISINDO raw'.C1655];0)))" office:value-type="boolean" office:boolean-value="false" calcext:value-type="boolean">
            <text:p>FALSE</text:p>
          </table:table-cell>
          <table:table-cell table:formula="of:=NOT(ISERROR(MATCH([.$B539];[$'BISINDO raw'.D539:$'BISINDO raw'.D1655];0)))" office:value-type="boolean" office:boolean-value="false" calcext:value-type="boolean">
            <text:p>FALSE</text:p>
          </table:table-cell>
          <table:table-cell table:formula="of:=IF([.E539]=0;[$'BISINDO raw'.D539]; &quot;&quot;)" office:value-type="string" office:string-value="lain" calcext:value-type="string">
            <text:p>la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rang</text:p>
          </table:table-cell>
          <table:table-cell table:formula="of:=NOT(ISERROR(MATCH([.B540];[$'BISINDO raw'.B374:$'BISINDO raw'.B1490];0)))" office:value-type="boolean" office:boolean-value="true" calcext:value-type="boolean">
            <text:p>TRUE</text:p>
          </table:table-cell>
          <table:table-cell table:formula="of:=NOT(ISERROR(MATCH([.B540];[$'BISINDO raw'.C540:$'BISINDO raw'.C1656];0)))" office:value-type="boolean" office:boolean-value="false" calcext:value-type="boolean">
            <text:p>FALSE</text:p>
          </table:table-cell>
          <table:table-cell table:formula="of:=NOT(ISERROR(MATCH([.$B540];[$'BISINDO raw'.D540:$'BISINDO raw'.D1656];0)))" office:value-type="boolean" office:boolean-value="false" calcext:value-type="boolean">
            <text:p>FALSE</text:p>
          </table:table-cell>
          <table:table-cell table:formula="of:=IF([.E540]=0;[$'BISINDO raw'.D540]; &quot;&quot;)" office:value-type="string" office:string-value="laki-laki" calcext:value-type="string">
            <text:p>laki-lak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rus</text:p>
          </table:table-cell>
          <table:table-cell table:formula="of:=NOT(ISERROR(MATCH([.B541];[$'BISINDO raw'.B375:$'BISINDO raw'.B1491];0)))" office:value-type="boolean" office:boolean-value="true" calcext:value-type="boolean">
            <text:p>TRUE</text:p>
          </table:table-cell>
          <table:table-cell table:formula="of:=NOT(ISERROR(MATCH([.B541];[$'BISINDO raw'.C541:$'BISINDO raw'.C1657];0)))" office:value-type="boolean" office:boolean-value="false" calcext:value-type="boolean">
            <text:p>FALSE</text:p>
          </table:table-cell>
          <table:table-cell table:formula="of:=NOT(ISERROR(MATCH([.$B541];[$'BISINDO raw'.D541:$'BISINDO raw'.D1657];0)))" office:value-type="boolean" office:boolean-value="false" calcext:value-type="boolean">
            <text:p>FALSE</text:p>
          </table:table-cell>
          <table:table-cell table:formula="of:=IF([.E541]=0;[$'BISINDO raw'.D541]; &quot;&quot;)" office:value-type="string" office:string-value="lampulalulintas" calcext:value-type="string">
            <text:p>lampulalulint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sut(1)</text:p>
          </table:table-cell>
          <table:table-cell table:formula="of:=NOT(ISERROR(MATCH([.B542];[$'BISINDO raw'.B376:$'BISINDO raw'.B1492];0)))" office:value-type="boolean" office:boolean-value="true" calcext:value-type="boolean">
            <text:p>TRUE</text:p>
          </table:table-cell>
          <table:table-cell table:formula="of:=NOT(ISERROR(MATCH([.B542];[$'BISINDO raw'.C542:$'BISINDO raw'.C1658];0)))" office:value-type="boolean" office:boolean-value="false" calcext:value-type="boolean">
            <text:p>FALSE</text:p>
          </table:table-cell>
          <table:table-cell table:formula="of:=NOT(ISERROR(MATCH([.$B542];[$'BISINDO raw'.D542:$'BISINDO raw'.D1658];0)))" office:value-type="boolean" office:boolean-value="false" calcext:value-type="boolean">
            <text:p>FALSE</text:p>
          </table:table-cell>
          <table:table-cell table:formula="of:=IF([.E542]=0;[$'BISINDO raw'.D542]; &quot;&quot;)" office:value-type="string" office:string-value="landak" calcext:value-type="string">
            <text:p>landa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sut(2)</text:p>
          </table:table-cell>
          <table:table-cell table:formula="of:=NOT(ISERROR(MATCH([.B543];[$'BISINDO raw'.B377:$'BISINDO raw'.B1493];0)))" office:value-type="boolean" office:boolean-value="true" calcext:value-type="boolean">
            <text:p>TRUE</text:p>
          </table:table-cell>
          <table:table-cell table:formula="of:=NOT(ISERROR(MATCH([.B543];[$'BISINDO raw'.C543:$'BISINDO raw'.C1659];0)))" office:value-type="boolean" office:boolean-value="false" calcext:value-type="boolean">
            <text:p>FALSE</text:p>
          </table:table-cell>
          <table:table-cell table:formula="of:=NOT(ISERROR(MATCH([.$B543];[$'BISINDO raw'.D543:$'BISINDO raw'.D1659];0)))" office:value-type="boolean" office:boolean-value="false" calcext:value-type="boolean">
            <text:p>FALSE</text:p>
          </table:table-cell>
          <table:table-cell table:formula="of:=IF([.E543]=0;[$'BISINDO raw'.D543]; &quot;&quot;)" office:value-type="string" office:string-value="lantai" calcext:value-type="string">
            <text:p>lant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formula="of:=NOT(ISERROR(MATCH([.B544];[$'BISINDO raw'.B378:$'BISINDO raw'.B1494];0)))" office:value-type="boolean" office:boolean-value="true" calcext:value-type="boolean">
            <text:p>TRUE</text:p>
          </table:table-cell>
          <table:table-cell table:formula="of:=NOT(ISERROR(MATCH([.B544];[$'BISINDO raw'.C544:$'BISINDO raw'.C1660];0)))" office:value-type="boolean" office:boolean-value="false" calcext:value-type="boolean">
            <text:p>FALSE</text:p>
          </table:table-cell>
          <table:table-cell table:formula="of:=NOT(ISERROR(MATCH([.$B544];[$'BISINDO raw'.D544:$'BISINDO raw'.D1660];0)))" office:value-type="boolean" office:boolean-value="false" calcext:value-type="boolean">
            <text:p>FALSE</text:p>
          </table:table-cell>
          <table:table-cell table:formula="of:=IF([.E544]=0;[$'BISINDO raw'.D544]; &quot;&quot;)" office:value-type="string" office:string-value="lantai" calcext:value-type="string">
            <text:p>lant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gi(1)</text:p>
          </table:table-cell>
          <table:table-cell table:formula="of:=NOT(ISERROR(MATCH([.B545];[$'BISINDO raw'.B379:$'BISINDO raw'.B1495];0)))" office:value-type="boolean" office:boolean-value="false" calcext:value-type="boolean">
            <text:p>FALSE</text:p>
          </table:table-cell>
          <table:table-cell table:formula="of:=NOT(ISERROR(MATCH([.B545];[$'BISINDO raw'.C545:$'BISINDO raw'.C1661];0)))" office:value-type="boolean" office:boolean-value="false" calcext:value-type="boolean">
            <text:p>FALSE</text:p>
          </table:table-cell>
          <table:table-cell table:formula="of:=NOT(ISERROR(MATCH([.$B545];[$'BISINDO raw'.D545:$'BISINDO raw'.D1661];0)))" office:value-type="boolean" office:boolean-value="false" calcext:value-type="boolean">
            <text:p>FALSE</text:p>
          </table:table-cell>
          <table:table-cell table:formula="of:=IF([.E545]=0;[$'BISINDO raw'.D545]; &quot;&quot;)" office:value-type="string" office:string-value="lantai-dua" calcext:value-type="string">
            <text:p>lantai-du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gi(2)</text:p>
          </table:table-cell>
          <table:table-cell table:formula="of:=NOT(ISERROR(MATCH([.B546];[$'BISINDO raw'.B380:$'BISINDO raw'.B1496];0)))" office:value-type="boolean" office:boolean-value="false" calcext:value-type="boolean">
            <text:p>FALSE</text:p>
          </table:table-cell>
          <table:table-cell table:formula="of:=NOT(ISERROR(MATCH([.B546];[$'BISINDO raw'.C546:$'BISINDO raw'.C1662];0)))" office:value-type="boolean" office:boolean-value="false" calcext:value-type="boolean">
            <text:p>FALSE</text:p>
          </table:table-cell>
          <table:table-cell table:formula="of:=NOT(ISERROR(MATCH([.$B546];[$'BISINDO raw'.D546:$'BISINDO raw'.D1662];0)))" office:value-type="boolean" office:boolean-value="false" calcext:value-type="boolean">
            <text:p>FALSE</text:p>
          </table:table-cell>
          <table:table-cell table:formula="of:=IF([.E546]=0;[$'BISINDO raw'.D546]; &quot;&quot;)" office:value-type="string" office:string-value="lantai-satu" calcext:value-type="string">
            <text:p>lantai-sat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hir</text:p>
          </table:table-cell>
          <table:table-cell table:formula="of:=NOT(ISERROR(MATCH([.B547];[$'BISINDO raw'.B1108:$'BISINDO raw'.B2224];0)))" office:value-type="boolean" office:boolean-value="false" calcext:value-type="boolean">
            <text:p>FALSE</text:p>
          </table:table-cell>
          <table:table-cell table:formula="of:=NOT(ISERROR(MATCH([.B547];[$'BISINDO raw'.C547:$'BISINDO raw'.C1663];0)))" office:value-type="boolean" office:boolean-value="false" calcext:value-type="boolean">
            <text:p>FALSE</text:p>
          </table:table-cell>
          <table:table-cell table:formula="of:=NOT(ISERROR(MATCH([.$B547];[$'BISINDO raw'.D547:$'BISINDO raw'.D1663];0)))" office:value-type="boolean" office:boolean-value="false" calcext:value-type="boolean">
            <text:p>FALSE</text:p>
          </table:table-cell>
          <table:table-cell table:formula="of:=IF([.E547]=0;[$'BISINDO raw'.D547]; &quot;&quot;)" office:value-type="string" office:string-value="lantai-tiga" calcext:value-type="string">
            <text:p>lantai-tig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in</text:p>
          </table:table-cell>
          <table:table-cell table:formula="of:=NOT(ISERROR(MATCH([.B548];[$'BISINDO raw'.B381:$'BISINDO raw'.B1497];0)))" office:value-type="boolean" office:boolean-value="true" calcext:value-type="boolean">
            <text:p>TRUE</text:p>
          </table:table-cell>
          <table:table-cell table:formula="of:=NOT(ISERROR(MATCH([.B548];[$'BISINDO raw'.C548:$'BISINDO raw'.C1664];0)))" office:value-type="boolean" office:boolean-value="false" calcext:value-type="boolean">
            <text:p>FALSE</text:p>
          </table:table-cell>
          <table:table-cell table:formula="of:=NOT(ISERROR(MATCH([.$B548];[$'BISINDO raw'.D548:$'BISINDO raw'.D1664];0)))" office:value-type="boolean" office:boolean-value="false" calcext:value-type="boolean">
            <text:p>FALSE</text:p>
          </table:table-cell>
          <table:table-cell table:formula="of:=IF([.E548]=0;[$'BISINDO raw'.D548]; &quot;&quot;)" office:value-type="string" office:string-value="lantaidua" calcext:value-type="string">
            <text:p>lantaidu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ki-laki</text:p>
          </table:table-cell>
          <table:table-cell table:formula="of:=NOT(ISERROR(MATCH([.B549];[$'BISINDO raw'.B382:$'BISINDO raw'.B1498];0)))" office:value-type="boolean" office:boolean-value="true" calcext:value-type="boolean">
            <text:p>TRUE</text:p>
          </table:table-cell>
          <table:table-cell table:formula="of:=NOT(ISERROR(MATCH([.B549];[$'BISINDO raw'.C549:$'BISINDO raw'.C1665];0)))" office:value-type="boolean" office:boolean-value="false" calcext:value-type="boolean">
            <text:p>FALSE</text:p>
          </table:table-cell>
          <table:table-cell table:formula="of:=NOT(ISERROR(MATCH([.$B549];[$'BISINDO raw'.D549:$'BISINDO raw'.D1665];0)))" office:value-type="boolean" office:boolean-value="false" calcext:value-type="boolean">
            <text:p>FALSE</text:p>
          </table:table-cell>
          <table:table-cell table:formula="of:=IF([.E549]=0;[$'BISINDO raw'.D549]; &quot;&quot;)" office:value-type="string" office:string-value="lantaisatu" calcext:value-type="string">
            <text:p>lantaisat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mpulalulintas</text:p>
          </table:table-cell>
          <table:table-cell table:formula="of:=NOT(ISERROR(MATCH([.B550];[$'BISINDO raw'.B383:$'BISINDO raw'.B1499];0)))" office:value-type="boolean" office:boolean-value="false" calcext:value-type="boolean">
            <text:p>FALSE</text:p>
          </table:table-cell>
          <table:table-cell table:formula="of:=NOT(ISERROR(MATCH([.B550];[$'BISINDO raw'.C550:$'BISINDO raw'.C1666];0)))" office:value-type="boolean" office:boolean-value="false" calcext:value-type="boolean">
            <text:p>FALSE</text:p>
          </table:table-cell>
          <table:table-cell table:formula="of:=NOT(ISERROR(MATCH([.$B550];[$'BISINDO raw'.D550:$'BISINDO raw'.D1666];0)))" office:value-type="boolean" office:boolean-value="false" calcext:value-type="boolean">
            <text:p>FALSE</text:p>
          </table:table-cell>
          <table:table-cell table:formula="of:=IF([.E550]=0;[$'BISINDO raw'.D550]; &quot;&quot;)" office:value-type="string" office:string-value="lantaitiga" calcext:value-type="string">
            <text:p>lantaitig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ak</text:p>
          </table:table-cell>
          <table:table-cell table:formula="of:=NOT(ISERROR(MATCH([.B551];[$'BISINDO raw'.B384:$'BISINDO raw'.B1500];0)))" office:value-type="boolean" office:boolean-value="true" calcext:value-type="boolean">
            <text:p>TRUE</text:p>
          </table:table-cell>
          <table:table-cell table:formula="of:=NOT(ISERROR(MATCH([.B551];[$'BISINDO raw'.C551:$'BISINDO raw'.C1667];0)))" office:value-type="boolean" office:boolean-value="false" calcext:value-type="boolean">
            <text:p>FALSE</text:p>
          </table:table-cell>
          <table:table-cell table:formula="of:=NOT(ISERROR(MATCH([.$B551];[$'BISINDO raw'.D551:$'BISINDO raw'.D1667];0)))" office:value-type="boolean" office:boolean-value="false" calcext:value-type="boolean">
            <text:p>FALSE</text:p>
          </table:table-cell>
          <table:table-cell table:formula="of:=IF([.E551]=0;[$'BISINDO raw'.D551]; &quot;&quot;)" office:value-type="string" office:string-value="lapar" calcext:value-type="string">
            <text:p>lap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tai</text:p>
          </table:table-cell>
          <table:table-cell table:formula="of:=NOT(ISERROR(MATCH([.B552];[$'BISINDO raw'.B1109:$'BISINDO raw'.B2225];0)))" office:value-type="boolean" office:boolean-value="false" calcext:value-type="boolean">
            <text:p>FALSE</text:p>
          </table:table-cell>
          <table:table-cell table:formula="of:=NOT(ISERROR(MATCH([.B552];[$'BISINDO raw'.C552:$'BISINDO raw'.C1668];0)))" office:value-type="boolean" office:boolean-value="false" calcext:value-type="boolean">
            <text:p>FALSE</text:p>
          </table:table-cell>
          <table:table-cell table:formula="of:=NOT(ISERROR(MATCH([.$B552];[$'BISINDO raw'.D552:$'BISINDO raw'.D1668];0)))" office:value-type="boolean" office:boolean-value="false" calcext:value-type="boolean">
            <text:p>FALSE</text:p>
          </table:table-cell>
          <table:table-cell table:formula="of:=IF([.E552]=0;[$'BISINDO raw'.D552]; &quot;&quot;)" office:value-type="string" office:string-value="laribinatang" calcext:value-type="string">
            <text:p>laribinat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taidua</text:p>
          </table:table-cell>
          <table:table-cell table:formula="of:=NOT(ISERROR(MATCH([.B553];[$'BISINDO raw'.B1110:$'BISINDO raw'.B2226];0)))" office:value-type="boolean" office:boolean-value="false" calcext:value-type="boolean">
            <text:p>FALSE</text:p>
          </table:table-cell>
          <table:table-cell table:formula="of:=NOT(ISERROR(MATCH([.B553];[$'BISINDO raw'.C553:$'BISINDO raw'.C1669];0)))" office:value-type="boolean" office:boolean-value="false" calcext:value-type="boolean">
            <text:p>FALSE</text:p>
          </table:table-cell>
          <table:table-cell table:formula="of:=NOT(ISERROR(MATCH([.$B553];[$'BISINDO raw'.D553:$'BISINDO raw'.D1669];0)))" office:value-type="boolean" office:boolean-value="false" calcext:value-type="boolean">
            <text:p>FALSE</text:p>
          </table:table-cell>
          <table:table-cell table:formula="of:=IF([.E553]=0;[$'BISINDO raw'.D553]; &quot;&quot;)" office:value-type="string" office:string-value="larutmalam" calcext:value-type="string">
            <text:p>larutmal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taisatu</text:p>
          </table:table-cell>
          <table:table-cell table:formula="of:=NOT(ISERROR(MATCH([.B554];[$'BISINDO raw'.B1111:$'BISINDO raw'.B2227];0)))" office:value-type="boolean" office:boolean-value="false" calcext:value-type="boolean">
            <text:p>FALSE</text:p>
          </table:table-cell>
          <table:table-cell table:formula="of:=NOT(ISERROR(MATCH([.B554];[$'BISINDO raw'.C554:$'BISINDO raw'.C1670];0)))" office:value-type="boolean" office:boolean-value="false" calcext:value-type="boolean">
            <text:p>FALSE</text:p>
          </table:table-cell>
          <table:table-cell table:formula="of:=NOT(ISERROR(MATCH([.$B554];[$'BISINDO raw'.D554:$'BISINDO raw'.D1670];0)))" office:value-type="boolean" office:boolean-value="false" calcext:value-type="boolean">
            <text:p>FALSE</text:p>
          </table:table-cell>
          <table:table-cell table:formula="of:=IF([.E554]=0;[$'BISINDO raw'.D554]; &quot;&quot;)" office:value-type="string" office:string-value="laut" calcext:value-type="string">
            <text:p>lau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taitiga</text:p>
          </table:table-cell>
          <table:table-cell table:formula="of:=NOT(ISERROR(MATCH([.B555];[$'BISINDO raw'.B1112:$'BISINDO raw'.B2228];0)))" office:value-type="boolean" office:boolean-value="false" calcext:value-type="boolean">
            <text:p>FALSE</text:p>
          </table:table-cell>
          <table:table-cell table:formula="of:=NOT(ISERROR(MATCH([.B555];[$'BISINDO raw'.C555:$'BISINDO raw'.C1671];0)))" office:value-type="boolean" office:boolean-value="false" calcext:value-type="boolean">
            <text:p>FALSE</text:p>
          </table:table-cell>
          <table:table-cell table:formula="of:=NOT(ISERROR(MATCH([.$B555];[$'BISINDO raw'.D555:$'BISINDO raw'.D1671];0)))" office:value-type="boolean" office:boolean-value="false" calcext:value-type="boolean">
            <text:p>FALSE</text:p>
          </table:table-cell>
          <table:table-cell table:formula="of:=IF([.E555]=0;[$'BISINDO raw'.D555]; &quot;&quot;)" office:value-type="string" office:string-value="laut" calcext:value-type="string">
            <text:p>lau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par</text:p>
          </table:table-cell>
          <table:table-cell table:formula="of:=NOT(ISERROR(MATCH([.B556];[$'BISINDO raw'.B385:$'BISINDO raw'.B1501];0)))" office:value-type="boolean" office:boolean-value="true" calcext:value-type="boolean">
            <text:p>TRUE</text:p>
          </table:table-cell>
          <table:table-cell table:formula="of:=NOT(ISERROR(MATCH([.B556];[$'BISINDO raw'.C556:$'BISINDO raw'.C1672];0)))" office:value-type="boolean" office:boolean-value="false" calcext:value-type="boolean">
            <text:p>FALSE</text:p>
          </table:table-cell>
          <table:table-cell table:formula="of:=NOT(ISERROR(MATCH([.$B556];[$'BISINDO raw'.D556:$'BISINDO raw'.D1672];0)))" office:value-type="boolean" office:boolean-value="false" calcext:value-type="boolean">
            <text:p>FALSE</text:p>
          </table:table-cell>
          <table:table-cell table:formula="of:=IF([.E556]=0;[$'BISINDO raw'.D556]; &quot;&quot;)" office:value-type="string" office:string-value="lebar(1)" calcext:value-type="string">
            <text:p>lebar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ri(binatang)</text:p>
          </table:table-cell>
          <table:table-cell table:formula="of:=NOT(ISERROR(MATCH([.B557];[$'BISINDO raw'.B386:$'BISINDO raw'.B1502];0)))" office:value-type="boolean" office:boolean-value="false" calcext:value-type="boolean">
            <text:p>FALSE</text:p>
          </table:table-cell>
          <table:table-cell table:formula="of:=NOT(ISERROR(MATCH([.B557];[$'BISINDO raw'.C557:$'BISINDO raw'.C1673];0)))" office:value-type="boolean" office:boolean-value="false" calcext:value-type="boolean">
            <text:p>FALSE</text:p>
          </table:table-cell>
          <table:table-cell table:formula="of:=NOT(ISERROR(MATCH([.$B557];[$'BISINDO raw'.D557:$'BISINDO raw'.D1673];0)))" office:value-type="boolean" office:boolean-value="false" calcext:value-type="boolean">
            <text:p>FALSE</text:p>
          </table:table-cell>
          <table:table-cell table:formula="of:=IF([.E557]=0;[$'BISINDO raw'.D557]; &quot;&quot;)" office:value-type="string" office:string-value="lebar(2)_luas" calcext:value-type="string">
            <text:p>lebar(2)_lu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rutmalam</text:p>
          </table:table-cell>
          <table:table-cell table:formula="of:=NOT(ISERROR(MATCH([.B558];[$'BISINDO raw'.B387:$'BISINDO raw'.B1503];0)))" office:value-type="boolean" office:boolean-value="false" calcext:value-type="boolean">
            <text:p>FALSE</text:p>
          </table:table-cell>
          <table:table-cell table:formula="of:=NOT(ISERROR(MATCH([.B558];[$'BISINDO raw'.C558:$'BISINDO raw'.C1674];0)))" office:value-type="boolean" office:boolean-value="false" calcext:value-type="boolean">
            <text:p>FALSE</text:p>
          </table:table-cell>
          <table:table-cell table:formula="of:=NOT(ISERROR(MATCH([.$B558];[$'BISINDO raw'.D558:$'BISINDO raw'.D1674];0)))" office:value-type="boolean" office:boolean-value="false" calcext:value-type="boolean">
            <text:p>FALSE</text:p>
          </table:table-cell>
          <table:table-cell table:formula="of:=IF([.E558]=0;[$'BISINDO raw'.D558]; &quot;&quot;)" office:value-type="string" office:string-value="lebar(1)" calcext:value-type="string">
            <text:p>lebar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ut</text:p>
          </table:table-cell>
          <table:table-cell table:formula="of:=NOT(ISERROR(MATCH([.B559];[$'BISINDO raw'.B1113:$'BISINDO raw'.B2229];0)))" office:value-type="boolean" office:boolean-value="false" calcext:value-type="boolean">
            <text:p>FALSE</text:p>
          </table:table-cell>
          <table:table-cell table:formula="of:=NOT(ISERROR(MATCH([.B559];[$'BISINDO raw'.C559:$'BISINDO raw'.C1675];0)))" office:value-type="boolean" office:boolean-value="false" calcext:value-type="boolean">
            <text:p>FALSE</text:p>
          </table:table-cell>
          <table:table-cell table:formula="of:=NOT(ISERROR(MATCH([.$B559];[$'BISINDO raw'.D559:$'BISINDO raw'.D1675];0)))" office:value-type="boolean" office:boolean-value="false" calcext:value-type="boolean">
            <text:p>FALSE</text:p>
          </table:table-cell>
          <table:table-cell table:formula="of:=IF([.E559]=0;[$'BISINDO raw'.D559]; &quot;&quot;)" office:value-type="string" office:string-value="lebar(2)" calcext:value-type="string">
            <text:p>lebar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bar(1)</text:p>
          </table:table-cell>
          <table:table-cell table:formula="of:=NOT(ISERROR(MATCH([.B560];[$'BISINDO raw'.B1114:$'BISINDO raw'.B2230];0)))" office:value-type="boolean" office:boolean-value="false" calcext:value-type="boolean">
            <text:p>FALSE</text:p>
          </table:table-cell>
          <table:table-cell table:formula="of:=NOT(ISERROR(MATCH([.B560];[$'BISINDO raw'.C560:$'BISINDO raw'.C1676];0)))" office:value-type="boolean" office:boolean-value="false" calcext:value-type="boolean">
            <text:p>FALSE</text:p>
          </table:table-cell>
          <table:table-cell table:formula="of:=NOT(ISERROR(MATCH([.$B560];[$'BISINDO raw'.D560:$'BISINDO raw'.D1676];0)))" office:value-type="boolean" office:boolean-value="false" calcext:value-type="boolean">
            <text:p>FALSE</text:p>
          </table:table-cell>
          <table:table-cell table:formula="of:=IF([.E560]=0;[$'BISINDO raw'.D560]; &quot;&quot;)" office:value-type="string" office:string-value="lem(1)" calcext:value-type="string">
            <text:p>lem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bar(2)</text:p>
          </table:table-cell>
          <table:table-cell table:formula="of:=NOT(ISERROR(MATCH([.B561];[$'BISINDO raw'.B1115:$'BISINDO raw'.B2231];0)))" office:value-type="boolean" office:boolean-value="false" calcext:value-type="boolean">
            <text:p>FALSE</text:p>
          </table:table-cell>
          <table:table-cell table:formula="of:=NOT(ISERROR(MATCH([.B561];[$'BISINDO raw'.C561:$'BISINDO raw'.C1677];0)))" office:value-type="boolean" office:boolean-value="false" calcext:value-type="boolean">
            <text:p>FALSE</text:p>
          </table:table-cell>
          <table:table-cell table:formula="of:=NOT(ISERROR(MATCH([.$B561];[$'BISINDO raw'.D561:$'BISINDO raw'.D1677];0)))" office:value-type="boolean" office:boolean-value="false" calcext:value-type="boolean">
            <text:p>FALSE</text:p>
          </table:table-cell>
          <table:table-cell table:formula="of:=IF([.E561]=0;[$'BISINDO raw'.D561]; &quot;&quot;)" office:value-type="string" office:string-value="lem(2)" calcext:value-type="string">
            <text:p>lem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m(1)</text:p>
          </table:table-cell>
          <table:table-cell table:formula="of:=NOT(ISERROR(MATCH([.B562];[$'BISINDO raw'.B388:$'BISINDO raw'.B1504];0)))" office:value-type="boolean" office:boolean-value="false" calcext:value-type="boolean">
            <text:p>FALSE</text:p>
          </table:table-cell>
          <table:table-cell table:formula="of:=NOT(ISERROR(MATCH([.B562];[$'BISINDO raw'.C562:$'BISINDO raw'.C1678];0)))" office:value-type="boolean" office:boolean-value="false" calcext:value-type="boolean">
            <text:p>FALSE</text:p>
          </table:table-cell>
          <table:table-cell table:formula="of:=NOT(ISERROR(MATCH([.$B562];[$'BISINDO raw'.D562:$'BISINDO raw'.D1678];0)))" office:value-type="boolean" office:boolean-value="false" calcext:value-type="boolean">
            <text:p>FALSE</text:p>
          </table:table-cell>
          <table:table-cell table:formula="of:=IF([.E562]=0;[$'BISINDO raw'.D562]; &quot;&quot;)" office:value-type="string" office:string-value="lem-3" calcext:value-type="string">
            <text:p>lem-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m(2)</text:p>
          </table:table-cell>
          <table:table-cell table:formula="of:=NOT(ISERROR(MATCH([.B563];[$'BISINDO raw'.B389:$'BISINDO raw'.B1505];0)))" office:value-type="boolean" office:boolean-value="false" calcext:value-type="boolean">
            <text:p>FALSE</text:p>
          </table:table-cell>
          <table:table-cell table:formula="of:=NOT(ISERROR(MATCH([.B563];[$'BISINDO raw'.C563:$'BISINDO raw'.C1679];0)))" office:value-type="boolean" office:boolean-value="false" calcext:value-type="boolean">
            <text:p>FALSE</text:p>
          </table:table-cell>
          <table:table-cell table:formula="of:=NOT(ISERROR(MATCH([.$B563];[$'BISINDO raw'.D563:$'BISINDO raw'.D1679];0)))" office:value-type="boolean" office:boolean-value="false" calcext:value-type="boolean">
            <text:p>FALSE</text:p>
          </table:table-cell>
          <table:table-cell table:formula="of:=IF([.E563]=0;[$'BISINDO raw'.D563]; &quot;&quot;)" office:value-type="string" office:string-value="lemahlemas" calcext:value-type="string">
            <text:p>lemahlem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m(3)</text:p>
          </table:table-cell>
          <table:table-cell table:formula="of:=NOT(ISERROR(MATCH([.B564];[$'BISINDO raw'.B390:$'BISINDO raw'.B1506];0)))" office:value-type="boolean" office:boolean-value="false" calcext:value-type="boolean">
            <text:p>FALSE</text:p>
          </table:table-cell>
          <table:table-cell table:formula="of:=NOT(ISERROR(MATCH([.B564];[$'BISINDO raw'.C564:$'BISINDO raw'.C1680];0)))" office:value-type="boolean" office:boolean-value="false" calcext:value-type="boolean">
            <text:p>FALSE</text:p>
          </table:table-cell>
          <table:table-cell table:formula="of:=NOT(ISERROR(MATCH([.$B564];[$'BISINDO raw'.D564:$'BISINDO raw'.D1680];0)))" office:value-type="boolean" office:boolean-value="false" calcext:value-type="boolean">
            <text:p>FALSE</text:p>
          </table:table-cell>
          <table:table-cell table:formula="of:=IF([.E564]=0;[$'BISINDO raw'.D564]; &quot;&quot;)" office:value-type="string" office:string-value="lembah" calcext:value-type="string">
            <text:p>lemba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mah</text:p>
          </table:table-cell>
          <table:table-cell table:formula="of:=NOT(ISERROR(MATCH([.B565];[$'BISINDO raw'.B391:$'BISINDO raw'.B1507];0)))" office:value-type="boolean" office:boolean-value="false" calcext:value-type="boolean">
            <text:p>FALSE</text:p>
          </table:table-cell>
          <table:table-cell table:formula="of:=NOT(ISERROR(MATCH([.B565];[$'BISINDO raw'.C565:$'BISINDO raw'.C1681];0)))" office:value-type="boolean" office:boolean-value="false" calcext:value-type="boolean">
            <text:p>FALSE</text:p>
          </table:table-cell>
          <table:table-cell table:formula="of:=NOT(ISERROR(MATCH([.$B565];[$'BISINDO raw'.D565:$'BISINDO raw'.D1681];0)))" office:value-type="boolean" office:boolean-value="false" calcext:value-type="boolean">
            <text:p>FALSE</text:p>
          </table:table-cell>
          <table:table-cell table:formula="of:=IF([.E565]=0;[$'BISINDO raw'.D565]; &quot;&quot;)" office:value-type="string" office:string-value="lembah" calcext:value-type="string">
            <text:p>lemba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mas</text:p>
          </table:table-cell>
          <table:table-cell table:formula="of:=NOT(ISERROR(MATCH([.B566];[$'BISINDO raw'.B392:$'BISINDO raw'.B1508];0)))" office:value-type="boolean" office:boolean-value="false" calcext:value-type="boolean">
            <text:p>FALSE</text:p>
          </table:table-cell>
          <table:table-cell table:formula="of:=NOT(ISERROR(MATCH([.B566];[$'BISINDO raw'.C566:$'BISINDO raw'.C1682];0)))" office:value-type="boolean" office:boolean-value="false" calcext:value-type="boolean">
            <text:p>FALSE</text:p>
          </table:table-cell>
          <table:table-cell table:formula="of:=NOT(ISERROR(MATCH([.$B566];[$'BISINDO raw'.D566:$'BISINDO raw'.D1682];0)))" office:value-type="boolean" office:boolean-value="false" calcext:value-type="boolean">
            <text:p>FALSE</text:p>
          </table:table-cell>
          <table:table-cell table:formula="of:=IF([.E566]=0;[$'BISINDO raw'.D566]; &quot;&quot;)" office:value-type="string" office:string-value="lenganpanjang" calcext:value-type="string">
            <text:p>lenganpanj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mbah</text:p>
          </table:table-cell>
          <table:table-cell table:formula="of:=NOT(ISERROR(MATCH([.B567];[$'BISINDO raw'.B1116:$'BISINDO raw'.B2232];0)))" office:value-type="boolean" office:boolean-value="false" calcext:value-type="boolean">
            <text:p>FALSE</text:p>
          </table:table-cell>
          <table:table-cell table:formula="of:=NOT(ISERROR(MATCH([.B567];[$'BISINDO raw'.C567:$'BISINDO raw'.C1683];0)))" office:value-type="boolean" office:boolean-value="false" calcext:value-type="boolean">
            <text:p>FALSE</text:p>
          </table:table-cell>
          <table:table-cell table:formula="of:=NOT(ISERROR(MATCH([.$B567];[$'BISINDO raw'.D567:$'BISINDO raw'.D1683];0)))" office:value-type="boolean" office:boolean-value="false" calcext:value-type="boolean">
            <text:p>FALSE</text:p>
          </table:table-cell>
          <table:table-cell table:formula="of:=IF([.E567]=0;[$'BISINDO raw'.D567]; &quot;&quot;)" office:value-type="string" office:string-value="lenganpendek" calcext:value-type="string">
            <text:p>lenganpende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nganpanjang</text:p>
          </table:table-cell>
          <table:table-cell table:formula="of:=NOT(ISERROR(MATCH([.B568];[$'BISINDO raw'.B393:$'BISINDO raw'.B1509];0)))" office:value-type="boolean" office:boolean-value="false" calcext:value-type="boolean">
            <text:p>FALSE</text:p>
          </table:table-cell>
          <table:table-cell table:formula="of:=NOT(ISERROR(MATCH([.B568];[$'BISINDO raw'.C568:$'BISINDO raw'.C1684];0)))" office:value-type="boolean" office:boolean-value="false" calcext:value-type="boolean">
            <text:p>FALSE</text:p>
          </table:table-cell>
          <table:table-cell table:formula="of:=NOT(ISERROR(MATCH([.$B568];[$'BISINDO raw'.D568:$'BISINDO raw'.D1684];0)))" office:value-type="boolean" office:boolean-value="false" calcext:value-type="boolean">
            <text:p>FALSE</text:p>
          </table:table-cell>
          <table:table-cell table:formula="of:=IF([.E568]=0;[$'BISINDO raw'.D568]; &quot;&quot;)" office:value-type="string" office:string-value="lewat(waktu)" calcext:value-type="string">
            <text:p>lewat(waktu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nganpendek</text:p>
          </table:table-cell>
          <table:table-cell table:formula="of:=NOT(ISERROR(MATCH([.B569];[$'BISINDO raw'.B394:$'BISINDO raw'.B1510];0)))" office:value-type="boolean" office:boolean-value="false" calcext:value-type="boolean">
            <text:p>FALSE</text:p>
          </table:table-cell>
          <table:table-cell table:formula="of:=NOT(ISERROR(MATCH([.B569];[$'BISINDO raw'.C569:$'BISINDO raw'.C1685];0)))" office:value-type="boolean" office:boolean-value="false" calcext:value-type="boolean">
            <text:p>FALSE</text:p>
          </table:table-cell>
          <table:table-cell table:formula="of:=NOT(ISERROR(MATCH([.$B569];[$'BISINDO raw'.D569:$'BISINDO raw'.D1685];0)))" office:value-type="boolean" office:boolean-value="false" calcext:value-type="boolean">
            <text:p>FALSE</text:p>
          </table:table-cell>
          <table:table-cell table:formula="of:=IF([.E569]=0;[$'BISINDO raw'.D569]; &quot;&quot;)" office:value-type="string" office:string-value="lihat" calcext:value-type="string">
            <text:p>lih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wat(waktu)</text:p>
          </table:table-cell>
          <table:table-cell table:formula="of:=NOT(ISERROR(MATCH([.B570];[$'BISINDO raw'.B395:$'BISINDO raw'.B1511];0)))" office:value-type="boolean" office:boolean-value="false" calcext:value-type="boolean">
            <text:p>FALSE</text:p>
          </table:table-cell>
          <table:table-cell table:formula="of:=NOT(ISERROR(MATCH([.B570];[$'BISINDO raw'.C570:$'BISINDO raw'.C1686];0)))" office:value-type="boolean" office:boolean-value="false" calcext:value-type="boolean">
            <text:p>FALSE</text:p>
          </table:table-cell>
          <table:table-cell table:formula="of:=NOT(ISERROR(MATCH([.$B570];[$'BISINDO raw'.D570:$'BISINDO raw'.D1686];0)))" office:value-type="boolean" office:boolean-value="false" calcext:value-type="boolean">
            <text:p>FALSE</text:p>
          </table:table-cell>
          <table:table-cell table:formula="of:=IF([.E570]=0;[$'BISINDO raw'.D570]; &quot;&quot;)" office:value-type="string" office:string-value="lima" calcext:value-type="string">
            <text:p>li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hat</text:p>
          </table:table-cell>
          <table:table-cell table:formula="of:=NOT(ISERROR(MATCH([.B571];[$'BISINDO raw'.B396:$'BISINDO raw'.B1512];0)))" office:value-type="boolean" office:boolean-value="true" calcext:value-type="boolean">
            <text:p>TRUE</text:p>
          </table:table-cell>
          <table:table-cell table:formula="of:=NOT(ISERROR(MATCH([.B571];[$'BISINDO raw'.C571:$'BISINDO raw'.C1687];0)))" office:value-type="boolean" office:boolean-value="false" calcext:value-type="boolean">
            <text:p>FALSE</text:p>
          </table:table-cell>
          <table:table-cell table:formula="of:=NOT(ISERROR(MATCH([.$B571];[$'BISINDO raw'.D571:$'BISINDO raw'.D1687];0)))" office:value-type="boolean" office:boolean-value="false" calcext:value-type="boolean">
            <text:p>FALSE</text:p>
          </table:table-cell>
          <table:table-cell table:formula="of:=IF([.E571]=0;[$'BISINDO raw'.D571]; &quot;&quot;)" office:value-type="string" office:string-value="limapuluh" calcext:value-type="string">
            <text:p>limapulu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ma</text:p>
          </table:table-cell>
          <table:table-cell table:formula="of:=NOT(ISERROR(MATCH([.B572];[$'BISINDO raw'.B397:$'BISINDO raw'.B1513];0)))" office:value-type="boolean" office:boolean-value="true" calcext:value-type="boolean">
            <text:p>TRUE</text:p>
          </table:table-cell>
          <table:table-cell table:formula="of:=NOT(ISERROR(MATCH([.B572];[$'BISINDO raw'.C572:$'BISINDO raw'.C1688];0)))" office:value-type="boolean" office:boolean-value="false" calcext:value-type="boolean">
            <text:p>FALSE</text:p>
          </table:table-cell>
          <table:table-cell table:formula="of:=NOT(ISERROR(MATCH([.$B572];[$'BISINDO raw'.D572:$'BISINDO raw'.D1688];0)))" office:value-type="boolean" office:boolean-value="false" calcext:value-type="boolean">
            <text:p>FALSE</text:p>
          </table:table-cell>
          <table:table-cell table:formula="of:=IF([.E572]=0;[$'BISINDO raw'.D572]; &quot;&quot;)" office:value-type="string" office:string-value="limapuluhribu" calcext:value-type="string">
            <text:p>limapuluhrib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mabelas(1)</text:p>
          </table:table-cell>
          <table:table-cell table:formula="of:=NOT(ISERROR(MATCH([.B573];[$'BISINDO raw'.B398:$'BISINDO raw'.B1514];0)))" office:value-type="boolean" office:boolean-value="false" calcext:value-type="boolean">
            <text:p>FALSE</text:p>
          </table:table-cell>
          <table:table-cell table:formula="of:=NOT(ISERROR(MATCH([.B573];[$'BISINDO raw'.C573:$'BISINDO raw'.C1689];0)))" office:value-type="boolean" office:boolean-value="true" calcext:value-type="boolean">
            <text:p>TRUE</text:p>
          </table:table-cell>
          <table:table-cell table:formula="of:=NOT(ISERROR(MATCH([.$B573];[$'BISINDO raw'.D573:$'BISINDO raw'.D1689];0)))" office:value-type="boolean" office:boolean-value="true" calcext:value-type="boolean">
            <text:p>TRUE</text:p>
          </table:table-cell>
          <table:table-cell table:formula="of:=IF([.E573]=0;[$'BISINDO raw'.D57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mabelas(2)</text:p>
          </table:table-cell>
          <table:table-cell table:formula="of:=NOT(ISERROR(MATCH([.B574];[$'BISINDO raw'.B399:$'BISINDO raw'.B1515];0)))" office:value-type="boolean" office:boolean-value="false" calcext:value-type="boolean">
            <text:p>FALSE</text:p>
          </table:table-cell>
          <table:table-cell table:formula="of:=NOT(ISERROR(MATCH([.B574];[$'BISINDO raw'.C574:$'BISINDO raw'.C1690];0)))" office:value-type="boolean" office:boolean-value="true" calcext:value-type="boolean">
            <text:p>TRUE</text:p>
          </table:table-cell>
          <table:table-cell table:formula="of:=NOT(ISERROR(MATCH([.$B574];[$'BISINDO raw'.D574:$'BISINDO raw'.D1690];0)))" office:value-type="boolean" office:boolean-value="true" calcext:value-type="boolean">
            <text:p>TRUE</text:p>
          </table:table-cell>
          <table:table-cell table:formula="of:=IF([.E574]=0;[$'BISINDO raw'.D57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mapuluh</text:p>
          </table:table-cell>
          <table:table-cell table:formula="of:=NOT(ISERROR(MATCH([.B575];[$'BISINDO raw'.B400:$'BISINDO raw'.B1516];0)))" office:value-type="boolean" office:boolean-value="false" calcext:value-type="boolean">
            <text:p>FALSE</text:p>
          </table:table-cell>
          <table:table-cell table:formula="of:=NOT(ISERROR(MATCH([.B575];[$'BISINDO raw'.C575:$'BISINDO raw'.C1691];0)))" office:value-type="boolean" office:boolean-value="false" calcext:value-type="boolean">
            <text:p>FALSE</text:p>
          </table:table-cell>
          <table:table-cell table:formula="of:=NOT(ISERROR(MATCH([.$B575];[$'BISINDO raw'.D575:$'BISINDO raw'.D1691];0)))" office:value-type="boolean" office:boolean-value="false" calcext:value-type="boolean">
            <text:p>FALSE</text:p>
          </table:table-cell>
          <table:table-cell table:formula="of:=IF([.E575]=0;[$'BISINDO raw'.D575]; &quot;&quot;)" office:value-type="string" office:string-value="limaribu(2)" calcext:value-type="string">
            <text:p>limaribu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mapuluhribu</text:p>
          </table:table-cell>
          <table:table-cell table:formula="of:=NOT(ISERROR(MATCH([.B576];[$'BISINDO raw'.B401:$'BISINDO raw'.B1517];0)))" office:value-type="boolean" office:boolean-value="false" calcext:value-type="boolean">
            <text:p>FALSE</text:p>
          </table:table-cell>
          <table:table-cell table:formula="of:=NOT(ISERROR(MATCH([.B576];[$'BISINDO raw'.C576:$'BISINDO raw'.C1692];0)))" office:value-type="boolean" office:boolean-value="false" calcext:value-type="boolean">
            <text:p>FALSE</text:p>
          </table:table-cell>
          <table:table-cell table:formula="of:=NOT(ISERROR(MATCH([.$B576];[$'BISINDO raw'.D576:$'BISINDO raw'.D1692];0)))" office:value-type="boolean" office:boolean-value="false" calcext:value-type="boolean">
            <text:p>FALSE</text:p>
          </table:table-cell>
          <table:table-cell table:formula="of:=IF([.E576]=0;[$'BISINDO raw'.D576]; &quot;&quot;)" office:value-type="string" office:string-value="limaribu(3)" calcext:value-type="string">
            <text:p>limaribu(3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maratus</text:p>
          </table:table-cell>
          <table:table-cell table:formula="of:=NOT(ISERROR(MATCH([.B577];[$'BISINDO raw'.B402:$'BISINDO raw'.B1518];0)))" office:value-type="boolean" office:boolean-value="false" calcext:value-type="boolean">
            <text:p>FALSE</text:p>
          </table:table-cell>
          <table:table-cell table:formula="of:=NOT(ISERROR(MATCH([.B577];[$'BISINDO raw'.C577:$'BISINDO raw'.C1693];0)))" office:value-type="boolean" office:boolean-value="false" calcext:value-type="boolean">
            <text:p>FALSE</text:p>
          </table:table-cell>
          <table:table-cell table:formula="of:=NOT(ISERROR(MATCH([.$B577];[$'BISINDO raw'.D577:$'BISINDO raw'.D1693];0)))" office:value-type="boolean" office:boolean-value="false" calcext:value-type="boolean">
            <text:p>FALSE</text:p>
          </table:table-cell>
          <table:table-cell table:formula="of:=IF([.E577]=0;[$'BISINDO raw'.D577]; &quot;&quot;)" office:value-type="string" office:string-value="limabelas(1)" calcext:value-type="string">
            <text:p>limabelas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maribu(1)</text:p>
          </table:table-cell>
          <table:table-cell table:formula="of:=NOT(ISERROR(MATCH([.B578];[$'BISINDO raw'.B403:$'BISINDO raw'.B1519];0)))" office:value-type="boolean" office:boolean-value="false" calcext:value-type="boolean">
            <text:p>FALSE</text:p>
          </table:table-cell>
          <table:table-cell table:formula="of:=NOT(ISERROR(MATCH([.B578];[$'BISINDO raw'.C578:$'BISINDO raw'.C1694];0)))" office:value-type="boolean" office:boolean-value="false" calcext:value-type="boolean">
            <text:p>FALSE</text:p>
          </table:table-cell>
          <table:table-cell table:formula="of:=NOT(ISERROR(MATCH([.$B578];[$'BISINDO raw'.D578:$'BISINDO raw'.D1694];0)))" office:value-type="boolean" office:boolean-value="false" calcext:value-type="boolean">
            <text:p>FALSE</text:p>
          </table:table-cell>
          <table:table-cell table:formula="of:=IF([.E578]=0;[$'BISINDO raw'.D578]; &quot;&quot;)" office:value-type="string" office:string-value="limabelas(2)" calcext:value-type="string">
            <text:p>limabelas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maribu(2)</text:p>
          </table:table-cell>
          <table:table-cell table:formula="of:=NOT(ISERROR(MATCH([.B579];[$'BISINDO raw'.B404:$'BISINDO raw'.B1520];0)))" office:value-type="boolean" office:boolean-value="false" calcext:value-type="boolean">
            <text:p>FALSE</text:p>
          </table:table-cell>
          <table:table-cell table:formula="of:=NOT(ISERROR(MATCH([.B579];[$'BISINDO raw'.C579:$'BISINDO raw'.C1695];0)))" office:value-type="boolean" office:boolean-value="false" calcext:value-type="boolean">
            <text:p>FALSE</text:p>
          </table:table-cell>
          <table:table-cell table:formula="of:=NOT(ISERROR(MATCH([.$B579];[$'BISINDO raw'.D579:$'BISINDO raw'.D1695];0)))" office:value-type="boolean" office:boolean-value="false" calcext:value-type="boolean">
            <text:p>FALSE</text:p>
          </table:table-cell>
          <table:table-cell table:formula="of:=IF([.E579]=0;[$'BISINDO raw'.D579]; &quot;&quot;)" office:value-type="string" office:string-value="longgar(pakaian)" calcext:value-type="string">
            <text:p>longgar(pakaian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maribu(3)</text:p>
          </table:table-cell>
          <table:table-cell table:formula="of:=NOT(ISERROR(MATCH([.B580];[$'BISINDO raw'.B405:$'BISINDO raw'.B1521];0)))" office:value-type="boolean" office:boolean-value="false" calcext:value-type="boolean">
            <text:p>FALSE</text:p>
          </table:table-cell>
          <table:table-cell table:formula="of:=NOT(ISERROR(MATCH([.B580];[$'BISINDO raw'.C580:$'BISINDO raw'.C1696];0)))" office:value-type="boolean" office:boolean-value="false" calcext:value-type="boolean">
            <text:p>FALSE</text:p>
          </table:table-cell>
          <table:table-cell table:formula="of:=NOT(ISERROR(MATCH([.$B580];[$'BISINDO raw'.D580:$'BISINDO raw'.D1696];0)))" office:value-type="boolean" office:boolean-value="false" calcext:value-type="boolean">
            <text:p>FALSE</text:p>
          </table:table-cell>
          <table:table-cell table:formula="of:=IF([.E580]=0;[$'BISINDO raw'.D580]; &quot;&quot;)" office:value-type="string" office:string-value="luas" calcext:value-type="string">
            <text:p>lu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gar(pakaian)</text:p>
          </table:table-cell>
          <table:table-cell table:formula="of:=NOT(ISERROR(MATCH([.B581];[$'BISINDO raw'.B406:$'BISINDO raw'.B1522];0)))" office:value-type="boolean" office:boolean-value="false" calcext:value-type="boolean">
            <text:p>FALSE</text:p>
          </table:table-cell>
          <table:table-cell table:formula="of:=NOT(ISERROR(MATCH([.B581];[$'BISINDO raw'.C581:$'BISINDO raw'.C1697];0)))" office:value-type="boolean" office:boolean-value="false" calcext:value-type="boolean">
            <text:p>FALSE</text:p>
          </table:table-cell>
          <table:table-cell table:formula="of:=NOT(ISERROR(MATCH([.$B581];[$'BISINDO raw'.D581:$'BISINDO raw'.D1697];0)))" office:value-type="boolean" office:boolean-value="false" calcext:value-type="boolean">
            <text:p>FALSE</text:p>
          </table:table-cell>
          <table:table-cell table:formula="of:=IF([.E581]=0;[$'BISINDO raw'.D581]; &quot;&quot;)" office:value-type="string" office:string-value="lukis(1)" calcext:value-type="string">
            <text:p>lukis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uas</text:p>
          </table:table-cell>
          <table:table-cell table:formula="of:=NOT(ISERROR(MATCH([.B582];[$'BISINDO raw'.B1117:$'BISINDO raw'.B2233];0)))" office:value-type="boolean" office:boolean-value="false" calcext:value-type="boolean">
            <text:p>FALSE</text:p>
          </table:table-cell>
          <table:table-cell table:formula="of:=NOT(ISERROR(MATCH([.B582];[$'BISINDO raw'.C582:$'BISINDO raw'.C1698];0)))" office:value-type="boolean" office:boolean-value="false" calcext:value-type="boolean">
            <text:p>FALSE</text:p>
          </table:table-cell>
          <table:table-cell table:formula="of:=NOT(ISERROR(MATCH([.$B582];[$'BISINDO raw'.D582:$'BISINDO raw'.D1698];0)))" office:value-type="boolean" office:boolean-value="false" calcext:value-type="boolean">
            <text:p>FALSE</text:p>
          </table:table-cell>
          <table:table-cell table:formula="of:=IF([.E582]=0;[$'BISINDO raw'.D582]; &quot;&quot;)" office:value-type="string" office:string-value="lukis(2)" calcext:value-type="string">
            <text:p>lukis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ukis(1)</text:p>
          </table:table-cell>
          <table:table-cell table:formula="of:=NOT(ISERROR(MATCH([.B583];[$'BISINDO raw'.B407:$'BISINDO raw'.B1523];0)))" office:value-type="boolean" office:boolean-value="true" calcext:value-type="boolean">
            <text:p>TRUE</text:p>
          </table:table-cell>
          <table:table-cell table:formula="of:=NOT(ISERROR(MATCH([.B583];[$'BISINDO raw'.C583:$'BISINDO raw'.C1699];0)))" office:value-type="boolean" office:boolean-value="false" calcext:value-type="boolean">
            <text:p>FALSE</text:p>
          </table:table-cell>
          <table:table-cell table:formula="of:=NOT(ISERROR(MATCH([.$B583];[$'BISINDO raw'.D583:$'BISINDO raw'.D1699];0)))" office:value-type="boolean" office:boolean-value="false" calcext:value-type="boolean">
            <text:p>FALSE</text:p>
          </table:table-cell>
          <table:table-cell table:formula="of:=IF([.E583]=0;[$'BISINDO raw'.D583]; &quot;&quot;)" office:value-type="string" office:string-value="m" calcext:value-type="string">
            <text:p>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ukis(2)</text:p>
          </table:table-cell>
          <table:table-cell table:formula="of:=NOT(ISERROR(MATCH([.B584];[$'BISINDO raw'.B408:$'BISINDO raw'.B1524];0)))" office:value-type="boolean" office:boolean-value="true" calcext:value-type="boolean">
            <text:p>TRUE</text:p>
          </table:table-cell>
          <table:table-cell table:formula="of:=NOT(ISERROR(MATCH([.B584];[$'BISINDO raw'.C584:$'BISINDO raw'.C1700];0)))" office:value-type="boolean" office:boolean-value="false" calcext:value-type="boolean">
            <text:p>FALSE</text:p>
          </table:table-cell>
          <table:table-cell table:formula="of:=NOT(ISERROR(MATCH([.$B584];[$'BISINDO raw'.D584:$'BISINDO raw'.D1700];0)))" office:value-type="boolean" office:boolean-value="false" calcext:value-type="boolean">
            <text:p>FALSE</text:p>
          </table:table-cell>
          <table:table-cell table:formula="of:=IF([.E584]=0;[$'BISINDO raw'.D584]; &quot;&quot;)" office:value-type="string" office:string-value="macet(1)" calcext:value-type="string">
            <text:p>macet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NOT(ISERROR(MATCH([.B585];[$'BISINDO raw'.B409:$'BISINDO raw'.B1525];0)))" office:value-type="boolean" office:boolean-value="true" calcext:value-type="boolean">
            <text:p>TRUE</text:p>
          </table:table-cell>
          <table:table-cell table:formula="of:=NOT(ISERROR(MATCH([.B585];[$'BISINDO raw'.C585:$'BISINDO raw'.C1701];0)))" office:value-type="boolean" office:boolean-value="false" calcext:value-type="boolean">
            <text:p>FALSE</text:p>
          </table:table-cell>
          <table:table-cell table:formula="of:=NOT(ISERROR(MATCH([.$B585];[$'BISINDO raw'.D585:$'BISINDO raw'.D1701];0)))" office:value-type="boolean" office:boolean-value="false" calcext:value-type="boolean">
            <text:p>FALSE</text:p>
          </table:table-cell>
          <table:table-cell table:formula="of:=IF([.E585]=0;[$'BISINDO raw'.D585]; &quot;&quot;)" office:value-type="string" office:string-value="macet(2)" calcext:value-type="string">
            <text:p>macet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cet(1)</text:p>
          </table:table-cell>
          <table:table-cell table:formula="of:=NOT(ISERROR(MATCH([.B586];[$'BISINDO raw'.B410:$'BISINDO raw'.B1526];0)))" office:value-type="boolean" office:boolean-value="true" calcext:value-type="boolean">
            <text:p>TRUE</text:p>
          </table:table-cell>
          <table:table-cell table:formula="of:=NOT(ISERROR(MATCH([.B586];[$'BISINDO raw'.C586:$'BISINDO raw'.C1702];0)))" office:value-type="boolean" office:boolean-value="false" calcext:value-type="boolean">
            <text:p>FALSE</text:p>
          </table:table-cell>
          <table:table-cell table:formula="of:=NOT(ISERROR(MATCH([.$B586];[$'BISINDO raw'.D586:$'BISINDO raw'.D1702];0)))" office:value-type="boolean" office:boolean-value="false" calcext:value-type="boolean">
            <text:p>FALSE</text:p>
          </table:table-cell>
          <table:table-cell table:formula="of:=IF([.E586]=0;[$'BISINDO raw'.D586]; &quot;&quot;)" office:value-type="string" office:string-value="mahal" calcext:value-type="string">
            <text:p>mah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cet(2)</text:p>
          </table:table-cell>
          <table:table-cell table:formula="of:=NOT(ISERROR(MATCH([.B587];[$'BISINDO raw'.B411:$'BISINDO raw'.B1527];0)))" office:value-type="boolean" office:boolean-value="true" calcext:value-type="boolean">
            <text:p>TRUE</text:p>
          </table:table-cell>
          <table:table-cell table:formula="of:=NOT(ISERROR(MATCH([.B587];[$'BISINDO raw'.C587:$'BISINDO raw'.C1703];0)))" office:value-type="boolean" office:boolean-value="false" calcext:value-type="boolean">
            <text:p>FALSE</text:p>
          </table:table-cell>
          <table:table-cell table:formula="of:=NOT(ISERROR(MATCH([.$B587];[$'BISINDO raw'.D587:$'BISINDO raw'.D1703];0)))" office:value-type="boolean" office:boolean-value="false" calcext:value-type="boolean">
            <text:p>FALSE</text:p>
          </table:table-cell>
          <table:table-cell table:formula="of:=IF([.E587]=0;[$'BISINDO raw'.D587]; &quot;&quot;)" office:value-type="string" office:string-value="makan" calcext:value-type="string">
            <text:p>mak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hal</text:p>
          </table:table-cell>
          <table:table-cell table:formula="of:=NOT(ISERROR(MATCH([.B588];[$'BISINDO raw'.B412:$'BISINDO raw'.B1528];0)))" office:value-type="boolean" office:boolean-value="true" calcext:value-type="boolean">
            <text:p>TRUE</text:p>
          </table:table-cell>
          <table:table-cell table:formula="of:=NOT(ISERROR(MATCH([.B588];[$'BISINDO raw'.C588:$'BISINDO raw'.C1704];0)))" office:value-type="boolean" office:boolean-value="false" calcext:value-type="boolean">
            <text:p>FALSE</text:p>
          </table:table-cell>
          <table:table-cell table:formula="of:=NOT(ISERROR(MATCH([.$B588];[$'BISINDO raw'.D588:$'BISINDO raw'.D1704];0)))" office:value-type="boolean" office:boolean-value="false" calcext:value-type="boolean">
            <text:p>FALSE</text:p>
          </table:table-cell>
          <table:table-cell table:formula="of:=IF([.E588]=0;[$'BISINDO raw'.D588]; &quot;&quot;)" office:value-type="string" office:string-value="makanbelimbing" calcext:value-type="string">
            <text:p>makanbelimb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kan</text:p>
          </table:table-cell>
          <table:table-cell table:formula="of:=NOT(ISERROR(MATCH([.B589];[$'BISINDO raw'.B413:$'BISINDO raw'.B1529];0)))" office:value-type="boolean" office:boolean-value="true" calcext:value-type="boolean">
            <text:p>TRUE</text:p>
          </table:table-cell>
          <table:table-cell table:formula="of:=NOT(ISERROR(MATCH([.B589];[$'BISINDO raw'.C589:$'BISINDO raw'.C1705];0)))" office:value-type="boolean" office:boolean-value="false" calcext:value-type="boolean">
            <text:p>FALSE</text:p>
          </table:table-cell>
          <table:table-cell table:formula="of:=NOT(ISERROR(MATCH([.$B589];[$'BISINDO raw'.D589:$'BISINDO raw'.D1705];0)))" office:value-type="boolean" office:boolean-value="false" calcext:value-type="boolean">
            <text:p>FALSE</text:p>
          </table:table-cell>
          <table:table-cell table:formula="of:=IF([.E589]=0;[$'BISINDO raw'.D589]; &quot;&quot;)" office:value-type="string" office:string-value="makandurian" calcext:value-type="string">
            <text:p>makanduri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kananggur</text:p>
          </table:table-cell>
          <table:table-cell table:formula="of:=NOT(ISERROR(MATCH([.B590];[$'BISINDO raw'.B414:$'BISINDO raw'.B1530];0)))" office:value-type="boolean" office:boolean-value="false" calcext:value-type="boolean">
            <text:p>FALSE</text:p>
          </table:table-cell>
          <table:table-cell table:formula="of:=NOT(ISERROR(MATCH([.B590];[$'BISINDO raw'.C590:$'BISINDO raw'.C1706];0)))" office:value-type="boolean" office:boolean-value="false" calcext:value-type="boolean">
            <text:p>FALSE</text:p>
          </table:table-cell>
          <table:table-cell table:formula="of:=NOT(ISERROR(MATCH([.$B590];[$'BISINDO raw'.D590:$'BISINDO raw'.D1706];0)))" office:value-type="boolean" office:boolean-value="false" calcext:value-type="boolean">
            <text:p>FALSE</text:p>
          </table:table-cell>
          <table:table-cell table:formula="of:=IF([.E590]=0;[$'BISINDO raw'.D590]; &quot;&quot;)" office:value-type="string" office:string-value="makanjambu" calcext:value-type="string">
            <text:p>makanjamb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kanapel</text:p>
          </table:table-cell>
          <table:table-cell table:formula="of:=NOT(ISERROR(MATCH([.B591];[$'BISINDO raw'.B415:$'BISINDO raw'.B1531];0)))" office:value-type="boolean" office:boolean-value="false" calcext:value-type="boolean">
            <text:p>FALSE</text:p>
          </table:table-cell>
          <table:table-cell table:formula="of:=NOT(ISERROR(MATCH([.B591];[$'BISINDO raw'.C591:$'BISINDO raw'.C1707];0)))" office:value-type="boolean" office:boolean-value="false" calcext:value-type="boolean">
            <text:p>FALSE</text:p>
          </table:table-cell>
          <table:table-cell table:formula="of:=NOT(ISERROR(MATCH([.$B591];[$'BISINDO raw'.D591:$'BISINDO raw'.D1707];0)))" office:value-type="boolean" office:boolean-value="false" calcext:value-type="boolean">
            <text:p>FALSE</text:p>
          </table:table-cell>
          <table:table-cell table:formula="of:=IF([.E591]=0;[$'BISINDO raw'.D591]; &quot;&quot;)" office:value-type="string" office:string-value="makanjeruk(mandarin)(1)" calcext:value-type="string">
            <text:p>makanjeruk(mandarin)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kanbelimbing</text:p>
          </table:table-cell>
          <table:table-cell table:formula="of:=NOT(ISERROR(MATCH([.B592];[$'BISINDO raw'.B416:$'BISINDO raw'.B1532];0)))" office:value-type="boolean" office:boolean-value="false" calcext:value-type="boolean">
            <text:p>FALSE</text:p>
          </table:table-cell>
          <table:table-cell table:formula="of:=NOT(ISERROR(MATCH([.B592];[$'BISINDO raw'.C592:$'BISINDO raw'.C1708];0)))" office:value-type="boolean" office:boolean-value="false" calcext:value-type="boolean">
            <text:p>FALSE</text:p>
          </table:table-cell>
          <table:table-cell table:formula="of:=NOT(ISERROR(MATCH([.$B592];[$'BISINDO raw'.D592:$'BISINDO raw'.D1708];0)))" office:value-type="boolean" office:boolean-value="false" calcext:value-type="boolean">
            <text:p>FALSE</text:p>
          </table:table-cell>
          <table:table-cell table:formula="of:=IF([.E592]=0;[$'BISINDO raw'.D592]; &quot;&quot;)" office:value-type="string" office:string-value="makanjeruk(mandarin)(2)" calcext:value-type="string">
            <text:p>makanjeruk(mandarin)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kandurian</text:p>
          </table:table-cell>
          <table:table-cell table:formula="of:=NOT(ISERROR(MATCH([.B593];[$'BISINDO raw'.B417:$'BISINDO raw'.B1533];0)))" office:value-type="boolean" office:boolean-value="false" calcext:value-type="boolean">
            <text:p>FALSE</text:p>
          </table:table-cell>
          <table:table-cell table:formula="of:=NOT(ISERROR(MATCH([.B593];[$'BISINDO raw'.C593:$'BISINDO raw'.C1709];0)))" office:value-type="boolean" office:boolean-value="false" calcext:value-type="boolean">
            <text:p>FALSE</text:p>
          </table:table-cell>
          <table:table-cell table:formula="of:=NOT(ISERROR(MATCH([.$B593];[$'BISINDO raw'.D593:$'BISINDO raw'.D1709];0)))" office:value-type="boolean" office:boolean-value="false" calcext:value-type="boolean">
            <text:p>FALSE</text:p>
          </table:table-cell>
          <table:table-cell table:formula="of:=IF([.E593]=0;[$'BISINDO raw'.D593]; &quot;&quot;)" office:value-type="string" office:string-value="makankedongdong" calcext:value-type="string">
            <text:p>makankedongdo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kanjambu</text:p>
          </table:table-cell>
          <table:table-cell table:formula="of:=NOT(ISERROR(MATCH([.B594];[$'BISINDO raw'.B418:$'BISINDO raw'.B1534];0)))" office:value-type="boolean" office:boolean-value="false" calcext:value-type="boolean">
            <text:p>FALSE</text:p>
          </table:table-cell>
          <table:table-cell table:formula="of:=NOT(ISERROR(MATCH([.B594];[$'BISINDO raw'.C594:$'BISINDO raw'.C1710];0)))" office:value-type="boolean" office:boolean-value="false" calcext:value-type="boolean">
            <text:p>FALSE</text:p>
          </table:table-cell>
          <table:table-cell table:formula="of:=NOT(ISERROR(MATCH([.$B594];[$'BISINDO raw'.D594:$'BISINDO raw'.D1710];0)))" office:value-type="boolean" office:boolean-value="false" calcext:value-type="boolean">
            <text:p>FALSE</text:p>
          </table:table-cell>
          <table:table-cell table:formula="of:=IF([.E594]=0;[$'BISINDO raw'.D594]; &quot;&quot;)" office:value-type="string" office:string-value="makanpepaya" calcext:value-type="string">
            <text:p>makanpepay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kanjeruk(mandarin)(1)</text:p>
          </table:table-cell>
          <table:table-cell table:formula="of:=NOT(ISERROR(MATCH([.B595];[$'BISINDO raw'.B419:$'BISINDO raw'.B1535];0)))" office:value-type="boolean" office:boolean-value="false" calcext:value-type="boolean">
            <text:p>FALSE</text:p>
          </table:table-cell>
          <table:table-cell table:formula="of:=NOT(ISERROR(MATCH([.B595];[$'BISINDO raw'.C595:$'BISINDO raw'.C1711];0)))" office:value-type="boolean" office:boolean-value="false" calcext:value-type="boolean">
            <text:p>FALSE</text:p>
          </table:table-cell>
          <table:table-cell table:formula="of:=NOT(ISERROR(MATCH([.$B595];[$'BISINDO raw'.D595:$'BISINDO raw'.D1711];0)))" office:value-type="boolean" office:boolean-value="false" calcext:value-type="boolean">
            <text:p>FALSE</text:p>
          </table:table-cell>
          <table:table-cell table:formula="of:=IF([.E595]=0;[$'BISINDO raw'.D595]; &quot;&quot;)" office:value-type="string" office:string-value="makan-anggur" calcext:value-type="string">
            <text:p>makan-anggu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kanjeruk(mandarin)(2)</text:p>
          </table:table-cell>
          <table:table-cell table:formula="of:=NOT(ISERROR(MATCH([.B596];[$'BISINDO raw'.B420:$'BISINDO raw'.B1536];0)))" office:value-type="boolean" office:boolean-value="false" calcext:value-type="boolean">
            <text:p>FALSE</text:p>
          </table:table-cell>
          <table:table-cell table:formula="of:=NOT(ISERROR(MATCH([.B596];[$'BISINDO raw'.C596:$'BISINDO raw'.C1712];0)))" office:value-type="boolean" office:boolean-value="false" calcext:value-type="boolean">
            <text:p>FALSE</text:p>
          </table:table-cell>
          <table:table-cell table:formula="of:=NOT(ISERROR(MATCH([.$B596];[$'BISINDO raw'.D596:$'BISINDO raw'.D1712];0)))" office:value-type="boolean" office:boolean-value="false" calcext:value-type="boolean">
            <text:p>FALSE</text:p>
          </table:table-cell>
          <table:table-cell table:formula="of:=IF([.E596]=0;[$'BISINDO raw'.D596]; &quot;&quot;)" office:value-type="string" office:string-value="makan-apel" calcext:value-type="string">
            <text:p>makan-ap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kankedondong</text:p>
          </table:table-cell>
          <table:table-cell table:formula="of:=NOT(ISERROR(MATCH([.B597];[$'BISINDO raw'.B421:$'BISINDO raw'.B1537];0)))" office:value-type="boolean" office:boolean-value="false" calcext:value-type="boolean">
            <text:p>FALSE</text:p>
          </table:table-cell>
          <table:table-cell table:formula="of:=NOT(ISERROR(MATCH([.B597];[$'BISINDO raw'.C597:$'BISINDO raw'.C1713];0)))" office:value-type="boolean" office:boolean-value="false" calcext:value-type="boolean">
            <text:p>FALSE</text:p>
          </table:table-cell>
          <table:table-cell table:formula="of:=NOT(ISERROR(MATCH([.$B597];[$'BISINDO raw'.D597:$'BISINDO raw'.D1713];0)))" office:value-type="boolean" office:boolean-value="false" calcext:value-type="boolean">
            <text:p>FALSE</text:p>
          </table:table-cell>
          <table:table-cell table:formula="of:=IF([.E597]=0;[$'BISINDO raw'.D597]; &quot;&quot;)" office:value-type="string" office:string-value="makan-jambu" calcext:value-type="string">
            <text:p>makan-jamb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kanmelon</text:p>
          </table:table-cell>
          <table:table-cell table:formula="of:=NOT(ISERROR(MATCH([.B598];[$'BISINDO raw'.B422:$'BISINDO raw'.B1538];0)))" office:value-type="boolean" office:boolean-value="false" calcext:value-type="boolean">
            <text:p>FALSE</text:p>
          </table:table-cell>
          <table:table-cell table:formula="of:=NOT(ISERROR(MATCH([.B598];[$'BISINDO raw'.C598:$'BISINDO raw'.C1714];0)))" office:value-type="boolean" office:boolean-value="false" calcext:value-type="boolean">
            <text:p>FALSE</text:p>
          </table:table-cell>
          <table:table-cell table:formula="of:=NOT(ISERROR(MATCH([.$B598];[$'BISINDO raw'.D598:$'BISINDO raw'.D1714];0)))" office:value-type="boolean" office:boolean-value="false" calcext:value-type="boolean">
            <text:p>FALSE</text:p>
          </table:table-cell>
          <table:table-cell table:formula="of:=IF([.E598]=0;[$'BISINDO raw'.D598]; &quot;&quot;)" office:value-type="string" office:string-value="makan-melon" calcext:value-type="string">
            <text:p>makan-me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kanpepaya</text:p>
          </table:table-cell>
          <table:table-cell table:formula="of:=NOT(ISERROR(MATCH([.B599];[$'BISINDO raw'.B423:$'BISINDO raw'.B1539];0)))" office:value-type="boolean" office:boolean-value="false" calcext:value-type="boolean">
            <text:p>FALSE</text:p>
          </table:table-cell>
          <table:table-cell table:formula="of:=NOT(ISERROR(MATCH([.B599];[$'BISINDO raw'.C599:$'BISINDO raw'.C1715];0)))" office:value-type="boolean" office:boolean-value="false" calcext:value-type="boolean">
            <text:p>FALSE</text:p>
          </table:table-cell>
          <table:table-cell table:formula="of:=NOT(ISERROR(MATCH([.$B599];[$'BISINDO raw'.D599:$'BISINDO raw'.D1715];0)))" office:value-type="boolean" office:boolean-value="false" calcext:value-type="boolean">
            <text:p>FALSE</text:p>
          </table:table-cell>
          <table:table-cell table:formula="of:=IF([.E599]=0;[$'BISINDO raw'.D599]; &quot;&quot;)" office:value-type="string" office:string-value="makan-pisang" calcext:value-type="string">
            <text:p>makan-pis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kanpisang</text:p>
          </table:table-cell>
          <table:table-cell table:formula="of:=NOT(ISERROR(MATCH([.B600];[$'BISINDO raw'.B424:$'BISINDO raw'.B1540];0)))" office:value-type="boolean" office:boolean-value="false" calcext:value-type="boolean">
            <text:p>FALSE</text:p>
          </table:table-cell>
          <table:table-cell table:formula="of:=NOT(ISERROR(MATCH([.B600];[$'BISINDO raw'.C600:$'BISINDO raw'.C1716];0)))" office:value-type="boolean" office:boolean-value="false" calcext:value-type="boolean">
            <text:p>FALSE</text:p>
          </table:table-cell>
          <table:table-cell table:formula="of:=NOT(ISERROR(MATCH([.$B600];[$'BISINDO raw'.D600:$'BISINDO raw'.D1716];0)))" office:value-type="boolean" office:boolean-value="false" calcext:value-type="boolean">
            <text:p>FALSE</text:p>
          </table:table-cell>
          <table:table-cell table:formula="of:=IF([.E600]=0;[$'BISINDO raw'.D600]; &quot;&quot;)" office:value-type="string" office:string-value="makan-semangka" calcext:value-type="string">
            <text:p>makan-semangk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kansemangka</text:p>
          </table:table-cell>
          <table:table-cell table:formula="of:=NOT(ISERROR(MATCH([.B601];[$'BISINDO raw'.B425:$'BISINDO raw'.B1541];0)))" office:value-type="boolean" office:boolean-value="false" calcext:value-type="boolean">
            <text:p>FALSE</text:p>
          </table:table-cell>
          <table:table-cell table:formula="of:=NOT(ISERROR(MATCH([.B601];[$'BISINDO raw'.C601:$'BISINDO raw'.C1717];0)))" office:value-type="boolean" office:boolean-value="false" calcext:value-type="boolean">
            <text:p>FALSE</text:p>
          </table:table-cell>
          <table:table-cell table:formula="of:=NOT(ISERROR(MATCH([.$B601];[$'BISINDO raw'.D601:$'BISINDO raw'.D1717];0)))" office:value-type="boolean" office:boolean-value="false" calcext:value-type="boolean">
            <text:p>FALSE</text:p>
          </table:table-cell>
          <table:table-cell table:formula="of:=IF([.E601]=0;[$'BISINDO raw'.D601]; &quot;&quot;)" office:value-type="string" office:string-value="makasar" calcext:value-type="string">
            <text:p>makas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kassar</text:p>
          </table:table-cell>
          <table:table-cell table:formula="of:=NOT(ISERROR(MATCH([.B602];[$'BISINDO raw'.B426:$'BISINDO raw'.B1542];0)))" office:value-type="boolean" office:boolean-value="false" calcext:value-type="boolean">
            <text:p>FALSE</text:p>
          </table:table-cell>
          <table:table-cell table:formula="of:=NOT(ISERROR(MATCH([.B602];[$'BISINDO raw'.C602:$'BISINDO raw'.C1718];0)))" office:value-type="boolean" office:boolean-value="false" calcext:value-type="boolean">
            <text:p>FALSE</text:p>
          </table:table-cell>
          <table:table-cell table:formula="of:=NOT(ISERROR(MATCH([.$B602];[$'BISINDO raw'.D602:$'BISINDO raw'.D1718];0)))" office:value-type="boolean" office:boolean-value="false" calcext:value-type="boolean">
            <text:p>FALSE</text:p>
          </table:table-cell>
          <table:table-cell table:formula="of:=IF([.E602]=0;[$'BISINDO raw'.D602]; &quot;&quot;)" office:value-type="string" office:string-value="malam" calcext:value-type="string">
            <text:p>mal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am</text:p>
          </table:table-cell>
          <table:table-cell table:formula="of:=NOT(ISERROR(MATCH([.B603];[$'BISINDO raw'.B427:$'BISINDO raw'.B1543];0)))" office:value-type="boolean" office:boolean-value="true" calcext:value-type="boolean">
            <text:p>TRUE</text:p>
          </table:table-cell>
          <table:table-cell table:formula="of:=NOT(ISERROR(MATCH([.B603];[$'BISINDO raw'.C603:$'BISINDO raw'.C1719];0)))" office:value-type="boolean" office:boolean-value="false" calcext:value-type="boolean">
            <text:p>FALSE</text:p>
          </table:table-cell>
          <table:table-cell table:formula="of:=NOT(ISERROR(MATCH([.$B603];[$'BISINDO raw'.D603:$'BISINDO raw'.D1719];0)))" office:value-type="boolean" office:boolean-value="false" calcext:value-type="boolean">
            <text:p>FALSE</text:p>
          </table:table-cell>
          <table:table-cell table:formula="of:=IF([.E603]=0;[$'BISINDO raw'.D603]; &quot;&quot;)" office:value-type="string" office:string-value="malas(1)" calcext:value-type="string">
            <text:p>malas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as(1)</text:p>
          </table:table-cell>
          <table:table-cell table:formula="of:=NOT(ISERROR(MATCH([.B604];[$'BISINDO raw'.B428:$'BISINDO raw'.B1544];0)))" office:value-type="boolean" office:boolean-value="true" calcext:value-type="boolean">
            <text:p>TRUE</text:p>
          </table:table-cell>
          <table:table-cell table:formula="of:=NOT(ISERROR(MATCH([.B604];[$'BISINDO raw'.C604:$'BISINDO raw'.C1720];0)))" office:value-type="boolean" office:boolean-value="false" calcext:value-type="boolean">
            <text:p>FALSE</text:p>
          </table:table-cell>
          <table:table-cell table:formula="of:=NOT(ISERROR(MATCH([.$B604];[$'BISINDO raw'.D604:$'BISINDO raw'.D1720];0)))" office:value-type="boolean" office:boolean-value="false" calcext:value-type="boolean">
            <text:p>FALSE</text:p>
          </table:table-cell>
          <table:table-cell table:formula="of:=IF([.E604]=0;[$'BISINDO raw'.D604]; &quot;&quot;)" office:value-type="string" office:string-value="malas(2)" calcext:value-type="string">
            <text:p>malas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as(2)</text:p>
          </table:table-cell>
          <table:table-cell table:formula="of:=NOT(ISERROR(MATCH([.B605];[$'BISINDO raw'.B429:$'BISINDO raw'.B1545];0)))" office:value-type="boolean" office:boolean-value="true" calcext:value-type="boolean">
            <text:p>TRUE</text:p>
          </table:table-cell>
          <table:table-cell table:formula="of:=NOT(ISERROR(MATCH([.B605];[$'BISINDO raw'.C605:$'BISINDO raw'.C1721];0)))" office:value-type="boolean" office:boolean-value="false" calcext:value-type="boolean">
            <text:p>FALSE</text:p>
          </table:table-cell>
          <table:table-cell table:formula="of:=NOT(ISERROR(MATCH([.$B605];[$'BISINDO raw'.D605:$'BISINDO raw'.D1721];0)))" office:value-type="boolean" office:boolean-value="false" calcext:value-type="boolean">
            <text:p>FALSE</text:p>
          </table:table-cell>
          <table:table-cell table:formula="of:=IF([.E605]=0;[$'BISINDO raw'.D605]; &quot;&quot;)" office:value-type="string" office:string-value="malu(1)" calcext:value-type="string">
            <text:p>malu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u(1)</text:p>
          </table:table-cell>
          <table:table-cell table:formula="of:=NOT(ISERROR(MATCH([.B606];[$'BISINDO raw'.B430:$'BISINDO raw'.B1546];0)))" office:value-type="boolean" office:boolean-value="true" calcext:value-type="boolean">
            <text:p>TRUE</text:p>
          </table:table-cell>
          <table:table-cell table:formula="of:=NOT(ISERROR(MATCH([.B606];[$'BISINDO raw'.C606:$'BISINDO raw'.C1722];0)))" office:value-type="boolean" office:boolean-value="false" calcext:value-type="boolean">
            <text:p>FALSE</text:p>
          </table:table-cell>
          <table:table-cell table:formula="of:=NOT(ISERROR(MATCH([.$B606];[$'BISINDO raw'.D606:$'BISINDO raw'.D1722];0)))" office:value-type="boolean" office:boolean-value="false" calcext:value-type="boolean">
            <text:p>FALSE</text:p>
          </table:table-cell>
          <table:table-cell table:formula="of:=IF([.E606]=0;[$'BISINDO raw'.D606]; &quot;&quot;)" office:value-type="string" office:string-value="malu(2)" calcext:value-type="string">
            <text:p>malu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u(2)</text:p>
          </table:table-cell>
          <table:table-cell table:formula="of:=NOT(ISERROR(MATCH([.B607];[$'BISINDO raw'.B431:$'BISINDO raw'.B1547];0)))" office:value-type="boolean" office:boolean-value="true" calcext:value-type="boolean">
            <text:p>TRUE</text:p>
          </table:table-cell>
          <table:table-cell table:formula="of:=NOT(ISERROR(MATCH([.B607];[$'BISINDO raw'.C607:$'BISINDO raw'.C1723];0)))" office:value-type="boolean" office:boolean-value="false" calcext:value-type="boolean">
            <text:p>FALSE</text:p>
          </table:table-cell>
          <table:table-cell table:formula="of:=NOT(ISERROR(MATCH([.$B607];[$'BISINDO raw'.D607:$'BISINDO raw'.D1723];0)))" office:value-type="boolean" office:boolean-value="false" calcext:value-type="boolean">
            <text:p>FALSE</text:p>
          </table:table-cell>
          <table:table-cell table:formula="of:=IF([.E607]=0;[$'BISINDO raw'.D607]; &quot;&quot;)" office:value-type="string" office:string-value="mama(1)" calcext:value-type="string">
            <text:p>mam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ma(1)</text:p>
          </table:table-cell>
          <table:table-cell table:formula="of:=NOT(ISERROR(MATCH([.B608];[$'BISINDO raw'.B432:$'BISINDO raw'.B1548];0)))" office:value-type="boolean" office:boolean-value="false" calcext:value-type="boolean">
            <text:p>FALSE</text:p>
          </table:table-cell>
          <table:table-cell table:formula="of:=NOT(ISERROR(MATCH([.B608];[$'BISINDO raw'.C608:$'BISINDO raw'.C1724];0)))" office:value-type="boolean" office:boolean-value="false" calcext:value-type="boolean">
            <text:p>FALSE</text:p>
          </table:table-cell>
          <table:table-cell table:formula="of:=NOT(ISERROR(MATCH([.$B608];[$'BISINDO raw'.D608:$'BISINDO raw'.D1724];0)))" office:value-type="boolean" office:boolean-value="false" calcext:value-type="boolean">
            <text:p>FALSE</text:p>
          </table:table-cell>
          <table:table-cell table:formula="of:=IF([.E608]=0;[$'BISINDO raw'.D608]; &quot;&quot;)" office:value-type="string" office:string-value="mama(2)" calcext:value-type="string">
            <text:p>mam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ma(2)</text:p>
          </table:table-cell>
          <table:table-cell table:formula="of:=NOT(ISERROR(MATCH([.B609];[$'BISINDO raw'.B433:$'BISINDO raw'.B1549];0)))" office:value-type="boolean" office:boolean-value="false" calcext:value-type="boolean">
            <text:p>FALSE</text:p>
          </table:table-cell>
          <table:table-cell table:formula="of:=NOT(ISERROR(MATCH([.B609];[$'BISINDO raw'.C609:$'BISINDO raw'.C1725];0)))" office:value-type="boolean" office:boolean-value="false" calcext:value-type="boolean">
            <text:p>FALSE</text:p>
          </table:table-cell>
          <table:table-cell table:formula="of:=NOT(ISERROR(MATCH([.$B609];[$'BISINDO raw'.D609:$'BISINDO raw'.D1725];0)))" office:value-type="boolean" office:boolean-value="false" calcext:value-type="boolean">
            <text:p>FALSE</text:p>
          </table:table-cell>
          <table:table-cell table:formula="of:=IF([.E609]=0;[$'BISINDO raw'.D609]; &quot;&quot;)" office:value-type="string" office:string-value="mampu" calcext:value-type="string">
            <text:p>mamp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mpu</text:p>
          </table:table-cell>
          <table:table-cell table:formula="of:=NOT(ISERROR(MATCH([.B610];[$'BISINDO raw'.B434:$'BISINDO raw'.B1550];0)))" office:value-type="boolean" office:boolean-value="true" calcext:value-type="boolean">
            <text:p>TRUE</text:p>
          </table:table-cell>
          <table:table-cell table:formula="of:=NOT(ISERROR(MATCH([.B610];[$'BISINDO raw'.C610:$'BISINDO raw'.C1726];0)))" office:value-type="boolean" office:boolean-value="false" calcext:value-type="boolean">
            <text:p>FALSE</text:p>
          </table:table-cell>
          <table:table-cell table:formula="of:=NOT(ISERROR(MATCH([.$B610];[$'BISINDO raw'.D610:$'BISINDO raw'.D1726];0)))" office:value-type="boolean" office:boolean-value="false" calcext:value-type="boolean">
            <text:p>FALSE</text:p>
          </table:table-cell>
          <table:table-cell table:formula="of:=IF([.E610]=0;[$'BISINDO raw'.D610]; &quot;&quot;)" office:value-type="string" office:string-value="mandi(pancuran)" calcext:value-type="string">
            <text:p>mandi(pancuran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di(1)</text:p>
          </table:table-cell>
          <table:table-cell table:formula="of:=NOT(ISERROR(MATCH([.B611];[$'BISINDO raw'.B435:$'BISINDO raw'.B1551];0)))" office:value-type="boolean" office:boolean-value="false" calcext:value-type="boolean">
            <text:p>FALSE</text:p>
          </table:table-cell>
          <table:table-cell table:formula="of:=NOT(ISERROR(MATCH([.B611];[$'BISINDO raw'.C611:$'BISINDO raw'.C1727];0)))" office:value-type="boolean" office:boolean-value="true" calcext:value-type="boolean">
            <text:p>TRUE</text:p>
          </table:table-cell>
          <table:table-cell table:formula="of:=NOT(ISERROR(MATCH([.$B611];[$'BISINDO raw'.D611:$'BISINDO raw'.D1727];0)))" office:value-type="boolean" office:boolean-value="true" calcext:value-type="boolean">
            <text:p>TRUE</text:p>
          </table:table-cell>
          <table:table-cell table:formula="of:=IF([.E611]=0;[$'BISINDO raw'.D61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di(2)</text:p>
          </table:table-cell>
          <table:table-cell table:formula="of:=NOT(ISERROR(MATCH([.B612];[$'BISINDO raw'.B436:$'BISINDO raw'.B1552];0)))" office:value-type="boolean" office:boolean-value="false" calcext:value-type="boolean">
            <text:p>FALSE</text:p>
          </table:table-cell>
          <table:table-cell table:formula="of:=NOT(ISERROR(MATCH([.B612];[$'BISINDO raw'.C612:$'BISINDO raw'.C1728];0)))" office:value-type="boolean" office:boolean-value="true" calcext:value-type="boolean">
            <text:p>TRUE</text:p>
          </table:table-cell>
          <table:table-cell table:formula="of:=NOT(ISERROR(MATCH([.$B612];[$'BISINDO raw'.D612:$'BISINDO raw'.D1728];0)))" office:value-type="boolean" office:boolean-value="true" calcext:value-type="boolean">
            <text:p>TRUE</text:p>
          </table:table-cell>
          <table:table-cell table:formula="of:=IF([.E612]=0;[$'BISINDO raw'.D61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di(3)</text:p>
          </table:table-cell>
          <table:table-cell table:formula="of:=NOT(ISERROR(MATCH([.B613];[$'BISINDO raw'.B437:$'BISINDO raw'.B1553];0)))" office:value-type="boolean" office:boolean-value="false" calcext:value-type="boolean">
            <text:p>FALSE</text:p>
          </table:table-cell>
          <table:table-cell table:formula="of:=NOT(ISERROR(MATCH([.B613];[$'BISINDO raw'.C613:$'BISINDO raw'.C1729];0)))" office:value-type="boolean" office:boolean-value="false" calcext:value-type="boolean">
            <text:p>FALSE</text:p>
          </table:table-cell>
          <table:table-cell table:formula="of:=NOT(ISERROR(MATCH([.$B613];[$'BISINDO raw'.D613:$'BISINDO raw'.D1729];0)))" office:value-type="boolean" office:boolean-value="false" calcext:value-type="boolean">
            <text:p>FALSE</text:p>
          </table:table-cell>
          <table:table-cell table:formula="of:=IF([.E613]=0;[$'BISINDO raw'.D613]; &quot;&quot;)" office:value-type="string" office:string-value="mandi-3" calcext:value-type="string">
            <text:p>mandi-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di(pancuran)</text:p>
          </table:table-cell>
          <table:table-cell table:formula="of:=NOT(ISERROR(MATCH([.B614];[$'BISINDO raw'.B438:$'BISINDO raw'.B1554];0)))" office:value-type="boolean" office:boolean-value="false" calcext:value-type="boolean">
            <text:p>FALSE</text:p>
          </table:table-cell>
          <table:table-cell table:formula="of:=NOT(ISERROR(MATCH([.B614];[$'BISINDO raw'.C614:$'BISINDO raw'.C1730];0)))" office:value-type="boolean" office:boolean-value="false" calcext:value-type="boolean">
            <text:p>FALSE</text:p>
          </table:table-cell>
          <table:table-cell table:formula="of:=NOT(ISERROR(MATCH([.$B614];[$'BISINDO raw'.D614:$'BISINDO raw'.D1730];0)))" office:value-type="boolean" office:boolean-value="false" calcext:value-type="boolean">
            <text:p>FALSE</text:p>
          </table:table-cell>
          <table:table-cell table:formula="of:=IF([.E614]=0;[$'BISINDO raw'.D614]; &quot;&quot;)" office:value-type="string" office:string-value="mangga" calcext:value-type="string">
            <text:p>mangg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gga</text:p>
          </table:table-cell>
          <table:table-cell table:formula="of:=NOT(ISERROR(MATCH([.B615];[$'BISINDO raw'.B439:$'BISINDO raw'.B1555];0)))" office:value-type="boolean" office:boolean-value="true" calcext:value-type="boolean">
            <text:p>TRUE</text:p>
          </table:table-cell>
          <table:table-cell table:formula="of:=NOT(ISERROR(MATCH([.B615];[$'BISINDO raw'.C615:$'BISINDO raw'.C1731];0)))" office:value-type="boolean" office:boolean-value="false" calcext:value-type="boolean">
            <text:p>FALSE</text:p>
          </table:table-cell>
          <table:table-cell table:formula="of:=NOT(ISERROR(MATCH([.$B615];[$'BISINDO raw'.D615:$'BISINDO raw'.D1731];0)))" office:value-type="boolean" office:boolean-value="false" calcext:value-type="boolean">
            <text:p>FALSE</text:p>
          </table:table-cell>
          <table:table-cell table:formula="of:=IF([.E615]=0;[$'BISINDO raw'.D615]; &quot;&quot;)" office:value-type="string" office:string-value="manggis" calcext:value-type="string">
            <text:p>mangg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ggis</text:p>
          </table:table-cell>
          <table:table-cell table:formula="of:=NOT(ISERROR(MATCH([.B616];[$'BISINDO raw'.B440:$'BISINDO raw'.B1556];0)))" office:value-type="boolean" office:boolean-value="true" calcext:value-type="boolean">
            <text:p>TRUE</text:p>
          </table:table-cell>
          <table:table-cell table:formula="of:=NOT(ISERROR(MATCH([.B616];[$'BISINDO raw'.C616:$'BISINDO raw'.C1732];0)))" office:value-type="boolean" office:boolean-value="false" calcext:value-type="boolean">
            <text:p>FALSE</text:p>
          </table:table-cell>
          <table:table-cell table:formula="of:=NOT(ISERROR(MATCH([.$B616];[$'BISINDO raw'.D616:$'BISINDO raw'.D1732];0)))" office:value-type="boolean" office:boolean-value="false" calcext:value-type="boolean">
            <text:p>FALSE</text:p>
          </table:table-cell>
          <table:table-cell table:formula="of:=IF([.E616]=0;[$'BISINDO raw'.D616]; &quot;&quot;)" office:value-type="string" office:string-value="manis(1)" calcext:value-type="string">
            <text:p>manis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is(1)</text:p>
          </table:table-cell>
          <table:table-cell table:formula="of:=NOT(ISERROR(MATCH([.B617];[$'BISINDO raw'.B441:$'BISINDO raw'.B1557];0)))" office:value-type="boolean" office:boolean-value="true" calcext:value-type="boolean">
            <text:p>TRUE</text:p>
          </table:table-cell>
          <table:table-cell table:formula="of:=NOT(ISERROR(MATCH([.B617];[$'BISINDO raw'.C617:$'BISINDO raw'.C1733];0)))" office:value-type="boolean" office:boolean-value="false" calcext:value-type="boolean">
            <text:p>FALSE</text:p>
          </table:table-cell>
          <table:table-cell table:formula="of:=NOT(ISERROR(MATCH([.$B617];[$'BISINDO raw'.D617:$'BISINDO raw'.D1733];0)))" office:value-type="boolean" office:boolean-value="false" calcext:value-type="boolean">
            <text:p>FALSE</text:p>
          </table:table-cell>
          <table:table-cell table:formula="of:=IF([.E617]=0;[$'BISINDO raw'.D617]; &quot;&quot;)" office:value-type="string" office:string-value="manis(2)" calcext:value-type="string">
            <text:p>manis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is(2)</text:p>
          </table:table-cell>
          <table:table-cell table:formula="of:=NOT(ISERROR(MATCH([.B618];[$'BISINDO raw'.B442:$'BISINDO raw'.B1558];0)))" office:value-type="boolean" office:boolean-value="true" calcext:value-type="boolean">
            <text:p>TRUE</text:p>
          </table:table-cell>
          <table:table-cell table:formula="of:=NOT(ISERROR(MATCH([.B618];[$'BISINDO raw'.C618:$'BISINDO raw'.C1734];0)))" office:value-type="boolean" office:boolean-value="false" calcext:value-type="boolean">
            <text:p>FALSE</text:p>
          </table:table-cell>
          <table:table-cell table:formula="of:=NOT(ISERROR(MATCH([.$B618];[$'BISINDO raw'.D618:$'BISINDO raw'.D1734];0)))" office:value-type="boolean" office:boolean-value="false" calcext:value-type="boolean">
            <text:p>FALSE</text:p>
          </table:table-cell>
          <table:table-cell table:formula="of:=IF([.E618]=0;[$'BISINDO raw'.D618]; &quot;&quot;)" office:value-type="string" office:string-value="marah" calcext:value-type="string">
            <text:p>mara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h</text:p>
          </table:table-cell>
          <table:table-cell table:formula="of:=NOT(ISERROR(MATCH([.B619];[$'BISINDO raw'.B443:$'BISINDO raw'.B1559];0)))" office:value-type="boolean" office:boolean-value="true" calcext:value-type="boolean">
            <text:p>TRUE</text:p>
          </table:table-cell>
          <table:table-cell table:formula="of:=NOT(ISERROR(MATCH([.B619];[$'BISINDO raw'.C619:$'BISINDO raw'.C1735];0)))" office:value-type="boolean" office:boolean-value="false" calcext:value-type="boolean">
            <text:p>FALSE</text:p>
          </table:table-cell>
          <table:table-cell table:formula="of:=NOT(ISERROR(MATCH([.$B619];[$'BISINDO raw'.D619:$'BISINDO raw'.D1735];0)))" office:value-type="boolean" office:boolean-value="false" calcext:value-type="boolean">
            <text:p>FALSE</text:p>
          </table:table-cell>
          <table:table-cell table:formula="of:=IF([.E619]=0;[$'BISINDO raw'.D619]; &quot;&quot;)" office:value-type="string" office:string-value="maret" calcext:value-type="string">
            <text:p>mar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et</text:p>
          </table:table-cell>
          <table:table-cell table:formula="of:=NOT(ISERROR(MATCH([.B620];[$'BISINDO raw'.B444:$'BISINDO raw'.B1560];0)))" office:value-type="boolean" office:boolean-value="true" calcext:value-type="boolean">
            <text:p>TRUE</text:p>
          </table:table-cell>
          <table:table-cell table:formula="of:=NOT(ISERROR(MATCH([.B620];[$'BISINDO raw'.C620:$'BISINDO raw'.C1736];0)))" office:value-type="boolean" office:boolean-value="false" calcext:value-type="boolean">
            <text:p>FALSE</text:p>
          </table:table-cell>
          <table:table-cell table:formula="of:=NOT(ISERROR(MATCH([.$B620];[$'BISINDO raw'.D620:$'BISINDO raw'.D1736];0)))" office:value-type="boolean" office:boolean-value="false" calcext:value-type="boolean">
            <text:p>FALSE</text:p>
          </table:table-cell>
          <table:table-cell table:formula="of:=IF([.E620]=0;[$'BISINDO raw'.D620]; &quot;&quot;)" office:value-type="string" office:string-value="masak" calcext:value-type="string">
            <text:p>masa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ak</text:p>
          </table:table-cell>
          <table:table-cell table:formula="of:=NOT(ISERROR(MATCH([.B621];[$'BISINDO raw'.B445:$'BISINDO raw'.B1561];0)))" office:value-type="boolean" office:boolean-value="true" calcext:value-type="boolean">
            <text:p>TRUE</text:p>
          </table:table-cell>
          <table:table-cell table:formula="of:=NOT(ISERROR(MATCH([.B621];[$'BISINDO raw'.C621:$'BISINDO raw'.C1737];0)))" office:value-type="boolean" office:boolean-value="false" calcext:value-type="boolean">
            <text:p>FALSE</text:p>
          </table:table-cell>
          <table:table-cell table:formula="of:=NOT(ISERROR(MATCH([.$B621];[$'BISINDO raw'.D621:$'BISINDO raw'.D1737];0)))" office:value-type="boolean" office:boolean-value="false" calcext:value-type="boolean">
            <text:p>FALSE</text:p>
          </table:table-cell>
          <table:table-cell table:formula="of:=IF([.E621]=0;[$'BISINDO raw'.D621]; &quot;&quot;)" office:value-type="string" office:string-value="masih" calcext:value-type="string">
            <text:p>masi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ih</text:p>
          </table:table-cell>
          <table:table-cell table:formula="of:=NOT(ISERROR(MATCH([.B622];[$'BISINDO raw'.B446:$'BISINDO raw'.B1562];0)))" office:value-type="boolean" office:boolean-value="true" calcext:value-type="boolean">
            <text:p>TRUE</text:p>
          </table:table-cell>
          <table:table-cell table:formula="of:=NOT(ISERROR(MATCH([.B622];[$'BISINDO raw'.C622:$'BISINDO raw'.C1738];0)))" office:value-type="boolean" office:boolean-value="false" calcext:value-type="boolean">
            <text:p>FALSE</text:p>
          </table:table-cell>
          <table:table-cell table:formula="of:=NOT(ISERROR(MATCH([.$B622];[$'BISINDO raw'.D622:$'BISINDO raw'.D1738];0)))" office:value-type="boolean" office:boolean-value="false" calcext:value-type="boolean">
            <text:p>FALSE</text:p>
          </table:table-cell>
          <table:table-cell table:formula="of:=IF([.E622]=0;[$'BISINDO raw'.D622]; &quot;&quot;)" office:value-type="string" office:string-value="masukgua" calcext:value-type="string">
            <text:p>masukgu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ukgua</text:p>
          </table:table-cell>
          <table:table-cell table:formula="of:=NOT(ISERROR(MATCH([.B623];[$'BISINDO raw'.B447:$'BISINDO raw'.B1563];0)))" office:value-type="boolean" office:boolean-value="false" calcext:value-type="boolean">
            <text:p>FALSE</text:p>
          </table:table-cell>
          <table:table-cell table:formula="of:=NOT(ISERROR(MATCH([.B623];[$'BISINDO raw'.C623:$'BISINDO raw'.C1739];0)))" office:value-type="boolean" office:boolean-value="false" calcext:value-type="boolean">
            <text:p>FALSE</text:p>
          </table:table-cell>
          <table:table-cell table:formula="of:=NOT(ISERROR(MATCH([.$B623];[$'BISINDO raw'.D623:$'BISINDO raw'.D1739];0)))" office:value-type="boolean" office:boolean-value="false" calcext:value-type="boolean">
            <text:p>FALSE</text:p>
          </table:table-cell>
          <table:table-cell table:formula="of:=IF([.E623]=0;[$'BISINDO raw'.D623]; &quot;&quot;)" office:value-type="string" office:string-value="mata" calcext:value-type="string">
            <text:p>ma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a</text:p>
          </table:table-cell>
          <table:table-cell table:formula="of:=NOT(ISERROR(MATCH([.B624];[$'BISINDO raw'.B448:$'BISINDO raw'.B1564];0)))" office:value-type="boolean" office:boolean-value="true" calcext:value-type="boolean">
            <text:p>TRUE</text:p>
          </table:table-cell>
          <table:table-cell table:formula="of:=NOT(ISERROR(MATCH([.B624];[$'BISINDO raw'.C624:$'BISINDO raw'.C1740];0)))" office:value-type="boolean" office:boolean-value="false" calcext:value-type="boolean">
            <text:p>FALSE</text:p>
          </table:table-cell>
          <table:table-cell table:formula="of:=NOT(ISERROR(MATCH([.$B624];[$'BISINDO raw'.D624:$'BISINDO raw'.D1740];0)))" office:value-type="boolean" office:boolean-value="false" calcext:value-type="boolean">
            <text:p>FALSE</text:p>
          </table:table-cell>
          <table:table-cell table:formula="of:=IF([.E624]=0;[$'BISINDO raw'.D624]; &quot;&quot;)" office:value-type="string" office:string-value="matabesar(1)" calcext:value-type="string">
            <text:p>matabesar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abesar(1)</text:p>
          </table:table-cell>
          <table:table-cell table:formula="of:=NOT(ISERROR(MATCH([.B625];[$'BISINDO raw'.B449:$'BISINDO raw'.B1565];0)))" office:value-type="boolean" office:boolean-value="false" calcext:value-type="boolean">
            <text:p>FALSE</text:p>
          </table:table-cell>
          <table:table-cell table:formula="of:=NOT(ISERROR(MATCH([.B625];[$'BISINDO raw'.C625:$'BISINDO raw'.C1741];0)))" office:value-type="boolean" office:boolean-value="false" calcext:value-type="boolean">
            <text:p>FALSE</text:p>
          </table:table-cell>
          <table:table-cell table:formula="of:=NOT(ISERROR(MATCH([.$B625];[$'BISINDO raw'.D625:$'BISINDO raw'.D1741];0)))" office:value-type="boolean" office:boolean-value="false" calcext:value-type="boolean">
            <text:p>FALSE</text:p>
          </table:table-cell>
          <table:table-cell table:formula="of:=IF([.E625]=0;[$'BISINDO raw'.D625]; &quot;&quot;)" office:value-type="string" office:string-value="matabesar(2)" calcext:value-type="string">
            <text:p>matabesar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abesar(2)</text:p>
          </table:table-cell>
          <table:table-cell table:formula="of:=NOT(ISERROR(MATCH([.B626];[$'BISINDO raw'.B450:$'BISINDO raw'.B1566];0)))" office:value-type="boolean" office:boolean-value="false" calcext:value-type="boolean">
            <text:p>FALSE</text:p>
          </table:table-cell>
          <table:table-cell table:formula="of:=NOT(ISERROR(MATCH([.B626];[$'BISINDO raw'.C626:$'BISINDO raw'.C1742];0)))" office:value-type="boolean" office:boolean-value="false" calcext:value-type="boolean">
            <text:p>FALSE</text:p>
          </table:table-cell>
          <table:table-cell table:formula="of:=NOT(ISERROR(MATCH([.$B626];[$'BISINDO raw'.D626:$'BISINDO raw'.D1742];0)))" office:value-type="boolean" office:boolean-value="false" calcext:value-type="boolean">
            <text:p>FALSE</text:p>
          </table:table-cell>
          <table:table-cell table:formula="of:=IF([.E626]=0;[$'BISINDO raw'.D626]; &quot;&quot;)" office:value-type="string" office:string-value="matakecil(1)" calcext:value-type="string">
            <text:p>matakecil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akecil(1)</text:p>
          </table:table-cell>
          <table:table-cell table:formula="of:=NOT(ISERROR(MATCH([.B627];[$'BISINDO raw'.B451:$'BISINDO raw'.B1567];0)))" office:value-type="boolean" office:boolean-value="false" calcext:value-type="boolean">
            <text:p>FALSE</text:p>
          </table:table-cell>
          <table:table-cell table:formula="of:=NOT(ISERROR(MATCH([.B627];[$'BISINDO raw'.C627:$'BISINDO raw'.C1743];0)))" office:value-type="boolean" office:boolean-value="false" calcext:value-type="boolean">
            <text:p>FALSE</text:p>
          </table:table-cell>
          <table:table-cell table:formula="of:=NOT(ISERROR(MATCH([.$B627];[$'BISINDO raw'.D627:$'BISINDO raw'.D1743];0)))" office:value-type="boolean" office:boolean-value="false" calcext:value-type="boolean">
            <text:p>FALSE</text:p>
          </table:table-cell>
          <table:table-cell table:formula="of:=IF([.E627]=0;[$'BISINDO raw'.D627]; &quot;&quot;)" office:value-type="string" office:string-value="matakecil(2)" calcext:value-type="string">
            <text:p>matakecil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akecil(2)</text:p>
          </table:table-cell>
          <table:table-cell table:formula="of:=NOT(ISERROR(MATCH([.B628];[$'BISINDO raw'.B452:$'BISINDO raw'.B1568];0)))" office:value-type="boolean" office:boolean-value="false" calcext:value-type="boolean">
            <text:p>FALSE</text:p>
          </table:table-cell>
          <table:table-cell table:formula="of:=NOT(ISERROR(MATCH([.B628];[$'BISINDO raw'.C628:$'BISINDO raw'.C1744];0)))" office:value-type="boolean" office:boolean-value="false" calcext:value-type="boolean">
            <text:p>FALSE</text:p>
          </table:table-cell>
          <table:table-cell table:formula="of:=NOT(ISERROR(MATCH([.$B628];[$'BISINDO raw'.D628:$'BISINDO raw'.D1744];0)))" office:value-type="boolean" office:boolean-value="false" calcext:value-type="boolean">
            <text:p>FALSE</text:p>
          </table:table-cell>
          <table:table-cell table:formula="of:=IF([.E628]=0;[$'BISINDO raw'.D628]; &quot;&quot;)" office:value-type="string" office:string-value="matakecil(3)" calcext:value-type="string">
            <text:p>matakecil(3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akecil(3)</text:p>
          </table:table-cell>
          <table:table-cell table:formula="of:=NOT(ISERROR(MATCH([.B629];[$'BISINDO raw'.B453:$'BISINDO raw'.B1569];0)))" office:value-type="boolean" office:boolean-value="false" calcext:value-type="boolean">
            <text:p>FALSE</text:p>
          </table:table-cell>
          <table:table-cell table:formula="of:=NOT(ISERROR(MATCH([.B629];[$'BISINDO raw'.C629:$'BISINDO raw'.C1745];0)))" office:value-type="boolean" office:boolean-value="false" calcext:value-type="boolean">
            <text:p>FALSE</text:p>
          </table:table-cell>
          <table:table-cell table:formula="of:=NOT(ISERROR(MATCH([.$B629];[$'BISINDO raw'.D629:$'BISINDO raw'.D1745];0)))" office:value-type="boolean" office:boolean-value="false" calcext:value-type="boolean">
            <text:p>FALSE</text:p>
          </table:table-cell>
          <table:table-cell table:formula="of:=IF([.E629]=0;[$'BISINDO raw'.D629]; &quot;&quot;)" office:value-type="string" office:string-value="matapelajaran(1)" calcext:value-type="string">
            <text:p>matapelajaran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apelajaran(1)</text:p>
          </table:table-cell>
          <table:table-cell table:formula="of:=NOT(ISERROR(MATCH([.B630];[$'BISINDO raw'.B454:$'BISINDO raw'.B1570];0)))" office:value-type="boolean" office:boolean-value="false" calcext:value-type="boolean">
            <text:p>FALSE</text:p>
          </table:table-cell>
          <table:table-cell table:formula="of:=NOT(ISERROR(MATCH([.B630];[$'BISINDO raw'.C630:$'BISINDO raw'.C1746];0)))" office:value-type="boolean" office:boolean-value="false" calcext:value-type="boolean">
            <text:p>FALSE</text:p>
          </table:table-cell>
          <table:table-cell table:formula="of:=NOT(ISERROR(MATCH([.$B630];[$'BISINDO raw'.D630:$'BISINDO raw'.D1746];0)))" office:value-type="boolean" office:boolean-value="false" calcext:value-type="boolean">
            <text:p>FALSE</text:p>
          </table:table-cell>
          <table:table-cell table:formula="of:=IF([.E630]=0;[$'BISINDO raw'.D630]; &quot;&quot;)" office:value-type="string" office:string-value="matapelajaran(2)" calcext:value-type="string">
            <text:p>matapelajaran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apelajaran(2)</text:p>
          </table:table-cell>
          <table:table-cell table:formula="of:=NOT(ISERROR(MATCH([.B631];[$'BISINDO raw'.B455:$'BISINDO raw'.B1571];0)))" office:value-type="boolean" office:boolean-value="false" calcext:value-type="boolean">
            <text:p>FALSE</text:p>
          </table:table-cell>
          <table:table-cell table:formula="of:=NOT(ISERROR(MATCH([.B631];[$'BISINDO raw'.C631:$'BISINDO raw'.C1747];0)))" office:value-type="boolean" office:boolean-value="false" calcext:value-type="boolean">
            <text:p>FALSE</text:p>
          </table:table-cell>
          <table:table-cell table:formula="of:=NOT(ISERROR(MATCH([.$B631];[$'BISINDO raw'.D631:$'BISINDO raw'.D1747];0)))" office:value-type="boolean" office:boolean-value="false" calcext:value-type="boolean">
            <text:p>FALSE</text:p>
          </table:table-cell>
          <table:table-cell table:formula="of:=IF([.E631]=0;[$'BISINDO raw'.D631]; &quot;&quot;)" office:value-type="string" office:string-value="matematika" calcext:value-type="string">
            <text:p>matematik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ematika</text:p>
          </table:table-cell>
          <table:table-cell table:formula="of:=NOT(ISERROR(MATCH([.B632];[$'BISINDO raw'.B456:$'BISINDO raw'.B1572];0)))" office:value-type="boolean" office:boolean-value="true" calcext:value-type="boolean">
            <text:p>TRUE</text:p>
          </table:table-cell>
          <table:table-cell table:formula="of:=NOT(ISERROR(MATCH([.B632];[$'BISINDO raw'.C632:$'BISINDO raw'.C1748];0)))" office:value-type="boolean" office:boolean-value="false" calcext:value-type="boolean">
            <text:p>FALSE</text:p>
          </table:table-cell>
          <table:table-cell table:formula="of:=NOT(ISERROR(MATCH([.$B632];[$'BISINDO raw'.D632:$'BISINDO raw'.D1748];0)))" office:value-type="boolean" office:boolean-value="false" calcext:value-type="boolean">
            <text:p>FALSE</text:p>
          </table:table-cell>
          <table:table-cell table:formula="of:=IF([.E632]=0;[$'BISINDO raw'.D632]; &quot;&quot;)" office:value-type="string" office:string-value="mati(1)" calcext:value-type="string">
            <text:p>mati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i(1)</text:p>
          </table:table-cell>
          <table:table-cell table:formula="of:=NOT(ISERROR(MATCH([.B633];[$'BISINDO raw'.B457:$'BISINDO raw'.B1573];0)))" office:value-type="boolean" office:boolean-value="true" calcext:value-type="boolean">
            <text:p>TRUE</text:p>
          </table:table-cell>
          <table:table-cell table:formula="of:=NOT(ISERROR(MATCH([.B633];[$'BISINDO raw'.C633:$'BISINDO raw'.C1749];0)))" office:value-type="boolean" office:boolean-value="false" calcext:value-type="boolean">
            <text:p>FALSE</text:p>
          </table:table-cell>
          <table:table-cell table:formula="of:=NOT(ISERROR(MATCH([.$B633];[$'BISINDO raw'.D633:$'BISINDO raw'.D1749];0)))" office:value-type="boolean" office:boolean-value="false" calcext:value-type="boolean">
            <text:p>FALSE</text:p>
          </table:table-cell>
          <table:table-cell table:formula="of:=IF([.E633]=0;[$'BISINDO raw'.D633]; &quot;&quot;)" office:value-type="string" office:string-value="mati(2)" calcext:value-type="string">
            <text:p>mati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i(2)</text:p>
          </table:table-cell>
          <table:table-cell table:formula="of:=NOT(ISERROR(MATCH([.B634];[$'BISINDO raw'.B458:$'BISINDO raw'.B1574];0)))" office:value-type="boolean" office:boolean-value="true" calcext:value-type="boolean">
            <text:p>TRUE</text:p>
          </table:table-cell>
          <table:table-cell table:formula="of:=NOT(ISERROR(MATCH([.B634];[$'BISINDO raw'.C634:$'BISINDO raw'.C1750];0)))" office:value-type="boolean" office:boolean-value="false" calcext:value-type="boolean">
            <text:p>FALSE</text:p>
          </table:table-cell>
          <table:table-cell table:formula="of:=NOT(ISERROR(MATCH([.$B634];[$'BISINDO raw'.D634:$'BISINDO raw'.D1750];0)))" office:value-type="boolean" office:boolean-value="false" calcext:value-type="boolean">
            <text:p>FALSE</text:p>
          </table:table-cell>
          <table:table-cell table:formula="of:=IF([.E634]=0;[$'BISINDO raw'.D634]; &quot;&quot;)" office:value-type="string" office:string-value="medan" calcext:value-type="string">
            <text:p>med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an</text:p>
          </table:table-cell>
          <table:table-cell table:formula="of:=NOT(ISERROR(MATCH([.B635];[$'BISINDO raw'.B459:$'BISINDO raw'.B1575];0)))" office:value-type="boolean" office:boolean-value="true" calcext:value-type="boolean">
            <text:p>TRUE</text:p>
          </table:table-cell>
          <table:table-cell table:formula="of:=NOT(ISERROR(MATCH([.B635];[$'BISINDO raw'.C635:$'BISINDO raw'.C1751];0)))" office:value-type="boolean" office:boolean-value="false" calcext:value-type="boolean">
            <text:p>FALSE</text:p>
          </table:table-cell>
          <table:table-cell table:formula="of:=NOT(ISERROR(MATCH([.$B635];[$'BISINDO raw'.D635:$'BISINDO raw'.D1751];0)))" office:value-type="boolean" office:boolean-value="false" calcext:value-type="boolean">
            <text:p>FALSE</text:p>
          </table:table-cell>
          <table:table-cell table:formula="of:=IF([.E635]=0;[$'BISINDO raw'.D635]; &quot;&quot;)" office:value-type="string" office:string-value="mei" calcext:value-type="string">
            <text:p>me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formula="of:=NOT(ISERROR(MATCH([.B636];[$'BISINDO raw'.B460:$'BISINDO raw'.B1576];0)))" office:value-type="boolean" office:boolean-value="true" calcext:value-type="boolean">
            <text:p>TRUE</text:p>
          </table:table-cell>
          <table:table-cell table:formula="of:=NOT(ISERROR(MATCH([.B636];[$'BISINDO raw'.C636:$'BISINDO raw'.C1752];0)))" office:value-type="boolean" office:boolean-value="false" calcext:value-type="boolean">
            <text:p>FALSE</text:p>
          </table:table-cell>
          <table:table-cell table:formula="of:=NOT(ISERROR(MATCH([.$B636];[$'BISINDO raw'.D636:$'BISINDO raw'.D1752];0)))" office:value-type="boolean" office:boolean-value="false" calcext:value-type="boolean">
            <text:p>FALSE</text:p>
          </table:table-cell>
          <table:table-cell table:formula="of:=IF([.E636]=0;[$'BISINDO raw'.D636]; &quot;&quot;)" office:value-type="string" office:string-value="melahirkan" calcext:value-type="string">
            <text:p>melahirk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lahirkan</text:p>
          </table:table-cell>
          <table:table-cell table:formula="of:=NOT(ISERROR(MATCH([.B637];[$'BISINDO raw'.B461:$'BISINDO raw'.B1577];0)))" office:value-type="boolean" office:boolean-value="true" calcext:value-type="boolean">
            <text:p>TRUE</text:p>
          </table:table-cell>
          <table:table-cell table:formula="of:=NOT(ISERROR(MATCH([.B637];[$'BISINDO raw'.C637:$'BISINDO raw'.C1753];0)))" office:value-type="boolean" office:boolean-value="false" calcext:value-type="boolean">
            <text:p>FALSE</text:p>
          </table:table-cell>
          <table:table-cell table:formula="of:=NOT(ISERROR(MATCH([.$B637];[$'BISINDO raw'.D637:$'BISINDO raw'.D1753];0)))" office:value-type="boolean" office:boolean-value="false" calcext:value-type="boolean">
            <text:p>FALSE</text:p>
          </table:table-cell>
          <table:table-cell table:formula="of:=IF([.E637]=0;[$'BISINDO raw'.D637]; &quot;&quot;)" office:value-type="string" office:string-value="melihat" calcext:value-type="string">
            <text:p>melih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lihat</text:p>
          </table:table-cell>
          <table:table-cell table:formula="of:=NOT(ISERROR(MATCH([.B638];[$'BISINDO raw'.B464:$'BISINDO raw'.B1580];0)))" office:value-type="boolean" office:boolean-value="true" calcext:value-type="boolean">
            <text:p>TRUE</text:p>
          </table:table-cell>
          <table:table-cell table:formula="of:=NOT(ISERROR(MATCH([.B638];[$'BISINDO raw'.C638:$'BISINDO raw'.C1754];0)))" office:value-type="boolean" office:boolean-value="false" calcext:value-type="boolean">
            <text:p>FALSE</text:p>
          </table:table-cell>
          <table:table-cell table:formula="of:=NOT(ISERROR(MATCH([.$B638];[$'BISINDO raw'.D638:$'BISINDO raw'.D1754];0)))" office:value-type="boolean" office:boolean-value="false" calcext:value-type="boolean">
            <text:p>FALSE</text:p>
          </table:table-cell>
          <table:table-cell table:formula="of:=IF([.E638]=0;[$'BISINDO raw'.D638]; &quot;&quot;)" office:value-type="string" office:string-value="melihat(1)" calcext:value-type="string">
            <text:p>melihat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lihat(1)</text:p>
          </table:table-cell>
          <table:table-cell table:formula="of:=NOT(ISERROR(MATCH([.B639];[$'BISINDO raw'.B462:$'BISINDO raw'.B1578];0)))" office:value-type="boolean" office:boolean-value="true" calcext:value-type="boolean">
            <text:p>TRUE</text:p>
          </table:table-cell>
          <table:table-cell table:formula="of:=NOT(ISERROR(MATCH([.B639];[$'BISINDO raw'.C639:$'BISINDO raw'.C1755];0)))" office:value-type="boolean" office:boolean-value="false" calcext:value-type="boolean">
            <text:p>FALSE</text:p>
          </table:table-cell>
          <table:table-cell table:formula="of:=NOT(ISERROR(MATCH([.$B639];[$'BISINDO raw'.D639:$'BISINDO raw'.D1755];0)))" office:value-type="boolean" office:boolean-value="false" calcext:value-type="boolean">
            <text:p>FALSE</text:p>
          </table:table-cell>
          <table:table-cell table:formula="of:=IF([.E639]=0;[$'BISINDO raw'.D639]; &quot;&quot;)" office:value-type="string" office:string-value="melihat(2)" calcext:value-type="string">
            <text:p>melihat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lihat(2)</text:p>
          </table:table-cell>
          <table:table-cell table:formula="of:=NOT(ISERROR(MATCH([.B640];[$'BISINDO raw'.B463:$'BISINDO raw'.B1579];0)))" office:value-type="boolean" office:boolean-value="true" calcext:value-type="boolean">
            <text:p>TRUE</text:p>
          </table:table-cell>
          <table:table-cell table:formula="of:=NOT(ISERROR(MATCH([.B640];[$'BISINDO raw'.C640:$'BISINDO raw'.C1756];0)))" office:value-type="boolean" office:boolean-value="false" calcext:value-type="boolean">
            <text:p>FALSE</text:p>
          </table:table-cell>
          <table:table-cell table:formula="of:=NOT(ISERROR(MATCH([.$B640];[$'BISINDO raw'.D640:$'BISINDO raw'.D1756];0)))" office:value-type="boolean" office:boolean-value="false" calcext:value-type="boolean">
            <text:p>FALSE</text:p>
          </table:table-cell>
          <table:table-cell table:formula="of:=IF([.E640]=0;[$'BISINDO raw'.D640]; &quot;&quot;)" office:value-type="string" office:string-value="melon" calcext:value-type="string">
            <text:p>me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lon</text:p>
          </table:table-cell>
          <table:table-cell table:formula="of:=NOT(ISERROR(MATCH([.B641];[$'BISINDO raw'.B465:$'BISINDO raw'.B1581];0)))" office:value-type="boolean" office:boolean-value="true" calcext:value-type="boolean">
            <text:p>TRUE</text:p>
          </table:table-cell>
          <table:table-cell table:formula="of:=NOT(ISERROR(MATCH([.B641];[$'BISINDO raw'.C641:$'BISINDO raw'.C1757];0)))" office:value-type="boolean" office:boolean-value="false" calcext:value-type="boolean">
            <text:p>FALSE</text:p>
          </table:table-cell>
          <table:table-cell table:formula="of:=NOT(ISERROR(MATCH([.$B641];[$'BISINDO raw'.D641:$'BISINDO raw'.D1757];0)))" office:value-type="boolean" office:boolean-value="false" calcext:value-type="boolean">
            <text:p>FALSE</text:p>
          </table:table-cell>
          <table:table-cell table:formula="of:=IF([.E641]=0;[$'BISINDO raw'.D641]; &quot;&quot;)" office:value-type="string" office:string-value="memandang" calcext:value-type="string">
            <text:p>memand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andang</text:p>
          </table:table-cell>
          <table:table-cell table:formula="of:=NOT(ISERROR(MATCH([.B642];[$'BISINDO raw'.B466:$'BISINDO raw'.B1582];0)))" office:value-type="boolean" office:boolean-value="true" calcext:value-type="boolean">
            <text:p>TRUE</text:p>
          </table:table-cell>
          <table:table-cell table:formula="of:=NOT(ISERROR(MATCH([.B642];[$'BISINDO raw'.C642:$'BISINDO raw'.C1758];0)))" office:value-type="boolean" office:boolean-value="false" calcext:value-type="boolean">
            <text:p>FALSE</text:p>
          </table:table-cell>
          <table:table-cell table:formula="of:=NOT(ISERROR(MATCH([.$B642];[$'BISINDO raw'.D642:$'BISINDO raw'.D1758];0)))" office:value-type="boolean" office:boolean-value="false" calcext:value-type="boolean">
            <text:p>FALSE</text:p>
          </table:table-cell>
          <table:table-cell table:formula="of:=IF([.E642]=0;[$'BISINDO raw'.D642]; &quot;&quot;)" office:value-type="string" office:string-value="mempelajari" calcext:value-type="string">
            <text:p>mempelajar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pelajari</text:p>
          </table:table-cell>
          <table:table-cell table:formula="of:=NOT(ISERROR(MATCH([.B643];[$'BISINDO raw'.B1118:$'BISINDO raw'.B2234];0)))" office:value-type="boolean" office:boolean-value="false" calcext:value-type="boolean">
            <text:p>FALSE</text:p>
          </table:table-cell>
          <table:table-cell table:formula="of:=NOT(ISERROR(MATCH([.B643];[$'BISINDO raw'.C643:$'BISINDO raw'.C1759];0)))" office:value-type="boolean" office:boolean-value="false" calcext:value-type="boolean">
            <text:p>FALSE</text:p>
          </table:table-cell>
          <table:table-cell table:formula="of:=NOT(ISERROR(MATCH([.$B643];[$'BISINDO raw'.D643:$'BISINDO raw'.D1759];0)))" office:value-type="boolean" office:boolean-value="false" calcext:value-type="boolean">
            <text:p>FALSE</text:p>
          </table:table-cell>
          <table:table-cell table:formula="of:=IF([.E643]=0;[$'BISINDO raw'.D643]; &quot;&quot;)" office:value-type="string" office:string-value="menawan" calcext:value-type="string">
            <text:p>menaw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nawan</text:p>
          </table:table-cell>
          <table:table-cell table:formula="of:=NOT(ISERROR(MATCH([.B644];[$'BISINDO raw'.B467:$'BISINDO raw'.B1583];0)))" office:value-type="boolean" office:boolean-value="true" calcext:value-type="boolean">
            <text:p>TRUE</text:p>
          </table:table-cell>
          <table:table-cell table:formula="of:=NOT(ISERROR(MATCH([.B644];[$'BISINDO raw'.C644:$'BISINDO raw'.C1760];0)))" office:value-type="boolean" office:boolean-value="false" calcext:value-type="boolean">
            <text:p>FALSE</text:p>
          </table:table-cell>
          <table:table-cell table:formula="of:=NOT(ISERROR(MATCH([.$B644];[$'BISINDO raw'.D644:$'BISINDO raw'.D1760];0)))" office:value-type="boolean" office:boolean-value="false" calcext:value-type="boolean">
            <text:p>FALSE</text:p>
          </table:table-cell>
          <table:table-cell table:formula="of:=IF([.E644]=0;[$'BISINDO raw'.D644]; &quot;&quot;)" office:value-type="string" office:string-value="menengok" calcext:value-type="string">
            <text:p>menengo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nengok</text:p>
          </table:table-cell>
          <table:table-cell table:formula="of:=NOT(ISERROR(MATCH([.B645];[$'BISINDO raw'.B468:$'BISINDO raw'.B1584];0)))" office:value-type="boolean" office:boolean-value="true" calcext:value-type="boolean">
            <text:p>TRUE</text:p>
          </table:table-cell>
          <table:table-cell table:formula="of:=NOT(ISERROR(MATCH([.B645];[$'BISINDO raw'.C645:$'BISINDO raw'.C1761];0)))" office:value-type="boolean" office:boolean-value="false" calcext:value-type="boolean">
            <text:p>FALSE</text:p>
          </table:table-cell>
          <table:table-cell table:formula="of:=NOT(ISERROR(MATCH([.$B645];[$'BISINDO raw'.D645:$'BISINDO raw'.D1761];0)))" office:value-type="boolean" office:boolean-value="false" calcext:value-type="boolean">
            <text:p>FALSE</text:p>
          </table:table-cell>
          <table:table-cell table:formula="of:=IF([.E645]=0;[$'BISINDO raw'.D645]; &quot;&quot;)" office:value-type="string" office:string-value="mengajar" calcext:value-type="string">
            <text:p>mengaj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ngajar</text:p>
          </table:table-cell>
          <table:table-cell table:formula="of:=NOT(ISERROR(MATCH([.B646];[$'BISINDO raw'.B469:$'BISINDO raw'.B1585];0)))" office:value-type="boolean" office:boolean-value="true" calcext:value-type="boolean">
            <text:p>TRUE</text:p>
          </table:table-cell>
          <table:table-cell table:formula="of:=NOT(ISERROR(MATCH([.B646];[$'BISINDO raw'.C646:$'BISINDO raw'.C1762];0)))" office:value-type="boolean" office:boolean-value="false" calcext:value-type="boolean">
            <text:p>FALSE</text:p>
          </table:table-cell>
          <table:table-cell table:formula="of:=NOT(ISERROR(MATCH([.$B646];[$'BISINDO raw'.D646:$'BISINDO raw'.D1762];0)))" office:value-type="boolean" office:boolean-value="false" calcext:value-type="boolean">
            <text:p>FALSE</text:p>
          </table:table-cell>
          <table:table-cell table:formula="of:=IF([.E646]=0;[$'BISINDO raw'.D646]; &quot;&quot;)" office:value-type="string" office:string-value="mengantuk" calcext:value-type="string">
            <text:p>mengantu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ngantuk</text:p>
          </table:table-cell>
          <table:table-cell table:formula="of:=NOT(ISERROR(MATCH([.B647];[$'BISINDO raw'.B470:$'BISINDO raw'.B1586];0)))" office:value-type="boolean" office:boolean-value="true" calcext:value-type="boolean">
            <text:p>TRUE</text:p>
          </table:table-cell>
          <table:table-cell table:formula="of:=NOT(ISERROR(MATCH([.B647];[$'BISINDO raw'.C647:$'BISINDO raw'.C1763];0)))" office:value-type="boolean" office:boolean-value="false" calcext:value-type="boolean">
            <text:p>FALSE</text:p>
          </table:table-cell>
          <table:table-cell table:formula="of:=NOT(ISERROR(MATCH([.$B647];[$'BISINDO raw'.D647:$'BISINDO raw'.D1763];0)))" office:value-type="boolean" office:boolean-value="false" calcext:value-type="boolean">
            <text:p>FALSE</text:p>
          </table:table-cell>
          <table:table-cell table:formula="of:=IF([.E647]=0;[$'BISINDO raw'.D647]; &quot;&quot;)" office:value-type="string" office:string-value="mengapa" calcext:value-type="string">
            <text:p>mengap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ngapa</text:p>
          </table:table-cell>
          <table:table-cell table:formula="of:=NOT(ISERROR(MATCH([.B648];[$'BISINDO raw'.B471:$'BISINDO raw'.B1587];0)))" office:value-type="boolean" office:boolean-value="true" calcext:value-type="boolean">
            <text:p>TRUE</text:p>
          </table:table-cell>
          <table:table-cell table:formula="of:=NOT(ISERROR(MATCH([.B648];[$'BISINDO raw'.C648:$'BISINDO raw'.C1764];0)))" office:value-type="boolean" office:boolean-value="false" calcext:value-type="boolean">
            <text:p>FALSE</text:p>
          </table:table-cell>
          <table:table-cell table:formula="of:=NOT(ISERROR(MATCH([.$B648];[$'BISINDO raw'.D648:$'BISINDO raw'.D1764];0)))" office:value-type="boolean" office:boolean-value="false" calcext:value-type="boolean">
            <text:p>FALSE</text:p>
          </table:table-cell>
          <table:table-cell table:formula="of:=IF([.E648]=0;[$'BISINDO raw'.D648]; &quot;&quot;)" office:value-type="string" office:string-value="mengunjungi" calcext:value-type="string">
            <text:p>mengunjung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ngunjungi</text:p>
          </table:table-cell>
          <table:table-cell table:formula="of:=NOT(ISERROR(MATCH([.B649];[$'BISINDO raw'.B472:$'BISINDO raw'.B1588];0)))" office:value-type="boolean" office:boolean-value="true" calcext:value-type="boolean">
            <text:p>TRUE</text:p>
          </table:table-cell>
          <table:table-cell table:formula="of:=NOT(ISERROR(MATCH([.B649];[$'BISINDO raw'.C649:$'BISINDO raw'.C1765];0)))" office:value-type="boolean" office:boolean-value="false" calcext:value-type="boolean">
            <text:p>FALSE</text:p>
          </table:table-cell>
          <table:table-cell table:formula="of:=NOT(ISERROR(MATCH([.$B649];[$'BISINDO raw'.D649:$'BISINDO raw'.D1765];0)))" office:value-type="boolean" office:boolean-value="false" calcext:value-type="boolean">
            <text:p>FALSE</text:p>
          </table:table-cell>
          <table:table-cell table:formula="of:=IF([.E649]=0;[$'BISINDO raw'.D649]; &quot;&quot;)" office:value-type="string" office:string-value="menikah" calcext:value-type="string">
            <text:p>menika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nikah</text:p>
          </table:table-cell>
          <table:table-cell table:formula="of:=NOT(ISERROR(MATCH([.B650];[$'BISINDO raw'.B473:$'BISINDO raw'.B1589];0)))" office:value-type="boolean" office:boolean-value="true" calcext:value-type="boolean">
            <text:p>TRUE</text:p>
          </table:table-cell>
          <table:table-cell table:formula="of:=NOT(ISERROR(MATCH([.B650];[$'BISINDO raw'.C650:$'BISINDO raw'.C1766];0)))" office:value-type="boolean" office:boolean-value="false" calcext:value-type="boolean">
            <text:p>FALSE</text:p>
          </table:table-cell>
          <table:table-cell table:formula="of:=NOT(ISERROR(MATCH([.$B650];[$'BISINDO raw'.D650:$'BISINDO raw'.D1766];0)))" office:value-type="boolean" office:boolean-value="false" calcext:value-type="boolean">
            <text:p>FALSE</text:p>
          </table:table-cell>
          <table:table-cell table:formula="of:=IF([.E650]=0;[$'BISINDO raw'.D650]; &quot;&quot;)" office:value-type="string" office:string-value="meninggal(1)" calcext:value-type="string">
            <text:p>meninggal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ninggal(1)</text:p>
          </table:table-cell>
          <table:table-cell table:formula="of:=NOT(ISERROR(MATCH([.B651];[$'BISINDO raw'.B474:$'BISINDO raw'.B1590];0)))" office:value-type="boolean" office:boolean-value="true" calcext:value-type="boolean">
            <text:p>TRUE</text:p>
          </table:table-cell>
          <table:table-cell table:formula="of:=NOT(ISERROR(MATCH([.B651];[$'BISINDO raw'.C651:$'BISINDO raw'.C1767];0)))" office:value-type="boolean" office:boolean-value="false" calcext:value-type="boolean">
            <text:p>FALSE</text:p>
          </table:table-cell>
          <table:table-cell table:formula="of:=NOT(ISERROR(MATCH([.$B651];[$'BISINDO raw'.D651:$'BISINDO raw'.D1767];0)))" office:value-type="boolean" office:boolean-value="false" calcext:value-type="boolean">
            <text:p>FALSE</text:p>
          </table:table-cell>
          <table:table-cell table:formula="of:=IF([.E651]=0;[$'BISINDO raw'.D651]; &quot;&quot;)" office:value-type="string" office:string-value="meninggal(2)" calcext:value-type="string">
            <text:p>meninggal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ninggal(2)</text:p>
          </table:table-cell>
          <table:table-cell table:formula="of:=NOT(ISERROR(MATCH([.B652];[$'BISINDO raw'.B475:$'BISINDO raw'.B1591];0)))" office:value-type="boolean" office:boolean-value="true" calcext:value-type="boolean">
            <text:p>TRUE</text:p>
          </table:table-cell>
          <table:table-cell table:formula="of:=NOT(ISERROR(MATCH([.B652];[$'BISINDO raw'.C652:$'BISINDO raw'.C1768];0)))" office:value-type="boolean" office:boolean-value="false" calcext:value-type="boolean">
            <text:p>FALSE</text:p>
          </table:table-cell>
          <table:table-cell table:formula="of:=NOT(ISERROR(MATCH([.$B652];[$'BISINDO raw'.D652:$'BISINDO raw'.D1768];0)))" office:value-type="boolean" office:boolean-value="false" calcext:value-type="boolean">
            <text:p>FALSE</text:p>
          </table:table-cell>
          <table:table-cell table:formula="of:=IF([.E652]=0;[$'BISINDO raw'.D652]; &quot;&quot;)" office:value-type="string" office:string-value="menit" calcext:value-type="string">
            <text:p>me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nit</text:p>
          </table:table-cell>
          <table:table-cell table:formula="of:=NOT(ISERROR(MATCH([.B653];[$'BISINDO raw'.B476:$'BISINDO raw'.B1592];0)))" office:value-type="boolean" office:boolean-value="true" calcext:value-type="boolean">
            <text:p>TRUE</text:p>
          </table:table-cell>
          <table:table-cell table:formula="of:=NOT(ISERROR(MATCH([.B653];[$'BISINDO raw'.C653:$'BISINDO raw'.C1769];0)))" office:value-type="boolean" office:boolean-value="false" calcext:value-type="boolean">
            <text:p>FALSE</text:p>
          </table:table-cell>
          <table:table-cell table:formula="of:=NOT(ISERROR(MATCH([.$B653];[$'BISINDO raw'.D653:$'BISINDO raw'.D1769];0)))" office:value-type="boolean" office:boolean-value="false" calcext:value-type="boolean">
            <text:p>FALSE</text:p>
          </table:table-cell>
          <table:table-cell table:formula="of:=IF([.E653]=0;[$'BISINDO raw'.D653]; &quot;&quot;)" office:value-type="string" office:string-value="merah" calcext:value-type="string">
            <text:p>mera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rah</text:p>
          </table:table-cell>
          <table:table-cell table:formula="of:=NOT(ISERROR(MATCH([.B654];[$'BISINDO raw'.B477:$'BISINDO raw'.B1593];0)))" office:value-type="boolean" office:boolean-value="true" calcext:value-type="boolean">
            <text:p>TRUE</text:p>
          </table:table-cell>
          <table:table-cell table:formula="of:=NOT(ISERROR(MATCH([.B654];[$'BISINDO raw'.C654:$'BISINDO raw'.C1770];0)))" office:value-type="boolean" office:boolean-value="false" calcext:value-type="boolean">
            <text:p>FALSE</text:p>
          </table:table-cell>
          <table:table-cell table:formula="of:=NOT(ISERROR(MATCH([.$B654];[$'BISINDO raw'.D654:$'BISINDO raw'.D1770];0)))" office:value-type="boolean" office:boolean-value="false" calcext:value-type="boolean">
            <text:p>FALSE</text:p>
          </table:table-cell>
          <table:table-cell table:formula="of:=IF([.E654]=0;[$'BISINDO raw'.D654]; &quot;&quot;)" office:value-type="string" office:string-value="merahmuda-1" calcext:value-type="string">
            <text:p>merahmuda-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rahmuda(1)</text:p>
          </table:table-cell>
          <table:table-cell table:formula="of:=NOT(ISERROR(MATCH([.B655];[$'BISINDO raw'.B478:$'BISINDO raw'.B1594];0)))" office:value-type="boolean" office:boolean-value="false" calcext:value-type="boolean">
            <text:p>FALSE</text:p>
          </table:table-cell>
          <table:table-cell table:formula="of:=NOT(ISERROR(MATCH([.B655];[$'BISINDO raw'.C655:$'BISINDO raw'.C1771];0)))" office:value-type="boolean" office:boolean-value="false" calcext:value-type="boolean">
            <text:p>FALSE</text:p>
          </table:table-cell>
          <table:table-cell table:formula="of:=NOT(ISERROR(MATCH([.$B655];[$'BISINDO raw'.D655:$'BISINDO raw'.D1771];0)))" office:value-type="boolean" office:boolean-value="false" calcext:value-type="boolean">
            <text:p>FALSE</text:p>
          </table:table-cell>
          <table:table-cell table:formula="of:=IF([.E655]=0;[$'BISINDO raw'.D655]; &quot;&quot;)" office:value-type="string" office:string-value="merahmuda-2" calcext:value-type="string">
            <text:p>merahmuda-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rahmuda(2)</text:p>
          </table:table-cell>
          <table:table-cell table:formula="of:=NOT(ISERROR(MATCH([.B656];[$'BISINDO raw'.B479:$'BISINDO raw'.B1595];0)))" office:value-type="boolean" office:boolean-value="false" calcext:value-type="boolean">
            <text:p>FALSE</text:p>
          </table:table-cell>
          <table:table-cell table:formula="of:=NOT(ISERROR(MATCH([.B656];[$'BISINDO raw'.C656:$'BISINDO raw'.C1772];0)))" office:value-type="boolean" office:boolean-value="false" calcext:value-type="boolean">
            <text:p>FALSE</text:p>
          </table:table-cell>
          <table:table-cell table:formula="of:=NOT(ISERROR(MATCH([.$B656];[$'BISINDO raw'.D656:$'BISINDO raw'.D1772];0)))" office:value-type="boolean" office:boolean-value="false" calcext:value-type="boolean">
            <text:p>FALSE</text:p>
          </table:table-cell>
          <table:table-cell table:formula="of:=IF([.E656]=0;[$'BISINDO raw'.D656]; &quot;&quot;)" office:value-type="string" office:string-value="merak" calcext:value-type="string">
            <text:p>mera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rekaberdua</text:p>
          </table:table-cell>
          <table:table-cell table:formula="of:=NOT(ISERROR(MATCH([.B657];[$'BISINDO raw'.B480:$'BISINDO raw'.B1596];0)))" office:value-type="boolean" office:boolean-value="false" calcext:value-type="boolean">
            <text:p>FALSE</text:p>
          </table:table-cell>
          <table:table-cell table:formula="of:=NOT(ISERROR(MATCH([.B657];[$'BISINDO raw'.C657:$'BISINDO raw'.C1773];0)))" office:value-type="boolean" office:boolean-value="false" calcext:value-type="boolean">
            <text:p>FALSE</text:p>
          </table:table-cell>
          <table:table-cell table:formula="of:=NOT(ISERROR(MATCH([.$B657];[$'BISINDO raw'.D657:$'BISINDO raw'.D1773];0)))" office:value-type="boolean" office:boolean-value="true" calcext:value-type="boolean">
            <text:p>TRUE</text:p>
          </table:table-cell>
          <table:table-cell table:formula="of:=IF([.E657]=0;[$'BISINDO raw'.D65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mpi</text:p>
          </table:table-cell>
          <table:table-cell table:formula="of:=NOT(ISERROR(MATCH([.B658];[$'BISINDO raw'.B481:$'BISINDO raw'.B1597];0)))" office:value-type="boolean" office:boolean-value="true" calcext:value-type="boolean">
            <text:p>TRUE</text:p>
          </table:table-cell>
          <table:table-cell table:formula="of:=NOT(ISERROR(MATCH([.B658];[$'BISINDO raw'.C658:$'BISINDO raw'.C1774];0)))" office:value-type="boolean" office:boolean-value="true" calcext:value-type="boolean">
            <text:p>TRUE</text:p>
          </table:table-cell>
          <table:table-cell table:formula="of:=NOT(ISERROR(MATCH([.$B658];[$'BISINDO raw'.D658:$'BISINDO raw'.D1774];0)))" office:value-type="boolean" office:boolean-value="true" calcext:value-type="boolean">
            <text:p>TRUE</text:p>
          </table:table-cell>
          <table:table-cell table:formula="of:=IF([.E658]=0;[$'BISINDO raw'.D65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ggu</text:p>
          </table:table-cell>
          <table:table-cell table:formula="of:=NOT(ISERROR(MATCH([.B659];[$'BISINDO raw'.B484:$'BISINDO raw'.B1600];0)))" office:value-type="boolean" office:boolean-value="true" calcext:value-type="boolean">
            <text:p>TRUE</text:p>
          </table:table-cell>
          <table:table-cell table:formula="of:=NOT(ISERROR(MATCH([.B659];[$'BISINDO raw'.C659:$'BISINDO raw'.C1775];0)))" office:value-type="boolean" office:boolean-value="true" calcext:value-type="boolean">
            <text:p>TRUE</text:p>
          </table:table-cell>
          <table:table-cell table:formula="of:=NOT(ISERROR(MATCH([.$B659];[$'BISINDO raw'.D659:$'BISINDO raw'.D1775];0)))" office:value-type="boolean" office:boolean-value="true" calcext:value-type="boolean">
            <text:p>TRUE</text:p>
          </table:table-cell>
          <table:table-cell table:formula="of:=IF([.E659]=0;[$'BISINDO raw'.D65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ggu(1)</text:p>
          </table:table-cell>
          <table:table-cell table:formula="of:=NOT(ISERROR(MATCH([.B660];[$'BISINDO raw'.B482:$'BISINDO raw'.B1598];0)))" office:value-type="boolean" office:boolean-value="false" calcext:value-type="boolean">
            <text:p>FALSE</text:p>
          </table:table-cell>
          <table:table-cell table:formula="of:=NOT(ISERROR(MATCH([.B660];[$'BISINDO raw'.C660:$'BISINDO raw'.C1776];0)))" office:value-type="boolean" office:boolean-value="true" calcext:value-type="boolean">
            <text:p>TRUE</text:p>
          </table:table-cell>
          <table:table-cell table:formula="of:=NOT(ISERROR(MATCH([.$B660];[$'BISINDO raw'.D660:$'BISINDO raw'.D1776];0)))" office:value-type="boolean" office:boolean-value="true" calcext:value-type="boolean">
            <text:p>TRUE</text:p>
          </table:table-cell>
          <table:table-cell table:formula="of:=IF([.E660]=0;[$'BISINDO raw'.D66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ggu(2)</text:p>
          </table:table-cell>
          <table:table-cell table:formula="of:=NOT(ISERROR(MATCH([.B661];[$'BISINDO raw'.B483:$'BISINDO raw'.B1599];0)))" office:value-type="boolean" office:boolean-value="false" calcext:value-type="boolean">
            <text:p>FALSE</text:p>
          </table:table-cell>
          <table:table-cell table:formula="of:=NOT(ISERROR(MATCH([.B661];[$'BISINDO raw'.C661:$'BISINDO raw'.C1777];0)))" office:value-type="boolean" office:boolean-value="true" calcext:value-type="boolean">
            <text:p>TRUE</text:p>
          </table:table-cell>
          <table:table-cell table:formula="of:=NOT(ISERROR(MATCH([.$B661];[$'BISINDO raw'.D661:$'BISINDO raw'.D1777];0)))" office:value-type="boolean" office:boolean-value="true" calcext:value-type="boolean">
            <text:p>TRUE</text:p>
          </table:table-cell>
          <table:table-cell table:formula="of:=IF([.E661]=0;[$'BISINDO raw'.D66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ta(1)</text:p>
          </table:table-cell>
          <table:table-cell table:formula="of:=NOT(ISERROR(MATCH([.B662];[$'BISINDO raw'.B485:$'BISINDO raw'.B1601];0)))" office:value-type="boolean" office:boolean-value="true" calcext:value-type="boolean">
            <text:p>TRUE</text:p>
          </table:table-cell>
          <table:table-cell table:formula="of:=NOT(ISERROR(MATCH([.B662];[$'BISINDO raw'.C662:$'BISINDO raw'.C1778];0)))" office:value-type="boolean" office:boolean-value="true" calcext:value-type="boolean">
            <text:p>TRUE</text:p>
          </table:table-cell>
          <table:table-cell table:formula="of:=NOT(ISERROR(MATCH([.$B662];[$'BISINDO raw'.D662:$'BISINDO raw'.D1778];0)))" office:value-type="boolean" office:boolean-value="true" calcext:value-type="boolean">
            <text:p>TRUE</text:p>
          </table:table-cell>
          <table:table-cell table:formula="of:=IF([.E662]=0;[$'BISINDO raw'.D66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ta(2)</text:p>
          </table:table-cell>
          <table:table-cell table:formula="of:=NOT(ISERROR(MATCH([.B663];[$'BISINDO raw'.B486:$'BISINDO raw'.B1602];0)))" office:value-type="boolean" office:boolean-value="true" calcext:value-type="boolean">
            <text:p>TRUE</text:p>
          </table:table-cell>
          <table:table-cell table:formula="of:=NOT(ISERROR(MATCH([.B663];[$'BISINDO raw'.C663:$'BISINDO raw'.C1779];0)))" office:value-type="boolean" office:boolean-value="true" calcext:value-type="boolean">
            <text:p>TRUE</text:p>
          </table:table-cell>
          <table:table-cell table:formula="of:=NOT(ISERROR(MATCH([.$B663];[$'BISINDO raw'.D663:$'BISINDO raw'.D1779];0)))" office:value-type="boolean" office:boolean-value="true" calcext:value-type="boolean">
            <text:p>TRUE</text:p>
          </table:table-cell>
          <table:table-cell table:formula="of:=IF([.E663]=0;[$'BISINDO raw'.D66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um(1)</text:p>
          </table:table-cell>
          <table:table-cell table:formula="of:=NOT(ISERROR(MATCH([.B664];[$'BISINDO raw'.B487:$'BISINDO raw'.B1603];0)))" office:value-type="boolean" office:boolean-value="true" calcext:value-type="boolean">
            <text:p>TRUE</text:p>
          </table:table-cell>
          <table:table-cell table:formula="of:=NOT(ISERROR(MATCH([.B664];[$'BISINDO raw'.C664:$'BISINDO raw'.C1780];0)))" office:value-type="boolean" office:boolean-value="true" calcext:value-type="boolean">
            <text:p>TRUE</text:p>
          </table:table-cell>
          <table:table-cell table:formula="of:=NOT(ISERROR(MATCH([.$B664];[$'BISINDO raw'.D664:$'BISINDO raw'.D1780];0)))" office:value-type="boolean" office:boolean-value="true" calcext:value-type="boolean">
            <text:p>TRUE</text:p>
          </table:table-cell>
          <table:table-cell table:formula="of:=IF([.E664]=0;[$'BISINDO raw'.D66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um(2)</text:p>
          </table:table-cell>
          <table:table-cell table:formula="of:=NOT(ISERROR(MATCH([.B665];[$'BISINDO raw'.B488:$'BISINDO raw'.B1604];0)))" office:value-type="boolean" office:boolean-value="true" calcext:value-type="boolean">
            <text:p>TRUE</text:p>
          </table:table-cell>
          <table:table-cell table:formula="of:=NOT(ISERROR(MATCH([.B665];[$'BISINDO raw'.C665:$'BISINDO raw'.C1781];0)))" office:value-type="boolean" office:boolean-value="true" calcext:value-type="boolean">
            <text:p>TRUE</text:p>
          </table:table-cell>
          <table:table-cell table:formula="of:=NOT(ISERROR(MATCH([.$B665];[$'BISINDO raw'.D665:$'BISINDO raw'.D1781];0)))" office:value-type="boolean" office:boolean-value="true" calcext:value-type="boolean">
            <text:p>TRUE</text:p>
          </table:table-cell>
          <table:table-cell table:formula="of:=IF([.E665]=0;[$'BISINDO raw'.D66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bil</text:p>
          </table:table-cell>
          <table:table-cell table:formula="of:=NOT(ISERROR(MATCH([.B666];[$'BISINDO raw'.B489:$'BISINDO raw'.B1605];0)))" office:value-type="boolean" office:boolean-value="true" calcext:value-type="boolean">
            <text:p>TRUE</text:p>
          </table:table-cell>
          <table:table-cell table:formula="of:=NOT(ISERROR(MATCH([.B666];[$'BISINDO raw'.C666:$'BISINDO raw'.C1782];0)))" office:value-type="boolean" office:boolean-value="true" calcext:value-type="boolean">
            <text:p>TRUE</text:p>
          </table:table-cell>
          <table:table-cell table:formula="of:=NOT(ISERROR(MATCH([.$B666];[$'BISINDO raw'.D666:$'BISINDO raw'.D1782];0)))" office:value-type="boolean" office:boolean-value="true" calcext:value-type="boolean">
            <text:p>TRUE</text:p>
          </table:table-cell>
          <table:table-cell table:formula="of:=IF([.E666]=0;[$'BISINDO raw'.D66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del(1)</text:p>
          </table:table-cell>
          <table:table-cell table:formula="of:=NOT(ISERROR(MATCH([.B667];[$'BISINDO raw'.B490:$'BISINDO raw'.B1606];0)))" office:value-type="boolean" office:boolean-value="true" calcext:value-type="boolean">
            <text:p>TRUE</text:p>
          </table:table-cell>
          <table:table-cell table:formula="of:=NOT(ISERROR(MATCH([.B667];[$'BISINDO raw'.C667:$'BISINDO raw'.C1783];0)))" office:value-type="boolean" office:boolean-value="true" calcext:value-type="boolean">
            <text:p>TRUE</text:p>
          </table:table-cell>
          <table:table-cell table:formula="of:=NOT(ISERROR(MATCH([.$B667];[$'BISINDO raw'.D667:$'BISINDO raw'.D1783];0)))" office:value-type="boolean" office:boolean-value="true" calcext:value-type="boolean">
            <text:p>TRUE</text:p>
          </table:table-cell>
          <table:table-cell table:formula="of:=IF([.E667]=0;[$'BISINDO raw'.D66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del(2)</text:p>
          </table:table-cell>
          <table:table-cell table:formula="of:=NOT(ISERROR(MATCH([.B668];[$'BISINDO raw'.B491:$'BISINDO raw'.B1607];0)))" office:value-type="boolean" office:boolean-value="true" calcext:value-type="boolean">
            <text:p>TRUE</text:p>
          </table:table-cell>
          <table:table-cell table:formula="of:=NOT(ISERROR(MATCH([.B668];[$'BISINDO raw'.C668:$'BISINDO raw'.C1784];0)))" office:value-type="boolean" office:boolean-value="true" calcext:value-type="boolean">
            <text:p>TRUE</text:p>
          </table:table-cell>
          <table:table-cell table:formula="of:=NOT(ISERROR(MATCH([.$B668];[$'BISINDO raw'.D668:$'BISINDO raw'.D1784];0)))" office:value-type="boolean" office:boolean-value="true" calcext:value-type="boolean">
            <text:p>TRUE</text:p>
          </table:table-cell>
          <table:table-cell table:formula="of:=IF([.E668]=0;[$'BISINDO raw'.D66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dern</text:p>
          </table:table-cell>
          <table:table-cell table:formula="of:=NOT(ISERROR(MATCH([.B669];[$'BISINDO raw'.B492:$'BISINDO raw'.B1608];0)))" office:value-type="boolean" office:boolean-value="true" calcext:value-type="boolean">
            <text:p>TRUE</text:p>
          </table:table-cell>
          <table:table-cell table:formula="of:=NOT(ISERROR(MATCH([.B669];[$'BISINDO raw'.C669:$'BISINDO raw'.C1785];0)))" office:value-type="boolean" office:boolean-value="true" calcext:value-type="boolean">
            <text:p>TRUE</text:p>
          </table:table-cell>
          <table:table-cell table:formula="of:=NOT(ISERROR(MATCH([.$B669];[$'BISINDO raw'.D669:$'BISINDO raw'.D1785];0)))" office:value-type="boolean" office:boolean-value="true" calcext:value-type="boolean">
            <text:p>TRUE</text:p>
          </table:table-cell>
          <table:table-cell table:formula="of:=IF([.E669]=0;[$'BISINDO raw'.D66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ir</text:p>
          </table:table-cell>
          <table:table-cell table:formula="of:=NOT(ISERROR(MATCH([.B670];[$'BISINDO raw'.B493:$'BISINDO raw'.B1609];0)))" office:value-type="boolean" office:boolean-value="true" calcext:value-type="boolean">
            <text:p>TRUE</text:p>
          </table:table-cell>
          <table:table-cell table:formula="of:=NOT(ISERROR(MATCH([.B670];[$'BISINDO raw'.C670:$'BISINDO raw'.C1786];0)))" office:value-type="boolean" office:boolean-value="true" calcext:value-type="boolean">
            <text:p>TRUE</text:p>
          </table:table-cell>
          <table:table-cell table:formula="of:=NOT(ISERROR(MATCH([.$B670];[$'BISINDO raw'.D670:$'BISINDO raw'.D1786];0)))" office:value-type="boolean" office:boolean-value="true" calcext:value-type="boolean">
            <text:p>TRUE</text:p>
          </table:table-cell>
          <table:table-cell table:formula="of:=IF([.E670]=0;[$'BISINDO raw'.D67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yet(1)</text:p>
          </table:table-cell>
          <table:table-cell table:formula="of:=NOT(ISERROR(MATCH([.B671];[$'BISINDO raw'.B494:$'BISINDO raw'.B1610];0)))" office:value-type="boolean" office:boolean-value="true" calcext:value-type="boolean">
            <text:p>TRUE</text:p>
          </table:table-cell>
          <table:table-cell table:formula="of:=NOT(ISERROR(MATCH([.B671];[$'BISINDO raw'.C671:$'BISINDO raw'.C1787];0)))" office:value-type="boolean" office:boolean-value="true" calcext:value-type="boolean">
            <text:p>TRUE</text:p>
          </table:table-cell>
          <table:table-cell table:formula="of:=NOT(ISERROR(MATCH([.$B671];[$'BISINDO raw'.D671:$'BISINDO raw'.D1787];0)))" office:value-type="boolean" office:boolean-value="true" calcext:value-type="boolean">
            <text:p>TRUE</text:p>
          </table:table-cell>
          <table:table-cell table:formula="of:=IF([.E671]=0;[$'BISINDO raw'.D67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yet(2)</text:p>
          </table:table-cell>
          <table:table-cell table:formula="of:=NOT(ISERROR(MATCH([.B672];[$'BISINDO raw'.B495:$'BISINDO raw'.B1611];0)))" office:value-type="boolean" office:boolean-value="true" calcext:value-type="boolean">
            <text:p>TRUE</text:p>
          </table:table-cell>
          <table:table-cell table:formula="of:=NOT(ISERROR(MATCH([.B672];[$'BISINDO raw'.C672:$'BISINDO raw'.C1788];0)))" office:value-type="boolean" office:boolean-value="true" calcext:value-type="boolean">
            <text:p>TRUE</text:p>
          </table:table-cell>
          <table:table-cell table:formula="of:=NOT(ISERROR(MATCH([.$B672];[$'BISINDO raw'.D672:$'BISINDO raw'.D1788];0)))" office:value-type="boolean" office:boolean-value="true" calcext:value-type="boolean">
            <text:p>TRUE</text:p>
          </table:table-cell>
          <table:table-cell table:formula="of:=IF([.E672]=0;[$'BISINDO raw'.D67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dahmarah(temperamental)</text:p>
          </table:table-cell>
          <table:table-cell table:formula="of:=NOT(ISERROR(MATCH([.B673];[$'BISINDO raw'.B496:$'BISINDO raw'.B1612];0)))" office:value-type="boolean" office:boolean-value="false" calcext:value-type="boolean">
            <text:p>FALSE</text:p>
          </table:table-cell>
          <table:table-cell table:formula="of:=NOT(ISERROR(MATCH([.B673];[$'BISINDO raw'.C673:$'BISINDO raw'.C1789];0)))" office:value-type="boolean" office:boolean-value="false" calcext:value-type="boolean">
            <text:p>FALSE</text:p>
          </table:table-cell>
          <table:table-cell table:formula="of:=NOT(ISERROR(MATCH([.$B673];[$'BISINDO raw'.D673:$'BISINDO raw'.D1789];0)))" office:value-type="boolean" office:boolean-value="true" calcext:value-type="boolean">
            <text:p>TRUE</text:p>
          </table:table-cell>
          <table:table-cell table:formula="of:=IF([.E673]=0;[$'BISINDO raw'.D67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ka(1)</text:p>
          </table:table-cell>
          <table:table-cell table:formula="of:=NOT(ISERROR(MATCH([.B674];[$'BISINDO raw'.B497:$'BISINDO raw'.B1613];0)))" office:value-type="boolean" office:boolean-value="true" calcext:value-type="boolean">
            <text:p>TRUE</text:p>
          </table:table-cell>
          <table:table-cell table:formula="of:=NOT(ISERROR(MATCH([.B674];[$'BISINDO raw'.C674:$'BISINDO raw'.C1790];0)))" office:value-type="boolean" office:boolean-value="true" calcext:value-type="boolean">
            <text:p>TRUE</text:p>
          </table:table-cell>
          <table:table-cell table:formula="of:=NOT(ISERROR(MATCH([.$B674];[$'BISINDO raw'.D674:$'BISINDO raw'.D1790];0)))" office:value-type="boolean" office:boolean-value="true" calcext:value-type="boolean">
            <text:p>TRUE</text:p>
          </table:table-cell>
          <table:table-cell table:formula="of:=IF([.E674]=0;[$'BISINDO raw'.D67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ka(2)</text:p>
          </table:table-cell>
          <table:table-cell table:formula="of:=NOT(ISERROR(MATCH([.B675];[$'BISINDO raw'.B498:$'BISINDO raw'.B1614];0)))" office:value-type="boolean" office:boolean-value="true" calcext:value-type="boolean">
            <text:p>TRUE</text:p>
          </table:table-cell>
          <table:table-cell table:formula="of:=NOT(ISERROR(MATCH([.B675];[$'BISINDO raw'.C675:$'BISINDO raw'.C1791];0)))" office:value-type="boolean" office:boolean-value="true" calcext:value-type="boolean">
            <text:p>TRUE</text:p>
          </table:table-cell>
          <table:table-cell table:formula="of:=NOT(ISERROR(MATCH([.$B675];[$'BISINDO raw'.D675:$'BISINDO raw'.D1791];0)))" office:value-type="boolean" office:boolean-value="true" calcext:value-type="boolean">
            <text:p>TRUE</text:p>
          </table:table-cell>
          <table:table-cell table:formula="of:=IF([.E675]=0;[$'BISINDO raw'.D67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ka(3)</text:p>
          </table:table-cell>
          <table:table-cell table:formula="of:=NOT(ISERROR(MATCH([.B676];[$'BISINDO raw'.B499:$'BISINDO raw'.B1615];0)))" office:value-type="boolean" office:boolean-value="true" calcext:value-type="boolean">
            <text:p>TRUE</text:p>
          </table:table-cell>
          <table:table-cell table:formula="of:=NOT(ISERROR(MATCH([.B676];[$'BISINDO raw'.C676:$'BISINDO raw'.C1792];0)))" office:value-type="boolean" office:boolean-value="true" calcext:value-type="boolean">
            <text:p>TRUE</text:p>
          </table:table-cell>
          <table:table-cell table:formula="of:=NOT(ISERROR(MATCH([.$B676];[$'BISINDO raw'.D676:$'BISINDO raw'.D1792];0)))" office:value-type="boolean" office:boolean-value="true" calcext:value-type="boolean">
            <text:p>TRUE</text:p>
          </table:table-cell>
          <table:table-cell table:formula="of:=IF([.E676]=0;[$'BISINDO raw'.D67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ai</text:p>
          </table:table-cell>
          <table:table-cell table:formula="of:=NOT(ISERROR(MATCH([.B677];[$'BISINDO raw'.B500:$'BISINDO raw'.B1616];0)))" office:value-type="boolean" office:boolean-value="true" calcext:value-type="boolean">
            <text:p>TRUE</text:p>
          </table:table-cell>
          <table:table-cell table:formula="of:=NOT(ISERROR(MATCH([.B677];[$'BISINDO raw'.C677:$'BISINDO raw'.C1793];0)))" office:value-type="boolean" office:boolean-value="true" calcext:value-type="boolean">
            <text:p>TRUE</text:p>
          </table:table-cell>
          <table:table-cell table:formula="of:=NOT(ISERROR(MATCH([.$B677];[$'BISINDO raw'.D677:$'BISINDO raw'.D1793];0)))" office:value-type="boolean" office:boolean-value="true" calcext:value-type="boolean">
            <text:p>TRUE</text:p>
          </table:table-cell>
          <table:table-cell table:formula="of:=IF([.E677]=0;[$'BISINDO raw'.D67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ut</text:p>
          </table:table-cell>
          <table:table-cell table:formula="of:=NOT(ISERROR(MATCH([.B678];[$'BISINDO raw'.B501:$'BISINDO raw'.B1617];0)))" office:value-type="boolean" office:boolean-value="true" calcext:value-type="boolean">
            <text:p>TRUE</text:p>
          </table:table-cell>
          <table:table-cell table:formula="of:=NOT(ISERROR(MATCH([.B678];[$'BISINDO raw'.C678:$'BISINDO raw'.C1794];0)))" office:value-type="boolean" office:boolean-value="true" calcext:value-type="boolean">
            <text:p>TRUE</text:p>
          </table:table-cell>
          <table:table-cell table:formula="of:=NOT(ISERROR(MATCH([.$B678];[$'BISINDO raw'.D678:$'BISINDO raw'.D1794];0)))" office:value-type="boolean" office:boolean-value="true" calcext:value-type="boolean">
            <text:p>TRUE</text:p>
          </table:table-cell>
          <table:table-cell table:formula="of:=IF([.E678]=0;[$'BISINDO raw'.D67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utkecil</text:p>
          </table:table-cell>
          <table:table-cell table:formula="of:=NOT(ISERROR(MATCH([.B679];[$'BISINDO raw'.B502:$'BISINDO raw'.B1618];0)))" office:value-type="boolean" office:boolean-value="false" calcext:value-type="boolean">
            <text:p>FALSE</text:p>
          </table:table-cell>
          <table:table-cell table:formula="of:=NOT(ISERROR(MATCH([.B679];[$'BISINDO raw'.C679:$'BISINDO raw'.C1795];0)))" office:value-type="boolean" office:boolean-value="false" calcext:value-type="boolean">
            <text:p>FALSE</text:p>
          </table:table-cell>
          <table:table-cell table:formula="of:=NOT(ISERROR(MATCH([.$B679];[$'BISINDO raw'.D679:$'BISINDO raw'.D1795];0)))" office:value-type="boolean" office:boolean-value="true" calcext:value-type="boolean">
            <text:p>TRUE</text:p>
          </table:table-cell>
          <table:table-cell table:formula="of:=IF([.E679]=0;[$'BISINDO raw'.D67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utlebar</text:p>
          </table:table-cell>
          <table:table-cell table:formula="of:=NOT(ISERROR(MATCH([.B680];[$'BISINDO raw'.B503:$'BISINDO raw'.B1619];0)))" office:value-type="boolean" office:boolean-value="false" calcext:value-type="boolean">
            <text:p>FALSE</text:p>
          </table:table-cell>
          <table:table-cell table:formula="of:=NOT(ISERROR(MATCH([.B680];[$'BISINDO raw'.C680:$'BISINDO raw'.C1796];0)))" office:value-type="boolean" office:boolean-value="false" calcext:value-type="boolean">
            <text:p>FALSE</text:p>
          </table:table-cell>
          <table:table-cell table:formula="of:=NOT(ISERROR(MATCH([.$B680];[$'BISINDO raw'.D680:$'BISINDO raw'.D1796];0)))" office:value-type="boolean" office:boolean-value="true" calcext:value-type="boolean">
            <text:p>TRUE</text:p>
          </table:table-cell>
          <table:table-cell table:formula="of:=IF([.E680]=0;[$'BISINDO raw'.D68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rah(1)</text:p>
          </table:table-cell>
          <table:table-cell table:formula="of:=NOT(ISERROR(MATCH([.B681];[$'BISINDO raw'.B504:$'BISINDO raw'.B1620];0)))" office:value-type="boolean" office:boolean-value="false" calcext:value-type="boolean">
            <text:p>FALSE</text:p>
          </table:table-cell>
          <table:table-cell table:formula="of:=NOT(ISERROR(MATCH([.B681];[$'BISINDO raw'.C681:$'BISINDO raw'.C1797];0)))" office:value-type="boolean" office:boolean-value="true" calcext:value-type="boolean">
            <text:p>TRUE</text:p>
          </table:table-cell>
          <table:table-cell table:formula="of:=NOT(ISERROR(MATCH([.$B681];[$'BISINDO raw'.D681:$'BISINDO raw'.D1797];0)))" office:value-type="boolean" office:boolean-value="true" calcext:value-type="boolean">
            <text:p>TRUE</text:p>
          </table:table-cell>
          <table:table-cell table:formula="of:=IF([.E681]=0;[$'BISINDO raw'.D68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rah(2)</text:p>
          </table:table-cell>
          <table:table-cell table:formula="of:=NOT(ISERROR(MATCH([.B682];[$'BISINDO raw'.B505:$'BISINDO raw'.B1621];0)))" office:value-type="boolean" office:boolean-value="false" calcext:value-type="boolean">
            <text:p>FALSE</text:p>
          </table:table-cell>
          <table:table-cell table:formula="of:=NOT(ISERROR(MATCH([.B682];[$'BISINDO raw'.C682:$'BISINDO raw'.C1798];0)))" office:value-type="boolean" office:boolean-value="true" calcext:value-type="boolean">
            <text:p>TRUE</text:p>
          </table:table-cell>
          <table:table-cell table:formula="of:=NOT(ISERROR(MATCH([.$B682];[$'BISINDO raw'.D682:$'BISINDO raw'.D1798];0)))" office:value-type="boolean" office:boolean-value="true" calcext:value-type="boolean">
            <text:p>TRUE</text:p>
          </table:table-cell>
          <table:table-cell table:formula="of:=IF([.E682]=0;[$'BISINDO raw'.D68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rid</text:p>
          </table:table-cell>
          <table:table-cell table:formula="of:=NOT(ISERROR(MATCH([.B683];[$'BISINDO raw'.B506:$'BISINDO raw'.B1622];0)))" office:value-type="boolean" office:boolean-value="true" calcext:value-type="boolean">
            <text:p>TRUE</text:p>
          </table:table-cell>
          <table:table-cell table:formula="of:=NOT(ISERROR(MATCH([.B683];[$'BISINDO raw'.C683:$'BISINDO raw'.C1799];0)))" office:value-type="boolean" office:boolean-value="true" calcext:value-type="boolean">
            <text:p>TRUE</text:p>
          </table:table-cell>
          <table:table-cell table:formula="of:=NOT(ISERROR(MATCH([.$B683];[$'BISINDO raw'.D683:$'BISINDO raw'.D1799];0)))" office:value-type="boolean" office:boolean-value="true" calcext:value-type="boolean">
            <text:p>TRUE</text:p>
          </table:table-cell>
          <table:table-cell table:formula="of:=IF([.E683]=0;[$'BISINDO raw'.D68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sim</text:p>
          </table:table-cell>
          <table:table-cell table:formula="of:=NOT(ISERROR(MATCH([.B684];[$'BISINDO raw'.B507:$'BISINDO raw'.B1623];0)))" office:value-type="boolean" office:boolean-value="true" calcext:value-type="boolean">
            <text:p>TRUE</text:p>
          </table:table-cell>
          <table:table-cell table:formula="of:=NOT(ISERROR(MATCH([.B684];[$'BISINDO raw'.C684:$'BISINDO raw'.C1800];0)))" office:value-type="boolean" office:boolean-value="true" calcext:value-type="boolean">
            <text:p>TRUE</text:p>
          </table:table-cell>
          <table:table-cell table:formula="of:=NOT(ISERROR(MATCH([.$B684];[$'BISINDO raw'.D684:$'BISINDO raw'.D1800];0)))" office:value-type="boolean" office:boolean-value="true" calcext:value-type="boolean">
            <text:p>TRUE</text:p>
          </table:table-cell>
          <table:table-cell table:formula="of:=IF([.E684]=0;[$'BISINDO raw'.D68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simdingin</text:p>
          </table:table-cell>
          <table:table-cell table:formula="of:=NOT(ISERROR(MATCH([.B685];[$'BISINDO raw'.B508:$'BISINDO raw'.B1624];0)))" office:value-type="boolean" office:boolean-value="false" calcext:value-type="boolean">
            <text:p>FALSE</text:p>
          </table:table-cell>
          <table:table-cell table:formula="of:=NOT(ISERROR(MATCH([.B685];[$'BISINDO raw'.C685:$'BISINDO raw'.C1801];0)))" office:value-type="boolean" office:boolean-value="false" calcext:value-type="boolean">
            <text:p>FALSE</text:p>
          </table:table-cell>
          <table:table-cell table:formula="of:=NOT(ISERROR(MATCH([.$B685];[$'BISINDO raw'.D685:$'BISINDO raw'.D1801];0)))" office:value-type="boolean" office:boolean-value="true" calcext:value-type="boolean">
            <text:p>TRUE</text:p>
          </table:table-cell>
          <table:table-cell table:formula="of:=IF([.E685]=0;[$'BISINDO raw'.D68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simgugur</text:p>
          </table:table-cell>
          <table:table-cell table:formula="of:=NOT(ISERROR(MATCH([.B686];[$'BISINDO raw'.B509:$'BISINDO raw'.B1625];0)))" office:value-type="boolean" office:boolean-value="false" calcext:value-type="boolean">
            <text:p>FALSE</text:p>
          </table:table-cell>
          <table:table-cell table:formula="of:=NOT(ISERROR(MATCH([.B686];[$'BISINDO raw'.C686:$'BISINDO raw'.C1802];0)))" office:value-type="boolean" office:boolean-value="false" calcext:value-type="boolean">
            <text:p>FALSE</text:p>
          </table:table-cell>
          <table:table-cell table:formula="of:=NOT(ISERROR(MATCH([.$B686];[$'BISINDO raw'.D686:$'BISINDO raw'.D1802];0)))" office:value-type="boolean" office:boolean-value="true" calcext:value-type="boolean">
            <text:p>TRUE</text:p>
          </table:table-cell>
          <table:table-cell table:formula="of:=IF([.E686]=0;[$'BISINDO raw'.D68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simhujan(1)</text:p>
          </table:table-cell>
          <table:table-cell table:formula="of:=NOT(ISERROR(MATCH([.B687];[$'BISINDO raw'.B510:$'BISINDO raw'.B1626];0)))" office:value-type="boolean" office:boolean-value="false" calcext:value-type="boolean">
            <text:p>FALSE</text:p>
          </table:table-cell>
          <table:table-cell table:formula="of:=NOT(ISERROR(MATCH([.B687];[$'BISINDO raw'.C687:$'BISINDO raw'.C1803];0)))" office:value-type="boolean" office:boolean-value="false" calcext:value-type="boolean">
            <text:p>FALSE</text:p>
          </table:table-cell>
          <table:table-cell table:formula="of:=NOT(ISERROR(MATCH([.$B687];[$'BISINDO raw'.D687:$'BISINDO raw'.D1803];0)))" office:value-type="boolean" office:boolean-value="true" calcext:value-type="boolean">
            <text:p>TRUE</text:p>
          </table:table-cell>
          <table:table-cell table:formula="of:=IF([.E687]=0;[$'BISINDO raw'.D68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simhujan(2)</text:p>
          </table:table-cell>
          <table:table-cell table:formula="of:=NOT(ISERROR(MATCH([.B688];[$'BISINDO raw'.B511:$'BISINDO raw'.B1627];0)))" office:value-type="boolean" office:boolean-value="false" calcext:value-type="boolean">
            <text:p>FALSE</text:p>
          </table:table-cell>
          <table:table-cell table:formula="of:=NOT(ISERROR(MATCH([.B688];[$'BISINDO raw'.C688:$'BISINDO raw'.C1804];0)))" office:value-type="boolean" office:boolean-value="false" calcext:value-type="boolean">
            <text:p>FALSE</text:p>
          </table:table-cell>
          <table:table-cell table:formula="of:=NOT(ISERROR(MATCH([.$B688];[$'BISINDO raw'.D688:$'BISINDO raw'.D1804];0)))" office:value-type="boolean" office:boolean-value="true" calcext:value-type="boolean">
            <text:p>TRUE</text:p>
          </table:table-cell>
          <table:table-cell table:formula="of:=IF([.E688]=0;[$'BISINDO raw'.D68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simhujan(3)</text:p>
          </table:table-cell>
          <table:table-cell table:formula="of:=NOT(ISERROR(MATCH([.B689];[$'BISINDO raw'.B512:$'BISINDO raw'.B1628];0)))" office:value-type="boolean" office:boolean-value="false" calcext:value-type="boolean">
            <text:p>FALSE</text:p>
          </table:table-cell>
          <table:table-cell table:formula="of:=NOT(ISERROR(MATCH([.B689];[$'BISINDO raw'.C689:$'BISINDO raw'.C1805];0)))" office:value-type="boolean" office:boolean-value="false" calcext:value-type="boolean">
            <text:p>FALSE</text:p>
          </table:table-cell>
          <table:table-cell table:formula="of:=NOT(ISERROR(MATCH([.$B689];[$'BISINDO raw'.D689:$'BISINDO raw'.D1805];0)))" office:value-type="boolean" office:boolean-value="true" calcext:value-type="boolean">
            <text:p>TRUE</text:p>
          </table:table-cell>
          <table:table-cell table:formula="of:=IF([.E689]=0;[$'BISINDO raw'.D68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simkemarau</text:p>
          </table:table-cell>
          <table:table-cell table:formula="of:=NOT(ISERROR(MATCH([.B690];[$'BISINDO raw'.B513:$'BISINDO raw'.B1629];0)))" office:value-type="boolean" office:boolean-value="false" calcext:value-type="boolean">
            <text:p>FALSE</text:p>
          </table:table-cell>
          <table:table-cell table:formula="of:=NOT(ISERROR(MATCH([.B690];[$'BISINDO raw'.C690:$'BISINDO raw'.C1806];0)))" office:value-type="boolean" office:boolean-value="false" calcext:value-type="boolean">
            <text:p>FALSE</text:p>
          </table:table-cell>
          <table:table-cell table:formula="of:=NOT(ISERROR(MATCH([.$B690];[$'BISINDO raw'.D690:$'BISINDO raw'.D1806];0)))" office:value-type="boolean" office:boolean-value="true" calcext:value-type="boolean">
            <text:p>TRUE</text:p>
          </table:table-cell>
          <table:table-cell table:formula="of:=IF([.E690]=0;[$'BISINDO raw'.D69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simpanas(1)</text:p>
          </table:table-cell>
          <table:table-cell table:formula="of:=NOT(ISERROR(MATCH([.B691];[$'BISINDO raw'.B514:$'BISINDO raw'.B1630];0)))" office:value-type="boolean" office:boolean-value="false" calcext:value-type="boolean">
            <text:p>FALSE</text:p>
          </table:table-cell>
          <table:table-cell table:formula="of:=NOT(ISERROR(MATCH([.B691];[$'BISINDO raw'.C691:$'BISINDO raw'.C1807];0)))" office:value-type="boolean" office:boolean-value="false" calcext:value-type="boolean">
            <text:p>FALSE</text:p>
          </table:table-cell>
          <table:table-cell table:formula="of:=NOT(ISERROR(MATCH([.$B691];[$'BISINDO raw'.D691:$'BISINDO raw'.D1807];0)))" office:value-type="boolean" office:boolean-value="true" calcext:value-type="boolean">
            <text:p>TRUE</text:p>
          </table:table-cell>
          <table:table-cell table:formula="of:=IF([.E691]=0;[$'BISINDO raw'.D69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simpanas(2)</text:p>
          </table:table-cell>
          <table:table-cell table:formula="of:=NOT(ISERROR(MATCH([.B692];[$'BISINDO raw'.B515:$'BISINDO raw'.B1631];0)))" office:value-type="boolean" office:boolean-value="false" calcext:value-type="boolean">
            <text:p>FALSE</text:p>
          </table:table-cell>
          <table:table-cell table:formula="of:=NOT(ISERROR(MATCH([.B692];[$'BISINDO raw'.C692:$'BISINDO raw'.C1808];0)))" office:value-type="boolean" office:boolean-value="false" calcext:value-type="boolean">
            <text:p>FALSE</text:p>
          </table:table-cell>
          <table:table-cell table:formula="of:=NOT(ISERROR(MATCH([.$B692];[$'BISINDO raw'.D692:$'BISINDO raw'.D1808];0)))" office:value-type="boolean" office:boolean-value="true" calcext:value-type="boolean">
            <text:p>TRUE</text:p>
          </table:table-cell>
          <table:table-cell table:formula="of:=IF([.E692]=0;[$'BISINDO raw'.D69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simsemi</text:p>
          </table:table-cell>
          <table:table-cell table:formula="of:=NOT(ISERROR(MATCH([.B693];[$'BISINDO raw'.B516:$'BISINDO raw'.B1632];0)))" office:value-type="boolean" office:boolean-value="false" calcext:value-type="boolean">
            <text:p>FALSE</text:p>
          </table:table-cell>
          <table:table-cell table:formula="of:=NOT(ISERROR(MATCH([.B693];[$'BISINDO raw'.C693:$'BISINDO raw'.C1809];0)))" office:value-type="boolean" office:boolean-value="false" calcext:value-type="boolean">
            <text:p>FALSE</text:p>
          </table:table-cell>
          <table:table-cell table:formula="of:=NOT(ISERROR(MATCH([.$B693];[$'BISINDO raw'.D693:$'BISINDO raw'.D1809];0)))" office:value-type="boolean" office:boolean-value="true" calcext:value-type="boolean">
            <text:p>TRUE</text:p>
          </table:table-cell>
          <table:table-cell table:formula="of:=IF([.E693]=0;[$'BISINDO raw'.D69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takhir</text:p>
          </table:table-cell>
          <table:table-cell table:formula="of:=NOT(ISERROR(MATCH([.B694];[$'BISINDO raw'.B517:$'BISINDO raw'.B1633];0)))" office:value-type="boolean" office:boolean-value="true" calcext:value-type="boolean">
            <text:p>TRUE</text:p>
          </table:table-cell>
          <table:table-cell table:formula="of:=NOT(ISERROR(MATCH([.B694];[$'BISINDO raw'.C694:$'BISINDO raw'.C1810];0)))" office:value-type="boolean" office:boolean-value="true" calcext:value-type="boolean">
            <text:p>TRUE</text:p>
          </table:table-cell>
          <table:table-cell table:formula="of:=NOT(ISERROR(MATCH([.$B694];[$'BISINDO raw'.D694:$'BISINDO raw'.D1810];0)))" office:value-type="boolean" office:boolean-value="true" calcext:value-type="boolean">
            <text:p>TRUE</text:p>
          </table:table-cell>
          <table:table-cell table:formula="of:=IF([.E694]=0;[$'BISINDO raw'.D69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formula="of:=NOT(ISERROR(MATCH([.B695];[$'BISINDO raw'.B518:$'BISINDO raw'.B1634];0)))" office:value-type="boolean" office:boolean-value="true" calcext:value-type="boolean">
            <text:p>TRUE</text:p>
          </table:table-cell>
          <table:table-cell table:formula="of:=NOT(ISERROR(MATCH([.B695];[$'BISINDO raw'.C695:$'BISINDO raw'.C1811];0)))" office:value-type="boolean" office:boolean-value="true" calcext:value-type="boolean">
            <text:p>TRUE</text:p>
          </table:table-cell>
          <table:table-cell table:formula="of:=NOT(ISERROR(MATCH([.$B695];[$'BISINDO raw'.D695:$'BISINDO raw'.D1811];0)))" office:value-type="boolean" office:boolean-value="true" calcext:value-type="boolean">
            <text:p>TRUE</text:p>
          </table:table-cell>
          <table:table-cell table:formula="of:=IF([.E695]=0;[$'BISINDO raw'.D69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ik(kendaraan)(1)</text:p>
          </table:table-cell>
          <table:table-cell table:formula="of:=NOT(ISERROR(MATCH([.B696];[$'BISINDO raw'.B519:$'BISINDO raw'.B1635];0)))" office:value-type="boolean" office:boolean-value="true" calcext:value-type="boolean">
            <text:p>TRUE</text:p>
          </table:table-cell>
          <table:table-cell table:formula="of:=NOT(ISERROR(MATCH([.B696];[$'BISINDO raw'.C696:$'BISINDO raw'.C1812];0)))" office:value-type="boolean" office:boolean-value="true" calcext:value-type="boolean">
            <text:p>TRUE</text:p>
          </table:table-cell>
          <table:table-cell table:formula="of:=NOT(ISERROR(MATCH([.$B696];[$'BISINDO raw'.D696:$'BISINDO raw'.D1812];0)))" office:value-type="boolean" office:boolean-value="true" calcext:value-type="boolean">
            <text:p>TRUE</text:p>
          </table:table-cell>
          <table:table-cell table:formula="of:=IF([.E696]=0;[$'BISINDO raw'.D69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ik(kendaraan)(2)</text:p>
          </table:table-cell>
          <table:table-cell table:formula="of:=NOT(ISERROR(MATCH([.B697];[$'BISINDO raw'.B520:$'BISINDO raw'.B1636];0)))" office:value-type="boolean" office:boolean-value="true" calcext:value-type="boolean">
            <text:p>TRUE</text:p>
          </table:table-cell>
          <table:table-cell table:formula="of:=NOT(ISERROR(MATCH([.B697];[$'BISINDO raw'.C697:$'BISINDO raw'.C1813];0)))" office:value-type="boolean" office:boolean-value="true" calcext:value-type="boolean">
            <text:p>TRUE</text:p>
          </table:table-cell>
          <table:table-cell table:formula="of:=NOT(ISERROR(MATCH([.$B697];[$'BISINDO raw'.D697:$'BISINDO raw'.D1813];0)))" office:value-type="boolean" office:boolean-value="true" calcext:value-type="boolean">
            <text:p>TRUE</text:p>
          </table:table-cell>
          <table:table-cell table:formula="of:=IF([.E697]=0;[$'BISINDO raw'.D69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ma</text:p>
          </table:table-cell>
          <table:table-cell table:formula="of:=NOT(ISERROR(MATCH([.B698];[$'BISINDO raw'.B521:$'BISINDO raw'.B1637];0)))" office:value-type="boolean" office:boolean-value="true" calcext:value-type="boolean">
            <text:p>TRUE</text:p>
          </table:table-cell>
          <table:table-cell table:formula="of:=NOT(ISERROR(MATCH([.B698];[$'BISINDO raw'.C698:$'BISINDO raw'.C1814];0)))" office:value-type="boolean" office:boolean-value="true" calcext:value-type="boolean">
            <text:p>TRUE</text:p>
          </table:table-cell>
          <table:table-cell table:formula="of:=NOT(ISERROR(MATCH([.$B698];[$'BISINDO raw'.D698:$'BISINDO raw'.D1814];0)))" office:value-type="boolean" office:boolean-value="true" calcext:value-type="boolean">
            <text:p>TRUE</text:p>
          </table:table-cell>
          <table:table-cell table:formula="of:=IF([.E698]=0;[$'BISINDO raw'.D69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maisyarat</text:p>
          </table:table-cell>
          <table:table-cell table:formula="of:=NOT(ISERROR(MATCH([.B699];[$'BISINDO raw'.B522:$'BISINDO raw'.B1638];0)))" office:value-type="boolean" office:boolean-value="false" calcext:value-type="boolean">
            <text:p>FALSE</text:p>
          </table:table-cell>
          <table:table-cell table:formula="of:=NOT(ISERROR(MATCH([.B699];[$'BISINDO raw'.C699:$'BISINDO raw'.C1815];0)))" office:value-type="boolean" office:boolean-value="false" calcext:value-type="boolean">
            <text:p>FALSE</text:p>
          </table:table-cell>
          <table:table-cell table:formula="of:=NOT(ISERROR(MATCH([.$B699];[$'BISINDO raw'.D699:$'BISINDO raw'.D1815];0)))" office:value-type="boolean" office:boolean-value="false" calcext:value-type="boolean">
            <text:p>FALSE</text:p>
          </table:table-cell>
          <table:table-cell table:formula="of:=IF([.E699]=0;[$'BISINDO raw'.D699]; &quot;&quot;)" office:value-type="string" office:string-value="nama-isyarat" calcext:value-type="string">
            <text:p>nama-isyar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nas(1)</text:p>
          </table:table-cell>
          <table:table-cell table:formula="of:=NOT(ISERROR(MATCH([.B700];[$'BISINDO raw'.B523:$'BISINDO raw'.B1639];0)))" office:value-type="boolean" office:boolean-value="false" calcext:value-type="boolean">
            <text:p>FALSE</text:p>
          </table:table-cell>
          <table:table-cell table:formula="of:=NOT(ISERROR(MATCH([.B700];[$'BISINDO raw'.C700:$'BISINDO raw'.C1816];0)))" office:value-type="boolean" office:boolean-value="true" calcext:value-type="boolean">
            <text:p>TRUE</text:p>
          </table:table-cell>
          <table:table-cell table:formula="of:=NOT(ISERROR(MATCH([.$B700];[$'BISINDO raw'.D700:$'BISINDO raw'.D1816];0)))" office:value-type="boolean" office:boolean-value="true" calcext:value-type="boolean">
            <text:p>TRUE</text:p>
          </table:table-cell>
          <table:table-cell table:formula="of:=IF([.E700]=0;[$'BISINDO raw'.D70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nas(2)</text:p>
          </table:table-cell>
          <table:table-cell table:formula="of:=NOT(ISERROR(MATCH([.B701];[$'BISINDO raw'.B524:$'BISINDO raw'.B1640];0)))" office:value-type="boolean" office:boolean-value="false" calcext:value-type="boolean">
            <text:p>FALSE</text:p>
          </table:table-cell>
          <table:table-cell table:formula="of:=NOT(ISERROR(MATCH([.B701];[$'BISINDO raw'.C701:$'BISINDO raw'.C1817];0)))" office:value-type="boolean" office:boolean-value="true" calcext:value-type="boolean">
            <text:p>TRUE</text:p>
          </table:table-cell>
          <table:table-cell table:formula="of:=NOT(ISERROR(MATCH([.$B701];[$'BISINDO raw'.D701:$'BISINDO raw'.D1817];0)))" office:value-type="boolean" office:boolean-value="true" calcext:value-type="boolean">
            <text:p>TRUE</text:p>
          </table:table-cell>
          <table:table-cell table:formula="of:=IF([.E701]=0;[$'BISINDO raw'.D70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nek</text:p>
          </table:table-cell>
          <table:table-cell table:formula="of:=NOT(ISERROR(MATCH([.B702];[$'BISINDO raw'.B525:$'BISINDO raw'.B1641];0)))" office:value-type="boolean" office:boolean-value="true" calcext:value-type="boolean">
            <text:p>TRUE</text:p>
          </table:table-cell>
          <table:table-cell table:formula="of:=NOT(ISERROR(MATCH([.B702];[$'BISINDO raw'.C702:$'BISINDO raw'.C1818];0)))" office:value-type="boolean" office:boolean-value="true" calcext:value-type="boolean">
            <text:p>TRUE</text:p>
          </table:table-cell>
          <table:table-cell table:formula="of:=NOT(ISERROR(MATCH([.$B702];[$'BISINDO raw'.D702:$'BISINDO raw'.D1818];0)))" office:value-type="boolean" office:boolean-value="true" calcext:value-type="boolean">
            <text:p>TRUE</text:p>
          </table:table-cell>
          <table:table-cell table:formula="of:=IF([.E702]=0;[$'BISINDO raw'.D70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l</text:p>
          </table:table-cell>
          <table:table-cell table:formula="of:=NOT(ISERROR(MATCH([.B703];[$'BISINDO raw'.B526:$'BISINDO raw'.B1642];0)))" office:value-type="boolean" office:boolean-value="true" calcext:value-type="boolean">
            <text:p>TRUE</text:p>
          </table:table-cell>
          <table:table-cell table:formula="of:=NOT(ISERROR(MATCH([.B703];[$'BISINDO raw'.C703:$'BISINDO raw'.C1819];0)))" office:value-type="boolean" office:boolean-value="true" calcext:value-type="boolean">
            <text:p>TRUE</text:p>
          </table:table-cell>
          <table:table-cell table:formula="of:=NOT(ISERROR(MATCH([.$B703];[$'BISINDO raw'.D703:$'BISINDO raw'.D1819];0)))" office:value-type="boolean" office:boolean-value="true" calcext:value-type="boolean">
            <text:p>TRUE</text:p>
          </table:table-cell>
          <table:table-cell table:formula="of:=IF([.E703]=0;[$'BISINDO raw'.D70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mor(1)</text:p>
          </table:table-cell>
          <table:table-cell table:formula="of:=NOT(ISERROR(MATCH([.B704];[$'BISINDO raw'.B527:$'BISINDO raw'.B1643];0)))" office:value-type="boolean" office:boolean-value="false" calcext:value-type="boolean">
            <text:p>FALSE</text:p>
          </table:table-cell>
          <table:table-cell table:formula="of:=NOT(ISERROR(MATCH([.B704];[$'BISINDO raw'.C704:$'BISINDO raw'.C1820];0)))" office:value-type="boolean" office:boolean-value="true" calcext:value-type="boolean">
            <text:p>TRUE</text:p>
          </table:table-cell>
          <table:table-cell table:formula="of:=NOT(ISERROR(MATCH([.$B704];[$'BISINDO raw'.D704:$'BISINDO raw'.D1820];0)))" office:value-type="boolean" office:boolean-value="true" calcext:value-type="boolean">
            <text:p>TRUE</text:p>
          </table:table-cell>
          <table:table-cell table:formula="of:=IF([.E704]=0;[$'BISINDO raw'.D70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mor(2)</text:p>
          </table:table-cell>
          <table:table-cell table:formula="of:=NOT(ISERROR(MATCH([.B705];[$'BISINDO raw'.B528:$'BISINDO raw'.B1644];0)))" office:value-type="boolean" office:boolean-value="false" calcext:value-type="boolean">
            <text:p>FALSE</text:p>
          </table:table-cell>
          <table:table-cell table:formula="of:=NOT(ISERROR(MATCH([.B705];[$'BISINDO raw'.C705:$'BISINDO raw'.C1821];0)))" office:value-type="boolean" office:boolean-value="true" calcext:value-type="boolean">
            <text:p>TRUE</text:p>
          </table:table-cell>
          <table:table-cell table:formula="of:=NOT(ISERROR(MATCH([.$B705];[$'BISINDO raw'.D705:$'BISINDO raw'.D1821];0)))" office:value-type="boolean" office:boolean-value="true" calcext:value-type="boolean">
            <text:p>TRUE</text:p>
          </table:table-cell>
          <table:table-cell table:formula="of:=IF([.E705]=0;[$'BISINDO raw'.D70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vember(1)</text:p>
          </table:table-cell>
          <table:table-cell table:formula="of:=NOT(ISERROR(MATCH([.B706];[$'BISINDO raw'.B529:$'BISINDO raw'.B1645];0)))" office:value-type="boolean" office:boolean-value="true" calcext:value-type="boolean">
            <text:p>TRUE</text:p>
          </table:table-cell>
          <table:table-cell table:formula="of:=NOT(ISERROR(MATCH([.B706];[$'BISINDO raw'.C706:$'BISINDO raw'.C1822];0)))" office:value-type="boolean" office:boolean-value="true" calcext:value-type="boolean">
            <text:p>TRUE</text:p>
          </table:table-cell>
          <table:table-cell table:formula="of:=NOT(ISERROR(MATCH([.$B706];[$'BISINDO raw'.D706:$'BISINDO raw'.D1822];0)))" office:value-type="boolean" office:boolean-value="true" calcext:value-type="boolean">
            <text:p>TRUE</text:p>
          </table:table-cell>
          <table:table-cell table:formula="of:=IF([.E706]=0;[$'BISINDO raw'.D70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vember(2)</text:p>
          </table:table-cell>
          <table:table-cell table:formula="of:=NOT(ISERROR(MATCH([.B707];[$'BISINDO raw'.B530:$'BISINDO raw'.B1646];0)))" office:value-type="boolean" office:boolean-value="true" calcext:value-type="boolean">
            <text:p>TRUE</text:p>
          </table:table-cell>
          <table:table-cell table:formula="of:=NOT(ISERROR(MATCH([.B707];[$'BISINDO raw'.C707:$'BISINDO raw'.C1823];0)))" office:value-type="boolean" office:boolean-value="true" calcext:value-type="boolean">
            <text:p>TRUE</text:p>
          </table:table-cell>
          <table:table-cell table:formula="of:=NOT(ISERROR(MATCH([.$B707];[$'BISINDO raw'.D707:$'BISINDO raw'.D1823];0)))" office:value-type="boolean" office:boolean-value="true" calcext:value-type="boolean">
            <text:p>TRUE</text:p>
          </table:table-cell>
          <table:table-cell table:formula="of:=IF([.E707]=0;[$'BISINDO raw'.D70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yanyi</text:p>
          </table:table-cell>
          <table:table-cell table:formula="of:=NOT(ISERROR(MATCH([.B708];[$'BISINDO raw'.B531:$'BISINDO raw'.B1647];0)))" office:value-type="boolean" office:boolean-value="true" calcext:value-type="boolean">
            <text:p>TRUE</text:p>
          </table:table-cell>
          <table:table-cell table:formula="of:=NOT(ISERROR(MATCH([.B708];[$'BISINDO raw'.C708:$'BISINDO raw'.C1824];0)))" office:value-type="boolean" office:boolean-value="true" calcext:value-type="boolean">
            <text:p>TRUE</text:p>
          </table:table-cell>
          <table:table-cell table:formula="of:=NOT(ISERROR(MATCH([.$B708];[$'BISINDO raw'.D708:$'BISINDO raw'.D1824];0)))" office:value-type="boolean" office:boolean-value="true" calcext:value-type="boolean">
            <text:p>TRUE</text:p>
          </table:table-cell>
          <table:table-cell table:formula="of:=IF([.E708]=0;[$'BISINDO raw'.D70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formula="of:=NOT(ISERROR(MATCH([.B709];[$'BISINDO raw'.B532:$'BISINDO raw'.B1648];0)))" office:value-type="boolean" office:boolean-value="true" calcext:value-type="boolean">
            <text:p>TRUE</text:p>
          </table:table-cell>
          <table:table-cell table:formula="of:=NOT(ISERROR(MATCH([.B709];[$'BISINDO raw'.C709:$'BISINDO raw'.C1825];0)))" office:value-type="boolean" office:boolean-value="true" calcext:value-type="boolean">
            <text:p>TRUE</text:p>
          </table:table-cell>
          <table:table-cell table:formula="of:=NOT(ISERROR(MATCH([.$B709];[$'BISINDO raw'.D709:$'BISINDO raw'.D1825];0)))" office:value-type="boolean" office:boolean-value="true" calcext:value-type="boolean">
            <text:p>TRUE</text:p>
          </table:table-cell>
          <table:table-cell table:formula="of:=IF([.E709]=0;[$'BISINDO raw'.D70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table:formula="of:=NOT(ISERROR(MATCH([.B710];[$'BISINDO raw'.B533:$'BISINDO raw'.B1649];0)))" office:value-type="boolean" office:boolean-value="true" calcext:value-type="boolean">
            <text:p>TRUE</text:p>
          </table:table-cell>
          <table:table-cell table:formula="of:=NOT(ISERROR(MATCH([.B710];[$'BISINDO raw'.C710:$'BISINDO raw'.C1826];0)))" office:value-type="boolean" office:boolean-value="true" calcext:value-type="boolean">
            <text:p>TRUE</text:p>
          </table:table-cell>
          <table:table-cell table:formula="of:=NOT(ISERROR(MATCH([.$B710];[$'BISINDO raw'.D710:$'BISINDO raw'.D1826];0)))" office:value-type="boolean" office:boolean-value="true" calcext:value-type="boolean">
            <text:p>TRUE</text:p>
          </table:table-cell>
          <table:table-cell table:formula="of:=IF([.E710]=0;[$'BISINDO raw'.D71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ktober</text:p>
          </table:table-cell>
          <table:table-cell table:formula="of:=NOT(ISERROR(MATCH([.B711];[$'BISINDO raw'.B534:$'BISINDO raw'.B1650];0)))" office:value-type="boolean" office:boolean-value="true" calcext:value-type="boolean">
            <text:p>TRUE</text:p>
          </table:table-cell>
          <table:table-cell table:formula="of:=NOT(ISERROR(MATCH([.B711];[$'BISINDO raw'.C711:$'BISINDO raw'.C1827];0)))" office:value-type="boolean" office:boolean-value="true" calcext:value-type="boolean">
            <text:p>TRUE</text:p>
          </table:table-cell>
          <table:table-cell table:formula="of:=NOT(ISERROR(MATCH([.$B711];[$'BISINDO raw'.D711:$'BISINDO raw'.D1827];0)))" office:value-type="boolean" office:boolean-value="true" calcext:value-type="boolean">
            <text:p>TRUE</text:p>
          </table:table-cell>
          <table:table-cell table:formula="of:=IF([.E711]=0;[$'BISINDO raw'.D71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m</text:p>
          </table:table-cell>
          <table:table-cell table:formula="of:=NOT(ISERROR(MATCH([.B712];[$'BISINDO raw'.B535:$'BISINDO raw'.B1651];0)))" office:value-type="boolean" office:boolean-value="true" calcext:value-type="boolean">
            <text:p>TRUE</text:p>
          </table:table-cell>
          <table:table-cell table:formula="of:=NOT(ISERROR(MATCH([.B712];[$'BISINDO raw'.C712:$'BISINDO raw'.C1828];0)))" office:value-type="boolean" office:boolean-value="true" calcext:value-type="boolean">
            <text:p>TRUE</text:p>
          </table:table-cell>
          <table:table-cell table:formula="of:=NOT(ISERROR(MATCH([.$B712];[$'BISINDO raw'.D712:$'BISINDO raw'.D1828];0)))" office:value-type="boolean" office:boolean-value="true" calcext:value-type="boolean">
            <text:p>TRUE</text:p>
          </table:table-cell>
          <table:table-cell table:formula="of:=IF([.E712]=0;[$'BISINDO raw'.D71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mbak</text:p>
          </table:table-cell>
          <table:table-cell table:formula="of:=NOT(ISERROR(MATCH([.B713];[$'BISINDO raw'.B536:$'BISINDO raw'.B1652];0)))" office:value-type="boolean" office:boolean-value="true" calcext:value-type="boolean">
            <text:p>TRUE</text:p>
          </table:table-cell>
          <table:table-cell table:formula="of:=NOT(ISERROR(MATCH([.B713];[$'BISINDO raw'.C713:$'BISINDO raw'.C1829];0)))" office:value-type="boolean" office:boolean-value="true" calcext:value-type="boolean">
            <text:p>TRUE</text:p>
          </table:table-cell>
          <table:table-cell table:formula="of:=NOT(ISERROR(MATCH([.$B713];[$'BISINDO raw'.D713:$'BISINDO raw'.D1829];0)))" office:value-type="boolean" office:boolean-value="true" calcext:value-type="boolean">
            <text:p>TRUE</text:p>
          </table:table-cell>
          <table:table-cell table:formula="of:=IF([.E713]=0;[$'BISINDO raw'.D71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ang</text:p>
          </table:table-cell>
          <table:table-cell table:formula="of:=NOT(ISERROR(MATCH([.B714];[$'BISINDO raw'.B539:$'BISINDO raw'.B1655];0)))" office:value-type="boolean" office:boolean-value="true" calcext:value-type="boolean">
            <text:p>TRUE</text:p>
          </table:table-cell>
          <table:table-cell table:formula="of:=NOT(ISERROR(MATCH([.B714];[$'BISINDO raw'.C714:$'BISINDO raw'.C1830];0)))" office:value-type="boolean" office:boolean-value="true" calcext:value-type="boolean">
            <text:p>TRUE</text:p>
          </table:table-cell>
          <table:table-cell table:formula="of:=NOT(ISERROR(MATCH([.$B714];[$'BISINDO raw'.D714:$'BISINDO raw'.D1830];0)))" office:value-type="boolean" office:boolean-value="true" calcext:value-type="boolean">
            <text:p>TRUE</text:p>
          </table:table-cell>
          <table:table-cell table:formula="of:=IF([.E714]=0;[$'BISINDO raw'.D71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ang(kiri)pinjamdariorang(kanan)(1)</text:p>
          </table:table-cell>
          <table:table-cell table:formula="of:=NOT(ISERROR(MATCH([.B715];[$'BISINDO raw'.B537:$'BISINDO raw'.B1653];0)))" office:value-type="boolean" office:boolean-value="false" calcext:value-type="boolean">
            <text:p>FALSE</text:p>
          </table:table-cell>
          <table:table-cell table:formula="of:=NOT(ISERROR(MATCH([.B715];[$'BISINDO raw'.C715:$'BISINDO raw'.C1831];0)))" office:value-type="boolean" office:boolean-value="false" calcext:value-type="boolean">
            <text:p>FALSE</text:p>
          </table:table-cell>
          <table:table-cell table:formula="of:=NOT(ISERROR(MATCH([.$B715];[$'BISINDO raw'.D715:$'BISINDO raw'.D1831];0)))" office:value-type="boolean" office:boolean-value="true" calcext:value-type="boolean">
            <text:p>TRUE</text:p>
          </table:table-cell>
          <table:table-cell table:formula="of:=IF([.E715]=0;[$'BISINDO raw'.D71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ang(kiri)pinjamdariorang(kanan)(2)</text:p>
          </table:table-cell>
          <table:table-cell table:formula="of:=NOT(ISERROR(MATCH([.B716];[$'BISINDO raw'.B538:$'BISINDO raw'.B1654];0)))" office:value-type="boolean" office:boolean-value="false" calcext:value-type="boolean">
            <text:p>FALSE</text:p>
          </table:table-cell>
          <table:table-cell table:formula="of:=NOT(ISERROR(MATCH([.B716];[$'BISINDO raw'.C716:$'BISINDO raw'.C1832];0)))" office:value-type="boolean" office:boolean-value="false" calcext:value-type="boolean">
            <text:p>FALSE</text:p>
          </table:table-cell>
          <table:table-cell table:formula="of:=NOT(ISERROR(MATCH([.$B716];[$'BISINDO raw'.D716:$'BISINDO raw'.D1832];0)))" office:value-type="boolean" office:boolean-value="true" calcext:value-type="boolean">
            <text:p>TRUE</text:p>
          </table:table-cell>
          <table:table-cell table:formula="of:=IF([.E716]=0;[$'BISINDO raw'.D71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anye(1)</text:p>
          </table:table-cell>
          <table:table-cell table:formula="of:=NOT(ISERROR(MATCH([.B717];[$'BISINDO raw'.B540:$'BISINDO raw'.B1656];0)))" office:value-type="boolean" office:boolean-value="false" calcext:value-type="boolean">
            <text:p>FALSE</text:p>
          </table:table-cell>
          <table:table-cell table:formula="of:=NOT(ISERROR(MATCH([.B717];[$'BISINDO raw'.C717:$'BISINDO raw'.C1833];0)))" office:value-type="boolean" office:boolean-value="true" calcext:value-type="boolean">
            <text:p>TRUE</text:p>
          </table:table-cell>
          <table:table-cell table:formula="of:=NOT(ISERROR(MATCH([.$B717];[$'BISINDO raw'.D717:$'BISINDO raw'.D1833];0)))" office:value-type="boolean" office:boolean-value="true" calcext:value-type="boolean">
            <text:p>TRUE</text:p>
          </table:table-cell>
          <table:table-cell table:formula="of:=IF([.E717]=0;[$'BISINDO raw'.D71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anye(2)</text:p>
          </table:table-cell>
          <table:table-cell table:formula="of:=NOT(ISERROR(MATCH([.B718];[$'BISINDO raw'.B541:$'BISINDO raw'.B1657];0)))" office:value-type="boolean" office:boolean-value="false" calcext:value-type="boolean">
            <text:p>FALSE</text:p>
          </table:table-cell>
          <table:table-cell table:formula="of:=NOT(ISERROR(MATCH([.B718];[$'BISINDO raw'.C718:$'BISINDO raw'.C1834];0)))" office:value-type="boolean" office:boolean-value="true" calcext:value-type="boolean">
            <text:p>TRUE</text:p>
          </table:table-cell>
          <table:table-cell table:formula="of:=NOT(ISERROR(MATCH([.$B718];[$'BISINDO raw'.D718:$'BISINDO raw'.D1834];0)))" office:value-type="boolean" office:boolean-value="true" calcext:value-type="boolean">
            <text:p>TRUE</text:p>
          </table:table-cell>
          <table:table-cell table:formula="of:=IF([.E718]=0;[$'BISINDO raw'.D71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formula="of:=NOT(ISERROR(MATCH([.B719];[$'BISINDO raw'.B542:$'BISINDO raw'.B1658];0)))" office:value-type="boolean" office:boolean-value="true" calcext:value-type="boolean">
            <text:p>TRUE</text:p>
          </table:table-cell>
          <table:table-cell table:formula="of:=NOT(ISERROR(MATCH([.B719];[$'BISINDO raw'.C719:$'BISINDO raw'.C1835];0)))" office:value-type="boolean" office:boolean-value="true" calcext:value-type="boolean">
            <text:p>TRUE</text:p>
          </table:table-cell>
          <table:table-cell table:formula="of:=NOT(ISERROR(MATCH([.$B719];[$'BISINDO raw'.D719:$'BISINDO raw'.D1835];0)))" office:value-type="boolean" office:boolean-value="true" calcext:value-type="boolean">
            <text:p>TRUE</text:p>
          </table:table-cell>
          <table:table-cell table:formula="of:=IF([.E719]=0;[$'BISINDO raw'.D71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brik</text:p>
          </table:table-cell>
          <table:table-cell table:formula="of:=NOT(ISERROR(MATCH([.B720];[$'BISINDO raw'.B543:$'BISINDO raw'.B1659];0)))" office:value-type="boolean" office:boolean-value="true" calcext:value-type="boolean">
            <text:p>TRUE</text:p>
          </table:table-cell>
          <table:table-cell table:formula="of:=NOT(ISERROR(MATCH([.B720];[$'BISINDO raw'.C720:$'BISINDO raw'.C1836];0)))" office:value-type="boolean" office:boolean-value="true" calcext:value-type="boolean">
            <text:p>TRUE</text:p>
          </table:table-cell>
          <table:table-cell table:formula="of:=NOT(ISERROR(MATCH([.$B720];[$'BISINDO raw'.D720:$'BISINDO raw'.D1836];0)))" office:value-type="boolean" office:boolean-value="true" calcext:value-type="boolean">
            <text:p>TRUE</text:p>
          </table:table-cell>
          <table:table-cell table:formula="of:=IF([.E720]=0;[$'BISINDO raw'.D72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car(1)</text:p>
          </table:table-cell>
          <table:table-cell table:formula="of:=NOT(ISERROR(MATCH([.B721];[$'BISINDO raw'.B544:$'BISINDO raw'.B1660];0)))" office:value-type="boolean" office:boolean-value="false" calcext:value-type="boolean">
            <text:p>FALSE</text:p>
          </table:table-cell>
          <table:table-cell table:formula="of:=NOT(ISERROR(MATCH([.B721];[$'BISINDO raw'.C721:$'BISINDO raw'.C1837];0)))" office:value-type="boolean" office:boolean-value="true" calcext:value-type="boolean">
            <text:p>TRUE</text:p>
          </table:table-cell>
          <table:table-cell table:formula="of:=NOT(ISERROR(MATCH([.$B721];[$'BISINDO raw'.D721:$'BISINDO raw'.D1837];0)))" office:value-type="boolean" office:boolean-value="true" calcext:value-type="boolean">
            <text:p>TRUE</text:p>
          </table:table-cell>
          <table:table-cell table:formula="of:=IF([.E721]=0;[$'BISINDO raw'.D72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car(2)</text:p>
          </table:table-cell>
          <table:table-cell table:formula="of:=NOT(ISERROR(MATCH([.B722];[$'BISINDO raw'.B545:$'BISINDO raw'.B1661];0)))" office:value-type="boolean" office:boolean-value="false" calcext:value-type="boolean">
            <text:p>FALSE</text:p>
          </table:table-cell>
          <table:table-cell table:formula="of:=NOT(ISERROR(MATCH([.B722];[$'BISINDO raw'.C722:$'BISINDO raw'.C1838];0)))" office:value-type="boolean" office:boolean-value="true" calcext:value-type="boolean">
            <text:p>TRUE</text:p>
          </table:table-cell>
          <table:table-cell table:formula="of:=NOT(ISERROR(MATCH([.$B722];[$'BISINDO raw'.D722:$'BISINDO raw'.D1838];0)))" office:value-type="boolean" office:boolean-value="true" calcext:value-type="boolean">
            <text:p>TRUE</text:p>
          </table:table-cell>
          <table:table-cell table:formula="of:=IF([.E722]=0;[$'BISINDO raw'.D72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car(3)</text:p>
          </table:table-cell>
          <table:table-cell table:formula="of:=NOT(ISERROR(MATCH([.B723];[$'BISINDO raw'.B546:$'BISINDO raw'.B1662];0)))" office:value-type="boolean" office:boolean-value="false" calcext:value-type="boolean">
            <text:p>FALSE</text:p>
          </table:table-cell>
          <table:table-cell table:formula="of:=NOT(ISERROR(MATCH([.B723];[$'BISINDO raw'.C723:$'BISINDO raw'.C1839];0)))" office:value-type="boolean" office:boolean-value="false" calcext:value-type="boolean">
            <text:p>FALSE</text:p>
          </table:table-cell>
          <table:table-cell table:formula="of:=NOT(ISERROR(MATCH([.$B723];[$'BISINDO raw'.D723:$'BISINDO raw'.D1839];0)))" office:value-type="boolean" office:boolean-value="false" calcext:value-type="boolean">
            <text:p>FALSE</text:p>
          </table:table-cell>
          <table:table-cell table:formula="of:=IF([.E723]=0;[$'BISINDO raw'.D723]; &quot;&quot;)" office:value-type="string" office:string-value="pacar-3" calcext:value-type="string">
            <text:p>pacar-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dang</text:p>
          </table:table-cell>
          <table:table-cell table:formula="of:=NOT(ISERROR(MATCH([.B724];[$'BISINDO raw'.B547:$'BISINDO raw'.B1663];0)))" office:value-type="boolean" office:boolean-value="true" calcext:value-type="boolean">
            <text:p>TRUE</text:p>
          </table:table-cell>
          <table:table-cell table:formula="of:=NOT(ISERROR(MATCH([.B724];[$'BISINDO raw'.C724:$'BISINDO raw'.C1840];0)))" office:value-type="boolean" office:boolean-value="true" calcext:value-type="boolean">
            <text:p>TRUE</text:p>
          </table:table-cell>
          <table:table-cell table:formula="of:=NOT(ISERROR(MATCH([.$B724];[$'BISINDO raw'.D724:$'BISINDO raw'.D1840];0)))" office:value-type="boolean" office:boolean-value="true" calcext:value-type="boolean">
            <text:p>TRUE</text:p>
          </table:table-cell>
          <table:table-cell table:formula="of:=IF([.E724]=0;[$'BISINDO raw'.D72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gar</text:p>
          </table:table-cell>
          <table:table-cell table:formula="of:=NOT(ISERROR(MATCH([.B725];[$'BISINDO raw'.B548:$'BISINDO raw'.B1664];0)))" office:value-type="boolean" office:boolean-value="true" calcext:value-type="boolean">
            <text:p>TRUE</text:p>
          </table:table-cell>
          <table:table-cell table:formula="of:=NOT(ISERROR(MATCH([.B725];[$'BISINDO raw'.C725:$'BISINDO raw'.C1841];0)))" office:value-type="boolean" office:boolean-value="true" calcext:value-type="boolean">
            <text:p>TRUE</text:p>
          </table:table-cell>
          <table:table-cell table:formula="of:=NOT(ISERROR(MATCH([.$B725];[$'BISINDO raw'.D725:$'BISINDO raw'.D1841];0)))" office:value-type="boolean" office:boolean-value="true" calcext:value-type="boolean">
            <text:p>TRUE</text:p>
          </table:table-cell>
          <table:table-cell table:formula="of:=IF([.E725]=0;[$'BISINDO raw'.D72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gi</text:p>
          </table:table-cell>
          <table:table-cell table:formula="of:=NOT(ISERROR(MATCH([.B726];[$'BISINDO raw'.B549:$'BISINDO raw'.B1665];0)))" office:value-type="boolean" office:boolean-value="true" calcext:value-type="boolean">
            <text:p>TRUE</text:p>
          </table:table-cell>
          <table:table-cell table:formula="of:=NOT(ISERROR(MATCH([.B726];[$'BISINDO raw'.C726:$'BISINDO raw'.C1842];0)))" office:value-type="boolean" office:boolean-value="true" calcext:value-type="boolean">
            <text:p>TRUE</text:p>
          </table:table-cell>
          <table:table-cell table:formula="of:=NOT(ISERROR(MATCH([.$B726];[$'BISINDO raw'.D726:$'BISINDO raw'.D1842];0)))" office:value-type="boolean" office:boolean-value="true" calcext:value-type="boolean">
            <text:p>TRUE</text:p>
          </table:table-cell>
          <table:table-cell table:formula="of:=IF([.E726]=0;[$'BISINDO raw'.D72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kaian</text:p>
          </table:table-cell>
          <table:table-cell table:formula="of:=NOT(ISERROR(MATCH([.B727];[$'BISINDO raw'.B550:$'BISINDO raw'.B1666];0)))" office:value-type="boolean" office:boolean-value="true" calcext:value-type="boolean">
            <text:p>TRUE</text:p>
          </table:table-cell>
          <table:table-cell table:formula="of:=NOT(ISERROR(MATCH([.B727];[$'BISINDO raw'.C727:$'BISINDO raw'.C1843];0)))" office:value-type="boolean" office:boolean-value="true" calcext:value-type="boolean">
            <text:p>TRUE</text:p>
          </table:table-cell>
          <table:table-cell table:formula="of:=NOT(ISERROR(MATCH([.$B727];[$'BISINDO raw'.D727:$'BISINDO raw'.D1843];0)))" office:value-type="boolean" office:boolean-value="true" calcext:value-type="boolean">
            <text:p>TRUE</text:p>
          </table:table-cell>
          <table:table-cell table:formula="of:=IF([.E727]=0;[$'BISINDO raw'.D72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kaianbasah</text:p>
          </table:table-cell>
          <table:table-cell table:formula="of:=NOT(ISERROR(MATCH([.B728];[$'BISINDO raw'.B551:$'BISINDO raw'.B1667];0)))" office:value-type="boolean" office:boolean-value="false" calcext:value-type="boolean">
            <text:p>FALSE</text:p>
          </table:table-cell>
          <table:table-cell table:formula="of:=NOT(ISERROR(MATCH([.B728];[$'BISINDO raw'.C728:$'BISINDO raw'.C1844];0)))" office:value-type="boolean" office:boolean-value="false" calcext:value-type="boolean">
            <text:p>FALSE</text:p>
          </table:table-cell>
          <table:table-cell table:formula="of:=NOT(ISERROR(MATCH([.$B728];[$'BISINDO raw'.D728:$'BISINDO raw'.D1844];0)))" office:value-type="boolean" office:boolean-value="true" calcext:value-type="boolean">
            <text:p>TRUE</text:p>
          </table:table-cell>
          <table:table-cell table:formula="of:=IF([.E728]=0;[$'BISINDO raw'.D72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kaibaju</text:p>
          </table:table-cell>
          <table:table-cell table:formula="of:=NOT(ISERROR(MATCH([.B729];[$'BISINDO raw'.B552:$'BISINDO raw'.B1668];0)))" office:value-type="boolean" office:boolean-value="false" calcext:value-type="boolean">
            <text:p>FALSE</text:p>
          </table:table-cell>
          <table:table-cell table:formula="of:=NOT(ISERROR(MATCH([.B729];[$'BISINDO raw'.C729:$'BISINDO raw'.C1845];0)))" office:value-type="boolean" office:boolean-value="false" calcext:value-type="boolean">
            <text:p>FALSE</text:p>
          </table:table-cell>
          <table:table-cell table:formula="of:=NOT(ISERROR(MATCH([.$B729];[$'BISINDO raw'.D729:$'BISINDO raw'.D1845];0)))" office:value-type="boolean" office:boolean-value="false" calcext:value-type="boolean">
            <text:p>FALSE</text:p>
          </table:table-cell>
          <table:table-cell table:formula="of:=IF([.E729]=0;[$'BISINDO raw'.D729]; &quot;&quot;)" office:value-type="string" office:string-value="pakaian" calcext:value-type="string">
            <text:p>pakai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kaicelana</text:p>
          </table:table-cell>
          <table:table-cell table:formula="of:=NOT(ISERROR(MATCH([.B730];[$'BISINDO raw'.B553:$'BISINDO raw'.B1669];0)))" office:value-type="boolean" office:boolean-value="false" calcext:value-type="boolean">
            <text:p>FALSE</text:p>
          </table:table-cell>
          <table:table-cell table:formula="of:=NOT(ISERROR(MATCH([.B730];[$'BISINDO raw'.C730:$'BISINDO raw'.C1846];0)))" office:value-type="boolean" office:boolean-value="false" calcext:value-type="boolean">
            <text:p>FALSE</text:p>
          </table:table-cell>
          <table:table-cell table:formula="of:=NOT(ISERROR(MATCH([.$B730];[$'BISINDO raw'.D730:$'BISINDO raw'.D1846];0)))" office:value-type="boolean" office:boolean-value="false" calcext:value-type="boolean">
            <text:p>FALSE</text:p>
          </table:table-cell>
          <table:table-cell table:formula="of:=IF([.E730]=0;[$'BISINDO raw'.D730]; &quot;&quot;)" office:value-type="string" office:string-value="pakaianbasah" calcext:value-type="string">
            <text:p>pakaianbasa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ling</text:p>
          </table:table-cell>
          <table:table-cell table:formula="of:=NOT(ISERROR(MATCH([.B731];[$'BISINDO raw'.B554:$'BISINDO raw'.B1670];0)))" office:value-type="boolean" office:boolean-value="true" calcext:value-type="boolean">
            <text:p>TRUE</text:p>
          </table:table-cell>
          <table:table-cell table:formula="of:=NOT(ISERROR(MATCH([.B731];[$'BISINDO raw'.C731:$'BISINDO raw'.C1847];0)))" office:value-type="boolean" office:boolean-value="true" calcext:value-type="boolean">
            <text:p>TRUE</text:p>
          </table:table-cell>
          <table:table-cell table:formula="of:=NOT(ISERROR(MATCH([.$B731];[$'BISINDO raw'.D731:$'BISINDO raw'.D1847];0)))" office:value-type="boolean" office:boolean-value="true" calcext:value-type="boolean">
            <text:p>TRUE</text:p>
          </table:table-cell>
          <table:table-cell table:formula="of:=IF([.E731]=0;[$'BISINDO raw'.D73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nas(1)</text:p>
          </table:table-cell>
          <table:table-cell table:formula="of:=NOT(ISERROR(MATCH([.B732];[$'BISINDO raw'.B555:$'BISINDO raw'.B1671];0)))" office:value-type="boolean" office:boolean-value="true" calcext:value-type="boolean">
            <text:p>TRUE</text:p>
          </table:table-cell>
          <table:table-cell table:formula="of:=NOT(ISERROR(MATCH([.B732];[$'BISINDO raw'.C732:$'BISINDO raw'.C1848];0)))" office:value-type="boolean" office:boolean-value="true" calcext:value-type="boolean">
            <text:p>TRUE</text:p>
          </table:table-cell>
          <table:table-cell table:formula="of:=NOT(ISERROR(MATCH([.$B732];[$'BISINDO raw'.D732:$'BISINDO raw'.D1848];0)))" office:value-type="boolean" office:boolean-value="true" calcext:value-type="boolean">
            <text:p>TRUE</text:p>
          </table:table-cell>
          <table:table-cell table:formula="of:=IF([.E732]=0;[$'BISINDO raw'.D73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nas(2)</text:p>
          </table:table-cell>
          <table:table-cell table:formula="of:=NOT(ISERROR(MATCH([.B733];[$'BISINDO raw'.B556:$'BISINDO raw'.B1672];0)))" office:value-type="boolean" office:boolean-value="true" calcext:value-type="boolean">
            <text:p>TRUE</text:p>
          </table:table-cell>
          <table:table-cell table:formula="of:=NOT(ISERROR(MATCH([.B733];[$'BISINDO raw'.C733:$'BISINDO raw'.C1849];0)))" office:value-type="boolean" office:boolean-value="true" calcext:value-type="boolean">
            <text:p>TRUE</text:p>
          </table:table-cell>
          <table:table-cell table:formula="of:=NOT(ISERROR(MATCH([.$B733];[$'BISINDO raw'.D733:$'BISINDO raw'.D1849];0)))" office:value-type="boolean" office:boolean-value="true" calcext:value-type="boolean">
            <text:p>TRUE</text:p>
          </table:table-cell>
          <table:table-cell table:formula="of:=IF([.E733]=0;[$'BISINDO raw'.D73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nggil</text:p>
          </table:table-cell>
          <table:table-cell table:formula="of:=NOT(ISERROR(MATCH([.B734];[$'BISINDO raw'.B557:$'BISINDO raw'.B1673];0)))" office:value-type="boolean" office:boolean-value="true" calcext:value-type="boolean">
            <text:p>TRUE</text:p>
          </table:table-cell>
          <table:table-cell table:formula="of:=NOT(ISERROR(MATCH([.B734];[$'BISINDO raw'.C734:$'BISINDO raw'.C1850];0)))" office:value-type="boolean" office:boolean-value="true" calcext:value-type="boolean">
            <text:p>TRUE</text:p>
          </table:table-cell>
          <table:table-cell table:formula="of:=NOT(ISERROR(MATCH([.$B734];[$'BISINDO raw'.D734:$'BISINDO raw'.D1850];0)))" office:value-type="boolean" office:boolean-value="true" calcext:value-type="boolean">
            <text:p>TRUE</text:p>
          </table:table-cell>
          <table:table-cell table:formula="of:=IF([.E734]=0;[$'BISINDO raw'.D73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ntai(1)</text:p>
          </table:table-cell>
          <table:table-cell table:formula="of:=NOT(ISERROR(MATCH([.B735];[$'BISINDO raw'.B558:$'BISINDO raw'.B1674];0)))" office:value-type="boolean" office:boolean-value="true" calcext:value-type="boolean">
            <text:p>TRUE</text:p>
          </table:table-cell>
          <table:table-cell table:formula="of:=NOT(ISERROR(MATCH([.B735];[$'BISINDO raw'.C735:$'BISINDO raw'.C1851];0)))" office:value-type="boolean" office:boolean-value="true" calcext:value-type="boolean">
            <text:p>TRUE</text:p>
          </table:table-cell>
          <table:table-cell table:formula="of:=NOT(ISERROR(MATCH([.$B735];[$'BISINDO raw'.D735:$'BISINDO raw'.D1851];0)))" office:value-type="boolean" office:boolean-value="true" calcext:value-type="boolean">
            <text:p>TRUE</text:p>
          </table:table-cell>
          <table:table-cell table:formula="of:=IF([.E735]=0;[$'BISINDO raw'.D73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ntai(2)</text:p>
          </table:table-cell>
          <table:table-cell table:formula="of:=NOT(ISERROR(MATCH([.B736];[$'BISINDO raw'.B559:$'BISINDO raw'.B1675];0)))" office:value-type="boolean" office:boolean-value="true" calcext:value-type="boolean">
            <text:p>TRUE</text:p>
          </table:table-cell>
          <table:table-cell table:formula="of:=NOT(ISERROR(MATCH([.B736];[$'BISINDO raw'.C736:$'BISINDO raw'.C1852];0)))" office:value-type="boolean" office:boolean-value="true" calcext:value-type="boolean">
            <text:p>TRUE</text:p>
          </table:table-cell>
          <table:table-cell table:formula="of:=NOT(ISERROR(MATCH([.$B736];[$'BISINDO raw'.D736:$'BISINDO raw'.D1852];0)))" office:value-type="boolean" office:boolean-value="true" calcext:value-type="boolean">
            <text:p>TRUE</text:p>
          </table:table-cell>
          <table:table-cell table:formula="of:=IF([.E736]=0;[$'BISINDO raw'.D73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paya</text:p>
          </table:table-cell>
          <table:table-cell table:formula="of:=NOT(ISERROR(MATCH([.B737];[$'BISINDO raw'.B560:$'BISINDO raw'.B1676];0)))" office:value-type="boolean" office:boolean-value="true" calcext:value-type="boolean">
            <text:p>TRUE</text:p>
          </table:table-cell>
          <table:table-cell table:formula="of:=NOT(ISERROR(MATCH([.B737];[$'BISINDO raw'.C737:$'BISINDO raw'.C1853];0)))" office:value-type="boolean" office:boolean-value="true" calcext:value-type="boolean">
            <text:p>TRUE</text:p>
          </table:table-cell>
          <table:table-cell table:formula="of:=NOT(ISERROR(MATCH([.$B737];[$'BISINDO raw'.D737:$'BISINDO raw'.D1853];0)))" office:value-type="boolean" office:boolean-value="true" calcext:value-type="boolean">
            <text:p>TRUE</text:p>
          </table:table-cell>
          <table:table-cell table:formula="of:=IF([.E737]=0;[$'BISINDO raw'.D73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pua(1)</text:p>
          </table:table-cell>
          <table:table-cell table:formula="of:=NOT(ISERROR(MATCH([.B738];[$'BISINDO raw'.B561:$'BISINDO raw'.B1677];0)))" office:value-type="boolean" office:boolean-value="true" calcext:value-type="boolean">
            <text:p>TRUE</text:p>
          </table:table-cell>
          <table:table-cell table:formula="of:=NOT(ISERROR(MATCH([.B738];[$'BISINDO raw'.C738:$'BISINDO raw'.C1854];0)))" office:value-type="boolean" office:boolean-value="true" calcext:value-type="boolean">
            <text:p>TRUE</text:p>
          </table:table-cell>
          <table:table-cell table:formula="of:=NOT(ISERROR(MATCH([.$B738];[$'BISINDO raw'.D738:$'BISINDO raw'.D1854];0)))" office:value-type="boolean" office:boolean-value="true" calcext:value-type="boolean">
            <text:p>TRUE</text:p>
          </table:table-cell>
          <table:table-cell table:formula="of:=IF([.E738]=0;[$'BISINDO raw'.D73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pua(2)</text:p>
          </table:table-cell>
          <table:table-cell table:formula="of:=NOT(ISERROR(MATCH([.B739];[$'BISINDO raw'.B562:$'BISINDO raw'.B1678];0)))" office:value-type="boolean" office:boolean-value="true" calcext:value-type="boolean">
            <text:p>TRUE</text:p>
          </table:table-cell>
          <table:table-cell table:formula="of:=NOT(ISERROR(MATCH([.B739];[$'BISINDO raw'.C739:$'BISINDO raw'.C1855];0)))" office:value-type="boolean" office:boolean-value="true" calcext:value-type="boolean">
            <text:p>TRUE</text:p>
          </table:table-cell>
          <table:table-cell table:formula="of:=NOT(ISERROR(MATCH([.$B739];[$'BISINDO raw'.D739:$'BISINDO raw'.D1855];0)))" office:value-type="boolean" office:boolean-value="true" calcext:value-type="boolean">
            <text:p>TRUE</text:p>
          </table:table-cell>
          <table:table-cell table:formula="of:=IF([.E739]=0;[$'BISINDO raw'.D73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s</text:p>
          </table:table-cell>
          <table:table-cell table:formula="of:=NOT(ISERROR(MATCH([.B740];[$'BISINDO raw'.B563:$'BISINDO raw'.B1679];0)))" office:value-type="boolean" office:boolean-value="true" calcext:value-type="boolean">
            <text:p>TRUE</text:p>
          </table:table-cell>
          <table:table-cell table:formula="of:=NOT(ISERROR(MATCH([.B740];[$'BISINDO raw'.C740:$'BISINDO raw'.C1856];0)))" office:value-type="boolean" office:boolean-value="true" calcext:value-type="boolean">
            <text:p>TRUE</text:p>
          </table:table-cell>
          <table:table-cell table:formula="of:=NOT(ISERROR(MATCH([.$B740];[$'BISINDO raw'.D740:$'BISINDO raw'.D1856];0)))" office:value-type="boolean" office:boolean-value="true" calcext:value-type="boolean">
            <text:p>TRUE</text:p>
          </table:table-cell>
          <table:table-cell table:formula="of:=IF([.E740]=0;[$'BISINDO raw'.D74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sar</text:p>
          </table:table-cell>
          <table:table-cell table:formula="of:=NOT(ISERROR(MATCH([.B741];[$'BISINDO raw'.B564:$'BISINDO raw'.B1680];0)))" office:value-type="boolean" office:boolean-value="true" calcext:value-type="boolean">
            <text:p>TRUE</text:p>
          </table:table-cell>
          <table:table-cell table:formula="of:=NOT(ISERROR(MATCH([.B741];[$'BISINDO raw'.C741:$'BISINDO raw'.C1857];0)))" office:value-type="boolean" office:boolean-value="true" calcext:value-type="boolean">
            <text:p>TRUE</text:p>
          </table:table-cell>
          <table:table-cell table:formula="of:=NOT(ISERROR(MATCH([.$B741];[$'BISINDO raw'.D741:$'BISINDO raw'.D1857];0)))" office:value-type="boolean" office:boolean-value="true" calcext:value-type="boolean">
            <text:p>TRUE</text:p>
          </table:table-cell>
          <table:table-cell table:formula="of:=IF([.E741]=0;[$'BISINDO raw'.D74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tuhkepada</text:p>
          </table:table-cell>
          <table:table-cell table:formula="of:=NOT(ISERROR(MATCH([.B742];[$'BISINDO raw'.B565:$'BISINDO raw'.B1681];0)))" office:value-type="boolean" office:boolean-value="false" calcext:value-type="boolean">
            <text:p>FALSE</text:p>
          </table:table-cell>
          <table:table-cell table:formula="of:=NOT(ISERROR(MATCH([.B742];[$'BISINDO raw'.C742:$'BISINDO raw'.C1858];0)))" office:value-type="boolean" office:boolean-value="false" calcext:value-type="boolean">
            <text:p>FALSE</text:p>
          </table:table-cell>
          <table:table-cell table:formula="of:=NOT(ISERROR(MATCH([.$B742];[$'BISINDO raw'.D742:$'BISINDO raw'.D1858];0)))" office:value-type="boolean" office:boolean-value="true" calcext:value-type="boolean">
            <text:p>TRUE</text:p>
          </table:table-cell>
          <table:table-cell table:formula="of:=IF([.E742]=0;[$'BISINDO raw'.D74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dagang</text:p>
          </table:table-cell>
          <table:table-cell table:formula="of:=NOT(ISERROR(MATCH([.B743];[$'BISINDO raw'.B566:$'BISINDO raw'.B1682];0)))" office:value-type="boolean" office:boolean-value="true" calcext:value-type="boolean">
            <text:p>TRUE</text:p>
          </table:table-cell>
          <table:table-cell table:formula="of:=NOT(ISERROR(MATCH([.B743];[$'BISINDO raw'.C743:$'BISINDO raw'.C1859];0)))" office:value-type="boolean" office:boolean-value="true" calcext:value-type="boolean">
            <text:p>TRUE</text:p>
          </table:table-cell>
          <table:table-cell table:formula="of:=NOT(ISERROR(MATCH([.$B743];[$'BISINDO raw'.D743:$'BISINDO raw'.D1859];0)))" office:value-type="boolean" office:boolean-value="true" calcext:value-type="boolean">
            <text:p>TRUE</text:p>
          </table:table-cell>
          <table:table-cell table:formula="of:=IF([.E743]=0;[$'BISINDO raw'.D74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gal(1)</text:p>
          </table:table-cell>
          <table:table-cell table:formula="of:=NOT(ISERROR(MATCH([.B744];[$'BISINDO raw'.B567:$'BISINDO raw'.B1683];0)))" office:value-type="boolean" office:boolean-value="true" calcext:value-type="boolean">
            <text:p>TRUE</text:p>
          </table:table-cell>
          <table:table-cell table:formula="of:=NOT(ISERROR(MATCH([.B744];[$'BISINDO raw'.C744:$'BISINDO raw'.C1860];0)))" office:value-type="boolean" office:boolean-value="true" calcext:value-type="boolean">
            <text:p>TRUE</text:p>
          </table:table-cell>
          <table:table-cell table:formula="of:=NOT(ISERROR(MATCH([.$B744];[$'BISINDO raw'.D744:$'BISINDO raw'.D1860];0)))" office:value-type="boolean" office:boolean-value="true" calcext:value-type="boolean">
            <text:p>TRUE</text:p>
          </table:table-cell>
          <table:table-cell table:formula="of:=IF([.E744]=0;[$'BISINDO raw'.D74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gal(2)</text:p>
          </table:table-cell>
          <table:table-cell table:formula="of:=NOT(ISERROR(MATCH([.B745];[$'BISINDO raw'.B568:$'BISINDO raw'.B1684];0)))" office:value-type="boolean" office:boolean-value="true" calcext:value-type="boolean">
            <text:p>TRUE</text:p>
          </table:table-cell>
          <table:table-cell table:formula="of:=NOT(ISERROR(MATCH([.B745];[$'BISINDO raw'.C745:$'BISINDO raw'.C1861];0)))" office:value-type="boolean" office:boolean-value="true" calcext:value-type="boolean">
            <text:p>TRUE</text:p>
          </table:table-cell>
          <table:table-cell table:formula="of:=NOT(ISERROR(MATCH([.$B745];[$'BISINDO raw'.D745:$'BISINDO raw'.D1861];0)))" office:value-type="boolean" office:boolean-value="true" calcext:value-type="boolean">
            <text:p>TRUE</text:p>
          </table:table-cell>
          <table:table-cell table:formula="of:=IF([.E745]=0;[$'BISINDO raw'.D74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kerjaan</text:p>
          </table:table-cell>
          <table:table-cell table:formula="of:=NOT(ISERROR(MATCH([.B746];[$'BISINDO raw'.B569:$'BISINDO raw'.B1685];0)))" office:value-type="boolean" office:boolean-value="true" calcext:value-type="boolean">
            <text:p>TRUE</text:p>
          </table:table-cell>
          <table:table-cell table:formula="of:=NOT(ISERROR(MATCH([.B746];[$'BISINDO raw'.C746:$'BISINDO raw'.C1862];0)))" office:value-type="boolean" office:boolean-value="true" calcext:value-type="boolean">
            <text:p>TRUE</text:p>
          </table:table-cell>
          <table:table-cell table:formula="of:=NOT(ISERROR(MATCH([.$B746];[$'BISINDO raw'.D746:$'BISINDO raw'.D1862];0)))" office:value-type="boolean" office:boolean-value="true" calcext:value-type="boolean">
            <text:p>TRUE</text:p>
          </table:table-cell>
          <table:table-cell table:formula="of:=IF([.E746]=0;[$'BISINDO raw'.D74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langi(1)</text:p>
          </table:table-cell>
          <table:table-cell table:formula="of:=NOT(ISERROR(MATCH([.B747];[$'BISINDO raw'.B570:$'BISINDO raw'.B1686];0)))" office:value-type="boolean" office:boolean-value="true" calcext:value-type="boolean">
            <text:p>TRUE</text:p>
          </table:table-cell>
          <table:table-cell table:formula="of:=NOT(ISERROR(MATCH([.B747];[$'BISINDO raw'.C747:$'BISINDO raw'.C1863];0)))" office:value-type="boolean" office:boolean-value="true" calcext:value-type="boolean">
            <text:p>TRUE</text:p>
          </table:table-cell>
          <table:table-cell table:formula="of:=NOT(ISERROR(MATCH([.$B747];[$'BISINDO raw'.D747:$'BISINDO raw'.D1863];0)))" office:value-type="boolean" office:boolean-value="true" calcext:value-type="boolean">
            <text:p>TRUE</text:p>
          </table:table-cell>
          <table:table-cell table:formula="of:=IF([.E747]=0;[$'BISINDO raw'.D74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langi(2)</text:p>
          </table:table-cell>
          <table:table-cell table:formula="of:=NOT(ISERROR(MATCH([.B748];[$'BISINDO raw'.B571:$'BISINDO raw'.B1687];0)))" office:value-type="boolean" office:boolean-value="true" calcext:value-type="boolean">
            <text:p>TRUE</text:p>
          </table:table-cell>
          <table:table-cell table:formula="of:=NOT(ISERROR(MATCH([.B748];[$'BISINDO raw'.C748:$'BISINDO raw'.C1864];0)))" office:value-type="boolean" office:boolean-value="true" calcext:value-type="boolean">
            <text:p>TRUE</text:p>
          </table:table-cell>
          <table:table-cell table:formula="of:=NOT(ISERROR(MATCH([.$B748];[$'BISINDO raw'.D748:$'BISINDO raw'.D1864];0)))" office:value-type="boolean" office:boolean-value="true" calcext:value-type="boolean">
            <text:p>TRUE</text:p>
          </table:table-cell>
          <table:table-cell table:formula="of:=IF([.E748]=0;[$'BISINDO raw'.D74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lukis(1)</text:p>
          </table:table-cell>
          <table:table-cell table:formula="of:=NOT(ISERROR(MATCH([.B749];[$'BISINDO raw'.B572:$'BISINDO raw'.B1688];0)))" office:value-type="boolean" office:boolean-value="true" calcext:value-type="boolean">
            <text:p>TRUE</text:p>
          </table:table-cell>
          <table:table-cell table:formula="of:=NOT(ISERROR(MATCH([.B749];[$'BISINDO raw'.C749:$'BISINDO raw'.C1865];0)))" office:value-type="boolean" office:boolean-value="true" calcext:value-type="boolean">
            <text:p>TRUE</text:p>
          </table:table-cell>
          <table:table-cell table:formula="of:=NOT(ISERROR(MATCH([.$B749];[$'BISINDO raw'.D749:$'BISINDO raw'.D1865];0)))" office:value-type="boolean" office:boolean-value="true" calcext:value-type="boolean">
            <text:p>TRUE</text:p>
          </table:table-cell>
          <table:table-cell table:formula="of:=IF([.E749]=0;[$'BISINDO raw'.D74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lukis(2)</text:p>
          </table:table-cell>
          <table:table-cell table:formula="of:=NOT(ISERROR(MATCH([.B750];[$'BISINDO raw'.B573:$'BISINDO raw'.B1689];0)))" office:value-type="boolean" office:boolean-value="true" calcext:value-type="boolean">
            <text:p>TRUE</text:p>
          </table:table-cell>
          <table:table-cell table:formula="of:=NOT(ISERROR(MATCH([.B750];[$'BISINDO raw'.C750:$'BISINDO raw'.C1866];0)))" office:value-type="boolean" office:boolean-value="true" calcext:value-type="boolean">
            <text:p>TRUE</text:p>
          </table:table-cell>
          <table:table-cell table:formula="of:=NOT(ISERROR(MATCH([.$B750];[$'BISINDO raw'.D750:$'BISINDO raw'.D1866];0)))" office:value-type="boolean" office:boolean-value="true" calcext:value-type="boolean">
            <text:p>TRUE</text:p>
          </table:table-cell>
          <table:table-cell table:formula="of:=IF([.E750]=0;[$'BISINDO raw'.D75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mandanganalam(1)</text:p>
          </table:table-cell>
          <table:table-cell table:formula="of:=NOT(ISERROR(MATCH([.B751];[$'BISINDO raw'.B574:$'BISINDO raw'.B1690];0)))" office:value-type="boolean" office:boolean-value="false" calcext:value-type="boolean">
            <text:p>FALSE</text:p>
          </table:table-cell>
          <table:table-cell table:formula="of:=NOT(ISERROR(MATCH([.B751];[$'BISINDO raw'.C751:$'BISINDO raw'.C1867];0)))" office:value-type="boolean" office:boolean-value="false" calcext:value-type="boolean">
            <text:p>FALSE</text:p>
          </table:table-cell>
          <table:table-cell table:formula="of:=NOT(ISERROR(MATCH([.$B751];[$'BISINDO raw'.D751:$'BISINDO raw'.D1867];0)))" office:value-type="boolean" office:boolean-value="true" calcext:value-type="boolean">
            <text:p>TRUE</text:p>
          </table:table-cell>
          <table:table-cell table:formula="of:=IF([.E751]=0;[$'BISINDO raw'.D75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mandanganalam(2)</text:p>
          </table:table-cell>
          <table:table-cell table:formula="of:=NOT(ISERROR(MATCH([.B752];[$'BISINDO raw'.B575:$'BISINDO raw'.B1691];0)))" office:value-type="boolean" office:boolean-value="false" calcext:value-type="boolean">
            <text:p>FALSE</text:p>
          </table:table-cell>
          <table:table-cell table:formula="of:=NOT(ISERROR(MATCH([.B752];[$'BISINDO raw'.C752:$'BISINDO raw'.C1868];0)))" office:value-type="boolean" office:boolean-value="false" calcext:value-type="boolean">
            <text:p>FALSE</text:p>
          </table:table-cell>
          <table:table-cell table:formula="of:=NOT(ISERROR(MATCH([.$B752];[$'BISINDO raw'.D752:$'BISINDO raw'.D1868];0)))" office:value-type="boolean" office:boolean-value="true" calcext:value-type="boolean">
            <text:p>TRUE</text:p>
          </table:table-cell>
          <table:table-cell table:formula="of:=IF([.E752]=0;[$'BISINDO raw'.D75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manduwisata</text:p>
          </table:table-cell>
          <table:table-cell table:formula="of:=NOT(ISERROR(MATCH([.B753];[$'BISINDO raw'.B576:$'BISINDO raw'.B1692];0)))" office:value-type="boolean" office:boolean-value="false" calcext:value-type="boolean">
            <text:p>FALSE</text:p>
          </table:table-cell>
          <table:table-cell table:formula="of:=NOT(ISERROR(MATCH([.B753];[$'BISINDO raw'.C753:$'BISINDO raw'.C1869];0)))" office:value-type="boolean" office:boolean-value="false" calcext:value-type="boolean">
            <text:p>FALSE</text:p>
          </table:table-cell>
          <table:table-cell table:formula="of:=NOT(ISERROR(MATCH([.$B753];[$'BISINDO raw'.D753:$'BISINDO raw'.D1869];0)))" office:value-type="boolean" office:boolean-value="false" calcext:value-type="boolean">
            <text:p>FALSE</text:p>
          </table:table-cell>
          <table:table-cell table:formula="of:=IF([.E753]=0;[$'BISINDO raw'.D753]; &quot;&quot;)" office:value-type="string" office:string-value="pemanduwisata(1)" calcext:value-type="string">
            <text:p>pemanduwisat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ndek</text:p>
          </table:table-cell>
          <table:table-cell table:formula="of:=NOT(ISERROR(MATCH([.B754];[$'BISINDO raw'.B578:$'BISINDO raw'.B1694];0)))" office:value-type="boolean" office:boolean-value="true" calcext:value-type="boolean">
            <text:p>TRUE</text:p>
          </table:table-cell>
          <table:table-cell table:formula="of:=NOT(ISERROR(MATCH([.B754];[$'BISINDO raw'.C754:$'BISINDO raw'.C1870];0)))" office:value-type="boolean" office:boolean-value="true" calcext:value-type="boolean">
            <text:p>TRUE</text:p>
          </table:table-cell>
          <table:table-cell table:formula="of:=NOT(ISERROR(MATCH([.$B754];[$'BISINDO raw'.D754:$'BISINDO raw'.D1870];0)))" office:value-type="boolean" office:boolean-value="true" calcext:value-type="boolean">
            <text:p>TRUE</text:p>
          </table:table-cell>
          <table:table-cell table:formula="of:=IF([.E754]=0;[$'BISINDO raw'.D75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ndek(gunung)</text:p>
          </table:table-cell>
          <table:table-cell table:formula="of:=NOT(ISERROR(MATCH([.B755];[$'BISINDO raw'.B577:$'BISINDO raw'.B1693];0)))" office:value-type="boolean" office:boolean-value="false" calcext:value-type="boolean">
            <text:p>FALSE</text:p>
          </table:table-cell>
          <table:table-cell table:formula="of:=NOT(ISERROR(MATCH([.B755];[$'BISINDO raw'.C755:$'BISINDO raw'.C1871];0)))" office:value-type="boolean" office:boolean-value="false" calcext:value-type="boolean">
            <text:p>FALSE</text:p>
          </table:table-cell>
          <table:table-cell table:formula="of:=NOT(ISERROR(MATCH([.$B755];[$'BISINDO raw'.D755:$'BISINDO raw'.D1871];0)))" office:value-type="boolean" office:boolean-value="true" calcext:value-type="boolean">
            <text:p>TRUE</text:p>
          </table:table-cell>
          <table:table-cell table:formula="of:=IF([.E755]=0;[$'BISINDO raw'.D75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ndidikanolahraga</text:p>
          </table:table-cell>
          <table:table-cell table:formula="of:=NOT(ISERROR(MATCH([.B756];[$'BISINDO raw'.B579:$'BISINDO raw'.B1695];0)))" office:value-type="boolean" office:boolean-value="false" calcext:value-type="boolean">
            <text:p>FALSE</text:p>
          </table:table-cell>
          <table:table-cell table:formula="of:=NOT(ISERROR(MATCH([.B756];[$'BISINDO raw'.C756:$'BISINDO raw'.C1872];0)))" office:value-type="boolean" office:boolean-value="false" calcext:value-type="boolean">
            <text:p>FALSE</text:p>
          </table:table-cell>
          <table:table-cell table:formula="of:=NOT(ISERROR(MATCH([.$B756];[$'BISINDO raw'.D756:$'BISINDO raw'.D1872];0)))" office:value-type="boolean" office:boolean-value="true" calcext:value-type="boolean">
            <text:p>TRUE</text:p>
          </table:table-cell>
          <table:table-cell table:formula="of:=IF([.E756]=0;[$'BISINDO raw'.D75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ngacara</text:p>
          </table:table-cell>
          <table:table-cell table:formula="of:=NOT(ISERROR(MATCH([.B757];[$'BISINDO raw'.B580:$'BISINDO raw'.B1696];0)))" office:value-type="boolean" office:boolean-value="true" calcext:value-type="boolean">
            <text:p>TRUE</text:p>
          </table:table-cell>
          <table:table-cell table:formula="of:=NOT(ISERROR(MATCH([.B757];[$'BISINDO raw'.C757:$'BISINDO raw'.C1873];0)))" office:value-type="boolean" office:boolean-value="true" calcext:value-type="boolean">
            <text:p>TRUE</text:p>
          </table:table-cell>
          <table:table-cell table:formula="of:=NOT(ISERROR(MATCH([.$B757];[$'BISINDO raw'.D757:$'BISINDO raw'.D1873];0)))" office:value-type="boolean" office:boolean-value="true" calcext:value-type="boolean">
            <text:p>TRUE</text:p>
          </table:table-cell>
          <table:table-cell table:formula="of:=IF([.E757]=0;[$'BISINDO raw'.D75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nggaris(1)</text:p>
          </table:table-cell>
          <table:table-cell table:formula="of:=NOT(ISERROR(MATCH([.B758];[$'BISINDO raw'.B581:$'BISINDO raw'.B1697];0)))" office:value-type="boolean" office:boolean-value="false" calcext:value-type="boolean">
            <text:p>FALSE</text:p>
          </table:table-cell>
          <table:table-cell table:formula="of:=NOT(ISERROR(MATCH([.B758];[$'BISINDO raw'.C758:$'BISINDO raw'.C1874];0)))" office:value-type="boolean" office:boolean-value="true" calcext:value-type="boolean">
            <text:p>TRUE</text:p>
          </table:table-cell>
          <table:table-cell table:formula="of:=NOT(ISERROR(MATCH([.$B758];[$'BISINDO raw'.D758:$'BISINDO raw'.D1874];0)))" office:value-type="boolean" office:boolean-value="true" calcext:value-type="boolean">
            <text:p>TRUE</text:p>
          </table:table-cell>
          <table:table-cell table:formula="of:=IF([.E758]=0;[$'BISINDO raw'.D75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nggaris(2)</text:p>
          </table:table-cell>
          <table:table-cell table:formula="of:=NOT(ISERROR(MATCH([.B759];[$'BISINDO raw'.B582:$'BISINDO raw'.B1698];0)))" office:value-type="boolean" office:boolean-value="false" calcext:value-type="boolean">
            <text:p>FALSE</text:p>
          </table:table-cell>
          <table:table-cell table:formula="of:=NOT(ISERROR(MATCH([.B759];[$'BISINDO raw'.C759:$'BISINDO raw'.C1875];0)))" office:value-type="boolean" office:boolean-value="true" calcext:value-type="boolean">
            <text:p>TRUE</text:p>
          </table:table-cell>
          <table:table-cell table:formula="of:=NOT(ISERROR(MATCH([.$B759];[$'BISINDO raw'.D759:$'BISINDO raw'.D1875];0)))" office:value-type="boolean" office:boolean-value="true" calcext:value-type="boolean">
            <text:p>TRUE</text:p>
          </table:table-cell>
          <table:table-cell table:formula="of:=IF([.E759]=0;[$'BISINDO raw'.D75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nghapus</text:p>
          </table:table-cell>
          <table:table-cell table:formula="of:=NOT(ISERROR(MATCH([.B760];[$'BISINDO raw'.B583:$'BISINDO raw'.B1699];0)))" office:value-type="boolean" office:boolean-value="true" calcext:value-type="boolean">
            <text:p>TRUE</text:p>
          </table:table-cell>
          <table:table-cell table:formula="of:=NOT(ISERROR(MATCH([.B760];[$'BISINDO raw'.C760:$'BISINDO raw'.C1876];0)))" office:value-type="boolean" office:boolean-value="true" calcext:value-type="boolean">
            <text:p>TRUE</text:p>
          </table:table-cell>
          <table:table-cell table:formula="of:=NOT(ISERROR(MATCH([.$B760];[$'BISINDO raw'.D760:$'BISINDO raw'.D1876];0)))" office:value-type="boolean" office:boolean-value="true" calcext:value-type="boolean">
            <text:p>TRUE</text:p>
          </table:table-cell>
          <table:table-cell table:formula="of:=IF([.E760]=0;[$'BISINDO raw'.D76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nghapustinta</text:p>
          </table:table-cell>
          <table:table-cell table:formula="of:=NOT(ISERROR(MATCH([.B761];[$'BISINDO raw'.B584:$'BISINDO raw'.B1700];0)))" office:value-type="boolean" office:boolean-value="false" calcext:value-type="boolean">
            <text:p>FALSE</text:p>
          </table:table-cell>
          <table:table-cell table:formula="of:=NOT(ISERROR(MATCH([.B761];[$'BISINDO raw'.C761:$'BISINDO raw'.C1877];0)))" office:value-type="boolean" office:boolean-value="false" calcext:value-type="boolean">
            <text:p>FALSE</text:p>
          </table:table-cell>
          <table:table-cell table:formula="of:=NOT(ISERROR(MATCH([.$B761];[$'BISINDO raw'.D761:$'BISINDO raw'.D1877];0)))" office:value-type="boolean" office:boolean-value="false" calcext:value-type="boolean">
            <text:p>FALSE</text:p>
          </table:table-cell>
          <table:table-cell table:formula="of:=IF([.E761]=0;[$'BISINDO raw'.D761]; &quot;&quot;)" office:value-type="string" office:string-value="penghapus-tinta" calcext:value-type="string">
            <text:p>penghapus-tin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njahit</text:p>
          </table:table-cell>
          <table:table-cell table:formula="of:=NOT(ISERROR(MATCH([.B762];[$'BISINDO raw'.B585:$'BISINDO raw'.B1701];0)))" office:value-type="boolean" office:boolean-value="true" calcext:value-type="boolean">
            <text:p>TRUE</text:p>
          </table:table-cell>
          <table:table-cell table:formula="of:=NOT(ISERROR(MATCH([.B762];[$'BISINDO raw'.C762:$'BISINDO raw'.C1878];0)))" office:value-type="boolean" office:boolean-value="true" calcext:value-type="boolean">
            <text:p>TRUE</text:p>
          </table:table-cell>
          <table:table-cell table:formula="of:=NOT(ISERROR(MATCH([.$B762];[$'BISINDO raw'.D762:$'BISINDO raw'.D1878];0)))" office:value-type="boolean" office:boolean-value="true" calcext:value-type="boolean">
            <text:p>TRUE</text:p>
          </table:table-cell>
          <table:table-cell table:formula="of:=IF([.E762]=0;[$'BISINDO raw'.D76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nsil</text:p>
          </table:table-cell>
          <table:table-cell table:formula="of:=NOT(ISERROR(MATCH([.B763];[$'BISINDO raw'.B586:$'BISINDO raw'.B1702];0)))" office:value-type="boolean" office:boolean-value="true" calcext:value-type="boolean">
            <text:p>TRUE</text:p>
          </table:table-cell>
          <table:table-cell table:formula="of:=NOT(ISERROR(MATCH([.B763];[$'BISINDO raw'.C763:$'BISINDO raw'.C1879];0)))" office:value-type="boolean" office:boolean-value="true" calcext:value-type="boolean">
            <text:p>TRUE</text:p>
          </table:table-cell>
          <table:table-cell table:formula="of:=NOT(ISERROR(MATCH([.$B763];[$'BISINDO raw'.D763:$'BISINDO raw'.D1879];0)))" office:value-type="boolean" office:boolean-value="true" calcext:value-type="boolean">
            <text:p>TRUE</text:p>
          </table:table-cell>
          <table:table-cell table:formula="of:=IF([.E763]=0;[$'BISINDO raw'.D76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nyanyi</text:p>
          </table:table-cell>
          <table:table-cell table:formula="of:=NOT(ISERROR(MATCH([.B764];[$'BISINDO raw'.B587:$'BISINDO raw'.B1703];0)))" office:value-type="boolean" office:boolean-value="true" calcext:value-type="boolean">
            <text:p>TRUE</text:p>
          </table:table-cell>
          <table:table-cell table:formula="of:=NOT(ISERROR(MATCH([.B764];[$'BISINDO raw'.C764:$'BISINDO raw'.C1880];0)))" office:value-type="boolean" office:boolean-value="true" calcext:value-type="boolean">
            <text:p>TRUE</text:p>
          </table:table-cell>
          <table:table-cell table:formula="of:=NOT(ISERROR(MATCH([.$B764];[$'BISINDO raw'.D764:$'BISINDO raw'.D1880];0)))" office:value-type="boolean" office:boolean-value="true" calcext:value-type="boolean">
            <text:p>TRUE</text:p>
          </table:table-cell>
          <table:table-cell table:formula="of:=IF([.E764]=0;[$'BISINDO raw'.D76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paya</text:p>
          </table:table-cell>
          <table:table-cell table:formula="of:=NOT(ISERROR(MATCH([.B765];[$'BISINDO raw'.B588:$'BISINDO raw'.B1704];0)))" office:value-type="boolean" office:boolean-value="true" calcext:value-type="boolean">
            <text:p>TRUE</text:p>
          </table:table-cell>
          <table:table-cell table:formula="of:=NOT(ISERROR(MATCH([.B765];[$'BISINDO raw'.C765:$'BISINDO raw'.C1881];0)))" office:value-type="boolean" office:boolean-value="true" calcext:value-type="boolean">
            <text:p>TRUE</text:p>
          </table:table-cell>
          <table:table-cell table:formula="of:=NOT(ISERROR(MATCH([.$B765];[$'BISINDO raw'.D765:$'BISINDO raw'.D1881];0)))" office:value-type="boolean" office:boolean-value="true" calcext:value-type="boolean">
            <text:p>TRUE</text:p>
          </table:table-cell>
          <table:table-cell table:formula="of:=IF([.E765]=0;[$'BISINDO raw'.D76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agawan(1)</text:p>
          </table:table-cell>
          <table:table-cell table:formula="of:=NOT(ISERROR(MATCH([.B766];[$'BISINDO raw'.B589:$'BISINDO raw'.B1705];0)))" office:value-type="boolean" office:boolean-value="true" calcext:value-type="boolean">
            <text:p>TRUE</text:p>
          </table:table-cell>
          <table:table-cell table:formula="of:=NOT(ISERROR(MATCH([.B766];[$'BISINDO raw'.C766:$'BISINDO raw'.C1882];0)))" office:value-type="boolean" office:boolean-value="true" calcext:value-type="boolean">
            <text:p>TRUE</text:p>
          </table:table-cell>
          <table:table-cell table:formula="of:=NOT(ISERROR(MATCH([.$B766];[$'BISINDO raw'.D766:$'BISINDO raw'.D1882];0)))" office:value-type="boolean" office:boolean-value="true" calcext:value-type="boolean">
            <text:p>TRUE</text:p>
          </table:table-cell>
          <table:table-cell table:formula="of:=IF([.E766]=0;[$'BISINDO raw'.D76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agawan(2)</text:p>
          </table:table-cell>
          <table:table-cell table:formula="of:=NOT(ISERROR(MATCH([.B767];[$'BISINDO raw'.B590:$'BISINDO raw'.B1706];0)))" office:value-type="boolean" office:boolean-value="true" calcext:value-type="boolean">
            <text:p>TRUE</text:p>
          </table:table-cell>
          <table:table-cell table:formula="of:=NOT(ISERROR(MATCH([.B767];[$'BISINDO raw'.C767:$'BISINDO raw'.C1883];0)))" office:value-type="boolean" office:boolean-value="true" calcext:value-type="boolean">
            <text:p>TRUE</text:p>
          </table:table-cell>
          <table:table-cell table:formula="of:=NOT(ISERROR(MATCH([.$B767];[$'BISINDO raw'.D767:$'BISINDO raw'.D1883];0)))" office:value-type="boolean" office:boolean-value="true" calcext:value-type="boolean">
            <text:p>TRUE</text:p>
          </table:table-cell>
          <table:table-cell table:formula="of:=IF([.E767]=0;[$'BISINDO raw'.D76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agawati(1)</text:p>
          </table:table-cell>
          <table:table-cell table:formula="of:=NOT(ISERROR(MATCH([.B768];[$'BISINDO raw'.B591:$'BISINDO raw'.B1707];0)))" office:value-type="boolean" office:boolean-value="true" calcext:value-type="boolean">
            <text:p>TRUE</text:p>
          </table:table-cell>
          <table:table-cell table:formula="of:=NOT(ISERROR(MATCH([.B768];[$'BISINDO raw'.C768:$'BISINDO raw'.C1884];0)))" office:value-type="boolean" office:boolean-value="true" calcext:value-type="boolean">
            <text:p>TRUE</text:p>
          </table:table-cell>
          <table:table-cell table:formula="of:=NOT(ISERROR(MATCH([.$B768];[$'BISINDO raw'.D768:$'BISINDO raw'.D1884];0)))" office:value-type="boolean" office:boolean-value="true" calcext:value-type="boolean">
            <text:p>TRUE</text:p>
          </table:table-cell>
          <table:table-cell table:formula="of:=IF([.E768]=0;[$'BISINDO raw'.D76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agawati(2)</text:p>
          </table:table-cell>
          <table:table-cell table:formula="of:=NOT(ISERROR(MATCH([.B769];[$'BISINDO raw'.B592:$'BISINDO raw'.B1708];0)))" office:value-type="boolean" office:boolean-value="true" calcext:value-type="boolean">
            <text:p>TRUE</text:p>
          </table:table-cell>
          <table:table-cell table:formula="of:=NOT(ISERROR(MATCH([.B769];[$'BISINDO raw'.C769:$'BISINDO raw'.C1885];0)))" office:value-type="boolean" office:boolean-value="true" calcext:value-type="boolean">
            <text:p>TRUE</text:p>
          </table:table-cell>
          <table:table-cell table:formula="of:=NOT(ISERROR(MATCH([.$B769];[$'BISINDO raw'.D769:$'BISINDO raw'.D1885];0)))" office:value-type="boolean" office:boolean-value="true" calcext:value-type="boolean">
            <text:p>TRUE</text:p>
          </table:table-cell>
          <table:table-cell table:formula="of:=IF([.E769]=0;[$'BISINDO raw'.D76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ak(warna)</text:p>
          </table:table-cell>
          <table:table-cell table:formula="of:=NOT(ISERROR(MATCH([.B770];[$'BISINDO raw'.B593:$'BISINDO raw'.B1709];0)))" office:value-type="boolean" office:boolean-value="false" calcext:value-type="boolean">
            <text:p>FALSE</text:p>
          </table:table-cell>
          <table:table-cell table:formula="of:=NOT(ISERROR(MATCH([.B770];[$'BISINDO raw'.C770:$'BISINDO raw'.C1886];0)))" office:value-type="boolean" office:boolean-value="false" calcext:value-type="boolean">
            <text:p>FALSE</text:p>
          </table:table-cell>
          <table:table-cell table:formula="of:=NOT(ISERROR(MATCH([.$B770];[$'BISINDO raw'.D770:$'BISINDO raw'.D1886];0)))" office:value-type="boolean" office:boolean-value="true" calcext:value-type="boolean">
            <text:p>TRUE</text:p>
          </table:table-cell>
          <table:table-cell table:formula="of:=IF([.E770]=0;[$'BISINDO raw'.D77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asaan</text:p>
          </table:table-cell>
          <table:table-cell table:formula="of:=NOT(ISERROR(MATCH([.B771];[$'BISINDO raw'.B594:$'BISINDO raw'.B1710];0)))" office:value-type="boolean" office:boolean-value="true" calcext:value-type="boolean">
            <text:p>TRUE</text:p>
          </table:table-cell>
          <table:table-cell table:formula="of:=NOT(ISERROR(MATCH([.B771];[$'BISINDO raw'.C771:$'BISINDO raw'.C1887];0)))" office:value-type="boolean" office:boolean-value="true" calcext:value-type="boolean">
            <text:p>TRUE</text:p>
          </table:table-cell>
          <table:table-cell table:formula="of:=NOT(ISERROR(MATCH([.$B771];[$'BISINDO raw'.D771:$'BISINDO raw'.D1887];0)))" office:value-type="boolean" office:boolean-value="true" calcext:value-type="boolean">
            <text:p>TRUE</text:p>
          </table:table-cell>
          <table:table-cell table:formula="of:=IF([.E771]=0;[$'BISINDO raw'.D77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awat(1)</text:p>
          </table:table-cell>
          <table:table-cell table:formula="of:=NOT(ISERROR(MATCH([.B772];[$'BISINDO raw'.B595:$'BISINDO raw'.B1711];0)))" office:value-type="boolean" office:boolean-value="true" calcext:value-type="boolean">
            <text:p>TRUE</text:p>
          </table:table-cell>
          <table:table-cell table:formula="of:=NOT(ISERROR(MATCH([.B772];[$'BISINDO raw'.C772:$'BISINDO raw'.C1888];0)))" office:value-type="boolean" office:boolean-value="true" calcext:value-type="boolean">
            <text:p>TRUE</text:p>
          </table:table-cell>
          <table:table-cell table:formula="of:=NOT(ISERROR(MATCH([.$B772];[$'BISINDO raw'.D772:$'BISINDO raw'.D1888];0)))" office:value-type="boolean" office:boolean-value="true" calcext:value-type="boolean">
            <text:p>TRUE</text:p>
          </table:table-cell>
          <table:table-cell table:formula="of:=IF([.E772]=0;[$'BISINDO raw'.D77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awat(2)</text:p>
          </table:table-cell>
          <table:table-cell table:formula="of:=NOT(ISERROR(MATCH([.B773];[$'BISINDO raw'.B596:$'BISINDO raw'.B1712];0)))" office:value-type="boolean" office:boolean-value="true" calcext:value-type="boolean">
            <text:p>TRUE</text:p>
          </table:table-cell>
          <table:table-cell table:formula="of:=NOT(ISERROR(MATCH([.B773];[$'BISINDO raw'.C773:$'BISINDO raw'.C1889];0)))" office:value-type="boolean" office:boolean-value="true" calcext:value-type="boolean">
            <text:p>TRUE</text:p>
          </table:table-cell>
          <table:table-cell table:formula="of:=NOT(ISERROR(MATCH([.$B773];[$'BISINDO raw'.D773:$'BISINDO raw'.D1889];0)))" office:value-type="boolean" office:boolean-value="true" calcext:value-type="boolean">
            <text:p>TRUE</text:p>
          </table:table-cell>
          <table:table-cell table:formula="of:=IF([.E773]=0;[$'BISINDO raw'.D77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awat(3)</text:p>
          </table:table-cell>
          <table:table-cell table:formula="of:=NOT(ISERROR(MATCH([.B774];[$'BISINDO raw'.B597:$'BISINDO raw'.B1713];0)))" office:value-type="boolean" office:boolean-value="true" calcext:value-type="boolean">
            <text:p>TRUE</text:p>
          </table:table-cell>
          <table:table-cell table:formula="of:=NOT(ISERROR(MATCH([.B774];[$'BISINDO raw'.C774:$'BISINDO raw'.C1890];0)))" office:value-type="boolean" office:boolean-value="true" calcext:value-type="boolean">
            <text:p>TRUE</text:p>
          </table:table-cell>
          <table:table-cell table:formula="of:=NOT(ISERROR(MATCH([.$B774];[$'BISINDO raw'.D774:$'BISINDO raw'.D1890];0)))" office:value-type="boolean" office:boolean-value="true" calcext:value-type="boolean">
            <text:p>TRUE</text:p>
          </table:table-cell>
          <table:table-cell table:formula="of:=IF([.E774]=0;[$'BISINDO raw'.D77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empatan(1)</text:p>
          </table:table-cell>
          <table:table-cell table:formula="of:=NOT(ISERROR(MATCH([.B775];[$'BISINDO raw'.B598:$'BISINDO raw'.B1714];0)))" office:value-type="boolean" office:boolean-value="true" calcext:value-type="boolean">
            <text:p>TRUE</text:p>
          </table:table-cell>
          <table:table-cell table:formula="of:=NOT(ISERROR(MATCH([.B775];[$'BISINDO raw'.C775:$'BISINDO raw'.C1891];0)))" office:value-type="boolean" office:boolean-value="true" calcext:value-type="boolean">
            <text:p>TRUE</text:p>
          </table:table-cell>
          <table:table-cell table:formula="of:=NOT(ISERROR(MATCH([.$B775];[$'BISINDO raw'.D775:$'BISINDO raw'.D1891];0)))" office:value-type="boolean" office:boolean-value="true" calcext:value-type="boolean">
            <text:p>TRUE</text:p>
          </table:table-cell>
          <table:table-cell table:formula="of:=IF([.E775]=0;[$'BISINDO raw'.D77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empatan(2)</text:p>
          </table:table-cell>
          <table:table-cell table:formula="of:=NOT(ISERROR(MATCH([.B776];[$'BISINDO raw'.B599:$'BISINDO raw'.B1715];0)))" office:value-type="boolean" office:boolean-value="true" calcext:value-type="boolean">
            <text:p>TRUE</text:p>
          </table:table-cell>
          <table:table-cell table:formula="of:=NOT(ISERROR(MATCH([.B776];[$'BISINDO raw'.C776:$'BISINDO raw'.C1892];0)))" office:value-type="boolean" office:boolean-value="true" calcext:value-type="boolean">
            <text:p>TRUE</text:p>
          </table:table-cell>
          <table:table-cell table:formula="of:=NOT(ISERROR(MATCH([.$B776];[$'BISINDO raw'.D776:$'BISINDO raw'.D1892];0)))" office:value-type="boolean" office:boolean-value="true" calcext:value-type="boolean">
            <text:p>TRUE</text:p>
          </table:table-cell>
          <table:table-cell table:formula="of:=IF([.E776]=0;[$'BISINDO raw'.D77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empuan</text:p>
          </table:table-cell>
          <table:table-cell table:formula="of:=NOT(ISERROR(MATCH([.B777];[$'BISINDO raw'.B600:$'BISINDO raw'.B1716];0)))" office:value-type="boolean" office:boolean-value="true" calcext:value-type="boolean">
            <text:p>TRUE</text:p>
          </table:table-cell>
          <table:table-cell table:formula="of:=NOT(ISERROR(MATCH([.B777];[$'BISINDO raw'.C777:$'BISINDO raw'.C1893];0)))" office:value-type="boolean" office:boolean-value="true" calcext:value-type="boolean">
            <text:p>TRUE</text:p>
          </table:table-cell>
          <table:table-cell table:formula="of:=NOT(ISERROR(MATCH([.$B777];[$'BISINDO raw'.D777:$'BISINDO raw'.D1893];0)))" office:value-type="boolean" office:boolean-value="true" calcext:value-type="boolean">
            <text:p>TRUE</text:p>
          </table:table-cell>
          <table:table-cell table:formula="of:=IF([.E777]=0;[$'BISINDO raw'.D77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gi</text:p>
          </table:table-cell>
          <table:table-cell table:formula="of:=NOT(ISERROR(MATCH([.B778];[$'BISINDO raw'.B601:$'BISINDO raw'.B1717];0)))" office:value-type="boolean" office:boolean-value="true" calcext:value-type="boolean">
            <text:p>TRUE</text:p>
          </table:table-cell>
          <table:table-cell table:formula="of:=NOT(ISERROR(MATCH([.B778];[$'BISINDO raw'.C778:$'BISINDO raw'.C1894];0)))" office:value-type="boolean" office:boolean-value="true" calcext:value-type="boolean">
            <text:p>TRUE</text:p>
          </table:table-cell>
          <table:table-cell table:formula="of:=NOT(ISERROR(MATCH([.$B778];[$'BISINDO raw'.D778:$'BISINDO raw'.D1894];0)))" office:value-type="boolean" office:boolean-value="true" calcext:value-type="boolean">
            <text:p>TRUE</text:p>
          </table:table-cell>
          <table:table-cell table:formula="of:=IF([.E778]=0;[$'BISINDO raw'.D77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nah</text:p>
          </table:table-cell>
          <table:table-cell table:formula="of:=NOT(ISERROR(MATCH([.B779];[$'BISINDO raw'.B602:$'BISINDO raw'.B1718];0)))" office:value-type="boolean" office:boolean-value="true" calcext:value-type="boolean">
            <text:p>TRUE</text:p>
          </table:table-cell>
          <table:table-cell table:formula="of:=NOT(ISERROR(MATCH([.B779];[$'BISINDO raw'.C779:$'BISINDO raw'.C1895];0)))" office:value-type="boolean" office:boolean-value="true" calcext:value-type="boolean">
            <text:p>TRUE</text:p>
          </table:table-cell>
          <table:table-cell table:formula="of:=NOT(ISERROR(MATCH([.$B779];[$'BISINDO raw'.D779:$'BISINDO raw'.D1895];0)))" office:value-type="boolean" office:boolean-value="true" calcext:value-type="boolean">
            <text:p>TRUE</text:p>
          </table:table-cell>
          <table:table-cell table:formula="of:=IF([.E779]=0;[$'BISINDO raw'.D77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tama(1)</text:p>
          </table:table-cell>
          <table:table-cell table:formula="of:=NOT(ISERROR(MATCH([.B780];[$'BISINDO raw'.B603:$'BISINDO raw'.B1719];0)))" office:value-type="boolean" office:boolean-value="false" calcext:value-type="boolean">
            <text:p>FALSE</text:p>
          </table:table-cell>
          <table:table-cell table:formula="of:=NOT(ISERROR(MATCH([.B780];[$'BISINDO raw'.C780:$'BISINDO raw'.C1896];0)))" office:value-type="boolean" office:boolean-value="true" calcext:value-type="boolean">
            <text:p>TRUE</text:p>
          </table:table-cell>
          <table:table-cell table:formula="of:=NOT(ISERROR(MATCH([.$B780];[$'BISINDO raw'.D780:$'BISINDO raw'.D1896];0)))" office:value-type="boolean" office:boolean-value="true" calcext:value-type="boolean">
            <text:p>TRUE</text:p>
          </table:table-cell>
          <table:table-cell table:formula="of:=IF([.E780]=0;[$'BISINDO raw'.D78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tama(2)</text:p>
          </table:table-cell>
          <table:table-cell table:formula="of:=NOT(ISERROR(MATCH([.B781];[$'BISINDO raw'.B604:$'BISINDO raw'.B1720];0)))" office:value-type="boolean" office:boolean-value="false" calcext:value-type="boolean">
            <text:p>FALSE</text:p>
          </table:table-cell>
          <table:table-cell table:formula="of:=NOT(ISERROR(MATCH([.B781];[$'BISINDO raw'.C781:$'BISINDO raw'.C1897];0)))" office:value-type="boolean" office:boolean-value="true" calcext:value-type="boolean">
            <text:p>TRUE</text:p>
          </table:table-cell>
          <table:table-cell table:formula="of:=NOT(ISERROR(MATCH([.$B781];[$'BISINDO raw'.D781:$'BISINDO raw'.D1897];0)))" office:value-type="boolean" office:boolean-value="true" calcext:value-type="boolean">
            <text:p>TRUE</text:p>
          </table:table-cell>
          <table:table-cell table:formula="of:=IF([.E781]=0;[$'BISINDO raw'.D78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tamadalamdaftar</text:p>
          </table:table-cell>
          <table:table-cell table:formula="of:=NOT(ISERROR(MATCH([.B782];[$'BISINDO raw'.B605:$'BISINDO raw'.B1721];0)))" office:value-type="boolean" office:boolean-value="false" calcext:value-type="boolean">
            <text:p>FALSE</text:p>
          </table:table-cell>
          <table:table-cell table:formula="of:=NOT(ISERROR(MATCH([.B782];[$'BISINDO raw'.C782:$'BISINDO raw'.C1898];0)))" office:value-type="boolean" office:boolean-value="false" calcext:value-type="boolean">
            <text:p>FALSE</text:p>
          </table:table-cell>
          <table:table-cell table:formula="of:=NOT(ISERROR(MATCH([.$B782];[$'BISINDO raw'.D782:$'BISINDO raw'.D1898];0)))" office:value-type="boolean" office:boolean-value="false" calcext:value-type="boolean">
            <text:p>FALSE</text:p>
          </table:table-cell>
          <table:table-cell table:formula="of:=IF([.E782]=0;[$'BISINDO raw'.D782]; &quot;&quot;)" office:value-type="string" office:string-value="pertama-dalam-daftar" calcext:value-type="string">
            <text:p>pertama-dalam-daft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sawat(1)</text:p>
          </table:table-cell>
          <table:table-cell table:formula="of:=NOT(ISERROR(MATCH([.B783];[$'BISINDO raw'.B606:$'BISINDO raw'.B1722];0)))" office:value-type="boolean" office:boolean-value="true" calcext:value-type="boolean">
            <text:p>TRUE</text:p>
          </table:table-cell>
          <table:table-cell table:formula="of:=NOT(ISERROR(MATCH([.B783];[$'BISINDO raw'.C783:$'BISINDO raw'.C1899];0)))" office:value-type="boolean" office:boolean-value="true" calcext:value-type="boolean">
            <text:p>TRUE</text:p>
          </table:table-cell>
          <table:table-cell table:formula="of:=NOT(ISERROR(MATCH([.$B783];[$'BISINDO raw'.D783:$'BISINDO raw'.D1899];0)))" office:value-type="boolean" office:boolean-value="true" calcext:value-type="boolean">
            <text:p>TRUE</text:p>
          </table:table-cell>
          <table:table-cell table:formula="of:=IF([.E783]=0;[$'BISINDO raw'.D78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sawat(2)</text:p>
          </table:table-cell>
          <table:table-cell table:formula="of:=NOT(ISERROR(MATCH([.B784];[$'BISINDO raw'.B607:$'BISINDO raw'.B1723];0)))" office:value-type="boolean" office:boolean-value="true" calcext:value-type="boolean">
            <text:p>TRUE</text:p>
          </table:table-cell>
          <table:table-cell table:formula="of:=NOT(ISERROR(MATCH([.B784];[$'BISINDO raw'.C784:$'BISINDO raw'.C1900];0)))" office:value-type="boolean" office:boolean-value="true" calcext:value-type="boolean">
            <text:p>TRUE</text:p>
          </table:table-cell>
          <table:table-cell table:formula="of:=NOT(ISERROR(MATCH([.$B784];[$'BISINDO raw'.D784:$'BISINDO raw'.D1900];0)))" office:value-type="boolean" office:boolean-value="true" calcext:value-type="boolean">
            <text:p>TRUE</text:p>
          </table:table-cell>
          <table:table-cell table:formula="of:=IF([.E784]=0;[$'BISINDO raw'.D78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sawat(3)</text:p>
          </table:table-cell>
          <table:table-cell table:formula="of:=NOT(ISERROR(MATCH([.B785];[$'BISINDO raw'.B608:$'BISINDO raw'.B1724];0)))" office:value-type="boolean" office:boolean-value="true" calcext:value-type="boolean">
            <text:p>TRUE</text:p>
          </table:table-cell>
          <table:table-cell table:formula="of:=NOT(ISERROR(MATCH([.B785];[$'BISINDO raw'.C785:$'BISINDO raw'.C1901];0)))" office:value-type="boolean" office:boolean-value="true" calcext:value-type="boolean">
            <text:p>TRUE</text:p>
          </table:table-cell>
          <table:table-cell table:formula="of:=NOT(ISERROR(MATCH([.$B785];[$'BISINDO raw'.D785:$'BISINDO raw'.D1901];0)))" office:value-type="boolean" office:boolean-value="true" calcext:value-type="boolean">
            <text:p>TRUE</text:p>
          </table:table-cell>
          <table:table-cell table:formula="of:=IF([.E785]=0;[$'BISINDO raw'.D78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sawatlepaslandas(1)</text:p>
          </table:table-cell>
          <table:table-cell table:formula="of:=NOT(ISERROR(MATCH([.B786];[$'BISINDO raw'.B609:$'BISINDO raw'.B1725];0)))" office:value-type="boolean" office:boolean-value="false" calcext:value-type="boolean">
            <text:p>FALSE</text:p>
          </table:table-cell>
          <table:table-cell table:formula="of:=NOT(ISERROR(MATCH([.B786];[$'BISINDO raw'.C786:$'BISINDO raw'.C1902];0)))" office:value-type="boolean" office:boolean-value="false" calcext:value-type="boolean">
            <text:p>FALSE</text:p>
          </table:table-cell>
          <table:table-cell table:formula="of:=NOT(ISERROR(MATCH([.$B786];[$'BISINDO raw'.D786:$'BISINDO raw'.D1902];0)))" office:value-type="boolean" office:boolean-value="false" calcext:value-type="boolean">
            <text:p>FALSE</text:p>
          </table:table-cell>
          <table:table-cell table:formula="of:=IF([.E786]=0;[$'BISINDO raw'.D786]; &quot;&quot;)" office:value-type="string" office:string-value="pesawatlepaslandas(3)" calcext:value-type="string">
            <text:p>pesawatlepaslandas(3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sawatlepaslandas(2)</text:p>
          </table:table-cell>
          <table:table-cell table:formula="of:=NOT(ISERROR(MATCH([.B787];[$'BISINDO raw'.B610:$'BISINDO raw'.B1726];0)))" office:value-type="boolean" office:boolean-value="false" calcext:value-type="boolean">
            <text:p>FALSE</text:p>
          </table:table-cell>
          <table:table-cell table:formula="of:=NOT(ISERROR(MATCH([.B787];[$'BISINDO raw'.C787:$'BISINDO raw'.C1903];0)))" office:value-type="boolean" office:boolean-value="false" calcext:value-type="boolean">
            <text:p>FALSE</text:p>
          </table:table-cell>
          <table:table-cell table:formula="of:=NOT(ISERROR(MATCH([.$B787];[$'BISINDO raw'.D787:$'BISINDO raw'.D1903];0)))" office:value-type="boolean" office:boolean-value="false" calcext:value-type="boolean">
            <text:p>FALSE</text:p>
          </table:table-cell>
          <table:table-cell table:formula="of:=IF([.E787]=0;[$'BISINDO raw'.D787]; &quot;&quot;)" office:value-type="string" office:string-value="pesawatmendarat(1)" calcext:value-type="string">
            <text:p>pesawatmendarat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sawatlepaslandas(3)</text:p>
          </table:table-cell>
          <table:table-cell table:formula="of:=NOT(ISERROR(MATCH([.B788];[$'BISINDO raw'.B611:$'BISINDO raw'.B1727];0)))" office:value-type="boolean" office:boolean-value="false" calcext:value-type="boolean">
            <text:p>FALSE</text:p>
          </table:table-cell>
          <table:table-cell table:formula="of:=NOT(ISERROR(MATCH([.B788];[$'BISINDO raw'.C788:$'BISINDO raw'.C1904];0)))" office:value-type="boolean" office:boolean-value="false" calcext:value-type="boolean">
            <text:p>FALSE</text:p>
          </table:table-cell>
          <table:table-cell table:formula="of:=NOT(ISERROR(MATCH([.$B788];[$'BISINDO raw'.D788:$'BISINDO raw'.D1904];0)))" office:value-type="boolean" office:boolean-value="false" calcext:value-type="boolean">
            <text:p>FALSE</text:p>
          </table:table-cell>
          <table:table-cell table:formula="of:=IF([.E788]=0;[$'BISINDO raw'.D788]; &quot;&quot;)" office:value-type="string" office:string-value="pesawatmendarat(2)" calcext:value-type="string">
            <text:p>pesawatmendarat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sawatmendarat(1)</text:p>
          </table:table-cell>
          <table:table-cell table:formula="of:=NOT(ISERROR(MATCH([.B789];[$'BISINDO raw'.B612:$'BISINDO raw'.B1728];0)))" office:value-type="boolean" office:boolean-value="false" calcext:value-type="boolean">
            <text:p>FALSE</text:p>
          </table:table-cell>
          <table:table-cell table:formula="of:=NOT(ISERROR(MATCH([.B789];[$'BISINDO raw'.C789:$'BISINDO raw'.C1905];0)))" office:value-type="boolean" office:boolean-value="false" calcext:value-type="boolean">
            <text:p>FALSE</text:p>
          </table:table-cell>
          <table:table-cell table:formula="of:=NOT(ISERROR(MATCH([.$B789];[$'BISINDO raw'.D789:$'BISINDO raw'.D1905];0)))" office:value-type="boolean" office:boolean-value="false" calcext:value-type="boolean">
            <text:p>FALSE</text:p>
          </table:table-cell>
          <table:table-cell table:formula="of:=IF([.E789]=0;[$'BISINDO raw'.D789]; &quot;&quot;)" office:value-type="string" office:string-value="pesawatterbang(1)" calcext:value-type="string">
            <text:p>pesawatterbang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sawatmendarat(2)</text:p>
          </table:table-cell>
          <table:table-cell table:formula="of:=NOT(ISERROR(MATCH([.B790];[$'BISINDO raw'.B613:$'BISINDO raw'.B1729];0)))" office:value-type="boolean" office:boolean-value="false" calcext:value-type="boolean">
            <text:p>FALSE</text:p>
          </table:table-cell>
          <table:table-cell table:formula="of:=NOT(ISERROR(MATCH([.B790];[$'BISINDO raw'.C790:$'BISINDO raw'.C1906];0)))" office:value-type="boolean" office:boolean-value="false" calcext:value-type="boolean">
            <text:p>FALSE</text:p>
          </table:table-cell>
          <table:table-cell table:formula="of:=NOT(ISERROR(MATCH([.$B790];[$'BISINDO raw'.D790:$'BISINDO raw'.D1906];0)))" office:value-type="boolean" office:boolean-value="false" calcext:value-type="boolean">
            <text:p>FALSE</text:p>
          </table:table-cell>
          <table:table-cell table:formula="of:=IF([.E790]=0;[$'BISINDO raw'.D790]; &quot;&quot;)" office:value-type="string" office:string-value="pesawatterbang(2)" calcext:value-type="string">
            <text:p>pesawatterbang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sawatmendarat(3)</text:p>
          </table:table-cell>
          <table:table-cell table:formula="of:=NOT(ISERROR(MATCH([.B791];[$'BISINDO raw'.B614:$'BISINDO raw'.B1730];0)))" office:value-type="boolean" office:boolean-value="false" calcext:value-type="boolean">
            <text:p>FALSE</text:p>
          </table:table-cell>
          <table:table-cell table:formula="of:=NOT(ISERROR(MATCH([.B791];[$'BISINDO raw'.C791:$'BISINDO raw'.C1907];0)))" office:value-type="boolean" office:boolean-value="false" calcext:value-type="boolean">
            <text:p>FALSE</text:p>
          </table:table-cell>
          <table:table-cell table:formula="of:=NOT(ISERROR(MATCH([.$B791];[$'BISINDO raw'.D791:$'BISINDO raw'.D1907];0)))" office:value-type="boolean" office:boolean-value="false" calcext:value-type="boolean">
            <text:p>FALSE</text:p>
          </table:table-cell>
          <table:table-cell table:formula="of:=IF([.E791]=0;[$'BISINDO raw'.D791]; &quot;&quot;)" office:value-type="string" office:string-value="pesawatterbang(3)" calcext:value-type="string">
            <text:p>pesawatterbang(3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sawatterbang(1)</text:p>
          </table:table-cell>
          <table:table-cell table:formula="of:=NOT(ISERROR(MATCH([.B792];[$'BISINDO raw'.B615:$'BISINDO raw'.B1731];0)))" office:value-type="boolean" office:boolean-value="false" calcext:value-type="boolean">
            <text:p>FALSE</text:p>
          </table:table-cell>
          <table:table-cell table:formula="of:=NOT(ISERROR(MATCH([.B792];[$'BISINDO raw'.C792:$'BISINDO raw'.C1908];0)))" office:value-type="boolean" office:boolean-value="false" calcext:value-type="boolean">
            <text:p>FALSE</text:p>
          </table:table-cell>
          <table:table-cell table:formula="of:=NOT(ISERROR(MATCH([.$B792];[$'BISINDO raw'.D792:$'BISINDO raw'.D1908];0)))" office:value-type="boolean" office:boolean-value="false" calcext:value-type="boolean">
            <text:p>FALSE</text:p>
          </table:table-cell>
          <table:table-cell table:formula="of:=IF([.E792]=0;[$'BISINDO raw'.D792]; &quot;&quot;)" office:value-type="string" office:string-value="pesawat(1)" calcext:value-type="string">
            <text:p>pesawat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sawatterbang(2)</text:p>
          </table:table-cell>
          <table:table-cell table:formula="of:=NOT(ISERROR(MATCH([.B793];[$'BISINDO raw'.B616:$'BISINDO raw'.B1732];0)))" office:value-type="boolean" office:boolean-value="false" calcext:value-type="boolean">
            <text:p>FALSE</text:p>
          </table:table-cell>
          <table:table-cell table:formula="of:=NOT(ISERROR(MATCH([.B793];[$'BISINDO raw'.C793:$'BISINDO raw'.C1909];0)))" office:value-type="boolean" office:boolean-value="false" calcext:value-type="boolean">
            <text:p>FALSE</text:p>
          </table:table-cell>
          <table:table-cell table:formula="of:=NOT(ISERROR(MATCH([.$B793];[$'BISINDO raw'.D793:$'BISINDO raw'.D1909];0)))" office:value-type="boolean" office:boolean-value="false" calcext:value-type="boolean">
            <text:p>FALSE</text:p>
          </table:table-cell>
          <table:table-cell table:formula="of:=IF([.E793]=0;[$'BISINDO raw'.D793]; &quot;&quot;)" office:value-type="string" office:string-value="pesawat(2)" calcext:value-type="string">
            <text:p>pesawat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sawatterbang(3)</text:p>
          </table:table-cell>
          <table:table-cell table:formula="of:=NOT(ISERROR(MATCH([.B794];[$'BISINDO raw'.B617:$'BISINDO raw'.B1733];0)))" office:value-type="boolean" office:boolean-value="false" calcext:value-type="boolean">
            <text:p>FALSE</text:p>
          </table:table-cell>
          <table:table-cell table:formula="of:=NOT(ISERROR(MATCH([.B794];[$'BISINDO raw'.C794:$'BISINDO raw'.C1910];0)))" office:value-type="boolean" office:boolean-value="false" calcext:value-type="boolean">
            <text:p>FALSE</text:p>
          </table:table-cell>
          <table:table-cell table:formula="of:=NOT(ISERROR(MATCH([.$B794];[$'BISINDO raw'.D794:$'BISINDO raw'.D1910];0)))" office:value-type="boolean" office:boolean-value="false" calcext:value-type="boolean">
            <text:p>FALSE</text:p>
          </table:table-cell>
          <table:table-cell table:formula="of:=IF([.E794]=0;[$'BISINDO raw'.D794]; &quot;&quot;)" office:value-type="string" office:string-value="pesawat(3)" calcext:value-type="string">
            <text:p>pesawat(3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ta</text:p>
          </table:table-cell>
          <table:table-cell table:formula="of:=NOT(ISERROR(MATCH([.B795];[$'BISINDO raw'.B618:$'BISINDO raw'.B1734];0)))" office:value-type="boolean" office:boolean-value="true" calcext:value-type="boolean">
            <text:p>TRUE</text:p>
          </table:table-cell>
          <table:table-cell table:formula="of:=NOT(ISERROR(MATCH([.B795];[$'BISINDO raw'.C795:$'BISINDO raw'.C1911];0)))" office:value-type="boolean" office:boolean-value="true" calcext:value-type="boolean">
            <text:p>TRUE</text:p>
          </table:table-cell>
          <table:table-cell table:formula="of:=NOT(ISERROR(MATCH([.$B795];[$'BISINDO raw'.D795:$'BISINDO raw'.D1911];0)))" office:value-type="boolean" office:boolean-value="true" calcext:value-type="boolean">
            <text:p>TRUE</text:p>
          </table:table-cell>
          <table:table-cell table:formula="of:=IF([.E795]=0;[$'BISINDO raw'.D79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tani</text:p>
          </table:table-cell>
          <table:table-cell table:formula="of:=NOT(ISERROR(MATCH([.B796];[$'BISINDO raw'.B619:$'BISINDO raw'.B1735];0)))" office:value-type="boolean" office:boolean-value="true" calcext:value-type="boolean">
            <text:p>TRUE</text:p>
          </table:table-cell>
          <table:table-cell table:formula="of:=NOT(ISERROR(MATCH([.B796];[$'BISINDO raw'.C796:$'BISINDO raw'.C1912];0)))" office:value-type="boolean" office:boolean-value="true" calcext:value-type="boolean">
            <text:p>TRUE</text:p>
          </table:table-cell>
          <table:table-cell table:formula="of:=NOT(ISERROR(MATCH([.$B796];[$'BISINDO raw'.D796:$'BISINDO raw'.D1912];0)))" office:value-type="boolean" office:boolean-value="true" calcext:value-type="boolean">
            <text:p>TRUE</text:p>
          </table:table-cell>
          <table:table-cell table:formula="of:=IF([.E796]=0;[$'BISINDO raw'.D79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tir</text:p>
          </table:table-cell>
          <table:table-cell table:formula="of:=NOT(ISERROR(MATCH([.B797];[$'BISINDO raw'.B620:$'BISINDO raw'.B1736];0)))" office:value-type="boolean" office:boolean-value="true" calcext:value-type="boolean">
            <text:p>TRUE</text:p>
          </table:table-cell>
          <table:table-cell table:formula="of:=NOT(ISERROR(MATCH([.B797];[$'BISINDO raw'.C797:$'BISINDO raw'.C1913];0)))" office:value-type="boolean" office:boolean-value="true" calcext:value-type="boolean">
            <text:p>TRUE</text:p>
          </table:table-cell>
          <table:table-cell table:formula="of:=NOT(ISERROR(MATCH([.$B797];[$'BISINDO raw'.D797:$'BISINDO raw'.D1913];0)))" office:value-type="boolean" office:boolean-value="true" calcext:value-type="boolean">
            <text:p>TRUE</text:p>
          </table:table-cell>
          <table:table-cell table:formula="of:=IF([.E797]=0;[$'BISINDO raw'.D79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pi(1)</text:p>
          </table:table-cell>
          <table:table-cell table:formula="of:=NOT(ISERROR(MATCH([.B798];[$'BISINDO raw'.B621:$'BISINDO raw'.B1737];0)))" office:value-type="boolean" office:boolean-value="true" calcext:value-type="boolean">
            <text:p>TRUE</text:p>
          </table:table-cell>
          <table:table-cell table:formula="of:=NOT(ISERROR(MATCH([.B798];[$'BISINDO raw'.C798:$'BISINDO raw'.C1914];0)))" office:value-type="boolean" office:boolean-value="true" calcext:value-type="boolean">
            <text:p>TRUE</text:p>
          </table:table-cell>
          <table:table-cell table:formula="of:=NOT(ISERROR(MATCH([.$B798];[$'BISINDO raw'.D798:$'BISINDO raw'.D1914];0)))" office:value-type="boolean" office:boolean-value="true" calcext:value-type="boolean">
            <text:p>TRUE</text:p>
          </table:table-cell>
          <table:table-cell table:formula="of:=IF([.E798]=0;[$'BISINDO raw'.D79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pi(2)</text:p>
          </table:table-cell>
          <table:table-cell table:formula="of:=NOT(ISERROR(MATCH([.B799];[$'BISINDO raw'.B622:$'BISINDO raw'.B1738];0)))" office:value-type="boolean" office:boolean-value="true" calcext:value-type="boolean">
            <text:p>TRUE</text:p>
          </table:table-cell>
          <table:table-cell table:formula="of:=NOT(ISERROR(MATCH([.B799];[$'BISINDO raw'.C799:$'BISINDO raw'.C1915];0)))" office:value-type="boolean" office:boolean-value="true" calcext:value-type="boolean">
            <text:p>TRUE</text:p>
          </table:table-cell>
          <table:table-cell table:formula="of:=NOT(ISERROR(MATCH([.$B799];[$'BISINDO raw'.D799:$'BISINDO raw'.D1915];0)))" office:value-type="boolean" office:boolean-value="true" calcext:value-type="boolean">
            <text:p>TRUE</text:p>
          </table:table-cell>
          <table:table-cell table:formula="of:=IF([.E799]=0;[$'BISINDO raw'.D79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r</text:p>
          </table:table-cell>
          <table:table-cell table:formula="of:=NOT(ISERROR(MATCH([.B800];[$'BISINDO raw'.B623:$'BISINDO raw'.B1739];0)))" office:value-type="boolean" office:boolean-value="true" calcext:value-type="boolean">
            <text:p>TRUE</text:p>
          </table:table-cell>
          <table:table-cell table:formula="of:=NOT(ISERROR(MATCH([.B800];[$'BISINDO raw'.C800:$'BISINDO raw'.C1916];0)))" office:value-type="boolean" office:boolean-value="true" calcext:value-type="boolean">
            <text:p>TRUE</text:p>
          </table:table-cell>
          <table:table-cell table:formula="of:=NOT(ISERROR(MATCH([.$B800];[$'BISINDO raw'.D800:$'BISINDO raw'.D1916];0)))" office:value-type="boolean" office:boolean-value="true" calcext:value-type="boolean">
            <text:p>TRUE</text:p>
          </table:table-cell>
          <table:table-cell table:formula="of:=IF([.E800]=0;[$'BISINDO raw'.D80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sang</text:p>
          </table:table-cell>
          <table:table-cell table:formula="of:=NOT(ISERROR(MATCH([.B801];[$'BISINDO raw'.B624:$'BISINDO raw'.B1740];0)))" office:value-type="boolean" office:boolean-value="true" calcext:value-type="boolean">
            <text:p>TRUE</text:p>
          </table:table-cell>
          <table:table-cell table:formula="of:=NOT(ISERROR(MATCH([.B801];[$'BISINDO raw'.C801:$'BISINDO raw'.C1917];0)))" office:value-type="boolean" office:boolean-value="true" calcext:value-type="boolean">
            <text:p>TRUE</text:p>
          </table:table-cell>
          <table:table-cell table:formula="of:=NOT(ISERROR(MATCH([.$B801];[$'BISINDO raw'.D801:$'BISINDO raw'.D1917];0)))" office:value-type="boolean" office:boolean-value="true" calcext:value-type="boolean">
            <text:p>TRUE</text:p>
          </table:table-cell>
          <table:table-cell table:formula="of:=IF([.E801]=0;[$'BISINDO raw'.D80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hon</text:p>
          </table:table-cell>
          <table:table-cell table:formula="of:=NOT(ISERROR(MATCH([.B802];[$'BISINDO raw'.B625:$'BISINDO raw'.B1741];0)))" office:value-type="boolean" office:boolean-value="true" calcext:value-type="boolean">
            <text:p>TRUE</text:p>
          </table:table-cell>
          <table:table-cell table:formula="of:=NOT(ISERROR(MATCH([.B802];[$'BISINDO raw'.C802:$'BISINDO raw'.C1918];0)))" office:value-type="boolean" office:boolean-value="true" calcext:value-type="boolean">
            <text:p>TRUE</text:p>
          </table:table-cell>
          <table:table-cell table:formula="of:=NOT(ISERROR(MATCH([.$B802];[$'BISINDO raw'.D802:$'BISINDO raw'.D1918];0)))" office:value-type="boolean" office:boolean-value="true" calcext:value-type="boolean">
            <text:p>TRUE</text:p>
          </table:table-cell>
          <table:table-cell table:formula="of:=IF([.E802]=0;[$'BISINDO raw'.D80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lisi(1)</text:p>
          </table:table-cell>
          <table:table-cell table:formula="of:=NOT(ISERROR(MATCH([.B803];[$'BISINDO raw'.B626:$'BISINDO raw'.B1742];0)))" office:value-type="boolean" office:boolean-value="true" calcext:value-type="boolean">
            <text:p>TRUE</text:p>
          </table:table-cell>
          <table:table-cell table:formula="of:=NOT(ISERROR(MATCH([.B803];[$'BISINDO raw'.C803:$'BISINDO raw'.C1919];0)))" office:value-type="boolean" office:boolean-value="true" calcext:value-type="boolean">
            <text:p>TRUE</text:p>
          </table:table-cell>
          <table:table-cell table:formula="of:=NOT(ISERROR(MATCH([.$B803];[$'BISINDO raw'.D803:$'BISINDO raw'.D1919];0)))" office:value-type="boolean" office:boolean-value="true" calcext:value-type="boolean">
            <text:p>TRUE</text:p>
          </table:table-cell>
          <table:table-cell table:formula="of:=IF([.E803]=0;[$'BISINDO raw'.D80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lisi(2)</text:p>
          </table:table-cell>
          <table:table-cell table:formula="of:=NOT(ISERROR(MATCH([.B804];[$'BISINDO raw'.B627:$'BISINDO raw'.B1743];0)))" office:value-type="boolean" office:boolean-value="true" calcext:value-type="boolean">
            <text:p>TRUE</text:p>
          </table:table-cell>
          <table:table-cell table:formula="of:=NOT(ISERROR(MATCH([.B804];[$'BISINDO raw'.C804:$'BISINDO raw'.C1920];0)))" office:value-type="boolean" office:boolean-value="true" calcext:value-type="boolean">
            <text:p>TRUE</text:p>
          </table:table-cell>
          <table:table-cell table:formula="of:=NOT(ISERROR(MATCH([.$B804];[$'BISINDO raw'.D804:$'BISINDO raw'.D1920];0)))" office:value-type="boolean" office:boolean-value="true" calcext:value-type="boolean">
            <text:p>TRUE</text:p>
          </table:table-cell>
          <table:table-cell table:formula="of:=IF([.E804]=0;[$'BISINDO raw'.D80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tongrambut(1)</text:p>
          </table:table-cell>
          <table:table-cell table:formula="of:=NOT(ISERROR(MATCH([.B805];[$'BISINDO raw'.B628:$'BISINDO raw'.B1744];0)))" office:value-type="boolean" office:boolean-value="false" calcext:value-type="boolean">
            <text:p>FALSE</text:p>
          </table:table-cell>
          <table:table-cell table:formula="of:=NOT(ISERROR(MATCH([.B805];[$'BISINDO raw'.C805:$'BISINDO raw'.C1921];0)))" office:value-type="boolean" office:boolean-value="false" calcext:value-type="boolean">
            <text:p>FALSE</text:p>
          </table:table-cell>
          <table:table-cell table:formula="of:=NOT(ISERROR(MATCH([.$B805];[$'BISINDO raw'.D805:$'BISINDO raw'.D1921];0)))" office:value-type="boolean" office:boolean-value="true" calcext:value-type="boolean">
            <text:p>TRUE</text:p>
          </table:table-cell>
          <table:table-cell table:formula="of:=IF([.E805]=0;[$'BISINDO raw'.D80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tongrambut(2)</text:p>
          </table:table-cell>
          <table:table-cell table:formula="of:=NOT(ISERROR(MATCH([.B806];[$'BISINDO raw'.B629:$'BISINDO raw'.B1745];0)))" office:value-type="boolean" office:boolean-value="false" calcext:value-type="boolean">
            <text:p>FALSE</text:p>
          </table:table-cell>
          <table:table-cell table:formula="of:=NOT(ISERROR(MATCH([.B806];[$'BISINDO raw'.C806:$'BISINDO raw'.C1922];0)))" office:value-type="boolean" office:boolean-value="false" calcext:value-type="boolean">
            <text:p>FALSE</text:p>
          </table:table-cell>
          <table:table-cell table:formula="of:=NOT(ISERROR(MATCH([.$B806];[$'BISINDO raw'.D806:$'BISINDO raw'.D1922];0)))" office:value-type="boolean" office:boolean-value="true" calcext:value-type="boolean">
            <text:p>TRUE</text:p>
          </table:table-cell>
          <table:table-cell table:formula="of:=IF([.E806]=0;[$'BISINDO raw'.D80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tongrambut(3)</text:p>
          </table:table-cell>
          <table:table-cell table:formula="of:=NOT(ISERROR(MATCH([.B807];[$'BISINDO raw'.B630:$'BISINDO raw'.B1746];0)))" office:value-type="boolean" office:boolean-value="false" calcext:value-type="boolean">
            <text:p>FALSE</text:p>
          </table:table-cell>
          <table:table-cell table:formula="of:=NOT(ISERROR(MATCH([.B807];[$'BISINDO raw'.C807:$'BISINDO raw'.C1923];0)))" office:value-type="boolean" office:boolean-value="false" calcext:value-type="boolean">
            <text:p>FALSE</text:p>
          </table:table-cell>
          <table:table-cell table:formula="of:=NOT(ISERROR(MATCH([.$B807];[$'BISINDO raw'.D807:$'BISINDO raw'.D1923];0)))" office:value-type="boolean" office:boolean-value="true" calcext:value-type="boolean">
            <text:p>TRUE</text:p>
          </table:table-cell>
          <table:table-cell table:formula="of:=IF([.E807]=0;[$'BISINDO raw'.D80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aktik</text:p>
          </table:table-cell>
          <table:table-cell table:formula="of:=NOT(ISERROR(MATCH([.B808];[$'BISINDO raw'.B631:$'BISINDO raw'.B1747];0)))" office:value-type="boolean" office:boolean-value="true" calcext:value-type="boolean">
            <text:p>TRUE</text:p>
          </table:table-cell>
          <table:table-cell table:formula="of:=NOT(ISERROR(MATCH([.B808];[$'BISINDO raw'.C808:$'BISINDO raw'.C1924];0)))" office:value-type="boolean" office:boolean-value="true" calcext:value-type="boolean">
            <text:p>TRUE</text:p>
          </table:table-cell>
          <table:table-cell table:formula="of:=NOT(ISERROR(MATCH([.$B808];[$'BISINDO raw'.D808:$'BISINDO raw'.D1924];0)))" office:value-type="boolean" office:boolean-value="true" calcext:value-type="boolean">
            <text:p>TRUE</text:p>
          </table:table-cell>
          <table:table-cell table:formula="of:=IF([.E808]=0;[$'BISINDO raw'.D80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vinsi</text:p>
          </table:table-cell>
          <table:table-cell table:formula="of:=NOT(ISERROR(MATCH([.B809];[$'BISINDO raw'.B632:$'BISINDO raw'.B1748];0)))" office:value-type="boolean" office:boolean-value="true" calcext:value-type="boolean">
            <text:p>TRUE</text:p>
          </table:table-cell>
          <table:table-cell table:formula="of:=NOT(ISERROR(MATCH([.B809];[$'BISINDO raw'.C809:$'BISINDO raw'.C1925];0)))" office:value-type="boolean" office:boolean-value="true" calcext:value-type="boolean">
            <text:p>TRUE</text:p>
          </table:table-cell>
          <table:table-cell table:formula="of:=NOT(ISERROR(MATCH([.$B809];[$'BISINDO raw'.D809:$'BISINDO raw'.D1925];0)))" office:value-type="boolean" office:boolean-value="true" calcext:value-type="boolean">
            <text:p>TRUE</text:p>
          </table:table-cell>
          <table:table-cell table:formula="of:=IF([.E809]=0;[$'BISINDO raw'.D80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kulsebelassiangsampaiduasiang(1)</text:p>
          </table:table-cell>
          <table:table-cell table:formula="of:=NOT(ISERROR(MATCH([.B810];[$'BISINDO raw'.B633:$'BISINDO raw'.B1749];0)))" office:value-type="boolean" office:boolean-value="false" calcext:value-type="boolean">
            <text:p>FALSE</text:p>
          </table:table-cell>
          <table:table-cell table:formula="of:=NOT(ISERROR(MATCH([.B810];[$'BISINDO raw'.C810:$'BISINDO raw'.C1926];0)))" office:value-type="boolean" office:boolean-value="false" calcext:value-type="boolean">
            <text:p>FALSE</text:p>
          </table:table-cell>
          <table:table-cell table:formula="of:=NOT(ISERROR(MATCH([.$B810];[$'BISINDO raw'.D810:$'BISINDO raw'.D1926];0)))" office:value-type="boolean" office:boolean-value="false" calcext:value-type="boolean">
            <text:p>FALSE</text:p>
          </table:table-cell>
          <table:table-cell table:formula="of:=IF([.E810]=0;[$'BISINDO raw'.D810]; &quot;&quot;)" office:value-type="string" office:string-value="pukul-sebelas-siang-sampai-dua-siang(1)" calcext:value-type="string">
            <text:p>pukul-sebelas-siang-sampai-dua-siang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kulsebelassiangsampaiduasiang(2)</text:p>
          </table:table-cell>
          <table:table-cell table:formula="of:=NOT(ISERROR(MATCH([.B811];[$'BISINDO raw'.B634:$'BISINDO raw'.B1750];0)))" office:value-type="boolean" office:boolean-value="false" calcext:value-type="boolean">
            <text:p>FALSE</text:p>
          </table:table-cell>
          <table:table-cell table:formula="of:=NOT(ISERROR(MATCH([.B811];[$'BISINDO raw'.C811:$'BISINDO raw'.C1927];0)))" office:value-type="boolean" office:boolean-value="false" calcext:value-type="boolean">
            <text:p>FALSE</text:p>
          </table:table-cell>
          <table:table-cell table:formula="of:=NOT(ISERROR(MATCH([.$B811];[$'BISINDO raw'.D811:$'BISINDO raw'.D1927];0)))" office:value-type="boolean" office:boolean-value="false" calcext:value-type="boolean">
            <text:p>FALSE</text:p>
          </table:table-cell>
          <table:table-cell table:formula="of:=IF([.E811]=0;[$'BISINDO raw'.D811]; &quot;&quot;)" office:value-type="string" office:string-value="pukul-sebelas-siang-sampai-dua-siang(2)" calcext:value-type="string">
            <text:p>pukul-sebelas-siang-sampai-dua-siang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kulsebelassiangsampaiduasiang(3)</text:p>
          </table:table-cell>
          <table:table-cell table:formula="of:=NOT(ISERROR(MATCH([.B812];[$'BISINDO raw'.B635:$'BISINDO raw'.B1751];0)))" office:value-type="boolean" office:boolean-value="false" calcext:value-type="boolean">
            <text:p>FALSE</text:p>
          </table:table-cell>
          <table:table-cell table:formula="of:=NOT(ISERROR(MATCH([.B812];[$'BISINDO raw'.C812:$'BISINDO raw'.C1928];0)))" office:value-type="boolean" office:boolean-value="false" calcext:value-type="boolean">
            <text:p>FALSE</text:p>
          </table:table-cell>
          <table:table-cell table:formula="of:=NOT(ISERROR(MATCH([.$B812];[$'BISINDO raw'.D812:$'BISINDO raw'.D1928];0)))" office:value-type="boolean" office:boolean-value="false" calcext:value-type="boolean">
            <text:p>FALSE</text:p>
          </table:table-cell>
          <table:table-cell table:formula="of:=IF([.E812]=0;[$'BISINDO raw'.D812]; &quot;&quot;)" office:value-type="string" office:string-value="pukul-sebelas-siang-sampai-dua-siang-3" calcext:value-type="string">
            <text:p>pukul-sebelas-siang-sampai-dua-siang-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lau(1)</text:p>
          </table:table-cell>
          <table:table-cell table:formula="of:=NOT(ISERROR(MATCH([.B813];[$'BISINDO raw'.B636:$'BISINDO raw'.B1752];0)))" office:value-type="boolean" office:boolean-value="true" calcext:value-type="boolean">
            <text:p>TRUE</text:p>
          </table:table-cell>
          <table:table-cell table:formula="of:=NOT(ISERROR(MATCH([.B813];[$'BISINDO raw'.C813:$'BISINDO raw'.C1929];0)))" office:value-type="boolean" office:boolean-value="true" calcext:value-type="boolean">
            <text:p>TRUE</text:p>
          </table:table-cell>
          <table:table-cell table:formula="of:=NOT(ISERROR(MATCH([.$B813];[$'BISINDO raw'.D813:$'BISINDO raw'.D1929];0)))" office:value-type="boolean" office:boolean-value="true" calcext:value-type="boolean">
            <text:p>TRUE</text:p>
          </table:table-cell>
          <table:table-cell table:formula="of:=IF([.E813]=0;[$'BISINDO raw'.D81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lau(2)</text:p>
          </table:table-cell>
          <table:table-cell table:formula="of:=NOT(ISERROR(MATCH([.B814];[$'BISINDO raw'.B637:$'BISINDO raw'.B1753];0)))" office:value-type="boolean" office:boolean-value="true" calcext:value-type="boolean">
            <text:p>TRUE</text:p>
          </table:table-cell>
          <table:table-cell table:formula="of:=NOT(ISERROR(MATCH([.B814];[$'BISINDO raw'.C814:$'BISINDO raw'.C1930];0)))" office:value-type="boolean" office:boolean-value="true" calcext:value-type="boolean">
            <text:p>TRUE</text:p>
          </table:table-cell>
          <table:table-cell table:formula="of:=NOT(ISERROR(MATCH([.$B814];[$'BISINDO raw'.D814:$'BISINDO raw'.D1930];0)))" office:value-type="boolean" office:boolean-value="true" calcext:value-type="boolean">
            <text:p>TRUE</text:p>
          </table:table-cell>
          <table:table-cell table:formula="of:=IF([.E814]=0;[$'BISINDO raw'.D81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lpen(klik)</text:p>
          </table:table-cell>
          <table:table-cell table:formula="of:=NOT(ISERROR(MATCH([.B815];[$'BISINDO raw'.B638:$'BISINDO raw'.B1754];0)))" office:value-type="boolean" office:boolean-value="false" calcext:value-type="boolean">
            <text:p>FALSE</text:p>
          </table:table-cell>
          <table:table-cell table:formula="of:=NOT(ISERROR(MATCH([.B815];[$'BISINDO raw'.C815:$'BISINDO raw'.C1931];0)))" office:value-type="boolean" office:boolean-value="false" calcext:value-type="boolean">
            <text:p>FALSE</text:p>
          </table:table-cell>
          <table:table-cell table:formula="of:=NOT(ISERROR(MATCH([.$B815];[$'BISINDO raw'.D815:$'BISINDO raw'.D1931];0)))" office:value-type="boolean" office:boolean-value="true" calcext:value-type="boolean">
            <text:p>TRUE</text:p>
          </table:table-cell>
          <table:table-cell table:formula="of:=IF([.E815]=0;[$'BISINDO raw'.D81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lpen(tutup)</text:p>
          </table:table-cell>
          <table:table-cell table:formula="of:=NOT(ISERROR(MATCH([.B816];[$'BISINDO raw'.B639:$'BISINDO raw'.B1755];0)))" office:value-type="boolean" office:boolean-value="false" calcext:value-type="boolean">
            <text:p>FALSE</text:p>
          </table:table-cell>
          <table:table-cell table:formula="of:=NOT(ISERROR(MATCH([.B816];[$'BISINDO raw'.C816:$'BISINDO raw'.C1932];0)))" office:value-type="boolean" office:boolean-value="false" calcext:value-type="boolean">
            <text:p>FALSE</text:p>
          </table:table-cell>
          <table:table-cell table:formula="of:=NOT(ISERROR(MATCH([.$B816];[$'BISINDO raw'.D816:$'BISINDO raw'.D1932];0)))" office:value-type="boolean" office:boolean-value="true" calcext:value-type="boolean">
            <text:p>TRUE</text:p>
          </table:table-cell>
          <table:table-cell table:formula="of:=IF([.E816]=0;[$'BISINDO raw'.D81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nya(1)</text:p>
          </table:table-cell>
          <table:table-cell table:formula="of:=NOT(ISERROR(MATCH([.B817];[$'BISINDO raw'.B640:$'BISINDO raw'.B1756];0)))" office:value-type="boolean" office:boolean-value="false" calcext:value-type="boolean">
            <text:p>FALSE</text:p>
          </table:table-cell>
          <table:table-cell table:formula="of:=NOT(ISERROR(MATCH([.B817];[$'BISINDO raw'.C817:$'BISINDO raw'.C1933];0)))" office:value-type="boolean" office:boolean-value="true" calcext:value-type="boolean">
            <text:p>TRUE</text:p>
          </table:table-cell>
          <table:table-cell table:formula="of:=NOT(ISERROR(MATCH([.$B817];[$'BISINDO raw'.D817:$'BISINDO raw'.D1933];0)))" office:value-type="boolean" office:boolean-value="true" calcext:value-type="boolean">
            <text:p>TRUE</text:p>
          </table:table-cell>
          <table:table-cell table:formula="of:=IF([.E817]=0;[$'BISINDO raw'.D81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nya(2)</text:p>
          </table:table-cell>
          <table:table-cell table:formula="of:=NOT(ISERROR(MATCH([.B818];[$'BISINDO raw'.B641:$'BISINDO raw'.B1757];0)))" office:value-type="boolean" office:boolean-value="false" calcext:value-type="boolean">
            <text:p>FALSE</text:p>
          </table:table-cell>
          <table:table-cell table:formula="of:=NOT(ISERROR(MATCH([.B818];[$'BISINDO raw'.C818:$'BISINDO raw'.C1934];0)))" office:value-type="boolean" office:boolean-value="true" calcext:value-type="boolean">
            <text:p>TRUE</text:p>
          </table:table-cell>
          <table:table-cell table:formula="of:=NOT(ISERROR(MATCH([.$B818];[$'BISINDO raw'.D818:$'BISINDO raw'.D1934];0)))" office:value-type="boolean" office:boolean-value="true" calcext:value-type="boolean">
            <text:p>TRUE</text:p>
          </table:table-cell>
          <table:table-cell table:formula="of:=IF([.E818]=0;[$'BISINDO raw'.D81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nyaanda</text:p>
          </table:table-cell>
          <table:table-cell table:formula="of:=NOT(ISERROR(MATCH([.B819];[$'BISINDO raw'.B642:$'BISINDO raw'.B1758];0)))" office:value-type="boolean" office:boolean-value="false" calcext:value-type="boolean">
            <text:p>FALSE</text:p>
          </table:table-cell>
          <table:table-cell table:formula="of:=NOT(ISERROR(MATCH([.B819];[$'BISINDO raw'.C819:$'BISINDO raw'.C1935];0)))" office:value-type="boolean" office:boolean-value="false" calcext:value-type="boolean">
            <text:p>FALSE</text:p>
          </table:table-cell>
          <table:table-cell table:formula="of:=NOT(ISERROR(MATCH([.$B819];[$'BISINDO raw'.D819:$'BISINDO raw'.D1935];0)))" office:value-type="boolean" office:boolean-value="false" calcext:value-type="boolean">
            <text:p>FALSE</text:p>
          </table:table-cell>
          <table:table-cell table:formula="of:=IF([.E819]=0;[$'BISINDO raw'.D819]; &quot;&quot;)" office:value-type="string" office:string-value="punya-anda" calcext:value-type="string">
            <text:p>punya-an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nyadia</text:p>
          </table:table-cell>
          <table:table-cell table:formula="of:=NOT(ISERROR(MATCH([.B820];[$'BISINDO raw'.B643:$'BISINDO raw'.B1759];0)))" office:value-type="boolean" office:boolean-value="false" calcext:value-type="boolean">
            <text:p>FALSE</text:p>
          </table:table-cell>
          <table:table-cell table:formula="of:=NOT(ISERROR(MATCH([.B820];[$'BISINDO raw'.C820:$'BISINDO raw'.C1936];0)))" office:value-type="boolean" office:boolean-value="false" calcext:value-type="boolean">
            <text:p>FALSE</text:p>
          </table:table-cell>
          <table:table-cell table:formula="of:=NOT(ISERROR(MATCH([.$B820];[$'BISINDO raw'.D820:$'BISINDO raw'.D1936];0)))" office:value-type="boolean" office:boolean-value="false" calcext:value-type="boolean">
            <text:p>FALSE</text:p>
          </table:table-cell>
          <table:table-cell table:formula="of:=IF([.E820]=0;[$'BISINDO raw'.D820]; &quot;&quot;)" office:value-type="string" office:string-value="punya-dia" calcext:value-type="string">
            <text:p>punya-d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nyakamu</text:p>
          </table:table-cell>
          <table:table-cell table:formula="of:=NOT(ISERROR(MATCH([.B821];[$'BISINDO raw'.B644:$'BISINDO raw'.B1760];0)))" office:value-type="boolean" office:boolean-value="false" calcext:value-type="boolean">
            <text:p>FALSE</text:p>
          </table:table-cell>
          <table:table-cell table:formula="of:=NOT(ISERROR(MATCH([.B821];[$'BISINDO raw'.C821:$'BISINDO raw'.C1937];0)))" office:value-type="boolean" office:boolean-value="false" calcext:value-type="boolean">
            <text:p>FALSE</text:p>
          </table:table-cell>
          <table:table-cell table:formula="of:=NOT(ISERROR(MATCH([.$B821];[$'BISINDO raw'.D821:$'BISINDO raw'.D1937];0)))" office:value-type="boolean" office:boolean-value="false" calcext:value-type="boolean">
            <text:p>FALSE</text:p>
          </table:table-cell>
          <table:table-cell table:formula="of:=IF([.E821]=0;[$'BISINDO raw'.D821]; &quot;&quot;)" office:value-type="string" office:string-value="punya-kamu" calcext:value-type="string">
            <text:p>punya-kam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nyaku(1)</text:p>
          </table:table-cell>
          <table:table-cell table:formula="of:=NOT(ISERROR(MATCH([.B822];[$'BISINDO raw'.B645:$'BISINDO raw'.B1761];0)))" office:value-type="boolean" office:boolean-value="false" calcext:value-type="boolean">
            <text:p>FALSE</text:p>
          </table:table-cell>
          <table:table-cell table:formula="of:=NOT(ISERROR(MATCH([.B822];[$'BISINDO raw'.C822:$'BISINDO raw'.C1938];0)))" office:value-type="boolean" office:boolean-value="true" calcext:value-type="boolean">
            <text:p>TRUE</text:p>
          </table:table-cell>
          <table:table-cell table:formula="of:=NOT(ISERROR(MATCH([.$B822];[$'BISINDO raw'.D822:$'BISINDO raw'.D1938];0)))" office:value-type="boolean" office:boolean-value="true" calcext:value-type="boolean">
            <text:p>TRUE</text:p>
          </table:table-cell>
          <table:table-cell table:formula="of:=IF([.E822]=0;[$'BISINDO raw'.D82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nyaku(2)</text:p>
          </table:table-cell>
          <table:table-cell table:formula="of:=NOT(ISERROR(MATCH([.B823];[$'BISINDO raw'.B646:$'BISINDO raw'.B1762];0)))" office:value-type="boolean" office:boolean-value="false" calcext:value-type="boolean">
            <text:p>FALSE</text:p>
          </table:table-cell>
          <table:table-cell table:formula="of:=NOT(ISERROR(MATCH([.B823];[$'BISINDO raw'.C823:$'BISINDO raw'.C1939];0)))" office:value-type="boolean" office:boolean-value="true" calcext:value-type="boolean">
            <text:p>TRUE</text:p>
          </table:table-cell>
          <table:table-cell table:formula="of:=NOT(ISERROR(MATCH([.$B823];[$'BISINDO raw'.D823:$'BISINDO raw'.D1939];0)))" office:value-type="boolean" office:boolean-value="true" calcext:value-type="boolean">
            <text:p>TRUE</text:p>
          </table:table-cell>
          <table:table-cell table:formula="of:=IF([.E823]=0;[$'BISINDO raw'.D82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nyasaya(1)</text:p>
          </table:table-cell>
          <table:table-cell table:formula="of:=NOT(ISERROR(MATCH([.B824];[$'BISINDO raw'.B647:$'BISINDO raw'.B1763];0)))" office:value-type="boolean" office:boolean-value="false" calcext:value-type="boolean">
            <text:p>FALSE</text:p>
          </table:table-cell>
          <table:table-cell table:formula="of:=NOT(ISERROR(MATCH([.B824];[$'BISINDO raw'.C824:$'BISINDO raw'.C1940];0)))" office:value-type="boolean" office:boolean-value="false" calcext:value-type="boolean">
            <text:p>FALSE</text:p>
          </table:table-cell>
          <table:table-cell table:formula="of:=NOT(ISERROR(MATCH([.$B824];[$'BISINDO raw'.D824:$'BISINDO raw'.D1940];0)))" office:value-type="boolean" office:boolean-value="false" calcext:value-type="boolean">
            <text:p>FALSE</text:p>
          </table:table-cell>
          <table:table-cell table:formula="of:=IF([.E824]=0;[$'BISINDO raw'.D824]; &quot;&quot;)" office:value-type="string" office:string-value="punya-siapa(1)" calcext:value-type="string">
            <text:p>punya-siap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nyasaya(2)</text:p>
          </table:table-cell>
          <table:table-cell table:formula="of:=NOT(ISERROR(MATCH([.B825];[$'BISINDO raw'.B648:$'BISINDO raw'.B1764];0)))" office:value-type="boolean" office:boolean-value="false" calcext:value-type="boolean">
            <text:p>FALSE</text:p>
          </table:table-cell>
          <table:table-cell table:formula="of:=NOT(ISERROR(MATCH([.B825];[$'BISINDO raw'.C825:$'BISINDO raw'.C1941];0)))" office:value-type="boolean" office:boolean-value="false" calcext:value-type="boolean">
            <text:p>FALSE</text:p>
          </table:table-cell>
          <table:table-cell table:formula="of:=NOT(ISERROR(MATCH([.$B825];[$'BISINDO raw'.D825:$'BISINDO raw'.D1941];0)))" office:value-type="boolean" office:boolean-value="false" calcext:value-type="boolean">
            <text:p>FALSE</text:p>
          </table:table-cell>
          <table:table-cell table:formula="of:=IF([.E825]=0;[$'BISINDO raw'.D825]; &quot;&quot;)" office:value-type="string" office:string-value="punya-siapa(2)" calcext:value-type="string">
            <text:p>punya-siap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nyasiapa(1)</text:p>
          </table:table-cell>
          <table:table-cell table:formula="of:=NOT(ISERROR(MATCH([.B826];[$'BISINDO raw'.B649:$'BISINDO raw'.B1765];0)))" office:value-type="boolean" office:boolean-value="false" calcext:value-type="boolean">
            <text:p>FALSE</text:p>
          </table:table-cell>
          <table:table-cell table:formula="of:=NOT(ISERROR(MATCH([.B826];[$'BISINDO raw'.C826:$'BISINDO raw'.C1942];0)))" office:value-type="boolean" office:boolean-value="false" calcext:value-type="boolean">
            <text:p>FALSE</text:p>
          </table:table-cell>
          <table:table-cell table:formula="of:=NOT(ISERROR(MATCH([.$B826];[$'BISINDO raw'.D826:$'BISINDO raw'.D1942];0)))" office:value-type="boolean" office:boolean-value="false" calcext:value-type="boolean">
            <text:p>FALSE</text:p>
          </table:table-cell>
          <table:table-cell table:formula="of:=IF([.E826]=0;[$'BISINDO raw'.D826]; &quot;&quot;)" office:value-type="string" office:string-value="punyaku(1)" calcext:value-type="string">
            <text:p>punyaku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nyasiapa(2)</text:p>
          </table:table-cell>
          <table:table-cell table:formula="of:=NOT(ISERROR(MATCH([.B827];[$'BISINDO raw'.B650:$'BISINDO raw'.B1766];0)))" office:value-type="boolean" office:boolean-value="false" calcext:value-type="boolean">
            <text:p>FALSE</text:p>
          </table:table-cell>
          <table:table-cell table:formula="of:=NOT(ISERROR(MATCH([.B827];[$'BISINDO raw'.C827:$'BISINDO raw'.C1943];0)))" office:value-type="boolean" office:boolean-value="false" calcext:value-type="boolean">
            <text:p>FALSE</text:p>
          </table:table-cell>
          <table:table-cell table:formula="of:=NOT(ISERROR(MATCH([.$B827];[$'BISINDO raw'.D827:$'BISINDO raw'.D1943];0)))" office:value-type="boolean" office:boolean-value="false" calcext:value-type="boolean">
            <text:p>FALSE</text:p>
          </table:table-cell>
          <table:table-cell table:formula="of:=IF([.E827]=0;[$'BISINDO raw'.D827]; &quot;&quot;)" office:value-type="string" office:string-value="punyaku(2)" calcext:value-type="string">
            <text:p>punyaku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sat</text:p>
          </table:table-cell>
          <table:table-cell table:formula="of:=NOT(ISERROR(MATCH([.B828];[$'BISINDO raw'.B651:$'BISINDO raw'.B1767];0)))" office:value-type="boolean" office:boolean-value="true" calcext:value-type="boolean">
            <text:p>TRUE</text:p>
          </table:table-cell>
          <table:table-cell table:formula="of:=NOT(ISERROR(MATCH([.B828];[$'BISINDO raw'.C828:$'BISINDO raw'.C1944];0)))" office:value-type="boolean" office:boolean-value="true" calcext:value-type="boolean">
            <text:p>TRUE</text:p>
          </table:table-cell>
          <table:table-cell table:formula="of:=NOT(ISERROR(MATCH([.$B828];[$'BISINDO raw'.D828:$'BISINDO raw'.D1944];0)))" office:value-type="boolean" office:boolean-value="true" calcext:value-type="boolean">
            <text:p>TRUE</text:p>
          </table:table-cell>
          <table:table-cell table:formula="of:=IF([.E828]=0;[$'BISINDO raw'.D82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sing(1)</text:p>
          </table:table-cell>
          <table:table-cell table:formula="of:=NOT(ISERROR(MATCH([.B829];[$'BISINDO raw'.B652:$'BISINDO raw'.B1768];0)))" office:value-type="boolean" office:boolean-value="true" calcext:value-type="boolean">
            <text:p>TRUE</text:p>
          </table:table-cell>
          <table:table-cell table:formula="of:=NOT(ISERROR(MATCH([.B829];[$'BISINDO raw'.C829:$'BISINDO raw'.C1945];0)))" office:value-type="boolean" office:boolean-value="true" calcext:value-type="boolean">
            <text:p>TRUE</text:p>
          </table:table-cell>
          <table:table-cell table:formula="of:=NOT(ISERROR(MATCH([.$B829];[$'BISINDO raw'.D829:$'BISINDO raw'.D1945];0)))" office:value-type="boolean" office:boolean-value="true" calcext:value-type="boolean">
            <text:p>TRUE</text:p>
          </table:table-cell>
          <table:table-cell table:formula="of:=IF([.E829]=0;[$'BISINDO raw'.D82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sing(2)</text:p>
          </table:table-cell>
          <table:table-cell table:formula="of:=NOT(ISERROR(MATCH([.B830];[$'BISINDO raw'.B653:$'BISINDO raw'.B1769];0)))" office:value-type="boolean" office:boolean-value="true" calcext:value-type="boolean">
            <text:p>TRUE</text:p>
          </table:table-cell>
          <table:table-cell table:formula="of:=NOT(ISERROR(MATCH([.B830];[$'BISINDO raw'.C830:$'BISINDO raw'.C1946];0)))" office:value-type="boolean" office:boolean-value="true" calcext:value-type="boolean">
            <text:p>TRUE</text:p>
          </table:table-cell>
          <table:table-cell table:formula="of:=NOT(ISERROR(MATCH([.$B830];[$'BISINDO raw'.D830:$'BISINDO raw'.D1946];0)))" office:value-type="boolean" office:boolean-value="true" calcext:value-type="boolean">
            <text:p>TRUE</text:p>
          </table:table-cell>
          <table:table-cell table:formula="of:=IF([.E830]=0;[$'BISINDO raw'.D83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tih(1)</text:p>
          </table:table-cell>
          <table:table-cell table:formula="of:=NOT(ISERROR(MATCH([.B831];[$'BISINDO raw'.B654:$'BISINDO raw'.B1770];0)))" office:value-type="boolean" office:boolean-value="false" calcext:value-type="boolean">
            <text:p>FALSE</text:p>
          </table:table-cell>
          <table:table-cell table:formula="of:=NOT(ISERROR(MATCH([.B831];[$'BISINDO raw'.C831:$'BISINDO raw'.C1947];0)))" office:value-type="boolean" office:boolean-value="true" calcext:value-type="boolean">
            <text:p>TRUE</text:p>
          </table:table-cell>
          <table:table-cell table:formula="of:=NOT(ISERROR(MATCH([.$B831];[$'BISINDO raw'.D831:$'BISINDO raw'.D1947];0)))" office:value-type="boolean" office:boolean-value="true" calcext:value-type="boolean">
            <text:p>TRUE</text:p>
          </table:table-cell>
          <table:table-cell table:formula="of:=IF([.E831]=0;[$'BISINDO raw'.D83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tih(2)</text:p>
          </table:table-cell>
          <table:table-cell table:formula="of:=NOT(ISERROR(MATCH([.B832];[$'BISINDO raw'.B655:$'BISINDO raw'.B1771];0)))" office:value-type="boolean" office:boolean-value="false" calcext:value-type="boolean">
            <text:p>FALSE</text:p>
          </table:table-cell>
          <table:table-cell table:formula="of:=NOT(ISERROR(MATCH([.B832];[$'BISINDO raw'.C832:$'BISINDO raw'.C1948];0)))" office:value-type="boolean" office:boolean-value="true" calcext:value-type="boolean">
            <text:p>TRUE</text:p>
          </table:table-cell>
          <table:table-cell table:formula="of:=NOT(ISERROR(MATCH([.$B832];[$'BISINDO raw'.D832:$'BISINDO raw'.D1948];0)))" office:value-type="boolean" office:boolean-value="true" calcext:value-type="boolean">
            <text:p>TRUE</text:p>
          </table:table-cell>
          <table:table-cell table:formula="of:=IF([.E832]=0;[$'BISINDO raw'.D83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formula="of:=NOT(ISERROR(MATCH([.B833];[$'BISINDO raw'.B656:$'BISINDO raw'.B1772];0)))" office:value-type="boolean" office:boolean-value="true" calcext:value-type="boolean">
            <text:p>TRUE</text:p>
          </table:table-cell>
          <table:table-cell table:formula="of:=NOT(ISERROR(MATCH([.B833];[$'BISINDO raw'.C833:$'BISINDO raw'.C1949];0)))" office:value-type="boolean" office:boolean-value="true" calcext:value-type="boolean">
            <text:p>TRUE</text:p>
          </table:table-cell>
          <table:table-cell table:formula="of:=NOT(ISERROR(MATCH([.$B833];[$'BISINDO raw'.D833:$'BISINDO raw'.D1949];0)))" office:value-type="boolean" office:boolean-value="true" calcext:value-type="boolean">
            <text:p>TRUE</text:p>
          </table:table-cell>
          <table:table-cell table:formula="of:=IF([.E833]=0;[$'BISINDO raw'.D83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NOT(ISERROR(MATCH([.B834];[$'BISINDO raw'.B657:$'BISINDO raw'.B1773];0)))" office:value-type="boolean" office:boolean-value="true" calcext:value-type="boolean">
            <text:p>TRUE</text:p>
          </table:table-cell>
          <table:table-cell table:formula="of:=NOT(ISERROR(MATCH([.B834];[$'BISINDO raw'.C834:$'BISINDO raw'.C1950];0)))" office:value-type="boolean" office:boolean-value="true" calcext:value-type="boolean">
            <text:p>TRUE</text:p>
          </table:table-cell>
          <table:table-cell table:formula="of:=NOT(ISERROR(MATCH([.$B834];[$'BISINDO raw'.D834:$'BISINDO raw'.D1950];0)))" office:value-type="boolean" office:boolean-value="true" calcext:value-type="boolean">
            <text:p>TRUE</text:p>
          </table:table-cell>
          <table:table-cell table:formula="of:=IF([.E834]=0;[$'BISINDO raw'.D83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bu</text:p>
          </table:table-cell>
          <table:table-cell table:formula="of:=NOT(ISERROR(MATCH([.B835];[$'BISINDO raw'.B658:$'BISINDO raw'.B1774];0)))" office:value-type="boolean" office:boolean-value="true" calcext:value-type="boolean">
            <text:p>TRUE</text:p>
          </table:table-cell>
          <table:table-cell table:formula="of:=NOT(ISERROR(MATCH([.B835];[$'BISINDO raw'.C835:$'BISINDO raw'.C1951];0)))" office:value-type="boolean" office:boolean-value="true" calcext:value-type="boolean">
            <text:p>TRUE</text:p>
          </table:table-cell>
          <table:table-cell table:formula="of:=NOT(ISERROR(MATCH([.$B835];[$'BISINDO raw'.D835:$'BISINDO raw'.D1951];0)))" office:value-type="boolean" office:boolean-value="true" calcext:value-type="boolean">
            <text:p>TRUE</text:p>
          </table:table-cell>
          <table:table-cell table:formula="of:=IF([.E835]=0;[$'BISINDO raw'.D83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hangkotak</text:p>
          </table:table-cell>
          <table:table-cell table:formula="of:=NOT(ISERROR(MATCH([.B836];[$'BISINDO raw'.B659:$'BISINDO raw'.B1775];0)))" office:value-type="boolean" office:boolean-value="false" calcext:value-type="boolean">
            <text:p>FALSE</text:p>
          </table:table-cell>
          <table:table-cell table:formula="of:=NOT(ISERROR(MATCH([.B836];[$'BISINDO raw'.C836:$'BISINDO raw'.C1952];0)))" office:value-type="boolean" office:boolean-value="false" calcext:value-type="boolean">
            <text:p>FALSE</text:p>
          </table:table-cell>
          <table:table-cell table:formula="of:=NOT(ISERROR(MATCH([.$B836];[$'BISINDO raw'.D836:$'BISINDO raw'.D1952];0)))" office:value-type="boolean" office:boolean-value="true" calcext:value-type="boolean">
            <text:p>TRUE</text:p>
          </table:table-cell>
          <table:table-cell table:formula="of:=IF([.E836]=0;[$'BISINDO raw'.D83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jin</text:p>
          </table:table-cell>
          <table:table-cell table:formula="of:=NOT(ISERROR(MATCH([.B837];[$'BISINDO raw'.B660:$'BISINDO raw'.B1776];0)))" office:value-type="boolean" office:boolean-value="true" calcext:value-type="boolean">
            <text:p>TRUE</text:p>
          </table:table-cell>
          <table:table-cell table:formula="of:=NOT(ISERROR(MATCH([.B837];[$'BISINDO raw'.C837:$'BISINDO raw'.C1953];0)))" office:value-type="boolean" office:boolean-value="true" calcext:value-type="boolean">
            <text:p>TRUE</text:p>
          </table:table-cell>
          <table:table-cell table:formula="of:=NOT(ISERROR(MATCH([.$B837];[$'BISINDO raw'.D837:$'BISINDO raw'.D1953];0)))" office:value-type="boolean" office:boolean-value="true" calcext:value-type="boolean">
            <text:p>TRUE</text:p>
          </table:table-cell>
          <table:table-cell table:formula="of:=IF([.E837]=0;[$'BISINDO raw'.D83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mai(1)</text:p>
          </table:table-cell>
          <table:table-cell table:formula="of:=NOT(ISERROR(MATCH([.B838];[$'BISINDO raw'.B661:$'BISINDO raw'.B1777];0)))" office:value-type="boolean" office:boolean-value="true" calcext:value-type="boolean">
            <text:p>TRUE</text:p>
          </table:table-cell>
          <table:table-cell table:formula="of:=NOT(ISERROR(MATCH([.B838];[$'BISINDO raw'.C838:$'BISINDO raw'.C1954];0)))" office:value-type="boolean" office:boolean-value="true" calcext:value-type="boolean">
            <text:p>TRUE</text:p>
          </table:table-cell>
          <table:table-cell table:formula="of:=NOT(ISERROR(MATCH([.$B838];[$'BISINDO raw'.D838:$'BISINDO raw'.D1954];0)))" office:value-type="boolean" office:boolean-value="true" calcext:value-type="boolean">
            <text:p>TRUE</text:p>
          </table:table-cell>
          <table:table-cell table:formula="of:=IF([.E838]=0;[$'BISINDO raw'.D83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mai(2)</text:p>
          </table:table-cell>
          <table:table-cell table:formula="of:=NOT(ISERROR(MATCH([.B839];[$'BISINDO raw'.B662:$'BISINDO raw'.B1778];0)))" office:value-type="boolean" office:boolean-value="true" calcext:value-type="boolean">
            <text:p>TRUE</text:p>
          </table:table-cell>
          <table:table-cell table:formula="of:=NOT(ISERROR(MATCH([.B839];[$'BISINDO raw'.C839:$'BISINDO raw'.C1955];0)))" office:value-type="boolean" office:boolean-value="true" calcext:value-type="boolean">
            <text:p>TRUE</text:p>
          </table:table-cell>
          <table:table-cell table:formula="of:=NOT(ISERROR(MATCH([.$B839];[$'BISINDO raw'.D839:$'BISINDO raw'.D1955];0)))" office:value-type="boolean" office:boolean-value="true" calcext:value-type="boolean">
            <text:p>TRUE</text:p>
          </table:table-cell>
          <table:table-cell table:formula="of:=IF([.E839]=0;[$'BISINDO raw'.D83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mbut(1)</text:p>
          </table:table-cell>
          <table:table-cell table:formula="of:=NOT(ISERROR(MATCH([.B840];[$'BISINDO raw'.B663:$'BISINDO raw'.B1779];0)))" office:value-type="boolean" office:boolean-value="false" calcext:value-type="boolean">
            <text:p>FALSE</text:p>
          </table:table-cell>
          <table:table-cell table:formula="of:=NOT(ISERROR(MATCH([.B840];[$'BISINDO raw'.C840:$'BISINDO raw'.C1956];0)))" office:value-type="boolean" office:boolean-value="true" calcext:value-type="boolean">
            <text:p>TRUE</text:p>
          </table:table-cell>
          <table:table-cell table:formula="of:=NOT(ISERROR(MATCH([.$B840];[$'BISINDO raw'.D840:$'BISINDO raw'.D1956];0)))" office:value-type="boolean" office:boolean-value="true" calcext:value-type="boolean">
            <text:p>TRUE</text:p>
          </table:table-cell>
          <table:table-cell table:formula="of:=IF([.E840]=0;[$'BISINDO raw'.D84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mbut(2)</text:p>
          </table:table-cell>
          <table:table-cell table:formula="of:=NOT(ISERROR(MATCH([.B841];[$'BISINDO raw'.B664:$'BISINDO raw'.B1780];0)))" office:value-type="boolean" office:boolean-value="false" calcext:value-type="boolean">
            <text:p>FALSE</text:p>
          </table:table-cell>
          <table:table-cell table:formula="of:=NOT(ISERROR(MATCH([.B841];[$'BISINDO raw'.C841:$'BISINDO raw'.C1957];0)))" office:value-type="boolean" office:boolean-value="true" calcext:value-type="boolean">
            <text:p>TRUE</text:p>
          </table:table-cell>
          <table:table-cell table:formula="of:=NOT(ISERROR(MATCH([.$B841];[$'BISINDO raw'.D841:$'BISINDO raw'.D1957];0)))" office:value-type="boolean" office:boolean-value="true" calcext:value-type="boolean">
            <text:p>TRUE</text:p>
          </table:table-cell>
          <table:table-cell table:formula="of:=IF([.E841]=0;[$'BISINDO raw'.D84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mbuttebal</text:p>
          </table:table-cell>
          <table:table-cell table:formula="of:=NOT(ISERROR(MATCH([.B842];[$'BISINDO raw'.B665:$'BISINDO raw'.B1781];0)))" office:value-type="boolean" office:boolean-value="false" calcext:value-type="boolean">
            <text:p>FALSE</text:p>
          </table:table-cell>
          <table:table-cell table:formula="of:=NOT(ISERROR(MATCH([.B842];[$'BISINDO raw'.C842:$'BISINDO raw'.C1958];0)))" office:value-type="boolean" office:boolean-value="false" calcext:value-type="boolean">
            <text:p>FALSE</text:p>
          </table:table-cell>
          <table:table-cell table:formula="of:=NOT(ISERROR(MATCH([.$B842];[$'BISINDO raw'.D842:$'BISINDO raw'.D1958];0)))" office:value-type="boolean" office:boolean-value="false" calcext:value-type="boolean">
            <text:p>FALSE</text:p>
          </table:table-cell>
          <table:table-cell table:formula="of:=IF([.E842]=0;[$'BISINDO raw'.D842]; &quot;&quot;)" office:value-type="string" office:string-value="rambuttipis(2)" calcext:value-type="string">
            <text:p>rambuttipis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mbuttipis(1)</text:p>
          </table:table-cell>
          <table:table-cell table:formula="of:=NOT(ISERROR(MATCH([.B843];[$'BISINDO raw'.B666:$'BISINDO raw'.B1782];0)))" office:value-type="boolean" office:boolean-value="false" calcext:value-type="boolean">
            <text:p>FALSE</text:p>
          </table:table-cell>
          <table:table-cell table:formula="of:=NOT(ISERROR(MATCH([.B843];[$'BISINDO raw'.C843:$'BISINDO raw'.C1959];0)))" office:value-type="boolean" office:boolean-value="false" calcext:value-type="boolean">
            <text:p>FALSE</text:p>
          </table:table-cell>
          <table:table-cell table:formula="of:=NOT(ISERROR(MATCH([.$B843];[$'BISINDO raw'.D843:$'BISINDO raw'.D1959];0)))" office:value-type="boolean" office:boolean-value="false" calcext:value-type="boolean">
            <text:p>FALSE</text:p>
          </table:table-cell>
          <table:table-cell table:formula="of:=IF([.E843]=0;[$'BISINDO raw'.D843]; &quot;&quot;)" office:value-type="string" office:string-value="rambut(1)" calcext:value-type="string">
            <text:p>rambut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mbuttipis(2)</text:p>
          </table:table-cell>
          <table:table-cell table:formula="of:=NOT(ISERROR(MATCH([.B844];[$'BISINDO raw'.B667:$'BISINDO raw'.B1783];0)))" office:value-type="boolean" office:boolean-value="false" calcext:value-type="boolean">
            <text:p>FALSE</text:p>
          </table:table-cell>
          <table:table-cell table:formula="of:=NOT(ISERROR(MATCH([.B844];[$'BISINDO raw'.C844:$'BISINDO raw'.C1960];0)))" office:value-type="boolean" office:boolean-value="false" calcext:value-type="boolean">
            <text:p>FALSE</text:p>
          </table:table-cell>
          <table:table-cell table:formula="of:=NOT(ISERROR(MATCH([.$B844];[$'BISINDO raw'.D844:$'BISINDO raw'.D1960];0)))" office:value-type="boolean" office:boolean-value="false" calcext:value-type="boolean">
            <text:p>FALSE</text:p>
          </table:table-cell>
          <table:table-cell table:formula="of:=IF([.E844]=0;[$'BISINDO raw'.D844]; &quot;&quot;)" office:value-type="string" office:string-value="rambut(2)" calcext:value-type="string">
            <text:p>rambut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pi(1)</text:p>
          </table:table-cell>
          <table:table-cell table:formula="of:=NOT(ISERROR(MATCH([.B845];[$'BISINDO raw'.B668:$'BISINDO raw'.B1784];0)))" office:value-type="boolean" office:boolean-value="false" calcext:value-type="boolean">
            <text:p>FALSE</text:p>
          </table:table-cell>
          <table:table-cell table:formula="of:=NOT(ISERROR(MATCH([.B845];[$'BISINDO raw'.C845:$'BISINDO raw'.C1961];0)))" office:value-type="boolean" office:boolean-value="true" calcext:value-type="boolean">
            <text:p>TRUE</text:p>
          </table:table-cell>
          <table:table-cell table:formula="of:=NOT(ISERROR(MATCH([.$B845];[$'BISINDO raw'.D845:$'BISINDO raw'.D1961];0)))" office:value-type="boolean" office:boolean-value="true" calcext:value-type="boolean">
            <text:p>TRUE</text:p>
          </table:table-cell>
          <table:table-cell table:formula="of:=IF([.E845]=0;[$'BISINDO raw'.D84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pi(2)</text:p>
          </table:table-cell>
          <table:table-cell table:formula="of:=NOT(ISERROR(MATCH([.B846];[$'BISINDO raw'.B669:$'BISINDO raw'.B1785];0)))" office:value-type="boolean" office:boolean-value="false" calcext:value-type="boolean">
            <text:p>FALSE</text:p>
          </table:table-cell>
          <table:table-cell table:formula="of:=NOT(ISERROR(MATCH([.B846];[$'BISINDO raw'.C846:$'BISINDO raw'.C1962];0)))" office:value-type="boolean" office:boolean-value="true" calcext:value-type="boolean">
            <text:p>TRUE</text:p>
          </table:table-cell>
          <table:table-cell table:formula="of:=NOT(ISERROR(MATCH([.$B846];[$'BISINDO raw'.D846:$'BISINDO raw'.D1962];0)))" office:value-type="boolean" office:boolean-value="true" calcext:value-type="boolean">
            <text:p>TRUE</text:p>
          </table:table-cell>
          <table:table-cell table:formula="of:=IF([.E846]=0;[$'BISINDO raw'.D84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pi(pakaian)</text:p>
          </table:table-cell>
          <table:table-cell table:formula="of:=NOT(ISERROR(MATCH([.B847];[$'BISINDO raw'.B670:$'BISINDO raw'.B1786];0)))" office:value-type="boolean" office:boolean-value="false" calcext:value-type="boolean">
            <text:p>FALSE</text:p>
          </table:table-cell>
          <table:table-cell table:formula="of:=NOT(ISERROR(MATCH([.B847];[$'BISINDO raw'.C847:$'BISINDO raw'.C1963];0)))" office:value-type="boolean" office:boolean-value="false" calcext:value-type="boolean">
            <text:p>FALSE</text:p>
          </table:table-cell>
          <table:table-cell table:formula="of:=NOT(ISERROR(MATCH([.$B847];[$'BISINDO raw'.D847:$'BISINDO raw'.D1963];0)))" office:value-type="boolean" office:boolean-value="false" calcext:value-type="boolean">
            <text:p>FALSE</text:p>
          </table:table-cell>
          <table:table-cell table:formula="of:=IF([.E847]=0;[$'BISINDO raw'.D847]; &quot;&quot;)" office:value-type="string" office:string-value="rapi(2)" calcext:value-type="string">
            <text:p>rapi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sa</text:p>
          </table:table-cell>
          <table:table-cell table:formula="of:=NOT(ISERROR(MATCH([.B848];[$'BISINDO raw'.B671:$'BISINDO raw'.B1787];0)))" office:value-type="boolean" office:boolean-value="true" calcext:value-type="boolean">
            <text:p>TRUE</text:p>
          </table:table-cell>
          <table:table-cell table:formula="of:=NOT(ISERROR(MATCH([.B848];[$'BISINDO raw'.C848:$'BISINDO raw'.C1964];0)))" office:value-type="boolean" office:boolean-value="true" calcext:value-type="boolean">
            <text:p>TRUE</text:p>
          </table:table-cell>
          <table:table-cell table:formula="of:=NOT(ISERROR(MATCH([.$B848];[$'BISINDO raw'.D848:$'BISINDO raw'.D1964];0)))" office:value-type="boolean" office:boolean-value="true" calcext:value-type="boolean">
            <text:p>TRUE</text:p>
          </table:table-cell>
          <table:table-cell table:formula="of:=IF([.E848]=0;[$'BISINDO raw'.D84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saenak</text:p>
          </table:table-cell>
          <table:table-cell table:formula="of:=NOT(ISERROR(MATCH([.B849];[$'BISINDO raw'.B672:$'BISINDO raw'.B1788];0)))" office:value-type="boolean" office:boolean-value="false" calcext:value-type="boolean">
            <text:p>FALSE</text:p>
          </table:table-cell>
          <table:table-cell table:formula="of:=NOT(ISERROR(MATCH([.B849];[$'BISINDO raw'.C849:$'BISINDO raw'.C1965];0)))" office:value-type="boolean" office:boolean-value="false" calcext:value-type="boolean">
            <text:p>FALSE</text:p>
          </table:table-cell>
          <table:table-cell table:formula="of:=NOT(ISERROR(MATCH([.$B849];[$'BISINDO raw'.D849:$'BISINDO raw'.D1965];0)))" office:value-type="boolean" office:boolean-value="true" calcext:value-type="boolean">
            <text:p>TRUE</text:p>
          </table:table-cell>
          <table:table-cell table:formula="of:=IF([.E849]=0;[$'BISINDO raw'.D84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satidakenak</text:p>
          </table:table-cell>
          <table:table-cell table:formula="of:=NOT(ISERROR(MATCH([.B850];[$'BISINDO raw'.B673:$'BISINDO raw'.B1789];0)))" office:value-type="boolean" office:boolean-value="false" calcext:value-type="boolean">
            <text:p>FALSE</text:p>
          </table:table-cell>
          <table:table-cell table:formula="of:=NOT(ISERROR(MATCH([.B850];[$'BISINDO raw'.C850:$'BISINDO raw'.C1966];0)))" office:value-type="boolean" office:boolean-value="false" calcext:value-type="boolean">
            <text:p>FALSE</text:p>
          </table:table-cell>
          <table:table-cell table:formula="of:=NOT(ISERROR(MATCH([.$B850];[$'BISINDO raw'.D850:$'BISINDO raw'.D1966];0)))" office:value-type="boolean" office:boolean-value="true" calcext:value-type="boolean">
            <text:p>TRUE</text:p>
          </table:table-cell>
          <table:table-cell table:formula="of:=IF([.E850]=0;[$'BISINDO raw'.D85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utanpensil</text:p>
          </table:table-cell>
          <table:table-cell table:formula="of:=NOT(ISERROR(MATCH([.B851];[$'BISINDO raw'.B674:$'BISINDO raw'.B1790];0)))" office:value-type="boolean" office:boolean-value="false" calcext:value-type="boolean">
            <text:p>FALSE</text:p>
          </table:table-cell>
          <table:table-cell table:formula="of:=NOT(ISERROR(MATCH([.B851];[$'BISINDO raw'.C851:$'BISINDO raw'.C1967];0)))" office:value-type="boolean" office:boolean-value="false" calcext:value-type="boolean">
            <text:p>FALSE</text:p>
          </table:table-cell>
          <table:table-cell table:formula="of:=NOT(ISERROR(MATCH([.$B851];[$'BISINDO raw'.D851:$'BISINDO raw'.D1967];0)))" office:value-type="boolean" office:boolean-value="false" calcext:value-type="boolean">
            <text:p>FALSE</text:p>
          </table:table-cell>
          <table:table-cell table:formula="of:=IF([.E851]=0;[$'BISINDO raw'.D851]; &quot;&quot;)" office:value-type="string" office:string-value="rautan-pensil" calcext:value-type="string">
            <text:p>rautan-pensi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kankerja(1)</text:p>
          </table:table-cell>
          <table:table-cell table:formula="of:=NOT(ISERROR(MATCH([.B852];[$'BISINDO raw'.B675:$'BISINDO raw'.B1791];0)))" office:value-type="boolean" office:boolean-value="false" calcext:value-type="boolean">
            <text:p>FALSE</text:p>
          </table:table-cell>
          <table:table-cell table:formula="of:=NOT(ISERROR(MATCH([.B852];[$'BISINDO raw'.C852:$'BISINDO raw'.C1968];0)))" office:value-type="boolean" office:boolean-value="false" calcext:value-type="boolean">
            <text:p>FALSE</text:p>
          </table:table-cell>
          <table:table-cell table:formula="of:=NOT(ISERROR(MATCH([.$B852];[$'BISINDO raw'.D852:$'BISINDO raw'.D1968];0)))" office:value-type="boolean" office:boolean-value="true" calcext:value-type="boolean">
            <text:p>TRUE</text:p>
          </table:table-cell>
          <table:table-cell table:formula="of:=IF([.E852]=0;[$'BISINDO raw'.D85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kankerja(2)</text:p>
          </table:table-cell>
          <table:table-cell table:formula="of:=NOT(ISERROR(MATCH([.B853];[$'BISINDO raw'.B676:$'BISINDO raw'.B1792];0)))" office:value-type="boolean" office:boolean-value="false" calcext:value-type="boolean">
            <text:p>FALSE</text:p>
          </table:table-cell>
          <table:table-cell table:formula="of:=NOT(ISERROR(MATCH([.B853];[$'BISINDO raw'.C853:$'BISINDO raw'.C1969];0)))" office:value-type="boolean" office:boolean-value="false" calcext:value-type="boolean">
            <text:p>FALSE</text:p>
          </table:table-cell>
          <table:table-cell table:formula="of:=NOT(ISERROR(MATCH([.$B853];[$'BISINDO raw'.D853:$'BISINDO raw'.D1969];0)))" office:value-type="boolean" office:boolean-value="true" calcext:value-type="boolean">
            <text:p>TRUE</text:p>
          </table:table-cell>
          <table:table-cell table:formula="of:=IF([.E853]=0;[$'BISINDO raw'.D85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porter</text:p>
          </table:table-cell>
          <table:table-cell table:formula="of:=NOT(ISERROR(MATCH([.B854];[$'BISINDO raw'.B677:$'BISINDO raw'.B1793];0)))" office:value-type="boolean" office:boolean-value="true" calcext:value-type="boolean">
            <text:p>TRUE</text:p>
          </table:table-cell>
          <table:table-cell table:formula="of:=NOT(ISERROR(MATCH([.B854];[$'BISINDO raw'.C854:$'BISINDO raw'.C1970];0)))" office:value-type="boolean" office:boolean-value="true" calcext:value-type="boolean">
            <text:p>TRUE</text:p>
          </table:table-cell>
          <table:table-cell table:formula="of:=NOT(ISERROR(MATCH([.$B854];[$'BISINDO raw'.D854:$'BISINDO raw'.D1970];0)))" office:value-type="boolean" office:boolean-value="true" calcext:value-type="boolean">
            <text:p>TRUE</text:p>
          </table:table-cell>
          <table:table-cell table:formula="of:=IF([.E854]=0;[$'BISINDO raw'.D85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toran(1)</text:p>
          </table:table-cell>
          <table:table-cell table:formula="of:=NOT(ISERROR(MATCH([.B855];[$'BISINDO raw'.B678:$'BISINDO raw'.B1794];0)))" office:value-type="boolean" office:boolean-value="true" calcext:value-type="boolean">
            <text:p>TRUE</text:p>
          </table:table-cell>
          <table:table-cell table:formula="of:=NOT(ISERROR(MATCH([.B855];[$'BISINDO raw'.C855:$'BISINDO raw'.C1971];0)))" office:value-type="boolean" office:boolean-value="true" calcext:value-type="boolean">
            <text:p>TRUE</text:p>
          </table:table-cell>
          <table:table-cell table:formula="of:=NOT(ISERROR(MATCH([.$B855];[$'BISINDO raw'.D855:$'BISINDO raw'.D1971];0)))" office:value-type="boolean" office:boolean-value="true" calcext:value-type="boolean">
            <text:p>TRUE</text:p>
          </table:table-cell>
          <table:table-cell table:formula="of:=IF([.E855]=0;[$'BISINDO raw'.D85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toran(2)</text:p>
          </table:table-cell>
          <table:table-cell table:formula="of:=NOT(ISERROR(MATCH([.B856];[$'BISINDO raw'.B679:$'BISINDO raw'.B1795];0)))" office:value-type="boolean" office:boolean-value="true" calcext:value-type="boolean">
            <text:p>TRUE</text:p>
          </table:table-cell>
          <table:table-cell table:formula="of:=NOT(ISERROR(MATCH([.B856];[$'BISINDO raw'.C856:$'BISINDO raw'.C1972];0)))" office:value-type="boolean" office:boolean-value="true" calcext:value-type="boolean">
            <text:p>TRUE</text:p>
          </table:table-cell>
          <table:table-cell table:formula="of:=NOT(ISERROR(MATCH([.$B856];[$'BISINDO raw'.D856:$'BISINDO raw'.D1972];0)))" office:value-type="boolean" office:boolean-value="true" calcext:value-type="boolean">
            <text:p>TRUE</text:p>
          </table:table-cell>
          <table:table-cell table:formula="of:=IF([.E856]=0;[$'BISINDO raw'.D85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ngan</text:p>
          </table:table-cell>
          <table:table-cell table:formula="of:=NOT(ISERROR(MATCH([.B857];[$'BISINDO raw'.B680:$'BISINDO raw'.B1796];0)))" office:value-type="boolean" office:boolean-value="true" calcext:value-type="boolean">
            <text:p>TRUE</text:p>
          </table:table-cell>
          <table:table-cell table:formula="of:=NOT(ISERROR(MATCH([.B857];[$'BISINDO raw'.C857:$'BISINDO raw'.C1973];0)))" office:value-type="boolean" office:boolean-value="true" calcext:value-type="boolean">
            <text:p>TRUE</text:p>
          </table:table-cell>
          <table:table-cell table:formula="of:=NOT(ISERROR(MATCH([.$B857];[$'BISINDO raw'.D857:$'BISINDO raw'.D1973];0)))" office:value-type="boolean" office:boolean-value="true" calcext:value-type="boolean">
            <text:p>TRUE</text:p>
          </table:table-cell>
          <table:table-cell table:formula="of:=IF([.E857]=0;[$'BISINDO raw'.D85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k</text:p>
          </table:table-cell>
          <table:table-cell table:formula="of:=NOT(ISERROR(MATCH([.B858];[$'BISINDO raw'.B681:$'BISINDO raw'.B1797];0)))" office:value-type="boolean" office:boolean-value="true" calcext:value-type="boolean">
            <text:p>TRUE</text:p>
          </table:table-cell>
          <table:table-cell table:formula="of:=NOT(ISERROR(MATCH([.B858];[$'BISINDO raw'.C858:$'BISINDO raw'.C1974];0)))" office:value-type="boolean" office:boolean-value="true" calcext:value-type="boolean">
            <text:p>TRUE</text:p>
          </table:table-cell>
          <table:table-cell table:formula="of:=NOT(ISERROR(MATCH([.$B858];[$'BISINDO raw'.D858:$'BISINDO raw'.D1974];0)))" office:value-type="boolean" office:boolean-value="true" calcext:value-type="boolean">
            <text:p>TRUE</text:p>
          </table:table-cell>
          <table:table-cell table:formula="of:=IF([.E858]=0;[$'BISINDO raw'.D85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umahsakit(1)</text:p>
          </table:table-cell>
          <table:table-cell table:formula="of:=NOT(ISERROR(MATCH([.B859];[$'BISINDO raw'.B682:$'BISINDO raw'.B1798];0)))" office:value-type="boolean" office:boolean-value="false" calcext:value-type="boolean">
            <text:p>FALSE</text:p>
          </table:table-cell>
          <table:table-cell table:formula="of:=NOT(ISERROR(MATCH([.B859];[$'BISINDO raw'.C859:$'BISINDO raw'.C1975];0)))" office:value-type="boolean" office:boolean-value="false" calcext:value-type="boolean">
            <text:p>FALSE</text:p>
          </table:table-cell>
          <table:table-cell table:formula="of:=NOT(ISERROR(MATCH([.$B859];[$'BISINDO raw'.D859:$'BISINDO raw'.D1975];0)))" office:value-type="boolean" office:boolean-value="true" calcext:value-type="boolean">
            <text:p>TRUE</text:p>
          </table:table-cell>
          <table:table-cell table:formula="of:=IF([.E859]=0;[$'BISINDO raw'.D85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umahsakit(2)</text:p>
          </table:table-cell>
          <table:table-cell table:formula="of:=NOT(ISERROR(MATCH([.B860];[$'BISINDO raw'.B683:$'BISINDO raw'.B1799];0)))" office:value-type="boolean" office:boolean-value="false" calcext:value-type="boolean">
            <text:p>FALSE</text:p>
          </table:table-cell>
          <table:table-cell table:formula="of:=NOT(ISERROR(MATCH([.B860];[$'BISINDO raw'.C860:$'BISINDO raw'.C1976];0)))" office:value-type="boolean" office:boolean-value="false" calcext:value-type="boolean">
            <text:p>FALSE</text:p>
          </table:table-cell>
          <table:table-cell table:formula="of:=NOT(ISERROR(MATCH([.$B860];[$'BISINDO raw'.D860:$'BISINDO raw'.D1976];0)))" office:value-type="boolean" office:boolean-value="true" calcext:value-type="boolean">
            <text:p>TRUE</text:p>
          </table:table-cell>
          <table:table-cell table:formula="of:=IF([.E860]=0;[$'BISINDO raw'.D86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umahsakit(3)</text:p>
          </table:table-cell>
          <table:table-cell table:formula="of:=NOT(ISERROR(MATCH([.B861];[$'BISINDO raw'.B684:$'BISINDO raw'.B1800];0)))" office:value-type="boolean" office:boolean-value="false" calcext:value-type="boolean">
            <text:p>FALSE</text:p>
          </table:table-cell>
          <table:table-cell table:formula="of:=NOT(ISERROR(MATCH([.B861];[$'BISINDO raw'.C861:$'BISINDO raw'.C1977];0)))" office:value-type="boolean" office:boolean-value="false" calcext:value-type="boolean">
            <text:p>FALSE</text:p>
          </table:table-cell>
          <table:table-cell table:formula="of:=NOT(ISERROR(MATCH([.$B861];[$'BISINDO raw'.D861:$'BISINDO raw'.D1977];0)))" office:value-type="boolean" office:boolean-value="true" calcext:value-type="boolean">
            <text:p>TRUE</text:p>
          </table:table-cell>
          <table:table-cell table:formula="of:=IF([.E861]=0;[$'BISINDO raw'.D86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umput(1)</text:p>
          </table:table-cell>
          <table:table-cell table:formula="of:=NOT(ISERROR(MATCH([.B862];[$'BISINDO raw'.B685:$'BISINDO raw'.B1801];0)))" office:value-type="boolean" office:boolean-value="false" calcext:value-type="boolean">
            <text:p>FALSE</text:p>
          </table:table-cell>
          <table:table-cell table:formula="of:=NOT(ISERROR(MATCH([.B862];[$'BISINDO raw'.C862:$'BISINDO raw'.C1978];0)))" office:value-type="boolean" office:boolean-value="true" calcext:value-type="boolean">
            <text:p>TRUE</text:p>
          </table:table-cell>
          <table:table-cell table:formula="of:=NOT(ISERROR(MATCH([.$B862];[$'BISINDO raw'.D862:$'BISINDO raw'.D1978];0)))" office:value-type="boolean" office:boolean-value="true" calcext:value-type="boolean">
            <text:p>TRUE</text:p>
          </table:table-cell>
          <table:table-cell table:formula="of:=IF([.E862]=0;[$'BISINDO raw'.D86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umput(2)</text:p>
          </table:table-cell>
          <table:table-cell table:formula="of:=NOT(ISERROR(MATCH([.B863];[$'BISINDO raw'.B686:$'BISINDO raw'.B1802];0)))" office:value-type="boolean" office:boolean-value="false" calcext:value-type="boolean">
            <text:p>FALSE</text:p>
          </table:table-cell>
          <table:table-cell table:formula="of:=NOT(ISERROR(MATCH([.B863];[$'BISINDO raw'.C863:$'BISINDO raw'.C1979];0)))" office:value-type="boolean" office:boolean-value="true" calcext:value-type="boolean">
            <text:p>TRUE</text:p>
          </table:table-cell>
          <table:table-cell table:formula="of:=NOT(ISERROR(MATCH([.$B863];[$'BISINDO raw'.D863:$'BISINDO raw'.D1979];0)))" office:value-type="boolean" office:boolean-value="true" calcext:value-type="boolean">
            <text:p>TRUE</text:p>
          </table:table-cell>
          <table:table-cell table:formula="of:=IF([.E863]=0;[$'BISINDO raw'.D86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umput(3)</text:p>
          </table:table-cell>
          <table:table-cell table:formula="of:=NOT(ISERROR(MATCH([.B864];[$'BISINDO raw'.B687:$'BISINDO raw'.B1803];0)))" office:value-type="boolean" office:boolean-value="false" calcext:value-type="boolean">
            <text:p>FALSE</text:p>
          </table:table-cell>
          <table:table-cell table:formula="of:=NOT(ISERROR(MATCH([.B864];[$'BISINDO raw'.C864:$'BISINDO raw'.C1980];0)))" office:value-type="boolean" office:boolean-value="false" calcext:value-type="boolean">
            <text:p>FALSE</text:p>
          </table:table-cell>
          <table:table-cell table:formula="of:=NOT(ISERROR(MATCH([.$B864];[$'BISINDO raw'.D864:$'BISINDO raw'.D1980];0)))" office:value-type="boolean" office:boolean-value="false" calcext:value-type="boolean">
            <text:p>FALSE</text:p>
          </table:table-cell>
          <table:table-cell table:formula="of:=IF([.E864]=0;[$'BISINDO raw'.D864]; &quot;&quot;)" office:value-type="string" office:string-value="rumput-3" calcext:value-type="string">
            <text:p>rumput-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usa(1)</text:p>
          </table:table-cell>
          <table:table-cell table:formula="of:=NOT(ISERROR(MATCH([.B865];[$'BISINDO raw'.B688:$'BISINDO raw'.B1804];0)))" office:value-type="boolean" office:boolean-value="true" calcext:value-type="boolean">
            <text:p>TRUE</text:p>
          </table:table-cell>
          <table:table-cell table:formula="of:=NOT(ISERROR(MATCH([.B865];[$'BISINDO raw'.C865:$'BISINDO raw'.C1981];0)))" office:value-type="boolean" office:boolean-value="true" calcext:value-type="boolean">
            <text:p>TRUE</text:p>
          </table:table-cell>
          <table:table-cell table:formula="of:=NOT(ISERROR(MATCH([.$B865];[$'BISINDO raw'.D865:$'BISINDO raw'.D1981];0)))" office:value-type="boolean" office:boolean-value="true" calcext:value-type="boolean">
            <text:p>TRUE</text:p>
          </table:table-cell>
          <table:table-cell table:formula="of:=IF([.E865]=0;[$'BISINDO raw'.D86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usa(2)</text:p>
          </table:table-cell>
          <table:table-cell table:formula="of:=NOT(ISERROR(MATCH([.B866];[$'BISINDO raw'.B689:$'BISINDO raw'.B1805];0)))" office:value-type="boolean" office:boolean-value="true" calcext:value-type="boolean">
            <text:p>TRUE</text:p>
          </table:table-cell>
          <table:table-cell table:formula="of:=NOT(ISERROR(MATCH([.B866];[$'BISINDO raw'.C866:$'BISINDO raw'.C1982];0)))" office:value-type="boolean" office:boolean-value="true" calcext:value-type="boolean">
            <text:p>TRUE</text:p>
          </table:table-cell>
          <table:table-cell table:formula="of:=NOT(ISERROR(MATCH([.$B866];[$'BISINDO raw'.D866:$'BISINDO raw'.D1982];0)))" office:value-type="boolean" office:boolean-value="true" calcext:value-type="boolean">
            <text:p>TRUE</text:p>
          </table:table-cell>
          <table:table-cell table:formula="of:=IF([.E866]=0;[$'BISINDO raw'.D86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NOT(ISERROR(MATCH([.B867];[$'BISINDO raw'.B690:$'BISINDO raw'.B1806];0)))" office:value-type="boolean" office:boolean-value="true" calcext:value-type="boolean">
            <text:p>TRUE</text:p>
          </table:table-cell>
          <table:table-cell table:formula="of:=NOT(ISERROR(MATCH([.B867];[$'BISINDO raw'.C867:$'BISINDO raw'.C1983];0)))" office:value-type="boolean" office:boolean-value="true" calcext:value-type="boolean">
            <text:p>TRUE</text:p>
          </table:table-cell>
          <table:table-cell table:formula="of:=NOT(ISERROR(MATCH([.$B867];[$'BISINDO raw'.D867:$'BISINDO raw'.D1983];0)))" office:value-type="boolean" office:boolean-value="true" calcext:value-type="boolean">
            <text:p>TRUE</text:p>
          </table:table-cell>
          <table:table-cell table:formula="of:=IF([.E867]=0;[$'BISINDO raw'.D86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btu</text:p>
          </table:table-cell>
          <table:table-cell table:formula="of:=NOT(ISERROR(MATCH([.B868];[$'BISINDO raw'.B691:$'BISINDO raw'.B1807];0)))" office:value-type="boolean" office:boolean-value="true" calcext:value-type="boolean">
            <text:p>TRUE</text:p>
          </table:table-cell>
          <table:table-cell table:formula="of:=NOT(ISERROR(MATCH([.B868];[$'BISINDO raw'.C868:$'BISINDO raw'.C1984];0)))" office:value-type="boolean" office:boolean-value="true" calcext:value-type="boolean">
            <text:p>TRUE</text:p>
          </table:table-cell>
          <table:table-cell table:formula="of:=NOT(ISERROR(MATCH([.$B868];[$'BISINDO raw'.D868:$'BISINDO raw'.D1984];0)))" office:value-type="boolean" office:boolean-value="true" calcext:value-type="boolean">
            <text:p>TRUE</text:p>
          </table:table-cell>
          <table:table-cell table:formula="of:=IF([.E868]=0;[$'BISINDO raw'.D86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habat</text:p>
          </table:table-cell>
          <table:table-cell table:formula="of:=NOT(ISERROR(MATCH([.B869];[$'BISINDO raw'.B692:$'BISINDO raw'.B1808];0)))" office:value-type="boolean" office:boolean-value="true" calcext:value-type="boolean">
            <text:p>TRUE</text:p>
          </table:table-cell>
          <table:table-cell table:formula="of:=NOT(ISERROR(MATCH([.B869];[$'BISINDO raw'.C869:$'BISINDO raw'.C1985];0)))" office:value-type="boolean" office:boolean-value="true" calcext:value-type="boolean">
            <text:p>TRUE</text:p>
          </table:table-cell>
          <table:table-cell table:formula="of:=NOT(ISERROR(MATCH([.$B869];[$'BISINDO raw'.D869:$'BISINDO raw'.D1985];0)))" office:value-type="boolean" office:boolean-value="true" calcext:value-type="boolean">
            <text:p>TRUE</text:p>
          </table:table-cell>
          <table:table-cell table:formula="of:=IF([.E869]=0;[$'BISINDO raw'.D86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kit(bagiandalamtubuh)</text:p>
          </table:table-cell>
          <table:table-cell table:formula="of:=NOT(ISERROR(MATCH([.B870];[$'BISINDO raw'.B693:$'BISINDO raw'.B1809];0)))" office:value-type="boolean" office:boolean-value="false" calcext:value-type="boolean">
            <text:p>FALSE</text:p>
          </table:table-cell>
          <table:table-cell table:formula="of:=NOT(ISERROR(MATCH([.B870];[$'BISINDO raw'.C870:$'BISINDO raw'.C1986];0)))" office:value-type="boolean" office:boolean-value="false" calcext:value-type="boolean">
            <text:p>FALSE</text:p>
          </table:table-cell>
          <table:table-cell table:formula="of:=NOT(ISERROR(MATCH([.$B870];[$'BISINDO raw'.D870:$'BISINDO raw'.D1986];0)))" office:value-type="boolean" office:boolean-value="true" calcext:value-type="boolean">
            <text:p>TRUE</text:p>
          </table:table-cell>
          <table:table-cell table:formula="of:=IF([.E870]=0;[$'BISINDO raw'.D87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kit(bagianluartubuh)</text:p>
          </table:table-cell>
          <table:table-cell table:formula="of:=NOT(ISERROR(MATCH([.B871];[$'BISINDO raw'.B694:$'BISINDO raw'.B1810];0)))" office:value-type="boolean" office:boolean-value="false" calcext:value-type="boolean">
            <text:p>FALSE</text:p>
          </table:table-cell>
          <table:table-cell table:formula="of:=NOT(ISERROR(MATCH([.B871];[$'BISINDO raw'.C871:$'BISINDO raw'.C1987];0)))" office:value-type="boolean" office:boolean-value="false" calcext:value-type="boolean">
            <text:p>FALSE</text:p>
          </table:table-cell>
          <table:table-cell table:formula="of:=NOT(ISERROR(MATCH([.$B871];[$'BISINDO raw'.D871:$'BISINDO raw'.D1987];0)))" office:value-type="boolean" office:boolean-value="true" calcext:value-type="boolean">
            <text:p>TRUE</text:p>
          </table:table-cell>
          <table:table-cell table:formula="of:=IF([.E871]=0;[$'BISINDO raw'.D87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kitgeraham</text:p>
          </table:table-cell>
          <table:table-cell table:formula="of:=NOT(ISERROR(MATCH([.B872];[$'BISINDO raw'.B695:$'BISINDO raw'.B1811];0)))" office:value-type="boolean" office:boolean-value="false" calcext:value-type="boolean">
            <text:p>FALSE</text:p>
          </table:table-cell>
          <table:table-cell table:formula="of:=NOT(ISERROR(MATCH([.B872];[$'BISINDO raw'.C872:$'BISINDO raw'.C1988];0)))" office:value-type="boolean" office:boolean-value="false" calcext:value-type="boolean">
            <text:p>FALSE</text:p>
          </table:table-cell>
          <table:table-cell table:formula="of:=NOT(ISERROR(MATCH([.$B872];[$'BISINDO raw'.D872:$'BISINDO raw'.D1988];0)))" office:value-type="boolean" office:boolean-value="true" calcext:value-type="boolean">
            <text:p>TRUE</text:p>
          </table:table-cell>
          <table:table-cell table:formula="of:=IF([.E872]=0;[$'BISINDO raw'.D87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kitkaki</text:p>
          </table:table-cell>
          <table:table-cell table:formula="of:=NOT(ISERROR(MATCH([.B873];[$'BISINDO raw'.B696:$'BISINDO raw'.B1812];0)))" office:value-type="boolean" office:boolean-value="false" calcext:value-type="boolean">
            <text:p>FALSE</text:p>
          </table:table-cell>
          <table:table-cell table:formula="of:=NOT(ISERROR(MATCH([.B873];[$'BISINDO raw'.C873:$'BISINDO raw'.C1989];0)))" office:value-type="boolean" office:boolean-value="false" calcext:value-type="boolean">
            <text:p>FALSE</text:p>
          </table:table-cell>
          <table:table-cell table:formula="of:=NOT(ISERROR(MATCH([.$B873];[$'BISINDO raw'.D873:$'BISINDO raw'.D1989];0)))" office:value-type="boolean" office:boolean-value="true" calcext:value-type="boolean">
            <text:p>TRUE</text:p>
          </table:table-cell>
          <table:table-cell table:formula="of:=IF([.E873]=0;[$'BISINDO raw'.D87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kitkepala</text:p>
          </table:table-cell>
          <table:table-cell table:formula="of:=NOT(ISERROR(MATCH([.B874];[$'BISINDO raw'.B697:$'BISINDO raw'.B1813];0)))" office:value-type="boolean" office:boolean-value="false" calcext:value-type="boolean">
            <text:p>FALSE</text:p>
          </table:table-cell>
          <table:table-cell table:formula="of:=NOT(ISERROR(MATCH([.B874];[$'BISINDO raw'.C874:$'BISINDO raw'.C1990];0)))" office:value-type="boolean" office:boolean-value="false" calcext:value-type="boolean">
            <text:p>FALSE</text:p>
          </table:table-cell>
          <table:table-cell table:formula="of:=NOT(ISERROR(MATCH([.$B874];[$'BISINDO raw'.D874:$'BISINDO raw'.D1990];0)))" office:value-type="boolean" office:boolean-value="true" calcext:value-type="boolean">
            <text:p>TRUE</text:p>
          </table:table-cell>
          <table:table-cell table:formula="of:=IF([.E874]=0;[$'BISINDO raw'.D87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kitleher</text:p>
          </table:table-cell>
          <table:table-cell table:formula="of:=NOT(ISERROR(MATCH([.B875];[$'BISINDO raw'.B698:$'BISINDO raw'.B1814];0)))" office:value-type="boolean" office:boolean-value="false" calcext:value-type="boolean">
            <text:p>FALSE</text:p>
          </table:table-cell>
          <table:table-cell table:formula="of:=NOT(ISERROR(MATCH([.B875];[$'BISINDO raw'.C875:$'BISINDO raw'.C1991];0)))" office:value-type="boolean" office:boolean-value="false" calcext:value-type="boolean">
            <text:p>FALSE</text:p>
          </table:table-cell>
          <table:table-cell table:formula="of:=NOT(ISERROR(MATCH([.$B875];[$'BISINDO raw'.D875:$'BISINDO raw'.D1991];0)))" office:value-type="boolean" office:boolean-value="true" calcext:value-type="boolean">
            <text:p>TRUE</text:p>
          </table:table-cell>
          <table:table-cell table:formula="of:=IF([.E875]=0;[$'BISINDO raw'.D87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kitlengan</text:p>
          </table:table-cell>
          <table:table-cell table:formula="of:=NOT(ISERROR(MATCH([.B876];[$'BISINDO raw'.B699:$'BISINDO raw'.B1815];0)))" office:value-type="boolean" office:boolean-value="false" calcext:value-type="boolean">
            <text:p>FALSE</text:p>
          </table:table-cell>
          <table:table-cell table:formula="of:=NOT(ISERROR(MATCH([.B876];[$'BISINDO raw'.C876:$'BISINDO raw'.C1992];0)))" office:value-type="boolean" office:boolean-value="false" calcext:value-type="boolean">
            <text:p>FALSE</text:p>
          </table:table-cell>
          <table:table-cell table:formula="of:=NOT(ISERROR(MATCH([.$B876];[$'BISINDO raw'.D876:$'BISINDO raw'.D1992];0)))" office:value-type="boolean" office:boolean-value="true" calcext:value-type="boolean">
            <text:p>TRUE</text:p>
          </table:table-cell>
          <table:table-cell table:formula="of:=IF([.E876]=0;[$'BISINDO raw'.D87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kitpinggang</text:p>
          </table:table-cell>
          <table:table-cell table:formula="of:=NOT(ISERROR(MATCH([.B877];[$'BISINDO raw'.B700:$'BISINDO raw'.B1816];0)))" office:value-type="boolean" office:boolean-value="false" calcext:value-type="boolean">
            <text:p>FALSE</text:p>
          </table:table-cell>
          <table:table-cell table:formula="of:=NOT(ISERROR(MATCH([.B877];[$'BISINDO raw'.C877:$'BISINDO raw'.C1993];0)))" office:value-type="boolean" office:boolean-value="false" calcext:value-type="boolean">
            <text:p>FALSE</text:p>
          </table:table-cell>
          <table:table-cell table:formula="of:=NOT(ISERROR(MATCH([.$B877];[$'BISINDO raw'.D877:$'BISINDO raw'.D1993];0)))" office:value-type="boolean" office:boolean-value="true" calcext:value-type="boolean">
            <text:p>TRUE</text:p>
          </table:table-cell>
          <table:table-cell table:formula="of:=IF([.E877]=0;[$'BISINDO raw'.D87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kitpunggung</text:p>
          </table:table-cell>
          <table:table-cell table:formula="of:=NOT(ISERROR(MATCH([.B878];[$'BISINDO raw'.B701:$'BISINDO raw'.B1817];0)))" office:value-type="boolean" office:boolean-value="false" calcext:value-type="boolean">
            <text:p>FALSE</text:p>
          </table:table-cell>
          <table:table-cell table:formula="of:=NOT(ISERROR(MATCH([.B878];[$'BISINDO raw'.C878:$'BISINDO raw'.C1994];0)))" office:value-type="boolean" office:boolean-value="false" calcext:value-type="boolean">
            <text:p>FALSE</text:p>
          </table:table-cell>
          <table:table-cell table:formula="of:=NOT(ISERROR(MATCH([.$B878];[$'BISINDO raw'.D878:$'BISINDO raw'.D1994];0)))" office:value-type="boolean" office:boolean-value="true" calcext:value-type="boolean">
            <text:p>TRUE</text:p>
          </table:table-cell>
          <table:table-cell table:formula="of:=IF([.E878]=0;[$'BISINDO raw'.D87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h</text:p>
          </table:table-cell>
          <table:table-cell table:formula="of:=NOT(ISERROR(MATCH([.B879];[$'BISINDO raw'.B702:$'BISINDO raw'.B1818];0)))" office:value-type="boolean" office:boolean-value="true" calcext:value-type="boolean">
            <text:p>TRUE</text:p>
          </table:table-cell>
          <table:table-cell table:formula="of:=NOT(ISERROR(MATCH([.B879];[$'BISINDO raw'.C879:$'BISINDO raw'.C1995];0)))" office:value-type="boolean" office:boolean-value="true" calcext:value-type="boolean">
            <text:p>TRUE</text:p>
          </table:table-cell>
          <table:table-cell table:formula="of:=NOT(ISERROR(MATCH([.$B879];[$'BISINDO raw'.D879:$'BISINDO raw'.D1995];0)))" office:value-type="boolean" office:boolean-value="true" calcext:value-type="boolean">
            <text:p>TRUE</text:p>
          </table:table-cell>
          <table:table-cell table:formula="of:=IF([.E879]=0;[$'BISINDO raw'.D87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ju</text:p>
          </table:table-cell>
          <table:table-cell table:formula="of:=NOT(ISERROR(MATCH([.B880];[$'BISINDO raw'.B703:$'BISINDO raw'.B1819];0)))" office:value-type="boolean" office:boolean-value="true" calcext:value-type="boolean">
            <text:p>TRUE</text:p>
          </table:table-cell>
          <table:table-cell table:formula="of:=NOT(ISERROR(MATCH([.B880];[$'BISINDO raw'.C880:$'BISINDO raw'.C1996];0)))" office:value-type="boolean" office:boolean-value="true" calcext:value-type="boolean">
            <text:p>TRUE</text:p>
          </table:table-cell>
          <table:table-cell table:formula="of:=NOT(ISERROR(MATCH([.$B880];[$'BISINDO raw'.D880:$'BISINDO raw'.D1996];0)))" office:value-type="boolean" office:boolean-value="true" calcext:value-type="boolean">
            <text:p>TRUE</text:p>
          </table:table-cell>
          <table:table-cell table:formula="of:=IF([.E880]=0;[$'BISINDO raw'.D88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ma(1)</text:p>
          </table:table-cell>
          <table:table-cell table:formula="of:=NOT(ISERROR(MATCH([.B881];[$'BISINDO raw'.B704:$'BISINDO raw'.B1820];0)))" office:value-type="boolean" office:boolean-value="false" calcext:value-type="boolean">
            <text:p>FALSE</text:p>
          </table:table-cell>
          <table:table-cell table:formula="of:=NOT(ISERROR(MATCH([.B881];[$'BISINDO raw'.C881:$'BISINDO raw'.C1997];0)))" office:value-type="boolean" office:boolean-value="true" calcext:value-type="boolean">
            <text:p>TRUE</text:p>
          </table:table-cell>
          <table:table-cell table:formula="of:=NOT(ISERROR(MATCH([.$B881];[$'BISINDO raw'.D881:$'BISINDO raw'.D1997];0)))" office:value-type="boolean" office:boolean-value="true" calcext:value-type="boolean">
            <text:p>TRUE</text:p>
          </table:table-cell>
          <table:table-cell table:formula="of:=IF([.E881]=0;[$'BISINDO raw'.D88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ma(2)</text:p>
          </table:table-cell>
          <table:table-cell table:formula="of:=NOT(ISERROR(MATCH([.B882];[$'BISINDO raw'.B705:$'BISINDO raw'.B1821];0)))" office:value-type="boolean" office:boolean-value="false" calcext:value-type="boolean">
            <text:p>FALSE</text:p>
          </table:table-cell>
          <table:table-cell table:formula="of:=NOT(ISERROR(MATCH([.B882];[$'BISINDO raw'.C882:$'BISINDO raw'.C1998];0)))" office:value-type="boolean" office:boolean-value="true" calcext:value-type="boolean">
            <text:p>TRUE</text:p>
          </table:table-cell>
          <table:table-cell table:formula="of:=NOT(ISERROR(MATCH([.$B882];[$'BISINDO raw'.D882:$'BISINDO raw'.D1998];0)))" office:value-type="boolean" office:boolean-value="true" calcext:value-type="boolean">
            <text:p>TRUE</text:p>
          </table:table-cell>
          <table:table-cell table:formula="of:=IF([.E882]=0;[$'BISINDO raw'.D88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ma(3)</text:p>
          </table:table-cell>
          <table:table-cell table:formula="of:=NOT(ISERROR(MATCH([.B883];[$'BISINDO raw'.B706:$'BISINDO raw'.B1822];0)))" office:value-type="boolean" office:boolean-value="false" calcext:value-type="boolean">
            <text:p>FALSE</text:p>
          </table:table-cell>
          <table:table-cell table:formula="of:=NOT(ISERROR(MATCH([.B883];[$'BISINDO raw'.C883:$'BISINDO raw'.C1999];0)))" office:value-type="boolean" office:boolean-value="false" calcext:value-type="boolean">
            <text:p>FALSE</text:p>
          </table:table-cell>
          <table:table-cell table:formula="of:=NOT(ISERROR(MATCH([.$B883];[$'BISINDO raw'.D883:$'BISINDO raw'.D1999];0)))" office:value-type="boolean" office:boolean-value="false" calcext:value-type="boolean">
            <text:p>FALSE</text:p>
          </table:table-cell>
          <table:table-cell table:formula="of:=IF([.E883]=0;[$'BISINDO raw'.D883]; &quot;&quot;)" office:value-type="string" office:string-value="sama-3" calcext:value-type="string">
            <text:p>sama-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madengan(1)</text:p>
          </table:table-cell>
          <table:table-cell table:formula="of:=NOT(ISERROR(MATCH([.B884];[$'BISINDO raw'.B707:$'BISINDO raw'.B1823];0)))" office:value-type="boolean" office:boolean-value="false" calcext:value-type="boolean">
            <text:p>FALSE</text:p>
          </table:table-cell>
          <table:table-cell table:formula="of:=NOT(ISERROR(MATCH([.B884];[$'BISINDO raw'.C884:$'BISINDO raw'.C2000];0)))" office:value-type="boolean" office:boolean-value="false" calcext:value-type="boolean">
            <text:p>FALSE</text:p>
          </table:table-cell>
          <table:table-cell table:formula="of:=NOT(ISERROR(MATCH([.$B884];[$'BISINDO raw'.D884:$'BISINDO raw'.D2000];0)))" office:value-type="boolean" office:boolean-value="false" calcext:value-type="boolean">
            <text:p>FALSE</text:p>
          </table:table-cell>
          <table:table-cell table:formula="of:=IF([.E884]=0;[$'BISINDO raw'.D884]; &quot;&quot;)" office:value-type="string" office:string-value="sama-dengan(1)" calcext:value-type="string">
            <text:p>sama-dengan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madengan(2)</text:p>
          </table:table-cell>
          <table:table-cell table:formula="of:=NOT(ISERROR(MATCH([.B885];[$'BISINDO raw'.B708:$'BISINDO raw'.B1824];0)))" office:value-type="boolean" office:boolean-value="false" calcext:value-type="boolean">
            <text:p>FALSE</text:p>
          </table:table-cell>
          <table:table-cell table:formula="of:=NOT(ISERROR(MATCH([.B885];[$'BISINDO raw'.C885:$'BISINDO raw'.C2001];0)))" office:value-type="boolean" office:boolean-value="false" calcext:value-type="boolean">
            <text:p>FALSE</text:p>
          </table:table-cell>
          <table:table-cell table:formula="of:=NOT(ISERROR(MATCH([.$B885];[$'BISINDO raw'.D885:$'BISINDO raw'.D2001];0)))" office:value-type="boolean" office:boolean-value="false" calcext:value-type="boolean">
            <text:p>FALSE</text:p>
          </table:table-cell>
          <table:table-cell table:formula="of:=IF([.E885]=0;[$'BISINDO raw'.D885]; &quot;&quot;)" office:value-type="string" office:string-value="sama-dengan(2)" calcext:value-type="string">
            <text:p>sama-dengan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mpai</text:p>
          </table:table-cell>
          <table:table-cell table:formula="of:=NOT(ISERROR(MATCH([.B886];[$'BISINDO raw'.B710:$'BISINDO raw'.B1826];0)))" office:value-type="boolean" office:boolean-value="true" calcext:value-type="boolean">
            <text:p>TRUE</text:p>
          </table:table-cell>
          <table:table-cell table:formula="of:=NOT(ISERROR(MATCH([.B886];[$'BISINDO raw'.C886:$'BISINDO raw'.C2002];0)))" office:value-type="boolean" office:boolean-value="true" calcext:value-type="boolean">
            <text:p>TRUE</text:p>
          </table:table-cell>
          <table:table-cell table:formula="of:=NOT(ISERROR(MATCH([.$B886];[$'BISINDO raw'.D886:$'BISINDO raw'.D2002];0)))" office:value-type="boolean" office:boolean-value="true" calcext:value-type="boolean">
            <text:p>TRUE</text:p>
          </table:table-cell>
          <table:table-cell table:formula="of:=IF([.E886]=0;[$'BISINDO raw'.D88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mpai(waktu)</text:p>
          </table:table-cell>
          <table:table-cell table:formula="of:=NOT(ISERROR(MATCH([.B887];[$'BISINDO raw'.B709:$'BISINDO raw'.B1825];0)))" office:value-type="boolean" office:boolean-value="false" calcext:value-type="boolean">
            <text:p>FALSE</text:p>
          </table:table-cell>
          <table:table-cell table:formula="of:=NOT(ISERROR(MATCH([.B887];[$'BISINDO raw'.C887:$'BISINDO raw'.C2003];0)))" office:value-type="boolean" office:boolean-value="false" calcext:value-type="boolean">
            <text:p>FALSE</text:p>
          </table:table-cell>
          <table:table-cell table:formula="of:=NOT(ISERROR(MATCH([.$B887];[$'BISINDO raw'.D887:$'BISINDO raw'.D2003];0)))" office:value-type="boolean" office:boolean-value="true" calcext:value-type="boolean">
            <text:p>TRUE</text:p>
          </table:table-cell>
          <table:table-cell table:formula="of:=IF([.E887]=0;[$'BISINDO raw'.D88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tai</text:p>
          </table:table-cell>
          <table:table-cell table:formula="of:=NOT(ISERROR(MATCH([.B888];[$'BISINDO raw'.B711:$'BISINDO raw'.B1827];0)))" office:value-type="boolean" office:boolean-value="true" calcext:value-type="boolean">
            <text:p>TRUE</text:p>
          </table:table-cell>
          <table:table-cell table:formula="of:=NOT(ISERROR(MATCH([.B888];[$'BISINDO raw'.C888:$'BISINDO raw'.C2004];0)))" office:value-type="boolean" office:boolean-value="true" calcext:value-type="boolean">
            <text:p>TRUE</text:p>
          </table:table-cell>
          <table:table-cell table:formula="of:=NOT(ISERROR(MATCH([.$B888];[$'BISINDO raw'.D888:$'BISINDO raw'.D2004];0)))" office:value-type="boolean" office:boolean-value="true" calcext:value-type="boolean">
            <text:p>TRUE</text:p>
          </table:table-cell>
          <table:table-cell table:formula="of:=IF([.E888]=0;[$'BISINDO raw'.D88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i(1)</text:p>
          </table:table-cell>
          <table:table-cell table:formula="of:=NOT(ISERROR(MATCH([.B889];[$'BISINDO raw'.B712:$'BISINDO raw'.B1828];0)))" office:value-type="boolean" office:boolean-value="false" calcext:value-type="boolean">
            <text:p>FALSE</text:p>
          </table:table-cell>
          <table:table-cell table:formula="of:=NOT(ISERROR(MATCH([.B889];[$'BISINDO raw'.C889:$'BISINDO raw'.C2005];0)))" office:value-type="boolean" office:boolean-value="true" calcext:value-type="boolean">
            <text:p>TRUE</text:p>
          </table:table-cell>
          <table:table-cell table:formula="of:=NOT(ISERROR(MATCH([.$B889];[$'BISINDO raw'.D889:$'BISINDO raw'.D2005];0)))" office:value-type="boolean" office:boolean-value="true" calcext:value-type="boolean">
            <text:p>TRUE</text:p>
          </table:table-cell>
          <table:table-cell table:formula="of:=IF([.E889]=0;[$'BISINDO raw'.D88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i(2)</text:p>
          </table:table-cell>
          <table:table-cell table:formula="of:=NOT(ISERROR(MATCH([.B890];[$'BISINDO raw'.B713:$'BISINDO raw'.B1829];0)))" office:value-type="boolean" office:boolean-value="false" calcext:value-type="boolean">
            <text:p>FALSE</text:p>
          </table:table-cell>
          <table:table-cell table:formula="of:=NOT(ISERROR(MATCH([.B890];[$'BISINDO raw'.C890:$'BISINDO raw'.C2006];0)))" office:value-type="boolean" office:boolean-value="true" calcext:value-type="boolean">
            <text:p>TRUE</text:p>
          </table:table-cell>
          <table:table-cell table:formula="of:=NOT(ISERROR(MATCH([.$B890];[$'BISINDO raw'.D890:$'BISINDO raw'.D2006];0)))" office:value-type="boolean" office:boolean-value="true" calcext:value-type="boolean">
            <text:p>TRUE</text:p>
          </table:table-cell>
          <table:table-cell table:formula="of:=IF([.E890]=0;[$'BISINDO raw'.D89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tpam(1)</text:p>
          </table:table-cell>
          <table:table-cell table:formula="of:=NOT(ISERROR(MATCH([.B891];[$'BISINDO raw'.B714:$'BISINDO raw'.B1830];0)))" office:value-type="boolean" office:boolean-value="true" calcext:value-type="boolean">
            <text:p>TRUE</text:p>
          </table:table-cell>
          <table:table-cell table:formula="of:=NOT(ISERROR(MATCH([.B891];[$'BISINDO raw'.C891:$'BISINDO raw'.C2007];0)))" office:value-type="boolean" office:boolean-value="true" calcext:value-type="boolean">
            <text:p>TRUE</text:p>
          </table:table-cell>
          <table:table-cell table:formula="of:=NOT(ISERROR(MATCH([.$B891];[$'BISINDO raw'.D891:$'BISINDO raw'.D2007];0)))" office:value-type="boolean" office:boolean-value="true" calcext:value-type="boolean">
            <text:p>TRUE</text:p>
          </table:table-cell>
          <table:table-cell table:formula="of:=IF([.E891]=0;[$'BISINDO raw'.D89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tpam(2)</text:p>
          </table:table-cell>
          <table:table-cell table:formula="of:=NOT(ISERROR(MATCH([.B892];[$'BISINDO raw'.B715:$'BISINDO raw'.B1831];0)))" office:value-type="boolean" office:boolean-value="true" calcext:value-type="boolean">
            <text:p>TRUE</text:p>
          </table:table-cell>
          <table:table-cell table:formula="of:=NOT(ISERROR(MATCH([.B892];[$'BISINDO raw'.C892:$'BISINDO raw'.C2008];0)))" office:value-type="boolean" office:boolean-value="true" calcext:value-type="boolean">
            <text:p>TRUE</text:p>
          </table:table-cell>
          <table:table-cell table:formula="of:=NOT(ISERROR(MATCH([.$B892];[$'BISINDO raw'.D892:$'BISINDO raw'.D2008];0)))" office:value-type="boolean" office:boolean-value="true" calcext:value-type="boolean">
            <text:p>TRUE</text:p>
          </table:table-cell>
          <table:table-cell table:formula="of:=IF([.E892]=0;[$'BISINDO raw'.D89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tu</text:p>
          </table:table-cell>
          <table:table-cell table:formula="of:=NOT(ISERROR(MATCH([.B893];[$'BISINDO raw'.B716:$'BISINDO raw'.B1832];0)))" office:value-type="boolean" office:boolean-value="true" calcext:value-type="boolean">
            <text:p>TRUE</text:p>
          </table:table-cell>
          <table:table-cell table:formula="of:=NOT(ISERROR(MATCH([.B893];[$'BISINDO raw'.C893:$'BISINDO raw'.C2009];0)))" office:value-type="boolean" office:boolean-value="true" calcext:value-type="boolean">
            <text:p>TRUE</text:p>
          </table:table-cell>
          <table:table-cell table:formula="of:=NOT(ISERROR(MATCH([.$B893];[$'BISINDO raw'.D893:$'BISINDO raw'.D2009];0)))" office:value-type="boolean" office:boolean-value="true" calcext:value-type="boolean">
            <text:p>TRUE</text:p>
          </table:table-cell>
          <table:table-cell table:formula="of:=IF([.E893]=0;[$'BISINDO raw'.D89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tujuta(1)</text:p>
          </table:table-cell>
          <table:table-cell table:formula="of:=NOT(ISERROR(MATCH([.B894];[$'BISINDO raw'.B717:$'BISINDO raw'.B1833];0)))" office:value-type="boolean" office:boolean-value="false" calcext:value-type="boolean">
            <text:p>FALSE</text:p>
          </table:table-cell>
          <table:table-cell table:formula="of:=NOT(ISERROR(MATCH([.B894];[$'BISINDO raw'.C894:$'BISINDO raw'.C2010];0)))" office:value-type="boolean" office:boolean-value="false" calcext:value-type="boolean">
            <text:p>FALSE</text:p>
          </table:table-cell>
          <table:table-cell table:formula="of:=NOT(ISERROR(MATCH([.$B894];[$'BISINDO raw'.D894:$'BISINDO raw'.D2010];0)))" office:value-type="boolean" office:boolean-value="true" calcext:value-type="boolean">
            <text:p>TRUE</text:p>
          </table:table-cell>
          <table:table-cell table:formula="of:=IF([.E894]=0;[$'BISINDO raw'.D89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tujuta(2)</text:p>
          </table:table-cell>
          <table:table-cell table:formula="of:=NOT(ISERROR(MATCH([.B895];[$'BISINDO raw'.B718:$'BISINDO raw'.B1834];0)))" office:value-type="boolean" office:boolean-value="false" calcext:value-type="boolean">
            <text:p>FALSE</text:p>
          </table:table-cell>
          <table:table-cell table:formula="of:=NOT(ISERROR(MATCH([.B895];[$'BISINDO raw'.C895:$'BISINDO raw'.C2011];0)))" office:value-type="boolean" office:boolean-value="false" calcext:value-type="boolean">
            <text:p>FALSE</text:p>
          </table:table-cell>
          <table:table-cell table:formula="of:=NOT(ISERROR(MATCH([.$B895];[$'BISINDO raw'.D895:$'BISINDO raw'.D2011];0)))" office:value-type="boolean" office:boolean-value="true" calcext:value-type="boolean">
            <text:p>TRUE</text:p>
          </table:table-cell>
          <table:table-cell table:formula="of:=IF([.E895]=0;[$'BISINDO raw'.D89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tukali</text:p>
          </table:table-cell>
          <table:table-cell table:formula="of:=NOT(ISERROR(MATCH([.B896];[$'BISINDO raw'.B719:$'BISINDO raw'.B1835];0)))" office:value-type="boolean" office:boolean-value="false" calcext:value-type="boolean">
            <text:p>FALSE</text:p>
          </table:table-cell>
          <table:table-cell table:formula="of:=NOT(ISERROR(MATCH([.B896];[$'BISINDO raw'.C896:$'BISINDO raw'.C2012];0)))" office:value-type="boolean" office:boolean-value="false" calcext:value-type="boolean">
            <text:p>FALSE</text:p>
          </table:table-cell>
          <table:table-cell table:formula="of:=NOT(ISERROR(MATCH([.$B896];[$'BISINDO raw'.D896:$'BISINDO raw'.D2012];0)))" office:value-type="boolean" office:boolean-value="true" calcext:value-type="boolean">
            <text:p>TRUE</text:p>
          </table:table-cell>
          <table:table-cell table:formula="of:=IF([.E896]=0;[$'BISINDO raw'.D89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tumilyar(1)</text:p>
          </table:table-cell>
          <table:table-cell table:formula="of:=NOT(ISERROR(MATCH([.B897];[$'BISINDO raw'.B720:$'BISINDO raw'.B1836];0)))" office:value-type="boolean" office:boolean-value="false" calcext:value-type="boolean">
            <text:p>FALSE</text:p>
          </table:table-cell>
          <table:table-cell table:formula="of:=NOT(ISERROR(MATCH([.B897];[$'BISINDO raw'.C897:$'BISINDO raw'.C2013];0)))" office:value-type="boolean" office:boolean-value="false" calcext:value-type="boolean">
            <text:p>FALSE</text:p>
          </table:table-cell>
          <table:table-cell table:formula="of:=NOT(ISERROR(MATCH([.$B897];[$'BISINDO raw'.D897:$'BISINDO raw'.D2013];0)))" office:value-type="boolean" office:boolean-value="true" calcext:value-type="boolean">
            <text:p>TRUE</text:p>
          </table:table-cell>
          <table:table-cell table:formula="of:=IF([.E897]=0;[$'BISINDO raw'.D89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tumilyar(2)</text:p>
          </table:table-cell>
          <table:table-cell table:formula="of:=NOT(ISERROR(MATCH([.B898];[$'BISINDO raw'.B721:$'BISINDO raw'.B1837];0)))" office:value-type="boolean" office:boolean-value="false" calcext:value-type="boolean">
            <text:p>FALSE</text:p>
          </table:table-cell>
          <table:table-cell table:formula="of:=NOT(ISERROR(MATCH([.B898];[$'BISINDO raw'.C898:$'BISINDO raw'.C2014];0)))" office:value-type="boolean" office:boolean-value="false" calcext:value-type="boolean">
            <text:p>FALSE</text:p>
          </table:table-cell>
          <table:table-cell table:formula="of:=NOT(ISERROR(MATCH([.$B898];[$'BISINDO raw'.D898:$'BISINDO raw'.D2014];0)))" office:value-type="boolean" office:boolean-value="true" calcext:value-type="boolean">
            <text:p>TRUE</text:p>
          </table:table-cell>
          <table:table-cell table:formula="of:=IF([.E898]=0;[$'BISINDO raw'.D89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udara</text:p>
          </table:table-cell>
          <table:table-cell table:formula="of:=NOT(ISERROR(MATCH([.B899];[$'BISINDO raw'.B722:$'BISINDO raw'.B1838];0)))" office:value-type="boolean" office:boolean-value="true" calcext:value-type="boolean">
            <text:p>TRUE</text:p>
          </table:table-cell>
          <table:table-cell table:formula="of:=NOT(ISERROR(MATCH([.B899];[$'BISINDO raw'.C899:$'BISINDO raw'.C2015];0)))" office:value-type="boolean" office:boolean-value="true" calcext:value-type="boolean">
            <text:p>TRUE</text:p>
          </table:table-cell>
          <table:table-cell table:formula="of:=NOT(ISERROR(MATCH([.$B899];[$'BISINDO raw'.D899:$'BISINDO raw'.D2015];0)))" office:value-type="boolean" office:boolean-value="true" calcext:value-type="boolean">
            <text:p>TRUE</text:p>
          </table:table-cell>
          <table:table-cell table:formula="of:=IF([.E899]=0;[$'BISINDO raw'.D89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udarakandung</text:p>
          </table:table-cell>
          <table:table-cell table:formula="of:=NOT(ISERROR(MATCH([.B900];[$'BISINDO raw'.B723:$'BISINDO raw'.B1839];0)))" office:value-type="boolean" office:boolean-value="false" calcext:value-type="boolean">
            <text:p>FALSE</text:p>
          </table:table-cell>
          <table:table-cell table:formula="of:=NOT(ISERROR(MATCH([.B900];[$'BISINDO raw'.C900:$'BISINDO raw'.C2016];0)))" office:value-type="boolean" office:boolean-value="false" calcext:value-type="boolean">
            <text:p>FALSE</text:p>
          </table:table-cell>
          <table:table-cell table:formula="of:=NOT(ISERROR(MATCH([.$B900];[$'BISINDO raw'.D900:$'BISINDO raw'.D2016];0)))" office:value-type="boolean" office:boolean-value="false" calcext:value-type="boolean">
            <text:p>FALSE</text:p>
          </table:table-cell>
          <table:table-cell table:formula="of:=IF([.E900]=0;[$'BISINDO raw'.D900]; &quot;&quot;)" office:value-type="string" office:string-value="saudara-kandung" calcext:value-type="string">
            <text:p>saudara-kandu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wah</text:p>
          </table:table-cell>
          <table:table-cell table:formula="of:=NOT(ISERROR(MATCH([.B901];[$'BISINDO raw'.B724:$'BISINDO raw'.B1840];0)))" office:value-type="boolean" office:boolean-value="true" calcext:value-type="boolean">
            <text:p>TRUE</text:p>
          </table:table-cell>
          <table:table-cell table:formula="of:=NOT(ISERROR(MATCH([.B901];[$'BISINDO raw'.C901:$'BISINDO raw'.C2017];0)))" office:value-type="boolean" office:boolean-value="true" calcext:value-type="boolean">
            <text:p>TRUE</text:p>
          </table:table-cell>
          <table:table-cell table:formula="of:=NOT(ISERROR(MATCH([.$B901];[$'BISINDO raw'.D901:$'BISINDO raw'.D2017];0)))" office:value-type="boolean" office:boolean-value="true" calcext:value-type="boolean">
            <text:p>TRUE</text:p>
          </table:table-cell>
          <table:table-cell table:formula="of:=IF([.E901]=0;[$'BISINDO raw'.D90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ya(1)</text:p>
          </table:table-cell>
          <table:table-cell table:formula="of:=NOT(ISERROR(MATCH([.B902];[$'BISINDO raw'.B725:$'BISINDO raw'.B1841];0)))" office:value-type="boolean" office:boolean-value="false" calcext:value-type="boolean">
            <text:p>FALSE</text:p>
          </table:table-cell>
          <table:table-cell table:formula="of:=NOT(ISERROR(MATCH([.B902];[$'BISINDO raw'.C902:$'BISINDO raw'.C2018];0)))" office:value-type="boolean" office:boolean-value="true" calcext:value-type="boolean">
            <text:p>TRUE</text:p>
          </table:table-cell>
          <table:table-cell table:formula="of:=NOT(ISERROR(MATCH([.$B902];[$'BISINDO raw'.D902:$'BISINDO raw'.D2018];0)))" office:value-type="boolean" office:boolean-value="true" calcext:value-type="boolean">
            <text:p>TRUE</text:p>
          </table:table-cell>
          <table:table-cell table:formula="of:=IF([.E902]=0;[$'BISINDO raw'.D90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ya(2)</text:p>
          </table:table-cell>
          <table:table-cell table:formula="of:=NOT(ISERROR(MATCH([.B903];[$'BISINDO raw'.B726:$'BISINDO raw'.B1842];0)))" office:value-type="boolean" office:boolean-value="false" calcext:value-type="boolean">
            <text:p>FALSE</text:p>
          </table:table-cell>
          <table:table-cell table:formula="of:=NOT(ISERROR(MATCH([.B903];[$'BISINDO raw'.C903:$'BISINDO raw'.C2019];0)))" office:value-type="boolean" office:boolean-value="true" calcext:value-type="boolean">
            <text:p>TRUE</text:p>
          </table:table-cell>
          <table:table-cell table:formula="of:=NOT(ISERROR(MATCH([.$B903];[$'BISINDO raw'.D903:$'BISINDO raw'.D2019];0)))" office:value-type="boolean" office:boolean-value="true" calcext:value-type="boolean">
            <text:p>TRUE</text:p>
          </table:table-cell>
          <table:table-cell table:formula="of:=IF([.E903]=0;[$'BISINDO raw'.D90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yabertanyakepadaanda</text:p>
          </table:table-cell>
          <table:table-cell table:formula="of:=NOT(ISERROR(MATCH([.B904];[$'BISINDO raw'.B727:$'BISINDO raw'.B1843];0)))" office:value-type="boolean" office:boolean-value="false" calcext:value-type="boolean">
            <text:p>FALSE</text:p>
          </table:table-cell>
          <table:table-cell table:formula="of:=NOT(ISERROR(MATCH([.B904];[$'BISINDO raw'.C904:$'BISINDO raw'.C2020];0)))" office:value-type="boolean" office:boolean-value="false" calcext:value-type="boolean">
            <text:p>FALSE</text:p>
          </table:table-cell>
          <table:table-cell table:formula="of:=NOT(ISERROR(MATCH([.$B904];[$'BISINDO raw'.D904:$'BISINDO raw'.D2020];0)))" office:value-type="boolean" office:boolean-value="false" calcext:value-type="boolean">
            <text:p>FALSE</text:p>
          </table:table-cell>
          <table:table-cell table:formula="of:=IF([.E904]=0;[$'BISINDO raw'.D904]; &quot;&quot;)" office:value-type="string" office:string-value="saya(1)" calcext:value-type="string">
            <text:p>say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yang(1)</text:p>
          </table:table-cell>
          <table:table-cell table:formula="of:=NOT(ISERROR(MATCH([.B905];[$'BISINDO raw'.B728:$'BISINDO raw'.B1844];0)))" office:value-type="boolean" office:boolean-value="false" calcext:value-type="boolean">
            <text:p>FALSE</text:p>
          </table:table-cell>
          <table:table-cell table:formula="of:=NOT(ISERROR(MATCH([.B905];[$'BISINDO raw'.C905:$'BISINDO raw'.C2021];0)))" office:value-type="boolean" office:boolean-value="true" calcext:value-type="boolean">
            <text:p>TRUE</text:p>
          </table:table-cell>
          <table:table-cell table:formula="of:=NOT(ISERROR(MATCH([.$B905];[$'BISINDO raw'.D905:$'BISINDO raw'.D2021];0)))" office:value-type="boolean" office:boolean-value="true" calcext:value-type="boolean">
            <text:p>TRUE</text:p>
          </table:table-cell>
          <table:table-cell table:formula="of:=IF([.E905]=0;[$'BISINDO raw'.D90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yang(2)</text:p>
          </table:table-cell>
          <table:table-cell table:formula="of:=NOT(ISERROR(MATCH([.B906];[$'BISINDO raw'.B729:$'BISINDO raw'.B1845];0)))" office:value-type="boolean" office:boolean-value="false" calcext:value-type="boolean">
            <text:p>FALSE</text:p>
          </table:table-cell>
          <table:table-cell table:formula="of:=NOT(ISERROR(MATCH([.B906];[$'BISINDO raw'.C906:$'BISINDO raw'.C2022];0)))" office:value-type="boolean" office:boolean-value="true" calcext:value-type="boolean">
            <text:p>TRUE</text:p>
          </table:table-cell>
          <table:table-cell table:formula="of:=NOT(ISERROR(MATCH([.$B906];[$'BISINDO raw'.D906:$'BISINDO raw'.D2022];0)))" office:value-type="boolean" office:boolean-value="true" calcext:value-type="boolean">
            <text:p>TRUE</text:p>
          </table:table-cell>
          <table:table-cell table:formula="of:=IF([.E906]=0;[$'BISINDO raw'.D90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yang(3)</text:p>
          </table:table-cell>
          <table:table-cell table:formula="of:=NOT(ISERROR(MATCH([.B907];[$'BISINDO raw'.B730:$'BISINDO raw'.B1846];0)))" office:value-type="boolean" office:boolean-value="false" calcext:value-type="boolean">
            <text:p>FALSE</text:p>
          </table:table-cell>
          <table:table-cell table:formula="of:=NOT(ISERROR(MATCH([.B907];[$'BISINDO raw'.C907:$'BISINDO raw'.C2023];0)))" office:value-type="boolean" office:boolean-value="false" calcext:value-type="boolean">
            <text:p>FALSE</text:p>
          </table:table-cell>
          <table:table-cell table:formula="of:=NOT(ISERROR(MATCH([.$B907];[$'BISINDO raw'.D907:$'BISINDO raw'.D2023];0)))" office:value-type="boolean" office:boolean-value="false" calcext:value-type="boolean">
            <text:p>FALSE</text:p>
          </table:table-cell>
          <table:table-cell table:formula="of:=IF([.E907]=0;[$'BISINDO raw'.D907]; &quot;&quot;)" office:value-type="string" office:string-value="sayang(1)" calcext:value-type="string">
            <text:p>sayang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yapinjamdarikamu(1)</text:p>
          </table:table-cell>
          <table:table-cell table:formula="of:=NOT(ISERROR(MATCH([.B908];[$'BISINDO raw'.B731:$'BISINDO raw'.B1847];0)))" office:value-type="boolean" office:boolean-value="false" calcext:value-type="boolean">
            <text:p>FALSE</text:p>
          </table:table-cell>
          <table:table-cell table:formula="of:=NOT(ISERROR(MATCH([.B908];[$'BISINDO raw'.C908:$'BISINDO raw'.C2024];0)))" office:value-type="boolean" office:boolean-value="false" calcext:value-type="boolean">
            <text:p>FALSE</text:p>
          </table:table-cell>
          <table:table-cell table:formula="of:=NOT(ISERROR(MATCH([.$B908];[$'BISINDO raw'.D908:$'BISINDO raw'.D2024];0)))" office:value-type="boolean" office:boolean-value="false" calcext:value-type="boolean">
            <text:p>FALSE</text:p>
          </table:table-cell>
          <table:table-cell table:formula="of:=IF([.E908]=0;[$'BISINDO raw'.D908]; &quot;&quot;)" office:value-type="string" office:string-value="sayang(2)" calcext:value-type="string">
            <text:p>sayang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yapinjamdarikamu(2)</text:p>
          </table:table-cell>
          <table:table-cell table:formula="of:=NOT(ISERROR(MATCH([.B909];[$'BISINDO raw'.B732:$'BISINDO raw'.B1848];0)))" office:value-type="boolean" office:boolean-value="false" calcext:value-type="boolean">
            <text:p>FALSE</text:p>
          </table:table-cell>
          <table:table-cell table:formula="of:=NOT(ISERROR(MATCH([.B909];[$'BISINDO raw'.C909:$'BISINDO raw'.C2025];0)))" office:value-type="boolean" office:boolean-value="false" calcext:value-type="boolean">
            <text:p>FALSE</text:p>
          </table:table-cell>
          <table:table-cell table:formula="of:=NOT(ISERROR(MATCH([.$B909];[$'BISINDO raw'.D909:$'BISINDO raw'.D2025];0)))" office:value-type="boolean" office:boolean-value="false" calcext:value-type="boolean">
            <text:p>FALSE</text:p>
          </table:table-cell>
          <table:table-cell table:formula="of:=IF([.E909]=0;[$'BISINDO raw'.D909]; &quot;&quot;)" office:value-type="string" office:string-value="sayang-3" calcext:value-type="string">
            <text:p>sayang-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bab</text:p>
          </table:table-cell>
          <table:table-cell table:formula="of:=NOT(ISERROR(MATCH([.B910];[$'BISINDO raw'.B733:$'BISINDO raw'.B1849];0)))" office:value-type="boolean" office:boolean-value="true" calcext:value-type="boolean">
            <text:p>TRUE</text:p>
          </table:table-cell>
          <table:table-cell table:formula="of:=NOT(ISERROR(MATCH([.B910];[$'BISINDO raw'.C910:$'BISINDO raw'.C2026];0)))" office:value-type="boolean" office:boolean-value="true" calcext:value-type="boolean">
            <text:p>TRUE</text:p>
          </table:table-cell>
          <table:table-cell table:formula="of:=NOT(ISERROR(MATCH([.$B910];[$'BISINDO raw'.D910:$'BISINDO raw'.D2026];0)))" office:value-type="boolean" office:boolean-value="true" calcext:value-type="boolean">
            <text:p>TRUE</text:p>
          </table:table-cell>
          <table:table-cell table:formula="of:=IF([.E910]=0;[$'BISINDO raw'.D91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belas(1)</text:p>
          </table:table-cell>
          <table:table-cell table:formula="of:=NOT(ISERROR(MATCH([.B911];[$'BISINDO raw'.B734:$'BISINDO raw'.B1850];0)))" office:value-type="boolean" office:boolean-value="false" calcext:value-type="boolean">
            <text:p>FALSE</text:p>
          </table:table-cell>
          <table:table-cell table:formula="of:=NOT(ISERROR(MATCH([.B911];[$'BISINDO raw'.C911:$'BISINDO raw'.C2027];0)))" office:value-type="boolean" office:boolean-value="true" calcext:value-type="boolean">
            <text:p>TRUE</text:p>
          </table:table-cell>
          <table:table-cell table:formula="of:=NOT(ISERROR(MATCH([.$B911];[$'BISINDO raw'.D911:$'BISINDO raw'.D2027];0)))" office:value-type="boolean" office:boolean-value="true" calcext:value-type="boolean">
            <text:p>TRUE</text:p>
          </table:table-cell>
          <table:table-cell table:formula="of:=IF([.E911]=0;[$'BISINDO raw'.D91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belas(2)</text:p>
          </table:table-cell>
          <table:table-cell table:formula="of:=NOT(ISERROR(MATCH([.B912];[$'BISINDO raw'.B735:$'BISINDO raw'.B1851];0)))" office:value-type="boolean" office:boolean-value="false" calcext:value-type="boolean">
            <text:p>FALSE</text:p>
          </table:table-cell>
          <table:table-cell table:formula="of:=NOT(ISERROR(MATCH([.B912];[$'BISINDO raw'.C912:$'BISINDO raw'.C2028];0)))" office:value-type="boolean" office:boolean-value="true" calcext:value-type="boolean">
            <text:p>TRUE</text:p>
          </table:table-cell>
          <table:table-cell table:formula="of:=NOT(ISERROR(MATCH([.$B912];[$'BISINDO raw'.D912:$'BISINDO raw'.D2028];0)))" office:value-type="boolean" office:boolean-value="true" calcext:value-type="boolean">
            <text:p>TRUE</text:p>
          </table:table-cell>
          <table:table-cell table:formula="of:=IF([.E912]=0;[$'BISINDO raw'.D91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betulnya</text:p>
          </table:table-cell>
          <table:table-cell table:formula="of:=NOT(ISERROR(MATCH([.B913];[$'BISINDO raw'.B736:$'BISINDO raw'.B1852];0)))" office:value-type="boolean" office:boolean-value="true" calcext:value-type="boolean">
            <text:p>TRUE</text:p>
          </table:table-cell>
          <table:table-cell table:formula="of:=NOT(ISERROR(MATCH([.B913];[$'BISINDO raw'.C913:$'BISINDO raw'.C2029];0)))" office:value-type="boolean" office:boolean-value="true" calcext:value-type="boolean">
            <text:p>TRUE</text:p>
          </table:table-cell>
          <table:table-cell table:formula="of:=NOT(ISERROR(MATCH([.$B913];[$'BISINDO raw'.D913:$'BISINDO raw'.D2029];0)))" office:value-type="boolean" office:boolean-value="true" calcext:value-type="boolean">
            <text:p>TRUE</text:p>
          </table:table-cell>
          <table:table-cell table:formula="of:=IF([.E913]=0;[$'BISINDO raw'.D91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dih</text:p>
          </table:table-cell>
          <table:table-cell table:formula="of:=NOT(ISERROR(MATCH([.B914];[$'BISINDO raw'.B737:$'BISINDO raw'.B1853];0)))" office:value-type="boolean" office:boolean-value="true" calcext:value-type="boolean">
            <text:p>TRUE</text:p>
          </table:table-cell>
          <table:table-cell table:formula="of:=NOT(ISERROR(MATCH([.B914];[$'BISINDO raw'.C914:$'BISINDO raw'.C2030];0)))" office:value-type="boolean" office:boolean-value="true" calcext:value-type="boolean">
            <text:p>TRUE</text:p>
          </table:table-cell>
          <table:table-cell table:formula="of:=NOT(ISERROR(MATCH([.$B914];[$'BISINDO raw'.D914:$'BISINDO raw'.D2030];0)))" office:value-type="boolean" office:boolean-value="true" calcext:value-type="boolean">
            <text:p>TRUE</text:p>
          </table:table-cell>
          <table:table-cell table:formula="of:=IF([.E914]=0;[$'BISINDO raw'.D91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dikit</text:p>
          </table:table-cell>
          <table:table-cell table:formula="of:=NOT(ISERROR(MATCH([.B915];[$'BISINDO raw'.B738:$'BISINDO raw'.B1854];0)))" office:value-type="boolean" office:boolean-value="true" calcext:value-type="boolean">
            <text:p>TRUE</text:p>
          </table:table-cell>
          <table:table-cell table:formula="of:=NOT(ISERROR(MATCH([.B915];[$'BISINDO raw'.C915:$'BISINDO raw'.C2031];0)))" office:value-type="boolean" office:boolean-value="true" calcext:value-type="boolean">
            <text:p>TRUE</text:p>
          </table:table-cell>
          <table:table-cell table:formula="of:=NOT(ISERROR(MATCH([.$B915];[$'BISINDO raw'.D915:$'BISINDO raw'.D2031];0)))" office:value-type="boolean" office:boolean-value="true" calcext:value-type="boolean">
            <text:p>TRUE</text:p>
          </table:table-cell>
          <table:table-cell table:formula="of:=IF([.E915]=0;[$'BISINDO raw'.D91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hat(adj)</text:p>
          </table:table-cell>
          <table:table-cell table:formula="of:=NOT(ISERROR(MATCH([.B916];[$'BISINDO raw'.B739:$'BISINDO raw'.B1855];0)))" office:value-type="boolean" office:boolean-value="true" calcext:value-type="boolean">
            <text:p>TRUE</text:p>
          </table:table-cell>
          <table:table-cell table:formula="of:=NOT(ISERROR(MATCH([.B916];[$'BISINDO raw'.C916:$'BISINDO raw'.C2032];0)))" office:value-type="boolean" office:boolean-value="true" calcext:value-type="boolean">
            <text:p>TRUE</text:p>
          </table:table-cell>
          <table:table-cell table:formula="of:=NOT(ISERROR(MATCH([.$B916];[$'BISINDO raw'.D916:$'BISINDO raw'.D2032];0)))" office:value-type="boolean" office:boolean-value="true" calcext:value-type="boolean">
            <text:p>TRUE</text:p>
          </table:table-cell>
          <table:table-cell table:formula="of:=IF([.E916]=0;[$'BISINDO raw'.D91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hat(kt)</text:p>
          </table:table-cell>
          <table:table-cell table:formula="of:=NOT(ISERROR(MATCH([.B917];[$'BISINDO raw'.B740:$'BISINDO raw'.B1856];0)))" office:value-type="boolean" office:boolean-value="true" calcext:value-type="boolean">
            <text:p>TRUE</text:p>
          </table:table-cell>
          <table:table-cell table:formula="of:=NOT(ISERROR(MATCH([.B917];[$'BISINDO raw'.C917:$'BISINDO raw'.C2033];0)))" office:value-type="boolean" office:boolean-value="true" calcext:value-type="boolean">
            <text:p>TRUE</text:p>
          </table:table-cell>
          <table:table-cell table:formula="of:=NOT(ISERROR(MATCH([.$B917];[$'BISINDO raw'.D917:$'BISINDO raw'.D2033];0)))" office:value-type="boolean" office:boolean-value="true" calcext:value-type="boolean">
            <text:p>TRUE</text:p>
          </table:table-cell>
          <table:table-cell table:formula="of:=IF([.E917]=0;[$'BISINDO raw'.D91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jarah(1)</text:p>
          </table:table-cell>
          <table:table-cell table:formula="of:=NOT(ISERROR(MATCH([.B918];[$'BISINDO raw'.B741:$'BISINDO raw'.B1857];0)))" office:value-type="boolean" office:boolean-value="true" calcext:value-type="boolean">
            <text:p>TRUE</text:p>
          </table:table-cell>
          <table:table-cell table:formula="of:=NOT(ISERROR(MATCH([.B918];[$'BISINDO raw'.C918:$'BISINDO raw'.C2034];0)))" office:value-type="boolean" office:boolean-value="true" calcext:value-type="boolean">
            <text:p>TRUE</text:p>
          </table:table-cell>
          <table:table-cell table:formula="of:=NOT(ISERROR(MATCH([.$B918];[$'BISINDO raw'.D918:$'BISINDO raw'.D2034];0)))" office:value-type="boolean" office:boolean-value="true" calcext:value-type="boolean">
            <text:p>TRUE</text:p>
          </table:table-cell>
          <table:table-cell table:formula="of:=IF([.E918]=0;[$'BISINDO raw'.D91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jarah(2)</text:p>
          </table:table-cell>
          <table:table-cell table:formula="of:=NOT(ISERROR(MATCH([.B919];[$'BISINDO raw'.B742:$'BISINDO raw'.B1858];0)))" office:value-type="boolean" office:boolean-value="true" calcext:value-type="boolean">
            <text:p>TRUE</text:p>
          </table:table-cell>
          <table:table-cell table:formula="of:=NOT(ISERROR(MATCH([.B919];[$'BISINDO raw'.C919:$'BISINDO raw'.C2035];0)))" office:value-type="boolean" office:boolean-value="true" calcext:value-type="boolean">
            <text:p>TRUE</text:p>
          </table:table-cell>
          <table:table-cell table:formula="of:=NOT(ISERROR(MATCH([.$B919];[$'BISINDO raw'.D919:$'BISINDO raw'.D2035];0)))" office:value-type="boolean" office:boolean-value="true" calcext:value-type="boolean">
            <text:p>TRUE</text:p>
          </table:table-cell>
          <table:table-cell table:formula="of:=IF([.E919]=0;[$'BISINDO raw'.D91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juk(1)</text:p>
          </table:table-cell>
          <table:table-cell table:formula="of:=NOT(ISERROR(MATCH([.B920];[$'BISINDO raw'.B743:$'BISINDO raw'.B1859];0)))" office:value-type="boolean" office:boolean-value="true" calcext:value-type="boolean">
            <text:p>TRUE</text:p>
          </table:table-cell>
          <table:table-cell table:formula="of:=NOT(ISERROR(MATCH([.B920];[$'BISINDO raw'.C920:$'BISINDO raw'.C2036];0)))" office:value-type="boolean" office:boolean-value="true" calcext:value-type="boolean">
            <text:p>TRUE</text:p>
          </table:table-cell>
          <table:table-cell table:formula="of:=NOT(ISERROR(MATCH([.$B920];[$'BISINDO raw'.D920:$'BISINDO raw'.D2036];0)))" office:value-type="boolean" office:boolean-value="true" calcext:value-type="boolean">
            <text:p>TRUE</text:p>
          </table:table-cell>
          <table:table-cell table:formula="of:=IF([.E920]=0;[$'BISINDO raw'.D92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juk(2)</text:p>
          </table:table-cell>
          <table:table-cell table:formula="of:=NOT(ISERROR(MATCH([.B921];[$'BISINDO raw'.B744:$'BISINDO raw'.B1860];0)))" office:value-type="boolean" office:boolean-value="true" calcext:value-type="boolean">
            <text:p>TRUE</text:p>
          </table:table-cell>
          <table:table-cell table:formula="of:=NOT(ISERROR(MATCH([.B921];[$'BISINDO raw'.C921:$'BISINDO raw'.C2037];0)))" office:value-type="boolean" office:boolean-value="true" calcext:value-type="boolean">
            <text:p>TRUE</text:p>
          </table:table-cell>
          <table:table-cell table:formula="of:=NOT(ISERROR(MATCH([.$B921];[$'BISINDO raw'.D921:$'BISINDO raw'.D2037];0)))" office:value-type="boolean" office:boolean-value="true" calcext:value-type="boolean">
            <text:p>TRUE</text:p>
          </table:table-cell>
          <table:table-cell table:formula="of:=IF([.E921]=0;[$'BISINDO raw'.D92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karang</text:p>
          </table:table-cell>
          <table:table-cell table:formula="of:=NOT(ISERROR(MATCH([.B922];[$'BISINDO raw'.B745:$'BISINDO raw'.B1861];0)))" office:value-type="boolean" office:boolean-value="true" calcext:value-type="boolean">
            <text:p>TRUE</text:p>
          </table:table-cell>
          <table:table-cell table:formula="of:=NOT(ISERROR(MATCH([.B922];[$'BISINDO raw'.C922:$'BISINDO raw'.C2038];0)))" office:value-type="boolean" office:boolean-value="true" calcext:value-type="boolean">
            <text:p>TRUE</text:p>
          </table:table-cell>
          <table:table-cell table:formula="of:=NOT(ISERROR(MATCH([.$B922];[$'BISINDO raw'.D922:$'BISINDO raw'.D2038];0)))" office:value-type="boolean" office:boolean-value="true" calcext:value-type="boolean">
            <text:p>TRUE</text:p>
          </table:table-cell>
          <table:table-cell table:formula="of:=IF([.E922]=0;[$'BISINDO raw'.D92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kolah(1)</text:p>
          </table:table-cell>
          <table:table-cell table:formula="of:=NOT(ISERROR(MATCH([.B923];[$'BISINDO raw'.B746:$'BISINDO raw'.B1862];0)))" office:value-type="boolean" office:boolean-value="true" calcext:value-type="boolean">
            <text:p>TRUE</text:p>
          </table:table-cell>
          <table:table-cell table:formula="of:=NOT(ISERROR(MATCH([.B923];[$'BISINDO raw'.C923:$'BISINDO raw'.C2039];0)))" office:value-type="boolean" office:boolean-value="true" calcext:value-type="boolean">
            <text:p>TRUE</text:p>
          </table:table-cell>
          <table:table-cell table:formula="of:=NOT(ISERROR(MATCH([.$B923];[$'BISINDO raw'.D923:$'BISINDO raw'.D2039];0)))" office:value-type="boolean" office:boolean-value="true" calcext:value-type="boolean">
            <text:p>TRUE</text:p>
          </table:table-cell>
          <table:table-cell table:formula="of:=IF([.E923]=0;[$'BISINDO raw'.D92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kolah(2)</text:p>
          </table:table-cell>
          <table:table-cell table:formula="of:=NOT(ISERROR(MATCH([.B924];[$'BISINDO raw'.B747:$'BISINDO raw'.B1863];0)))" office:value-type="boolean" office:boolean-value="true" calcext:value-type="boolean">
            <text:p>TRUE</text:p>
          </table:table-cell>
          <table:table-cell table:formula="of:=NOT(ISERROR(MATCH([.B924];[$'BISINDO raw'.C924:$'BISINDO raw'.C2040];0)))" office:value-type="boolean" office:boolean-value="true" calcext:value-type="boolean">
            <text:p>TRUE</text:p>
          </table:table-cell>
          <table:table-cell table:formula="of:=NOT(ISERROR(MATCH([.$B924];[$'BISINDO raw'.D924:$'BISINDO raw'.D2040];0)))" office:value-type="boolean" office:boolean-value="true" calcext:value-type="boolean">
            <text:p>TRUE</text:p>
          </table:table-cell>
          <table:table-cell table:formula="of:=IF([.E924]=0;[$'BISINDO raw'.D92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kretaris</text:p>
          </table:table-cell>
          <table:table-cell table:formula="of:=NOT(ISERROR(MATCH([.B925];[$'BISINDO raw'.B748:$'BISINDO raw'.B1864];0)))" office:value-type="boolean" office:boolean-value="false" calcext:value-type="boolean">
            <text:p>FALSE</text:p>
          </table:table-cell>
          <table:table-cell table:formula="of:=NOT(ISERROR(MATCH([.B925];[$'BISINDO raw'.C925:$'BISINDO raw'.C2041];0)))" office:value-type="boolean" office:boolean-value="false" calcext:value-type="boolean">
            <text:p>FALSE</text:p>
          </table:table-cell>
          <table:table-cell table:formula="of:=NOT(ISERROR(MATCH([.$B925];[$'BISINDO raw'.D925:$'BISINDO raw'.D2041];0)))" office:value-type="boolean" office:boolean-value="false" calcext:value-type="boolean">
            <text:p>FALSE</text:p>
          </table:table-cell>
          <table:table-cell table:formula="of:=IF([.E925]=0;[$'BISINDO raw'.D925]; &quot;&quot;)" office:value-type="string" office:string-value="sekretars" calcext:value-type="string">
            <text:p>sekreta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lalu</text:p>
          </table:table-cell>
          <table:table-cell table:formula="of:=NOT(ISERROR(MATCH([.B926];[$'BISINDO raw'.B749:$'BISINDO raw'.B1865];0)))" office:value-type="boolean" office:boolean-value="true" calcext:value-type="boolean">
            <text:p>TRUE</text:p>
          </table:table-cell>
          <table:table-cell table:formula="of:=NOT(ISERROR(MATCH([.B926];[$'BISINDO raw'.C926:$'BISINDO raw'.C2042];0)))" office:value-type="boolean" office:boolean-value="true" calcext:value-type="boolean">
            <text:p>TRUE</text:p>
          </table:table-cell>
          <table:table-cell table:formula="of:=NOT(ISERROR(MATCH([.$B926];[$'BISINDO raw'.D926:$'BISINDO raw'.D2042];0)))" office:value-type="boolean" office:boolean-value="true" calcext:value-type="boolean">
            <text:p>TRUE</text:p>
          </table:table-cell>
          <table:table-cell table:formula="of:=IF([.E926]=0;[$'BISINDO raw'.D92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lasa(1)</text:p>
          </table:table-cell>
          <table:table-cell table:formula="of:=NOT(ISERROR(MATCH([.B927];[$'BISINDO raw'.B750:$'BISINDO raw'.B1866];0)))" office:value-type="boolean" office:boolean-value="false" calcext:value-type="boolean">
            <text:p>FALSE</text:p>
          </table:table-cell>
          <table:table-cell table:formula="of:=NOT(ISERROR(MATCH([.B927];[$'BISINDO raw'.C927:$'BISINDO raw'.C2043];0)))" office:value-type="boolean" office:boolean-value="true" calcext:value-type="boolean">
            <text:p>TRUE</text:p>
          </table:table-cell>
          <table:table-cell table:formula="of:=NOT(ISERROR(MATCH([.$B927];[$'BISINDO raw'.D927:$'BISINDO raw'.D2043];0)))" office:value-type="boolean" office:boolean-value="true" calcext:value-type="boolean">
            <text:p>TRUE</text:p>
          </table:table-cell>
          <table:table-cell table:formula="of:=IF([.E927]=0;[$'BISINDO raw'.D92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lasa(2)</text:p>
          </table:table-cell>
          <table:table-cell table:formula="of:=NOT(ISERROR(MATCH([.B928];[$'BISINDO raw'.B751:$'BISINDO raw'.B1867];0)))" office:value-type="boolean" office:boolean-value="false" calcext:value-type="boolean">
            <text:p>FALSE</text:p>
          </table:table-cell>
          <table:table-cell table:formula="of:=NOT(ISERROR(MATCH([.B928];[$'BISINDO raw'.C928:$'BISINDO raw'.C2044];0)))" office:value-type="boolean" office:boolean-value="true" calcext:value-type="boolean">
            <text:p>TRUE</text:p>
          </table:table-cell>
          <table:table-cell table:formula="of:=NOT(ISERROR(MATCH([.$B928];[$'BISINDO raw'.D928:$'BISINDO raw'.D2044];0)))" office:value-type="boolean" office:boolean-value="true" calcext:value-type="boolean">
            <text:p>TRUE</text:p>
          </table:table-cell>
          <table:table-cell table:formula="of:=IF([.E928]=0;[$'BISINDO raw'.D92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latan</text:p>
          </table:table-cell>
          <table:table-cell table:formula="of:=NOT(ISERROR(MATCH([.B929];[$'BISINDO raw'.B752:$'BISINDO raw'.B1868];0)))" office:value-type="boolean" office:boolean-value="true" calcext:value-type="boolean">
            <text:p>TRUE</text:p>
          </table:table-cell>
          <table:table-cell table:formula="of:=NOT(ISERROR(MATCH([.B929];[$'BISINDO raw'.C929:$'BISINDO raw'.C2045];0)))" office:value-type="boolean" office:boolean-value="true" calcext:value-type="boolean">
            <text:p>TRUE</text:p>
          </table:table-cell>
          <table:table-cell table:formula="of:=NOT(ISERROR(MATCH([.$B929];[$'BISINDO raw'.D929:$'BISINDO raw'.D2045];0)))" office:value-type="boolean" office:boolean-value="true" calcext:value-type="boolean">
            <text:p>TRUE</text:p>
          </table:table-cell>
          <table:table-cell table:formula="of:=IF([.E929]=0;[$'BISINDO raw'.D92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lesai</text:p>
          </table:table-cell>
          <table:table-cell table:formula="of:=NOT(ISERROR(MATCH([.B930];[$'BISINDO raw'.B753:$'BISINDO raw'.B1869];0)))" office:value-type="boolean" office:boolean-value="true" calcext:value-type="boolean">
            <text:p>TRUE</text:p>
          </table:table-cell>
          <table:table-cell table:formula="of:=NOT(ISERROR(MATCH([.B930];[$'BISINDO raw'.C930:$'BISINDO raw'.C2046];0)))" office:value-type="boolean" office:boolean-value="true" calcext:value-type="boolean">
            <text:p>TRUE</text:p>
          </table:table-cell>
          <table:table-cell table:formula="of:=NOT(ISERROR(MATCH([.$B930];[$'BISINDO raw'.D930:$'BISINDO raw'.D2046];0)))" office:value-type="boolean" office:boolean-value="true" calcext:value-type="boolean">
            <text:p>TRUE</text:p>
          </table:table-cell>
          <table:table-cell table:formula="of:=IF([.E930]=0;[$'BISINDO raw'.D93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mangka</text:p>
          </table:table-cell>
          <table:table-cell table:formula="of:=NOT(ISERROR(MATCH([.B931];[$'BISINDO raw'.B754:$'BISINDO raw'.B1870];0)))" office:value-type="boolean" office:boolean-value="true" calcext:value-type="boolean">
            <text:p>TRUE</text:p>
          </table:table-cell>
          <table:table-cell table:formula="of:=NOT(ISERROR(MATCH([.B931];[$'BISINDO raw'.C931:$'BISINDO raw'.C2047];0)))" office:value-type="boolean" office:boolean-value="true" calcext:value-type="boolean">
            <text:p>TRUE</text:p>
          </table:table-cell>
          <table:table-cell table:formula="of:=NOT(ISERROR(MATCH([.$B931];[$'BISINDO raw'.D931:$'BISINDO raw'.D2047];0)))" office:value-type="boolean" office:boolean-value="true" calcext:value-type="boolean">
            <text:p>TRUE</text:p>
          </table:table-cell>
          <table:table-cell table:formula="of:=IF([.E931]=0;[$'BISINDO raw'.D93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marang</text:p>
          </table:table-cell>
          <table:table-cell table:formula="of:=NOT(ISERROR(MATCH([.B932];[$'BISINDO raw'.B755:$'BISINDO raw'.B1871];0)))" office:value-type="boolean" office:boolean-value="true" calcext:value-type="boolean">
            <text:p>TRUE</text:p>
          </table:table-cell>
          <table:table-cell table:formula="of:=NOT(ISERROR(MATCH([.B932];[$'BISINDO raw'.C932:$'BISINDO raw'.C2048];0)))" office:value-type="boolean" office:boolean-value="true" calcext:value-type="boolean">
            <text:p>TRUE</text:p>
          </table:table-cell>
          <table:table-cell table:formula="of:=NOT(ISERROR(MATCH([.$B932];[$'BISINDO raw'.D932:$'BISINDO raw'.D2048];0)))" office:value-type="boolean" office:boolean-value="true" calcext:value-type="boolean">
            <text:p>TRUE</text:p>
          </table:table-cell>
          <table:table-cell table:formula="of:=IF([.E932]=0;[$'BISINDO raw'.D93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mbilan(1)</text:p>
          </table:table-cell>
          <table:table-cell table:formula="of:=NOT(ISERROR(MATCH([.B933];[$'BISINDO raw'.B756:$'BISINDO raw'.B1872];0)))" office:value-type="boolean" office:boolean-value="false" calcext:value-type="boolean">
            <text:p>FALSE</text:p>
          </table:table-cell>
          <table:table-cell table:formula="of:=NOT(ISERROR(MATCH([.B933];[$'BISINDO raw'.C933:$'BISINDO raw'.C2049];0)))" office:value-type="boolean" office:boolean-value="true" calcext:value-type="boolean">
            <text:p>TRUE</text:p>
          </table:table-cell>
          <table:table-cell table:formula="of:=NOT(ISERROR(MATCH([.$B933];[$'BISINDO raw'.D933:$'BISINDO raw'.D2049];0)))" office:value-type="boolean" office:boolean-value="true" calcext:value-type="boolean">
            <text:p>TRUE</text:p>
          </table:table-cell>
          <table:table-cell table:formula="of:=IF([.E933]=0;[$'BISINDO raw'.D93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mbilan(2)</text:p>
          </table:table-cell>
          <table:table-cell table:formula="of:=NOT(ISERROR(MATCH([.B934];[$'BISINDO raw'.B757:$'BISINDO raw'.B1873];0)))" office:value-type="boolean" office:boolean-value="false" calcext:value-type="boolean">
            <text:p>FALSE</text:p>
          </table:table-cell>
          <table:table-cell table:formula="of:=NOT(ISERROR(MATCH([.B934];[$'BISINDO raw'.C934:$'BISINDO raw'.C2050];0)))" office:value-type="boolean" office:boolean-value="true" calcext:value-type="boolean">
            <text:p>TRUE</text:p>
          </table:table-cell>
          <table:table-cell table:formula="of:=NOT(ISERROR(MATCH([.$B934];[$'BISINDO raw'.D934:$'BISINDO raw'.D2050];0)))" office:value-type="boolean" office:boolean-value="true" calcext:value-type="boolean">
            <text:p>TRUE</text:p>
          </table:table-cell>
          <table:table-cell table:formula="of:=IF([.E934]=0;[$'BISINDO raw'.D93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mbilanbelas(1)</text:p>
          </table:table-cell>
          <table:table-cell table:formula="of:=NOT(ISERROR(MATCH([.B935];[$'BISINDO raw'.B758:$'BISINDO raw'.B1874];0)))" office:value-type="boolean" office:boolean-value="false" calcext:value-type="boolean">
            <text:p>FALSE</text:p>
          </table:table-cell>
          <table:table-cell table:formula="of:=NOT(ISERROR(MATCH([.B935];[$'BISINDO raw'.C935:$'BISINDO raw'.C2051];0)))" office:value-type="boolean" office:boolean-value="false" calcext:value-type="boolean">
            <text:p>FALSE</text:p>
          </table:table-cell>
          <table:table-cell table:formula="of:=NOT(ISERROR(MATCH([.$B935];[$'BISINDO raw'.D935:$'BISINDO raw'.D2051];0)))" office:value-type="boolean" office:boolean-value="false" calcext:value-type="boolean">
            <text:p>FALSE</text:p>
          </table:table-cell>
          <table:table-cell table:formula="of:=IF([.E935]=0;[$'BISINDO raw'.D935]; &quot;&quot;)" office:value-type="string" office:string-value="sembilan-belas(1)" calcext:value-type="string">
            <text:p>sembilan-belas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mbilanbelas(2)</text:p>
          </table:table-cell>
          <table:table-cell table:formula="of:=NOT(ISERROR(MATCH([.B936];[$'BISINDO raw'.B759:$'BISINDO raw'.B1875];0)))" office:value-type="boolean" office:boolean-value="false" calcext:value-type="boolean">
            <text:p>FALSE</text:p>
          </table:table-cell>
          <table:table-cell table:formula="of:=NOT(ISERROR(MATCH([.B936];[$'BISINDO raw'.C936:$'BISINDO raw'.C2052];0)))" office:value-type="boolean" office:boolean-value="false" calcext:value-type="boolean">
            <text:p>FALSE</text:p>
          </table:table-cell>
          <table:table-cell table:formula="of:=NOT(ISERROR(MATCH([.$B936];[$'BISINDO raw'.D936:$'BISINDO raw'.D2052];0)))" office:value-type="boolean" office:boolean-value="false" calcext:value-type="boolean">
            <text:p>FALSE</text:p>
          </table:table-cell>
          <table:table-cell table:formula="of:=IF([.E936]=0;[$'BISINDO raw'.D936]; &quot;&quot;)" office:value-type="string" office:string-value="sembilan-belas(2)" calcext:value-type="string">
            <text:p>sembilan-belas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mbilanpuluh(1)</text:p>
          </table:table-cell>
          <table:table-cell table:formula="of:=NOT(ISERROR(MATCH([.B937];[$'BISINDO raw'.B760:$'BISINDO raw'.B1876];0)))" office:value-type="boolean" office:boolean-value="false" calcext:value-type="boolean">
            <text:p>FALSE</text:p>
          </table:table-cell>
          <table:table-cell table:formula="of:=NOT(ISERROR(MATCH([.B937];[$'BISINDO raw'.C937:$'BISINDO raw'.C2053];0)))" office:value-type="boolean" office:boolean-value="false" calcext:value-type="boolean">
            <text:p>FALSE</text:p>
          </table:table-cell>
          <table:table-cell table:formula="of:=NOT(ISERROR(MATCH([.$B937];[$'BISINDO raw'.D937:$'BISINDO raw'.D2053];0)))" office:value-type="boolean" office:boolean-value="false" calcext:value-type="boolean">
            <text:p>FALSE</text:p>
          </table:table-cell>
          <table:table-cell table:formula="of:=IF([.E937]=0;[$'BISINDO raw'.D937]; &quot;&quot;)" office:value-type="string" office:string-value="sembilan-puluh(1)" calcext:value-type="string">
            <text:p>sembilan-puluh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mbilanpuluh(2)</text:p>
          </table:table-cell>
          <table:table-cell table:formula="of:=NOT(ISERROR(MATCH([.B938];[$'BISINDO raw'.B761:$'BISINDO raw'.B1877];0)))" office:value-type="boolean" office:boolean-value="false" calcext:value-type="boolean">
            <text:p>FALSE</text:p>
          </table:table-cell>
          <table:table-cell table:formula="of:=NOT(ISERROR(MATCH([.B938];[$'BISINDO raw'.C938:$'BISINDO raw'.C2054];0)))" office:value-type="boolean" office:boolean-value="false" calcext:value-type="boolean">
            <text:p>FALSE</text:p>
          </table:table-cell>
          <table:table-cell table:formula="of:=NOT(ISERROR(MATCH([.$B938];[$'BISINDO raw'.D938:$'BISINDO raw'.D2054];0)))" office:value-type="boolean" office:boolean-value="false" calcext:value-type="boolean">
            <text:p>FALSE</text:p>
          </table:table-cell>
          <table:table-cell table:formula="of:=IF([.E938]=0;[$'BISINDO raw'.D938]; &quot;&quot;)" office:value-type="string" office:string-value="sembilan-puluh(2)" calcext:value-type="string">
            <text:p>sembilan-puluh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mpit(1)</text:p>
          </table:table-cell>
          <table:table-cell table:formula="of:=NOT(ISERROR(MATCH([.B939];[$'BISINDO raw'.B762:$'BISINDO raw'.B1878];0)))" office:value-type="boolean" office:boolean-value="true" calcext:value-type="boolean">
            <text:p>TRUE</text:p>
          </table:table-cell>
          <table:table-cell table:formula="of:=NOT(ISERROR(MATCH([.B939];[$'BISINDO raw'.C939:$'BISINDO raw'.C2055];0)))" office:value-type="boolean" office:boolean-value="true" calcext:value-type="boolean">
            <text:p>TRUE</text:p>
          </table:table-cell>
          <table:table-cell table:formula="of:=NOT(ISERROR(MATCH([.$B939];[$'BISINDO raw'.D939:$'BISINDO raw'.D2055];0)))" office:value-type="boolean" office:boolean-value="true" calcext:value-type="boolean">
            <text:p>TRUE</text:p>
          </table:table-cell>
          <table:table-cell table:formula="of:=IF([.E939]=0;[$'BISINDO raw'.D93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mpit(2)</text:p>
          </table:table-cell>
          <table:table-cell table:formula="of:=NOT(ISERROR(MATCH([.B940];[$'BISINDO raw'.B763:$'BISINDO raw'.B1879];0)))" office:value-type="boolean" office:boolean-value="true" calcext:value-type="boolean">
            <text:p>TRUE</text:p>
          </table:table-cell>
          <table:table-cell table:formula="of:=NOT(ISERROR(MATCH([.B940];[$'BISINDO raw'.C940:$'BISINDO raw'.C2056];0)))" office:value-type="boolean" office:boolean-value="true" calcext:value-type="boolean">
            <text:p>TRUE</text:p>
          </table:table-cell>
          <table:table-cell table:formula="of:=NOT(ISERROR(MATCH([.$B940];[$'BISINDO raw'.D940:$'BISINDO raw'.D2056];0)))" office:value-type="boolean" office:boolean-value="true" calcext:value-type="boolean">
            <text:p>TRUE</text:p>
          </table:table-cell>
          <table:table-cell table:formula="of:=IF([.E940]=0;[$'BISINDO raw'.D94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mpit(pakaian)(1)</text:p>
          </table:table-cell>
          <table:table-cell table:formula="of:=NOT(ISERROR(MATCH([.B941];[$'BISINDO raw'.B764:$'BISINDO raw'.B1880];0)))" office:value-type="boolean" office:boolean-value="true" calcext:value-type="boolean">
            <text:p>TRUE</text:p>
          </table:table-cell>
          <table:table-cell table:formula="of:=NOT(ISERROR(MATCH([.B941];[$'BISINDO raw'.C941:$'BISINDO raw'.C2057];0)))" office:value-type="boolean" office:boolean-value="true" calcext:value-type="boolean">
            <text:p>TRUE</text:p>
          </table:table-cell>
          <table:table-cell table:formula="of:=NOT(ISERROR(MATCH([.$B941];[$'BISINDO raw'.D941:$'BISINDO raw'.D2057];0)))" office:value-type="boolean" office:boolean-value="true" calcext:value-type="boolean">
            <text:p>TRUE</text:p>
          </table:table-cell>
          <table:table-cell table:formula="of:=IF([.E941]=0;[$'BISINDO raw'.D94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mpit(pakaian)(2)</text:p>
          </table:table-cell>
          <table:table-cell table:formula="of:=NOT(ISERROR(MATCH([.B942];[$'BISINDO raw'.B765:$'BISINDO raw'.B1881];0)))" office:value-type="boolean" office:boolean-value="true" calcext:value-type="boolean">
            <text:p>TRUE</text:p>
          </table:table-cell>
          <table:table-cell table:formula="of:=NOT(ISERROR(MATCH([.B942];[$'BISINDO raw'.C942:$'BISINDO raw'.C2058];0)))" office:value-type="boolean" office:boolean-value="true" calcext:value-type="boolean">
            <text:p>TRUE</text:p>
          </table:table-cell>
          <table:table-cell table:formula="of:=NOT(ISERROR(MATCH([.$B942];[$'BISINDO raw'.D942:$'BISINDO raw'.D2058];0)))" office:value-type="boolean" office:boolean-value="true" calcext:value-type="boolean">
            <text:p>TRUE</text:p>
          </table:table-cell>
          <table:table-cell table:formula="of:=IF([.E942]=0;[$'BISINDO raw'.D94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nang(1)</text:p>
          </table:table-cell>
          <table:table-cell table:formula="of:=NOT(ISERROR(MATCH([.B943];[$'BISINDO raw'.B766:$'BISINDO raw'.B1882];0)))" office:value-type="boolean" office:boolean-value="true" calcext:value-type="boolean">
            <text:p>TRUE</text:p>
          </table:table-cell>
          <table:table-cell table:formula="of:=NOT(ISERROR(MATCH([.B943];[$'BISINDO raw'.C943:$'BISINDO raw'.C2059];0)))" office:value-type="boolean" office:boolean-value="true" calcext:value-type="boolean">
            <text:p>TRUE</text:p>
          </table:table-cell>
          <table:table-cell table:formula="of:=NOT(ISERROR(MATCH([.$B943];[$'BISINDO raw'.D943:$'BISINDO raw'.D2059];0)))" office:value-type="boolean" office:boolean-value="true" calcext:value-type="boolean">
            <text:p>TRUE</text:p>
          </table:table-cell>
          <table:table-cell table:formula="of:=IF([.E943]=0;[$'BISINDO raw'.D94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nang(2)</text:p>
          </table:table-cell>
          <table:table-cell table:formula="of:=NOT(ISERROR(MATCH([.B944];[$'BISINDO raw'.B767:$'BISINDO raw'.B1883];0)))" office:value-type="boolean" office:boolean-value="true" calcext:value-type="boolean">
            <text:p>TRUE</text:p>
          </table:table-cell>
          <table:table-cell table:formula="of:=NOT(ISERROR(MATCH([.B944];[$'BISINDO raw'.C944:$'BISINDO raw'.C2060];0)))" office:value-type="boolean" office:boolean-value="true" calcext:value-type="boolean">
            <text:p>TRUE</text:p>
          </table:table-cell>
          <table:table-cell table:formula="of:=NOT(ISERROR(MATCH([.$B944];[$'BISINDO raw'.D944:$'BISINDO raw'.D2060];0)))" office:value-type="boolean" office:boolean-value="true" calcext:value-type="boolean">
            <text:p>TRUE</text:p>
          </table:table-cell>
          <table:table-cell table:formula="of:=IF([.E944]=0;[$'BISINDO raw'.D94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niman(1)</text:p>
          </table:table-cell>
          <table:table-cell table:formula="of:=NOT(ISERROR(MATCH([.B945];[$'BISINDO raw'.B768:$'BISINDO raw'.B1884];0)))" office:value-type="boolean" office:boolean-value="true" calcext:value-type="boolean">
            <text:p>TRUE</text:p>
          </table:table-cell>
          <table:table-cell table:formula="of:=NOT(ISERROR(MATCH([.B945];[$'BISINDO raw'.C945:$'BISINDO raw'.C2061];0)))" office:value-type="boolean" office:boolean-value="true" calcext:value-type="boolean">
            <text:p>TRUE</text:p>
          </table:table-cell>
          <table:table-cell table:formula="of:=NOT(ISERROR(MATCH([.$B945];[$'BISINDO raw'.D945:$'BISINDO raw'.D2061];0)))" office:value-type="boolean" office:boolean-value="true" calcext:value-type="boolean">
            <text:p>TRUE</text:p>
          </table:table-cell>
          <table:table-cell table:formula="of:=IF([.E945]=0;[$'BISINDO raw'.D94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niman(2)</text:p>
          </table:table-cell>
          <table:table-cell table:formula="of:=NOT(ISERROR(MATCH([.B946];[$'BISINDO raw'.B769:$'BISINDO raw'.B1885];0)))" office:value-type="boolean" office:boolean-value="true" calcext:value-type="boolean">
            <text:p>TRUE</text:p>
          </table:table-cell>
          <table:table-cell table:formula="of:=NOT(ISERROR(MATCH([.B946];[$'BISINDO raw'.C946:$'BISINDO raw'.C2062];0)))" office:value-type="boolean" office:boolean-value="true" calcext:value-type="boolean">
            <text:p>TRUE</text:p>
          </table:table-cell>
          <table:table-cell table:formula="of:=NOT(ISERROR(MATCH([.$B946];[$'BISINDO raw'.D946:$'BISINDO raw'.D2062];0)))" office:value-type="boolean" office:boolean-value="true" calcext:value-type="boolean">
            <text:p>TRUE</text:p>
          </table:table-cell>
          <table:table-cell table:formula="of:=IF([.E946]=0;[$'BISINDO raw'.D94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nin(1)</text:p>
          </table:table-cell>
          <table:table-cell table:formula="of:=NOT(ISERROR(MATCH([.B947];[$'BISINDO raw'.B770:$'BISINDO raw'.B1886];0)))" office:value-type="boolean" office:boolean-value="false" calcext:value-type="boolean">
            <text:p>FALSE</text:p>
          </table:table-cell>
          <table:table-cell table:formula="of:=NOT(ISERROR(MATCH([.B947];[$'BISINDO raw'.C947:$'BISINDO raw'.C2063];0)))" office:value-type="boolean" office:boolean-value="true" calcext:value-type="boolean">
            <text:p>TRUE</text:p>
          </table:table-cell>
          <table:table-cell table:formula="of:=NOT(ISERROR(MATCH([.$B947];[$'BISINDO raw'.D947:$'BISINDO raw'.D2063];0)))" office:value-type="boolean" office:boolean-value="true" calcext:value-type="boolean">
            <text:p>TRUE</text:p>
          </table:table-cell>
          <table:table-cell table:formula="of:=IF([.E947]=0;[$'BISINDO raw'.D94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nin(2)</text:p>
          </table:table-cell>
          <table:table-cell table:formula="of:=NOT(ISERROR(MATCH([.B948];[$'BISINDO raw'.B771:$'BISINDO raw'.B1887];0)))" office:value-type="boolean" office:boolean-value="false" calcext:value-type="boolean">
            <text:p>FALSE</text:p>
          </table:table-cell>
          <table:table-cell table:formula="of:=NOT(ISERROR(MATCH([.B948];[$'BISINDO raw'.C948:$'BISINDO raw'.C2064];0)))" office:value-type="boolean" office:boolean-value="true" calcext:value-type="boolean">
            <text:p>TRUE</text:p>
          </table:table-cell>
          <table:table-cell table:formula="of:=NOT(ISERROR(MATCH([.$B948];[$'BISINDO raw'.D948:$'BISINDO raw'.D2064];0)))" office:value-type="boolean" office:boolean-value="true" calcext:value-type="boolean">
            <text:p>TRUE</text:p>
          </table:table-cell>
          <table:table-cell table:formula="of:=IF([.E948]=0;[$'BISINDO raw'.D94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peda</text:p>
          </table:table-cell>
          <table:table-cell table:formula="of:=NOT(ISERROR(MATCH([.B949];[$'BISINDO raw'.B772:$'BISINDO raw'.B1888];0)))" office:value-type="boolean" office:boolean-value="true" calcext:value-type="boolean">
            <text:p>TRUE</text:p>
          </table:table-cell>
          <table:table-cell table:formula="of:=NOT(ISERROR(MATCH([.B949];[$'BISINDO raw'.C949:$'BISINDO raw'.C2065];0)))" office:value-type="boolean" office:boolean-value="true" calcext:value-type="boolean">
            <text:p>TRUE</text:p>
          </table:table-cell>
          <table:table-cell table:formula="of:=NOT(ISERROR(MATCH([.$B949];[$'BISINDO raw'.D949:$'BISINDO raw'.D2065];0)))" office:value-type="boolean" office:boolean-value="true" calcext:value-type="boolean">
            <text:p>TRUE</text:p>
          </table:table-cell>
          <table:table-cell table:formula="of:=IF([.E949]=0;[$'BISINDO raw'.D94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pedamotor(1)</text:p>
          </table:table-cell>
          <table:table-cell table:formula="of:=NOT(ISERROR(MATCH([.B950];[$'BISINDO raw'.B773:$'BISINDO raw'.B1889];0)))" office:value-type="boolean" office:boolean-value="false" calcext:value-type="boolean">
            <text:p>FALSE</text:p>
          </table:table-cell>
          <table:table-cell table:formula="of:=NOT(ISERROR(MATCH([.B950];[$'BISINDO raw'.C950:$'BISINDO raw'.C2066];0)))" office:value-type="boolean" office:boolean-value="false" calcext:value-type="boolean">
            <text:p>FALSE</text:p>
          </table:table-cell>
          <table:table-cell table:formula="of:=NOT(ISERROR(MATCH([.$B950];[$'BISINDO raw'.D950:$'BISINDO raw'.D2066];0)))" office:value-type="boolean" office:boolean-value="true" calcext:value-type="boolean">
            <text:p>TRUE</text:p>
          </table:table-cell>
          <table:table-cell table:formula="of:=IF([.E950]=0;[$'BISINDO raw'.D95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pedamotor(2)</text:p>
          </table:table-cell>
          <table:table-cell table:formula="of:=NOT(ISERROR(MATCH([.B951];[$'BISINDO raw'.B774:$'BISINDO raw'.B1890];0)))" office:value-type="boolean" office:boolean-value="false" calcext:value-type="boolean">
            <text:p>FALSE</text:p>
          </table:table-cell>
          <table:table-cell table:formula="of:=NOT(ISERROR(MATCH([.B951];[$'BISINDO raw'.C951:$'BISINDO raw'.C2067];0)))" office:value-type="boolean" office:boolean-value="false" calcext:value-type="boolean">
            <text:p>FALSE</text:p>
          </table:table-cell>
          <table:table-cell table:formula="of:=NOT(ISERROR(MATCH([.$B951];[$'BISINDO raw'.D951:$'BISINDO raw'.D2067];0)))" office:value-type="boolean" office:boolean-value="true" calcext:value-type="boolean">
            <text:p>TRUE</text:p>
          </table:table-cell>
          <table:table-cell table:formula="of:=IF([.E951]=0;[$'BISINDO raw'.D95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ptember</text:p>
          </table:table-cell>
          <table:table-cell table:formula="of:=NOT(ISERROR(MATCH([.B952];[$'BISINDO raw'.B775:$'BISINDO raw'.B1891];0)))" office:value-type="boolean" office:boolean-value="true" calcext:value-type="boolean">
            <text:p>TRUE</text:p>
          </table:table-cell>
          <table:table-cell table:formula="of:=NOT(ISERROR(MATCH([.B952];[$'BISINDO raw'.C952:$'BISINDO raw'.C2068];0)))" office:value-type="boolean" office:boolean-value="true" calcext:value-type="boolean">
            <text:p>TRUE</text:p>
          </table:table-cell>
          <table:table-cell table:formula="of:=NOT(ISERROR(MATCH([.$B952];[$'BISINDO raw'.D952:$'BISINDO raw'.D2068];0)))" office:value-type="boolean" office:boolean-value="true" calcext:value-type="boolean">
            <text:p>TRUE</text:p>
          </table:table-cell>
          <table:table-cell table:formula="of:=IF([.E952]=0;[$'BISINDO raw'.D95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puluh</text:p>
          </table:table-cell>
          <table:table-cell table:formula="of:=NOT(ISERROR(MATCH([.B953];[$'BISINDO raw'.B776:$'BISINDO raw'.B1892];0)))" office:value-type="boolean" office:boolean-value="true" calcext:value-type="boolean">
            <text:p>TRUE</text:p>
          </table:table-cell>
          <table:table-cell table:formula="of:=NOT(ISERROR(MATCH([.B953];[$'BISINDO raw'.C953:$'BISINDO raw'.C2069];0)))" office:value-type="boolean" office:boolean-value="true" calcext:value-type="boolean">
            <text:p>TRUE</text:p>
          </table:table-cell>
          <table:table-cell table:formula="of:=NOT(ISERROR(MATCH([.$B953];[$'BISINDO raw'.D953:$'BISINDO raw'.D2069];0)))" office:value-type="boolean" office:boolean-value="true" calcext:value-type="boolean">
            <text:p>TRUE</text:p>
          </table:table-cell>
          <table:table-cell table:formula="of:=IF([.E953]=0;[$'BISINDO raw'.D95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puluhribu(1)</text:p>
          </table:table-cell>
          <table:table-cell table:formula="of:=NOT(ISERROR(MATCH([.B954];[$'BISINDO raw'.B777:$'BISINDO raw'.B1893];0)))" office:value-type="boolean" office:boolean-value="false" calcext:value-type="boolean">
            <text:p>FALSE</text:p>
          </table:table-cell>
          <table:table-cell table:formula="of:=NOT(ISERROR(MATCH([.B954];[$'BISINDO raw'.C954:$'BISINDO raw'.C2070];0)))" office:value-type="boolean" office:boolean-value="false" calcext:value-type="boolean">
            <text:p>FALSE</text:p>
          </table:table-cell>
          <table:table-cell table:formula="of:=NOT(ISERROR(MATCH([.$B954];[$'BISINDO raw'.D954:$'BISINDO raw'.D2070];0)))" office:value-type="boolean" office:boolean-value="true" calcext:value-type="boolean">
            <text:p>TRUE</text:p>
          </table:table-cell>
          <table:table-cell table:formula="of:=IF([.E954]=0;[$'BISINDO raw'.D95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puluhribu(2)</text:p>
          </table:table-cell>
          <table:table-cell table:formula="of:=NOT(ISERROR(MATCH([.B955];[$'BISINDO raw'.B778:$'BISINDO raw'.B1894];0)))" office:value-type="boolean" office:boolean-value="false" calcext:value-type="boolean">
            <text:p>FALSE</text:p>
          </table:table-cell>
          <table:table-cell table:formula="of:=NOT(ISERROR(MATCH([.B955];[$'BISINDO raw'.C955:$'BISINDO raw'.C2071];0)))" office:value-type="boolean" office:boolean-value="false" calcext:value-type="boolean">
            <text:p>FALSE</text:p>
          </table:table-cell>
          <table:table-cell table:formula="of:=NOT(ISERROR(MATCH([.$B955];[$'BISINDO raw'.D955:$'BISINDO raw'.D2071];0)))" office:value-type="boolean" office:boolean-value="true" calcext:value-type="boolean">
            <text:p>TRUE</text:p>
          </table:table-cell>
          <table:table-cell table:formula="of:=IF([.E955]=0;[$'BISINDO raw'.D95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pupu</text:p>
          </table:table-cell>
          <table:table-cell table:formula="of:=NOT(ISERROR(MATCH([.B956];[$'BISINDO raw'.B779:$'BISINDO raw'.B1895];0)))" office:value-type="boolean" office:boolean-value="true" calcext:value-type="boolean">
            <text:p>TRUE</text:p>
          </table:table-cell>
          <table:table-cell table:formula="of:=NOT(ISERROR(MATCH([.B956];[$'BISINDO raw'.C956:$'BISINDO raw'.C2072];0)))" office:value-type="boolean" office:boolean-value="true" calcext:value-type="boolean">
            <text:p>TRUE</text:p>
          </table:table-cell>
          <table:table-cell table:formula="of:=NOT(ISERROR(MATCH([.$B956];[$'BISINDO raw'.D956:$'BISINDO raw'.D2072];0)))" office:value-type="boolean" office:boolean-value="true" calcext:value-type="boolean">
            <text:p>TRUE</text:p>
          </table:table-cell>
          <table:table-cell table:formula="of:=IF([.E956]=0;[$'BISINDO raw'.D95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ratus</text:p>
          </table:table-cell>
          <table:table-cell table:formula="of:=NOT(ISERROR(MATCH([.B957];[$'BISINDO raw'.B780:$'BISINDO raw'.B1896];0)))" office:value-type="boolean" office:boolean-value="true" calcext:value-type="boolean">
            <text:p>TRUE</text:p>
          </table:table-cell>
          <table:table-cell table:formula="of:=NOT(ISERROR(MATCH([.B957];[$'BISINDO raw'.C957:$'BISINDO raw'.C2073];0)))" office:value-type="boolean" office:boolean-value="true" calcext:value-type="boolean">
            <text:p>TRUE</text:p>
          </table:table-cell>
          <table:table-cell table:formula="of:=NOT(ISERROR(MATCH([.$B957];[$'BISINDO raw'.D957:$'BISINDO raw'.D2073];0)))" office:value-type="boolean" office:boolean-value="true" calcext:value-type="boolean">
            <text:p>TRUE</text:p>
          </table:table-cell>
          <table:table-cell table:formula="of:=IF([.E957]=0;[$'BISINDO raw'.D95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ratusribu</text:p>
          </table:table-cell>
          <table:table-cell table:formula="of:=NOT(ISERROR(MATCH([.B958];[$'BISINDO raw'.B781:$'BISINDO raw'.B1897];0)))" office:value-type="boolean" office:boolean-value="false" calcext:value-type="boolean">
            <text:p>FALSE</text:p>
          </table:table-cell>
          <table:table-cell table:formula="of:=NOT(ISERROR(MATCH([.B958];[$'BISINDO raw'.C958:$'BISINDO raw'.C2074];0)))" office:value-type="boolean" office:boolean-value="false" calcext:value-type="boolean">
            <text:p>FALSE</text:p>
          </table:table-cell>
          <table:table-cell table:formula="of:=NOT(ISERROR(MATCH([.$B958];[$'BISINDO raw'.D958:$'BISINDO raw'.D2074];0)))" office:value-type="boolean" office:boolean-value="true" calcext:value-type="boolean">
            <text:p>TRUE</text:p>
          </table:table-cell>
          <table:table-cell table:formula="of:=IF([.E958]=0;[$'BISINDO raw'.D95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ribu(1)</text:p>
          </table:table-cell>
          <table:table-cell table:formula="of:=NOT(ISERROR(MATCH([.B959];[$'BISINDO raw'.B782:$'BISINDO raw'.B1898];0)))" office:value-type="boolean" office:boolean-value="true" calcext:value-type="boolean">
            <text:p>TRUE</text:p>
          </table:table-cell>
          <table:table-cell table:formula="of:=NOT(ISERROR(MATCH([.B959];[$'BISINDO raw'.C959:$'BISINDO raw'.C2075];0)))" office:value-type="boolean" office:boolean-value="true" calcext:value-type="boolean">
            <text:p>TRUE</text:p>
          </table:table-cell>
          <table:table-cell table:formula="of:=NOT(ISERROR(MATCH([.$B959];[$'BISINDO raw'.D959:$'BISINDO raw'.D2075];0)))" office:value-type="boolean" office:boolean-value="true" calcext:value-type="boolean">
            <text:p>TRUE</text:p>
          </table:table-cell>
          <table:table-cell table:formula="of:=IF([.E959]=0;[$'BISINDO raw'.D95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ribu(2)</text:p>
          </table:table-cell>
          <table:table-cell table:formula="of:=NOT(ISERROR(MATCH([.B960];[$'BISINDO raw'.B783:$'BISINDO raw'.B1899];0)))" office:value-type="boolean" office:boolean-value="true" calcext:value-type="boolean">
            <text:p>TRUE</text:p>
          </table:table-cell>
          <table:table-cell table:formula="of:=NOT(ISERROR(MATCH([.B960];[$'BISINDO raw'.C960:$'BISINDO raw'.C2076];0)))" office:value-type="boolean" office:boolean-value="true" calcext:value-type="boolean">
            <text:p>TRUE</text:p>
          </table:table-cell>
          <table:table-cell table:formula="of:=NOT(ISERROR(MATCH([.$B960];[$'BISINDO raw'.D960:$'BISINDO raw'.D2076];0)))" office:value-type="boolean" office:boolean-value="true" calcext:value-type="boolean">
            <text:p>TRUE</text:p>
          </table:table-cell>
          <table:table-cell table:formula="of:=IF([.E960]=0;[$'BISINDO raw'.D96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ribu(3)</text:p>
          </table:table-cell>
          <table:table-cell table:formula="of:=NOT(ISERROR(MATCH([.B961];[$'BISINDO raw'.B784:$'BISINDO raw'.B1900];0)))" office:value-type="boolean" office:boolean-value="true" calcext:value-type="boolean">
            <text:p>TRUE</text:p>
          </table:table-cell>
          <table:table-cell table:formula="of:=NOT(ISERROR(MATCH([.B961];[$'BISINDO raw'.C961:$'BISINDO raw'.C2077];0)))" office:value-type="boolean" office:boolean-value="true" calcext:value-type="boolean">
            <text:p>TRUE</text:p>
          </table:table-cell>
          <table:table-cell table:formula="of:=NOT(ISERROR(MATCH([.$B961];[$'BISINDO raw'.D961:$'BISINDO raw'.D2077];0)))" office:value-type="boolean" office:boolean-value="true" calcext:value-type="boolean">
            <text:p>TRUE</text:p>
          </table:table-cell>
          <table:table-cell table:formula="of:=IF([.E961]=0;[$'BISINDO raw'.D96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ring</text:p>
          </table:table-cell>
          <table:table-cell table:formula="of:=NOT(ISERROR(MATCH([.B962];[$'BISINDO raw'.B785:$'BISINDO raw'.B1901];0)))" office:value-type="boolean" office:boolean-value="true" calcext:value-type="boolean">
            <text:p>TRUE</text:p>
          </table:table-cell>
          <table:table-cell table:formula="of:=NOT(ISERROR(MATCH([.B962];[$'BISINDO raw'.C962:$'BISINDO raw'.C2078];0)))" office:value-type="boolean" office:boolean-value="true" calcext:value-type="boolean">
            <text:p>TRUE</text:p>
          </table:table-cell>
          <table:table-cell table:formula="of:=NOT(ISERROR(MATCH([.$B962];[$'BISINDO raw'.D962:$'BISINDO raw'.D2078];0)))" office:value-type="boolean" office:boolean-value="true" calcext:value-type="boolean">
            <text:p>TRUE</text:p>
          </table:table-cell>
          <table:table-cell table:formula="of:=IF([.E962]=0;[$'BISINDO raw'.D96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engah(jam-waktu)</text:p>
          </table:table-cell>
          <table:table-cell table:formula="of:=NOT(ISERROR(MATCH([.B963];[$'BISINDO raw'.B786:$'BISINDO raw'.B1902];0)))" office:value-type="boolean" office:boolean-value="false" calcext:value-type="boolean">
            <text:p>FALSE</text:p>
          </table:table-cell>
          <table:table-cell table:formula="of:=NOT(ISERROR(MATCH([.B963];[$'BISINDO raw'.C963:$'BISINDO raw'.C2079];0)))" office:value-type="boolean" office:boolean-value="false" calcext:value-type="boolean">
            <text:p>FALSE</text:p>
          </table:table-cell>
          <table:table-cell table:formula="of:=NOT(ISERROR(MATCH([.$B963];[$'BISINDO raw'.D963:$'BISINDO raw'.D2079];0)))" office:value-type="boolean" office:boolean-value="true" calcext:value-type="boolean">
            <text:p>TRUE</text:p>
          </table:table-cell>
          <table:table-cell table:formula="of:=IF([.E963]=0;[$'BISINDO raw'.D96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rika</text:p>
          </table:table-cell>
          <table:table-cell table:formula="of:=NOT(ISERROR(MATCH([.B964];[$'BISINDO raw'.B787:$'BISINDO raw'.B1903];0)))" office:value-type="boolean" office:boolean-value="true" calcext:value-type="boolean">
            <text:p>TRUE</text:p>
          </table:table-cell>
          <table:table-cell table:formula="of:=NOT(ISERROR(MATCH([.B964];[$'BISINDO raw'.C964:$'BISINDO raw'.C2080];0)))" office:value-type="boolean" office:boolean-value="true" calcext:value-type="boolean">
            <text:p>TRUE</text:p>
          </table:table-cell>
          <table:table-cell table:formula="of:=NOT(ISERROR(MATCH([.$B964];[$'BISINDO raw'.D964:$'BISINDO raw'.D2080];0)))" office:value-type="boolean" office:boolean-value="true" calcext:value-type="boolean">
            <text:p>TRUE</text:p>
          </table:table-cell>
          <table:table-cell table:formula="of:=IF([.E964]=0;[$'BISINDO raw'.D96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apa</text:p>
          </table:table-cell>
          <table:table-cell table:formula="of:=NOT(ISERROR(MATCH([.B965];[$'BISINDO raw'.B788:$'BISINDO raw'.B1904];0)))" office:value-type="boolean" office:boolean-value="true" calcext:value-type="boolean">
            <text:p>TRUE</text:p>
          </table:table-cell>
          <table:table-cell table:formula="of:=NOT(ISERROR(MATCH([.B965];[$'BISINDO raw'.C965:$'BISINDO raw'.C2081];0)))" office:value-type="boolean" office:boolean-value="true" calcext:value-type="boolean">
            <text:p>TRUE</text:p>
          </table:table-cell>
          <table:table-cell table:formula="of:=NOT(ISERROR(MATCH([.$B965];[$'BISINDO raw'.D965:$'BISINDO raw'.D2081];0)))" office:value-type="boolean" office:boolean-value="true" calcext:value-type="boolean">
            <text:p>TRUE</text:p>
          </table:table-cell>
          <table:table-cell table:formula="of:=IF([.E965]=0;[$'BISINDO raw'.D96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fat</text:p>
          </table:table-cell>
          <table:table-cell table:formula="of:=NOT(ISERROR(MATCH([.B966];[$'BISINDO raw'.B789:$'BISINDO raw'.B1905];0)))" office:value-type="boolean" office:boolean-value="true" calcext:value-type="boolean">
            <text:p>TRUE</text:p>
          </table:table-cell>
          <table:table-cell table:formula="of:=NOT(ISERROR(MATCH([.B966];[$'BISINDO raw'.C966:$'BISINDO raw'.C2082];0)))" office:value-type="boolean" office:boolean-value="true" calcext:value-type="boolean">
            <text:p>TRUE</text:p>
          </table:table-cell>
          <table:table-cell table:formula="of:=NOT(ISERROR(MATCH([.$B966];[$'BISINDO raw'.D966:$'BISINDO raw'.D2082];0)))" office:value-type="boolean" office:boolean-value="true" calcext:value-type="boolean">
            <text:p>TRUE</text:p>
          </table:table-cell>
          <table:table-cell table:formula="of:=IF([.E966]=0;[$'BISINDO raw'.D96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nga</text:p>
          </table:table-cell>
          <table:table-cell table:formula="of:=NOT(ISERROR(MATCH([.B967];[$'BISINDO raw'.B790:$'BISINDO raw'.B1906];0)))" office:value-type="boolean" office:boolean-value="true" calcext:value-type="boolean">
            <text:p>TRUE</text:p>
          </table:table-cell>
          <table:table-cell table:formula="of:=NOT(ISERROR(MATCH([.B967];[$'BISINDO raw'.C967:$'BISINDO raw'.C2083];0)))" office:value-type="boolean" office:boolean-value="true" calcext:value-type="boolean">
            <text:p>TRUE</text:p>
          </table:table-cell>
          <table:table-cell table:formula="of:=NOT(ISERROR(MATCH([.$B967];[$'BISINDO raw'.D967:$'BISINDO raw'.D2083];0)))" office:value-type="boolean" office:boolean-value="true" calcext:value-type="boolean">
            <text:p>TRUE</text:p>
          </table:table-cell>
          <table:table-cell table:formula="of:=IF([.E967]=0;[$'BISINDO raw'.D96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sa(1)</text:p>
          </table:table-cell>
          <table:table-cell table:formula="of:=NOT(ISERROR(MATCH([.B968];[$'BISINDO raw'.B791:$'BISINDO raw'.B1907];0)))" office:value-type="boolean" office:boolean-value="true" calcext:value-type="boolean">
            <text:p>TRUE</text:p>
          </table:table-cell>
          <table:table-cell table:formula="of:=NOT(ISERROR(MATCH([.B968];[$'BISINDO raw'.C968:$'BISINDO raw'.C2084];0)))" office:value-type="boolean" office:boolean-value="true" calcext:value-type="boolean">
            <text:p>TRUE</text:p>
          </table:table-cell>
          <table:table-cell table:formula="of:=NOT(ISERROR(MATCH([.$B968];[$'BISINDO raw'.D968:$'BISINDO raw'.D2084];0)))" office:value-type="boolean" office:boolean-value="true" calcext:value-type="boolean">
            <text:p>TRUE</text:p>
          </table:table-cell>
          <table:table-cell table:formula="of:=IF([.E968]=0;[$'BISINDO raw'.D96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sa(2)</text:p>
          </table:table-cell>
          <table:table-cell table:formula="of:=NOT(ISERROR(MATCH([.B969];[$'BISINDO raw'.B792:$'BISINDO raw'.B1908];0)))" office:value-type="boolean" office:boolean-value="true" calcext:value-type="boolean">
            <text:p>TRUE</text:p>
          </table:table-cell>
          <table:table-cell table:formula="of:=NOT(ISERROR(MATCH([.B969];[$'BISINDO raw'.C969:$'BISINDO raw'.C2085];0)))" office:value-type="boolean" office:boolean-value="true" calcext:value-type="boolean">
            <text:p>TRUE</text:p>
          </table:table-cell>
          <table:table-cell table:formula="of:=NOT(ISERROR(MATCH([.$B969];[$'BISINDO raw'.D969:$'BISINDO raw'.D2085];0)))" office:value-type="boolean" office:boolean-value="true" calcext:value-type="boolean">
            <text:p>TRUE</text:p>
          </table:table-cell>
          <table:table-cell table:formula="of:=IF([.E969]=0;[$'BISINDO raw'.D96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lo</text:p>
          </table:table-cell>
          <table:table-cell table:formula="of:=NOT(ISERROR(MATCH([.B970];[$'BISINDO raw'.B793:$'BISINDO raw'.B1909];0)))" office:value-type="boolean" office:boolean-value="true" calcext:value-type="boolean">
            <text:p>TRUE</text:p>
          </table:table-cell>
          <table:table-cell table:formula="of:=NOT(ISERROR(MATCH([.B970];[$'BISINDO raw'.C970:$'BISINDO raw'.C2086];0)))" office:value-type="boolean" office:boolean-value="true" calcext:value-type="boolean">
            <text:p>TRUE</text:p>
          </table:table-cell>
          <table:table-cell table:formula="of:=NOT(ISERROR(MATCH([.$B970];[$'BISINDO raw'.D970:$'BISINDO raw'.D2086];0)))" office:value-type="boolean" office:boolean-value="true" calcext:value-type="boolean">
            <text:p>TRUE</text:p>
          </table:table-cell>
          <table:table-cell table:formula="of:=IF([.E970]=0;[$'BISINDO raw'.D97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pan(1)</text:p>
          </table:table-cell>
          <table:table-cell table:formula="of:=NOT(ISERROR(MATCH([.B971];[$'BISINDO raw'.B794:$'BISINDO raw'.B1910];0)))" office:value-type="boolean" office:boolean-value="true" calcext:value-type="boolean">
            <text:p>TRUE</text:p>
          </table:table-cell>
          <table:table-cell table:formula="of:=NOT(ISERROR(MATCH([.B971];[$'BISINDO raw'.C971:$'BISINDO raw'.C2087];0)))" office:value-type="boolean" office:boolean-value="true" calcext:value-type="boolean">
            <text:p>TRUE</text:p>
          </table:table-cell>
          <table:table-cell table:formula="of:=NOT(ISERROR(MATCH([.$B971];[$'BISINDO raw'.D971:$'BISINDO raw'.D2087];0)))" office:value-type="boolean" office:boolean-value="true" calcext:value-type="boolean">
            <text:p>TRUE</text:p>
          </table:table-cell>
          <table:table-cell table:formula="of:=IF([.E971]=0;[$'BISINDO raw'.D97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pan(2)</text:p>
          </table:table-cell>
          <table:table-cell table:formula="of:=NOT(ISERROR(MATCH([.B972];[$'BISINDO raw'.B795:$'BISINDO raw'.B1911];0)))" office:value-type="boolean" office:boolean-value="true" calcext:value-type="boolean">
            <text:p>TRUE</text:p>
          </table:table-cell>
          <table:table-cell table:formula="of:=NOT(ISERROR(MATCH([.B972];[$'BISINDO raw'.C972:$'BISINDO raw'.C2088];0)))" office:value-type="boolean" office:boolean-value="true" calcext:value-type="boolean">
            <text:p>TRUE</text:p>
          </table:table-cell>
          <table:table-cell table:formula="of:=NOT(ISERROR(MATCH([.$B972];[$'BISINDO raw'.D972:$'BISINDO raw'.D2088];0)))" office:value-type="boolean" office:boolean-value="true" calcext:value-type="boolean">
            <text:p>TRUE</text:p>
          </table:table-cell>
          <table:table-cell table:formula="of:=IF([.E972]=0;[$'BISINDO raw'.D97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re</text:p>
          </table:table-cell>
          <table:table-cell table:formula="of:=NOT(ISERROR(MATCH([.B973];[$'BISINDO raw'.B796:$'BISINDO raw'.B1912];0)))" office:value-type="boolean" office:boolean-value="true" calcext:value-type="boolean">
            <text:p>TRUE</text:p>
          </table:table-cell>
          <table:table-cell table:formula="of:=NOT(ISERROR(MATCH([.B973];[$'BISINDO raw'.C973:$'BISINDO raw'.C2089];0)))" office:value-type="boolean" office:boolean-value="true" calcext:value-type="boolean">
            <text:p>TRUE</text:p>
          </table:table-cell>
          <table:table-cell table:formula="of:=NOT(ISERROR(MATCH([.$B973];[$'BISINDO raw'.D973:$'BISINDO raw'.D2089];0)))" office:value-type="boolean" office:boolean-value="true" calcext:value-type="boolean">
            <text:p>TRUE</text:p>
          </table:table-cell>
          <table:table-cell table:formula="of:=IF([.E973]=0;[$'BISINDO raw'.D97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siunkeretaapi</text:p>
          </table:table-cell>
          <table:table-cell table:formula="of:=NOT(ISERROR(MATCH([.B974];[$'BISINDO raw'.B797:$'BISINDO raw'.B1913];0)))" office:value-type="boolean" office:boolean-value="false" calcext:value-type="boolean">
            <text:p>FALSE</text:p>
          </table:table-cell>
          <table:table-cell table:formula="of:=NOT(ISERROR(MATCH([.B974];[$'BISINDO raw'.C974:$'BISINDO raw'.C2090];0)))" office:value-type="boolean" office:boolean-value="false" calcext:value-type="boolean">
            <text:p>FALSE</text:p>
          </table:table-cell>
          <table:table-cell table:formula="of:=NOT(ISERROR(MATCH([.$B974];[$'BISINDO raw'.D974:$'BISINDO raw'.D2090];0)))" office:value-type="boolean" office:boolean-value="true" calcext:value-type="boolean">
            <text:p>TRUE</text:p>
          </table:table-cell>
          <table:table-cell table:formula="of:=IF([.E974]=0;[$'BISINDO raw'.D97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oberi</text:p>
          </table:table-cell>
          <table:table-cell table:formula="of:=NOT(ISERROR(MATCH([.B975];[$'BISINDO raw'.B798:$'BISINDO raw'.B1914];0)))" office:value-type="boolean" office:boolean-value="true" calcext:value-type="boolean">
            <text:p>TRUE</text:p>
          </table:table-cell>
          <table:table-cell table:formula="of:=NOT(ISERROR(MATCH([.B975];[$'BISINDO raw'.C975:$'BISINDO raw'.C2091];0)))" office:value-type="boolean" office:boolean-value="true" calcext:value-type="boolean">
            <text:p>TRUE</text:p>
          </table:table-cell>
          <table:table-cell table:formula="of:=NOT(ISERROR(MATCH([.$B975];[$'BISINDO raw'.D975:$'BISINDO raw'.D2091];0)))" office:value-type="boolean" office:boolean-value="true" calcext:value-type="boolean">
            <text:p>TRUE</text:p>
          </table:table-cell>
          <table:table-cell table:formula="of:=IF([.E975]=0;[$'BISINDO raw'.D97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ami</text:p>
          </table:table-cell>
          <table:table-cell table:formula="of:=NOT(ISERROR(MATCH([.B976];[$'BISINDO raw'.B799:$'BISINDO raw'.B1915];0)))" office:value-type="boolean" office:boolean-value="true" calcext:value-type="boolean">
            <text:p>TRUE</text:p>
          </table:table-cell>
          <table:table-cell table:formula="of:=NOT(ISERROR(MATCH([.B976];[$'BISINDO raw'.C976:$'BISINDO raw'.C2092];0)))" office:value-type="boolean" office:boolean-value="true" calcext:value-type="boolean">
            <text:p>TRUE</text:p>
          </table:table-cell>
          <table:table-cell table:formula="of:=NOT(ISERROR(MATCH([.$B976];[$'BISINDO raw'.D976:$'BISINDO raw'.D2092];0)))" office:value-type="boolean" office:boolean-value="true" calcext:value-type="boolean">
            <text:p>TRUE</text:p>
          </table:table-cell>
          <table:table-cell table:formula="of:=IF([.E976]=0;[$'BISINDO raw'.D97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amiistri</text:p>
          </table:table-cell>
          <table:table-cell table:formula="of:=NOT(ISERROR(MATCH([.B977];[$'BISINDO raw'.B800:$'BISINDO raw'.B1916];0)))" office:value-type="boolean" office:boolean-value="false" calcext:value-type="boolean">
            <text:p>FALSE</text:p>
          </table:table-cell>
          <table:table-cell table:formula="of:=NOT(ISERROR(MATCH([.B977];[$'BISINDO raw'.C977:$'BISINDO raw'.C2093];0)))" office:value-type="boolean" office:boolean-value="false" calcext:value-type="boolean">
            <text:p>FALSE</text:p>
          </table:table-cell>
          <table:table-cell table:formula="of:=NOT(ISERROR(MATCH([.$B977];[$'BISINDO raw'.D977:$'BISINDO raw'.D2093];0)))" office:value-type="boolean" office:boolean-value="false" calcext:value-type="boolean">
            <text:p>FALSE</text:p>
          </table:table-cell>
          <table:table-cell table:formula="of:=IF([.E977]=0;[$'BISINDO raw'.D977]; &quot;&quot;)" office:value-type="string" office:string-value="suami-isteri" calcext:value-type="string">
            <text:p>suami-ister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dah</text:p>
          </table:table-cell>
          <table:table-cell table:formula="of:=NOT(ISERROR(MATCH([.B978];[$'BISINDO raw'.B801:$'BISINDO raw'.B1917];0)))" office:value-type="boolean" office:boolean-value="true" calcext:value-type="boolean">
            <text:p>TRUE</text:p>
          </table:table-cell>
          <table:table-cell table:formula="of:=NOT(ISERROR(MATCH([.B978];[$'BISINDO raw'.C978:$'BISINDO raw'.C2094];0)))" office:value-type="boolean" office:boolean-value="true" calcext:value-type="boolean">
            <text:p>TRUE</text:p>
          </table:table-cell>
          <table:table-cell table:formula="of:=NOT(ISERROR(MATCH([.$B978];[$'BISINDO raw'.D978:$'BISINDO raw'.D2094];0)))" office:value-type="boolean" office:boolean-value="true" calcext:value-type="boolean">
            <text:p>TRUE</text:p>
          </table:table-cell>
          <table:table-cell table:formula="of:=IF([.E978]=0;[$'BISINDO raw'.D97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ka</text:p>
          </table:table-cell>
          <table:table-cell table:formula="of:=NOT(ISERROR(MATCH([.B979];[$'BISINDO raw'.B802:$'BISINDO raw'.B1918];0)))" office:value-type="boolean" office:boolean-value="true" calcext:value-type="boolean">
            <text:p>TRUE</text:p>
          </table:table-cell>
          <table:table-cell table:formula="of:=NOT(ISERROR(MATCH([.B979];[$'BISINDO raw'.C979:$'BISINDO raw'.C2095];0)))" office:value-type="boolean" office:boolean-value="true" calcext:value-type="boolean">
            <text:p>TRUE</text:p>
          </table:table-cell>
          <table:table-cell table:formula="of:=NOT(ISERROR(MATCH([.$B979];[$'BISINDO raw'.D979:$'BISINDO raw'.D2095];0)))" office:value-type="boolean" office:boolean-value="true" calcext:value-type="boolean">
            <text:p>TRUE</text:p>
          </table:table-cell>
          <table:table-cell table:formula="of:=IF([.E979]=0;[$'BISINDO raw'.D97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lawesi</text:p>
          </table:table-cell>
          <table:table-cell table:formula="of:=NOT(ISERROR(MATCH([.B980];[$'BISINDO raw'.B803:$'BISINDO raw'.B1919];0)))" office:value-type="boolean" office:boolean-value="true" calcext:value-type="boolean">
            <text:p>TRUE</text:p>
          </table:table-cell>
          <table:table-cell table:formula="of:=NOT(ISERROR(MATCH([.B980];[$'BISINDO raw'.C980:$'BISINDO raw'.C2096];0)))" office:value-type="boolean" office:boolean-value="true" calcext:value-type="boolean">
            <text:p>TRUE</text:p>
          </table:table-cell>
          <table:table-cell table:formula="of:=NOT(ISERROR(MATCH([.$B980];[$'BISINDO raw'.D980:$'BISINDO raw'.D2096];0)))" office:value-type="boolean" office:boolean-value="true" calcext:value-type="boolean">
            <text:p>TRUE</text:p>
          </table:table-cell>
          <table:table-cell table:formula="of:=IF([.E980]=0;[$'BISINDO raw'.D98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matra</text:p>
          </table:table-cell>
          <table:table-cell table:formula="of:=NOT(ISERROR(MATCH([.B981];[$'BISINDO raw'.B804:$'BISINDO raw'.B1920];0)))" office:value-type="boolean" office:boolean-value="true" calcext:value-type="boolean">
            <text:p>TRUE</text:p>
          </table:table-cell>
          <table:table-cell table:formula="of:=NOT(ISERROR(MATCH([.B981];[$'BISINDO raw'.C981:$'BISINDO raw'.C2097];0)))" office:value-type="boolean" office:boolean-value="true" calcext:value-type="boolean">
            <text:p>TRUE</text:p>
          </table:table-cell>
          <table:table-cell table:formula="of:=NOT(ISERROR(MATCH([.$B981];[$'BISINDO raw'.D981:$'BISINDO raw'.D2097];0)))" office:value-type="boolean" office:boolean-value="true" calcext:value-type="boolean">
            <text:p>TRUE</text:p>
          </table:table-cell>
          <table:table-cell table:formula="of:=IF([.E981]=0;[$'BISINDO raw'.D98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ngai(1)</text:p>
          </table:table-cell>
          <table:table-cell table:formula="of:=NOT(ISERROR(MATCH([.B982];[$'BISINDO raw'.B805:$'BISINDO raw'.B1921];0)))" office:value-type="boolean" office:boolean-value="true" calcext:value-type="boolean">
            <text:p>TRUE</text:p>
          </table:table-cell>
          <table:table-cell table:formula="of:=NOT(ISERROR(MATCH([.B982];[$'BISINDO raw'.C982:$'BISINDO raw'.C2098];0)))" office:value-type="boolean" office:boolean-value="true" calcext:value-type="boolean">
            <text:p>TRUE</text:p>
          </table:table-cell>
          <table:table-cell table:formula="of:=NOT(ISERROR(MATCH([.$B982];[$'BISINDO raw'.D982:$'BISINDO raw'.D2098];0)))" office:value-type="boolean" office:boolean-value="true" calcext:value-type="boolean">
            <text:p>TRUE</text:p>
          </table:table-cell>
          <table:table-cell table:formula="of:=IF([.E982]=0;[$'BISINDO raw'.D98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ngai(2)</text:p>
          </table:table-cell>
          <table:table-cell table:formula="of:=NOT(ISERROR(MATCH([.B983];[$'BISINDO raw'.B806:$'BISINDO raw'.B1922];0)))" office:value-type="boolean" office:boolean-value="true" calcext:value-type="boolean">
            <text:p>TRUE</text:p>
          </table:table-cell>
          <table:table-cell table:formula="of:=NOT(ISERROR(MATCH([.B983];[$'BISINDO raw'.C983:$'BISINDO raw'.C2099];0)))" office:value-type="boolean" office:boolean-value="true" calcext:value-type="boolean">
            <text:p>TRUE</text:p>
          </table:table-cell>
          <table:table-cell table:formula="of:=NOT(ISERROR(MATCH([.$B983];[$'BISINDO raw'.D983:$'BISINDO raw'.D2099];0)))" office:value-type="boolean" office:boolean-value="true" calcext:value-type="boolean">
            <text:p>TRUE</text:p>
          </table:table-cell>
          <table:table-cell table:formula="of:=IF([.E983]=0;[$'BISINDO raw'.D98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rabaya</text:p>
          </table:table-cell>
          <table:table-cell table:formula="of:=NOT(ISERROR(MATCH([.B984];[$'BISINDO raw'.B807:$'BISINDO raw'.B1923];0)))" office:value-type="boolean" office:boolean-value="true" calcext:value-type="boolean">
            <text:p>TRUE</text:p>
          </table:table-cell>
          <table:table-cell table:formula="of:=NOT(ISERROR(MATCH([.B984];[$'BISINDO raw'.C984:$'BISINDO raw'.C2100];0)))" office:value-type="boolean" office:boolean-value="true" calcext:value-type="boolean">
            <text:p>TRUE</text:p>
          </table:table-cell>
          <table:table-cell table:formula="of:=NOT(ISERROR(MATCH([.$B984];[$'BISINDO raw'.D984:$'BISINDO raw'.D2100];0)))" office:value-type="boolean" office:boolean-value="true" calcext:value-type="boolean">
            <text:p>TRUE</text:p>
          </table:table-cell>
          <table:table-cell table:formula="of:=IF([.E984]=0;[$'BISINDO raw'.D98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NOT(ISERROR(MATCH([.B985];[$'BISINDO raw'.B808:$'BISINDO raw'.B1924];0)))" office:value-type="boolean" office:boolean-value="true" calcext:value-type="boolean">
            <text:p>TRUE</text:p>
          </table:table-cell>
          <table:table-cell table:formula="of:=NOT(ISERROR(MATCH([.B985];[$'BISINDO raw'.C985:$'BISINDO raw'.C2101];0)))" office:value-type="boolean" office:boolean-value="true" calcext:value-type="boolean">
            <text:p>TRUE</text:p>
          </table:table-cell>
          <table:table-cell table:formula="of:=NOT(ISERROR(MATCH([.$B985];[$'BISINDO raw'.D985:$'BISINDO raw'.D2101];0)))" office:value-type="boolean" office:boolean-value="true" calcext:value-type="boolean">
            <text:p>TRUE</text:p>
          </table:table-cell>
          <table:table-cell table:formula="of:=IF([.E985]=0;[$'BISINDO raw'.D98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hu</text:p>
          </table:table-cell>
          <table:table-cell table:formula="of:=NOT(ISERROR(MATCH([.B986];[$'BISINDO raw'.B809:$'BISINDO raw'.B1925];0)))" office:value-type="boolean" office:boolean-value="true" calcext:value-type="boolean">
            <text:p>TRUE</text:p>
          </table:table-cell>
          <table:table-cell table:formula="of:=NOT(ISERROR(MATCH([.B986];[$'BISINDO raw'.C986:$'BISINDO raw'.C2102];0)))" office:value-type="boolean" office:boolean-value="true" calcext:value-type="boolean">
            <text:p>TRUE</text:p>
          </table:table-cell>
          <table:table-cell table:formula="of:=NOT(ISERROR(MATCH([.$B986];[$'BISINDO raw'.D986:$'BISINDO raw'.D2102];0)))" office:value-type="boolean" office:boolean-value="true" calcext:value-type="boolean">
            <text:p>TRUE</text:p>
          </table:table-cell>
          <table:table-cell table:formula="of:=IF([.E986]=0;[$'BISINDO raw'.D98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hun</text:p>
          </table:table-cell>
          <table:table-cell table:formula="of:=NOT(ISERROR(MATCH([.B987];[$'BISINDO raw'.B810:$'BISINDO raw'.B1926];0)))" office:value-type="boolean" office:boolean-value="true" calcext:value-type="boolean">
            <text:p>TRUE</text:p>
          </table:table-cell>
          <table:table-cell table:formula="of:=NOT(ISERROR(MATCH([.B987];[$'BISINDO raw'.C987:$'BISINDO raw'.C2103];0)))" office:value-type="boolean" office:boolean-value="true" calcext:value-type="boolean">
            <text:p>TRUE</text:p>
          </table:table-cell>
          <table:table-cell table:formula="of:=NOT(ISERROR(MATCH([.$B987];[$'BISINDO raw'.D987:$'BISINDO raw'.D2103];0)))" office:value-type="boolean" office:boolean-value="true" calcext:value-type="boolean">
            <text:p>TRUE</text:p>
          </table:table-cell>
          <table:table-cell table:formula="of:=IF([.E987]=0;[$'BISINDO raw'.D98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ksi</text:p>
          </table:table-cell>
          <table:table-cell table:formula="of:=NOT(ISERROR(MATCH([.B988];[$'BISINDO raw'.B811:$'BISINDO raw'.B1927];0)))" office:value-type="boolean" office:boolean-value="true" calcext:value-type="boolean">
            <text:p>TRUE</text:p>
          </table:table-cell>
          <table:table-cell table:formula="of:=NOT(ISERROR(MATCH([.B988];[$'BISINDO raw'.C988:$'BISINDO raw'.C2104];0)))" office:value-type="boolean" office:boolean-value="true" calcext:value-type="boolean">
            <text:p>TRUE</text:p>
          </table:table-cell>
          <table:table-cell table:formula="of:=NOT(ISERROR(MATCH([.$B988];[$'BISINDO raw'.D988:$'BISINDO raw'.D2104];0)))" office:value-type="boolean" office:boolean-value="true" calcext:value-type="boolean">
            <text:p>TRUE</text:p>
          </table:table-cell>
          <table:table-cell table:formula="of:=IF([.E988]=0;[$'BISINDO raw'.D98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kut(1)</text:p>
          </table:table-cell>
          <table:table-cell table:formula="of:=NOT(ISERROR(MATCH([.B989];[$'BISINDO raw'.B812:$'BISINDO raw'.B1928];0)))" office:value-type="boolean" office:boolean-value="true" calcext:value-type="boolean">
            <text:p>TRUE</text:p>
          </table:table-cell>
          <table:table-cell table:formula="of:=NOT(ISERROR(MATCH([.B989];[$'BISINDO raw'.C989:$'BISINDO raw'.C2105];0)))" office:value-type="boolean" office:boolean-value="true" calcext:value-type="boolean">
            <text:p>TRUE</text:p>
          </table:table-cell>
          <table:table-cell table:formula="of:=NOT(ISERROR(MATCH([.$B989];[$'BISINDO raw'.D989:$'BISINDO raw'.D2105];0)))" office:value-type="boolean" office:boolean-value="true" calcext:value-type="boolean">
            <text:p>TRUE</text:p>
          </table:table-cell>
          <table:table-cell table:formula="of:=IF([.E989]=0;[$'BISINDO raw'.D98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kut(2)</text:p>
          </table:table-cell>
          <table:table-cell table:formula="of:=NOT(ISERROR(MATCH([.B990];[$'BISINDO raw'.B813:$'BISINDO raw'.B1929];0)))" office:value-type="boolean" office:boolean-value="true" calcext:value-type="boolean">
            <text:p>TRUE</text:p>
          </table:table-cell>
          <table:table-cell table:formula="of:=NOT(ISERROR(MATCH([.B990];[$'BISINDO raw'.C990:$'BISINDO raw'.C2106];0)))" office:value-type="boolean" office:boolean-value="true" calcext:value-type="boolean">
            <text:p>TRUE</text:p>
          </table:table-cell>
          <table:table-cell table:formula="of:=NOT(ISERROR(MATCH([.$B990];[$'BISINDO raw'.D990:$'BISINDO raw'.D2106];0)))" office:value-type="boolean" office:boolean-value="true" calcext:value-type="boolean">
            <text:p>TRUE</text:p>
          </table:table-cell>
          <table:table-cell table:formula="of:=IF([.E990]=0;[$'BISINDO raw'.D99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mbah</text:p>
          </table:table-cell>
          <table:table-cell table:formula="of:=NOT(ISERROR(MATCH([.B991];[$'BISINDO raw'.B814:$'BISINDO raw'.B1930];0)))" office:value-type="boolean" office:boolean-value="true" calcext:value-type="boolean">
            <text:p>TRUE</text:p>
          </table:table-cell>
          <table:table-cell table:formula="of:=NOT(ISERROR(MATCH([.B991];[$'BISINDO raw'.C991:$'BISINDO raw'.C2107];0)))" office:value-type="boolean" office:boolean-value="true" calcext:value-type="boolean">
            <text:p>TRUE</text:p>
          </table:table-cell>
          <table:table-cell table:formula="of:=NOT(ISERROR(MATCH([.$B991];[$'BISINDO raw'.D991:$'BISINDO raw'.D2107];0)))" office:value-type="boolean" office:boolean-value="true" calcext:value-type="boolean">
            <text:p>TRUE</text:p>
          </table:table-cell>
          <table:table-cell table:formula="of:=IF([.E991]=0;[$'BISINDO raw'.D99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mpan(1)</text:p>
          </table:table-cell>
          <table:table-cell table:formula="of:=NOT(ISERROR(MATCH([.B992];[$'BISINDO raw'.B815:$'BISINDO raw'.B1931];0)))" office:value-type="boolean" office:boolean-value="false" calcext:value-type="boolean">
            <text:p>FALSE</text:p>
          </table:table-cell>
          <table:table-cell table:formula="of:=NOT(ISERROR(MATCH([.B992];[$'BISINDO raw'.C992:$'BISINDO raw'.C2108];0)))" office:value-type="boolean" office:boolean-value="true" calcext:value-type="boolean">
            <text:p>TRUE</text:p>
          </table:table-cell>
          <table:table-cell table:formula="of:=NOT(ISERROR(MATCH([.$B992];[$'BISINDO raw'.D992:$'BISINDO raw'.D2108];0)))" office:value-type="boolean" office:boolean-value="true" calcext:value-type="boolean">
            <text:p>TRUE</text:p>
          </table:table-cell>
          <table:table-cell table:formula="of:=IF([.E992]=0;[$'BISINDO raw'.D99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mpan(2)</text:p>
          </table:table-cell>
          <table:table-cell table:formula="of:=NOT(ISERROR(MATCH([.B993];[$'BISINDO raw'.B816:$'BISINDO raw'.B1932];0)))" office:value-type="boolean" office:boolean-value="false" calcext:value-type="boolean">
            <text:p>FALSE</text:p>
          </table:table-cell>
          <table:table-cell table:formula="of:=NOT(ISERROR(MATCH([.B993];[$'BISINDO raw'.C993:$'BISINDO raw'.C2109];0)))" office:value-type="boolean" office:boolean-value="true" calcext:value-type="boolean">
            <text:p>TRUE</text:p>
          </table:table-cell>
          <table:table-cell table:formula="of:=NOT(ISERROR(MATCH([.$B993];[$'BISINDO raw'.D993:$'BISINDO raw'.D2109];0)))" office:value-type="boolean" office:boolean-value="true" calcext:value-type="boolean">
            <text:p>TRUE</text:p>
          </table:table-cell>
          <table:table-cell table:formula="of:=IF([.E993]=0;[$'BISINDO raw'.D99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nggal</text:p>
          </table:table-cell>
          <table:table-cell table:formula="of:=NOT(ISERROR(MATCH([.B994];[$'BISINDO raw'.B817:$'BISINDO raw'.B1933];0)))" office:value-type="boolean" office:boolean-value="true" calcext:value-type="boolean">
            <text:p>TRUE</text:p>
          </table:table-cell>
          <table:table-cell table:formula="of:=NOT(ISERROR(MATCH([.B994];[$'BISINDO raw'.C994:$'BISINDO raw'.C2110];0)))" office:value-type="boolean" office:boolean-value="true" calcext:value-type="boolean">
            <text:p>TRUE</text:p>
          </table:table-cell>
          <table:table-cell table:formula="of:=NOT(ISERROR(MATCH([.$B994];[$'BISINDO raw'.D994:$'BISINDO raw'.D2110];0)))" office:value-type="boolean" office:boolean-value="true" calcext:value-type="boolean">
            <text:p>TRUE</text:p>
          </table:table-cell>
          <table:table-cell table:formula="of:=IF([.E994]=0;[$'BISINDO raw'.D99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ngkap(1)</text:p>
          </table:table-cell>
          <table:table-cell table:formula="of:=NOT(ISERROR(MATCH([.B995];[$'BISINDO raw'.B818:$'BISINDO raw'.B1934];0)))" office:value-type="boolean" office:boolean-value="true" calcext:value-type="boolean">
            <text:p>TRUE</text:p>
          </table:table-cell>
          <table:table-cell table:formula="of:=NOT(ISERROR(MATCH([.B995];[$'BISINDO raw'.C995:$'BISINDO raw'.C2111];0)))" office:value-type="boolean" office:boolean-value="true" calcext:value-type="boolean">
            <text:p>TRUE</text:p>
          </table:table-cell>
          <table:table-cell table:formula="of:=NOT(ISERROR(MATCH([.$B995];[$'BISINDO raw'.D995:$'BISINDO raw'.D2111];0)))" office:value-type="boolean" office:boolean-value="true" calcext:value-type="boolean">
            <text:p>TRUE</text:p>
          </table:table-cell>
          <table:table-cell table:formula="of:=IF([.E995]=0;[$'BISINDO raw'.D99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ngkap(2)</text:p>
          </table:table-cell>
          <table:table-cell table:formula="of:=NOT(ISERROR(MATCH([.B996];[$'BISINDO raw'.B819:$'BISINDO raw'.B1935];0)))" office:value-type="boolean" office:boolean-value="true" calcext:value-type="boolean">
            <text:p>TRUE</text:p>
          </table:table-cell>
          <table:table-cell table:formula="of:=NOT(ISERROR(MATCH([.B996];[$'BISINDO raw'.C996:$'BISINDO raw'.C2112];0)))" office:value-type="boolean" office:boolean-value="true" calcext:value-type="boolean">
            <text:p>TRUE</text:p>
          </table:table-cell>
          <table:table-cell table:formula="of:=NOT(ISERROR(MATCH([.$B996];[$'BISINDO raw'.D996:$'BISINDO raw'.D2112];0)))" office:value-type="boolean" office:boolean-value="true" calcext:value-type="boolean">
            <text:p>TRUE</text:p>
          </table:table-cell>
          <table:table-cell table:formula="of:=IF([.E996]=0;[$'BISINDO raw'.D99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nte</text:p>
          </table:table-cell>
          <table:table-cell table:formula="of:=NOT(ISERROR(MATCH([.B997];[$'BISINDO raw'.B820:$'BISINDO raw'.B1936];0)))" office:value-type="boolean" office:boolean-value="true" calcext:value-type="boolean">
            <text:p>TRUE</text:p>
          </table:table-cell>
          <table:table-cell table:formula="of:=NOT(ISERROR(MATCH([.B997];[$'BISINDO raw'.C997:$'BISINDO raw'.C2113];0)))" office:value-type="boolean" office:boolean-value="true" calcext:value-type="boolean">
            <text:p>TRUE</text:p>
          </table:table-cell>
          <table:table-cell table:formula="of:=NOT(ISERROR(MATCH([.$B997];[$'BISINDO raw'.D997:$'BISINDO raw'.D2113];0)))" office:value-type="boolean" office:boolean-value="true" calcext:value-type="boolean">
            <text:p>TRUE</text:p>
          </table:table-cell>
          <table:table-cell table:formula="of:=IF([.E997]=0;[$'BISINDO raw'.D99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nya</text:p>
          </table:table-cell>
          <table:table-cell table:formula="of:=NOT(ISERROR(MATCH([.B998];[$'BISINDO raw'.B821:$'BISINDO raw'.B1937];0)))" office:value-type="boolean" office:boolean-value="true" calcext:value-type="boolean">
            <text:p>TRUE</text:p>
          </table:table-cell>
          <table:table-cell table:formula="of:=NOT(ISERROR(MATCH([.B998];[$'BISINDO raw'.C998:$'BISINDO raw'.C2114];0)))" office:value-type="boolean" office:boolean-value="true" calcext:value-type="boolean">
            <text:p>TRUE</text:p>
          </table:table-cell>
          <table:table-cell table:formula="of:=NOT(ISERROR(MATCH([.$B998];[$'BISINDO raw'.D998:$'BISINDO raw'.D2114];0)))" office:value-type="boolean" office:boolean-value="true" calcext:value-type="boolean">
            <text:p>TRUE</text:p>
          </table:table-cell>
          <table:table-cell table:formula="of:=IF([.E998]=0;[$'BISINDO raw'.D99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ssekolah(jinjing)</text:p>
          </table:table-cell>
          <table:table-cell table:formula="of:=NOT(ISERROR(MATCH([.B999];[$'BISINDO raw'.B822:$'BISINDO raw'.B1938];0)))" office:value-type="boolean" office:boolean-value="false" calcext:value-type="boolean">
            <text:p>FALSE</text:p>
          </table:table-cell>
          <table:table-cell table:formula="of:=NOT(ISERROR(MATCH([.B999];[$'BISINDO raw'.C999:$'BISINDO raw'.C2115];0)))" office:value-type="boolean" office:boolean-value="false" calcext:value-type="boolean">
            <text:p>FALSE</text:p>
          </table:table-cell>
          <table:table-cell table:formula="of:=NOT(ISERROR(MATCH([.$B999];[$'BISINDO raw'.D999:$'BISINDO raw'.D2115];0)))" office:value-type="boolean" office:boolean-value="false" calcext:value-type="boolean">
            <text:p>FALSE</text:p>
          </table:table-cell>
          <table:table-cell table:formula="of:=IF([.E999]=0;[$'BISINDO raw'.D999]; &quot;&quot;)" office:value-type="string" office:string-value="tanya" calcext:value-type="string">
            <text:p>tany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ssekolah(punggung)</text:p>
          </table:table-cell>
          <table:table-cell table:formula="of:=NOT(ISERROR(MATCH([.B1000];[$'BISINDO raw'.B823:$'BISINDO raw'.B1939];0)))" office:value-type="boolean" office:boolean-value="false" calcext:value-type="boolean">
            <text:p>FALSE</text:p>
          </table:table-cell>
          <table:table-cell table:formula="of:=NOT(ISERROR(MATCH([.B1000];[$'BISINDO raw'.C1000:$'BISINDO raw'.C2116];0)))" office:value-type="boolean" office:boolean-value="false" calcext:value-type="boolean">
            <text:p>FALSE</text:p>
          </table:table-cell>
          <table:table-cell table:formula="of:=NOT(ISERROR(MATCH([.$B1000];[$'BISINDO raw'.D1000:$'BISINDO raw'.D2116];0)))" office:value-type="boolean" office:boolean-value="false" calcext:value-type="boolean">
            <text:p>FALSE</text:p>
          </table:table-cell>
          <table:table-cell table:formula="of:=IF([.E1000]=0;[$'BISINDO raw'.D1000]; &quot;&quot;)" office:value-type="string" office:string-value="tas-sekolah(jinjing)" calcext:value-type="string">
            <text:p>tas-sekolah(jinji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ssekolah(selempang)</text:p>
          </table:table-cell>
          <table:table-cell table:formula="of:=NOT(ISERROR(MATCH([.B1001];[$'BISINDO raw'.B824:$'BISINDO raw'.B1940];0)))" office:value-type="boolean" office:boolean-value="false" calcext:value-type="boolean">
            <text:p>FALSE</text:p>
          </table:table-cell>
          <table:table-cell table:formula="of:=NOT(ISERROR(MATCH([.B1001];[$'BISINDO raw'.C1001:$'BISINDO raw'.C2117];0)))" office:value-type="boolean" office:boolean-value="false" calcext:value-type="boolean">
            <text:p>FALSE</text:p>
          </table:table-cell>
          <table:table-cell table:formula="of:=NOT(ISERROR(MATCH([.$B1001];[$'BISINDO raw'.D1001:$'BISINDO raw'.D2117];0)))" office:value-type="boolean" office:boolean-value="false" calcext:value-type="boolean">
            <text:p>FALSE</text:p>
          </table:table-cell>
          <table:table-cell table:formula="of:=IF([.E1001]=0;[$'BISINDO raw'.D1001]; &quot;&quot;)" office:value-type="string" office:string-value="tas-sekolah(punggung)" calcext:value-type="string">
            <text:p>tas-sekolah(punggu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war(1)</text:p>
          </table:table-cell>
          <table:table-cell table:formula="of:=NOT(ISERROR(MATCH([.B1002];[$'BISINDO raw'.B825:$'BISINDO raw'.B1941];0)))" office:value-type="boolean" office:boolean-value="true" calcext:value-type="boolean">
            <text:p>TRUE</text:p>
          </table:table-cell>
          <table:table-cell table:formula="of:=NOT(ISERROR(MATCH([.B1002];[$'BISINDO raw'.C1002:$'BISINDO raw'.C2118];0)))" office:value-type="boolean" office:boolean-value="true" calcext:value-type="boolean">
            <text:p>TRUE</text:p>
          </table:table-cell>
          <table:table-cell table:formula="of:=NOT(ISERROR(MATCH([.$B1002];[$'BISINDO raw'.D1002:$'BISINDO raw'.D2118];0)))" office:value-type="boolean" office:boolean-value="true" calcext:value-type="boolean">
            <text:p>TRUE</text:p>
          </table:table-cell>
          <table:table-cell table:formula="of:=IF([.E1002]=0;[$'BISINDO raw'.D100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war(2)</text:p>
          </table:table-cell>
          <table:table-cell table:formula="of:=NOT(ISERROR(MATCH([.B1003];[$'BISINDO raw'.B826:$'BISINDO raw'.B1942];0)))" office:value-type="boolean" office:boolean-value="true" calcext:value-type="boolean">
            <text:p>TRUE</text:p>
          </table:table-cell>
          <table:table-cell table:formula="of:=NOT(ISERROR(MATCH([.B1003];[$'BISINDO raw'.C1003:$'BISINDO raw'.C2119];0)))" office:value-type="boolean" office:boolean-value="true" calcext:value-type="boolean">
            <text:p>TRUE</text:p>
          </table:table-cell>
          <table:table-cell table:formula="of:=NOT(ISERROR(MATCH([.$B1003];[$'BISINDO raw'.D1003:$'BISINDO raw'.D2119];0)))" office:value-type="boolean" office:boolean-value="true" calcext:value-type="boolean">
            <text:p>TRUE</text:p>
          </table:table-cell>
          <table:table-cell table:formula="of:=IF([.E1003]=0;[$'BISINDO raw'.D100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war(3)</text:p>
          </table:table-cell>
          <table:table-cell table:formula="of:=NOT(ISERROR(MATCH([.B1004];[$'BISINDO raw'.B827:$'BISINDO raw'.B1943];0)))" office:value-type="boolean" office:boolean-value="true" calcext:value-type="boolean">
            <text:p>TRUE</text:p>
          </table:table-cell>
          <table:table-cell table:formula="of:=NOT(ISERROR(MATCH([.B1004];[$'BISINDO raw'.C1004:$'BISINDO raw'.C2120];0)))" office:value-type="boolean" office:boolean-value="true" calcext:value-type="boolean">
            <text:p>TRUE</text:p>
          </table:table-cell>
          <table:table-cell table:formula="of:=NOT(ISERROR(MATCH([.$B1004];[$'BISINDO raw'.D1004:$'BISINDO raw'.D2120];0)))" office:value-type="boolean" office:boolean-value="true" calcext:value-type="boolean">
            <text:p>TRUE</text:p>
          </table:table-cell>
          <table:table-cell table:formula="of:=IF([.E1004]=0;[$'BISINDO raw'.D100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bal</text:p>
          </table:table-cell>
          <table:table-cell table:formula="of:=NOT(ISERROR(MATCH([.B1005];[$'BISINDO raw'.B828:$'BISINDO raw'.B1944];0)))" office:value-type="boolean" office:boolean-value="true" calcext:value-type="boolean">
            <text:p>TRUE</text:p>
          </table:table-cell>
          <table:table-cell table:formula="of:=NOT(ISERROR(MATCH([.B1005];[$'BISINDO raw'.C1005:$'BISINDO raw'.C2121];0)))" office:value-type="boolean" office:boolean-value="true" calcext:value-type="boolean">
            <text:p>TRUE</text:p>
          </table:table-cell>
          <table:table-cell table:formula="of:=NOT(ISERROR(MATCH([.$B1005];[$'BISINDO raw'.D1005:$'BISINDO raw'.D2121];0)))" office:value-type="boolean" office:boolean-value="true" calcext:value-type="boolean">
            <text:p>TRUE</text:p>
          </table:table-cell>
          <table:table-cell table:formula="of:=IF([.E1005]=0;[$'BISINDO raw'.D100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linga</text:p>
          </table:table-cell>
          <table:table-cell table:formula="of:=NOT(ISERROR(MATCH([.B1006];[$'BISINDO raw'.B829:$'BISINDO raw'.B1945];0)))" office:value-type="boolean" office:boolean-value="true" calcext:value-type="boolean">
            <text:p>TRUE</text:p>
          </table:table-cell>
          <table:table-cell table:formula="of:=NOT(ISERROR(MATCH([.B1006];[$'BISINDO raw'.C1006:$'BISINDO raw'.C2122];0)))" office:value-type="boolean" office:boolean-value="true" calcext:value-type="boolean">
            <text:p>TRUE</text:p>
          </table:table-cell>
          <table:table-cell table:formula="of:=NOT(ISERROR(MATCH([.$B1006];[$'BISINDO raw'.D1006:$'BISINDO raw'.D2122];0)))" office:value-type="boolean" office:boolean-value="true" calcext:value-type="boolean">
            <text:p>TRUE</text:p>
          </table:table-cell>
          <table:table-cell table:formula="of:=IF([.E1006]=0;[$'BISINDO raw'.D100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an</text:p>
          </table:table-cell>
          <table:table-cell table:formula="of:=NOT(ISERROR(MATCH([.B1007];[$'BISINDO raw'.B831:$'BISINDO raw'.B1947];0)))" office:value-type="boolean" office:boolean-value="true" calcext:value-type="boolean">
            <text:p>TRUE</text:p>
          </table:table-cell>
          <table:table-cell table:formula="of:=NOT(ISERROR(MATCH([.B1007];[$'BISINDO raw'.C1007:$'BISINDO raw'.C2123];0)))" office:value-type="boolean" office:boolean-value="true" calcext:value-type="boolean">
            <text:p>TRUE</text:p>
          </table:table-cell>
          <table:table-cell table:formula="of:=NOT(ISERROR(MATCH([.$B1007];[$'BISINDO raw'.D1007:$'BISINDO raw'.D2123];0)))" office:value-type="boolean" office:boolean-value="true" calcext:value-type="boolean">
            <text:p>TRUE</text:p>
          </table:table-cell>
          <table:table-cell table:formula="of:=IF([.E1007]=0;[$'BISINDO raw'.D100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an-teman</text:p>
          </table:table-cell>
          <table:table-cell table:formula="of:=NOT(ISERROR(MATCH([.B1008];[$'BISINDO raw'.B830:$'BISINDO raw'.B1946];0)))" office:value-type="boolean" office:boolean-value="true" calcext:value-type="boolean">
            <text:p>TRUE</text:p>
          </table:table-cell>
          <table:table-cell table:formula="of:=NOT(ISERROR(MATCH([.B1008];[$'BISINDO raw'.C1008:$'BISINDO raw'.C2124];0)))" office:value-type="boolean" office:boolean-value="true" calcext:value-type="boolean">
            <text:p>TRUE</text:p>
          </table:table-cell>
          <table:table-cell table:formula="of:=NOT(ISERROR(MATCH([.$B1008];[$'BISINDO raw'.D1008:$'BISINDO raw'.D2124];0)))" office:value-type="boolean" office:boolean-value="true" calcext:value-type="boolean">
            <text:p>TRUE</text:p>
          </table:table-cell>
          <table:table-cell table:formula="of:=IF([.E1008]=0;[$'BISINDO raw'.D100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ansekelas(1)</text:p>
          </table:table-cell>
          <table:table-cell table:formula="of:=NOT(ISERROR(MATCH([.B1009];[$'BISINDO raw'.B832:$'BISINDO raw'.B1948];0)))" office:value-type="boolean" office:boolean-value="false" calcext:value-type="boolean">
            <text:p>FALSE</text:p>
          </table:table-cell>
          <table:table-cell table:formula="of:=NOT(ISERROR(MATCH([.B1009];[$'BISINDO raw'.C1009:$'BISINDO raw'.C2125];0)))" office:value-type="boolean" office:boolean-value="false" calcext:value-type="boolean">
            <text:p>FALSE</text:p>
          </table:table-cell>
          <table:table-cell table:formula="of:=NOT(ISERROR(MATCH([.$B1009];[$'BISINDO raw'.D1009:$'BISINDO raw'.D2125];0)))" office:value-type="boolean" office:boolean-value="true" calcext:value-type="boolean">
            <text:p>TRUE</text:p>
          </table:table-cell>
          <table:table-cell table:formula="of:=IF([.E1009]=0;[$'BISINDO raw'.D100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ansekelas(2)</text:p>
          </table:table-cell>
          <table:table-cell table:formula="of:=NOT(ISERROR(MATCH([.B1010];[$'BISINDO raw'.B833:$'BISINDO raw'.B1949];0)))" office:value-type="boolean" office:boolean-value="false" calcext:value-type="boolean">
            <text:p>FALSE</text:p>
          </table:table-cell>
          <table:table-cell table:formula="of:=NOT(ISERROR(MATCH([.B1010];[$'BISINDO raw'.C1010:$'BISINDO raw'.C2126];0)))" office:value-type="boolean" office:boolean-value="false" calcext:value-type="boolean">
            <text:p>FALSE</text:p>
          </table:table-cell>
          <table:table-cell table:formula="of:=NOT(ISERROR(MATCH([.$B1010];[$'BISINDO raw'.D1010:$'BISINDO raw'.D2126];0)))" office:value-type="boolean" office:boolean-value="true" calcext:value-type="boolean">
            <text:p>TRUE</text:p>
          </table:table-cell>
          <table:table-cell table:formula="of:=IF([.E1010]=0;[$'BISINDO raw'.D101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ngah(1)</text:p>
          </table:table-cell>
          <table:table-cell table:formula="of:=NOT(ISERROR(MATCH([.B1011];[$'BISINDO raw'.B834:$'BISINDO raw'.B1950];0)))" office:value-type="boolean" office:boolean-value="true" calcext:value-type="boolean">
            <text:p>TRUE</text:p>
          </table:table-cell>
          <table:table-cell table:formula="of:=NOT(ISERROR(MATCH([.B1011];[$'BISINDO raw'.C1011:$'BISINDO raw'.C2127];0)))" office:value-type="boolean" office:boolean-value="true" calcext:value-type="boolean">
            <text:p>TRUE</text:p>
          </table:table-cell>
          <table:table-cell table:formula="of:=NOT(ISERROR(MATCH([.$B1011];[$'BISINDO raw'.D1011:$'BISINDO raw'.D2127];0)))" office:value-type="boolean" office:boolean-value="true" calcext:value-type="boolean">
            <text:p>TRUE</text:p>
          </table:table-cell>
          <table:table-cell table:formula="of:=IF([.E1011]=0;[$'BISINDO raw'.D101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ngah(2)</text:p>
          </table:table-cell>
          <table:table-cell table:formula="of:=NOT(ISERROR(MATCH([.B1012];[$'BISINDO raw'.B835:$'BISINDO raw'.B1951];0)))" office:value-type="boolean" office:boolean-value="false" calcext:value-type="boolean">
            <text:p>FALSE</text:p>
          </table:table-cell>
          <table:table-cell table:formula="of:=NOT(ISERROR(MATCH([.B1012];[$'BISINDO raw'.C1012:$'BISINDO raw'.C2128];0)))" office:value-type="boolean" office:boolean-value="false" calcext:value-type="boolean">
            <text:p>FALSE</text:p>
          </table:table-cell>
          <table:table-cell table:formula="of:=NOT(ISERROR(MATCH([.$B1012];[$'BISINDO raw'.D1012:$'BISINDO raw'.D2128];0)))" office:value-type="boolean" office:boolean-value="false" calcext:value-type="boolean">
            <text:p>FALSE</text:p>
          </table:table-cell>
          <table:table-cell table:formula="of:=IF([.E1012]=0;[$'BISINDO raw'.D1012]; &quot;&quot;)" office:value-type="string" office:string-value="tengah(1)" calcext:value-type="string">
            <text:p>tengah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ori</text:p>
          </table:table-cell>
          <table:table-cell table:formula="of:=NOT(ISERROR(MATCH([.B1013];[$'BISINDO raw'.B836:$'BISINDO raw'.B1952];0)))" office:value-type="boolean" office:boolean-value="true" calcext:value-type="boolean">
            <text:p>TRUE</text:p>
          </table:table-cell>
          <table:table-cell table:formula="of:=NOT(ISERROR(MATCH([.B1013];[$'BISINDO raw'.C1013:$'BISINDO raw'.C2129];0)))" office:value-type="boolean" office:boolean-value="true" calcext:value-type="boolean">
            <text:p>TRUE</text:p>
          </table:table-cell>
          <table:table-cell table:formula="of:=NOT(ISERROR(MATCH([.$B1013];[$'BISINDO raw'.D1013:$'BISINDO raw'.D2129];0)))" office:value-type="boolean" office:boolean-value="true" calcext:value-type="boolean">
            <text:p>TRUE</text:p>
          </table:table-cell>
          <table:table-cell table:formula="of:=IF([.E1013]=0;[$'BISINDO raw'.D101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pat(waktu,jam)</text:p>
          </table:table-cell>
          <table:table-cell table:formula="of:=NOT(ISERROR(MATCH([.B1014];[$'BISINDO raw'.B837:$'BISINDO raw'.B1953];0)))" office:value-type="boolean" office:boolean-value="false" calcext:value-type="boolean">
            <text:p>FALSE</text:p>
          </table:table-cell>
          <table:table-cell table:formula="of:=NOT(ISERROR(MATCH([.B1014];[$'BISINDO raw'.C1014:$'BISINDO raw'.C2130];0)))" office:value-type="boolean" office:boolean-value="false" calcext:value-type="boolean">
            <text:p>FALSE</text:p>
          </table:table-cell>
          <table:table-cell table:formula="of:=NOT(ISERROR(MATCH([.$B1014];[$'BISINDO raw'.D1014:$'BISINDO raw'.D2130];0)))" office:value-type="boolean" office:boolean-value="false" calcext:value-type="boolean">
            <text:p>FALSE</text:p>
          </table:table-cell>
          <table:table-cell table:formula="of:=IF([.E1014]=0;[$'BISINDO raw'.D1014]; &quot;&quot;)" office:value-type="string" office:string-value="tepat(waktu-jam)" calcext:value-type="string">
            <text:p>tepat(waktu-jam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rang(warna)</text:p>
          </table:table-cell>
          <table:table-cell table:formula="of:=NOT(ISERROR(MATCH([.B1015];[$'BISINDO raw'.B838:$'BISINDO raw'.B1954];0)))" office:value-type="boolean" office:boolean-value="true" calcext:value-type="boolean">
            <text:p>TRUE</text:p>
          </table:table-cell>
          <table:table-cell table:formula="of:=NOT(ISERROR(MATCH([.B1015];[$'BISINDO raw'.C1015:$'BISINDO raw'.C2131];0)))" office:value-type="boolean" office:boolean-value="true" calcext:value-type="boolean">
            <text:p>TRUE</text:p>
          </table:table-cell>
          <table:table-cell table:formula="of:=NOT(ISERROR(MATCH([.$B1015];[$'BISINDO raw'.D1015:$'BISINDO raw'.D2131];0)))" office:value-type="boolean" office:boolean-value="true" calcext:value-type="boolean">
            <text:p>TRUE</text:p>
          </table:table-cell>
          <table:table-cell table:formula="of:=IF([.E1015]=0;[$'BISINDO raw'.D101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rjadi</text:p>
          </table:table-cell>
          <table:table-cell table:formula="of:=NOT(ISERROR(MATCH([.B1016];[$'BISINDO raw'.B839:$'BISINDO raw'.B1955];0)))" office:value-type="boolean" office:boolean-value="true" calcext:value-type="boolean">
            <text:p>TRUE</text:p>
          </table:table-cell>
          <table:table-cell table:formula="of:=NOT(ISERROR(MATCH([.B1016];[$'BISINDO raw'.C1016:$'BISINDO raw'.C2132];0)))" office:value-type="boolean" office:boolean-value="true" calcext:value-type="boolean">
            <text:p>TRUE</text:p>
          </table:table-cell>
          <table:table-cell table:formula="of:=NOT(ISERROR(MATCH([.$B1016];[$'BISINDO raw'.D1016:$'BISINDO raw'.D2132];0)))" office:value-type="boolean" office:boolean-value="true" calcext:value-type="boolean">
            <text:p>TRUE</text:p>
          </table:table-cell>
          <table:table-cell table:formula="of:=IF([.E1016]=0;[$'BISINDO raw'.D101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rkenal(1)</text:p>
          </table:table-cell>
          <table:table-cell table:formula="of:=NOT(ISERROR(MATCH([.B1017];[$'BISINDO raw'.B840:$'BISINDO raw'.B1956];0)))" office:value-type="boolean" office:boolean-value="true" calcext:value-type="boolean">
            <text:p>TRUE</text:p>
          </table:table-cell>
          <table:table-cell table:formula="of:=NOT(ISERROR(MATCH([.B1017];[$'BISINDO raw'.C1017:$'BISINDO raw'.C2133];0)))" office:value-type="boolean" office:boolean-value="true" calcext:value-type="boolean">
            <text:p>TRUE</text:p>
          </table:table-cell>
          <table:table-cell table:formula="of:=NOT(ISERROR(MATCH([.$B1017];[$'BISINDO raw'.D1017:$'BISINDO raw'.D2133];0)))" office:value-type="boolean" office:boolean-value="true" calcext:value-type="boolean">
            <text:p>TRUE</text:p>
          </table:table-cell>
          <table:table-cell table:formula="of:=IF([.E1017]=0;[$'BISINDO raw'.D101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rkenal(2)</text:p>
          </table:table-cell>
          <table:table-cell table:formula="of:=NOT(ISERROR(MATCH([.B1018];[$'BISINDO raw'.B841:$'BISINDO raw'.B1957];0)))" office:value-type="boolean" office:boolean-value="true" calcext:value-type="boolean">
            <text:p>TRUE</text:p>
          </table:table-cell>
          <table:table-cell table:formula="of:=NOT(ISERROR(MATCH([.B1018];[$'BISINDO raw'.C1018:$'BISINDO raw'.C2134];0)))" office:value-type="boolean" office:boolean-value="true" calcext:value-type="boolean">
            <text:p>TRUE</text:p>
          </table:table-cell>
          <table:table-cell table:formula="of:=NOT(ISERROR(MATCH([.$B1018];[$'BISINDO raw'.D1018:$'BISINDO raw'.D2134];0)))" office:value-type="boolean" office:boolean-value="true" calcext:value-type="boolean">
            <text:p>TRUE</text:p>
          </table:table-cell>
          <table:table-cell table:formula="of:=IF([.E1018]=0;[$'BISINDO raw'.D101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rkenal(3)</text:p>
          </table:table-cell>
          <table:table-cell table:formula="of:=NOT(ISERROR(MATCH([.B1019];[$'BISINDO raw'.B842:$'BISINDO raw'.B1958];0)))" office:value-type="boolean" office:boolean-value="true" calcext:value-type="boolean">
            <text:p>TRUE</text:p>
          </table:table-cell>
          <table:table-cell table:formula="of:=NOT(ISERROR(MATCH([.B1019];[$'BISINDO raw'.C1019:$'BISINDO raw'.C2135];0)))" office:value-type="boolean" office:boolean-value="true" calcext:value-type="boolean">
            <text:p>TRUE</text:p>
          </table:table-cell>
          <table:table-cell table:formula="of:=NOT(ISERROR(MATCH([.$B1019];[$'BISINDO raw'.D1019:$'BISINDO raw'.D2135];0)))" office:value-type="boolean" office:boolean-value="true" calcext:value-type="boolean">
            <text:p>TRUE</text:p>
          </table:table-cell>
          <table:table-cell table:formula="of:=IF([.E1019]=0;[$'BISINDO raw'.D101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rlambat(1)</text:p>
          </table:table-cell>
          <table:table-cell table:formula="of:=NOT(ISERROR(MATCH([.B1020];[$'BISINDO raw'.B843:$'BISINDO raw'.B1959];0)))" office:value-type="boolean" office:boolean-value="false" calcext:value-type="boolean">
            <text:p>FALSE</text:p>
          </table:table-cell>
          <table:table-cell table:formula="of:=NOT(ISERROR(MATCH([.B1020];[$'BISINDO raw'.C1020:$'BISINDO raw'.C2136];0)))" office:value-type="boolean" office:boolean-value="true" calcext:value-type="boolean">
            <text:p>TRUE</text:p>
          </table:table-cell>
          <table:table-cell table:formula="of:=NOT(ISERROR(MATCH([.$B1020];[$'BISINDO raw'.D1020:$'BISINDO raw'.D2136];0)))" office:value-type="boolean" office:boolean-value="true" calcext:value-type="boolean">
            <text:p>TRUE</text:p>
          </table:table-cell>
          <table:table-cell table:formula="of:=IF([.E1020]=0;[$'BISINDO raw'.D102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rlambat(2)</text:p>
          </table:table-cell>
          <table:table-cell table:formula="of:=NOT(ISERROR(MATCH([.B1021];[$'BISINDO raw'.B844:$'BISINDO raw'.B1960];0)))" office:value-type="boolean" office:boolean-value="false" calcext:value-type="boolean">
            <text:p>FALSE</text:p>
          </table:table-cell>
          <table:table-cell table:formula="of:=NOT(ISERROR(MATCH([.B1021];[$'BISINDO raw'.C1021:$'BISINDO raw'.C2137];0)))" office:value-type="boolean" office:boolean-value="true" calcext:value-type="boolean">
            <text:p>TRUE</text:p>
          </table:table-cell>
          <table:table-cell table:formula="of:=NOT(ISERROR(MATCH([.$B1021];[$'BISINDO raw'.D1021:$'BISINDO raw'.D2137];0)))" office:value-type="boolean" office:boolean-value="true" calcext:value-type="boolean">
            <text:p>TRUE</text:p>
          </table:table-cell>
          <table:table-cell table:formula="of:=IF([.E1021]=0;[$'BISINDO raw'.D102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rlambat(3)</text:p>
          </table:table-cell>
          <table:table-cell table:formula="of:=NOT(ISERROR(MATCH([.B1022];[$'BISINDO raw'.B845:$'BISINDO raw'.B1961];0)))" office:value-type="boolean" office:boolean-value="false" calcext:value-type="boolean">
            <text:p>FALSE</text:p>
          </table:table-cell>
          <table:table-cell table:formula="of:=NOT(ISERROR(MATCH([.B1022];[$'BISINDO raw'.C1022:$'BISINDO raw'.C2138];0)))" office:value-type="boolean" office:boolean-value="false" calcext:value-type="boolean">
            <text:p>FALSE</text:p>
          </table:table-cell>
          <table:table-cell table:formula="of:=NOT(ISERROR(MATCH([.$B1022];[$'BISINDO raw'.D1022:$'BISINDO raw'.D2138];0)))" office:value-type="boolean" office:boolean-value="false" calcext:value-type="boolean">
            <text:p>FALSE</text:p>
          </table:table-cell>
          <table:table-cell table:formula="of:=IF([.E1022]=0;[$'BISINDO raw'.D1022]; &quot;&quot;)" office:value-type="string" office:string-value="terlambat-3" calcext:value-type="string">
            <text:p>terlambat-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rowongan</text:p>
          </table:table-cell>
          <table:table-cell table:formula="of:=NOT(ISERROR(MATCH([.B1023];[$'BISINDO raw'.B846:$'BISINDO raw'.B1962];0)))" office:value-type="boolean" office:boolean-value="true" calcext:value-type="boolean">
            <text:p>TRUE</text:p>
          </table:table-cell>
          <table:table-cell table:formula="of:=NOT(ISERROR(MATCH([.B1023];[$'BISINDO raw'.C1023:$'BISINDO raw'.C2139];0)))" office:value-type="boolean" office:boolean-value="true" calcext:value-type="boolean">
            <text:p>TRUE</text:p>
          </table:table-cell>
          <table:table-cell table:formula="of:=NOT(ISERROR(MATCH([.$B1023];[$'BISINDO raw'.D1023:$'BISINDO raw'.D2139];0)))" office:value-type="boolean" office:boolean-value="true" calcext:value-type="boolean">
            <text:p>TRUE</text:p>
          </table:table-cell>
          <table:table-cell table:formula="of:=IF([.E1023]=0;[$'BISINDO raw'.D102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angbendera</text:p>
          </table:table-cell>
          <table:table-cell table:formula="of:=NOT(ISERROR(MATCH([.B1024];[$'BISINDO raw'.B847:$'BISINDO raw'.B1963];0)))" office:value-type="boolean" office:boolean-value="false" calcext:value-type="boolean">
            <text:p>FALSE</text:p>
          </table:table-cell>
          <table:table-cell table:formula="of:=NOT(ISERROR(MATCH([.B1024];[$'BISINDO raw'.C1024:$'BISINDO raw'.C2140];0)))" office:value-type="boolean" office:boolean-value="false" calcext:value-type="boolean">
            <text:p>FALSE</text:p>
          </table:table-cell>
          <table:table-cell table:formula="of:=NOT(ISERROR(MATCH([.$B1024];[$'BISINDO raw'.D1024:$'BISINDO raw'.D2140];0)))" office:value-type="boolean" office:boolean-value="true" calcext:value-type="boolean">
            <text:p>TRUE</text:p>
          </table:table-cell>
          <table:table-cell table:formula="of:=IF([.E1024]=0;[$'BISINDO raw'.D102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</text:p>
          </table:table-cell>
          <table:table-cell table:formula="of:=NOT(ISERROR(MATCH([.B1025];[$'BISINDO raw'.B848:$'BISINDO raw'.B1964];0)))" office:value-type="boolean" office:boolean-value="true" calcext:value-type="boolean">
            <text:p>TRUE</text:p>
          </table:table-cell>
          <table:table-cell table:formula="of:=NOT(ISERROR(MATCH([.B1025];[$'BISINDO raw'.C1025:$'BISINDO raw'.C2141];0)))" office:value-type="boolean" office:boolean-value="true" calcext:value-type="boolean">
            <text:p>TRUE</text:p>
          </table:table-cell>
          <table:table-cell table:formula="of:=NOT(ISERROR(MATCH([.$B1025];[$'BISINDO raw'.D1025:$'BISINDO raw'.D2141];0)))" office:value-type="boolean" office:boolean-value="true" calcext:value-type="boolean">
            <text:p>TRUE</text:p>
          </table:table-cell>
          <table:table-cell table:formula="of:=IF([.E1025]=0;[$'BISINDO raw'.D102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ada</text:p>
          </table:table-cell>
          <table:table-cell table:formula="of:=NOT(ISERROR(MATCH([.B1026];[$'BISINDO raw'.B849:$'BISINDO raw'.B1965];0)))" office:value-type="boolean" office:boolean-value="false" calcext:value-type="boolean">
            <text:p>FALSE</text:p>
          </table:table-cell>
          <table:table-cell table:formula="of:=NOT(ISERROR(MATCH([.B1026];[$'BISINDO raw'.C1026:$'BISINDO raw'.C2142];0)))" office:value-type="boolean" office:boolean-value="false" calcext:value-type="boolean">
            <text:p>FALSE</text:p>
          </table:table-cell>
          <table:table-cell table:formula="of:=NOT(ISERROR(MATCH([.$B1026];[$'BISINDO raw'.D1026:$'BISINDO raw'.D2142];0)))" office:value-type="boolean" office:boolean-value="false" calcext:value-type="boolean">
            <text:p>FALSE</text:p>
          </table:table-cell>
          <table:table-cell table:formula="of:=IF([.E1026]=0;[$'BISINDO raw'.D1026]; &quot;&quot;)" office:value-type="string" office:string-value="tidakadauang" calcext:value-type="string">
            <text:p>tidakadau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adauang</text:p>
          </table:table-cell>
          <table:table-cell table:formula="of:=NOT(ISERROR(MATCH([.B1027];[$'BISINDO raw'.B850:$'BISINDO raw'.B1966];0)))" office:value-type="boolean" office:boolean-value="false" calcext:value-type="boolean">
            <text:p>FALSE</text:p>
          </table:table-cell>
          <table:table-cell table:formula="of:=NOT(ISERROR(MATCH([.B1027];[$'BISINDO raw'.C1027:$'BISINDO raw'.C2143];0)))" office:value-type="boolean" office:boolean-value="false" calcext:value-type="boolean">
            <text:p>FALSE</text:p>
          </table:table-cell>
          <table:table-cell table:formula="of:=NOT(ISERROR(MATCH([.$B1027];[$'BISINDO raw'.D1027:$'BISINDO raw'.D2143];0)))" office:value-type="boolean" office:boolean-value="false" calcext:value-type="boolean">
            <text:p>FALSE</text:p>
          </table:table-cell>
          <table:table-cell table:formula="of:=IF([.E1027]=0;[$'BISINDO raw'.D1027]; &quot;&quot;)" office:value-type="string" office:string-value="tidakbenar" calcext:value-type="string">
            <text:p>tidakben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benar</text:p>
          </table:table-cell>
          <table:table-cell table:formula="of:=NOT(ISERROR(MATCH([.B1028];[$'BISINDO raw'.B851:$'BISINDO raw'.B1967];0)))" office:value-type="boolean" office:boolean-value="false" calcext:value-type="boolean">
            <text:p>FALSE</text:p>
          </table:table-cell>
          <table:table-cell table:formula="of:=NOT(ISERROR(MATCH([.B1028];[$'BISINDO raw'.C1028:$'BISINDO raw'.C2144];0)))" office:value-type="boolean" office:boolean-value="false" calcext:value-type="boolean">
            <text:p>FALSE</text:p>
          </table:table-cell>
          <table:table-cell table:formula="of:=NOT(ISERROR(MATCH([.$B1028];[$'BISINDO raw'.D1028:$'BISINDO raw'.D2144];0)))" office:value-type="boolean" office:boolean-value="false" calcext:value-type="boolean">
            <text:p>FALSE</text:p>
          </table:table-cell>
          <table:table-cell table:formula="of:=IF([.E1028]=0;[$'BISINDO raw'.D1028]; &quot;&quot;)" office:value-type="string" office:string-value="tidakbetul" calcext:value-type="string">
            <text:p>tidakbetu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betul</text:p>
          </table:table-cell>
          <table:table-cell table:formula="of:=NOT(ISERROR(MATCH([.B1029];[$'BISINDO raw'.B852:$'BISINDO raw'.B1968];0)))" office:value-type="boolean" office:boolean-value="false" calcext:value-type="boolean">
            <text:p>FALSE</text:p>
          </table:table-cell>
          <table:table-cell table:formula="of:=NOT(ISERROR(MATCH([.B1029];[$'BISINDO raw'.C1029:$'BISINDO raw'.C2145];0)))" office:value-type="boolean" office:boolean-value="false" calcext:value-type="boolean">
            <text:p>FALSE</text:p>
          </table:table-cell>
          <table:table-cell table:formula="of:=NOT(ISERROR(MATCH([.$B1029];[$'BISINDO raw'.D1029:$'BISINDO raw'.D2145];0)))" office:value-type="boolean" office:boolean-value="false" calcext:value-type="boolean">
            <text:p>FALSE</text:p>
          </table:table-cell>
          <table:table-cell table:formula="of:=IF([.E1029]=0;[$'BISINDO raw'.D1029]; &quot;&quot;)" office:value-type="string" office:string-value="tidakbisa" calcext:value-type="string">
            <text:p>tidakbis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bisa</text:p>
          </table:table-cell>
          <table:table-cell table:formula="of:=NOT(ISERROR(MATCH([.B1030];[$'BISINDO raw'.B853:$'BISINDO raw'.B1969];0)))" office:value-type="boolean" office:boolean-value="false" calcext:value-type="boolean">
            <text:p>FALSE</text:p>
          </table:table-cell>
          <table:table-cell table:formula="of:=NOT(ISERROR(MATCH([.B1030];[$'BISINDO raw'.C1030:$'BISINDO raw'.C2146];0)))" office:value-type="boolean" office:boolean-value="false" calcext:value-type="boolean">
            <text:p>FALSE</text:p>
          </table:table-cell>
          <table:table-cell table:formula="of:=NOT(ISERROR(MATCH([.$B1030];[$'BISINDO raw'.D1030:$'BISINDO raw'.D2146];0)))" office:value-type="boolean" office:boolean-value="false" calcext:value-type="boolean">
            <text:p>FALSE</text:p>
          </table:table-cell>
          <table:table-cell table:formula="of:=IF([.E1030]=0;[$'BISINDO raw'.D1030]; &quot;&quot;)" office:value-type="string" office:string-value="tidakcukup" calcext:value-type="string">
            <text:p>tidakcuku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cukup</text:p>
          </table:table-cell>
          <table:table-cell table:formula="of:=NOT(ISERROR(MATCH([.B1031];[$'BISINDO raw'.B854:$'BISINDO raw'.B1970];0)))" office:value-type="boolean" office:boolean-value="false" calcext:value-type="boolean">
            <text:p>FALSE</text:p>
          </table:table-cell>
          <table:table-cell table:formula="of:=NOT(ISERROR(MATCH([.B1031];[$'BISINDO raw'.C1031:$'BISINDO raw'.C2147];0)))" office:value-type="boolean" office:boolean-value="false" calcext:value-type="boolean">
            <text:p>FALSE</text:p>
          </table:table-cell>
          <table:table-cell table:formula="of:=NOT(ISERROR(MATCH([.$B1031];[$'BISINDO raw'.D1031:$'BISINDO raw'.D2147];0)))" office:value-type="boolean" office:boolean-value="false" calcext:value-type="boolean">
            <text:p>FALSE</text:p>
          </table:table-cell>
          <table:table-cell table:formula="of:=IF([.E1031]=0;[$'BISINDO raw'.D1031]; &quot;&quot;)" office:value-type="string" office:string-value="tidakenak" calcext:value-type="string">
            <text:p>tidakena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enak</text:p>
          </table:table-cell>
          <table:table-cell table:formula="of:=NOT(ISERROR(MATCH([.B1032];[$'BISINDO raw'.B855:$'BISINDO raw'.B1971];0)))" office:value-type="boolean" office:boolean-value="false" calcext:value-type="boolean">
            <text:p>FALSE</text:p>
          </table:table-cell>
          <table:table-cell table:formula="of:=NOT(ISERROR(MATCH([.B1032];[$'BISINDO raw'.C1032:$'BISINDO raw'.C2148];0)))" office:value-type="boolean" office:boolean-value="false" calcext:value-type="boolean">
            <text:p>FALSE</text:p>
          </table:table-cell>
          <table:table-cell table:formula="of:=NOT(ISERROR(MATCH([.$B1032];[$'BISINDO raw'.D1032:$'BISINDO raw'.D2148];0)))" office:value-type="boolean" office:boolean-value="false" calcext:value-type="boolean">
            <text:p>FALSE</text:p>
          </table:table-cell>
          <table:table-cell table:formula="of:=IF([.E1032]=0;[$'BISINDO raw'.D1032]; &quot;&quot;)" office:value-type="string" office:string-value="tidakmodern(1)" calcext:value-type="string">
            <text:p>tidakmodern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modern(1)</text:p>
          </table:table-cell>
          <table:table-cell table:formula="of:=NOT(ISERROR(MATCH([.B1033];[$'BISINDO raw'.B856:$'BISINDO raw'.B1972];0)))" office:value-type="boolean" office:boolean-value="false" calcext:value-type="boolean">
            <text:p>FALSE</text:p>
          </table:table-cell>
          <table:table-cell table:formula="of:=NOT(ISERROR(MATCH([.B1033];[$'BISINDO raw'.C1033:$'BISINDO raw'.C2149];0)))" office:value-type="boolean" office:boolean-value="false" calcext:value-type="boolean">
            <text:p>FALSE</text:p>
          </table:table-cell>
          <table:table-cell table:formula="of:=NOT(ISERROR(MATCH([.$B1033];[$'BISINDO raw'.D1033:$'BISINDO raw'.D2149];0)))" office:value-type="boolean" office:boolean-value="false" calcext:value-type="boolean">
            <text:p>FALSE</text:p>
          </table:table-cell>
          <table:table-cell table:formula="of:=IF([.E1033]=0;[$'BISINDO raw'.D1033]; &quot;&quot;)" office:value-type="string" office:string-value="tidakmodern(2)" calcext:value-type="string">
            <text:p>tidakmodern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modern(2)</text:p>
          </table:table-cell>
          <table:table-cell table:formula="of:=NOT(ISERROR(MATCH([.B1034];[$'BISINDO raw'.B857:$'BISINDO raw'.B1973];0)))" office:value-type="boolean" office:boolean-value="false" calcext:value-type="boolean">
            <text:p>FALSE</text:p>
          </table:table-cell>
          <table:table-cell table:formula="of:=NOT(ISERROR(MATCH([.B1034];[$'BISINDO raw'.C1034:$'BISINDO raw'.C2150];0)))" office:value-type="boolean" office:boolean-value="false" calcext:value-type="boolean">
            <text:p>FALSE</text:p>
          </table:table-cell>
          <table:table-cell table:formula="of:=NOT(ISERROR(MATCH([.$B1034];[$'BISINDO raw'.D1034:$'BISINDO raw'.D2150];0)))" office:value-type="boolean" office:boolean-value="false" calcext:value-type="boolean">
            <text:p>FALSE</text:p>
          </table:table-cell>
          <table:table-cell table:formula="of:=IF([.E1034]=0;[$'BISINDO raw'.D1034]; &quot;&quot;)" office:value-type="string" office:string-value="tidakmungkin(1)" calcext:value-type="string">
            <text:p>tidakmungkin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mungkin(1)</text:p>
          </table:table-cell>
          <table:table-cell table:formula="of:=NOT(ISERROR(MATCH([.B1035];[$'BISINDO raw'.B858:$'BISINDO raw'.B1974];0)))" office:value-type="boolean" office:boolean-value="false" calcext:value-type="boolean">
            <text:p>FALSE</text:p>
          </table:table-cell>
          <table:table-cell table:formula="of:=NOT(ISERROR(MATCH([.B1035];[$'BISINDO raw'.C1035:$'BISINDO raw'.C2151];0)))" office:value-type="boolean" office:boolean-value="false" calcext:value-type="boolean">
            <text:p>FALSE</text:p>
          </table:table-cell>
          <table:table-cell table:formula="of:=NOT(ISERROR(MATCH([.$B1035];[$'BISINDO raw'.D1035:$'BISINDO raw'.D2151];0)))" office:value-type="boolean" office:boolean-value="false" calcext:value-type="boolean">
            <text:p>FALSE</text:p>
          </table:table-cell>
          <table:table-cell table:formula="of:=IF([.E1035]=0;[$'BISINDO raw'.D1035]; &quot;&quot;)" office:value-type="string" office:string-value="tidakmungkin(2)" calcext:value-type="string">
            <text:p>tidakmungkin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mungkin(2)</text:p>
          </table:table-cell>
          <table:table-cell table:formula="of:=NOT(ISERROR(MATCH([.B1036];[$'BISINDO raw'.B859:$'BISINDO raw'.B1975];0)))" office:value-type="boolean" office:boolean-value="false" calcext:value-type="boolean">
            <text:p>FALSE</text:p>
          </table:table-cell>
          <table:table-cell table:formula="of:=NOT(ISERROR(MATCH([.B1036];[$'BISINDO raw'.C1036:$'BISINDO raw'.C2152];0)))" office:value-type="boolean" office:boolean-value="false" calcext:value-type="boolean">
            <text:p>FALSE</text:p>
          </table:table-cell>
          <table:table-cell table:formula="of:=NOT(ISERROR(MATCH([.$B1036];[$'BISINDO raw'.D1036:$'BISINDO raw'.D2152];0)))" office:value-type="boolean" office:boolean-value="false" calcext:value-type="boolean">
            <text:p>FALSE</text:p>
          </table:table-cell>
          <table:table-cell table:formula="of:=IF([.E1036]=0;[$'BISINDO raw'.D1036]; &quot;&quot;)" office:value-type="string" office:string-value="tidaknyaman" calcext:value-type="string">
            <text:p>tidaknyam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nyaman</text:p>
          </table:table-cell>
          <table:table-cell table:formula="of:=NOT(ISERROR(MATCH([.B1037];[$'BISINDO raw'.B860:$'BISINDO raw'.B1976];0)))" office:value-type="boolean" office:boolean-value="false" calcext:value-type="boolean">
            <text:p>FALSE</text:p>
          </table:table-cell>
          <table:table-cell table:formula="of:=NOT(ISERROR(MATCH([.B1037];[$'BISINDO raw'.C1037:$'BISINDO raw'.C2153];0)))" office:value-type="boolean" office:boolean-value="false" calcext:value-type="boolean">
            <text:p>FALSE</text:p>
          </table:table-cell>
          <table:table-cell table:formula="of:=NOT(ISERROR(MATCH([.$B1037];[$'BISINDO raw'.D1037:$'BISINDO raw'.D2153];0)))" office:value-type="boolean" office:boolean-value="false" calcext:value-type="boolean">
            <text:p>FALSE</text:p>
          </table:table-cell>
          <table:table-cell table:formula="of:=IF([.E1037]=0;[$'BISINDO raw'.D1037]; &quot;&quot;)" office:value-type="string" office:string-value="tidakpernah" calcext:value-type="string">
            <text:p>tidakperna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pernah</text:p>
          </table:table-cell>
          <table:table-cell table:formula="of:=NOT(ISERROR(MATCH([.B1038];[$'BISINDO raw'.B861:$'BISINDO raw'.B1977];0)))" office:value-type="boolean" office:boolean-value="false" calcext:value-type="boolean">
            <text:p>FALSE</text:p>
          </table:table-cell>
          <table:table-cell table:formula="of:=NOT(ISERROR(MATCH([.B1038];[$'BISINDO raw'.C1038:$'BISINDO raw'.C2154];0)))" office:value-type="boolean" office:boolean-value="false" calcext:value-type="boolean">
            <text:p>FALSE</text:p>
          </table:table-cell>
          <table:table-cell table:formula="of:=NOT(ISERROR(MATCH([.$B1038];[$'BISINDO raw'.D1038:$'BISINDO raw'.D2154];0)))" office:value-type="boolean" office:boolean-value="false" calcext:value-type="boolean">
            <text:p>FALSE</text:p>
          </table:table-cell>
          <table:table-cell table:formula="of:=IF([.E1038]=0;[$'BISINDO raw'.D1038]; &quot;&quot;)" office:value-type="string" office:string-value="tidaksopan" calcext:value-type="string">
            <text:p>tidaksop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punya</text:p>
          </table:table-cell>
          <table:table-cell table:formula="of:=NOT(ISERROR(MATCH([.B1039];[$'BISINDO raw'.B862:$'BISINDO raw'.B1978];0)))" office:value-type="boolean" office:boolean-value="false" calcext:value-type="boolean">
            <text:p>FALSE</text:p>
          </table:table-cell>
          <table:table-cell table:formula="of:=NOT(ISERROR(MATCH([.B1039];[$'BISINDO raw'.C1039:$'BISINDO raw'.C2155];0)))" office:value-type="boolean" office:boolean-value="false" calcext:value-type="boolean">
            <text:p>FALSE</text:p>
          </table:table-cell>
          <table:table-cell table:formula="of:=NOT(ISERROR(MATCH([.$B1039];[$'BISINDO raw'.D1039:$'BISINDO raw'.D2155];0)))" office:value-type="boolean" office:boolean-value="false" calcext:value-type="boolean">
            <text:p>FALSE</text:p>
          </table:table-cell>
          <table:table-cell table:formula="of:=IF([.E1039]=0;[$'BISINDO raw'.D1039]; &quot;&quot;)" office:value-type="string" office:string-value="tidaktahu(1)" calcext:value-type="string">
            <text:p>tidaktahu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sopan</text:p>
          </table:table-cell>
          <table:table-cell table:formula="of:=NOT(ISERROR(MATCH([.B1040];[$'BISINDO raw'.B863:$'BISINDO raw'.B1979];0)))" office:value-type="boolean" office:boolean-value="false" calcext:value-type="boolean">
            <text:p>FALSE</text:p>
          </table:table-cell>
          <table:table-cell table:formula="of:=NOT(ISERROR(MATCH([.B1040];[$'BISINDO raw'.C1040:$'BISINDO raw'.C2156];0)))" office:value-type="boolean" office:boolean-value="false" calcext:value-type="boolean">
            <text:p>FALSE</text:p>
          </table:table-cell>
          <table:table-cell table:formula="of:=NOT(ISERROR(MATCH([.$B1040];[$'BISINDO raw'.D1040:$'BISINDO raw'.D2156];0)))" office:value-type="boolean" office:boolean-value="false" calcext:value-type="boolean">
            <text:p>FALSE</text:p>
          </table:table-cell>
          <table:table-cell table:formula="of:=IF([.E1040]=0;[$'BISINDO raw'.D1040]; &quot;&quot;)" office:value-type="string" office:string-value="tidaktahu(2)" calcext:value-type="string">
            <text:p>tidaktahu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suka</text:p>
          </table:table-cell>
          <table:table-cell table:formula="of:=NOT(ISERROR(MATCH([.B1041];[$'BISINDO raw'.B864:$'BISINDO raw'.B1980];0)))" office:value-type="boolean" office:boolean-value="false" calcext:value-type="boolean">
            <text:p>FALSE</text:p>
          </table:table-cell>
          <table:table-cell table:formula="of:=NOT(ISERROR(MATCH([.B1041];[$'BISINDO raw'.C1041:$'BISINDO raw'.C2157];0)))" office:value-type="boolean" office:boolean-value="false" calcext:value-type="boolean">
            <text:p>FALSE</text:p>
          </table:table-cell>
          <table:table-cell table:formula="of:=NOT(ISERROR(MATCH([.$B1041];[$'BISINDO raw'.D1041:$'BISINDO raw'.D2157];0)))" office:value-type="boolean" office:boolean-value="false" calcext:value-type="boolean">
            <text:p>FALSE</text:p>
          </table:table-cell>
          <table:table-cell table:formula="of:=IF([.E1041]=0;[$'BISINDO raw'.D1041]; &quot;&quot;)" office:value-type="string" office:string-value="tidaktakutpada(1)" calcext:value-type="string">
            <text:p>tidaktakutpad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tahu(1)</text:p>
          </table:table-cell>
          <table:table-cell table:formula="of:=NOT(ISERROR(MATCH([.B1042];[$'BISINDO raw'.B865:$'BISINDO raw'.B1981];0)))" office:value-type="boolean" office:boolean-value="false" calcext:value-type="boolean">
            <text:p>FALSE</text:p>
          </table:table-cell>
          <table:table-cell table:formula="of:=NOT(ISERROR(MATCH([.B1042];[$'BISINDO raw'.C1042:$'BISINDO raw'.C2158];0)))" office:value-type="boolean" office:boolean-value="false" calcext:value-type="boolean">
            <text:p>FALSE</text:p>
          </table:table-cell>
          <table:table-cell table:formula="of:=NOT(ISERROR(MATCH([.$B1042];[$'BISINDO raw'.D1042:$'BISINDO raw'.D2158];0)))" office:value-type="boolean" office:boolean-value="false" calcext:value-type="boolean">
            <text:p>FALSE</text:p>
          </table:table-cell>
          <table:table-cell table:formula="of:=IF([.E1042]=0;[$'BISINDO raw'.D1042]; &quot;&quot;)" office:value-type="string" office:string-value="tidaktakutpada(2)" calcext:value-type="string">
            <text:p>tidaktakutpad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tahu(2)</text:p>
          </table:table-cell>
          <table:table-cell table:formula="of:=NOT(ISERROR(MATCH([.B1043];[$'BISINDO raw'.B866:$'BISINDO raw'.B1982];0)))" office:value-type="boolean" office:boolean-value="false" calcext:value-type="boolean">
            <text:p>FALSE</text:p>
          </table:table-cell>
          <table:table-cell table:formula="of:=NOT(ISERROR(MATCH([.B1043];[$'BISINDO raw'.C1043:$'BISINDO raw'.C2159];0)))" office:value-type="boolean" office:boolean-value="false" calcext:value-type="boolean">
            <text:p>FALSE</text:p>
          </table:table-cell>
          <table:table-cell table:formula="of:=NOT(ISERROR(MATCH([.$B1043];[$'BISINDO raw'.D1043:$'BISINDO raw'.D2159];0)))" office:value-type="boolean" office:boolean-value="false" calcext:value-type="boolean">
            <text:p>FALSE</text:p>
          </table:table-cell>
          <table:table-cell table:formula="of:=IF([.E1043]=0;[$'BISINDO raw'.D1043]; &quot;&quot;)" office:value-type="string" office:string-value="tidak-ada" calcext:value-type="string">
            <text:p>tidak-a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takutpada(1)</text:p>
          </table:table-cell>
          <table:table-cell table:formula="of:=NOT(ISERROR(MATCH([.B1044];[$'BISINDO raw'.B867:$'BISINDO raw'.B1983];0)))" office:value-type="boolean" office:boolean-value="false" calcext:value-type="boolean">
            <text:p>FALSE</text:p>
          </table:table-cell>
          <table:table-cell table:formula="of:=NOT(ISERROR(MATCH([.B1044];[$'BISINDO raw'.C1044:$'BISINDO raw'.C2160];0)))" office:value-type="boolean" office:boolean-value="false" calcext:value-type="boolean">
            <text:p>FALSE</text:p>
          </table:table-cell>
          <table:table-cell table:formula="of:=NOT(ISERROR(MATCH([.$B1044];[$'BISINDO raw'.D1044:$'BISINDO raw'.D2160];0)))" office:value-type="boolean" office:boolean-value="false" calcext:value-type="boolean">
            <text:p>FALSE</text:p>
          </table:table-cell>
          <table:table-cell table:formula="of:=IF([.E1044]=0;[$'BISINDO raw'.D1044]; &quot;&quot;)" office:value-type="string" office:string-value="tidak-punya" calcext:value-type="string">
            <text:p>tidak-puny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aktakutpada(2)</text:p>
          </table:table-cell>
          <table:table-cell table:formula="of:=NOT(ISERROR(MATCH([.B1045];[$'BISINDO raw'.B868:$'BISINDO raw'.B1984];0)))" office:value-type="boolean" office:boolean-value="false" calcext:value-type="boolean">
            <text:p>FALSE</text:p>
          </table:table-cell>
          <table:table-cell table:formula="of:=NOT(ISERROR(MATCH([.B1045];[$'BISINDO raw'.C1045:$'BISINDO raw'.C2161];0)))" office:value-type="boolean" office:boolean-value="false" calcext:value-type="boolean">
            <text:p>FALSE</text:p>
          </table:table-cell>
          <table:table-cell table:formula="of:=NOT(ISERROR(MATCH([.$B1045];[$'BISINDO raw'.D1045:$'BISINDO raw'.D2161];0)))" office:value-type="boolean" office:boolean-value="false" calcext:value-type="boolean">
            <text:p>FALSE</text:p>
          </table:table-cell>
          <table:table-cell table:formula="of:=IF([.E1045]=0;[$'BISINDO raw'.D1045]; &quot;&quot;)" office:value-type="string" office:string-value="tidak-suka" calcext:value-type="string">
            <text:p>tidak-suk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ur(1)</text:p>
          </table:table-cell>
          <table:table-cell table:formula="of:=NOT(ISERROR(MATCH([.B1046];[$'BISINDO raw'.B869:$'BISINDO raw'.B1985];0)))" office:value-type="boolean" office:boolean-value="false" calcext:value-type="boolean">
            <text:p>FALSE</text:p>
          </table:table-cell>
          <table:table-cell table:formula="of:=NOT(ISERROR(MATCH([.B1046];[$'BISINDO raw'.C1046:$'BISINDO raw'.C2162];0)))" office:value-type="boolean" office:boolean-value="true" calcext:value-type="boolean">
            <text:p>TRUE</text:p>
          </table:table-cell>
          <table:table-cell table:formula="of:=NOT(ISERROR(MATCH([.$B1046];[$'BISINDO raw'.D1046:$'BISINDO raw'.D2162];0)))" office:value-type="boolean" office:boolean-value="true" calcext:value-type="boolean">
            <text:p>TRUE</text:p>
          </table:table-cell>
          <table:table-cell table:formula="of:=IF([.E1046]=0;[$'BISINDO raw'.D104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dur(2)</text:p>
          </table:table-cell>
          <table:table-cell table:formula="of:=NOT(ISERROR(MATCH([.B1047];[$'BISINDO raw'.B870:$'BISINDO raw'.B1986];0)))" office:value-type="boolean" office:boolean-value="false" calcext:value-type="boolean">
            <text:p>FALSE</text:p>
          </table:table-cell>
          <table:table-cell table:formula="of:=NOT(ISERROR(MATCH([.B1047];[$'BISINDO raw'.C1047:$'BISINDO raw'.C2163];0)))" office:value-type="boolean" office:boolean-value="true" calcext:value-type="boolean">
            <text:p>TRUE</text:p>
          </table:table-cell>
          <table:table-cell table:formula="of:=NOT(ISERROR(MATCH([.$B1047];[$'BISINDO raw'.D1047:$'BISINDO raw'.D2163];0)))" office:value-type="boolean" office:boolean-value="true" calcext:value-type="boolean">
            <text:p>TRUE</text:p>
          </table:table-cell>
          <table:table-cell table:formula="of:=IF([.E1047]=0;[$'BISINDO raw'.D104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ga</text:p>
          </table:table-cell>
          <table:table-cell table:formula="of:=NOT(ISERROR(MATCH([.B1048];[$'BISINDO raw'.B871:$'BISINDO raw'.B1987];0)))" office:value-type="boolean" office:boolean-value="true" calcext:value-type="boolean">
            <text:p>TRUE</text:p>
          </table:table-cell>
          <table:table-cell table:formula="of:=NOT(ISERROR(MATCH([.B1048];[$'BISINDO raw'.C1048:$'BISINDO raw'.C2164];0)))" office:value-type="boolean" office:boolean-value="true" calcext:value-type="boolean">
            <text:p>TRUE</text:p>
          </table:table-cell>
          <table:table-cell table:formula="of:=NOT(ISERROR(MATCH([.$B1048];[$'BISINDO raw'.D1048:$'BISINDO raw'.D2164];0)))" office:value-type="boolean" office:boolean-value="true" calcext:value-type="boolean">
            <text:p>TRUE</text:p>
          </table:table-cell>
          <table:table-cell table:formula="of:=IF([.E1048]=0;[$'BISINDO raw'.D104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gabelas(1)</text:p>
          </table:table-cell>
          <table:table-cell table:formula="of:=NOT(ISERROR(MATCH([.B1049];[$'BISINDO raw'.B872:$'BISINDO raw'.B1988];0)))" office:value-type="boolean" office:boolean-value="false" calcext:value-type="boolean">
            <text:p>FALSE</text:p>
          </table:table-cell>
          <table:table-cell table:formula="of:=NOT(ISERROR(MATCH([.B1049];[$'BISINDO raw'.C1049:$'BISINDO raw'.C2165];0)))" office:value-type="boolean" office:boolean-value="false" calcext:value-type="boolean">
            <text:p>FALSE</text:p>
          </table:table-cell>
          <table:table-cell table:formula="of:=NOT(ISERROR(MATCH([.$B1049];[$'BISINDO raw'.D1049:$'BISINDO raw'.D2165];0)))" office:value-type="boolean" office:boolean-value="false" calcext:value-type="boolean">
            <text:p>FALSE</text:p>
          </table:table-cell>
          <table:table-cell table:formula="of:=IF([.E1049]=0;[$'BISINDO raw'.D1049]; &quot;&quot;)" office:value-type="string" office:string-value="tigakali" calcext:value-type="string">
            <text:p>tigaka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gakali</text:p>
          </table:table-cell>
          <table:table-cell table:formula="of:=NOT(ISERROR(MATCH([.B1050];[$'BISINDO raw'.B873:$'BISINDO raw'.B1989];0)))" office:value-type="boolean" office:boolean-value="false" calcext:value-type="boolean">
            <text:p>FALSE</text:p>
          </table:table-cell>
          <table:table-cell table:formula="of:=NOT(ISERROR(MATCH([.B1050];[$'BISINDO raw'.C1050:$'BISINDO raw'.C2166];0)))" office:value-type="boolean" office:boolean-value="false" calcext:value-type="boolean">
            <text:p>FALSE</text:p>
          </table:table-cell>
          <table:table-cell table:formula="of:=NOT(ISERROR(MATCH([.$B1050];[$'BISINDO raw'.D1050:$'BISINDO raw'.D2166];0)))" office:value-type="boolean" office:boolean-value="false" calcext:value-type="boolean">
            <text:p>FALSE</text:p>
          </table:table-cell>
          <table:table-cell table:formula="of:=IF([.E1050]=0;[$'BISINDO raw'.D1050]; &quot;&quot;)" office:value-type="string" office:string-value="tigaorangnaikkendaraanrodadua" calcext:value-type="string">
            <text:p>tigaorangnaikkendaraanrodadu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gaorangnaikkendaraanduaroda</text:p>
          </table:table-cell>
          <table:table-cell table:formula="of:=NOT(ISERROR(MATCH([.B1051];[$'BISINDO raw'.B874:$'BISINDO raw'.B1990];0)))" office:value-type="boolean" office:boolean-value="false" calcext:value-type="boolean">
            <text:p>FALSE</text:p>
          </table:table-cell>
          <table:table-cell table:formula="of:=NOT(ISERROR(MATCH([.B1051];[$'BISINDO raw'.C1051:$'BISINDO raw'.C2167];0)))" office:value-type="boolean" office:boolean-value="false" calcext:value-type="boolean">
            <text:p>FALSE</text:p>
          </table:table-cell>
          <table:table-cell table:formula="of:=NOT(ISERROR(MATCH([.$B1051];[$'BISINDO raw'.D1051:$'BISINDO raw'.D2167];0)))" office:value-type="boolean" office:boolean-value="false" calcext:value-type="boolean">
            <text:p>FALSE</text:p>
          </table:table-cell>
          <table:table-cell table:formula="of:=IF([.E1051]=0;[$'BISINDO raw'.D1051]; &quot;&quot;)" office:value-type="string" office:string-value="tigatingkat" calcext:value-type="string">
            <text:p>tigatingk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gatingkat</text:p>
          </table:table-cell>
          <table:table-cell table:formula="of:=NOT(ISERROR(MATCH([.B1052];[$'BISINDO raw'.B875:$'BISINDO raw'.B1991];0)))" office:value-type="boolean" office:boolean-value="false" calcext:value-type="boolean">
            <text:p>FALSE</text:p>
          </table:table-cell>
          <table:table-cell table:formula="of:=NOT(ISERROR(MATCH([.B1052];[$'BISINDO raw'.C1052:$'BISINDO raw'.C2168];0)))" office:value-type="boolean" office:boolean-value="false" calcext:value-type="boolean">
            <text:p>FALSE</text:p>
          </table:table-cell>
          <table:table-cell table:formula="of:=NOT(ISERROR(MATCH([.$B1052];[$'BISINDO raw'.D1052:$'BISINDO raw'.D2168];0)))" office:value-type="boolean" office:boolean-value="false" calcext:value-type="boolean">
            <text:p>FALSE</text:p>
          </table:table-cell>
          <table:table-cell table:formula="of:=IF([.E1052]=0;[$'BISINDO raw'.D1052]; &quot;&quot;)" office:value-type="string" office:string-value="tiga-belas(1)" calcext:value-type="string">
            <text:p>tiga-belas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mur</text:p>
          </table:table-cell>
          <table:table-cell table:formula="of:=NOT(ISERROR(MATCH([.B1053];[$'BISINDO raw'.B876:$'BISINDO raw'.B1992];0)))" office:value-type="boolean" office:boolean-value="true" calcext:value-type="boolean">
            <text:p>TRUE</text:p>
          </table:table-cell>
          <table:table-cell table:formula="of:=NOT(ISERROR(MATCH([.B1053];[$'BISINDO raw'.C1053:$'BISINDO raw'.C2169];0)))" office:value-type="boolean" office:boolean-value="true" calcext:value-type="boolean">
            <text:p>TRUE</text:p>
          </table:table-cell>
          <table:table-cell table:formula="of:=NOT(ISERROR(MATCH([.$B1053];[$'BISINDO raw'.D1053:$'BISINDO raw'.D2169];0)))" office:value-type="boolean" office:boolean-value="true" calcext:value-type="boolean">
            <text:p>TRUE</text:p>
          </table:table-cell>
          <table:table-cell table:formula="of:=IF([.E1053]=0;[$'BISINDO raw'.D105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nggal</text:p>
          </table:table-cell>
          <table:table-cell table:formula="of:=NOT(ISERROR(MATCH([.B1054];[$'BISINDO raw'.B877:$'BISINDO raw'.B1993];0)))" office:value-type="boolean" office:boolean-value="true" calcext:value-type="boolean">
            <text:p>TRUE</text:p>
          </table:table-cell>
          <table:table-cell table:formula="of:=NOT(ISERROR(MATCH([.B1054];[$'BISINDO raw'.C1054:$'BISINDO raw'.C2170];0)))" office:value-type="boolean" office:boolean-value="true" calcext:value-type="boolean">
            <text:p>TRUE</text:p>
          </table:table-cell>
          <table:table-cell table:formula="of:=NOT(ISERROR(MATCH([.$B1054];[$'BISINDO raw'.D1054:$'BISINDO raw'.D2170];0)))" office:value-type="boolean" office:boolean-value="true" calcext:value-type="boolean">
            <text:p>TRUE</text:p>
          </table:table-cell>
          <table:table-cell table:formula="of:=IF([.E1054]=0;[$'BISINDO raw'.D105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nggi(gedung)</text:p>
          </table:table-cell>
          <table:table-cell table:formula="of:=NOT(ISERROR(MATCH([.B1055];[$'BISINDO raw'.B878:$'BISINDO raw'.B1994];0)))" office:value-type="boolean" office:boolean-value="true" calcext:value-type="boolean">
            <text:p>TRUE</text:p>
          </table:table-cell>
          <table:table-cell table:formula="of:=NOT(ISERROR(MATCH([.B1055];[$'BISINDO raw'.C1055:$'BISINDO raw'.C2171];0)))" office:value-type="boolean" office:boolean-value="true" calcext:value-type="boolean">
            <text:p>TRUE</text:p>
          </table:table-cell>
          <table:table-cell table:formula="of:=NOT(ISERROR(MATCH([.$B1055];[$'BISINDO raw'.D1055:$'BISINDO raw'.D2171];0)))" office:value-type="boolean" office:boolean-value="true" calcext:value-type="boolean">
            <text:p>TRUE</text:p>
          </table:table-cell>
          <table:table-cell table:formula="of:=IF([.E1055]=0;[$'BISINDO raw'.D105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nggi(gunung)</text:p>
          </table:table-cell>
          <table:table-cell table:formula="of:=NOT(ISERROR(MATCH([.B1056];[$'BISINDO raw'.B879:$'BISINDO raw'.B1995];0)))" office:value-type="boolean" office:boolean-value="true" calcext:value-type="boolean">
            <text:p>TRUE</text:p>
          </table:table-cell>
          <table:table-cell table:formula="of:=NOT(ISERROR(MATCH([.B1056];[$'BISINDO raw'.C1056:$'BISINDO raw'.C2172];0)))" office:value-type="boolean" office:boolean-value="true" calcext:value-type="boolean">
            <text:p>TRUE</text:p>
          </table:table-cell>
          <table:table-cell table:formula="of:=NOT(ISERROR(MATCH([.$B1056];[$'BISINDO raw'.D1056:$'BISINDO raw'.D2172];0)))" office:value-type="boolean" office:boolean-value="true" calcext:value-type="boolean">
            <text:p>TRUE</text:p>
          </table:table-cell>
          <table:table-cell table:formula="of:=IF([.E1056]=0;[$'BISINDO raw'.D105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ngkat</text:p>
          </table:table-cell>
          <table:table-cell table:formula="of:=NOT(ISERROR(MATCH([.B1057];[$'BISINDO raw'.B880:$'BISINDO raw'.B1996];0)))" office:value-type="boolean" office:boolean-value="true" calcext:value-type="boolean">
            <text:p>TRUE</text:p>
          </table:table-cell>
          <table:table-cell table:formula="of:=NOT(ISERROR(MATCH([.B1057];[$'BISINDO raw'.C1057:$'BISINDO raw'.C2173];0)))" office:value-type="boolean" office:boolean-value="true" calcext:value-type="boolean">
            <text:p>TRUE</text:p>
          </table:table-cell>
          <table:table-cell table:formula="of:=NOT(ISERROR(MATCH([.$B1057];[$'BISINDO raw'.D1057:$'BISINDO raw'.D2173];0)))" office:value-type="boolean" office:boolean-value="true" calcext:value-type="boolean">
            <text:p>TRUE</text:p>
          </table:table-cell>
          <table:table-cell table:formula="of:=IF([.E1057]=0;[$'BISINDO raw'.D105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pan</text:p>
          </table:table-cell>
          <table:table-cell table:formula="of:=NOT(ISERROR(MATCH([.B1058];[$'BISINDO raw'.B881:$'BISINDO raw'.B1997];0)))" office:value-type="boolean" office:boolean-value="false" calcext:value-type="boolean">
            <text:p>FALSE</text:p>
          </table:table-cell>
          <table:table-cell table:formula="of:=NOT(ISERROR(MATCH([.B1058];[$'BISINDO raw'.C1058:$'BISINDO raw'.C2174];0)))" office:value-type="boolean" office:boolean-value="false" calcext:value-type="boolean">
            <text:p>FALSE</text:p>
          </table:table-cell>
          <table:table-cell table:formula="of:=NOT(ISERROR(MATCH([.$B1058];[$'BISINDO raw'.D1058:$'BISINDO raw'.D2174];0)))" office:value-type="boolean" office:boolean-value="false" calcext:value-type="boolean">
            <text:p>FALSE</text:p>
          </table:table-cell>
          <table:table-cell table:formula="of:=IF([.E1058]=0;[$'BISINDO raw'.D1058]; &quot;&quot;)" office:value-type="string" office:string-value="tornado" calcext:value-type="string">
            <text:p>tornad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NOT(ISERROR(MATCH([.B1059];[$'BISINDO raw'.B882:$'BISINDO raw'.B1998];0)))" office:value-type="boolean" office:boolean-value="true" calcext:value-type="boolean">
            <text:p>TRUE</text:p>
          </table:table-cell>
          <table:table-cell table:formula="of:=NOT(ISERROR(MATCH([.B1059];[$'BISINDO raw'.C1059:$'BISINDO raw'.C2175];0)))" office:value-type="boolean" office:boolean-value="true" calcext:value-type="boolean">
            <text:p>TRUE</text:p>
          </table:table-cell>
          <table:table-cell table:formula="of:=NOT(ISERROR(MATCH([.$B1059];[$'BISINDO raw'.D1059:$'BISINDO raw'.D2175];0)))" office:value-type="boolean" office:boolean-value="true" calcext:value-type="boolean">
            <text:p>TRUE</text:p>
          </table:table-cell>
          <table:table-cell table:formula="of:=IF([.E1059]=0;[$'BISINDO raw'.D105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toar</text:p>
          </table:table-cell>
          <table:table-cell table:formula="of:=NOT(ISERROR(MATCH([.B1060];[$'BISINDO raw'.B883:$'BISINDO raw'.B1999];0)))" office:value-type="boolean" office:boolean-value="true" calcext:value-type="boolean">
            <text:p>TRUE</text:p>
          </table:table-cell>
          <table:table-cell table:formula="of:=NOT(ISERROR(MATCH([.B1060];[$'BISINDO raw'.C1060:$'BISINDO raw'.C2176];0)))" office:value-type="boolean" office:boolean-value="true" calcext:value-type="boolean">
            <text:p>TRUE</text:p>
          </table:table-cell>
          <table:table-cell table:formula="of:=NOT(ISERROR(MATCH([.$B1060];[$'BISINDO raw'.D1060:$'BISINDO raw'.D2176];0)))" office:value-type="boolean" office:boolean-value="true" calcext:value-type="boolean">
            <text:p>TRUE</text:p>
          </table:table-cell>
          <table:table-cell table:formula="of:=IF([.E1060]=0;[$'BISINDO raw'.D106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k(1)</text:p>
          </table:table-cell>
          <table:table-cell table:formula="of:=NOT(ISERROR(MATCH([.B1061];[$'BISINDO raw'.B884:$'BISINDO raw'.B2000];0)))" office:value-type="boolean" office:boolean-value="true" calcext:value-type="boolean">
            <text:p>TRUE</text:p>
          </table:table-cell>
          <table:table-cell table:formula="of:=NOT(ISERROR(MATCH([.B1061];[$'BISINDO raw'.C1061:$'BISINDO raw'.C2177];0)))" office:value-type="boolean" office:boolean-value="true" calcext:value-type="boolean">
            <text:p>TRUE</text:p>
          </table:table-cell>
          <table:table-cell table:formula="of:=NOT(ISERROR(MATCH([.$B1061];[$'BISINDO raw'.D1061:$'BISINDO raw'.D2177];0)))" office:value-type="boolean" office:boolean-value="true" calcext:value-type="boolean">
            <text:p>TRUE</text:p>
          </table:table-cell>
          <table:table-cell table:formula="of:=IF([.E1061]=0;[$'BISINDO raw'.D106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k(2)</text:p>
          </table:table-cell>
          <table:table-cell table:formula="of:=NOT(ISERROR(MATCH([.B1062];[$'BISINDO raw'.B885:$'BISINDO raw'.B2001];0)))" office:value-type="boolean" office:boolean-value="true" calcext:value-type="boolean">
            <text:p>TRUE</text:p>
          </table:table-cell>
          <table:table-cell table:formula="of:=NOT(ISERROR(MATCH([.B1062];[$'BISINDO raw'.C1062:$'BISINDO raw'.C2178];0)))" office:value-type="boolean" office:boolean-value="true" calcext:value-type="boolean">
            <text:p>TRUE</text:p>
          </table:table-cell>
          <table:table-cell table:formula="of:=NOT(ISERROR(MATCH([.$B1062];[$'BISINDO raw'.D1062:$'BISINDO raw'.D2178];0)))" office:value-type="boolean" office:boolean-value="true" calcext:value-type="boolean">
            <text:p>TRUE</text:p>
          </table:table-cell>
          <table:table-cell table:formula="of:=IF([.E1062]=0;[$'BISINDO raw'.D106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juhbelas(2)</text:p>
          </table:table-cell>
          <table:table-cell table:formula="of:=NOT(ISERROR(MATCH([.B1063];[$'BISINDO raw'.B886:$'BISINDO raw'.B2002];0)))" office:value-type="boolean" office:boolean-value="false" calcext:value-type="boolean">
            <text:p>FALSE</text:p>
          </table:table-cell>
          <table:table-cell table:formula="of:=NOT(ISERROR(MATCH([.B1063];[$'BISINDO raw'.C1063:$'BISINDO raw'.C2179];0)))" office:value-type="boolean" office:boolean-value="false" calcext:value-type="boolean">
            <text:p>FALSE</text:p>
          </table:table-cell>
          <table:table-cell table:formula="of:=NOT(ISERROR(MATCH([.$B1063];[$'BISINDO raw'.D1063:$'BISINDO raw'.D2179];0)))" office:value-type="boolean" office:boolean-value="false" calcext:value-type="boolean">
            <text:p>FALSE</text:p>
          </table:table-cell>
          <table:table-cell table:formula="of:=IF([.E1063]=0;[$'BISINDO raw'.D1063]; &quot;&quot;)" office:value-type="string" office:string-value="tujuh-belas(2)" calcext:value-type="string">
            <text:p>tujuh-belas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juhpuluh(1)</text:p>
          </table:table-cell>
          <table:table-cell table:formula="of:=NOT(ISERROR(MATCH([.B1064];[$'BISINDO raw'.B887:$'BISINDO raw'.B2003];0)))" office:value-type="boolean" office:boolean-value="false" calcext:value-type="boolean">
            <text:p>FALSE</text:p>
          </table:table-cell>
          <table:table-cell table:formula="of:=NOT(ISERROR(MATCH([.B1064];[$'BISINDO raw'.C1064:$'BISINDO raw'.C2180];0)))" office:value-type="boolean" office:boolean-value="false" calcext:value-type="boolean">
            <text:p>FALSE</text:p>
          </table:table-cell>
          <table:table-cell table:formula="of:=NOT(ISERROR(MATCH([.$B1064];[$'BISINDO raw'.D1064:$'BISINDO raw'.D2180];0)))" office:value-type="boolean" office:boolean-value="false" calcext:value-type="boolean">
            <text:p>FALSE</text:p>
          </table:table-cell>
          <table:table-cell table:formula="of:=IF([.E1064]=0;[$'BISINDO raw'.D1064]; &quot;&quot;)" office:value-type="string" office:string-value="tujuh-puluh(1)" calcext:value-type="string">
            <text:p>tujuh-puluh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juhpuluh(2)</text:p>
          </table:table-cell>
          <table:table-cell table:formula="of:=NOT(ISERROR(MATCH([.B1065];[$'BISINDO raw'.B888:$'BISINDO raw'.B2004];0)))" office:value-type="boolean" office:boolean-value="false" calcext:value-type="boolean">
            <text:p>FALSE</text:p>
          </table:table-cell>
          <table:table-cell table:formula="of:=NOT(ISERROR(MATCH([.B1065];[$'BISINDO raw'.C1065:$'BISINDO raw'.C2181];0)))" office:value-type="boolean" office:boolean-value="false" calcext:value-type="boolean">
            <text:p>FALSE</text:p>
          </table:table-cell>
          <table:table-cell table:formula="of:=NOT(ISERROR(MATCH([.$B1065];[$'BISINDO raw'.D1065:$'BISINDO raw'.D2181];0)))" office:value-type="boolean" office:boolean-value="false" calcext:value-type="boolean">
            <text:p>FALSE</text:p>
          </table:table-cell>
          <table:table-cell table:formula="of:=IF([.E1065]=0;[$'BISINDO raw'.D1065]; &quot;&quot;)" office:value-type="string" office:string-value="tujuh-puluh(2)" calcext:value-type="string">
            <text:p>tujuh-puluh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kangbangunan</text:p>
          </table:table-cell>
          <table:table-cell table:formula="of:=NOT(ISERROR(MATCH([.B1066];[$'BISINDO raw'.B889:$'BISINDO raw'.B2005];0)))" office:value-type="boolean" office:boolean-value="false" calcext:value-type="boolean">
            <text:p>FALSE</text:p>
          </table:table-cell>
          <table:table-cell table:formula="of:=NOT(ISERROR(MATCH([.B1066];[$'BISINDO raw'.C1066:$'BISINDO raw'.C2182];0)))" office:value-type="boolean" office:boolean-value="false" calcext:value-type="boolean">
            <text:p>FALSE</text:p>
          </table:table-cell>
          <table:table-cell table:formula="of:=NOT(ISERROR(MATCH([.$B1066];[$'BISINDO raw'.D1066:$'BISINDO raw'.D2182];0)))" office:value-type="boolean" office:boolean-value="true" calcext:value-type="boolean">
            <text:p>TRUE</text:p>
          </table:table-cell>
          <table:table-cell table:formula="of:=IF([.E1066]=0;[$'BISINDO raw'.D106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kangjahit</text:p>
          </table:table-cell>
          <table:table-cell table:formula="of:=NOT(ISERROR(MATCH([.B1067];[$'BISINDO raw'.B890:$'BISINDO raw'.B2006];0)))" office:value-type="boolean" office:boolean-value="false" calcext:value-type="boolean">
            <text:p>FALSE</text:p>
          </table:table-cell>
          <table:table-cell table:formula="of:=NOT(ISERROR(MATCH([.B1067];[$'BISINDO raw'.C1067:$'BISINDO raw'.C2183];0)))" office:value-type="boolean" office:boolean-value="false" calcext:value-type="boolean">
            <text:p>FALSE</text:p>
          </table:table-cell>
          <table:table-cell table:formula="of:=NOT(ISERROR(MATCH([.$B1067];[$'BISINDO raw'.D1067:$'BISINDO raw'.D2183];0)))" office:value-type="boolean" office:boolean-value="true" calcext:value-type="boolean">
            <text:p>TRUE</text:p>
          </table:table-cell>
          <table:table-cell table:formula="of:=IF([.E1067]=0;[$'BISINDO raw'.D106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kangkayu</text:p>
          </table:table-cell>
          <table:table-cell table:formula="of:=NOT(ISERROR(MATCH([.B1068];[$'BISINDO raw'.B891:$'BISINDO raw'.B2007];0)))" office:value-type="boolean" office:boolean-value="false" calcext:value-type="boolean">
            <text:p>FALSE</text:p>
          </table:table-cell>
          <table:table-cell table:formula="of:=NOT(ISERROR(MATCH([.B1068];[$'BISINDO raw'.C1068:$'BISINDO raw'.C2184];0)))" office:value-type="boolean" office:boolean-value="false" calcext:value-type="boolean">
            <text:p>FALSE</text:p>
          </table:table-cell>
          <table:table-cell table:formula="of:=NOT(ISERROR(MATCH([.$B1068];[$'BISINDO raw'.D1068:$'BISINDO raw'.D2184];0)))" office:value-type="boolean" office:boolean-value="true" calcext:value-type="boolean">
            <text:p>TRUE</text:p>
          </table:table-cell>
          <table:table-cell table:formula="of:=IF([.E1068]=0;[$'BISINDO raw'.D106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kanglas</text:p>
          </table:table-cell>
          <table:table-cell table:formula="of:=NOT(ISERROR(MATCH([.B1069];[$'BISINDO raw'.B892:$'BISINDO raw'.B2008];0)))" office:value-type="boolean" office:boolean-value="false" calcext:value-type="boolean">
            <text:p>FALSE</text:p>
          </table:table-cell>
          <table:table-cell table:formula="of:=NOT(ISERROR(MATCH([.B1069];[$'BISINDO raw'.C1069:$'BISINDO raw'.C2185];0)))" office:value-type="boolean" office:boolean-value="false" calcext:value-type="boolean">
            <text:p>FALSE</text:p>
          </table:table-cell>
          <table:table-cell table:formula="of:=NOT(ISERROR(MATCH([.$B1069];[$'BISINDO raw'.D1069:$'BISINDO raw'.D2185];0)))" office:value-type="boolean" office:boolean-value="true" calcext:value-type="boolean">
            <text:p>TRUE</text:p>
          </table:table-cell>
          <table:table-cell table:formula="of:=IF([.E1069]=0;[$'BISINDO raw'.D106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kangmasak</text:p>
          </table:table-cell>
          <table:table-cell table:formula="of:=NOT(ISERROR(MATCH([.B1070];[$'BISINDO raw'.B893:$'BISINDO raw'.B2009];0)))" office:value-type="boolean" office:boolean-value="false" calcext:value-type="boolean">
            <text:p>FALSE</text:p>
          </table:table-cell>
          <table:table-cell table:formula="of:=NOT(ISERROR(MATCH([.B1070];[$'BISINDO raw'.C1070:$'BISINDO raw'.C2186];0)))" office:value-type="boolean" office:boolean-value="false" calcext:value-type="boolean">
            <text:p>FALSE</text:p>
          </table:table-cell>
          <table:table-cell table:formula="of:=NOT(ISERROR(MATCH([.$B1070];[$'BISINDO raw'.D1070:$'BISINDO raw'.D2186];0)))" office:value-type="boolean" office:boolean-value="true" calcext:value-type="boolean">
            <text:p>TRUE</text:p>
          </table:table-cell>
          <table:table-cell table:formula="of:=IF([.E1070]=0;[$'BISINDO raw'.D107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kar</text:p>
          </table:table-cell>
          <table:table-cell table:formula="of:=NOT(ISERROR(MATCH([.B1071];[$'BISINDO raw'.B894:$'BISINDO raw'.B2010];0)))" office:value-type="boolean" office:boolean-value="true" calcext:value-type="boolean">
            <text:p>TRUE</text:p>
          </table:table-cell>
          <table:table-cell table:formula="of:=NOT(ISERROR(MATCH([.B1071];[$'BISINDO raw'.C1071:$'BISINDO raw'.C2187];0)))" office:value-type="boolean" office:boolean-value="true" calcext:value-type="boolean">
            <text:p>TRUE</text:p>
          </table:table-cell>
          <table:table-cell table:formula="of:=NOT(ISERROR(MATCH([.$B1071];[$'BISINDO raw'.D1071:$'BISINDO raw'.D2187];0)))" office:value-type="boolean" office:boolean-value="true" calcext:value-type="boolean">
            <text:p>TRUE</text:p>
          </table:table-cell>
          <table:table-cell table:formula="of:=IF([.E1071]=0;[$'BISINDO raw'.D107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lang</text:p>
          </table:table-cell>
          <table:table-cell table:formula="of:=NOT(ISERROR(MATCH([.B1072];[$'BISINDO raw'.B895:$'BISINDO raw'.B2011];0)))" office:value-type="boolean" office:boolean-value="true" calcext:value-type="boolean">
            <text:p>TRUE</text:p>
          </table:table-cell>
          <table:table-cell table:formula="of:=NOT(ISERROR(MATCH([.B1072];[$'BISINDO raw'.C1072:$'BISINDO raw'.C2188];0)))" office:value-type="boolean" office:boolean-value="true" calcext:value-type="boolean">
            <text:p>TRUE</text:p>
          </table:table-cell>
          <table:table-cell table:formula="of:=NOT(ISERROR(MATCH([.$B1072];[$'BISINDO raw'.D1072:$'BISINDO raw'.D2188];0)))" office:value-type="boolean" office:boolean-value="true" calcext:value-type="boolean">
            <text:p>TRUE</text:p>
          </table:table-cell>
          <table:table-cell table:formula="of:=IF([.E1072]=0;[$'BISINDO raw'.D107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lis(1)</text:p>
          </table:table-cell>
          <table:table-cell table:formula="of:=NOT(ISERROR(MATCH([.B1073];[$'BISINDO raw'.B896:$'BISINDO raw'.B2012];0)))" office:value-type="boolean" office:boolean-value="false" calcext:value-type="boolean">
            <text:p>FALSE</text:p>
          </table:table-cell>
          <table:table-cell table:formula="of:=NOT(ISERROR(MATCH([.B1073];[$'BISINDO raw'.C1073:$'BISINDO raw'.C2189];0)))" office:value-type="boolean" office:boolean-value="true" calcext:value-type="boolean">
            <text:p>TRUE</text:p>
          </table:table-cell>
          <table:table-cell table:formula="of:=NOT(ISERROR(MATCH([.$B1073];[$'BISINDO raw'.D1073:$'BISINDO raw'.D2189];0)))" office:value-type="boolean" office:boolean-value="true" calcext:value-type="boolean">
            <text:p>TRUE</text:p>
          </table:table-cell>
          <table:table-cell table:formula="of:=IF([.E1073]=0;[$'BISINDO raw'.D107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lis(2)</text:p>
          </table:table-cell>
          <table:table-cell table:formula="of:=NOT(ISERROR(MATCH([.B1074];[$'BISINDO raw'.B897:$'BISINDO raw'.B2013];0)))" office:value-type="boolean" office:boolean-value="false" calcext:value-type="boolean">
            <text:p>FALSE</text:p>
          </table:table-cell>
          <table:table-cell table:formula="of:=NOT(ISERROR(MATCH([.B1074];[$'BISINDO raw'.C1074:$'BISINDO raw'.C2190];0)))" office:value-type="boolean" office:boolean-value="true" calcext:value-type="boolean">
            <text:p>TRUE</text:p>
          </table:table-cell>
          <table:table-cell table:formula="of:=NOT(ISERROR(MATCH([.$B1074];[$'BISINDO raw'.D1074:$'BISINDO raw'.D2190];0)))" office:value-type="boolean" office:boolean-value="true" calcext:value-type="boolean">
            <text:p>TRUE</text:p>
          </table:table-cell>
          <table:table-cell table:formula="of:=IF([.E1074]=0;[$'BISINDO raw'.D107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table:formula="of:=NOT(ISERROR(MATCH([.B1075];[$'BISINDO raw'.B898:$'BISINDO raw'.B2014];0)))" office:value-type="boolean" office:boolean-value="true" calcext:value-type="boolean">
            <text:p>TRUE</text:p>
          </table:table-cell>
          <table:table-cell table:formula="of:=NOT(ISERROR(MATCH([.B1075];[$'BISINDO raw'.C1075:$'BISINDO raw'.C2191];0)))" office:value-type="boolean" office:boolean-value="true" calcext:value-type="boolean">
            <text:p>TRUE</text:p>
          </table:table-cell>
          <table:table-cell table:formula="of:=NOT(ISERROR(MATCH([.$B1075];[$'BISINDO raw'.D1075:$'BISINDO raw'.D2191];0)))" office:value-type="boolean" office:boolean-value="true" calcext:value-type="boolean">
            <text:p>TRUE</text:p>
          </table:table-cell>
          <table:table-cell table:formula="of:=IF([.E1075]=0;[$'BISINDO raw'.D107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runkanharga</text:p>
          </table:table-cell>
          <table:table-cell table:formula="of:=NOT(ISERROR(MATCH([.B1076];[$'BISINDO raw'.B899:$'BISINDO raw'.B2015];0)))" office:value-type="boolean" office:boolean-value="false" calcext:value-type="boolean">
            <text:p>FALSE</text:p>
          </table:table-cell>
          <table:table-cell table:formula="of:=NOT(ISERROR(MATCH([.B1076];[$'BISINDO raw'.C1076:$'BISINDO raw'.C2192];0)))" office:value-type="boolean" office:boolean-value="false" calcext:value-type="boolean">
            <text:p>FALSE</text:p>
          </table:table-cell>
          <table:table-cell table:formula="of:=NOT(ISERROR(MATCH([.$B1076];[$'BISINDO raw'.D1076:$'BISINDO raw'.D2192];0)))" office:value-type="boolean" office:boolean-value="true" calcext:value-type="boolean">
            <text:p>TRUE</text:p>
          </table:table-cell>
          <table:table-cell table:formula="of:=IF([.E1076]=0;[$'BISINDO raw'.D107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NOT(ISERROR(MATCH([.B1077];[$'BISINDO raw'.B900:$'BISINDO raw'.B2016];0)))" office:value-type="boolean" office:boolean-value="true" calcext:value-type="boolean">
            <text:p>TRUE</text:p>
          </table:table-cell>
          <table:table-cell table:formula="of:=NOT(ISERROR(MATCH([.B1077];[$'BISINDO raw'.C1077:$'BISINDO raw'.C2193];0)))" office:value-type="boolean" office:boolean-value="true" calcext:value-type="boolean">
            <text:p>TRUE</text:p>
          </table:table-cell>
          <table:table-cell table:formula="of:=NOT(ISERROR(MATCH([.$B1077];[$'BISINDO raw'.D1077:$'BISINDO raw'.D2193];0)))" office:value-type="boolean" office:boolean-value="true" calcext:value-type="boolean">
            <text:p>TRUE</text:p>
          </table:table-cell>
          <table:table-cell table:formula="of:=IF([.E1077]=0;[$'BISINDO raw'.D107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ang</text:p>
          </table:table-cell>
          <table:table-cell table:formula="of:=NOT(ISERROR(MATCH([.B1078];[$'BISINDO raw'.B901:$'BISINDO raw'.B2017];0)))" office:value-type="boolean" office:boolean-value="true" calcext:value-type="boolean">
            <text:p>TRUE</text:p>
          </table:table-cell>
          <table:table-cell table:formula="of:=NOT(ISERROR(MATCH([.B1078];[$'BISINDO raw'.C1078:$'BISINDO raw'.C2194];0)))" office:value-type="boolean" office:boolean-value="true" calcext:value-type="boolean">
            <text:p>TRUE</text:p>
          </table:table-cell>
          <table:table-cell table:formula="of:=NOT(ISERROR(MATCH([.$B1078];[$'BISINDO raw'.D1078:$'BISINDO raw'.D2194];0)))" office:value-type="boolean" office:boolean-value="true" calcext:value-type="boolean">
            <text:p>TRUE</text:p>
          </table:table-cell>
          <table:table-cell table:formula="of:=IF([.E1078]=0;[$'BISINDO raw'.D107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angkembalian</text:p>
          </table:table-cell>
          <table:table-cell table:formula="of:=NOT(ISERROR(MATCH([.B1079];[$'BISINDO raw'.B902:$'BISINDO raw'.B2018];0)))" office:value-type="boolean" office:boolean-value="false" calcext:value-type="boolean">
            <text:p>FALSE</text:p>
          </table:table-cell>
          <table:table-cell table:formula="of:=NOT(ISERROR(MATCH([.B1079];[$'BISINDO raw'.C1079:$'BISINDO raw'.C2195];0)))" office:value-type="boolean" office:boolean-value="false" calcext:value-type="boolean">
            <text:p>FALSE</text:p>
          </table:table-cell>
          <table:table-cell table:formula="of:=NOT(ISERROR(MATCH([.$B1079];[$'BISINDO raw'.D1079:$'BISINDO raw'.D2195];0)))" office:value-type="boolean" office:boolean-value="true" calcext:value-type="boolean">
            <text:p>TRUE</text:p>
          </table:table-cell>
          <table:table-cell table:formula="of:=IF([.E1079]=0;[$'BISINDO raw'.D107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angkertas(1)</text:p>
          </table:table-cell>
          <table:table-cell table:formula="of:=NOT(ISERROR(MATCH([.B1080];[$'BISINDO raw'.B903:$'BISINDO raw'.B2019];0)))" office:value-type="boolean" office:boolean-value="false" calcext:value-type="boolean">
            <text:p>FALSE</text:p>
          </table:table-cell>
          <table:table-cell table:formula="of:=NOT(ISERROR(MATCH([.B1080];[$'BISINDO raw'.C1080:$'BISINDO raw'.C2196];0)))" office:value-type="boolean" office:boolean-value="false" calcext:value-type="boolean">
            <text:p>FALSE</text:p>
          </table:table-cell>
          <table:table-cell table:formula="of:=NOT(ISERROR(MATCH([.$B1080];[$'BISINDO raw'.D1080:$'BISINDO raw'.D2196];0)))" office:value-type="boolean" office:boolean-value="true" calcext:value-type="boolean">
            <text:p>TRUE</text:p>
          </table:table-cell>
          <table:table-cell table:formula="of:=IF([.E1080]=0;[$'BISINDO raw'.D108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angkertas(2)</text:p>
          </table:table-cell>
          <table:table-cell table:formula="of:=NOT(ISERROR(MATCH([.B1081];[$'BISINDO raw'.B904:$'BISINDO raw'.B2020];0)))" office:value-type="boolean" office:boolean-value="false" calcext:value-type="boolean">
            <text:p>FALSE</text:p>
          </table:table-cell>
          <table:table-cell table:formula="of:=NOT(ISERROR(MATCH([.B1081];[$'BISINDO raw'.C1081:$'BISINDO raw'.C2197];0)))" office:value-type="boolean" office:boolean-value="false" calcext:value-type="boolean">
            <text:p>FALSE</text:p>
          </table:table-cell>
          <table:table-cell table:formula="of:=NOT(ISERROR(MATCH([.$B1081];[$'BISINDO raw'.D1081:$'BISINDO raw'.D2197];0)))" office:value-type="boolean" office:boolean-value="true" calcext:value-type="boolean">
            <text:p>TRUE</text:p>
          </table:table-cell>
          <table:table-cell table:formula="of:=IF([.E1081]=0;[$'BISINDO raw'.D108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anglogam</text:p>
          </table:table-cell>
          <table:table-cell table:formula="of:=NOT(ISERROR(MATCH([.B1082];[$'BISINDO raw'.B905:$'BISINDO raw'.B2021];0)))" office:value-type="boolean" office:boolean-value="false" calcext:value-type="boolean">
            <text:p>FALSE</text:p>
          </table:table-cell>
          <table:table-cell table:formula="of:=NOT(ISERROR(MATCH([.B1082];[$'BISINDO raw'.C1082:$'BISINDO raw'.C2198];0)))" office:value-type="boolean" office:boolean-value="false" calcext:value-type="boolean">
            <text:p>FALSE</text:p>
          </table:table-cell>
          <table:table-cell table:formula="of:=NOT(ISERROR(MATCH([.$B1082];[$'BISINDO raw'.D1082:$'BISINDO raw'.D2198];0)))" office:value-type="boolean" office:boolean-value="true" calcext:value-type="boolean">
            <text:p>TRUE</text:p>
          </table:table-cell>
          <table:table-cell table:formula="of:=IF([.E1082]=0;[$'BISINDO raw'.D108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jian(1)</text:p>
          </table:table-cell>
          <table:table-cell table:formula="of:=NOT(ISERROR(MATCH([.B1083];[$'BISINDO raw'.B906:$'BISINDO raw'.B2022];0)))" office:value-type="boolean" office:boolean-value="true" calcext:value-type="boolean">
            <text:p>TRUE</text:p>
          </table:table-cell>
          <table:table-cell table:formula="of:=NOT(ISERROR(MATCH([.B1083];[$'BISINDO raw'.C1083:$'BISINDO raw'.C2199];0)))" office:value-type="boolean" office:boolean-value="true" calcext:value-type="boolean">
            <text:p>TRUE</text:p>
          </table:table-cell>
          <table:table-cell table:formula="of:=NOT(ISERROR(MATCH([.$B1083];[$'BISINDO raw'.D1083:$'BISINDO raw'.D2199];0)))" office:value-type="boolean" office:boolean-value="true" calcext:value-type="boolean">
            <text:p>TRUE</text:p>
          </table:table-cell>
          <table:table-cell table:formula="of:=IF([.E1083]=0;[$'BISINDO raw'.D108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jian(2)</text:p>
          </table:table-cell>
          <table:table-cell table:formula="of:=NOT(ISERROR(MATCH([.B1084];[$'BISINDO raw'.B907:$'BISINDO raw'.B2023];0)))" office:value-type="boolean" office:boolean-value="true" calcext:value-type="boolean">
            <text:p>TRUE</text:p>
          </table:table-cell>
          <table:table-cell table:formula="of:=NOT(ISERROR(MATCH([.B1084];[$'BISINDO raw'.C1084:$'BISINDO raw'.C2200];0)))" office:value-type="boolean" office:boolean-value="true" calcext:value-type="boolean">
            <text:p>TRUE</text:p>
          </table:table-cell>
          <table:table-cell table:formula="of:=NOT(ISERROR(MATCH([.$B1084];[$'BISINDO raw'.D1084:$'BISINDO raw'.D2200];0)))" office:value-type="boolean" office:boolean-value="true" calcext:value-type="boolean">
            <text:p>TRUE</text:p>
          </table:table-cell>
          <table:table-cell table:formula="of:=IF([.E1084]=0;[$'BISINDO raw'.D108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lang</text:p>
          </table:table-cell>
          <table:table-cell table:formula="of:=NOT(ISERROR(MATCH([.B1085];[$'BISINDO raw'.B908:$'BISINDO raw'.B2024];0)))" office:value-type="boolean" office:boolean-value="true" calcext:value-type="boolean">
            <text:p>TRUE</text:p>
          </table:table-cell>
          <table:table-cell table:formula="of:=NOT(ISERROR(MATCH([.B1085];[$'BISINDO raw'.C1085:$'BISINDO raw'.C2201];0)))" office:value-type="boolean" office:boolean-value="true" calcext:value-type="boolean">
            <text:p>TRUE</text:p>
          </table:table-cell>
          <table:table-cell table:formula="of:=NOT(ISERROR(MATCH([.$B1085];[$'BISINDO raw'.D1085:$'BISINDO raw'.D2201];0)))" office:value-type="boolean" office:boolean-value="true" calcext:value-type="boolean">
            <text:p>TRUE</text:p>
          </table:table-cell>
          <table:table-cell table:formula="of:=IF([.E1085]=0;[$'BISINDO raw'.D108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lar</text:p>
          </table:table-cell>
          <table:table-cell table:formula="of:=NOT(ISERROR(MATCH([.B1086];[$'BISINDO raw'.B909:$'BISINDO raw'.B2025];0)))" office:value-type="boolean" office:boolean-value="true" calcext:value-type="boolean">
            <text:p>TRUE</text:p>
          </table:table-cell>
          <table:table-cell table:formula="of:=NOT(ISERROR(MATCH([.B1086];[$'BISINDO raw'.C1086:$'BISINDO raw'.C2202];0)))" office:value-type="boolean" office:boolean-value="true" calcext:value-type="boolean">
            <text:p>TRUE</text:p>
          </table:table-cell>
          <table:table-cell table:formula="of:=NOT(ISERROR(MATCH([.$B1086];[$'BISINDO raw'.D1086:$'BISINDO raw'.D2202];0)))" office:value-type="boolean" office:boolean-value="true" calcext:value-type="boolean">
            <text:p>TRUE</text:p>
          </table:table-cell>
          <table:table-cell table:formula="of:=IF([.E1086]=0;[$'BISINDO raw'.D108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gu</text:p>
          </table:table-cell>
          <table:table-cell table:formula="of:=NOT(ISERROR(MATCH([.B1087];[$'BISINDO raw'.B910:$'BISINDO raw'.B2026];0)))" office:value-type="boolean" office:boolean-value="true" calcext:value-type="boolean">
            <text:p>TRUE</text:p>
          </table:table-cell>
          <table:table-cell table:formula="of:=NOT(ISERROR(MATCH([.B1087];[$'BISINDO raw'.C1087:$'BISINDO raw'.C2203];0)))" office:value-type="boolean" office:boolean-value="true" calcext:value-type="boolean">
            <text:p>TRUE</text:p>
          </table:table-cell>
          <table:table-cell table:formula="of:=NOT(ISERROR(MATCH([.$B1087];[$'BISINDO raw'.D1087:$'BISINDO raw'.D2203];0)))" office:value-type="boolean" office:boolean-value="true" calcext:value-type="boolean">
            <text:p>TRUE</text:p>
          </table:table-cell>
          <table:table-cell table:formula="of:=IF([.E1087]=0;[$'BISINDO raw'.D108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tuk</text:p>
          </table:table-cell>
          <table:table-cell table:formula="of:=NOT(ISERROR(MATCH([.B1088];[$'BISINDO raw'.B911:$'BISINDO raw'.B2027];0)))" office:value-type="boolean" office:boolean-value="true" calcext:value-type="boolean">
            <text:p>TRUE</text:p>
          </table:table-cell>
          <table:table-cell table:formula="of:=NOT(ISERROR(MATCH([.B1088];[$'BISINDO raw'.C1088:$'BISINDO raw'.C2204];0)))" office:value-type="boolean" office:boolean-value="true" calcext:value-type="boolean">
            <text:p>TRUE</text:p>
          </table:table-cell>
          <table:table-cell table:formula="of:=NOT(ISERROR(MATCH([.$B1088];[$'BISINDO raw'.D1088:$'BISINDO raw'.D2204];0)))" office:value-type="boolean" office:boolean-value="true" calcext:value-type="boolean">
            <text:p>TRUE</text:p>
          </table:table-cell>
          <table:table-cell table:formula="of:=IF([.E1088]=0;[$'BISINDO raw'.D108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ara</text:p>
          </table:table-cell>
          <table:table-cell table:formula="of:=NOT(ISERROR(MATCH([.B1089];[$'BISINDO raw'.B912:$'BISINDO raw'.B2028];0)))" office:value-type="boolean" office:boolean-value="true" calcext:value-type="boolean">
            <text:p>TRUE</text:p>
          </table:table-cell>
          <table:table-cell table:formula="of:=NOT(ISERROR(MATCH([.B1089];[$'BISINDO raw'.C1089:$'BISINDO raw'.C2205];0)))" office:value-type="boolean" office:boolean-value="true" calcext:value-type="boolean">
            <text:p>TRUE</text:p>
          </table:table-cell>
          <table:table-cell table:formula="of:=NOT(ISERROR(MATCH([.$B1089];[$'BISINDO raw'.D1089:$'BISINDO raw'.D2205];0)))" office:value-type="boolean" office:boolean-value="true" calcext:value-type="boolean">
            <text:p>TRUE</text:p>
          </table:table-cell>
          <table:table-cell table:formula="of:=IF([.E1089]=0;[$'BISINDO raw'.D108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formula="of:=NOT(ISERROR(MATCH([.B1090];[$'BISINDO raw'.B913:$'BISINDO raw'.B2029];0)))" office:value-type="boolean" office:boolean-value="true" calcext:value-type="boolean">
            <text:p>TRUE</text:p>
          </table:table-cell>
          <table:table-cell table:formula="of:=NOT(ISERROR(MATCH([.B1090];[$'BISINDO raw'.C1090:$'BISINDO raw'.C2206];0)))" office:value-type="boolean" office:boolean-value="true" calcext:value-type="boolean">
            <text:p>TRUE</text:p>
          </table:table-cell>
          <table:table-cell table:formula="of:=NOT(ISERROR(MATCH([.$B1090];[$'BISINDO raw'.D1090:$'BISINDO raw'.D2206];0)))" office:value-type="boolean" office:boolean-value="true" calcext:value-type="boolean">
            <text:p>TRUE</text:p>
          </table:table-cell>
          <table:table-cell table:formula="of:=IF([.E1090]=0;[$'BISINDO raw'.D109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n</text:p>
          </table:table-cell>
          <table:table-cell table:formula="of:=NOT(ISERROR(MATCH([.B1091];[$'BISINDO raw'.B914:$'BISINDO raw'.B2030];0)))" office:value-type="boolean" office:boolean-value="true" calcext:value-type="boolean">
            <text:p>TRUE</text:p>
          </table:table-cell>
          <table:table-cell table:formula="of:=NOT(ISERROR(MATCH([.B1091];[$'BISINDO raw'.C1091:$'BISINDO raw'.C2207];0)))" office:value-type="boolean" office:boolean-value="true" calcext:value-type="boolean">
            <text:p>TRUE</text:p>
          </table:table-cell>
          <table:table-cell table:formula="of:=NOT(ISERROR(MATCH([.$B1091];[$'BISINDO raw'.D1091:$'BISINDO raw'.D2207];0)))" office:value-type="boolean" office:boolean-value="true" calcext:value-type="boolean">
            <text:p>TRUE</text:p>
          </table:table-cell>
          <table:table-cell table:formula="of:=IF([.E1091]=0;[$'BISINDO raw'.D109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formula="of:=NOT(ISERROR(MATCH([.B1092];[$'BISINDO raw'.B915:$'BISINDO raw'.B2031];0)))" office:value-type="boolean" office:boolean-value="true" calcext:value-type="boolean">
            <text:p>TRUE</text:p>
          </table:table-cell>
          <table:table-cell table:formula="of:=NOT(ISERROR(MATCH([.B1092];[$'BISINDO raw'.C1092:$'BISINDO raw'.C2208];0)))" office:value-type="boolean" office:boolean-value="true" calcext:value-type="boolean">
            <text:p>TRUE</text:p>
          </table:table-cell>
          <table:table-cell table:formula="of:=NOT(ISERROR(MATCH([.$B1092];[$'BISINDO raw'.D1092:$'BISINDO raw'.D2208];0)))" office:value-type="boolean" office:boolean-value="true" calcext:value-type="boolean">
            <text:p>TRUE</text:p>
          </table:table-cell>
          <table:table-cell table:formula="of:=IF([.E1092]=0;[$'BISINDO raw'.D109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jah(1)</text:p>
          </table:table-cell>
          <table:table-cell table:formula="of:=NOT(ISERROR(MATCH([.B1093];[$'BISINDO raw'.B916:$'BISINDO raw'.B2032];0)))" office:value-type="boolean" office:boolean-value="true" calcext:value-type="boolean">
            <text:p>TRUE</text:p>
          </table:table-cell>
          <table:table-cell table:formula="of:=NOT(ISERROR(MATCH([.B1093];[$'BISINDO raw'.C1093:$'BISINDO raw'.C2209];0)))" office:value-type="boolean" office:boolean-value="true" calcext:value-type="boolean">
            <text:p>TRUE</text:p>
          </table:table-cell>
          <table:table-cell table:formula="of:=NOT(ISERROR(MATCH([.$B1093];[$'BISINDO raw'.D1093:$'BISINDO raw'.D2209];0)))" office:value-type="boolean" office:boolean-value="true" calcext:value-type="boolean">
            <text:p>TRUE</text:p>
          </table:table-cell>
          <table:table-cell table:formula="of:=IF([.E1093]=0;[$'BISINDO raw'.D109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jah(2)</text:p>
          </table:table-cell>
          <table:table-cell table:formula="of:=NOT(ISERROR(MATCH([.B1094];[$'BISINDO raw'.B917:$'BISINDO raw'.B2033];0)))" office:value-type="boolean" office:boolean-value="true" calcext:value-type="boolean">
            <text:p>TRUE</text:p>
          </table:table-cell>
          <table:table-cell table:formula="of:=NOT(ISERROR(MATCH([.B1094];[$'BISINDO raw'.C1094:$'BISINDO raw'.C2210];0)))" office:value-type="boolean" office:boolean-value="true" calcext:value-type="boolean">
            <text:p>TRUE</text:p>
          </table:table-cell>
          <table:table-cell table:formula="of:=NOT(ISERROR(MATCH([.$B1094];[$'BISINDO raw'.D1094:$'BISINDO raw'.D2210];0)))" office:value-type="boolean" office:boolean-value="true" calcext:value-type="boolean">
            <text:p>TRUE</text:p>
          </table:table-cell>
          <table:table-cell table:formula="of:=IF([.E1094]=0;[$'BISINDO raw'.D109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jah(3)</text:p>
          </table:table-cell>
          <table:table-cell table:formula="of:=NOT(ISERROR(MATCH([.B1095];[$'BISINDO raw'.B918:$'BISINDO raw'.B2034];0)))" office:value-type="boolean" office:boolean-value="true" calcext:value-type="boolean">
            <text:p>TRUE</text:p>
          </table:table-cell>
          <table:table-cell table:formula="of:=NOT(ISERROR(MATCH([.B1095];[$'BISINDO raw'.C1095:$'BISINDO raw'.C2211];0)))" office:value-type="boolean" office:boolean-value="true" calcext:value-type="boolean">
            <text:p>TRUE</text:p>
          </table:table-cell>
          <table:table-cell table:formula="of:=NOT(ISERROR(MATCH([.$B1095];[$'BISINDO raw'.D1095:$'BISINDO raw'.D2211];0)))" office:value-type="boolean" office:boolean-value="true" calcext:value-type="boolean">
            <text:p>TRUE</text:p>
          </table:table-cell>
          <table:table-cell table:formula="of:=IF([.E1095]=0;[$'BISINDO raw'.D109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jahbesar(1)</text:p>
          </table:table-cell>
          <table:table-cell table:formula="of:=NOT(ISERROR(MATCH([.B1096];[$'BISINDO raw'.B919:$'BISINDO raw'.B2035];0)))" office:value-type="boolean" office:boolean-value="false" calcext:value-type="boolean">
            <text:p>FALSE</text:p>
          </table:table-cell>
          <table:table-cell table:formula="of:=NOT(ISERROR(MATCH([.B1096];[$'BISINDO raw'.C1096:$'BISINDO raw'.C2212];0)))" office:value-type="boolean" office:boolean-value="false" calcext:value-type="boolean">
            <text:p>FALSE</text:p>
          </table:table-cell>
          <table:table-cell table:formula="of:=NOT(ISERROR(MATCH([.$B1096];[$'BISINDO raw'.D1096:$'BISINDO raw'.D2212];0)))" office:value-type="boolean" office:boolean-value="false" calcext:value-type="boolean">
            <text:p>FALSE</text:p>
          </table:table-cell>
          <table:table-cell table:formula="of:=IF([.E1096]=0;[$'BISINDO raw'.D1096]; &quot;&quot;)" office:value-type="string" office:string-value="wajahkecil(1)" calcext:value-type="string">
            <text:p>wajahkecil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jahbesar(2)</text:p>
          </table:table-cell>
          <table:table-cell table:formula="of:=NOT(ISERROR(MATCH([.B1097];[$'BISINDO raw'.B920:$'BISINDO raw'.B2036];0)))" office:value-type="boolean" office:boolean-value="false" calcext:value-type="boolean">
            <text:p>FALSE</text:p>
          </table:table-cell>
          <table:table-cell table:formula="of:=NOT(ISERROR(MATCH([.B1097];[$'BISINDO raw'.C1097:$'BISINDO raw'.C2213];0)))" office:value-type="boolean" office:boolean-value="false" calcext:value-type="boolean">
            <text:p>FALSE</text:p>
          </table:table-cell>
          <table:table-cell table:formula="of:=NOT(ISERROR(MATCH([.$B1097];[$'BISINDO raw'.D1097:$'BISINDO raw'.D2213];0)))" office:value-type="boolean" office:boolean-value="false" calcext:value-type="boolean">
            <text:p>FALSE</text:p>
          </table:table-cell>
          <table:table-cell table:formula="of:=IF([.E1097]=0;[$'BISINDO raw'.D1097]; &quot;&quot;)" office:value-type="string" office:string-value="wajahkecil(2)" calcext:value-type="string">
            <text:p>wajahkecil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jahbulat</text:p>
          </table:table-cell>
          <table:table-cell table:formula="of:=NOT(ISERROR(MATCH([.B1098];[$'BISINDO raw'.B921:$'BISINDO raw'.B2037];0)))" office:value-type="boolean" office:boolean-value="false" calcext:value-type="boolean">
            <text:p>FALSE</text:p>
          </table:table-cell>
          <table:table-cell table:formula="of:=NOT(ISERROR(MATCH([.B1098];[$'BISINDO raw'.C1098:$'BISINDO raw'.C2214];0)))" office:value-type="boolean" office:boolean-value="false" calcext:value-type="boolean">
            <text:p>FALSE</text:p>
          </table:table-cell>
          <table:table-cell table:formula="of:=NOT(ISERROR(MATCH([.$B1098];[$'BISINDO raw'.D1098:$'BISINDO raw'.D2214];0)))" office:value-type="boolean" office:boolean-value="false" calcext:value-type="boolean">
            <text:p>FALSE</text:p>
          </table:table-cell>
          <table:table-cell table:formula="of:=IF([.E1098]=0;[$'BISINDO raw'.D1098]; &quot;&quot;)" office:value-type="string" office:string-value="wajahloncong" calcext:value-type="string">
            <text:p>wajahlonco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jahkecil(1)</text:p>
          </table:table-cell>
          <table:table-cell table:formula="of:=NOT(ISERROR(MATCH([.B1099];[$'BISINDO raw'.B922:$'BISINDO raw'.B2038];0)))" office:value-type="boolean" office:boolean-value="false" calcext:value-type="boolean">
            <text:p>FALSE</text:p>
          </table:table-cell>
          <table:table-cell table:formula="of:=NOT(ISERROR(MATCH([.B1099];[$'BISINDO raw'.C1099:$'BISINDO raw'.C2215];0)))" office:value-type="boolean" office:boolean-value="false" calcext:value-type="boolean">
            <text:p>FALSE</text:p>
          </table:table-cell>
          <table:table-cell table:formula="of:=NOT(ISERROR(MATCH([.$B1099];[$'BISINDO raw'.D1099:$'BISINDO raw'.D2215];0)))" office:value-type="boolean" office:boolean-value="false" calcext:value-type="boolean">
            <text:p>FALSE</text:p>
          </table:table-cell>
          <table:table-cell table:formula="of:=IF([.E1099]=0;[$'BISINDO raw'.D1099]; &quot;&quot;)" office:value-type="string" office:string-value="wajah(1)" calcext:value-type="string">
            <text:p>wajah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jahkecil(2)</text:p>
          </table:table-cell>
          <table:table-cell table:formula="of:=NOT(ISERROR(MATCH([.B1100];[$'BISINDO raw'.B923:$'BISINDO raw'.B2039];0)))" office:value-type="boolean" office:boolean-value="false" calcext:value-type="boolean">
            <text:p>FALSE</text:p>
          </table:table-cell>
          <table:table-cell table:formula="of:=NOT(ISERROR(MATCH([.B1100];[$'BISINDO raw'.C1100:$'BISINDO raw'.C2216];0)))" office:value-type="boolean" office:boolean-value="false" calcext:value-type="boolean">
            <text:p>FALSE</text:p>
          </table:table-cell>
          <table:table-cell table:formula="of:=NOT(ISERROR(MATCH([.$B1100];[$'BISINDO raw'.D1100:$'BISINDO raw'.D2216];0)))" office:value-type="boolean" office:boolean-value="false" calcext:value-type="boolean">
            <text:p>FALSE</text:p>
          </table:table-cell>
          <table:table-cell table:formula="of:=IF([.E1100]=0;[$'BISINDO raw'.D1100]; &quot;&quot;)" office:value-type="string" office:string-value="wajah(2)" calcext:value-type="string">
            <text:p>wajah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jahloncong</text:p>
          </table:table-cell>
          <table:table-cell table:formula="of:=NOT(ISERROR(MATCH([.B1101];[$'BISINDO raw'.B924:$'BISINDO raw'.B2040];0)))" office:value-type="boolean" office:boolean-value="false" calcext:value-type="boolean">
            <text:p>FALSE</text:p>
          </table:table-cell>
          <table:table-cell table:formula="of:=NOT(ISERROR(MATCH([.B1101];[$'BISINDO raw'.C1101:$'BISINDO raw'.C2217];0)))" office:value-type="boolean" office:boolean-value="false" calcext:value-type="boolean">
            <text:p>FALSE</text:p>
          </table:table-cell>
          <table:table-cell table:formula="of:=NOT(ISERROR(MATCH([.$B1101];[$'BISINDO raw'.D1101:$'BISINDO raw'.D2217];0)))" office:value-type="boolean" office:boolean-value="false" calcext:value-type="boolean">
            <text:p>FALSE</text:p>
          </table:table-cell>
          <table:table-cell table:formula="of:=IF([.E1101]=0;[$'BISINDO raw'.D1101]; &quot;&quot;)" office:value-type="string" office:string-value="wajah(3)" calcext:value-type="string">
            <text:p>wajah(3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kilkepalasekolah(1)</text:p>
          </table:table-cell>
          <table:table-cell table:formula="of:=NOT(ISERROR(MATCH([.B1102];[$'BISINDO raw'.B925:$'BISINDO raw'.B2041];0)))" office:value-type="boolean" office:boolean-value="false" calcext:value-type="boolean">
            <text:p>FALSE</text:p>
          </table:table-cell>
          <table:table-cell table:formula="of:=NOT(ISERROR(MATCH([.B1102];[$'BISINDO raw'.C1102:$'BISINDO raw'.C2218];0)))" office:value-type="boolean" office:boolean-value="false" calcext:value-type="boolean">
            <text:p>FALSE</text:p>
          </table:table-cell>
          <table:table-cell table:formula="of:=NOT(ISERROR(MATCH([.$B1102];[$'BISINDO raw'.D1102:$'BISINDO raw'.D2218];0)))" office:value-type="boolean" office:boolean-value="true" calcext:value-type="boolean">
            <text:p>TRUE</text:p>
          </table:table-cell>
          <table:table-cell table:formula="of:=IF([.E1102]=0;[$'BISINDO raw'.D110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kilkepalasekolah(2)</text:p>
          </table:table-cell>
          <table:table-cell table:formula="of:=NOT(ISERROR(MATCH([.B1103];[$'BISINDO raw'.B926:$'BISINDO raw'.B2042];0)))" office:value-type="boolean" office:boolean-value="false" calcext:value-type="boolean">
            <text:p>FALSE</text:p>
          </table:table-cell>
          <table:table-cell table:formula="of:=NOT(ISERROR(MATCH([.B1103];[$'BISINDO raw'.C1103:$'BISINDO raw'.C2219];0)))" office:value-type="boolean" office:boolean-value="false" calcext:value-type="boolean">
            <text:p>FALSE</text:p>
          </table:table-cell>
          <table:table-cell table:formula="of:=NOT(ISERROR(MATCH([.$B1103];[$'BISINDO raw'.D1103:$'BISINDO raw'.D2219];0)))" office:value-type="boolean" office:boolean-value="true" calcext:value-type="boolean">
            <text:p>TRUE</text:p>
          </table:table-cell>
          <table:table-cell table:formula="of:=IF([.E1103]=0;[$'BISINDO raw'.D110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kilketua(1)</text:p>
          </table:table-cell>
          <table:table-cell table:formula="of:=NOT(ISERROR(MATCH([.B1104];[$'BISINDO raw'.B927:$'BISINDO raw'.B2043];0)))" office:value-type="boolean" office:boolean-value="false" calcext:value-type="boolean">
            <text:p>FALSE</text:p>
          </table:table-cell>
          <table:table-cell table:formula="of:=NOT(ISERROR(MATCH([.B1104];[$'BISINDO raw'.C1104:$'BISINDO raw'.C2220];0)))" office:value-type="boolean" office:boolean-value="false" calcext:value-type="boolean">
            <text:p>FALSE</text:p>
          </table:table-cell>
          <table:table-cell table:formula="of:=NOT(ISERROR(MATCH([.$B1104];[$'BISINDO raw'.D1104:$'BISINDO raw'.D2220];0)))" office:value-type="boolean" office:boolean-value="true" calcext:value-type="boolean">
            <text:p>TRUE</text:p>
          </table:table-cell>
          <table:table-cell table:formula="of:=IF([.E1104]=0;[$'BISINDO raw'.D1104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kilketua(2)</text:p>
          </table:table-cell>
          <table:table-cell table:formula="of:=NOT(ISERROR(MATCH([.B1105];[$'BISINDO raw'.B928:$'BISINDO raw'.B2044];0)))" office:value-type="boolean" office:boolean-value="false" calcext:value-type="boolean">
            <text:p>FALSE</text:p>
          </table:table-cell>
          <table:table-cell table:formula="of:=NOT(ISERROR(MATCH([.B1105];[$'BISINDO raw'.C1105:$'BISINDO raw'.C2221];0)))" office:value-type="boolean" office:boolean-value="false" calcext:value-type="boolean">
            <text:p>FALSE</text:p>
          </table:table-cell>
          <table:table-cell table:formula="of:=NOT(ISERROR(MATCH([.$B1105];[$'BISINDO raw'.D1105:$'BISINDO raw'.D2221];0)))" office:value-type="boolean" office:boolean-value="true" calcext:value-type="boolean">
            <text:p>TRUE</text:p>
          </table:table-cell>
          <table:table-cell table:formula="of:=IF([.E1105]=0;[$'BISINDO raw'.D1105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ktu</text:p>
          </table:table-cell>
          <table:table-cell table:formula="of:=NOT(ISERROR(MATCH([.B1106];[$'BISINDO raw'.B929:$'BISINDO raw'.B2045];0)))" office:value-type="boolean" office:boolean-value="true" calcext:value-type="boolean">
            <text:p>TRUE</text:p>
          </table:table-cell>
          <table:table-cell table:formula="of:=NOT(ISERROR(MATCH([.B1106];[$'BISINDO raw'.C1106:$'BISINDO raw'.C2222];0)))" office:value-type="boolean" office:boolean-value="true" calcext:value-type="boolean">
            <text:p>TRUE</text:p>
          </table:table-cell>
          <table:table-cell table:formula="of:=NOT(ISERROR(MATCH([.$B1106];[$'BISINDO raw'.D1106:$'BISINDO raw'.D2222];0)))" office:value-type="boolean" office:boolean-value="true" calcext:value-type="boolean">
            <text:p>TRUE</text:p>
          </table:table-cell>
          <table:table-cell table:formula="of:=IF([.E1106]=0;[$'BISINDO raw'.D110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rna</text:p>
          </table:table-cell>
          <table:table-cell table:formula="of:=NOT(ISERROR(MATCH([.B1107];[$'BISINDO raw'.B930:$'BISINDO raw'.B2046];0)))" office:value-type="boolean" office:boolean-value="true" calcext:value-type="boolean">
            <text:p>TRUE</text:p>
          </table:table-cell>
          <table:table-cell table:formula="of:=NOT(ISERROR(MATCH([.B1107];[$'BISINDO raw'.C1107:$'BISINDO raw'.C2223];0)))" office:value-type="boolean" office:boolean-value="true" calcext:value-type="boolean">
            <text:p>TRUE</text:p>
          </table:table-cell>
          <table:table-cell table:formula="of:=NOT(ISERROR(MATCH([.$B1107];[$'BISINDO raw'.D1107:$'BISINDO raw'.D2223];0)))" office:value-type="boolean" office:boolean-value="true" calcext:value-type="boolean">
            <text:p>TRUE</text:p>
          </table:table-cell>
          <table:table-cell table:formula="of:=IF([.E1107]=0;[$'BISINDO raw'.D110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c(kamarkecil)(1)</text:p>
          </table:table-cell>
          <table:table-cell table:formula="of:=NOT(ISERROR(MATCH([.B1108];[$'BISINDO raw'.B931:$'BISINDO raw'.B2047];0)))" office:value-type="boolean" office:boolean-value="false" calcext:value-type="boolean">
            <text:p>FALSE</text:p>
          </table:table-cell>
          <table:table-cell table:formula="of:=NOT(ISERROR(MATCH([.B1108];[$'BISINDO raw'.C1108:$'BISINDO raw'.C2224];0)))" office:value-type="boolean" office:boolean-value="false" calcext:value-type="boolean">
            <text:p>FALSE</text:p>
          </table:table-cell>
          <table:table-cell table:formula="of:=NOT(ISERROR(MATCH([.$B1108];[$'BISINDO raw'.D1108:$'BISINDO raw'.D2224];0)))" office:value-type="boolean" office:boolean-value="true" calcext:value-type="boolean">
            <text:p>TRUE</text:p>
          </table:table-cell>
          <table:table-cell table:formula="of:=IF([.E1108]=0;[$'BISINDO raw'.D1108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c(kamarkecil)(2)</text:p>
          </table:table-cell>
          <table:table-cell table:formula="of:=NOT(ISERROR(MATCH([.B1109];[$'BISINDO raw'.B932:$'BISINDO raw'.B2048];0)))" office:value-type="boolean" office:boolean-value="false" calcext:value-type="boolean">
            <text:p>FALSE</text:p>
          </table:table-cell>
          <table:table-cell table:formula="of:=NOT(ISERROR(MATCH([.B1109];[$'BISINDO raw'.C1109:$'BISINDO raw'.C2225];0)))" office:value-type="boolean" office:boolean-value="false" calcext:value-type="boolean">
            <text:p>FALSE</text:p>
          </table:table-cell>
          <table:table-cell table:formula="of:=NOT(ISERROR(MATCH([.$B1109];[$'BISINDO raw'.D1109:$'BISINDO raw'.D2225];0)))" office:value-type="boolean" office:boolean-value="true" calcext:value-type="boolean">
            <text:p>TRUE</text:p>
          </table:table-cell>
          <table:table-cell table:formula="of:=IF([.E1109]=0;[$'BISINDO raw'.D1109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ortel(1)</text:p>
          </table:table-cell>
          <table:table-cell table:formula="of:=NOT(ISERROR(MATCH([.B1110];[$'BISINDO raw'.B933:$'BISINDO raw'.B2049];0)))" office:value-type="boolean" office:boolean-value="true" calcext:value-type="boolean">
            <text:p>TRUE</text:p>
          </table:table-cell>
          <table:table-cell table:formula="of:=NOT(ISERROR(MATCH([.B1110];[$'BISINDO raw'.C1110:$'BISINDO raw'.C2226];0)))" office:value-type="boolean" office:boolean-value="true" calcext:value-type="boolean">
            <text:p>TRUE</text:p>
          </table:table-cell>
          <table:table-cell table:formula="of:=NOT(ISERROR(MATCH([.$B1110];[$'BISINDO raw'.D1110:$'BISINDO raw'.D2226];0)))" office:value-type="boolean" office:boolean-value="true" calcext:value-type="boolean">
            <text:p>TRUE</text:p>
          </table:table-cell>
          <table:table-cell table:formula="of:=IF([.E1110]=0;[$'BISINDO raw'.D1110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ortel(2)</text:p>
          </table:table-cell>
          <table:table-cell table:formula="of:=NOT(ISERROR(MATCH([.B1111];[$'BISINDO raw'.B934:$'BISINDO raw'.B2050];0)))" office:value-type="boolean" office:boolean-value="true" calcext:value-type="boolean">
            <text:p>TRUE</text:p>
          </table:table-cell>
          <table:table-cell table:formula="of:=NOT(ISERROR(MATCH([.B1111];[$'BISINDO raw'.C1111:$'BISINDO raw'.C2227];0)))" office:value-type="boolean" office:boolean-value="true" calcext:value-type="boolean">
            <text:p>TRUE</text:p>
          </table:table-cell>
          <table:table-cell table:formula="of:=NOT(ISERROR(MATCH([.$B1111];[$'BISINDO raw'.D1111:$'BISINDO raw'.D2227];0)))" office:value-type="boolean" office:boolean-value="true" calcext:value-type="boolean">
            <text:p>TRUE</text:p>
          </table:table-cell>
          <table:table-cell table:formula="of:=IF([.E1111]=0;[$'BISINDO raw'.D1111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formula="of:=NOT(ISERROR(MATCH([.B1112];[$'BISINDO raw'.B935:$'BISINDO raw'.B2051];0)))" office:value-type="boolean" office:boolean-value="true" calcext:value-type="boolean">
            <text:p>TRUE</text:p>
          </table:table-cell>
          <table:table-cell table:formula="of:=NOT(ISERROR(MATCH([.B1112];[$'BISINDO raw'.C1112:$'BISINDO raw'.C2228];0)))" office:value-type="boolean" office:boolean-value="true" calcext:value-type="boolean">
            <text:p>TRUE</text:p>
          </table:table-cell>
          <table:table-cell table:formula="of:=NOT(ISERROR(MATCH([.$B1112];[$'BISINDO raw'.D1112:$'BISINDO raw'.D2228];0)))" office:value-type="boolean" office:boolean-value="true" calcext:value-type="boolean">
            <text:p>TRUE</text:p>
          </table:table-cell>
          <table:table-cell table:formula="of:=IF([.E1112]=0;[$'BISINDO raw'.D1112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formula="of:=NOT(ISERROR(MATCH([.B1113];[$'BISINDO raw'.B936:$'BISINDO raw'.B2052];0)))" office:value-type="boolean" office:boolean-value="true" calcext:value-type="boolean">
            <text:p>TRUE</text:p>
          </table:table-cell>
          <table:table-cell table:formula="of:=NOT(ISERROR(MATCH([.B1113];[$'BISINDO raw'.C1113:$'BISINDO raw'.C2229];0)))" office:value-type="boolean" office:boolean-value="true" calcext:value-type="boolean">
            <text:p>TRUE</text:p>
          </table:table-cell>
          <table:table-cell table:formula="of:=NOT(ISERROR(MATCH([.$B1113];[$'BISINDO raw'.D1113:$'BISINDO raw'.D2229];0)))" office:value-type="boolean" office:boolean-value="true" calcext:value-type="boolean">
            <text:p>TRUE</text:p>
          </table:table-cell>
          <table:table-cell table:formula="of:=IF([.E1113]=0;[$'BISINDO raw'.D1113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angmana(1)</text:p>
          </table:table-cell>
          <table:table-cell table:formula="of:=NOT(ISERROR(MATCH([.B1114];[$'BISINDO raw'.B937:$'BISINDO raw'.B2053];0)))" office:value-type="boolean" office:boolean-value="false" calcext:value-type="boolean">
            <text:p>FALSE</text:p>
          </table:table-cell>
          <table:table-cell table:formula="of:=NOT(ISERROR(MATCH([.B1114];[$'BISINDO raw'.C1114:$'BISINDO raw'.C2230];0)))" office:value-type="boolean" office:boolean-value="false" calcext:value-type="boolean">
            <text:p>FALSE</text:p>
          </table:table-cell>
          <table:table-cell table:formula="of:=NOT(ISERROR(MATCH([.$B1114];[$'BISINDO raw'.D1114:$'BISINDO raw'.D2230];0)))" office:value-type="boolean" office:boolean-value="false" calcext:value-type="boolean">
            <text:p>FALSE</text:p>
          </table:table-cell>
          <table:table-cell table:formula="of:=IF([.E1114]=0;[$'BISINDO raw'.D1114]; &quot;&quot;)" office:value-type="string" office:string-value="yang-mana(1)" calcext:value-type="string">
            <text:p>yang-mana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angmana(2)</text:p>
          </table:table-cell>
          <table:table-cell table:formula="of:=NOT(ISERROR(MATCH([.B1115];[$'BISINDO raw'.B938:$'BISINDO raw'.B2054];0)))" office:value-type="boolean" office:boolean-value="false" calcext:value-type="boolean">
            <text:p>FALSE</text:p>
          </table:table-cell>
          <table:table-cell table:formula="of:=NOT(ISERROR(MATCH([.B1115];[$'BISINDO raw'.C1115:$'BISINDO raw'.C2231];0)))" office:value-type="boolean" office:boolean-value="false" calcext:value-type="boolean">
            <text:p>FALSE</text:p>
          </table:table-cell>
          <table:table-cell table:formula="of:=NOT(ISERROR(MATCH([.$B1115];[$'BISINDO raw'.D1115:$'BISINDO raw'.D2231];0)))" office:value-type="boolean" office:boolean-value="false" calcext:value-type="boolean">
            <text:p>FALSE</text:p>
          </table:table-cell>
          <table:table-cell table:formula="of:=IF([.E1115]=0;[$'BISINDO raw'.D1115]; &quot;&quot;)" office:value-type="string" office:string-value="yang-mana(2)" calcext:value-type="string">
            <text:p>yang-mana(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ogyakarta(1)</text:p>
          </table:table-cell>
          <table:table-cell table:formula="of:=NOT(ISERROR(MATCH([.B1116];[$'BISINDO raw'.B939:$'BISINDO raw'.B2055];0)))" office:value-type="boolean" office:boolean-value="true" calcext:value-type="boolean">
            <text:p>TRUE</text:p>
          </table:table-cell>
          <table:table-cell table:formula="of:=NOT(ISERROR(MATCH([.B1116];[$'BISINDO raw'.C1116:$'BISINDO raw'.C2232];0)))" office:value-type="boolean" office:boolean-value="true" calcext:value-type="boolean">
            <text:p>TRUE</text:p>
          </table:table-cell>
          <table:table-cell table:formula="of:=NOT(ISERROR(MATCH([.$B1116];[$'BISINDO raw'.D1116:$'BISINDO raw'.D2232];0)))" office:value-type="boolean" office:boolean-value="true" calcext:value-type="boolean">
            <text:p>TRUE</text:p>
          </table:table-cell>
          <table:table-cell table:formula="of:=IF([.E1116]=0;[$'BISINDO raw'.D1116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ogyakarta(2)</text:p>
          </table:table-cell>
          <table:table-cell table:formula="of:=NOT(ISERROR(MATCH([.B1117];[$'BISINDO raw'.B940:$'BISINDO raw'.B2056];0)))" office:value-type="boolean" office:boolean-value="true" calcext:value-type="boolean">
            <text:p>TRUE</text:p>
          </table:table-cell>
          <table:table-cell table:formula="of:=NOT(ISERROR(MATCH([.B1117];[$'BISINDO raw'.C1117:$'BISINDO raw'.C2233];0)))" office:value-type="boolean" office:boolean-value="true" calcext:value-type="boolean">
            <text:p>TRUE</text:p>
          </table:table-cell>
          <table:table-cell table:formula="of:=NOT(ISERROR(MATCH([.$B1117];[$'BISINDO raw'.D1117:$'BISINDO raw'.D2233];0)))" office:value-type="boolean" office:boolean-value="true" calcext:value-type="boolean">
            <text:p>TRUE</text:p>
          </table:table-cell>
          <table:table-cell table:formula="of:=IF([.E1117]=0;[$'BISINDO raw'.D1117]; 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formula="of:=NOT(ISERROR(MATCH([.B1118];[$'BISINDO raw'.B941:$'BISINDO raw'.B2057];0)))" office:value-type="boolean" office:boolean-value="true" calcext:value-type="boolean">
            <text:p>TRUE</text:p>
          </table:table-cell>
          <table:table-cell table:formula="of:=NOT(ISERROR(MATCH([.B1118];[$'BISINDO raw'.C1118:$'BISINDO raw'.C2234];0)))" office:value-type="boolean" office:boolean-value="true" calcext:value-type="boolean">
            <text:p>TRUE</text:p>
          </table:table-cell>
          <table:table-cell table:formula="of:=NOT(ISERROR(MATCH([.$B1118];[$'BISINDO raw'.D1118:$'BISINDO raw'.D2234];0)))" office:value-type="boolean" office:boolean-value="true" calcext:value-type="boolean">
            <text:p>TRUE</text:p>
          </table:table-cell>
          <table:table-cell table:formula="of:=IF([.E1118]=0;[$'BISINDO raw'.D1118]; &quot;&quot;)">
            <text:p/>
          </table:table-cell>
          <table:table-cell table:number-columns-repeated="3"/>
        </table:table-row>
      </table:table>
      <table:named-expressions/>
      <table:database-ranges>
        <table:database-range table:name="__Anonymous_Sheet_DB__4" table:target-range-address="'BISINDO raw'.F2:'BISINDO raw'.F104857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BISINDO + BISINDO Anim'.A1:'BISINDO + BISINDO Anim'.C111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07:20:04.9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7T20:00:34.830000000</meta:creation-date>
    <dc:date>2023-02-20T11:15:45.484000000</dc:date>
    <meta:editing-duration>PT3H12M44S</meta:editing-duration>
    <meta:editing-cycles>9</meta:editing-cycles>
    <meta:generator>LibreOffice/7.2.7.2$Windows_X86_64 LibreOffice_project/8d71d29d553c0f7dcbfa38fbfda25ee34cce99a2</meta:generator>
    <meta:document-statistic meta:table-count="6" meta:cell-count="15661" meta:object-count="0"/>
  </office:meta>
</office:document-meta>
</file>